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Georgia" svg:font-family="Georgia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3.395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2.339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1.496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591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0.564cm" fo:break-before="auto" style:use-optimal-row-height="true"/>
    </style:style>
    <style:style style:name="ro4" style:family="table-row">
      <style:table-row-properties style:row-height="1.2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c1c1c" style:text-outline="false" style:text-line-through-style="none" style:font-name="Helvetica" fo:font-size="14pt" fo:language="en" fo:country="US" fo:font-style="normal" fo:text-shadow="none" style:text-underline-style="none" style:text-underline-mode="continuous" style:text-overline-mode="continuous" style:text-line-through-mode="continuous" style:font-name-asian="Helvetica" style:font-size-asian="14pt" style:language-asian="en" style:country-asian="US" style:font-style-asian="normal" style:font-size-complex="7.94999980926514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font-name="Arial" style:font-name-asian="Arial Unicode MS" style:font-name-complex="Arial Unicode MS"/>
    </style:style>
    <style:style style:name="T2" style:family="text">
      <style:text-properties fo:color="#1c1c1c" style:text-outline="false" style:font-name="Helvetica" fo:font-size="14pt" fo:letter-spacing="normal" fo:font-weight="bold" style:letter-kerning="false" style:font-name-asian="Helvetica" style:font-size-asian="14pt" style:font-weight-asian="bold" style:font-name-complex="Helvetica" style:font-size-complex="8pt" style:font-weight-complex="bold"/>
    </style:style>
    <style:style style:name="T3" style:family="text">
      <style:text-properties fo:color="#1c1c1c" style:text-outline="false" style:font-name="Helvetica" fo:font-size="14pt" fo:letter-spacing="normal" fo:font-weight="normal" style:letter-kerning="false" style:font-name-asian="Helvetica" style:font-size-asian="14pt" style:font-weight-asian="normal" style:font-name-complex="Helvetica" style:font-size-complex="8pt" style:font-weight-complex="normal"/>
    </style:style>
    <style:style style:name="T4" style:family="text">
      <style:text-properties fo:color="#1c1c1c" style:text-outline="false" style:font-name="Georgia" fo:font-size="29pt" fo:letter-spacing="normal" style:letter-kerning="false" style:font-name-asian="Georgia" style:font-size-asian="29pt" style:font-name-complex="Georgia" style:font-size-complex="16.5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Aaa Author-abbrv</text:p>
          </table:table-cell>
          <table:table-cell office:value-type="string">
            <text:p>Title-abbrv</text:p>
          </table:table-cell>
          <table:table-cell office:value-type="string">
            <text:p>shortauthor</text:p>
          </table:table-cell>
          <table:table-cell office:value-type="string">
            <text:p>origtitle</text:p>
          </table:table-cell>
          <table:table-cell office:value-type="string">
            <text:p>shorthand</text:p>
          </table:table-cell>
          <table:table-cell office:value-type="string">
            <text:p>aaa bibtexkey</text:p>
          </table:table-cell>
          <table:table-cell office:value-type="string">
            <text:p>author</text:p>
          </table:table-cell>
          <table:table-cell office:value-type="string">
            <text:p>maintitle</text:p>
          </table:table-cell>
          <table:table-cell office:value-type="string">
            <text:p>title</text:p>
          </table:table-cell>
          <table:table-cell office:value-type="string">
            <text:p>origlanguage</text:p>
          </table:table-cell>
          <table:table-cell office:value-type="string">
            <text:p>year</text:p>
          </table:table-cell>
          <table:table-cell office:value-type="string">
            <text:p>number</text:p>
          </table:table-cell>
          <table:table-cell office:value-type="string">
            <text:p>volume</text:p>
          </table:table-cell>
          <table:table-cell office:value-type="string">
            <text:p>translator</text:p>
          </table:table-cell>
          <table:table-cell office:value-type="string">
            <text:p>editor</text:p>
          </table:table-cell>
          <table:table-cell office:value-type="string">
            <text:p>entry</text:p>
          </table:table-cell>
          <table:table-cell table:number-columns-repeated="2"/>
        </table:table-row>
        <table:table-row table:style-name="ro1">
          <table:table-cell office:value-type="string">
            <text:p>Acc.</text:p>
          </table:table-cell>
          <table:table-cell/>
          <table:table-cell office:value-type="string">
            <text:p>Accius</text:p>
          </table:table-cell>
          <table:table-cell/>
          <table:table-cell office:value-type="string">
            <text:p>Acc.</text:p>
          </table:table-cell>
          <table:table-cell office:value-type="string">
            <text:p>Acc</text:p>
          </table:table-cell>
          <table:table-cell table:formula="of:=&quot;{&quot;&amp;[.C2]&amp;&quot;}&quot;" office:value-type="string" office:string-value="{Accius}">
            <text:p>{Acc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]&amp;&quot;,&quot;&amp;&quot;author ={&quot;&amp;[.G2]&amp;&quot;}, title ={&quot;&amp;[.D2]&amp;&quot;}, publisher = HUP, location = {Cambridge, MA and London}, year = {&quot;&amp; [.K2] &amp; &quot;}, volume = {&quot; &amp; [.M2] &amp;&quot;}, series = LCL-lang, shortseries = LCL-kurz, origtitle = {&quot; &amp; [.D2] &amp; &quot;}, origlanguage = {&quot; &amp; [.J2] &amp; &quot;}, translator = {&quot; &amp; [.N2] &amp; &quot;}, editor = {&quot; &amp; [.O2] &amp; &quot;}, shorthand = {&quot; &amp; [.E2]&amp; &quot;}, shortauthor = {&quot; &amp; [.C2]&amp; &quot;}, keywords = {ancient}, options = {antik},&quot;&amp;&quot;}&quot;" office:value-type="string" office:string-value="@Book{Acc,author ={{Accius}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">
            <text:p>@Book{Acc,author ={{Accius}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</text:p>
          </table:table-cell>
          <table:table-cell table:formula="of:=&quot;@Book{&quot; &amp;[.F2] &amp; &quot;,author ={&quot; &amp; [.G2] &amp;&quot;},  origtitle = {&quot; &amp; [.D2] &amp;&quot; }, shorthand = {&quot; &amp; [.E2]&amp;&quot;}, shortauthor = {&quot;&amp; [.C2]&amp; &quot;}, keywords = {ancient}, options = {antik}}&quot;" office:value-type="string" office:string-value="@Book{Acc,author ={{Accius}},  origtitle = { }, shorthand = {Acc.}, shortauthor = {Accius}, keywords = {ancient}, options = {antik}}">
            <text:p>@Book{Acc,author ={{Accius}}, <text:s/>origtitle = { }, shorthand = {Acc.}, shortauthor = {Accius}, keywords = {ancient}, options = {antik}}</text:p>
          </table:table-cell>
          <table:table-cell table:formula="of:=&quot;\item[&quot;&amp;[.E2] &amp; &quot;] &quot; &amp;[.C2]&amp; &quot; &quot; &amp;[.D2] &amp; &quot;\newline \textbf{&quot; &amp; [.F2] &amp;&quot;}&quot;" office:value-type="string" office:string-value="\item[Acc.] Accius \newline \textbf{Acc}">
            <text:p>\item[Acc.] Accius \newline \textbf{Acc}</text:p>
          </table:table-cell>
        </table:table-row>
        <table:table-row table:style-name="ro1">
          <table:table-cell office:value-type="string">
            <text:p>Ach. Tat.</text:p>
          </table:table-cell>
          <table:table-cell/>
          <table:table-cell office:value-type="string">
            <text:p>Achilleus Tatios</text:p>
          </table:table-cell>
          <table:table-cell/>
          <table:table-cell office:value-type="string">
            <text:p>Ach. Tat.</text:p>
          </table:table-cell>
          <table:table-cell office:value-type="string">
            <text:p>Ach_Tat</text:p>
          </table:table-cell>
          <table:table-cell table:formula="of:=&quot;{&quot;&amp;[.C3]&amp;&quot;}&quot;" office:value-type="string" office:string-value="{Achilleus Tatios}">
            <text:p>{Achilleus Ta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]&amp;&quot;,&quot;&amp;&quot;author ={&quot;&amp;[.G3]&amp;&quot;}, title ={&quot;&amp;[.D3]&amp;&quot;}, publisher = HUP, location = {Cambridge, MA and London}, year = {&quot;&amp; [.K3] &amp; &quot;}, volume = {&quot; &amp; [.M3] &amp;&quot;}, series = LCL-lang, shortseries = LCL-kurz, origtitle = {&quot; &amp; [.D3] &amp; &quot;}, origlanguage = {&quot; &amp; [.J3] &amp; &quot;}, translator = {&quot; &amp; [.N3] &amp; &quot;}, editor = {&quot; &amp; [.O3] &amp; &quot;}, shorthand = {&quot; &amp; [.E3]&amp; &quot;}, shortauthor = {&quot; &amp; [.C3]&amp; &quot;}, keywords = {ancient}, options = {antik},&quot;&amp;&quot;}&quot;" office:value-type="string" office:string-value="@Book{Ach_Tat,author ={{Achilleus Tatios}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">
            <text:p>@Book{Ach_Tat,author ={{Achilleus Tatios}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</text:p>
          </table:table-cell>
          <table:table-cell table:formula="of:=&quot;@Book{&quot; &amp;[.F3] &amp; &quot;,author ={&quot; &amp; [.G3] &amp;&quot;},  origtitle = {&quot; &amp; [.D3] &amp;&quot; }, shorthand = {&quot; &amp; [.E3]&amp;&quot;}, shortauthor = {&quot;&amp; [.C3]&amp; &quot;}, keywords = {ancient}, options = {antik}}&quot;" office:value-type="string" office:string-value="@Book{Ach_Tat,author ={{Achilleus Tatios}},  origtitle = { }, shorthand = {Ach. Tat.}, shortauthor = {Achilleus Tatios}, keywords = {ancient}, options = {antik}}">
            <text:p>@Book{Ach_Tat,author ={{Achilleus Tatios}}, <text:s/>origtitle = { }, shorthand = {Ach. Tat.}, shortauthor = {Achilleus Tatios}, keywords = {ancient}, options = {antik}}</text:p>
          </table:table-cell>
          <table:table-cell table:formula="of:=&quot;\item[&quot;&amp;[.E3] &amp; &quot;] &quot; &amp;[.C3]&amp; &quot; &quot; &amp;[.D3] &amp; &quot;\newline \textbf{&quot; &amp; [.F3] &amp;&quot;}&quot;" office:value-type="string" office:string-value="\item[Ach. Tat.] Achilleus Tatios \newline \textbf{Ach_Tat}">
            <text:p>\item[Ach. Tat.] Achilleus Tatios \newline \textbf{Ach_Tat}</text:p>
          </table:table-cell>
        </table:table-row>
        <table:table-row table:style-name="ro1">
          <table:table-cell office:value-type="string">
            <text:p>Aet.</text:p>
          </table:table-cell>
          <table:table-cell/>
          <table:table-cell office:value-type="string">
            <text:p>Aetios</text:p>
          </table:table-cell>
          <table:table-cell/>
          <table:table-cell office:value-type="string">
            <text:p>Aet.</text:p>
          </table:table-cell>
          <table:table-cell office:value-type="string">
            <text:p>Aet</text:p>
          </table:table-cell>
          <table:table-cell table:formula="of:=&quot;{&quot;&amp;[.C4]&amp;&quot;}&quot;" office:value-type="string" office:string-value="{Aetios}">
            <text:p>{Ae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]&amp;&quot;,&quot;&amp;&quot;author ={&quot;&amp;[.G4]&amp;&quot;}, title ={&quot;&amp;[.D4]&amp;&quot;}, publisher = HUP, location = {Cambridge, MA and London}, year = {&quot;&amp; [.K4] &amp; &quot;}, volume = {&quot; &amp; [.M4] &amp;&quot;}, series = LCL-lang, shortseries = LCL-kurz, origtitle = {&quot; &amp; [.D4] &amp; &quot;}, origlanguage = {&quot; &amp; [.J4] &amp; &quot;}, translator = {&quot; &amp; [.N4] &amp; &quot;}, editor = {&quot; &amp; [.O4] &amp; &quot;}, shorthand = {&quot; &amp; [.E4]&amp; &quot;}, shortauthor = {&quot; &amp; [.C4]&amp; &quot;}, keywords = {ancient}, options = {antik},&quot;&amp;&quot;}&quot;" office:value-type="string" office:string-value="@Book{Aet,author ={{Aetios}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">
            <text:p>@Book{Aet,author ={{Aetios}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</text:p>
          </table:table-cell>
          <table:table-cell table:formula="of:=&quot;@Book{&quot; &amp;[.F4] &amp; &quot;,author ={&quot; &amp; [.G4] &amp;&quot;},  origtitle = {&quot; &amp; [.D4] &amp;&quot; }, shorthand = {&quot; &amp; [.E4]&amp;&quot;}, shortauthor = {&quot;&amp; [.C4]&amp; &quot;}, keywords = {ancient}, options = {antik}}&quot;" office:value-type="string" office:string-value="@Book{Aet,author ={{Aetios}},  origtitle = { }, shorthand = {Aet.}, shortauthor = {Aetios}, keywords = {ancient}, options = {antik}}">
            <text:p>@Book{Aet,author ={{Aetios}}, <text:s/>origtitle = { }, shorthand = {Aet.}, shortauthor = {Aetios}, keywords = {ancient}, options = {antik}}</text:p>
          </table:table-cell>
          <table:table-cell table:formula="of:=&quot;\item[&quot;&amp;[.E4] &amp; &quot;] &quot; &amp;[.C4]&amp; &quot; &quot; &amp;[.D4] &amp; &quot;\newline \textbf{&quot; &amp; [.F4] &amp;&quot;}&quot;" office:value-type="string" office:string-value="\item[Aet.] Aetios \newline \textbf{Aet}">
            <text:p>\item[Aet.] Aetios \newline \textbf{Aet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Ag.</text:p>
          </table:table-cell>
          <table:table-cell office:value-type="string">
            <text:p>Aischylos</text:p>
          </table:table-cell>
          <table:table-cell office:value-type="string">
            <text:p>Agamemnon</text:p>
          </table:table-cell>
          <table:table-cell office:value-type="string">
            <text:p>Aischyl. Ag.</text:p>
          </table:table-cell>
          <table:table-cell office:value-type="string">
            <text:p>Aischyl_Ag</text:p>
          </table:table-cell>
          <table:table-cell table:formula="of:=&quot;{&quot;&amp;[.C5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]&amp;&quot;,&quot;&amp;&quot;author ={&quot;&amp;[.G5]&amp;&quot;}, title ={&quot;&amp;[.D5]&amp;&quot;}, publisher = HUP, location = {Cambridge, MA and London}, year = {&quot;&amp; [.K5] &amp; &quot;}, volume = {&quot; &amp; [.M5] &amp;&quot;}, series = LCL-lang, shortseries = LCL-kurz, origtitle = {&quot; &amp; [.D5] &amp; &quot;}, origlanguage = {&quot; &amp; [.J5] &amp; &quot;}, translator = {&quot; &amp; [.N5] &amp; &quot;}, editor = {&quot; &amp; [.O5] &amp; &quot;}, shorthand = {&quot; &amp; [.E5]&amp; &quot;}, shortauthor = {&quot; &amp; [.C5]&amp; &quot;}, keywords = {ancient}, options = {antik},&quot;&amp;&quot;}&quot;" office:value-type="string" office:string-value="@Book{Aischyl_Ag,author ={{Aischylos}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">
            <text:p>@Book{Aischyl_Ag,author ={{Aischylos}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</text:p>
          </table:table-cell>
          <table:table-cell table:formula="of:=&quot;@Book{&quot; &amp;[.F5] &amp; &quot;,author ={&quot; &amp; [.G5] &amp;&quot;},  origtitle = {&quot; &amp; [.D5] &amp;&quot; }, shorthand = {&quot; &amp; [.E5]&amp;&quot;}, shortauthor = {&quot;&amp; [.C5]&amp; &quot;}, keywords = {ancient}, options = {antik}}&quot;" office:value-type="string" office:string-value="@Book{Aischyl_Ag,author ={{Aischylos}},  origtitle = {Agamemnon }, shorthand = {Aischyl. Ag.}, shortauthor = {Aischylos}, keywords = {ancient}, options = {antik}}">
            <text:p>@Book{Aischyl_Ag,author ={{Aischylos}}, <text:s/>origtitle = {Agamemnon }, shorthand = {Aischyl. Ag.}, shortauthor = {Aischylos}, keywords = {ancient}, options = {antik}}</text:p>
          </table:table-cell>
          <table:table-cell table:formula="of:=&quot;\item[&quot;&amp;[.E5] &amp; &quot;] &quot; &amp;[.C5]&amp; &quot; &quot; &amp;[.D5] &amp; &quot;\newline \textbf{&quot; &amp; [.F5] &amp;&quot;}&quot;" office:value-type="string" office:string-value="\item[Aischyl. Ag.] Aischylos Agamemnon\newline \textbf{Aischyl_Ag}">
            <text:p>\item[Aischyl. Ag.] Aischylos Agamemnon\newline \textbf{Aischyl_Ag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Choeph.</text:p>
          </table:table-cell>
          <table:table-cell office:value-type="string">
            <text:p>Aischylos</text:p>
          </table:table-cell>
          <table:table-cell office:value-type="string">
            <text:p>Choephoroi</text:p>
          </table:table-cell>
          <table:table-cell office:value-type="string">
            <text:p>Aischyl. Choeph.</text:p>
          </table:table-cell>
          <table:table-cell office:value-type="string">
            <text:p>Aischyl_Choeph</text:p>
          </table:table-cell>
          <table:table-cell table:formula="of:=&quot;{&quot;&amp;[.C6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]&amp;&quot;,&quot;&amp;&quot;author ={&quot;&amp;[.G6]&amp;&quot;}, title ={&quot;&amp;[.D6]&amp;&quot;}, publisher = HUP, location = {Cambridge, MA and London}, year = {&quot;&amp; [.K6] &amp; &quot;}, volume = {&quot; &amp; [.M6] &amp;&quot;}, series = LCL-lang, shortseries = LCL-kurz, origtitle = {&quot; &amp; [.D6] &amp; &quot;}, origlanguage = {&quot; &amp; [.J6] &amp; &quot;}, translator = {&quot; &amp; [.N6] &amp; &quot;}, editor = {&quot; &amp; [.O6] &amp; &quot;}, shorthand = {&quot; &amp; [.E6]&amp; &quot;}, shortauthor = {&quot; &amp; [.C6]&amp; &quot;}, keywords = {ancient}, options = {antik},&quot;&amp;&quot;}&quot;" office:value-type="string" office:string-value="@Book{Aischyl_Choeph,author ={{Aischylos}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">
            <text:p>@Book{Aischyl_Choeph,author ={{Aischylos}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</text:p>
          </table:table-cell>
          <table:table-cell table:formula="of:=&quot;@Book{&quot; &amp;[.F6] &amp; &quot;,author ={&quot; &amp; [.G6] &amp;&quot;},  origtitle = {&quot; &amp; [.D6] &amp;&quot; }, shorthand = {&quot; &amp; [.E6]&amp;&quot;}, shortauthor = {&quot;&amp; [.C6]&amp; &quot;}, keywords = {ancient}, options = {antik}}&quot;" office:value-type="string" office:string-value="@Book{Aischyl_Choeph,author ={{Aischylos}},  origtitle = {Choephoroi }, shorthand = {Aischyl. Choeph.}, shortauthor = {Aischylos}, keywords = {ancient}, options = {antik}}">
            <text:p>@Book{Aischyl_Choeph,author ={{Aischylos}}, <text:s/>origtitle = {Choephoroi }, shorthand = {Aischyl. Choeph.}, shortauthor = {Aischylos}, keywords = {ancient}, options = {antik}}</text:p>
          </table:table-cell>
          <table:table-cell table:formula="of:=&quot;\item[&quot;&amp;[.E6] &amp; &quot;] &quot; &amp;[.C6]&amp; &quot; &quot; &amp;[.D6] &amp; &quot;\newline \textbf{&quot; &amp; [.F6] &amp;&quot;}&quot;" office:value-type="string" office:string-value="\item[Aischyl. Choeph.] Aischylos Choephoroi\newline \textbf{Aischyl_Choeph}">
            <text:p>\item[Aischyl. Choeph.] Aischylos Choephoroi\newline \textbf{Aischyl_Choeph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Eum.</text:p>
          </table:table-cell>
          <table:table-cell office:value-type="string">
            <text:p>Aischylos</text:p>
          </table:table-cell>
          <table:table-cell office:value-type="string">
            <text:p>Eumenides</text:p>
          </table:table-cell>
          <table:table-cell office:value-type="string">
            <text:p>Aischyl. Eum.</text:p>
          </table:table-cell>
          <table:table-cell office:value-type="string">
            <text:p>Aischyl_Eum</text:p>
          </table:table-cell>
          <table:table-cell table:formula="of:=&quot;{&quot;&amp;[.C7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]&amp;&quot;,&quot;&amp;&quot;author ={&quot;&amp;[.G7]&amp;&quot;}, title ={&quot;&amp;[.D7]&amp;&quot;}, publisher = HUP, location = {Cambridge, MA and London}, year = {&quot;&amp; [.K7] &amp; &quot;}, volume = {&quot; &amp; [.M7] &amp;&quot;}, series = LCL-lang, shortseries = LCL-kurz, origtitle = {&quot; &amp; [.D7] &amp; &quot;}, origlanguage = {&quot; &amp; [.J7] &amp; &quot;}, translator = {&quot; &amp; [.N7] &amp; &quot;}, editor = {&quot; &amp; [.O7] &amp; &quot;}, shorthand = {&quot; &amp; [.E7]&amp; &quot;}, shortauthor = {&quot; &amp; [.C7]&amp; &quot;}, keywords = {ancient}, options = {antik},&quot;&amp;&quot;}&quot;" office:value-type="string" office:string-value="@Book{Aischyl_Eum,author ={{Aischylos}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">
            <text:p>@Book{Aischyl_Eum,author ={{Aischylos}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</text:p>
          </table:table-cell>
          <table:table-cell table:formula="of:=&quot;@Book{&quot; &amp;[.F7] &amp; &quot;,author ={&quot; &amp; [.G7] &amp;&quot;},  origtitle = {&quot; &amp; [.D7] &amp;&quot; }, shorthand = {&quot; &amp; [.E7]&amp;&quot;}, shortauthor = {&quot;&amp; [.C7]&amp; &quot;}, keywords = {ancient}, options = {antik}}&quot;" office:value-type="string" office:string-value="@Book{Aischyl_Eum,author ={{Aischylos}},  origtitle = {Eumenides }, shorthand = {Aischyl. Eum.}, shortauthor = {Aischylos}, keywords = {ancient}, options = {antik}}">
            <text:p>@Book{Aischyl_Eum,author ={{Aischylos}}, <text:s/>origtitle = {Eumenides }, shorthand = {Aischyl. Eum.}, shortauthor = {Aischylos}, keywords = {ancient}, options = {antik}}</text:p>
          </table:table-cell>
          <table:table-cell table:formula="of:=&quot;\item[&quot;&amp;[.E7] &amp; &quot;] &quot; &amp;[.C7]&amp; &quot; &quot; &amp;[.D7] &amp; &quot;\newline \textbf{&quot; &amp; [.F7] &amp;&quot;}&quot;" office:value-type="string" office:string-value="\item[Aischyl. Eum.] Aischylos Eumenides\newline \textbf{Aischyl_Eum}">
            <text:p>\item[Aischyl. Eum.] Aischylos Eumenides\newline \textbf{Aischyl_Eum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ers.</text:p>
          </table:table-cell>
          <table:table-cell office:value-type="string">
            <text:p>Aischylos</text:p>
          </table:table-cell>
          <table:table-cell office:value-type="string">
            <text:p>Persae</text:p>
          </table:table-cell>
          <table:table-cell office:value-type="string">
            <text:p>Aischyl. Pers.</text:p>
          </table:table-cell>
          <table:table-cell office:value-type="string">
            <text:p>Aischyl_Pers</text:p>
          </table:table-cell>
          <table:table-cell table:formula="of:=&quot;{&quot;&amp;[.C8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]&amp;&quot;,&quot;&amp;&quot;author ={&quot;&amp;[.G8]&amp;&quot;}, title ={&quot;&amp;[.D8]&amp;&quot;}, publisher = HUP, location = {Cambridge, MA and London}, year = {&quot;&amp; [.K8] &amp; &quot;}, volume = {&quot; &amp; [.M8] &amp;&quot;}, series = LCL-lang, shortseries = LCL-kurz, origtitle = {&quot; &amp; [.D8] &amp; &quot;}, origlanguage = {&quot; &amp; [.J8] &amp; &quot;}, translator = {&quot; &amp; [.N8] &amp; &quot;}, editor = {&quot; &amp; [.O8] &amp; &quot;}, shorthand = {&quot; &amp; [.E8]&amp; &quot;}, shortauthor = {&quot; &amp; [.C8]&amp; &quot;}, keywords = {ancient}, options = {antik},&quot;&amp;&quot;}&quot;" office:value-type="string" office:string-value="@Book{Aischyl_Pers,author ={{Aischylos}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">
            <text:p>@Book{Aischyl_Pers,author ={{Aischylos}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</text:p>
          </table:table-cell>
          <table:table-cell table:formula="of:=&quot;@Book{&quot; &amp;[.F8] &amp; &quot;,author ={&quot; &amp; [.G8] &amp;&quot;},  origtitle = {&quot; &amp; [.D8] &amp;&quot; }, shorthand = {&quot; &amp; [.E8]&amp;&quot;}, shortauthor = {&quot;&amp; [.C8]&amp; &quot;}, keywords = {ancient}, options = {antik}}&quot;" office:value-type="string" office:string-value="@Book{Aischyl_Pers,author ={{Aischylos}},  origtitle = {Persae }, shorthand = {Aischyl. Pers.}, shortauthor = {Aischylos}, keywords = {ancient}, options = {antik}}">
            <text:p>@Book{Aischyl_Pers,author ={{Aischylos}}, <text:s/>origtitle = {Persae }, shorthand = {Aischyl. Pers.}, shortauthor = {Aischylos}, keywords = {ancient}, options = {antik}}</text:p>
          </table:table-cell>
          <table:table-cell table:formula="of:=&quot;\item[&quot;&amp;[.E8] &amp; &quot;] &quot; &amp;[.C8]&amp; &quot; &quot; &amp;[.D8] &amp; &quot;\newline \textbf{&quot; &amp; [.F8] &amp;&quot;}&quot;" office:value-type="string" office:string-value="\item[Aischyl. Pers.] Aischylos Persae\newline \textbf{Aischyl_Pers}">
            <text:p>\item[Aischyl. Pers.] Aischylos Persae\newline \textbf{Aischyl_Pers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rom.</text:p>
          </table:table-cell>
          <table:table-cell office:value-type="string">
            <text:p>Aischylos</text:p>
          </table:table-cell>
          <table:table-cell office:value-type="string">
            <text:p>Prometheus</text:p>
          </table:table-cell>
          <table:table-cell office:value-type="string">
            <text:p>Aischyl. Prom.</text:p>
          </table:table-cell>
          <table:table-cell office:value-type="string">
            <text:p>Aischyl_Prom</text:p>
          </table:table-cell>
          <table:table-cell table:formula="of:=&quot;{&quot;&amp;[.C9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]&amp;&quot;,&quot;&amp;&quot;author ={&quot;&amp;[.G9]&amp;&quot;}, title ={&quot;&amp;[.D9]&amp;&quot;}, publisher = HUP, location = {Cambridge, MA and London}, year = {&quot;&amp; [.K9] &amp; &quot;}, volume = {&quot; &amp; [.M9] &amp;&quot;}, series = LCL-lang, shortseries = LCL-kurz, origtitle = {&quot; &amp; [.D9] &amp; &quot;}, origlanguage = {&quot; &amp; [.J9] &amp; &quot;}, translator = {&quot; &amp; [.N9] &amp; &quot;}, editor = {&quot; &amp; [.O9] &amp; &quot;}, shorthand = {&quot; &amp; [.E9]&amp; &quot;}, shortauthor = {&quot; &amp; [.C9]&amp; &quot;}, keywords = {ancient}, options = {antik},&quot;&amp;&quot;}&quot;" office:value-type="string" office:string-value="@Book{Aischyl_Prom,author ={{Aischylos}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">
            <text:p>@Book{Aischyl_Prom,author ={{Aischylos}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</text:p>
          </table:table-cell>
          <table:table-cell table:formula="of:=&quot;@Book{&quot; &amp;[.F9] &amp; &quot;,author ={&quot; &amp; [.G9] &amp;&quot;},  origtitle = {&quot; &amp; [.D9] &amp;&quot; }, shorthand = {&quot; &amp; [.E9]&amp;&quot;}, shortauthor = {&quot;&amp; [.C9]&amp; &quot;}, keywords = {ancient}, options = {antik}}&quot;" office:value-type="string" office:string-value="@Book{Aischyl_Prom,author ={{Aischylos}},  origtitle = {Prometheus }, shorthand = {Aischyl. Prom.}, shortauthor = {Aischylos}, keywords = {ancient}, options = {antik}}">
            <text:p>@Book{Aischyl_Prom,author ={{Aischylos}}, <text:s/>origtitle = {Prometheus }, shorthand = {Aischyl. Prom.}, shortauthor = {Aischylos}, keywords = {ancient}, options = {antik}}</text:p>
          </table:table-cell>
          <table:table-cell table:formula="of:=&quot;\item[&quot;&amp;[.E9] &amp; &quot;] &quot; &amp;[.C9]&amp; &quot; &quot; &amp;[.D9] &amp; &quot;\newline \textbf{&quot; &amp; [.F9] &amp;&quot;}&quot;" office:value-type="string" office:string-value="\item[Aischyl. Prom.] Aischylos Prometheus\newline \textbf{Aischyl_Prom}">
            <text:p>\item[Aischyl. Prom.] Aischylos Prometheus\newline \textbf{Aischyl_Prom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ept.</text:p>
          </table:table-cell>
          <table:table-cell office:value-type="string">
            <text:p>Aischylos</text:p>
          </table:table-cell>
          <table:table-cell office:value-type="string">
            <text:p>Septem adversus Thebas</text:p>
          </table:table-cell>
          <table:table-cell office:value-type="string">
            <text:p>Aischyl. Sept.</text:p>
          </table:table-cell>
          <table:table-cell office:value-type="string">
            <text:p>Aischyl_Sept</text:p>
          </table:table-cell>
          <table:table-cell table:formula="of:=&quot;{&quot;&amp;[.C10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]&amp;&quot;,&quot;&amp;&quot;author ={&quot;&amp;[.G10]&amp;&quot;}, title ={&quot;&amp;[.D10]&amp;&quot;}, publisher = HUP, location = {Cambridge, MA and London}, year = {&quot;&amp; [.K10] &amp; &quot;}, volume = {&quot; &amp; [.M10] &amp;&quot;}, series = LCL-lang, shortseries = LCL-kurz, origtitle = {&quot; &amp; [.D10] &amp; &quot;}, origlanguage = {&quot; &amp; [.J10] &amp; &quot;}, translator = {&quot; &amp; [.N10] &amp; &quot;}, editor = {&quot; &amp; [.O10] &amp; &quot;}, shorthand = {&quot; &amp; [.E10]&amp; &quot;}, shortauthor = {&quot; &amp; [.C10]&amp; &quot;}, keywords = {ancient}, options = {antik},&quot;&amp;&quot;}&quot;" office:value-type="string" office:string-value="@Book{Aischyl_Sept,author ={{Aischylos}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">
            <text:p>@Book{Aischyl_Sept,author ={{Aischylos}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</text:p>
          </table:table-cell>
          <table:table-cell table:formula="of:=&quot;@Book{&quot; &amp;[.F10] &amp; &quot;,author ={&quot; &amp; [.G10] &amp;&quot;},  origtitle = {&quot; &amp; [.D10] &amp;&quot; }, shorthand = {&quot; &amp; [.E10]&amp;&quot;}, shortauthor = {&quot;&amp; [.C10]&amp; &quot;}, keywords = {ancient}, options = {antik}}&quot;" office:value-type="string" office:string-value="@Book{Aischyl_Sept,author ={{Aischylos}},  origtitle = {Septem adversus Thebas }, shorthand = {Aischyl. Sept.}, shortauthor = {Aischylos}, keywords = {ancient}, options = {antik}}">
            <text:p>@Book{Aischyl_Sept,author ={{Aischylos}}, <text:s/>origtitle = {Septem adversus Thebas }, shorthand = {Aischyl. Sept.}, shortauthor = {Aischylos}, keywords = {ancient}, options = {antik}}</text:p>
          </table:table-cell>
          <table:table-cell table:formula="of:=&quot;\item[&quot;&amp;[.E10] &amp; &quot;] &quot; &amp;[.C10]&amp; &quot; &quot; &amp;[.D10] &amp; &quot;\newline \textbf{&quot; &amp; [.F10] &amp;&quot;}&quot;" office:value-type="string" office:string-value="\item[Aischyl. Sept.] Aischylos Septem adversus Thebas\newline \textbf{Aischyl_Sept}">
            <text:p>\item[Aischyl. Sept.] Aischylos Septem adversus Thebas\newline \textbf{Aischyl_Sept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uppl.</text:p>
          </table:table-cell>
          <table:table-cell office:value-type="string">
            <text:p>Aischylos</text:p>
          </table:table-cell>
          <table:table-cell office:value-type="string">
            <text:p>Supplices (Hiketides)</text:p>
          </table:table-cell>
          <table:table-cell office:value-type="string">
            <text:p>Aischyl. Suppl.</text:p>
          </table:table-cell>
          <table:table-cell office:value-type="string">
            <text:p>Aischyl_Suppl</text:p>
          </table:table-cell>
          <table:table-cell table:formula="of:=&quot;{&quot;&amp;[.C11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]&amp;&quot;,&quot;&amp;&quot;author ={&quot;&amp;[.G11]&amp;&quot;}, title ={&quot;&amp;[.D11]&amp;&quot;}, publisher = HUP, location = {Cambridge, MA and London}, year = {&quot;&amp; [.K11] &amp; &quot;}, volume = {&quot; &amp; [.M11] &amp;&quot;}, series = LCL-lang, shortseries = LCL-kurz, origtitle = {&quot; &amp; [.D11] &amp; &quot;}, origlanguage = {&quot; &amp; [.J11] &amp; &quot;}, translator = {&quot; &amp; [.N11] &amp; &quot;}, editor = {&quot; &amp; [.O11] &amp; &quot;}, shorthand = {&quot; &amp; [.E11]&amp; &quot;}, shortauthor = {&quot; &amp; [.C11]&amp; &quot;}, keywords = {ancient}, options = {antik},&quot;&amp;&quot;}&quot;" office:value-type="string" office:string-value="@Book{Aischyl_Suppl,author ={{Aischylos}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">
            <text:p>@Book{Aischyl_Suppl,author ={{Aischylos}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</text:p>
          </table:table-cell>
          <table:table-cell table:formula="of:=&quot;@Book{&quot; &amp;[.F11] &amp; &quot;,author ={&quot; &amp; [.G11] &amp;&quot;},  origtitle = {&quot; &amp; [.D11] &amp;&quot; }, shorthand = {&quot; &amp; [.E11]&amp;&quot;}, shortauthor = {&quot;&amp; [.C11]&amp; &quot;}, keywords = {ancient}, options = {antik}}&quot;" office:value-type="string" office:string-value="@Book{Aischyl_Suppl,author ={{Aischylos}},  origtitle = {Supplices (Hiketides) }, shorthand = {Aischyl. Suppl.}, shortauthor = {Aischylos}, keywords = {ancient}, options = {antik}}">
            <text:p>@Book{Aischyl_Suppl,author ={{Aischylos}}, <text:s/>origtitle = {Supplices (Hiketides) }, shorthand = {Aischyl. Suppl.}, shortauthor = {Aischylos}, keywords = {ancient}, options = {antik}}</text:p>
          </table:table-cell>
          <table:table-cell table:formula="of:=&quot;\item[&quot;&amp;[.E11] &amp; &quot;] &quot; &amp;[.C11]&amp; &quot; &quot; &amp;[.D11] &amp; &quot;\newline \textbf{&quot; &amp; [.F11] &amp;&quot;}&quot;" office:value-type="string" office:string-value="\item[Aischyl. Suppl.] Aischylos Supplices (Hiketides)\newline \textbf{Aischyl_Suppl}">
            <text:p>\item[Aischyl. Suppl.] Aischylos Supplices (Hiketides)\newline \textbf{Aischyl_Suppl}</text:p>
          </table:table-cell>
        </table:table-row>
        <table:table-row table:style-name="ro1">
          <table:table-cell office:value-type="string">
            <text:p>Aisop.</text:p>
          </table:table-cell>
          <table:table-cell/>
          <table:table-cell office:value-type="string">
            <text:p>Aisopos</text:p>
          </table:table-cell>
          <table:table-cell/>
          <table:table-cell office:value-type="string">
            <text:p>Aisop.</text:p>
          </table:table-cell>
          <table:table-cell office:value-type="string">
            <text:p>Aisop</text:p>
          </table:table-cell>
          <table:table-cell table:formula="of:=&quot;{&quot;&amp;[.C12]&amp;&quot;}&quot;" office:value-type="string" office:string-value="{Aisopos}">
            <text:p>{Aisop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]&amp;&quot;,&quot;&amp;&quot;author ={&quot;&amp;[.G12]&amp;&quot;}, title ={&quot;&amp;[.D12]&amp;&quot;}, publisher = HUP, location = {Cambridge, MA and London}, year = {&quot;&amp; [.K12] &amp; &quot;}, volume = {&quot; &amp; [.M12] &amp;&quot;}, series = LCL-lang, shortseries = LCL-kurz, origtitle = {&quot; &amp; [.D12] &amp; &quot;}, origlanguage = {&quot; &amp; [.J12] &amp; &quot;}, translator = {&quot; &amp; [.N12] &amp; &quot;}, editor = {&quot; &amp; [.O12] &amp; &quot;}, shorthand = {&quot; &amp; [.E12]&amp; &quot;}, shortauthor = {&quot; &amp; [.C12]&amp; &quot;}, keywords = {ancient}, options = {antik},&quot;&amp;&quot;}&quot;" office:value-type="string" office:string-value="@Book{Aisop,author ={{Aisopos}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">
            <text:p>@Book{Aisop,author ={{Aisopos}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</text:p>
          </table:table-cell>
          <table:table-cell table:formula="of:=&quot;@Book{&quot; &amp;[.F12] &amp; &quot;,author ={&quot; &amp; [.G12] &amp;&quot;},  origtitle = {&quot; &amp; [.D12] &amp;&quot; }, shorthand = {&quot; &amp; [.E12]&amp;&quot;}, shortauthor = {&quot;&amp; [.C12]&amp; &quot;}, keywords = {ancient}, options = {antik}}&quot;" office:value-type="string" office:string-value="@Book{Aisop,author ={{Aisopos}},  origtitle = { }, shorthand = {Aisop.}, shortauthor = {Aisopos}, keywords = {ancient}, options = {antik}}">
            <text:p>@Book{Aisop,author ={{Aisopos}}, <text:s/>origtitle = { }, shorthand = {Aisop.}, shortauthor = {Aisopos}, keywords = {ancient}, options = {antik}}</text:p>
          </table:table-cell>
          <table:table-cell table:formula="of:=&quot;\item[&quot;&amp;[.E12] &amp; &quot;] &quot; &amp;[.C12]&amp; &quot; &quot; &amp;[.D12] &amp; &quot;\newline \textbf{&quot; &amp; [.F12] &amp;&quot;}&quot;" office:value-type="string" office:string-value="\item[Aisop.] Aisopos \newline \textbf{Aisop}">
            <text:p>\item[Aisop.] Aisopos \newline \textbf{Aisop}</text:p>
          </table:table-cell>
        </table:table-row>
        <table:table-row table:style-name="ro1">
          <table:table-cell office:value-type="string">
            <text:p>Alex. Aphr.</text:p>
          </table:table-cell>
          <table:table-cell/>
          <table:table-cell office:value-type="string">
            <text:p>{Alexandros von Aphrodisias}</text:p>
          </table:table-cell>
          <table:table-cell/>
          <table:table-cell office:value-type="string">
            <text:p>Alex. Aphr.</text:p>
          </table:table-cell>
          <table:table-cell office:value-type="string">
            <text:p>Alex_Aphr</text:p>
          </table:table-cell>
          <table:table-cell table:formula="of:=&quot;{&quot;&amp;[.C13]&amp;&quot;}&quot;" office:value-type="string" office:string-value="{{Alexandros von Aphrodisias}}">
            <text:p>{{Alexandros von Aphrodisias}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]&amp;&quot;,&quot;&amp;&quot;author ={&quot;&amp;[.G13]&amp;&quot;}, title ={&quot;&amp;[.D13]&amp;&quot;}, publisher = HUP, location = {Cambridge, MA and London}, year = {&quot;&amp; [.K13] &amp; &quot;}, volume = {&quot; &amp; [.M13] &amp;&quot;}, series = LCL-lang, shortseries = LCL-kurz, origtitle = {&quot; &amp; [.D13] &amp; &quot;}, origlanguage = {&quot; &amp; [.J13] &amp; &quot;}, translator = {&quot; &amp; [.N13] &amp; &quot;}, editor = {&quot; &amp; [.O13] &amp; &quot;}, shorthand = {&quot; &amp; [.E13]&amp; &quot;}, shortauthor = {&quot; &amp; [.C13]&amp; &quot;}, keywords = {ancient}, options = {antik},&quot;&amp;&quot;}&quot;" office:value-type="string" office:string-value="@Book{Alex_Aphr,author ={{{Alexandros von Aphrodisias}}}, title ={}, publisher = HUP, location = {Cambridge, MA and London}, year = {}, volume = {}, series = LCL-lang, shortseries = LCL-kurz, origtitle = {}, origlanguage = {}, translator = {}, editor = {}, shorthand = {Alex. Aphr.}, shortauthor = {{Alexandros von Aphrodisias}}, keywords = {ancient}, options = {antik},}">
            <text:p>@Book{Alex_Aphr,author ={{{Alexandros von Aphrodisias}}}, title ={}, publisher = HUP, location = {Cambridge, MA and London}, year = {}, volume = {}, series = LCL-lang, shortseries = LCL-kurz, origtitle = {}, origlanguage = {}, translator = {}, editor = {}, shorthand = {Alex. Aphr.}, shortauthor = {{Alexandros von Aphrodisias}}, keywords = {ancient}, options = {antik},}</text:p>
          </table:table-cell>
          <table:table-cell table:formula="of:=&quot;@Book{&quot; &amp;[.F13] &amp; &quot;,author ={&quot; &amp; [.G13] &amp;&quot;},  origtitle = {&quot; &amp; [.D13] &amp;&quot; }, shorthand = {&quot; &amp; [.E13]&amp;&quot;}, shortauthor = {&quot;&amp; [.C13]&amp; &quot;}, keywords = {ancient}, options = {antik}}&quot;" office:value-type="string" office:string-value="@Book{Alex_Aphr,author ={{{Alexandros von Aphrodisias}}},  origtitle = { }, shorthand = {Alex. Aphr.}, shortauthor = {{Alexandros von Aphrodisias}}, keywords = {ancient}, options = {antik}}">
            <text:p>@Book{Alex_Aphr,author ={{{Alexandros von Aphrodisias}}}, <text:s/>origtitle = { }, shorthand = {Alex. Aphr.}, shortauthor = {{Alexandros von Aphrodisias}}, keywords = {ancient}, options = {antik}}</text:p>
          </table:table-cell>
          <table:table-cell table:formula="of:=&quot;\item[&quot;&amp;[.E13] &amp; &quot;] &quot; &amp;[.C13]&amp; &quot; &quot; &amp;[.D13] &amp; &quot;\newline \textbf{&quot; &amp; [.F13] &amp;&quot;}&quot;" office:value-type="string" office:string-value="\item[Alex. Aphr.] {Alexandros von Aphrodisias} \newline \textbf{Alex_Aphr}">
            <text:p>\item[Alex. Aphr.] {Alexandros von Aphrodisias} \newline \textbf{Alex_Aphr}</text:p>
          </table:table-cell>
        </table:table-row>
        <table:table-row table:style-name="ro1">
          <table:table-cell office:value-type="string">
            <text:p>Alk.</text:p>
          </table:table-cell>
          <table:table-cell/>
          <table:table-cell office:value-type="string">
            <text:p>Alkaios</text:p>
          </table:table-cell>
          <table:table-cell/>
          <table:table-cell office:value-type="string">
            <text:p>Alk.</text:p>
          </table:table-cell>
          <table:table-cell office:value-type="string">
            <text:p>Alk</text:p>
          </table:table-cell>
          <table:table-cell table:formula="of:=&quot;{&quot;&amp;[.C14]&amp;&quot;}&quot;" office:value-type="string" office:string-value="{Alkaios}">
            <text:p>{Alka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]&amp;&quot;,&quot;&amp;&quot;author ={&quot;&amp;[.G14]&amp;&quot;}, title ={&quot;&amp;[.D14]&amp;&quot;}, publisher = HUP, location = {Cambridge, MA and London}, year = {&quot;&amp; [.K14] &amp; &quot;}, volume = {&quot; &amp; [.M14] &amp;&quot;}, series = LCL-lang, shortseries = LCL-kurz, origtitle = {&quot; &amp; [.D14] &amp; &quot;}, origlanguage = {&quot; &amp; [.J14] &amp; &quot;}, translator = {&quot; &amp; [.N14] &amp; &quot;}, editor = {&quot; &amp; [.O14] &amp; &quot;}, shorthand = {&quot; &amp; [.E14]&amp; &quot;}, shortauthor = {&quot; &amp; [.C14]&amp; &quot;}, keywords = {ancient}, options = {antik},&quot;&amp;&quot;}&quot;" office:value-type="string" office:string-value="@Book{Alk,author ={{Alkaios}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">
            <text:p>@Book{Alk,author ={{Alkaios}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</text:p>
          </table:table-cell>
          <table:table-cell table:formula="of:=&quot;@Book{&quot; &amp;[.F14] &amp; &quot;,author ={&quot; &amp; [.G14] &amp;&quot;},  origtitle = {&quot; &amp; [.D14] &amp;&quot; }, shorthand = {&quot; &amp; [.E14]&amp;&quot;}, shortauthor = {&quot;&amp; [.C14]&amp; &quot;}, keywords = {ancient}, options = {antik}}&quot;" office:value-type="string" office:string-value="@Book{Alk,author ={{Alkaios}},  origtitle = { }, shorthand = {Alk.}, shortauthor = {Alkaios}, keywords = {ancient}, options = {antik}}">
            <text:p>@Book{Alk,author ={{Alkaios}}, <text:s/>origtitle = { }, shorthand = {Alk.}, shortauthor = {Alkaios}, keywords = {ancient}, options = {antik}}</text:p>
          </table:table-cell>
          <table:table-cell table:formula="of:=&quot;\item[&quot;&amp;[.E14] &amp; &quot;] &quot; &amp;[.C14]&amp; &quot; &quot; &amp;[.D14] &amp; &quot;\newline \textbf{&quot; &amp; [.F14] &amp;&quot;}&quot;" office:value-type="string" office:string-value="\item[Alk.] Alkaios \newline \textbf{Alk}">
            <text:p>\item[Alk.] Alkaios \newline \textbf{Alk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pist.</text:p>
          </table:table-cell>
          <table:table-cell office:value-type="string">
            <text:p>Ambrosius</text:p>
          </table:table-cell>
          <table:table-cell office:value-type="string">
            <text:p>epistulae</text:p>
          </table:table-cell>
          <table:table-cell office:value-type="string">
            <text:p>Ambr. epist.</text:p>
          </table:table-cell>
          <table:table-cell office:value-type="string">
            <text:p>Ambr_epist</text:p>
          </table:table-cell>
          <table:table-cell table:formula="of:=&quot;{&quot;&amp;[.C15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]&amp;&quot;,&quot;&amp;&quot;author ={&quot;&amp;[.G15]&amp;&quot;}, title ={&quot;&amp;[.D15]&amp;&quot;}, publisher = HUP, location = {Cambridge, MA and London}, year = {&quot;&amp; [.K15] &amp; &quot;}, volume = {&quot; &amp; [.M15] &amp;&quot;}, series = LCL-lang, shortseries = LCL-kurz, origtitle = {&quot; &amp; [.D15] &amp; &quot;}, origlanguage = {&quot; &amp; [.J15] &amp; &quot;}, translator = {&quot; &amp; [.N15] &amp; &quot;}, editor = {&quot; &amp; [.O15] &amp; &quot;}, shorthand = {&quot; &amp; [.E15]&amp; &quot;}, shortauthor = {&quot; &amp; [.C15]&amp; &quot;}, keywords = {ancient}, options = {antik},&quot;&amp;&quot;}&quot;" office:value-type="string" office:string-value="@Book{Ambr_epist,author ={{Ambrosius}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">
            <text:p>@Book{Ambr_epist,author ={{Ambrosius}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</text:p>
          </table:table-cell>
          <table:table-cell table:formula="of:=&quot;@Book{&quot; &amp;[.F15] &amp; &quot;,author ={&quot; &amp; [.G15] &amp;&quot;},  origtitle = {&quot; &amp; [.D15] &amp;&quot; }, shorthand = {&quot; &amp; [.E15]&amp;&quot;}, shortauthor = {&quot;&amp; [.C15]&amp; &quot;}, keywords = {ancient}, options = {antik}}&quot;" office:value-type="string" office:string-value="@Book{Ambr_epist,author ={{Ambrosius}},  origtitle = {epistulae }, shorthand = {Ambr. epist.}, shortauthor = {Ambrosius}, keywords = {ancient}, options = {antik}}">
            <text:p>@Book{Ambr_epist,author ={{Ambrosius}}, <text:s/>origtitle = {epistulae }, shorthand = {Ambr. epist.}, shortauthor = {Ambrosius}, keywords = {ancient}, options = {antik}}</text:p>
          </table:table-cell>
          <table:table-cell table:formula="of:=&quot;\item[&quot;&amp;[.E15] &amp; &quot;] &quot; &amp;[.C15]&amp; &quot; &quot; &amp;[.D15] &amp; &quot;\newline \textbf{&quot; &amp; [.F15] &amp;&quot;}&quot;" office:value-type="string" office:string-value="\item[Ambr. epist.] Ambrosius epistulae\newline \textbf{Ambr_epist}">
            <text:p>\item[Ambr. epist.] Ambrosius epistulae\newline \textbf{Ambr_epis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xc. Sat.</text:p>
          </table:table-cell>
          <table:table-cell office:value-type="string">
            <text:p>Ambrosius</text:p>
          </table:table-cell>
          <table:table-cell office:value-type="string">
            <text:p>de excessu fratris (Satyri)</text:p>
          </table:table-cell>
          <table:table-cell office:value-type="string">
            <text:p>Ambr. exc. Sat.</text:p>
          </table:table-cell>
          <table:table-cell office:value-type="string">
            <text:p>Ambr_exc_Sat</text:p>
          </table:table-cell>
          <table:table-cell table:formula="of:=&quot;{&quot;&amp;[.C16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]&amp;&quot;,&quot;&amp;&quot;author ={&quot;&amp;[.G16]&amp;&quot;}, title ={&quot;&amp;[.D16]&amp;&quot;}, publisher = HUP, location = {Cambridge, MA and London}, year = {&quot;&amp; [.K16] &amp; &quot;}, volume = {&quot; &amp; [.M16] &amp;&quot;}, series = LCL-lang, shortseries = LCL-kurz, origtitle = {&quot; &amp; [.D16] &amp; &quot;}, origlanguage = {&quot; &amp; [.J16] &amp; &quot;}, translator = {&quot; &amp; [.N16] &amp; &quot;}, editor = {&quot; &amp; [.O16] &amp; &quot;}, shorthand = {&quot; &amp; [.E16]&amp; &quot;}, shortauthor = {&quot; &amp; [.C16]&amp; &quot;}, keywords = {ancient}, options = {antik},&quot;&amp;&quot;}&quot;" office:value-type="string" office:string-value="@Book{Ambr_exc_Sat,author ={{Ambrosius}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">
            <text:p>@Book{Ambr_exc_Sat,author ={{Ambrosius}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</text:p>
          </table:table-cell>
          <table:table-cell table:formula="of:=&quot;@Book{&quot; &amp;[.F16] &amp; &quot;,author ={&quot; &amp; [.G16] &amp;&quot;},  origtitle = {&quot; &amp; [.D16] &amp;&quot; }, shorthand = {&quot; &amp; [.E16]&amp;&quot;}, shortauthor = {&quot;&amp; [.C16]&amp; &quot;}, keywords = {ancient}, options = {antik}}&quot;" office:value-type="string" office:string-value="@Book{Ambr_exc_Sat,author ={{Ambrosius}},  origtitle = {de excessu fratris (Satyri) }, shorthand = {Ambr. exc. Sat.}, shortauthor = {Ambrosius}, keywords = {ancient}, options = {antik}}">
            <text:p>@Book{Ambr_exc_Sat,author ={{Ambrosius}}, <text:s/>origtitle = {de excessu fratris (Satyri) }, shorthand = {Ambr. exc. Sat.}, shortauthor = {Ambrosius}, keywords = {ancient}, options = {antik}}</text:p>
          </table:table-cell>
          <table:table-cell table:formula="of:=&quot;\item[&quot;&amp;[.E16] &amp; &quot;] &quot; &amp;[.C16]&amp; &quot; &quot; &amp;[.D16] &amp; &quot;\newline \textbf{&quot; &amp; [.F16] &amp;&quot;}&quot;" office:value-type="string" office:string-value="\item[Ambr. exc. Sat.] Ambrosius de excessu fratris (Satyri)\newline \textbf{Ambr_exc_Sat}">
            <text:p>\item[Ambr. exc. Sat.] Ambrosius de excessu fratris (Satyri)\newline \textbf{Ambr_exc_Sa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Theod.</text:p>
          </table:table-cell>
          <table:table-cell office:value-type="string">
            <text:p>Ambrosius</text:p>
          </table:table-cell>
          <table:table-cell office:value-type="string">
            <text:p>de obitu Theodosii</text:p>
          </table:table-cell>
          <table:table-cell office:value-type="string">
            <text:p>Ambr. obit. Theod.</text:p>
          </table:table-cell>
          <table:table-cell office:value-type="string">
            <text:p>Ambr_obit_Theod</text:p>
          </table:table-cell>
          <table:table-cell table:formula="of:=&quot;{&quot;&amp;[.C17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]&amp;&quot;,&quot;&amp;&quot;author ={&quot;&amp;[.G17]&amp;&quot;}, title ={&quot;&amp;[.D17]&amp;&quot;}, publisher = HUP, location = {Cambridge, MA and London}, year = {&quot;&amp; [.K17] &amp; &quot;}, volume = {&quot; &amp; [.M17] &amp;&quot;}, series = LCL-lang, shortseries = LCL-kurz, origtitle = {&quot; &amp; [.D17] &amp; &quot;}, origlanguage = {&quot; &amp; [.J17] &amp; &quot;}, translator = {&quot; &amp; [.N17] &amp; &quot;}, editor = {&quot; &amp; [.O17] &amp; &quot;}, shorthand = {&quot; &amp; [.E17]&amp; &quot;}, shortauthor = {&quot; &amp; [.C17]&amp; &quot;}, keywords = {ancient}, options = {antik},&quot;&amp;&quot;}&quot;" office:value-type="string" office:string-value="@Book{Ambr_obit_Theod,author ={{Ambrosius}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">
            <text:p>@Book{Ambr_obit_Theod,author ={{Ambrosius}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</text:p>
          </table:table-cell>
          <table:table-cell table:formula="of:=&quot;@Book{&quot; &amp;[.F17] &amp; &quot;,author ={&quot; &amp; [.G17] &amp;&quot;},  origtitle = {&quot; &amp; [.D17] &amp;&quot; }, shorthand = {&quot; &amp; [.E17]&amp;&quot;}, shortauthor = {&quot;&amp; [.C17]&amp; &quot;}, keywords = {ancient}, options = {antik}}&quot;" office:value-type="string" office:string-value="@Book{Ambr_obit_Theod,author ={{Ambrosius}},  origtitle = {de obitu Theodosii }, shorthand = {Ambr. obit. Theod.}, shortauthor = {Ambrosius}, keywords = {ancient}, options = {antik}}">
            <text:p>@Book{Ambr_obit_Theod,author ={{Ambrosius}}, <text:s/>origtitle = {de obitu Theodosii }, shorthand = {Ambr. obit. Theod.}, shortauthor = {Ambrosius}, keywords = {ancient}, options = {antik}}</text:p>
          </table:table-cell>
          <table:table-cell table:formula="of:=&quot;\item[&quot;&amp;[.E17] &amp; &quot;] &quot; &amp;[.C17]&amp; &quot; &quot; &amp;[.D17] &amp; &quot;\newline \textbf{&quot; &amp; [.F17] &amp;&quot;}&quot;" office:value-type="string" office:string-value="\item[Ambr. obit. Theod.] Ambrosius de obitu Theodosii\newline \textbf{Ambr_obit_Theod}">
            <text:p>\item[Ambr. obit. Theod.] Ambrosius de obitu Theodosii\newline \textbf{Ambr_obit_Theod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Valent.</text:p>
          </table:table-cell>
          <table:table-cell office:value-type="string">
            <text:p>Ambrosius</text:p>
          </table:table-cell>
          <table:table-cell office:value-type="string">
            <text:p>de obitu Valentiniani (iunioris)</text:p>
          </table:table-cell>
          <table:table-cell office:value-type="string">
            <text:p>Ambr. obit. Valent.</text:p>
          </table:table-cell>
          <table:table-cell office:value-type="string">
            <text:p>Ambr_obit_Valent</text:p>
          </table:table-cell>
          <table:table-cell table:formula="of:=&quot;{&quot;&amp;[.C18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]&amp;&quot;,&quot;&amp;&quot;author ={&quot;&amp;[.G18]&amp;&quot;}, title ={&quot;&amp;[.D18]&amp;&quot;}, publisher = HUP, location = {Cambridge, MA and London}, year = {&quot;&amp; [.K18] &amp; &quot;}, volume = {&quot; &amp; [.M18] &amp;&quot;}, series = LCL-lang, shortseries = LCL-kurz, origtitle = {&quot; &amp; [.D18] &amp; &quot;}, origlanguage = {&quot; &amp; [.J18] &amp; &quot;}, translator = {&quot; &amp; [.N18] &amp; &quot;}, editor = {&quot; &amp; [.O18] &amp; &quot;}, shorthand = {&quot; &amp; [.E18]&amp; &quot;}, shortauthor = {&quot; &amp; [.C18]&amp; &quot;}, keywords = {ancient}, options = {antik},&quot;&amp;&quot;}&quot;" office:value-type="string" office:string-value="@Book{Ambr_obit_Valent,author ={{Ambrosius}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">
            <text:p>@Book{Ambr_obit_Valent,author ={{Ambrosius}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</text:p>
          </table:table-cell>
          <table:table-cell table:formula="of:=&quot;@Book{&quot; &amp;[.F18] &amp; &quot;,author ={&quot; &amp; [.G18] &amp;&quot;},  origtitle = {&quot; &amp; [.D18] &amp;&quot; }, shorthand = {&quot; &amp; [.E18]&amp;&quot;}, shortauthor = {&quot;&amp; [.C18]&amp; &quot;}, keywords = {ancient}, options = {antik}}&quot;" office:value-type="string" office:string-value="@Book{Ambr_obit_Valent,author ={{Ambrosius}},  origtitle = {de obitu Valentiniani (iunioris) }, shorthand = {Ambr. obit. Valent.}, shortauthor = {Ambrosius}, keywords = {ancient}, options = {antik}}">
            <text:p>@Book{Ambr_obit_Valent,author ={{Ambrosius}}, <text:s/>origtitle = {de obitu Valentiniani (iunioris) }, shorthand = {Ambr. obit. Valent.}, shortauthor = {Ambrosius}, keywords = {ancient}, options = {antik}}</text:p>
          </table:table-cell>
          <table:table-cell table:formula="of:=&quot;\item[&quot;&amp;[.E18] &amp; &quot;] &quot; &amp;[.C18]&amp; &quot; &quot; &amp;[.D18] &amp; &quot;\newline \textbf{&quot; &amp; [.F18] &amp;&quot;}&quot;" office:value-type="string" office:string-value="\item[Ambr. obit. Valent.] Ambrosius de obitu Valentiniani (iunioris)\newline \textbf{Ambr_obit_Valent}">
            <text:p>\item[Ambr. obit. Valent.] Ambrosius de obitu Valentiniani (iunioris)\newline \textbf{Ambr_obit_Valen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ff.</text:p>
          </table:table-cell>
          <table:table-cell office:value-type="string">
            <text:p>Ambrosius</text:p>
          </table:table-cell>
          <table:table-cell office:value-type="string">
            <text:p>de officiis magistrorum</text:p>
          </table:table-cell>
          <table:table-cell office:value-type="string">
            <text:p>Ambr. off.</text:p>
          </table:table-cell>
          <table:table-cell office:value-type="string">
            <text:p>Ambr_off</text:p>
          </table:table-cell>
          <table:table-cell table:formula="of:=&quot;{&quot;&amp;[.C19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]&amp;&quot;,&quot;&amp;&quot;author ={&quot;&amp;[.G19]&amp;&quot;}, title ={&quot;&amp;[.D19]&amp;&quot;}, publisher = HUP, location = {Cambridge, MA and London}, year = {&quot;&amp; [.K19] &amp; &quot;}, volume = {&quot; &amp; [.M19] &amp;&quot;}, series = LCL-lang, shortseries = LCL-kurz, origtitle = {&quot; &amp; [.D19] &amp; &quot;}, origlanguage = {&quot; &amp; [.J19] &amp; &quot;}, translator = {&quot; &amp; [.N19] &amp; &quot;}, editor = {&quot; &amp; [.O19] &amp; &quot;}, shorthand = {&quot; &amp; [.E19]&amp; &quot;}, shortauthor = {&quot; &amp; [.C19]&amp; &quot;}, keywords = {ancient}, options = {antik},&quot;&amp;&quot;}&quot;" office:value-type="string" office:string-value="@Book{Ambr_off,author ={{Ambrosius}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">
            <text:p>@Book{Ambr_off,author ={{Ambrosius}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</text:p>
          </table:table-cell>
          <table:table-cell table:formula="of:=&quot;@Book{&quot; &amp;[.F19] &amp; &quot;,author ={&quot; &amp; [.G19] &amp;&quot;},  origtitle = {&quot; &amp; [.D19] &amp;&quot; }, shorthand = {&quot; &amp; [.E19]&amp;&quot;}, shortauthor = {&quot;&amp; [.C19]&amp; &quot;}, keywords = {ancient}, options = {antik}}&quot;" office:value-type="string" office:string-value="@Book{Ambr_off,author ={{Ambrosius}},  origtitle = {de officiis magistrorum }, shorthand = {Ambr. off.}, shortauthor = {Ambrosius}, keywords = {ancient}, options = {antik}}">
            <text:p>@Book{Ambr_off,author ={{Ambrosius}}, <text:s/>origtitle = {de officiis magistrorum }, shorthand = {Ambr. off.}, shortauthor = {Ambrosius}, keywords = {ancient}, options = {antik}}</text:p>
          </table:table-cell>
          <table:table-cell table:formula="of:=&quot;\item[&quot;&amp;[.E19] &amp; &quot;] &quot; &amp;[.C19]&amp; &quot; &quot; &amp;[.D19] &amp; &quot;\newline \textbf{&quot; &amp; [.F19] &amp;&quot;}&quot;" office:value-type="string" office:string-value="\item[Ambr. off.] Ambrosius de officiis magistrorum\newline \textbf{Ambr_off}">
            <text:p>\item[Ambr. off.] Ambrosius de officiis magistrorum\newline \textbf{Ambr_off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paenit.</text:p>
          </table:table-cell>
          <table:table-cell office:value-type="string">
            <text:p>Ambrosius</text:p>
          </table:table-cell>
          <table:table-cell office:value-type="string">
            <text:p>de paenitentia</text:p>
          </table:table-cell>
          <table:table-cell office:value-type="string">
            <text:p>Ambr. paenit.</text:p>
          </table:table-cell>
          <table:table-cell office:value-type="string">
            <text:p>Ambr_paenit</text:p>
          </table:table-cell>
          <table:table-cell table:formula="of:=&quot;{&quot;&amp;[.C20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]&amp;&quot;,&quot;&amp;&quot;author ={&quot;&amp;[.G20]&amp;&quot;}, title ={&quot;&amp;[.D20]&amp;&quot;}, publisher = HUP, location = {Cambridge, MA and London}, year = {&quot;&amp; [.K20] &amp; &quot;}, volume = {&quot; &amp; [.M20] &amp;&quot;}, series = LCL-lang, shortseries = LCL-kurz, origtitle = {&quot; &amp; [.D20] &amp; &quot;}, origlanguage = {&quot; &amp; [.J20] &amp; &quot;}, translator = {&quot; &amp; [.N20] &amp; &quot;}, editor = {&quot; &amp; [.O20] &amp; &quot;}, shorthand = {&quot; &amp; [.E20]&amp; &quot;}, shortauthor = {&quot; &amp; [.C20]&amp; &quot;}, keywords = {ancient}, options = {antik},&quot;&amp;&quot;}&quot;" office:value-type="string" office:string-value="@Book{Ambr_paenit,author ={{Ambrosius}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">
            <text:p>@Book{Ambr_paenit,author ={{Ambrosius}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</text:p>
          </table:table-cell>
          <table:table-cell table:formula="of:=&quot;@Book{&quot; &amp;[.F20] &amp; &quot;,author ={&quot; &amp; [.G20] &amp;&quot;},  origtitle = {&quot; &amp; [.D20] &amp;&quot; }, shorthand = {&quot; &amp; [.E20]&amp;&quot;}, shortauthor = {&quot;&amp; [.C20]&amp; &quot;}, keywords = {ancient}, options = {antik}}&quot;" office:value-type="string" office:string-value="@Book{Ambr_paenit,author ={{Ambrosius}},  origtitle = {de paenitentia }, shorthand = {Ambr. paenit.}, shortauthor = {Ambrosius}, keywords = {ancient}, options = {antik}}">
            <text:p>@Book{Ambr_paenit,author ={{Ambrosius}}, <text:s/>origtitle = {de paenitentia }, shorthand = {Ambr. paenit.}, shortauthor = {Ambrosius}, keywords = {ancient}, options = {antik}}</text:p>
          </table:table-cell>
          <table:table-cell table:formula="of:=&quot;\item[&quot;&amp;[.E20] &amp; &quot;] &quot; &amp;[.C20]&amp; &quot; &quot; &amp;[.D20] &amp; &quot;\newline \textbf{&quot; &amp; [.F20] &amp;&quot;}&quot;" office:value-type="string" office:string-value="\item[Ambr. paenit.] Ambrosius de paenitentia\newline \textbf{Ambr_paenit}">
            <text:p>\item[Ambr. paenit.] Ambrosius de paenitentia\newline \textbf{Ambr_paenit}</text:p>
          </table:table-cell>
        </table:table-row>
        <table:table-row table:style-name="ro1">
          <table:table-cell office:value-type="string">
            <text:p>Amm.</text:p>
          </table:table-cell>
          <table:table-cell/>
          <table:table-cell office:value-type="string">
            <text:p>Ammianus Marcellinus</text:p>
          </table:table-cell>
          <table:table-cell/>
          <table:table-cell office:value-type="string">
            <text:p>Amm.</text:p>
          </table:table-cell>
          <table:table-cell office:value-type="string">
            <text:p>Amm</text:p>
          </table:table-cell>
          <table:table-cell table:formula="of:=&quot;{&quot;&amp;[.C21]&amp;&quot;}&quot;" office:value-type="string" office:string-value="{Ammianus Marcellinus}">
            <text:p>{Ammianus Marcelli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]&amp;&quot;,&quot;&amp;&quot;author ={&quot;&amp;[.G21]&amp;&quot;}, title ={&quot;&amp;[.D21]&amp;&quot;}, publisher = HUP, location = {Cambridge, MA and London}, year = {&quot;&amp; [.K21] &amp; &quot;}, volume = {&quot; &amp; [.M21] &amp;&quot;}, series = LCL-lang, shortseries = LCL-kurz, origtitle = {&quot; &amp; [.D21] &amp; &quot;}, origlanguage = {&quot; &amp; [.J21] &amp; &quot;}, translator = {&quot; &amp; [.N21] &amp; &quot;}, editor = {&quot; &amp; [.O21] &amp; &quot;}, shorthand = {&quot; &amp; [.E21]&amp; &quot;}, shortauthor = {&quot; &amp; [.C21]&amp; &quot;}, keywords = {ancient}, options = {antik},&quot;&amp;&quot;}&quot;" office:value-type="string" office:string-value="@Book{Amm,author ={{Ammianus Marcellinus}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">
            <text:p>@Book{Amm,author ={{Ammianus Marcellinus}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</text:p>
          </table:table-cell>
          <table:table-cell table:formula="of:=&quot;@Book{&quot; &amp;[.F21] &amp; &quot;,author ={&quot; &amp; [.G21] &amp;&quot;},  origtitle = {&quot; &amp; [.D21] &amp;&quot; }, shorthand = {&quot; &amp; [.E21]&amp;&quot;}, shortauthor = {&quot;&amp; [.C21]&amp; &quot;}, keywords = {ancient}, options = {antik}}&quot;" office:value-type="string" office:string-value="@Book{Amm,author ={{Ammianus Marcellinus}},  origtitle = { }, shorthand = {Amm.}, shortauthor = {Ammianus Marcellinus}, keywords = {ancient}, options = {antik}}">
            <text:p>@Book{Amm,author ={{Ammianus Marcellinus}}, <text:s/>origtitle = { }, shorthand = {Amm.}, shortauthor = {Ammianus Marcellinus}, keywords = {ancient}, options = {antik}}</text:p>
          </table:table-cell>
          <table:table-cell table:formula="of:=&quot;\item[&quot;&amp;[.E21] &amp; &quot;] &quot; &amp;[.C21]&amp; &quot; &quot; &amp;[.D21] &amp; &quot;\newline \textbf{&quot; &amp; [.F21] &amp;&quot;}&quot;" office:value-type="string" office:string-value="\item[Amm.] Ammianus Marcellinus \newline \textbf{Amm}">
            <text:p>\item[Amm.] Ammianus Marcellinus \newline \textbf{Amm}</text:p>
          </table:table-cell>
        </table:table-row>
        <table:table-row table:style-name="ro1">
          <table:table-cell office:value-type="string">
            <text:p>Anakr.</text:p>
          </table:table-cell>
          <table:table-cell/>
          <table:table-cell office:value-type="string">
            <text:p>Anakreon</text:p>
          </table:table-cell>
          <table:table-cell/>
          <table:table-cell office:value-type="string">
            <text:p>Anakr.</text:p>
          </table:table-cell>
          <table:table-cell office:value-type="string">
            <text:p>Anakr</text:p>
          </table:table-cell>
          <table:table-cell table:formula="of:=&quot;{&quot;&amp;[.C22]&amp;&quot;}&quot;" office:value-type="string" office:string-value="{Anakreon}">
            <text:p>{Anakreo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]&amp;&quot;,&quot;&amp;&quot;author ={&quot;&amp;[.G22]&amp;&quot;}, title ={&quot;&amp;[.D22]&amp;&quot;}, publisher = HUP, location = {Cambridge, MA and London}, year = {&quot;&amp; [.K22] &amp; &quot;}, volume = {&quot; &amp; [.M22] &amp;&quot;}, series = LCL-lang, shortseries = LCL-kurz, origtitle = {&quot; &amp; [.D22] &amp; &quot;}, origlanguage = {&quot; &amp; [.J22] &amp; &quot;}, translator = {&quot; &amp; [.N22] &amp; &quot;}, editor = {&quot; &amp; [.O22] &amp; &quot;}, shorthand = {&quot; &amp; [.E22]&amp; &quot;}, shortauthor = {&quot; &amp; [.C22]&amp; &quot;}, keywords = {ancient}, options = {antik},&quot;&amp;&quot;}&quot;" office:value-type="string" office:string-value="@Book{Anakr,author ={{Anakreon}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">
            <text:p>@Book{Anakr,author ={{Anakreon}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</text:p>
          </table:table-cell>
          <table:table-cell table:formula="of:=&quot;@Book{&quot; &amp;[.F22] &amp; &quot;,author ={&quot; &amp; [.G22] &amp;&quot;},  origtitle = {&quot; &amp; [.D22] &amp;&quot; }, shorthand = {&quot; &amp; [.E22]&amp;&quot;}, shortauthor = {&quot;&amp; [.C22]&amp; &quot;}, keywords = {ancient}, options = {antik}}&quot;" office:value-type="string" office:string-value="@Book{Anakr,author ={{Anakreon}},  origtitle = { }, shorthand = {Anakr.}, shortauthor = {Anakreon}, keywords = {ancient}, options = {antik}}">
            <text:p>@Book{Anakr,author ={{Anakreon}}, <text:s/>origtitle = { }, shorthand = {Anakr.}, shortauthor = {Anakreon}, keywords = {ancient}, options = {antik}}</text:p>
          </table:table-cell>
          <table:table-cell table:formula="of:=&quot;\item[&quot;&amp;[.E22] &amp; &quot;] &quot; &amp;[.C22]&amp; &quot; &quot; &amp;[.D22] &amp; &quot;\newline \textbf{&quot; &amp; [.F22] &amp;&quot;}&quot;" office:value-type="string" office:string-value="\item[Anakr.] Anakreon \newline \textbf{Anakr}">
            <text:p>\item[Anakr.] Anakreon \newline \textbf{Anakr}</text:p>
          </table:table-cell>
        </table:table-row>
        <table:table-row table:style-name="ro1">
          <table:table-cell office:value-type="string">
            <text:p>Anaxag.</text:p>
          </table:table-cell>
          <table:table-cell/>
          <table:table-cell office:value-type="string">
            <text:p>Anaxagoras</text:p>
          </table:table-cell>
          <table:table-cell/>
          <table:table-cell office:value-type="string">
            <text:p>Anaxag.</text:p>
          </table:table-cell>
          <table:table-cell office:value-type="string">
            <text:p>Anaxag</text:p>
          </table:table-cell>
          <table:table-cell table:formula="of:=&quot;{&quot;&amp;[.C23]&amp;&quot;}&quot;" office:value-type="string" office:string-value="{Anaxagoras}">
            <text:p>{Anaxagor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]&amp;&quot;,&quot;&amp;&quot;author ={&quot;&amp;[.G23]&amp;&quot;}, title ={&quot;&amp;[.D23]&amp;&quot;}, publisher = HUP, location = {Cambridge, MA and London}, year = {&quot;&amp; [.K23] &amp; &quot;}, volume = {&quot; &amp; [.M23] &amp;&quot;}, series = LCL-lang, shortseries = LCL-kurz, origtitle = {&quot; &amp; [.D23] &amp; &quot;}, origlanguage = {&quot; &amp; [.J23] &amp; &quot;}, translator = {&quot; &amp; [.N23] &amp; &quot;}, editor = {&quot; &amp; [.O23] &amp; &quot;}, shorthand = {&quot; &amp; [.E23]&amp; &quot;}, shortauthor = {&quot; &amp; [.C23]&amp; &quot;}, keywords = {ancient}, options = {antik},&quot;&amp;&quot;}&quot;" office:value-type="string" office:string-value="@Book{Anaxag,author ={{Anaxagoras}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">
            <text:p>@Book{Anaxag,author ={{Anaxagoras}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</text:p>
          </table:table-cell>
          <table:table-cell table:formula="of:=&quot;@Book{&quot; &amp;[.F23] &amp; &quot;,author ={&quot; &amp; [.G23] &amp;&quot;},  origtitle = {&quot; &amp; [.D23] &amp;&quot; }, shorthand = {&quot; &amp; [.E23]&amp;&quot;}, shortauthor = {&quot;&amp; [.C23]&amp; &quot;}, keywords = {ancient}, options = {antik}}&quot;" office:value-type="string" office:string-value="@Book{Anaxag,author ={{Anaxagoras}},  origtitle = { }, shorthand = {Anaxag.}, shortauthor = {Anaxagoras}, keywords = {ancient}, options = {antik}}">
            <text:p>@Book{Anaxag,author ={{Anaxagoras}}, <text:s/>origtitle = { }, shorthand = {Anaxag.}, shortauthor = {Anaxagoras}, keywords = {ancient}, options = {antik}}</text:p>
          </table:table-cell>
          <table:table-cell table:formula="of:=&quot;\item[&quot;&amp;[.E23] &amp; &quot;] &quot; &amp;[.C23]&amp; &quot; &quot; &amp;[.D23] &amp; &quot;\newline \textbf{&quot; &amp; [.F23] &amp;&quot;}&quot;" office:value-type="string" office:string-value="\item[Anaxag.] Anaxagoras \newline \textbf{Anaxag}">
            <text:p>\item[Anaxag.] Anaxagoras \newline \textbf{Anaxag}</text:p>
          </table:table-cell>
        </table:table-row>
        <table:table-row table:style-name="ro1">
          <table:table-cell office:value-type="string">
            <text:p>Anaximand.</text:p>
          </table:table-cell>
          <table:table-cell/>
          <table:table-cell office:value-type="string">
            <text:p>Anaximandros</text:p>
          </table:table-cell>
          <table:table-cell/>
          <table:table-cell office:value-type="string">
            <text:p>Anaximand.</text:p>
          </table:table-cell>
          <table:table-cell office:value-type="string">
            <text:p>Anaximand</text:p>
          </table:table-cell>
          <table:table-cell table:formula="of:=&quot;{&quot;&amp;[.C24]&amp;&quot;}&quot;" office:value-type="string" office:string-value="{Anaximandros}">
            <text:p>{Anaximand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]&amp;&quot;,&quot;&amp;&quot;author ={&quot;&amp;[.G24]&amp;&quot;}, title ={&quot;&amp;[.D24]&amp;&quot;}, publisher = HUP, location = {Cambridge, MA and London}, year = {&quot;&amp; [.K24] &amp; &quot;}, volume = {&quot; &amp; [.M24] &amp;&quot;}, series = LCL-lang, shortseries = LCL-kurz, origtitle = {&quot; &amp; [.D24] &amp; &quot;}, origlanguage = {&quot; &amp; [.J24] &amp; &quot;}, translator = {&quot; &amp; [.N24] &amp; &quot;}, editor = {&quot; &amp; [.O24] &amp; &quot;}, shorthand = {&quot; &amp; [.E24]&amp; &quot;}, shortauthor = {&quot; &amp; [.C24]&amp; &quot;}, keywords = {ancient}, options = {antik},&quot;&amp;&quot;}&quot;" office:value-type="string" office:string-value="@Book{Anaximand,author ={{Anaximandros}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">
            <text:p>@Book{Anaximand,author ={{Anaximandros}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</text:p>
          </table:table-cell>
          <table:table-cell table:formula="of:=&quot;@Book{&quot; &amp;[.F24] &amp; &quot;,author ={&quot; &amp; [.G24] &amp;&quot;},  origtitle = {&quot; &amp; [.D24] &amp;&quot; }, shorthand = {&quot; &amp; [.E24]&amp;&quot;}, shortauthor = {&quot;&amp; [.C24]&amp; &quot;}, keywords = {ancient}, options = {antik}}&quot;" office:value-type="string" office:string-value="@Book{Anaximand,author ={{Anaximandros}},  origtitle = { }, shorthand = {Anaximand.}, shortauthor = {Anaximandros}, keywords = {ancient}, options = {antik}}">
            <text:p>@Book{Anaximand,author ={{Anaximandros}}, <text:s/>origtitle = { }, shorthand = {Anaximand.}, shortauthor = {Anaximandros}, keywords = {ancient}, options = {antik}}</text:p>
          </table:table-cell>
          <table:table-cell table:formula="of:=&quot;\item[&quot;&amp;[.E24] &amp; &quot;] &quot; &amp;[.C24]&amp; &quot; &quot; &amp;[.D24] &amp; &quot;\newline \textbf{&quot; &amp; [.F24] &amp;&quot;}&quot;" office:value-type="string" office:string-value="\item[Anaximand.] Anaximandros \newline \textbf{Anaximand}">
            <text:p>\item[Anaximand.] Anaximandros \newline \textbf{Anaximand}</text:p>
          </table:table-cell>
        </table:table-row>
        <table:table-row table:style-name="ro1">
          <table:table-cell office:value-type="string">
            <text:p>Anaximen.</text:p>
          </table:table-cell>
          <table:table-cell/>
          <table:table-cell office:value-type="string">
            <text:p>Anaximenes</text:p>
          </table:table-cell>
          <table:table-cell/>
          <table:table-cell office:value-type="string">
            <text:p>Anaximen.</text:p>
          </table:table-cell>
          <table:table-cell office:value-type="string">
            <text:p>Anaximen</text:p>
          </table:table-cell>
          <table:table-cell table:formula="of:=&quot;{&quot;&amp;[.C25]&amp;&quot;}&quot;" office:value-type="string" office:string-value="{Anaximenes}">
            <text:p>{Anaxime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]&amp;&quot;,&quot;&amp;&quot;author ={&quot;&amp;[.G25]&amp;&quot;}, title ={&quot;&amp;[.D25]&amp;&quot;}, publisher = HUP, location = {Cambridge, MA and London}, year = {&quot;&amp; [.K25] &amp; &quot;}, volume = {&quot; &amp; [.M25] &amp;&quot;}, series = LCL-lang, shortseries = LCL-kurz, origtitle = {&quot; &amp; [.D25] &amp; &quot;}, origlanguage = {&quot; &amp; [.J25] &amp; &quot;}, translator = {&quot; &amp; [.N25] &amp; &quot;}, editor = {&quot; &amp; [.O25] &amp; &quot;}, shorthand = {&quot; &amp; [.E25]&amp; &quot;}, shortauthor = {&quot; &amp; [.C25]&amp; &quot;}, keywords = {ancient}, options = {antik},&quot;&amp;&quot;}&quot;" office:value-type="string" office:string-value="@Book{Anaximen,author ={{Anaximenes}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">
            <text:p>@Book{Anaximen,author ={{Anaximenes}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</text:p>
          </table:table-cell>
          <table:table-cell table:formula="of:=&quot;@Book{&quot; &amp;[.F25] &amp; &quot;,author ={&quot; &amp; [.G25] &amp;&quot;},  origtitle = {&quot; &amp; [.D25] &amp;&quot; }, shorthand = {&quot; &amp; [.E25]&amp;&quot;}, shortauthor = {&quot;&amp; [.C25]&amp; &quot;}, keywords = {ancient}, options = {antik}}&quot;" office:value-type="string" office:string-value="@Book{Anaximen,author ={{Anaximenes}},  origtitle = { }, shorthand = {Anaximen.}, shortauthor = {Anaximenes}, keywords = {ancient}, options = {antik}}">
            <text:p>@Book{Anaximen,author ={{Anaximenes}}, <text:s/>origtitle = { }, shorthand = {Anaximen.}, shortauthor = {Anaximenes}, keywords = {ancient}, options = {antik}}</text:p>
          </table:table-cell>
          <table:table-cell table:formula="of:=&quot;\item[&quot;&amp;[.E25] &amp; &quot;] &quot; &amp;[.C25]&amp; &quot; &quot; &amp;[.D25] &amp; &quot;\newline \textbf{&quot; &amp; [.F25] &amp;&quot;}&quot;" office:value-type="string" office:string-value="\item[Anaximen.] Anaximenes \newline \textbf{Anaximen}">
            <text:p>\item[Anaximen.] Anaximenes \newline \textbf{Anaximen}</text:p>
          </table:table-cell>
        </table:table-row>
        <table:table-row table:style-name="ro1">
          <table:table-cell office:value-type="string">
            <text:p>And.</text:p>
          </table:table-cell>
          <table:table-cell/>
          <table:table-cell office:value-type="string">
            <text:p>Andokides</text:p>
          </table:table-cell>
          <table:table-cell/>
          <table:table-cell office:value-type="string">
            <text:p>And.</text:p>
          </table:table-cell>
          <table:table-cell office:value-type="string">
            <text:p>And</text:p>
          </table:table-cell>
          <table:table-cell table:formula="of:=&quot;{&quot;&amp;[.C26]&amp;&quot;}&quot;" office:value-type="string" office:string-value="{Andokides}">
            <text:p>{Andok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]&amp;&quot;,&quot;&amp;&quot;author ={&quot;&amp;[.G26]&amp;&quot;}, title ={&quot;&amp;[.D26]&amp;&quot;}, publisher = HUP, location = {Cambridge, MA and London}, year = {&quot;&amp; [.K26] &amp; &quot;}, volume = {&quot; &amp; [.M26] &amp;&quot;}, series = LCL-lang, shortseries = LCL-kurz, origtitle = {&quot; &amp; [.D26] &amp; &quot;}, origlanguage = {&quot; &amp; [.J26] &amp; &quot;}, translator = {&quot; &amp; [.N26] &amp; &quot;}, editor = {&quot; &amp; [.O26] &amp; &quot;}, shorthand = {&quot; &amp; [.E26]&amp; &quot;}, shortauthor = {&quot; &amp; [.C26]&amp; &quot;}, keywords = {ancient}, options = {antik},&quot;&amp;&quot;}&quot;" office:value-type="string" office:string-value="@Book{And,author ={{Andokides}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">
            <text:p>@Book{And,author ={{Andokides}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</text:p>
          </table:table-cell>
          <table:table-cell table:formula="of:=&quot;@Book{&quot; &amp;[.F26] &amp; &quot;,author ={&quot; &amp; [.G26] &amp;&quot;},  origtitle = {&quot; &amp; [.D26] &amp;&quot; }, shorthand = {&quot; &amp; [.E26]&amp;&quot;}, shortauthor = {&quot;&amp; [.C26]&amp; &quot;}, keywords = {ancient}, options = {antik}}&quot;" office:value-type="string" office:string-value="@Book{And,author ={{Andokides}},  origtitle = { }, shorthand = {And.}, shortauthor = {Andokides}, keywords = {ancient}, options = {antik}}">
            <text:p>@Book{And,author ={{Andokides}}, <text:s/>origtitle = { }, shorthand = {And.}, shortauthor = {Andokides}, keywords = {ancient}, options = {antik}}</text:p>
          </table:table-cell>
          <table:table-cell table:formula="of:=&quot;\item[&quot;&amp;[.E26] &amp; &quot;] &quot; &amp;[.C26]&amp; &quot; &quot; &amp;[.D26] &amp; &quot;\newline \textbf{&quot; &amp; [.F26] &amp;&quot;}&quot;" office:value-type="string" office:string-value="\item[And.] Andokides \newline \textbf{And}">
            <text:p>\item[And.] Andokides \newline \textbf{And}</text:p>
          </table:table-cell>
        </table:table-row>
        <table:table-row table:style-name="ro1">
          <table:table-cell office:value-type="string">
            <text:p>Anth. Gr.</text:p>
          </table:table-cell>
          <table:table-cell/>
          <table:table-cell/>
          <table:table-cell office:value-type="string">
            <text:p>Antologia Graeca</text:p>
          </table:table-cell>
          <table:table-cell office:value-type="string">
            <text:p>Anth. Gr.</text:p>
          </table:table-cell>
          <table:table-cell office:value-type="string">
            <text:p>Anth_Gr</text:p>
          </table:table-cell>
          <table:table-cell table:formula="of:=&quot;{&quot;&amp;[.D27]&amp;&quot;}&quot;" office:value-type="string" office:string-value="{Antologia Graeca}">
            <text:p>{Antologia Graec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]&amp;&quot;,&quot;&amp;&quot;author ={&quot;&amp;[.G27]&amp;&quot;}, title ={&quot;&amp;[.D27]&amp;&quot;}, publisher = HUP, location = {Cambridge, MA and London}, year = {&quot;&amp; [.K27] &amp; &quot;}, volume = {&quot; &amp; [.M27] &amp;&quot;}, series = LCL-lang, shortseries = LCL-kurz, origtitle = {&quot; &amp; [.D27] &amp; &quot;}, origlanguage = {&quot; &amp; [.J27] &amp; &quot;}, translator = {&quot; &amp; [.N27] &amp; &quot;}, editor = {&quot; &amp; [.O27] &amp; &quot;}, shorthand = {&quot; &amp; [.E27]&amp; &quot;}, shortauthor = {&quot; &amp; [.D27]&amp; &quot;}, keywords = {ancient}, options = {antik},&quot;&amp;&quot;}&quot;" office:value-type="string" office:string-value="@Book{Anth_Gr,author ={{Antologia Graeca}}, title ={Antologia Graeca}, publisher = HUP, location = {Cambridge, MA and London}, year = {}, volume = {}, series = LCL-lang, shortseries = LCL-kurz, origtitle = {Antologia Graeca}, origlanguage = {}, translator = {}, editor = {}, shorthand = {Anth. Gr.}, shortauthor = {Antologia Graeca}, keywords = {ancient}, options = {antik},}">
            <text:p>@Book{Anth_Gr,author ={{Antologia Graeca}}, title ={Antologia Graeca}, publisher = HUP, location = {Cambridge, MA and London}, year = {}, volume = {}, series = LCL-lang, shortseries = LCL-kurz, origtitle = {Antologia Graeca}, origlanguage = {}, translator = {}, editor = {}, shorthand = {Anth. Gr.}, shortauthor = {Antologia Graeca}, keywords = {ancient}, options = {antik},}</text:p>
          </table:table-cell>
          <table:table-cell table:formula="of:=&quot;@Book{&quot; &amp;[.F27] &amp; &quot;,author ={&quot; &amp; [.G27] &amp;&quot;},  origtitle = {&quot; &amp; [.D27] &amp;&quot; }, shorthand = {&quot; &amp; [.E27]&amp;&quot;}, shortauthor = {&quot;&amp; [.D27]&amp; &quot;}, keywords = {ancient}, options = {antik}}&quot;" office:value-type="string" office:string-value="@Book{Anth_Gr,author ={{Antologia Graeca}},  origtitle = {Antologia Graeca }, shorthand = {Anth. Gr.}, shortauthor = {Antologia Graeca}, keywords = {ancient}, options = {antik}}">
            <text:p>@Book{Anth_Gr,author ={{Antologia Graeca}}, <text:s/>origtitle = {Antologia Graeca }, shorthand = {Anth. Gr.}, shortauthor = {Antologia Graeca}, keywords = {ancient}, options = {antik}}</text:p>
          </table:table-cell>
          <table:table-cell table:formula="of:=&quot;\item[&quot;&amp;[.E27] &amp; &quot;] &quot; &amp;[.C27]&amp; &quot; &quot; &amp;[.D27] &amp; &quot;\newline \textbf{&quot; &amp; [.F27] &amp;&quot;}&quot;" office:value-type="string" office:string-value="\item[Anth. Gr.]  Antologia Graeca\newline \textbf{Anth_Gr}">
            <text:p>\item[Anth. Gr.] <text:s/>Antologia Graeca\newline \textbf{Anth_Gr}</text:p>
          </table:table-cell>
        </table:table-row>
        <table:table-row table:style-name="ro1">
          <table:table-cell office:value-type="string">
            <text:p>Anth. Lat.</text:p>
          </table:table-cell>
          <table:table-cell/>
          <table:table-cell/>
          <table:table-cell office:value-type="string">
            <text:p>Antologia Latina</text:p>
          </table:table-cell>
          <table:table-cell office:value-type="string">
            <text:p>Anth. Lat.</text:p>
          </table:table-cell>
          <table:table-cell office:value-type="string">
            <text:p>Anth_Lat</text:p>
          </table:table-cell>
          <table:table-cell table:formula="of:=&quot;{&quot;&amp;[.D28]&amp;&quot;}&quot;" office:value-type="string" office:string-value="{Antologia Latina}">
            <text:p>{Antologia Latin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]&amp;&quot;,&quot;&amp;&quot;author ={&quot;&amp;[.G28]&amp;&quot;}, title ={&quot;&amp;[.D28]&amp;&quot;}, publisher = HUP, location = {Cambridge, MA and London}, year = {&quot;&amp; [.K28] &amp; &quot;}, volume = {&quot; &amp; [.M28] &amp;&quot;}, series = LCL-lang, shortseries = LCL-kurz, origtitle = {&quot; &amp; [.D28] &amp; &quot;}, origlanguage = {&quot; &amp; [.J28] &amp; &quot;}, translator = {&quot; &amp; [.N28] &amp; &quot;}, editor = {&quot; &amp; [.O28] &amp; &quot;}, shorthand = {&quot; &amp; [.E28]&amp; &quot;}, shortauthor = {&quot; &amp; [.D28]&amp; &quot;}, keywords = {ancient}, options = {antik},&quot;&amp;&quot;}&quot;" office:value-type="string" office:string-value="@Book{Anth_Lat,author ={{Antologia Latina}}, title ={Antologia Latina}, publisher = HUP, location = {Cambridge, MA and London}, year = {}, volume = {}, series = LCL-lang, shortseries = LCL-kurz, origtitle = {Antologia Latina}, origlanguage = {}, translator = {}, editor = {}, shorthand = {Anth. Lat.}, shortauthor = {Antologia Latina}, keywords = {ancient}, options = {antik},}">
            <text:p>@Book{Anth_Lat,author ={{Antologia Latina}}, title ={Antologia Latina}, publisher = HUP, location = {Cambridge, MA and London}, year = {}, volume = {}, series = LCL-lang, shortseries = LCL-kurz, origtitle = {Antologia Latina}, origlanguage = {}, translator = {}, editor = {}, shorthand = {Anth. Lat.}, shortauthor = {Antologia Latina}, keywords = {ancient}, options = {antik},}</text:p>
          </table:table-cell>
          <table:table-cell table:formula="of:=&quot;@Book{&quot; &amp;[.F28] &amp; &quot;,author ={&quot; &amp; [.G28] &amp;&quot;},  origtitle = {&quot; &amp; [.D28] &amp;&quot; }, shorthand = {&quot; &amp; [.E28]&amp;&quot;}, shortauthor = {&quot;&amp; [.D28]&amp; &quot;}, keywords = {ancient}, options = {antik}}&quot;" office:value-type="string" office:string-value="@Book{Anth_Lat,author ={{Antologia Latina}},  origtitle = {Antologia Latina }, shorthand = {Anth. Lat.}, shortauthor = {Antologia Latina}, keywords = {ancient}, options = {antik}}">
            <text:p>@Book{Anth_Lat,author ={{Antologia Latina}}, <text:s/>origtitle = {Antologia Latina }, shorthand = {Anth. Lat.}, shortauthor = {Antologia Latina}, keywords = {ancient}, options = {antik}}</text:p>
          </table:table-cell>
          <table:table-cell table:formula="of:=&quot;\item[&quot;&amp;[.E28] &amp; &quot;] &quot; &amp;[.C28]&amp; &quot; &quot; &amp;[.D28] &amp; &quot;\newline \textbf{&quot; &amp; [.F28] &amp;&quot;}&quot;" office:value-type="string" office:string-value="\item[Anth. Lat.]  Antologia Latina\newline \textbf{Anth_Lat}">
            <text:p>\item[Anth. Lat.] <text:s/>Antologia Latina\newline \textbf{Anth_Lat}</text:p>
          </table:table-cell>
        </table:table-row>
        <table:table-row table:style-name="ro1">
          <table:table-cell office:value-type="string">
            <text:p>Anth. Pal.</text:p>
          </table:table-cell>
          <table:table-cell/>
          <table:table-cell/>
          <table:table-cell office:value-type="string">
            <text:p>Antologia Palatina</text:p>
          </table:table-cell>
          <table:table-cell office:value-type="string">
            <text:p>Anth. Pal.</text:p>
          </table:table-cell>
          <table:table-cell office:value-type="string">
            <text:p>Anth_Pal</text:p>
          </table:table-cell>
          <table:table-cell table:formula="of:=&quot;{&quot;&amp;[.D29]&amp;&quot;}&quot;" office:value-type="string" office:string-value="{Antologia Palatina}">
            <text:p>{Antologia Palatin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]&amp;&quot;,&quot;&amp;&quot;author ={&quot;&amp;[.G29]&amp;&quot;}, title ={&quot;&amp;[.D29]&amp;&quot;}, publisher = HUP, location = {Cambridge, MA and London}, year = {&quot;&amp; [.K29] &amp; &quot;}, volume = {&quot; &amp; [.M29] &amp;&quot;}, series = LCL-lang, shortseries = LCL-kurz, origtitle = {&quot; &amp; [.D29] &amp; &quot;}, origlanguage = {&quot; &amp; [.J29] &amp; &quot;}, translator = {&quot; &amp; [.N29] &amp; &quot;}, editor = {&quot; &amp; [.O29] &amp; &quot;}, shorthand = {&quot; &amp; [.E29]&amp; &quot;}, shortauthor = {&quot; &amp; [.D29]&amp; &quot;}, keywords = {ancient}, options = {antik},&quot;&amp;&quot;}&quot;" office:value-type="string" office:string-value="@Book{Anth_Pal,author ={{Antologia Palatina}}, title ={Antologia Palatina}, publisher = HUP, location = {Cambridge, MA and London}, year = {}, volume = {}, series = LCL-lang, shortseries = LCL-kurz, origtitle = {Antologia Palatina}, origlanguage = {}, translator = {}, editor = {}, shorthand = {Anth. Pal.}, shortauthor = {Antologia Palatina}, keywords = {ancient}, options = {antik},}">
            <text:p>@Book{Anth_Pal,author ={{Antologia Palatina}}, title ={Antologia Palatina}, publisher = HUP, location = {Cambridge, MA and London}, year = {}, volume = {}, series = LCL-lang, shortseries = LCL-kurz, origtitle = {Antologia Palatina}, origlanguage = {}, translator = {}, editor = {}, shorthand = {Anth. Pal.}, shortauthor = {Antologia Palatina}, keywords = {ancient}, options = {antik},}</text:p>
          </table:table-cell>
          <table:table-cell table:formula="of:=&quot;@Book{&quot; &amp;[.F29] &amp; &quot;,author ={&quot; &amp; [.G29] &amp;&quot;},  origtitle = {&quot; &amp; [.D29] &amp;&quot; }, shorthand = {&quot; &amp; [.E29]&amp;&quot;}, shortauthor = {&quot;&amp; [.D29]&amp; &quot;}, keywords = {ancient}, options = {antik}}&quot;" office:value-type="string" office:string-value="@Book{Anth_Pal,author ={{Antologia Palatina}},  origtitle = {Antologia Palatina }, shorthand = {Anth. Pal.}, shortauthor = {Antologia Palatina}, keywords = {ancient}, options = {antik}}">
            <text:p>@Book{Anth_Pal,author ={{Antologia Palatina}}, <text:s/>origtitle = {Antologia Palatina }, shorthand = {Anth. Pal.}, shortauthor = {Antologia Palatina}, keywords = {ancient}, options = {antik}}</text:p>
          </table:table-cell>
          <table:table-cell table:formula="of:=&quot;\item[&quot;&amp;[.E29] &amp; &quot;] &quot; &amp;[.C29]&amp; &quot; &quot; &amp;[.D29] &amp; &quot;\newline \textbf{&quot; &amp; [.F29] &amp;&quot;}&quot;" office:value-type="string" office:string-value="\item[Anth. Pal.]  Antologia Palatina\newline \textbf{Anth_Pal}">
            <text:p>\item[Anth. Pal.] <text:s/>Antologia Palatina\newline \textbf{Anth_Pal}</text:p>
          </table:table-cell>
        </table:table-row>
        <table:table-row table:style-name="ro1">
          <table:table-cell office:value-type="string">
            <text:p>Anth. Plan.</text:p>
          </table:table-cell>
          <table:table-cell/>
          <table:table-cell/>
          <table:table-cell office:value-type="string">
            <text:p>Anthologia Planudea</text:p>
          </table:table-cell>
          <table:table-cell office:value-type="string">
            <text:p>Anth. Plan.</text:p>
          </table:table-cell>
          <table:table-cell office:value-type="string">
            <text:p>Anth_Plan</text:p>
          </table:table-cell>
          <table:table-cell table:formula="of:=&quot;{&quot;&amp;[.D30]&amp;&quot;}&quot;" office:value-type="string" office:string-value="{Anthologia Planudea}">
            <text:p>{Anthologia Planude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]&amp;&quot;,&quot;&amp;&quot;author ={&quot;&amp;[.G30]&amp;&quot;}, title ={&quot;&amp;[.D30]&amp;&quot;}, publisher = HUP, location = {Cambridge, MA and London}, year = {&quot;&amp; [.K30] &amp; &quot;}, volume = {&quot; &amp; [.M30] &amp;&quot;}, series = LCL-lang, shortseries = LCL-kurz, origtitle = {&quot; &amp; [.D30] &amp; &quot;}, origlanguage = {&quot; &amp; [.J30] &amp; &quot;}, translator = {&quot; &amp; [.N30] &amp; &quot;}, editor = {&quot; &amp; [.O30] &amp; &quot;}, shorthand = {&quot; &amp; [.E30]&amp; &quot;}, shortauthor = {&quot; &amp; [.D30]&amp; &quot;}, keywords = {ancient}, options = {antik},&quot;&amp;&quot;}&quot;" office:value-type="string" office:string-value="@Book{Anth_Plan,author ={{Anthologia Planudea}}, title ={Anthologia Planudea}, publisher = HUP, location = {Cambridge, MA and London}, year = {}, volume = {}, series = LCL-lang, shortseries = LCL-kurz, origtitle = {Anthologia Planudea}, origlanguage = {}, translator = {}, editor = {}, shorthand = {Anth. Plan.}, shortauthor = {Anthologia Planudea}, keywords = {ancient}, options = {antik},}">
            <text:p>@Book{Anth_Plan,author ={{Anthologia Planudea}}, title ={Anthologia Planudea}, publisher = HUP, location = {Cambridge, MA and London}, year = {}, volume = {}, series = LCL-lang, shortseries = LCL-kurz, origtitle = {Anthologia Planudea}, origlanguage = {}, translator = {}, editor = {}, shorthand = {Anth. Plan.}, shortauthor = {Anthologia Planudea}, keywords = {ancient}, options = {antik},}</text:p>
          </table:table-cell>
          <table:table-cell table:formula="of:=&quot;@Book{&quot; &amp;[.F30] &amp; &quot;,author ={&quot; &amp; [.G30] &amp;&quot;},  origtitle = {&quot; &amp; [.D30] &amp;&quot; }, shorthand = {&quot; &amp; [.E30]&amp;&quot;}, shortauthor = {&quot;&amp; [.D30]&amp; &quot;}, keywords = {ancient}, options = {antik}}&quot;" office:value-type="string" office:string-value="@Book{Anth_Plan,author ={{Anthologia Planudea}},  origtitle = {Anthologia Planudea }, shorthand = {Anth. Plan.}, shortauthor = {Anthologia Planudea}, keywords = {ancient}, options = {antik}}">
            <text:p>@Book{Anth_Plan,author ={{Anthologia Planudea}}, <text:s/>origtitle = {Anthologia Planudea }, shorthand = {Anth. Plan.}, shortauthor = {Anthologia Planudea}, keywords = {ancient}, options = {antik}}</text:p>
          </table:table-cell>
          <table:table-cell table:formula="of:=&quot;\item[&quot;&amp;[.E30] &amp; &quot;] &quot; &amp;[.C30]&amp; &quot; &quot; &amp;[.D30] &amp; &quot;\newline \textbf{&quot; &amp; [.F30] &amp;&quot;}&quot;" office:value-type="string" office:string-value="\item[Anth. Plan.]  Anthologia Planudea\newline \textbf{Anth_Plan}">
            <text:p>\item[Anth. Plan.] <text:s/>Anthologia Planudea\newline \textbf{Anth_Plan}</text:p>
          </table:table-cell>
        </table:table-row>
        <table:table-row table:style-name="ro1">
          <table:table-cell office:value-type="string">
            <text:p>Antiph.</text:p>
          </table:table-cell>
          <table:table-cell/>
          <table:table-cell office:value-type="string">
            <text:p>Antiphon</text:p>
          </table:table-cell>
          <table:table-cell/>
          <table:table-cell office:value-type="string">
            <text:p>Antiph.</text:p>
          </table:table-cell>
          <table:table-cell office:value-type="string">
            <text:p>Antiph</text:p>
          </table:table-cell>
          <table:table-cell table:formula="of:=&quot;{&quot;&amp;[.C31]&amp;&quot;}&quot;" office:value-type="string" office:string-value="{Antiphon}">
            <text:p>{Antipho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]&amp;&quot;,&quot;&amp;&quot;author ={&quot;&amp;[.G31]&amp;&quot;}, title ={&quot;&amp;[.D31]&amp;&quot;}, publisher = HUP, location = {Cambridge, MA and London}, year = {&quot;&amp; [.K31] &amp; &quot;}, volume = {&quot; &amp; [.M31] &amp;&quot;}, series = LCL-lang, shortseries = LCL-kurz, origtitle = {&quot; &amp; [.D31] &amp; &quot;}, origlanguage = {&quot; &amp; [.J31] &amp; &quot;}, translator = {&quot; &amp; [.N31] &amp; &quot;}, editor = {&quot; &amp; [.O31] &amp; &quot;}, shorthand = {&quot; &amp; [.E31]&amp; &quot;}, shortauthor = {&quot; &amp; [.C31]&amp; &quot;}, keywords = {ancient}, options = {antik},&quot;&amp;&quot;}&quot;" office:value-type="string" office:string-value="@Book{Antiph,author ={{Antiphon}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">
            <text:p>@Book{Antiph,author ={{Antiphon}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</text:p>
          </table:table-cell>
          <table:table-cell table:formula="of:=&quot;@Book{&quot; &amp;[.F31] &amp; &quot;,author ={&quot; &amp; [.G31] &amp;&quot;},  origtitle = {&quot; &amp; [.D31] &amp;&quot; }, shorthand = {&quot; &amp; [.E31]&amp;&quot;}, shortauthor = {&quot;&amp; [.C31]&amp; &quot;}, keywords = {ancient}, options = {antik}}&quot;" office:value-type="string" office:string-value="@Book{Antiph,author ={{Antiphon}},  origtitle = { }, shorthand = {Antiph.}, shortauthor = {Antiphon}, keywords = {ancient}, options = {antik}}">
            <text:p>@Book{Antiph,author ={{Antiphon}}, <text:s/>origtitle = { }, shorthand = {Antiph.}, shortauthor = {Antiphon}, keywords = {ancient}, options = {antik}}</text:p>
          </table:table-cell>
          <table:table-cell table:formula="of:=&quot;\item[&quot;&amp;[.E31] &amp; &quot;] &quot; &amp;[.C31]&amp; &quot; &quot; &amp;[.D31] &amp; &quot;\newline \textbf{&quot; &amp; [.F31] &amp;&quot;}&quot;" office:value-type="string" office:string-value="\item[Antiph.] Antiphon \newline \textbf{Antiph}">
            <text:p>\item[Antiph.] Antiphon \newline \textbf{Antiph}</text:p>
          </table:table-cell>
        </table:table-row>
        <table:table-row table:style-name="ro1">
          <table:table-cell office:value-type="string">
            <text:p>Antisth.</text:p>
          </table:table-cell>
          <table:table-cell/>
          <table:table-cell office:value-type="string">
            <text:p>Antisthenes</text:p>
          </table:table-cell>
          <table:table-cell/>
          <table:table-cell office:value-type="string">
            <text:p>Antisth.</text:p>
          </table:table-cell>
          <table:table-cell office:value-type="string">
            <text:p>Antisth</text:p>
          </table:table-cell>
          <table:table-cell table:formula="of:=&quot;{&quot;&amp;[.C32]&amp;&quot;}&quot;" office:value-type="string" office:string-value="{Antisthenes}">
            <text:p>{Antisthe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]&amp;&quot;,&quot;&amp;&quot;author ={&quot;&amp;[.G32]&amp;&quot;}, title ={&quot;&amp;[.D32]&amp;&quot;}, publisher = HUP, location = {Cambridge, MA and London}, year = {&quot;&amp; [.K32] &amp; &quot;}, volume = {&quot; &amp; [.M32] &amp;&quot;}, series = LCL-lang, shortseries = LCL-kurz, origtitle = {&quot; &amp; [.D32] &amp; &quot;}, origlanguage = {&quot; &amp; [.J32] &amp; &quot;}, translator = {&quot; &amp; [.N32] &amp; &quot;}, editor = {&quot; &amp; [.O32] &amp; &quot;}, shorthand = {&quot; &amp; [.E32]&amp; &quot;}, shortauthor = {&quot; &amp; [.C32]&amp; &quot;}, keywords = {ancient}, options = {antik},&quot;&amp;&quot;}&quot;" office:value-type="string" office:string-value="@Book{Antisth,author ={{Antisthenes}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">
            <text:p>@Book{Antisth,author ={{Antisthenes}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</text:p>
          </table:table-cell>
          <table:table-cell table:formula="of:=&quot;@Book{&quot; &amp;[.F32] &amp; &quot;,author ={&quot; &amp; [.G32] &amp;&quot;},  origtitle = {&quot; &amp; [.D32] &amp;&quot; }, shorthand = {&quot; &amp; [.E32]&amp;&quot;}, shortauthor = {&quot;&amp; [.C32]&amp; &quot;}, keywords = {ancient}, options = {antik}}&quot;" office:value-type="string" office:string-value="@Book{Antisth,author ={{Antisthenes}},  origtitle = { }, shorthand = {Antisth.}, shortauthor = {Antisthenes}, keywords = {ancient}, options = {antik}}">
            <text:p>@Book{Antisth,author ={{Antisthenes}}, <text:s/>origtitle = { }, shorthand = {Antisth.}, shortauthor = {Antisthenes}, keywords = {ancient}, options = {antik}}</text:p>
          </table:table-cell>
          <table:table-cell table:formula="of:=&quot;\item[&quot;&amp;[.E32] &amp; &quot;] &quot; &amp;[.C32]&amp; &quot; &quot; &amp;[.D32] &amp; &quot;\newline \textbf{&quot; &amp; [.F32] &amp;&quot;}&quot;" office:value-type="string" office:string-value="\item[Antisth.] Antisthenes \newline \textbf{Antisth}">
            <text:p>\item[Antisth.] Antisthenes \newline \textbf{Antisth}</text:p>
          </table:table-cell>
        </table:table-row>
        <table:table-row table:style-name="ro1">
          <table:table-cell office:value-type="string">
            <text:p>Apg</text:p>
          </table:table-cell>
          <table:table-cell/>
          <table:table-cell/>
          <table:table-cell office:value-type="string">
            <text:p>Apostelgeschichte</text:p>
          </table:table-cell>
          <table:table-cell office:value-type="string">
            <text:p>Ap.</text:p>
          </table:table-cell>
          <table:table-cell office:value-type="string">
            <text:p>Ap</text:p>
          </table:table-cell>
          <table:table-cell table:formula="of:=&quot;{&quot;&amp;[.D33]&amp;&quot;}&quot;" office:value-type="string" office:string-value="{Apostelgeschichte}">
            <text:p>{Apostelgeschichte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]&amp;&quot;,&quot;&amp;&quot;author ={&quot;&amp;[.G33]&amp;&quot;}, title ={&quot;&amp;[.D33]&amp;&quot;}, publisher = HUP, location = {Cambridge, MA and London}, year = {&quot;&amp; [.K33] &amp; &quot;}, volume = {&quot; &amp; [.M33] &amp;&quot;}, series = LCL-lang, shortseries = LCL-kurz, origtitle = {&quot; &amp; [.D33] &amp; &quot;}, origlanguage = {&quot; &amp; [.J33] &amp; &quot;}, translator = {&quot; &amp; [.N33] &amp; &quot;}, editor = {&quot; &amp; [.O33] &amp; &quot;}, shorthand = {&quot; &amp; [.E33]&amp; &quot;}, shortauthor = {&quot; &amp; [.D33]&amp; &quot;}, keywords = {ancient}, options = {antik},&quot;&amp;&quot;}&quot;" office:value-type="string" office:string-value="@Book{Ap,author ={{Apostelgeschichte}}, title ={Apostelgeschichte}, publisher = HUP, location = {Cambridge, MA and London}, year = {}, volume = {}, series = LCL-lang, shortseries = LCL-kurz, origtitle = {Apostelgeschichte}, origlanguage = {}, translator = {}, editor = {}, shorthand = {Ap.}, shortauthor = {Apostelgeschichte}, keywords = {ancient}, options = {antik},}">
            <text:p>@Book{Ap,author ={{Apostelgeschichte}}, title ={Apostelgeschichte}, publisher = HUP, location = {Cambridge, MA and London}, year = {}, volume = {}, series = LCL-lang, shortseries = LCL-kurz, origtitle = {Apostelgeschichte}, origlanguage = {}, translator = {}, editor = {}, shorthand = {Ap.}, shortauthor = {Apostelgeschichte}, keywords = {ancient}, options = {antik},}</text:p>
          </table:table-cell>
          <table:table-cell table:formula="of:=&quot;@Book{&quot; &amp;[.F33] &amp; &quot;,author ={&quot; &amp; [.G33] &amp;&quot;},  origtitle = {&quot; &amp; [.D33] &amp;&quot; }, shorthand = {&quot; &amp; [.E33]&amp;&quot;}, shortauthor = {&quot;&amp; [.D33]&amp; &quot;}, keywords = {ancient}, options = {antik}}&quot;" office:value-type="string" office:string-value="@Book{Ap,author ={{Apostelgeschichte}},  origtitle = {Apostelgeschichte }, shorthand = {Ap.}, shortauthor = {Apostelgeschichte}, keywords = {ancient}, options = {antik}}">
            <text:p>@Book{Ap,author ={{Apostelgeschichte}}, <text:s/>origtitle = {Apostelgeschichte }, shorthand = {Ap.}, shortauthor = {Apostelgeschichte}, keywords = {ancient}, options = {antik}}</text:p>
          </table:table-cell>
          <table:table-cell table:formula="of:=&quot;\item[&quot;&amp;[.E33] &amp; &quot;] &quot; &amp;[.C33]&amp; &quot; &quot; &amp;[.D33] &amp; &quot;\newline \textbf{&quot; &amp; [.F33] &amp;&quot;}&quot;" office:value-type="string" office:string-value="\item[Ap.]  Apostelgeschichte\newline \textbf{Ap}">
            <text:p>\item[Ap.] <text:s/>Apostelgeschichte\newline \textbf{Ap}</text:p>
          </table:table-cell>
        </table:table-row>
        <table:table-row table:style-name="ro1">
          <table:table-cell office:value-type="string">
            <text:p>Apk</text:p>
          </table:table-cell>
          <table:table-cell/>
          <table:table-cell/>
          <table:table-cell office:value-type="string">
            <text:p>Apokalypse</text:p>
          </table:table-cell>
          <table:table-cell office:value-type="string">
            <text:p>Ap.</text:p>
          </table:table-cell>
          <table:table-cell office:value-type="string">
            <text:p>Apk</text:p>
          </table:table-cell>
          <table:table-cell table:formula="of:=&quot;{&quot;&amp;[.D34]&amp;&quot;}&quot;" office:value-type="string" office:string-value="{Apokalypse}">
            <text:p>{Apokalypse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]&amp;&quot;,&quot;&amp;&quot;author ={&quot;&amp;[.G34]&amp;&quot;}, title ={&quot;&amp;[.D34]&amp;&quot;}, publisher = HUP, location = {Cambridge, MA and London}, year = {&quot;&amp; [.K34] &amp; &quot;}, volume = {&quot; &amp; [.M34] &amp;&quot;}, series = LCL-lang, shortseries = LCL-kurz, origtitle = {&quot; &amp; [.D34] &amp; &quot;}, origlanguage = {&quot; &amp; [.J34] &amp; &quot;}, translator = {&quot; &amp; [.N34] &amp; &quot;}, editor = {&quot; &amp; [.O34] &amp; &quot;}, shorthand = {&quot; &amp; [.E34]&amp; &quot;}, shortauthor = {&quot; &amp; [.D34]&amp; &quot;}, keywords = {ancient}, options = {antik},&quot;&amp;&quot;}&quot;" office:value-type="string" office:string-value="@Book{Apk,author ={{Apokalypse}}, title ={Apokalypse}, publisher = HUP, location = {Cambridge, MA and London}, year = {}, volume = {}, series = LCL-lang, shortseries = LCL-kurz, origtitle = {Apokalypse}, origlanguage = {}, translator = {}, editor = {}, shorthand = {Ap.}, shortauthor = {Apokalypse}, keywords = {ancient}, options = {antik},}">
            <text:p>@Book{Apk,author ={{Apokalypse}}, title ={Apokalypse}, publisher = HUP, location = {Cambridge, MA and London}, year = {}, volume = {}, series = LCL-lang, shortseries = LCL-kurz, origtitle = {Apokalypse}, origlanguage = {}, translator = {}, editor = {}, shorthand = {Ap.}, shortauthor = {Apokalypse}, keywords = {ancient}, options = {antik},}</text:p>
          </table:table-cell>
          <table:table-cell table:formula="of:=&quot;@Book{&quot; &amp;[.F34] &amp; &quot;,author ={&quot; &amp; [.G34] &amp;&quot;},  origtitle = {&quot; &amp; [.D34] &amp;&quot; }, shorthand = {&quot; &amp; [.E34]&amp;&quot;}, shortauthor = {&quot;&amp; [.D34]&amp; &quot;}, keywords = {ancient}, options = {antik}}&quot;" office:value-type="string" office:string-value="@Book{Apk,author ={{Apokalypse}},  origtitle = {Apokalypse }, shorthand = {Ap.}, shortauthor = {Apokalypse}, keywords = {ancient}, options = {antik}}">
            <text:p>@Book{Apk,author ={{Apokalypse}}, <text:s/>origtitle = {Apokalypse }, shorthand = {Ap.}, shortauthor = {Apokalypse}, keywords = {ancient}, options = {antik}}</text:p>
          </table:table-cell>
          <table:table-cell table:formula="of:=&quot;\item[&quot;&amp;[.E34] &amp; &quot;] &quot; &amp;[.C34]&amp; &quot; &quot; &amp;[.D34] &amp; &quot;\newline \textbf{&quot; &amp; [.F34] &amp;&quot;}&quot;" office:value-type="string" office:string-value="\item[Ap.]  Apokalypse\newline \textbf{Apk}">
            <text:p>\item[Ap.] <text:s/>Apokalypse\newline \textbf{Apk}</text:p>
          </table:table-cell>
        </table:table-row>
        <table:table-row table:style-name="ro1">
          <table:table-cell office:value-type="string">
            <text:p>Apoll. Rhod.</text:p>
          </table:table-cell>
          <table:table-cell/>
          <table:table-cell office:value-type="string">
            <text:p>Apollonios Rhodios</text:p>
          </table:table-cell>
          <table:table-cell office:value-type="string">
            <text:p>Argonautica</text:p>
          </table:table-cell>
          <table:table-cell office:value-type="string">
            <text:p>Apoll. Rhod.</text:p>
          </table:table-cell>
          <table:table-cell office:value-type="string">
            <text:p>Apoll_Rhod</text:p>
          </table:table-cell>
          <table:table-cell table:formula="of:=&quot;{&quot;&amp;[.C35]&amp;&quot;}&quot;" office:value-type="string" office:string-value="{Apollonios Rhodios}">
            <text:p>{Apollonios Rhodios}</text:p>
          </table:table-cell>
          <table:table-cell table:number-columns-repeated="2"/>
          <table:table-cell office:value-type="string">
            <text:p>greek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Race, William H.</text:p>
          </table:table-cell>
          <table:table-cell table:formula="of:=&quot;@Book{&quot;&amp;[.F35]&amp;&quot;,&quot;&amp;&quot;author ={&quot;&amp;[.G35]&amp;&quot;}, title ={&quot;&amp;[.D35]&amp;&quot;}, publisher = HUP, location = {Cambridge, MA and London}, year = {&quot;&amp; [.K35] &amp; &quot;}, volume = {&quot; &amp; [.M35] &amp;&quot;}, series = LCL-lang, shortseries = LCL-kurz, origtitle = {&quot; &amp; [.D35] &amp; &quot;}, origlanguage = {&quot; &amp; [.J35] &amp; &quot;}, translator = {&quot; &amp; [.N35] &amp; &quot;}, editor = {&quot; &amp; [.O35] &amp; &quot;}, shorthand = {&quot; &amp; [.E35]&amp; &quot;}, shortauthor = {&quot; &amp; [.C35]&amp; &quot;}, keywords = {ancient}, options = {antik},&quot;&amp;&quot;}&quot;" office:value-type="string" office:string-value="@Book{Apoll_Rhod,author ={{Apollonios Rhodios}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">
            <text:p>@Book{Apoll_Rhod,author ={{Apollonios Rhodios}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</text:p>
          </table:table-cell>
          <table:table-cell table:formula="of:=&quot;@Book{&quot; &amp;[.F35] &amp; &quot;,author ={&quot; &amp; [.G35] &amp;&quot;},  origtitle = {&quot; &amp; [.D35] &amp;&quot; }, shorthand = {&quot; &amp; [.E35]&amp;&quot;}, shortauthor = {&quot;&amp; [.C35]&amp; &quot;}, keywords = {ancient}, options = {antik}}&quot;" office:value-type="string" office:string-value="@Book{Apoll_Rhod,author ={{Apollonios Rhodios}},  origtitle = {Argonautica }, shorthand = {Apoll. Rhod.}, shortauthor = {Apollonios Rhodios}, keywords = {ancient}, options = {antik}}">
            <text:p>@Book{Apoll_Rhod,author ={{Apollonios Rhodios}}, <text:s/>origtitle = {Argonautica }, shorthand = {Apoll. Rhod.}, shortauthor = {Apollonios Rhodios}, keywords = {ancient}, options = {antik}}</text:p>
          </table:table-cell>
          <table:table-cell table:formula="of:=&quot;\item[&quot;&amp;[.E35] &amp; &quot;] &quot; &amp;[.C35]&amp; &quot; &quot; &amp;[.D35] &amp; &quot;\newline \textbf{&quot; &amp; [.F35] &amp;&quot;}&quot;" office:value-type="string" office:string-value="\item[Apoll. Rhod.] Apollonios Rhodios Argonautica\newline \textbf{Apoll_Rhod}">
            <text:p>\item[Apoll. Rhod.] Apollonios Rhodios Argonautica\newline \textbf{Apoll_Rhod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bibl.</text:p>
          </table:table-cell>
          <table:table-cell office:value-type="string">
            <text:p>Apollodoros</text:p>
          </table:table-cell>
          <table:table-cell office:value-type="string">
            <text:p>bibliotheke</text:p>
          </table:table-cell>
          <table:table-cell office:value-type="string">
            <text:p>Apollod. bibl.</text:p>
          </table:table-cell>
          <table:table-cell office:value-type="string">
            <text:p>Apollod_bibl</text:p>
          </table:table-cell>
          <table:table-cell table:formula="of:=&quot;{&quot;&amp;[.C36]&amp;&quot;}&quot;" office:value-type="string" office:string-value="{Apollodoros}">
            <text:p>{Apollodo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]&amp;&quot;,&quot;&amp;&quot;author ={&quot;&amp;[.G36]&amp;&quot;}, title ={&quot;&amp;[.D36]&amp;&quot;}, publisher = HUP, location = {Cambridge, MA and London}, year = {&quot;&amp; [.K36] &amp; &quot;}, volume = {&quot; &amp; [.M36] &amp;&quot;}, series = LCL-lang, shortseries = LCL-kurz, origtitle = {&quot; &amp; [.D36] &amp; &quot;}, origlanguage = {&quot; &amp; [.J36] &amp; &quot;}, translator = {&quot; &amp; [.N36] &amp; &quot;}, editor = {&quot; &amp; [.O36] &amp; &quot;}, shorthand = {&quot; &amp; [.E36]&amp; &quot;}, shortauthor = {&quot; &amp; [.C36]&amp; &quot;}, keywords = {ancient}, options = {antik},&quot;&amp;&quot;}&quot;" office:value-type="string" office:string-value="@Book{Apollod_bibl,author ={{Apollodoros}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">
            <text:p>@Book{Apollod_bibl,author ={{Apollodoros}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</text:p>
          </table:table-cell>
          <table:table-cell table:formula="of:=&quot;@Book{&quot; &amp;[.F36] &amp; &quot;,author ={&quot; &amp; [.G36] &amp;&quot;},  origtitle = {&quot; &amp; [.D36] &amp;&quot; }, shorthand = {&quot; &amp; [.E36]&amp;&quot;}, shortauthor = {&quot;&amp; [.C36]&amp; &quot;}, keywords = {ancient}, options = {antik}}&quot;" office:value-type="string" office:string-value="@Book{Apollod_bibl,author ={{Apollodoros}},  origtitle = {bibliotheke }, shorthand = {Apollod. bibl.}, shortauthor = {Apollodoros}, keywords = {ancient}, options = {antik}}">
            <text:p>@Book{Apollod_bibl,author ={{Apollodoros}}, <text:s/>origtitle = {bibliotheke }, shorthand = {Apollod. bibl.}, shortauthor = {Apollodoros}, keywords = {ancient}, options = {antik}}</text:p>
          </table:table-cell>
          <table:table-cell table:formula="of:=&quot;\item[&quot;&amp;[.E36] &amp; &quot;] &quot; &amp;[.C36]&amp; &quot; &quot; &amp;[.D36] &amp; &quot;\newline \textbf{&quot; &amp; [.F36] &amp;&quot;}&quot;" office:value-type="string" office:string-value="\item[Apollod. bibl.] Apollodoros bibliotheke\newline \textbf{Apollod_bibl}">
            <text:p>\item[Apollod. bibl.] Apollodoros bibliotheke\newline \textbf{Apollod_bibl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epit.</text:p>
          </table:table-cell>
          <table:table-cell office:value-type="string">
            <text:p>Apollodoros</text:p>
          </table:table-cell>
          <table:table-cell office:value-type="string">
            <text:p>epitome</text:p>
          </table:table-cell>
          <table:table-cell office:value-type="string">
            <text:p>Apollod. epit.</text:p>
          </table:table-cell>
          <table:table-cell office:value-type="string">
            <text:p>Apollod_epit</text:p>
          </table:table-cell>
          <table:table-cell table:formula="of:=&quot;{&quot;&amp;[.C37]&amp;&quot;}&quot;" office:value-type="string" office:string-value="{Apollodoros}">
            <text:p>{Apollodo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]&amp;&quot;,&quot;&amp;&quot;author ={&quot;&amp;[.G37]&amp;&quot;}, title ={&quot;&amp;[.D37]&amp;&quot;}, publisher = HUP, location = {Cambridge, MA and London}, year = {&quot;&amp; [.K37] &amp; &quot;}, volume = {&quot; &amp; [.M37] &amp;&quot;}, series = LCL-lang, shortseries = LCL-kurz, origtitle = {&quot; &amp; [.D37] &amp; &quot;}, origlanguage = {&quot; &amp; [.J37] &amp; &quot;}, translator = {&quot; &amp; [.N37] &amp; &quot;}, editor = {&quot; &amp; [.O37] &amp; &quot;}, shorthand = {&quot; &amp; [.E37]&amp; &quot;}, shortauthor = {&quot; &amp; [.C37]&amp; &quot;}, keywords = {ancient}, options = {antik},&quot;&amp;&quot;}&quot;" office:value-type="string" office:string-value="@Book{Apollod_epit,author ={{Apollodoros}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">
            <text:p>@Book{Apollod_epit,author ={{Apollodoros}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</text:p>
          </table:table-cell>
          <table:table-cell table:formula="of:=&quot;@Book{&quot; &amp;[.F37] &amp; &quot;,author ={&quot; &amp; [.G37] &amp;&quot;},  origtitle = {&quot; &amp; [.D37] &amp;&quot; }, shorthand = {&quot; &amp; [.E37]&amp;&quot;}, shortauthor = {&quot;&amp; [.C37]&amp; &quot;}, keywords = {ancient}, options = {antik}}&quot;" office:value-type="string" office:string-value="@Book{Apollod_epit,author ={{Apollodoros}},  origtitle = {epitome }, shorthand = {Apollod. epit.}, shortauthor = {Apollodoros}, keywords = {ancient}, options = {antik}}">
            <text:p>@Book{Apollod_epit,author ={{Apollodoros}}, <text:s/>origtitle = {epitome }, shorthand = {Apollod. epit.}, shortauthor = {Apollodoros}, keywords = {ancient}, options = {antik}}</text:p>
          </table:table-cell>
          <table:table-cell table:formula="of:=&quot;\item[&quot;&amp;[.E37] &amp; &quot;] &quot; &amp;[.C37]&amp; &quot; &quot; &amp;[.D37] &amp; &quot;\newline \textbf{&quot; &amp; [.F37] &amp;&quot;}&quot;" office:value-type="string" office:string-value="\item[Apollod. epit.] Apollodoros epitome\newline \textbf{Apollod_epit}">
            <text:p>\item[Apollod. epit.] Apollodoros epitome\newline \textbf{Apollod_epi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elt.</text:p>
          </table:table-cell>
          <table:table-cell office:value-type="string">
            <text:p>Appian</text:p>
          </table:table-cell>
          <table:table-cell office:value-type="string">
            <text:p>Celtica</text:p>
          </table:table-cell>
          <table:table-cell office:value-type="string">
            <text:p>App. Celt.</text:p>
          </table:table-cell>
          <table:table-cell office:value-type="string">
            <text:p>App_Celt</text:p>
          </table:table-cell>
          <table:table-cell table:formula="of:=&quot;{&quot;&amp;[.C38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]&amp;&quot;,&quot;&amp;&quot;author ={&quot;&amp;[.G38]&amp;&quot;}, title ={&quot;&amp;[.D38]&amp;&quot;}, publisher = HUP, location = {Cambridge, MA and London}, year = {&quot;&amp; [.K38] &amp; &quot;}, volume = {&quot; &amp; [.M38] &amp;&quot;}, series = LCL-lang, shortseries = LCL-kurz, origtitle = {&quot; &amp; [.D38] &amp; &quot;}, origlanguage = {&quot; &amp; [.J38] &amp; &quot;}, translator = {&quot; &amp; [.N38] &amp; &quot;}, editor = {&quot; &amp; [.O38] &amp; &quot;}, shorthand = {&quot; &amp; [.E38]&amp; &quot;}, shortauthor = {&quot; &amp; [.C38]&amp; &quot;}, keywords = {ancient}, options = {antik},&quot;&amp;&quot;}&quot;" office:value-type="string" office:string-value="@Book{App_Celt,author ={{Appian}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">
            <text:p>@Book{App_Celt,author ={{Appian}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</text:p>
          </table:table-cell>
          <table:table-cell table:formula="of:=&quot;@Book{&quot; &amp;[.F38] &amp; &quot;,author ={&quot; &amp; [.G38] &amp;&quot;},  origtitle = {&quot; &amp; [.D38] &amp;&quot; }, shorthand = {&quot; &amp; [.E38]&amp;&quot;}, shortauthor = {&quot;&amp; [.C38]&amp; &quot;}, keywords = {ancient}, options = {antik}}&quot;" office:value-type="string" office:string-value="@Book{App_Celt,author ={{Appian}},  origtitle = {Celtica }, shorthand = {App. Celt.}, shortauthor = {Appian}, keywords = {ancient}, options = {antik}}">
            <text:p>@Book{App_Celt,author ={{Appian}}, <text:s/>origtitle = {Celtica }, shorthand = {App. Celt.}, shortauthor = {Appian}, keywords = {ancient}, options = {antik}}</text:p>
          </table:table-cell>
          <table:table-cell table:formula="of:=&quot;\item[&quot;&amp;[.E38] &amp; &quot;] &quot; &amp;[.C38]&amp; &quot; &quot; &amp;[.D38] &amp; &quot;\newline \textbf{&quot; &amp; [.F38] &amp;&quot;}&quot;" office:value-type="string" office:string-value="\item[App. Celt.] Appian Celtica\newline \textbf{App_Celt}">
            <text:p>\item[App. Celt.] Appian Celtica\newline \textbf{App_Cel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iv.</text:p>
          </table:table-cell>
          <table:table-cell office:value-type="string">
            <text:p>Appian</text:p>
          </table:table-cell>
          <table:table-cell office:value-type="string">
            <text:p>bella civilia</text:p>
          </table:table-cell>
          <table:table-cell office:value-type="string">
            <text:p>App. civ.</text:p>
          </table:table-cell>
          <table:table-cell office:value-type="string">
            <text:p>App_civ</text:p>
          </table:table-cell>
          <table:table-cell table:formula="of:=&quot;{&quot;&amp;[.C39]&amp;&quot;}&quot;" office:value-type="string" office:string-value="{Appian}">
            <text:p>{Appian}</text:p>
          </table:table-cell>
          <table:table-cell office:value-type="string">
            <text:p>Roman History</text:p>
          </table:table-cell>
          <table:table-cell office:value-type="string">
            <text:p>The Civil War.</text:p>
          </table:table-cell>
          <table:table-cell office:value-type="string">
            <text:p>greek</text:p>
          </table:table-cell>
          <table:table-cell office:value-type="float" office:value="1913">
            <text:p>1913</text:p>
          </table:table-cell>
          <table:table-cell office:value-type="string">
            <text:p>4—5</text:p>
          </table:table-cell>
          <table:table-cell office:value-type="string">
            <text:p>III—IV</text:p>
          </table:table-cell>
          <table:table-cell table:number-columns-repeated="2" office:value-type="string">
            <text:p>White, Horace</text:p>
          </table:table-cell>
          <table:table-cell table:formula="of:=&quot;@Book{&quot;&amp;[.F39]&amp;&quot;,&quot;&amp;&quot;author ={&quot;&amp;[.G39]&amp;&quot;}, title ={&quot;&amp;[.D39]&amp;&quot;}, publisher = HUP, location = {Cambridge, MA and London}, year = {&quot;&amp; [.K39] &amp; &quot;}, volume = {&quot; &amp; [.M39] &amp;&quot;}, series = LCL-lang, shortseries = LCL-kurz, origtitle = {&quot; &amp; [.D39] &amp; &quot;}, origlanguage = {&quot; &amp; [.J39] &amp; &quot;}, translator = {&quot; &amp; [.N39] &amp; &quot;}, editor = {&quot; &amp; [.O39] &amp; &quot;}, shorthand = {&quot; &amp; [.E39]&amp; &quot;}, shortauthor = {&quot; &amp; [.C39]&amp; &quot;}, keywords = {ancient}, options = {antik},&quot;&amp;&quot;}&quot;" office:value-type="string" office:string-value="@Book{App_civ,author ={{Appian}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">
            <text:p>@Book{App_civ,author ={{Appian}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</text:p>
          </table:table-cell>
          <table:table-cell table:formula="of:=&quot;@Book{&quot; &amp;[.F39] &amp; &quot;,author ={&quot; &amp; [.G39] &amp;&quot;},  origtitle = {&quot; &amp; [.D39] &amp;&quot; }, shorthand = {&quot; &amp; [.E39]&amp;&quot;}, shortauthor = {&quot;&amp; [.C39]&amp; &quot;}, keywords = {ancient}, options = {antik}}&quot;" office:value-type="string" office:string-value="@Book{App_civ,author ={{Appian}},  origtitle = {bella civilia }, shorthand = {App. civ.}, shortauthor = {Appian}, keywords = {ancient}, options = {antik}}">
            <text:p>@Book{App_civ,author ={{Appian}}, <text:s/>origtitle = {bella civilia }, shorthand = {App. civ.}, shortauthor = {Appian}, keywords = {ancient}, options = {antik}}</text:p>
          </table:table-cell>
          <table:table-cell table:formula="of:=&quot;\item[&quot;&amp;[.E39] &amp; &quot;] &quot; &amp;[.C39]&amp; &quot; &quot; &amp;[.D39] &amp; &quot;\newline \textbf{&quot; &amp; [.F39] &amp;&quot;}&quot;" office:value-type="string" office:string-value="\item[App. civ.] Appian bella civilia\newline \textbf{App_civ}">
            <text:p>\item[App. civ.] Appian bella civilia\newline \textbf{App_civ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Hann.</text:p>
          </table:table-cell>
          <table:table-cell office:value-type="string">
            <text:p>Appian</text:p>
          </table:table-cell>
          <table:table-cell office:value-type="string">
            <text:p>Hannibalica</text:p>
          </table:table-cell>
          <table:table-cell office:value-type="string">
            <text:p>App. Hann.</text:p>
          </table:table-cell>
          <table:table-cell office:value-type="string">
            <text:p>App_Hann</text:p>
          </table:table-cell>
          <table:table-cell table:formula="of:=&quot;{&quot;&amp;[.C40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]&amp;&quot;,&quot;&amp;&quot;author ={&quot;&amp;[.G40]&amp;&quot;}, title ={&quot;&amp;[.D40]&amp;&quot;}, publisher = HUP, location = {Cambridge, MA and London}, year = {&quot;&amp; [.K40] &amp; &quot;}, volume = {&quot; &amp; [.M40] &amp;&quot;}, series = LCL-lang, shortseries = LCL-kurz, origtitle = {&quot; &amp; [.D40] &amp; &quot;}, origlanguage = {&quot; &amp; [.J40] &amp; &quot;}, translator = {&quot; &amp; [.N40] &amp; &quot;}, editor = {&quot; &amp; [.O40] &amp; &quot;}, shorthand = {&quot; &amp; [.E40]&amp; &quot;}, shortauthor = {&quot; &amp; [.C40]&amp; &quot;}, keywords = {ancient}, options = {antik},&quot;&amp;&quot;}&quot;" office:value-type="string" office:string-value="@Book{App_Hann,author ={{Appian}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">
            <text:p>@Book{App_Hann,author ={{Appian}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</text:p>
          </table:table-cell>
          <table:table-cell table:formula="of:=&quot;@Book{&quot; &amp;[.F40] &amp; &quot;,author ={&quot; &amp; [.G40] &amp;&quot;},  origtitle = {&quot; &amp; [.D40] &amp;&quot; }, shorthand = {&quot; &amp; [.E40]&amp;&quot;}, shortauthor = {&quot;&amp; [.C40]&amp; &quot;}, keywords = {ancient}, options = {antik}}&quot;" office:value-type="string" office:string-value="@Book{App_Hann,author ={{Appian}},  origtitle = {Hannibalica }, shorthand = {App. Hann.}, shortauthor = {Appian}, keywords = {ancient}, options = {antik}}">
            <text:p>@Book{App_Hann,author ={{Appian}}, <text:s/>origtitle = {Hannibalica }, shorthand = {App. Hann.}, shortauthor = {Appian}, keywords = {ancient}, options = {antik}}</text:p>
          </table:table-cell>
          <table:table-cell table:formula="of:=&quot;\item[&quot;&amp;[.E40] &amp; &quot;] &quot; &amp;[.C40]&amp; &quot; &quot; &amp;[.D40] &amp; &quot;\newline \textbf{&quot; &amp; [.F40] &amp;&quot;}&quot;" office:value-type="string" office:string-value="\item[App. Hann.] Appian Hannibalica\newline \textbf{App_Hann}">
            <text:p>\item[App. Hann.] Appian Hannibalica\newline \textbf{App_Hann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b.</text:p>
          </table:table-cell>
          <table:table-cell office:value-type="string">
            <text:p>Appian</text:p>
          </table:table-cell>
          <table:table-cell office:value-type="string">
            <text:p>Iberica</text:p>
          </table:table-cell>
          <table:table-cell office:value-type="string">
            <text:p>App. Ib.</text:p>
          </table:table-cell>
          <table:table-cell office:value-type="string">
            <text:p>App_Ib</text:p>
          </table:table-cell>
          <table:table-cell table:formula="of:=&quot;{&quot;&amp;[.C41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]&amp;&quot;,&quot;&amp;&quot;author ={&quot;&amp;[.G41]&amp;&quot;}, title ={&quot;&amp;[.D41]&amp;&quot;}, publisher = HUP, location = {Cambridge, MA and London}, year = {&quot;&amp; [.K41] &amp; &quot;}, volume = {&quot; &amp; [.M41] &amp;&quot;}, series = LCL-lang, shortseries = LCL-kurz, origtitle = {&quot; &amp; [.D41] &amp; &quot;}, origlanguage = {&quot; &amp; [.J41] &amp; &quot;}, translator = {&quot; &amp; [.N41] &amp; &quot;}, editor = {&quot; &amp; [.O41] &amp; &quot;}, shorthand = {&quot; &amp; [.E41]&amp; &quot;}, shortauthor = {&quot; &amp; [.C41]&amp; &quot;}, keywords = {ancient}, options = {antik},&quot;&amp;&quot;}&quot;" office:value-type="string" office:string-value="@Book{App_Ib,author ={{Appian}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">
            <text:p>@Book{App_Ib,author ={{Appian}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</text:p>
          </table:table-cell>
          <table:table-cell table:formula="of:=&quot;@Book{&quot; &amp;[.F41] &amp; &quot;,author ={&quot; &amp; [.G41] &amp;&quot;},  origtitle = {&quot; &amp; [.D41] &amp;&quot; }, shorthand = {&quot; &amp; [.E41]&amp;&quot;}, shortauthor = {&quot;&amp; [.C41]&amp; &quot;}, keywords = {ancient}, options = {antik}}&quot;" office:value-type="string" office:string-value="@Book{App_Ib,author ={{Appian}},  origtitle = {Iberica }, shorthand = {App. Ib.}, shortauthor = {Appian}, keywords = {ancient}, options = {antik}}">
            <text:p>@Book{App_Ib,author ={{Appian}}, <text:s/>origtitle = {Iberica }, shorthand = {App. Ib.}, shortauthor = {Appian}, keywords = {ancient}, options = {antik}}</text:p>
          </table:table-cell>
          <table:table-cell table:formula="of:=&quot;\item[&quot;&amp;[.E41] &amp; &quot;] &quot; &amp;[.C41]&amp; &quot; &quot; &amp;[.D41] &amp; &quot;\newline \textbf{&quot; &amp; [.F41] &amp;&quot;}&quot;" office:value-type="string" office:string-value="\item[App. Ib.] Appian Iberica\newline \textbf{App_Ib}">
            <text:p>\item[App. Ib.] Appian Iberica\newline \textbf{App_Ib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ll.</text:p>
          </table:table-cell>
          <table:table-cell office:value-type="string">
            <text:p>Appian</text:p>
          </table:table-cell>
          <table:table-cell office:value-type="string">
            <text:p>Illyrica</text:p>
          </table:table-cell>
          <table:table-cell office:value-type="string">
            <text:p>App. Ill.</text:p>
          </table:table-cell>
          <table:table-cell office:value-type="string">
            <text:p>App_Ill</text:p>
          </table:table-cell>
          <table:table-cell table:formula="of:=&quot;{&quot;&amp;[.C42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]&amp;&quot;,&quot;&amp;&quot;author ={&quot;&amp;[.G42]&amp;&quot;}, title ={&quot;&amp;[.D42]&amp;&quot;}, publisher = HUP, location = {Cambridge, MA and London}, year = {&quot;&amp; [.K42] &amp; &quot;}, volume = {&quot; &amp; [.M42] &amp;&quot;}, series = LCL-lang, shortseries = LCL-kurz, origtitle = {&quot; &amp; [.D42] &amp; &quot;}, origlanguage = {&quot; &amp; [.J42] &amp; &quot;}, translator = {&quot; &amp; [.N42] &amp; &quot;}, editor = {&quot; &amp; [.O42] &amp; &quot;}, shorthand = {&quot; &amp; [.E42]&amp; &quot;}, shortauthor = {&quot; &amp; [.C42]&amp; &quot;}, keywords = {ancient}, options = {antik},&quot;&amp;&quot;}&quot;" office:value-type="string" office:string-value="@Book{App_Ill,author ={{Appian}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">
            <text:p>@Book{App_Ill,author ={{Appian}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</text:p>
          </table:table-cell>
          <table:table-cell table:formula="of:=&quot;@Book{&quot; &amp;[.F42] &amp; &quot;,author ={&quot; &amp; [.G42] &amp;&quot;},  origtitle = {&quot; &amp; [.D42] &amp;&quot; }, shorthand = {&quot; &amp; [.E42]&amp;&quot;}, shortauthor = {&quot;&amp; [.C42]&amp; &quot;}, keywords = {ancient}, options = {antik}}&quot;" office:value-type="string" office:string-value="@Book{App_Ill,author ={{Appian}},  origtitle = {Illyrica }, shorthand = {App. Ill.}, shortauthor = {Appian}, keywords = {ancient}, options = {antik}}">
            <text:p>@Book{App_Ill,author ={{Appian}}, <text:s/>origtitle = {Illyrica }, shorthand = {App. Ill.}, shortauthor = {Appian}, keywords = {ancient}, options = {antik}}</text:p>
          </table:table-cell>
          <table:table-cell table:formula="of:=&quot;\item[&quot;&amp;[.E42] &amp; &quot;] &quot; &amp;[.C42]&amp; &quot; &quot; &amp;[.D42] &amp; &quot;\newline \textbf{&quot; &amp; [.F42] &amp;&quot;}&quot;" office:value-type="string" office:string-value="\item[App. Ill.] Appian Illyrica\newline \textbf{App_Ill}">
            <text:p>\item[App. Ill.] Appian Illyrica\newline \textbf{App_Ill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t.</text:p>
          </table:table-cell>
          <table:table-cell office:value-type="string">
            <text:p>Appian</text:p>
          </table:table-cell>
          <table:table-cell office:value-type="string">
            <text:p>Italica</text:p>
          </table:table-cell>
          <table:table-cell office:value-type="string">
            <text:p>App. It.</text:p>
          </table:table-cell>
          <table:table-cell office:value-type="string">
            <text:p>App_It</text:p>
          </table:table-cell>
          <table:table-cell table:formula="of:=&quot;{&quot;&amp;[.C43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]&amp;&quot;,&quot;&amp;&quot;author ={&quot;&amp;[.G43]&amp;&quot;}, title ={&quot;&amp;[.D43]&amp;&quot;}, publisher = HUP, location = {Cambridge, MA and London}, year = {&quot;&amp; [.K43] &amp; &quot;}, volume = {&quot; &amp; [.M43] &amp;&quot;}, series = LCL-lang, shortseries = LCL-kurz, origtitle = {&quot; &amp; [.D43] &amp; &quot;}, origlanguage = {&quot; &amp; [.J43] &amp; &quot;}, translator = {&quot; &amp; [.N43] &amp; &quot;}, editor = {&quot; &amp; [.O43] &amp; &quot;}, shorthand = {&quot; &amp; [.E43]&amp; &quot;}, shortauthor = {&quot; &amp; [.C43]&amp; &quot;}, keywords = {ancient}, options = {antik},&quot;&amp;&quot;}&quot;" office:value-type="string" office:string-value="@Book{App_It,author ={{Appian}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">
            <text:p>@Book{App_It,author ={{Appian}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</text:p>
          </table:table-cell>
          <table:table-cell table:formula="of:=&quot;@Book{&quot; &amp;[.F43] &amp; &quot;,author ={&quot; &amp; [.G43] &amp;&quot;},  origtitle = {&quot; &amp; [.D43] &amp;&quot; }, shorthand = {&quot; &amp; [.E43]&amp;&quot;}, shortauthor = {&quot;&amp; [.C43]&amp; &quot;}, keywords = {ancient}, options = {antik}}&quot;" office:value-type="string" office:string-value="@Book{App_It,author ={{Appian}},  origtitle = {Italica }, shorthand = {App. It.}, shortauthor = {Appian}, keywords = {ancient}, options = {antik}}">
            <text:p>@Book{App_It,author ={{Appian}}, <text:s/>origtitle = {Italica }, shorthand = {App. It.}, shortauthor = {Appian}, keywords = {ancient}, options = {antik}}</text:p>
          </table:table-cell>
          <table:table-cell table:formula="of:=&quot;\item[&quot;&amp;[.E43] &amp; &quot;] &quot; &amp;[.C43]&amp; &quot; &quot; &amp;[.D43] &amp; &quot;\newline \textbf{&quot; &amp; [.F43] &amp;&quot;}&quot;" office:value-type="string" office:string-value="\item[App. It.] Appian Italica\newline \textbf{App_It}">
            <text:p>\item[App. It.] Appian Italica\newline \textbf{App_I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Lib.</text:p>
          </table:table-cell>
          <table:table-cell office:value-type="string">
            <text:p>Appian</text:p>
          </table:table-cell>
          <table:table-cell office:value-type="string">
            <text:p>Libyca</text:p>
          </table:table-cell>
          <table:table-cell office:value-type="string">
            <text:p>App. Lib.</text:p>
          </table:table-cell>
          <table:table-cell office:value-type="string">
            <text:p>App_Lib</text:p>
          </table:table-cell>
          <table:table-cell table:formula="of:=&quot;{&quot;&amp;[.C44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]&amp;&quot;,&quot;&amp;&quot;author ={&quot;&amp;[.G44]&amp;&quot;}, title ={&quot;&amp;[.D44]&amp;&quot;}, publisher = HUP, location = {Cambridge, MA and London}, year = {&quot;&amp; [.K44] &amp; &quot;}, volume = {&quot; &amp; [.M44] &amp;&quot;}, series = LCL-lang, shortseries = LCL-kurz, origtitle = {&quot; &amp; [.D44] &amp; &quot;}, origlanguage = {&quot; &amp; [.J44] &amp; &quot;}, translator = {&quot; &amp; [.N44] &amp; &quot;}, editor = {&quot; &amp; [.O44] &amp; &quot;}, shorthand = {&quot; &amp; [.E44]&amp; &quot;}, shortauthor = {&quot; &amp; [.C44]&amp; &quot;}, keywords = {ancient}, options = {antik},&quot;&amp;&quot;}&quot;" office:value-type="string" office:string-value="@Book{App_Lib,author ={{Appian}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">
            <text:p>@Book{App_Lib,author ={{Appian}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</text:p>
          </table:table-cell>
          <table:table-cell table:formula="of:=&quot;@Book{&quot; &amp;[.F44] &amp; &quot;,author ={&quot; &amp; [.G44] &amp;&quot;},  origtitle = {&quot; &amp; [.D44] &amp;&quot; }, shorthand = {&quot; &amp; [.E44]&amp;&quot;}, shortauthor = {&quot;&amp; [.C44]&amp; &quot;}, keywords = {ancient}, options = {antik}}&quot;" office:value-type="string" office:string-value="@Book{App_Lib,author ={{Appian}},  origtitle = {Libyca }, shorthand = {App. Lib.}, shortauthor = {Appian}, keywords = {ancient}, options = {antik}}">
            <text:p>@Book{App_Lib,author ={{Appian}}, <text:s/>origtitle = {Libyca }, shorthand = {App. Lib.}, shortauthor = {Appian}, keywords = {ancient}, options = {antik}}</text:p>
          </table:table-cell>
          <table:table-cell table:formula="of:=&quot;\item[&quot;&amp;[.E44] &amp; &quot;] &quot; &amp;[.C44]&amp; &quot; &quot; &amp;[.D44] &amp; &quot;\newline \textbf{&quot; &amp; [.F44] &amp;&quot;}&quot;" office:value-type="string" office:string-value="\item[App. Lib.] Appian Libyca\newline \textbf{App_Lib}">
            <text:p>\item[App. Lib.] Appian Libyca\newline \textbf{App_Lib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ac.</text:p>
          </table:table-cell>
          <table:table-cell office:value-type="string">
            <text:p>Appian</text:p>
          </table:table-cell>
          <table:table-cell office:value-type="string">
            <text:p>Macedonica</text:p>
          </table:table-cell>
          <table:table-cell office:value-type="string">
            <text:p>App. Mac.</text:p>
          </table:table-cell>
          <table:table-cell office:value-type="string">
            <text:p>App_Mac</text:p>
          </table:table-cell>
          <table:table-cell table:formula="of:=&quot;{&quot;&amp;[.C45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]&amp;&quot;,&quot;&amp;&quot;author ={&quot;&amp;[.G45]&amp;&quot;}, title ={&quot;&amp;[.D45]&amp;&quot;}, publisher = HUP, location = {Cambridge, MA and London}, year = {&quot;&amp; [.K45] &amp; &quot;}, volume = {&quot; &amp; [.M45] &amp;&quot;}, series = LCL-lang, shortseries = LCL-kurz, origtitle = {&quot; &amp; [.D45] &amp; &quot;}, origlanguage = {&quot; &amp; [.J45] &amp; &quot;}, translator = {&quot; &amp; [.N45] &amp; &quot;}, editor = {&quot; &amp; [.O45] &amp; &quot;}, shorthand = {&quot; &amp; [.E45]&amp; &quot;}, shortauthor = {&quot; &amp; [.C45]&amp; &quot;}, keywords = {ancient}, options = {antik},&quot;&amp;&quot;}&quot;" office:value-type="string" office:string-value="@Book{App_Mac,author ={{Appian}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">
            <text:p>@Book{App_Mac,author ={{Appian}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</text:p>
          </table:table-cell>
          <table:table-cell table:formula="of:=&quot;@Book{&quot; &amp;[.F45] &amp; &quot;,author ={&quot; &amp; [.G45] &amp;&quot;},  origtitle = {&quot; &amp; [.D45] &amp;&quot; }, shorthand = {&quot; &amp; [.E45]&amp;&quot;}, shortauthor = {&quot;&amp; [.C45]&amp; &quot;}, keywords = {ancient}, options = {antik}}&quot;" office:value-type="string" office:string-value="@Book{App_Mac,author ={{Appian}},  origtitle = {Macedonica }, shorthand = {App. Mac.}, shortauthor = {Appian}, keywords = {ancient}, options = {antik}}">
            <text:p>@Book{App_Mac,author ={{Appian}}, <text:s/>origtitle = {Macedonica }, shorthand = {App. Mac.}, shortauthor = {Appian}, keywords = {ancient}, options = {antik}}</text:p>
          </table:table-cell>
          <table:table-cell table:formula="of:=&quot;\item[&quot;&amp;[.E45] &amp; &quot;] &quot; &amp;[.C45]&amp; &quot; &quot; &amp;[.D45] &amp; &quot;\newline \textbf{&quot; &amp; [.F45] &amp;&quot;}&quot;" office:value-type="string" office:string-value="\item[App. Mac.] Appian Macedonica\newline \textbf{App_Mac}">
            <text:p>\item[App. Mac.] Appian Macedonica\newline \textbf{App_Mac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ithr.</text:p>
          </table:table-cell>
          <table:table-cell office:value-type="string">
            <text:p>Appian</text:p>
          </table:table-cell>
          <table:table-cell office:value-type="string">
            <text:p>Mithridatius</text:p>
          </table:table-cell>
          <table:table-cell office:value-type="string">
            <text:p>App. Mithr.</text:p>
          </table:table-cell>
          <table:table-cell office:value-type="string">
            <text:p>App_Mithr</text:p>
          </table:table-cell>
          <table:table-cell table:formula="of:=&quot;{&quot;&amp;[.C46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]&amp;&quot;,&quot;&amp;&quot;author ={&quot;&amp;[.G46]&amp;&quot;}, title ={&quot;&amp;[.D46]&amp;&quot;}, publisher = HUP, location = {Cambridge, MA and London}, year = {&quot;&amp; [.K46] &amp; &quot;}, volume = {&quot; &amp; [.M46] &amp;&quot;}, series = LCL-lang, shortseries = LCL-kurz, origtitle = {&quot; &amp; [.D46] &amp; &quot;}, origlanguage = {&quot; &amp; [.J46] &amp; &quot;}, translator = {&quot; &amp; [.N46] &amp; &quot;}, editor = {&quot; &amp; [.O46] &amp; &quot;}, shorthand = {&quot; &amp; [.E46]&amp; &quot;}, shortauthor = {&quot; &amp; [.C46]&amp; &quot;}, keywords = {ancient}, options = {antik},&quot;&amp;&quot;}&quot;" office:value-type="string" office:string-value="@Book{App_Mithr,author ={{Appian}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">
            <text:p>@Book{App_Mithr,author ={{Appian}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</text:p>
          </table:table-cell>
          <table:table-cell table:formula="of:=&quot;@Book{&quot; &amp;[.F46] &amp; &quot;,author ={&quot; &amp; [.G46] &amp;&quot;},  origtitle = {&quot; &amp; [.D46] &amp;&quot; }, shorthand = {&quot; &amp; [.E46]&amp;&quot;}, shortauthor = {&quot;&amp; [.C46]&amp; &quot;}, keywords = {ancient}, options = {antik}}&quot;" office:value-type="string" office:string-value="@Book{App_Mithr,author ={{Appian}},  origtitle = {Mithridatius }, shorthand = {App. Mithr.}, shortauthor = {Appian}, keywords = {ancient}, options = {antik}}">
            <text:p>@Book{App_Mithr,author ={{Appian}}, <text:s/>origtitle = {Mithridatius }, shorthand = {App. Mithr.}, shortauthor = {Appian}, keywords = {ancient}, options = {antik}}</text:p>
          </table:table-cell>
          <table:table-cell table:formula="of:=&quot;\item[&quot;&amp;[.E46] &amp; &quot;] &quot; &amp;[.C46]&amp; &quot; &quot; &amp;[.D46] &amp; &quot;\newline \textbf{&quot; &amp; [.F46] &amp;&quot;}&quot;" office:value-type="string" office:string-value="\item[App. Mithr.] Appian Mithridatius\newline \textbf{App_Mithr}">
            <text:p>\item[App. Mithr.] Appian Mithridatius\newline \textbf{App_Mithr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pr.</text:p>
          </table:table-cell>
          <table:table-cell office:value-type="string">
            <text:p>Appian</text:p>
          </table:table-cell>
          <table:table-cell office:value-type="string">
            <text:p>proemium</text:p>
          </table:table-cell>
          <table:table-cell office:value-type="string">
            <text:p>App. pr.</text:p>
          </table:table-cell>
          <table:table-cell office:value-type="string">
            <text:p>App_pr</text:p>
          </table:table-cell>
          <table:table-cell table:formula="of:=&quot;{&quot;&amp;[.C47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]&amp;&quot;,&quot;&amp;&quot;author ={&quot;&amp;[.G47]&amp;&quot;}, title ={&quot;&amp;[.D47]&amp;&quot;}, publisher = HUP, location = {Cambridge, MA and London}, year = {&quot;&amp; [.K47] &amp; &quot;}, volume = {&quot; &amp; [.M47] &amp;&quot;}, series = LCL-lang, shortseries = LCL-kurz, origtitle = {&quot; &amp; [.D47] &amp; &quot;}, origlanguage = {&quot; &amp; [.J47] &amp; &quot;}, translator = {&quot; &amp; [.N47] &amp; &quot;}, editor = {&quot; &amp; [.O47] &amp; &quot;}, shorthand = {&quot; &amp; [.E47]&amp; &quot;}, shortauthor = {&quot; &amp; [.C47]&amp; &quot;}, keywords = {ancient}, options = {antik},&quot;&amp;&quot;}&quot;" office:value-type="string" office:string-value="@Book{App_pr,author ={{Appian}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">
            <text:p>@Book{App_pr,author ={{Appian}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</text:p>
          </table:table-cell>
          <table:table-cell table:formula="of:=&quot;@Book{&quot; &amp;[.F47] &amp; &quot;,author ={&quot; &amp; [.G47] &amp;&quot;},  origtitle = {&quot; &amp; [.D47] &amp;&quot; }, shorthand = {&quot; &amp; [.E47]&amp;&quot;}, shortauthor = {&quot;&amp; [.C47]&amp; &quot;}, keywords = {ancient}, options = {antik}}&quot;" office:value-type="string" office:string-value="@Book{App_pr,author ={{Appian}},  origtitle = {proemium }, shorthand = {App. pr.}, shortauthor = {Appian}, keywords = {ancient}, options = {antik}}">
            <text:p>@Book{App_pr,author ={{Appian}}, <text:s/>origtitle = {proemium }, shorthand = {App. pr.}, shortauthor = {Appian}, keywords = {ancient}, options = {antik}}</text:p>
          </table:table-cell>
          <table:table-cell table:formula="of:=&quot;\item[&quot;&amp;[.E47] &amp; &quot;] &quot; &amp;[.C47]&amp; &quot; &quot; &amp;[.D47] &amp; &quot;\newline \textbf{&quot; &amp; [.F47] &amp;&quot;}&quot;" office:value-type="string" office:string-value="\item[App. pr.] Appian proemium\newline \textbf{App_pr}">
            <text:p>\item[App. pr.] Appian proemium\newline \textbf{App_pr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eg.</text:p>
          </table:table-cell>
          <table:table-cell office:value-type="string">
            <text:p>Appian</text:p>
          </table:table-cell>
          <table:table-cell office:value-type="string">
            <text:p>regia</text:p>
          </table:table-cell>
          <table:table-cell office:value-type="string">
            <text:p>App. reg.</text:p>
          </table:table-cell>
          <table:table-cell office:value-type="string">
            <text:p>App_reg</text:p>
          </table:table-cell>
          <table:table-cell table:formula="of:=&quot;{&quot;&amp;[.C48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]&amp;&quot;,&quot;&amp;&quot;author ={&quot;&amp;[.G48]&amp;&quot;}, title ={&quot;&amp;[.D48]&amp;&quot;}, publisher = HUP, location = {Cambridge, MA and London}, year = {&quot;&amp; [.K48] &amp; &quot;}, volume = {&quot; &amp; [.M48] &amp;&quot;}, series = LCL-lang, shortseries = LCL-kurz, origtitle = {&quot; &amp; [.D48] &amp; &quot;}, origlanguage = {&quot; &amp; [.J48] &amp; &quot;}, translator = {&quot; &amp; [.N48] &amp; &quot;}, editor = {&quot; &amp; [.O48] &amp; &quot;}, shorthand = {&quot; &amp; [.E48]&amp; &quot;}, shortauthor = {&quot; &amp; [.C48]&amp; &quot;}, keywords = {ancient}, options = {antik},&quot;&amp;&quot;}&quot;" office:value-type="string" office:string-value="@Book{App_reg,author ={{Appian}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">
            <text:p>@Book{App_reg,author ={{Appian}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</text:p>
          </table:table-cell>
          <table:table-cell table:formula="of:=&quot;@Book{&quot; &amp;[.F48] &amp; &quot;,author ={&quot; &amp; [.G48] &amp;&quot;},  origtitle = {&quot; &amp; [.D48] &amp;&quot; }, shorthand = {&quot; &amp; [.E48]&amp;&quot;}, shortauthor = {&quot;&amp; [.C48]&amp; &quot;}, keywords = {ancient}, options = {antik}}&quot;" office:value-type="string" office:string-value="@Book{App_reg,author ={{Appian}},  origtitle = {regia }, shorthand = {App. reg.}, shortauthor = {Appian}, keywords = {ancient}, options = {antik}}">
            <text:p>@Book{App_reg,author ={{Appian}}, <text:s/>origtitle = {regia }, shorthand = {App. reg.}, shortauthor = {Appian}, keywords = {ancient}, options = {antik}}</text:p>
          </table:table-cell>
          <table:table-cell table:formula="of:=&quot;\item[&quot;&amp;[.E48] &amp; &quot;] &quot; &amp;[.C48]&amp; &quot; &quot; &amp;[.D48] &amp; &quot;\newline \textbf{&quot; &amp; [.F48] &amp;&quot;}&quot;" office:value-type="string" office:string-value="\item[App. reg.] Appian regia\newline \textbf{App_reg}">
            <text:p>\item[App. reg.] Appian regia\newline \textbf{App_reg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om.</text:p>
          </table:table-cell>
          <table:table-cell office:value-type="string">
            <text:p>Appian</text:p>
          </table:table-cell>
          <table:table-cell office:value-type="string">
            <text:p>historia romana</text:p>
          </table:table-cell>
          <table:table-cell office:value-type="string">
            <text:p>App. Rom.</text:p>
          </table:table-cell>
          <table:table-cell office:value-type="string">
            <text:p>App_Rom</text:p>
          </table:table-cell>
          <table:table-cell table:formula="of:=&quot;{&quot;&amp;[.C49]&amp;&quot;}&quot;" office:value-type="string" office:string-value="{Appian}">
            <text:p>{Appian}</text:p>
          </table:table-cell>
          <table:table-cell/>
          <table:table-cell office:value-type="string">
            <text:p>Roman History</text:p>
          </table:table-cell>
          <table:table-cell office:value-type="string">
            <text:p>greek</text:p>
          </table:table-cell>
          <table:table-cell office:value-type="string">
            <text:p>1912—1913</text:p>
          </table:table-cell>
          <table:table-cell office:value-type="string">
            <text:p>2—5</text:p>
          </table:table-cell>
          <table:table-cell office:value-type="string">
            <text:p>I—IV</text:p>
          </table:table-cell>
          <table:table-cell table:number-columns-repeated="2" office:value-type="string">
            <text:p>McGing, Brian and White, Horace</text:p>
          </table:table-cell>
          <table:table-cell table:formula="of:=&quot;@Book{&quot;&amp;[.F49]&amp;&quot;,&quot;&amp;&quot;author ={&quot;&amp;[.G49]&amp;&quot;}, title ={&quot;&amp;[.D49]&amp;&quot;}, publisher = HUP, location = {Cambridge, MA and London}, year = {&quot;&amp; [.K49] &amp; &quot;}, volume = {&quot; &amp; [.M49] &amp;&quot;}, series = LCL-lang, shortseries = LCL-kurz, origtitle = {&quot; &amp; [.D49] &amp; &quot;}, origlanguage = {&quot; &amp; [.J49] &amp; &quot;}, translator = {&quot; &amp; [.N49] &amp; &quot;}, editor = {&quot; &amp; [.O49] &amp; &quot;}, shorthand = {&quot; &amp; [.E49]&amp; &quot;}, shortauthor = {&quot; &amp; [.C49]&amp; &quot;}, keywords = {ancient}, options = {antik},&quot;&amp;&quot;}&quot;" office:value-type="string" office:string-value="@Book{App_Rom,author ={{Appian}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">
            <text:p>@Book{App_Rom,author ={{Appian}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</text:p>
          </table:table-cell>
          <table:table-cell table:formula="of:=&quot;@Book{&quot; &amp;[.F49] &amp; &quot;,author ={&quot; &amp; [.G49] &amp;&quot;},  origtitle = {&quot; &amp; [.D49] &amp;&quot; }, shorthand = {&quot; &amp; [.E49]&amp;&quot;}, shortauthor = {&quot;&amp; [.C49]&amp; &quot;}, keywords = {ancient}, options = {antik}}&quot;" office:value-type="string" office:string-value="@Book{App_Rom,author ={{Appian}},  origtitle = {historia romana }, shorthand = {App. Rom.}, shortauthor = {Appian}, keywords = {ancient}, options = {antik}}">
            <text:p>@Book{App_Rom,author ={{Appian}}, <text:s/>origtitle = {historia romana }, shorthand = {App. Rom.}, shortauthor = {Appian}, keywords = {ancient}, options = {antik}}</text:p>
          </table:table-cell>
          <table:table-cell table:formula="of:=&quot;\item[&quot;&amp;[.E49] &amp; &quot;] &quot; &amp;[.C49]&amp; &quot; &quot; &amp;[.D49] &amp; &quot;\newline \textbf{&quot; &amp; [.F49] &amp;&quot;}&quot;" office:value-type="string" office:string-value="\item[App. Rom.] Appian historia romana\newline \textbf{App_Rom}">
            <text:p>\item[App. Rom.] Appian historia romana\newline \textbf{App_Rom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amn.</text:p>
          </table:table-cell>
          <table:table-cell office:value-type="string">
            <text:p>Appian</text:p>
          </table:table-cell>
          <table:table-cell office:value-type="string">
            <text:p>Samnitica</text:p>
          </table:table-cell>
          <table:table-cell office:value-type="string">
            <text:p>App. Samn.</text:p>
          </table:table-cell>
          <table:table-cell office:value-type="string">
            <text:p>App_Samn</text:p>
          </table:table-cell>
          <table:table-cell table:formula="of:=&quot;{&quot;&amp;[.C50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]&amp;&quot;,&quot;&amp;&quot;author ={&quot;&amp;[.G50]&amp;&quot;}, title ={&quot;&amp;[.D50]&amp;&quot;}, publisher = HUP, location = {Cambridge, MA and London}, year = {&quot;&amp; [.K50] &amp; &quot;}, volume = {&quot; &amp; [.M50] &amp;&quot;}, series = LCL-lang, shortseries = LCL-kurz, origtitle = {&quot; &amp; [.D50] &amp; &quot;}, origlanguage = {&quot; &amp; [.J50] &amp; &quot;}, translator = {&quot; &amp; [.N50] &amp; &quot;}, editor = {&quot; &amp; [.O50] &amp; &quot;}, shorthand = {&quot; &amp; [.E50]&amp; &quot;}, shortauthor = {&quot; &amp; [.C50]&amp; &quot;}, keywords = {ancient}, options = {antik},&quot;&amp;&quot;}&quot;" office:value-type="string" office:string-value="@Book{App_Samn,author ={{Appian}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">
            <text:p>@Book{App_Samn,author ={{Appian}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</text:p>
          </table:table-cell>
          <table:table-cell table:formula="of:=&quot;@Book{&quot; &amp;[.F50] &amp; &quot;,author ={&quot; &amp; [.G50] &amp;&quot;},  origtitle = {&quot; &amp; [.D50] &amp;&quot; }, shorthand = {&quot; &amp; [.E50]&amp;&quot;}, shortauthor = {&quot;&amp; [.C50]&amp; &quot;}, keywords = {ancient}, options = {antik}}&quot;" office:value-type="string" office:string-value="@Book{App_Samn,author ={{Appian}},  origtitle = {Samnitica }, shorthand = {App. Samn.}, shortauthor = {Appian}, keywords = {ancient}, options = {antik}}">
            <text:p>@Book{App_Samn,author ={{Appian}}, <text:s/>origtitle = {Samnitica }, shorthand = {App. Samn.}, shortauthor = {Appian}, keywords = {ancient}, options = {antik}}</text:p>
          </table:table-cell>
          <table:table-cell table:formula="of:=&quot;\item[&quot;&amp;[.E50] &amp; &quot;] &quot; &amp;[.C50]&amp; &quot; &quot; &amp;[.D50] &amp; &quot;\newline \textbf{&quot; &amp; [.F50] &amp;&quot;}&quot;" office:value-type="string" office:string-value="\item[App. Samn.] Appian Samnitica\newline \textbf{App_Samn}">
            <text:p>\item[App. Samn.] Appian Samnitica\newline \textbf{App_Samn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ic.</text:p>
          </table:table-cell>
          <table:table-cell office:value-type="string">
            <text:p>Appian</text:p>
          </table:table-cell>
          <table:table-cell office:value-type="string">
            <text:p>Sicula</text:p>
          </table:table-cell>
          <table:table-cell office:value-type="string">
            <text:p>App. Sic.</text:p>
          </table:table-cell>
          <table:table-cell office:value-type="string">
            <text:p>App_Sic</text:p>
          </table:table-cell>
          <table:table-cell table:formula="of:=&quot;{&quot;&amp;[.C51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]&amp;&quot;,&quot;&amp;&quot;author ={&quot;&amp;[.G51]&amp;&quot;}, title ={&quot;&amp;[.D51]&amp;&quot;}, publisher = HUP, location = {Cambridge, MA and London}, year = {&quot;&amp; [.K51] &amp; &quot;}, volume = {&quot; &amp; [.M51] &amp;&quot;}, series = LCL-lang, shortseries = LCL-kurz, origtitle = {&quot; &amp; [.D51] &amp; &quot;}, origlanguage = {&quot; &amp; [.J51] &amp; &quot;}, translator = {&quot; &amp; [.N51] &amp; &quot;}, editor = {&quot; &amp; [.O51] &amp; &quot;}, shorthand = {&quot; &amp; [.E51]&amp; &quot;}, shortauthor = {&quot; &amp; [.C51]&amp; &quot;}, keywords = {ancient}, options = {antik},&quot;&amp;&quot;}&quot;" office:value-type="string" office:string-value="@Book{App_Sic,author ={{Appian}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">
            <text:p>@Book{App_Sic,author ={{Appian}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</text:p>
          </table:table-cell>
          <table:table-cell table:formula="of:=&quot;@Book{&quot; &amp;[.F51] &amp; &quot;,author ={&quot; &amp; [.G51] &amp;&quot;},  origtitle = {&quot; &amp; [.D51] &amp;&quot; }, shorthand = {&quot; &amp; [.E51]&amp;&quot;}, shortauthor = {&quot;&amp; [.C51]&amp; &quot;}, keywords = {ancient}, options = {antik}}&quot;" office:value-type="string" office:string-value="@Book{App_Sic,author ={{Appian}},  origtitle = {Sicula }, shorthand = {App. Sic.}, shortauthor = {Appian}, keywords = {ancient}, options = {antik}}">
            <text:p>@Book{App_Sic,author ={{Appian}}, <text:s/>origtitle = {Sicula }, shorthand = {App. Sic.}, shortauthor = {Appian}, keywords = {ancient}, options = {antik}}</text:p>
          </table:table-cell>
          <table:table-cell table:formula="of:=&quot;\item[&quot;&amp;[.E51] &amp; &quot;] &quot; &amp;[.C51]&amp; &quot; &quot; &amp;[.D51] &amp; &quot;\newline \textbf{&quot; &amp; [.F51] &amp;&quot;}&quot;" office:value-type="string" office:string-value="\item[App. Sic.] Appian Sicula\newline \textbf{App_Sic}">
            <text:p>\item[App. Sic.] Appian Sicula\newline \textbf{App_Sic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yr.</text:p>
          </table:table-cell>
          <table:table-cell office:value-type="string">
            <text:p>Appian</text:p>
          </table:table-cell>
          <table:table-cell office:value-type="string">
            <text:p>Syriaca</text:p>
          </table:table-cell>
          <table:table-cell office:value-type="string">
            <text:p>App. Syr.</text:p>
          </table:table-cell>
          <table:table-cell office:value-type="string">
            <text:p>App_Syr</text:p>
          </table:table-cell>
          <table:table-cell table:formula="of:=&quot;{&quot;&amp;[.C52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]&amp;&quot;,&quot;&amp;&quot;author ={&quot;&amp;[.G52]&amp;&quot;}, title ={&quot;&amp;[.D52]&amp;&quot;}, publisher = HUP, location = {Cambridge, MA and London}, year = {&quot;&amp; [.K52] &amp; &quot;}, volume = {&quot; &amp; [.M52] &amp;&quot;}, series = LCL-lang, shortseries = LCL-kurz, origtitle = {&quot; &amp; [.D52] &amp; &quot;}, origlanguage = {&quot; &amp; [.J52] &amp; &quot;}, translator = {&quot; &amp; [.N52] &amp; &quot;}, editor = {&quot; &amp; [.O52] &amp; &quot;}, shorthand = {&quot; &amp; [.E52]&amp; &quot;}, shortauthor = {&quot; &amp; [.C52]&amp; &quot;}, keywords = {ancient}, options = {antik},&quot;&amp;&quot;}&quot;" office:value-type="string" office:string-value="@Book{App_Syr,author ={{Appian}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">
            <text:p>@Book{App_Syr,author ={{Appian}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</text:p>
          </table:table-cell>
          <table:table-cell table:formula="of:=&quot;@Book{&quot; &amp;[.F52] &amp; &quot;,author ={&quot; &amp; [.G52] &amp;&quot;},  origtitle = {&quot; &amp; [.D52] &amp;&quot; }, shorthand = {&quot; &amp; [.E52]&amp;&quot;}, shortauthor = {&quot;&amp; [.C52]&amp; &quot;}, keywords = {ancient}, options = {antik}}&quot;" office:value-type="string" office:string-value="@Book{App_Syr,author ={{Appian}},  origtitle = {Syriaca }, shorthand = {App. Syr.}, shortauthor = {Appian}, keywords = {ancient}, options = {antik}}">
            <text:p>@Book{App_Syr,author ={{Appian}}, <text:s/>origtitle = {Syriaca }, shorthand = {App. Syr.}, shortauthor = {Appian}, keywords = {ancient}, options = {antik}}</text:p>
          </table:table-cell>
          <table:table-cell table:formula="of:=&quot;\item[&quot;&amp;[.E52] &amp; &quot;] &quot; &amp;[.C52]&amp; &quot; &quot; &amp;[.D52] &amp; &quot;\newline \textbf{&quot; &amp; [.F52] &amp;&quot;}&quot;" office:value-type="string" office:string-value="\item[App. Syr.] Appian Syriaca\newline \textbf{App_Syr}">
            <text:p>\item[App. Syr.] Appian Syriaca\newline \textbf{App_Syr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Flor.</text:p>
          </table:table-cell>
          <table:table-cell office:value-type="string">
            <text:p>Apuleius</text:p>
          </table:table-cell>
          <table:table-cell office:value-type="string">
            <text:p>florida</text:p>
          </table:table-cell>
          <table:table-cell office:value-type="string">
            <text:p>Apul. Flor.</text:p>
          </table:table-cell>
          <table:table-cell office:value-type="string">
            <text:p>Apul_Flor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]&amp;&quot;,&quot;&amp;&quot;author ={&quot;&amp;[.G53]&amp;&quot;}, title ={&quot;&amp;[.D53]&amp;&quot;}, publisher = HUP, location = {Cambridge, MA and London}, year = {&quot;&amp; [.K53] &amp; &quot;}, volume = {&quot; &amp; [.M53] &amp;&quot;}, series = LCL-lang, shortseries = LCL-kurz, origtitle = {&quot; &amp; [.D53] &amp; &quot;}, origlanguage = {&quot; &amp; [.J53] &amp; &quot;}, translator = {&quot; &amp; [.N53] &amp; &quot;}, editor = {&quot; &amp; [.O53] &amp; &quot;}, shorthand = {&quot; &amp; [.E53]&amp; &quot;}, shortauthor = {&quot; &amp; [.C53]&amp; &quot;}, keywords = {ancient}, options = {antik},&quot;&amp;&quot;}&quot;" office:value-type="string" office:string-value="@Book{Apul_Flor,author ={Apuleius Madaurensis, Lucius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">
            <text:p>@Book{Apul_Flor,author ={Apuleius Madaurensis, Lucius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</text:p>
          </table:table-cell>
          <table:table-cell table:formula="of:=&quot;@Book{&quot; &amp;[.F53] &amp; &quot;,author ={&quot; &amp; [.G53] &amp;&quot;},  origtitle = {&quot; &amp; [.D53] &amp;&quot; }, shorthand = {&quot; &amp; [.E53]&amp;&quot;}, shortauthor = {&quot;&amp; [.C53]&amp; &quot;}, keywords = {ancient}, options = {antik}}&quot;" office:value-type="string" office:string-value="@Book{Apul_Flor,author ={Apuleius Madaurensis, Lucius},  origtitle = {florida }, shorthand = {Apul. Flor.}, shortauthor = {Apuleius}, keywords = {ancient}, options = {antik}}">
            <text:p>@Book{Apul_Flor,author ={Apuleius Madaurensis, Lucius}, <text:s/>origtitle = {florida }, shorthand = {Apul. Flor.}, shortauthor = {Apuleius}, keywords = {ancient}, options = {antik}}</text:p>
          </table:table-cell>
          <table:table-cell table:formula="of:=&quot;\item[&quot;&amp;[.E53] &amp; &quot;] &quot; &amp;[.C53]&amp; &quot; &quot; &amp;[.D53] &amp; &quot;\newline \textbf{&quot; &amp; [.F53] &amp;&quot;}&quot;" office:value-type="string" office:string-value="\item[Apul. Flor.] Apuleius florida\newline \textbf{Apul_Flor}">
            <text:p>\item[Apul. Flor.] Apuleius florida\newline \textbf{Apul_Flor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met.</text:p>
          </table:table-cell>
          <table:table-cell office:value-type="string">
            <text:p>Apuleius</text:p>
          </table:table-cell>
          <table:table-cell office:value-type="string">
            <text:p>metamorphoses</text:p>
          </table:table-cell>
          <table:table-cell office:value-type="string">
            <text:p>Apul. met.</text:p>
          </table:table-cell>
          <table:table-cell office:value-type="string">
            <text:p>Apul_met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]&amp;&quot;,&quot;&amp;&quot;author ={&quot;&amp;[.G54]&amp;&quot;}, title ={&quot;&amp;[.D54]&amp;&quot;}, publisher = HUP, location = {Cambridge, MA and London}, year = {&quot;&amp; [.K54] &amp; &quot;}, volume = {&quot; &amp; [.M54] &amp;&quot;}, series = LCL-lang, shortseries = LCL-kurz, origtitle = {&quot; &amp; [.D54] &amp; &quot;}, origlanguage = {&quot; &amp; [.J54] &amp; &quot;}, translator = {&quot; &amp; [.N54] &amp; &quot;}, editor = {&quot; &amp; [.O54] &amp; &quot;}, shorthand = {&quot; &amp; [.E54]&amp; &quot;}, shortauthor = {&quot; &amp; [.C54]&amp; &quot;}, keywords = {ancient}, options = {antik},&quot;&amp;&quot;}&quot;" office:value-type="string" office:string-value="@Book{Apul_met,author ={Apuleius Madaurensis, Lucius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">
            <text:p>@Book{Apul_met,author ={Apuleius Madaurensis, Lucius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</text:p>
          </table:table-cell>
          <table:table-cell table:formula="of:=&quot;@Book{&quot; &amp;[.F54] &amp; &quot;,author ={&quot; &amp; [.G54] &amp;&quot;},  origtitle = {&quot; &amp; [.D54] &amp;&quot; }, shorthand = {&quot; &amp; [.E54]&amp;&quot;}, shortauthor = {&quot;&amp; [.C54]&amp; &quot;}, keywords = {ancient}, options = {antik}}&quot;" office:value-type="string" office:string-value="@Book{Apul_met,author ={Apuleius Madaurensis, Lucius},  origtitle = {metamorphoses }, shorthand = {Apul. met.}, shortauthor = {Apuleius}, keywords = {ancient}, options = {antik}}">
            <text:p>@Book{Apul_met,author ={Apuleius Madaurensis, Lucius}, <text:s/>origtitle = {metamorphoses }, shorthand = {Apul. met.}, shortauthor = {Apuleius}, keywords = {ancient}, options = {antik}}</text:p>
          </table:table-cell>
          <table:table-cell table:formula="of:=&quot;\item[&quot;&amp;[.E54] &amp; &quot;] &quot; &amp;[.C54]&amp; &quot; &quot; &amp;[.D54] &amp; &quot;\newline \textbf{&quot; &amp; [.F54] &amp;&quot;}&quot;" office:value-type="string" office:string-value="\item[Apul. met.] Apuleius metamorphoses\newline \textbf{Apul_met}">
            <text:p>\item[Apul. met.] Apuleius metamorphoses\newline \textbf{Apul_met}</text:p>
          </table:table-cell>
        </table:table-row>
        <table:table-row table:style-name="ro1">
          <table:table-cell office:value-type="string">
            <text:p>Arat.</text:p>
          </table:table-cell>
          <table:table-cell/>
          <table:table-cell office:value-type="string">
            <text:p>Aratos</text:p>
          </table:table-cell>
          <table:table-cell/>
          <table:table-cell office:value-type="string">
            <text:p>Arat.</text:p>
          </table:table-cell>
          <table:table-cell office:value-type="string">
            <text:p>Arat</text:p>
          </table:table-cell>
          <table:table-cell office:value-type="string">
            <text:p>Arat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]&amp;&quot;,&quot;&amp;&quot;author ={&quot;&amp;[.G55]&amp;&quot;}, title ={&quot;&amp;[.D55]&amp;&quot;}, publisher = HUP, location = {Cambridge, MA and London}, year = {&quot;&amp; [.K55] &amp; &quot;}, volume = {&quot; &amp; [.M55] &amp;&quot;}, series = LCL-lang, shortseries = LCL-kurz, origtitle = {&quot; &amp; [.D55] &amp; &quot;}, origlanguage = {&quot; &amp; [.J55] &amp; &quot;}, translator = {&quot; &amp; [.N55] &amp; &quot;}, editor = {&quot; &amp; [.O55] &amp; &quot;}, shorthand = {&quot; &amp; [.E55]&amp; &quot;}, shortauthor = {&quot; &amp; [.C55]&amp; &quot;}, keywords = {ancient}, options = {antik},&quot;&amp;&quot;}&quot;" office:value-type="string" office:string-value="@Book{Arat,author ={Aratos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">
            <text:p>@Book{Arat,author ={Aratos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</text:p>
          </table:table-cell>
          <table:table-cell table:formula="of:=&quot;@Book{&quot; &amp;[.F55] &amp; &quot;,author ={&quot; &amp; [.G55] &amp;&quot;},  origtitle = {&quot; &amp; [.D55] &amp;&quot; }, shorthand = {&quot; &amp; [.E55]&amp;&quot;}, shortauthor = {&quot;&amp; [.C55]&amp; &quot;}, keywords = {ancient}, options = {antik}}&quot;" office:value-type="string" office:string-value="@Book{Arat,author ={Aratos},  origtitle = { }, shorthand = {Arat.}, shortauthor = {Aratos}, keywords = {ancient}, options = {antik}}">
            <text:p>@Book{Arat,author ={Aratos}, <text:s/>origtitle = { }, shorthand = {Arat.}, shortauthor = {Aratos}, keywords = {ancient}, options = {antik}}</text:p>
          </table:table-cell>
          <table:table-cell table:formula="of:=&quot;\item[&quot;&amp;[.E55] &amp; &quot;] &quot; &amp;[.C55]&amp; &quot; &quot; &amp;[.D55] &amp; &quot;\newline \textbf{&quot; &amp; [.F55] &amp;&quot;}&quot;" office:value-type="string" office:string-value="\item[Arat.] Aratos \newline \textbf{Arat}">
            <text:p>\item[Arat.] Aratos \newline \textbf{Arat}</text:p>
          </table:table-cell>
        </table:table-row>
        <table:table-row table:style-name="ro1">
          <table:table-cell office:value-type="string">
            <text:p>Archil.</text:p>
          </table:table-cell>
          <table:table-cell/>
          <table:table-cell office:value-type="string">
            <text:p>Archilochos</text:p>
          </table:table-cell>
          <table:table-cell/>
          <table:table-cell office:value-type="string">
            <text:p>Archil.</text:p>
          </table:table-cell>
          <table:table-cell office:value-type="string">
            <text:p>Archil</text:p>
          </table:table-cell>
          <table:table-cell office:value-type="string">
            <text:p>Archilo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]&amp;&quot;,&quot;&amp;&quot;author ={&quot;&amp;[.G56]&amp;&quot;}, title ={&quot;&amp;[.D56]&amp;&quot;}, publisher = HUP, location = {Cambridge, MA and London}, year = {&quot;&amp; [.K56] &amp; &quot;}, volume = {&quot; &amp; [.M56] &amp;&quot;}, series = LCL-lang, shortseries = LCL-kurz, origtitle = {&quot; &amp; [.D56] &amp; &quot;}, origlanguage = {&quot; &amp; [.J56] &amp; &quot;}, translator = {&quot; &amp; [.N56] &amp; &quot;}, editor = {&quot; &amp; [.O56] &amp; &quot;}, shorthand = {&quot; &amp; [.E56]&amp; &quot;}, shortauthor = {&quot; &amp; [.C56]&amp; &quot;}, keywords = {ancient}, options = {antik},&quot;&amp;&quot;}&quot;" office:value-type="string" office:string-value="@Book{Archil,author ={Archilochos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">
            <text:p>@Book{Archil,author ={Archilochos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</text:p>
          </table:table-cell>
          <table:table-cell table:formula="of:=&quot;@Book{&quot; &amp;[.F56] &amp; &quot;,author ={&quot; &amp; [.G56] &amp;&quot;},  origtitle = {&quot; &amp; [.D56] &amp;&quot; }, shorthand = {&quot; &amp; [.E56]&amp;&quot;}, shortauthor = {&quot;&amp; [.C56]&amp; &quot;}, keywords = {ancient}, options = {antik}}&quot;" office:value-type="string" office:string-value="@Book{Archil,author ={Archilochos},  origtitle = { }, shorthand = {Archil.}, shortauthor = {Archilochos}, keywords = {ancient}, options = {antik}}">
            <text:p>@Book{Archil,author ={Archilochos}, <text:s/>origtitle = { }, shorthand = {Archil.}, shortauthor = {Archilochos}, keywords = {ancient}, options = {antik}}</text:p>
          </table:table-cell>
          <table:table-cell table:formula="of:=&quot;\item[&quot;&amp;[.E56] &amp; &quot;] &quot; &amp;[.C56]&amp; &quot; &quot; &amp;[.D56] &amp; &quot;\newline \textbf{&quot; &amp; [.F56] &amp;&quot;}&quot;" office:value-type="string" office:string-value="\item[Archil.] Archilochos \newline \textbf{Archil}">
            <text:p>\item[Archil.] Archilochos \newline \textbf{Archil}</text:p>
          </table:table-cell>
        </table:table-row>
        <table:table-row table:style-name="ro1">
          <table:table-cell office:value-type="string">
            <text:p>Archim.</text:p>
          </table:table-cell>
          <table:table-cell/>
          <table:table-cell office:value-type="string">
            <text:p>Archimedes</text:p>
          </table:table-cell>
          <table:table-cell/>
          <table:table-cell office:value-type="string">
            <text:p>Archim.</text:p>
          </table:table-cell>
          <table:table-cell office:value-type="string">
            <text:p>Archim</text:p>
          </table:table-cell>
          <table:table-cell office:value-type="string">
            <text:p>Archime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]&amp;&quot;,&quot;&amp;&quot;author ={&quot;&amp;[.G57]&amp;&quot;}, title ={&quot;&amp;[.D57]&amp;&quot;}, publisher = HUP, location = {Cambridge, MA and London}, year = {&quot;&amp; [.K57] &amp; &quot;}, volume = {&quot; &amp; [.M57] &amp;&quot;}, series = LCL-lang, shortseries = LCL-kurz, origtitle = {&quot; &amp; [.D57] &amp; &quot;}, origlanguage = {&quot; &amp; [.J57] &amp; &quot;}, translator = {&quot; &amp; [.N57] &amp; &quot;}, editor = {&quot; &amp; [.O57] &amp; &quot;}, shorthand = {&quot; &amp; [.E57]&amp; &quot;}, shortauthor = {&quot; &amp; [.C57]&amp; &quot;}, keywords = {ancient}, options = {antik},&quot;&amp;&quot;}&quot;" office:value-type="string" office:string-value="@Book{Archim,author ={Archimedes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">
            <text:p>@Book{Archim,author ={Archimedes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</text:p>
          </table:table-cell>
          <table:table-cell table:formula="of:=&quot;@Book{&quot; &amp;[.F57] &amp; &quot;,author ={&quot; &amp; [.G57] &amp;&quot;},  origtitle = {&quot; &amp; [.D57] &amp;&quot; }, shorthand = {&quot; &amp; [.E57]&amp;&quot;}, shortauthor = {&quot;&amp; [.C57]&amp; &quot;}, keywords = {ancient}, options = {antik}}&quot;" office:value-type="string" office:string-value="@Book{Archim,author ={Archimedes},  origtitle = { }, shorthand = {Archim.}, shortauthor = {Archimedes}, keywords = {ancient}, options = {antik}}">
            <text:p>@Book{Archim,author ={Archimedes}, <text:s/>origtitle = { }, shorthand = {Archim.}, shortauthor = {Archimedes}, keywords = {ancient}, options = {antik}}</text:p>
          </table:table-cell>
          <table:table-cell table:formula="of:=&quot;\item[&quot;&amp;[.E57] &amp; &quot;] &quot; &amp;[.C57]&amp; &quot; &quot; &amp;[.D57] &amp; &quot;\newline \textbf{&quot; &amp; [.F57] &amp;&quot;}&quot;" office:value-type="string" office:string-value="\item[Archim.] Archimedes \newline \textbf{Archim}">
            <text:p>\item[Archim.] Archimedes \newline \textbf{Archim}</text:p>
          </table:table-cell>
        </table:table-row>
        <table:table-row table:style-name="ro1">
          <table:table-cell office:value-type="string">
            <text:p>Archyt.</text:p>
          </table:table-cell>
          <table:table-cell/>
          <table:table-cell office:value-type="string">
            <text:p>Archytas</text:p>
          </table:table-cell>
          <table:table-cell/>
          <table:table-cell office:value-type="string">
            <text:p>Archyt.</text:p>
          </table:table-cell>
          <table:table-cell office:value-type="string">
            <text:p>Archyt</text:p>
          </table:table-cell>
          <table:table-cell office:value-type="string">
            <text:p>Archyt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]&amp;&quot;,&quot;&amp;&quot;author ={&quot;&amp;[.G58]&amp;&quot;}, title ={&quot;&amp;[.D58]&amp;&quot;}, publisher = HUP, location = {Cambridge, MA and London}, year = {&quot;&amp; [.K58] &amp; &quot;}, volume = {&quot; &amp; [.M58] &amp;&quot;}, series = LCL-lang, shortseries = LCL-kurz, origtitle = {&quot; &amp; [.D58] &amp; &quot;}, origlanguage = {&quot; &amp; [.J58] &amp; &quot;}, translator = {&quot; &amp; [.N58] &amp; &quot;}, editor = {&quot; &amp; [.O58] &amp; &quot;}, shorthand = {&quot; &amp; [.E58]&amp; &quot;}, shortauthor = {&quot; &amp; [.C58]&amp; &quot;}, keywords = {ancient}, options = {antik},&quot;&amp;&quot;}&quot;" office:value-type="string" office:string-value="@Book{Archyt,author ={Archytas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">
            <text:p>@Book{Archyt,author ={Archytas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</text:p>
          </table:table-cell>
          <table:table-cell table:formula="of:=&quot;@Book{&quot; &amp;[.F58] &amp; &quot;,author ={&quot; &amp; [.G58] &amp;&quot;},  origtitle = {&quot; &amp; [.D58] &amp;&quot; }, shorthand = {&quot; &amp; [.E58]&amp;&quot;}, shortauthor = {&quot;&amp; [.C58]&amp; &quot;}, keywords = {ancient}, options = {antik}}&quot;" office:value-type="string" office:string-value="@Book{Archyt,author ={Archytas},  origtitle = { }, shorthand = {Archyt.}, shortauthor = {Archytas}, keywords = {ancient}, options = {antik}}">
            <text:p>@Book{Archyt,author ={Archytas}, <text:s/>origtitle = { }, shorthand = {Archyt.}, shortauthor = {Archytas}, keywords = {ancient}, options = {antik}}</text:p>
          </table:table-cell>
          <table:table-cell table:formula="of:=&quot;\item[&quot;&amp;[.E58] &amp; &quot;] &quot; &amp;[.C58]&amp; &quot; &quot; &amp;[.D58] &amp; &quot;\newline \textbf{&quot; &amp; [.F58] &amp;&quot;}&quot;" office:value-type="string" office:string-value="\item[Archyt.] Archytas \newline \textbf{Archyt}">
            <text:p>\item[Archyt.] Archytas \newline \textbf{Archyt}</text:p>
          </table:table-cell>
        </table:table-row>
        <table:table-row table:style-name="ro1">
          <table:table-cell office:value-type="string">
            <text:p>Aristeid.</text:p>
          </table:table-cell>
          <table:table-cell/>
          <table:table-cell office:value-type="string">
            <text:p>Ailios Aristeides</text:p>
          </table:table-cell>
          <table:table-cell/>
          <table:table-cell office:value-type="string">
            <text:p>Aristeid.</text:p>
          </table:table-cell>
          <table:table-cell office:value-type="string">
            <text:p>Aristeid</text:p>
          </table:table-cell>
          <table:table-cell office:value-type="string">
            <text:p>Ailios Ariste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9]&amp;&quot;,&quot;&amp;&quot;author ={&quot;&amp;[.G59]&amp;&quot;}, title ={&quot;&amp;[.D59]&amp;&quot;}, publisher = HUP, location = {Cambridge, MA and London}, year = {&quot;&amp; [.K59] &amp; &quot;}, volume = {&quot; &amp; [.M59] &amp;&quot;}, series = LCL-lang, shortseries = LCL-kurz, origtitle = {&quot; &amp; [.D59] &amp; &quot;}, origlanguage = {&quot; &amp; [.J59] &amp; &quot;}, translator = {&quot; &amp; [.N59] &amp; &quot;}, editor = {&quot; &amp; [.O59] &amp; &quot;}, shorthand = {&quot; &amp; [.E59]&amp; &quot;}, shortauthor = {&quot; &amp; [.C59]&amp; &quot;}, keywords = {ancient}, options = {antik},&quot;&amp;&quot;}&quot;" office:value-type="string" office:string-value="@Book{Aristeid,author ={Ailios Aristeides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">
            <text:p>@Book{Aristeid,author ={Ailios Aristeides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</text:p>
          </table:table-cell>
          <table:table-cell table:formula="of:=&quot;@Book{&quot; &amp;[.F59] &amp; &quot;,author ={&quot; &amp; [.G59] &amp;&quot;},  origtitle = {&quot; &amp; [.D59] &amp;&quot; }, shorthand = {&quot; &amp; [.E59]&amp;&quot;}, shortauthor = {&quot;&amp; [.C59]&amp; &quot;}, keywords = {ancient}, options = {antik}}&quot;" office:value-type="string" office:string-value="@Book{Aristeid,author ={Ailios Aristeides},  origtitle = { }, shorthand = {Aristeid.}, shortauthor = {Ailios Aristeides}, keywords = {ancient}, options = {antik}}">
            <text:p>@Book{Aristeid,author ={Ailios Aristeides}, <text:s/>origtitle = { }, shorthand = {Aristeid.}, shortauthor = {Ailios Aristeides}, keywords = {ancient}, options = {antik}}</text:p>
          </table:table-cell>
          <table:table-cell table:formula="of:=&quot;\item[&quot;&amp;[.E59] &amp; &quot;] &quot; &amp;[.C59]&amp; &quot; &quot; &amp;[.D59] &amp; &quot;\newline \textbf{&quot; &amp; [.F59] &amp;&quot;}&quot;" office:value-type="string" office:string-value="\item[Aristeid.] Ailios Aristeides \newline \textbf{Aristeid}">
            <text:p>\item[Aristeid.] Ailios Aristeides \newline \textbf{Aristeid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ch.</text:p>
          </table:table-cell>
          <table:table-cell office:value-type="string">
            <text:p>Aristophanes</text:p>
          </table:table-cell>
          <table:table-cell office:value-type="string">
            <text:p>Acharnenses</text:p>
          </table:table-cell>
          <table:table-cell office:value-type="string">
            <text:p>Aristoph. Ach.</text:p>
          </table:table-cell>
          <table:table-cell office:value-type="string">
            <text:p>Aristoph_Ach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0]&amp;&quot;,&quot;&amp;&quot;author ={&quot;&amp;[.G60]&amp;&quot;}, title ={&quot;&amp;[.D60]&amp;&quot;}, publisher = HUP, location = {Cambridge, MA and London}, year = {&quot;&amp; [.K60] &amp; &quot;}, volume = {&quot; &amp; [.M60] &amp;&quot;}, series = LCL-lang, shortseries = LCL-kurz, origtitle = {&quot; &amp; [.D60] &amp; &quot;}, origlanguage = {&quot; &amp; [.J60] &amp; &quot;}, translator = {&quot; &amp; [.N60] &amp; &quot;}, editor = {&quot; &amp; [.O60] &amp; &quot;}, shorthand = {&quot; &amp; [.E60]&amp; &quot;}, shortauthor = {&quot; &amp; [.C60]&amp; &quot;}, keywords = {ancient}, options = {antik},&quot;&amp;&quot;}&quot;" office:value-type="string" office:string-value="@Book{Aristoph_Ach,author ={Aristophanes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">
            <text:p>@Book{Aristoph_Ach,author ={Aristophanes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</text:p>
          </table:table-cell>
          <table:table-cell table:formula="of:=&quot;@Book{&quot; &amp;[.F60] &amp; &quot;,author ={&quot; &amp; [.G60] &amp;&quot;},  origtitle = {&quot; &amp; [.D60] &amp;&quot; }, shorthand = {&quot; &amp; [.E60]&amp;&quot;}, shortauthor = {&quot;&amp; [.C60]&amp; &quot;}, keywords = {ancient}, options = {antik}}&quot;" office:value-type="string" office:string-value="@Book{Aristoph_Ach,author ={Aristophanes},  origtitle = {Acharnenses }, shorthand = {Aristoph. Ach.}, shortauthor = {Aristophanes}, keywords = {ancient}, options = {antik}}">
            <text:p>@Book{Aristoph_Ach,author ={Aristophanes}, <text:s/>origtitle = {Acharnenses }, shorthand = {Aristoph. Ach.}, shortauthor = {Aristophanes}, keywords = {ancient}, options = {antik}}</text:p>
          </table:table-cell>
          <table:table-cell table:formula="of:=&quot;\item[&quot;&amp;[.E60] &amp; &quot;] &quot; &amp;[.C60]&amp; &quot; &quot; &amp;[.D60] &amp; &quot;\newline \textbf{&quot; &amp; [.F60] &amp;&quot;}&quot;" office:value-type="string" office:string-value="\item[Aristoph. Ach.] Aristophanes Acharnenses\newline \textbf{Aristoph_Ach}">
            <text:p>\item[Aristoph. Ach.] Aristophanes Acharnenses\newline \textbf{Aristoph_Ach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v.</text:p>
          </table:table-cell>
          <table:table-cell office:value-type="string">
            <text:p>Aristophanes</text:p>
          </table:table-cell>
          <table:table-cell office:value-type="string">
            <text:p>Aves (Ornithes)</text:p>
          </table:table-cell>
          <table:table-cell office:value-type="string">
            <text:p>Aristoph. Av.</text:p>
          </table:table-cell>
          <table:table-cell office:value-type="string">
            <text:p>Aristoph_Av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1]&amp;&quot;,&quot;&amp;&quot;author ={&quot;&amp;[.G61]&amp;&quot;}, title ={&quot;&amp;[.D61]&amp;&quot;}, publisher = HUP, location = {Cambridge, MA and London}, year = {&quot;&amp; [.K61] &amp; &quot;}, volume = {&quot; &amp; [.M61] &amp;&quot;}, series = LCL-lang, shortseries = LCL-kurz, origtitle = {&quot; &amp; [.D61] &amp; &quot;}, origlanguage = {&quot; &amp; [.J61] &amp; &quot;}, translator = {&quot; &amp; [.N61] &amp; &quot;}, editor = {&quot; &amp; [.O61] &amp; &quot;}, shorthand = {&quot; &amp; [.E61]&amp; &quot;}, shortauthor = {&quot; &amp; [.C61]&amp; &quot;}, keywords = {ancient}, options = {antik},&quot;&amp;&quot;}&quot;" office:value-type="string" office:string-value="@Book{Aristoph_Av,author ={Aristophanes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">
            <text:p>@Book{Aristoph_Av,author ={Aristophanes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</text:p>
          </table:table-cell>
          <table:table-cell table:formula="of:=&quot;@Book{&quot; &amp;[.F61] &amp; &quot;,author ={&quot; &amp; [.G61] &amp;&quot;},  origtitle = {&quot; &amp; [.D61] &amp;&quot; }, shorthand = {&quot; &amp; [.E61]&amp;&quot;}, shortauthor = {&quot;&amp; [.C61]&amp; &quot;}, keywords = {ancient}, options = {antik}}&quot;" office:value-type="string" office:string-value="@Book{Aristoph_Av,author ={Aristophanes},  origtitle = {Aves (Ornithes) }, shorthand = {Aristoph. Av.}, shortauthor = {Aristophanes}, keywords = {ancient}, options = {antik}}">
            <text:p>@Book{Aristoph_Av,author ={Aristophanes}, <text:s/>origtitle = {Aves (Ornithes) }, shorthand = {Aristoph. Av.}, shortauthor = {Aristophanes}, keywords = {ancient}, options = {antik}}</text:p>
          </table:table-cell>
          <table:table-cell table:formula="of:=&quot;\item[&quot;&amp;[.E61] &amp; &quot;] &quot; &amp;[.C61]&amp; &quot; &quot; &amp;[.D61] &amp; &quot;\newline \textbf{&quot; &amp; [.F61] &amp;&quot;}&quot;" office:value-type="string" office:string-value="\item[Aristoph. Av.] Aristophanes Aves (Ornithes)\newline \textbf{Aristoph_Av}">
            <text:p>\item[Aristoph. Av.] Aristophanes Aves (Ornithes)\newline \textbf{Aristoph_Av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ccl.</text:p>
          </table:table-cell>
          <table:table-cell office:value-type="string">
            <text:p>Aristophanes</text:p>
          </table:table-cell>
          <table:table-cell office:value-type="string">
            <text:p><text:s/>Ecclesiazusae</text:p>
          </table:table-cell>
          <table:table-cell office:value-type="string">
            <text:p>Aristoph. Eccl.</text:p>
          </table:table-cell>
          <table:table-cell office:value-type="string">
            <text:p>Aristoph_Eccl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2]&amp;&quot;,&quot;&amp;&quot;author ={&quot;&amp;[.G62]&amp;&quot;}, title ={&quot;&amp;[.D62]&amp;&quot;}, publisher = HUP, location = {Cambridge, MA and London}, year = {&quot;&amp; [.K62] &amp; &quot;}, volume = {&quot; &amp; [.M62] &amp;&quot;}, series = LCL-lang, shortseries = LCL-kurz, origtitle = {&quot; &amp; [.D62] &amp; &quot;}, origlanguage = {&quot; &amp; [.J62] &amp; &quot;}, translator = {&quot; &amp; [.N62] &amp; &quot;}, editor = {&quot; &amp; [.O62] &amp; &quot;}, shorthand = {&quot; &amp; [.E62]&amp; &quot;}, shortauthor = {&quot; &amp; [.C62]&amp; &quot;}, keywords = {ancient}, options = {antik},&quot;&amp;&quot;}&quot;" office:value-type="string" office:string-value="@Book{Aristoph_Eccl,author ={Aristophanes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">
            <text:p>@Book{Aristoph_Eccl,author ={Aristophanes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</text:p>
          </table:table-cell>
          <table:table-cell table:formula="of:=&quot;@Book{&quot; &amp;[.F62] &amp; &quot;,author ={&quot; &amp; [.G62] &amp;&quot;},  origtitle = {&quot; &amp; [.D62] &amp;&quot; }, shorthand = {&quot; &amp; [.E62]&amp;&quot;}, shortauthor = {&quot;&amp; [.C62]&amp; &quot;}, keywords = {ancient}, options = {antik}}&quot;" office:value-type="string" office:string-value="@Book{Aristoph_Eccl,author ={Aristophanes},  origtitle = { Ecclesiazusae }, shorthand = {Aristoph. Eccl.}, shortauthor = {Aristophanes}, keywords = {ancient}, options = {antik}}">
            <text:p>@Book{Aristoph_Eccl,author ={Aristophanes}, <text:s/>origtitle = { Ecclesiazusae }, shorthand = {Aristoph. Eccl.}, shortauthor = {Aristophanes}, keywords = {ancient}, options = {antik}}</text:p>
          </table:table-cell>
          <table:table-cell table:formula="of:=&quot;\item[&quot;&amp;[.E62] &amp; &quot;] &quot; &amp;[.C62]&amp; &quot; &quot; &amp;[.D62] &amp; &quot;\newline \textbf{&quot; &amp; [.F62] &amp;&quot;}&quot;" office:value-type="string" office:string-value="\item[Aristoph. Eccl.] Aristophanes  Ecclesiazusae\newline \textbf{Aristoph_Eccl}">
            <text:p>\item[Aristoph. Eccl.] Aristophanes <text:s/>Ecclesiazusae\newline \textbf{Aristoph_Eccl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qu.</text:p>
          </table:table-cell>
          <table:table-cell office:value-type="string">
            <text:p>Aristophanes</text:p>
          </table:table-cell>
          <table:table-cell office:value-type="string">
            <text:p>Equites (Hippeis)</text:p>
          </table:table-cell>
          <table:table-cell office:value-type="string">
            <text:p>Aristoph. Equ.</text:p>
          </table:table-cell>
          <table:table-cell office:value-type="string">
            <text:p>Aristoph_Equ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3]&amp;&quot;,&quot;&amp;&quot;author ={&quot;&amp;[.G63]&amp;&quot;}, title ={&quot;&amp;[.D63]&amp;&quot;}, publisher = HUP, location = {Cambridge, MA and London}, year = {&quot;&amp; [.K63] &amp; &quot;}, volume = {&quot; &amp; [.M63] &amp;&quot;}, series = LCL-lang, shortseries = LCL-kurz, origtitle = {&quot; &amp; [.D63] &amp; &quot;}, origlanguage = {&quot; &amp; [.J63] &amp; &quot;}, translator = {&quot; &amp; [.N63] &amp; &quot;}, editor = {&quot; &amp; [.O63] &amp; &quot;}, shorthand = {&quot; &amp; [.E63]&amp; &quot;}, shortauthor = {&quot; &amp; [.C63]&amp; &quot;}, keywords = {ancient}, options = {antik},&quot;&amp;&quot;}&quot;" office:value-type="string" office:string-value="@Book{Aristoph_Equ,author ={Aristophanes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">
            <text:p>@Book{Aristoph_Equ,author ={Aristophanes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</text:p>
          </table:table-cell>
          <table:table-cell table:formula="of:=&quot;@Book{&quot; &amp;[.F63] &amp; &quot;,author ={&quot; &amp; [.G63] &amp;&quot;},  origtitle = {&quot; &amp; [.D63] &amp;&quot; }, shorthand = {&quot; &amp; [.E63]&amp;&quot;}, shortauthor = {&quot;&amp; [.C63]&amp; &quot;}, keywords = {ancient}, options = {antik}}&quot;" office:value-type="string" office:string-value="@Book{Aristoph_Equ,author ={Aristophanes},  origtitle = {Equites (Hippeis) }, shorthand = {Aristoph. Equ.}, shortauthor = {Aristophanes}, keywords = {ancient}, options = {antik}}">
            <text:p>@Book{Aristoph_Equ,author ={Aristophanes}, <text:s/>origtitle = {Equites (Hippeis) }, shorthand = {Aristoph. Equ.}, shortauthor = {Aristophanes}, keywords = {ancient}, options = {antik}}</text:p>
          </table:table-cell>
          <table:table-cell table:formula="of:=&quot;\item[&quot;&amp;[.E63] &amp; &quot;] &quot; &amp;[.C63]&amp; &quot; &quot; &amp;[.D63] &amp; &quot;\newline \textbf{&quot; &amp; [.F63] &amp;&quot;}&quot;" office:value-type="string" office:string-value="\item[Aristoph. Equ.] Aristophanes Equites (Hippeis)\newline \textbf{Aristoph_Equ}">
            <text:p>\item[Aristoph. Equ.] Aristophanes Equites (Hippeis)\newline \textbf{Aristoph_Equ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Lys.</text:p>
          </table:table-cell>
          <table:table-cell office:value-type="string">
            <text:p>Aristophanes</text:p>
          </table:table-cell>
          <table:table-cell office:value-type="string">
            <text:p>Lysistrata</text:p>
          </table:table-cell>
          <table:table-cell office:value-type="string">
            <text:p>Aristoph. Lys.</text:p>
          </table:table-cell>
          <table:table-cell office:value-type="string">
            <text:p>Aristoph_Lys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4]&amp;&quot;,&quot;&amp;&quot;author ={&quot;&amp;[.G64]&amp;&quot;}, title ={&quot;&amp;[.D64]&amp;&quot;}, publisher = HUP, location = {Cambridge, MA and London}, year = {&quot;&amp; [.K64] &amp; &quot;}, volume = {&quot; &amp; [.M64] &amp;&quot;}, series = LCL-lang, shortseries = LCL-kurz, origtitle = {&quot; &amp; [.D64] &amp; &quot;}, origlanguage = {&quot; &amp; [.J64] &amp; &quot;}, translator = {&quot; &amp; [.N64] &amp; &quot;}, editor = {&quot; &amp; [.O64] &amp; &quot;}, shorthand = {&quot; &amp; [.E64]&amp; &quot;}, shortauthor = {&quot; &amp; [.C64]&amp; &quot;}, keywords = {ancient}, options = {antik},&quot;&amp;&quot;}&quot;" office:value-type="string" office:string-value="@Book{Aristoph_Lys,author ={Aristophanes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">
            <text:p>@Book{Aristoph_Lys,author ={Aristophanes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</text:p>
          </table:table-cell>
          <table:table-cell table:formula="of:=&quot;@Book{&quot; &amp;[.F64] &amp; &quot;,author ={&quot; &amp; [.G64] &amp;&quot;},  origtitle = {&quot; &amp; [.D64] &amp;&quot; }, shorthand = {&quot; &amp; [.E64]&amp;&quot;}, shortauthor = {&quot;&amp; [.C64]&amp; &quot;}, keywords = {ancient}, options = {antik}}&quot;" office:value-type="string" office:string-value="@Book{Aristoph_Lys,author ={Aristophanes},  origtitle = {Lysistrata }, shorthand = {Aristoph. Lys.}, shortauthor = {Aristophanes}, keywords = {ancient}, options = {antik}}">
            <text:p>@Book{Aristoph_Lys,author ={Aristophanes}, <text:s/>origtitle = {Lysistrata }, shorthand = {Aristoph. Lys.}, shortauthor = {Aristophanes}, keywords = {ancient}, options = {antik}}</text:p>
          </table:table-cell>
          <table:table-cell table:formula="of:=&quot;\item[&quot;&amp;[.E64] &amp; &quot;] &quot; &amp;[.C64]&amp; &quot; &quot; &amp;[.D64] &amp; &quot;\newline \textbf{&quot; &amp; [.F64] &amp;&quot;}&quot;" office:value-type="string" office:string-value="\item[Aristoph. Lys.] Aristophanes Lysistrata\newline \textbf{Aristoph_Lys}">
            <text:p>\item[Aristoph. Lys.] Aristophanes Lysistrata\newline \textbf{Aristoph_Lys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Nub.</text:p>
          </table:table-cell>
          <table:table-cell office:value-type="string">
            <text:p>Aristophanes</text:p>
          </table:table-cell>
          <table:table-cell office:value-type="string">
            <text:p>Nubes (Nephelai)</text:p>
          </table:table-cell>
          <table:table-cell office:value-type="string">
            <text:p>Aristoph. Nub.</text:p>
          </table:table-cell>
          <table:table-cell office:value-type="string">
            <text:p>Aristoph_Nub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5]&amp;&quot;,&quot;&amp;&quot;author ={&quot;&amp;[.G65]&amp;&quot;}, title ={&quot;&amp;[.D65]&amp;&quot;}, publisher = HUP, location = {Cambridge, MA and London}, year = {&quot;&amp; [.K65] &amp; &quot;}, volume = {&quot; &amp; [.M65] &amp;&quot;}, series = LCL-lang, shortseries = LCL-kurz, origtitle = {&quot; &amp; [.D65] &amp; &quot;}, origlanguage = {&quot; &amp; [.J65] &amp; &quot;}, translator = {&quot; &amp; [.N65] &amp; &quot;}, editor = {&quot; &amp; [.O65] &amp; &quot;}, shorthand = {&quot; &amp; [.E65]&amp; &quot;}, shortauthor = {&quot; &amp; [.C65]&amp; &quot;}, keywords = {ancient}, options = {antik},&quot;&amp;&quot;}&quot;" office:value-type="string" office:string-value="@Book{Aristoph_Nub,author ={Aristophanes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">
            <text:p>@Book{Aristoph_Nub,author ={Aristophanes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</text:p>
          </table:table-cell>
          <table:table-cell table:formula="of:=&quot;@Book{&quot; &amp;[.F65] &amp; &quot;,author ={&quot; &amp; [.G65] &amp;&quot;},  origtitle = {&quot; &amp; [.D65] &amp;&quot; }, shorthand = {&quot; &amp; [.E65]&amp;&quot;}, shortauthor = {&quot;&amp; [.C65]&amp; &quot;}, keywords = {ancient}, options = {antik}}&quot;" office:value-type="string" office:string-value="@Book{Aristoph_Nub,author ={Aristophanes},  origtitle = {Nubes (Nephelai) }, shorthand = {Aristoph. Nub.}, shortauthor = {Aristophanes}, keywords = {ancient}, options = {antik}}">
            <text:p>@Book{Aristoph_Nub,author ={Aristophanes}, <text:s/>origtitle = {Nubes (Nephelai) }, shorthand = {Aristoph. Nub.}, shortauthor = {Aristophanes}, keywords = {ancient}, options = {antik}}</text:p>
          </table:table-cell>
          <table:table-cell table:formula="of:=&quot;\item[&quot;&amp;[.E65] &amp; &quot;] &quot; &amp;[.C65]&amp; &quot; &quot; &amp;[.D65] &amp; &quot;\newline \textbf{&quot; &amp; [.F65] &amp;&quot;}&quot;" office:value-type="string" office:string-value="\item[Aristoph. Nub.] Aristophanes Nubes (Nephelai)\newline \textbf{Aristoph_Nub}">
            <text:p>\item[Aristoph. Nub.] Aristophanes Nubes (Nephelai)\newline \textbf{Aristoph_Nub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ax</text:p>
          </table:table-cell>
          <table:table-cell office:value-type="string">
            <text:p>Aristophanes</text:p>
          </table:table-cell>
          <table:table-cell office:value-type="string">
            <text:p>Pax (Eirene)</text:p>
          </table:table-cell>
          <table:table-cell office:value-type="string">
            <text:p>Aristoph. Pax</text:p>
          </table:table-cell>
          <table:table-cell office:value-type="string">
            <text:p>Aristoph_Pax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6]&amp;&quot;,&quot;&amp;&quot;author ={&quot;&amp;[.G66]&amp;&quot;}, title ={&quot;&amp;[.D66]&amp;&quot;}, publisher = HUP, location = {Cambridge, MA and London}, year = {&quot;&amp; [.K66] &amp; &quot;}, volume = {&quot; &amp; [.M66] &amp;&quot;}, series = LCL-lang, shortseries = LCL-kurz, origtitle = {&quot; &amp; [.D66] &amp; &quot;}, origlanguage = {&quot; &amp; [.J66] &amp; &quot;}, translator = {&quot; &amp; [.N66] &amp; &quot;}, editor = {&quot; &amp; [.O66] &amp; &quot;}, shorthand = {&quot; &amp; [.E66]&amp; &quot;}, shortauthor = {&quot; &amp; [.C66]&amp; &quot;}, keywords = {ancient}, options = {antik},&quot;&amp;&quot;}&quot;" office:value-type="string" office:string-value="@Book{Aristoph_Pax,author ={Aristophanes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">
            <text:p>@Book{Aristoph_Pax,author ={Aristophanes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</text:p>
          </table:table-cell>
          <table:table-cell table:formula="of:=&quot;@Book{&quot; &amp;[.F66] &amp; &quot;,author ={&quot; &amp; [.G66] &amp;&quot;},  origtitle = {&quot; &amp; [.D66] &amp;&quot; }, shorthand = {&quot; &amp; [.E66]&amp;&quot;}, shortauthor = {&quot;&amp; [.C66]&amp; &quot;}, keywords = {ancient}, options = {antik}}&quot;" office:value-type="string" office:string-value="@Book{Aristoph_Pax,author ={Aristophanes},  origtitle = {Pax (Eirene) }, shorthand = {Aristoph. Pax}, shortauthor = {Aristophanes}, keywords = {ancient}, options = {antik}}">
            <text:p>@Book{Aristoph_Pax,author ={Aristophanes}, <text:s/>origtitle = {Pax (Eirene) }, shorthand = {Aristoph. Pax}, shortauthor = {Aristophanes}, keywords = {ancient}, options = {antik}}</text:p>
          </table:table-cell>
          <table:table-cell table:formula="of:=&quot;\item[&quot;&amp;[.E66] &amp; &quot;] &quot; &amp;[.C66]&amp; &quot; &quot; &amp;[.D66] &amp; &quot;\newline \textbf{&quot; &amp; [.F66] &amp;&quot;}&quot;" office:value-type="string" office:string-value="\item[Aristoph. Pax] Aristophanes Pax (Eirene)\newline \textbf{Aristoph_Pax}">
            <text:p>\item[Aristoph. Pax] Aristophanes Pax (Eirene)\newline \textbf{Aristoph_Pax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lut.</text:p>
          </table:table-cell>
          <table:table-cell office:value-type="string">
            <text:p>Aristophanes</text:p>
          </table:table-cell>
          <table:table-cell office:value-type="string">
            <text:p>Plutus</text:p>
          </table:table-cell>
          <table:table-cell office:value-type="string">
            <text:p>Aristoph. Plut.</text:p>
          </table:table-cell>
          <table:table-cell office:value-type="string">
            <text:p>Aristoph_Plut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7]&amp;&quot;,&quot;&amp;&quot;author ={&quot;&amp;[.G67]&amp;&quot;}, title ={&quot;&amp;[.D67]&amp;&quot;}, publisher = HUP, location = {Cambridge, MA and London}, year = {&quot;&amp; [.K67] &amp; &quot;}, volume = {&quot; &amp; [.M67] &amp;&quot;}, series = LCL-lang, shortseries = LCL-kurz, origtitle = {&quot; &amp; [.D67] &amp; &quot;}, origlanguage = {&quot; &amp; [.J67] &amp; &quot;}, translator = {&quot; &amp; [.N67] &amp; &quot;}, editor = {&quot; &amp; [.O67] &amp; &quot;}, shorthand = {&quot; &amp; [.E67]&amp; &quot;}, shortauthor = {&quot; &amp; [.C67]&amp; &quot;}, keywords = {ancient}, options = {antik},&quot;&amp;&quot;}&quot;" office:value-type="string" office:string-value="@Book{Aristoph_Plut,author ={Aristophanes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">
            <text:p>@Book{Aristoph_Plut,author ={Aristophanes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</text:p>
          </table:table-cell>
          <table:table-cell table:formula="of:=&quot;@Book{&quot; &amp;[.F67] &amp; &quot;,author ={&quot; &amp; [.G67] &amp;&quot;},  origtitle = {&quot; &amp; [.D67] &amp;&quot; }, shorthand = {&quot; &amp; [.E67]&amp;&quot;}, shortauthor = {&quot;&amp; [.C67]&amp; &quot;}, keywords = {ancient}, options = {antik}}&quot;" office:value-type="string" office:string-value="@Book{Aristoph_Plut,author ={Aristophanes},  origtitle = {Plutus }, shorthand = {Aristoph. Plut.}, shortauthor = {Aristophanes}, keywords = {ancient}, options = {antik}}">
            <text:p>@Book{Aristoph_Plut,author ={Aristophanes}, <text:s/>origtitle = {Plutus }, shorthand = {Aristoph. Plut.}, shortauthor = {Aristophanes}, keywords = {ancient}, options = {antik}}</text:p>
          </table:table-cell>
          <table:table-cell table:formula="of:=&quot;\item[&quot;&amp;[.E67] &amp; &quot;] &quot; &amp;[.C67]&amp; &quot; &quot; &amp;[.D67] &amp; &quot;\newline \textbf{&quot; &amp; [.F67] &amp;&quot;}&quot;" office:value-type="string" office:string-value="\item[Aristoph. Plut.] Aristophanes Plutus\newline \textbf{Aristoph_Plut}">
            <text:p>\item[Aristoph. Plut.] Aristophanes Plutus\newline \textbf{Aristoph_Plut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Ran.</text:p>
          </table:table-cell>
          <table:table-cell office:value-type="string">
            <text:p>Aristophanes</text:p>
          </table:table-cell>
          <table:table-cell office:value-type="string">
            <text:p>Ranae (Batrachoi)</text:p>
          </table:table-cell>
          <table:table-cell office:value-type="string">
            <text:p>Aristoph. Ran.</text:p>
          </table:table-cell>
          <table:table-cell office:value-type="string">
            <text:p>Aristoph_Ran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8]&amp;&quot;,&quot;&amp;&quot;author ={&quot;&amp;[.G68]&amp;&quot;}, title ={&quot;&amp;[.D68]&amp;&quot;}, publisher = HUP, location = {Cambridge, MA and London}, year = {&quot;&amp; [.K68] &amp; &quot;}, volume = {&quot; &amp; [.M68] &amp;&quot;}, series = LCL-lang, shortseries = LCL-kurz, origtitle = {&quot; &amp; [.D68] &amp; &quot;}, origlanguage = {&quot; &amp; [.J68] &amp; &quot;}, translator = {&quot; &amp; [.N68] &amp; &quot;}, editor = {&quot; &amp; [.O68] &amp; &quot;}, shorthand = {&quot; &amp; [.E68]&amp; &quot;}, shortauthor = {&quot; &amp; [.C68]&amp; &quot;}, keywords = {ancient}, options = {antik},&quot;&amp;&quot;}&quot;" office:value-type="string" office:string-value="@Book{Aristoph_Ran,author ={Aristophanes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">
            <text:p>@Book{Aristoph_Ran,author ={Aristophanes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</text:p>
          </table:table-cell>
          <table:table-cell table:formula="of:=&quot;@Book{&quot; &amp;[.F68] &amp; &quot;,author ={&quot; &amp; [.G68] &amp;&quot;},  origtitle = {&quot; &amp; [.D68] &amp;&quot; }, shorthand = {&quot; &amp; [.E68]&amp;&quot;}, shortauthor = {&quot;&amp; [.C68]&amp; &quot;}, keywords = {ancient}, options = {antik}}&quot;" office:value-type="string" office:string-value="@Book{Aristoph_Ran,author ={Aristophanes},  origtitle = {Ranae (Batrachoi) }, shorthand = {Aristoph. Ran.}, shortauthor = {Aristophanes}, keywords = {ancient}, options = {antik}}">
            <text:p>@Book{Aristoph_Ran,author ={Aristophanes}, <text:s/>origtitle = {Ranae (Batrachoi) }, shorthand = {Aristoph. Ran.}, shortauthor = {Aristophanes}, keywords = {ancient}, options = {antik}}</text:p>
          </table:table-cell>
          <table:table-cell table:formula="of:=&quot;\item[&quot;&amp;[.E68] &amp; &quot;] &quot; &amp;[.C68]&amp; &quot; &quot; &amp;[.D68] &amp; &quot;\newline \textbf{&quot; &amp; [.F68] &amp;&quot;}&quot;" office:value-type="string" office:string-value="\item[Aristoph. Ran.] Aristophanes Ranae (Batrachoi)\newline \textbf{Aristoph_Ran}">
            <text:p>\item[Aristoph. Ran.] Aristophanes Ranae (Batrachoi)\newline \textbf{Aristoph_Ran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Thesm.</text:p>
          </table:table-cell>
          <table:table-cell office:value-type="string">
            <text:p>Aristophanes</text:p>
          </table:table-cell>
          <table:table-cell office:value-type="string">
            <text:p>Thesmophoriazusae</text:p>
          </table:table-cell>
          <table:table-cell office:value-type="string">
            <text:p>Aristoph. Thesm.</text:p>
          </table:table-cell>
          <table:table-cell office:value-type="string">
            <text:p>Aristoph_Thesm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9]&amp;&quot;,&quot;&amp;&quot;author ={&quot;&amp;[.G69]&amp;&quot;}, title ={&quot;&amp;[.D69]&amp;&quot;}, publisher = HUP, location = {Cambridge, MA and London}, year = {&quot;&amp; [.K69] &amp; &quot;}, volume = {&quot; &amp; [.M69] &amp;&quot;}, series = LCL-lang, shortseries = LCL-kurz, origtitle = {&quot; &amp; [.D69] &amp; &quot;}, origlanguage = {&quot; &amp; [.J69] &amp; &quot;}, translator = {&quot; &amp; [.N69] &amp; &quot;}, editor = {&quot; &amp; [.O69] &amp; &quot;}, shorthand = {&quot; &amp; [.E69]&amp; &quot;}, shortauthor = {&quot; &amp; [.C69]&amp; &quot;}, keywords = {ancient}, options = {antik},&quot;&amp;&quot;}&quot;" office:value-type="string" office:string-value="@Book{Aristoph_Thesm,author ={Aristophanes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">
            <text:p>@Book{Aristoph_Thesm,author ={Aristophanes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</text:p>
          </table:table-cell>
          <table:table-cell table:formula="of:=&quot;@Book{&quot; &amp;[.F69] &amp; &quot;,author ={&quot; &amp; [.G69] &amp;&quot;},  origtitle = {&quot; &amp; [.D69] &amp;&quot; }, shorthand = {&quot; &amp; [.E69]&amp;&quot;}, shortauthor = {&quot;&amp; [.C69]&amp; &quot;}, keywords = {ancient}, options = {antik}}&quot;" office:value-type="string" office:string-value="@Book{Aristoph_Thesm,author ={Aristophanes},  origtitle = {Thesmophoriazusae }, shorthand = {Aristoph. Thesm.}, shortauthor = {Aristophanes}, keywords = {ancient}, options = {antik}}">
            <text:p>@Book{Aristoph_Thesm,author ={Aristophanes}, <text:s/>origtitle = {Thesmophoriazusae }, shorthand = {Aristoph. Thesm.}, shortauthor = {Aristophanes}, keywords = {ancient}, options = {antik}}</text:p>
          </table:table-cell>
          <table:table-cell table:formula="of:=&quot;\item[&quot;&amp;[.E69] &amp; &quot;] &quot; &amp;[.C69]&amp; &quot; &quot; &amp;[.D69] &amp; &quot;\newline \textbf{&quot; &amp; [.F69] &amp;&quot;}&quot;" office:value-type="string" office:string-value="\item[Aristoph. Thesm.] Aristophanes Thesmophoriazusae\newline \textbf{Aristoph_Thesm}">
            <text:p>\item[Aristoph. Thesm.] Aristophanes Thesmophoriazusae\newline \textbf{Aristoph_Thesm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Vesp.</text:p>
          </table:table-cell>
          <table:table-cell office:value-type="string">
            <text:p>Aristophanes</text:p>
          </table:table-cell>
          <table:table-cell office:value-type="string">
            <text:p>Vespae (Sphekes)</text:p>
          </table:table-cell>
          <table:table-cell office:value-type="string">
            <text:p>Aristoph. Vesp.</text:p>
          </table:table-cell>
          <table:table-cell office:value-type="string">
            <text:p>Aristoph_Vesp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0]&amp;&quot;,&quot;&amp;&quot;author ={&quot;&amp;[.G70]&amp;&quot;}, title ={&quot;&amp;[.D70]&amp;&quot;}, publisher = HUP, location = {Cambridge, MA and London}, year = {&quot;&amp; [.K70] &amp; &quot;}, volume = {&quot; &amp; [.M70] &amp;&quot;}, series = LCL-lang, shortseries = LCL-kurz, origtitle = {&quot; &amp; [.D70] &amp; &quot;}, origlanguage = {&quot; &amp; [.J70] &amp; &quot;}, translator = {&quot; &amp; [.N70] &amp; &quot;}, editor = {&quot; &amp; [.O70] &amp; &quot;}, shorthand = {&quot; &amp; [.E70]&amp; &quot;}, shortauthor = {&quot; &amp; [.C70]&amp; &quot;}, keywords = {ancient}, options = {antik},&quot;&amp;&quot;}&quot;" office:value-type="string" office:string-value="@Book{Aristoph_Vesp,author ={Aristophanes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">
            <text:p>@Book{Aristoph_Vesp,author ={Aristophanes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</text:p>
          </table:table-cell>
          <table:table-cell table:formula="of:=&quot;@Book{&quot; &amp;[.F70] &amp; &quot;,author ={&quot; &amp; [.G70] &amp;&quot;},  origtitle = {&quot; &amp; [.D70] &amp;&quot; }, shorthand = {&quot; &amp; [.E70]&amp;&quot;}, shortauthor = {&quot;&amp; [.C70]&amp; &quot;}, keywords = {ancient}, options = {antik}}&quot;" office:value-type="string" office:string-value="@Book{Aristoph_Vesp,author ={Aristophanes},  origtitle = {Vespae (Sphekes) }, shorthand = {Aristoph. Vesp.}, shortauthor = {Aristophanes}, keywords = {ancient}, options = {antik}}">
            <text:p>@Book{Aristoph_Vesp,author ={Aristophanes}, <text:s/>origtitle = {Vespae (Sphekes) }, shorthand = {Aristoph. Vesp.}, shortauthor = {Aristophanes}, keywords = {ancient}, options = {antik}}</text:p>
          </table:table-cell>
          <table:table-cell table:formula="of:=&quot;\item[&quot;&amp;[.E70] &amp; &quot;] &quot; &amp;[.C70]&amp; &quot; &quot; &amp;[.D70] &amp; &quot;\newline \textbf{&quot; &amp; [.F70] &amp;&quot;}&quot;" office:value-type="string" office:string-value="\item[Aristoph. Vesp.] Aristophanes Vespae (Sphekes)\newline \textbf{Aristoph_Vesp}">
            <text:p>\item[Aristoph. Vesp.] Aristophanes Vespae (Sphekes)\newline \textbf{Aristoph_Vesp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.</text:p>
          </table:table-cell>
          <table:table-cell office:value-type="string">
            <text:p>Aristoteles</text:p>
          </table:table-cell>
          <table:table-cell office:value-type="string">
            <text:p>de anima (peri psyches)</text:p>
          </table:table-cell>
          <table:table-cell office:value-type="string">
            <text:p>Aristot. an.</text:p>
          </table:table-cell>
          <table:table-cell office:value-type="string">
            <text:p>Aristo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1]&amp;&quot;,&quot;&amp;&quot;author ={&quot;&amp;[.G71]&amp;&quot;}, title ={&quot;&amp;[.D71]&amp;&quot;}, publisher = HUP, location = {Cambridge, MA and London}, year = {&quot;&amp; [.K71] &amp; &quot;}, volume = {&quot; &amp; [.M71] &amp;&quot;}, series = LCL-lang, shortseries = LCL-kurz, origtitle = {&quot; &amp; [.D71] &amp; &quot;}, origlanguage = {&quot; &amp; [.J71] &amp; &quot;}, translator = {&quot; &amp; [.N71] &amp; &quot;}, editor = {&quot; &amp; [.O71] &amp; &quot;}, shorthand = {&quot; &amp; [.E71]&amp; &quot;}, shortauthor = {&quot; &amp; [.C71]&amp; &quot;}, keywords = {ancient}, options = {antik},&quot;&amp;&quot;}&quot;" office:value-type="string" office:string-value="@Book{Aristot_an,author ={{Aristoteles}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">
            <text:p>@Book{Aristot_an,author ={{Aristoteles}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</text:p>
          </table:table-cell>
          <table:table-cell table:formula="of:=&quot;@Book{&quot; &amp;[.F71] &amp; &quot;,author ={&quot; &amp; [.G71] &amp;&quot;},  origtitle = {&quot; &amp; [.D71] &amp;&quot; }, shorthand = {&quot; &amp; [.E71]&amp;&quot;}, shortauthor = {&quot;&amp; [.C71]&amp; &quot;}, keywords = {ancient}, options = {antik}}&quot;" office:value-type="string" office:string-value="@Book{Aristot_an,author ={{Aristoteles}},  origtitle = {de anima (peri psyches) }, shorthand = {Aristot. an.}, shortauthor = {Aristoteles}, keywords = {ancient}, options = {antik}}">
            <text:p>@Book{Aristot_an,author ={{Aristoteles}}, <text:s/>origtitle = {de anima (peri psyches) }, shorthand = {Aristot. an.}, shortauthor = {Aristoteles}, keywords = {ancient}, options = {antik}}</text:p>
          </table:table-cell>
          <table:table-cell table:formula="of:=&quot;\item[&quot;&amp;[.E71] &amp; &quot;] &quot; &amp;[.C71]&amp; &quot; &quot; &amp;[.D71] &amp; &quot;\newline \textbf{&quot; &amp; [.F71] &amp;&quot;}&quot;" office:value-type="string" office:string-value="\item[Aristot. an.] Aristoteles de anima (peri psyches)\newline \textbf{Aristot_an}">
            <text:p>\item[Aristot. an.] Aristoteles de anima (peri psyches)\newline \textbf{Aristo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ost.</text:p>
          </table:table-cell>
          <table:table-cell office:value-type="string">
            <text:p>Aristoteles</text:p>
          </table:table-cell>
          <table:table-cell office:value-type="string">
            <text:p>analytica posteriora</text:p>
          </table:table-cell>
          <table:table-cell office:value-type="string">
            <text:p>Aristot. an post.</text:p>
          </table:table-cell>
          <table:table-cell office:value-type="string">
            <text:p>Aristot_an_pos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2]&amp;&quot;,&quot;&amp;&quot;author ={&quot;&amp;[.G72]&amp;&quot;}, title ={&quot;&amp;[.D72]&amp;&quot;}, publisher = HUP, location = {Cambridge, MA and London}, year = {&quot;&amp; [.K72] &amp; &quot;}, volume = {&quot; &amp; [.M72] &amp;&quot;}, series = LCL-lang, shortseries = LCL-kurz, origtitle = {&quot; &amp; [.D72] &amp; &quot;}, origlanguage = {&quot; &amp; [.J72] &amp; &quot;}, translator = {&quot; &amp; [.N72] &amp; &quot;}, editor = {&quot; &amp; [.O72] &amp; &quot;}, shorthand = {&quot; &amp; [.E72]&amp; &quot;}, shortauthor = {&quot; &amp; [.C72]&amp; &quot;}, keywords = {ancient}, options = {antik},&quot;&amp;&quot;}&quot;" office:value-type="string" office:string-value="@Book{Aristot_an_post,author ={{Aristoteles}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">
            <text:p>@Book{Aristot_an_post,author ={{Aristoteles}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</text:p>
          </table:table-cell>
          <table:table-cell table:formula="of:=&quot;@Book{&quot; &amp;[.F72] &amp; &quot;,author ={&quot; &amp; [.G72] &amp;&quot;},  origtitle = {&quot; &amp; [.D72] &amp;&quot; }, shorthand = {&quot; &amp; [.E72]&amp;&quot;}, shortauthor = {&quot;&amp; [.C72]&amp; &quot;}, keywords = {ancient}, options = {antik}}&quot;" office:value-type="string" office:string-value="@Book{Aristot_an_post,author ={{Aristoteles}},  origtitle = {analytica posteriora }, shorthand = {Aristot. an post.}, shortauthor = {Aristoteles}, keywords = {ancient}, options = {antik}}">
            <text:p>@Book{Aristot_an_post,author ={{Aristoteles}}, <text:s/>origtitle = {analytica posteriora }, shorthand = {Aristot. an post.}, shortauthor = {Aristoteles}, keywords = {ancient}, options = {antik}}</text:p>
          </table:table-cell>
          <table:table-cell table:formula="of:=&quot;\item[&quot;&amp;[.E72] &amp; &quot;] &quot; &amp;[.C72]&amp; &quot; &quot; &amp;[.D72] &amp; &quot;\newline \textbf{&quot; &amp; [.F72] &amp;&quot;}&quot;" office:value-type="string" office:string-value="\item[Aristot. an post.] Aristoteles analytica posteriora\newline \textbf{Aristot_an_post}">
            <text:p>\item[Aristot. an post.] Aristoteles analytica posteriora\newline \textbf{Aristot_an_pos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r.</text:p>
          </table:table-cell>
          <table:table-cell office:value-type="string">
            <text:p>Aristoteles</text:p>
          </table:table-cell>
          <table:table-cell office:value-type="string">
            <text:p>analytica priora</text:p>
          </table:table-cell>
          <table:table-cell office:value-type="string">
            <text:p>Aristot. an pr.</text:p>
          </table:table-cell>
          <table:table-cell office:value-type="string">
            <text:p>Aristot_an_p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3]&amp;&quot;,&quot;&amp;&quot;author ={&quot;&amp;[.G73]&amp;&quot;}, title ={&quot;&amp;[.D73]&amp;&quot;}, publisher = HUP, location = {Cambridge, MA and London}, year = {&quot;&amp; [.K73] &amp; &quot;}, volume = {&quot; &amp; [.M73] &amp;&quot;}, series = LCL-lang, shortseries = LCL-kurz, origtitle = {&quot; &amp; [.D73] &amp; &quot;}, origlanguage = {&quot; &amp; [.J73] &amp; &quot;}, translator = {&quot; &amp; [.N73] &amp; &quot;}, editor = {&quot; &amp; [.O73] &amp; &quot;}, shorthand = {&quot; &amp; [.E73]&amp; &quot;}, shortauthor = {&quot; &amp; [.C73]&amp; &quot;}, keywords = {ancient}, options = {antik},&quot;&amp;&quot;}&quot;" office:value-type="string" office:string-value="@Book{Aristot_an_pr,author ={{Aristoteles}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">
            <text:p>@Book{Aristot_an_pr,author ={{Aristoteles}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</text:p>
          </table:table-cell>
          <table:table-cell table:formula="of:=&quot;@Book{&quot; &amp;[.F73] &amp; &quot;,author ={&quot; &amp; [.G73] &amp;&quot;},  origtitle = {&quot; &amp; [.D73] &amp;&quot; }, shorthand = {&quot; &amp; [.E73]&amp;&quot;}, shortauthor = {&quot;&amp; [.C73]&amp; &quot;}, keywords = {ancient}, options = {antik}}&quot;" office:value-type="string" office:string-value="@Book{Aristot_an_pr,author ={{Aristoteles}},  origtitle = {analytica priora }, shorthand = {Aristot. an pr.}, shortauthor = {Aristoteles}, keywords = {ancient}, options = {antik}}">
            <text:p>@Book{Aristot_an_pr,author ={{Aristoteles}}, <text:s/>origtitle = {analytica priora }, shorthand = {Aristot. an pr.}, shortauthor = {Aristoteles}, keywords = {ancient}, options = {antik}}</text:p>
          </table:table-cell>
          <table:table-cell table:formula="of:=&quot;\item[&quot;&amp;[.E73] &amp; &quot;] &quot; &amp;[.C73]&amp; &quot; &quot; &amp;[.D73] &amp; &quot;\newline \textbf{&quot; &amp; [.F73] &amp;&quot;}&quot;" office:value-type="string" office:string-value="\item[Aristot. an pr.] Aristoteles analytica priora\newline \textbf{Aristot_an_pr}">
            <text:p>\item[Aristot. an pr.] Aristoteles analytica priora\newline \textbf{Aristot_an_p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th. pol.</text:p>
          </table:table-cell>
          <table:table-cell office:value-type="string">
            <text:p>Aristoteles</text:p>
          </table:table-cell>
          <table:table-cell office:value-type="string">
            <text:p>Athenaion politeia</text:p>
          </table:table-cell>
          <table:table-cell office:value-type="string">
            <text:p>Aristot. Ath. pol.</text:p>
          </table:table-cell>
          <table:table-cell office:value-type="string">
            <text:p>Aristot_Ath_p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4]&amp;&quot;,&quot;&amp;&quot;author ={&quot;&amp;[.G74]&amp;&quot;}, title ={&quot;&amp;[.D74]&amp;&quot;}, publisher = HUP, location = {Cambridge, MA and London}, year = {&quot;&amp; [.K74] &amp; &quot;}, volume = {&quot; &amp; [.M74] &amp;&quot;}, series = LCL-lang, shortseries = LCL-kurz, origtitle = {&quot; &amp; [.D74] &amp; &quot;}, origlanguage = {&quot; &amp; [.J74] &amp; &quot;}, translator = {&quot; &amp; [.N74] &amp; &quot;}, editor = {&quot; &amp; [.O74] &amp; &quot;}, shorthand = {&quot; &amp; [.E74]&amp; &quot;}, shortauthor = {&quot; &amp; [.C74]&amp; &quot;}, keywords = {ancient}, options = {antik},&quot;&amp;&quot;}&quot;" office:value-type="string" office:string-value="@Book{Aristot_Ath_pol,author ={{Aristoteles}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">
            <text:p>@Book{Aristot_Ath_pol,author ={{Aristoteles}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</text:p>
          </table:table-cell>
          <table:table-cell table:formula="of:=&quot;@Book{&quot; &amp;[.F74] &amp; &quot;,author ={&quot; &amp; [.G74] &amp;&quot;},  origtitle = {&quot; &amp; [.D74] &amp;&quot; }, shorthand = {&quot; &amp; [.E74]&amp;&quot;}, shortauthor = {&quot;&amp; [.C74]&amp; &quot;}, keywords = {ancient}, options = {antik}}&quot;" office:value-type="string" office:string-value="@Book{Aristot_Ath_pol,author ={{Aristoteles}},  origtitle = {Athenaion politeia }, shorthand = {Aristot. Ath. pol.}, shortauthor = {Aristoteles}, keywords = {ancient}, options = {antik}}">
            <text:p>@Book{Aristot_Ath_pol,author ={{Aristoteles}}, <text:s/>origtitle = {Athenaion politeia }, shorthand = {Aristot. Ath. pol.}, shortauthor = {Aristoteles}, keywords = {ancient}, options = {antik}}</text:p>
          </table:table-cell>
          <table:table-cell table:formula="of:=&quot;\item[&quot;&amp;[.E74] &amp; &quot;] &quot; &amp;[.C74]&amp; &quot; &quot; &amp;[.D74] &amp; &quot;\newline \textbf{&quot; &amp; [.F74] &amp;&quot;}&quot;" office:value-type="string" office:string-value="\item[Aristot. Ath. pol.] Aristoteles Athenaion politeia\newline \textbf{Aristot_Ath_pol}">
            <text:p>\item[Aristot. Ath. pol.] Aristoteles Athenaion politeia\newline \textbf{Aristot_Ath_p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el.</text:p>
          </table:table-cell>
          <table:table-cell office:value-type="string">
            <text:p>Aristoteles</text:p>
          </table:table-cell>
          <table:table-cell office:value-type="string">
            <text:p>de caelo</text:p>
          </table:table-cell>
          <table:table-cell office:value-type="string">
            <text:p>Aristot. cael.</text:p>
          </table:table-cell>
          <table:table-cell office:value-type="string">
            <text:p>Aristot_cae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5]&amp;&quot;,&quot;&amp;&quot;author ={&quot;&amp;[.G75]&amp;&quot;}, title ={&quot;&amp;[.D75]&amp;&quot;}, publisher = HUP, location = {Cambridge, MA and London}, year = {&quot;&amp; [.K75] &amp; &quot;}, volume = {&quot; &amp; [.M75] &amp;&quot;}, series = LCL-lang, shortseries = LCL-kurz, origtitle = {&quot; &amp; [.D75] &amp; &quot;}, origlanguage = {&quot; &amp; [.J75] &amp; &quot;}, translator = {&quot; &amp; [.N75] &amp; &quot;}, editor = {&quot; &amp; [.O75] &amp; &quot;}, shorthand = {&quot; &amp; [.E75]&amp; &quot;}, shortauthor = {&quot; &amp; [.C75]&amp; &quot;}, keywords = {ancient}, options = {antik},&quot;&amp;&quot;}&quot;" office:value-type="string" office:string-value="@Book{Aristot_cael,author ={{Aristoteles}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">
            <text:p>@Book{Aristot_cael,author ={{Aristoteles}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</text:p>
          </table:table-cell>
          <table:table-cell table:formula="of:=&quot;@Book{&quot; &amp;[.F75] &amp; &quot;,author ={&quot; &amp; [.G75] &amp;&quot;},  origtitle = {&quot; &amp; [.D75] &amp;&quot; }, shorthand = {&quot; &amp; [.E75]&amp;&quot;}, shortauthor = {&quot;&amp; [.C75]&amp; &quot;}, keywords = {ancient}, options = {antik}}&quot;" office:value-type="string" office:string-value="@Book{Aristot_cael,author ={{Aristoteles}},  origtitle = {de caelo }, shorthand = {Aristot. cael.}, shortauthor = {Aristoteles}, keywords = {ancient}, options = {antik}}">
            <text:p>@Book{Aristot_cael,author ={{Aristoteles}}, <text:s/>origtitle = {de caelo }, shorthand = {Aristot. cael.}, shortauthor = {Aristoteles}, keywords = {ancient}, options = {antik}}</text:p>
          </table:table-cell>
          <table:table-cell table:formula="of:=&quot;\item[&quot;&amp;[.E75] &amp; &quot;] &quot; &amp;[.C75]&amp; &quot; &quot; &amp;[.D75] &amp; &quot;\newline \textbf{&quot; &amp; [.F75] &amp;&quot;}&quot;" office:value-type="string" office:string-value="\item[Aristot. cael.] Aristoteles de caelo\newline \textbf{Aristot_cael}">
            <text:p>\item[Aristot. cael.] Aristoteles de caelo\newline \textbf{Aristot_cae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t.</text:p>
          </table:table-cell>
          <table:table-cell office:value-type="string">
            <text:p>Aristoteles</text:p>
          </table:table-cell>
          <table:table-cell office:value-type="string">
            <text:p>categoriae</text:p>
          </table:table-cell>
          <table:table-cell office:value-type="string">
            <text:p>Aristot. cat.</text:p>
          </table:table-cell>
          <table:table-cell office:value-type="string">
            <text:p>Aristot_ca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6]&amp;&quot;,&quot;&amp;&quot;author ={&quot;&amp;[.G76]&amp;&quot;}, title ={&quot;&amp;[.D76]&amp;&quot;}, publisher = HUP, location = {Cambridge, MA and London}, year = {&quot;&amp; [.K76] &amp; &quot;}, volume = {&quot; &amp; [.M76] &amp;&quot;}, series = LCL-lang, shortseries = LCL-kurz, origtitle = {&quot; &amp; [.D76] &amp; &quot;}, origlanguage = {&quot; &amp; [.J76] &amp; &quot;}, translator = {&quot; &amp; [.N76] &amp; &quot;}, editor = {&quot; &amp; [.O76] &amp; &quot;}, shorthand = {&quot; &amp; [.E76]&amp; &quot;}, shortauthor = {&quot; &amp; [.C76]&amp; &quot;}, keywords = {ancient}, options = {antik},&quot;&amp;&quot;}&quot;" office:value-type="string" office:string-value="@Book{Aristot_cat,author ={{Aristoteles}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">
            <text:p>@Book{Aristot_cat,author ={{Aristoteles}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</text:p>
          </table:table-cell>
          <table:table-cell table:formula="of:=&quot;@Book{&quot; &amp;[.F76] &amp; &quot;,author ={&quot; &amp; [.G76] &amp;&quot;},  origtitle = {&quot; &amp; [.D76] &amp;&quot; }, shorthand = {&quot; &amp; [.E76]&amp;&quot;}, shortauthor = {&quot;&amp; [.C76]&amp; &quot;}, keywords = {ancient}, options = {antik}}&quot;" office:value-type="string" office:string-value="@Book{Aristot_cat,author ={{Aristoteles}},  origtitle = {categoriae }, shorthand = {Aristot. cat.}, shortauthor = {Aristoteles}, keywords = {ancient}, options = {antik}}">
            <text:p>@Book{Aristot_cat,author ={{Aristoteles}}, <text:s/>origtitle = {categoriae }, shorthand = {Aristot. cat.}, shortauthor = {Aristoteles}, keywords = {ancient}, options = {antik}}</text:p>
          </table:table-cell>
          <table:table-cell table:formula="of:=&quot;\item[&quot;&amp;[.E76] &amp; &quot;] &quot; &amp;[.C76]&amp; &quot; &quot; &amp;[.D76] &amp; &quot;\newline \textbf{&quot; &amp; [.F76] &amp;&quot;}&quot;" office:value-type="string" office:string-value="\item[Aristot. cat.] Aristoteles categoriae\newline \textbf{Aristot_cat}">
            <text:p>\item[Aristot. cat.] Aristoteles categoriae\newline \textbf{Aristot_ca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ol.</text:p>
          </table:table-cell>
          <table:table-cell office:value-type="string">
            <text:p>Aristoteles</text:p>
          </table:table-cell>
          <table:table-cell office:value-type="string">
            <text:p>de coloribus (περὶ χρωμάτων)</text:p>
          </table:table-cell>
          <table:table-cell office:value-type="string">
            <text:p>Aristot. col.</text:p>
          </table:table-cell>
          <table:table-cell office:value-type="string">
            <text:p>Aristot_c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7]&amp;&quot;,&quot;&amp;&quot;author ={&quot;&amp;[.G77]&amp;&quot;}, title ={&quot;&amp;[.D77]&amp;&quot;}, publisher = HUP, location = {Cambridge, MA and London}, year = {&quot;&amp; [.K77] &amp; &quot;}, volume = {&quot; &amp; [.M77] &amp;&quot;}, series = LCL-lang, shortseries = LCL-kurz, origtitle = {&quot; &amp; [.D77] &amp; &quot;}, origlanguage = {&quot; &amp; [.J77] &amp; &quot;}, translator = {&quot; &amp; [.N77] &amp; &quot;}, editor = {&quot; &amp; [.O77] &amp; &quot;}, shorthand = {&quot; &amp; [.E77]&amp; &quot;}, shortauthor = {&quot; &amp; [.C77]&amp; &quot;}, keywords = {ancient}, options = {antik},&quot;&amp;&quot;}&quot;" office:value-type="string" office:string-value="@Book{Aristot_col,author ={{Aristoteles}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">
            <text:p>@Book{Aristot_col,author ={{Aristoteles}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</text:p>
          </table:table-cell>
          <table:table-cell table:formula="of:=&quot;@Book{&quot; &amp;[.F77] &amp; &quot;,author ={&quot; &amp; [.G77] &amp;&quot;},  origtitle = {&quot; &amp; [.D77] &amp;&quot; }, shorthand = {&quot; &amp; [.E77]&amp;&quot;}, shortauthor = {&quot;&amp; [.C77]&amp; &quot;}, keywords = {ancient}, options = {antik}}&quot;" office:value-type="string" office:string-value="@Book{Aristot_col,author ={{Aristoteles}},  origtitle = {de coloribus (περὶ χρωμάτων) }, shorthand = {Aristot. col.}, shortauthor = {Aristoteles}, keywords = {ancient}, options = {antik}}">
            <text:p>@Book{Aristot_col,author ={{Aristoteles}}, <text:s/>origtitle = {de coloribus (περὶ χρωμάτων) }, shorthand = {Aristot. col.}, shortauthor = {Aristoteles}, keywords = {ancient}, options = {antik}}</text:p>
          </table:table-cell>
          <table:table-cell table:formula="of:=&quot;\item[&quot;&amp;[.E77] &amp; &quot;] &quot; &amp;[.C77]&amp; &quot; &quot; &amp;[.D77] &amp; &quot;\newline \textbf{&quot; &amp; [.F77] &amp;&quot;}&quot;" office:value-type="string" office:string-value="\item[Aristot. col.] Aristoteles de coloribus (περὶ χρωμάτων)\newline \textbf{Aristot_col}">
            <text:p>\item[Aristot. col.] Aristoteles de coloribus (περὶ χρωμάτων)\newline \textbf{Aristot_c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div.</text:p>
          </table:table-cell>
          <table:table-cell office:value-type="string">
            <text:p>Aristoteles</text:p>
          </table:table-cell>
          <table:table-cell office:value-type="string">
            <text:p>de divinatione (peri mantikes)</text:p>
          </table:table-cell>
          <table:table-cell office:value-type="string">
            <text:p>Aristot. div.</text:p>
          </table:table-cell>
          <table:table-cell office:value-type="string">
            <text:p>Aristot_div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8]&amp;&quot;,&quot;&amp;&quot;author ={&quot;&amp;[.G78]&amp;&quot;}, title ={&quot;&amp;[.D78]&amp;&quot;}, publisher = HUP, location = {Cambridge, MA and London}, year = {&quot;&amp; [.K78] &amp; &quot;}, volume = {&quot; &amp; [.M78] &amp;&quot;}, series = LCL-lang, shortseries = LCL-kurz, origtitle = {&quot; &amp; [.D78] &amp; &quot;}, origlanguage = {&quot; &amp; [.J78] &amp; &quot;}, translator = {&quot; &amp; [.N78] &amp; &quot;}, editor = {&quot; &amp; [.O78] &amp; &quot;}, shorthand = {&quot; &amp; [.E78]&amp; &quot;}, shortauthor = {&quot; &amp; [.C78]&amp; &quot;}, keywords = {ancient}, options = {antik},&quot;&amp;&quot;}&quot;" office:value-type="string" office:string-value="@Book{Aristot_div,author ={{Aristoteles}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">
            <text:p>@Book{Aristot_div,author ={{Aristoteles}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</text:p>
          </table:table-cell>
          <table:table-cell table:formula="of:=&quot;@Book{&quot; &amp;[.F78] &amp; &quot;,author ={&quot; &amp; [.G78] &amp;&quot;},  origtitle = {&quot; &amp; [.D78] &amp;&quot; }, shorthand = {&quot; &amp; [.E78]&amp;&quot;}, shortauthor = {&quot;&amp; [.C78]&amp; &quot;}, keywords = {ancient}, options = {antik}}&quot;" office:value-type="string" office:string-value="@Book{Aristot_div,author ={{Aristoteles}},  origtitle = {de divinatione (peri mantikes) }, shorthand = {Aristot. div.}, shortauthor = {Aristoteles}, keywords = {ancient}, options = {antik}}">
            <text:p>@Book{Aristot_div,author ={{Aristoteles}}, <text:s/>origtitle = {de divinatione (peri mantikes) }, shorthand = {Aristot. div.}, shortauthor = {Aristoteles}, keywords = {ancient}, options = {antik}}</text:p>
          </table:table-cell>
          <table:table-cell table:formula="of:=&quot;\item[&quot;&amp;[.E78] &amp; &quot;] &quot; &amp;[.C78]&amp; &quot; &quot; &amp;[.D78] &amp; &quot;\newline \textbf{&quot; &amp; [.F78] &amp;&quot;}&quot;" office:value-type="string" office:string-value="\item[Aristot. div.] Aristoteles de divinatione (peri mantikes)\newline \textbf{Aristot_div}">
            <text:p>\item[Aristot. div.] Aristoteles de divinatione (peri mantikes)\newline \textbf{Aristot_div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Eud.</text:p>
          </table:table-cell>
          <table:table-cell office:value-type="string">
            <text:p>Aristoteles</text:p>
          </table:table-cell>
          <table:table-cell office:value-type="string">
            <text:p><text:s/>ethica Eudemia</text:p>
          </table:table-cell>
          <table:table-cell office:value-type="string">
            <text:p>Aristot. Eth. Eud.</text:p>
          </table:table-cell>
          <table:table-cell office:value-type="string">
            <text:p>Aristot_Eth_Eud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9]&amp;&quot;,&quot;&amp;&quot;author ={&quot;&amp;[.G79]&amp;&quot;}, title ={&quot;&amp;[.D79]&amp;&quot;}, publisher = HUP, location = {Cambridge, MA and London}, year = {&quot;&amp; [.K79] &amp; &quot;}, volume = {&quot; &amp; [.M79] &amp;&quot;}, series = LCL-lang, shortseries = LCL-kurz, origtitle = {&quot; &amp; [.D79] &amp; &quot;}, origlanguage = {&quot; &amp; [.J79] &amp; &quot;}, translator = {&quot; &amp; [.N79] &amp; &quot;}, editor = {&quot; &amp; [.O79] &amp; &quot;}, shorthand = {&quot; &amp; [.E79]&amp; &quot;}, shortauthor = {&quot; &amp; [.C79]&amp; &quot;}, keywords = {ancient}, options = {antik},&quot;&amp;&quot;}&quot;" office:value-type="string" office:string-value="@Book{Aristot_Eth_Eud,author ={{Aristoteles}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">
            <text:p>@Book{Aristot_Eth_Eud,author ={{Aristoteles}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</text:p>
          </table:table-cell>
          <table:table-cell table:formula="of:=&quot;@Book{&quot; &amp;[.F79] &amp; &quot;,author ={&quot; &amp; [.G79] &amp;&quot;},  origtitle = {&quot; &amp; [.D79] &amp;&quot; }, shorthand = {&quot; &amp; [.E79]&amp;&quot;}, shortauthor = {&quot;&amp; [.C79]&amp; &quot;}, keywords = {ancient}, options = {antik}}&quot;" office:value-type="string" office:string-value="@Book{Aristot_Eth_Eud,author ={{Aristoteles}},  origtitle = { ethica Eudemia }, shorthand = {Aristot. Eth. Eud.}, shortauthor = {Aristoteles}, keywords = {ancient}, options = {antik}}">
            <text:p>@Book{Aristot_Eth_Eud,author ={{Aristoteles}}, <text:s/>origtitle = { ethica Eudemia }, shorthand = {Aristot. Eth. Eud.}, shortauthor = {Aristoteles}, keywords = {ancient}, options = {antik}}</text:p>
          </table:table-cell>
          <table:table-cell table:formula="of:=&quot;\item[&quot;&amp;[.E79] &amp; &quot;] &quot; &amp;[.C79]&amp; &quot; &quot; &amp;[.D79] &amp; &quot;\newline \textbf{&quot; &amp; [.F79] &amp;&quot;}&quot;" office:value-type="string" office:string-value="\item[Aristot. Eth. Eud.] Aristoteles  ethica Eudemia\newline \textbf{Aristot_Eth_Eud}">
            <text:p>\item[Aristot. Eth. Eud.] Aristoteles <text:s/>ethica Eudemia\newline \textbf{Aristot_Eth_Eud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Nic.</text:p>
          </table:table-cell>
          <table:table-cell office:value-type="string">
            <text:p>Aristoteles</text:p>
          </table:table-cell>
          <table:table-cell office:value-type="string">
            <text:p>ethica Nicomachea</text:p>
          </table:table-cell>
          <table:table-cell office:value-type="string">
            <text:p>Aristot. eth. Nic.</text:p>
          </table:table-cell>
          <table:table-cell office:value-type="string">
            <text:p>Aristot_eth_Nic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0]&amp;&quot;,&quot;&amp;&quot;author ={&quot;&amp;[.G80]&amp;&quot;}, title ={&quot;&amp;[.D80]&amp;&quot;}, publisher = HUP, location = {Cambridge, MA and London}, year = {&quot;&amp; [.K80] &amp; &quot;}, volume = {&quot; &amp; [.M80] &amp;&quot;}, series = LCL-lang, shortseries = LCL-kurz, origtitle = {&quot; &amp; [.D80] &amp; &quot;}, origlanguage = {&quot; &amp; [.J80] &amp; &quot;}, translator = {&quot; &amp; [.N80] &amp; &quot;}, editor = {&quot; &amp; [.O80] &amp; &quot;}, shorthand = {&quot; &amp; [.E80]&amp; &quot;}, shortauthor = {&quot; &amp; [.C80]&amp; &quot;}, keywords = {ancient}, options = {antik},&quot;&amp;&quot;}&quot;" office:value-type="string" office:string-value="@Book{Aristot_eth_Nic,author ={{Aristoteles}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">
            <text:p>@Book{Aristot_eth_Nic,author ={{Aristoteles}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</text:p>
          </table:table-cell>
          <table:table-cell table:formula="of:=&quot;@Book{&quot; &amp;[.F80] &amp; &quot;,author ={&quot; &amp; [.G80] &amp;&quot;},  origtitle = {&quot; &amp; [.D80] &amp;&quot; }, shorthand = {&quot; &amp; [.E80]&amp;&quot;}, shortauthor = {&quot;&amp; [.C80]&amp; &quot;}, keywords = {ancient}, options = {antik}}&quot;" office:value-type="string" office:string-value="@Book{Aristot_eth_Nic,author ={{Aristoteles}},  origtitle = {ethica Nicomachea }, shorthand = {Aristot. eth. Nic.}, shortauthor = {Aristoteles}, keywords = {ancient}, options = {antik}}">
            <text:p>@Book{Aristot_eth_Nic,author ={{Aristoteles}}, <text:s/>origtitle = {ethica Nicomachea }, shorthand = {Aristot. eth. Nic.}, shortauthor = {Aristoteles}, keywords = {ancient}, options = {antik}}</text:p>
          </table:table-cell>
          <table:table-cell table:formula="of:=&quot;\item[&quot;&amp;[.E80] &amp; &quot;] &quot; &amp;[.C80]&amp; &quot; &quot; &amp;[.D80] &amp; &quot;\newline \textbf{&quot; &amp; [.F80] &amp;&quot;}&quot;" office:value-type="string" office:string-value="\item[Aristot. eth. Nic.] Aristoteles ethica Nicomachea\newline \textbf{Aristot_eth_Nic}">
            <text:p>\item[Aristot. eth. Nic.] Aristoteles ethica Nicomachea\newline \textbf{Aristot_eth_Nic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an.</text:p>
          </table:table-cell>
          <table:table-cell office:value-type="string">
            <text:p>Aristoteles</text:p>
          </table:table-cell>
          <table:table-cell office:value-type="string">
            <text:p>de generatione animalium</text:p>
          </table:table-cell>
          <table:table-cell office:value-type="string">
            <text:p>Aristot. gen. an.</text:p>
          </table:table-cell>
          <table:table-cell office:value-type="string">
            <text:p>Aristot_gen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1]&amp;&quot;,&quot;&amp;&quot;author ={&quot;&amp;[.G81]&amp;&quot;}, title ={&quot;&amp;[.D81]&amp;&quot;}, publisher = HUP, location = {Cambridge, MA and London}, year = {&quot;&amp; [.K81] &amp; &quot;}, volume = {&quot; &amp; [.M81] &amp;&quot;}, series = LCL-lang, shortseries = LCL-kurz, origtitle = {&quot; &amp; [.D81] &amp; &quot;}, origlanguage = {&quot; &amp; [.J81] &amp; &quot;}, translator = {&quot; &amp; [.N81] &amp; &quot;}, editor = {&quot; &amp; [.O81] &amp; &quot;}, shorthand = {&quot; &amp; [.E81]&amp; &quot;}, shortauthor = {&quot; &amp; [.C81]&amp; &quot;}, keywords = {ancient}, options = {antik},&quot;&amp;&quot;}&quot;" office:value-type="string" office:string-value="@Book{Aristot_gen_an,author ={{Aristoteles}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">
            <text:p>@Book{Aristot_gen_an,author ={{Aristoteles}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</text:p>
          </table:table-cell>
          <table:table-cell table:formula="of:=&quot;@Book{&quot; &amp;[.F81] &amp; &quot;,author ={&quot; &amp; [.G81] &amp;&quot;},  origtitle = {&quot; &amp; [.D81] &amp;&quot; }, shorthand = {&quot; &amp; [.E81]&amp;&quot;}, shortauthor = {&quot;&amp; [.C81]&amp; &quot;}, keywords = {ancient}, options = {antik}}&quot;" office:value-type="string" office:string-value="@Book{Aristot_gen_an,author ={{Aristoteles}},  origtitle = {de generatione animalium }, shorthand = {Aristot. gen. an.}, shortauthor = {Aristoteles}, keywords = {ancient}, options = {antik}}">
            <text:p>@Book{Aristot_gen_an,author ={{Aristoteles}}, <text:s/>origtitle = {de generatione animalium }, shorthand = {Aristot. gen. an.}, shortauthor = {Aristoteles}, keywords = {ancient}, options = {antik}}</text:p>
          </table:table-cell>
          <table:table-cell table:formula="of:=&quot;\item[&quot;&amp;[.E81] &amp; &quot;] &quot; &amp;[.C81]&amp; &quot; &quot; &amp;[.D81] &amp; &quot;\newline \textbf{&quot; &amp; [.F81] &amp;&quot;}&quot;" office:value-type="string" office:string-value="\item[Aristot. gen. an.] Aristoteles de generatione animalium\newline \textbf{Aristot_gen_an}">
            <text:p>\item[Aristot. gen. an.] Aristoteles de generatione animalium\newline \textbf{Aristot_gen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corr.</text:p>
          </table:table-cell>
          <table:table-cell office:value-type="string">
            <text:p>Aristoteles</text:p>
          </table:table-cell>
          <table:table-cell office:value-type="string">
            <text:p>de generatione et corruptione</text:p>
          </table:table-cell>
          <table:table-cell office:value-type="string">
            <text:p>Aristot. gen. corr.</text:p>
          </table:table-cell>
          <table:table-cell office:value-type="string">
            <text:p>Aristot_gen_cor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2]&amp;&quot;,&quot;&amp;&quot;author ={&quot;&amp;[.G82]&amp;&quot;}, title ={&quot;&amp;[.D82]&amp;&quot;}, publisher = HUP, location = {Cambridge, MA and London}, year = {&quot;&amp; [.K82] &amp; &quot;}, volume = {&quot; &amp; [.M82] &amp;&quot;}, series = LCL-lang, shortseries = LCL-kurz, origtitle = {&quot; &amp; [.D82] &amp; &quot;}, origlanguage = {&quot; &amp; [.J82] &amp; &quot;}, translator = {&quot; &amp; [.N82] &amp; &quot;}, editor = {&quot; &amp; [.O82] &amp; &quot;}, shorthand = {&quot; &amp; [.E82]&amp; &quot;}, shortauthor = {&quot; &amp; [.C82]&amp; &quot;}, keywords = {ancient}, options = {antik},&quot;&amp;&quot;}&quot;" office:value-type="string" office:string-value="@Book{Aristot_gen_corr,author ={{Aristoteles}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">
            <text:p>@Book{Aristot_gen_corr,author ={{Aristoteles}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</text:p>
          </table:table-cell>
          <table:table-cell table:formula="of:=&quot;@Book{&quot; &amp;[.F82] &amp; &quot;,author ={&quot; &amp; [.G82] &amp;&quot;},  origtitle = {&quot; &amp; [.D82] &amp;&quot; }, shorthand = {&quot; &amp; [.E82]&amp;&quot;}, shortauthor = {&quot;&amp; [.C82]&amp; &quot;}, keywords = {ancient}, options = {antik}}&quot;" office:value-type="string" office:string-value="@Book{Aristot_gen_corr,author ={{Aristoteles}},  origtitle = {de generatione et corruptione }, shorthand = {Aristot. gen. corr.}, shortauthor = {Aristoteles}, keywords = {ancient}, options = {antik}}">
            <text:p>@Book{Aristot_gen_corr,author ={{Aristoteles}}, <text:s/>origtitle = {de generatione et corruptione }, shorthand = {Aristot. gen. corr.}, shortauthor = {Aristoteles}, keywords = {ancient}, options = {antik}}</text:p>
          </table:table-cell>
          <table:table-cell table:formula="of:=&quot;\item[&quot;&amp;[.E82] &amp; &quot;] &quot; &amp;[.C82]&amp; &quot; &quot; &amp;[.D82] &amp; &quot;\newline \textbf{&quot; &amp; [.F82] &amp;&quot;}&quot;" office:value-type="string" office:string-value="\item[Aristot. gen. corr.] Aristoteles de generatione et corruptione\newline \textbf{Aristot_gen_corr}">
            <text:p>\item[Aristot. gen. corr.] Aristoteles de generatione et corruptione\newline \textbf{Aristot_gen_cor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hist.</text:p>
          </table:table-cell>
          <table:table-cell office:value-type="string">
            <text:p>Aristoteles</text:p>
          </table:table-cell>
          <table:table-cell office:value-type="string">
            <text:p>historia animalium</text:p>
          </table:table-cell>
          <table:table-cell office:value-type="string">
            <text:p>Aristot. hist.</text:p>
          </table:table-cell>
          <table:table-cell office:value-type="string">
            <text:p>Aristot_his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3]&amp;&quot;,&quot;&amp;&quot;author ={&quot;&amp;[.G83]&amp;&quot;}, title ={&quot;&amp;[.D83]&amp;&quot;}, publisher = HUP, location = {Cambridge, MA and London}, year = {&quot;&amp; [.K83] &amp; &quot;}, volume = {&quot; &amp; [.M83] &amp;&quot;}, series = LCL-lang, shortseries = LCL-kurz, origtitle = {&quot; &amp; [.D83] &amp; &quot;}, origlanguage = {&quot; &amp; [.J83] &amp; &quot;}, translator = {&quot; &amp; [.N83] &amp; &quot;}, editor = {&quot; &amp; [.O83] &amp; &quot;}, shorthand = {&quot; &amp; [.E83]&amp; &quot;}, shortauthor = {&quot; &amp; [.C83]&amp; &quot;}, keywords = {ancient}, options = {antik},&quot;&amp;&quot;}&quot;" office:value-type="string" office:string-value="@Book{Aristot_hist,author ={{Aristoteles}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">
            <text:p>@Book{Aristot_hist,author ={{Aristoteles}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</text:p>
          </table:table-cell>
          <table:table-cell table:formula="of:=&quot;@Book{&quot; &amp;[.F83] &amp; &quot;,author ={&quot; &amp; [.G83] &amp;&quot;},  origtitle = {&quot; &amp; [.D83] &amp;&quot; }, shorthand = {&quot; &amp; [.E83]&amp;&quot;}, shortauthor = {&quot;&amp; [.C83]&amp; &quot;}, keywords = {ancient}, options = {antik}}&quot;" office:value-type="string" office:string-value="@Book{Aristot_hist,author ={{Aristoteles}},  origtitle = {historia animalium }, shorthand = {Aristot. hist.}, shortauthor = {Aristoteles}, keywords = {ancient}, options = {antik}}">
            <text:p>@Book{Aristot_hist,author ={{Aristoteles}}, <text:s/>origtitle = {historia animalium }, shorthand = {Aristot. hist.}, shortauthor = {Aristoteles}, keywords = {ancient}, options = {antik}}</text:p>
          </table:table-cell>
          <table:table-cell table:formula="of:=&quot;\item[&quot;&amp;[.E83] &amp; &quot;] &quot; &amp;[.C83]&amp; &quot; &quot; &amp;[.D83] &amp; &quot;\newline \textbf{&quot; &amp; [.F83] &amp;&quot;}&quot;" office:value-type="string" office:string-value="\item[Aristot. hist.] Aristoteles historia animalium\newline \textbf{Aristot_hist}">
            <text:p>\item[Aristot. hist.] Aristoteles historia animalium\newline \textbf{Aristot_his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. mor.</text:p>
          </table:table-cell>
          <table:table-cell office:value-type="string">
            <text:p>Aristoteles</text:p>
          </table:table-cell>
          <table:table-cell office:value-type="string">
            <text:p>magna moralia</text:p>
          </table:table-cell>
          <table:table-cell office:value-type="string">
            <text:p>Aristot. m. mor.</text:p>
          </table:table-cell>
          <table:table-cell office:value-type="string">
            <text:p>Aristot_m_mo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4]&amp;&quot;,&quot;&amp;&quot;author ={&quot;&amp;[.G84]&amp;&quot;}, title ={&quot;&amp;[.D84]&amp;&quot;}, publisher = HUP, location = {Cambridge, MA and London}, year = {&quot;&amp; [.K84] &amp; &quot;}, volume = {&quot; &amp; [.M84] &amp;&quot;}, series = LCL-lang, shortseries = LCL-kurz, origtitle = {&quot; &amp; [.D84] &amp; &quot;}, origlanguage = {&quot; &amp; [.J84] &amp; &quot;}, translator = {&quot; &amp; [.N84] &amp; &quot;}, editor = {&quot; &amp; [.O84] &amp; &quot;}, shorthand = {&quot; &amp; [.E84]&amp; &quot;}, shortauthor = {&quot; &amp; [.C84]&amp; &quot;}, keywords = {ancient}, options = {antik},&quot;&amp;&quot;}&quot;" office:value-type="string" office:string-value="@Book{Aristot_m_mor,author ={{Aristoteles}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">
            <text:p>@Book{Aristot_m_mor,author ={{Aristoteles}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</text:p>
          </table:table-cell>
          <table:table-cell table:formula="of:=&quot;@Book{&quot; &amp;[.F84] &amp; &quot;,author ={&quot; &amp; [.G84] &amp;&quot;},  origtitle = {&quot; &amp; [.D84] &amp;&quot; }, shorthand = {&quot; &amp; [.E84]&amp;&quot;}, shortauthor = {&quot;&amp; [.C84]&amp; &quot;}, keywords = {ancient}, options = {antik}}&quot;" office:value-type="string" office:string-value="@Book{Aristot_m_mor,author ={{Aristoteles}},  origtitle = {magna moralia }, shorthand = {Aristot. m. mor.}, shortauthor = {Aristoteles}, keywords = {ancient}, options = {antik}}">
            <text:p>@Book{Aristot_m_mor,author ={{Aristoteles}}, <text:s/>origtitle = {magna moralia }, shorthand = {Aristot. m. mor.}, shortauthor = {Aristoteles}, keywords = {ancient}, options = {antik}}</text:p>
          </table:table-cell>
          <table:table-cell table:formula="of:=&quot;\item[&quot;&amp;[.E84] &amp; &quot;] &quot; &amp;[.C84]&amp; &quot; &quot; &amp;[.D84] &amp; &quot;\newline \textbf{&quot; &amp; [.F84] &amp;&quot;}&quot;" office:value-type="string" office:string-value="\item[Aristot. m. mor.] Aristoteles magna moralia\newline \textbf{Aristot_m_mor}">
            <text:p>\item[Aristot. m. mor.] Aristoteles magna moralia\newline \textbf{Aristot_m_mo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aph.</text:p>
          </table:table-cell>
          <table:table-cell office:value-type="string">
            <text:p>Aristoteles</text:p>
          </table:table-cell>
          <table:table-cell office:value-type="string">
            <text:p>metaphysica</text:p>
          </table:table-cell>
          <table:table-cell office:value-type="string">
            <text:p>Aristot. metaph.</text:p>
          </table:table-cell>
          <table:table-cell office:value-type="string">
            <text:p>Aristot_metaph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5]&amp;&quot;,&quot;&amp;&quot;author ={&quot;&amp;[.G85]&amp;&quot;}, title ={&quot;&amp;[.D85]&amp;&quot;}, publisher = HUP, location = {Cambridge, MA and London}, year = {&quot;&amp; [.K85] &amp; &quot;}, volume = {&quot; &amp; [.M85] &amp;&quot;}, series = LCL-lang, shortseries = LCL-kurz, origtitle = {&quot; &amp; [.D85] &amp; &quot;}, origlanguage = {&quot; &amp; [.J85] &amp; &quot;}, translator = {&quot; &amp; [.N85] &amp; &quot;}, editor = {&quot; &amp; [.O85] &amp; &quot;}, shorthand = {&quot; &amp; [.E85]&amp; &quot;}, shortauthor = {&quot; &amp; [.C85]&amp; &quot;}, keywords = {ancient}, options = {antik},&quot;&amp;&quot;}&quot;" office:value-type="string" office:string-value="@Book{Aristot_metaph,author ={{Aristoteles}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">
            <text:p>@Book{Aristot_metaph,author ={{Aristoteles}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</text:p>
          </table:table-cell>
          <table:table-cell table:formula="of:=&quot;@Book{&quot; &amp;[.F85] &amp; &quot;,author ={&quot; &amp; [.G85] &amp;&quot;},  origtitle = {&quot; &amp; [.D85] &amp;&quot; }, shorthand = {&quot; &amp; [.E85]&amp;&quot;}, shortauthor = {&quot;&amp; [.C85]&amp; &quot;}, keywords = {ancient}, options = {antik}}&quot;" office:value-type="string" office:string-value="@Book{Aristot_metaph,author ={{Aristoteles}},  origtitle = {metaphysica }, shorthand = {Aristot. metaph.}, shortauthor = {Aristoteles}, keywords = {ancient}, options = {antik}}">
            <text:p>@Book{Aristot_metaph,author ={{Aristoteles}}, <text:s/>origtitle = {metaphysica }, shorthand = {Aristot. metaph.}, shortauthor = {Aristoteles}, keywords = {ancient}, options = {antik}}</text:p>
          </table:table-cell>
          <table:table-cell table:formula="of:=&quot;\item[&quot;&amp;[.E85] &amp; &quot;] &quot; &amp;[.C85]&amp; &quot; &quot; &amp;[.D85] &amp; &quot;\newline \textbf{&quot; &amp; [.F85] &amp;&quot;}&quot;" office:value-type="string" office:string-value="\item[Aristot. metaph.] Aristoteles metaphysica\newline \textbf{Aristot_metaph}">
            <text:p>\item[Aristot. metaph.] Aristoteles metaphysica\newline \textbf{Aristot_metaph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eor.</text:p>
          </table:table-cell>
          <table:table-cell office:value-type="string">
            <text:p>Aristoteles</text:p>
          </table:table-cell>
          <table:table-cell office:value-type="string">
            <text:p>meteorologica</text:p>
          </table:table-cell>
          <table:table-cell office:value-type="string">
            <text:p>Aristot. meteor.</text:p>
          </table:table-cell>
          <table:table-cell office:value-type="string">
            <text:p>Aristot_meteo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6]&amp;&quot;,&quot;&amp;&quot;author ={&quot;&amp;[.G86]&amp;&quot;}, title ={&quot;&amp;[.D86]&amp;&quot;}, publisher = HUP, location = {Cambridge, MA and London}, year = {&quot;&amp; [.K86] &amp; &quot;}, volume = {&quot; &amp; [.M86] &amp;&quot;}, series = LCL-lang, shortseries = LCL-kurz, origtitle = {&quot; &amp; [.D86] &amp; &quot;}, origlanguage = {&quot; &amp; [.J86] &amp; &quot;}, translator = {&quot; &amp; [.N86] &amp; &quot;}, editor = {&quot; &amp; [.O86] &amp; &quot;}, shorthand = {&quot; &amp; [.E86]&amp; &quot;}, shortauthor = {&quot; &amp; [.C86]&amp; &quot;}, keywords = {ancient}, options = {antik},&quot;&amp;&quot;}&quot;" office:value-type="string" office:string-value="@Book{Aristot_meteor,author ={{Aristoteles}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">
            <text:p>@Book{Aristot_meteor,author ={{Aristoteles}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</text:p>
          </table:table-cell>
          <table:table-cell table:formula="of:=&quot;@Book{&quot; &amp;[.F86] &amp; &quot;,author ={&quot; &amp; [.G86] &amp;&quot;},  origtitle = {&quot; &amp; [.D86] &amp;&quot; }, shorthand = {&quot; &amp; [.E86]&amp;&quot;}, shortauthor = {&quot;&amp; [.C86]&amp; &quot;}, keywords = {ancient}, options = {antik}}&quot;" office:value-type="string" office:string-value="@Book{Aristot_meteor,author ={{Aristoteles}},  origtitle = {meteorologica }, shorthand = {Aristot. meteor.}, shortauthor = {Aristoteles}, keywords = {ancient}, options = {antik}}">
            <text:p>@Book{Aristot_meteor,author ={{Aristoteles}}, <text:s/>origtitle = {meteorologica }, shorthand = {Aristot. meteor.}, shortauthor = {Aristoteles}, keywords = {ancient}, options = {antik}}</text:p>
          </table:table-cell>
          <table:table-cell table:formula="of:=&quot;\item[&quot;&amp;[.E86] &amp; &quot;] &quot; &amp;[.C86]&amp; &quot; &quot; &amp;[.D86] &amp; &quot;\newline \textbf{&quot; &amp; [.F86] &amp;&quot;}&quot;" office:value-type="string" office:string-value="\item[Aristot. meteor.] Aristoteles meteorologica\newline \textbf{Aristot_meteor}">
            <text:p>\item[Aristot. meteor.] Aristoteles meteorologica\newline \textbf{Aristot_meteo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ir.</text:p>
          </table:table-cell>
          <table:table-cell office:value-type="string">
            <text:p>Aristoteles</text:p>
          </table:table-cell>
          <table:table-cell office:value-type="string">
            <text:p>mirabilia</text:p>
          </table:table-cell>
          <table:table-cell office:value-type="string">
            <text:p>Aristot. mir.</text:p>
          </table:table-cell>
          <table:table-cell office:value-type="string">
            <text:p>Aristot_mi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7]&amp;&quot;,&quot;&amp;&quot;author ={&quot;&amp;[.G87]&amp;&quot;}, title ={&quot;&amp;[.D87]&amp;&quot;}, publisher = HUP, location = {Cambridge, MA and London}, year = {&quot;&amp; [.K87] &amp; &quot;}, volume = {&quot; &amp; [.M87] &amp;&quot;}, series = LCL-lang, shortseries = LCL-kurz, origtitle = {&quot; &amp; [.D87] &amp; &quot;}, origlanguage = {&quot; &amp; [.J87] &amp; &quot;}, translator = {&quot; &amp; [.N87] &amp; &quot;}, editor = {&quot; &amp; [.O87] &amp; &quot;}, shorthand = {&quot; &amp; [.E87]&amp; &quot;}, shortauthor = {&quot; &amp; [.C87]&amp; &quot;}, keywords = {ancient}, options = {antik},&quot;&amp;&quot;}&quot;" office:value-type="string" office:string-value="@Book{Aristot_mir,author ={{Aristoteles}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">
            <text:p>@Book{Aristot_mir,author ={{Aristoteles}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</text:p>
          </table:table-cell>
          <table:table-cell table:formula="of:=&quot;@Book{&quot; &amp;[.F87] &amp; &quot;,author ={&quot; &amp; [.G87] &amp;&quot;},  origtitle = {&quot; &amp; [.D87] &amp;&quot; }, shorthand = {&quot; &amp; [.E87]&amp;&quot;}, shortauthor = {&quot;&amp; [.C87]&amp; &quot;}, keywords = {ancient}, options = {antik}}&quot;" office:value-type="string" office:string-value="@Book{Aristot_mir,author ={{Aristoteles}},  origtitle = {mirabilia }, shorthand = {Aristot. mir.}, shortauthor = {Aristoteles}, keywords = {ancient}, options = {antik}}">
            <text:p>@Book{Aristot_mir,author ={{Aristoteles}}, <text:s/>origtitle = {mirabilia }, shorthand = {Aristot. mir.}, shortauthor = {Aristoteles}, keywords = {ancient}, options = {antik}}</text:p>
          </table:table-cell>
          <table:table-cell table:formula="of:=&quot;\item[&quot;&amp;[.E87] &amp; &quot;] &quot; &amp;[.C87]&amp; &quot; &quot; &amp;[.D87] &amp; &quot;\newline \textbf{&quot; &amp; [.F87] &amp;&quot;}&quot;" office:value-type="string" office:string-value="\item[Aristot. mir.] Aristoteles mirabilia\newline \textbf{Aristot_mir}">
            <text:p>\item[Aristot. mir.] Aristoteles mirabilia\newline \textbf{Aristot_mi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ot. an.</text:p>
          </table:table-cell>
          <table:table-cell office:value-type="string">
            <text:p>Aristoteles</text:p>
          </table:table-cell>
          <table:table-cell office:value-type="string">
            <text:p>de motu animalium</text:p>
          </table:table-cell>
          <table:table-cell office:value-type="string">
            <text:p>Aristot. mot. an.</text:p>
          </table:table-cell>
          <table:table-cell office:value-type="string">
            <text:p>Aristot_mo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8]&amp;&quot;,&quot;&amp;&quot;author ={&quot;&amp;[.G88]&amp;&quot;}, title ={&quot;&amp;[.D88]&amp;&quot;}, publisher = HUP, location = {Cambridge, MA and London}, year = {&quot;&amp; [.K88] &amp; &quot;}, volume = {&quot; &amp; [.M88] &amp;&quot;}, series = LCL-lang, shortseries = LCL-kurz, origtitle = {&quot; &amp; [.D88] &amp; &quot;}, origlanguage = {&quot; &amp; [.J88] &amp; &quot;}, translator = {&quot; &amp; [.N88] &amp; &quot;}, editor = {&quot; &amp; [.O88] &amp; &quot;}, shorthand = {&quot; &amp; [.E88]&amp; &quot;}, shortauthor = {&quot; &amp; [.C88]&amp; &quot;}, keywords = {ancient}, options = {antik},&quot;&amp;&quot;}&quot;" office:value-type="string" office:string-value="@Book{Aristot_mot_an,author ={{Aristoteles}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">
            <text:p>@Book{Aristot_mot_an,author ={{Aristoteles}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</text:p>
          </table:table-cell>
          <table:table-cell table:formula="of:=&quot;@Book{&quot; &amp;[.F88] &amp; &quot;,author ={&quot; &amp; [.G88] &amp;&quot;},  origtitle = {&quot; &amp; [.D88] &amp;&quot; }, shorthand = {&quot; &amp; [.E88]&amp;&quot;}, shortauthor = {&quot;&amp; [.C88]&amp; &quot;}, keywords = {ancient}, options = {antik}}&quot;" office:value-type="string" office:string-value="@Book{Aristot_mot_an,author ={{Aristoteles}},  origtitle = {de motu animalium }, shorthand = {Aristot. mot. an.}, shortauthor = {Aristoteles}, keywords = {ancient}, options = {antik}}">
            <text:p>@Book{Aristot_mot_an,author ={{Aristoteles}}, <text:s/>origtitle = {de motu animalium }, shorthand = {Aristot. mot. an.}, shortauthor = {Aristoteles}, keywords = {ancient}, options = {antik}}</text:p>
          </table:table-cell>
          <table:table-cell table:formula="of:=&quot;\item[&quot;&amp;[.E88] &amp; &quot;] &quot; &amp;[.C88]&amp; &quot; &quot; &amp;[.D88] &amp; &quot;\newline \textbf{&quot; &amp; [.F88] &amp;&quot;}&quot;" office:value-type="string" office:string-value="\item[Aristot. mot. an.] Aristoteles de motu animalium\newline \textbf{Aristot_mot_an}">
            <text:p>\item[Aristot. mot. an.] Aristoteles de motu animalium\newline \textbf{Aristot_mo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und.</text:p>
          </table:table-cell>
          <table:table-cell office:value-type="string">
            <text:p>Aristoteles</text:p>
          </table:table-cell>
          <table:table-cell office:value-type="string">
            <text:p>de mundo (peri kosmu)</text:p>
          </table:table-cell>
          <table:table-cell office:value-type="string">
            <text:p>Aristot. mund.</text:p>
          </table:table-cell>
          <table:table-cell office:value-type="string">
            <text:p>Aristot_mund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9]&amp;&quot;,&quot;&amp;&quot;author ={&quot;&amp;[.G89]&amp;&quot;}, title ={&quot;&amp;[.D89]&amp;&quot;}, publisher = HUP, location = {Cambridge, MA and London}, year = {&quot;&amp; [.K89] &amp; &quot;}, volume = {&quot; &amp; [.M89] &amp;&quot;}, series = LCL-lang, shortseries = LCL-kurz, origtitle = {&quot; &amp; [.D89] &amp; &quot;}, origlanguage = {&quot; &amp; [.J89] &amp; &quot;}, translator = {&quot; &amp; [.N89] &amp; &quot;}, editor = {&quot; &amp; [.O89] &amp; &quot;}, shorthand = {&quot; &amp; [.E89]&amp; &quot;}, shortauthor = {&quot; &amp; [.C89]&amp; &quot;}, keywords = {ancient}, options = {antik},&quot;&amp;&quot;}&quot;" office:value-type="string" office:string-value="@Book{Aristot_mund,author ={{Aristoteles}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">
            <text:p>@Book{Aristot_mund,author ={{Aristoteles}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</text:p>
          </table:table-cell>
          <table:table-cell table:formula="of:=&quot;@Book{&quot; &amp;[.F89] &amp; &quot;,author ={&quot; &amp; [.G89] &amp;&quot;},  origtitle = {&quot; &amp; [.D89] &amp;&quot; }, shorthand = {&quot; &amp; [.E89]&amp;&quot;}, shortauthor = {&quot;&amp; [.C89]&amp; &quot;}, keywords = {ancient}, options = {antik}}&quot;" office:value-type="string" office:string-value="@Book{Aristot_mund,author ={{Aristoteles}},  origtitle = {de mundo (peri kosmu) }, shorthand = {Aristot. mund.}, shortauthor = {Aristoteles}, keywords = {ancient}, options = {antik}}">
            <text:p>@Book{Aristot_mund,author ={{Aristoteles}}, <text:s/>origtitle = {de mundo (peri kosmu) }, shorthand = {Aristot. mund.}, shortauthor = {Aristoteles}, keywords = {ancient}, options = {antik}}</text:p>
          </table:table-cell>
          <table:table-cell table:formula="of:=&quot;\item[&quot;&amp;[.E89] &amp; &quot;] &quot; &amp;[.C89]&amp; &quot; &quot; &amp;[.D89] &amp; &quot;\newline \textbf{&quot; &amp; [.F89] &amp;&quot;}&quot;" office:value-type="string" office:string-value="\item[Aristot. mund.] Aristoteles de mundo (peri kosmu)\newline \textbf{Aristot_mund}">
            <text:p>\item[Aristot. mund.] Aristoteles de mundo (peri kosmu)\newline \textbf{Aristot_mund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oec.</text:p>
          </table:table-cell>
          <table:table-cell office:value-type="string">
            <text:p>Aristoteles</text:p>
          </table:table-cell>
          <table:table-cell office:value-type="string">
            <text:p>oeconomica</text:p>
          </table:table-cell>
          <table:table-cell office:value-type="string">
            <text:p>Aristot. oec.</text:p>
          </table:table-cell>
          <table:table-cell office:value-type="string">
            <text:p>Aristot_oec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0]&amp;&quot;,&quot;&amp;&quot;author ={&quot;&amp;[.G90]&amp;&quot;}, title ={&quot;&amp;[.D90]&amp;&quot;}, publisher = HUP, location = {Cambridge, MA and London}, year = {&quot;&amp; [.K90] &amp; &quot;}, volume = {&quot; &amp; [.M90] &amp;&quot;}, series = LCL-lang, shortseries = LCL-kurz, origtitle = {&quot; &amp; [.D90] &amp; &quot;}, origlanguage = {&quot; &amp; [.J90] &amp; &quot;}, translator = {&quot; &amp; [.N90] &amp; &quot;}, editor = {&quot; &amp; [.O90] &amp; &quot;}, shorthand = {&quot; &amp; [.E90]&amp; &quot;}, shortauthor = {&quot; &amp; [.C90]&amp; &quot;}, keywords = {ancient}, options = {antik},&quot;&amp;&quot;}&quot;" office:value-type="string" office:string-value="@Book{Aristot_oec,author ={{Aristoteles}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">
            <text:p>@Book{Aristot_oec,author ={{Aristoteles}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</text:p>
          </table:table-cell>
          <table:table-cell table:formula="of:=&quot;@Book{&quot; &amp;[.F90] &amp; &quot;,author ={&quot; &amp; [.G90] &amp;&quot;},  origtitle = {&quot; &amp; [.D90] &amp;&quot; }, shorthand = {&quot; &amp; [.E90]&amp;&quot;}, shortauthor = {&quot;&amp; [.C90]&amp; &quot;}, keywords = {ancient}, options = {antik}}&quot;" office:value-type="string" office:string-value="@Book{Aristot_oec,author ={{Aristoteles}},  origtitle = {oeconomica }, shorthand = {Aristot. oec.}, shortauthor = {Aristoteles}, keywords = {ancient}, options = {antik}}">
            <text:p>@Book{Aristot_oec,author ={{Aristoteles}}, <text:s/>origtitle = {oeconomica }, shorthand = {Aristot. oec.}, shortauthor = {Aristoteles}, keywords = {ancient}, options = {antik}}</text:p>
          </table:table-cell>
          <table:table-cell table:formula="of:=&quot;\item[&quot;&amp;[.E90] &amp; &quot;] &quot; &amp;[.C90]&amp; &quot; &quot; &amp;[.D90] &amp; &quot;\newline \textbf{&quot; &amp; [.F90] &amp;&quot;}&quot;" office:value-type="string" office:string-value="\item[Aristot. oec.] Aristoteles oeconomica\newline \textbf{Aristot_oec}">
            <text:p>\item[Aristot. oec.] Aristoteles oeconomica\newline \textbf{Aristot_oec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art. an.</text:p>
          </table:table-cell>
          <table:table-cell office:value-type="string">
            <text:p>Aristoteles</text:p>
          </table:table-cell>
          <table:table-cell office:value-type="string">
            <text:p>de partibus animalium</text:p>
          </table:table-cell>
          <table:table-cell office:value-type="string">
            <text:p>Aristot. part. an.</text:p>
          </table:table-cell>
          <table:table-cell office:value-type="string">
            <text:p>Aristot_par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1]&amp;&quot;,&quot;&amp;&quot;author ={&quot;&amp;[.G91]&amp;&quot;}, title ={&quot;&amp;[.D91]&amp;&quot;}, publisher = HUP, location = {Cambridge, MA and London}, year = {&quot;&amp; [.K91] &amp; &quot;}, volume = {&quot; &amp; [.M91] &amp;&quot;}, series = LCL-lang, shortseries = LCL-kurz, origtitle = {&quot; &amp; [.D91] &amp; &quot;}, origlanguage = {&quot; &amp; [.J91] &amp; &quot;}, translator = {&quot; &amp; [.N91] &amp; &quot;}, editor = {&quot; &amp; [.O91] &amp; &quot;}, shorthand = {&quot; &amp; [.E91]&amp; &quot;}, shortauthor = {&quot; &amp; [.C91]&amp; &quot;}, keywords = {ancient}, options = {antik},&quot;&amp;&quot;}&quot;" office:value-type="string" office:string-value="@Book{Aristot_part_an,author ={{Aristoteles}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">
            <text:p>@Book{Aristot_part_an,author ={{Aristoteles}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</text:p>
          </table:table-cell>
          <table:table-cell table:formula="of:=&quot;@Book{&quot; &amp;[.F91] &amp; &quot;,author ={&quot; &amp; [.G91] &amp;&quot;},  origtitle = {&quot; &amp; [.D91] &amp;&quot; }, shorthand = {&quot; &amp; [.E91]&amp;&quot;}, shortauthor = {&quot;&amp; [.C91]&amp; &quot;}, keywords = {ancient}, options = {antik}}&quot;" office:value-type="string" office:string-value="@Book{Aristot_part_an,author ={{Aristoteles}},  origtitle = {de partibus animalium }, shorthand = {Aristot. part. an.}, shortauthor = {Aristoteles}, keywords = {ancient}, options = {antik}}">
            <text:p>@Book{Aristot_part_an,author ={{Aristoteles}}, <text:s/>origtitle = {de partibus animalium }, shorthand = {Aristot. part. an.}, shortauthor = {Aristoteles}, keywords = {ancient}, options = {antik}}</text:p>
          </table:table-cell>
          <table:table-cell table:formula="of:=&quot;\item[&quot;&amp;[.E91] &amp; &quot;] &quot; &amp;[.C91]&amp; &quot; &quot; &amp;[.D91] &amp; &quot;\newline \textbf{&quot; &amp; [.F91] &amp;&quot;}&quot;" office:value-type="string" office:string-value="\item[Aristot. part. an.] Aristoteles de partibus animalium\newline \textbf{Aristot_part_an}">
            <text:p>\item[Aristot. part. an.] Aristoteles de partibus animalium\newline \textbf{Aristot_par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gn.</text:p>
          </table:table-cell>
          <table:table-cell office:value-type="string">
            <text:p>Aristoteles</text:p>
          </table:table-cell>
          <table:table-cell office:value-type="string">
            <text:p>physiognomica</text:p>
          </table:table-cell>
          <table:table-cell office:value-type="string">
            <text:p>Aristot. phgn.</text:p>
          </table:table-cell>
          <table:table-cell office:value-type="string">
            <text:p>Aristot_phg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2]&amp;&quot;,&quot;&amp;&quot;author ={&quot;&amp;[.G92]&amp;&quot;}, title ={&quot;&amp;[.D92]&amp;&quot;}, publisher = HUP, location = {Cambridge, MA and London}, year = {&quot;&amp; [.K92] &amp; &quot;}, volume = {&quot; &amp; [.M92] &amp;&quot;}, series = LCL-lang, shortseries = LCL-kurz, origtitle = {&quot; &amp; [.D92] &amp; &quot;}, origlanguage = {&quot; &amp; [.J92] &amp; &quot;}, translator = {&quot; &amp; [.N92] &amp; &quot;}, editor = {&quot; &amp; [.O92] &amp; &quot;}, shorthand = {&quot; &amp; [.E92]&amp; &quot;}, shortauthor = {&quot; &amp; [.C92]&amp; &quot;}, keywords = {ancient}, options = {antik},&quot;&amp;&quot;}&quot;" office:value-type="string" office:string-value="@Book{Aristot_phgn,author ={{Aristoteles}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">
            <text:p>@Book{Aristot_phgn,author ={{Aristoteles}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</text:p>
          </table:table-cell>
          <table:table-cell table:formula="of:=&quot;@Book{&quot; &amp;[.F92] &amp; &quot;,author ={&quot; &amp; [.G92] &amp;&quot;},  origtitle = {&quot; &amp; [.D92] &amp;&quot; }, shorthand = {&quot; &amp; [.E92]&amp;&quot;}, shortauthor = {&quot;&amp; [.C92]&amp; &quot;}, keywords = {ancient}, options = {antik}}&quot;" office:value-type="string" office:string-value="@Book{Aristot_phgn,author ={{Aristoteles}},  origtitle = {physiognomica }, shorthand = {Aristot. phgn.}, shortauthor = {Aristoteles}, keywords = {ancient}, options = {antik}}">
            <text:p>@Book{Aristot_phgn,author ={{Aristoteles}}, <text:s/>origtitle = {physiognomica }, shorthand = {Aristot. phgn.}, shortauthor = {Aristoteles}, keywords = {ancient}, options = {antik}}</text:p>
          </table:table-cell>
          <table:table-cell table:formula="of:=&quot;\item[&quot;&amp;[.E92] &amp; &quot;] &quot; &amp;[.C92]&amp; &quot; &quot; &amp;[.D92] &amp; &quot;\newline \textbf{&quot; &amp; [.F92] &amp;&quot;}&quot;" office:value-type="string" office:string-value="\item[Aristot. phgn.] Aristoteles physiognomica\newline \textbf{Aristot_phgn}">
            <text:p>\item[Aristot. phgn.] Aristoteles physiognomica\newline \textbf{Aristot_phg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ys.</text:p>
          </table:table-cell>
          <table:table-cell office:value-type="string">
            <text:p>Aristoteles</text:p>
          </table:table-cell>
          <table:table-cell office:value-type="string">
            <text:p>physica</text:p>
          </table:table-cell>
          <table:table-cell office:value-type="string">
            <text:p>Aristot. phys.</text:p>
          </table:table-cell>
          <table:table-cell office:value-type="string">
            <text:p>Aristot_phys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3]&amp;&quot;,&quot;&amp;&quot;author ={&quot;&amp;[.G93]&amp;&quot;}, title ={&quot;&amp;[.D93]&amp;&quot;}, publisher = HUP, location = {Cambridge, MA and London}, year = {&quot;&amp; [.K93] &amp; &quot;}, volume = {&quot; &amp; [.M93] &amp;&quot;}, series = LCL-lang, shortseries = LCL-kurz, origtitle = {&quot; &amp; [.D93] &amp; &quot;}, origlanguage = {&quot; &amp; [.J93] &amp; &quot;}, translator = {&quot; &amp; [.N93] &amp; &quot;}, editor = {&quot; &amp; [.O93] &amp; &quot;}, shorthand = {&quot; &amp; [.E93]&amp; &quot;}, shortauthor = {&quot; &amp; [.C93]&amp; &quot;}, keywords = {ancient}, options = {antik},&quot;&amp;&quot;}&quot;" office:value-type="string" office:string-value="@Book{Aristot_phys,author ={{Aristoteles}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">
            <text:p>@Book{Aristot_phys,author ={{Aristoteles}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</text:p>
          </table:table-cell>
          <table:table-cell table:formula="of:=&quot;@Book{&quot; &amp;[.F93] &amp; &quot;,author ={&quot; &amp; [.G93] &amp;&quot;},  origtitle = {&quot; &amp; [.D93] &amp;&quot; }, shorthand = {&quot; &amp; [.E93]&amp;&quot;}, shortauthor = {&quot;&amp; [.C93]&amp; &quot;}, keywords = {ancient}, options = {antik}}&quot;" office:value-type="string" office:string-value="@Book{Aristot_phys,author ={{Aristoteles}},  origtitle = {physica }, shorthand = {Aristot. phys.}, shortauthor = {Aristoteles}, keywords = {ancient}, options = {antik}}">
            <text:p>@Book{Aristot_phys,author ={{Aristoteles}}, <text:s/>origtitle = {physica }, shorthand = {Aristot. phys.}, shortauthor = {Aristoteles}, keywords = {ancient}, options = {antik}}</text:p>
          </table:table-cell>
          <table:table-cell table:formula="of:=&quot;\item[&quot;&amp;[.E93] &amp; &quot;] &quot; &amp;[.C93]&amp; &quot; &quot; &amp;[.D93] &amp; &quot;\newline \textbf{&quot; &amp; [.F93] &amp;&quot;}&quot;" office:value-type="string" office:string-value="\item[Aristot. phys.] Aristoteles physica\newline \textbf{Aristot_phys}">
            <text:p>\item[Aristot. phys.] Aristoteles physica\newline \textbf{Aristot_phys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et.</text:p>
          </table:table-cell>
          <table:table-cell office:value-type="string">
            <text:p>Aristoteles</text:p>
          </table:table-cell>
          <table:table-cell office:value-type="string">
            <text:p>poetica</text:p>
          </table:table-cell>
          <table:table-cell office:value-type="string">
            <text:p>Aristot. poet.</text:p>
          </table:table-cell>
          <table:table-cell office:value-type="string">
            <text:p>Aristot_poe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4]&amp;&quot;,&quot;&amp;&quot;author ={&quot;&amp;[.G94]&amp;&quot;}, title ={&quot;&amp;[.D94]&amp;&quot;}, publisher = HUP, location = {Cambridge, MA and London}, year = {&quot;&amp; [.K94] &amp; &quot;}, volume = {&quot; &amp; [.M94] &amp;&quot;}, series = LCL-lang, shortseries = LCL-kurz, origtitle = {&quot; &amp; [.D94] &amp; &quot;}, origlanguage = {&quot; &amp; [.J94] &amp; &quot;}, translator = {&quot; &amp; [.N94] &amp; &quot;}, editor = {&quot; &amp; [.O94] &amp; &quot;}, shorthand = {&quot; &amp; [.E94]&amp; &quot;}, shortauthor = {&quot; &amp; [.C94]&amp; &quot;}, keywords = {ancient}, options = {antik},&quot;&amp;&quot;}&quot;" office:value-type="string" office:string-value="@Book{Aristot_poet,author ={{Aristoteles}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">
            <text:p>@Book{Aristot_poet,author ={{Aristoteles}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</text:p>
          </table:table-cell>
          <table:table-cell table:formula="of:=&quot;@Book{&quot; &amp;[.F94] &amp; &quot;,author ={&quot; &amp; [.G94] &amp;&quot;},  origtitle = {&quot; &amp; [.D94] &amp;&quot; }, shorthand = {&quot; &amp; [.E94]&amp;&quot;}, shortauthor = {&quot;&amp; [.C94]&amp; &quot;}, keywords = {ancient}, options = {antik}}&quot;" office:value-type="string" office:string-value="@Book{Aristot_poet,author ={{Aristoteles}},  origtitle = {poetica }, shorthand = {Aristot. poet.}, shortauthor = {Aristoteles}, keywords = {ancient}, options = {antik}}">
            <text:p>@Book{Aristot_poet,author ={{Aristoteles}}, <text:s/>origtitle = {poetica }, shorthand = {Aristot. poet.}, shortauthor = {Aristoteles}, keywords = {ancient}, options = {antik}}</text:p>
          </table:table-cell>
          <table:table-cell table:formula="of:=&quot;\item[&quot;&amp;[.E94] &amp; &quot;] &quot; &amp;[.C94]&amp; &quot; &quot; &amp;[.D94] &amp; &quot;\newline \textbf{&quot; &amp; [.F94] &amp;&quot;}&quot;" office:value-type="string" office:string-value="\item[Aristot. poet.] Aristoteles poetica\newline \textbf{Aristot_poet}">
            <text:p>\item[Aristot. poet.] Aristoteles poetica\newline \textbf{Aristot_poe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l.</text:p>
          </table:table-cell>
          <table:table-cell office:value-type="string">
            <text:p>Aristoteles</text:p>
          </table:table-cell>
          <table:table-cell office:value-type="string">
            <text:p>politica</text:p>
          </table:table-cell>
          <table:table-cell office:value-type="string">
            <text:p>Aristot. pol.</text:p>
          </table:table-cell>
          <table:table-cell office:value-type="string">
            <text:p>Aristot_p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5]&amp;&quot;,&quot;&amp;&quot;author ={&quot;&amp;[.G95]&amp;&quot;}, title ={&quot;&amp;[.D95]&amp;&quot;}, publisher = HUP, location = {Cambridge, MA and London}, year = {&quot;&amp; [.K95] &amp; &quot;}, volume = {&quot; &amp; [.M95] &amp;&quot;}, series = LCL-lang, shortseries = LCL-kurz, origtitle = {&quot; &amp; [.D95] &amp; &quot;}, origlanguage = {&quot; &amp; [.J95] &amp; &quot;}, translator = {&quot; &amp; [.N95] &amp; &quot;}, editor = {&quot; &amp; [.O95] &amp; &quot;}, shorthand = {&quot; &amp; [.E95]&amp; &quot;}, shortauthor = {&quot; &amp; [.C95]&amp; &quot;}, keywords = {ancient}, options = {antik},&quot;&amp;&quot;}&quot;" office:value-type="string" office:string-value="@Book{Aristot_pol,author ={{Aristoteles}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">
            <text:p>@Book{Aristot_pol,author ={{Aristoteles}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</text:p>
          </table:table-cell>
          <table:table-cell table:formula="of:=&quot;@Book{&quot; &amp;[.F95] &amp; &quot;,author ={&quot; &amp; [.G95] &amp;&quot;},  origtitle = {&quot; &amp; [.D95] &amp;&quot; }, shorthand = {&quot; &amp; [.E95]&amp;&quot;}, shortauthor = {&quot;&amp; [.C95]&amp; &quot;}, keywords = {ancient}, options = {antik}}&quot;" office:value-type="string" office:string-value="@Book{Aristot_pol,author ={{Aristoteles}},  origtitle = {politica }, shorthand = {Aristot. pol.}, shortauthor = {Aristoteles}, keywords = {ancient}, options = {antik}}">
            <text:p>@Book{Aristot_pol,author ={{Aristoteles}}, <text:s/>origtitle = {politica }, shorthand = {Aristot. pol.}, shortauthor = {Aristoteles}, keywords = {ancient}, options = {antik}}</text:p>
          </table:table-cell>
          <table:table-cell table:formula="of:=&quot;\item[&quot;&amp;[.E95] &amp; &quot;] &quot; &amp;[.C95]&amp; &quot; &quot; &amp;[.D95] &amp; &quot;\newline \textbf{&quot; &amp; [.F95] &amp;&quot;}&quot;" office:value-type="string" office:string-value="\item[Aristot. pol.] Aristoteles politica\newline \textbf{Aristot_pol}">
            <text:p>\item[Aristot. pol.] Aristoteles politica\newline \textbf{Aristot_p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robl.</text:p>
          </table:table-cell>
          <table:table-cell office:value-type="string">
            <text:p>Aristoteles</text:p>
          </table:table-cell>
          <table:table-cell office:value-type="string">
            <text:p>problemata</text:p>
          </table:table-cell>
          <table:table-cell office:value-type="string">
            <text:p>Aristot. probl.</text:p>
          </table:table-cell>
          <table:table-cell office:value-type="string">
            <text:p>Aristot_prob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6]&amp;&quot;,&quot;&amp;&quot;author ={&quot;&amp;[.G96]&amp;&quot;}, title ={&quot;&amp;[.D96]&amp;&quot;}, publisher = HUP, location = {Cambridge, MA and London}, year = {&quot;&amp; [.K96] &amp; &quot;}, volume = {&quot; &amp; [.M96] &amp;&quot;}, series = LCL-lang, shortseries = LCL-kurz, origtitle = {&quot; &amp; [.D96] &amp; &quot;}, origlanguage = {&quot; &amp; [.J96] &amp; &quot;}, translator = {&quot; &amp; [.N96] &amp; &quot;}, editor = {&quot; &amp; [.O96] &amp; &quot;}, shorthand = {&quot; &amp; [.E96]&amp; &quot;}, shortauthor = {&quot; &amp; [.C96]&amp; &quot;}, keywords = {ancient}, options = {antik},&quot;&amp;&quot;}&quot;" office:value-type="string" office:string-value="@Book{Aristot_probl,author ={{Aristoteles}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">
            <text:p>@Book{Aristot_probl,author ={{Aristoteles}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</text:p>
          </table:table-cell>
          <table:table-cell table:formula="of:=&quot;@Book{&quot; &amp;[.F96] &amp; &quot;,author ={&quot; &amp; [.G96] &amp;&quot;},  origtitle = {&quot; &amp; [.D96] &amp;&quot; }, shorthand = {&quot; &amp; [.E96]&amp;&quot;}, shortauthor = {&quot;&amp; [.C96]&amp; &quot;}, keywords = {ancient}, options = {antik}}&quot;" office:value-type="string" office:string-value="@Book{Aristot_probl,author ={{Aristoteles}},  origtitle = {problemata }, shorthand = {Aristot. probl.}, shortauthor = {Aristoteles}, keywords = {ancient}, options = {antik}}">
            <text:p>@Book{Aristot_probl,author ={{Aristoteles}}, <text:s/>origtitle = {problemata }, shorthand = {Aristot. probl.}, shortauthor = {Aristoteles}, keywords = {ancient}, options = {antik}}</text:p>
          </table:table-cell>
          <table:table-cell table:formula="of:=&quot;\item[&quot;&amp;[.E96] &amp; &quot;] &quot; &amp;[.C96]&amp; &quot; &quot; &amp;[.D96] &amp; &quot;\newline \textbf{&quot; &amp; [.F96] &amp;&quot;}&quot;" office:value-type="string" office:string-value="\item[Aristot. probl.] Aristoteles problemata\newline \textbf{Aristot_probl}">
            <text:p>\item[Aristot. probl.] Aristoteles problemata\newline \textbf{Aristot_prob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</text:p>
          </table:table-cell>
          <table:table-cell office:value-type="string">
            <text:p>Aristoteles</text:p>
          </table:table-cell>
          <table:table-cell office:value-type="string">
            <text:p>rhetorica</text:p>
          </table:table-cell>
          <table:table-cell office:value-type="string">
            <text:p>Aristot. rhet.</text:p>
          </table:table-cell>
          <table:table-cell office:value-type="string">
            <text:p>Aristot_rhe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7]&amp;&quot;,&quot;&amp;&quot;author ={&quot;&amp;[.G97]&amp;&quot;}, title ={&quot;&amp;[.D97]&amp;&quot;}, publisher = HUP, location = {Cambridge, MA and London}, year = {&quot;&amp; [.K97] &amp; &quot;}, volume = {&quot; &amp; [.M97] &amp;&quot;}, series = LCL-lang, shortseries = LCL-kurz, origtitle = {&quot; &amp; [.D97] &amp; &quot;}, origlanguage = {&quot; &amp; [.J97] &amp; &quot;}, translator = {&quot; &amp; [.N97] &amp; &quot;}, editor = {&quot; &amp; [.O97] &amp; &quot;}, shorthand = {&quot; &amp; [.E97]&amp; &quot;}, shortauthor = {&quot; &amp; [.C97]&amp; &quot;}, keywords = {ancient}, options = {antik},&quot;&amp;&quot;}&quot;" office:value-type="string" office:string-value="@Book{Aristot_rhet,author ={{Aristoteles}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">
            <text:p>@Book{Aristot_rhet,author ={{Aristoteles}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</text:p>
          </table:table-cell>
          <table:table-cell table:formula="of:=&quot;@Book{&quot; &amp;[.F97] &amp; &quot;,author ={&quot; &amp; [.G97] &amp;&quot;},  origtitle = {&quot; &amp; [.D97] &amp;&quot; }, shorthand = {&quot; &amp; [.E97]&amp;&quot;}, shortauthor = {&quot;&amp; [.C97]&amp; &quot;}, keywords = {ancient}, options = {antik}}&quot;" office:value-type="string" office:string-value="@Book{Aristot_rhet,author ={{Aristoteles}},  origtitle = {rhetorica }, shorthand = {Aristot. rhet.}, shortauthor = {Aristoteles}, keywords = {ancient}, options = {antik}}">
            <text:p>@Book{Aristot_rhet,author ={{Aristoteles}}, <text:s/>origtitle = {rhetorica }, shorthand = {Aristot. rhet.}, shortauthor = {Aristoteles}, keywords = {ancient}, options = {antik}}</text:p>
          </table:table-cell>
          <table:table-cell table:formula="of:=&quot;\item[&quot;&amp;[.E97] &amp; &quot;] &quot; &amp;[.C97]&amp; &quot; &quot; &amp;[.D97] &amp; &quot;\newline \textbf{&quot; &amp; [.F97] &amp;&quot;}&quot;" office:value-type="string" office:string-value="\item[Aristot. rhet.] Aristoteles rhetorica\newline \textbf{Aristot_rhet}">
            <text:p>\item[Aristot. rhet.] Aristoteles rhetorica\newline \textbf{Aristot_rhe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 Alex.</text:p>
          </table:table-cell>
          <table:table-cell office:value-type="string">
            <text:p>Aristoteles</text:p>
          </table:table-cell>
          <table:table-cell office:value-type="string">
            <text:p>rhetorica ad Alexandrum</text:p>
          </table:table-cell>
          <table:table-cell office:value-type="string">
            <text:p>Aristot. rhet. Alex.</text:p>
          </table:table-cell>
          <table:table-cell office:value-type="string">
            <text:p>Aristot_rhet_Alex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8]&amp;&quot;,&quot;&amp;&quot;author ={&quot;&amp;[.G98]&amp;&quot;}, title ={&quot;&amp;[.D98]&amp;&quot;}, publisher = HUP, location = {Cambridge, MA and London}, year = {&quot;&amp; [.K98] &amp; &quot;}, volume = {&quot; &amp; [.M98] &amp;&quot;}, series = LCL-lang, shortseries = LCL-kurz, origtitle = {&quot; &amp; [.D98] &amp; &quot;}, origlanguage = {&quot; &amp; [.J98] &amp; &quot;}, translator = {&quot; &amp; [.N98] &amp; &quot;}, editor = {&quot; &amp; [.O98] &amp; &quot;}, shorthand = {&quot; &amp; [.E98]&amp; &quot;}, shortauthor = {&quot; &amp; [.C98]&amp; &quot;}, keywords = {ancient}, options = {antik},&quot;&amp;&quot;}&quot;" office:value-type="string" office:string-value="@Book{Aristot_rhet_Alex,author ={{Aristoteles}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">
            <text:p>@Book{Aristot_rhet_Alex,author ={{Aristoteles}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</text:p>
          </table:table-cell>
          <table:table-cell table:formula="of:=&quot;@Book{&quot; &amp;[.F98] &amp; &quot;,author ={&quot; &amp; [.G98] &amp;&quot;},  origtitle = {&quot; &amp; [.D98] &amp;&quot; }, shorthand = {&quot; &amp; [.E98]&amp;&quot;}, shortauthor = {&quot;&amp; [.C98]&amp; &quot;}, keywords = {ancient}, options = {antik}}&quot;" office:value-type="string" office:string-value="@Book{Aristot_rhet_Alex,author ={{Aristoteles}},  origtitle = {rhetorica ad Alexandrum }, shorthand = {Aristot. rhet. Alex.}, shortauthor = {Aristoteles}, keywords = {ancient}, options = {antik}}">
            <text:p>@Book{Aristot_rhet_Alex,author ={{Aristoteles}}, <text:s/>origtitle = {rhetorica ad Alexandrum }, shorthand = {Aristot. rhet. Alex.}, shortauthor = {Aristoteles}, keywords = {ancient}, options = {antik}}</text:p>
          </table:table-cell>
          <table:table-cell table:formula="of:=&quot;\item[&quot;&amp;[.E98] &amp; &quot;] &quot; &amp;[.C98]&amp; &quot; &quot; &amp;[.D98] &amp; &quot;\newline \textbf{&quot; &amp; [.F98] &amp;&quot;}&quot;" office:value-type="string" office:string-value="\item[Aristot. rhet. Alex.] Aristoteles rhetorica ad Alexandrum\newline \textbf{Aristot_rhet_Alex}">
            <text:p>\item[Aristot. rhet. Alex.] Aristoteles rhetorica ad Alexandrum\newline \textbf{Aristot_rhet_Alex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ens.</text:p>
          </table:table-cell>
          <table:table-cell office:value-type="string">
            <text:p>Aristoteles</text:p>
          </table:table-cell>
          <table:table-cell office:value-type="string">
            <text:p>de sensu (περὶ αἰσθήσεως)</text:p>
          </table:table-cell>
          <table:table-cell office:value-type="string">
            <text:p>Aristot. sens.</text:p>
          </table:table-cell>
          <table:table-cell office:value-type="string">
            <text:p>Aristot_sens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9]&amp;&quot;,&quot;&amp;&quot;author ={&quot;&amp;[.G99]&amp;&quot;}, title ={&quot;&amp;[.D99]&amp;&quot;}, publisher = HUP, location = {Cambridge, MA and London}, year = {&quot;&amp; [.K99] &amp; &quot;}, volume = {&quot; &amp; [.M99] &amp;&quot;}, series = LCL-lang, shortseries = LCL-kurz, origtitle = {&quot; &amp; [.D99] &amp; &quot;}, origlanguage = {&quot; &amp; [.J99] &amp; &quot;}, translator = {&quot; &amp; [.N99] &amp; &quot;}, editor = {&quot; &amp; [.O99] &amp; &quot;}, shorthand = {&quot; &amp; [.E99]&amp; &quot;}, shortauthor = {&quot; &amp; [.C99]&amp; &quot;}, keywords = {ancient}, options = {antik},&quot;&amp;&quot;}&quot;" office:value-type="string" office:string-value="@Book{Aristot_sens,author ={{Aristoteles}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">
            <text:p>@Book{Aristot_sens,author ={{Aristoteles}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</text:p>
          </table:table-cell>
          <table:table-cell table:formula="of:=&quot;@Book{&quot; &amp;[.F99] &amp; &quot;,author ={&quot; &amp; [.G99] &amp;&quot;},  origtitle = {&quot; &amp; [.D99] &amp;&quot; }, shorthand = {&quot; &amp; [.E99]&amp;&quot;}, shortauthor = {&quot;&amp; [.C99]&amp; &quot;}, keywords = {ancient}, options = {antik}}&quot;" office:value-type="string" office:string-value="@Book{Aristot_sens,author ={{Aristoteles}},  origtitle = {de sensu (περὶ αἰσθήσεως) }, shorthand = {Aristot. sens.}, shortauthor = {Aristoteles}, keywords = {ancient}, options = {antik}}">
            <text:p>@Book{Aristot_sens,author ={{Aristoteles}}, <text:s/>origtitle = {de sensu (περὶ αἰσθήσεως) }, shorthand = {Aristot. sens.}, shortauthor = {Aristoteles}, keywords = {ancient}, options = {antik}}</text:p>
          </table:table-cell>
          <table:table-cell table:formula="of:=&quot;\item[&quot;&amp;[.E99] &amp; &quot;] &quot; &amp;[.C99]&amp; &quot; &quot; &amp;[.D99] &amp; &quot;\newline \textbf{&quot; &amp; [.F99] &amp;&quot;}&quot;" office:value-type="string" office:string-value="\item[Aristot. sens.] Aristoteles de sensu (περὶ αἰσθήσεως)\newline \textbf{Aristot_sens}">
            <text:p>\item[Aristot. sens.] Aristoteles de sensu (περὶ αἰσθήσεως)\newline \textbf{Aristot_sens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mn.</text:p>
          </table:table-cell>
          <table:table-cell office:value-type="string">
            <text:p>Aristoteles</text:p>
          </table:table-cell>
          <table:table-cell office:value-type="string">
            <text:p>de somno et vigilia (περὶ ὔπνου καὶ ἐγρηγόρσεως)</text:p>
          </table:table-cell>
          <table:table-cell office:value-type="string">
            <text:p>Aristot. somn.</text:p>
          </table:table-cell>
          <table:table-cell office:value-type="string">
            <text:p>Aristot_som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0]&amp;&quot;,&quot;&amp;&quot;author ={&quot;&amp;[.G100]&amp;&quot;}, title ={&quot;&amp;[.D100]&amp;&quot;}, publisher = HUP, location = {Cambridge, MA and London}, year = {&quot;&amp; [.K100] &amp; &quot;}, volume = {&quot; &amp; [.M100] &amp;&quot;}, series = LCL-lang, shortseries = LCL-kurz, origtitle = {&quot; &amp; [.D100] &amp; &quot;}, origlanguage = {&quot; &amp; [.J100] &amp; &quot;}, translator = {&quot; &amp; [.N100] &amp; &quot;}, editor = {&quot; &amp; [.O100] &amp; &quot;}, shorthand = {&quot; &amp; [.E100]&amp; &quot;}, shortauthor = {&quot; &amp; [.C100]&amp; &quot;}, keywords = {ancient}, options = {antik},&quot;&amp;&quot;}&quot;" office:value-type="string" office:string-value="@Book{Aristot_somn,author ={{Aristoteles}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">
            <text:p>@Book{Aristot_somn,author ={{Aristoteles}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</text:p>
          </table:table-cell>
          <table:table-cell table:formula="of:=&quot;@Book{&quot; &amp;[.F100] &amp; &quot;,author ={&quot; &amp; [.G100] &amp;&quot;},  origtitle = {&quot; &amp; [.D100] &amp;&quot; }, shorthand = {&quot; &amp; [.E100]&amp;&quot;}, shortauthor = {&quot;&amp; [.C100]&amp; &quot;}, keywords = {ancient}, options = {antik}}&quot;" office:value-type="string" office:string-value="@Book{Aristot_somn,author ={{Aristoteles}},  origtitle = {de somno et vigilia (περὶ ὔπνου καὶ ἐγρηγόρσεως) }, shorthand = {Aristot. somn.}, shortauthor = {Aristoteles}, keywords = {ancient}, options = {antik}}">
            <text:p>@Book{Aristot_somn,author ={{Aristoteles}}, <text:s/>origtitle = {de somno et vigilia (περὶ ὔπνου καὶ ἐγρηγόρσεως) }, shorthand = {Aristot. somn.}, shortauthor = {Aristoteles}, keywords = {ancient}, options = {antik}}</text:p>
          </table:table-cell>
          <table:table-cell table:formula="of:=&quot;\item[&quot;&amp;[.E100] &amp; &quot;] &quot; &amp;[.C100]&amp; &quot; &quot; &amp;[.D100] &amp; &quot;\newline \textbf{&quot; &amp; [.F100] &amp;&quot;}&quot;" office:value-type="string" office:string-value="\item[Aristot. somn.] Aristoteles de somno et vigilia (περὶ ὔπνου καὶ ἐγρηγόρσεως)\newline \textbf{Aristot_somn}">
            <text:p>\item[Aristot. somn.] Aristoteles de somno et vigilia (περὶ ὔπνου καὶ ἐγρηγόρσεως)\newline \textbf{Aristot_som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ph. el.</text:p>
          </table:table-cell>
          <table:table-cell office:value-type="string">
            <text:p>Aristoteles</text:p>
          </table:table-cell>
          <table:table-cell office:value-type="string">
            <text:p>sophistici elenchi</text:p>
          </table:table-cell>
          <table:table-cell office:value-type="string">
            <text:p>Aristot. soph. el.</text:p>
          </table:table-cell>
          <table:table-cell office:value-type="string">
            <text:p>Aristot_soph_e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1]&amp;&quot;,&quot;&amp;&quot;author ={&quot;&amp;[.G101]&amp;&quot;}, title ={&quot;&amp;[.D101]&amp;&quot;}, publisher = HUP, location = {Cambridge, MA and London}, year = {&quot;&amp; [.K101] &amp; &quot;}, volume = {&quot; &amp; [.M101] &amp;&quot;}, series = LCL-lang, shortseries = LCL-kurz, origtitle = {&quot; &amp; [.D101] &amp; &quot;}, origlanguage = {&quot; &amp; [.J101] &amp; &quot;}, translator = {&quot; &amp; [.N101] &amp; &quot;}, editor = {&quot; &amp; [.O101] &amp; &quot;}, shorthand = {&quot; &amp; [.E101]&amp; &quot;}, shortauthor = {&quot; &amp; [.C101]&amp; &quot;}, keywords = {ancient}, options = {antik},&quot;&amp;&quot;}&quot;" office:value-type="string" office:string-value="@Book{Aristot_soph_el,author ={{Aristoteles}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">
            <text:p>@Book{Aristot_soph_el,author ={{Aristoteles}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</text:p>
          </table:table-cell>
          <table:table-cell table:formula="of:=&quot;@Book{&quot; &amp;[.F101] &amp; &quot;,author ={&quot; &amp; [.G101] &amp;&quot;},  origtitle = {&quot; &amp; [.D101] &amp;&quot; }, shorthand = {&quot; &amp; [.E101]&amp;&quot;}, shortauthor = {&quot;&amp; [.C101]&amp; &quot;}, keywords = {ancient}, options = {antik}}&quot;" office:value-type="string" office:string-value="@Book{Aristot_soph_el,author ={{Aristoteles}},  origtitle = {sophistici elenchi }, shorthand = {Aristot. soph. el.}, shortauthor = {Aristoteles}, keywords = {ancient}, options = {antik}}">
            <text:p>@Book{Aristot_soph_el,author ={{Aristoteles}}, <text:s/>origtitle = {sophistici elenchi }, shorthand = {Aristot. soph. el.}, shortauthor = {Aristoteles}, keywords = {ancient}, options = {antik}}</text:p>
          </table:table-cell>
          <table:table-cell table:formula="of:=&quot;\item[&quot;&amp;[.E101] &amp; &quot;] &quot; &amp;[.C101]&amp; &quot; &quot; &amp;[.D101] &amp; &quot;\newline \textbf{&quot; &amp; [.F101] &amp;&quot;}&quot;" office:value-type="string" office:string-value="\item[Aristot. soph. el.] Aristoteles sophistici elenchi\newline \textbf{Aristot_soph_el}">
            <text:p>\item[Aristot. soph. el.] Aristoteles sophistici elenchi\newline \textbf{Aristot_soph_e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pir.</text:p>
          </table:table-cell>
          <table:table-cell office:value-type="string">
            <text:p>Aristoteles</text:p>
          </table:table-cell>
          <table:table-cell office:value-type="string">
            <text:p>de spiritu</text:p>
          </table:table-cell>
          <table:table-cell office:value-type="string">
            <text:p>Aristot. spir.</text:p>
          </table:table-cell>
          <table:table-cell office:value-type="string">
            <text:p>Aristot_spi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2]&amp;&quot;,&quot;&amp;&quot;author ={&quot;&amp;[.G102]&amp;&quot;}, title ={&quot;&amp;[.D102]&amp;&quot;}, publisher = HUP, location = {Cambridge, MA and London}, year = {&quot;&amp; [.K102] &amp; &quot;}, volume = {&quot; &amp; [.M102] &amp;&quot;}, series = LCL-lang, shortseries = LCL-kurz, origtitle = {&quot; &amp; [.D102] &amp; &quot;}, origlanguage = {&quot; &amp; [.J102] &amp; &quot;}, translator = {&quot; &amp; [.N102] &amp; &quot;}, editor = {&quot; &amp; [.O102] &amp; &quot;}, shorthand = {&quot; &amp; [.E102]&amp; &quot;}, shortauthor = {&quot; &amp; [.C102]&amp; &quot;}, keywords = {ancient}, options = {antik},&quot;&amp;&quot;}&quot;" office:value-type="string" office:string-value="@Book{Aristot_spir,author ={{Aristoteles}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">
            <text:p>@Book{Aristot_spir,author ={{Aristoteles}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</text:p>
          </table:table-cell>
          <table:table-cell table:formula="of:=&quot;@Book{&quot; &amp;[.F102] &amp; &quot;,author ={&quot; &amp; [.G102] &amp;&quot;},  origtitle = {&quot; &amp; [.D102] &amp;&quot; }, shorthand = {&quot; &amp; [.E102]&amp;&quot;}, shortauthor = {&quot;&amp; [.C102]&amp; &quot;}, keywords = {ancient}, options = {antik}}&quot;" office:value-type="string" office:string-value="@Book{Aristot_spir,author ={{Aristoteles}},  origtitle = {de spiritu }, shorthand = {Aristot. spir.}, shortauthor = {Aristoteles}, keywords = {ancient}, options = {antik}}">
            <text:p>@Book{Aristot_spir,author ={{Aristoteles}}, <text:s/>origtitle = {de spiritu }, shorthand = {Aristot. spir.}, shortauthor = {Aristoteles}, keywords = {ancient}, options = {antik}}</text:p>
          </table:table-cell>
          <table:table-cell table:formula="of:=&quot;\item[&quot;&amp;[.E102] &amp; &quot;] &quot; &amp;[.C102]&amp; &quot; &quot; &amp;[.D102] &amp; &quot;\newline \textbf{&quot; &amp; [.F102] &amp;&quot;}&quot;" office:value-type="string" office:string-value="\item[Aristot. spir.] Aristoteles de spiritu\newline \textbf{Aristot_spir}">
            <text:p>\item[Aristot. spir.] Aristoteles de spiritu\newline \textbf{Aristot_spi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top.</text:p>
          </table:table-cell>
          <table:table-cell office:value-type="string">
            <text:p>Aristoteles</text:p>
          </table:table-cell>
          <table:table-cell office:value-type="string">
            <text:p>topica</text:p>
          </table:table-cell>
          <table:table-cell office:value-type="string">
            <text:p>Aristot. top.</text:p>
          </table:table-cell>
          <table:table-cell office:value-type="string">
            <text:p>Aristot_top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3]&amp;&quot;,&quot;&amp;&quot;author ={&quot;&amp;[.G103]&amp;&quot;}, title ={&quot;&amp;[.D103]&amp;&quot;}, publisher = HUP, location = {Cambridge, MA and London}, year = {&quot;&amp; [.K103] &amp; &quot;}, volume = {&quot; &amp; [.M103] &amp;&quot;}, series = LCL-lang, shortseries = LCL-kurz, origtitle = {&quot; &amp; [.D103] &amp; &quot;}, origlanguage = {&quot; &amp; [.J103] &amp; &quot;}, translator = {&quot; &amp; [.N103] &amp; &quot;}, editor = {&quot; &amp; [.O103] &amp; &quot;}, shorthand = {&quot; &amp; [.E103]&amp; &quot;}, shortauthor = {&quot; &amp; [.C103]&amp; &quot;}, keywords = {ancient}, options = {antik},&quot;&amp;&quot;}&quot;" office:value-type="string" office:string-value="@Book{Aristot_top,author ={{Aristoteles}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">
            <text:p>@Book{Aristot_top,author ={{Aristoteles}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</text:p>
          </table:table-cell>
          <table:table-cell table:formula="of:=&quot;@Book{&quot; &amp;[.F103] &amp; &quot;,author ={&quot; &amp; [.G103] &amp;&quot;},  origtitle = {&quot; &amp; [.D103] &amp;&quot; }, shorthand = {&quot; &amp; [.E103]&amp;&quot;}, shortauthor = {&quot;&amp; [.C103]&amp; &quot;}, keywords = {ancient}, options = {antik}}&quot;" office:value-type="string" office:string-value="@Book{Aristot_top,author ={{Aristoteles}},  origtitle = {topica }, shorthand = {Aristot. top.}, shortauthor = {Aristoteles}, keywords = {ancient}, options = {antik}}">
            <text:p>@Book{Aristot_top,author ={{Aristoteles}}, <text:s/>origtitle = {topica }, shorthand = {Aristot. top.}, shortauthor = {Aristoteles}, keywords = {ancient}, options = {antik}}</text:p>
          </table:table-cell>
          <table:table-cell table:formula="of:=&quot;\item[&quot;&amp;[.E103] &amp; &quot;] &quot; &amp;[.C103]&amp; &quot; &quot; &amp;[.D103] &amp; &quot;\newline \textbf{&quot; &amp; [.F103] &amp;&quot;}&quot;" office:value-type="string" office:string-value="\item[Aristot. top.] Aristoteles topica\newline \textbf{Aristot_top}">
            <text:p>\item[Aristot. top.] Aristoteles topica\newline \textbf{Aristot_top}</text:p>
          </table:table-cell>
        </table:table-row>
        <table:table-row table:style-name="ro1">
          <table:table-cell office:value-type="string">
            <text:p>Arnob.</text:p>
          </table:table-cell>
          <table:table-cell/>
          <table:table-cell office:value-type="string">
            <text:p>Arnobius</text:p>
          </table:table-cell>
          <table:table-cell office:value-type="string">
            <text:p>adversus nationes</text:p>
          </table:table-cell>
          <table:table-cell office:value-type="string">
            <text:p>Arnob.</text:p>
          </table:table-cell>
          <table:table-cell office:value-type="string">
            <text:p>Arnob</text:p>
          </table:table-cell>
          <table:table-cell table:formula="of:=&quot;{&quot;&amp;[.C104]&amp;&quot;}&quot;" office:value-type="string" office:string-value="{Arnobius}">
            <text:p>{Arnob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4]&amp;&quot;,&quot;&amp;&quot;author ={&quot;&amp;[.G104]&amp;&quot;}, title ={&quot;&amp;[.D104]&amp;&quot;}, publisher = HUP, location = {Cambridge, MA and London}, year = {&quot;&amp; [.K104] &amp; &quot;}, volume = {&quot; &amp; [.M104] &amp;&quot;}, series = LCL-lang, shortseries = LCL-kurz, origtitle = {&quot; &amp; [.D104] &amp; &quot;}, origlanguage = {&quot; &amp; [.J104] &amp; &quot;}, translator = {&quot; &amp; [.N104] &amp; &quot;}, editor = {&quot; &amp; [.O104] &amp; &quot;}, shorthand = {&quot; &amp; [.E104]&amp; &quot;}, shortauthor = {&quot; &amp; [.C104]&amp; &quot;}, keywords = {ancient}, options = {antik},&quot;&amp;&quot;}&quot;" office:value-type="string" office:string-value="@Book{Arnob,author ={{Arnobius}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">
            <text:p>@Book{Arnob,author ={{Arnobius}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</text:p>
          </table:table-cell>
          <table:table-cell table:formula="of:=&quot;@Book{&quot; &amp;[.F104] &amp; &quot;,author ={&quot; &amp; [.G104] &amp;&quot;},  origtitle = {&quot; &amp; [.D104] &amp;&quot; }, shorthand = {&quot; &amp; [.E104]&amp;&quot;}, shortauthor = {&quot;&amp; [.C104]&amp; &quot;}, keywords = {ancient}, options = {antik}}&quot;" office:value-type="string" office:string-value="@Book{Arnob,author ={{Arnobius}},  origtitle = {adversus nationes }, shorthand = {Arnob.}, shortauthor = {Arnobius}, keywords = {ancient}, options = {antik}}">
            <text:p>@Book{Arnob,author ={{Arnobius}}, <text:s/>origtitle = {adversus nationes }, shorthand = {Arnob.}, shortauthor = {Arnobius}, keywords = {ancient}, options = {antik}}</text:p>
          </table:table-cell>
          <table:table-cell table:formula="of:=&quot;\item[&quot;&amp;[.E104] &amp; &quot;] &quot; &amp;[.C104]&amp; &quot; &quot; &amp;[.D104] &amp; &quot;\newline \textbf{&quot; &amp; [.F104] &amp;&quot;}&quot;" office:value-type="string" office:string-value="\item[Arnob.] Arnobius adversus nationes\newline \textbf{Arnob}">
            <text:p>\item[Arnob.] Arnobius adversus nationes\newline \textbf{Arnob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an.</text:p>
          </table:table-cell>
          <table:table-cell office:value-type="string">
            <text:p>Arrian</text:p>
          </table:table-cell>
          <table:table-cell office:value-type="string">
            <text:p>Anabasis</text:p>
          </table:table-cell>
          <table:table-cell office:value-type="string">
            <text:p>Arr. an.</text:p>
          </table:table-cell>
          <table:table-cell office:value-type="string">
            <text:p>Arr_an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5]&amp;&quot;,&quot;&amp;&quot;author ={&quot;&amp;[.G105]&amp;&quot;}, title ={&quot;&amp;[.D105]&amp;&quot;}, publisher = HUP, location = {Cambridge, MA and London}, year = {&quot;&amp; [.K105] &amp; &quot;}, volume = {&quot; &amp; [.M105] &amp;&quot;}, series = LCL-lang, shortseries = LCL-kurz, origtitle = {&quot; &amp; [.D105] &amp; &quot;}, origlanguage = {&quot; &amp; [.J105] &amp; &quot;}, translator = {&quot; &amp; [.N105] &amp; &quot;}, editor = {&quot; &amp; [.O105] &amp; &quot;}, shorthand = {&quot; &amp; [.E105]&amp; &quot;}, shortauthor = {&quot; &amp; [.G105]&amp; &quot;}, keywords = {ancient}, options = {antik},&quot;&amp;&quot;}&quot;" office:value-type="string" office:string-value="@Book{Arr_an,author ={Arrianos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">
            <text:p>@Book{Arr_an,author ={Arrianos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</text:p>
          </table:table-cell>
          <table:table-cell table:formula="of:=&quot;@Book{&quot; &amp;[.F105] &amp; &quot;,author ={&quot; &amp; [.G105] &amp;&quot;},  origtitle = {&quot; &amp; [.D105] &amp;&quot; }, shorthand = {&quot; &amp; [.E105]&amp;&quot;}, shortauthor = {&quot;&amp; [.C105]&amp; &quot;}, keywords = {ancient}, options = {antik}}&quot;" office:value-type="string" office:string-value="@Book{Arr_an,author ={Arrianos},  origtitle = {Anabasis }, shorthand = {Arr. an.}, shortauthor = {Arrian}, keywords = {ancient}, options = {antik}}">
            <text:p>@Book{Arr_an,author ={Arrianos}, <text:s/>origtitle = {Anabasis }, shorthand = {Arr. an.}, shortauthor = {Arrian}, keywords = {ancient}, options = {antik}}</text:p>
          </table:table-cell>
          <table:table-cell table:formula="of:=&quot;\item[&quot;&amp;[.E105] &amp; &quot;] &quot; &amp;[.C105]&amp; &quot; &quot; &amp;[.D105] &amp; &quot;\newline \textbf{&quot; &amp; [.F105] &amp;&quot;}&quot;" office:value-type="string" office:string-value="\item[Arr. an.] Arrian Anabasis\newline \textbf{Arr_an}">
            <text:p>\item[Arr. an.] Arrian Anabasis\newline \textbf{Arr_an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cyn.</text:p>
          </table:table-cell>
          <table:table-cell office:value-type="string">
            <text:p>Arrian</text:p>
          </table:table-cell>
          <table:table-cell office:value-type="string">
            <text:p>Cynegeticus</text:p>
          </table:table-cell>
          <table:table-cell office:value-type="string">
            <text:p>Arr. cyn.</text:p>
          </table:table-cell>
          <table:table-cell office:value-type="string">
            <text:p>Arr_cyn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6]&amp;&quot;,&quot;&amp;&quot;author ={&quot;&amp;[.G106]&amp;&quot;}, title ={&quot;&amp;[.D106]&amp;&quot;}, publisher = HUP, location = {Cambridge, MA and London}, year = {&quot;&amp; [.K106] &amp; &quot;}, volume = {&quot; &amp; [.M106] &amp;&quot;}, series = LCL-lang, shortseries = LCL-kurz, origtitle = {&quot; &amp; [.D106] &amp; &quot;}, origlanguage = {&quot; &amp; [.J106] &amp; &quot;}, translator = {&quot; &amp; [.N106] &amp; &quot;}, editor = {&quot; &amp; [.O106] &amp; &quot;}, shorthand = {&quot; &amp; [.E106]&amp; &quot;}, shortauthor = {&quot; &amp; [.C106]&amp; &quot;}, keywords = {ancient}, options = {antik},&quot;&amp;&quot;}&quot;" office:value-type="string" office:string-value="@Book{Arr_cyn,author ={Arrianos}, title ={Cynegeticus}, publisher = HUP, location = {Cambridge, MA and London}, year = {}, volume = {}, series = LCL-lang, shortseries = LCL-kurz, origtitle = {Cynegeticus}, origlanguage = {}, translator = {}, editor = {}, shorthand = {Arr. cyn.}, shortauthor = {Arrian}, keywords = {ancient}, options = {antik},}">
            <text:p>@Book{Arr_cyn,author ={Arrianos}, title ={Cynegeticus}, publisher = HUP, location = {Cambridge, MA and London}, year = {}, volume = {}, series = LCL-lang, shortseries = LCL-kurz, origtitle = {Cynegeticus}, origlanguage = {}, translator = {}, editor = {}, shorthand = {Arr. cyn.}, shortauthor = {Arrian}, keywords = {ancient}, options = {antik},}</text:p>
          </table:table-cell>
          <table:table-cell table:formula="of:=&quot;@Book{&quot; &amp;[.F106] &amp; &quot;,author ={&quot; &amp; [.G106] &amp;&quot;},  origtitle = {&quot; &amp; [.D106] &amp;&quot; }, shorthand = {&quot; &amp; [.E106]&amp;&quot;}, shortauthor = {&quot;&amp; [.C106]&amp; &quot;}, keywords = {ancient}, options = {antik}}&quot;" office:value-type="string" office:string-value="@Book{Arr_cyn,author ={Arrianos},  origtitle = {Cynegeticus }, shorthand = {Arr. cyn.}, shortauthor = {Arrian}, keywords = {ancient}, options = {antik}}">
            <text:p>@Book{Arr_cyn,author ={Arrianos}, <text:s/>origtitle = {Cynegeticus }, shorthand = {Arr. cyn.}, shortauthor = {Arrian}, keywords = {ancient}, options = {antik}}</text:p>
          </table:table-cell>
          <table:table-cell table:formula="of:=&quot;\item[&quot;&amp;[.E106] &amp; &quot;] &quot; &amp;[.C106]&amp; &quot; &quot; &amp;[.D106] &amp; &quot;\newline \textbf{&quot; &amp; [.F106] &amp;&quot;}&quot;" office:value-type="string" office:string-value="\item[Arr. cyn.] Arrian Cynegeticus\newline \textbf{Arr_cyn}">
            <text:p>\item[Arr. cyn.] Arrian Cynegeticus\newline \textbf{Arr_cyn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Ind.</text:p>
          </table:table-cell>
          <table:table-cell office:value-type="string">
            <text:p>Arrian</text:p>
          </table:table-cell>
          <table:table-cell office:value-type="string">
            <text:p>Indica</text:p>
          </table:table-cell>
          <table:table-cell office:value-type="string">
            <text:p>Arr. Ind.</text:p>
          </table:table-cell>
          <table:table-cell office:value-type="string">
            <text:p>Arr_Ind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7]&amp;&quot;,&quot;&amp;&quot;author ={&quot;&amp;[.G107]&amp;&quot;}, title ={&quot;&amp;[.D107]&amp;&quot;}, publisher = HUP, location = {Cambridge, MA and London}, year = {&quot;&amp; [.K107] &amp; &quot;}, volume = {&quot; &amp; [.M107] &amp;&quot;}, series = LCL-lang, shortseries = LCL-kurz, origtitle = {&quot; &amp; [.D107] &amp; &quot;}, origlanguage = {&quot; &amp; [.J107] &amp; &quot;}, translator = {&quot; &amp; [.N107] &amp; &quot;}, editor = {&quot; &amp; [.O107] &amp; &quot;}, shorthand = {&quot; &amp; [.E107]&amp; &quot;}, shortauthor = {&quot; &amp; [.C107]&amp; &quot;}, keywords = {ancient}, options = {antik},&quot;&amp;&quot;}&quot;" office:value-type="string" office:string-value="@Book{Arr_Ind,author ={Arrianos}, title ={Indica}, publisher = HUP, location = {Cambridge, MA and London}, year = {}, volume = {}, series = LCL-lang, shortseries = LCL-kurz, origtitle = {Indica}, origlanguage = {}, translator = {}, editor = {}, shorthand = {Arr. Ind.}, shortauthor = {Arrian}, keywords = {ancient}, options = {antik},}">
            <text:p>@Book{Arr_Ind,author ={Arrianos}, title ={Indica}, publisher = HUP, location = {Cambridge, MA and London}, year = {}, volume = {}, series = LCL-lang, shortseries = LCL-kurz, origtitle = {Indica}, origlanguage = {}, translator = {}, editor = {}, shorthand = {Arr. Ind.}, shortauthor = {Arrian}, keywords = {ancient}, options = {antik},}</text:p>
          </table:table-cell>
          <table:table-cell table:formula="of:=&quot;@Book{&quot; &amp;[.F107] &amp; &quot;,author ={&quot; &amp; [.G107] &amp;&quot;},  origtitle = {&quot; &amp; [.D107] &amp;&quot; }, shorthand = {&quot; &amp; [.E107]&amp;&quot;}, shortauthor = {&quot;&amp; [.C107]&amp; &quot;}, keywords = {ancient}, options = {antik}}&quot;" office:value-type="string" office:string-value="@Book{Arr_Ind,author ={Arrianos},  origtitle = {Indica }, shorthand = {Arr. Ind.}, shortauthor = {Arrian}, keywords = {ancient}, options = {antik}}">
            <text:p>@Book{Arr_Ind,author ={Arrianos}, <text:s/>origtitle = {Indica }, shorthand = {Arr. Ind.}, shortauthor = {Arrian}, keywords = {ancient}, options = {antik}}</text:p>
          </table:table-cell>
          <table:table-cell table:formula="of:=&quot;\item[&quot;&amp;[.E107] &amp; &quot;] &quot; &amp;[.C107]&amp; &quot; &quot; &amp;[.D107] &amp; &quot;\newline \textbf{&quot; &amp; [.F107] &amp;&quot;}&quot;" office:value-type="string" office:string-value="\item[Arr. Ind.] Arrian Indica\newline \textbf{Arr_Ind}">
            <text:p>\item[Arr. Ind.] Arrian Indica\newline \textbf{Arr_Ind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per p. E.</text:p>
          </table:table-cell>
          <table:table-cell office:value-type="string">
            <text:p>Arrian</text:p>
          </table:table-cell>
          <table:table-cell office:value-type="string">
            <text:p>Periplus ponti Euxeni</text:p>
          </table:table-cell>
          <table:table-cell office:value-type="string">
            <text:p>Arr. per p. E.</text:p>
          </table:table-cell>
          <table:table-cell office:value-type="string">
            <text:p>Arr_per_p_E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8]&amp;&quot;,&quot;&amp;&quot;author ={&quot;&amp;[.G108]&amp;&quot;}, title ={&quot;&amp;[.D108]&amp;&quot;}, publisher = HUP, location = {Cambridge, MA and London}, year = {&quot;&amp; [.K108] &amp; &quot;}, volume = {&quot; &amp; [.M108] &amp;&quot;}, series = LCL-lang, shortseries = LCL-kurz, origtitle = {&quot; &amp; [.D108] &amp; &quot;}, origlanguage = {&quot; &amp; [.J108] &amp; &quot;}, translator = {&quot; &amp; [.N108] &amp; &quot;}, editor = {&quot; &amp; [.O108] &amp; &quot;}, shorthand = {&quot; &amp; [.E108]&amp; &quot;}, shortauthor = {&quot; &amp; [.C108]&amp; &quot;}, keywords = {ancient}, options = {antik},&quot;&amp;&quot;}&quot;" office:value-type="string" office:string-value="@Book{Arr_per_p_E,author ={Arrianos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}, keywords = {ancient}, options = {antik},}">
            <text:p>@Book{Arr_per_p_E,author ={Arrianos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}, keywords = {ancient}, options = {antik},}</text:p>
          </table:table-cell>
          <table:table-cell table:formula="of:=&quot;@Book{&quot; &amp;[.F108] &amp; &quot;,author ={&quot; &amp; [.G108] &amp;&quot;},  origtitle = {&quot; &amp; [.D108] &amp;&quot; }, shorthand = {&quot; &amp; [.E108]&amp;&quot;}, shortauthor = {&quot;&amp; [.C108]&amp; &quot;}, keywords = {ancient}, options = {antik}}&quot;" office:value-type="string" office:string-value="@Book{Arr_per_p_E,author ={Arrianos},  origtitle = {Periplus ponti Euxeni }, shorthand = {Arr. per p. E.}, shortauthor = {Arrian}, keywords = {ancient}, options = {antik}}">
            <text:p>@Book{Arr_per_p_E,author ={Arrianos}, <text:s/>origtitle = {Periplus ponti Euxeni }, shorthand = {Arr. per p. E.}, shortauthor = {Arrian}, keywords = {ancient}, options = {antik}}</text:p>
          </table:table-cell>
          <table:table-cell table:formula="of:=&quot;\item[&quot;&amp;[.E108] &amp; &quot;] &quot; &amp;[.C108]&amp; &quot; &quot; &amp;[.D108] &amp; &quot;\newline \textbf{&quot; &amp; [.F108] &amp;&quot;}&quot;" office:value-type="string" office:string-value="\item[Arr. per p. E.] Arrian Periplus ponti Euxeni\newline \textbf{Arr_per_p_E}">
            <text:p>\item[Arr. per p. E.] Arrian Periplus ponti Euxeni\newline \textbf{Arr_per_p_E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succ.</text:p>
          </table:table-cell>
          <table:table-cell office:value-type="string">
            <text:p>Arrian</text:p>
          </table:table-cell>
          <table:table-cell office:value-type="string">
            <text:p>Istoria successorum Alexandri</text:p>
          </table:table-cell>
          <table:table-cell office:value-type="string">
            <text:p>Arr. succ.</text:p>
          </table:table-cell>
          <table:table-cell office:value-type="string">
            <text:p>Arr_succ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9]&amp;&quot;,&quot;&amp;&quot;author ={&quot;&amp;[.G109]&amp;&quot;}, title ={&quot;&amp;[.D109]&amp;&quot;}, publisher = HUP, location = {Cambridge, MA and London}, year = {&quot;&amp; [.K109] &amp; &quot;}, volume = {&quot; &amp; [.M109] &amp;&quot;}, series = LCL-lang, shortseries = LCL-kurz, origtitle = {&quot; &amp; [.D109] &amp; &quot;}, origlanguage = {&quot; &amp; [.J109] &amp; &quot;}, translator = {&quot; &amp; [.N109] &amp; &quot;}, editor = {&quot; &amp; [.O109] &amp; &quot;}, shorthand = {&quot; &amp; [.E109]&amp; &quot;}, shortauthor = {&quot; &amp; [.C109]&amp; &quot;}, keywords = {ancient}, options = {antik},&quot;&amp;&quot;}&quot;" office:value-type="string" office:string-value="@Book{Arr_succ,author ={Arrianos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}, keywords = {ancient}, options = {antik},}">
            <text:p>@Book{Arr_succ,author ={Arrianos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}, keywords = {ancient}, options = {antik},}</text:p>
          </table:table-cell>
          <table:table-cell table:formula="of:=&quot;@Book{&quot; &amp;[.F109] &amp; &quot;,author ={&quot; &amp; [.G109] &amp;&quot;},  origtitle = {&quot; &amp; [.D109] &amp;&quot; }, shorthand = {&quot; &amp; [.E109]&amp;&quot;}, shortauthor = {&quot;&amp; [.C109]&amp; &quot;}, keywords = {ancient}, options = {antik}}&quot;" office:value-type="string" office:string-value="@Book{Arr_succ,author ={Arrianos},  origtitle = {Istoria successorum Alexandri }, shorthand = {Arr. succ.}, shortauthor = {Arrian}, keywords = {ancient}, options = {antik}}">
            <text:p>@Book{Arr_succ,author ={Arrianos}, <text:s/>origtitle = {Istoria successorum Alexandri }, shorthand = {Arr. succ.}, shortauthor = {Arrian}, keywords = {ancient}, options = {antik}}</text:p>
          </table:table-cell>
          <table:table-cell table:formula="of:=&quot;\item[&quot;&amp;[.E109] &amp; &quot;] &quot; &amp;[.C109]&amp; &quot; &quot; &amp;[.D109] &amp; &quot;\newline \textbf{&quot; &amp; [.F109] &amp;&quot;}&quot;" office:value-type="string" office:string-value="\item[Arr. succ.] Arrian Istoria successorum Alexandri\newline \textbf{Arr_succ}">
            <text:p>\item[Arr. succ.] Arrian Istoria successorum Alexandri\newline \textbf{Arr_succ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tact.</text:p>
          </table:table-cell>
          <table:table-cell office:value-type="string">
            <text:p>Arrian</text:p>
          </table:table-cell>
          <table:table-cell office:value-type="string">
            <text:p>tactica</text:p>
          </table:table-cell>
          <table:table-cell office:value-type="string">
            <text:p>Arr. tact.</text:p>
          </table:table-cell>
          <table:table-cell office:value-type="string">
            <text:p>Arr_tact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0]&amp;&quot;,&quot;&amp;&quot;author ={&quot;&amp;[.G110]&amp;&quot;}, title ={&quot;&amp;[.D110]&amp;&quot;}, publisher = HUP, location = {Cambridge, MA and London}, year = {&quot;&amp; [.K110] &amp; &quot;}, volume = {&quot; &amp; [.M110] &amp;&quot;}, series = LCL-lang, shortseries = LCL-kurz, origtitle = {&quot; &amp; [.D110] &amp; &quot;}, origlanguage = {&quot; &amp; [.J110] &amp; &quot;}, translator = {&quot; &amp; [.N110] &amp; &quot;}, editor = {&quot; &amp; [.O110] &amp; &quot;}, shorthand = {&quot; &amp; [.E110]&amp; &quot;}, shortauthor = {&quot; &amp; [.C110]&amp; &quot;}, keywords = {ancient}, options = {antik},&quot;&amp;&quot;}&quot;" office:value-type="string" office:string-value="@Book{Arr_tact,author ={Arrianos}, title ={tactica}, publisher = HUP, location = {Cambridge, MA and London}, year = {}, volume = {}, series = LCL-lang, shortseries = LCL-kurz, origtitle = {tactica}, origlanguage = {}, translator = {}, editor = {}, shorthand = {Arr. tact.}, shortauthor = {Arrian}, keywords = {ancient}, options = {antik},}">
            <text:p>@Book{Arr_tact,author ={Arrianos}, title ={tactica}, publisher = HUP, location = {Cambridge, MA and London}, year = {}, volume = {}, series = LCL-lang, shortseries = LCL-kurz, origtitle = {tactica}, origlanguage = {}, translator = {}, editor = {}, shorthand = {Arr. tact.}, shortauthor = {Arrian}, keywords = {ancient}, options = {antik},}</text:p>
          </table:table-cell>
          <table:table-cell table:formula="of:=&quot;@Book{&quot; &amp;[.F110] &amp; &quot;,author ={&quot; &amp; [.G110] &amp;&quot;},  origtitle = {&quot; &amp; [.D110] &amp;&quot; }, shorthand = {&quot; &amp; [.E110]&amp;&quot;}, shortauthor = {&quot;&amp; [.C110]&amp; &quot;}, keywords = {ancient}, options = {antik}}&quot;" office:value-type="string" office:string-value="@Book{Arr_tact,author ={Arrianos},  origtitle = {tactica }, shorthand = {Arr. tact.}, shortauthor = {Arrian}, keywords = {ancient}, options = {antik}}">
            <text:p>@Book{Arr_tact,author ={Arrianos}, <text:s/>origtitle = {tactica }, shorthand = {Arr. tact.}, shortauthor = {Arrian}, keywords = {ancient}, options = {antik}}</text:p>
          </table:table-cell>
          <table:table-cell table:formula="of:=&quot;\item[&quot;&amp;[.E110] &amp; &quot;] &quot; &amp;[.C110]&amp; &quot; &quot; &amp;[.D110] &amp; &quot;\newline \textbf{&quot; &amp; [.F110] &amp;&quot;}&quot;" office:value-type="string" office:string-value="\item[Arr. tact.] Arrian tactica\newline \textbf{Arr_tact}">
            <text:p>\item[Arr. tact.] Arrian tactica\newline \textbf{Arr_tact}</text:p>
          </table:table-cell>
        </table:table-row>
        <table:table-row table:style-name="ro1">
          <table:table-cell office:value-type="string">
            <text:p>Artem.</text:p>
          </table:table-cell>
          <table:table-cell/>
          <table:table-cell office:value-type="string">
            <text:p>Artemidor von Daldis</text:p>
          </table:table-cell>
          <table:table-cell office:value-type="string">
            <text:p>Oneirokritika</text:p>
          </table:table-cell>
          <table:table-cell office:value-type="string">
            <text:p>Artem.</text:p>
          </table:table-cell>
          <table:table-cell office:value-type="string">
            <text:p>Artem</text:p>
          </table:table-cell>
          <table:table-cell office:value-type="string">
            <text:p>{Artemidor von Daldi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1]&amp;&quot;,&quot;&amp;&quot;author ={&quot;&amp;[.G111]&amp;&quot;}, title ={&quot;&amp;[.D111]&amp;&quot;}, publisher = HUP, location = {Cambridge, MA and London}, year = {&quot;&amp; [.K111] &amp; &quot;}, volume = {&quot; &amp; [.M111] &amp;&quot;}, series = LCL-lang, shortseries = LCL-kurz, origtitle = {&quot; &amp; [.D111] &amp; &quot;}, origlanguage = {&quot; &amp; [.J111] &amp; &quot;}, translator = {&quot; &amp; [.N111] &amp; &quot;}, editor = {&quot; &amp; [.O111] &amp; &quot;}, shorthand = {&quot; &amp; [.E111]&amp; &quot;}, shortauthor = {&quot; &amp; [.C111]&amp; &quot;}, keywords = {ancient}, options = {antik},&quot;&amp;&quot;}&quot;" office:value-type="string" office:string-value="@Book{Artem,author ={{Artemidor von Daldis}}, title ={Oneirokritika}, publisher = HUP, location = {Cambridge, MA and London}, year = {}, volume = {}, series = LCL-lang, shortseries = LCL-kurz, origtitle = {Oneirokritika}, origlanguage = {}, translator = {}, editor = {}, shorthand = {Artem.}, shortauthor = {Artemidor von Daldis}, keywords = {ancient}, options = {antik},}">
            <text:p>@Book{Artem,author ={{Artemidor von Daldis}}, title ={Oneirokritika}, publisher = HUP, location = {Cambridge, MA and London}, year = {}, volume = {}, series = LCL-lang, shortseries = LCL-kurz, origtitle = {Oneirokritika}, origlanguage = {}, translator = {}, editor = {}, shorthand = {Artem.}, shortauthor = {Artemidor von Daldis}, keywords = {ancient}, options = {antik},}</text:p>
          </table:table-cell>
          <table:table-cell table:formula="of:=&quot;@Book{&quot; &amp;[.F111] &amp; &quot;,author ={&quot; &amp; [.G111] &amp;&quot;},  origtitle = {&quot; &amp; [.D111] &amp;&quot; }, shorthand = {&quot; &amp; [.E111]&amp;&quot;}, shortauthor = {&quot;&amp; [.C111]&amp; &quot;}, keywords = {ancient}, options = {antik}}&quot;" office:value-type="string" office:string-value="@Book{Artem,author ={{Artemidor von Daldis}},  origtitle = {Oneirokritika }, shorthand = {Artem.}, shortauthor = {Artemidor von Daldis}, keywords = {ancient}, options = {antik}}">
            <text:p>@Book{Artem,author ={{Artemidor von Daldis}}, <text:s/>origtitle = {Oneirokritika }, shorthand = {Artem.}, shortauthor = {Artemidor von Daldis}, keywords = {ancient}, options = {antik}}</text:p>
          </table:table-cell>
          <table:table-cell table:formula="of:=&quot;\item[&quot;&amp;[.E111] &amp; &quot;] &quot; &amp;[.C111]&amp; &quot; &quot; &amp;[.D111] &amp; &quot;\newline \textbf{&quot; &amp; [.F111] &amp;&quot;}&quot;" office:value-type="string" office:string-value="\item[Artem.] Artemidor von Daldis Oneirokritika\newline \textbf{Artem}">
            <text:p>\item[Artem.] Artemidor von Daldis Oneirokritika\newline \textbf{Artem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ad Const.</text:p>
          </table:table-cell>
          <table:table-cell office:value-type="string">
            <text:p>Athanasios</text:p>
          </table:table-cell>
          <table:table-cell office:value-type="string">
            <text:p>Apologia ad Constantium</text:p>
          </table:table-cell>
          <table:table-cell office:value-type="string">
            <text:p>Athan. ad Const.</text:p>
          </table:table-cell>
          <table:table-cell office:value-type="string">
            <text:p>Athan_ad_Const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2]&amp;&quot;,&quot;&amp;&quot;author ={&quot;&amp;[.G112]&amp;&quot;}, title ={&quot;&amp;[.D112]&amp;&quot;}, publisher = HUP, location = {Cambridge, MA and London}, year = {&quot;&amp; [.K112] &amp; &quot;}, volume = {&quot; &amp; [.M112] &amp;&quot;}, series = LCL-lang, shortseries = LCL-kurz, origtitle = {&quot; &amp; [.D112] &amp; &quot;}, origlanguage = {&quot; &amp; [.J112] &amp; &quot;}, translator = {&quot; &amp; [.N112] &amp; &quot;}, editor = {&quot; &amp; [.O112] &amp; &quot;}, shorthand = {&quot; &amp; [.E112]&amp; &quot;}, shortauthor = {&quot; &amp; [.C112]&amp; &quot;}, keywords = {ancient}, options = {antik},&quot;&amp;&quot;}&quot;" office:value-type="string" office:string-value="@Book{Athan_ad_Const,author ={Athanasios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">
            <text:p>@Book{Athan_ad_Const,author ={Athanasios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</text:p>
          </table:table-cell>
          <table:table-cell table:formula="of:=&quot;@Book{&quot; &amp;[.F112] &amp; &quot;,author ={&quot; &amp; [.G112] &amp;&quot;},  origtitle = {&quot; &amp; [.D112] &amp;&quot; }, shorthand = {&quot; &amp; [.E112]&amp;&quot;}, shortauthor = {&quot;&amp; [.C112]&amp; &quot;}, keywords = {ancient}, options = {antik}}&quot;" office:value-type="string" office:string-value="@Book{Athan_ad_Const,author ={Athanasios},  origtitle = {Apologia ad Constantium }, shorthand = {Athan. ad Const.}, shortauthor = {Athanasios}, keywords = {ancient}, options = {antik}}">
            <text:p>@Book{Athan_ad_Const,author ={Athanasios}, <text:s/>origtitle = {Apologia ad Constantium }, shorthand = {Athan. ad Const.}, shortauthor = {Athanasios}, keywords = {ancient}, options = {antik}}</text:p>
          </table:table-cell>
          <table:table-cell table:formula="of:=&quot;\item[&quot;&amp;[.E112] &amp; &quot;] &quot; &amp;[.C112]&amp; &quot; &quot; &amp;[.D112] &amp; &quot;\newline \textbf{&quot; &amp; [.F112] &amp;&quot;}&quot;" office:value-type="string" office:string-value="\item[Athan. ad Const.] Athanasios Apologia ad Constantium\newline \textbf{Athan_ad_Const}">
            <text:p>\item[Athan. ad Const.] Athanasios Apologia ad Constantium\newline \textbf{Athan_ad_Const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c. Ar.</text:p>
          </table:table-cell>
          <table:table-cell office:value-type="string">
            <text:p>Athanasios</text:p>
          </table:table-cell>
          <table:table-cell office:value-type="string">
            <text:p>Apologia contra Arianos</text:p>
          </table:table-cell>
          <table:table-cell office:value-type="string">
            <text:p>Athan. c. Ar.</text:p>
          </table:table-cell>
          <table:table-cell office:value-type="string">
            <text:p>Athan_c_Ar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3]&amp;&quot;,&quot;&amp;&quot;author ={&quot;&amp;[.G113]&amp;&quot;}, title ={&quot;&amp;[.D113]&amp;&quot;}, publisher = HUP, location = {Cambridge, MA and London}, year = {&quot;&amp; [.K113] &amp; &quot;}, volume = {&quot; &amp; [.M113] &amp;&quot;}, series = LCL-lang, shortseries = LCL-kurz, origtitle = {&quot; &amp; [.D113] &amp; &quot;}, origlanguage = {&quot; &amp; [.J113] &amp; &quot;}, translator = {&quot; &amp; [.N113] &amp; &quot;}, editor = {&quot; &amp; [.O113] &amp; &quot;}, shorthand = {&quot; &amp; [.E113]&amp; &quot;}, shortauthor = {&quot; &amp; [.C113]&amp; &quot;}, keywords = {ancient}, options = {antik},&quot;&amp;&quot;}&quot;" office:value-type="string" office:string-value="@Book{Athan_c_Ar,author ={Athanasios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">
            <text:p>@Book{Athan_c_Ar,author ={Athanasios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</text:p>
          </table:table-cell>
          <table:table-cell table:formula="of:=&quot;@Book{&quot; &amp;[.F113] &amp; &quot;,author ={&quot; &amp; [.G113] &amp;&quot;},  origtitle = {&quot; &amp; [.D113] &amp;&quot; }, shorthand = {&quot; &amp; [.E113]&amp;&quot;}, shortauthor = {&quot;&amp; [.C113]&amp; &quot;}, keywords = {ancient}, options = {antik}}&quot;" office:value-type="string" office:string-value="@Book{Athan_c_Ar,author ={Athanasios},  origtitle = {Apologia contra Arianos }, shorthand = {Athan. c. Ar.}, shortauthor = {Athanasios}, keywords = {ancient}, options = {antik}}">
            <text:p>@Book{Athan_c_Ar,author ={Athanasios}, <text:s/>origtitle = {Apologia contra Arianos }, shorthand = {Athan. c. Ar.}, shortauthor = {Athanasios}, keywords = {ancient}, options = {antik}}</text:p>
          </table:table-cell>
          <table:table-cell table:formula="of:=&quot;\item[&quot;&amp;[.E113] &amp; &quot;] &quot; &amp;[.C113]&amp; &quot; &quot; &amp;[.D113] &amp; &quot;\newline \textbf{&quot; &amp; [.F113] &amp;&quot;}&quot;" office:value-type="string" office:string-value="\item[Athan. c. Ar.] Athanasios Apologia contra Arianos\newline \textbf{Athan_c_Ar}">
            <text:p>\item[Athan. c. Ar.] Athanasios Apologia contra Arianos\newline \textbf{Athan_c_Ar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fuga</text:p>
          </table:table-cell>
          <table:table-cell office:value-type="string">
            <text:p>Athanasios</text:p>
          </table:table-cell>
          <table:table-cell office:value-type="string">
            <text:p>Apologia de fuga sua</text:p>
          </table:table-cell>
          <table:table-cell office:value-type="string">
            <text:p>Athan. fuga</text:p>
          </table:table-cell>
          <table:table-cell office:value-type="string">
            <text:p>Athan_fuga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4]&amp;&quot;,&quot;&amp;&quot;author ={&quot;&amp;[.G114]&amp;&quot;}, title ={&quot;&amp;[.D114]&amp;&quot;}, publisher = HUP, location = {Cambridge, MA and London}, year = {&quot;&amp; [.K114] &amp; &quot;}, volume = {&quot; &amp; [.M114] &amp;&quot;}, series = LCL-lang, shortseries = LCL-kurz, origtitle = {&quot; &amp; [.D114] &amp; &quot;}, origlanguage = {&quot; &amp; [.J114] &amp; &quot;}, translator = {&quot; &amp; [.N114] &amp; &quot;}, editor = {&quot; &amp; [.O114] &amp; &quot;}, shorthand = {&quot; &amp; [.E114]&amp; &quot;}, shortauthor = {&quot; &amp; [.C114]&amp; &quot;}, keywords = {ancient}, options = {antik},&quot;&amp;&quot;}&quot;" office:value-type="string" office:string-value="@Book{Athan_fuga,author ={Athanasios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">
            <text:p>@Book{Athan_fuga,author ={Athanasios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</text:p>
          </table:table-cell>
          <table:table-cell table:formula="of:=&quot;@Book{&quot; &amp;[.F114] &amp; &quot;,author ={&quot; &amp; [.G114] &amp;&quot;},  origtitle = {&quot; &amp; [.D114] &amp;&quot; }, shorthand = {&quot; &amp; [.E114]&amp;&quot;}, shortauthor = {&quot;&amp; [.C114]&amp; &quot;}, keywords = {ancient}, options = {antik}}&quot;" office:value-type="string" office:string-value="@Book{Athan_fuga,author ={Athanasios},  origtitle = {Apologia de fuga sua }, shorthand = {Athan. fuga}, shortauthor = {Athanasios}, keywords = {ancient}, options = {antik}}">
            <text:p>@Book{Athan_fuga,author ={Athanasios}, <text:s/>origtitle = {Apologia de fuga sua }, shorthand = {Athan. fuga}, shortauthor = {Athanasios}, keywords = {ancient}, options = {antik}}</text:p>
          </table:table-cell>
          <table:table-cell table:formula="of:=&quot;\item[&quot;&amp;[.E114] &amp; &quot;] &quot; &amp;[.C114]&amp; &quot; &quot; &amp;[.D114] &amp; &quot;\newline \textbf{&quot; &amp; [.F114] &amp;&quot;}&quot;" office:value-type="string" office:string-value="\item[Athan. fuga] Athanasios Apologia de fuga sua\newline \textbf{Athan_fuga}">
            <text:p>\item[Athan. fuga] Athanasios Apologia de fuga sua\newline \textbf{Athan_fuga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hist. Ar.</text:p>
          </table:table-cell>
          <table:table-cell office:value-type="string">
            <text:p>Athanasios</text:p>
          </table:table-cell>
          <table:table-cell office:value-type="string">
            <text:p>Istoria Arianorum ad monachos</text:p>
          </table:table-cell>
          <table:table-cell office:value-type="string">
            <text:p>Athan. hist. Ar.</text:p>
          </table:table-cell>
          <table:table-cell office:value-type="string">
            <text:p>Athan_hist_Ar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5]&amp;&quot;,&quot;&amp;&quot;author ={&quot;&amp;[.G115]&amp;&quot;}, title ={&quot;&amp;[.D115]&amp;&quot;}, publisher = HUP, location = {Cambridge, MA and London}, year = {&quot;&amp; [.K115] &amp; &quot;}, volume = {&quot; &amp; [.M115] &amp;&quot;}, series = LCL-lang, shortseries = LCL-kurz, origtitle = {&quot; &amp; [.D115] &amp; &quot;}, origlanguage = {&quot; &amp; [.J115] &amp; &quot;}, translator = {&quot; &amp; [.N115] &amp; &quot;}, editor = {&quot; &amp; [.O115] &amp; &quot;}, shorthand = {&quot; &amp; [.E115]&amp; &quot;}, shortauthor = {&quot; &amp; [.C115]&amp; &quot;}, keywords = {ancient}, options = {antik},&quot;&amp;&quot;}&quot;" office:value-type="string" office:string-value="@Book{Athan_hist_Ar,author ={Athanasios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">
            <text:p>@Book{Athan_hist_Ar,author ={Athanasios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</text:p>
          </table:table-cell>
          <table:table-cell table:formula="of:=&quot;@Book{&quot; &amp;[.F115] &amp; &quot;,author ={&quot; &amp; [.G115] &amp;&quot;},  origtitle = {&quot; &amp; [.D115] &amp;&quot; }, shorthand = {&quot; &amp; [.E115]&amp;&quot;}, shortauthor = {&quot;&amp; [.C115]&amp; &quot;}, keywords = {ancient}, options = {antik}}&quot;" office:value-type="string" office:string-value="@Book{Athan_hist_Ar,author ={Athanasios},  origtitle = {Istoria Arianorum ad monachos }, shorthand = {Athan. hist. Ar.}, shortauthor = {Athanasios}, keywords = {ancient}, options = {antik}}">
            <text:p>@Book{Athan_hist_Ar,author ={Athanasios}, <text:s/>origtitle = {Istoria Arianorum ad monachos }, shorthand = {Athan. hist. Ar.}, shortauthor = {Athanasios}, keywords = {ancient}, options = {antik}}</text:p>
          </table:table-cell>
          <table:table-cell table:formula="of:=&quot;\item[&quot;&amp;[.E115] &amp; &quot;] &quot; &amp;[.C115]&amp; &quot; &quot; &amp;[.D115] &amp; &quot;\newline \textbf{&quot; &amp; [.F115] &amp;&quot;}&quot;" office:value-type="string" office:string-value="\item[Athan. hist. Ar.] Athanasios Istoria Arianorum ad monachos\newline \textbf{Athan_hist_Ar}">
            <text:p>\item[Athan. hist. Ar.] Athanasios Istoria Arianorum ad monachos\newline \textbf{Athan_hist_Ar}</text:p>
          </table:table-cell>
        </table:table-row>
        <table:table-row table:style-name="ro1">
          <table:table-cell office:value-type="string">
            <text:p>Athen.</text:p>
          </table:table-cell>
          <table:table-cell/>
          <table:table-cell office:value-type="string">
            <text:p>Athenaios</text:p>
          </table:table-cell>
          <table:table-cell/>
          <table:table-cell office:value-type="string">
            <text:p>Athen.</text:p>
          </table:table-cell>
          <table:table-cell office:value-type="string">
            <text:p>Athen</text:p>
          </table:table-cell>
          <table:table-cell office:value-type="string">
            <text:p>Athena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6]&amp;&quot;,&quot;&amp;&quot;author ={&quot;&amp;[.G116]&amp;&quot;}, title ={&quot;&amp;[.D116]&amp;&quot;}, publisher = HUP, location = {Cambridge, MA and London}, year = {&quot;&amp; [.K116] &amp; &quot;}, volume = {&quot; &amp; [.M116] &amp;&quot;}, series = LCL-lang, shortseries = LCL-kurz, origtitle = {&quot; &amp; [.D116] &amp; &quot;}, origlanguage = {&quot; &amp; [.J116] &amp; &quot;}, translator = {&quot; &amp; [.N116] &amp; &quot;}, editor = {&quot; &amp; [.O116] &amp; &quot;}, shorthand = {&quot; &amp; [.E116]&amp; &quot;}, shortauthor = {&quot; &amp; [.C116]&amp; &quot;}, keywords = {ancient}, options = {antik},&quot;&amp;&quot;}&quot;" office:value-type="string" office:string-value="@Book{Athen,author ={Athenaios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">
            <text:p>@Book{Athen,author ={Athenaios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</text:p>
          </table:table-cell>
          <table:table-cell table:formula="of:=&quot;@Book{&quot; &amp;[.F116] &amp; &quot;,author ={&quot; &amp; [.G116] &amp;&quot;},  origtitle = {&quot; &amp; [.D116] &amp;&quot; }, shorthand = {&quot; &amp; [.E116]&amp;&quot;}, shortauthor = {&quot;&amp; [.C116]&amp; &quot;}, keywords = {ancient}, options = {antik}}&quot;" office:value-type="string" office:string-value="@Book{Athen,author ={Athenaios},  origtitle = { }, shorthand = {Athen.}, shortauthor = {Athenaios}, keywords = {ancient}, options = {antik}}">
            <text:p>@Book{Athen,author ={Athenaios}, <text:s/>origtitle = { }, shorthand = {Athen.}, shortauthor = {Athenaios}, keywords = {ancient}, options = {antik}}</text:p>
          </table:table-cell>
          <table:table-cell table:formula="of:=&quot;\item[&quot;&amp;[.E116] &amp; &quot;] &quot; &amp;[.C116]&amp; &quot; &quot; &amp;[.D116] &amp; &quot;\newline \textbf{&quot; &amp; [.F116] &amp;&quot;}&quot;" office:value-type="string" office:string-value="\item[Athen.] Athenaios \newline \textbf{Athen}">
            <text:p>\item[Athen.] Athenaios \newline \textbf{Athen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iv.</text:p>
          </table:table-cell>
          <table:table-cell office:value-type="string">
            <text:p>Augustinus</text:p>
          </table:table-cell>
          <table:table-cell office:value-type="string">
            <text:p>de civitate dei</text:p>
          </table:table-cell>
          <table:table-cell office:value-type="string">
            <text:p>Aug. civ.</text:p>
          </table:table-cell>
          <table:table-cell office:value-type="string">
            <text:p>Aug_civ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7]&amp;&quot;,&quot;&amp;&quot;author ={&quot;&amp;[.G117]&amp;&quot;}, title ={&quot;&amp;[.D117]&amp;&quot;}, publisher = HUP, location = {Cambridge, MA and London}, year = {&quot;&amp; [.K117] &amp; &quot;}, volume = {&quot; &amp; [.M117] &amp;&quot;}, series = LCL-lang, shortseries = LCL-kurz, origtitle = {&quot; &amp; [.D117] &amp; &quot;}, origlanguage = {&quot; &amp; [.J117] &amp; &quot;}, translator = {&quot; &amp; [.N117] &amp; &quot;}, editor = {&quot; &amp; [.O117] &amp; &quot;}, shorthand = {&quot; &amp; [.E117]&amp; &quot;}, shortauthor = {&quot; &amp; [.C117]&amp; &quot;}, keywords = {ancient}, options = {antik},&quot;&amp;&quot;}&quot;" office:value-type="string" office:string-value="@Book{Aug_civ,author ={Augustinus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">
            <text:p>@Book{Aug_civ,author ={Augustinus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</text:p>
          </table:table-cell>
          <table:table-cell table:formula="of:=&quot;@Book{&quot; &amp;[.F117] &amp; &quot;,author ={&quot; &amp; [.G117] &amp;&quot;},  origtitle = {&quot; &amp; [.D117] &amp;&quot; }, shorthand = {&quot; &amp; [.E117]&amp;&quot;}, shortauthor = {&quot;&amp; [.C117]&amp; &quot;}, keywords = {ancient}, options = {antik}}&quot;" office:value-type="string" office:string-value="@Book{Aug_civ,author ={Augustinus},  origtitle = {de civitate dei }, shorthand = {Aug. civ.}, shortauthor = {Augustinus}, keywords = {ancient}, options = {antik}}">
            <text:p>@Book{Aug_civ,author ={Augustinus}, <text:s/>origtitle = {de civitate dei }, shorthand = {Aug. civ.}, shortauthor = {Augustinus}, keywords = {ancient}, options = {antik}}</text:p>
          </table:table-cell>
          <table:table-cell table:formula="of:=&quot;\item[&quot;&amp;[.E117] &amp; &quot;] &quot; &amp;[.C117]&amp; &quot; &quot; &amp;[.D117] &amp; &quot;\newline \textbf{&quot; &amp; [.F117] &amp;&quot;}&quot;" office:value-type="string" office:string-value="\item[Aug. civ.] Augustinus de civitate dei\newline \textbf{Aug_civ}">
            <text:p>\item[Aug. civ.] Augustinus de civitate dei\newline \textbf{Aug_civ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onf.</text:p>
          </table:table-cell>
          <table:table-cell office:value-type="string">
            <text:p>Augustinus</text:p>
          </table:table-cell>
          <table:table-cell office:value-type="string">
            <text:p>confessiones</text:p>
          </table:table-cell>
          <table:table-cell office:value-type="string">
            <text:p>Aug. conf.</text:p>
          </table:table-cell>
          <table:table-cell office:value-type="string">
            <text:p>Aug_conf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8]&amp;&quot;,&quot;&amp;&quot;author ={&quot;&amp;[.G118]&amp;&quot;}, title ={&quot;&amp;[.D118]&amp;&quot;}, publisher = HUP, location = {Cambridge, MA and London}, year = {&quot;&amp; [.K118] &amp; &quot;}, volume = {&quot; &amp; [.M118] &amp;&quot;}, series = LCL-lang, shortseries = LCL-kurz, origtitle = {&quot; &amp; [.D118] &amp; &quot;}, origlanguage = {&quot; &amp; [.J118] &amp; &quot;}, translator = {&quot; &amp; [.N118] &amp; &quot;}, editor = {&quot; &amp; [.O118] &amp; &quot;}, shorthand = {&quot; &amp; [.E118]&amp; &quot;}, shortauthor = {&quot; &amp; [.C118]&amp; &quot;}, keywords = {ancient}, options = {antik},&quot;&amp;&quot;}&quot;" office:value-type="string" office:string-value="@Book{Aug_conf,author ={Augustinus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">
            <text:p>@Book{Aug_conf,author ={Augustinus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</text:p>
          </table:table-cell>
          <table:table-cell table:formula="of:=&quot;@Book{&quot; &amp;[.F118] &amp; &quot;,author ={&quot; &amp; [.G118] &amp;&quot;},  origtitle = {&quot; &amp; [.D118] &amp;&quot; }, shorthand = {&quot; &amp; [.E118]&amp;&quot;}, shortauthor = {&quot;&amp; [.C118]&amp; &quot;}, keywords = {ancient}, options = {antik}}&quot;" office:value-type="string" office:string-value="@Book{Aug_conf,author ={Augustinus},  origtitle = {confessiones }, shorthand = {Aug. conf.}, shortauthor = {Augustinus}, keywords = {ancient}, options = {antik}}">
            <text:p>@Book{Aug_conf,author ={Augustinus}, <text:s/>origtitle = {confessiones }, shorthand = {Aug. conf.}, shortauthor = {Augustinus}, keywords = {ancient}, options = {antik}}</text:p>
          </table:table-cell>
          <table:table-cell table:formula="of:=&quot;\item[&quot;&amp;[.E118] &amp; &quot;] &quot; &amp;[.C118]&amp; &quot; &quot; &amp;[.D118] &amp; &quot;\newline \textbf{&quot; &amp; [.F118] &amp;&quot;}&quot;" office:value-type="string" office:string-value="\item[Aug. conf.] Augustinus confessiones\newline \textbf{Aug_conf}">
            <text:p>\item[Aug. conf.] Augustinus confessiones\newline \textbf{Aug_conf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doct.christ.</text:p>
          </table:table-cell>
          <table:table-cell office:value-type="string">
            <text:p>Augustinus</text:p>
          </table:table-cell>
          <table:table-cell office:value-type="string">
            <text:p>de doctrina christiana</text:p>
          </table:table-cell>
          <table:table-cell office:value-type="string">
            <text:p>Aug. doct.christ.</text:p>
          </table:table-cell>
          <table:table-cell office:value-type="string">
            <text:p>Aug_doctchris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9]&amp;&quot;,&quot;&amp;&quot;author ={&quot;&amp;[.G119]&amp;&quot;}, title ={&quot;&amp;[.D119]&amp;&quot;}, publisher = HUP, location = {Cambridge, MA and London}, year = {&quot;&amp; [.K119] &amp; &quot;}, volume = {&quot; &amp; [.M119] &amp;&quot;}, series = LCL-lang, shortseries = LCL-kurz, origtitle = {&quot; &amp; [.D119] &amp; &quot;}, origlanguage = {&quot; &amp; [.J119] &amp; &quot;}, translator = {&quot; &amp; [.N119] &amp; &quot;}, editor = {&quot; &amp; [.O119] &amp; &quot;}, shorthand = {&quot; &amp; [.E119]&amp; &quot;}, shortauthor = {&quot; &amp; [.C119]&amp; &quot;}, keywords = {ancient}, options = {antik},&quot;&amp;&quot;}&quot;" office:value-type="string" office:string-value="@Book{Aug_doctchrist,author ={Augustinus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">
            <text:p>@Book{Aug_doctchrist,author ={Augustinus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</text:p>
          </table:table-cell>
          <table:table-cell table:formula="of:=&quot;@Book{&quot; &amp;[.F119] &amp; &quot;,author ={&quot; &amp; [.G119] &amp;&quot;},  origtitle = {&quot; &amp; [.D119] &amp;&quot; }, shorthand = {&quot; &amp; [.E119]&amp;&quot;}, shortauthor = {&quot;&amp; [.C119]&amp; &quot;}, keywords = {ancient}, options = {antik}}&quot;" office:value-type="string" office:string-value="@Book{Aug_doctchrist,author ={Augustinus},  origtitle = {de doctrina christiana }, shorthand = {Aug. doct.christ.}, shortauthor = {Augustinus}, keywords = {ancient}, options = {antik}}">
            <text:p>@Book{Aug_doctchrist,author ={Augustinus}, <text:s/>origtitle = {de doctrina christiana }, shorthand = {Aug. doct.christ.}, shortauthor = {Augustinus}, keywords = {ancient}, options = {antik}}</text:p>
          </table:table-cell>
          <table:table-cell table:formula="of:=&quot;\item[&quot;&amp;[.E119] &amp; &quot;] &quot; &amp;[.C119]&amp; &quot; &quot; &amp;[.D119] &amp; &quot;\newline \textbf{&quot; &amp; [.F119] &amp;&quot;}&quot;" office:value-type="string" office:string-value="\item[Aug. doct.christ.] Augustinus de doctrina christiana\newline \textbf{Aug_doctchrist}">
            <text:p>\item[Aug. doct.christ.] Augustinus de doctrina christiana\newline \textbf{Aug_doctchris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epist.</text:p>
          </table:table-cell>
          <table:table-cell office:value-type="string">
            <text:p>Augustinus</text:p>
          </table:table-cell>
          <table:table-cell office:value-type="string">
            <text:p>epistulae</text:p>
          </table:table-cell>
          <table:table-cell office:value-type="string">
            <text:p>Aug. epist.</text:p>
          </table:table-cell>
          <table:table-cell office:value-type="string">
            <text:p>Aug_epis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0]&amp;&quot;,&quot;&amp;&quot;author ={&quot;&amp;[.G120]&amp;&quot;}, title ={&quot;&amp;[.D120]&amp;&quot;}, publisher = HUP, location = {Cambridge, MA and London}, year = {&quot;&amp; [.K120] &amp; &quot;}, volume = {&quot; &amp; [.M120] &amp;&quot;}, series = LCL-lang, shortseries = LCL-kurz, origtitle = {&quot; &amp; [.D120] &amp; &quot;}, origlanguage = {&quot; &amp; [.J120] &amp; &quot;}, translator = {&quot; &amp; [.N120] &amp; &quot;}, editor = {&quot; &amp; [.O120] &amp; &quot;}, shorthand = {&quot; &amp; [.E120]&amp; &quot;}, shortauthor = {&quot; &amp; [.C120]&amp; &quot;}, keywords = {ancient}, options = {antik},&quot;&amp;&quot;}&quot;" office:value-type="string" office:string-value="@Book{Aug_epist,author ={Augustinus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">
            <text:p>@Book{Aug_epist,author ={Augustinus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</text:p>
          </table:table-cell>
          <table:table-cell table:formula="of:=&quot;@Book{&quot; &amp;[.F120] &amp; &quot;,author ={&quot; &amp; [.G120] &amp;&quot;},  origtitle = {&quot; &amp; [.D120] &amp;&quot; }, shorthand = {&quot; &amp; [.E120]&amp;&quot;}, shortauthor = {&quot;&amp; [.C120]&amp; &quot;}, keywords = {ancient}, options = {antik}}&quot;" office:value-type="string" office:string-value="@Book{Aug_epist,author ={Augustinus},  origtitle = {epistulae }, shorthand = {Aug. epist.}, shortauthor = {Augustinus}, keywords = {ancient}, options = {antik}}">
            <text:p>@Book{Aug_epist,author ={Augustinus}, <text:s/>origtitle = {epistulae }, shorthand = {Aug. epist.}, shortauthor = {Augustinus}, keywords = {ancient}, options = {antik}}</text:p>
          </table:table-cell>
          <table:table-cell table:formula="of:=&quot;\item[&quot;&amp;[.E120] &amp; &quot;] &quot; &amp;[.C120]&amp; &quot; &quot; &amp;[.D120] &amp; &quot;\newline \textbf{&quot; &amp; [.F120] &amp;&quot;}&quot;" office:value-type="string" office:string-value="\item[Aug. epist.] Augustinus epistulae\newline \textbf{Aug_epist}">
            <text:p>\item[Aug. epist.] Augustinus epistulae\newline \textbf{Aug_epis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retract.</text:p>
          </table:table-cell>
          <table:table-cell office:value-type="string">
            <text:p>Augustinus</text:p>
          </table:table-cell>
          <table:table-cell office:value-type="string">
            <text:p>retractationes</text:p>
          </table:table-cell>
          <table:table-cell office:value-type="string">
            <text:p>Aug. retract.</text:p>
          </table:table-cell>
          <table:table-cell office:value-type="string">
            <text:p>Aug_retrac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1]&amp;&quot;,&quot;&amp;&quot;author ={&quot;&amp;[.G121]&amp;&quot;}, title ={&quot;&amp;[.D121]&amp;&quot;}, publisher = HUP, location = {Cambridge, MA and London}, year = {&quot;&amp; [.K121] &amp; &quot;}, volume = {&quot; &amp; [.M121] &amp;&quot;}, series = LCL-lang, shortseries = LCL-kurz, origtitle = {&quot; &amp; [.D121] &amp; &quot;}, origlanguage = {&quot; &amp; [.J121] &amp; &quot;}, translator = {&quot; &amp; [.N121] &amp; &quot;}, editor = {&quot; &amp; [.O121] &amp; &quot;}, shorthand = {&quot; &amp; [.E121]&amp; &quot;}, shortauthor = {&quot; &amp; [.C121]&amp; &quot;}, keywords = {ancient}, options = {antik},&quot;&amp;&quot;}&quot;" office:value-type="string" office:string-value="@Book{Aug_retract,author ={Augustinus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">
            <text:p>@Book{Aug_retract,author ={Augustinus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</text:p>
          </table:table-cell>
          <table:table-cell table:formula="of:=&quot;@Book{&quot; &amp;[.F121] &amp; &quot;,author ={&quot; &amp; [.G121] &amp;&quot;},  origtitle = {&quot; &amp; [.D121] &amp;&quot; }, shorthand = {&quot; &amp; [.E121]&amp;&quot;}, shortauthor = {&quot;&amp; [.C121]&amp; &quot;}, keywords = {ancient}, options = {antik}}&quot;" office:value-type="string" office:string-value="@Book{Aug_retract,author ={Augustinus},  origtitle = {retractationes }, shorthand = {Aug. retract.}, shortauthor = {Augustinus}, keywords = {ancient}, options = {antik}}">
            <text:p>@Book{Aug_retract,author ={Augustinus}, <text:s/>origtitle = {retractationes }, shorthand = {Aug. retract.}, shortauthor = {Augustinus}, keywords = {ancient}, options = {antik}}</text:p>
          </table:table-cell>
          <table:table-cell table:formula="of:=&quot;\item[&quot;&amp;[.E121] &amp; &quot;] &quot; &amp;[.C121]&amp; &quot; &quot; &amp;[.D121] &amp; &quot;\newline \textbf{&quot; &amp; [.F121] &amp;&quot;}&quot;" office:value-type="string" office:string-value="\item[Aug. retract.] Augustinus retractationes\newline \textbf{Aug_retract}">
            <text:p>\item[Aug. retract.] Augustinus retractationes\newline \textbf{Aug_retrac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erm.</text:p>
          </table:table-cell>
          <table:table-cell office:value-type="string">
            <text:p>Augustinus</text:p>
          </table:table-cell>
          <table:table-cell office:value-type="string">
            <text:p>sermones</text:p>
          </table:table-cell>
          <table:table-cell office:value-type="string">
            <text:p>Aug. serm.</text:p>
          </table:table-cell>
          <table:table-cell office:value-type="string">
            <text:p>Aug_serm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2]&amp;&quot;,&quot;&amp;&quot;author ={&quot;&amp;[.G122]&amp;&quot;}, title ={&quot;&amp;[.D122]&amp;&quot;}, publisher = HUP, location = {Cambridge, MA and London}, year = {&quot;&amp; [.K122] &amp; &quot;}, volume = {&quot; &amp; [.M122] &amp;&quot;}, series = LCL-lang, shortseries = LCL-kurz, origtitle = {&quot; &amp; [.D122] &amp; &quot;}, origlanguage = {&quot; &amp; [.J122] &amp; &quot;}, translator = {&quot; &amp; [.N122] &amp; &quot;}, editor = {&quot; &amp; [.O122] &amp; &quot;}, shorthand = {&quot; &amp; [.E122]&amp; &quot;}, shortauthor = {&quot; &amp; [.C122]&amp; &quot;}, keywords = {ancient}, options = {antik},&quot;&amp;&quot;}&quot;" office:value-type="string" office:string-value="@Book{Aug_serm,author ={Augustinus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">
            <text:p>@Book{Aug_serm,author ={Augustinus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</text:p>
          </table:table-cell>
          <table:table-cell table:formula="of:=&quot;@Book{&quot; &amp;[.F122] &amp; &quot;,author ={&quot; &amp; [.G122] &amp;&quot;},  origtitle = {&quot; &amp; [.D122] &amp;&quot; }, shorthand = {&quot; &amp; [.E122]&amp;&quot;}, shortauthor = {&quot;&amp; [.C122]&amp; &quot;}, keywords = {ancient}, options = {antik}}&quot;" office:value-type="string" office:string-value="@Book{Aug_serm,author ={Augustinus},  origtitle = {sermones }, shorthand = {Aug. serm.}, shortauthor = {Augustinus}, keywords = {ancient}, options = {antik}}">
            <text:p>@Book{Aug_serm,author ={Augustinus}, <text:s/>origtitle = {sermones }, shorthand = {Aug. serm.}, shortauthor = {Augustinus}, keywords = {ancient}, options = {antik}}</text:p>
          </table:table-cell>
          <table:table-cell table:formula="of:=&quot;\item[&quot;&amp;[.E122] &amp; &quot;] &quot; &amp;[.C122]&amp; &quot; &quot; &amp;[.D122] &amp; &quot;\newline \textbf{&quot; &amp; [.F122] &amp;&quot;}&quot;" office:value-type="string" office:string-value="\item[Aug. serm.] Augustinus sermones\newline \textbf{Aug_serm}">
            <text:p>\item[Aug. serm.] Augustinus sermones\newline \textbf{Aug_serm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oliloq.</text:p>
          </table:table-cell>
          <table:table-cell office:value-type="string">
            <text:p>Augustinus</text:p>
          </table:table-cell>
          <table:table-cell office:value-type="string">
            <text:p>soliloquia</text:p>
          </table:table-cell>
          <table:table-cell office:value-type="string">
            <text:p>Aug. soliloq.</text:p>
          </table:table-cell>
          <table:table-cell office:value-type="string">
            <text:p>Aug_soliloq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3]&amp;&quot;,&quot;&amp;&quot;author ={&quot;&amp;[.G123]&amp;&quot;}, title ={&quot;&amp;[.D123]&amp;&quot;}, publisher = HUP, location = {Cambridge, MA and London}, year = {&quot;&amp; [.K123] &amp; &quot;}, volume = {&quot; &amp; [.M123] &amp;&quot;}, series = LCL-lang, shortseries = LCL-kurz, origtitle = {&quot; &amp; [.D123] &amp; &quot;}, origlanguage = {&quot; &amp; [.J123] &amp; &quot;}, translator = {&quot; &amp; [.N123] &amp; &quot;}, editor = {&quot; &amp; [.O123] &amp; &quot;}, shorthand = {&quot; &amp; [.E123]&amp; &quot;}, shortauthor = {&quot; &amp; [.C123]&amp; &quot;}, keywords = {ancient}, options = {antik},&quot;&amp;&quot;}&quot;" office:value-type="string" office:string-value="@Book{Aug_soliloq,author ={Augustinus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">
            <text:p>@Book{Aug_soliloq,author ={Augustinus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</text:p>
          </table:table-cell>
          <table:table-cell table:formula="of:=&quot;@Book{&quot; &amp;[.F123] &amp; &quot;,author ={&quot; &amp; [.G123] &amp;&quot;},  origtitle = {&quot; &amp; [.D123] &amp;&quot; }, shorthand = {&quot; &amp; [.E123]&amp;&quot;}, shortauthor = {&quot;&amp; [.C123]&amp; &quot;}, keywords = {ancient}, options = {antik}}&quot;" office:value-type="string" office:string-value="@Book{Aug_soliloq,author ={Augustinus},  origtitle = {soliloquia }, shorthand = {Aug. soliloq.}, shortauthor = {Augustinus}, keywords = {ancient}, options = {antik}}">
            <text:p>@Book{Aug_soliloq,author ={Augustinus}, <text:s/>origtitle = {soliloquia }, shorthand = {Aug. soliloq.}, shortauthor = {Augustinus}, keywords = {ancient}, options = {antik}}</text:p>
          </table:table-cell>
          <table:table-cell table:formula="of:=&quot;\item[&quot;&amp;[.E123] &amp; &quot;] &quot; &amp;[.C123]&amp; &quot; &quot; &amp;[.D123] &amp; &quot;\newline \textbf{&quot; &amp; [.F123] &amp;&quot;}&quot;" office:value-type="string" office:string-value="\item[Aug. soliloq.] Augustinus soliloquia\newline \textbf{Aug_soliloq}">
            <text:p>\item[Aug. soliloq.] Augustinus soliloquia\newline \textbf{Aug_soliloq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trin.</text:p>
          </table:table-cell>
          <table:table-cell office:value-type="string">
            <text:p>Augustinus</text:p>
          </table:table-cell>
          <table:table-cell office:value-type="string">
            <text:p>de trinitate</text:p>
          </table:table-cell>
          <table:table-cell office:value-type="string">
            <text:p>Aug. trin.</text:p>
          </table:table-cell>
          <table:table-cell office:value-type="string">
            <text:p>Aug_trin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4]&amp;&quot;,&quot;&amp;&quot;author ={&quot;&amp;[.G124]&amp;&quot;}, title ={&quot;&amp;[.D124]&amp;&quot;}, publisher = HUP, location = {Cambridge, MA and London}, year = {&quot;&amp; [.K124] &amp; &quot;}, volume = {&quot; &amp; [.M124] &amp;&quot;}, series = LCL-lang, shortseries = LCL-kurz, origtitle = {&quot; &amp; [.D124] &amp; &quot;}, origlanguage = {&quot; &amp; [.J124] &amp; &quot;}, translator = {&quot; &amp; [.N124] &amp; &quot;}, editor = {&quot; &amp; [.O124] &amp; &quot;}, shorthand = {&quot; &amp; [.E124]&amp; &quot;}, shortauthor = {&quot; &amp; [.C124]&amp; &quot;}, keywords = {ancient}, options = {antik},&quot;&amp;&quot;}&quot;" office:value-type="string" office:string-value="@Book{Aug_trin,author ={Augustinus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">
            <text:p>@Book{Aug_trin,author ={Augustinus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</text:p>
          </table:table-cell>
          <table:table-cell table:formula="of:=&quot;@Book{&quot; &amp;[.F124] &amp; &quot;,author ={&quot; &amp; [.G124] &amp;&quot;},  origtitle = {&quot; &amp; [.D124] &amp;&quot; }, shorthand = {&quot; &amp; [.E124]&amp;&quot;}, shortauthor = {&quot;&amp; [.C124]&amp; &quot;}, keywords = {ancient}, options = {antik}}&quot;" office:value-type="string" office:string-value="@Book{Aug_trin,author ={Augustinus},  origtitle = {de trinitate }, shorthand = {Aug. trin.}, shortauthor = {Augustinus}, keywords = {ancient}, options = {antik}}">
            <text:p>@Book{Aug_trin,author ={Augustinus}, <text:s/>origtitle = {de trinitate }, shorthand = {Aug. trin.}, shortauthor = {Augustinus}, keywords = {ancient}, options = {antik}}</text:p>
          </table:table-cell>
          <table:table-cell table:formula="of:=&quot;\item[&quot;&amp;[.E124] &amp; &quot;] &quot; &amp;[.C124]&amp; &quot; &quot; &amp;[.D124] &amp; &quot;\newline \textbf{&quot; &amp; [.F124] &amp;&quot;}&quot;" office:value-type="string" office:string-value="\item[Aug. trin.] Augustinus de trinitate\newline \textbf{Aug_trin}">
            <text:p>\item[Aug. trin.] Augustinus de trinitate\newline \textbf{Aug_trin}</text:p>
          </table:table-cell>
        </table:table-row>
        <table:table-row table:style-name="ro1">
          <table:table-cell office:value-type="string">
            <text:p>Aur. Vict.</text:p>
          </table:table-cell>
          <table:table-cell/>
          <table:table-cell office:value-type="string">
            <text:p>Aurelius Victor</text:p>
          </table:table-cell>
          <table:table-cell/>
          <table:table-cell office:value-type="string">
            <text:p>Aur. Vict.</text:p>
          </table:table-cell>
          <table:table-cell office:value-type="string">
            <text:p>Aur_Vict</text:p>
          </table:table-cell>
          <table:table-cell table:formula="of:=&quot;{&quot;&amp;[.C125]&amp;&quot;}&quot;" office:value-type="string" office:string-value="{Aurelius Victor}">
            <text:p>{Aurelius Victo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5]&amp;&quot;,&quot;&amp;&quot;author ={&quot;&amp;[.G125]&amp;&quot;}, title ={&quot;&amp;[.D125]&amp;&quot;}, publisher = HUP, location = {Cambridge, MA and London}, year = {&quot;&amp; [.K125] &amp; &quot;}, volume = {&quot; &amp; [.M125] &amp;&quot;}, series = LCL-lang, shortseries = LCL-kurz, origtitle = {&quot; &amp; [.D125] &amp; &quot;}, origlanguage = {&quot; &amp; [.J125] &amp; &quot;}, translator = {&quot; &amp; [.N125] &amp; &quot;}, editor = {&quot; &amp; [.O125] &amp; &quot;}, shorthand = {&quot; &amp; [.E125]&amp; &quot;}, shortauthor = {&quot; &amp; [.C125]&amp; &quot;}, keywords = {ancient}, options = {antik},&quot;&amp;&quot;}&quot;" office:value-type="string" office:string-value="@Book{Aur_Vict,author ={{Aurelius Victor}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">
            <text:p>@Book{Aur_Vict,author ={{Aurelius Victor}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</text:p>
          </table:table-cell>
          <table:table-cell table:formula="of:=&quot;@Book{&quot; &amp;[.F125] &amp; &quot;,author ={&quot; &amp; [.G125] &amp;&quot;},  origtitle = {&quot; &amp; [.D125] &amp;&quot; }, shorthand = {&quot; &amp; [.E125]&amp;&quot;}, shortauthor = {&quot;&amp; [.C125]&amp; &quot;}, keywords = {ancient}, options = {antik}}&quot;" office:value-type="string" office:string-value="@Book{Aur_Vict,author ={{Aurelius Victor}},  origtitle = { }, shorthand = {Aur. Vict.}, shortauthor = {Aurelius Victor}, keywords = {ancient}, options = {antik}}">
            <text:p>@Book{Aur_Vict,author ={{Aurelius Victor}}, <text:s/>origtitle = { }, shorthand = {Aur. Vict.}, shortauthor = {Aurelius Victor}, keywords = {ancient}, options = {antik}}</text:p>
          </table:table-cell>
          <table:table-cell table:formula="of:=&quot;\item[&quot;&amp;[.E125] &amp; &quot;] &quot; &amp;[.C125]&amp; &quot; &quot; &amp;[.D125] &amp; &quot;\newline \textbf{&quot; &amp; [.F125] &amp;&quot;}&quot;" office:value-type="string" office:string-value="\item[Aur. Vict.] Aurelius Victor \newline \textbf{Aur_Vict}">
            <text:p>\item[Aur. Vict.] Aurelius Victor \newline \textbf{Aur_Vict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Mos.</text:p>
          </table:table-cell>
          <table:table-cell office:value-type="string">
            <text:p>Ausonius</text:p>
          </table:table-cell>
          <table:table-cell office:value-type="string">
            <text:p>Mosella</text:p>
          </table:table-cell>
          <table:table-cell office:value-type="string">
            <text:p>Auson. Mos.</text:p>
          </table:table-cell>
          <table:table-cell office:value-type="string">
            <text:p>Auson_Mos</text:p>
          </table:table-cell>
          <table:table-cell table:formula="of:=&quot;{&quot;&amp;[.C126]&amp;&quot;}&quot;" office:value-type="string" office:string-value="{Ausonius}">
            <text:p>{Auso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6]&amp;&quot;,&quot;&amp;&quot;author ={&quot;&amp;[.G126]&amp;&quot;}, title ={&quot;&amp;[.D126]&amp;&quot;}, publisher = HUP, location = {Cambridge, MA and London}, year = {&quot;&amp; [.K126] &amp; &quot;}, volume = {&quot; &amp; [.M126] &amp;&quot;}, series = LCL-lang, shortseries = LCL-kurz, origtitle = {&quot; &amp; [.D126] &amp; &quot;}, origlanguage = {&quot; &amp; [.J126] &amp; &quot;}, translator = {&quot; &amp; [.N126] &amp; &quot;}, editor = {&quot; &amp; [.O126] &amp; &quot;}, shorthand = {&quot; &amp; [.E126]&amp; &quot;}, shortauthor = {&quot; &amp; [.C126]&amp; &quot;}, keywords = {ancient}, options = {antik},&quot;&amp;&quot;}&quot;" office:value-type="string" office:string-value="@Book{Auson_Mos,author ={{Ausonius}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">
            <text:p>@Book{Auson_Mos,author ={{Ausonius}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</text:p>
          </table:table-cell>
          <table:table-cell table:formula="of:=&quot;@Book{&quot; &amp;[.F126] &amp; &quot;,author ={&quot; &amp; [.G126] &amp;&quot;},  origtitle = {&quot; &amp; [.D126] &amp;&quot; }, shorthand = {&quot; &amp; [.E126]&amp;&quot;}, shortauthor = {&quot;&amp; [.C126]&amp; &quot;}, keywords = {ancient}, options = {antik}}&quot;" office:value-type="string" office:string-value="@Book{Auson_Mos,author ={{Ausonius}},  origtitle = {Mosella }, shorthand = {Auson. Mos.}, shortauthor = {Ausonius}, keywords = {ancient}, options = {antik}}">
            <text:p>@Book{Auson_Mos,author ={{Ausonius}}, <text:s/>origtitle = {Mosella }, shorthand = {Auson. Mos.}, shortauthor = {Ausonius}, keywords = {ancient}, options = {antik}}</text:p>
          </table:table-cell>
          <table:table-cell table:formula="of:=&quot;\item[&quot;&amp;[.E126] &amp; &quot;] &quot; &amp;[.C126]&amp; &quot; &quot; &amp;[.D126] &amp; &quot;\newline \textbf{&quot; &amp; [.F126] &amp;&quot;}&quot;" office:value-type="string" office:string-value="\item[Auson. Mos.] Ausonius Mosella\newline \textbf{Auson_Mos}">
            <text:p>\item[Auson. Mos.] Ausonius Mosella\newline \textbf{Auson_Mos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urb.</text:p>
          </table:table-cell>
          <table:table-cell office:value-type="string">
            <text:p>Ausonius</text:p>
          </table:table-cell>
          <table:table-cell office:value-type="string">
            <text:p>ordo nobilium urbium</text:p>
          </table:table-cell>
          <table:table-cell office:value-type="string">
            <text:p>Auson. urb.</text:p>
          </table:table-cell>
          <table:table-cell office:value-type="string">
            <text:p>Auson_urb</text:p>
          </table:table-cell>
          <table:table-cell table:formula="of:=&quot;{&quot;&amp;[.C127]&amp;&quot;}&quot;" office:value-type="string" office:string-value="{Ausonius}">
            <text:p>{Auso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7]&amp;&quot;,&quot;&amp;&quot;author ={&quot;&amp;[.G127]&amp;&quot;}, title ={&quot;&amp;[.D127]&amp;&quot;}, publisher = HUP, location = {Cambridge, MA and London}, year = {&quot;&amp; [.K127] &amp; &quot;}, volume = {&quot; &amp; [.M127] &amp;&quot;}, series = LCL-lang, shortseries = LCL-kurz, origtitle = {&quot; &amp; [.D127] &amp; &quot;}, origlanguage = {&quot; &amp; [.J127] &amp; &quot;}, translator = {&quot; &amp; [.N127] &amp; &quot;}, editor = {&quot; &amp; [.O127] &amp; &quot;}, shorthand = {&quot; &amp; [.E127]&amp; &quot;}, shortauthor = {&quot; &amp; [.C127]&amp; &quot;}, keywords = {ancient}, options = {antik},&quot;&amp;&quot;}&quot;" office:value-type="string" office:string-value="@Book{Auson_urb,author ={{Ausonius}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">
            <text:p>@Book{Auson_urb,author ={{Ausonius}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</text:p>
          </table:table-cell>
          <table:table-cell table:formula="of:=&quot;@Book{&quot; &amp;[.F127] &amp; &quot;,author ={&quot; &amp; [.G127] &amp;&quot;},  origtitle = {&quot; &amp; [.D127] &amp;&quot; }, shorthand = {&quot; &amp; [.E127]&amp;&quot;}, shortauthor = {&quot;&amp; [.C127]&amp; &quot;}, keywords = {ancient}, options = {antik}}&quot;" office:value-type="string" office:string-value="@Book{Auson_urb,author ={{Ausonius}},  origtitle = {ordo nobilium urbium }, shorthand = {Auson. urb.}, shortauthor = {Ausonius}, keywords = {ancient}, options = {antik}}">
            <text:p>@Book{Auson_urb,author ={{Ausonius}}, <text:s/>origtitle = {ordo nobilium urbium }, shorthand = {Auson. urb.}, shortauthor = {Ausonius}, keywords = {ancient}, options = {antik}}</text:p>
          </table:table-cell>
          <table:table-cell table:formula="of:=&quot;\item[&quot;&amp;[.E127] &amp; &quot;] &quot; &amp;[.C127]&amp; &quot; &quot; &amp;[.D127] &amp; &quot;\newline \textbf{&quot; &amp; [.F127] &amp;&quot;}&quot;" office:value-type="string" office:string-value="\item[Auson. urb.] Ausonius ordo nobilium urbium\newline \textbf{Auson_urb}">
            <text:p>\item[Auson. urb.] Ausonius ordo nobilium urbium\newline \textbf{Auson_urb}</text:p>
          </table:table-cell>
        </table:table-row>
        <table:table-row table:style-name="ro1">
          <table:table-cell office:value-type="string">
            <text:p>Avien.</text:p>
          </table:table-cell>
          <table:table-cell/>
          <table:table-cell office:value-type="string">
            <text:p>Avienus</text:p>
          </table:table-cell>
          <table:table-cell/>
          <table:table-cell office:value-type="string">
            <text:p>Avien.</text:p>
          </table:table-cell>
          <table:table-cell office:value-type="string">
            <text:p>Avien</text:p>
          </table:table-cell>
          <table:table-cell table:formula="of:=&quot;{&quot;&amp;[.C128]&amp;&quot;}&quot;" office:value-type="string" office:string-value="{Avienus}">
            <text:p>{Av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8]&amp;&quot;,&quot;&amp;&quot;author ={&quot;&amp;[.G128]&amp;&quot;}, title ={&quot;&amp;[.D128]&amp;&quot;}, publisher = HUP, location = {Cambridge, MA and London}, year = {&quot;&amp; [.K128] &amp; &quot;}, volume = {&quot; &amp; [.M128] &amp;&quot;}, series = LCL-lang, shortseries = LCL-kurz, origtitle = {&quot; &amp; [.D128] &amp; &quot;}, origlanguage = {&quot; &amp; [.J128] &amp; &quot;}, translator = {&quot; &amp; [.N128] &amp; &quot;}, editor = {&quot; &amp; [.O128] &amp; &quot;}, shorthand = {&quot; &amp; [.E128]&amp; &quot;}, shortauthor = {&quot; &amp; [.C128]&amp; &quot;}, keywords = {ancient}, options = {antik},&quot;&amp;&quot;}&quot;" office:value-type="string" office:string-value="@Book{Avien,author ={{Avienus}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">
            <text:p>@Book{Avien,author ={{Avienus}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</text:p>
          </table:table-cell>
          <table:table-cell table:formula="of:=&quot;@Book{&quot; &amp;[.F128] &amp; &quot;,author ={&quot; &amp; [.G128] &amp;&quot;},  origtitle = {&quot; &amp; [.D128] &amp;&quot; }, shorthand = {&quot; &amp; [.E128]&amp;&quot;}, shortauthor = {&quot;&amp; [.C128]&amp; &quot;}, keywords = {ancient}, options = {antik}}&quot;" office:value-type="string" office:string-value="@Book{Avien,author ={{Avienus}},  origtitle = { }, shorthand = {Avien.}, shortauthor = {Avienus}, keywords = {ancient}, options = {antik}}">
            <text:p>@Book{Avien,author ={{Avienus}}, <text:s/>origtitle = { }, shorthand = {Avien.}, shortauthor = {Avienus}, keywords = {ancient}, options = {antik}}</text:p>
          </table:table-cell>
          <table:table-cell table:formula="of:=&quot;\item[&quot;&amp;[.E128] &amp; &quot;] &quot; &amp;[.C128]&amp; &quot; &quot; &amp;[.D128] &amp; &quot;\newline \textbf{&quot; &amp; [.F128] &amp;&quot;}&quot;" office:value-type="string" office:string-value="\item[Avien.] Avienus \newline \textbf{Avien}">
            <text:p>\item[Avien.] Avienus \newline \textbf{Avien}</text:p>
          </table:table-cell>
        </table:table-row>
        <table:table-row table:style-name="ro1">
          <table:table-cell office:value-type="string">
            <text:p>Babr.</text:p>
          </table:table-cell>
          <table:table-cell/>
          <table:table-cell office:value-type="string">
            <text:p>Babrios</text:p>
          </table:table-cell>
          <table:table-cell/>
          <table:table-cell office:value-type="string">
            <text:p>Babr.</text:p>
          </table:table-cell>
          <table:table-cell office:value-type="string">
            <text:p>Babr</text:p>
          </table:table-cell>
          <table:table-cell table:formula="of:=&quot;{&quot;&amp;[.C129]&amp;&quot;}&quot;" office:value-type="string" office:string-value="{Babrios}">
            <text:p>{Babr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9]&amp;&quot;,&quot;&amp;&quot;author ={&quot;&amp;[.G129]&amp;&quot;}, title ={&quot;&amp;[.D129]&amp;&quot;}, publisher = HUP, location = {Cambridge, MA and London}, year = {&quot;&amp; [.K129] &amp; &quot;}, volume = {&quot; &amp; [.M129] &amp;&quot;}, series = LCL-lang, shortseries = LCL-kurz, origtitle = {&quot; &amp; [.D129] &amp; &quot;}, origlanguage = {&quot; &amp; [.J129] &amp; &quot;}, translator = {&quot; &amp; [.N129] &amp; &quot;}, editor = {&quot; &amp; [.O129] &amp; &quot;}, shorthand = {&quot; &amp; [.E129]&amp; &quot;}, shortauthor = {&quot; &amp; [.C129]&amp; &quot;}, keywords = {ancient}, options = {antik},&quot;&amp;&quot;}&quot;" office:value-type="string" office:string-value="@Book{Babr,author ={{Babrios}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">
            <text:p>@Book{Babr,author ={{Babrios}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</text:p>
          </table:table-cell>
          <table:table-cell table:formula="of:=&quot;@Book{&quot; &amp;[.F129] &amp; &quot;,author ={&quot; &amp; [.G129] &amp;&quot;},  origtitle = {&quot; &amp; [.D129] &amp;&quot; }, shorthand = {&quot; &amp; [.E129]&amp;&quot;}, shortauthor = {&quot;&amp; [.C129]&amp; &quot;}, keywords = {ancient}, options = {antik}}&quot;" office:value-type="string" office:string-value="@Book{Babr,author ={{Babrios}},  origtitle = { }, shorthand = {Babr.}, shortauthor = {Babrios}, keywords = {ancient}, options = {antik}}">
            <text:p>@Book{Babr,author ={{Babrios}}, <text:s/>origtitle = { }, shorthand = {Babr.}, shortauthor = {Babrios}, keywords = {ancient}, options = {antik}}</text:p>
          </table:table-cell>
          <table:table-cell table:formula="of:=&quot;\item[&quot;&amp;[.E129] &amp; &quot;] &quot; &amp;[.C129]&amp; &quot; &quot; &amp;[.D129] &amp; &quot;\newline \textbf{&quot; &amp; [.F129] &amp;&quot;}&quot;" office:value-type="string" office:string-value="\item[Babr.] Babrios \newline \textbf{Babr}">
            <text:p>\item[Babr.] Babrios \newline \textbf{Babr}</text:p>
          </table:table-cell>
        </table:table-row>
        <table:table-row table:style-name="ro1">
          <table:table-cell office:value-type="string">
            <text:p>Bakchyl.</text:p>
          </table:table-cell>
          <table:table-cell/>
          <table:table-cell office:value-type="string">
            <text:p>Bakchylides</text:p>
          </table:table-cell>
          <table:table-cell/>
          <table:table-cell office:value-type="string">
            <text:p>Bakchyl.</text:p>
          </table:table-cell>
          <table:table-cell office:value-type="string">
            <text:p>Bakchyl</text:p>
          </table:table-cell>
          <table:table-cell table:formula="of:=&quot;{&quot;&amp;[.C130]&amp;&quot;}&quot;" office:value-type="string" office:string-value="{Bakchylides}">
            <text:p>{Bakchyl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0]&amp;&quot;,&quot;&amp;&quot;author ={&quot;&amp;[.G130]&amp;&quot;}, title ={&quot;&amp;[.D130]&amp;&quot;}, publisher = HUP, location = {Cambridge, MA and London}, year = {&quot;&amp; [.K130] &amp; &quot;}, volume = {&quot; &amp; [.M130] &amp;&quot;}, series = LCL-lang, shortseries = LCL-kurz, origtitle = {&quot; &amp; [.D130] &amp; &quot;}, origlanguage = {&quot; &amp; [.J130] &amp; &quot;}, translator = {&quot; &amp; [.N130] &amp; &quot;}, editor = {&quot; &amp; [.O130] &amp; &quot;}, shorthand = {&quot; &amp; [.E130]&amp; &quot;}, shortauthor = {&quot; &amp; [.C130]&amp; &quot;}, keywords = {ancient}, options = {antik},&quot;&amp;&quot;}&quot;" office:value-type="string" office:string-value="@Book{Bakchyl,author ={{Bakchylides}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">
            <text:p>@Book{Bakchyl,author ={{Bakchylides}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</text:p>
          </table:table-cell>
          <table:table-cell table:formula="of:=&quot;@Book{&quot; &amp;[.F130] &amp; &quot;,author ={&quot; &amp; [.G130] &amp;&quot;},  origtitle = {&quot; &amp; [.D130] &amp;&quot; }, shorthand = {&quot; &amp; [.E130]&amp;&quot;}, shortauthor = {&quot;&amp; [.C130]&amp; &quot;}, keywords = {ancient}, options = {antik}}&quot;" office:value-type="string" office:string-value="@Book{Bakchyl,author ={{Bakchylides}},  origtitle = { }, shorthand = {Bakchyl.}, shortauthor = {Bakchylides}, keywords = {ancient}, options = {antik}}">
            <text:p>@Book{Bakchyl,author ={{Bakchylides}}, <text:s/>origtitle = { }, shorthand = {Bakchyl.}, shortauthor = {Bakchylides}, keywords = {ancient}, options = {antik}}</text:p>
          </table:table-cell>
          <table:table-cell table:formula="of:=&quot;\item[&quot;&amp;[.E130] &amp; &quot;] &quot; &amp;[.C130]&amp; &quot; &quot; &amp;[.D130] &amp; &quot;\newline \textbf{&quot; &amp; [.F130] &amp;&quot;}&quot;" office:value-type="string" office:string-value="\item[Bakchyl.] Bakchylides \newline \textbf{Bakchyl}">
            <text:p>\item[Bakchyl.] Bakchylides \newline \textbf{Bakchyl}</text:p>
          </table:table-cell>
        </table:table-row>
        <table:table-row table:style-name="ro1">
          <table:table-cell office:value-type="string">
            <text:p>Boeth.</text:p>
          </table:table-cell>
          <table:table-cell/>
          <table:table-cell office:value-type="string">
            <text:p>Boethius</text:p>
          </table:table-cell>
          <table:table-cell/>
          <table:table-cell office:value-type="string">
            <text:p>Boeth.</text:p>
          </table:table-cell>
          <table:table-cell office:value-type="string">
            <text:p>Boeth</text:p>
          </table:table-cell>
          <table:table-cell table:formula="of:=&quot;{&quot;&amp;[.C131]&amp;&quot;}&quot;" office:value-type="string" office:string-value="{Boethius}">
            <text:p>{Boeth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1]&amp;&quot;,&quot;&amp;&quot;author ={&quot;&amp;[.G131]&amp;&quot;}, title ={&quot;&amp;[.D131]&amp;&quot;}, publisher = HUP, location = {Cambridge, MA and London}, year = {&quot;&amp; [.K131] &amp; &quot;}, volume = {&quot; &amp; [.M131] &amp;&quot;}, series = LCL-lang, shortseries = LCL-kurz, origtitle = {&quot; &amp; [.D131] &amp; &quot;}, origlanguage = {&quot; &amp; [.J131] &amp; &quot;}, translator = {&quot; &amp; [.N131] &amp; &quot;}, editor = {&quot; &amp; [.O131] &amp; &quot;}, shorthand = {&quot; &amp; [.E131]&amp; &quot;}, shortauthor = {&quot; &amp; [.C131]&amp; &quot;}, keywords = {ancient}, options = {antik},&quot;&amp;&quot;}&quot;" office:value-type="string" office:string-value="@Book{Boeth,author ={{Boethius}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">
            <text:p>@Book{Boeth,author ={{Boethius}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</text:p>
          </table:table-cell>
          <table:table-cell table:formula="of:=&quot;@Book{&quot; &amp;[.F131] &amp; &quot;,author ={&quot; &amp; [.G131] &amp;&quot;},  origtitle = {&quot; &amp; [.D131] &amp;&quot; }, shorthand = {&quot; &amp; [.E131]&amp;&quot;}, shortauthor = {&quot;&amp; [.C131]&amp; &quot;}, keywords = {ancient}, options = {antik}}&quot;" office:value-type="string" office:string-value="@Book{Boeth,author ={{Boethius}},  origtitle = { }, shorthand = {Boeth.}, shortauthor = {Boethius}, keywords = {ancient}, options = {antik}}">
            <text:p>@Book{Boeth,author ={{Boethius}}, <text:s/>origtitle = { }, shorthand = {Boeth.}, shortauthor = {Boethius}, keywords = {ancient}, options = {antik}}</text:p>
          </table:table-cell>
          <table:table-cell table:formula="of:=&quot;\item[&quot;&amp;[.E131] &amp; &quot;] &quot; &amp;[.C131]&amp; &quot; &quot; &amp;[.D131] &amp; &quot;\newline \textbf{&quot; &amp; [.F131] &amp;&quot;}&quot;" office:value-type="string" office:string-value="\item[Boeth.] Boethius \newline \textbf{Boeth}">
            <text:p>\item[Boeth.] Boethius \newline \textbf{Boeth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fr.</text:p>
          </table:table-cell>
          <table:table-cell office:value-type="string">
            <text:p>Caesar</text:p>
          </table:table-cell>
          <table:table-cell office:value-type="string">
            <text:p>Bellum Africum (Ps.-Caes.)</text:p>
          </table:table-cell>
          <table:table-cell office:value-type="string">
            <text:p>Caes. Bell. Afr.</text:p>
          </table:table-cell>
          <table:table-cell office:value-type="string">
            <text:p>Caes_Bell_Afr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2]&amp;&quot;,&quot;&amp;&quot;author ={&quot;&amp;[.G132]&amp;&quot;}, title ={&quot;&amp;[.D132]&amp;&quot;}, publisher = HUP, location = {Cambridge, MA and London}, year = {&quot;&amp; [.K132] &amp; &quot;}, volume = {&quot; &amp; [.M132] &amp;&quot;}, series = LCL-lang, shortseries = LCL-kurz, origtitle = {&quot; &amp; [.D132] &amp; &quot;}, origlanguage = {&quot; &amp; [.J132] &amp; &quot;}, translator = {&quot; &amp; [.N132] &amp; &quot;}, editor = {&quot; &amp; [.O132] &amp; &quot;}, shorthand = {&quot; &amp; [.E132]&amp; &quot;}, shortauthor = {&quot; &amp; [.C132]&amp; &quot;}, keywords = {ancient}, options = {antik},&quot;&amp;&quot;}&quot;" office:value-type="string" office:string-value="@Book{Caes_Bell_Afr,author ={Iulius Caesar, Caius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">
            <text:p>@Book{Caes_Bell_Afr,author ={Iulius Caesar, Caius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</text:p>
          </table:table-cell>
          <table:table-cell table:formula="of:=&quot;@Book{&quot; &amp;[.F132] &amp; &quot;,author ={&quot; &amp; [.G132] &amp;&quot;},  origtitle = {&quot; &amp; [.D132] &amp;&quot; }, shorthand = {&quot; &amp; [.E132]&amp;&quot;}, shortauthor = {&quot;&amp; [.C132]&amp; &quot;}, keywords = {ancient}, options = {antik}}&quot;" office:value-type="string" office:string-value="@Book{Caes_Bell_Afr,author ={Iulius Caesar, Caius},  origtitle = {Bellum Africum (Ps.-Caes.) }, shorthand = {Caes. Bell. Afr.}, shortauthor = {Caesar}, keywords = {ancient}, options = {antik}}">
            <text:p>@Book{Caes_Bell_Afr,author ={Iulius Caesar, Caius}, <text:s/>origtitle = {Bellum Africum (Ps.-Caes.) }, shorthand = {Caes. Bell. Afr.}, shortauthor = {Caesar}, keywords = {ancient}, options = {antik}}</text:p>
          </table:table-cell>
          <table:table-cell table:formula="of:=&quot;\item[&quot;&amp;[.E132] &amp; &quot;] &quot; &amp;[.C132]&amp; &quot; &quot; &amp;[.D132] &amp; &quot;\newline \textbf{&quot; &amp; [.F132] &amp;&quot;}&quot;" office:value-type="string" office:string-value="\item[Caes. Bell. Afr.] Caesar Bellum Africum (Ps.-Caes.)\newline \textbf{Caes_Bell_Afr}">
            <text:p>\item[Caes. Bell. Afr.] Caesar Bellum Africum (Ps.-Caes.)\newline \textbf{Caes_Bell_Afr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lex.</text:p>
          </table:table-cell>
          <table:table-cell office:value-type="string">
            <text:p>Caesar</text:p>
          </table:table-cell>
          <table:table-cell office:value-type="string">
            <text:p>Bellum Alexandrinum (Ps.-Caes.)</text:p>
          </table:table-cell>
          <table:table-cell office:value-type="string">
            <text:p>Caes. Bell. Alex.</text:p>
          </table:table-cell>
          <table:table-cell office:value-type="string">
            <text:p>Caes_Bell_Alex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3]&amp;&quot;,&quot;&amp;&quot;author ={&quot;&amp;[.G133]&amp;&quot;}, title ={&quot;&amp;[.D133]&amp;&quot;}, publisher = HUP, location = {Cambridge, MA and London}, year = {&quot;&amp; [.K133] &amp; &quot;}, volume = {&quot; &amp; [.M133] &amp;&quot;}, series = LCL-lang, shortseries = LCL-kurz, origtitle = {&quot; &amp; [.D133] &amp; &quot;}, origlanguage = {&quot; &amp; [.J133] &amp; &quot;}, translator = {&quot; &amp; [.N133] &amp; &quot;}, editor = {&quot; &amp; [.O133] &amp; &quot;}, shorthand = {&quot; &amp; [.E133]&amp; &quot;}, shortauthor = {&quot; &amp; [.C133]&amp; &quot;}, keywords = {ancient}, options = {antik},&quot;&amp;&quot;}&quot;" office:value-type="string" office:string-value="@Book{Caes_Bell_Alex,author ={Iulius Caesar, Caius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">
            <text:p>@Book{Caes_Bell_Alex,author ={Iulius Caesar, Caius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</text:p>
          </table:table-cell>
          <table:table-cell table:formula="of:=&quot;@Book{&quot; &amp;[.F133] &amp; &quot;,author ={&quot; &amp; [.G133] &amp;&quot;},  origtitle = {&quot; &amp; [.D133] &amp;&quot; }, shorthand = {&quot; &amp; [.E133]&amp;&quot;}, shortauthor = {&quot;&amp; [.C133]&amp; &quot;}, keywords = {ancient}, options = {antik}}&quot;" office:value-type="string" office:string-value="@Book{Caes_Bell_Alex,author ={Iulius Caesar, Caius},  origtitle = {Bellum Alexandrinum (Ps.-Caes.) }, shorthand = {Caes. Bell. Alex.}, shortauthor = {Caesar}, keywords = {ancient}, options = {antik}}">
            <text:p>@Book{Caes_Bell_Alex,author ={Iulius Caesar, Caius}, <text:s/>origtitle = {Bellum Alexandrinum (Ps.-Caes.) }, shorthand = {Caes. Bell. Alex.}, shortauthor = {Caesar}, keywords = {ancient}, options = {antik}}</text:p>
          </table:table-cell>
          <table:table-cell table:formula="of:=&quot;\item[&quot;&amp;[.E133] &amp; &quot;] &quot; &amp;[.C133]&amp; &quot; &quot; &amp;[.D133] &amp; &quot;\newline \textbf{&quot; &amp; [.F133] &amp;&quot;}&quot;" office:value-type="string" office:string-value="\item[Caes. Bell. Alex.] Caesar Bellum Alexandrinum (Ps.-Caes.)\newline \textbf{Caes_Bell_Alex}">
            <text:p>\item[Caes. Bell. Alex.] Caesar Bellum Alexandrinum (Ps.-Caes.)\newline \textbf{Caes_Bell_Alex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Hisp.</text:p>
          </table:table-cell>
          <table:table-cell office:value-type="string">
            <text:p>Caesar</text:p>
          </table:table-cell>
          <table:table-cell office:value-type="string">
            <text:p>Bellum Hispaniense (Ps.-Caes.)</text:p>
          </table:table-cell>
          <table:table-cell office:value-type="string">
            <text:p>Caes. Bell. Hisp.</text:p>
          </table:table-cell>
          <table:table-cell office:value-type="string">
            <text:p>Caes_Bell_Hisp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4]&amp;&quot;,&quot;&amp;&quot;author ={&quot;&amp;[.G134]&amp;&quot;}, title ={&quot;&amp;[.D134]&amp;&quot;}, publisher = HUP, location = {Cambridge, MA and London}, year = {&quot;&amp; [.K134] &amp; &quot;}, volume = {&quot; &amp; [.M134] &amp;&quot;}, series = LCL-lang, shortseries = LCL-kurz, origtitle = {&quot; &amp; [.D134] &amp; &quot;}, origlanguage = {&quot; &amp; [.J134] &amp; &quot;}, translator = {&quot; &amp; [.N134] &amp; &quot;}, editor = {&quot; &amp; [.O134] &amp; &quot;}, shorthand = {&quot; &amp; [.E134]&amp; &quot;}, shortauthor = {&quot; &amp; [.C134]&amp; &quot;}, keywords = {ancient}, options = {antik},&quot;&amp;&quot;}&quot;" office:value-type="string" office:string-value="@Book{Caes_Bell_Hisp,author ={Iulius Caesar, Caius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">
            <text:p>@Book{Caes_Bell_Hisp,author ={Iulius Caesar, Caius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</text:p>
          </table:table-cell>
          <table:table-cell table:formula="of:=&quot;@Book{&quot; &amp;[.F134] &amp; &quot;,author ={&quot; &amp; [.G134] &amp;&quot;},  origtitle = {&quot; &amp; [.D134] &amp;&quot; }, shorthand = {&quot; &amp; [.E134]&amp;&quot;}, shortauthor = {&quot;&amp; [.C134]&amp; &quot;}, keywords = {ancient}, options = {antik}}&quot;" office:value-type="string" office:string-value="@Book{Caes_Bell_Hisp,author ={Iulius Caesar, Caius},  origtitle = {Bellum Hispaniense (Ps.-Caes.) }, shorthand = {Caes. Bell. Hisp.}, shortauthor = {Caesar}, keywords = {ancient}, options = {antik}}">
            <text:p>@Book{Caes_Bell_Hisp,author ={Iulius Caesar, Caius}, <text:s/>origtitle = {Bellum Hispaniense (Ps.-Caes.) }, shorthand = {Caes. Bell. Hisp.}, shortauthor = {Caesar}, keywords = {ancient}, options = {antik}}</text:p>
          </table:table-cell>
          <table:table-cell table:formula="of:=&quot;\item[&quot;&amp;[.E134] &amp; &quot;] &quot; &amp;[.C134]&amp; &quot; &quot; &amp;[.D134] &amp; &quot;\newline \textbf{&quot; &amp; [.F134] &amp;&quot;}&quot;" office:value-type="string" office:string-value="\item[Caes. Bell. Hisp.] Caesar Bellum Hispaniense (Ps.-Caes.)\newline \textbf{Caes_Bell_Hisp}">
            <text:p>\item[Caes. Bell. Hisp.] Caesar Bellum Hispaniense (Ps.-Caes.)\newline \textbf{Caes_Bell_Hisp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civ.</text:p>
          </table:table-cell>
          <table:table-cell office:value-type="string">
            <text:p>Caesar</text:p>
          </table:table-cell>
          <table:table-cell office:value-type="string">
            <text:p>de bello civili</text:p>
          </table:table-cell>
          <table:table-cell office:value-type="string">
            <text:p>Caes. civ.</text:p>
          </table:table-cell>
          <table:table-cell office:value-type="string">
            <text:p>Caes_civ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5]&amp;&quot;,&quot;&amp;&quot;author ={&quot;&amp;[.G135]&amp;&quot;}, title ={&quot;&amp;[.D135]&amp;&quot;}, publisher = HUP, location = {Cambridge, MA and London}, year = {&quot;&amp; [.K135] &amp; &quot;}, volume = {&quot; &amp; [.M135] &amp;&quot;}, series = LCL-lang, shortseries = LCL-kurz, origtitle = {&quot; &amp; [.D135] &amp; &quot;}, origlanguage = {&quot; &amp; [.J135] &amp; &quot;}, translator = {&quot; &amp; [.N135] &amp; &quot;}, editor = {&quot; &amp; [.O135] &amp; &quot;}, shorthand = {&quot; &amp; [.E135]&amp; &quot;}, shortauthor = {&quot; &amp; [.C135]&amp; &quot;}, keywords = {ancient}, options = {antik},&quot;&amp;&quot;}&quot;" office:value-type="string" office:string-value="@Book{Caes_civ,author ={Iulius Caesar, Caius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">
            <text:p>@Book{Caes_civ,author ={Iulius Caesar, Caius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</text:p>
          </table:table-cell>
          <table:table-cell table:formula="of:=&quot;@Book{&quot; &amp;[.F135] &amp; &quot;,author ={&quot; &amp; [.G135] &amp;&quot;},  origtitle = {&quot; &amp; [.D135] &amp;&quot; }, shorthand = {&quot; &amp; [.E135]&amp;&quot;}, shortauthor = {&quot;&amp; [.C135]&amp; &quot;}, keywords = {ancient}, options = {antik}}&quot;" office:value-type="string" office:string-value="@Book{Caes_civ,author ={Iulius Caesar, Caius},  origtitle = {de bello civili }, shorthand = {Caes. civ.}, shortauthor = {Caesar}, keywords = {ancient}, options = {antik}}">
            <text:p>@Book{Caes_civ,author ={Iulius Caesar, Caius}, <text:s/>origtitle = {de bello civili }, shorthand = {Caes. civ.}, shortauthor = {Caesar}, keywords = {ancient}, options = {antik}}</text:p>
          </table:table-cell>
          <table:table-cell table:formula="of:=&quot;\item[&quot;&amp;[.E135] &amp; &quot;] &quot; &amp;[.C135]&amp; &quot; &quot; &amp;[.D135] &amp; &quot;\newline \textbf{&quot; &amp; [.F135] &amp;&quot;}&quot;" office:value-type="string" office:string-value="\item[Caes. civ.] Caesar de bello civili\newline \textbf{Caes_civ}">
            <text:p>\item[Caes. civ.] Caesar de bello civili\newline \textbf{Caes_civ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Gall.</text:p>
          </table:table-cell>
          <table:table-cell office:value-type="string">
            <text:p>Caesar</text:p>
          </table:table-cell>
          <table:table-cell office:value-type="string">
            <text:p>de bello Gallico</text:p>
          </table:table-cell>
          <table:table-cell office:value-type="string">
            <text:p>Caes. Gall.</text:p>
          </table:table-cell>
          <table:table-cell office:value-type="string">
            <text:p>Caes_Gall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6]&amp;&quot;,&quot;&amp;&quot;author ={&quot;&amp;[.G136]&amp;&quot;}, title ={&quot;&amp;[.D136]&amp;&quot;}, publisher = HUP, location = {Cambridge, MA and London}, year = {&quot;&amp; [.K136] &amp; &quot;}, volume = {&quot; &amp; [.M136] &amp;&quot;}, series = LCL-lang, shortseries = LCL-kurz, origtitle = {&quot; &amp; [.D136] &amp; &quot;}, origlanguage = {&quot; &amp; [.J136] &amp; &quot;}, translator = {&quot; &amp; [.N136] &amp; &quot;}, editor = {&quot; &amp; [.O136] &amp; &quot;}, shorthand = {&quot; &amp; [.E136]&amp; &quot;}, shortauthor = {&quot; &amp; [.C136]&amp; &quot;}, keywords = {ancient}, options = {antik},&quot;&amp;&quot;}&quot;" office:value-type="string" office:string-value="@Book{Caes_Gall,author ={Iulius Caesar, Caius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">
            <text:p>@Book{Caes_Gall,author ={Iulius Caesar, Caius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</text:p>
          </table:table-cell>
          <table:table-cell table:formula="of:=&quot;@Book{&quot; &amp;[.F136] &amp; &quot;,author ={&quot; &amp; [.G136] &amp;&quot;},  origtitle = {&quot; &amp; [.D136] &amp;&quot; }, shorthand = {&quot; &amp; [.E136]&amp;&quot;}, shortauthor = {&quot;&amp; [.C136]&amp; &quot;}, keywords = {ancient}, options = {antik}}&quot;" office:value-type="string" office:string-value="@Book{Caes_Gall,author ={Iulius Caesar, Caius},  origtitle = {de bello Gallico }, shorthand = {Caes. Gall.}, shortauthor = {Caesar}, keywords = {ancient}, options = {antik}}">
            <text:p>@Book{Caes_Gall,author ={Iulius Caesar, Caius}, <text:s/>origtitle = {de bello Gallico }, shorthand = {Caes. Gall.}, shortauthor = {Caesar}, keywords = {ancient}, options = {antik}}</text:p>
          </table:table-cell>
          <table:table-cell table:formula="of:=&quot;\item[&quot;&amp;[.E136] &amp; &quot;] &quot; &amp;[.C136]&amp; &quot; &quot; &amp;[.D136] &amp; &quot;\newline \textbf{&quot; &amp; [.F136] &amp;&quot;}&quot;" office:value-type="string" office:string-value="\item[Caes. Gall.] Caesar de bello Gallico\newline \textbf{Caes_Gall}">
            <text:p>\item[Caes. Gall.] Caesar de bello Gallico\newline \textbf{Caes_Gall}</text:p>
          </table:table-cell>
        </table:table-row>
        <table:table-row table:style-name="ro1">
          <table:table-cell office:value-type="string">
            <text:p>Calp.</text:p>
          </table:table-cell>
          <table:table-cell office:value-type="string">
            <text:p>ecl.</text:p>
          </table:table-cell>
          <table:table-cell office:value-type="string">
            <text:p>Calpurnius</text:p>
          </table:table-cell>
          <table:table-cell office:value-type="string">
            <text:p>Bucolica vel Eclogae</text:p>
          </table:table-cell>
          <table:table-cell office:value-type="string">
            <text:p>Calp. ecl.</text:p>
          </table:table-cell>
          <table:table-cell office:value-type="string">
            <text:p>Calp_ecl</text:p>
          </table:table-cell>
          <table:table-cell office:value-type="string">
            <text:p>Calpurnius Sicul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7]&amp;&quot;,&quot;&amp;&quot;author ={&quot;&amp;[.G137]&amp;&quot;}, title ={&quot;&amp;[.D137]&amp;&quot;}, publisher = HUP, location = {Cambridge, MA and London}, year = {&quot;&amp; [.K137] &amp; &quot;}, volume = {&quot; &amp; [.M137] &amp;&quot;}, series = LCL-lang, shortseries = LCL-kurz, origtitle = {&quot; &amp; [.D137] &amp; &quot;}, origlanguage = {&quot; &amp; [.J137] &amp; &quot;}, translator = {&quot; &amp; [.N137] &amp; &quot;}, editor = {&quot; &amp; [.O137] &amp; &quot;}, shorthand = {&quot; &amp; [.E137]&amp; &quot;}, shortauthor = {&quot; &amp; [.C137]&amp; &quot;}, keywords = {ancient}, options = {antik},&quot;&amp;&quot;}&quot;" office:value-type="string" office:string-value="@Book{Calp_ecl,author ={Calpurnius Siculus, Titus}, title ={Bucolica vel Eclogae}, publisher = HUP, location = {Cambridge, MA and London}, year = {}, volume = {}, series = LCL-lang, shortseries = LCL-kurz, origtitle = {Bucolica vel Eclogae}, origlanguage = {}, translator = {}, editor = {}, shorthand = {Calp. ecl.}, shortauthor = {Calpurnius}, keywords = {ancient}, options = {antik},}">
            <text:p>@Book{Calp_ecl,author ={Calpurnius Siculus, Titus}, title ={Bucolica vel Eclogae}, publisher = HUP, location = {Cambridge, MA and London}, year = {}, volume = {}, series = LCL-lang, shortseries = LCL-kurz, origtitle = {Bucolica vel Eclogae}, origlanguage = {}, translator = {}, editor = {}, shorthand = {Calp. ecl.}, shortauthor = {Calpurnius}, keywords = {ancient}, options = {antik},}</text:p>
          </table:table-cell>
          <table:table-cell table:formula="of:=&quot;@Book{&quot; &amp;[.F137] &amp; &quot;,author ={&quot; &amp; [.G137] &amp;&quot;},  origtitle = {&quot; &amp; [.D137] &amp;&quot; }, shorthand = {&quot; &amp; [.E137]&amp;&quot;}, shortauthor = {&quot;&amp; [.C137]&amp; &quot;}, keywords = {ancient}, options = {antik}}&quot;" office:value-type="string" office:string-value="@Book{Calp_ecl,author ={Calpurnius Siculus, Titus},  origtitle = {Bucolica vel Eclogae }, shorthand = {Calp. ecl.}, shortauthor = {Calpurnius}, keywords = {ancient}, options = {antik}}">
            <text:p>@Book{Calp_ecl,author ={Calpurnius Siculus, Titus}, <text:s/>origtitle = {Bucolica vel Eclogae }, shorthand = {Calp. ecl.}, shortauthor = {Calpurnius}, keywords = {ancient}, options = {antik}}</text:p>
          </table:table-cell>
          <table:table-cell table:formula="of:=&quot;\item[&quot;&amp;[.E137] &amp; &quot;] &quot; &amp;[.C137]&amp; &quot; &quot; &amp;[.D137] &amp; &quot;\newline \textbf{&quot; &amp; [.F137] &amp;&quot;}&quot;" office:value-type="string" office:string-value="\item[Calp. ecl.] Calpurnius Bucolica vel Eclogae\newline \textbf{Calp_ecl}">
            <text:p>\item[Calp. ecl.] Calpurnius Bucolica vel Eclogae\newline \textbf{Calp_ecl}</text:p>
          </table:table-cell>
        </table:table-row>
        <table:table-row table:style-name="ro1">
          <table:table-cell office:value-type="string">
            <text:p>Cass. Dio</text:p>
          </table:table-cell>
          <table:table-cell/>
          <table:table-cell office:value-type="string">
            <text:p>Cassius Dio</text:p>
          </table:table-cell>
          <table:table-cell/>
          <table:table-cell office:value-type="string">
            <text:p>Cass. Dio</text:p>
          </table:table-cell>
          <table:table-cell office:value-type="string">
            <text:p>Cass_Dio</text:p>
          </table:table-cell>
          <table:table-cell office:value-type="string">
            <text:p>Cassius Dio Cocce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8]&amp;&quot;,&quot;&amp;&quot;author ={&quot;&amp;[.G138]&amp;&quot;}, title ={&quot;&amp;[.D138]&amp;&quot;}, publisher = HUP, location = {Cambridge, MA and London}, year = {&quot;&amp; [.K138] &amp; &quot;}, volume = {&quot; &amp; [.M138] &amp;&quot;}, series = LCL-lang, shortseries = LCL-kurz, origtitle = {&quot; &amp; [.D138] &amp; &quot;}, origlanguage = {&quot; &amp; [.J138] &amp; &quot;}, translator = {&quot; &amp; [.N138] &amp; &quot;}, editor = {&quot; &amp; [.O138] &amp; &quot;}, shorthand = {&quot; &amp; [.E138]&amp; &quot;}, shortauthor = {&quot; &amp; [.C138]&amp; &quot;}, keywords = {ancient}, options = {antik},&quot;&amp;&quot;}&quot;" office:value-type="string" office:string-value="@Book{Cass_Dio,author ={Cassius Dio Cocceianus, Lucius}, title ={}, publisher = HUP, location = {Cambridge, MA and London}, year = {}, volume = {}, series = LCL-lang, shortseries = LCL-kurz, origtitle = {}, origlanguage = {}, translator = {}, editor = {}, shorthand = {Cass. Dio}, shortauthor = {Cassius Dio}, keywords = {ancient}, options = {antik},}">
            <text:p>@Book{Cass_Dio,author ={Cassius Dio Cocceianus, Lucius}, title ={}, publisher = HUP, location = {Cambridge, MA and London}, year = {}, volume = {}, series = LCL-lang, shortseries = LCL-kurz, origtitle = {}, origlanguage = {}, translator = {}, editor = {}, shorthand = {Cass. Dio}, shortauthor = {Cassius Dio}, keywords = {ancient}, options = {antik},}</text:p>
          </table:table-cell>
          <table:table-cell table:formula="of:=&quot;@Book{&quot; &amp;[.F138] &amp; &quot;,author ={&quot; &amp; [.G138] &amp;&quot;},  origtitle = {&quot; &amp; [.D138] &amp;&quot; }, shorthand = {&quot; &amp; [.E138]&amp;&quot;}, shortauthor = {&quot;&amp; [.C138]&amp; &quot;}, keywords = {ancient}, options = {antik}}&quot;" office:value-type="string" office:string-value="@Book{Cass_Dio,author ={Cassius Dio Cocceianus, Lucius},  origtitle = { }, shorthand = {Cass. Dio}, shortauthor = {Cassius Dio}, keywords = {ancient}, options = {antik}}">
            <text:p>@Book{Cass_Dio,author ={Cassius Dio Cocceianus, Lucius}, <text:s/>origtitle = { }, shorthand = {Cass. Dio}, shortauthor = {Cassius Dio}, keywords = {ancient}, options = {antik}}</text:p>
          </table:table-cell>
          <table:table-cell table:formula="of:=&quot;\item[&quot;&amp;[.E138] &amp; &quot;] &quot; &amp;[.C138]&amp; &quot; &quot; &amp;[.D138] &amp; &quot;\newline \textbf{&quot; &amp; [.F138] &amp;&quot;}&quot;" office:value-type="string" office:string-value="\item[Cass. Dio] Cassius Dio \newline \textbf{Cass_Dio}">
            <text:p>\item[Cass. Dio] Cassius Dio \newline \textbf{Cass_Dio}</text:p>
          </table:table-cell>
        </table:table-row>
        <table:table-row table:style-name="ro1">
          <table:table-cell office:value-type="string">
            <text:p>Cassiod. inst.</text:p>
          </table:table-cell>
          <table:table-cell/>
          <table:table-cell office:value-type="string">
            <text:p>Cassiodor</text:p>
          </table:table-cell>
          <table:table-cell office:value-type="string">
            <text:p>institutiones variae</text:p>
          </table:table-cell>
          <table:table-cell office:value-type="string">
            <text:p>Cassiod. inst.</text:p>
          </table:table-cell>
          <table:table-cell office:value-type="string">
            <text:p>Cassiod_inst</text:p>
          </table:table-cell>
          <table:table-cell office:value-type="string">
            <text:p>Cassiodor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9]&amp;&quot;,&quot;&amp;&quot;author ={&quot;&amp;[.G139]&amp;&quot;}, title ={&quot;&amp;[.D139]&amp;&quot;}, publisher = HUP, location = {Cambridge, MA and London}, year = {&quot;&amp; [.K139] &amp; &quot;}, volume = {&quot; &amp; [.M139] &amp;&quot;}, series = LCL-lang, shortseries = LCL-kurz, origtitle = {&quot; &amp; [.D139] &amp; &quot;}, origlanguage = {&quot; &amp; [.J139] &amp; &quot;}, translator = {&quot; &amp; [.N139] &amp; &quot;}, editor = {&quot; &amp; [.O139] &amp; &quot;}, shorthand = {&quot; &amp; [.E139]&amp; &quot;}, shortauthor = {&quot; &amp; [.C139]&amp; &quot;}, keywords = {ancient}, options = {antik},&quot;&amp;&quot;}&quot;" office:value-type="string" office:string-value="@Book{Cassiod_inst,author ={Cassiodorus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}, keywords = {ancient}, options = {antik},}">
            <text:p>@Book{Cassiod_inst,author ={Cassiodorus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}, keywords = {ancient}, options = {antik},}</text:p>
          </table:table-cell>
          <table:table-cell table:formula="of:=&quot;@Book{&quot; &amp;[.F139] &amp; &quot;,author ={&quot; &amp; [.G139] &amp;&quot;},  origtitle = {&quot; &amp; [.D139] &amp;&quot; }, shorthand = {&quot; &amp; [.E139]&amp;&quot;}, shortauthor = {&quot;&amp; [.C139]&amp; &quot;}, keywords = {ancient}, options = {antik}}&quot;" office:value-type="string" office:string-value="@Book{Cassiod_inst,author ={Cassiodorus},  origtitle = {institutiones variae }, shorthand = {Cassiod. inst.}, shortauthor = {Cassiodor}, keywords = {ancient}, options = {antik}}">
            <text:p>@Book{Cassiod_inst,author ={Cassiodorus}, <text:s/>origtitle = {institutiones variae }, shorthand = {Cassiod. inst.}, shortauthor = {Cassiodor}, keywords = {ancient}, options = {antik}}</text:p>
          </table:table-cell>
          <table:table-cell table:formula="of:=&quot;\item[&quot;&amp;[.E139] &amp; &quot;] &quot; &amp;[.C139]&amp; &quot; &quot; &amp;[.D139] &amp; &quot;\newline \textbf{&quot; &amp; [.F139] &amp;&quot;}&quot;" office:value-type="string" office:string-value="\item[Cassiod. inst.] Cassiodor institutiones variae\newline \textbf{Cassiod_inst}">
            <text:p>\item[Cassiod. inst.] Cassiodor institutiones variae\newline \textbf{Cassiod_inst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agr.</text:p>
          </table:table-cell>
          <table:table-cell office:value-type="string">
            <text:p>Cato maior</text:p>
          </table:table-cell>
          <table:table-cell office:value-type="string">
            <text:p>de agri cultura</text:p>
          </table:table-cell>
          <table:table-cell office:value-type="string">
            <text:p>Cato agr.</text:p>
          </table:table-cell>
          <table:table-cell office:value-type="string">
            <text:p>Cato_agr</text:p>
          </table:table-cell>
          <table:table-cell office:value-type="string">
            <text:p>Porcius Cat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0]&amp;&quot;,&quot;&amp;&quot;author ={&quot;&amp;[.G140]&amp;&quot;}, title ={&quot;&amp;[.D140]&amp;&quot;}, publisher = HUP, location = {Cambridge, MA and London}, year = {&quot;&amp; [.K140] &amp; &quot;}, volume = {&quot; &amp; [.M140] &amp;&quot;}, series = LCL-lang, shortseries = LCL-kurz, origtitle = {&quot; &amp; [.D140] &amp; &quot;}, origlanguage = {&quot; &amp; [.J140] &amp; &quot;}, translator = {&quot; &amp; [.N140] &amp; &quot;}, editor = {&quot; &amp; [.O140] &amp; &quot;}, shorthand = {&quot; &amp; [.E140]&amp; &quot;}, shortauthor = {&quot; &amp; [.C140]&amp; &quot;}, keywords = {ancient}, options = {antik},&quot;&amp;&quot;}&quot;" office:value-type="string" office:string-value="@Book{Cato_agr,author ={Porcius Cato, Marcus}, title ={de agri cultura}, publisher = HUP, location = {Cambridge, MA and London}, year = {}, volume = {}, series = LCL-lang, shortseries = LCL-kurz, origtitle = {de agri cultura}, origlanguage = {}, translator = {}, editor = {}, shorthand = {Cato agr.}, shortauthor = {Cato maior}, keywords = {ancient}, options = {antik},}">
            <text:p>@Book{Cato_agr,author ={Porcius Cato, Marcus}, title ={de agri cultura}, publisher = HUP, location = {Cambridge, MA and London}, year = {}, volume = {}, series = LCL-lang, shortseries = LCL-kurz, origtitle = {de agri cultura}, origlanguage = {}, translator = {}, editor = {}, shorthand = {Cato agr.}, shortauthor = {Cato maior}, keywords = {ancient}, options = {antik},}</text:p>
          </table:table-cell>
          <table:table-cell table:formula="of:=&quot;@Book{&quot; &amp;[.F140] &amp; &quot;,author ={&quot; &amp; [.G140] &amp;&quot;},  origtitle = {&quot; &amp; [.D140] &amp;&quot; }, shorthand = {&quot; &amp; [.E140]&amp;&quot;}, shortauthor = {&quot;&amp; [.C140]&amp; &quot;}, keywords = {ancient}, options = {antik}}&quot;" office:value-type="string" office:string-value="@Book{Cato_agr,author ={Porcius Cato, Marcus},  origtitle = {de agri cultura }, shorthand = {Cato agr.}, shortauthor = {Cato maior}, keywords = {ancient}, options = {antik}}">
            <text:p>@Book{Cato_agr,author ={Porcius Cato, Marcus}, <text:s/>origtitle = {de agri cultura }, shorthand = {Cato agr.}, shortauthor = {Cato maior}, keywords = {ancient}, options = {antik}}</text:p>
          </table:table-cell>
          <table:table-cell table:formula="of:=&quot;\item[&quot;&amp;[.E140] &amp; &quot;] &quot; &amp;[.C140]&amp; &quot; &quot; &amp;[.D140] &amp; &quot;\newline \textbf{&quot; &amp; [.F140] &amp;&quot;}&quot;" office:value-type="string" office:string-value="\item[Cato agr.] Cato maior de agri cultura\newline \textbf{Cato_agr}">
            <text:p>\item[Cato agr.] Cato maior de agri cultura\newline \textbf{Cato_agr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Orig.</text:p>
          </table:table-cell>
          <table:table-cell office:value-type="string">
            <text:p>Cato maior</text:p>
          </table:table-cell>
          <table:table-cell office:value-type="string">
            <text:p>origines</text:p>
          </table:table-cell>
          <table:table-cell office:value-type="string">
            <text:p>Cato Orig.</text:p>
          </table:table-cell>
          <table:table-cell office:value-type="string">
            <text:p>Cato_Orig</text:p>
          </table:table-cell>
          <table:table-cell office:value-type="string">
            <text:p>Porcius Cat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1]&amp;&quot;,&quot;&amp;&quot;author ={&quot;&amp;[.G141]&amp;&quot;}, title ={&quot;&amp;[.D141]&amp;&quot;}, publisher = HUP, location = {Cambridge, MA and London}, year = {&quot;&amp; [.K141] &amp; &quot;}, volume = {&quot; &amp; [.M141] &amp;&quot;}, series = LCL-lang, shortseries = LCL-kurz, origtitle = {&quot; &amp; [.D141] &amp; &quot;}, origlanguage = {&quot; &amp; [.J141] &amp; &quot;}, translator = {&quot; &amp; [.N141] &amp; &quot;}, editor = {&quot; &amp; [.O141] &amp; &quot;}, shorthand = {&quot; &amp; [.E141]&amp; &quot;}, shortauthor = {&quot; &amp; [.C141]&amp; &quot;}, keywords = {ancient}, options = {antik},&quot;&amp;&quot;}&quot;" office:value-type="string" office:string-value="@Book{Cato_Orig,author ={Porcius Cato, Marcus}, title ={origines}, publisher = HUP, location = {Cambridge, MA and London}, year = {}, volume = {}, series = LCL-lang, shortseries = LCL-kurz, origtitle = {origines}, origlanguage = {}, translator = {}, editor = {}, shorthand = {Cato Orig.}, shortauthor = {Cato maior}, keywords = {ancient}, options = {antik},}">
            <text:p>@Book{Cato_Orig,author ={Porcius Cato, Marcus}, title ={origines}, publisher = HUP, location = {Cambridge, MA and London}, year = {}, volume = {}, series = LCL-lang, shortseries = LCL-kurz, origtitle = {origines}, origlanguage = {}, translator = {}, editor = {}, shorthand = {Cato Orig.}, shortauthor = {Cato maior}, keywords = {ancient}, options = {antik},}</text:p>
          </table:table-cell>
          <table:table-cell table:formula="of:=&quot;@Book{&quot; &amp;[.F141] &amp; &quot;,author ={&quot; &amp; [.G141] &amp;&quot;},  origtitle = {&quot; &amp; [.D141] &amp;&quot; }, shorthand = {&quot; &amp; [.E141]&amp;&quot;}, shortauthor = {&quot;&amp; [.C141]&amp; &quot;}, keywords = {ancient}, options = {antik}}&quot;" office:value-type="string" office:string-value="@Book{Cato_Orig,author ={Porcius Cato, Marcus},  origtitle = {origines }, shorthand = {Cato Orig.}, shortauthor = {Cato maior}, keywords = {ancient}, options = {antik}}">
            <text:p>@Book{Cato_Orig,author ={Porcius Cato, Marcus}, <text:s/>origtitle = {origines }, shorthand = {Cato Orig.}, shortauthor = {Cato maior}, keywords = {ancient}, options = {antik}}</text:p>
          </table:table-cell>
          <table:table-cell table:formula="of:=&quot;\item[&quot;&amp;[.E141] &amp; &quot;] &quot; &amp;[.C141]&amp; &quot; &quot; &amp;[.D141] &amp; &quot;\newline \textbf{&quot; &amp; [.F141] &amp;&quot;}&quot;" office:value-type="string" office:string-value="\item[Cato Orig.] Cato maior origines\newline \textbf{Cato_Orig}">
            <text:p>\item[Cato Orig.] Cato maior origines\newline \textbf{Cato_Orig}</text:p>
          </table:table-cell>
        </table:table-row>
        <table:table-row table:style-name="ro1">
          <table:table-cell office:value-type="string">
            <text:p>Catull.</text:p>
          </table:table-cell>
          <table:table-cell/>
          <table:table-cell office:value-type="string">
            <text:p>Catull</text:p>
          </table:table-cell>
          <table:table-cell office:value-type="string">
            <text:p>carmina</text:p>
          </table:table-cell>
          <table:table-cell office:value-type="string">
            <text:p>Catull.</text:p>
          </table:table-cell>
          <table:table-cell office:value-type="string">
            <text:p>Catull</text:p>
          </table:table-cell>
          <table:table-cell office:value-type="string">
            <text:p>Valerius Catullus,Gaius </text:p>
          </table:table-cell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142]&amp;&quot;,&quot;&amp;&quot;author ={&quot;&amp;[.G142]&amp;&quot;}, title ={&quot;&amp;[.D142]&amp;&quot;}, publisher = HUP, location = {Cambridge, MA and London}, year = {&quot;&amp; [.K142] &amp; &quot;}, volume = {&quot; &amp; [.M142] &amp;&quot;}, series = LCL-lang, shortseries = LCL-kurz, origtitle = {&quot; &amp; [.D142] &amp; &quot;}, origlanguage = {&quot; &amp; [.J142] &amp; &quot;}, translator = {&quot; &amp; [.N142] &amp; &quot;}, editor = {&quot; &amp; [.O142] &amp; &quot;}, shorthand = {&quot; &amp; [.E142]&amp; &quot;}, shortauthor = {&quot; &amp; [.C142]&amp; &quot;}, keywords = {ancient}, options = {antik},&quot;&amp;&quot;}&quot;" office:value-type="string" office:string-value="@Book{Catull,author ={Valerius Catullus,Gaius 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}, keywords = {ancient}, options = {antik},}">
            <text:p>@Book{Catull,author ={Valerius Catullus,Gaius 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}, keywords = {ancient}, options = {antik},}</text:p>
          </table:table-cell>
          <table:table-cell table:formula="of:=&quot;@Book{&quot; &amp;[.F142] &amp; &quot;,author ={&quot; &amp; [.G142] &amp;&quot;},  origtitle = {&quot; &amp; [.D142] &amp;&quot; }, shorthand = {&quot; &amp; [.E142]&amp;&quot;}, shortauthor = {&quot;&amp; [.C142]&amp; &quot;}, keywords = {ancient}, options = {antik}}&quot;" office:value-type="string" office:string-value="@Book{Catull,author ={Valerius Catullus,Gaius },  origtitle = {carmina }, shorthand = {Catull.}, shortauthor = {Catull}, keywords = {ancient}, options = {antik}}">
            <text:p>@Book{Catull,author ={Valerius Catullus,Gaius }, <text:s/>origtitle = {carmina }, shorthand = {Catull.}, shortauthor = {Catull}, keywords = {ancient}, options = {antik}}</text:p>
          </table:table-cell>
          <table:table-cell table:formula="of:=&quot;\item[&quot;&amp;[.E142] &amp; &quot;] &quot; &amp;[.C142]&amp; &quot; &quot; &amp;[.D142] &amp; &quot;\newline \textbf{&quot; &amp; [.F142] &amp;&quot;}&quot;" office:value-type="string" office:string-value="\item[Catull.] Catull carmina\newline \textbf{Catull}">
            <text:p>\item[Catull.] Catull carmina\newline \textbf{Catull}</text:p>
          </table:table-cell>
        </table:table-row>
        <table:table-row table:style-name="ro1">
          <table:table-cell office:value-type="string">
            <text:p>Cels.</text:p>
          </table:table-cell>
          <table:table-cell/>
          <table:table-cell office:value-type="string">
            <text:p>Cornelius Celsus</text:p>
          </table:table-cell>
          <table:table-cell office:value-type="string">
            <text:p>De medicina</text:p>
          </table:table-cell>
          <table:table-cell office:value-type="string">
            <text:p>Cels.</text:p>
          </table:table-cell>
          <table:table-cell office:value-type="string">
            <text:p>Cels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3]&amp;&quot;,&quot;&amp;&quot;author ={&quot;&amp;[.G143]&amp;&quot;}, title ={&quot;&amp;[.D143]&amp;&quot;}, publisher = HUP, location = {Cambridge, MA and London}, year = {&quot;&amp; [.K143] &amp; &quot;}, volume = {&quot; &amp; [.M143] &amp;&quot;}, series = LCL-lang, shortseries = LCL-kurz, origtitle = {&quot; &amp; [.D143] &amp; &quot;}, origlanguage = {&quot; &amp; [.J143] &amp; &quot;}, translator = {&quot; &amp; [.N143] &amp; &quot;}, editor = {&quot; &amp; [.O143] &amp; &quot;}, shorthand = {&quot; &amp; [.E143]&amp; &quot;}, shortauthor = {&quot; &amp; [.C143]&amp; &quot;}, keywords = {ancient}, options = {antik},&quot;&amp;&quot;}&quot;" office:value-type="string" office:string-value="@Book{Cels,author ={Cornelius Celsus, Aulus}, title ={De medicina}, publisher = HUP, location = {Cambridge, MA and London}, year = {}, volume = {}, series = LCL-lang, shortseries = LCL-kurz, origtitle = {De medicina}, origlanguage = {}, translator = {}, editor = {}, shorthand = {Cels.}, shortauthor = {Cornelius Celsus}, keywords = {ancient}, options = {antik},}">
            <text:p>@Book{Cels,author ={Cornelius Celsus, Aulus}, title ={De medicina}, publisher = HUP, location = {Cambridge, MA and London}, year = {}, volume = {}, series = LCL-lang, shortseries = LCL-kurz, origtitle = {De medicina}, origlanguage = {}, translator = {}, editor = {}, shorthand = {Cels.}, shortauthor = {Cornelius Celsus}, keywords = {ancient}, options = {antik},}</text:p>
          </table:table-cell>
          <table:table-cell table:formula="of:=&quot;@Book{&quot; &amp;[.F143] &amp; &quot;,author ={&quot; &amp; [.G143] &amp;&quot;},  origtitle = {&quot; &amp; [.D143] &amp;&quot; }, shorthand = {&quot; &amp; [.E143]&amp;&quot;}, shortauthor = {&quot;&amp; [.C143]&amp; &quot;}, keywords = {ancient}, options = {antik}}&quot;" office:value-type="string" office:string-value="@Book{Cels,author ={Cornelius Celsus, Aulus},  origtitle = {De medicina }, shorthand = {Cels.}, shortauthor = {Cornelius Celsus}, keywords = {ancient}, options = {antik}}">
            <text:p>@Book{Cels,author ={Cornelius Celsus, Aulus}, <text:s/>origtitle = {De medicina }, shorthand = {Cels.}, shortauthor = {Cornelius Celsus}, keywords = {ancient}, options = {antik}}</text:p>
          </table:table-cell>
          <table:table-cell table:formula="of:=&quot;\item[&quot;&amp;[.E143] &amp; &quot;] &quot; &amp;[.C143]&amp; &quot; &quot; &amp;[.D143] &amp; &quot;\newline \textbf{&quot; &amp; [.F143] &amp;&quot;}&quot;" office:value-type="string" office:string-value="\item[Cels.] Cornelius Celsus De medicina\newline \textbf{Cels}">
            <text:p>\item[Cels.] Cornelius Celsus De medicina\newline \textbf{Cels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artes</text:p>
          </table:table-cell>
          <table:table-cell office:value-type="string">
            <text:p>Celsus</text:p>
          </table:table-cell>
          <table:table-cell/>
          <table:table-cell office:value-type="string">
            <text:p>Cels. artes</text:p>
          </table:table-cell>
          <table:table-cell office:value-type="string">
            <text:p>Cels_artes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4]&amp;&quot;,&quot;&amp;&quot;author ={&quot;&amp;[.G144]&amp;&quot;}, title ={&quot;&amp;[.D144]&amp;&quot;}, publisher = HUP, location = {Cambridge, MA and London}, year = {&quot;&amp; [.K144] &amp; &quot;}, volume = {&quot; &amp; [.M144] &amp;&quot;}, series = LCL-lang, shortseries = LCL-kurz, origtitle = {&quot; &amp; [.D144] &amp; &quot;}, origlanguage = {&quot; &amp; [.J144] &amp; &quot;}, translator = {&quot; &amp; [.N144] &amp; &quot;}, editor = {&quot; &amp; [.O144] &amp; &quot;}, shorthand = {&quot; &amp; [.E144]&amp; &quot;}, shortauthor = {&quot; &amp; [.C144]&amp; &quot;}, keywords = {ancient}, options = {antik},&quot;&amp;&quot;}&quot;" office:value-type="string" office:string-value="@Book{Cels_artes,author ={Cornelius Celsus, Aulus}, title ={}, publisher = HUP, location = {Cambridge, MA and London}, year = {}, volume = {}, series = LCL-lang, shortseries = LCL-kurz, origtitle = {}, origlanguage = {}, translator = {}, editor = {}, shorthand = {Cels. artes}, shortauthor = {Celsus}, keywords = {ancient}, options = {antik},}">
            <text:p>@Book{Cels_artes,author ={Cornelius Celsus, Aulus}, title ={}, publisher = HUP, location = {Cambridge, MA and London}, year = {}, volume = {}, series = LCL-lang, shortseries = LCL-kurz, origtitle = {}, origlanguage = {}, translator = {}, editor = {}, shorthand = {Cels. artes}, shortauthor = {Celsus}, keywords = {ancient}, options = {antik},}</text:p>
          </table:table-cell>
          <table:table-cell table:formula="of:=&quot;@Book{&quot; &amp;[.F144] &amp; &quot;,author ={&quot; &amp; [.G144] &amp;&quot;},  origtitle = {&quot; &amp; [.D144] &amp;&quot; }, shorthand = {&quot; &amp; [.E144]&amp;&quot;}, shortauthor = {&quot;&amp; [.C144]&amp; &quot;}, keywords = {ancient}, options = {antik}}&quot;" office:value-type="string" office:string-value="@Book{Cels_artes,author ={Cornelius Celsus, Aulus},  origtitle = { }, shorthand = {Cels. artes}, shortauthor = {Celsus}, keywords = {ancient}, options = {antik}}">
            <text:p>@Book{Cels_artes,author ={Cornelius Celsus, Aulus}, <text:s/>origtitle = { }, shorthand = {Cels. artes}, shortauthor = {Celsus}, keywords = {ancient}, options = {antik}}</text:p>
          </table:table-cell>
          <table:table-cell table:formula="of:=&quot;\item[&quot;&amp;[.E144] &amp; &quot;] &quot; &amp;[.C144]&amp; &quot; &quot; &amp;[.D144] &amp; &quot;\newline \textbf{&quot; &amp; [.F144] &amp;&quot;}&quot;" office:value-type="string" office:string-value="\item[Cels. artes] Celsus \newline \textbf{Cels_artes}">
            <text:p>\item[Cels. artes] Celsus \newline \textbf{Cels_artes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Dig.</text:p>
          </table:table-cell>
          <table:table-cell office:value-type="string">
            <text:p>Celsus</text:p>
          </table:table-cell>
          <table:table-cell office:value-type="string">
            <text:p>Digesta</text:p>
          </table:table-cell>
          <table:table-cell office:value-type="string">
            <text:p>Cels. Dig.</text:p>
          </table:table-cell>
          <table:table-cell office:value-type="string">
            <text:p>Cels_Dig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5]&amp;&quot;,&quot;&amp;&quot;author ={&quot;&amp;[.G145]&amp;&quot;}, title ={&quot;&amp;[.D145]&amp;&quot;}, publisher = HUP, location = {Cambridge, MA and London}, year = {&quot;&amp; [.K145] &amp; &quot;}, volume = {&quot; &amp; [.M145] &amp;&quot;}, series = LCL-lang, shortseries = LCL-kurz, origtitle = {&quot; &amp; [.D145] &amp; &quot;}, origlanguage = {&quot; &amp; [.J145] &amp; &quot;}, translator = {&quot; &amp; [.N145] &amp; &quot;}, editor = {&quot; &amp; [.O145] &amp; &quot;}, shorthand = {&quot; &amp; [.E145]&amp; &quot;}, shortauthor = {&quot; &amp; [.C145]&amp; &quot;}, keywords = {ancient}, options = {antik},&quot;&amp;&quot;}&quot;" office:value-type="string" office:string-value="@Book{Cels_Dig,author ={Cornelius Celsus, Aulus}, title ={Digesta}, publisher = HUP, location = {Cambridge, MA and London}, year = {}, volume = {}, series = LCL-lang, shortseries = LCL-kurz, origtitle = {Digesta}, origlanguage = {}, translator = {}, editor = {}, shorthand = {Cels. Dig.}, shortauthor = {Celsus}, keywords = {ancient}, options = {antik},}">
            <text:p>@Book{Cels_Dig,author ={Cornelius Celsus, Aulus}, title ={Digesta}, publisher = HUP, location = {Cambridge, MA and London}, year = {}, volume = {}, series = LCL-lang, shortseries = LCL-kurz, origtitle = {Digesta}, origlanguage = {}, translator = {}, editor = {}, shorthand = {Cels. Dig.}, shortauthor = {Celsus}, keywords = {ancient}, options = {antik},}</text:p>
          </table:table-cell>
          <table:table-cell table:formula="of:=&quot;@Book{&quot; &amp;[.F145] &amp; &quot;,author ={&quot; &amp; [.G145] &amp;&quot;},  origtitle = {&quot; &amp; [.D145] &amp;&quot; }, shorthand = {&quot; &amp; [.E145]&amp;&quot;}, shortauthor = {&quot;&amp; [.C145]&amp; &quot;}, keywords = {ancient}, options = {antik}}&quot;" office:value-type="string" office:string-value="@Book{Cels_Dig,author ={Cornelius Celsus, Aulus},  origtitle = {Digesta }, shorthand = {Cels. Dig.}, shortauthor = {Celsus}, keywords = {ancient}, options = {antik}}">
            <text:p>@Book{Cels_Dig,author ={Cornelius Celsus, Aulus}, <text:s/>origtitle = {Digesta }, shorthand = {Cels. Dig.}, shortauthor = {Celsus}, keywords = {ancient}, options = {antik}}</text:p>
          </table:table-cell>
          <table:table-cell table:formula="of:=&quot;\item[&quot;&amp;[.E145] &amp; &quot;] &quot; &amp;[.C145]&amp; &quot; &quot; &amp;[.D145] &amp; &quot;\newline \textbf{&quot; &amp; [.F145] &amp;&quot;}&quot;" office:value-type="string" office:string-value="\item[Cels. Dig.] Celsus Digesta\newline \textbf{Cels_Dig}">
            <text:p>\item[Cels. Dig.] Celsus Digesta\newline \textbf{Cels_Dig}</text:p>
          </table:table-cell>
        </table:table-row>
        <table:table-row table:style-name="ro1">
          <table:table-cell office:value-type="string">
            <text:p>Cens.</text:p>
          </table:table-cell>
          <table:table-cell/>
          <table:table-cell office:value-type="string">
            <text:p>Censorinus</text:p>
          </table:table-cell>
          <table:table-cell office:value-type="string">
            <text:p>de die natali</text:p>
          </table:table-cell>
          <table:table-cell office:value-type="string">
            <text:p>Cens.</text:p>
          </table:table-cell>
          <table:table-cell office:value-type="string">
            <text:p>Cens</text:p>
          </table:table-cell>
          <table:table-cell office:value-type="string">
            <text:p>Censor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6]&amp;&quot;,&quot;&amp;&quot;author ={&quot;&amp;[.G146]&amp;&quot;}, title ={&quot;&amp;[.D146]&amp;&quot;}, publisher = HUP, location = {Cambridge, MA and London}, year = {&quot;&amp; [.K146] &amp; &quot;}, volume = {&quot; &amp; [.M146] &amp;&quot;}, series = LCL-lang, shortseries = LCL-kurz, origtitle = {&quot; &amp; [.D146] &amp; &quot;}, origlanguage = {&quot; &amp; [.J146] &amp; &quot;}, translator = {&quot; &amp; [.N146] &amp; &quot;}, editor = {&quot; &amp; [.O146] &amp; &quot;}, shorthand = {&quot; &amp; [.E146]&amp; &quot;}, shortauthor = {&quot; &amp; [.C146]&amp; &quot;}, keywords = {ancient}, options = {antik},&quot;&amp;&quot;}&quot;" office:value-type="string" office:string-value="@Book{Cens,author ={Censorinus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">
            <text:p>@Book{Cens,author ={Censorinus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</text:p>
          </table:table-cell>
          <table:table-cell table:formula="of:=&quot;@Book{&quot; &amp;[.F146] &amp; &quot;,author ={&quot; &amp; [.G146] &amp;&quot;},  origtitle = {&quot; &amp; [.D146] &amp;&quot; }, shorthand = {&quot; &amp; [.E146]&amp;&quot;}, shortauthor = {&quot;&amp; [.C146]&amp; &quot;}, keywords = {ancient}, options = {antik}}&quot;" office:value-type="string" office:string-value="@Book{Cens,author ={Censorinus},  origtitle = {de die natali }, shorthand = {Cens.}, shortauthor = {Censorinus}, keywords = {ancient}, options = {antik}}">
            <text:p>@Book{Cens,author ={Censorinus}, <text:s/>origtitle = {de die natali }, shorthand = {Cens.}, shortauthor = {Censorinus}, keywords = {ancient}, options = {antik}}</text:p>
          </table:table-cell>
          <table:table-cell table:formula="of:=&quot;\item[&quot;&amp;[.E146] &amp; &quot;] &quot; &amp;[.C146]&amp; &quot; &quot; &amp;[.D146] &amp; &quot;\newline \textbf{&quot; &amp; [.F146] &amp;&quot;}&quot;" office:value-type="string" office:string-value="\item[Cens.] Censorinus de die natali\newline \textbf{Cens}">
            <text:p>\item[Cens.] Censorinus de die natali\newline \textbf{Cens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1</text:p>
          </table:table-cell>
          <table:table-cell office:value-type="string">
            <text:p>Cicero</text:p>
          </table:table-cell>
          <table:table-cell office:value-type="string">
            <text:p>Academicorum posteriorum liber 1</text:p>
          </table:table-cell>
          <table:table-cell office:value-type="string">
            <text:p>Cic. ac. 1</text:p>
          </table:table-cell>
          <table:table-cell office:value-type="string">
            <text:p>Cic_ac_1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7]&amp;&quot;,&quot;&amp;&quot;author ={&quot;&amp;[.G147]&amp;&quot;}, title ={&quot;&amp;[.D147]&amp;&quot;}, publisher = HUP, location = {Cambridge, MA and London}, year = {&quot;&amp; [.K147] &amp; &quot;}, volume = {&quot; &amp; [.M147] &amp;&quot;}, series = LCL-lang, shortseries = LCL-kurz, origtitle = {&quot; &amp; [.D147] &amp; &quot;}, origlanguage = {&quot; &amp; [.J147] &amp; &quot;}, translator = {&quot; &amp; [.N147] &amp; &quot;}, editor = {&quot; &amp; [.O147] &amp; &quot;}, shorthand = {&quot; &amp; [.E147]&amp; &quot;}, shortauthor = {&quot; &amp; [.C147]&amp; &quot;}, keywords = {ancient}, options = {antik},&quot;&amp;&quot;}&quot;" office:value-type="string" office:string-value="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">
            <text:p>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</text:p>
          </table:table-cell>
          <table:table-cell table:formula="of:=&quot;@Book{&quot; &amp;[.F147] &amp; &quot;,author ={&quot; &amp; [.G147] &amp;&quot;},  origtitle = {&quot; &amp; [.D147] &amp;&quot; }, shorthand = {&quot; &amp; [.E147]&amp;&quot;}, shortauthor = {&quot;&amp; [.C147]&amp; &quot;}, keywords = {ancient}, options = {antik}}&quot;" office:value-type="string" office:string-value="@Book{Cic_ac_1,author ={Tullius Cicero, Marcus},  origtitle = {Academicorum posteriorum liber 1 }, shorthand = {Cic. ac. 1}, shortauthor = {Cicero}, keywords = {ancient}, options = {antik}}">
            <text:p>@Book{Cic_ac_1,author ={Tullius Cicero, Marcus}, <text:s/>origtitle = {Academicorum posteriorum liber 1 }, shorthand = {Cic. ac. 1}, shortauthor = {Cicero}, keywords = {ancient}, options = {antik}}</text:p>
          </table:table-cell>
          <table:table-cell table:formula="of:=&quot;\item[&quot;&amp;[.E147] &amp; &quot;] &quot; &amp;[.C147]&amp; &quot; &quot; &amp;[.D147] &amp; &quot;\newline \textbf{&quot; &amp; [.F147] &amp;&quot;}&quot;" office:value-type="string" office:string-value="\item[Cic. ac. 1] Cicero Academicorum posteriorum liber 1\newline \textbf{Cic_ac_1}">
            <text:p>\item[Cic. ac. 1] Cicero Academicorum posteriorum liber 1\newline \textbf{Cic_ac_1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2</text:p>
          </table:table-cell>
          <table:table-cell office:value-type="string">
            <text:p>Cicero</text:p>
          </table:table-cell>
          <table:table-cell office:value-type="string">
            <text:p>Lucullus sive Academicorum priorum liber 2</text:p>
          </table:table-cell>
          <table:table-cell office:value-type="string">
            <text:p>Cic. ac. 2</text:p>
          </table:table-cell>
          <table:table-cell office:value-type="string">
            <text:p>Cic_ac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8]&amp;&quot;,&quot;&amp;&quot;author ={&quot;&amp;[.G148]&amp;&quot;}, title ={&quot;&amp;[.D148]&amp;&quot;}, publisher = HUP, location = {Cambridge, MA and London}, year = {&quot;&amp; [.K148] &amp; &quot;}, volume = {&quot; &amp; [.M148] &amp;&quot;}, series = LCL-lang, shortseries = LCL-kurz, origtitle = {&quot; &amp; [.D148] &amp; &quot;}, origlanguage = {&quot; &amp; [.J148] &amp; &quot;}, translator = {&quot; &amp; [.N148] &amp; &quot;}, editor = {&quot; &amp; [.O148] &amp; &quot;}, shorthand = {&quot; &amp; [.E148]&amp; &quot;}, shortauthor = {&quot; &amp; [.C148]&amp; &quot;}, keywords = {ancient}, options = {antik},&quot;&amp;&quot;}&quot;" office:value-type="string" office:string-value="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">
            <text:p>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</text:p>
          </table:table-cell>
          <table:table-cell table:formula="of:=&quot;@Book{&quot; &amp;[.F148] &amp; &quot;,author ={&quot; &amp; [.G148] &amp;&quot;},  origtitle = {&quot; &amp; [.D148] &amp;&quot; }, shorthand = {&quot; &amp; [.E148]&amp;&quot;}, shortauthor = {&quot;&amp; [.C148]&amp; &quot;}, keywords = {ancient}, options = {antik}}&quot;" office:value-type="string" office:string-value="@Book{Cic_ac_2,author ={Tullius Cicero, Marcus},  origtitle = {Lucullus sive Academicorum priorum liber 2 }, shorthand = {Cic. ac. 2}, shortauthor = {Cicero}, keywords = {ancient}, options = {antik}}">
            <text:p>@Book{Cic_ac_2,author ={Tullius Cicero, Marcus}, <text:s/>origtitle = {Lucullus sive Academicorum priorum liber 2 }, shorthand = {Cic. ac. 2}, shortauthor = {Cicero}, keywords = {ancient}, options = {antik}}</text:p>
          </table:table-cell>
          <table:table-cell table:formula="of:=&quot;\item[&quot;&amp;[.E148] &amp; &quot;] &quot; &amp;[.C148]&amp; &quot; &quot; &amp;[.D148] &amp; &quot;\newline \textbf{&quot; &amp; [.F148] &amp;&quot;}&quot;" office:value-type="string" office:string-value="\item[Cic. ac. 2] Cicero Lucullus sive Academicorum priorum liber 2\newline \textbf{Cic_ac_2}">
            <text:p>\item[Cic. ac. 2] Cicero Lucullus sive Academicorum priorum liber 2\newline \textbf{Cic_ac_2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. Brut.</text:p>
          </table:table-cell>
          <table:table-cell office:value-type="string">
            <text:p>Cicero</text:p>
          </table:table-cell>
          <table:table-cell office:value-type="string">
            <text:p>epistulae ad Brutum</text:p>
          </table:table-cell>
          <table:table-cell office:value-type="string">
            <text:p>Cic. ad. Brut.</text:p>
          </table:table-cell>
          <table:table-cell office:value-type="string">
            <text:p>Cic_ad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9]&amp;&quot;,&quot;&amp;&quot;author ={&quot;&amp;[.G149]&amp;&quot;}, title ={&quot;&amp;[.D149]&amp;&quot;}, publisher = HUP, location = {Cambridge, MA and London}, year = {&quot;&amp; [.K149] &amp; &quot;}, volume = {&quot; &amp; [.M149] &amp;&quot;}, series = LCL-lang, shortseries = LCL-kurz, origtitle = {&quot; &amp; [.D149] &amp; &quot;}, origlanguage = {&quot; &amp; [.J149] &amp; &quot;}, translator = {&quot; &amp; [.N149] &amp; &quot;}, editor = {&quot; &amp; [.O149] &amp; &quot;}, shorthand = {&quot; &amp; [.E149]&amp; &quot;}, shortauthor = {&quot; &amp; [.C149]&amp; &quot;}, keywords = {ancient}, options = {antik},&quot;&amp;&quot;}&quot;" office:value-type="string" office:string-value="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">
            <text:p>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</text:p>
          </table:table-cell>
          <table:table-cell table:formula="of:=&quot;@Book{&quot; &amp;[.F149] &amp; &quot;,author ={&quot; &amp; [.G149] &amp;&quot;},  origtitle = {&quot; &amp; [.D149] &amp;&quot; }, shorthand = {&quot; &amp; [.E149]&amp;&quot;}, shortauthor = {&quot;&amp; [.C149]&amp; &quot;}, keywords = {ancient}, options = {antik}}&quot;" office:value-type="string" office:string-value="@Book{Cic_ad_Brut,author ={Tullius Cicero, Marcus},  origtitle = {epistulae ad Brutum }, shorthand = {Cic. ad. Brut.}, shortauthor = {Cicero}, keywords = {ancient}, options = {antik}}">
            <text:p>@Book{Cic_ad_Brut,author ={Tullius Cicero, Marcus}, <text:s/>origtitle = {epistulae ad Brutum }, shorthand = {Cic. ad. Brut.}, shortauthor = {Cicero}, keywords = {ancient}, options = {antik}}</text:p>
          </table:table-cell>
          <table:table-cell table:formula="of:=&quot;\item[&quot;&amp;[.E149] &amp; &quot;] &quot; &amp;[.C149]&amp; &quot; &quot; &amp;[.D149] &amp; &quot;\newline \textbf{&quot; &amp; [.F149] &amp;&quot;}&quot;" office:value-type="string" office:string-value="\item[Cic. ad. Brut.] Cicero epistulae ad Brutum\newline \textbf{Cic_ad_Brut}">
            <text:p>\item[Cic. ad. Brut.] Cicero epistulae ad Brutum\newline \textbf{Cic_ad_Bru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 Q. fr.</text:p>
          </table:table-cell>
          <table:table-cell office:value-type="string">
            <text:p>Cicero</text:p>
          </table:table-cell>
          <table:table-cell office:value-type="string">
            <text:p>ad Quintum fratrem</text:p>
          </table:table-cell>
          <table:table-cell office:value-type="string">
            <text:p>Cic. ad Q. fr.</text:p>
          </table:table-cell>
          <table:table-cell office:value-type="string">
            <text:p>Cic_ad_Q_f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0]&amp;&quot;,&quot;&amp;&quot;author ={&quot;&amp;[.G150]&amp;&quot;}, title ={&quot;&amp;[.D150]&amp;&quot;}, publisher = HUP, location = {Cambridge, MA and London}, year = {&quot;&amp; [.K150] &amp; &quot;}, volume = {&quot; &amp; [.M150] &amp;&quot;}, series = LCL-lang, shortseries = LCL-kurz, origtitle = {&quot; &amp; [.D150] &amp; &quot;}, origlanguage = {&quot; &amp; [.J150] &amp; &quot;}, translator = {&quot; &amp; [.N150] &amp; &quot;}, editor = {&quot; &amp; [.O150] &amp; &quot;}, shorthand = {&quot; &amp; [.E150]&amp; &quot;}, shortauthor = {&quot; &amp; [.C150]&amp; &quot;}, keywords = {ancient}, options = {antik},&quot;&amp;&quot;}&quot;" office:value-type="string" office:string-value="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">
            <text:p>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</text:p>
          </table:table-cell>
          <table:table-cell table:formula="of:=&quot;@Book{&quot; &amp;[.F150] &amp; &quot;,author ={&quot; &amp; [.G150] &amp;&quot;},  origtitle = {&quot; &amp; [.D150] &amp;&quot; }, shorthand = {&quot; &amp; [.E150]&amp;&quot;}, shortauthor = {&quot;&amp; [.C150]&amp; &quot;}, keywords = {ancient}, options = {antik}}&quot;" office:value-type="string" office:string-value="@Book{Cic_ad_Q_fr,author ={Tullius Cicero, Marcus},  origtitle = {ad Quintum fratrem }, shorthand = {Cic. ad Q. fr.}, shortauthor = {Cicero}, keywords = {ancient}, options = {antik}}">
            <text:p>@Book{Cic_ad_Q_fr,author ={Tullius Cicero, Marcus}, <text:s/>origtitle = {ad Quintum fratrem }, shorthand = {Cic. ad Q. fr.}, shortauthor = {Cicero}, keywords = {ancient}, options = {antik}}</text:p>
          </table:table-cell>
          <table:table-cell table:formula="of:=&quot;\item[&quot;&amp;[.E150] &amp; &quot;] &quot; &amp;[.C150]&amp; &quot; &quot; &amp;[.D150] &amp; &quot;\newline \textbf{&quot; &amp; [.F150] &amp;&quot;}&quot;" office:value-type="string" office:string-value="\item[Cic. ad Q. fr.] Cicero ad Quintum fratrem\newline \textbf{Cic_ad_Q_fr}">
            <text:p>\item[Cic. ad Q. fr.] Cicero ad Quintum fratrem\newline \textbf{Cic_ad_Q_f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at.</text:p>
          </table:table-cell>
          <table:table-cell office:value-type="string">
            <text:p>Cicero</text:p>
          </table:table-cell>
          <table:table-cell office:value-type="string">
            <text:p>Aratea</text:p>
          </table:table-cell>
          <table:table-cell office:value-type="string">
            <text:p>Cic. Arat.</text:p>
          </table:table-cell>
          <table:table-cell office:value-type="string">
            <text:p>Cic_A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1]&amp;&quot;,&quot;&amp;&quot;author ={&quot;&amp;[.G151]&amp;&quot;}, title ={&quot;&amp;[.D151]&amp;&quot;}, publisher = HUP, location = {Cambridge, MA and London}, year = {&quot;&amp; [.K151] &amp; &quot;}, volume = {&quot; &amp; [.M151] &amp;&quot;}, series = LCL-lang, shortseries = LCL-kurz, origtitle = {&quot; &amp; [.D151] &amp; &quot;}, origlanguage = {&quot; &amp; [.J151] &amp; &quot;}, translator = {&quot; &amp; [.N151] &amp; &quot;}, editor = {&quot; &amp; [.O151] &amp; &quot;}, shorthand = {&quot; &amp; [.E151]&amp; &quot;}, shortauthor = {&quot; &amp; [.C151]&amp; &quot;}, keywords = {ancient}, options = {antik},&quot;&amp;&quot;}&quot;" office:value-type="string" office:string-value="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">
            <text:p>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</text:p>
          </table:table-cell>
          <table:table-cell table:formula="of:=&quot;@Book{&quot; &amp;[.F151] &amp; &quot;,author ={&quot; &amp; [.G151] &amp;&quot;},  origtitle = {&quot; &amp; [.D151] &amp;&quot; }, shorthand = {&quot; &amp; [.E151]&amp;&quot;}, shortauthor = {&quot;&amp; [.C151]&amp; &quot;}, keywords = {ancient}, options = {antik}}&quot;" office:value-type="string" office:string-value="@Book{Cic_Arat,author ={Tullius Cicero, Marcus},  origtitle = {Aratea }, shorthand = {Cic. Arat.}, shortauthor = {Cicero}, keywords = {ancient}, options = {antik}}">
            <text:p>@Book{Cic_Arat,author ={Tullius Cicero, Marcus}, <text:s/>origtitle = {Aratea }, shorthand = {Cic. Arat.}, shortauthor = {Cicero}, keywords = {ancient}, options = {antik}}</text:p>
          </table:table-cell>
          <table:table-cell table:formula="of:=&quot;\item[&quot;&amp;[.E151] &amp; &quot;] &quot; &amp;[.C151]&amp; &quot; &quot; &amp;[.D151] &amp; &quot;\newline \textbf{&quot; &amp; [.F151] &amp;&quot;}&quot;" office:value-type="string" office:string-value="\item[Cic. Arat.] Cicero Aratea\newline \textbf{Cic_Arat}">
            <text:p>\item[Cic. Arat.] Cicero Aratea\newline \textbf{Cic_A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ch.</text:p>
          </table:table-cell>
          <table:table-cell office:value-type="string">
            <text:p>Cicero</text:p>
          </table:table-cell>
          <table:table-cell office:value-type="string">
            <text:p>pro Archia poeta</text:p>
          </table:table-cell>
          <table:table-cell office:value-type="string">
            <text:p>Cic. Arch.</text:p>
          </table:table-cell>
          <table:table-cell office:value-type="string">
            <text:p>Cic_Arch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2]&amp;&quot;,&quot;&amp;&quot;author ={&quot;&amp;[.G152]&amp;&quot;}, title ={&quot;&amp;[.D152]&amp;&quot;}, publisher = HUP, location = {Cambridge, MA and London}, year = {&quot;&amp; [.K152] &amp; &quot;}, volume = {&quot; &amp; [.M152] &amp;&quot;}, series = LCL-lang, shortseries = LCL-kurz, origtitle = {&quot; &amp; [.D152] &amp; &quot;}, origlanguage = {&quot; &amp; [.J152] &amp; &quot;}, translator = {&quot; &amp; [.N152] &amp; &quot;}, editor = {&quot; &amp; [.O152] &amp; &quot;}, shorthand = {&quot; &amp; [.E152]&amp; &quot;}, shortauthor = {&quot; &amp; [.C152]&amp; &quot;}, keywords = {ancient}, options = {antik},&quot;&amp;&quot;}&quot;" office:value-type="string" office:string-value="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">
            <text:p>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</text:p>
          </table:table-cell>
          <table:table-cell table:formula="of:=&quot;@Book{&quot; &amp;[.F152] &amp; &quot;,author ={&quot; &amp; [.G152] &amp;&quot;},  origtitle = {&quot; &amp; [.D152] &amp;&quot; }, shorthand = {&quot; &amp; [.E152]&amp;&quot;}, shortauthor = {&quot;&amp; [.C152]&amp; &quot;}, keywords = {ancient}, options = {antik}}&quot;" office:value-type="string" office:string-value="@Book{Cic_Arch,author ={Tullius Cicero, Marcus},  origtitle = {pro Archia poeta }, shorthand = {Cic. Arch.}, shortauthor = {Cicero}, keywords = {ancient}, options = {antik}}">
            <text:p>@Book{Cic_Arch,author ={Tullius Cicero, Marcus}, <text:s/>origtitle = {pro Archia poeta }, shorthand = {Cic. Arch.}, shortauthor = {Cicero}, keywords = {ancient}, options = {antik}}</text:p>
          </table:table-cell>
          <table:table-cell table:formula="of:=&quot;\item[&quot;&amp;[.E152] &amp; &quot;] &quot; &amp;[.C152]&amp; &quot; &quot; &amp;[.D152] &amp; &quot;\newline \textbf{&quot; &amp; [.F152] &amp;&quot;}&quot;" office:value-type="string" office:string-value="\item[Cic. Arch.] Cicero pro Archia poeta\newline \textbf{Cic_Arch}">
            <text:p>\item[Cic. Arch.] Cicero pro Archia poeta\newline \textbf{Cic_Arch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tt.</text:p>
          </table:table-cell>
          <table:table-cell office:value-type="string">
            <text:p>Cicero</text:p>
          </table:table-cell>
          <table:table-cell office:value-type="string">
            <text:p>epistulae ad Atticum</text:p>
          </table:table-cell>
          <table:table-cell office:value-type="string">
            <text:p>Cic. Att.</text:p>
          </table:table-cell>
          <table:table-cell office:value-type="string">
            <text:p>Cic_Att</text:p>
          </table:table-cell>
          <table:table-cell office:value-type="string">
            <text:p>Tullius Cicero, Marcus</text:p>
          </table:table-cell>
          <table:table-cell table:number-columns-repeated="2"/>
          <table:table-cell/>
          <table:table-cell office:value-type="float" office:value="1999">
            <text:p>1999</text:p>
          </table:table-cell>
          <table:table-cell office:value-type="string">
            <text:p>7—8</text:p>
          </table:table-cell>
          <table:table-cell office:value-type="string">
            <text:p>I—II</text:p>
          </table:table-cell>
          <table:table-cell table:number-columns-repeated="2" office:value-type="string">
            <text:p>Shackleton Bailey ,David Ro.</text:p>
          </table:table-cell>
          <table:table-cell table:formula="of:=&quot;@Book{&quot;&amp;[.F153]&amp;&quot;,&quot;&amp;&quot;author ={&quot;&amp;[.G153]&amp;&quot;}, title ={&quot;&amp;[.D153]&amp;&quot;}, publisher = HUP, location = {Cambridge, MA and London}, year = {&quot;&amp; [.K153] &amp; &quot;}, volume = {&quot; &amp; [.M153] &amp;&quot;}, series = LCL-lang, shortseries = LCL-kurz, origtitle = {&quot; &amp; [.D153] &amp; &quot;}, origlanguage = {&quot; &amp; [.J153] &amp; &quot;}, translator = {&quot; &amp; [.N153] &amp; &quot;}, editor = {&quot; &amp; [.O153] &amp; &quot;}, shorthand = {&quot; &amp; [.E153]&amp; &quot;}, shortauthor = {&quot; &amp; [.C153]&amp; &quot;}, keywords = {ancient}, options = {antik},&quot;&amp;&quot;}&quot;" office:value-type="string" office:string-value="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">
            <text:p>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</text:p>
          </table:table-cell>
          <table:table-cell table:formula="of:=&quot;@Book{&quot; &amp;[.F153] &amp; &quot;,author ={&quot; &amp; [.G153] &amp;&quot;},  origtitle = {&quot; &amp; [.D153] &amp;&quot; }, shorthand = {&quot; &amp; [.E153]&amp;&quot;}, shortauthor = {&quot;&amp; [.C153]&amp; &quot;}, keywords = {ancient}, options = {antik}}&quot;" office:value-type="string" office:string-value="@Book{Cic_Att,author ={Tullius Cicero, Marcus},  origtitle = {epistulae ad Atticum }, shorthand = {Cic. Att.}, shortauthor = {Cicero}, keywords = {ancient}, options = {antik}}">
            <text:p>@Book{Cic_Att,author ={Tullius Cicero, Marcus}, <text:s/>origtitle = {epistulae ad Atticum }, shorthand = {Cic. Att.}, shortauthor = {Cicero}, keywords = {ancient}, options = {antik}}</text:p>
          </table:table-cell>
          <table:table-cell table:formula="of:=&quot;\item[&quot;&amp;[.E153] &amp; &quot;] &quot; &amp;[.C153]&amp; &quot; &quot; &amp;[.D153] &amp; &quot;\newline \textbf{&quot; &amp; [.F153] &amp;&quot;}&quot;" office:value-type="string" office:string-value="\item[Cic. Att.] Cicero epistulae ad Atticum\newline \textbf{Cic_Att}">
            <text:p>\item[Cic. Att.] Cicero epistulae ad Atticum\newline \textbf{Cic_At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alb.</text:p>
          </table:table-cell>
          <table:table-cell office:value-type="string">
            <text:p>Cicero</text:p>
          </table:table-cell>
          <table:table-cell office:value-type="string">
            <text:p>pro L. Balbo</text:p>
          </table:table-cell>
          <table:table-cell office:value-type="string">
            <text:p>Cic. Balb.</text:p>
          </table:table-cell>
          <table:table-cell office:value-type="string">
            <text:p>Cic_Balb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4]&amp;&quot;,&quot;&amp;&quot;author ={&quot;&amp;[.G154]&amp;&quot;}, title ={&quot;&amp;[.D154]&amp;&quot;}, publisher = HUP, location = {Cambridge, MA and London}, year = {&quot;&amp; [.K154] &amp; &quot;}, volume = {&quot; &amp; [.M154] &amp;&quot;}, series = LCL-lang, shortseries = LCL-kurz, origtitle = {&quot; &amp; [.D154] &amp; &quot;}, origlanguage = {&quot; &amp; [.J154] &amp; &quot;}, translator = {&quot; &amp; [.N154] &amp; &quot;}, editor = {&quot; &amp; [.O154] &amp; &quot;}, shorthand = {&quot; &amp; [.E154]&amp; &quot;}, shortauthor = {&quot; &amp; [.C154]&amp; &quot;}, keywords = {ancient}, options = {antik},&quot;&amp;&quot;}&quot;" office:value-type="string" office:string-value="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">
            <text:p>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</text:p>
          </table:table-cell>
          <table:table-cell table:formula="of:=&quot;@Book{&quot; &amp;[.F154] &amp; &quot;,author ={&quot; &amp; [.G154] &amp;&quot;},  origtitle = {&quot; &amp; [.D154] &amp;&quot; }, shorthand = {&quot; &amp; [.E154]&amp;&quot;}, shortauthor = {&quot;&amp; [.C154]&amp; &quot;}, keywords = {ancient}, options = {antik}}&quot;" office:value-type="string" office:string-value="@Book{Cic_Balb,author ={Tullius Cicero, Marcus},  origtitle = {pro L. Balbo }, shorthand = {Cic. Balb.}, shortauthor = {Cicero}, keywords = {ancient}, options = {antik}}">
            <text:p>@Book{Cic_Balb,author ={Tullius Cicero, Marcus}, <text:s/>origtitle = {pro L. Balbo }, shorthand = {Cic. Balb.}, shortauthor = {Cicero}, keywords = {ancient}, options = {antik}}</text:p>
          </table:table-cell>
          <table:table-cell table:formula="of:=&quot;\item[&quot;&amp;[.E154] &amp; &quot;] &quot; &amp;[.C154]&amp; &quot; &quot; &amp;[.D154] &amp; &quot;\newline \textbf{&quot; &amp; [.F154] &amp;&quot;}&quot;" office:value-type="string" office:string-value="\item[Cic. Balb.] Cicero pro L. Balbo\newline \textbf{Cic_Balb}">
            <text:p>\item[Cic. Balb.] Cicero pro L. Balbo\newline \textbf{Cic_Balb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rut.</text:p>
          </table:table-cell>
          <table:table-cell office:value-type="string">
            <text:p>Cicero</text:p>
          </table:table-cell>
          <table:table-cell office:value-type="string">
            <text:p>Brutus</text:p>
          </table:table-cell>
          <table:table-cell office:value-type="string">
            <text:p>Cic. Brut.</text:p>
          </table:table-cell>
          <table:table-cell office:value-type="string">
            <text:p>Cic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5]&amp;&quot;,&quot;&amp;&quot;author ={&quot;&amp;[.G155]&amp;&quot;}, title ={&quot;&amp;[.D155]&amp;&quot;}, publisher = HUP, location = {Cambridge, MA and London}, year = {&quot;&amp; [.K155] &amp; &quot;}, volume = {&quot; &amp; [.M155] &amp;&quot;}, series = LCL-lang, shortseries = LCL-kurz, origtitle = {&quot; &amp; [.D155] &amp; &quot;}, origlanguage = {&quot; &amp; [.J155] &amp; &quot;}, translator = {&quot; &amp; [.N155] &amp; &quot;}, editor = {&quot; &amp; [.O155] &amp; &quot;}, shorthand = {&quot; &amp; [.E155]&amp; &quot;}, shortauthor = {&quot; &amp; [.C155]&amp; &quot;}, keywords = {ancient}, options = {antik},&quot;&amp;&quot;}&quot;" office:value-type="string" office:string-value="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">
            <text:p>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</text:p>
          </table:table-cell>
          <table:table-cell table:formula="of:=&quot;@Book{&quot; &amp;[.F155] &amp; &quot;,author ={&quot; &amp; [.G155] &amp;&quot;},  origtitle = {&quot; &amp; [.D155] &amp;&quot; }, shorthand = {&quot; &amp; [.E155]&amp;&quot;}, shortauthor = {&quot;&amp; [.C155]&amp; &quot;}, keywords = {ancient}, options = {antik}}&quot;" office:value-type="string" office:string-value="@Book{Cic_Brut,author ={Tullius Cicero, Marcus},  origtitle = {Brutus }, shorthand = {Cic. Brut.}, shortauthor = {Cicero}, keywords = {ancient}, options = {antik}}">
            <text:p>@Book{Cic_Brut,author ={Tullius Cicero, Marcus}, <text:s/>origtitle = {Brutus }, shorthand = {Cic. Brut.}, shortauthor = {Cicero}, keywords = {ancient}, options = {antik}}</text:p>
          </table:table-cell>
          <table:table-cell table:formula="of:=&quot;\item[&quot;&amp;[.E155] &amp; &quot;] &quot; &amp;[.C155]&amp; &quot; &quot; &amp;[.D155] &amp; &quot;\newline \textbf{&quot; &amp; [.F155] &amp;&quot;}&quot;" office:value-type="string" office:string-value="\item[Cic. Brut.] Cicero Brutus\newline \textbf{Cic_Brut}">
            <text:p>\item[Cic. Brut.] Cicero Brutus\newline \textbf{Cic_Bru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cin.</text:p>
          </table:table-cell>
          <table:table-cell office:value-type="string">
            <text:p>Cicero</text:p>
          </table:table-cell>
          <table:table-cell office:value-type="string">
            <text:p>pro A. Caecina</text:p>
          </table:table-cell>
          <table:table-cell office:value-type="string">
            <text:p>Cic. Caecin.</text:p>
          </table:table-cell>
          <table:table-cell office:value-type="string">
            <text:p>Cic_Caec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6]&amp;&quot;,&quot;&amp;&quot;author ={&quot;&amp;[.G156]&amp;&quot;}, title ={&quot;&amp;[.D156]&amp;&quot;}, publisher = HUP, location = {Cambridge, MA and London}, year = {&quot;&amp; [.K156] &amp; &quot;}, volume = {&quot; &amp; [.M156] &amp;&quot;}, series = LCL-lang, shortseries = LCL-kurz, origtitle = {&quot; &amp; [.D156] &amp; &quot;}, origlanguage = {&quot; &amp; [.J156] &amp; &quot;}, translator = {&quot; &amp; [.N156] &amp; &quot;}, editor = {&quot; &amp; [.O156] &amp; &quot;}, shorthand = {&quot; &amp; [.E156]&amp; &quot;}, shortauthor = {&quot; &amp; [.C156]&amp; &quot;}, keywords = {ancient}, options = {antik},&quot;&amp;&quot;}&quot;" office:value-type="string" office:string-value="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">
            <text:p>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</text:p>
          </table:table-cell>
          <table:table-cell table:formula="of:=&quot;@Book{&quot; &amp;[.F156] &amp; &quot;,author ={&quot; &amp; [.G156] &amp;&quot;},  origtitle = {&quot; &amp; [.D156] &amp;&quot; }, shorthand = {&quot; &amp; [.E156]&amp;&quot;}, shortauthor = {&quot;&amp; [.C156]&amp; &quot;}, keywords = {ancient}, options = {antik}}&quot;" office:value-type="string" office:string-value="@Book{Cic_Caecin,author ={Tullius Cicero, Marcus},  origtitle = {pro A. Caecina }, shorthand = {Cic. Caecin.}, shortauthor = {Cicero}, keywords = {ancient}, options = {antik}}">
            <text:p>@Book{Cic_Caecin,author ={Tullius Cicero, Marcus}, <text:s/>origtitle = {pro A. Caecina }, shorthand = {Cic. Caecin.}, shortauthor = {Cicero}, keywords = {ancient}, options = {antik}}</text:p>
          </table:table-cell>
          <table:table-cell table:formula="of:=&quot;\item[&quot;&amp;[.E156] &amp; &quot;] &quot; &amp;[.C156]&amp; &quot; &quot; &amp;[.D156] &amp; &quot;\newline \textbf{&quot; &amp; [.F156] &amp;&quot;}&quot;" office:value-type="string" office:string-value="\item[Cic. Caecin.] Cicero pro A. Caecina\newline \textbf{Cic_Caecin}">
            <text:p>\item[Cic. Caecin.] Cicero pro A. Caecina\newline \textbf{Cic_Caec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l.</text:p>
          </table:table-cell>
          <table:table-cell office:value-type="string">
            <text:p>Cicero</text:p>
          </table:table-cell>
          <table:table-cell office:value-type="string">
            <text:p>pro M. Caelio</text:p>
          </table:table-cell>
          <table:table-cell office:value-type="string">
            <text:p>Cic. Cael.</text:p>
          </table:table-cell>
          <table:table-cell office:value-type="string">
            <text:p>Cic_C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7]&amp;&quot;,&quot;&amp;&quot;author ={&quot;&amp;[.G157]&amp;&quot;}, title ={&quot;&amp;[.D157]&amp;&quot;}, publisher = HUP, location = {Cambridge, MA and London}, year = {&quot;&amp; [.K157] &amp; &quot;}, volume = {&quot; &amp; [.M157] &amp;&quot;}, series = LCL-lang, shortseries = LCL-kurz, origtitle = {&quot; &amp; [.D157] &amp; &quot;}, origlanguage = {&quot; &amp; [.J157] &amp; &quot;}, translator = {&quot; &amp; [.N157] &amp; &quot;}, editor = {&quot; &amp; [.O157] &amp; &quot;}, shorthand = {&quot; &amp; [.E157]&amp; &quot;}, shortauthor = {&quot; &amp; [.C157]&amp; &quot;}, keywords = {ancient}, options = {antik},&quot;&amp;&quot;}&quot;" office:value-type="string" office:string-value="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">
            <text:p>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</text:p>
          </table:table-cell>
          <table:table-cell table:formula="of:=&quot;@Book{&quot; &amp;[.F157] &amp; &quot;,author ={&quot; &amp; [.G157] &amp;&quot;},  origtitle = {&quot; &amp; [.D157] &amp;&quot; }, shorthand = {&quot; &amp; [.E157]&amp;&quot;}, shortauthor = {&quot;&amp; [.C157]&amp; &quot;}, keywords = {ancient}, options = {antik}}&quot;" office:value-type="string" office:string-value="@Book{Cic_Cael,author ={Tullius Cicero, Marcus},  origtitle = {pro M. Caelio }, shorthand = {Cic. Cael.}, shortauthor = {Cicero}, keywords = {ancient}, options = {antik}}">
            <text:p>@Book{Cic_Cael,author ={Tullius Cicero, Marcus}, <text:s/>origtitle = {pro M. Caelio }, shorthand = {Cic. Cael.}, shortauthor = {Cicero}, keywords = {ancient}, options = {antik}}</text:p>
          </table:table-cell>
          <table:table-cell table:formula="of:=&quot;\item[&quot;&amp;[.E157] &amp; &quot;] &quot; &amp;[.C157]&amp; &quot; &quot; &amp;[.D157] &amp; &quot;\newline \textbf{&quot; &amp; [.F157] &amp;&quot;}&quot;" office:value-type="string" office:string-value="\item[Cic. Cael.] Cicero pro M. Caelio\newline \textbf{Cic_Cael}">
            <text:p>\item[Cic. Cael.] Cicero pro M. Caelio\newline \textbf{Cic_Cae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il.</text:p>
          </table:table-cell>
          <table:table-cell office:value-type="string">
            <text:p>Cicero</text:p>
          </table:table-cell>
          <table:table-cell office:value-type="string">
            <text:p>in Catilinam</text:p>
          </table:table-cell>
          <table:table-cell office:value-type="string">
            <text:p>Cic. Catil.</text:p>
          </table:table-cell>
          <table:table-cell office:value-type="string">
            <text:p>Cic_Cat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8]&amp;&quot;,&quot;&amp;&quot;author ={&quot;&amp;[.G158]&amp;&quot;}, title ={&quot;&amp;[.D158]&amp;&quot;}, publisher = HUP, location = {Cambridge, MA and London}, year = {&quot;&amp; [.K158] &amp; &quot;}, volume = {&quot; &amp; [.M158] &amp;&quot;}, series = LCL-lang, shortseries = LCL-kurz, origtitle = {&quot; &amp; [.D158] &amp; &quot;}, origlanguage = {&quot; &amp; [.J158] &amp; &quot;}, translator = {&quot; &amp; [.N158] &amp; &quot;}, editor = {&quot; &amp; [.O158] &amp; &quot;}, shorthand = {&quot; &amp; [.E158]&amp; &quot;}, shortauthor = {&quot; &amp; [.C158]&amp; &quot;}, keywords = {ancient}, options = {antik},&quot;&amp;&quot;}&quot;" office:value-type="string" office:string-value="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">
            <text:p>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</text:p>
          </table:table-cell>
          <table:table-cell table:formula="of:=&quot;@Book{&quot; &amp;[.F158] &amp; &quot;,author ={&quot; &amp; [.G158] &amp;&quot;},  origtitle = {&quot; &amp; [.D158] &amp;&quot; }, shorthand = {&quot; &amp; [.E158]&amp;&quot;}, shortauthor = {&quot;&amp; [.C158]&amp; &quot;}, keywords = {ancient}, options = {antik}}&quot;" office:value-type="string" office:string-value="@Book{Cic_Catil,author ={Tullius Cicero, Marcus},  origtitle = {in Catilinam }, shorthand = {Cic. Catil.}, shortauthor = {Cicero}, keywords = {ancient}, options = {antik}}">
            <text:p>@Book{Cic_Catil,author ={Tullius Cicero, Marcus}, <text:s/>origtitle = {in Catilinam }, shorthand = {Cic. Catil.}, shortauthor = {Cicero}, keywords = {ancient}, options = {antik}}</text:p>
          </table:table-cell>
          <table:table-cell table:formula="of:=&quot;\item[&quot;&amp;[.E158] &amp; &quot;] &quot; &amp;[.C158]&amp; &quot; &quot; &amp;[.D158] &amp; &quot;\newline \textbf{&quot; &amp; [.F158] &amp;&quot;}&quot;" office:value-type="string" office:string-value="\item[Cic. Catil.] Cicero in Catilinam\newline \textbf{Cic_Catil}">
            <text:p>\item[Cic. Catil.] Cicero in Catilinam\newline \textbf{Cic_Cat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o</text:p>
          </table:table-cell>
          <table:table-cell office:value-type="string">
            <text:p>Cicero</text:p>
          </table:table-cell>
          <table:table-cell office:value-type="string">
            <text:p>Cato maior de senectute</text:p>
          </table:table-cell>
          <table:table-cell office:value-type="string">
            <text:p>Cic. Cato</text:p>
          </table:table-cell>
          <table:table-cell office:value-type="string">
            <text:p>Cic_Cato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9]&amp;&quot;,&quot;&amp;&quot;author ={&quot;&amp;[.G159]&amp;&quot;}, title ={&quot;&amp;[.D159]&amp;&quot;}, publisher = HUP, location = {Cambridge, MA and London}, year = {&quot;&amp; [.K159] &amp; &quot;}, volume = {&quot; &amp; [.M159] &amp;&quot;}, series = LCL-lang, shortseries = LCL-kurz, origtitle = {&quot; &amp; [.D159] &amp; &quot;}, origlanguage = {&quot; &amp; [.J159] &amp; &quot;}, translator = {&quot; &amp; [.N159] &amp; &quot;}, editor = {&quot; &amp; [.O159] &amp; &quot;}, shorthand = {&quot; &amp; [.E159]&amp; &quot;}, shortauthor = {&quot; &amp; [.C159]&amp; &quot;}, keywords = {ancient}, options = {antik},&quot;&amp;&quot;}&quot;" office:value-type="string" office:string-value="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">
            <text:p>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</text:p>
          </table:table-cell>
          <table:table-cell table:formula="of:=&quot;@Book{&quot; &amp;[.F159] &amp; &quot;,author ={&quot; &amp; [.G159] &amp;&quot;},  origtitle = {&quot; &amp; [.D159] &amp;&quot; }, shorthand = {&quot; &amp; [.E159]&amp;&quot;}, shortauthor = {&quot;&amp; [.C159]&amp; &quot;}, keywords = {ancient}, options = {antik}}&quot;" office:value-type="string" office:string-value="@Book{Cic_Cato,author ={Tullius Cicero, Marcus},  origtitle = {Cato maior de senectute }, shorthand = {Cic. Cato}, shortauthor = {Cicero}, keywords = {ancient}, options = {antik}}">
            <text:p>@Book{Cic_Cato,author ={Tullius Cicero, Marcus}, <text:s/>origtitle = {Cato maior de senectute }, shorthand = {Cic. Cato}, shortauthor = {Cicero}, keywords = {ancient}, options = {antik}}</text:p>
          </table:table-cell>
          <table:table-cell table:formula="of:=&quot;\item[&quot;&amp;[.E159] &amp; &quot;] &quot; &amp;[.C159]&amp; &quot; &quot; &amp;[.D159] &amp; &quot;\newline \textbf{&quot; &amp; [.F159] &amp;&quot;}&quot;" office:value-type="string" office:string-value="\item[Cic. Cato] Cicero Cato maior de senectute\newline \textbf{Cic_Cato}">
            <text:p>\item[Cic. Cato] Cicero Cato maior de senectute\newline \textbf{Cic_Cato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luent.</text:p>
          </table:table-cell>
          <table:table-cell office:value-type="string">
            <text:p>Cicero</text:p>
          </table:table-cell>
          <table:table-cell office:value-type="string">
            <text:p>pro A. Cluentio</text:p>
          </table:table-cell>
          <table:table-cell office:value-type="string">
            <text:p>Cic. Cluent.</text:p>
          </table:table-cell>
          <table:table-cell office:value-type="string">
            <text:p>Cic_Clue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0]&amp;&quot;,&quot;&amp;&quot;author ={&quot;&amp;[.G160]&amp;&quot;}, title ={&quot;&amp;[.D160]&amp;&quot;}, publisher = HUP, location = {Cambridge, MA and London}, year = {&quot;&amp; [.K160] &amp; &quot;}, volume = {&quot; &amp; [.M160] &amp;&quot;}, series = LCL-lang, shortseries = LCL-kurz, origtitle = {&quot; &amp; [.D160] &amp; &quot;}, origlanguage = {&quot; &amp; [.J160] &amp; &quot;}, translator = {&quot; &amp; [.N160] &amp; &quot;}, editor = {&quot; &amp; [.O160] &amp; &quot;}, shorthand = {&quot; &amp; [.E160]&amp; &quot;}, shortauthor = {&quot; &amp; [.C160]&amp; &quot;}, keywords = {ancient}, options = {antik},&quot;&amp;&quot;}&quot;" office:value-type="string" office:string-value="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">
            <text:p>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</text:p>
          </table:table-cell>
          <table:table-cell table:formula="of:=&quot;@Book{&quot; &amp;[.F160] &amp; &quot;,author ={&quot; &amp; [.G160] &amp;&quot;},  origtitle = {&quot; &amp; [.D160] &amp;&quot; }, shorthand = {&quot; &amp; [.E160]&amp;&quot;}, shortauthor = {&quot;&amp; [.C160]&amp; &quot;}, keywords = {ancient}, options = {antik}}&quot;" office:value-type="string" office:string-value="@Book{Cic_Cluent,author ={Tullius Cicero, Marcus},  origtitle = {pro A. Cluentio }, shorthand = {Cic. Cluent.}, shortauthor = {Cicero}, keywords = {ancient}, options = {antik}}">
            <text:p>@Book{Cic_Cluent,author ={Tullius Cicero, Marcus}, <text:s/>origtitle = {pro A. Cluentio }, shorthand = {Cic. Cluent.}, shortauthor = {Cicero}, keywords = {ancient}, options = {antik}}</text:p>
          </table:table-cell>
          <table:table-cell table:formula="of:=&quot;\item[&quot;&amp;[.E160] &amp; &quot;] &quot; &amp;[.C160]&amp; &quot; &quot; &amp;[.D160] &amp; &quot;\newline \textbf{&quot; &amp; [.F160] &amp;&quot;}&quot;" office:value-type="string" office:string-value="\item[Cic. Cluent.] Cicero pro A. Cluentio\newline \textbf{Cic_Cluent}">
            <text:p>\item[Cic. Cluent.] Cicero pro A. Cluentio\newline \textbf{Cic_Cluen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 orat.</text:p>
          </table:table-cell>
          <table:table-cell office:value-type="string">
            <text:p>Cicero</text:p>
          </table:table-cell>
          <table:table-cell office:value-type="string">
            <text:p>de oratore</text:p>
          </table:table-cell>
          <table:table-cell office:value-type="string">
            <text:p>Cic. de orat.</text:p>
          </table:table-cell>
          <table:table-cell office:value-type="string">
            <text:p>Cic_de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1]&amp;&quot;,&quot;&amp;&quot;author ={&quot;&amp;[.G161]&amp;&quot;}, title ={&quot;&amp;[.D161]&amp;&quot;}, publisher = HUP, location = {Cambridge, MA and London}, year = {&quot;&amp; [.K161] &amp; &quot;}, volume = {&quot; &amp; [.M161] &amp;&quot;}, series = LCL-lang, shortseries = LCL-kurz, origtitle = {&quot; &amp; [.D161] &amp; &quot;}, origlanguage = {&quot; &amp; [.J161] &amp; &quot;}, translator = {&quot; &amp; [.N161] &amp; &quot;}, editor = {&quot; &amp; [.O161] &amp; &quot;}, shorthand = {&quot; &amp; [.E161]&amp; &quot;}, shortauthor = {&quot; &amp; [.C161]&amp; &quot;}, keywords = {ancient}, options = {antik},&quot;&amp;&quot;}&quot;" office:value-type="string" office:string-value="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">
            <text:p>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</text:p>
          </table:table-cell>
          <table:table-cell table:formula="of:=&quot;@Book{&quot; &amp;[.F161] &amp; &quot;,author ={&quot; &amp; [.G161] &amp;&quot;},  origtitle = {&quot; &amp; [.D161] &amp;&quot; }, shorthand = {&quot; &amp; [.E161]&amp;&quot;}, shortauthor = {&quot;&amp; [.C161]&amp; &quot;}, keywords = {ancient}, options = {antik}}&quot;" office:value-type="string" office:string-value="@Book{Cic_de_orat,author ={Tullius Cicero, Marcus},  origtitle = {de oratore }, shorthand = {Cic. de orat.}, shortauthor = {Cicero}, keywords = {ancient}, options = {antik}}">
            <text:p>@Book{Cic_de_orat,author ={Tullius Cicero, Marcus}, <text:s/>origtitle = {de oratore }, shorthand = {Cic. de orat.}, shortauthor = {Cicero}, keywords = {ancient}, options = {antik}}</text:p>
          </table:table-cell>
          <table:table-cell table:formula="of:=&quot;\item[&quot;&amp;[.E161] &amp; &quot;] &quot; &amp;[.C161]&amp; &quot; &quot; &amp;[.D161] &amp; &quot;\newline \textbf{&quot; &amp; [.F161] &amp;&quot;}&quot;" office:value-type="string" office:string-value="\item[Cic. de orat.] Cicero de oratore\newline \textbf{Cic_de_orat}">
            <text:p>\item[Cic. de orat.] Cicero de oratore\newline \textbf{Cic_de_o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iot.</text:p>
          </table:table-cell>
          <table:table-cell office:value-type="string">
            <text:p>Cicero</text:p>
          </table:table-cell>
          <table:table-cell office:value-type="string">
            <text:p>pro rege Deiotaro</text:p>
          </table:table-cell>
          <table:table-cell office:value-type="string">
            <text:p>Cic. Deiot.</text:p>
          </table:table-cell>
          <table:table-cell office:value-type="string">
            <text:p>Cic_Deio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2]&amp;&quot;,&quot;&amp;&quot;author ={&quot;&amp;[.G162]&amp;&quot;}, title ={&quot;&amp;[.D162]&amp;&quot;}, publisher = HUP, location = {Cambridge, MA and London}, year = {&quot;&amp; [.K162] &amp; &quot;}, volume = {&quot; &amp; [.M162] &amp;&quot;}, series = LCL-lang, shortseries = LCL-kurz, origtitle = {&quot; &amp; [.D162] &amp; &quot;}, origlanguage = {&quot; &amp; [.J162] &amp; &quot;}, translator = {&quot; &amp; [.N162] &amp; &quot;}, editor = {&quot; &amp; [.O162] &amp; &quot;}, shorthand = {&quot; &amp; [.E162]&amp; &quot;}, shortauthor = {&quot; &amp; [.C162]&amp; &quot;}, keywords = {ancient}, options = {antik},&quot;&amp;&quot;}&quot;" office:value-type="string" office:string-value="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">
            <text:p>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</text:p>
          </table:table-cell>
          <table:table-cell table:formula="of:=&quot;@Book{&quot; &amp;[.F162] &amp; &quot;,author ={&quot; &amp; [.G162] &amp;&quot;},  origtitle = {&quot; &amp; [.D162] &amp;&quot; }, shorthand = {&quot; &amp; [.E162]&amp;&quot;}, shortauthor = {&quot;&amp; [.C162]&amp; &quot;}, keywords = {ancient}, options = {antik}}&quot;" office:value-type="string" office:string-value="@Book{Cic_Deiot,author ={Tullius Cicero, Marcus},  origtitle = {pro rege Deiotaro }, shorthand = {Cic. Deiot.}, shortauthor = {Cicero}, keywords = {ancient}, options = {antik}}">
            <text:p>@Book{Cic_Deiot,author ={Tullius Cicero, Marcus}, <text:s/>origtitle = {pro rege Deiotaro }, shorthand = {Cic. Deiot.}, shortauthor = {Cicero}, keywords = {ancient}, options = {antik}}</text:p>
          </table:table-cell>
          <table:table-cell table:formula="of:=&quot;\item[&quot;&amp;[.E162] &amp; &quot;] &quot; &amp;[.C162]&amp; &quot; &quot; &amp;[.D162] &amp; &quot;\newline \textbf{&quot; &amp; [.F162] &amp;&quot;}&quot;" office:value-type="string" office:string-value="\item[Cic. Deiot.] Cicero pro rege Deiotaro\newline \textbf{Cic_Deiot}">
            <text:p>\item[Cic. Deiot.] Cicero pro rege Deiotaro\newline \textbf{Cic_Deio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</text:p>
          </table:table-cell>
          <table:table-cell office:value-type="string">
            <text:p>Cicero</text:p>
          </table:table-cell>
          <table:table-cell office:value-type="string">
            <text:p>de divinatione</text:p>
          </table:table-cell>
          <table:table-cell office:value-type="string">
            <text:p>Cic. div.</text:p>
          </table:table-cell>
          <table:table-cell office:value-type="string">
            <text:p>Cic_di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3]&amp;&quot;,&quot;&amp;&quot;author ={&quot;&amp;[.G163]&amp;&quot;}, title ={&quot;&amp;[.D163]&amp;&quot;}, publisher = HUP, location = {Cambridge, MA and London}, year = {&quot;&amp; [.K163] &amp; &quot;}, volume = {&quot; &amp; [.M163] &amp;&quot;}, series = LCL-lang, shortseries = LCL-kurz, origtitle = {&quot; &amp; [.D163] &amp; &quot;}, origlanguage = {&quot; &amp; [.J163] &amp; &quot;}, translator = {&quot; &amp; [.N163] &amp; &quot;}, editor = {&quot; &amp; [.O163] &amp; &quot;}, shorthand = {&quot; &amp; [.E163]&amp; &quot;}, shortauthor = {&quot; &amp; [.C163]&amp; &quot;}, keywords = {ancient}, options = {antik},&quot;&amp;&quot;}&quot;" office:value-type="string" office:string-value="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">
            <text:p>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</text:p>
          </table:table-cell>
          <table:table-cell table:formula="of:=&quot;@Book{&quot; &amp;[.F163] &amp; &quot;,author ={&quot; &amp; [.G163] &amp;&quot;},  origtitle = {&quot; &amp; [.D163] &amp;&quot; }, shorthand = {&quot; &amp; [.E163]&amp;&quot;}, shortauthor = {&quot;&amp; [.C163]&amp; &quot;}, keywords = {ancient}, options = {antik}}&quot;" office:value-type="string" office:string-value="@Book{Cic_div,author ={Tullius Cicero, Marcus},  origtitle = {de divinatione }, shorthand = {Cic. div.}, shortauthor = {Cicero}, keywords = {ancient}, options = {antik}}">
            <text:p>@Book{Cic_div,author ={Tullius Cicero, Marcus}, <text:s/>origtitle = {de divinatione }, shorthand = {Cic. div.}, shortauthor = {Cicero}, keywords = {ancient}, options = {antik}}</text:p>
          </table:table-cell>
          <table:table-cell table:formula="of:=&quot;\item[&quot;&amp;[.E163] &amp; &quot;] &quot; &amp;[.C163]&amp; &quot; &quot; &amp;[.D163] &amp; &quot;\newline \textbf{&quot; &amp; [.F163] &amp;&quot;}&quot;" office:value-type="string" office:string-value="\item[Cic. div.] Cicero de divinatione\newline \textbf{Cic_div}">
            <text:p>\item[Cic. div.] Cicero de divinatione\newline \textbf{Cic_div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in Caec.</text:p>
          </table:table-cell>
          <table:table-cell office:value-type="string">
            <text:p>Cicero</text:p>
          </table:table-cell>
          <table:table-cell office:value-type="string">
            <text:p>divinatio in Q. Caecilium</text:p>
          </table:table-cell>
          <table:table-cell office:value-type="string">
            <text:p>Cic. div.in Caec.</text:p>
          </table:table-cell>
          <table:table-cell office:value-type="string">
            <text:p>Cic_divin_Cae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4]&amp;&quot;,&quot;&amp;&quot;author ={&quot;&amp;[.G164]&amp;&quot;}, title ={&quot;&amp;[.D164]&amp;&quot;}, publisher = HUP, location = {Cambridge, MA and London}, year = {&quot;&amp; [.K164] &amp; &quot;}, volume = {&quot; &amp; [.M164] &amp;&quot;}, series = LCL-lang, shortseries = LCL-kurz, origtitle = {&quot; &amp; [.D164] &amp; &quot;}, origlanguage = {&quot; &amp; [.J164] &amp; &quot;}, translator = {&quot; &amp; [.N164] &amp; &quot;}, editor = {&quot; &amp; [.O164] &amp; &quot;}, shorthand = {&quot; &amp; [.E164]&amp; &quot;}, shortauthor = {&quot; &amp; [.C164]&amp; &quot;}, keywords = {ancient}, options = {antik},&quot;&amp;&quot;}&quot;" office:value-type="string" office:string-value="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">
            <text:p>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</text:p>
          </table:table-cell>
          <table:table-cell table:formula="of:=&quot;@Book{&quot; &amp;[.F164] &amp; &quot;,author ={&quot; &amp; [.G164] &amp;&quot;},  origtitle = {&quot; &amp; [.D164] &amp;&quot; }, shorthand = {&quot; &amp; [.E164]&amp;&quot;}, shortauthor = {&quot;&amp; [.C164]&amp; &quot;}, keywords = {ancient}, options = {antik}}&quot;" office:value-type="string" office:string-value="@Book{Cic_divin_Caec,author ={Tullius Cicero, Marcus},  origtitle = {divinatio in Q. Caecilium }, shorthand = {Cic. div.in Caec.}, shortauthor = {Cicero}, keywords = {ancient}, options = {antik}}">
            <text:p>@Book{Cic_divin_Caec,author ={Tullius Cicero, Marcus}, <text:s/>origtitle = {divinatio in Q. Caecilium }, shorthand = {Cic. div.in Caec.}, shortauthor = {Cicero}, keywords = {ancient}, options = {antik}}</text:p>
          </table:table-cell>
          <table:table-cell table:formula="of:=&quot;\item[&quot;&amp;[.E164] &amp; &quot;] &quot; &amp;[.C164]&amp; &quot; &quot; &amp;[.D164] &amp; &quot;\newline \textbf{&quot; &amp; [.F164] &amp;&quot;}&quot;" office:value-type="string" office:string-value="\item[Cic. div.in Caec.] Cicero divinatio in Q. Caecilium\newline \textbf{Cic_divin_Caec}">
            <text:p>\item[Cic. div.in Caec.] Cicero divinatio in Q. Caecilium\newline \textbf{Cic_divin_Cae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m.</text:p>
          </table:table-cell>
          <table:table-cell office:value-type="string">
            <text:p>Cicero</text:p>
          </table:table-cell>
          <table:table-cell office:value-type="string">
            <text:p>epistulae ad familiares</text:p>
          </table:table-cell>
          <table:table-cell office:value-type="string">
            <text:p>Cic. fam.</text:p>
          </table:table-cell>
          <table:table-cell office:value-type="string">
            <text:p>Cic_fa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5]&amp;&quot;,&quot;&amp;&quot;author ={&quot;&amp;[.G165]&amp;&quot;}, title ={&quot;&amp;[.D165]&amp;&quot;}, publisher = HUP, location = {Cambridge, MA and London}, year = {&quot;&amp; [.K165] &amp; &quot;}, volume = {&quot; &amp; [.M165] &amp;&quot;}, series = LCL-lang, shortseries = LCL-kurz, origtitle = {&quot; &amp; [.D165] &amp; &quot;}, origlanguage = {&quot; &amp; [.J165] &amp; &quot;}, translator = {&quot; &amp; [.N165] &amp; &quot;}, editor = {&quot; &amp; [.O165] &amp; &quot;}, shorthand = {&quot; &amp; [.E165]&amp; &quot;}, shortauthor = {&quot; &amp; [.C165]&amp; &quot;}, keywords = {ancient}, options = {antik},&quot;&amp;&quot;}&quot;" office:value-type="string" office:string-value="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">
            <text:p>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</text:p>
          </table:table-cell>
          <table:table-cell table:formula="of:=&quot;@Book{&quot; &amp;[.F165] &amp; &quot;,author ={&quot; &amp; [.G165] &amp;&quot;},  origtitle = {&quot; &amp; [.D165] &amp;&quot; }, shorthand = {&quot; &amp; [.E165]&amp;&quot;}, shortauthor = {&quot;&amp; [.C165]&amp; &quot;}, keywords = {ancient}, options = {antik}}&quot;" office:value-type="string" office:string-value="@Book{Cic_fam,author ={Tullius Cicero, Marcus},  origtitle = {epistulae ad familiares }, shorthand = {Cic. fam.}, shortauthor = {Cicero}, keywords = {ancient}, options = {antik}}">
            <text:p>@Book{Cic_fam,author ={Tullius Cicero, Marcus}, <text:s/>origtitle = {epistulae ad familiares }, shorthand = {Cic. fam.}, shortauthor = {Cicero}, keywords = {ancient}, options = {antik}}</text:p>
          </table:table-cell>
          <table:table-cell table:formula="of:=&quot;\item[&quot;&amp;[.E165] &amp; &quot;] &quot; &amp;[.C165]&amp; &quot; &quot; &amp;[.D165] &amp; &quot;\newline \textbf{&quot; &amp; [.F165] &amp;&quot;}&quot;" office:value-type="string" office:string-value="\item[Cic. fam.] Cicero epistulae ad familiares\newline \textbf{Cic_fam}">
            <text:p>\item[Cic. fam.] Cicero epistulae ad familiares\newline \textbf{Cic_fam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t.</text:p>
          </table:table-cell>
          <table:table-cell office:value-type="string">
            <text:p>Cicero</text:p>
          </table:table-cell>
          <table:table-cell office:value-type="string">
            <text:p>de fato</text:p>
          </table:table-cell>
          <table:table-cell office:value-type="string">
            <text:p>Cic. fat.</text:p>
          </table:table-cell>
          <table:table-cell office:value-type="string">
            <text:p>Cic_f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6]&amp;&quot;,&quot;&amp;&quot;author ={&quot;&amp;[.G166]&amp;&quot;}, title ={&quot;&amp;[.D166]&amp;&quot;}, publisher = HUP, location = {Cambridge, MA and London}, year = {&quot;&amp; [.K166] &amp; &quot;}, volume = {&quot; &amp; [.M166] &amp;&quot;}, series = LCL-lang, shortseries = LCL-kurz, origtitle = {&quot; &amp; [.D166] &amp; &quot;}, origlanguage = {&quot; &amp; [.J166] &amp; &quot;}, translator = {&quot; &amp; [.N166] &amp; &quot;}, editor = {&quot; &amp; [.O166] &amp; &quot;}, shorthand = {&quot; &amp; [.E166]&amp; &quot;}, shortauthor = {&quot; &amp; [.C166]&amp; &quot;}, keywords = {ancient}, options = {antik},&quot;&amp;&quot;}&quot;" office:value-type="string" office:string-value="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">
            <text:p>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</text:p>
          </table:table-cell>
          <table:table-cell table:formula="of:=&quot;@Book{&quot; &amp;[.F166] &amp; &quot;,author ={&quot; &amp; [.G166] &amp;&quot;},  origtitle = {&quot; &amp; [.D166] &amp;&quot; }, shorthand = {&quot; &amp; [.E166]&amp;&quot;}, shortauthor = {&quot;&amp; [.C166]&amp; &quot;}, keywords = {ancient}, options = {antik}}&quot;" office:value-type="string" office:string-value="@Book{Cic_fat,author ={Tullius Cicero, Marcus},  origtitle = {de fato }, shorthand = {Cic. fat.}, shortauthor = {Cicero}, keywords = {ancient}, options = {antik}}">
            <text:p>@Book{Cic_fat,author ={Tullius Cicero, Marcus}, <text:s/>origtitle = {de fato }, shorthand = {Cic. fat.}, shortauthor = {Cicero}, keywords = {ancient}, options = {antik}}</text:p>
          </table:table-cell>
          <table:table-cell table:formula="of:=&quot;\item[&quot;&amp;[.E166] &amp; &quot;] &quot; &amp;[.C166]&amp; &quot; &quot; &amp;[.D166] &amp; &quot;\newline \textbf{&quot; &amp; [.F166] &amp;&quot;}&quot;" office:value-type="string" office:string-value="\item[Cic. fat.] Cicero de fato\newline \textbf{Cic_fat}">
            <text:p>\item[Cic. fat.] Cicero de fato\newline \textbf{Cic_f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in.</text:p>
          </table:table-cell>
          <table:table-cell office:value-type="string">
            <text:p>Cicero</text:p>
          </table:table-cell>
          <table:table-cell office:value-type="string">
            <text:p>de finibus bonorum et malorum</text:p>
          </table:table-cell>
          <table:table-cell office:value-type="string">
            <text:p>Cic. fin.</text:p>
          </table:table-cell>
          <table:table-cell office:value-type="string">
            <text:p>Cic_f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7]&amp;&quot;,&quot;&amp;&quot;author ={&quot;&amp;[.G167]&amp;&quot;}, title ={&quot;&amp;[.D167]&amp;&quot;}, publisher = HUP, location = {Cambridge, MA and London}, year = {&quot;&amp; [.K167] &amp; &quot;}, volume = {&quot; &amp; [.M167] &amp;&quot;}, series = LCL-lang, shortseries = LCL-kurz, origtitle = {&quot; &amp; [.D167] &amp; &quot;}, origlanguage = {&quot; &amp; [.J167] &amp; &quot;}, translator = {&quot; &amp; [.N167] &amp; &quot;}, editor = {&quot; &amp; [.O167] &amp; &quot;}, shorthand = {&quot; &amp; [.E167]&amp; &quot;}, shortauthor = {&quot; &amp; [.C167]&amp; &quot;}, keywords = {ancient}, options = {antik},&quot;&amp;&quot;}&quot;" office:value-type="string" office:string-value="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">
            <text:p>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</text:p>
          </table:table-cell>
          <table:table-cell table:formula="of:=&quot;@Book{&quot; &amp;[.F167] &amp; &quot;,author ={&quot; &amp; [.G167] &amp;&quot;},  origtitle = {&quot; &amp; [.D167] &amp;&quot; }, shorthand = {&quot; &amp; [.E167]&amp;&quot;}, shortauthor = {&quot;&amp; [.C167]&amp; &quot;}, keywords = {ancient}, options = {antik}}&quot;" office:value-type="string" office:string-value="@Book{Cic_fin,author ={Tullius Cicero, Marcus},  origtitle = {de finibus bonorum et malorum }, shorthand = {Cic. fin.}, shortauthor = {Cicero}, keywords = {ancient}, options = {antik}}">
            <text:p>@Book{Cic_fin,author ={Tullius Cicero, Marcus}, <text:s/>origtitle = {de finibus bonorum et malorum }, shorthand = {Cic. fin.}, shortauthor = {Cicero}, keywords = {ancient}, options = {antik}}</text:p>
          </table:table-cell>
          <table:table-cell table:formula="of:=&quot;\item[&quot;&amp;[.E167] &amp; &quot;] &quot; &amp;[.C167]&amp; &quot; &quot; &amp;[.D167] &amp; &quot;\newline \textbf{&quot; &amp; [.F167] &amp;&quot;}&quot;" office:value-type="string" office:string-value="\item[Cic. fin.] Cicero de finibus bonorum et malorum\newline \textbf{Cic_fin}">
            <text:p>\item[Cic. fin.] Cicero de finibus bonorum et malorum\newline \textbf{Cic_f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lacc.</text:p>
          </table:table-cell>
          <table:table-cell office:value-type="string">
            <text:p>Cicero</text:p>
          </table:table-cell>
          <table:table-cell office:value-type="string">
            <text:p>pro L. Valerio Flacco</text:p>
          </table:table-cell>
          <table:table-cell office:value-type="string">
            <text:p>Cic. Flacc.</text:p>
          </table:table-cell>
          <table:table-cell office:value-type="string">
            <text:p>Cic_Flac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8]&amp;&quot;,&quot;&amp;&quot;author ={&quot;&amp;[.G168]&amp;&quot;}, title ={&quot;&amp;[.D168]&amp;&quot;}, publisher = HUP, location = {Cambridge, MA and London}, year = {&quot;&amp; [.K168] &amp; &quot;}, volume = {&quot; &amp; [.M168] &amp;&quot;}, series = LCL-lang, shortseries = LCL-kurz, origtitle = {&quot; &amp; [.D168] &amp; &quot;}, origlanguage = {&quot; &amp; [.J168] &amp; &quot;}, translator = {&quot; &amp; [.N168] &amp; &quot;}, editor = {&quot; &amp; [.O168] &amp; &quot;}, shorthand = {&quot; &amp; [.E168]&amp; &quot;}, shortauthor = {&quot; &amp; [.C168]&amp; &quot;}, keywords = {ancient}, options = {antik},&quot;&amp;&quot;}&quot;" office:value-type="string" office:string-value="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">
            <text:p>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</text:p>
          </table:table-cell>
          <table:table-cell table:formula="of:=&quot;@Book{&quot; &amp;[.F168] &amp; &quot;,author ={&quot; &amp; [.G168] &amp;&quot;},  origtitle = {&quot; &amp; [.D168] &amp;&quot; }, shorthand = {&quot; &amp; [.E168]&amp;&quot;}, shortauthor = {&quot;&amp; [.C168]&amp; &quot;}, keywords = {ancient}, options = {antik}}&quot;" office:value-type="string" office:string-value="@Book{Cic_Flacc,author ={Tullius Cicero, Marcus},  origtitle = {pro L. Valerio Flacco }, shorthand = {Cic. Flacc.}, shortauthor = {Cicero}, keywords = {ancient}, options = {antik}}">
            <text:p>@Book{Cic_Flacc,author ={Tullius Cicero, Marcus}, <text:s/>origtitle = {pro L. Valerio Flacco }, shorthand = {Cic. Flacc.}, shortauthor = {Cicero}, keywords = {ancient}, options = {antik}}</text:p>
          </table:table-cell>
          <table:table-cell table:formula="of:=&quot;\item[&quot;&amp;[.E168] &amp; &quot;] &quot; &amp;[.C168]&amp; &quot; &quot; &amp;[.D168] &amp; &quot;\newline \textbf{&quot; &amp; [.F168] &amp;&quot;}&quot;" office:value-type="string" office:string-value="\item[Cic. Flacc.] Cicero pro L. Valerio Flacco\newline \textbf{Cic_Flacc}">
            <text:p>\item[Cic. Flacc.] Cicero pro L. Valerio Flacco\newline \textbf{Cic_Flac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ont.</text:p>
          </table:table-cell>
          <table:table-cell office:value-type="string">
            <text:p>Cicero</text:p>
          </table:table-cell>
          <table:table-cell office:value-type="string">
            <text:p>pro M. Fonteio</text:p>
          </table:table-cell>
          <table:table-cell office:value-type="string">
            <text:p>Cic. Font.</text:p>
          </table:table-cell>
          <table:table-cell office:value-type="string">
            <text:p>Cic_Fo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9]&amp;&quot;,&quot;&amp;&quot;author ={&quot;&amp;[.G169]&amp;&quot;}, title ={&quot;&amp;[.D169]&amp;&quot;}, publisher = HUP, location = {Cambridge, MA and London}, year = {&quot;&amp; [.K169] &amp; &quot;}, volume = {&quot; &amp; [.M169] &amp;&quot;}, series = LCL-lang, shortseries = LCL-kurz, origtitle = {&quot; &amp; [.D169] &amp; &quot;}, origlanguage = {&quot; &amp; [.J169] &amp; &quot;}, translator = {&quot; &amp; [.N169] &amp; &quot;}, editor = {&quot; &amp; [.O169] &amp; &quot;}, shorthand = {&quot; &amp; [.E169]&amp; &quot;}, shortauthor = {&quot; &amp; [.C169]&amp; &quot;}, keywords = {ancient}, options = {antik},&quot;&amp;&quot;}&quot;" office:value-type="string" office:string-value="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">
            <text:p>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</text:p>
          </table:table-cell>
          <table:table-cell table:formula="of:=&quot;@Book{&quot; &amp;[.F169] &amp; &quot;,author ={&quot; &amp; [.G169] &amp;&quot;},  origtitle = {&quot; &amp; [.D169] &amp;&quot; }, shorthand = {&quot; &amp; [.E169]&amp;&quot;}, shortauthor = {&quot;&amp; [.C169]&amp; &quot;}, keywords = {ancient}, options = {antik}}&quot;" office:value-type="string" office:string-value="@Book{Cic_Font,author ={Tullius Cicero, Marcus},  origtitle = {pro M. Fonteio }, shorthand = {Cic. Font.}, shortauthor = {Cicero}, keywords = {ancient}, options = {antik}}">
            <text:p>@Book{Cic_Font,author ={Tullius Cicero, Marcus}, <text:s/>origtitle = {pro M. Fonteio }, shorthand = {Cic. Font.}, shortauthor = {Cicero}, keywords = {ancient}, options = {antik}}</text:p>
          </table:table-cell>
          <table:table-cell table:formula="of:=&quot;\item[&quot;&amp;[.E169] &amp; &quot;] &quot; &amp;[.C169]&amp; &quot; &quot; &amp;[.D169] &amp; &quot;\newline \textbf{&quot; &amp; [.F169] &amp;&quot;}&quot;" office:value-type="string" office:string-value="\item[Cic. Font.] Cicero pro M. Fonteio\newline \textbf{Cic_Font}">
            <text:p>\item[Cic. Font.] Cicero pro M. Fonteio\newline \textbf{Cic_Fon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har. resp.</text:p>
          </table:table-cell>
          <table:table-cell office:value-type="string">
            <text:p>Cicero</text:p>
          </table:table-cell>
          <table:table-cell office:value-type="string">
            <text:p>de haruspicum responso</text:p>
          </table:table-cell>
          <table:table-cell office:value-type="string">
            <text:p>Cic. har. resp.</text:p>
          </table:table-cell>
          <table:table-cell office:value-type="string">
            <text:p>Cic_har_res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0]&amp;&quot;,&quot;&amp;&quot;author ={&quot;&amp;[.G170]&amp;&quot;}, title ={&quot;&amp;[.D170]&amp;&quot;}, publisher = HUP, location = {Cambridge, MA and London}, year = {&quot;&amp; [.K170] &amp; &quot;}, volume = {&quot; &amp; [.M170] &amp;&quot;}, series = LCL-lang, shortseries = LCL-kurz, origtitle = {&quot; &amp; [.D170] &amp; &quot;}, origlanguage = {&quot; &amp; [.J170] &amp; &quot;}, translator = {&quot; &amp; [.N170] &amp; &quot;}, editor = {&quot; &amp; [.O170] &amp; &quot;}, shorthand = {&quot; &amp; [.E170]&amp; &quot;}, shortauthor = {&quot; &amp; [.C170]&amp; &quot;}, keywords = {ancient}, options = {antik},&quot;&amp;&quot;}&quot;" office:value-type="string" office:string-value="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">
            <text:p>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</text:p>
          </table:table-cell>
          <table:table-cell table:formula="of:=&quot;@Book{&quot; &amp;[.F170] &amp; &quot;,author ={&quot; &amp; [.G170] &amp;&quot;},  origtitle = {&quot; &amp; [.D170] &amp;&quot; }, shorthand = {&quot; &amp; [.E170]&amp;&quot;}, shortauthor = {&quot;&amp; [.C170]&amp; &quot;}, keywords = {ancient}, options = {antik}}&quot;" office:value-type="string" office:string-value="@Book{Cic_har_resp,author ={Tullius Cicero, Marcus},  origtitle = {de haruspicum responso }, shorthand = {Cic. har. resp.}, shortauthor = {Cicero}, keywords = {ancient}, options = {antik}}">
            <text:p>@Book{Cic_har_resp,author ={Tullius Cicero, Marcus}, <text:s/>origtitle = {de haruspicum responso }, shorthand = {Cic. har. resp.}, shortauthor = {Cicero}, keywords = {ancient}, options = {antik}}</text:p>
          </table:table-cell>
          <table:table-cell table:formula="of:=&quot;\item[&quot;&amp;[.E170] &amp; &quot;] &quot; &amp;[.C170]&amp; &quot; &quot; &amp;[.D170] &amp; &quot;\newline \textbf{&quot; &amp; [.F170] &amp;&quot;}&quot;" office:value-type="string" office:string-value="\item[Cic. har. resp.] Cicero de haruspicum responso\newline \textbf{Cic_har_resp}">
            <text:p>\item[Cic. har. resp.] Cicero de haruspicum responso\newline \textbf{Cic_har_res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inv.</text:p>
          </table:table-cell>
          <table:table-cell office:value-type="string">
            <text:p>Cicero</text:p>
          </table:table-cell>
          <table:table-cell office:value-type="string">
            <text:p>de inventione</text:p>
          </table:table-cell>
          <table:table-cell office:value-type="string">
            <text:p>Cic. inv.</text:p>
          </table:table-cell>
          <table:table-cell office:value-type="string">
            <text:p>Cic_in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1]&amp;&quot;,&quot;&amp;&quot;author ={&quot;&amp;[.G171]&amp;&quot;}, title ={&quot;&amp;[.D171]&amp;&quot;}, publisher = HUP, location = {Cambridge, MA and London}, year = {&quot;&amp; [.K171] &amp; &quot;}, volume = {&quot; &amp; [.M171] &amp;&quot;}, series = LCL-lang, shortseries = LCL-kurz, origtitle = {&quot; &amp; [.D171] &amp; &quot;}, origlanguage = {&quot; &amp; [.J171] &amp; &quot;}, translator = {&quot; &amp; [.N171] &amp; &quot;}, editor = {&quot; &amp; [.O171] &amp; &quot;}, shorthand = {&quot; &amp; [.E171]&amp; &quot;}, shortauthor = {&quot; &amp; [.C171]&amp; &quot;}, keywords = {ancient}, options = {antik},&quot;&amp;&quot;}&quot;" office:value-type="string" office:string-value="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">
            <text:p>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</text:p>
          </table:table-cell>
          <table:table-cell table:formula="of:=&quot;@Book{&quot; &amp;[.F171] &amp; &quot;,author ={&quot; &amp; [.G171] &amp;&quot;},  origtitle = {&quot; &amp; [.D171] &amp;&quot; }, shorthand = {&quot; &amp; [.E171]&amp;&quot;}, shortauthor = {&quot;&amp; [.C171]&amp; &quot;}, keywords = {ancient}, options = {antik}}&quot;" office:value-type="string" office:string-value="@Book{Cic_inv,author ={Tullius Cicero, Marcus},  origtitle = {de inventione }, shorthand = {Cic. inv.}, shortauthor = {Cicero}, keywords = {ancient}, options = {antik}}">
            <text:p>@Book{Cic_inv,author ={Tullius Cicero, Marcus}, <text:s/>origtitle = {de inventione }, shorthand = {Cic. inv.}, shortauthor = {Cicero}, keywords = {ancient}, options = {antik}}</text:p>
          </table:table-cell>
          <table:table-cell table:formula="of:=&quot;\item[&quot;&amp;[.E171] &amp; &quot;] &quot; &amp;[.C171]&amp; &quot; &quot; &amp;[.D171] &amp; &quot;\newline \textbf{&quot; &amp; [.F171] &amp;&quot;}&quot;" office:value-type="string" office:string-value="\item[Cic. inv.] Cicero de inventione\newline \textbf{Cic_inv}">
            <text:p>\item[Cic. inv.] Cicero de inventione\newline \textbf{Cic_inv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ael.</text:p>
          </table:table-cell>
          <table:table-cell office:value-type="string">
            <text:p>Cicero</text:p>
          </table:table-cell>
          <table:table-cell office:value-type="string">
            <text:p>Laelius de amicitia</text:p>
          </table:table-cell>
          <table:table-cell office:value-type="string">
            <text:p>Cic. Lael.</text:p>
          </table:table-cell>
          <table:table-cell office:value-type="string">
            <text:p>Cic_L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2]&amp;&quot;,&quot;&amp;&quot;author ={&quot;&amp;[.G172]&amp;&quot;}, title ={&quot;&amp;[.D172]&amp;&quot;}, publisher = HUP, location = {Cambridge, MA and London}, year = {&quot;&amp; [.K172] &amp; &quot;}, volume = {&quot; &amp; [.M172] &amp;&quot;}, series = LCL-lang, shortseries = LCL-kurz, origtitle = {&quot; &amp; [.D172] &amp; &quot;}, origlanguage = {&quot; &amp; [.J172] &amp; &quot;}, translator = {&quot; &amp; [.N172] &amp; &quot;}, editor = {&quot; &amp; [.O172] &amp; &quot;}, shorthand = {&quot; &amp; [.E172]&amp; &quot;}, shortauthor = {&quot; &amp; [.C172]&amp; &quot;}, keywords = {ancient}, options = {antik},&quot;&amp;&quot;}&quot;" office:value-type="string" office:string-value="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">
            <text:p>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</text:p>
          </table:table-cell>
          <table:table-cell table:formula="of:=&quot;@Book{&quot; &amp;[.F172] &amp; &quot;,author ={&quot; &amp; [.G172] &amp;&quot;},  origtitle = {&quot; &amp; [.D172] &amp;&quot; }, shorthand = {&quot; &amp; [.E172]&amp;&quot;}, shortauthor = {&quot;&amp; [.C172]&amp; &quot;}, keywords = {ancient}, options = {antik}}&quot;" office:value-type="string" office:string-value="@Book{Cic_Lael,author ={Tullius Cicero, Marcus},  origtitle = {Laelius de amicitia }, shorthand = {Cic. Lael.}, shortauthor = {Cicero}, keywords = {ancient}, options = {antik}}">
            <text:p>@Book{Cic_Lael,author ={Tullius Cicero, Marcus}, <text:s/>origtitle = {Laelius de amicitia }, shorthand = {Cic. Lael.}, shortauthor = {Cicero}, keywords = {ancient}, options = {antik}}</text:p>
          </table:table-cell>
          <table:table-cell table:formula="of:=&quot;\item[&quot;&amp;[.E172] &amp; &quot;] &quot; &amp;[.C172]&amp; &quot; &quot; &amp;[.D172] &amp; &quot;\newline \textbf{&quot; &amp; [.F172] &amp;&quot;}&quot;" office:value-type="string" office:string-value="\item[Cic. Lael.] Cicero Laelius de amicitia\newline \textbf{Cic_Lael}">
            <text:p>\item[Cic. Lael.] Cicero Laelius de amicitia\newline \textbf{Cic_Lae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</text:p>
          </table:table-cell>
          <table:table-cell office:value-type="string">
            <text:p>Cicero</text:p>
          </table:table-cell>
          <table:table-cell office:value-type="string">
            <text:p>de legibus</text:p>
          </table:table-cell>
          <table:table-cell office:value-type="string">
            <text:p>Cic. leg.</text:p>
          </table:table-cell>
          <table:table-cell office:value-type="string">
            <text:p>Cic_le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3]&amp;&quot;,&quot;&amp;&quot;author ={&quot;&amp;[.G173]&amp;&quot;}, title ={&quot;&amp;[.D173]&amp;&quot;}, publisher = HUP, location = {Cambridge, MA and London}, year = {&quot;&amp; [.K173] &amp; &quot;}, volume = {&quot; &amp; [.M173] &amp;&quot;}, series = LCL-lang, shortseries = LCL-kurz, origtitle = {&quot; &amp; [.D173] &amp; &quot;}, origlanguage = {&quot; &amp; [.J173] &amp; &quot;}, translator = {&quot; &amp; [.N173] &amp; &quot;}, editor = {&quot; &amp; [.O173] &amp; &quot;}, shorthand = {&quot; &amp; [.E173]&amp; &quot;}, shortauthor = {&quot; &amp; [.C173]&amp; &quot;}, keywords = {ancient}, options = {antik},&quot;&amp;&quot;}&quot;" office:value-type="string" office:string-value="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">
            <text:p>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</text:p>
          </table:table-cell>
          <table:table-cell table:formula="of:=&quot;@Book{&quot; &amp;[.F173] &amp; &quot;,author ={&quot; &amp; [.G173] &amp;&quot;},  origtitle = {&quot; &amp; [.D173] &amp;&quot; }, shorthand = {&quot; &amp; [.E173]&amp;&quot;}, shortauthor = {&quot;&amp; [.C173]&amp; &quot;}, keywords = {ancient}, options = {antik}}&quot;" office:value-type="string" office:string-value="@Book{Cic_leg,author ={Tullius Cicero, Marcus},  origtitle = {de legibus }, shorthand = {Cic. leg.}, shortauthor = {Cicero}, keywords = {ancient}, options = {antik}}">
            <text:p>@Book{Cic_leg,author ={Tullius Cicero, Marcus}, <text:s/>origtitle = {de legibus }, shorthand = {Cic. leg.}, shortauthor = {Cicero}, keywords = {ancient}, options = {antik}}</text:p>
          </table:table-cell>
          <table:table-cell table:formula="of:=&quot;\item[&quot;&amp;[.E173] &amp; &quot;] &quot; &amp;[.C173]&amp; &quot; &quot; &amp;[.D173] &amp; &quot;\newline \textbf{&quot; &amp; [.F173] &amp;&quot;}&quot;" office:value-type="string" office:string-value="\item[Cic. leg.] Cicero de legibus\newline \textbf{Cic_leg}">
            <text:p>\item[Cic. leg.] Cicero de legibus\newline \textbf{Cic_leg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 agr.</text:p>
          </table:table-cell>
          <table:table-cell office:value-type="string">
            <text:p>Cicero</text:p>
          </table:table-cell>
          <table:table-cell office:value-type="string">
            <text:p>de lege agraria</text:p>
          </table:table-cell>
          <table:table-cell office:value-type="string">
            <text:p>Cic. leg. agr.</text:p>
          </table:table-cell>
          <table:table-cell office:value-type="string">
            <text:p>Cic_leg_ag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4]&amp;&quot;,&quot;&amp;&quot;author ={&quot;&amp;[.G174]&amp;&quot;}, title ={&quot;&amp;[.D174]&amp;&quot;}, publisher = HUP, location = {Cambridge, MA and London}, year = {&quot;&amp; [.K174] &amp; &quot;}, volume = {&quot; &amp; [.M174] &amp;&quot;}, series = LCL-lang, shortseries = LCL-kurz, origtitle = {&quot; &amp; [.D174] &amp; &quot;}, origlanguage = {&quot; &amp; [.J174] &amp; &quot;}, translator = {&quot; &amp; [.N174] &amp; &quot;}, editor = {&quot; &amp; [.O174] &amp; &quot;}, shorthand = {&quot; &amp; [.E174]&amp; &quot;}, shortauthor = {&quot; &amp; [.C174]&amp; &quot;}, keywords = {ancient}, options = {antik},&quot;&amp;&quot;}&quot;" office:value-type="string" office:string-value="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">
            <text:p>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</text:p>
          </table:table-cell>
          <table:table-cell table:formula="of:=&quot;@Book{&quot; &amp;[.F174] &amp; &quot;,author ={&quot; &amp; [.G174] &amp;&quot;},  origtitle = {&quot; &amp; [.D174] &amp;&quot; }, shorthand = {&quot; &amp; [.E174]&amp;&quot;}, shortauthor = {&quot;&amp; [.C174]&amp; &quot;}, keywords = {ancient}, options = {antik}}&quot;" office:value-type="string" office:string-value="@Book{Cic_leg_agr,author ={Tullius Cicero, Marcus},  origtitle = {de lege agraria }, shorthand = {Cic. leg. agr.}, shortauthor = {Cicero}, keywords = {ancient}, options = {antik}}">
            <text:p>@Book{Cic_leg_agr,author ={Tullius Cicero, Marcus}, <text:s/>origtitle = {de lege agraria }, shorthand = {Cic. leg. agr.}, shortauthor = {Cicero}, keywords = {ancient}, options = {antik}}</text:p>
          </table:table-cell>
          <table:table-cell table:formula="of:=&quot;\item[&quot;&amp;[.E174] &amp; &quot;] &quot; &amp;[.C174]&amp; &quot; &quot; &amp;[.D174] &amp; &quot;\newline \textbf{&quot; &amp; [.F174] &amp;&quot;}&quot;" office:value-type="string" office:string-value="\item[Cic. leg. agr.] Cicero de lege agraria\newline \textbf{Cic_leg_agr}">
            <text:p>\item[Cic. leg. agr.] Cicero de lege agraria\newline \textbf{Cic_leg_ag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ig.</text:p>
          </table:table-cell>
          <table:table-cell office:value-type="string">
            <text:p>Cicero</text:p>
          </table:table-cell>
          <table:table-cell office:value-type="string">
            <text:p>pro Q. Ligario</text:p>
          </table:table-cell>
          <table:table-cell office:value-type="string">
            <text:p>Cic. Lig.</text:p>
          </table:table-cell>
          <table:table-cell office:value-type="string">
            <text:p>Cic_Li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5]&amp;&quot;,&quot;&amp;&quot;author ={&quot;&amp;[.G175]&amp;&quot;}, title ={&quot;&amp;[.D175]&amp;&quot;}, publisher = HUP, location = {Cambridge, MA and London}, year = {&quot;&amp; [.K175] &amp; &quot;}, volume = {&quot; &amp; [.M175] &amp;&quot;}, series = LCL-lang, shortseries = LCL-kurz, origtitle = {&quot; &amp; [.D175] &amp; &quot;}, origlanguage = {&quot; &amp; [.J175] &amp; &quot;}, translator = {&quot; &amp; [.N175] &amp; &quot;}, editor = {&quot; &amp; [.O175] &amp; &quot;}, shorthand = {&quot; &amp; [.E175]&amp; &quot;}, shortauthor = {&quot; &amp; [.C175]&amp; &quot;}, keywords = {ancient}, options = {antik},&quot;&amp;&quot;}&quot;" office:value-type="string" office:string-value="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">
            <text:p>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</text:p>
          </table:table-cell>
          <table:table-cell table:formula="of:=&quot;@Book{&quot; &amp;[.F175] &amp; &quot;,author ={&quot; &amp; [.G175] &amp;&quot;},  origtitle = {&quot; &amp; [.D175] &amp;&quot; }, shorthand = {&quot; &amp; [.E175]&amp;&quot;}, shortauthor = {&quot;&amp; [.C175]&amp; &quot;}, keywords = {ancient}, options = {antik}}&quot;" office:value-type="string" office:string-value="@Book{Cic_Lig,author ={Tullius Cicero, Marcus},  origtitle = {pro Q. Ligario }, shorthand = {Cic. Lig.}, shortauthor = {Cicero}, keywords = {ancient}, options = {antik}}">
            <text:p>@Book{Cic_Lig,author ={Tullius Cicero, Marcus}, <text:s/>origtitle = {pro Q. Ligario }, shorthand = {Cic. Lig.}, shortauthor = {Cicero}, keywords = {ancient}, options = {antik}}</text:p>
          </table:table-cell>
          <table:table-cell table:formula="of:=&quot;\item[&quot;&amp;[.E175] &amp; &quot;] &quot; &amp;[.C175]&amp; &quot; &quot; &amp;[.D175] &amp; &quot;\newline \textbf{&quot; &amp; [.F175] &amp;&quot;}&quot;" office:value-type="string" office:string-value="\item[Cic. Lig.] Cicero pro Q. Ligario\newline \textbf{Cic_Lig}">
            <text:p>\item[Cic. Lig.] Cicero pro Q. Ligario\newline \textbf{Cic_Lig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nil.</text:p>
          </table:table-cell>
          <table:table-cell office:value-type="string">
            <text:p>Cicero</text:p>
          </table:table-cell>
          <table:table-cell office:value-type="string">
            <text:p>pro lege Manilia (de imperio Cn. Pompei)</text:p>
          </table:table-cell>
          <table:table-cell office:value-type="string">
            <text:p>Cic. Manil.</text:p>
          </table:table-cell>
          <table:table-cell office:value-type="string">
            <text:p>Cic_Man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6]&amp;&quot;,&quot;&amp;&quot;author ={&quot;&amp;[.G176]&amp;&quot;}, title ={&quot;&amp;[.D176]&amp;&quot;}, publisher = HUP, location = {Cambridge, MA and London}, year = {&quot;&amp; [.K176] &amp; &quot;}, volume = {&quot; &amp; [.M176] &amp;&quot;}, series = LCL-lang, shortseries = LCL-kurz, origtitle = {&quot; &amp; [.D176] &amp; &quot;}, origlanguage = {&quot; &amp; [.J176] &amp; &quot;}, translator = {&quot; &amp; [.N176] &amp; &quot;}, editor = {&quot; &amp; [.O176] &amp; &quot;}, shorthand = {&quot; &amp; [.E176]&amp; &quot;}, shortauthor = {&quot; &amp; [.C176]&amp; &quot;}, keywords = {ancient}, options = {antik},&quot;&amp;&quot;}&quot;" office:value-type="string" office:string-value="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">
            <text:p>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</text:p>
          </table:table-cell>
          <table:table-cell table:formula="of:=&quot;@Book{&quot; &amp;[.F176] &amp; &quot;,author ={&quot; &amp; [.G176] &amp;&quot;},  origtitle = {&quot; &amp; [.D176] &amp;&quot; }, shorthand = {&quot; &amp; [.E176]&amp;&quot;}, shortauthor = {&quot;&amp; [.C176]&amp; &quot;}, keywords = {ancient}, options = {antik}}&quot;" office:value-type="string" office:string-value="@Book{Cic_Manil,author ={Tullius Cicero, Marcus},  origtitle = {pro lege Manilia (de imperio Cn. Pompei) }, shorthand = {Cic. Manil.}, shortauthor = {Cicero}, keywords = {ancient}, options = {antik}}">
            <text:p>@Book{Cic_Manil,author ={Tullius Cicero, Marcus}, <text:s/>origtitle = {pro lege Manilia (de imperio Cn. Pompei) }, shorthand = {Cic. Manil.}, shortauthor = {Cicero}, keywords = {ancient}, options = {antik}}</text:p>
          </table:table-cell>
          <table:table-cell table:formula="of:=&quot;\item[&quot;&amp;[.E176] &amp; &quot;] &quot; &amp;[.C176]&amp; &quot; &quot; &amp;[.D176] &amp; &quot;\newline \textbf{&quot; &amp; [.F176] &amp;&quot;}&quot;" office:value-type="string" office:string-value="\item[Cic. Manil.] Cicero pro lege Manilia (de imperio Cn. Pompei)\newline \textbf{Cic_Manil}">
            <text:p>\item[Cic. Manil.] Cicero pro lege Manilia (de imperio Cn. Pompei)\newline \textbf{Cic_Man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rcell.</text:p>
          </table:table-cell>
          <table:table-cell office:value-type="string">
            <text:p>Cicero</text:p>
          </table:table-cell>
          <table:table-cell office:value-type="string">
            <text:p>pro M. Marcello</text:p>
          </table:table-cell>
          <table:table-cell office:value-type="string">
            <text:p>Cic. Marcell.</text:p>
          </table:table-cell>
          <table:table-cell office:value-type="string">
            <text:p>Cic_Marce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7]&amp;&quot;,&quot;&amp;&quot;author ={&quot;&amp;[.G177]&amp;&quot;}, title ={&quot;&amp;[.D177]&amp;&quot;}, publisher = HUP, location = {Cambridge, MA and London}, year = {&quot;&amp; [.K177] &amp; &quot;}, volume = {&quot; &amp; [.M177] &amp;&quot;}, series = LCL-lang, shortseries = LCL-kurz, origtitle = {&quot; &amp; [.D177] &amp; &quot;}, origlanguage = {&quot; &amp; [.J177] &amp; &quot;}, translator = {&quot; &amp; [.N177] &amp; &quot;}, editor = {&quot; &amp; [.O177] &amp; &quot;}, shorthand = {&quot; &amp; [.E177]&amp; &quot;}, shortauthor = {&quot; &amp; [.C177]&amp; &quot;}, keywords = {ancient}, options = {antik},&quot;&amp;&quot;}&quot;" office:value-type="string" office:string-value="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">
            <text:p>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</text:p>
          </table:table-cell>
          <table:table-cell table:formula="of:=&quot;@Book{&quot; &amp;[.F177] &amp; &quot;,author ={&quot; &amp; [.G177] &amp;&quot;},  origtitle = {&quot; &amp; [.D177] &amp;&quot; }, shorthand = {&quot; &amp; [.E177]&amp;&quot;}, shortauthor = {&quot;&amp; [.C177]&amp; &quot;}, keywords = {ancient}, options = {antik}}&quot;" office:value-type="string" office:string-value="@Book{Cic_Marcell,author ={Tullius Cicero, Marcus},  origtitle = {pro M. Marcello }, shorthand = {Cic. Marcell.}, shortauthor = {Cicero}, keywords = {ancient}, options = {antik}}">
            <text:p>@Book{Cic_Marcell,author ={Tullius Cicero, Marcus}, <text:s/>origtitle = {pro M. Marcello }, shorthand = {Cic. Marcell.}, shortauthor = {Cicero}, keywords = {ancient}, options = {antik}}</text:p>
          </table:table-cell>
          <table:table-cell table:formula="of:=&quot;\item[&quot;&amp;[.E177] &amp; &quot;] &quot; &amp;[.C177]&amp; &quot; &quot; &amp;[.D177] &amp; &quot;\newline \textbf{&quot; &amp; [.F177] &amp;&quot;}&quot;" office:value-type="string" office:string-value="\item[Cic. Marcell.] Cicero pro M. Marcello\newline \textbf{Cic_Marcell}">
            <text:p>\item[Cic. Marcell.] Cicero pro M. Marcello\newline \textbf{Cic_Marce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il.</text:p>
          </table:table-cell>
          <table:table-cell office:value-type="string">
            <text:p>Cicero</text:p>
          </table:table-cell>
          <table:table-cell office:value-type="string">
            <text:p>pro T. Annio Milone</text:p>
          </table:table-cell>
          <table:table-cell office:value-type="string">
            <text:p>Cic. Mil.</text:p>
          </table:table-cell>
          <table:table-cell office:value-type="string">
            <text:p>Cic_M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8]&amp;&quot;,&quot;&amp;&quot;author ={&quot;&amp;[.G178]&amp;&quot;}, title ={&quot;&amp;[.D178]&amp;&quot;}, publisher = HUP, location = {Cambridge, MA and London}, year = {&quot;&amp; [.K178] &amp; &quot;}, volume = {&quot; &amp; [.M178] &amp;&quot;}, series = LCL-lang, shortseries = LCL-kurz, origtitle = {&quot; &amp; [.D178] &amp; &quot;}, origlanguage = {&quot; &amp; [.J178] &amp; &quot;}, translator = {&quot; &amp; [.N178] &amp; &quot;}, editor = {&quot; &amp; [.O178] &amp; &quot;}, shorthand = {&quot; &amp; [.E178]&amp; &quot;}, shortauthor = {&quot; &amp; [.C178]&amp; &quot;}, keywords = {ancient}, options = {antik},&quot;&amp;&quot;}&quot;" office:value-type="string" office:string-value="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">
            <text:p>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</text:p>
          </table:table-cell>
          <table:table-cell table:formula="of:=&quot;@Book{&quot; &amp;[.F178] &amp; &quot;,author ={&quot; &amp; [.G178] &amp;&quot;},  origtitle = {&quot; &amp; [.D178] &amp;&quot; }, shorthand = {&quot; &amp; [.E178]&amp;&quot;}, shortauthor = {&quot;&amp; [.C178]&amp; &quot;}, keywords = {ancient}, options = {antik}}&quot;" office:value-type="string" office:string-value="@Book{Cic_Mil,author ={Tullius Cicero, Marcus},  origtitle = {pro T. Annio Milone }, shorthand = {Cic. Mil.}, shortauthor = {Cicero}, keywords = {ancient}, options = {antik}}">
            <text:p>@Book{Cic_Mil,author ={Tullius Cicero, Marcus}, <text:s/>origtitle = {pro T. Annio Milone }, shorthand = {Cic. Mil.}, shortauthor = {Cicero}, keywords = {ancient}, options = {antik}}</text:p>
          </table:table-cell>
          <table:table-cell table:formula="of:=&quot;\item[&quot;&amp;[.E178] &amp; &quot;] &quot; &amp;[.C178]&amp; &quot; &quot; &amp;[.D178] &amp; &quot;\newline \textbf{&quot; &amp; [.F178] &amp;&quot;}&quot;" office:value-type="string" office:string-value="\item[Cic. Mil.] Cicero pro T. Annio Milone\newline \textbf{Cic_Mil}">
            <text:p>\item[Cic. Mil.] Cicero pro T. Annio Milone\newline \textbf{Cic_M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ur.</text:p>
          </table:table-cell>
          <table:table-cell office:value-type="string">
            <text:p>Cicero</text:p>
          </table:table-cell>
          <table:table-cell office:value-type="string">
            <text:p>pro L. Murena</text:p>
          </table:table-cell>
          <table:table-cell office:value-type="string">
            <text:p>Cic. Mur.</text:p>
          </table:table-cell>
          <table:table-cell office:value-type="string">
            <text:p>Cic_M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9]&amp;&quot;,&quot;&amp;&quot;author ={&quot;&amp;[.G179]&amp;&quot;}, title ={&quot;&amp;[.D179]&amp;&quot;}, publisher = HUP, location = {Cambridge, MA and London}, year = {&quot;&amp; [.K179] &amp; &quot;}, volume = {&quot; &amp; [.M179] &amp;&quot;}, series = LCL-lang, shortseries = LCL-kurz, origtitle = {&quot; &amp; [.D179] &amp; &quot;}, origlanguage = {&quot; &amp; [.J179] &amp; &quot;}, translator = {&quot; &amp; [.N179] &amp; &quot;}, editor = {&quot; &amp; [.O179] &amp; &quot;}, shorthand = {&quot; &amp; [.E179]&amp; &quot;}, shortauthor = {&quot; &amp; [.C179]&amp; &quot;}, keywords = {ancient}, options = {antik},&quot;&amp;&quot;}&quot;" office:value-type="string" office:string-value="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">
            <text:p>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</text:p>
          </table:table-cell>
          <table:table-cell table:formula="of:=&quot;@Book{&quot; &amp;[.F179] &amp; &quot;,author ={&quot; &amp; [.G179] &amp;&quot;},  origtitle = {&quot; &amp; [.D179] &amp;&quot; }, shorthand = {&quot; &amp; [.E179]&amp;&quot;}, shortauthor = {&quot;&amp; [.C179]&amp; &quot;}, keywords = {ancient}, options = {antik}}&quot;" office:value-type="string" office:string-value="@Book{Cic_Mur,author ={Tullius Cicero, Marcus},  origtitle = {pro L. Murena }, shorthand = {Cic. Mur.}, shortauthor = {Cicero}, keywords = {ancient}, options = {antik}}">
            <text:p>@Book{Cic_Mur,author ={Tullius Cicero, Marcus}, <text:s/>origtitle = {pro L. Murena }, shorthand = {Cic. Mur.}, shortauthor = {Cicero}, keywords = {ancient}, options = {antik}}</text:p>
          </table:table-cell>
          <table:table-cell table:formula="of:=&quot;\item[&quot;&amp;[.E179] &amp; &quot;] &quot; &amp;[.C179]&amp; &quot; &quot; &amp;[.D179] &amp; &quot;\newline \textbf{&quot; &amp; [.F179] &amp;&quot;}&quot;" office:value-type="string" office:string-value="\item[Cic. Mur.] Cicero pro L. Murena\newline \textbf{Cic_Mur}">
            <text:p>\item[Cic. Mur.] Cicero pro L. Murena\newline \textbf{Cic_Mu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nat. deor.</text:p>
          </table:table-cell>
          <table:table-cell office:value-type="string">
            <text:p>Cicero</text:p>
          </table:table-cell>
          <table:table-cell office:value-type="string">
            <text:p>de natura deorum</text:p>
          </table:table-cell>
          <table:table-cell office:value-type="string">
            <text:p>Cic. nat. deor.</text:p>
          </table:table-cell>
          <table:table-cell office:value-type="string">
            <text:p>Cic_nat_deo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0]&amp;&quot;,&quot;&amp;&quot;author ={&quot;&amp;[.G180]&amp;&quot;}, title ={&quot;&amp;[.D180]&amp;&quot;}, publisher = HUP, location = {Cambridge, MA and London}, year = {&quot;&amp; [.K180] &amp; &quot;}, volume = {&quot; &amp; [.M180] &amp;&quot;}, series = LCL-lang, shortseries = LCL-kurz, origtitle = {&quot; &amp; [.D180] &amp; &quot;}, origlanguage = {&quot; &amp; [.J180] &amp; &quot;}, translator = {&quot; &amp; [.N180] &amp; &quot;}, editor = {&quot; &amp; [.O180] &amp; &quot;}, shorthand = {&quot; &amp; [.E180]&amp; &quot;}, shortauthor = {&quot; &amp; [.C180]&amp; &quot;}, keywords = {ancient}, options = {antik},&quot;&amp;&quot;}&quot;" office:value-type="string" office:string-value="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">
            <text:p>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</text:p>
          </table:table-cell>
          <table:table-cell table:formula="of:=&quot;@Book{&quot; &amp;[.F180] &amp; &quot;,author ={&quot; &amp; [.G180] &amp;&quot;},  origtitle = {&quot; &amp; [.D180] &amp;&quot; }, shorthand = {&quot; &amp; [.E180]&amp;&quot;}, shortauthor = {&quot;&amp; [.C180]&amp; &quot;}, keywords = {ancient}, options = {antik}}&quot;" office:value-type="string" office:string-value="@Book{Cic_nat_deor,author ={Tullius Cicero, Marcus},  origtitle = {de natura deorum }, shorthand = {Cic. nat. deor.}, shortauthor = {Cicero}, keywords = {ancient}, options = {antik}}">
            <text:p>@Book{Cic_nat_deor,author ={Tullius Cicero, Marcus}, <text:s/>origtitle = {de natura deorum }, shorthand = {Cic. nat. deor.}, shortauthor = {Cicero}, keywords = {ancient}, options = {antik}}</text:p>
          </table:table-cell>
          <table:table-cell table:formula="of:=&quot;\item[&quot;&amp;[.E180] &amp; &quot;] &quot; &amp;[.C180]&amp; &quot; &quot; &amp;[.D180] &amp; &quot;\newline \textbf{&quot; &amp; [.F180] &amp;&quot;}&quot;" office:value-type="string" office:string-value="\item[Cic. nat. deor.] Cicero de natura deorum\newline \textbf{Cic_nat_deor}">
            <text:p>\item[Cic. nat. deor.] Cicero de natura deorum\newline \textbf{Cic_nat_deo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ff.</text:p>
          </table:table-cell>
          <table:table-cell office:value-type="string">
            <text:p>Cicero</text:p>
          </table:table-cell>
          <table:table-cell office:value-type="string">
            <text:p>de officiis</text:p>
          </table:table-cell>
          <table:table-cell office:value-type="string">
            <text:p>Cic. off.</text:p>
          </table:table-cell>
          <table:table-cell office:value-type="string">
            <text:p>Cic_off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1]&amp;&quot;,&quot;&amp;&quot;author ={&quot;&amp;[.G181]&amp;&quot;}, title ={&quot;&amp;[.D181]&amp;&quot;}, publisher = HUP, location = {Cambridge, MA and London}, year = {&quot;&amp; [.K181] &amp; &quot;}, volume = {&quot; &amp; [.M181] &amp;&quot;}, series = LCL-lang, shortseries = LCL-kurz, origtitle = {&quot; &amp; [.D181] &amp; &quot;}, origlanguage = {&quot; &amp; [.J181] &amp; &quot;}, translator = {&quot; &amp; [.N181] &amp; &quot;}, editor = {&quot; &amp; [.O181] &amp; &quot;}, shorthand = {&quot; &amp; [.E181]&amp; &quot;}, shortauthor = {&quot; &amp; [.C181]&amp; &quot;}, keywords = {ancient}, options = {antik},&quot;&amp;&quot;}&quot;" office:value-type="string" office:string-value="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">
            <text:p>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</text:p>
          </table:table-cell>
          <table:table-cell table:formula="of:=&quot;@Book{&quot; &amp;[.F181] &amp; &quot;,author ={&quot; &amp; [.G181] &amp;&quot;},  origtitle = {&quot; &amp; [.D181] &amp;&quot; }, shorthand = {&quot; &amp; [.E181]&amp;&quot;}, shortauthor = {&quot;&amp; [.C181]&amp; &quot;}, keywords = {ancient}, options = {antik}}&quot;" office:value-type="string" office:string-value="@Book{Cic_off,author ={Tullius Cicero, Marcus},  origtitle = {de officiis }, shorthand = {Cic. off.}, shortauthor = {Cicero}, keywords = {ancient}, options = {antik}}">
            <text:p>@Book{Cic_off,author ={Tullius Cicero, Marcus}, <text:s/>origtitle = {de officiis }, shorthand = {Cic. off.}, shortauthor = {Cicero}, keywords = {ancient}, options = {antik}}</text:p>
          </table:table-cell>
          <table:table-cell table:formula="of:=&quot;\item[&quot;&amp;[.E181] &amp; &quot;] &quot; &amp;[.C181]&amp; &quot; &quot; &amp;[.D181] &amp; &quot;\newline \textbf{&quot; &amp; [.F181] &amp;&quot;}&quot;" office:value-type="string" office:string-value="\item[Cic. off.] Cicero de officiis\newline \textbf{Cic_off}">
            <text:p>\item[Cic. off.] Cicero de officiis\newline \textbf{Cic_off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pt. gen.</text:p>
          </table:table-cell>
          <table:table-cell office:value-type="string">
            <text:p>Cicero</text:p>
          </table:table-cell>
          <table:table-cell office:value-type="string">
            <text:p>de optimo genere oratorum</text:p>
          </table:table-cell>
          <table:table-cell office:value-type="string">
            <text:p>Cic. opt. gen.</text:p>
          </table:table-cell>
          <table:table-cell office:value-type="string">
            <text:p>Cic_opt_g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2]&amp;&quot;,&quot;&amp;&quot;author ={&quot;&amp;[.G182]&amp;&quot;}, title ={&quot;&amp;[.D182]&amp;&quot;}, publisher = HUP, location = {Cambridge, MA and London}, year = {&quot;&amp; [.K182] &amp; &quot;}, volume = {&quot; &amp; [.M182] &amp;&quot;}, series = LCL-lang, shortseries = LCL-kurz, origtitle = {&quot; &amp; [.D182] &amp; &quot;}, origlanguage = {&quot; &amp; [.J182] &amp; &quot;}, translator = {&quot; &amp; [.N182] &amp; &quot;}, editor = {&quot; &amp; [.O182] &amp; &quot;}, shorthand = {&quot; &amp; [.E182]&amp; &quot;}, shortauthor = {&quot; &amp; [.C182]&amp; &quot;}, keywords = {ancient}, options = {antik},&quot;&amp;&quot;}&quot;" office:value-type="string" office:string-value="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">
            <text:p>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</text:p>
          </table:table-cell>
          <table:table-cell table:formula="of:=&quot;@Book{&quot; &amp;[.F182] &amp; &quot;,author ={&quot; &amp; [.G182] &amp;&quot;},  origtitle = {&quot; &amp; [.D182] &amp;&quot; }, shorthand = {&quot; &amp; [.E182]&amp;&quot;}, shortauthor = {&quot;&amp; [.C182]&amp; &quot;}, keywords = {ancient}, options = {antik}}&quot;" office:value-type="string" office:string-value="@Book{Cic_opt_gen,author ={Tullius Cicero, Marcus},  origtitle = {de optimo genere oratorum }, shorthand = {Cic. opt. gen.}, shortauthor = {Cicero}, keywords = {ancient}, options = {antik}}">
            <text:p>@Book{Cic_opt_gen,author ={Tullius Cicero, Marcus}, <text:s/>origtitle = {de optimo genere oratorum }, shorthand = {Cic. opt. gen.}, shortauthor = {Cicero}, keywords = {ancient}, options = {antik}}</text:p>
          </table:table-cell>
          <table:table-cell table:formula="of:=&quot;\item[&quot;&amp;[.E182] &amp; &quot;] &quot; &amp;[.C182]&amp; &quot; &quot; &amp;[.D182] &amp; &quot;\newline \textbf{&quot; &amp; [.F182] &amp;&quot;}&quot;" office:value-type="string" office:string-value="\item[Cic. opt. gen.] Cicero de optimo genere oratorum\newline \textbf{Cic_opt_gen}">
            <text:p>\item[Cic. opt. gen.] Cicero de optimo genere oratorum\newline \textbf{Cic_opt_ge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rat.</text:p>
          </table:table-cell>
          <table:table-cell office:value-type="string">
            <text:p>Cicero</text:p>
          </table:table-cell>
          <table:table-cell office:value-type="string">
            <text:p>orator</text:p>
          </table:table-cell>
          <table:table-cell office:value-type="string">
            <text:p>Cic. orat.</text:p>
          </table:table-cell>
          <table:table-cell office:value-type="string">
            <text:p>Cic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3]&amp;&quot;,&quot;&amp;&quot;author ={&quot;&amp;[.G183]&amp;&quot;}, title ={&quot;&amp;[.D183]&amp;&quot;}, publisher = HUP, location = {Cambridge, MA and London}, year = {&quot;&amp; [.K183] &amp; &quot;}, volume = {&quot; &amp; [.M183] &amp;&quot;}, series = LCL-lang, shortseries = LCL-kurz, origtitle = {&quot; &amp; [.D183] &amp; &quot;}, origlanguage = {&quot; &amp; [.J183] &amp; &quot;}, translator = {&quot; &amp; [.N183] &amp; &quot;}, editor = {&quot; &amp; [.O183] &amp; &quot;}, shorthand = {&quot; &amp; [.E183]&amp; &quot;}, shortauthor = {&quot; &amp; [.C183]&amp; &quot;}, keywords = {ancient}, options = {antik},&quot;&amp;&quot;}&quot;" office:value-type="string" office:string-value="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">
            <text:p>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</text:p>
          </table:table-cell>
          <table:table-cell table:formula="of:=&quot;@Book{&quot; &amp;[.F183] &amp; &quot;,author ={&quot; &amp; [.G183] &amp;&quot;},  origtitle = {&quot; &amp; [.D183] &amp;&quot; }, shorthand = {&quot; &amp; [.E183]&amp;&quot;}, shortauthor = {&quot;&amp; [.C183]&amp; &quot;}, keywords = {ancient}, options = {antik}}&quot;" office:value-type="string" office:string-value="@Book{Cic_orat,author ={Tullius Cicero, Marcus},  origtitle = {orator }, shorthand = {Cic. orat.}, shortauthor = {Cicero}, keywords = {ancient}, options = {antik}}">
            <text:p>@Book{Cic_orat,author ={Tullius Cicero, Marcus}, <text:s/>origtitle = {orator }, shorthand = {Cic. orat.}, shortauthor = {Cicero}, keywords = {ancient}, options = {antik}}</text:p>
          </table:table-cell>
          <table:table-cell table:formula="of:=&quot;\item[&quot;&amp;[.E183] &amp; &quot;] &quot; &amp;[.C183]&amp; &quot; &quot; &amp;[.D183] &amp; &quot;\newline \textbf{&quot; &amp; [.F183] &amp;&quot;}&quot;" office:value-type="string" office:string-value="\item[Cic. orat.] Cicero orator\newline \textbf{Cic_orat}">
            <text:p>\item[Cic. orat.] Cicero orator\newline \textbf{Cic_o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ad.</text:p>
          </table:table-cell>
          <table:table-cell office:value-type="string">
            <text:p>Cicero</text:p>
          </table:table-cell>
          <table:table-cell office:value-type="string">
            <text:p>paradoxa</text:p>
          </table:table-cell>
          <table:table-cell office:value-type="string">
            <text:p>Cic. parad.</text:p>
          </table:table-cell>
          <table:table-cell office:value-type="string">
            <text:p>Cic_para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4]&amp;&quot;,&quot;&amp;&quot;author ={&quot;&amp;[.G184]&amp;&quot;}, title ={&quot;&amp;[.D184]&amp;&quot;}, publisher = HUP, location = {Cambridge, MA and London}, year = {&quot;&amp; [.K184] &amp; &quot;}, volume = {&quot; &amp; [.M184] &amp;&quot;}, series = LCL-lang, shortseries = LCL-kurz, origtitle = {&quot; &amp; [.D184] &amp; &quot;}, origlanguage = {&quot; &amp; [.J184] &amp; &quot;}, translator = {&quot; &amp; [.N184] &amp; &quot;}, editor = {&quot; &amp; [.O184] &amp; &quot;}, shorthand = {&quot; &amp; [.E184]&amp; &quot;}, shortauthor = {&quot; &amp; [.C184]&amp; &quot;}, keywords = {ancient}, options = {antik},&quot;&amp;&quot;}&quot;" office:value-type="string" office:string-value="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">
            <text:p>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</text:p>
          </table:table-cell>
          <table:table-cell table:formula="of:=&quot;@Book{&quot; &amp;[.F184] &amp; &quot;,author ={&quot; &amp; [.G184] &amp;&quot;},  origtitle = {&quot; &amp; [.D184] &amp;&quot; }, shorthand = {&quot; &amp; [.E184]&amp;&quot;}, shortauthor = {&quot;&amp; [.C184]&amp; &quot;}, keywords = {ancient}, options = {antik}}&quot;" office:value-type="string" office:string-value="@Book{Cic_parad,author ={Tullius Cicero, Marcus},  origtitle = {paradoxa }, shorthand = {Cic. parad.}, shortauthor = {Cicero}, keywords = {ancient}, options = {antik}}">
            <text:p>@Book{Cic_parad,author ={Tullius Cicero, Marcus}, <text:s/>origtitle = {paradoxa }, shorthand = {Cic. parad.}, shortauthor = {Cicero}, keywords = {ancient}, options = {antik}}</text:p>
          </table:table-cell>
          <table:table-cell table:formula="of:=&quot;\item[&quot;&amp;[.E184] &amp; &quot;] &quot; &amp;[.C184]&amp; &quot; &quot; &amp;[.D184] &amp; &quot;\newline \textbf{&quot; &amp; [.F184] &amp;&quot;}&quot;" office:value-type="string" office:string-value="\item[Cic. parad.] Cicero paradoxa\newline \textbf{Cic_parad}">
            <text:p>\item[Cic. parad.] Cicero paradoxa\newline \textbf{Cic_parad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t.</text:p>
          </table:table-cell>
          <table:table-cell office:value-type="string">
            <text:p>Cicero</text:p>
          </table:table-cell>
          <table:table-cell office:value-type="string">
            <text:p>partitiones oratoriae</text:p>
          </table:table-cell>
          <table:table-cell office:value-type="string">
            <text:p>Cic. part.</text:p>
          </table:table-cell>
          <table:table-cell office:value-type="string">
            <text:p>Cic_par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5]&amp;&quot;,&quot;&amp;&quot;author ={&quot;&amp;[.G185]&amp;&quot;}, title ={&quot;&amp;[.D185]&amp;&quot;}, publisher = HUP, location = {Cambridge, MA and London}, year = {&quot;&amp; [.K185] &amp; &quot;}, volume = {&quot; &amp; [.M185] &amp;&quot;}, series = LCL-lang, shortseries = LCL-kurz, origtitle = {&quot; &amp; [.D185] &amp; &quot;}, origlanguage = {&quot; &amp; [.J185] &amp; &quot;}, translator = {&quot; &amp; [.N185] &amp; &quot;}, editor = {&quot; &amp; [.O185] &amp; &quot;}, shorthand = {&quot; &amp; [.E185]&amp; &quot;}, shortauthor = {&quot; &amp; [.C185]&amp; &quot;}, keywords = {ancient}, options = {antik},&quot;&amp;&quot;}&quot;" office:value-type="string" office:string-value="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">
            <text:p>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</text:p>
          </table:table-cell>
          <table:table-cell table:formula="of:=&quot;@Book{&quot; &amp;[.F185] &amp; &quot;,author ={&quot; &amp; [.G185] &amp;&quot;},  origtitle = {&quot; &amp; [.D185] &amp;&quot; }, shorthand = {&quot; &amp; [.E185]&amp;&quot;}, shortauthor = {&quot;&amp; [.C185]&amp; &quot;}, keywords = {ancient}, options = {antik}}&quot;" office:value-type="string" office:string-value="@Book{Cic_part,author ={Tullius Cicero, Marcus},  origtitle = {partitiones oratoriae }, shorthand = {Cic. part.}, shortauthor = {Cicero}, keywords = {ancient}, options = {antik}}">
            <text:p>@Book{Cic_part,author ={Tullius Cicero, Marcus}, <text:s/>origtitle = {partitiones oratoriae }, shorthand = {Cic. part.}, shortauthor = {Cicero}, keywords = {ancient}, options = {antik}}</text:p>
          </table:table-cell>
          <table:table-cell table:formula="of:=&quot;\item[&quot;&amp;[.E185] &amp; &quot;] &quot; &amp;[.C185]&amp; &quot; &quot; &amp;[.D185] &amp; &quot;\newline \textbf{&quot; &amp; [.F185] &amp;&quot;}&quot;" office:value-type="string" office:string-value="\item[Cic. part.] Cicero partitiones oratoriae\newline \textbf{Cic_part}">
            <text:p>\item[Cic. part.] Cicero partitiones oratoriae\newline \textbf{Cic_par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hil.</text:p>
          </table:table-cell>
          <table:table-cell office:value-type="string">
            <text:p>Cicero</text:p>
          </table:table-cell>
          <table:table-cell office:value-type="string">
            <text:p>in M. Antonium orationes Philippicae</text:p>
          </table:table-cell>
          <table:table-cell office:value-type="string">
            <text:p>Cic. Phil.</text:p>
          </table:table-cell>
          <table:table-cell office:value-type="string">
            <text:p>Cic_Ph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6]&amp;&quot;,&quot;&amp;&quot;author ={&quot;&amp;[.G186]&amp;&quot;}, title ={&quot;&amp;[.D186]&amp;&quot;}, publisher = HUP, location = {Cambridge, MA and London}, year = {&quot;&amp; [.K186] &amp; &quot;}, volume = {&quot; &amp; [.M186] &amp;&quot;}, series = LCL-lang, shortseries = LCL-kurz, origtitle = {&quot; &amp; [.D186] &amp; &quot;}, origlanguage = {&quot; &amp; [.J186] &amp; &quot;}, translator = {&quot; &amp; [.N186] &amp; &quot;}, editor = {&quot; &amp; [.O186] &amp; &quot;}, shorthand = {&quot; &amp; [.E186]&amp; &quot;}, shortauthor = {&quot; &amp; [.C186]&amp; &quot;}, keywords = {ancient}, options = {antik},&quot;&amp;&quot;}&quot;" office:value-type="string" office:string-value="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">
            <text:p>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</text:p>
          </table:table-cell>
          <table:table-cell table:formula="of:=&quot;@Book{&quot; &amp;[.F186] &amp; &quot;,author ={&quot; &amp; [.G186] &amp;&quot;},  origtitle = {&quot; &amp; [.D186] &amp;&quot; }, shorthand = {&quot; &amp; [.E186]&amp;&quot;}, shortauthor = {&quot;&amp; [.C186]&amp; &quot;}, keywords = {ancient}, options = {antik}}&quot;" office:value-type="string" office:string-value="@Book{Cic_Phil,author ={Tullius Cicero, Marcus},  origtitle = {in M. Antonium orationes Philippicae }, shorthand = {Cic. Phil.}, shortauthor = {Cicero}, keywords = {ancient}, options = {antik}}">
            <text:p>@Book{Cic_Phil,author ={Tullius Cicero, Marcus}, <text:s/>origtitle = {in M. Antonium orationes Philippicae }, shorthand = {Cic. Phil.}, shortauthor = {Cicero}, keywords = {ancient}, options = {antik}}</text:p>
          </table:table-cell>
          <table:table-cell table:formula="of:=&quot;\item[&quot;&amp;[.E186] &amp; &quot;] &quot; &amp;[.C186]&amp; &quot; &quot; &amp;[.D186] &amp; &quot;\newline \textbf{&quot; &amp; [.F186] &amp;&quot;}&quot;" office:value-type="string" office:string-value="\item[Cic. Phil.] Cicero in M. Antonium orationes Philippicae\newline \textbf{Cic_Phil}">
            <text:p>\item[Cic. Phil.] Cicero in M. Antonium orationes Philippicae\newline \textbf{Cic_Ph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is.</text:p>
          </table:table-cell>
          <table:table-cell office:value-type="string">
            <text:p>Cicero</text:p>
          </table:table-cell>
          <table:table-cell office:value-type="string">
            <text:p>in L. Pisonem</text:p>
          </table:table-cell>
          <table:table-cell office:value-type="string">
            <text:p>Cic. Pis.</text:p>
          </table:table-cell>
          <table:table-cell office:value-type="string">
            <text:p>Cic_Pis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7]&amp;&quot;,&quot;&amp;&quot;author ={&quot;&amp;[.G187]&amp;&quot;}, title ={&quot;&amp;[.D187]&amp;&quot;}, publisher = HUP, location = {Cambridge, MA and London}, year = {&quot;&amp; [.K187] &amp; &quot;}, volume = {&quot; &amp; [.M187] &amp;&quot;}, series = LCL-lang, shortseries = LCL-kurz, origtitle = {&quot; &amp; [.D187] &amp; &quot;}, origlanguage = {&quot; &amp; [.J187] &amp; &quot;}, translator = {&quot; &amp; [.N187] &amp; &quot;}, editor = {&quot; &amp; [.O187] &amp; &quot;}, shorthand = {&quot; &amp; [.E187]&amp; &quot;}, shortauthor = {&quot; &amp; [.C187]&amp; &quot;}, keywords = {ancient}, options = {antik},&quot;&amp;&quot;}&quot;" office:value-type="string" office:string-value="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">
            <text:p>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</text:p>
          </table:table-cell>
          <table:table-cell table:formula="of:=&quot;@Book{&quot; &amp;[.F187] &amp; &quot;,author ={&quot; &amp; [.G187] &amp;&quot;},  origtitle = {&quot; &amp; [.D187] &amp;&quot; }, shorthand = {&quot; &amp; [.E187]&amp;&quot;}, shortauthor = {&quot;&amp; [.C187]&amp; &quot;}, keywords = {ancient}, options = {antik}}&quot;" office:value-type="string" office:string-value="@Book{Cic_Pis,author ={Tullius Cicero, Marcus},  origtitle = {in L. Pisonem }, shorthand = {Cic. Pis.}, shortauthor = {Cicero}, keywords = {ancient}, options = {antik}}">
            <text:p>@Book{Cic_Pis,author ={Tullius Cicero, Marcus}, <text:s/>origtitle = {in L. Pisonem }, shorthand = {Cic. Pis.}, shortauthor = {Cicero}, keywords = {ancient}, options = {antik}}</text:p>
          </table:table-cell>
          <table:table-cell table:formula="of:=&quot;\item[&quot;&amp;[.E187] &amp; &quot;] &quot; &amp;[.C187]&amp; &quot; &quot; &amp;[.D187] &amp; &quot;\newline \textbf{&quot; &amp; [.F187] &amp;&quot;}&quot;" office:value-type="string" office:string-value="\item[Cic. Pis.] Cicero in L. Pisonem\newline \textbf{Cic_Pis}">
            <text:p>\item[Cic. Pis.] Cicero in L. Pisonem\newline \textbf{Cic_Pis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lanc.</text:p>
          </table:table-cell>
          <table:table-cell office:value-type="string">
            <text:p>Cicero</text:p>
          </table:table-cell>
          <table:table-cell office:value-type="string">
            <text:p>pro Cn. Plancio</text:p>
          </table:table-cell>
          <table:table-cell office:value-type="string">
            <text:p>Cic. Planc.</text:p>
          </table:table-cell>
          <table:table-cell office:value-type="string">
            <text:p>Cic_Plan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8]&amp;&quot;,&quot;&amp;&quot;author ={&quot;&amp;[.G188]&amp;&quot;}, title ={&quot;&amp;[.D188]&amp;&quot;}, publisher = HUP, location = {Cambridge, MA and London}, year = {&quot;&amp; [.K188] &amp; &quot;}, volume = {&quot; &amp; [.M188] &amp;&quot;}, series = LCL-lang, shortseries = LCL-kurz, origtitle = {&quot; &amp; [.D188] &amp; &quot;}, origlanguage = {&quot; &amp; [.J188] &amp; &quot;}, translator = {&quot; &amp; [.N188] &amp; &quot;}, editor = {&quot; &amp; [.O188] &amp; &quot;}, shorthand = {&quot; &amp; [.E188]&amp; &quot;}, shortauthor = {&quot; &amp; [.C188]&amp; &quot;}, keywords = {ancient}, options = {antik},&quot;&amp;&quot;}&quot;" office:value-type="string" office:string-value="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">
            <text:p>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</text:p>
          </table:table-cell>
          <table:table-cell table:formula="of:=&quot;@Book{&quot; &amp;[.F188] &amp; &quot;,author ={&quot; &amp; [.G188] &amp;&quot;},  origtitle = {&quot; &amp; [.D188] &amp;&quot; }, shorthand = {&quot; &amp; [.E188]&amp;&quot;}, shortauthor = {&quot;&amp; [.C188]&amp; &quot;}, keywords = {ancient}, options = {antik}}&quot;" office:value-type="string" office:string-value="@Book{Cic_Planc,author ={Tullius Cicero, Marcus},  origtitle = {pro Cn. Plancio }, shorthand = {Cic. Planc.}, shortauthor = {Cicero}, keywords = {ancient}, options = {antik}}">
            <text:p>@Book{Cic_Planc,author ={Tullius Cicero, Marcus}, <text:s/>origtitle = {pro Cn. Plancio }, shorthand = {Cic. Planc.}, shortauthor = {Cicero}, keywords = {ancient}, options = {antik}}</text:p>
          </table:table-cell>
          <table:table-cell table:formula="of:=&quot;\item[&quot;&amp;[.E188] &amp; &quot;] &quot; &amp;[.C188]&amp; &quot; &quot; &amp;[.D188] &amp; &quot;\newline \textbf{&quot; &amp; [.F188] &amp;&quot;}&quot;" office:value-type="string" office:string-value="\item[Cic. Planc.] Cicero pro Cn. Plancio\newline \textbf{Cic_Planc}">
            <text:p>\item[Cic. Planc.] Cicero pro Cn. Plancio\newline \textbf{Cic_Plan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ad Quir.</text:p>
          </table:table-cell>
          <table:table-cell office:value-type="string">
            <text:p>Cicero</text:p>
          </table:table-cell>
          <table:table-cell office:value-type="string">
            <text:p>oratio post reditum ad Quirites</text:p>
          </table:table-cell>
          <table:table-cell office:value-type="string">
            <text:p>Cic. p.red.ad Quir.</text:p>
          </table:table-cell>
          <table:table-cell office:value-type="string">
            <text:p>Cic_predad_Qui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9]&amp;&quot;,&quot;&amp;&quot;author ={&quot;&amp;[.G189]&amp;&quot;}, title ={&quot;&amp;[.D189]&amp;&quot;}, publisher = HUP, location = {Cambridge, MA and London}, year = {&quot;&amp; [.K189] &amp; &quot;}, volume = {&quot; &amp; [.M189] &amp;&quot;}, series = LCL-lang, shortseries = LCL-kurz, origtitle = {&quot; &amp; [.D189] &amp; &quot;}, origlanguage = {&quot; &amp; [.J189] &amp; &quot;}, translator = {&quot; &amp; [.N189] &amp; &quot;}, editor = {&quot; &amp; [.O189] &amp; &quot;}, shorthand = {&quot; &amp; [.E189]&amp; &quot;}, shortauthor = {&quot; &amp; [.C189]&amp; &quot;}, keywords = {ancient}, options = {antik},&quot;&amp;&quot;}&quot;" office:value-type="string" office:string-value="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">
            <text:p>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</text:p>
          </table:table-cell>
          <table:table-cell table:formula="of:=&quot;@Book{&quot; &amp;[.F189] &amp; &quot;,author ={&quot; &amp; [.G189] &amp;&quot;},  origtitle = {&quot; &amp; [.D189] &amp;&quot; }, shorthand = {&quot; &amp; [.E189]&amp;&quot;}, shortauthor = {&quot;&amp; [.C189]&amp; &quot;}, keywords = {ancient}, options = {antik}}&quot;" office:value-type="string" office:string-value="@Book{Cic_predad_Quir,author ={Tullius Cicero, Marcus},  origtitle = {oratio post reditum ad Quirites }, shorthand = {Cic. p.red.ad Quir.}, shortauthor = {Cicero}, keywords = {ancient}, options = {antik}}">
            <text:p>@Book{Cic_predad_Quir,author ={Tullius Cicero, Marcus}, <text:s/>origtitle = {oratio post reditum ad Quirites }, shorthand = {Cic. p.red.ad Quir.}, shortauthor = {Cicero}, keywords = {ancient}, options = {antik}}</text:p>
          </table:table-cell>
          <table:table-cell table:formula="of:=&quot;\item[&quot;&amp;[.E189] &amp; &quot;] &quot; &amp;[.C189]&amp; &quot; &quot; &amp;[.D189] &amp; &quot;\newline \textbf{&quot; &amp; [.F189] &amp;&quot;}&quot;" office:value-type="string" office:string-value="\item[Cic. p.red.ad Quir.] Cicero oratio post reditum ad Quirites\newline \textbf{Cic_predad_Quir}">
            <text:p>\item[Cic. p.red.ad Quir.] Cicero oratio post reditum ad Quirites\newline \textbf{Cic_predad_Qui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in sen.</text:p>
          </table:table-cell>
          <table:table-cell office:value-type="string">
            <text:p>Cicero</text:p>
          </table:table-cell>
          <table:table-cell office:value-type="string">
            <text:p>oratio post reditum in senatu</text:p>
          </table:table-cell>
          <table:table-cell office:value-type="string">
            <text:p>Cic. p.red.in sen.</text:p>
          </table:table-cell>
          <table:table-cell office:value-type="string">
            <text:p>Cic_predin_s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0]&amp;&quot;,&quot;&amp;&quot;author ={&quot;&amp;[.G190]&amp;&quot;}, title ={&quot;&amp;[.D190]&amp;&quot;}, publisher = HUP, location = {Cambridge, MA and London}, year = {&quot;&amp; [.K190] &amp; &quot;}, volume = {&quot; &amp; [.M190] &amp;&quot;}, series = LCL-lang, shortseries = LCL-kurz, origtitle = {&quot; &amp; [.D190] &amp; &quot;}, origlanguage = {&quot; &amp; [.J190] &amp; &quot;}, translator = {&quot; &amp; [.N190] &amp; &quot;}, editor = {&quot; &amp; [.O190] &amp; &quot;}, shorthand = {&quot; &amp; [.E190]&amp; &quot;}, shortauthor = {&quot; &amp; [.C190]&amp; &quot;}, keywords = {ancient}, options = {antik},&quot;&amp;&quot;}&quot;" office:value-type="string" office:string-value="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">
            <text:p>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</text:p>
          </table:table-cell>
          <table:table-cell table:formula="of:=&quot;@Book{&quot; &amp;[.F190] &amp; &quot;,author ={&quot; &amp; [.G190] &amp;&quot;},  origtitle = {&quot; &amp; [.D190] &amp;&quot; }, shorthand = {&quot; &amp; [.E190]&amp;&quot;}, shortauthor = {&quot;&amp; [.C190]&amp; &quot;}, keywords = {ancient}, options = {antik}}&quot;" office:value-type="string" office:string-value="@Book{Cic_predin_sen,author ={Tullius Cicero, Marcus},  origtitle = {oratio post reditum in senatu }, shorthand = {Cic. p.red.in sen.}, shortauthor = {Cicero}, keywords = {ancient}, options = {antik}}">
            <text:p>@Book{Cic_predin_sen,author ={Tullius Cicero, Marcus}, <text:s/>origtitle = {oratio post reditum in senatu }, shorthand = {Cic. p.red.in sen.}, shortauthor = {Cicero}, keywords = {ancient}, options = {antik}}</text:p>
          </table:table-cell>
          <table:table-cell table:formula="of:=&quot;\item[&quot;&amp;[.E190] &amp; &quot;] &quot; &amp;[.C190]&amp; &quot; &quot; &amp;[.D190] &amp; &quot;\newline \textbf{&quot; &amp; [.F190] &amp;&quot;}&quot;" office:value-type="string" office:string-value="\item[Cic. p.red.in sen.] Cicero oratio post reditum in senatu\newline \textbf{Cic_predin_sen}">
            <text:p>\item[Cic. p.red.in sen.] Cicero oratio post reditum in senatu\newline \textbf{Cic_predin_se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. Rosc.</text:p>
          </table:table-cell>
          <table:table-cell office:value-type="string">
            <text:p>Cicero</text:p>
          </table:table-cell>
          <table:table-cell office:value-type="string">
            <text:p>pro Q. Roscio comoedo</text:p>
          </table:table-cell>
          <table:table-cell office:value-type="string">
            <text:p>Cic. Q. Rosc.</text:p>
          </table:table-cell>
          <table:table-cell office:value-type="string">
            <text:p>Cic_Q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1]&amp;&quot;,&quot;&amp;&quot;author ={&quot;&amp;[.G191]&amp;&quot;}, title ={&quot;&amp;[.D191]&amp;&quot;}, publisher = HUP, location = {Cambridge, MA and London}, year = {&quot;&amp; [.K191] &amp; &quot;}, volume = {&quot; &amp; [.M191] &amp;&quot;}, series = LCL-lang, shortseries = LCL-kurz, origtitle = {&quot; &amp; [.D191] &amp; &quot;}, origlanguage = {&quot; &amp; [.J191] &amp; &quot;}, translator = {&quot; &amp; [.N191] &amp; &quot;}, editor = {&quot; &amp; [.O191] &amp; &quot;}, shorthand = {&quot; &amp; [.E191]&amp; &quot;}, shortauthor = {&quot; &amp; [.C191]&amp; &quot;}, keywords = {ancient}, options = {antik},&quot;&amp;&quot;}&quot;" office:value-type="string" office:string-value="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">
            <text:p>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</text:p>
          </table:table-cell>
          <table:table-cell table:formula="of:=&quot;@Book{&quot; &amp;[.F191] &amp; &quot;,author ={&quot; &amp; [.G191] &amp;&quot;},  origtitle = {&quot; &amp; [.D191] &amp;&quot; }, shorthand = {&quot; &amp; [.E191]&amp;&quot;}, shortauthor = {&quot;&amp; [.C191]&amp; &quot;}, keywords = {ancient}, options = {antik}}&quot;" office:value-type="string" office:string-value="@Book{Cic_Q_Rosc,author ={Tullius Cicero, Marcus},  origtitle = {pro Q. Roscio comoedo }, shorthand = {Cic. Q. Rosc.}, shortauthor = {Cicero}, keywords = {ancient}, options = {antik}}">
            <text:p>@Book{Cic_Q_Rosc,author ={Tullius Cicero, Marcus}, <text:s/>origtitle = {pro Q. Roscio comoedo }, shorthand = {Cic. Q. Rosc.}, shortauthor = {Cicero}, keywords = {ancient}, options = {antik}}</text:p>
          </table:table-cell>
          <table:table-cell table:formula="of:=&quot;\item[&quot;&amp;[.E191] &amp; &quot;] &quot; &amp;[.C191]&amp; &quot; &quot; &amp;[.D191] &amp; &quot;\newline \textbf{&quot; &amp; [.F191] &amp;&quot;}&quot;" office:value-type="string" office:string-value="\item[Cic. Q. Rosc.] Cicero pro Q. Roscio comoedo\newline \textbf{Cic_Q_Rosc}">
            <text:p>\item[Cic. Q. Rosc.] Cicero pro Q. Roscio comoedo\newline \textbf{Cic_Q_Ro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uinct.</text:p>
          </table:table-cell>
          <table:table-cell office:value-type="string">
            <text:p>Cicero</text:p>
          </table:table-cell>
          <table:table-cell office:value-type="string">
            <text:p>pro P. Quinctio</text:p>
          </table:table-cell>
          <table:table-cell office:value-type="string">
            <text:p>Cic. Quinct.</text:p>
          </table:table-cell>
          <table:table-cell office:value-type="string">
            <text:p>Cic_Quinc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2]&amp;&quot;,&quot;&amp;&quot;author ={&quot;&amp;[.G192]&amp;&quot;}, title ={&quot;&amp;[.D192]&amp;&quot;}, publisher = HUP, location = {Cambridge, MA and London}, year = {&quot;&amp; [.K192] &amp; &quot;}, volume = {&quot; &amp; [.M192] &amp;&quot;}, series = LCL-lang, shortseries = LCL-kurz, origtitle = {&quot; &amp; [.D192] &amp; &quot;}, origlanguage = {&quot; &amp; [.J192] &amp; &quot;}, translator = {&quot; &amp; [.N192] &amp; &quot;}, editor = {&quot; &amp; [.O192] &amp; &quot;}, shorthand = {&quot; &amp; [.E192]&amp; &quot;}, shortauthor = {&quot; &amp; [.C192]&amp; &quot;}, keywords = {ancient}, options = {antik},&quot;&amp;&quot;}&quot;" office:value-type="string" office:string-value="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">
            <text:p>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</text:p>
          </table:table-cell>
          <table:table-cell table:formula="of:=&quot;@Book{&quot; &amp;[.F192] &amp; &quot;,author ={&quot; &amp; [.G192] &amp;&quot;},  origtitle = {&quot; &amp; [.D192] &amp;&quot; }, shorthand = {&quot; &amp; [.E192]&amp;&quot;}, shortauthor = {&quot;&amp; [.C192]&amp; &quot;}, keywords = {ancient}, options = {antik}}&quot;" office:value-type="string" office:string-value="@Book{Cic_Quinct,author ={Tullius Cicero, Marcus},  origtitle = {pro P. Quinctio }, shorthand = {Cic. Quinct.}, shortauthor = {Cicero}, keywords = {ancient}, options = {antik}}">
            <text:p>@Book{Cic_Quinct,author ={Tullius Cicero, Marcus}, <text:s/>origtitle = {pro P. Quinctio }, shorthand = {Cic. Quinct.}, shortauthor = {Cicero}, keywords = {ancient}, options = {antik}}</text:p>
          </table:table-cell>
          <table:table-cell table:formula="of:=&quot;\item[&quot;&amp;[.E192] &amp; &quot;] &quot; &amp;[.C192]&amp; &quot; &quot; &amp;[.D192] &amp; &quot;\newline \textbf{&quot; &amp; [.F192] &amp;&quot;}&quot;" office:value-type="string" office:string-value="\item[Cic. Quinct.] Cicero pro P. Quinctio\newline \textbf{Cic_Quinct}">
            <text:p>\item[Cic. Quinct.] Cicero pro P. Quinctio\newline \textbf{Cic_Quinc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. perd.</text:p>
          </table:table-cell>
          <table:table-cell office:value-type="string">
            <text:p>Cicero</text:p>
          </table:table-cell>
          <table:table-cell office:value-type="string">
            <text:p>pro C. Rabirioperduellionis reo</text:p>
          </table:table-cell>
          <table:table-cell office:value-type="string">
            <text:p>Cic. Rab. perd.</text:p>
          </table:table-cell>
          <table:table-cell office:value-type="string">
            <text:p>Cic_Rab_per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3]&amp;&quot;,&quot;&amp;&quot;author ={&quot;&amp;[.G193]&amp;&quot;}, title ={&quot;&amp;[.D193]&amp;&quot;}, publisher = HUP, location = {Cambridge, MA and London}, year = {&quot;&amp; [.K193] &amp; &quot;}, volume = {&quot; &amp; [.M193] &amp;&quot;}, series = LCL-lang, shortseries = LCL-kurz, origtitle = {&quot; &amp; [.D193] &amp; &quot;}, origlanguage = {&quot; &amp; [.J193] &amp; &quot;}, translator = {&quot; &amp; [.N193] &amp; &quot;}, editor = {&quot; &amp; [.O193] &amp; &quot;}, shorthand = {&quot; &amp; [.E193]&amp; &quot;}, shortauthor = {&quot; &amp; [.C193]&amp; &quot;}, keywords = {ancient}, options = {antik},&quot;&amp;&quot;}&quot;" office:value-type="string" office:string-value="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">
            <text:p>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</text:p>
          </table:table-cell>
          <table:table-cell table:formula="of:=&quot;@Book{&quot; &amp;[.F193] &amp; &quot;,author ={&quot; &amp; [.G193] &amp;&quot;},  origtitle = {&quot; &amp; [.D193] &amp;&quot; }, shorthand = {&quot; &amp; [.E193]&amp;&quot;}, shortauthor = {&quot;&amp; [.C193]&amp; &quot;}, keywords = {ancient}, options = {antik}}&quot;" office:value-type="string" office:string-value="@Book{Cic_Rab_perd,author ={Tullius Cicero, Marcus},  origtitle = {pro C. Rabirioperduellionis reo }, shorthand = {Cic. Rab. perd.}, shortauthor = {Cicero}, keywords = {ancient}, options = {antik}}">
            <text:p>@Book{Cic_Rab_perd,author ={Tullius Cicero, Marcus}, <text:s/>origtitle = {pro C. Rabirioperduellionis reo }, shorthand = {Cic. Rab. perd.}, shortauthor = {Cicero}, keywords = {ancient}, options = {antik}}</text:p>
          </table:table-cell>
          <table:table-cell table:formula="of:=&quot;\item[&quot;&amp;[.E193] &amp; &quot;] &quot; &amp;[.C193]&amp; &quot; &quot; &amp;[.D193] &amp; &quot;\newline \textbf{&quot; &amp; [.F193] &amp;&quot;}&quot;" office:value-type="string" office:string-value="\item[Cic. Rab. perd.] Cicero pro C. Rabirioperduellionis reo\newline \textbf{Cic_Rab_perd}">
            <text:p>\item[Cic. Rab. perd.] Cicero pro C. Rabirioperduellionis reo\newline \textbf{Cic_Rab_perd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 post.</text:p>
          </table:table-cell>
          <table:table-cell office:value-type="string">
            <text:p>Cicero</text:p>
          </table:table-cell>
          <table:table-cell office:value-type="string">
            <text:p>pro C. Rabirio Postumo</text:p>
          </table:table-cell>
          <table:table-cell office:value-type="string">
            <text:p>Cic. Rab post.</text:p>
          </table:table-cell>
          <table:table-cell office:value-type="string">
            <text:p>Cic_Rab_po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4]&amp;&quot;,&quot;&amp;&quot;author ={&quot;&amp;[.G194]&amp;&quot;}, title ={&quot;&amp;[.D194]&amp;&quot;}, publisher = HUP, location = {Cambridge, MA and London}, year = {&quot;&amp; [.K194] &amp; &quot;}, volume = {&quot; &amp; [.M194] &amp;&quot;}, series = LCL-lang, shortseries = LCL-kurz, origtitle = {&quot; &amp; [.D194] &amp; &quot;}, origlanguage = {&quot; &amp; [.J194] &amp; &quot;}, translator = {&quot; &amp; [.N194] &amp; &quot;}, editor = {&quot; &amp; [.O194] &amp; &quot;}, shorthand = {&quot; &amp; [.E194]&amp; &quot;}, shortauthor = {&quot; &amp; [.C194]&amp; &quot;}, keywords = {ancient}, options = {antik},&quot;&amp;&quot;}&quot;" office:value-type="string" office:string-value="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">
            <text:p>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</text:p>
          </table:table-cell>
          <table:table-cell table:formula="of:=&quot;@Book{&quot; &amp;[.F194] &amp; &quot;,author ={&quot; &amp; [.G194] &amp;&quot;},  origtitle = {&quot; &amp; [.D194] &amp;&quot; }, shorthand = {&quot; &amp; [.E194]&amp;&quot;}, shortauthor = {&quot;&amp; [.C194]&amp; &quot;}, keywords = {ancient}, options = {antik}}&quot;" office:value-type="string" office:string-value="@Book{Cic_Rab_post,author ={Tullius Cicero, Marcus},  origtitle = {pro C. Rabirio Postumo }, shorthand = {Cic. Rab post.}, shortauthor = {Cicero}, keywords = {ancient}, options = {antik}}">
            <text:p>@Book{Cic_Rab_post,author ={Tullius Cicero, Marcus}, <text:s/>origtitle = {pro C. Rabirio Postumo }, shorthand = {Cic. Rab post.}, shortauthor = {Cicero}, keywords = {ancient}, options = {antik}}</text:p>
          </table:table-cell>
          <table:table-cell table:formula="of:=&quot;\item[&quot;&amp;[.E194] &amp; &quot;] &quot; &amp;[.C194]&amp; &quot; &quot; &amp;[.D194] &amp; &quot;\newline \textbf{&quot; &amp; [.F194] &amp;&quot;}&quot;" office:value-type="string" office:string-value="\item[Cic. Rab post.] Cicero pro C. Rabirio Postumo\newline \textbf{Cic_Rab_post}">
            <text:p>\item[Cic. Rab post.] Cicero pro C. Rabirio Postumo\newline \textbf{Cic_Rab_pos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ep.</text:p>
          </table:table-cell>
          <table:table-cell office:value-type="string">
            <text:p>Cicero</text:p>
          </table:table-cell>
          <table:table-cell office:value-type="string">
            <text:p>de re publica</text:p>
          </table:table-cell>
          <table:table-cell office:value-type="string">
            <text:p>Cic. rep.</text:p>
          </table:table-cell>
          <table:table-cell office:value-type="string">
            <text:p>Cic_re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5]&amp;&quot;,&quot;&amp;&quot;author ={&quot;&amp;[.G195]&amp;&quot;}, title ={&quot;&amp;[.D195]&amp;&quot;}, publisher = HUP, location = {Cambridge, MA and London}, year = {&quot;&amp; [.K195] &amp; &quot;}, volume = {&quot; &amp; [.M195] &amp;&quot;}, series = LCL-lang, shortseries = LCL-kurz, origtitle = {&quot; &amp; [.D195] &amp; &quot;}, origlanguage = {&quot; &amp; [.J195] &amp; &quot;}, translator = {&quot; &amp; [.N195] &amp; &quot;}, editor = {&quot; &amp; [.O195] &amp; &quot;}, shorthand = {&quot; &amp; [.E195]&amp; &quot;}, shortauthor = {&quot; &amp; [.C195]&amp; &quot;}, keywords = {ancient}, options = {antik},&quot;&amp;&quot;}&quot;" office:value-type="string" office:string-value="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">
            <text:p>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</text:p>
          </table:table-cell>
          <table:table-cell table:formula="of:=&quot;@Book{&quot; &amp;[.F195] &amp; &quot;,author ={&quot; &amp; [.G195] &amp;&quot;},  origtitle = {&quot; &amp; [.D195] &amp;&quot; }, shorthand = {&quot; &amp; [.E195]&amp;&quot;}, shortauthor = {&quot;&amp; [.C195]&amp; &quot;}, keywords = {ancient}, options = {antik}}&quot;" office:value-type="string" office:string-value="@Book{Cic_rep,author ={Tullius Cicero, Marcus},  origtitle = {de re publica }, shorthand = {Cic. rep.}, shortauthor = {Cicero}, keywords = {ancient}, options = {antik}}">
            <text:p>@Book{Cic_rep,author ={Tullius Cicero, Marcus}, <text:s/>origtitle = {de re publica }, shorthand = {Cic. rep.}, shortauthor = {Cicero}, keywords = {ancient}, options = {antik}}</text:p>
          </table:table-cell>
          <table:table-cell table:formula="of:=&quot;\item[&quot;&amp;[.E195] &amp; &quot;] &quot; &amp;[.C195]&amp; &quot; &quot; &amp;[.D195] &amp; &quot;\newline \textbf{&quot; &amp; [.F195] &amp;&quot;}&quot;" office:value-type="string" office:string-value="\item[Cic. rep.] Cicero de re publica\newline \textbf{Cic_rep}">
            <text:p>\item[Cic. rep.] Cicero de re publica\newline \textbf{Cic_re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. Rosc.</text:p>
          </table:table-cell>
          <table:table-cell office:value-type="string">
            <text:p>Cicero</text:p>
          </table:table-cell>
          <table:table-cell office:value-type="string">
            <text:p>pro Sex. Roscio Amerino</text:p>
          </table:table-cell>
          <table:table-cell office:value-type="string">
            <text:p>Cic. S. Rosc.</text:p>
          </table:table-cell>
          <table:table-cell office:value-type="string">
            <text:p>Cic_S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6]&amp;&quot;,&quot;&amp;&quot;author ={&quot;&amp;[.G196]&amp;&quot;}, title ={&quot;&amp;[.D196]&amp;&quot;}, publisher = HUP, location = {Cambridge, MA and London}, year = {&quot;&amp; [.K196] &amp; &quot;}, volume = {&quot; &amp; [.M196] &amp;&quot;}, series = LCL-lang, shortseries = LCL-kurz, origtitle = {&quot; &amp; [.D196] &amp; &quot;}, origlanguage = {&quot; &amp; [.J196] &amp; &quot;}, translator = {&quot; &amp; [.N196] &amp; &quot;}, editor = {&quot; &amp; [.O196] &amp; &quot;}, shorthand = {&quot; &amp; [.E196]&amp; &quot;}, shortauthor = {&quot; &amp; [.C196]&amp; &quot;}, keywords = {ancient}, options = {antik},&quot;&amp;&quot;}&quot;" office:value-type="string" office:string-value="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">
            <text:p>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</text:p>
          </table:table-cell>
          <table:table-cell table:formula="of:=&quot;@Book{&quot; &amp;[.F196] &amp; &quot;,author ={&quot; &amp; [.G196] &amp;&quot;},  origtitle = {&quot; &amp; [.D196] &amp;&quot; }, shorthand = {&quot; &amp; [.E196]&amp;&quot;}, shortauthor = {&quot;&amp; [.C196]&amp; &quot;}, keywords = {ancient}, options = {antik}}&quot;" office:value-type="string" office:string-value="@Book{Cic_S_Rosc,author ={Tullius Cicero, Marcus},  origtitle = {pro Sex. Roscio Amerino }, shorthand = {Cic. S. Rosc.}, shortauthor = {Cicero}, keywords = {ancient}, options = {antik}}">
            <text:p>@Book{Cic_S_Rosc,author ={Tullius Cicero, Marcus}, <text:s/>origtitle = {pro Sex. Roscio Amerino }, shorthand = {Cic. S. Rosc.}, shortauthor = {Cicero}, keywords = {ancient}, options = {antik}}</text:p>
          </table:table-cell>
          <table:table-cell table:formula="of:=&quot;\item[&quot;&amp;[.E196] &amp; &quot;] &quot; &amp;[.C196]&amp; &quot; &quot; &amp;[.D196] &amp; &quot;\newline \textbf{&quot; &amp; [.F196] &amp;&quot;}&quot;" office:value-type="string" office:string-value="\item[Cic. S. Rosc.] Cicero pro Sex. Roscio Amerino\newline \textbf{Cic_S_Rosc}">
            <text:p>\item[Cic. S. Rosc.] Cicero pro Sex. Roscio Amerino\newline \textbf{Cic_S_Ro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caur.</text:p>
          </table:table-cell>
          <table:table-cell office:value-type="string">
            <text:p>Cicero</text:p>
          </table:table-cell>
          <table:table-cell office:value-type="string">
            <text:p>pro M. Aemilio Scauro</text:p>
          </table:table-cell>
          <table:table-cell office:value-type="string">
            <text:p>Cic. Scaur.</text:p>
          </table:table-cell>
          <table:table-cell office:value-type="string">
            <text:p>Cic_Sca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7]&amp;&quot;,&quot;&amp;&quot;author ={&quot;&amp;[.G197]&amp;&quot;}, title ={&quot;&amp;[.D197]&amp;&quot;}, publisher = HUP, location = {Cambridge, MA and London}, year = {&quot;&amp; [.K197] &amp; &quot;}, volume = {&quot; &amp; [.M197] &amp;&quot;}, series = LCL-lang, shortseries = LCL-kurz, origtitle = {&quot; &amp; [.D197] &amp; &quot;}, origlanguage = {&quot; &amp; [.J197] &amp; &quot;}, translator = {&quot; &amp; [.N197] &amp; &quot;}, editor = {&quot; &amp; [.O197] &amp; &quot;}, shorthand = {&quot; &amp; [.E197]&amp; &quot;}, shortauthor = {&quot; &amp; [.C197]&amp; &quot;}, keywords = {ancient}, options = {antik},&quot;&amp;&quot;}&quot;" office:value-type="string" office:string-value="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">
            <text:p>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</text:p>
          </table:table-cell>
          <table:table-cell table:formula="of:=&quot;@Book{&quot; &amp;[.F197] &amp; &quot;,author ={&quot; &amp; [.G197] &amp;&quot;},  origtitle = {&quot; &amp; [.D197] &amp;&quot; }, shorthand = {&quot; &amp; [.E197]&amp;&quot;}, shortauthor = {&quot;&amp; [.C197]&amp; &quot;}, keywords = {ancient}, options = {antik}}&quot;" office:value-type="string" office:string-value="@Book{Cic_Scaur,author ={Tullius Cicero, Marcus},  origtitle = {pro M. Aemilio Scauro }, shorthand = {Cic. Scaur.}, shortauthor = {Cicero}, keywords = {ancient}, options = {antik}}">
            <text:p>@Book{Cic_Scaur,author ={Tullius Cicero, Marcus}, <text:s/>origtitle = {pro M. Aemilio Scauro }, shorthand = {Cic. Scaur.}, shortauthor = {Cicero}, keywords = {ancient}, options = {antik}}</text:p>
          </table:table-cell>
          <table:table-cell table:formula="of:=&quot;\item[&quot;&amp;[.E197] &amp; &quot;] &quot; &amp;[.C197]&amp; &quot; &quot; &amp;[.D197] &amp; &quot;\newline \textbf{&quot; &amp; [.F197] &amp;&quot;}&quot;" office:value-type="string" office:string-value="\item[Cic. Scaur.] Cicero pro M. Aemilio Scauro\newline \textbf{Cic_Scaur}">
            <text:p>\item[Cic. Scaur.] Cicero pro M. Aemilio Scauro\newline \textbf{Cic_Scau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est.</text:p>
          </table:table-cell>
          <table:table-cell office:value-type="string">
            <text:p>Cicero</text:p>
          </table:table-cell>
          <table:table-cell office:value-type="string">
            <text:p>pro P. Sestio</text:p>
          </table:table-cell>
          <table:table-cell office:value-type="string">
            <text:p>Cic. Sest.</text:p>
          </table:table-cell>
          <table:table-cell office:value-type="string">
            <text:p>Cic_Se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8]&amp;&quot;,&quot;&amp;&quot;author ={&quot;&amp;[.G198]&amp;&quot;}, title ={&quot;&amp;[.D198]&amp;&quot;}, publisher = HUP, location = {Cambridge, MA and London}, year = {&quot;&amp; [.K198] &amp; &quot;}, volume = {&quot; &amp; [.M198] &amp;&quot;}, series = LCL-lang, shortseries = LCL-kurz, origtitle = {&quot; &amp; [.D198] &amp; &quot;}, origlanguage = {&quot; &amp; [.J198] &amp; &quot;}, translator = {&quot; &amp; [.N198] &amp; &quot;}, editor = {&quot; &amp; [.O198] &amp; &quot;}, shorthand = {&quot; &amp; [.E198]&amp; &quot;}, shortauthor = {&quot; &amp; [.C198]&amp; &quot;}, keywords = {ancient}, options = {antik},&quot;&amp;&quot;}&quot;" office:value-type="string" office:string-value="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">
            <text:p>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</text:p>
          </table:table-cell>
          <table:table-cell table:formula="of:=&quot;@Book{&quot; &amp;[.F198] &amp; &quot;,author ={&quot; &amp; [.G198] &amp;&quot;},  origtitle = {&quot; &amp; [.D198] &amp;&quot; }, shorthand = {&quot; &amp; [.E198]&amp;&quot;}, shortauthor = {&quot;&amp; [.C198]&amp; &quot;}, keywords = {ancient}, options = {antik}}&quot;" office:value-type="string" office:string-value="@Book{Cic_Sest,author ={Tullius Cicero, Marcus},  origtitle = {pro P. Sestio }, shorthand = {Cic. Sest.}, shortauthor = {Cicero}, keywords = {ancient}, options = {antik}}">
            <text:p>@Book{Cic_Sest,author ={Tullius Cicero, Marcus}, <text:s/>origtitle = {pro P. Sestio }, shorthand = {Cic. Sest.}, shortauthor = {Cicero}, keywords = {ancient}, options = {antik}}</text:p>
          </table:table-cell>
          <table:table-cell table:formula="of:=&quot;\item[&quot;&amp;[.E198] &amp; &quot;] &quot; &amp;[.C198]&amp; &quot; &quot; &amp;[.D198] &amp; &quot;\newline \textbf{&quot; &amp; [.F198] &amp;&quot;}&quot;" office:value-type="string" office:string-value="\item[Cic. Sest.] Cicero pro P. Sestio\newline \textbf{Cic_Sest}">
            <text:p>\item[Cic. Sest.] Cicero pro P. Sestio\newline \textbf{Cic_Ses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ull.</text:p>
          </table:table-cell>
          <table:table-cell office:value-type="string">
            <text:p>Cicero</text:p>
          </table:table-cell>
          <table:table-cell office:value-type="string">
            <text:p>pro P. Sulla</text:p>
          </table:table-cell>
          <table:table-cell office:value-type="string">
            <text:p>Cic. Sull.</text:p>
          </table:table-cell>
          <table:table-cell office:value-type="string">
            <text:p>Cic_S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9]&amp;&quot;,&quot;&amp;&quot;author ={&quot;&amp;[.G199]&amp;&quot;}, title ={&quot;&amp;[.D199]&amp;&quot;}, publisher = HUP, location = {Cambridge, MA and London}, year = {&quot;&amp; [.K199] &amp; &quot;}, volume = {&quot; &amp; [.M199] &amp;&quot;}, series = LCL-lang, shortseries = LCL-kurz, origtitle = {&quot; &amp; [.D199] &amp; &quot;}, origlanguage = {&quot; &amp; [.J199] &amp; &quot;}, translator = {&quot; &amp; [.N199] &amp; &quot;}, editor = {&quot; &amp; [.O199] &amp; &quot;}, shorthand = {&quot; &amp; [.E199]&amp; &quot;}, shortauthor = {&quot; &amp; [.C199]&amp; &quot;}, keywords = {ancient}, options = {antik},&quot;&amp;&quot;}&quot;" office:value-type="string" office:string-value="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">
            <text:p>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</text:p>
          </table:table-cell>
          <table:table-cell table:formula="of:=&quot;@Book{&quot; &amp;[.F199] &amp; &quot;,author ={&quot; &amp; [.G199] &amp;&quot;},  origtitle = {&quot; &amp; [.D199] &amp;&quot; }, shorthand = {&quot; &amp; [.E199]&amp;&quot;}, shortauthor = {&quot;&amp; [.C199]&amp; &quot;}, keywords = {ancient}, options = {antik}}&quot;" office:value-type="string" office:string-value="@Book{Cic_Sull,author ={Tullius Cicero, Marcus},  origtitle = {pro P. Sulla }, shorthand = {Cic. Sull.}, shortauthor = {Cicero}, keywords = {ancient}, options = {antik}}">
            <text:p>@Book{Cic_Sull,author ={Tullius Cicero, Marcus}, <text:s/>origtitle = {pro P. Sulla }, shorthand = {Cic. Sull.}, shortauthor = {Cicero}, keywords = {ancient}, options = {antik}}</text:p>
          </table:table-cell>
          <table:table-cell table:formula="of:=&quot;\item[&quot;&amp;[.E199] &amp; &quot;] &quot; &amp;[.C199]&amp; &quot; &quot; &amp;[.D199] &amp; &quot;\newline \textbf{&quot; &amp; [.F199] &amp;&quot;}&quot;" office:value-type="string" office:string-value="\item[Cic. Sull.] Cicero pro P. Sulla\newline \textbf{Cic_Sull}">
            <text:p>\item[Cic. Sull.] Cicero pro P. Sulla\newline \textbf{Cic_Su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im.</text:p>
          </table:table-cell>
          <table:table-cell office:value-type="string">
            <text:p>Cicero</text:p>
          </table:table-cell>
          <table:table-cell office:value-type="string">
            <text:p>Timaeus</text:p>
          </table:table-cell>
          <table:table-cell office:value-type="string">
            <text:p>Cic. Tim.</text:p>
          </table:table-cell>
          <table:table-cell office:value-type="string">
            <text:p>Cic_Ti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0]&amp;&quot;,&quot;&amp;&quot;author ={&quot;&amp;[.G200]&amp;&quot;}, title ={&quot;&amp;[.D200]&amp;&quot;}, publisher = HUP, location = {Cambridge, MA and London}, year = {&quot;&amp; [.K200] &amp; &quot;}, volume = {&quot; &amp; [.M200] &amp;&quot;}, series = LCL-lang, shortseries = LCL-kurz, origtitle = {&quot; &amp; [.D200] &amp; &quot;}, origlanguage = {&quot; &amp; [.J200] &amp; &quot;}, translator = {&quot; &amp; [.N200] &amp; &quot;}, editor = {&quot; &amp; [.O200] &amp; &quot;}, shorthand = {&quot; &amp; [.E200]&amp; &quot;}, shortauthor = {&quot; &amp; [.C200]&amp; &quot;}, keywords = {ancient}, options = {antik},&quot;&amp;&quot;}&quot;" office:value-type="string" office:string-value="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">
            <text:p>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</text:p>
          </table:table-cell>
          <table:table-cell table:formula="of:=&quot;@Book{&quot; &amp;[.F200] &amp; &quot;,author ={&quot; &amp; [.G200] &amp;&quot;},  origtitle = {&quot; &amp; [.D200] &amp;&quot; }, shorthand = {&quot; &amp; [.E200]&amp;&quot;}, shortauthor = {&quot;&amp; [.C200]&amp; &quot;}, keywords = {ancient}, options = {antik}}&quot;" office:value-type="string" office:string-value="@Book{Cic_Tim,author ={Tullius Cicero, Marcus},  origtitle = {Timaeus }, shorthand = {Cic. Tim.}, shortauthor = {Cicero}, keywords = {ancient}, options = {antik}}">
            <text:p>@Book{Cic_Tim,author ={Tullius Cicero, Marcus}, <text:s/>origtitle = {Timaeus }, shorthand = {Cic. Tim.}, shortauthor = {Cicero}, keywords = {ancient}, options = {antik}}</text:p>
          </table:table-cell>
          <table:table-cell table:formula="of:=&quot;\item[&quot;&amp;[.E200] &amp; &quot;] &quot; &amp;[.C200]&amp; &quot; &quot; &amp;[.D200] &amp; &quot;\newline \textbf{&quot; &amp; [.F200] &amp;&quot;}&quot;" office:value-type="string" office:string-value="\item[Cic. Tim.] Cicero Timaeus\newline \textbf{Cic_Tim}">
            <text:p>\item[Cic. Tim.] Cicero Timaeus\newline \textbf{Cic_Tim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op.</text:p>
          </table:table-cell>
          <table:table-cell office:value-type="string">
            <text:p>Cicero</text:p>
          </table:table-cell>
          <table:table-cell office:value-type="string">
            <text:p>topica</text:p>
          </table:table-cell>
          <table:table-cell office:value-type="string">
            <text:p>Cic. top.</text:p>
          </table:table-cell>
          <table:table-cell office:value-type="string">
            <text:p>Cic_to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1]&amp;&quot;,&quot;&amp;&quot;author ={&quot;&amp;[.G201]&amp;&quot;}, title ={&quot;&amp;[.D201]&amp;&quot;}, publisher = HUP, location = {Cambridge, MA and London}, year = {&quot;&amp; [.K201] &amp; &quot;}, volume = {&quot; &amp; [.M201] &amp;&quot;}, series = LCL-lang, shortseries = LCL-kurz, origtitle = {&quot; &amp; [.D201] &amp; &quot;}, origlanguage = {&quot; &amp; [.J201] &amp; &quot;}, translator = {&quot; &amp; [.N201] &amp; &quot;}, editor = {&quot; &amp; [.O201] &amp; &quot;}, shorthand = {&quot; &amp; [.E201]&amp; &quot;}, shortauthor = {&quot; &amp; [.C201]&amp; &quot;}, keywords = {ancient}, options = {antik},&quot;&amp;&quot;}&quot;" office:value-type="string" office:string-value="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">
            <text:p>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</text:p>
          </table:table-cell>
          <table:table-cell table:formula="of:=&quot;@Book{&quot; &amp;[.F201] &amp; &quot;,author ={&quot; &amp; [.G201] &amp;&quot;},  origtitle = {&quot; &amp; [.D201] &amp;&quot; }, shorthand = {&quot; &amp; [.E201]&amp;&quot;}, shortauthor = {&quot;&amp; [.C201]&amp; &quot;}, keywords = {ancient}, options = {antik}}&quot;" office:value-type="string" office:string-value="@Book{Cic_top,author ={Tullius Cicero, Marcus},  origtitle = {topica }, shorthand = {Cic. top.}, shortauthor = {Cicero}, keywords = {ancient}, options = {antik}}">
            <text:p>@Book{Cic_top,author ={Tullius Cicero, Marcus}, <text:s/>origtitle = {topica }, shorthand = {Cic. top.}, shortauthor = {Cicero}, keywords = {ancient}, options = {antik}}</text:p>
          </table:table-cell>
          <table:table-cell table:formula="of:=&quot;\item[&quot;&amp;[.E201] &amp; &quot;] &quot; &amp;[.C201]&amp; &quot; &quot; &amp;[.D201] &amp; &quot;\newline \textbf{&quot; &amp; [.F201] &amp;&quot;}&quot;" office:value-type="string" office:string-value="\item[Cic. top.] Cicero topica\newline \textbf{Cic_top}">
            <text:p>\item[Cic. top.] Cicero topica\newline \textbf{Cic_to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ll.</text:p>
          </table:table-cell>
          <table:table-cell office:value-type="string">
            <text:p>Cicero</text:p>
          </table:table-cell>
          <table:table-cell office:value-type="string">
            <text:p>pro M.Tullio</text:p>
          </table:table-cell>
          <table:table-cell office:value-type="string">
            <text:p>Cic. Tull.</text:p>
          </table:table-cell>
          <table:table-cell office:value-type="string">
            <text:p>Cic_T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2]&amp;&quot;,&quot;&amp;&quot;author ={&quot;&amp;[.G202]&amp;&quot;}, title ={&quot;&amp;[.D202]&amp;&quot;}, publisher = HUP, location = {Cambridge, MA and London}, year = {&quot;&amp; [.K202] &amp; &quot;}, volume = {&quot; &amp; [.M202] &amp;&quot;}, series = LCL-lang, shortseries = LCL-kurz, origtitle = {&quot; &amp; [.D202] &amp; &quot;}, origlanguage = {&quot; &amp; [.J202] &amp; &quot;}, translator = {&quot; &amp; [.N202] &amp; &quot;}, editor = {&quot; &amp; [.O202] &amp; &quot;}, shorthand = {&quot; &amp; [.E202]&amp; &quot;}, shortauthor = {&quot; &amp; [.C202]&amp; &quot;}, keywords = {ancient}, options = {antik},&quot;&amp;&quot;}&quot;" office:value-type="string" office:string-value="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">
            <text:p>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</text:p>
          </table:table-cell>
          <table:table-cell table:formula="of:=&quot;@Book{&quot; &amp;[.F202] &amp; &quot;,author ={&quot; &amp; [.G202] &amp;&quot;},  origtitle = {&quot; &amp; [.D202] &amp;&quot; }, shorthand = {&quot; &amp; [.E202]&amp;&quot;}, shortauthor = {&quot;&amp; [.C202]&amp; &quot;}, keywords = {ancient}, options = {antik}}&quot;" office:value-type="string" office:string-value="@Book{Cic_Tull,author ={Tullius Cicero, Marcus},  origtitle = {pro M.Tullio }, shorthand = {Cic. Tull.}, shortauthor = {Cicero}, keywords = {ancient}, options = {antik}}">
            <text:p>@Book{Cic_Tull,author ={Tullius Cicero, Marcus}, <text:s/>origtitle = {pro M.Tullio }, shorthand = {Cic. Tull.}, shortauthor = {Cicero}, keywords = {ancient}, options = {antik}}</text:p>
          </table:table-cell>
          <table:table-cell table:formula="of:=&quot;\item[&quot;&amp;[.E202] &amp; &quot;] &quot; &amp;[.C202]&amp; &quot; &quot; &amp;[.D202] &amp; &quot;\newline \textbf{&quot; &amp; [.F202] &amp;&quot;}&quot;" office:value-type="string" office:string-value="\item[Cic. Tull.] Cicero pro M.Tullio\newline \textbf{Cic_Tull}">
            <text:p>\item[Cic. Tull.] Cicero pro M.Tullio\newline \textbf{Cic_Tu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sc.</text:p>
          </table:table-cell>
          <table:table-cell office:value-type="string">
            <text:p>Cicero</text:p>
          </table:table-cell>
          <table:table-cell office:value-type="string">
            <text:p>Tusculanae disputationes</text:p>
          </table:table-cell>
          <table:table-cell office:value-type="string">
            <text:p>Cic. Tusc.</text:p>
          </table:table-cell>
          <table:table-cell office:value-type="string">
            <text:p>Cic_Tu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3]&amp;&quot;,&quot;&amp;&quot;author ={&quot;&amp;[.G203]&amp;&quot;}, title ={&quot;&amp;[.D203]&amp;&quot;}, publisher = HUP, location = {Cambridge, MA and London}, year = {&quot;&amp; [.K203] &amp; &quot;}, volume = {&quot; &amp; [.M203] &amp;&quot;}, series = LCL-lang, shortseries = LCL-kurz, origtitle = {&quot; &amp; [.D203] &amp; &quot;}, origlanguage = {&quot; &amp; [.J203] &amp; &quot;}, translator = {&quot; &amp; [.N203] &amp; &quot;}, editor = {&quot; &amp; [.O203] &amp; &quot;}, shorthand = {&quot; &amp; [.E203]&amp; &quot;}, shortauthor = {&quot; &amp; [.C203]&amp; &quot;}, keywords = {ancient}, options = {antik},&quot;&amp;&quot;}&quot;" office:value-type="string" office:string-value="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">
            <text:p>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</text:p>
          </table:table-cell>
          <table:table-cell table:formula="of:=&quot;@Book{&quot; &amp;[.F203] &amp; &quot;,author ={&quot; &amp; [.G203] &amp;&quot;},  origtitle = {&quot; &amp; [.D203] &amp;&quot; }, shorthand = {&quot; &amp; [.E203]&amp;&quot;}, shortauthor = {&quot;&amp; [.C203]&amp; &quot;}, keywords = {ancient}, options = {antik}}&quot;" office:value-type="string" office:string-value="@Book{Cic_Tusc,author ={Tullius Cicero, Marcus},  origtitle = {Tusculanae disputationes }, shorthand = {Cic. Tusc.}, shortauthor = {Cicero}, keywords = {ancient}, options = {antik}}">
            <text:p>@Book{Cic_Tusc,author ={Tullius Cicero, Marcus}, <text:s/>origtitle = {Tusculanae disputationes }, shorthand = {Cic. Tusc.}, shortauthor = {Cicero}, keywords = {ancient}, options = {antik}}</text:p>
          </table:table-cell>
          <table:table-cell table:formula="of:=&quot;\item[&quot;&amp;[.E203] &amp; &quot;] &quot; &amp;[.C203]&amp; &quot; &quot; &amp;[.D203] &amp; &quot;\newline \textbf{&quot; &amp; [.F203] &amp;&quot;}&quot;" office:value-type="string" office:string-value="\item[Cic. Tusc.] Cicero Tusculanae disputationes\newline \textbf{Cic_Tusc}">
            <text:p>\item[Cic. Tusc.] Cicero Tusculanae disputationes\newline \textbf{Cic_Tu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atin.</text:p>
          </table:table-cell>
          <table:table-cell office:value-type="string">
            <text:p>Cicero</text:p>
          </table:table-cell>
          <table:table-cell office:value-type="string">
            <text:p>in P. Vatinium testem interrogatio</text:p>
          </table:table-cell>
          <table:table-cell office:value-type="string">
            <text:p>Cic. Vatin.</text:p>
          </table:table-cell>
          <table:table-cell office:value-type="string">
            <text:p>Cic_Vat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4]&amp;&quot;,&quot;&amp;&quot;author ={&quot;&amp;[.G204]&amp;&quot;}, title ={&quot;&amp;[.D204]&amp;&quot;}, publisher = HUP, location = {Cambridge, MA and London}, year = {&quot;&amp; [.K204] &amp; &quot;}, volume = {&quot; &amp; [.M204] &amp;&quot;}, series = LCL-lang, shortseries = LCL-kurz, origtitle = {&quot; &amp; [.D204] &amp; &quot;}, origlanguage = {&quot; &amp; [.J204] &amp; &quot;}, translator = {&quot; &amp; [.N204] &amp; &quot;}, editor = {&quot; &amp; [.O204] &amp; &quot;}, shorthand = {&quot; &amp; [.E204]&amp; &quot;}, shortauthor = {&quot; &amp; [.C204]&amp; &quot;}, keywords = {ancient}, options = {antik},&quot;&amp;&quot;}&quot;" office:value-type="string" office:string-value="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">
            <text:p>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</text:p>
          </table:table-cell>
          <table:table-cell table:formula="of:=&quot;@Book{&quot; &amp;[.F204] &amp; &quot;,author ={&quot; &amp; [.G204] &amp;&quot;},  origtitle = {&quot; &amp; [.D204] &amp;&quot; }, shorthand = {&quot; &amp; [.E204]&amp;&quot;}, shortauthor = {&quot;&amp; [.C204]&amp; &quot;}, keywords = {ancient}, options = {antik}}&quot;" office:value-type="string" office:string-value="@Book{Cic_Vatin,author ={Tullius Cicero, Marcus},  origtitle = {in P. Vatinium testem interrogatio }, shorthand = {Cic. Vatin.}, shortauthor = {Cicero}, keywords = {ancient}, options = {antik}}">
            <text:p>@Book{Cic_Vatin,author ={Tullius Cicero, Marcus}, <text:s/>origtitle = {in P. Vatinium testem interrogatio }, shorthand = {Cic. Vatin.}, shortauthor = {Cicero}, keywords = {ancient}, options = {antik}}</text:p>
          </table:table-cell>
          <table:table-cell table:formula="of:=&quot;\item[&quot;&amp;[.E204] &amp; &quot;] &quot; &amp;[.C204]&amp; &quot; &quot; &amp;[.D204] &amp; &quot;\newline \textbf{&quot; &amp; [.F204] &amp;&quot;}&quot;" office:value-type="string" office:string-value="\item[Cic. Vatin.] Cicero in P. Vatinium testem interrogatio\newline \textbf{Cic_Vatin}">
            <text:p>\item[Cic. Vatin.] Cicero in P. Vatinium testem interrogatio\newline \textbf{Cic_Vat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err. 1,2</text:p>
          </table:table-cell>
          <table:table-cell office:value-type="string">
            <text:p>Cicero</text:p>
          </table:table-cell>
          <table:table-cell office:value-type="string">
            <text:p>in Verrem actio prima, secunda</text:p>
          </table:table-cell>
          <table:table-cell office:value-type="string">
            <text:p>Cic. Verr. 1,2</text:p>
          </table:table-cell>
          <table:table-cell office:value-type="string">
            <text:p>Cic_Verr_1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5]&amp;&quot;,&quot;&amp;&quot;author ={&quot;&amp;[.G205]&amp;&quot;}, title ={&quot;&amp;[.D205]&amp;&quot;}, publisher = HUP, location = {Cambridge, MA and London}, year = {&quot;&amp; [.K205] &amp; &quot;}, volume = {&quot; &amp; [.M205] &amp;&quot;}, series = LCL-lang, shortseries = LCL-kurz, origtitle = {&quot; &amp; [.D205] &amp; &quot;}, origlanguage = {&quot; &amp; [.J205] &amp; &quot;}, translator = {&quot; &amp; [.N205] &amp; &quot;}, editor = {&quot; &amp; [.O205] &amp; &quot;}, shorthand = {&quot; &amp; [.E205]&amp; &quot;}, shortauthor = {&quot; &amp; [.C205]&amp; &quot;}, keywords = {ancient}, options = {antik},&quot;&amp;&quot;}&quot;" office:value-type="string" office:string-value="@Book{Cic_Verr_1_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">
            <text:p>@Book{Cic_Verr_1_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</text:p>
          </table:table-cell>
          <table:table-cell table:formula="of:=&quot;@Book{&quot; &amp;[.F205] &amp; &quot;,author ={&quot; &amp; [.G205] &amp;&quot;},  origtitle = {&quot; &amp; [.D205] &amp;&quot; }, shorthand = {&quot; &amp; [.E205]&amp;&quot;}, shortauthor = {&quot;&amp; [.C205]&amp; &quot;}, keywords = {ancient}, options = {antik}}&quot;" office:value-type="string" office:string-value="@Book{Cic_Verr_1_2,author ={Tullius Cicero, Marcus},  origtitle = {in Verrem actio prima, secunda }, shorthand = {Cic. Verr. 1,2}, shortauthor = {Cicero}, keywords = {ancient}, options = {antik}}">
            <text:p>@Book{Cic_Verr_1_2,author ={Tullius Cicero, Marcus}, <text:s/>origtitle = {in Verrem actio prima, secunda }, shorthand = {Cic. Verr. 1,2}, shortauthor = {Cicero}, keywords = {ancient}, options = {antik}}</text:p>
          </table:table-cell>
          <table:table-cell table:formula="of:=&quot;\item[&quot;&amp;[.E205] &amp; &quot;] &quot; &amp;[.C205]&amp; &quot; &quot; &amp;[.D205] &amp; &quot;\newline \textbf{&quot; &amp; [.F205] &amp;&quot;}&quot;" office:value-type="string" office:string-value="\item[Cic. Verr. 1,2] Cicero in Verrem actio prima, secunda\newline \textbf{Cic_Verr_1_2}">
            <text:p>\item[Cic. Verr. 1,2] Cicero in Verrem actio prima, secunda\newline \textbf{Cic_Verr_1_2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carm.</text:p>
          </table:table-cell>
          <table:table-cell office:value-type="string">
            <text:p>Claudius Claudianus</text:p>
          </table:table-cell>
          <table:table-cell office:value-type="string">
            <text:p>carmina</text:p>
          </table:table-cell>
          <table:table-cell office:value-type="string">
            <text:p>Claud. carm.</text:p>
          </table:table-cell>
          <table:table-cell office:value-type="string">
            <text:p>Claud_carm</text:p>
          </table:table-cell>
          <table:table-cell office:value-type="string">
            <text:p>Claudius Claud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6]&amp;&quot;,&quot;&amp;&quot;author ={&quot;&amp;[.G206]&amp;&quot;}, title ={&quot;&amp;[.D206]&amp;&quot;}, publisher = HUP, location = {Cambridge, MA and London}, year = {&quot;&amp; [.K206] &amp; &quot;}, volume = {&quot; &amp; [.M206] &amp;&quot;}, series = LCL-lang, shortseries = LCL-kurz, origtitle = {&quot; &amp; [.D206] &amp; &quot;}, origlanguage = {&quot; &amp; [.J206] &amp; &quot;}, translator = {&quot; &amp; [.N206] &amp; &quot;}, editor = {&quot; &amp; [.O206] &amp; &quot;}, shorthand = {&quot; &amp; [.E206]&amp; &quot;}, shortauthor = {&quot; &amp; [.C206]&amp; &quot;}, keywords = {ancient}, options = {antik},&quot;&amp;&quot;}&quot;" office:value-type="string" office:string-value="@Book{Claud_carm,author ={Claudius Claudianus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">
            <text:p>@Book{Claud_carm,author ={Claudius Claudianus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</text:p>
          </table:table-cell>
          <table:table-cell table:formula="of:=&quot;@Book{&quot; &amp;[.F206] &amp; &quot;,author ={&quot; &amp; [.G206] &amp;&quot;},  origtitle = {&quot; &amp; [.D206] &amp;&quot; }, shorthand = {&quot; &amp; [.E206]&amp;&quot;}, shortauthor = {&quot;&amp; [.C206]&amp; &quot;}, keywords = {ancient}, options = {antik}}&quot;" office:value-type="string" office:string-value="@Book{Claud_carm,author ={Claudius Claudianus},  origtitle = {carmina }, shorthand = {Claud. carm.}, shortauthor = {Claudius Claudianus}, keywords = {ancient}, options = {antik}}">
            <text:p>@Book{Claud_carm,author ={Claudius Claudianus}, <text:s/>origtitle = {carmina }, shorthand = {Claud. carm.}, shortauthor = {Claudius Claudianus}, keywords = {ancient}, options = {antik}}</text:p>
          </table:table-cell>
          <table:table-cell table:formula="of:=&quot;\item[&quot;&amp;[.E206] &amp; &quot;] &quot; &amp;[.C206]&amp; &quot; &quot; &amp;[.D206] &amp; &quot;\newline \textbf{&quot; &amp; [.F206] &amp;&quot;}&quot;" office:value-type="string" office:string-value="\item[Claud. carm.] Claudius Claudianus carmina\newline \textbf{Claud_carm}">
            <text:p>\item[Claud. carm.] Claudius Claudianus carmina\newline \textbf{Claud_carm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rapt. Pros.</text:p>
          </table:table-cell>
          <table:table-cell office:value-type="string">
            <text:p>Claudius Claudianus</text:p>
          </table:table-cell>
          <table:table-cell office:value-type="string">
            <text:p>de raptu Proserpinae</text:p>
          </table:table-cell>
          <table:table-cell office:value-type="string">
            <text:p>Claud. rapt. Pros.</text:p>
          </table:table-cell>
          <table:table-cell office:value-type="string">
            <text:p>Claud_rapt_Pros</text:p>
          </table:table-cell>
          <table:table-cell office:value-type="string">
            <text:p>Claudius Claud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7]&amp;&quot;,&quot;&amp;&quot;author ={&quot;&amp;[.G207]&amp;&quot;}, title ={&quot;&amp;[.D207]&amp;&quot;}, publisher = HUP, location = {Cambridge, MA and London}, year = {&quot;&amp; [.K207] &amp; &quot;}, volume = {&quot; &amp; [.M207] &amp;&quot;}, series = LCL-lang, shortseries = LCL-kurz, origtitle = {&quot; &amp; [.D207] &amp; &quot;}, origlanguage = {&quot; &amp; [.J207] &amp; &quot;}, translator = {&quot; &amp; [.N207] &amp; &quot;}, editor = {&quot; &amp; [.O207] &amp; &quot;}, shorthand = {&quot; &amp; [.E207]&amp; &quot;}, shortauthor = {&quot; &amp; [.C207]&amp; &quot;}, keywords = {ancient}, options = {antik},&quot;&amp;&quot;}&quot;" office:value-type="string" office:string-value="@Book{Claud_rapt_Pros,author ={Claudius Claudianus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">
            <text:p>@Book{Claud_rapt_Pros,author ={Claudius Claudianus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</text:p>
          </table:table-cell>
          <table:table-cell table:formula="of:=&quot;@Book{&quot; &amp;[.F207] &amp; &quot;,author ={&quot; &amp; [.G207] &amp;&quot;},  origtitle = {&quot; &amp; [.D207] &amp;&quot; }, shorthand = {&quot; &amp; [.E207]&amp;&quot;}, shortauthor = {&quot;&amp; [.C207]&amp; &quot;}, keywords = {ancient}, options = {antik}}&quot;" office:value-type="string" office:string-value="@Book{Claud_rapt_Pros,author ={Claudius Claudianus},  origtitle = {de raptu Proserpinae }, shorthand = {Claud. rapt. Pros.}, shortauthor = {Claudius Claudianus}, keywords = {ancient}, options = {antik}}">
            <text:p>@Book{Claud_rapt_Pros,author ={Claudius Claudianus}, <text:s/>origtitle = {de raptu Proserpinae }, shorthand = {Claud. rapt. Pros.}, shortauthor = {Claudius Claudianus}, keywords = {ancient}, options = {antik}}</text:p>
          </table:table-cell>
          <table:table-cell table:formula="of:=&quot;\item[&quot;&amp;[.E207] &amp; &quot;] &quot; &amp;[.C207]&amp; &quot; &quot; &amp;[.D207] &amp; &quot;\newline \textbf{&quot; &amp; [.F207] &amp;&quot;}&quot;" office:value-type="string" office:string-value="\item[Claud. rapt. Pros.] Claudius Claudianus de raptu Proserpinae\newline \textbf{Claud_rapt_Pros}">
            <text:p>\item[Claud. rapt. Pros.] Claudius Claudianus de raptu Proserpinae\newline \textbf{Claud_rapt_Pros}</text:p>
          </table:table-cell>
        </table:table-row>
        <table:table-row table:style-name="ro1">
          <table:table-cell/>
          <table:table-cell office:value-type="string">
            <text:p>Cod. Iust.</text:p>
          </table:table-cell>
          <table:table-cell/>
          <table:table-cell office:value-type="string">
            <text:p>Corpus Iuris Civilis, Codex Iustinianus</text:p>
          </table:table-cell>
          <table:table-cell office:value-type="string">
            <text:p><text:s/>Cod. Iust.</text:p>
          </table:table-cell>
          <table:table-cell office:value-type="string">
            <text:p>Cod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8]&amp;&quot;,&quot;&amp;&quot;author ={&quot;&amp;[.G208]&amp;&quot;}, title ={&quot;&amp;[.D208]&amp;&quot;}, publisher = HUP, location = {Cambridge, MA and London}, year = {&quot;&amp; [.K208] &amp; &quot;}, volume = {&quot; &amp; [.M208] &amp;&quot;}, series = LCL-lang, shortseries = LCL-kurz, origtitle = {&quot; &amp; [.D208] &amp; &quot;}, origlanguage = {&quot; &amp; [.J208] &amp; &quot;}, translator = {&quot; &amp; [.N208] &amp; &quot;}, editor = {&quot; &amp; [.O208] &amp; &quot;}, shorthand = {&quot; &amp; [.E208]&amp; &quot;}, shortauthor = {&quot; &amp; [.C208]&amp; &quot;}, keywords = {ancient}, options = {antik},&quot;&amp;&quot;}&quot;" office:value-type="string" office:string-value="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">
            <text:p>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</text:p>
          </table:table-cell>
          <table:table-cell table:formula="of:=&quot;@Book{&quot; &amp;[.F208] &amp; &quot;,author ={&quot; &amp; [.G208] &amp;&quot;},  origtitle = {&quot; &amp; [.D208] &amp;&quot; }, shorthand = {&quot; &amp; [.E208]&amp;&quot;}, shortauthor = {&quot;&amp; [.C208]&amp; &quot;}, keywords = {ancient}, options = {antik}}&quot;" office:value-type="string" office:string-value="@Book{Cod_Iust,author ={},  origtitle = {Corpus Iuris Civilis, Codex Iustinianus }, shorthand = { Cod. Iust.}, shortauthor = {}, keywords = {ancient}, options = {antik}}">
            <text:p>@Book{Cod_Iust,author ={}, <text:s/>origtitle = {Corpus Iuris Civilis, Codex Iustinianus }, shorthand = { Cod. Iust.}, shortauthor = {}, keywords = {ancient}, options = {antik}}</text:p>
          </table:table-cell>
          <table:table-cell table:formula="of:=&quot;\item[&quot;&amp;[.E208] &amp; &quot;] &quot; &amp;[.C208]&amp; &quot; &quot; &amp;[.D208] &amp; &quot;\newline \textbf{&quot; &amp; [.F208] &amp;&quot;}&quot;" office:value-type="string" office:string-value="\item[ Cod. Iust.]  Corpus Iuris Civilis, Codex Iustinianus\newline \textbf{Cod_Iust}">
            <text:p>\item[ Cod. Iust.] <text:s/>Corpus Iuris Civilis, Codex Iustinianus\newline \textbf{Cod_Iust}</text:p>
          </table:table-cell>
        </table:table-row>
        <table:table-row table:style-name="ro1">
          <table:table-cell office:value-type="string">
            <text:p>Colum.</text:p>
          </table:table-cell>
          <table:table-cell/>
          <table:table-cell office:value-type="string">
            <text:p>Columella</text:p>
          </table:table-cell>
          <table:table-cell/>
          <table:table-cell office:value-type="string">
            <text:p>Colum.</text:p>
          </table:table-cell>
          <table:table-cell office:value-type="string">
            <text:p>Colum</text:p>
          </table:table-cell>
          <table:table-cell office:value-type="string">
            <text:p>Iunius Moderatus Columell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9]&amp;&quot;,&quot;&amp;&quot;author ={&quot;&amp;[.G209]&amp;&quot;}, title ={&quot;&amp;[.D209]&amp;&quot;}, publisher = HUP, location = {Cambridge, MA and London}, year = {&quot;&amp; [.K209] &amp; &quot;}, volume = {&quot; &amp; [.M209] &amp;&quot;}, series = LCL-lang, shortseries = LCL-kurz, origtitle = {&quot; &amp; [.D209] &amp; &quot;}, origlanguage = {&quot; &amp; [.J209] &amp; &quot;}, translator = {&quot; &amp; [.N209] &amp; &quot;}, editor = {&quot; &amp; [.O209] &amp; &quot;}, shorthand = {&quot; &amp; [.E209]&amp; &quot;}, shortauthor = {&quot; &amp; [.C209]&amp; &quot;}, keywords = {ancient}, options = {antik},&quot;&amp;&quot;}&quot;" office:value-type="string" office:string-value="@Book{Colum,author ={Iunius Moderatus Columella, Lucius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">
            <text:p>@Book{Colum,author ={Iunius Moderatus Columella, Lucius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</text:p>
          </table:table-cell>
          <table:table-cell table:formula="of:=&quot;@Book{&quot; &amp;[.F209] &amp; &quot;,author ={&quot; &amp; [.G209] &amp;&quot;},  origtitle = {&quot; &amp; [.D209] &amp;&quot; }, shorthand = {&quot; &amp; [.E209]&amp;&quot;}, shortauthor = {&quot;&amp; [.C209]&amp; &quot;}, keywords = {ancient}, options = {antik}}&quot;" office:value-type="string" office:string-value="@Book{Colum,author ={Iunius Moderatus Columella, Lucius},  origtitle = { }, shorthand = {Colum.}, shortauthor = {Columella}, keywords = {ancient}, options = {antik}}">
            <text:p>@Book{Colum,author ={Iunius Moderatus Columella, Lucius}, <text:s/>origtitle = { }, shorthand = {Colum.}, shortauthor = {Columella}, keywords = {ancient}, options = {antik}}</text:p>
          </table:table-cell>
          <table:table-cell table:formula="of:=&quot;\item[&quot;&amp;[.E209] &amp; &quot;] &quot; &amp;[.C209]&amp; &quot; &quot; &amp;[.D209] &amp; &quot;\newline \textbf{&quot; &amp; [.F209] &amp;&quot;}&quot;" office:value-type="string" office:string-value="\item[Colum.] Columella \newline \textbf{Colum}">
            <text:p>\item[Colum.] Columella \newline \textbf{Colum}</text:p>
          </table:table-cell>
        </table:table-row>
        <table:table-row table:style-name="ro1">
          <table:table-cell office:value-type="string">
            <text:p>Curt.</text:p>
          </table:table-cell>
          <table:table-cell/>
          <table:table-cell office:value-type="string">
            <text:p>Curtius Rufus</text:p>
          </table:table-cell>
          <table:table-cell office:value-type="string">
            <text:p>historiae Alexandri Magni</text:p>
          </table:table-cell>
          <table:table-cell office:value-type="string">
            <text:p>Curt.</text:p>
          </table:table-cell>
          <table:table-cell office:value-type="string">
            <text:p>Curt</text:p>
          </table:table-cell>
          <table:table-cell office:value-type="string">
            <text:p><text:s/>Curtius Rufus,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0]&amp;&quot;,&quot;&amp;&quot;author ={&quot;&amp;[.G210]&amp;&quot;}, title ={&quot;&amp;[.D210]&amp;&quot;}, publisher = HUP, location = {Cambridge, MA and London}, year = {&quot;&amp; [.K210] &amp; &quot;}, volume = {&quot; &amp; [.M210] &amp;&quot;}, series = LCL-lang, shortseries = LCL-kurz, origtitle = {&quot; &amp; [.D210] &amp; &quot;}, origlanguage = {&quot; &amp; [.J210] &amp; &quot;}, translator = {&quot; &amp; [.N210] &amp; &quot;}, editor = {&quot; &amp; [.O210] &amp; &quot;}, shorthand = {&quot; &amp; [.E210]&amp; &quot;}, shortauthor = {&quot; &amp; [.C210]&amp; &quot;}, keywords = {ancient}, options = {antik},&quot;&amp;&quot;}&quot;" office:value-type="string" office:string-value="@Book{Curt,author ={ Curtius Rufus,Quintus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">
            <text:p>@Book{Curt,author ={ Curtius Rufus,Quintus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</text:p>
          </table:table-cell>
          <table:table-cell table:formula="of:=&quot;@Book{&quot; &amp;[.F210] &amp; &quot;,author ={&quot; &amp; [.G210] &amp;&quot;},  origtitle = {&quot; &amp; [.D210] &amp;&quot; }, shorthand = {&quot; &amp; [.E210]&amp;&quot;}, shortauthor = {&quot;&amp; [.C210]&amp; &quot;}, keywords = {ancient}, options = {antik}}&quot;" office:value-type="string" office:string-value="@Book{Curt,author ={ Curtius Rufus,Quintus},  origtitle = {historiae Alexandri Magni }, shorthand = {Curt.}, shortauthor = {Curtius Rufus}, keywords = {ancient}, options = {antik}}">
            <text:p>@Book{Curt,author ={ Curtius Rufus,Quintus}, <text:s/>origtitle = {historiae Alexandri Magni }, shorthand = {Curt.}, shortauthor = {Curtius Rufus}, keywords = {ancient}, options = {antik}}</text:p>
          </table:table-cell>
          <table:table-cell table:formula="of:=&quot;\item[&quot;&amp;[.E210] &amp; &quot;] &quot; &amp;[.C210]&amp; &quot; &quot; &amp;[.D210] &amp; &quot;\newline \textbf{&quot; &amp; [.F210] &amp;&quot;}&quot;" office:value-type="string" office:string-value="\item[Curt.] Curtius Rufus historiae Alexandri Magni\newline \textbf{Curt}">
            <text:p>\item[Curt.] Curtius Rufus historiae Alexandri Magni\newline \textbf{Curt}</text:p>
          </table:table-cell>
        </table:table-row>
        <table:table-row table:style-name="ro1">
          <table:table-cell office:value-type="string">
            <text:p>Cypr.</text:p>
          </table:table-cell>
          <table:table-cell/>
          <table:table-cell office:value-type="string">
            <text:p>Cyprianus</text:p>
          </table:table-cell>
          <table:table-cell/>
          <table:table-cell office:value-type="string">
            <text:p>Cypr.</text:p>
          </table:table-cell>
          <table:table-cell office:value-type="string">
            <text:p>Cypr</text:p>
          </table:table-cell>
          <table:table-cell table:formula="of:=&quot;{&quot;&amp;[.C211]&amp;&quot;}&quot;" office:value-type="string" office:string-value="{Cyprianus}">
            <text:p>{Cypria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1]&amp;&quot;,&quot;&amp;&quot;author ={&quot;&amp;[.G211]&amp;&quot;}, title ={&quot;&amp;[.D211]&amp;&quot;}, publisher = HUP, location = {Cambridge, MA and London}, year = {&quot;&amp; [.K211] &amp; &quot;}, volume = {&quot; &amp; [.M211] &amp;&quot;}, series = LCL-lang, shortseries = LCL-kurz, origtitle = {&quot; &amp; [.D211] &amp; &quot;}, origlanguage = {&quot; &amp; [.J211] &amp; &quot;}, translator = {&quot; &amp; [.N211] &amp; &quot;}, editor = {&quot; &amp; [.O211] &amp; &quot;}, shorthand = {&quot; &amp; [.E211]&amp; &quot;}, shortauthor = {&quot; &amp; [.C211]&amp; &quot;}, keywords = {ancient}, options = {antik},&quot;&amp;&quot;}&quot;" office:value-type="string" office:string-value="@Book{Cypr,author ={{Cyprianus}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">
            <text:p>@Book{Cypr,author ={{Cyprianus}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</text:p>
          </table:table-cell>
          <table:table-cell table:formula="of:=&quot;@Book{&quot; &amp;[.F211] &amp; &quot;,author ={&quot; &amp; [.G211] &amp;&quot;},  origtitle = {&quot; &amp; [.D211] &amp;&quot; }, shorthand = {&quot; &amp; [.E211]&amp;&quot;}, shortauthor = {&quot;&amp; [.C211]&amp; &quot;}, keywords = {ancient}, options = {antik}}&quot;" office:value-type="string" office:string-value="@Book{Cypr,author ={{Cyprianus}},  origtitle = { }, shorthand = {Cypr.}, shortauthor = {Cyprianus}, keywords = {ancient}, options = {antik}}">
            <text:p>@Book{Cypr,author ={{Cyprianus}}, <text:s/>origtitle = { }, shorthand = {Cypr.}, shortauthor = {Cyprianus}, keywords = {ancient}, options = {antik}}</text:p>
          </table:table-cell>
          <table:table-cell table:formula="of:=&quot;\item[&quot;&amp;[.E211] &amp; &quot;] &quot; &amp;[.C211]&amp; &quot; &quot; &amp;[.D211] &amp; &quot;\newline \textbf{&quot; &amp; [.F211] &amp;&quot;}&quot;" office:value-type="string" office:string-value="\item[Cypr.] Cyprianus \newline \textbf{Cypr}">
            <text:p>\item[Cypr.] Cyprianus \newline \textbf{Cypr}</text:p>
          </table:table-cell>
        </table:table-row>
        <table:table-row table:style-name="ro1">
          <table:table-cell office:value-type="string">
            <text:p>Demokr.</text:p>
          </table:table-cell>
          <table:table-cell/>
          <table:table-cell office:value-type="string">
            <text:p>Demokrit</text:p>
          </table:table-cell>
          <table:table-cell/>
          <table:table-cell office:value-type="string">
            <text:p>Demokr.</text:p>
          </table:table-cell>
          <table:table-cell office:value-type="string">
            <text:p>Demokr</text:p>
          </table:table-cell>
          <table:table-cell table:formula="of:=&quot;{&quot;&amp;[.C212]&amp;&quot;}&quot;" office:value-type="string" office:string-value="{Demokrit}">
            <text:p>{Demokrit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2]&amp;&quot;,&quot;&amp;&quot;author ={&quot;&amp;[.G212]&amp;&quot;}, title ={&quot;&amp;[.D212]&amp;&quot;}, publisher = HUP, location = {Cambridge, MA and London}, year = {&quot;&amp; [.K212] &amp; &quot;}, volume = {&quot; &amp; [.M212] &amp;&quot;}, series = LCL-lang, shortseries = LCL-kurz, origtitle = {&quot; &amp; [.D212] &amp; &quot;}, origlanguage = {&quot; &amp; [.J212] &amp; &quot;}, translator = {&quot; &amp; [.N212] &amp; &quot;}, editor = {&quot; &amp; [.O212] &amp; &quot;}, shorthand = {&quot; &amp; [.E212]&amp; &quot;}, shortauthor = {&quot; &amp; [.C212]&amp; &quot;}, keywords = {ancient}, options = {antik},&quot;&amp;&quot;}&quot;" office:value-type="string" office:string-value="@Book{Demokr,author ={{Demokrit}}, title ={}, publisher = HUP, location = {Cambridge, MA and London}, year = {}, volume = {}, series = LCL-lang, shortseries = LCL-kurz, origtitle = {}, origlanguage = {}, translator = {}, editor = {}, shorthand = {Demokr.}, shortauthor = {Demokrit}, keywords = {ancient}, options = {antik},}">
            <text:p>@Book{Demokr,author ={{Demokrit}}, title ={}, publisher = HUP, location = {Cambridge, MA and London}, year = {}, volume = {}, series = LCL-lang, shortseries = LCL-kurz, origtitle = {}, origlanguage = {}, translator = {}, editor = {}, shorthand = {Demokr.}, shortauthor = {Demokrit}, keywords = {ancient}, options = {antik},}</text:p>
          </table:table-cell>
          <table:table-cell table:formula="of:=&quot;@Book{&quot; &amp;[.F212] &amp; &quot;,author ={&quot; &amp; [.G212] &amp;&quot;},  origtitle = {&quot; &amp; [.D212] &amp;&quot; }, shorthand = {&quot; &amp; [.E212]&amp;&quot;}, shortauthor = {&quot;&amp; [.C212]&amp; &quot;}, keywords = {ancient}, options = {antik}}&quot;" office:value-type="string" office:string-value="@Book{Demokr,author ={{Demokrit}},  origtitle = { }, shorthand = {Demokr.}, shortauthor = {Demokrit}, keywords = {ancient}, options = {antik}}">
            <text:p>@Book{Demokr,author ={{Demokrit}}, <text:s/>origtitle = { }, shorthand = {Demokr.}, shortauthor = {Demokrit}, keywords = {ancient}, options = {antik}}</text:p>
          </table:table-cell>
          <table:table-cell table:formula="of:=&quot;\item[&quot;&amp;[.E212] &amp; &quot;] &quot; &amp;[.C212]&amp; &quot; &quot; &amp;[.D212] &amp; &quot;\newline \textbf{&quot; &amp; [.F212] &amp;&quot;}&quot;" office:value-type="string" office:string-value="\item[Demokr.] Demokrit \newline \textbf{Demokr}">
            <text:p>\item[Demokr.] Demokrit \newline \textbf{Demokr}</text:p>
          </table:table-cell>
        </table:table-row>
        <table:table-row table:style-name="ro1">
          <table:table-cell office:value-type="string">
            <text:p>Demosth. </text:p>
          </table:table-cell>
          <table:table-cell office:value-type="string">
            <text:p>or.</text:p>
          </table:table-cell>
          <table:table-cell office:value-type="string">
            <text:p>Demosthenes</text:p>
          </table:table-cell>
          <table:table-cell office:value-type="string">
            <text:p>orationes</text:p>
          </table:table-cell>
          <table:table-cell office:value-type="string">
            <text:p>Demosth. or.</text:p>
          </table:table-cell>
          <table:table-cell office:value-type="string">
            <text:p>Demosth_or</text:p>
          </table:table-cell>
          <table:table-cell office:value-type="string">
            <text:p>Demosthe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3]&amp;&quot;,&quot;&amp;&quot;author ={&quot;&amp;[.G213]&amp;&quot;}, title ={&quot;&amp;[.D213]&amp;&quot;}, publisher = HUP, location = {Cambridge, MA and London}, year = {&quot;&amp; [.K213] &amp; &quot;}, volume = {&quot; &amp; [.M213] &amp;&quot;}, series = LCL-lang, shortseries = LCL-kurz, origtitle = {&quot; &amp; [.D213] &amp; &quot;}, origlanguage = {&quot; &amp; [.J213] &amp; &quot;}, translator = {&quot; &amp; [.N213] &amp; &quot;}, editor = {&quot; &amp; [.O213] &amp; &quot;}, shorthand = {&quot; &amp; [.E213]&amp; &quot;}, shortauthor = {&quot; &amp; [.B213]&amp; &quot;}, keywords = {ancient}, options = {antik},&quot;&amp;&quot;}&quot;" office:value-type="string" office:string-value="@Book{Demosth_or,author ={Demosthenes}, title ={orationes}, publisher = HUP, location = {Cambridge, MA and London}, year = {}, volume = {}, series = LCL-lang, shortseries = LCL-kurz, origtitle = {orationes}, origlanguage = {}, translator = {}, editor = {}, shorthand = {Demosth. or.}, shortauthor = {or.}, keywords = {ancient}, options = {antik},}">
            <text:p>@Book{Demosth_or,author ={Demosthenes}, title ={orationes}, publisher = HUP, location = {Cambridge, MA and London}, year = {}, volume = {}, series = LCL-lang, shortseries = LCL-kurz, origtitle = {orationes}, origlanguage = {}, translator = {}, editor = {}, shorthand = {Demosth. or.}, shortauthor = {or.}, keywords = {ancient}, options = {antik},}</text:p>
          </table:table-cell>
          <table:table-cell table:formula="of:=&quot;@Book{&quot; &amp;[.F213] &amp; &quot;,author ={&quot; &amp; [.G213] &amp;&quot;},  origtitle = {&quot; &amp; [.D213] &amp;&quot; }, shorthand = {&quot; &amp; [.E213]&amp;&quot;}, shortauthor = {&quot;&amp; [.C213]&amp; &quot;}, keywords = {ancient}, options = {antik}}&quot;" office:value-type="string" office:string-value="@Book{Demosth_or,author ={Demosthenes},  origtitle = {orationes }, shorthand = {Demosth. or.}, shortauthor = {Demosthenes}, keywords = {ancient}, options = {antik}}">
            <text:p>@Book{Demosth_or,author ={Demosthenes}, <text:s/>origtitle = {orationes }, shorthand = {Demosth. or.}, shortauthor = {Demosthenes}, keywords = {ancient}, options = {antik}}</text:p>
          </table:table-cell>
          <table:table-cell table:formula="of:=&quot;\item[&quot;&amp;[.E213] &amp; &quot;] &quot; &amp;[.C213]&amp; &quot; &quot; &amp;[.D213] &amp; &quot;\newline \textbf{&quot; &amp; [.F213] &amp;&quot;}&quot;" office:value-type="string" office:string-value="\item[Demosth. or.] Demosthenes orationes\newline \textbf{Demosth_or}">
            <text:p>\item[Demosth. or.] Demosthenes orationes\newline \textbf{Demosth_or}</text:p>
          </table:table-cell>
        </table:table-row>
        <table:table-row table:style-name="ro1">
          <table:table-cell/>
          <table:table-cell office:value-type="string">
            <text:p>Dig.</text:p>
          </table:table-cell>
          <table:table-cell/>
          <table:table-cell office:value-type="string">
            <text:p>Corpus Iuris Civilis, Digesta (Pandekten.</text:p>
          </table:table-cell>
          <table:table-cell office:value-type="string">
            <text:p><text:s/>Dig.</text:p>
          </table:table-cell>
          <table:table-cell office:value-type="string">
            <text:p>D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4]&amp;&quot;,&quot;&amp;&quot;author ={&quot;&amp;[.G214]&amp;&quot;}, title ={&quot;&amp;[.D214]&amp;&quot;}, publisher = HUP, location = {Cambridge, MA and London}, year = {&quot;&amp; [.K214] &amp; &quot;}, volume = {&quot; &amp; [.M214] &amp;&quot;}, series = LCL-lang, shortseries = LCL-kurz, origtitle = {&quot; &amp; [.D214] &amp; &quot;}, origlanguage = {&quot; &amp; [.J214] &amp; &quot;}, translator = {&quot; &amp; [.N214] &amp; &quot;}, editor = {&quot; &amp; [.O214] &amp; &quot;}, shorthand = {&quot; &amp; [.E214]&amp; &quot;}, shortauthor = {&quot; &amp; [.C214]&amp; &quot;}, keywords = {ancient}, options = {antik},&quot;&amp;&quot;}&quot;" office:value-type="string" office:string-value="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">
            <text:p>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</text:p>
          </table:table-cell>
          <table:table-cell table:formula="of:=&quot;@Book{&quot; &amp;[.F214] &amp; &quot;,author ={&quot; &amp; [.G214] &amp;&quot;},  origtitle = {&quot; &amp; [.D214] &amp;&quot; }, shorthand = {&quot; &amp; [.E214]&amp;&quot;}, shortauthor = {&quot;&amp; [.C214]&amp; &quot;}, keywords = {ancient}, options = {antik}}&quot;" office:value-type="string" office:string-value="@Book{Dig,author ={},  origtitle = {Corpus Iuris Civilis, Digesta (Pandekten. }, shorthand = { Dig.}, shortauthor = {}, keywords = {ancient}, options = {antik}}">
            <text:p>@Book{Dig,author ={}, <text:s/>origtitle = {Corpus Iuris Civilis, Digesta (Pandekten. }, shorthand = { Dig.}, shortauthor = {}, keywords = {ancient}, options = {antik}}</text:p>
          </table:table-cell>
          <table:table-cell table:formula="of:=&quot;\item[&quot;&amp;[.E214] &amp; &quot;] &quot; &amp;[.C214]&amp; &quot; &quot; &amp;[.D214] &amp; &quot;\newline \textbf{&quot; &amp; [.F214] &amp;&quot;}&quot;" office:value-type="string" office:string-value="\item[ Dig.]  Corpus Iuris Civilis, Digesta (Pandekten.\newline \textbf{Dig}">
            <text:p>\item[ Dig.] <text:s/>Corpus Iuris Civilis, Digesta (Pandekten.\newline \textbf{Dig}</text:p>
          </table:table-cell>
        </table:table-row>
        <table:table-row table:style-name="ro1">
          <table:table-cell office:value-type="string">
            <text:p>Diod.</text:p>
          </table:table-cell>
          <table:table-cell/>
          <table:table-cell office:value-type="string">
            <text:p>Diodorus Siculus</text:p>
          </table:table-cell>
          <table:table-cell/>
          <table:table-cell office:value-type="string">
            <text:p>Diod.</text:p>
          </table:table-cell>
          <table:table-cell office:value-type="string">
            <text:p>Diod</text:p>
          </table:table-cell>
          <table:table-cell office:value-type="string">
            <text:p>{Diodorus Sicul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5]&amp;&quot;,&quot;&amp;&quot;author ={&quot;&amp;[.G215]&amp;&quot;}, title ={&quot;&amp;[.D215]&amp;&quot;}, publisher = HUP, location = {Cambridge, MA and London}, year = {&quot;&amp; [.K215] &amp; &quot;}, volume = {&quot; &amp; [.M215] &amp;&quot;}, series = LCL-lang, shortseries = LCL-kurz, origtitle = {&quot; &amp; [.D215] &amp; &quot;}, origlanguage = {&quot; &amp; [.J215] &amp; &quot;}, translator = {&quot; &amp; [.N215] &amp; &quot;}, editor = {&quot; &amp; [.O215] &amp; &quot;}, shorthand = {&quot; &amp; [.E215]&amp; &quot;}, shortauthor = {&quot; &amp; [.C215]&amp; &quot;}, keywords = {ancient}, options = {antik},&quot;&amp;&quot;}&quot;" office:value-type="string" office:string-value="@Book{Diod,author ={{Diodorus Siculus}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">
            <text:p>@Book{Diod,author ={{Diodorus Siculus}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</text:p>
          </table:table-cell>
          <table:table-cell table:formula="of:=&quot;@Book{&quot; &amp;[.F215] &amp; &quot;,author ={&quot; &amp; [.G215] &amp;&quot;},  origtitle = {&quot; &amp; [.D215] &amp;&quot; }, shorthand = {&quot; &amp; [.E215]&amp;&quot;}, shortauthor = {&quot;&amp; [.C215]&amp; &quot;}, keywords = {ancient}, options = {antik}}&quot;" office:value-type="string" office:string-value="@Book{Diod,author ={{Diodorus Siculus}},  origtitle = { }, shorthand = {Diod.}, shortauthor = {Diodorus Siculus}, keywords = {ancient}, options = {antik}}">
            <text:p>@Book{Diod,author ={{Diodorus Siculus}}, <text:s/>origtitle = { }, shorthand = {Diod.}, shortauthor = {Diodorus Siculus}, keywords = {ancient}, options = {antik}}</text:p>
          </table:table-cell>
          <table:table-cell table:formula="of:=&quot;\item[&quot;&amp;[.E215] &amp; &quot;] &quot; &amp;[.C215]&amp; &quot; &quot; &amp;[.D215] &amp; &quot;\newline \textbf{&quot; &amp; [.F215] &amp;&quot;}&quot;" office:value-type="string" office:string-value="\item[Diod.] Diodorus Siculus \newline \textbf{Diod}">
            <text:p>\item[Diod.] Diodorus Siculus \newline \textbf{Diod}</text:p>
          </table:table-cell>
        </table:table-row>
        <table:table-row table:style-name="ro1">
          <table:table-cell office:value-type="string">
            <text:p>Diog. Laert.</text:p>
          </table:table-cell>
          <table:table-cell/>
          <table:table-cell office:value-type="string">
            <text:p>Diogenes Laertios</text:p>
          </table:table-cell>
          <table:table-cell/>
          <table:table-cell office:value-type="string">
            <text:p>Diog. Laert.</text:p>
          </table:table-cell>
          <table:table-cell office:value-type="string">
            <text:p>Diog_Laert</text:p>
          </table:table-cell>
          <table:table-cell table:formula="of:=&quot;{&quot;&amp;[.C216]&amp;&quot;}&quot;" office:value-type="string" office:string-value="{Diogenes Laertios}">
            <text:p>{Diogenes Laer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6]&amp;&quot;,&quot;&amp;&quot;author ={&quot;&amp;[.G216]&amp;&quot;}, title ={&quot;&amp;[.D216]&amp;&quot;}, publisher = HUP, location = {Cambridge, MA and London}, year = {&quot;&amp; [.K216] &amp; &quot;}, volume = {&quot; &amp; [.M216] &amp;&quot;}, series = LCL-lang, shortseries = LCL-kurz, origtitle = {&quot; &amp; [.D216] &amp; &quot;}, origlanguage = {&quot; &amp; [.J216] &amp; &quot;}, translator = {&quot; &amp; [.N216] &amp; &quot;}, editor = {&quot; &amp; [.O216] &amp; &quot;}, shorthand = {&quot; &amp; [.E216]&amp; &quot;}, shortauthor = {&quot; &amp; [.C216]&amp; &quot;}, keywords = {ancient}, options = {antik},&quot;&amp;&quot;}&quot;" office:value-type="string" office:string-value="@Book{Diog_Laert,author ={{Diogenes Laertios}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">
            <text:p>@Book{Diog_Laert,author ={{Diogenes Laertios}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</text:p>
          </table:table-cell>
          <table:table-cell table:formula="of:=&quot;@Book{&quot; &amp;[.F216] &amp; &quot;,author ={&quot; &amp; [.G216] &amp;&quot;},  origtitle = {&quot; &amp; [.D216] &amp;&quot; }, shorthand = {&quot; &amp; [.E216]&amp;&quot;}, shortauthor = {&quot;&amp; [.C216]&amp; &quot;}, keywords = {ancient}, options = {antik}}&quot;" office:value-type="string" office:string-value="@Book{Diog_Laert,author ={{Diogenes Laertios}},  origtitle = { }, shorthand = {Diog. Laert.}, shortauthor = {Diogenes Laertios}, keywords = {ancient}, options = {antik}}">
            <text:p>@Book{Diog_Laert,author ={{Diogenes Laertios}}, <text:s/>origtitle = { }, shorthand = {Diog. Laert.}, shortauthor = {Diogenes Laertios}, keywords = {ancient}, options = {antik}}</text:p>
          </table:table-cell>
          <table:table-cell table:formula="of:=&quot;\item[&quot;&amp;[.E216] &amp; &quot;] &quot; &amp;[.C216]&amp; &quot; &quot; &amp;[.D216] &amp; &quot;\newline \textbf{&quot; &amp; [.F216] &amp;&quot;}&quot;" office:value-type="string" office:string-value="\item[Diog. Laert.] Diogenes Laertios \newline \textbf{Diog_Laert}">
            <text:p>\item[Diog. Laert.] Diogenes Laertios \newline \textbf{Diog_Laert}</text:p>
          </table:table-cell>
        </table:table-row>
        <table:table-row table:style-name="ro1">
          <table:table-cell office:value-type="string">
            <text:p>Dion Chrys.</text:p>
          </table:table-cell>
          <table:table-cell/>
          <table:table-cell office:value-type="string">
            <text:p>Dion Chrysostomos</text:p>
          </table:table-cell>
          <table:table-cell office:value-type="string">
            <text:p>Orationes</text:p>
          </table:table-cell>
          <table:table-cell office:value-type="string">
            <text:p>Dion Chrys.</text:p>
          </table:table-cell>
          <table:table-cell office:value-type="string">
            <text:p>Dion_Chrys</text:p>
          </table:table-cell>
          <table:table-cell office:value-type="string">
            <text:p>{Dion Chrysosto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7]&amp;&quot;,&quot;&amp;&quot;author ={&quot;&amp;[.G217]&amp;&quot;}, title ={&quot;&amp;[.D217]&amp;&quot;}, publisher = HUP, location = {Cambridge, MA and London}, year = {&quot;&amp; [.K217] &amp; &quot;}, volume = {&quot; &amp; [.M217] &amp;&quot;}, series = LCL-lang, shortseries = LCL-kurz, origtitle = {&quot; &amp; [.D217] &amp; &quot;}, origlanguage = {&quot; &amp; [.J217] &amp; &quot;}, translator = {&quot; &amp; [.N217] &amp; &quot;}, editor = {&quot; &amp; [.O217] &amp; &quot;}, shorthand = {&quot; &amp; [.E217]&amp; &quot;}, shortauthor = {&quot; &amp; [.C217]&amp; &quot;}, keywords = {ancient}, options = {antik},&quot;&amp;&quot;}&quot;" office:value-type="string" office:string-value="@Book{Dion_Chrys,author ={{Dion Chrysostomos}}, title ={Orationes}, publisher = HUP, location = {Cambridge, MA and London}, year = {}, volume = {}, series = LCL-lang, shortseries = LCL-kurz, origtitle = {Orationes}, origlanguage = {}, translator = {}, editor = {}, shorthand = {Dion Chrys.}, shortauthor = {Dion Chrysostomos}, keywords = {ancient}, options = {antik},}">
            <text:p>@Book{Dion_Chrys,author ={{Dion Chrysostomos}}, title ={Orationes}, publisher = HUP, location = {Cambridge, MA and London}, year = {}, volume = {}, series = LCL-lang, shortseries = LCL-kurz, origtitle = {Orationes}, origlanguage = {}, translator = {}, editor = {}, shorthand = {Dion Chrys.}, shortauthor = {Dion Chrysostomos}, keywords = {ancient}, options = {antik},}</text:p>
          </table:table-cell>
          <table:table-cell table:formula="of:=&quot;@Book{&quot; &amp;[.F217] &amp; &quot;,author ={&quot; &amp; [.G217] &amp;&quot;},  origtitle = {&quot; &amp; [.D217] &amp;&quot; }, shorthand = {&quot; &amp; [.E217]&amp;&quot;}, shortauthor = {&quot;&amp; [.C217]&amp; &quot;}, keywords = {ancient}, options = {antik}}&quot;" office:value-type="string" office:string-value="@Book{Dion_Chrys,author ={{Dion Chrysostomos}},  origtitle = {Orationes }, shorthand = {Dion Chrys.}, shortauthor = {Dion Chrysostomos}, keywords = {ancient}, options = {antik}}">
            <text:p>@Book{Dion_Chrys,author ={{Dion Chrysostomos}}, <text:s/>origtitle = {Orationes }, shorthand = {Dion Chrys.}, shortauthor = {Dion Chrysostomos}, keywords = {ancient}, options = {antik}}</text:p>
          </table:table-cell>
          <table:table-cell table:formula="of:=&quot;\item[&quot;&amp;[.E217] &amp; &quot;] &quot; &amp;[.C217]&amp; &quot; &quot; &amp;[.D217] &amp; &quot;\newline \textbf{&quot; &amp; [.F217] &amp;&quot;}&quot;" office:value-type="string" office:string-value="\item[Dion Chrys.] Dion Chrysostomos Orationes\newline \textbf{Dion_Chrys}">
            <text:p>\item[Dion Chrys.] Dion Chrysostomos Orationes\newline \textbf{Dion_Chrys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ant.</text:p>
          </table:table-cell>
          <table:table-cell office:value-type="string">
            <text:p>Dionysios von Halikarnassos</text:p>
          </table:table-cell>
          <table:table-cell office:value-type="string">
            <text:p>antiquitates Romanae</text:p>
          </table:table-cell>
          <table:table-cell office:value-type="string">
            <text:p>Dion. Hal. ant.</text:p>
          </table:table-cell>
          <table:table-cell office:value-type="string">
            <text:p>Dion_Hal_ant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8]&amp;&quot;,&quot;&amp;&quot;author ={&quot;&amp;[.G218]&amp;&quot;}, title ={&quot;&amp;[.D218]&amp;&quot;}, publisher = HUP, location = {Cambridge, MA and London}, year = {&quot;&amp; [.K218] &amp; &quot;}, volume = {&quot; &amp; [.M218] &amp;&quot;}, series = LCL-lang, shortseries = LCL-kurz, origtitle = {&quot; &amp; [.D218] &amp; &quot;}, origlanguage = {&quot; &amp; [.J218] &amp; &quot;}, translator = {&quot; &amp; [.N218] &amp; &quot;}, editor = {&quot; &amp; [.O218] &amp; &quot;}, shorthand = {&quot; &amp; [.E218]&amp; &quot;}, shortauthor = {&quot; &amp; [.C218]&amp; &quot;}, keywords = {ancient}, options = {antik},&quot;&amp;&quot;}&quot;" office:value-type="string" office:string-value="@Book{Dion_Hal_ant,author ={{Dionysios Halicarnassos}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von Halikarnassos}, keywords = {ancient}, options = {antik},}">
            <text:p>@Book{Dion_Hal_ant,author ={{Dionysios Halicarnassos}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von Halikarnassos}, keywords = {ancient}, options = {antik},}</text:p>
          </table:table-cell>
          <table:table-cell table:formula="of:=&quot;@Book{&quot; &amp;[.F218] &amp; &quot;,author ={&quot; &amp; [.G218] &amp;&quot;},  origtitle = {&quot; &amp; [.D218] &amp;&quot; }, shorthand = {&quot; &amp; [.E218]&amp;&quot;}, shortauthor = {&quot;&amp; [.C218]&amp; &quot;}, keywords = {ancient}, options = {antik}}&quot;" office:value-type="string" office:string-value="@Book{Dion_Hal_ant,author ={{Dionysios Halicarnassos}},  origtitle = {antiquitates Romanae }, shorthand = {Dion. Hal. ant.}, shortauthor = {Dionysios von Halikarnassos}, keywords = {ancient}, options = {antik}}">
            <text:p>@Book{Dion_Hal_ant,author ={{Dionysios Halicarnassos}}, <text:s/>origtitle = {antiquitates Romanae }, shorthand = {Dion. Hal. ant.}, shortauthor = {Dionysios von Halikarnassos}, keywords = {ancient}, options = {antik}}</text:p>
          </table:table-cell>
          <table:table-cell table:formula="of:=&quot;\item[&quot;&amp;[.E218] &amp; &quot;] &quot; &amp;[.C218]&amp; &quot; &quot; &amp;[.D218] &amp; &quot;\newline \textbf{&quot; &amp; [.F218] &amp;&quot;}&quot;" office:value-type="string" office:string-value="\item[Dion. Hal. ant.] Dionysios von Halikarnassos antiquitates Romanae\newline \textbf{Dion_Hal_ant}">
            <text:p>\item[Dion. Hal. ant.] Dionysios von Halikarnassos antiquitates Romanae\newline \textbf{Dion_Hal_ant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comp.</text:p>
          </table:table-cell>
          <table:table-cell office:value-type="string">
            <text:p>Dionysios von Halikarnassos</text:p>
          </table:table-cell>
          <table:table-cell office:value-type="string">
            <text:p>de compositione verborum</text:p>
          </table:table-cell>
          <table:table-cell office:value-type="string">
            <text:p>Dion. Hal. comp.</text:p>
          </table:table-cell>
          <table:table-cell office:value-type="string">
            <text:p>Dion_Hal_comp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9]&amp;&quot;,&quot;&amp;&quot;author ={&quot;&amp;[.G219]&amp;&quot;}, title ={&quot;&amp;[.D219]&amp;&quot;}, publisher = HUP, location = {Cambridge, MA and London}, year = {&quot;&amp; [.K219] &amp; &quot;}, volume = {&quot; &amp; [.M219] &amp;&quot;}, series = LCL-lang, shortseries = LCL-kurz, origtitle = {&quot; &amp; [.D219] &amp; &quot;}, origlanguage = {&quot; &amp; [.J219] &amp; &quot;}, translator = {&quot; &amp; [.N219] &amp; &quot;}, editor = {&quot; &amp; [.O219] &amp; &quot;}, shorthand = {&quot; &amp; [.E219]&amp; &quot;}, shortauthor = {&quot; &amp; [.C219]&amp; &quot;}, keywords = {ancient}, options = {antik},&quot;&amp;&quot;}&quot;" office:value-type="string" office:string-value="@Book{Dion_Hal_comp,author ={{Dionysios Halicarnassos}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von Halikarnassos}, keywords = {ancient}, options = {antik},}">
            <text:p>@Book{Dion_Hal_comp,author ={{Dionysios Halicarnassos}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von Halikarnassos}, keywords = {ancient}, options = {antik},}</text:p>
          </table:table-cell>
          <table:table-cell table:formula="of:=&quot;@Book{&quot; &amp;[.F219] &amp; &quot;,author ={&quot; &amp; [.G219] &amp;&quot;},  origtitle = {&quot; &amp; [.D219] &amp;&quot; }, shorthand = {&quot; &amp; [.E219]&amp;&quot;}, shortauthor = {&quot;&amp; [.C219]&amp; &quot;}, keywords = {ancient}, options = {antik}}&quot;" office:value-type="string" office:string-value="@Book{Dion_Hal_comp,author ={{Dionysios Halicarnassos}},  origtitle = {de compositione verborum }, shorthand = {Dion. Hal. comp.}, shortauthor = {Dionysios von Halikarnassos}, keywords = {ancient}, options = {antik}}">
            <text:p>@Book{Dion_Hal_comp,author ={{Dionysios Halicarnassos}}, <text:s/>origtitle = {de compositione verborum }, shorthand = {Dion. Hal. comp.}, shortauthor = {Dionysios von Halikarnassos}, keywords = {ancient}, options = {antik}}</text:p>
          </table:table-cell>
          <table:table-cell table:formula="of:=&quot;\item[&quot;&amp;[.E219] &amp; &quot;] &quot; &amp;[.C219]&amp; &quot; &quot; &amp;[.D219] &amp; &quot;\newline \textbf{&quot; &amp; [.F219] &amp;&quot;}&quot;" office:value-type="string" office:string-value="\item[Dion. Hal. comp.] Dionysios von Halikarnassos de compositione verborum\newline \textbf{Dion_Hal_comp}">
            <text:p>\item[Dion. Hal. comp.] Dionysios von Halikarnassos de compositione verborum\newline \textbf{Dion_Hal_comp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rhet.</text:p>
          </table:table-cell>
          <table:table-cell office:value-type="string">
            <text:p>Dionysios von Halikarnassos</text:p>
          </table:table-cell>
          <table:table-cell office:value-type="string">
            <text:p>ars rhetorica       .</text:p>
          </table:table-cell>
          <table:table-cell office:value-type="string">
            <text:p>Dion. Hal. rhet.</text:p>
          </table:table-cell>
          <table:table-cell office:value-type="string">
            <text:p>Dion_Hal_rhet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0]&amp;&quot;,&quot;&amp;&quot;author ={&quot;&amp;[.G220]&amp;&quot;}, title ={&quot;&amp;[.D220]&amp;&quot;}, publisher = HUP, location = {Cambridge, MA and London}, year = {&quot;&amp; [.K220] &amp; &quot;}, volume = {&quot; &amp; [.M220] &amp;&quot;}, series = LCL-lang, shortseries = LCL-kurz, origtitle = {&quot; &amp; [.D220] &amp; &quot;}, origlanguage = {&quot; &amp; [.J220] &amp; &quot;}, translator = {&quot; &amp; [.N220] &amp; &quot;}, editor = {&quot; &amp; [.O220] &amp; &quot;}, shorthand = {&quot; &amp; [.E220]&amp; &quot;}, shortauthor = {&quot; &amp; [.C220]&amp; &quot;}, keywords = {ancient}, options = {antik},&quot;&amp;&quot;}&quot;" office:value-type="string" office:string-value="@Book{Dion_Hal_rhet,author ={{Dionysios Halicarnassos}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von Halikarnassos}, keywords = {ancient}, options = {antik},}">
            <text:p>@Book{Dion_Hal_rhet,author ={{Dionysios Halicarnassos}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von Halikarnassos}, keywords = {ancient}, options = {antik},}</text:p>
          </table:table-cell>
          <table:table-cell table:formula="of:=&quot;@Book{&quot; &amp;[.F220] &amp; &quot;,author ={&quot; &amp; [.G220] &amp;&quot;},  origtitle = {&quot; &amp; [.D220] &amp;&quot; }, shorthand = {&quot; &amp; [.E220]&amp;&quot;}, shortauthor = {&quot;&amp; [.C220]&amp; &quot;}, keywords = {ancient}, options = {antik}}&quot;" office:value-type="string" office:string-value="@Book{Dion_Hal_rhet,author ={{Dionysios Halicarnassos}},  origtitle = {ars rhetorica       . }, shorthand = {Dion. Hal. rhet.}, shortauthor = {Dionysios von Halikarnassos}, keywords = {ancient}, options = {antik}}">
            <text:p>@Book{Dion_Hal_rhet,author ={{Dionysios Halicarnassos}}, <text:s/>origtitle = {ars rhetorica       . }, shorthand = {Dion. Hal. rhet.}, shortauthor = {Dionysios von Halikarnassos}, keywords = {ancient}, options = {antik}}</text:p>
          </table:table-cell>
          <table:table-cell table:formula="of:=&quot;\item[&quot;&amp;[.E220] &amp; &quot;] &quot; &amp;[.C220]&amp; &quot; &quot; &amp;[.D220] &amp; &quot;\newline \textbf{&quot; &amp; [.F220] &amp;&quot;}&quot;" office:value-type="string" office:string-value="\item[Dion. Hal. rhet.] Dionysios von Halikarnassos ars rhetorica       .\newline \textbf{Dion_Hal_rhet}">
            <text:p>\item[Dion. Hal. rhet.] Dionysios von Halikarnassos ars rhetorica       .\newline \textbf{Dion_Hal_rhet}</text:p>
          </table:table-cell>
        </table:table-row>
        <table:table-row table:style-name="ro1">
          <table:table-cell office:value-type="string">
            <text:p>Don.</text:p>
          </table:table-cell>
          <table:table-cell/>
          <table:table-cell office:value-type="string">
            <text:p>Donatus grammaticus</text:p>
          </table:table-cell>
          <table:table-cell/>
          <table:table-cell office:value-type="string">
            <text:p>Don.</text:p>
          </table:table-cell>
          <table:table-cell office:value-type="string">
            <text:p>Don</text:p>
          </table:table-cell>
          <table:table-cell table:formula="of:=&quot;{&quot;&amp;[.C221]&amp;&quot;}&quot;" office:value-type="string" office:string-value="{Donatus grammaticus}">
            <text:p>{Donatus grammatic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1]&amp;&quot;,&quot;&amp;&quot;author ={&quot;&amp;[.G221]&amp;&quot;}, title ={&quot;&amp;[.D221]&amp;&quot;}, publisher = HUP, location = {Cambridge, MA and London}, year = {&quot;&amp; [.K221] &amp; &quot;}, volume = {&quot; &amp; [.M221] &amp;&quot;}, series = LCL-lang, shortseries = LCL-kurz, origtitle = {&quot; &amp; [.D221] &amp; &quot;}, origlanguage = {&quot; &amp; [.J221] &amp; &quot;}, translator = {&quot; &amp; [.N221] &amp; &quot;}, editor = {&quot; &amp; [.O221] &amp; &quot;}, shorthand = {&quot; &amp; [.E221]&amp; &quot;}, shortauthor = {&quot; &amp; [.C221]&amp; &quot;}, keywords = {ancient}, options = {antik},&quot;&amp;&quot;}&quot;" office:value-type="string" office:string-value="@Book{Don,author ={{Donatus grammaticus}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">
            <text:p>@Book{Don,author ={{Donatus grammaticus}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</text:p>
          </table:table-cell>
          <table:table-cell table:formula="of:=&quot;@Book{&quot; &amp;[.F221] &amp; &quot;,author ={&quot; &amp; [.G221] &amp;&quot;},  origtitle = {&quot; &amp; [.D221] &amp;&quot; }, shorthand = {&quot; &amp; [.E221]&amp;&quot;}, shortauthor = {&quot;&amp; [.C221]&amp; &quot;}, keywords = {ancient}, options = {antik}}&quot;" office:value-type="string" office:string-value="@Book{Don,author ={{Donatus grammaticus}},  origtitle = { }, shorthand = {Don.}, shortauthor = {Donatus grammaticus}, keywords = {ancient}, options = {antik}}">
            <text:p>@Book{Don,author ={{Donatus grammaticus}}, <text:s/>origtitle = { }, shorthand = {Don.}, shortauthor = {Donatus grammaticus}, keywords = {ancient}, options = {antik}}</text:p>
          </table:table-cell>
          <table:table-cell table:formula="of:=&quot;\item[&quot;&amp;[.E221] &amp; &quot;] &quot; &amp;[.C221]&amp; &quot; &quot; &amp;[.D221] &amp; &quot;\newline \textbf{&quot; &amp; [.F221] &amp;&quot;}&quot;" office:value-type="string" office:string-value="\item[Don.] Donatus grammaticus \newline \textbf{Don}">
            <text:p>\item[Don.] Donatus grammaticus \newline \textbf{Don}</text:p>
          </table:table-cell>
        </table:table-row>
        <table:table-row table:style-name="ro1">
          <table:table-cell office:value-type="string">
            <text:p>Drac.</text:p>
          </table:table-cell>
          <table:table-cell/>
          <table:table-cell office:value-type="string">
            <text:p>Dracontius</text:p>
          </table:table-cell>
          <table:table-cell/>
          <table:table-cell office:value-type="string">
            <text:p>Drac.</text:p>
          </table:table-cell>
          <table:table-cell office:value-type="string">
            <text:p>Drac</text:p>
          </table:table-cell>
          <table:table-cell table:formula="of:=&quot;{&quot;&amp;[.C222]&amp;&quot;}&quot;" office:value-type="string" office:string-value="{Dracontius}">
            <text:p>{Dracont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2]&amp;&quot;,&quot;&amp;&quot;author ={&quot;&amp;[.G222]&amp;&quot;}, title ={&quot;&amp;[.D222]&amp;&quot;}, publisher = HUP, location = {Cambridge, MA and London}, year = {&quot;&amp; [.K222] &amp; &quot;}, volume = {&quot; &amp; [.M222] &amp;&quot;}, series = LCL-lang, shortseries = LCL-kurz, origtitle = {&quot; &amp; [.D222] &amp; &quot;}, origlanguage = {&quot; &amp; [.J222] &amp; &quot;}, translator = {&quot; &amp; [.N222] &amp; &quot;}, editor = {&quot; &amp; [.O222] &amp; &quot;}, shorthand = {&quot; &amp; [.E222]&amp; &quot;}, shortauthor = {&quot; &amp; [.C222]&amp; &quot;}, keywords = {ancient}, options = {antik},&quot;&amp;&quot;}&quot;" office:value-type="string" office:string-value="@Book{Drac,author ={{Dracontius}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">
            <text:p>@Book{Drac,author ={{Dracontius}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</text:p>
          </table:table-cell>
          <table:table-cell table:formula="of:=&quot;@Book{&quot; &amp;[.F222] &amp; &quot;,author ={&quot; &amp; [.G222] &amp;&quot;},  origtitle = {&quot; &amp; [.D222] &amp;&quot; }, shorthand = {&quot; &amp; [.E222]&amp;&quot;}, shortauthor = {&quot;&amp; [.C222]&amp; &quot;}, keywords = {ancient}, options = {antik}}&quot;" office:value-type="string" office:string-value="@Book{Drac,author ={{Dracontius}},  origtitle = { }, shorthand = {Drac.}, shortauthor = {Dracontius}, keywords = {ancient}, options = {antik}}">
            <text:p>@Book{Drac,author ={{Dracontius}}, <text:s/>origtitle = { }, shorthand = {Drac.}, shortauthor = {Dracontius}, keywords = {ancient}, options = {antik}}</text:p>
          </table:table-cell>
          <table:table-cell table:formula="of:=&quot;\item[&quot;&amp;[.E222] &amp; &quot;] &quot; &amp;[.C222]&amp; &quot; &quot; &amp;[.D222] &amp; &quot;\newline \textbf{&quot; &amp; [.F222] &amp;&quot;}&quot;" office:value-type="string" office:string-value="\item[Drac.] Dracontius \newline \textbf{Drac}">
            <text:p>\item[Drac.] Dracontius \newline \textbf{Drac}</text:p>
          </table:table-cell>
        </table:table-row>
        <table:table-row table:style-name="ro1">
          <table:table-cell office:value-type="string">
            <text:p>Dt</text:p>
          </table:table-cell>
          <table:table-cell/>
          <table:table-cell/>
          <table:table-cell office:value-type="string">
            <text:p>Deuteronomium (= 5. Mose)</text:p>
          </table:table-cell>
          <table:table-cell office:value-type="string">
            <text:p>Dt.</text:p>
          </table:table-cell>
          <table:table-cell office:value-type="string">
            <text:p>Dt</text:p>
          </table:table-cell>
          <table:table-cell office:value-type="string">
            <text:p><text:s/>Aemilius Dracontius, Bloss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3]&amp;&quot;,&quot;&amp;&quot;author ={&quot;&amp;[.G223]&amp;&quot;}, title ={&quot;&amp;[.D223]&amp;&quot;}, publisher = HUP, location = {Cambridge, MA and London}, year = {&quot;&amp; [.K223] &amp; &quot;}, volume = {&quot; &amp; [.M223] &amp;&quot;}, series = LCL-lang, shortseries = LCL-kurz, origtitle = {&quot; &amp; [.D223] &amp; &quot;}, origlanguage = {&quot; &amp; [.J223] &amp; &quot;}, translator = {&quot; &amp; [.N223] &amp; &quot;}, editor = {&quot; &amp; [.O223] &amp; &quot;}, shorthand = {&quot; &amp; [.E223]&amp; &quot;}, shortauthor = {&quot; &amp; [.D223]&amp; &quot;}, keywords = {ancient}, options = {antik},&quot;&amp;&quot;}&quot;" office:value-type="string" office:string-value="@Book{Dt,author ={ Aemilius Dracontius, Blossius}, title ={Deuteronomium (= 5. Mose)}, publisher = HUP, location = {Cambridge, MA and London}, year = {}, volume = {}, series = LCL-lang, shortseries = LCL-kurz, origtitle = {Deuteronomium (= 5. Mose)}, origlanguage = {}, translator = {}, editor = {}, shorthand = {Dt.}, shortauthor = {Deuteronomium (= 5. Mose)}, keywords = {ancient}, options = {antik},}">
            <text:p>@Book{Dt,author ={ Aemilius Dracontius, Blossius}, title ={Deuteronomium (= 5. Mose)}, publisher = HUP, location = {Cambridge, MA and London}, year = {}, volume = {}, series = LCL-lang, shortseries = LCL-kurz, origtitle = {Deuteronomium (= 5. Mose)}, origlanguage = {}, translator = {}, editor = {}, shorthand = {Dt.}, shortauthor = {Deuteronomium (= 5. Mose)}, keywords = {ancient}, options = {antik},}</text:p>
          </table:table-cell>
          <table:table-cell table:formula="of:=&quot;@Book{&quot; &amp;[.F223] &amp; &quot;,author ={&quot; &amp; [.G223] &amp;&quot;},  origtitle = {&quot; &amp; [.D223] &amp;&quot; }, shorthand = {&quot; &amp; [.E223]&amp;&quot;}, shortauthor = {&quot;&amp; [.D223]&amp; &quot;}, keywords = {ancient}, options = {antik}}&quot;" office:value-type="string" office:string-value="@Book{Dt,author ={ Aemilius Dracontius, Blossius},  origtitle = {Deuteronomium (= 5. Mose) }, shorthand = {Dt.}, shortauthor = {Deuteronomium (= 5. Mose)}, keywords = {ancient}, options = {antik}}">
            <text:p>@Book{Dt,author ={ Aemilius Dracontius, Blossius}, <text:s/>origtitle = {Deuteronomium (= 5. Mose) }, shorthand = {Dt.}, shortauthor = {Deuteronomium (= 5. Mose)}, keywords = {ancient}, options = {antik}}</text:p>
          </table:table-cell>
          <table:table-cell table:formula="of:=&quot;\item[&quot;&amp;[.E223] &amp; &quot;] &quot; &amp;[.C223]&amp; &quot; &quot; &amp;[.D223] &amp; &quot;\newline \textbf{&quot; &amp; [.F223] &amp;&quot;}&quot;" office:value-type="string" office:string-value="\item[Dt.]  Deuteronomium (= 5. Mose)\newline \textbf{Dt}">
            <text:p>\item[Dt.] <text:s/>Deuteronomium (= 5. Mose)\newline \textbf{Dt}</text:p>
          </table:table-cell>
        </table:table-row>
        <table:table-row table:style-name="ro1">
          <table:table-cell office:value-type="string">
            <text:p>Emp.</text:p>
          </table:table-cell>
          <table:table-cell/>
          <table:table-cell office:value-type="string">
            <text:p>Empedokles</text:p>
          </table:table-cell>
          <table:table-cell/>
          <table:table-cell office:value-type="string">
            <text:p>Emp.</text:p>
          </table:table-cell>
          <table:table-cell office:value-type="string">
            <text:p>Emp</text:p>
          </table:table-cell>
          <table:table-cell table:formula="of:=&quot;{&quot;&amp;[.C224]&amp;&quot;}&quot;" office:value-type="string" office:string-value="{Empedokles}">
            <text:p>{Empedok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4]&amp;&quot;,&quot;&amp;&quot;author ={&quot;&amp;[.G224]&amp;&quot;}, title ={&quot;&amp;[.D224]&amp;&quot;}, publisher = HUP, location = {Cambridge, MA and London}, year = {&quot;&amp; [.K224] &amp; &quot;}, volume = {&quot; &amp; [.M224] &amp;&quot;}, series = LCL-lang, shortseries = LCL-kurz, origtitle = {&quot; &amp; [.D224] &amp; &quot;}, origlanguage = {&quot; &amp; [.J224] &amp; &quot;}, translator = {&quot; &amp; [.N224] &amp; &quot;}, editor = {&quot; &amp; [.O224] &amp; &quot;}, shorthand = {&quot; &amp; [.E224]&amp; &quot;}, shortauthor = {&quot; &amp; [.C224]&amp; &quot;}, keywords = {ancient}, options = {antik},&quot;&amp;&quot;}&quot;" office:value-type="string" office:string-value="@Book{Emp,author ={{Empedokles}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">
            <text:p>@Book{Emp,author ={{Empedokles}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</text:p>
          </table:table-cell>
          <table:table-cell table:formula="of:=&quot;@Book{&quot; &amp;[.F224] &amp; &quot;,author ={&quot; &amp; [.G224] &amp;&quot;},  origtitle = {&quot; &amp; [.D224] &amp;&quot; }, shorthand = {&quot; &amp; [.E224]&amp;&quot;}, shortauthor = {&quot;&amp; [.C224]&amp; &quot;}, keywords = {ancient}, options = {antik}}&quot;" office:value-type="string" office:string-value="@Book{Emp,author ={{Empedokles}},  origtitle = { }, shorthand = {Emp.}, shortauthor = {Empedokles}, keywords = {ancient}, options = {antik}}">
            <text:p>@Book{Emp,author ={{Empedokles}}, <text:s/>origtitle = { }, shorthand = {Emp.}, shortauthor = {Empedokles}, keywords = {ancient}, options = {antik}}</text:p>
          </table:table-cell>
          <table:table-cell table:formula="of:=&quot;\item[&quot;&amp;[.E224] &amp; &quot;] &quot; &amp;[.C224]&amp; &quot; &quot; &amp;[.D224] &amp; &quot;\newline \textbf{&quot; &amp; [.F224] &amp;&quot;}&quot;" office:value-type="string" office:string-value="\item[Emp.] Empedokles \newline \textbf{Emp}">
            <text:p>\item[Emp.] Empedokles \newline \textbf{Emp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ann.</text:p>
          </table:table-cell>
          <table:table-cell office:value-type="string">
            <text:p>Ennius</text:p>
          </table:table-cell>
          <table:table-cell office:value-type="string">
            <text:p>Annales (Skutsch, 1985)</text:p>
          </table:table-cell>
          <table:table-cell office:value-type="string">
            <text:p>Enn. ann.</text:p>
          </table:table-cell>
          <table:table-cell office:value-type="string">
            <text:p>Enn_ann</text:p>
          </table:table-cell>
          <table:table-cell table:formula="of:=&quot;{&quot;&amp;[.C225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5]&amp;&quot;,&quot;&amp;&quot;author ={&quot;&amp;[.G225]&amp;&quot;}, title ={&quot;&amp;[.D225]&amp;&quot;}, publisher = HUP, location = {Cambridge, MA and London}, year = {&quot;&amp; [.K225] &amp; &quot;}, volume = {&quot; &amp; [.M225] &amp;&quot;}, series = LCL-lang, shortseries = LCL-kurz, origtitle = {&quot; &amp; [.D225] &amp; &quot;}, origlanguage = {&quot; &amp; [.J225] &amp; &quot;}, translator = {&quot; &amp; [.N225] &amp; &quot;}, editor = {&quot; &amp; [.O225] &amp; &quot;}, shorthand = {&quot; &amp; [.E225]&amp; &quot;}, shortauthor = {&quot; &amp; [.C225]&amp; &quot;}, keywords = {ancient}, options = {antik},&quot;&amp;&quot;}&quot;" office:value-type="string" office:string-value="@Book{Enn_ann,author ={{Ennius}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">
            <text:p>@Book{Enn_ann,author ={{Ennius}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</text:p>
          </table:table-cell>
          <table:table-cell table:formula="of:=&quot;@Book{&quot; &amp;[.F225] &amp; &quot;,author ={&quot; &amp; [.G225] &amp;&quot;},  origtitle = {&quot; &amp; [.D225] &amp;&quot; }, shorthand = {&quot; &amp; [.E225]&amp;&quot;}, shortauthor = {&quot;&amp; [.C225]&amp; &quot;}, keywords = {ancient}, options = {antik}}&quot;" office:value-type="string" office:string-value="@Book{Enn_ann,author ={{Ennius}},  origtitle = {Annales (Skutsch, 1985) }, shorthand = {Enn. ann.}, shortauthor = {Ennius}, keywords = {ancient}, options = {antik}}">
            <text:p>@Book{Enn_ann,author ={{Ennius}}, <text:s/>origtitle = {Annales (Skutsch, 1985) }, shorthand = {Enn. ann.}, shortauthor = {Ennius}, keywords = {ancient}, options = {antik}}</text:p>
          </table:table-cell>
          <table:table-cell table:formula="of:=&quot;\item[&quot;&amp;[.E225] &amp; &quot;] &quot; &amp;[.C225]&amp; &quot; &quot; &amp;[.D225] &amp; &quot;\newline \textbf{&quot; &amp; [.F225] &amp;&quot;}&quot;" office:value-type="string" office:string-value="\item[Enn. ann.] Ennius Annales (Skutsch, 1985)\newline \textbf{Enn_ann}">
            <text:p>\item[Enn. ann.] Ennius Annales (Skutsch, 1985)\newline \textbf{Enn_ann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at.</text:p>
          </table:table-cell>
          <table:table-cell office:value-type="string">
            <text:p>Ennius</text:p>
          </table:table-cell>
          <table:table-cell office:value-type="string">
            <text:p>Saturae, (Vahlen, 21928)</text:p>
          </table:table-cell>
          <table:table-cell office:value-type="string">
            <text:p>Enn. sat.</text:p>
          </table:table-cell>
          <table:table-cell office:value-type="string">
            <text:p>Enn_sat</text:p>
          </table:table-cell>
          <table:table-cell table:formula="of:=&quot;{&quot;&amp;[.C226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6]&amp;&quot;,&quot;&amp;&quot;author ={&quot;&amp;[.G226]&amp;&quot;}, title ={&quot;&amp;[.D226]&amp;&quot;}, publisher = HUP, location = {Cambridge, MA and London}, year = {&quot;&amp; [.K226] &amp; &quot;}, volume = {&quot; &amp; [.M226] &amp;&quot;}, series = LCL-lang, shortseries = LCL-kurz, origtitle = {&quot; &amp; [.D226] &amp; &quot;}, origlanguage = {&quot; &amp; [.J226] &amp; &quot;}, translator = {&quot; &amp; [.N226] &amp; &quot;}, editor = {&quot; &amp; [.O226] &amp; &quot;}, shorthand = {&quot; &amp; [.E226]&amp; &quot;}, shortauthor = {&quot; &amp; [.C226]&amp; &quot;}, keywords = {ancient}, options = {antik},&quot;&amp;&quot;}&quot;" office:value-type="string" office:string-value="@Book{Enn_sat,author ={{Ennius}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">
            <text:p>@Book{Enn_sat,author ={{Ennius}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</text:p>
          </table:table-cell>
          <table:table-cell table:formula="of:=&quot;@Book{&quot; &amp;[.F226] &amp; &quot;,author ={&quot; &amp; [.G226] &amp;&quot;},  origtitle = {&quot; &amp; [.D226] &amp;&quot; }, shorthand = {&quot; &amp; [.E226]&amp;&quot;}, shortauthor = {&quot;&amp; [.C226]&amp; &quot;}, keywords = {ancient}, options = {antik}}&quot;" office:value-type="string" office:string-value="@Book{Enn_sat,author ={{Ennius}},  origtitle = {Saturae, (Vahlen, 21928) }, shorthand = {Enn. sat.}, shortauthor = {Ennius}, keywords = {ancient}, options = {antik}}">
            <text:p>@Book{Enn_sat,author ={{Ennius}}, <text:s/>origtitle = {Saturae, (Vahlen, 21928) }, shorthand = {Enn. sat.}, shortauthor = {Ennius}, keywords = {ancient}, options = {antik}}</text:p>
          </table:table-cell>
          <table:table-cell table:formula="of:=&quot;\item[&quot;&amp;[.E226] &amp; &quot;] &quot; &amp;[.C226]&amp; &quot; &quot; &amp;[.D226] &amp; &quot;\newline \textbf{&quot; &amp; [.F226] &amp;&quot;}&quot;" office:value-type="string" office:string-value="\item[Enn. sat.] Ennius Saturae, (Vahlen, 21928)\newline \textbf{Enn_sat}">
            <text:p>\item[Enn. sat.] Ennius Saturae, (Vahlen, 21928)\newline \textbf{Enn_sat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caen.</text:p>
          </table:table-cell>
          <table:table-cell office:value-type="string">
            <text:p>Ennius</text:p>
          </table:table-cell>
          <table:table-cell office:value-type="string">
            <text:p>fragmenta scenica (Vahlen, 21928)</text:p>
          </table:table-cell>
          <table:table-cell office:value-type="string">
            <text:p>Enn. scaen.</text:p>
          </table:table-cell>
          <table:table-cell office:value-type="string">
            <text:p>Enn_scaen</text:p>
          </table:table-cell>
          <table:table-cell table:formula="of:=&quot;{&quot;&amp;[.C227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7]&amp;&quot;,&quot;&amp;&quot;author ={&quot;&amp;[.G227]&amp;&quot;}, title ={&quot;&amp;[.D227]&amp;&quot;}, publisher = HUP, location = {Cambridge, MA and London}, year = {&quot;&amp; [.K227] &amp; &quot;}, volume = {&quot; &amp; [.M227] &amp;&quot;}, series = LCL-lang, shortseries = LCL-kurz, origtitle = {&quot; &amp; [.D227] &amp; &quot;}, origlanguage = {&quot; &amp; [.J227] &amp; &quot;}, translator = {&quot; &amp; [.N227] &amp; &quot;}, editor = {&quot; &amp; [.O227] &amp; &quot;}, shorthand = {&quot; &amp; [.E227]&amp; &quot;}, shortauthor = {&quot; &amp; [.C227]&amp; &quot;}, keywords = {ancient}, options = {antik},&quot;&amp;&quot;}&quot;" office:value-type="string" office:string-value="@Book{Enn_scaen,author ={{Ennius}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">
            <text:p>@Book{Enn_scaen,author ={{Ennius}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</text:p>
          </table:table-cell>
          <table:table-cell table:formula="of:=&quot;@Book{&quot; &amp;[.F227] &amp; &quot;,author ={&quot; &amp; [.G227] &amp;&quot;},  origtitle = {&quot; &amp; [.D227] &amp;&quot; }, shorthand = {&quot; &amp; [.E227]&amp;&quot;}, shortauthor = {&quot;&amp; [.C227]&amp; &quot;}, keywords = {ancient}, options = {antik}}&quot;" office:value-type="string" office:string-value="@Book{Enn_scaen,author ={{Ennius}},  origtitle = {fragmenta scenica (Vahlen, 21928) }, shorthand = {Enn. scaen.}, shortauthor = {Ennius}, keywords = {ancient}, options = {antik}}">
            <text:p>@Book{Enn_scaen,author ={{Ennius}}, <text:s/>origtitle = {fragmenta scenica (Vahlen, 21928) }, shorthand = {Enn. scaen.}, shortauthor = {Ennius}, keywords = {ancient}, options = {antik}}</text:p>
          </table:table-cell>
          <table:table-cell table:formula="of:=&quot;\item[&quot;&amp;[.E227] &amp; &quot;] &quot; &amp;[.C227]&amp; &quot; &quot; &amp;[.D227] &amp; &quot;\newline \textbf{&quot; &amp; [.F227] &amp;&quot;}&quot;" office:value-type="string" office:string-value="\item[Enn. scaen.] Ennius fragmenta scenica (Vahlen, 21928)\newline \textbf{Enn_scaen}">
            <text:p>\item[Enn. scaen.] Ennius fragmenta scenica (Vahlen, 21928)\newline \textbf{Enn_scaen}</text:p>
          </table:table-cell>
        </table:table-row>
        <table:table-row table:style-name="ro1">
          <table:table-cell office:value-type="string">
            <text:p>Ennod.</text:p>
          </table:table-cell>
          <table:table-cell/>
          <table:table-cell office:value-type="string">
            <text:p>Ennodius</text:p>
          </table:table-cell>
          <table:table-cell/>
          <table:table-cell office:value-type="string">
            <text:p>Ennod.</text:p>
          </table:table-cell>
          <table:table-cell office:value-type="string">
            <text:p>Ennod</text:p>
          </table:table-cell>
          <table:table-cell table:formula="of:=&quot;{&quot;&amp;[.C228]&amp;&quot;}&quot;" office:value-type="string" office:string-value="{Ennodius}">
            <text:p>{Ennod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8]&amp;&quot;,&quot;&amp;&quot;author ={&quot;&amp;[.G228]&amp;&quot;}, title ={&quot;&amp;[.D228]&amp;&quot;}, publisher = HUP, location = {Cambridge, MA and London}, year = {&quot;&amp; [.K228] &amp; &quot;}, volume = {&quot; &amp; [.M228] &amp;&quot;}, series = LCL-lang, shortseries = LCL-kurz, origtitle = {&quot; &amp; [.D228] &amp; &quot;}, origlanguage = {&quot; &amp; [.J228] &amp; &quot;}, translator = {&quot; &amp; [.N228] &amp; &quot;}, editor = {&quot; &amp; [.O228] &amp; &quot;}, shorthand = {&quot; &amp; [.E228]&amp; &quot;}, shortauthor = {&quot; &amp; [.C228]&amp; &quot;}, keywords = {ancient}, options = {antik},&quot;&amp;&quot;}&quot;" office:value-type="string" office:string-value="@Book{Ennod,author ={{Ennodius}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">
            <text:p>@Book{Ennod,author ={{Ennodius}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</text:p>
          </table:table-cell>
          <table:table-cell table:formula="of:=&quot;@Book{&quot; &amp;[.F228] &amp; &quot;,author ={&quot; &amp; [.G228] &amp;&quot;},  origtitle = {&quot; &amp; [.D228] &amp;&quot; }, shorthand = {&quot; &amp; [.E228]&amp;&quot;}, shortauthor = {&quot;&amp; [.C228]&amp; &quot;}, keywords = {ancient}, options = {antik}}&quot;" office:value-type="string" office:string-value="@Book{Ennod,author ={{Ennodius}},  origtitle = { }, shorthand = {Ennod.}, shortauthor = {Ennodius}, keywords = {ancient}, options = {antik}}">
            <text:p>@Book{Ennod,author ={{Ennodius}}, <text:s/>origtitle = { }, shorthand = {Ennod.}, shortauthor = {Ennodius}, keywords = {ancient}, options = {antik}}</text:p>
          </table:table-cell>
          <table:table-cell table:formula="of:=&quot;\item[&quot;&amp;[.E228] &amp; &quot;] &quot; &amp;[.C228]&amp; &quot; &quot; &amp;[.D228] &amp; &quot;\newline \textbf{&quot; &amp; [.F228] &amp;&quot;}&quot;" office:value-type="string" office:string-value="\item[Ennod.] Ennodius \newline \textbf{Ennod}">
            <text:p>\item[Ennod.] Ennodius \newline \textbf{Ennod}</text:p>
          </table:table-cell>
        </table:table-row>
        <table:table-row table:style-name="ro1">
          <table:table-cell office:value-type="string">
            <text:p>Eph</text:p>
          </table:table-cell>
          <table:table-cell/>
          <table:table-cell/>
          <table:table-cell office:value-type="string">
            <text:p>Epheserbrief</text:p>
          </table:table-cell>
          <table:table-cell table:number-columns-repeated="2" office:value-type="string">
            <text:p>Ep</text:p>
          </table:table-cell>
          <table:table-cell table:formula="of:=&quot;{&quot;&amp;[.D229]&amp;&quot;}&quot;" office:value-type="string" office:string-value="{Epheserbrief}">
            <text:p>{Epheserbrief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9]&amp;&quot;,&quot;&amp;&quot;author ={&quot;&amp;[.G229]&amp;&quot;}, title ={&quot;&amp;[.D229]&amp;&quot;}, publisher = HUP, location = {Cambridge, MA and London}, year = {&quot;&amp; [.K229] &amp; &quot;}, volume = {&quot; &amp; [.M229] &amp;&quot;}, series = LCL-lang, shortseries = LCL-kurz, origtitle = {&quot; &amp; [.D229] &amp; &quot;}, origlanguage = {&quot; &amp; [.J229] &amp; &quot;}, translator = {&quot; &amp; [.N229] &amp; &quot;}, editor = {&quot; &amp; [.O229] &amp; &quot;}, shorthand = {&quot; &amp; [.E229]&amp; &quot;}, shortauthor = {&quot; &amp; [.D229]&amp; &quot;}, keywords = {ancient}, options = {antik},&quot;&amp;&quot;}&quot;" office:value-type="string" office:string-value="@Book{Ep,author ={{Epheserbrief}}, title ={Epheserbrief}, publisher = HUP, location = {Cambridge, MA and London}, year = {}, volume = {}, series = LCL-lang, shortseries = LCL-kurz, origtitle = {Epheserbrief}, origlanguage = {}, translator = {}, editor = {}, shorthand = {Ep}, shortauthor = {Epheserbrief}, keywords = {ancient}, options = {antik},}">
            <text:p>@Book{Ep,author ={{Epheserbrief}}, title ={Epheserbrief}, publisher = HUP, location = {Cambridge, MA and London}, year = {}, volume = {}, series = LCL-lang, shortseries = LCL-kurz, origtitle = {Epheserbrief}, origlanguage = {}, translator = {}, editor = {}, shorthand = {Ep}, shortauthor = {Epheserbrief}, keywords = {ancient}, options = {antik},}</text:p>
          </table:table-cell>
          <table:table-cell table:formula="of:=&quot;@Book{&quot; &amp;[.F229] &amp; &quot;,author ={&quot; &amp; [.G229] &amp;&quot;},  origtitle = {&quot; &amp; [.D229] &amp;&quot; }, shorthand = {&quot; &amp; [.E229]&amp;&quot;}, shortauthor = {&quot;&amp; [.D229]&amp; &quot;}, keywords = {ancient}, options = {antik}}&quot;" office:value-type="string" office:string-value="@Book{Ep,author ={{Epheserbrief}},  origtitle = {Epheserbrief }, shorthand = {Ep}, shortauthor = {Epheserbrief}, keywords = {ancient}, options = {antik}}">
            <text:p>@Book{Ep,author ={{Epheserbrief}}, <text:s/>origtitle = {Epheserbrief }, shorthand = {Ep}, shortauthor = {Epheserbrief}, keywords = {ancient}, options = {antik}}</text:p>
          </table:table-cell>
          <table:table-cell table:formula="of:=&quot;\item[&quot;&amp;[.E229] &amp; &quot;] &quot; &amp;[.C229]&amp; &quot; &quot; &amp;[.D229] &amp; &quot;\newline \textbf{&quot; &amp; [.F229] &amp;&quot;}&quot;" office:value-type="string" office:string-value="\item[Ep]  Epheserbrief\newline \textbf{Ep}">
            <text:p>\item[Ep] <text:s/>Epheserbrief\newline \textbf{Ep}</text:p>
          </table:table-cell>
        </table:table-row>
        <table:table-row table:style-name="ro1">
          <table:table-cell office:value-type="string">
            <text:p>Epik.</text:p>
          </table:table-cell>
          <table:table-cell/>
          <table:table-cell office:value-type="string">
            <text:p>Epikuros</text:p>
          </table:table-cell>
          <table:table-cell/>
          <table:table-cell office:value-type="string">
            <text:p>Epik.</text:p>
          </table:table-cell>
          <table:table-cell office:value-type="string">
            <text:p>Epik</text:p>
          </table:table-cell>
          <table:table-cell table:formula="of:=&quot;{&quot;&amp;[.C230]&amp;&quot;}&quot;" office:value-type="string" office:string-value="{Epikuros}">
            <text:p>{Epiku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0]&amp;&quot;,&quot;&amp;&quot;author ={&quot;&amp;[.G230]&amp;&quot;}, title ={&quot;&amp;[.D230]&amp;&quot;}, publisher = HUP, location = {Cambridge, MA and London}, year = {&quot;&amp; [.K230] &amp; &quot;}, volume = {&quot; &amp; [.M230] &amp;&quot;}, series = LCL-lang, shortseries = LCL-kurz, origtitle = {&quot; &amp; [.D230] &amp; &quot;}, origlanguage = {&quot; &amp; [.J230] &amp; &quot;}, translator = {&quot; &amp; [.N230] &amp; &quot;}, editor = {&quot; &amp; [.O230] &amp; &quot;}, shorthand = {&quot; &amp; [.E230]&amp; &quot;}, shortauthor = {&quot; &amp; [.C230]&amp; &quot;}, keywords = {ancient}, options = {antik},&quot;&amp;&quot;}&quot;" office:value-type="string" office:string-value="@Book{Epik,author ={{Epikuros}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">
            <text:p>@Book{Epik,author ={{Epikuros}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</text:p>
          </table:table-cell>
          <table:table-cell table:formula="of:=&quot;@Book{&quot; &amp;[.F230] &amp; &quot;,author ={&quot; &amp; [.G230] &amp;&quot;},  origtitle = {&quot; &amp; [.D230] &amp;&quot; }, shorthand = {&quot; &amp; [.E230]&amp;&quot;}, shortauthor = {&quot;&amp; [.C230]&amp; &quot;}, keywords = {ancient}, options = {antik}}&quot;" office:value-type="string" office:string-value="@Book{Epik,author ={{Epikuros}},  origtitle = { }, shorthand = {Epik.}, shortauthor = {Epikuros}, keywords = {ancient}, options = {antik}}">
            <text:p>@Book{Epik,author ={{Epikuros}}, <text:s/>origtitle = { }, shorthand = {Epik.}, shortauthor = {Epikuros}, keywords = {ancient}, options = {antik}}</text:p>
          </table:table-cell>
          <table:table-cell table:formula="of:=&quot;\item[&quot;&amp;[.E230] &amp; &quot;] &quot; &amp;[.C230]&amp; &quot; &quot; &amp;[.D230] &amp; &quot;\newline \textbf{&quot; &amp; [.F230] &amp;&quot;}&quot;" office:value-type="string" office:string-value="\item[Epik.] Epikuros \newline \textbf{Epik}">
            <text:p>\item[Epik.] Epikuros \newline \textbf{Epik}</text:p>
          </table:table-cell>
        </table:table-row>
        <table:table-row table:style-name="ro1">
          <table:table-cell office:value-type="string">
            <text:p>Epikt.</text:p>
          </table:table-cell>
          <table:table-cell/>
          <table:table-cell office:value-type="string">
            <text:p>Epiktetos</text:p>
          </table:table-cell>
          <table:table-cell/>
          <table:table-cell office:value-type="string">
            <text:p>Epikt.</text:p>
          </table:table-cell>
          <table:table-cell office:value-type="string">
            <text:p>Epikt</text:p>
          </table:table-cell>
          <table:table-cell table:formula="of:=&quot;{&quot;&amp;[.C231]&amp;&quot;}&quot;" office:value-type="string" office:string-value="{Epiktetos}">
            <text:p>{Epikte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1]&amp;&quot;,&quot;&amp;&quot;author ={&quot;&amp;[.G231]&amp;&quot;}, title ={&quot;&amp;[.D231]&amp;&quot;}, publisher = HUP, location = {Cambridge, MA and London}, year = {&quot;&amp; [.K231] &amp; &quot;}, volume = {&quot; &amp; [.M231] &amp;&quot;}, series = LCL-lang, shortseries = LCL-kurz, origtitle = {&quot; &amp; [.D231] &amp; &quot;}, origlanguage = {&quot; &amp; [.J231] &amp; &quot;}, translator = {&quot; &amp; [.N231] &amp; &quot;}, editor = {&quot; &amp; [.O231] &amp; &quot;}, shorthand = {&quot; &amp; [.E231]&amp; &quot;}, shortauthor = {&quot; &amp; [.C231]&amp; &quot;}, keywords = {ancient}, options = {antik},&quot;&amp;&quot;}&quot;" office:value-type="string" office:string-value="@Book{Epikt,author ={{Epiktetos}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">
            <text:p>@Book{Epikt,author ={{Epiktetos}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</text:p>
          </table:table-cell>
          <table:table-cell table:formula="of:=&quot;@Book{&quot; &amp;[.F231] &amp; &quot;,author ={&quot; &amp; [.G231] &amp;&quot;},  origtitle = {&quot; &amp; [.D231] &amp;&quot; }, shorthand = {&quot; &amp; [.E231]&amp;&quot;}, shortauthor = {&quot;&amp; [.C231]&amp; &quot;}, keywords = {ancient}, options = {antik}}&quot;" office:value-type="string" office:string-value="@Book{Epikt,author ={{Epiktetos}},  origtitle = { }, shorthand = {Epikt.}, shortauthor = {Epiktetos}, keywords = {ancient}, options = {antik}}">
            <text:p>@Book{Epikt,author ={{Epiktetos}}, <text:s/>origtitle = { }, shorthand = {Epikt.}, shortauthor = {Epiktetos}, keywords = {ancient}, options = {antik}}</text:p>
          </table:table-cell>
          <table:table-cell table:formula="of:=&quot;\item[&quot;&amp;[.E231] &amp; &quot;] &quot; &amp;[.C231]&amp; &quot; &quot; &amp;[.D231] &amp; &quot;\newline \textbf{&quot; &amp; [.F231] &amp;&quot;}&quot;" office:value-type="string" office:string-value="\item[Epikt.] Epiktetos \newline \textbf{Epikt}">
            <text:p>\item[Epikt.] Epiktetos \newline \textbf{Epikt}</text:p>
          </table:table-cell>
        </table:table-row>
        <table:table-row table:style-name="ro1">
          <table:table-cell office:value-type="string">
            <text:p>Etym. m.</text:p>
          </table:table-cell>
          <table:table-cell/>
          <table:table-cell/>
          <table:table-cell office:value-type="string">
            <text:p>Etymologicum magnum (Gaisford)</text:p>
          </table:table-cell>
          <table:table-cell office:value-type="string">
            <text:p>Etym. m.</text:p>
          </table:table-cell>
          <table:table-cell office:value-type="string">
            <text:p>Etym_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2]&amp;&quot;,&quot;&amp;&quot;author ={&quot;&amp;[.G232]&amp;&quot;}, title ={&quot;&amp;[.D232]&amp;&quot;}, publisher = HUP, location = {Cambridge, MA and London}, year = {&quot;&amp; [.K232] &amp; &quot;}, volume = {&quot; &amp; [.M232] &amp;&quot;}, series = LCL-lang, shortseries = LCL-kurz, origtitle = {&quot; &amp; [.D232] &amp; &quot;}, origlanguage = {&quot; &amp; [.J232] &amp; &quot;}, translator = {&quot; &amp; [.N232] &amp; &quot;}, editor = {&quot; &amp; [.O232] &amp; &quot;}, shorthand = {&quot; &amp; [.E232]&amp; &quot;}, shortauthor = {&quot; &amp; [.D232]&amp; &quot;}, keywords = {ancient}, options = {antik},&quot;&amp;&quot;}&quot;" office:value-type="string" office:string-value="@Book{Etym_m,author ={}, title ={Etymologicum magnum (Gaisford)}, publisher = HUP, location = {Cambridge, MA and London}, year = {}, volume = {}, series = LCL-lang, shortseries = LCL-kurz, origtitle = {Etymologicum magnum (Gaisford)}, origlanguage = {}, translator = {}, editor = {}, shorthand = {Etym. m.}, shortauthor = {Etymologicum magnum (Gaisford)}, keywords = {ancient}, options = {antik},}">
            <text:p>@Book{Etym_m,author ={}, title ={Etymologicum magnum (Gaisford)}, publisher = HUP, location = {Cambridge, MA and London}, year = {}, volume = {}, series = LCL-lang, shortseries = LCL-kurz, origtitle = {Etymologicum magnum (Gaisford)}, origlanguage = {}, translator = {}, editor = {}, shorthand = {Etym. m.}, shortauthor = {Etymologicum magnum (Gaisford)}, keywords = {ancient}, options = {antik},}</text:p>
          </table:table-cell>
          <table:table-cell table:formula="of:=&quot;@Book{&quot; &amp;[.F232] &amp; &quot;,author ={&quot; &amp; [.G232] &amp;&quot;},  origtitle = {&quot; &amp; [.D232] &amp;&quot; }, shorthand = {&quot; &amp; [.E232]&amp;&quot;}, shortauthor = {&quot;&amp; [.D232]&amp; &quot;}, keywords = {ancient}, options = {antik}}&quot;" office:value-type="string" office:string-value="@Book{Etym_m,author ={},  origtitle = {Etymologicum magnum (Gaisford) }, shorthand = {Etym. m.}, shortauthor = {Etymologicum magnum (Gaisford)}, keywords = {ancient}, options = {antik}}">
            <text:p>@Book{Etym_m,author ={}, <text:s/>origtitle = {Etymologicum magnum (Gaisford) }, shorthand = {Etym. m.}, shortauthor = {Etymologicum magnum (Gaisford)}, keywords = {ancient}, options = {antik}}</text:p>
          </table:table-cell>
          <table:table-cell table:formula="of:=&quot;\item[&quot;&amp;[.E232] &amp; &quot;] &quot; &amp;[.C232]&amp; &quot; &quot; &amp;[.D232] &amp; &quot;\newline \textbf{&quot; &amp; [.F232] &amp;&quot;}&quot;" office:value-type="string" office:string-value="\item[Etym. m.]  Etymologicum magnum (Gaisford)\newline \textbf{Etym_m}">
            <text:p>\item[Etym. m.] <text:s/>Etymologicum magnum (Gaisford)\newline \textbf{Etym_m}</text:p>
          </table:table-cell>
        </table:table-row>
        <table:table-row table:style-name="ro1">
          <table:table-cell office:value-type="string">
            <text:p>Eukl. </text:p>
          </table:table-cell>
          <table:table-cell office:value-type="string">
            <text:p>elem.</text:p>
          </table:table-cell>
          <table:table-cell office:value-type="string">
            <text:p>Eukleides</text:p>
          </table:table-cell>
          <table:table-cell office:value-type="string">
            <text:p>elementa</text:p>
          </table:table-cell>
          <table:table-cell office:value-type="string">
            <text:p>Eukl. elem.</text:p>
          </table:table-cell>
          <table:table-cell office:value-type="string">
            <text:p>Eukl_elem.</text:p>
          </table:table-cell>
          <table:table-cell table:formula="of:=&quot;{&quot;&amp;[.C233]&amp;&quot;}&quot;" office:value-type="string" office:string-value="{Eukleides}">
            <text:p>{Eukle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3]&amp;&quot;,&quot;&amp;&quot;author ={&quot;&amp;[.G233]&amp;&quot;}, title ={&quot;&amp;[.B233]&amp;&quot;}, publisher = HUP, location = {Cambridge, MA and London}, year = {&quot;&amp; [.K233] &amp; &quot;}, volume = {&quot; &amp; [.M233] &amp;&quot;}, series = LCL-lang, shortseries = LCL-kurz, origtitle = {&quot; &amp; [.B233] &amp; &quot;}, origlanguage = {&quot; &amp; [.J233] &amp; &quot;}, translator = {&quot; &amp; [.N233] &amp; &quot;}, editor = {&quot; &amp; [.O233] &amp; &quot;}, shorthand = {&quot; &amp; [.E233]&amp; &quot;}, shortauthor = {&quot; &amp; [.B233]&amp; &quot;}, keywords = {ancient}, options = {antik},&quot;&amp;&quot;}&quot;" office:value-type="string" office:string-value="@Book{Eukl_elem.,author ={{Eukleides}}, title ={elem.}, publisher = HUP, location = {Cambridge, MA and London}, year = {}, volume = {}, series = LCL-lang, shortseries = LCL-kurz, origtitle = {elem.}, origlanguage = {}, translator = {}, editor = {}, shorthand = {Eukl. elem.}, shortauthor = {elem.}, keywords = {ancient}, options = {antik},}">
            <text:p>@Book{Eukl_elem.,author ={{Eukleides}}, title ={elem.}, publisher = HUP, location = {Cambridge, MA and London}, year = {}, volume = {}, series = LCL-lang, shortseries = LCL-kurz, origtitle = {elem.}, origlanguage = {}, translator = {}, editor = {}, shorthand = {Eukl. elem.}, shortauthor = {elem.}, keywords = {ancient}, options = {antik},}</text:p>
          </table:table-cell>
          <table:table-cell table:formula="of:=&quot;@Book{&quot; &amp;[.F233] &amp; &quot;,author ={&quot; &amp; [.G233] &amp;&quot;},  origtitle = {&quot; &amp; [.D233] &amp;&quot; }, shorthand = {&quot; &amp; [.E233]&amp;&quot;}, shortauthor = {&quot;&amp; [.C233]&amp; &quot;}, keywords = {ancient}, options = {antik}}&quot;" office:value-type="string" office:string-value="@Book{Eukl_elem.,author ={{Eukleides}},  origtitle = {elementa }, shorthand = {Eukl. elem.}, shortauthor = {Eukleides}, keywords = {ancient}, options = {antik}}">
            <text:p>@Book{Eukl_elem.,author ={{Eukleides}}, <text:s/>origtitle = {elementa }, shorthand = {Eukl. elem.}, shortauthor = {Eukleides}, keywords = {ancient}, options = {antik}}</text:p>
          </table:table-cell>
          <table:table-cell table:formula="of:=&quot;\item[&quot;&amp;[.E233] &amp; &quot;] &quot; &amp;[.C233]&amp; &quot; &quot; &amp;[.D233] &amp; &quot;\newline \textbf{&quot; &amp; [.F233] &amp;&quot;}&quot;" office:value-type="string" office:string-value="\item[Eukl. elem.] Eukleides elementa\newline \textbf{Eukl_elem.}">
            <text:p>\item[Eukl. elem.] Eukleides elementa\newline \textbf{Eukl_elem.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lc.</text:p>
          </table:table-cell>
          <table:table-cell office:value-type="string">
            <text:p>Euripides</text:p>
          </table:table-cell>
          <table:table-cell office:value-type="string">
            <text:p>Alcestis</text:p>
          </table:table-cell>
          <table:table-cell office:value-type="string">
            <text:p>Eur. Alc.</text:p>
          </table:table-cell>
          <table:table-cell office:value-type="string">
            <text:p>Eur_Al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4]&amp;&quot;,&quot;&amp;&quot;author ={&quot;&amp;[.G234]&amp;&quot;}, title ={&quot;&amp;[.D234]&amp;&quot;}, publisher = HUP, location = {Cambridge, MA and London}, year = {&quot;&amp; [.K234] &amp; &quot;}, volume = {&quot; &amp; [.M234] &amp;&quot;}, series = LCL-lang, shortseries = LCL-kurz, origtitle = {&quot; &amp; [.D234] &amp; &quot;}, origlanguage = {&quot; &amp; [.J234] &amp; &quot;}, translator = {&quot; &amp; [.N234] &amp; &quot;}, editor = {&quot; &amp; [.O234] &amp; &quot;}, shorthand = {&quot; &amp; [.E234]&amp; &quot;}, shortauthor = {&quot; &amp; [.C234]&amp; &quot;}, keywords = {ancient}, options = {antik},&quot;&amp;&quot;}&quot;" office:value-type="string" office:string-value="@Book{Eur_Alc,author ={Euripides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">
            <text:p>@Book{Eur_Alc,author ={Euripides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</text:p>
          </table:table-cell>
          <table:table-cell table:formula="of:=&quot;@Book{&quot; &amp;[.F234] &amp; &quot;,author ={&quot; &amp; [.G234] &amp;&quot;},  origtitle = {&quot; &amp; [.D234] &amp;&quot; }, shorthand = {&quot; &amp; [.E234]&amp;&quot;}, shortauthor = {&quot;&amp; [.C234]&amp; &quot;}, keywords = {ancient}, options = {antik}}&quot;" office:value-type="string" office:string-value="@Book{Eur_Alc,author ={Euripides},  origtitle = {Alcestis }, shorthand = {Eur. Alc.}, shortauthor = {Euripides}, keywords = {ancient}, options = {antik}}">
            <text:p>@Book{Eur_Alc,author ={Euripides}, <text:s/>origtitle = {Alcestis }, shorthand = {Eur. Alc.}, shortauthor = {Euripides}, keywords = {ancient}, options = {antik}}</text:p>
          </table:table-cell>
          <table:table-cell table:formula="of:=&quot;\item[&quot;&amp;[.E234] &amp; &quot;] &quot; &amp;[.C234]&amp; &quot; &quot; &amp;[.D234] &amp; &quot;\newline \textbf{&quot; &amp; [.F234] &amp;&quot;}&quot;" office:value-type="string" office:string-value="\item[Eur. Alc.] Euripides Alcestis\newline \textbf{Eur_Alc}">
            <text:p>\item[Eur. Alc.] Euripides Alcestis\newline \textbf{Eur_Al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ndr.</text:p>
          </table:table-cell>
          <table:table-cell office:value-type="string">
            <text:p>Euripides</text:p>
          </table:table-cell>
          <table:table-cell office:value-type="string">
            <text:p>Andromache</text:p>
          </table:table-cell>
          <table:table-cell office:value-type="string">
            <text:p>Eur. Andr.</text:p>
          </table:table-cell>
          <table:table-cell office:value-type="string">
            <text:p>Eur_Andr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5]&amp;&quot;,&quot;&amp;&quot;author ={&quot;&amp;[.G235]&amp;&quot;}, title ={&quot;&amp;[.D235]&amp;&quot;}, publisher = HUP, location = {Cambridge, MA and London}, year = {&quot;&amp; [.K235] &amp; &quot;}, volume = {&quot; &amp; [.M235] &amp;&quot;}, series = LCL-lang, shortseries = LCL-kurz, origtitle = {&quot; &amp; [.D235] &amp; &quot;}, origlanguage = {&quot; &amp; [.J235] &amp; &quot;}, translator = {&quot; &amp; [.N235] &amp; &quot;}, editor = {&quot; &amp; [.O235] &amp; &quot;}, shorthand = {&quot; &amp; [.E235]&amp; &quot;}, shortauthor = {&quot; &amp; [.C235]&amp; &quot;}, keywords = {ancient}, options = {antik},&quot;&amp;&quot;}&quot;" office:value-type="string" office:string-value="@Book{Eur_Andr,author ={Euripides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">
            <text:p>@Book{Eur_Andr,author ={Euripides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</text:p>
          </table:table-cell>
          <table:table-cell table:formula="of:=&quot;@Book{&quot; &amp;[.F235] &amp; &quot;,author ={&quot; &amp; [.G235] &amp;&quot;},  origtitle = {&quot; &amp; [.D235] &amp;&quot; }, shorthand = {&quot; &amp; [.E235]&amp;&quot;}, shortauthor = {&quot;&amp; [.C235]&amp; &quot;}, keywords = {ancient}, options = {antik}}&quot;" office:value-type="string" office:string-value="@Book{Eur_Andr,author ={Euripides},  origtitle = {Andromache }, shorthand = {Eur. Andr.}, shortauthor = {Euripides}, keywords = {ancient}, options = {antik}}">
            <text:p>@Book{Eur_Andr,author ={Euripides}, <text:s/>origtitle = {Andromache }, shorthand = {Eur. Andr.}, shortauthor = {Euripides}, keywords = {ancient}, options = {antik}}</text:p>
          </table:table-cell>
          <table:table-cell table:formula="of:=&quot;\item[&quot;&amp;[.E235] &amp; &quot;] &quot; &amp;[.C235]&amp; &quot; &quot; &amp;[.D235] &amp; &quot;\newline \textbf{&quot; &amp; [.F235] &amp;&quot;}&quot;" office:value-type="string" office:string-value="\item[Eur. Andr.] Euripides Andromache\newline \textbf{Eur_Andr}">
            <text:p>\item[Eur. Andr.] Euripides Andromache\newline \textbf{Eur_Andr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Bacch.</text:p>
          </table:table-cell>
          <table:table-cell office:value-type="string">
            <text:p>Euripides</text:p>
          </table:table-cell>
          <table:table-cell office:value-type="string">
            <text:p>Bacchae</text:p>
          </table:table-cell>
          <table:table-cell office:value-type="string">
            <text:p>Eur. Bacch.</text:p>
          </table:table-cell>
          <table:table-cell office:value-type="string">
            <text:p>Eur_Bacch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6]&amp;&quot;,&quot;&amp;&quot;author ={&quot;&amp;[.G236]&amp;&quot;}, title ={&quot;&amp;[.D236]&amp;&quot;}, publisher = HUP, location = {Cambridge, MA and London}, year = {&quot;&amp; [.K236] &amp; &quot;}, volume = {&quot; &amp; [.M236] &amp;&quot;}, series = LCL-lang, shortseries = LCL-kurz, origtitle = {&quot; &amp; [.D236] &amp; &quot;}, origlanguage = {&quot; &amp; [.J236] &amp; &quot;}, translator = {&quot; &amp; [.N236] &amp; &quot;}, editor = {&quot; &amp; [.O236] &amp; &quot;}, shorthand = {&quot; &amp; [.E236]&amp; &quot;}, shortauthor = {&quot; &amp; [.C236]&amp; &quot;}, keywords = {ancient}, options = {antik},&quot;&amp;&quot;}&quot;" office:value-type="string" office:string-value="@Book{Eur_Bacch,author ={Euripides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">
            <text:p>@Book{Eur_Bacch,author ={Euripides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</text:p>
          </table:table-cell>
          <table:table-cell table:formula="of:=&quot;@Book{&quot; &amp;[.F236] &amp; &quot;,author ={&quot; &amp; [.G236] &amp;&quot;},  origtitle = {&quot; &amp; [.D236] &amp;&quot; }, shorthand = {&quot; &amp; [.E236]&amp;&quot;}, shortauthor = {&quot;&amp; [.C236]&amp; &quot;}, keywords = {ancient}, options = {antik}}&quot;" office:value-type="string" office:string-value="@Book{Eur_Bacch,author ={Euripides},  origtitle = {Bacchae }, shorthand = {Eur. Bacch.}, shortauthor = {Euripides}, keywords = {ancient}, options = {antik}}">
            <text:p>@Book{Eur_Bacch,author ={Euripides}, <text:s/>origtitle = {Bacchae }, shorthand = {Eur. Bacch.}, shortauthor = {Euripides}, keywords = {ancient}, options = {antik}}</text:p>
          </table:table-cell>
          <table:table-cell table:formula="of:=&quot;\item[&quot;&amp;[.E236] &amp; &quot;] &quot; &amp;[.C236]&amp; &quot; &quot; &amp;[.D236] &amp; &quot;\newline \textbf{&quot; &amp; [.F236] &amp;&quot;}&quot;" office:value-type="string" office:string-value="\item[Eur. Bacch.] Euripides Bacchae\newline \textbf{Eur_Bacch}">
            <text:p>\item[Eur. Bacch.] Euripides Bacchae\newline \textbf{Eur_Bacch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Cycl.</text:p>
          </table:table-cell>
          <table:table-cell office:value-type="string">
            <text:p>Euripides</text:p>
          </table:table-cell>
          <table:table-cell office:value-type="string">
            <text:p>Cyclops</text:p>
          </table:table-cell>
          <table:table-cell office:value-type="string">
            <text:p>Eur. Cycl.</text:p>
          </table:table-cell>
          <table:table-cell office:value-type="string">
            <text:p>Eur_Cyc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7]&amp;&quot;,&quot;&amp;&quot;author ={&quot;&amp;[.G237]&amp;&quot;}, title ={&quot;&amp;[.D237]&amp;&quot;}, publisher = HUP, location = {Cambridge, MA and London}, year = {&quot;&amp; [.K237] &amp; &quot;}, volume = {&quot; &amp; [.M237] &amp;&quot;}, series = LCL-lang, shortseries = LCL-kurz, origtitle = {&quot; &amp; [.D237] &amp; &quot;}, origlanguage = {&quot; &amp; [.J237] &amp; &quot;}, translator = {&quot; &amp; [.N237] &amp; &quot;}, editor = {&quot; &amp; [.O237] &amp; &quot;}, shorthand = {&quot; &amp; [.E237]&amp; &quot;}, shortauthor = {&quot; &amp; [.C237]&amp; &quot;}, keywords = {ancient}, options = {antik},&quot;&amp;&quot;}&quot;" office:value-type="string" office:string-value="@Book{Eur_Cycl,author ={Euripides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">
            <text:p>@Book{Eur_Cycl,author ={Euripides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</text:p>
          </table:table-cell>
          <table:table-cell table:formula="of:=&quot;@Book{&quot; &amp;[.F237] &amp; &quot;,author ={&quot; &amp; [.G237] &amp;&quot;},  origtitle = {&quot; &amp; [.D237] &amp;&quot; }, shorthand = {&quot; &amp; [.E237]&amp;&quot;}, shortauthor = {&quot;&amp; [.C237]&amp; &quot;}, keywords = {ancient}, options = {antik}}&quot;" office:value-type="string" office:string-value="@Book{Eur_Cycl,author ={Euripides},  origtitle = {Cyclops }, shorthand = {Eur. Cycl.}, shortauthor = {Euripides}, keywords = {ancient}, options = {antik}}">
            <text:p>@Book{Eur_Cycl,author ={Euripides}, <text:s/>origtitle = {Cyclops }, shorthand = {Eur. Cycl.}, shortauthor = {Euripides}, keywords = {ancient}, options = {antik}}</text:p>
          </table:table-cell>
          <table:table-cell table:formula="of:=&quot;\item[&quot;&amp;[.E237] &amp; &quot;] &quot; &amp;[.C237]&amp; &quot; &quot; &amp;[.D237] &amp; &quot;\newline \textbf{&quot; &amp; [.F237] &amp;&quot;}&quot;" office:value-type="string" office:string-value="\item[Eur. Cycl.] Euripides Cyclops\newline \textbf{Eur_Cycl}">
            <text:p>\item[Eur. Cycl.] Euripides Cyclops\newline \textbf{Eur_Cyc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El.</text:p>
          </table:table-cell>
          <table:table-cell office:value-type="string">
            <text:p>Euripides</text:p>
          </table:table-cell>
          <table:table-cell office:value-type="string">
            <text:p>Electra</text:p>
          </table:table-cell>
          <table:table-cell office:value-type="string">
            <text:p>Eur. El.</text:p>
          </table:table-cell>
          <table:table-cell office:value-type="string">
            <text:p>Eur_E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8]&amp;&quot;,&quot;&amp;&quot;author ={&quot;&amp;[.G238]&amp;&quot;}, title ={&quot;&amp;[.D238]&amp;&quot;}, publisher = HUP, location = {Cambridge, MA and London}, year = {&quot;&amp; [.K238] &amp; &quot;}, volume = {&quot; &amp; [.M238] &amp;&quot;}, series = LCL-lang, shortseries = LCL-kurz, origtitle = {&quot; &amp; [.D238] &amp; &quot;}, origlanguage = {&quot; &amp; [.J238] &amp; &quot;}, translator = {&quot; &amp; [.N238] &amp; &quot;}, editor = {&quot; &amp; [.O238] &amp; &quot;}, shorthand = {&quot; &amp; [.E238]&amp; &quot;}, shortauthor = {&quot; &amp; [.C238]&amp; &quot;}, keywords = {ancient}, options = {antik},&quot;&amp;&quot;}&quot;" office:value-type="string" office:string-value="@Book{Eur_El,author ={Euripides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">
            <text:p>@Book{Eur_El,author ={Euripides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</text:p>
          </table:table-cell>
          <table:table-cell table:formula="of:=&quot;@Book{&quot; &amp;[.F238] &amp; &quot;,author ={&quot; &amp; [.G238] &amp;&quot;},  origtitle = {&quot; &amp; [.D238] &amp;&quot; }, shorthand = {&quot; &amp; [.E238]&amp;&quot;}, shortauthor = {&quot;&amp; [.C238]&amp; &quot;}, keywords = {ancient}, options = {antik}}&quot;" office:value-type="string" office:string-value="@Book{Eur_El,author ={Euripides},  origtitle = {Electra }, shorthand = {Eur. El.}, shortauthor = {Euripides}, keywords = {ancient}, options = {antik}}">
            <text:p>@Book{Eur_El,author ={Euripides}, <text:s/>origtitle = {Electra }, shorthand = {Eur. El.}, shortauthor = {Euripides}, keywords = {ancient}, options = {antik}}</text:p>
          </table:table-cell>
          <table:table-cell table:formula="of:=&quot;\item[&quot;&amp;[.E238] &amp; &quot;] &quot; &amp;[.C238]&amp; &quot; &quot; &amp;[.D238] &amp; &quot;\newline \textbf{&quot; &amp; [.F238] &amp;&quot;}&quot;" office:value-type="string" office:string-value="\item[Eur. El.] Euripides Electra\newline \textbf{Eur_El}">
            <text:p>\item[Eur. El.] Euripides Electra\newline \textbf{Eur_E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c.</text:p>
          </table:table-cell>
          <table:table-cell office:value-type="string">
            <text:p>Euripides</text:p>
          </table:table-cell>
          <table:table-cell office:value-type="string">
            <text:p>Hecuba (Hekabe)</text:p>
          </table:table-cell>
          <table:table-cell office:value-type="string">
            <text:p>Eur. Hec.</text:p>
          </table:table-cell>
          <table:table-cell office:value-type="string">
            <text:p>Eur_He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9]&amp;&quot;,&quot;&amp;&quot;author ={&quot;&amp;[.G239]&amp;&quot;}, title ={&quot;&amp;[.D239]&amp;&quot;}, publisher = HUP, location = {Cambridge, MA and London}, year = {&quot;&amp; [.K239] &amp; &quot;}, volume = {&quot; &amp; [.M239] &amp;&quot;}, series = LCL-lang, shortseries = LCL-kurz, origtitle = {&quot; &amp; [.D239] &amp; &quot;}, origlanguage = {&quot; &amp; [.J239] &amp; &quot;}, translator = {&quot; &amp; [.N239] &amp; &quot;}, editor = {&quot; &amp; [.O239] &amp; &quot;}, shorthand = {&quot; &amp; [.E239]&amp; &quot;}, shortauthor = {&quot; &amp; [.C239]&amp; &quot;}, keywords = {ancient}, options = {antik},&quot;&amp;&quot;}&quot;" office:value-type="string" office:string-value="@Book{Eur_Hec,author ={Euripides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">
            <text:p>@Book{Eur_Hec,author ={Euripides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</text:p>
          </table:table-cell>
          <table:table-cell table:formula="of:=&quot;@Book{&quot; &amp;[.F239] &amp; &quot;,author ={&quot; &amp; [.G239] &amp;&quot;},  origtitle = {&quot; &amp; [.D239] &amp;&quot; }, shorthand = {&quot; &amp; [.E239]&amp;&quot;}, shortauthor = {&quot;&amp; [.C239]&amp; &quot;}, keywords = {ancient}, options = {antik}}&quot;" office:value-type="string" office:string-value="@Book{Eur_Hec,author ={Euripides},  origtitle = {Hecuba (Hekabe) }, shorthand = {Eur. Hec.}, shortauthor = {Euripides}, keywords = {ancient}, options = {antik}}">
            <text:p>@Book{Eur_Hec,author ={Euripides}, <text:s/>origtitle = {Hecuba (Hekabe) }, shorthand = {Eur. Hec.}, shortauthor = {Euripides}, keywords = {ancient}, options = {antik}}</text:p>
          </table:table-cell>
          <table:table-cell table:formula="of:=&quot;\item[&quot;&amp;[.E239] &amp; &quot;] &quot; &amp;[.C239]&amp; &quot; &quot; &amp;[.D239] &amp; &quot;\newline \textbf{&quot; &amp; [.F239] &amp;&quot;}&quot;" office:value-type="string" office:string-value="\item[Eur. Hec.] Euripides Hecuba (Hekabe)\newline \textbf{Eur_Hec}">
            <text:p>\item[Eur. Hec.] Euripides Hecuba (Hekabe)\newline \textbf{Eur_He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l.</text:p>
          </table:table-cell>
          <table:table-cell office:value-type="string">
            <text:p>Euripides</text:p>
          </table:table-cell>
          <table:table-cell office:value-type="string">
            <text:p>Helena</text:p>
          </table:table-cell>
          <table:table-cell office:value-type="string">
            <text:p>Eur. Hel.</text:p>
          </table:table-cell>
          <table:table-cell office:value-type="string">
            <text:p>Eur_He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0]&amp;&quot;,&quot;&amp;&quot;author ={&quot;&amp;[.G240]&amp;&quot;}, title ={&quot;&amp;[.D240]&amp;&quot;}, publisher = HUP, location = {Cambridge, MA and London}, year = {&quot;&amp; [.K240] &amp; &quot;}, volume = {&quot; &amp; [.M240] &amp;&quot;}, series = LCL-lang, shortseries = LCL-kurz, origtitle = {&quot; &amp; [.D240] &amp; &quot;}, origlanguage = {&quot; &amp; [.J240] &amp; &quot;}, translator = {&quot; &amp; [.N240] &amp; &quot;}, editor = {&quot; &amp; [.O240] &amp; &quot;}, shorthand = {&quot; &amp; [.E240]&amp; &quot;}, shortauthor = {&quot; &amp; [.C240]&amp; &quot;}, keywords = {ancient}, options = {antik},&quot;&amp;&quot;}&quot;" office:value-type="string" office:string-value="@Book{Eur_Hel,author ={Euripides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">
            <text:p>@Book{Eur_Hel,author ={Euripides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</text:p>
          </table:table-cell>
          <table:table-cell table:formula="of:=&quot;@Book{&quot; &amp;[.F240] &amp; &quot;,author ={&quot; &amp; [.G240] &amp;&quot;},  origtitle = {&quot; &amp; [.D240] &amp;&quot; }, shorthand = {&quot; &amp; [.E240]&amp;&quot;}, shortauthor = {&quot;&amp; [.C240]&amp; &quot;}, keywords = {ancient}, options = {antik}}&quot;" office:value-type="string" office:string-value="@Book{Eur_Hel,author ={Euripides},  origtitle = {Helena }, shorthand = {Eur. Hel.}, shortauthor = {Euripides}, keywords = {ancient}, options = {antik}}">
            <text:p>@Book{Eur_Hel,author ={Euripides}, <text:s/>origtitle = {Helena }, shorthand = {Eur. Hel.}, shortauthor = {Euripides}, keywords = {ancient}, options = {antik}}</text:p>
          </table:table-cell>
          <table:table-cell table:formula="of:=&quot;\item[&quot;&amp;[.E240] &amp; &quot;] &quot; &amp;[.C240]&amp; &quot; &quot; &amp;[.D240] &amp; &quot;\newline \textbf{&quot; &amp; [.F240] &amp;&quot;}&quot;" office:value-type="string" office:string-value="\item[Eur. Hel.] Euripides Helena\newline \textbf{Eur_Hel}">
            <text:p>\item[Eur. Hel.] Euripides Helena\newline \textbf{Eur_He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acl.</text:p>
          </table:table-cell>
          <table:table-cell office:value-type="string">
            <text:p>Euripides</text:p>
          </table:table-cell>
          <table:table-cell office:value-type="string">
            <text:p>Heraclidae</text:p>
          </table:table-cell>
          <table:table-cell office:value-type="string">
            <text:p>Eur. Heracl.</text:p>
          </table:table-cell>
          <table:table-cell office:value-type="string">
            <text:p>Eur_Herac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1]&amp;&quot;,&quot;&amp;&quot;author ={&quot;&amp;[.G241]&amp;&quot;}, title ={&quot;&amp;[.D241]&amp;&quot;}, publisher = HUP, location = {Cambridge, MA and London}, year = {&quot;&amp; [.K241] &amp; &quot;}, volume = {&quot; &amp; [.M241] &amp;&quot;}, series = LCL-lang, shortseries = LCL-kurz, origtitle = {&quot; &amp; [.D241] &amp; &quot;}, origlanguage = {&quot; &amp; [.J241] &amp; &quot;}, translator = {&quot; &amp; [.N241] &amp; &quot;}, editor = {&quot; &amp; [.O241] &amp; &quot;}, shorthand = {&quot; &amp; [.E241]&amp; &quot;}, shortauthor = {&quot; &amp; [.C241]&amp; &quot;}, keywords = {ancient}, options = {antik},&quot;&amp;&quot;}&quot;" office:value-type="string" office:string-value="@Book{Eur_Heracl,author ={Euripides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">
            <text:p>@Book{Eur_Heracl,author ={Euripides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</text:p>
          </table:table-cell>
          <table:table-cell table:formula="of:=&quot;@Book{&quot; &amp;[.F241] &amp; &quot;,author ={&quot; &amp; [.G241] &amp;&quot;},  origtitle = {&quot; &amp; [.D241] &amp;&quot; }, shorthand = {&quot; &amp; [.E241]&amp;&quot;}, shortauthor = {&quot;&amp; [.C241]&amp; &quot;}, keywords = {ancient}, options = {antik}}&quot;" office:value-type="string" office:string-value="@Book{Eur_Heracl,author ={Euripides},  origtitle = {Heraclidae }, shorthand = {Eur. Heracl.}, shortauthor = {Euripides}, keywords = {ancient}, options = {antik}}">
            <text:p>@Book{Eur_Heracl,author ={Euripides}, <text:s/>origtitle = {Heraclidae }, shorthand = {Eur. Heracl.}, shortauthor = {Euripides}, keywords = {ancient}, options = {antik}}</text:p>
          </table:table-cell>
          <table:table-cell table:formula="of:=&quot;\item[&quot;&amp;[.E241] &amp; &quot;] &quot; &amp;[.C241]&amp; &quot; &quot; &amp;[.D241] &amp; &quot;\newline \textbf{&quot; &amp; [.F241] &amp;&quot;}&quot;" office:value-type="string" office:string-value="\item[Eur. Heracl.] Euripides Heraclidae\newline \textbf{Eur_Heracl}">
            <text:p>\item[Eur. Heracl.] Euripides Heraclidae\newline \textbf{Eur_Herac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c.</text:p>
          </table:table-cell>
          <table:table-cell office:value-type="string">
            <text:p>Euripides</text:p>
          </table:table-cell>
          <table:table-cell office:value-type="string">
            <text:p>Hercules (furens)</text:p>
          </table:table-cell>
          <table:table-cell office:value-type="string">
            <text:p>Eur. Herc.</text:p>
          </table:table-cell>
          <table:table-cell office:value-type="string">
            <text:p>Eur_Her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2]&amp;&quot;,&quot;&amp;&quot;author ={&quot;&amp;[.G242]&amp;&quot;}, title ={&quot;&amp;[.D242]&amp;&quot;}, publisher = HUP, location = {Cambridge, MA and London}, year = {&quot;&amp; [.K242] &amp; &quot;}, volume = {&quot; &amp; [.M242] &amp;&quot;}, series = LCL-lang, shortseries = LCL-kurz, origtitle = {&quot; &amp; [.D242] &amp; &quot;}, origlanguage = {&quot; &amp; [.J242] &amp; &quot;}, translator = {&quot; &amp; [.N242] &amp; &quot;}, editor = {&quot; &amp; [.O242] &amp; &quot;}, shorthand = {&quot; &amp; [.E242]&amp; &quot;}, shortauthor = {&quot; &amp; [.C242]&amp; &quot;}, keywords = {ancient}, options = {antik},&quot;&amp;&quot;}&quot;" office:value-type="string" office:string-value="@Book{Eur_Herc,author ={Euripides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">
            <text:p>@Book{Eur_Herc,author ={Euripides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</text:p>
          </table:table-cell>
          <table:table-cell table:formula="of:=&quot;@Book{&quot; &amp;[.F242] &amp; &quot;,author ={&quot; &amp; [.G242] &amp;&quot;},  origtitle = {&quot; &amp; [.D242] &amp;&quot; }, shorthand = {&quot; &amp; [.E242]&amp;&quot;}, shortauthor = {&quot;&amp; [.C242]&amp; &quot;}, keywords = {ancient}, options = {antik}}&quot;" office:value-type="string" office:string-value="@Book{Eur_Herc,author ={Euripides},  origtitle = {Hercules (furens) }, shorthand = {Eur. Herc.}, shortauthor = {Euripides}, keywords = {ancient}, options = {antik}}">
            <text:p>@Book{Eur_Herc,author ={Euripides}, <text:s/>origtitle = {Hercules (furens) }, shorthand = {Eur. Herc.}, shortauthor = {Euripides}, keywords = {ancient}, options = {antik}}</text:p>
          </table:table-cell>
          <table:table-cell table:formula="of:=&quot;\item[&quot;&amp;[.E242] &amp; &quot;] &quot; &amp;[.C242]&amp; &quot; &quot; &amp;[.D242] &amp; &quot;\newline \textbf{&quot; &amp; [.F242] &amp;&quot;}&quot;" office:value-type="string" office:string-value="\item[Eur. Herc.] Euripides Hercules (furens)\newline \textbf{Eur_Herc}">
            <text:p>\item[Eur. Herc.] Euripides Hercules (furens)\newline \textbf{Eur_Her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ipp.</text:p>
          </table:table-cell>
          <table:table-cell office:value-type="string">
            <text:p>Euripides</text:p>
          </table:table-cell>
          <table:table-cell office:value-type="string">
            <text:p>Hippolytos</text:p>
          </table:table-cell>
          <table:table-cell office:value-type="string">
            <text:p>Eur. Hipp.</text:p>
          </table:table-cell>
          <table:table-cell office:value-type="string">
            <text:p>Eur_Hipp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3]&amp;&quot;,&quot;&amp;&quot;author ={&quot;&amp;[.G243]&amp;&quot;}, title ={&quot;&amp;[.D243]&amp;&quot;}, publisher = HUP, location = {Cambridge, MA and London}, year = {&quot;&amp; [.K243] &amp; &quot;}, volume = {&quot; &amp; [.M243] &amp;&quot;}, series = LCL-lang, shortseries = LCL-kurz, origtitle = {&quot; &amp; [.D243] &amp; &quot;}, origlanguage = {&quot; &amp; [.J243] &amp; &quot;}, translator = {&quot; &amp; [.N243] &amp; &quot;}, editor = {&quot; &amp; [.O243] &amp; &quot;}, shorthand = {&quot; &amp; [.E243]&amp; &quot;}, shortauthor = {&quot; &amp; [.C243]&amp; &quot;}, keywords = {ancient}, options = {antik},&quot;&amp;&quot;}&quot;" office:value-type="string" office:string-value="@Book{Eur_Hipp,author ={Euripides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">
            <text:p>@Book{Eur_Hipp,author ={Euripides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</text:p>
          </table:table-cell>
          <table:table-cell table:formula="of:=&quot;@Book{&quot; &amp;[.F243] &amp; &quot;,author ={&quot; &amp; [.G243] &amp;&quot;},  origtitle = {&quot; &amp; [.D243] &amp;&quot; }, shorthand = {&quot; &amp; [.E243]&amp;&quot;}, shortauthor = {&quot;&amp; [.C243]&amp; &quot;}, keywords = {ancient}, options = {antik}}&quot;" office:value-type="string" office:string-value="@Book{Eur_Hipp,author ={Euripides},  origtitle = {Hippolytos }, shorthand = {Eur. Hipp.}, shortauthor = {Euripides}, keywords = {ancient}, options = {antik}}">
            <text:p>@Book{Eur_Hipp,author ={Euripides}, <text:s/>origtitle = {Hippolytos }, shorthand = {Eur. Hipp.}, shortauthor = {Euripides}, keywords = {ancient}, options = {antik}}</text:p>
          </table:table-cell>
          <table:table-cell table:formula="of:=&quot;\item[&quot;&amp;[.E243] &amp; &quot;] &quot; &amp;[.C243]&amp; &quot; &quot; &amp;[.D243] &amp; &quot;\newline \textbf{&quot; &amp; [.F243] &amp;&quot;}&quot;" office:value-type="string" office:string-value="\item[Eur. Hipp.] Euripides Hippolytos\newline \textbf{Eur_Hipp}">
            <text:p>\item[Eur. Hipp.] Euripides Hippolytos\newline \textbf{Eur_Hipp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on</text:p>
          </table:table-cell>
          <table:table-cell office:value-type="string">
            <text:p>Euripides</text:p>
          </table:table-cell>
          <table:table-cell office:value-type="string">
            <text:p>Ion</text:p>
          </table:table-cell>
          <table:table-cell office:value-type="string">
            <text:p>Eur. Ion</text:p>
          </table:table-cell>
          <table:table-cell office:value-type="string">
            <text:p>Eur_Ion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4]&amp;&quot;,&quot;&amp;&quot;author ={&quot;&amp;[.G244]&amp;&quot;}, title ={&quot;&amp;[.D244]&amp;&quot;}, publisher = HUP, location = {Cambridge, MA and London}, year = {&quot;&amp; [.K244] &amp; &quot;}, volume = {&quot; &amp; [.M244] &amp;&quot;}, series = LCL-lang, shortseries = LCL-kurz, origtitle = {&quot; &amp; [.D244] &amp; &quot;}, origlanguage = {&quot; &amp; [.J244] &amp; &quot;}, translator = {&quot; &amp; [.N244] &amp; &quot;}, editor = {&quot; &amp; [.O244] &amp; &quot;}, shorthand = {&quot; &amp; [.E244]&amp; &quot;}, shortauthor = {&quot; &amp; [.C244]&amp; &quot;}, keywords = {ancient}, options = {antik},&quot;&amp;&quot;}&quot;" office:value-type="string" office:string-value="@Book{Eur_Ion,author ={Euripides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">
            <text:p>@Book{Eur_Ion,author ={Euripides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</text:p>
          </table:table-cell>
          <table:table-cell table:formula="of:=&quot;@Book{&quot; &amp;[.F244] &amp; &quot;,author ={&quot; &amp; [.G244] &amp;&quot;},  origtitle = {&quot; &amp; [.D244] &amp;&quot; }, shorthand = {&quot; &amp; [.E244]&amp;&quot;}, shortauthor = {&quot;&amp; [.C244]&amp; &quot;}, keywords = {ancient}, options = {antik}}&quot;" office:value-type="string" office:string-value="@Book{Eur_Ion,author ={Euripides},  origtitle = {Ion }, shorthand = {Eur. Ion}, shortauthor = {Euripides}, keywords = {ancient}, options = {antik}}">
            <text:p>@Book{Eur_Ion,author ={Euripides}, <text:s/>origtitle = {Ion }, shorthand = {Eur. Ion}, shortauthor = {Euripides}, keywords = {ancient}, options = {antik}}</text:p>
          </table:table-cell>
          <table:table-cell table:formula="of:=&quot;\item[&quot;&amp;[.E244] &amp; &quot;] &quot; &amp;[.C244]&amp; &quot; &quot; &amp;[.D244] &amp; &quot;\newline \textbf{&quot; &amp; [.F244] &amp;&quot;}&quot;" office:value-type="string" office:string-value="\item[Eur. Ion] Euripides Ion\newline \textbf{Eur_Ion}">
            <text:p>\item[Eur. Ion] Euripides Ion\newline \textbf{Eur_Ion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A.</text:p>
          </table:table-cell>
          <table:table-cell office:value-type="string">
            <text:p>Euripides</text:p>
          </table:table-cell>
          <table:table-cell office:value-type="string">
            <text:p>Iphigenia Aulidensis</text:p>
          </table:table-cell>
          <table:table-cell office:value-type="string">
            <text:p>Eur. Iph. A.</text:p>
          </table:table-cell>
          <table:table-cell office:value-type="string">
            <text:p>Eur_Iph_A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5]&amp;&quot;,&quot;&amp;&quot;author ={&quot;&amp;[.G245]&amp;&quot;}, title ={&quot;&amp;[.D245]&amp;&quot;}, publisher = HUP, location = {Cambridge, MA and London}, year = {&quot;&amp; [.K245] &amp; &quot;}, volume = {&quot; &amp; [.M245] &amp;&quot;}, series = LCL-lang, shortseries = LCL-kurz, origtitle = {&quot; &amp; [.D245] &amp; &quot;}, origlanguage = {&quot; &amp; [.J245] &amp; &quot;}, translator = {&quot; &amp; [.N245] &amp; &quot;}, editor = {&quot; &amp; [.O245] &amp; &quot;}, shorthand = {&quot; &amp; [.E245]&amp; &quot;}, shortauthor = {&quot; &amp; [.C245]&amp; &quot;}, keywords = {ancient}, options = {antik},&quot;&amp;&quot;}&quot;" office:value-type="string" office:string-value="@Book{Eur_Iph_A,author ={Euripides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">
            <text:p>@Book{Eur_Iph_A,author ={Euripides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</text:p>
          </table:table-cell>
          <table:table-cell table:formula="of:=&quot;@Book{&quot; &amp;[.F245] &amp; &quot;,author ={&quot; &amp; [.G245] &amp;&quot;},  origtitle = {&quot; &amp; [.D245] &amp;&quot; }, shorthand = {&quot; &amp; [.E245]&amp;&quot;}, shortauthor = {&quot;&amp; [.C245]&amp; &quot;}, keywords = {ancient}, options = {antik}}&quot;" office:value-type="string" office:string-value="@Book{Eur_Iph_A,author ={Euripides},  origtitle = {Iphigenia Aulidensis }, shorthand = {Eur. Iph. A.}, shortauthor = {Euripides}, keywords = {ancient}, options = {antik}}">
            <text:p>@Book{Eur_Iph_A,author ={Euripides}, <text:s/>origtitle = {Iphigenia Aulidensis }, shorthand = {Eur. Iph. A.}, shortauthor = {Euripides}, keywords = {ancient}, options = {antik}}</text:p>
          </table:table-cell>
          <table:table-cell table:formula="of:=&quot;\item[&quot;&amp;[.E245] &amp; &quot;] &quot; &amp;[.C245]&amp; &quot; &quot; &amp;[.D245] &amp; &quot;\newline \textbf{&quot; &amp; [.F245] &amp;&quot;}&quot;" office:value-type="string" office:string-value="\item[Eur. Iph. A.] Euripides Iphigenia Aulidensis\newline \textbf{Eur_Iph_A}">
            <text:p>\item[Eur. Iph. A.] Euripides Iphigenia Aulidensis\newline \textbf{Eur_Iph_A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T.</text:p>
          </table:table-cell>
          <table:table-cell office:value-type="string">
            <text:p>Euripides</text:p>
          </table:table-cell>
          <table:table-cell office:value-type="string">
            <text:p>Iphigenia Taurica</text:p>
          </table:table-cell>
          <table:table-cell office:value-type="string">
            <text:p>Eur. Iph. T.</text:p>
          </table:table-cell>
          <table:table-cell office:value-type="string">
            <text:p>Eur_Iph_T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6]&amp;&quot;,&quot;&amp;&quot;author ={&quot;&amp;[.G246]&amp;&quot;}, title ={&quot;&amp;[.D246]&amp;&quot;}, publisher = HUP, location = {Cambridge, MA and London}, year = {&quot;&amp; [.K246] &amp; &quot;}, volume = {&quot; &amp; [.M246] &amp;&quot;}, series = LCL-lang, shortseries = LCL-kurz, origtitle = {&quot; &amp; [.D246] &amp; &quot;}, origlanguage = {&quot; &amp; [.J246] &amp; &quot;}, translator = {&quot; &amp; [.N246] &amp; &quot;}, editor = {&quot; &amp; [.O246] &amp; &quot;}, shorthand = {&quot; &amp; [.E246]&amp; &quot;}, shortauthor = {&quot; &amp; [.C246]&amp; &quot;}, keywords = {ancient}, options = {antik},&quot;&amp;&quot;}&quot;" office:value-type="string" office:string-value="@Book{Eur_Iph_T,author ={Euripides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">
            <text:p>@Book{Eur_Iph_T,author ={Euripides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</text:p>
          </table:table-cell>
          <table:table-cell table:formula="of:=&quot;@Book{&quot; &amp;[.F246] &amp; &quot;,author ={&quot; &amp; [.G246] &amp;&quot;},  origtitle = {&quot; &amp; [.D246] &amp;&quot; }, shorthand = {&quot; &amp; [.E246]&amp;&quot;}, shortauthor = {&quot;&amp; [.C246]&amp; &quot;}, keywords = {ancient}, options = {antik}}&quot;" office:value-type="string" office:string-value="@Book{Eur_Iph_T,author ={Euripides},  origtitle = {Iphigenia Taurica }, shorthand = {Eur. Iph. T.}, shortauthor = {Euripides}, keywords = {ancient}, options = {antik}}">
            <text:p>@Book{Eur_Iph_T,author ={Euripides}, <text:s/>origtitle = {Iphigenia Taurica }, shorthand = {Eur. Iph. T.}, shortauthor = {Euripides}, keywords = {ancient}, options = {antik}}</text:p>
          </table:table-cell>
          <table:table-cell table:formula="of:=&quot;\item[&quot;&amp;[.E246] &amp; &quot;] &quot; &amp;[.C246]&amp; &quot; &quot; &amp;[.D246] &amp; &quot;\newline \textbf{&quot; &amp; [.F246] &amp;&quot;}&quot;" office:value-type="string" office:string-value="\item[Eur. Iph. T.] Euripides Iphigenia Taurica\newline \textbf{Eur_Iph_T}">
            <text:p>\item[Eur. Iph. T.] Euripides Iphigenia Taurica\newline \textbf{Eur_Iph_T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Med.</text:p>
          </table:table-cell>
          <table:table-cell office:value-type="string">
            <text:p>Euripides</text:p>
          </table:table-cell>
          <table:table-cell office:value-type="string">
            <text:p>Medea</text:p>
          </table:table-cell>
          <table:table-cell office:value-type="string">
            <text:p>Eur. Med.</text:p>
          </table:table-cell>
          <table:table-cell office:value-type="string">
            <text:p>Eur_Med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7]&amp;&quot;,&quot;&amp;&quot;author ={&quot;&amp;[.G247]&amp;&quot;}, title ={&quot;&amp;[.D247]&amp;&quot;}, publisher = HUP, location = {Cambridge, MA and London}, year = {&quot;&amp; [.K247] &amp; &quot;}, volume = {&quot; &amp; [.M247] &amp;&quot;}, series = LCL-lang, shortseries = LCL-kurz, origtitle = {&quot; &amp; [.D247] &amp; &quot;}, origlanguage = {&quot; &amp; [.J247] &amp; &quot;}, translator = {&quot; &amp; [.N247] &amp; &quot;}, editor = {&quot; &amp; [.O247] &amp; &quot;}, shorthand = {&quot; &amp; [.E247]&amp; &quot;}, shortauthor = {&quot; &amp; [.C247]&amp; &quot;}, keywords = {ancient}, options = {antik},&quot;&amp;&quot;}&quot;" office:value-type="string" office:string-value="@Book{Eur_Med,author ={Euripides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">
            <text:p>@Book{Eur_Med,author ={Euripides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</text:p>
          </table:table-cell>
          <table:table-cell table:formula="of:=&quot;@Book{&quot; &amp;[.F247] &amp; &quot;,author ={&quot; &amp; [.G247] &amp;&quot;},  origtitle = {&quot; &amp; [.D247] &amp;&quot; }, shorthand = {&quot; &amp; [.E247]&amp;&quot;}, shortauthor = {&quot;&amp; [.C247]&amp; &quot;}, keywords = {ancient}, options = {antik}}&quot;" office:value-type="string" office:string-value="@Book{Eur_Med,author ={Euripides},  origtitle = {Medea }, shorthand = {Eur. Med.}, shortauthor = {Euripides}, keywords = {ancient}, options = {antik}}">
            <text:p>@Book{Eur_Med,author ={Euripides}, <text:s/>origtitle = {Medea }, shorthand = {Eur. Med.}, shortauthor = {Euripides}, keywords = {ancient}, options = {antik}}</text:p>
          </table:table-cell>
          <table:table-cell table:formula="of:=&quot;\item[&quot;&amp;[.E247] &amp; &quot;] &quot; &amp;[.C247]&amp; &quot; &quot; &amp;[.D247] &amp; &quot;\newline \textbf{&quot; &amp; [.F247] &amp;&quot;}&quot;" office:value-type="string" office:string-value="\item[Eur. Med.] Euripides Medea\newline \textbf{Eur_Med}">
            <text:p>\item[Eur. Med.] Euripides Medea\newline \textbf{Eur_Med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Or.</text:p>
          </table:table-cell>
          <table:table-cell office:value-type="string">
            <text:p>Euripides</text:p>
          </table:table-cell>
          <table:table-cell office:value-type="string">
            <text:p>Orestes</text:p>
          </table:table-cell>
          <table:table-cell office:value-type="string">
            <text:p>Eur. Or.</text:p>
          </table:table-cell>
          <table:table-cell office:value-type="string">
            <text:p>Eur_Or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8]&amp;&quot;,&quot;&amp;&quot;author ={&quot;&amp;[.G248]&amp;&quot;}, title ={&quot;&amp;[.D248]&amp;&quot;}, publisher = HUP, location = {Cambridge, MA and London}, year = {&quot;&amp; [.K248] &amp; &quot;}, volume = {&quot; &amp; [.M248] &amp;&quot;}, series = LCL-lang, shortseries = LCL-kurz, origtitle = {&quot; &amp; [.D248] &amp; &quot;}, origlanguage = {&quot; &amp; [.J248] &amp; &quot;}, translator = {&quot; &amp; [.N248] &amp; &quot;}, editor = {&quot; &amp; [.O248] &amp; &quot;}, shorthand = {&quot; &amp; [.E248]&amp; &quot;}, shortauthor = {&quot; &amp; [.C248]&amp; &quot;}, keywords = {ancient}, options = {antik},&quot;&amp;&quot;}&quot;" office:value-type="string" office:string-value="@Book{Eur_Or,author ={Euripides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">
            <text:p>@Book{Eur_Or,author ={Euripides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</text:p>
          </table:table-cell>
          <table:table-cell table:formula="of:=&quot;@Book{&quot; &amp;[.F248] &amp; &quot;,author ={&quot; &amp; [.G248] &amp;&quot;},  origtitle = {&quot; &amp; [.D248] &amp;&quot; }, shorthand = {&quot; &amp; [.E248]&amp;&quot;}, shortauthor = {&quot;&amp; [.C248]&amp; &quot;}, keywords = {ancient}, options = {antik}}&quot;" office:value-type="string" office:string-value="@Book{Eur_Or,author ={Euripides},  origtitle = {Orestes }, shorthand = {Eur. Or.}, shortauthor = {Euripides}, keywords = {ancient}, options = {antik}}">
            <text:p>@Book{Eur_Or,author ={Euripides}, <text:s/>origtitle = {Orestes }, shorthand = {Eur. Or.}, shortauthor = {Euripides}, keywords = {ancient}, options = {antik}}</text:p>
          </table:table-cell>
          <table:table-cell table:formula="of:=&quot;\item[&quot;&amp;[.E248] &amp; &quot;] &quot; &amp;[.C248]&amp; &quot; &quot; &amp;[.D248] &amp; &quot;\newline \textbf{&quot; &amp; [.F248] &amp;&quot;}&quot;" office:value-type="string" office:string-value="\item[Eur. Or.] Euripides Orestes\newline \textbf{Eur_Or}">
            <text:p>\item[Eur. Or.] Euripides Orestes\newline \textbf{Eur_Or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Phoen.</text:p>
          </table:table-cell>
          <table:table-cell office:value-type="string">
            <text:p>Euripides</text:p>
          </table:table-cell>
          <table:table-cell office:value-type="string">
            <text:p>Phoenissae</text:p>
          </table:table-cell>
          <table:table-cell office:value-type="string">
            <text:p>Eur. Phoen.</text:p>
          </table:table-cell>
          <table:table-cell office:value-type="string">
            <text:p>Eur_Phoen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9]&amp;&quot;,&quot;&amp;&quot;author ={&quot;&amp;[.G249]&amp;&quot;}, title ={&quot;&amp;[.D249]&amp;&quot;}, publisher = HUP, location = {Cambridge, MA and London}, year = {&quot;&amp; [.K249] &amp; &quot;}, volume = {&quot; &amp; [.M249] &amp;&quot;}, series = LCL-lang, shortseries = LCL-kurz, origtitle = {&quot; &amp; [.D249] &amp; &quot;}, origlanguage = {&quot; &amp; [.J249] &amp; &quot;}, translator = {&quot; &amp; [.N249] &amp; &quot;}, editor = {&quot; &amp; [.O249] &amp; &quot;}, shorthand = {&quot; &amp; [.E249]&amp; &quot;}, shortauthor = {&quot; &amp; [.C249]&amp; &quot;}, keywords = {ancient}, options = {antik},&quot;&amp;&quot;}&quot;" office:value-type="string" office:string-value="@Book{Eur_Phoen,author ={Euripides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">
            <text:p>@Book{Eur_Phoen,author ={Euripides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</text:p>
          </table:table-cell>
          <table:table-cell table:formula="of:=&quot;@Book{&quot; &amp;[.F249] &amp; &quot;,author ={&quot; &amp; [.G249] &amp;&quot;},  origtitle = {&quot; &amp; [.D249] &amp;&quot; }, shorthand = {&quot; &amp; [.E249]&amp;&quot;}, shortauthor = {&quot;&amp; [.C249]&amp; &quot;}, keywords = {ancient}, options = {antik}}&quot;" office:value-type="string" office:string-value="@Book{Eur_Phoen,author ={Euripides},  origtitle = {Phoenissae }, shorthand = {Eur. Phoen.}, shortauthor = {Euripides}, keywords = {ancient}, options = {antik}}">
            <text:p>@Book{Eur_Phoen,author ={Euripides}, <text:s/>origtitle = {Phoenissae }, shorthand = {Eur. Phoen.}, shortauthor = {Euripides}, keywords = {ancient}, options = {antik}}</text:p>
          </table:table-cell>
          <table:table-cell table:formula="of:=&quot;\item[&quot;&amp;[.E249] &amp; &quot;] &quot; &amp;[.C249]&amp; &quot; &quot; &amp;[.D249] &amp; &quot;\newline \textbf{&quot; &amp; [.F249] &amp;&quot;}&quot;" office:value-type="string" office:string-value="\item[Eur. Phoen.] Euripides Phoenissae\newline \textbf{Eur_Phoen}">
            <text:p>\item[Eur. Phoen.] Euripides Phoenissae\newline \textbf{Eur_Phoen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Rhes.</text:p>
          </table:table-cell>
          <table:table-cell office:value-type="string">
            <text:p>Euripides</text:p>
          </table:table-cell>
          <table:table-cell office:value-type="string">
            <text:p>Rhesus</text:p>
          </table:table-cell>
          <table:table-cell office:value-type="string">
            <text:p>Eur. Rhes.</text:p>
          </table:table-cell>
          <table:table-cell office:value-type="string">
            <text:p>Eur_Rhes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0]&amp;&quot;,&quot;&amp;&quot;author ={&quot;&amp;[.G250]&amp;&quot;}, title ={&quot;&amp;[.D250]&amp;&quot;}, publisher = HUP, location = {Cambridge, MA and London}, year = {&quot;&amp; [.K250] &amp; &quot;}, volume = {&quot; &amp; [.M250] &amp;&quot;}, series = LCL-lang, shortseries = LCL-kurz, origtitle = {&quot; &amp; [.D250] &amp; &quot;}, origlanguage = {&quot; &amp; [.J250] &amp; &quot;}, translator = {&quot; &amp; [.N250] &amp; &quot;}, editor = {&quot; &amp; [.O250] &amp; &quot;}, shorthand = {&quot; &amp; [.E250]&amp; &quot;}, shortauthor = {&quot; &amp; [.C250]&amp; &quot;}, keywords = {ancient}, options = {antik},&quot;&amp;&quot;}&quot;" office:value-type="string" office:string-value="@Book{Eur_Rhes,author ={Euripides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">
            <text:p>@Book{Eur_Rhes,author ={Euripides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</text:p>
          </table:table-cell>
          <table:table-cell table:formula="of:=&quot;@Book{&quot; &amp;[.F250] &amp; &quot;,author ={&quot; &amp; [.G250] &amp;&quot;},  origtitle = {&quot; &amp; [.D250] &amp;&quot; }, shorthand = {&quot; &amp; [.E250]&amp;&quot;}, shortauthor = {&quot;&amp; [.C250]&amp; &quot;}, keywords = {ancient}, options = {antik}}&quot;" office:value-type="string" office:string-value="@Book{Eur_Rhes,author ={Euripides},  origtitle = {Rhesus }, shorthand = {Eur. Rhes.}, shortauthor = {Euripides}, keywords = {ancient}, options = {antik}}">
            <text:p>@Book{Eur_Rhes,author ={Euripides}, <text:s/>origtitle = {Rhesus }, shorthand = {Eur. Rhes.}, shortauthor = {Euripides}, keywords = {ancient}, options = {antik}}</text:p>
          </table:table-cell>
          <table:table-cell table:formula="of:=&quot;\item[&quot;&amp;[.E250] &amp; &quot;] &quot; &amp;[.C250]&amp; &quot; &quot; &amp;[.D250] &amp; &quot;\newline \textbf{&quot; &amp; [.F250] &amp;&quot;}&quot;" office:value-type="string" office:string-value="\item[Eur. Rhes.] Euripides Rhesus\newline \textbf{Eur_Rhes}">
            <text:p>\item[Eur. Rhes.] Euripides Rhesus\newline \textbf{Eur_Rhes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Suppl.</text:p>
          </table:table-cell>
          <table:table-cell office:value-type="string">
            <text:p>Euripides</text:p>
          </table:table-cell>
          <table:table-cell office:value-type="string">
            <text:p>Supplices (ἱκέτιδες)</text:p>
          </table:table-cell>
          <table:table-cell office:value-type="string">
            <text:p>Eur. Suppl.</text:p>
          </table:table-cell>
          <table:table-cell office:value-type="string">
            <text:p>Eur_Supp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1]&amp;&quot;,&quot;&amp;&quot;author ={&quot;&amp;[.G251]&amp;&quot;}, title ={&quot;&amp;[.D251]&amp;&quot;}, publisher = HUP, location = {Cambridge, MA and London}, year = {&quot;&amp; [.K251] &amp; &quot;}, volume = {&quot; &amp; [.M251] &amp;&quot;}, series = LCL-lang, shortseries = LCL-kurz, origtitle = {&quot; &amp; [.D251] &amp; &quot;}, origlanguage = {&quot; &amp; [.J251] &amp; &quot;}, translator = {&quot; &amp; [.N251] &amp; &quot;}, editor = {&quot; &amp; [.O251] &amp; &quot;}, shorthand = {&quot; &amp; [.E251]&amp; &quot;}, shortauthor = {&quot; &amp; [.C251]&amp; &quot;}, keywords = {ancient}, options = {antik},&quot;&amp;&quot;}&quot;" office:value-type="string" office:string-value="@Book{Eur_Suppl,author ={Euripides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">
            <text:p>@Book{Eur_Suppl,author ={Euripides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</text:p>
          </table:table-cell>
          <table:table-cell table:formula="of:=&quot;@Book{&quot; &amp;[.F251] &amp; &quot;,author ={&quot; &amp; [.G251] &amp;&quot;},  origtitle = {&quot; &amp; [.D251] &amp;&quot; }, shorthand = {&quot; &amp; [.E251]&amp;&quot;}, shortauthor = {&quot;&amp; [.C251]&amp; &quot;}, keywords = {ancient}, options = {antik}}&quot;" office:value-type="string" office:string-value="@Book{Eur_Suppl,author ={Euripides},  origtitle = {Supplices (ἱκέτιδες) }, shorthand = {Eur. Suppl.}, shortauthor = {Euripides}, keywords = {ancient}, options = {antik}}">
            <text:p>@Book{Eur_Suppl,author ={Euripides}, <text:s/>origtitle = {Supplices (ἱκέτιδες) }, shorthand = {Eur. Suppl.}, shortauthor = {Euripides}, keywords = {ancient}, options = {antik}}</text:p>
          </table:table-cell>
          <table:table-cell table:formula="of:=&quot;\item[&quot;&amp;[.E251] &amp; &quot;] &quot; &amp;[.C251]&amp; &quot; &quot; &amp;[.D251] &amp; &quot;\newline \textbf{&quot; &amp; [.F251] &amp;&quot;}&quot;" office:value-type="string" office:string-value="\item[Eur. Suppl.] Euripides Supplices (ἱκέτιδες)\newline \textbf{Eur_Suppl}">
            <text:p>\item[Eur. Suppl.] Euripides Supplices (ἱκέτιδες)\newline \textbf{Eur_Supp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Tro.</text:p>
          </table:table-cell>
          <table:table-cell office:value-type="string">
            <text:p>Euripides</text:p>
          </table:table-cell>
          <table:table-cell office:value-type="string">
            <text:p>Troades</text:p>
          </table:table-cell>
          <table:table-cell office:value-type="string">
            <text:p>Eur. Tro.</text:p>
          </table:table-cell>
          <table:table-cell office:value-type="string">
            <text:p>Eur_Tro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2]&amp;&quot;,&quot;&amp;&quot;author ={&quot;&amp;[.G252]&amp;&quot;}, title ={&quot;&amp;[.D252]&amp;&quot;}, publisher = HUP, location = {Cambridge, MA and London}, year = {&quot;&amp; [.K252] &amp; &quot;}, volume = {&quot; &amp; [.M252] &amp;&quot;}, series = LCL-lang, shortseries = LCL-kurz, origtitle = {&quot; &amp; [.D252] &amp; &quot;}, origlanguage = {&quot; &amp; [.J252] &amp; &quot;}, translator = {&quot; &amp; [.N252] &amp; &quot;}, editor = {&quot; &amp; [.O252] &amp; &quot;}, shorthand = {&quot; &amp; [.E252]&amp; &quot;}, shortauthor = {&quot; &amp; [.C252]&amp; &quot;}, keywords = {ancient}, options = {antik},&quot;&amp;&quot;}&quot;" office:value-type="string" office:string-value="@Book{Eur_Tro,author ={Euripides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">
            <text:p>@Book{Eur_Tro,author ={Euripides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</text:p>
          </table:table-cell>
          <table:table-cell table:formula="of:=&quot;@Book{&quot; &amp;[.F252] &amp; &quot;,author ={&quot; &amp; [.G252] &amp;&quot;},  origtitle = {&quot; &amp; [.D252] &amp;&quot; }, shorthand = {&quot; &amp; [.E252]&amp;&quot;}, shortauthor = {&quot;&amp; [.C252]&amp; &quot;}, keywords = {ancient}, options = {antik}}&quot;" office:value-type="string" office:string-value="@Book{Eur_Tro,author ={Euripides},  origtitle = {Troades }, shorthand = {Eur. Tro.}, shortauthor = {Euripides}, keywords = {ancient}, options = {antik}}">
            <text:p>@Book{Eur_Tro,author ={Euripides}, <text:s/>origtitle = {Troades }, shorthand = {Eur. Tro.}, shortauthor = {Euripides}, keywords = {ancient}, options = {antik}}</text:p>
          </table:table-cell>
          <table:table-cell table:formula="of:=&quot;\item[&quot;&amp;[.E252] &amp; &quot;] &quot; &amp;[.C252]&amp; &quot; &quot; &amp;[.D252] &amp; &quot;\newline \textbf{&quot; &amp; [.F252] &amp;&quot;}&quot;" office:value-type="string" office:string-value="\item[Eur. Tro.] Euripides Troades\newline \textbf{Eur_Tro}">
            <text:p>\item[Eur. Tro.] Euripides Troades\newline \textbf{Eur_Tro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De. Ev.</text:p>
          </table:table-cell>
          <table:table-cell office:value-type="string">
            <text:p>Eusebios</text:p>
          </table:table-cell>
          <table:table-cell office:value-type="string">
            <text:p>Demonstratio Evangelica</text:p>
          </table:table-cell>
          <table:table-cell office:value-type="string">
            <text:p>Eus. De. Ev.</text:p>
          </table:table-cell>
          <table:table-cell office:value-type="string">
            <text:p>Eus_De_Ev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3]&amp;&quot;,&quot;&amp;&quot;author ={&quot;&amp;[.G253]&amp;&quot;}, title ={&quot;&amp;[.D253]&amp;&quot;}, publisher = HUP, location = {Cambridge, MA and London}, year = {&quot;&amp; [.K253] &amp; &quot;}, volume = {&quot; &amp; [.M253] &amp;&quot;}, series = LCL-lang, shortseries = LCL-kurz, origtitle = {&quot; &amp; [.D253] &amp; &quot;}, origlanguage = {&quot; &amp; [.J253] &amp; &quot;}, translator = {&quot; &amp; [.N253] &amp; &quot;}, editor = {&quot; &amp; [.O253] &amp; &quot;}, shorthand = {&quot; &amp; [.E253]&amp; &quot;}, shortauthor = {&quot; &amp; [.C253]&amp; &quot;}, keywords = {ancient}, options = {antik},&quot;&amp;&quot;}&quot;" office:value-type="string" office:string-value="@Book{Eus_De_Ev,author ={Eusebios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">
            <text:p>@Book{Eus_De_Ev,author ={Eusebios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</text:p>
          </table:table-cell>
          <table:table-cell table:formula="of:=&quot;@Book{&quot; &amp;[.F253] &amp; &quot;,author ={&quot; &amp; [.G253] &amp;&quot;},  origtitle = {&quot; &amp; [.D253] &amp;&quot; }, shorthand = {&quot; &amp; [.E253]&amp;&quot;}, shortauthor = {&quot;&amp; [.C253]&amp; &quot;}, keywords = {ancient}, options = {antik}}&quot;" office:value-type="string" office:string-value="@Book{Eus_De_Ev,author ={Eusebios},  origtitle = {Demonstratio Evangelica }, shorthand = {Eus. De. Ev.}, shortauthor = {Eusebios}, keywords = {ancient}, options = {antik}}">
            <text:p>@Book{Eus_De_Ev,author ={Eusebios}, <text:s/>origtitle = {Demonstratio Evangelica }, shorthand = {Eus. De. Ev.}, shortauthor = {Eusebios}, keywords = {ancient}, options = {antik}}</text:p>
          </table:table-cell>
          <table:table-cell table:formula="of:=&quot;\item[&quot;&amp;[.E253] &amp; &quot;] &quot; &amp;[.C253]&amp; &quot; &quot; &amp;[.D253] &amp; &quot;\newline \textbf{&quot; &amp; [.F253] &amp;&quot;}&quot;" office:value-type="string" office:string-value="\item[Eus. De. Ev.] Eusebios Demonstratio Evangelica\newline \textbf{Eus_De_Ev}">
            <text:p>\item[Eus. De. Ev.] Eusebios Demonstratio Evangelica\newline \textbf{Eus_De_Ev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HE</text:p>
          </table:table-cell>
          <table:table-cell office:value-type="string">
            <text:p>Eusebios</text:p>
          </table:table-cell>
          <table:table-cell office:value-type="string">
            <text:p>Historia Ecclesiastica</text:p>
          </table:table-cell>
          <table:table-cell office:value-type="string">
            <text:p>Eus. HE</text:p>
          </table:table-cell>
          <table:table-cell office:value-type="string">
            <text:p>Eus_HE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4]&amp;&quot;,&quot;&amp;&quot;author ={&quot;&amp;[.G254]&amp;&quot;}, title ={&quot;&amp;[.D254]&amp;&quot;}, publisher = HUP, location = {Cambridge, MA and London}, year = {&quot;&amp; [.K254] &amp; &quot;}, volume = {&quot; &amp; [.M254] &amp;&quot;}, series = LCL-lang, shortseries = LCL-kurz, origtitle = {&quot; &amp; [.D254] &amp; &quot;}, origlanguage = {&quot; &amp; [.J254] &amp; &quot;}, translator = {&quot; &amp; [.N254] &amp; &quot;}, editor = {&quot; &amp; [.O254] &amp; &quot;}, shorthand = {&quot; &amp; [.E254]&amp; &quot;}, shortauthor = {&quot; &amp; [.C254]&amp; &quot;}, keywords = {ancient}, options = {antik},&quot;&amp;&quot;}&quot;" office:value-type="string" office:string-value="@Book{Eus_HE,author ={Eusebios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">
            <text:p>@Book{Eus_HE,author ={Eusebios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</text:p>
          </table:table-cell>
          <table:table-cell table:formula="of:=&quot;@Book{&quot; &amp;[.F254] &amp; &quot;,author ={&quot; &amp; [.G254] &amp;&quot;},  origtitle = {&quot; &amp; [.D254] &amp;&quot; }, shorthand = {&quot; &amp; [.E254]&amp;&quot;}, shortauthor = {&quot;&amp; [.C254]&amp; &quot;}, keywords = {ancient}, options = {antik}}&quot;" office:value-type="string" office:string-value="@Book{Eus_HE,author ={Eusebios},  origtitle = {Historia Ecclesiastica }, shorthand = {Eus. HE}, shortauthor = {Eusebios}, keywords = {ancient}, options = {antik}}">
            <text:p>@Book{Eus_HE,author ={Eusebios}, <text:s/>origtitle = {Historia Ecclesiastica }, shorthand = {Eus. HE}, shortauthor = {Eusebios}, keywords = {ancient}, options = {antik}}</text:p>
          </table:table-cell>
          <table:table-cell table:formula="of:=&quot;\item[&quot;&amp;[.E254] &amp; &quot;] &quot; &amp;[.C254]&amp; &quot; &quot; &amp;[.D254] &amp; &quot;\newline \textbf{&quot; &amp; [.F254] &amp;&quot;}&quot;" office:value-type="string" office:string-value="\item[Eus. HE] Eusebios Historia Ecclesiastica\newline \textbf{Eus_HE}">
            <text:p>\item[Eus. HE] Eusebios Historia Ecclesiastica\newline \textbf{Eus_HE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On.</text:p>
          </table:table-cell>
          <table:table-cell office:value-type="string">
            <text:p>Eusebios</text:p>
          </table:table-cell>
          <table:table-cell office:value-type="string">
            <text:p>Onomastikon</text:p>
          </table:table-cell>
          <table:table-cell office:value-type="string">
            <text:p>Eus. On.</text:p>
          </table:table-cell>
          <table:table-cell office:value-type="string">
            <text:p>Eus_On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5]&amp;&quot;,&quot;&amp;&quot;author ={&quot;&amp;[.G255]&amp;&quot;}, title ={&quot;&amp;[.D255]&amp;&quot;}, publisher = HUP, location = {Cambridge, MA and London}, year = {&quot;&amp; [.K255] &amp; &quot;}, volume = {&quot; &amp; [.M255] &amp;&quot;}, series = LCL-lang, shortseries = LCL-kurz, origtitle = {&quot; &amp; [.D255] &amp; &quot;}, origlanguage = {&quot; &amp; [.J255] &amp; &quot;}, translator = {&quot; &amp; [.N255] &amp; &quot;}, editor = {&quot; &amp; [.O255] &amp; &quot;}, shorthand = {&quot; &amp; [.E255]&amp; &quot;}, shortauthor = {&quot; &amp; [.C255]&amp; &quot;}, keywords = {ancient}, options = {antik},&quot;&amp;&quot;}&quot;" office:value-type="string" office:string-value="@Book{Eus_On,author ={Eusebios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">
            <text:p>@Book{Eus_On,author ={Eusebios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</text:p>
          </table:table-cell>
          <table:table-cell table:formula="of:=&quot;@Book{&quot; &amp;[.F255] &amp; &quot;,author ={&quot; &amp; [.G255] &amp;&quot;},  origtitle = {&quot; &amp; [.D255] &amp;&quot; }, shorthand = {&quot; &amp; [.E255]&amp;&quot;}, shortauthor = {&quot;&amp; [.C255]&amp; &quot;}, keywords = {ancient}, options = {antik}}&quot;" office:value-type="string" office:string-value="@Book{Eus_On,author ={Eusebios},  origtitle = {Onomastikon }, shorthand = {Eus. On.}, shortauthor = {Eusebios}, keywords = {ancient}, options = {antik}}">
            <text:p>@Book{Eus_On,author ={Eusebios}, <text:s/>origtitle = {Onomastikon }, shorthand = {Eus. On.}, shortauthor = {Eusebios}, keywords = {ancient}, options = {antik}}</text:p>
          </table:table-cell>
          <table:table-cell table:formula="of:=&quot;\item[&quot;&amp;[.E255] &amp; &quot;] &quot; &amp;[.C255]&amp; &quot; &quot; &amp;[.D255] &amp; &quot;\newline \textbf{&quot; &amp; [.F255] &amp;&quot;}&quot;" office:value-type="string" office:string-value="\item[Eus. On.] Eusebios Onomastikon\newline \textbf{Eus_On}">
            <text:p>\item[Eus. On.] Eusebios Onomastikon\newline \textbf{Eus_On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Pr. Ev.</text:p>
          </table:table-cell>
          <table:table-cell office:value-type="string">
            <text:p>Eusebios</text:p>
          </table:table-cell>
          <table:table-cell office:value-type="string">
            <text:p>Praeparatio Evangelica</text:p>
          </table:table-cell>
          <table:table-cell office:value-type="string">
            <text:p>Eus. Pr. Ev.</text:p>
          </table:table-cell>
          <table:table-cell office:value-type="string">
            <text:p>Eus_Pr_Ev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6]&amp;&quot;,&quot;&amp;&quot;author ={&quot;&amp;[.G256]&amp;&quot;}, title ={&quot;&amp;[.D256]&amp;&quot;}, publisher = HUP, location = {Cambridge, MA and London}, year = {&quot;&amp; [.K256] &amp; &quot;}, volume = {&quot; &amp; [.M256] &amp;&quot;}, series = LCL-lang, shortseries = LCL-kurz, origtitle = {&quot; &amp; [.D256] &amp; &quot;}, origlanguage = {&quot; &amp; [.J256] &amp; &quot;}, translator = {&quot; &amp; [.N256] &amp; &quot;}, editor = {&quot; &amp; [.O256] &amp; &quot;}, shorthand = {&quot; &amp; [.E256]&amp; &quot;}, shortauthor = {&quot; &amp; [.C256]&amp; &quot;}, keywords = {ancient}, options = {antik},&quot;&amp;&quot;}&quot;" office:value-type="string" office:string-value="@Book{Eus_Pr_Ev,author ={Eusebios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">
            <text:p>@Book{Eus_Pr_Ev,author ={Eusebios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</text:p>
          </table:table-cell>
          <table:table-cell table:formula="of:=&quot;@Book{&quot; &amp;[.F256] &amp; &quot;,author ={&quot; &amp; [.G256] &amp;&quot;},  origtitle = {&quot; &amp; [.D256] &amp;&quot; }, shorthand = {&quot; &amp; [.E256]&amp;&quot;}, shortauthor = {&quot;&amp; [.C256]&amp; &quot;}, keywords = {ancient}, options = {antik}}&quot;" office:value-type="string" office:string-value="@Book{Eus_Pr_Ev,author ={Eusebios},  origtitle = {Praeparatio Evangelica }, shorthand = {Eus. Pr. Ev.}, shortauthor = {Eusebios}, keywords = {ancient}, options = {antik}}">
            <text:p>@Book{Eus_Pr_Ev,author ={Eusebios}, <text:s/>origtitle = {Praeparatio Evangelica }, shorthand = {Eus. Pr. Ev.}, shortauthor = {Eusebios}, keywords = {ancient}, options = {antik}}</text:p>
          </table:table-cell>
          <table:table-cell table:formula="of:=&quot;\item[&quot;&amp;[.E256] &amp; &quot;] &quot; &amp;[.C256]&amp; &quot; &quot; &amp;[.D256] &amp; &quot;\newline \textbf{&quot; &amp; [.F256] &amp;&quot;}&quot;" office:value-type="string" office:string-value="\item[Eus. Pr. Ev.] Eusebios Praeparatio Evangelica\newline \textbf{Eus_Pr_Ev}">
            <text:p>\item[Eus. Pr. Ev.] Eusebios Praeparatio Evangelica\newline \textbf{Eus_Pr_Ev}</text:p>
          </table:table-cell>
        </table:table-row>
        <table:table-row table:style-name="ro1">
          <table:table-cell office:value-type="string">
            <text:p>Eust.</text:p>
          </table:table-cell>
          <table:table-cell/>
          <table:table-cell office:value-type="string">
            <text:p>Eustathios</text:p>
          </table:table-cell>
          <table:table-cell/>
          <table:table-cell office:value-type="string">
            <text:p>Eust.</text:p>
          </table:table-cell>
          <table:table-cell office:value-type="string">
            <text:p>Eust</text:p>
          </table:table-cell>
          <table:table-cell table:formula="of:=&quot;{&quot;&amp;[.C257]&amp;&quot;}&quot;" office:value-type="string" office:string-value="{Eustathios}">
            <text:p>{Eustath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7]&amp;&quot;,&quot;&amp;&quot;author ={&quot;&amp;[.G257]&amp;&quot;}, title ={&quot;&amp;[.D257]&amp;&quot;}, publisher = HUP, location = {Cambridge, MA and London}, year = {&quot;&amp; [.K257] &amp; &quot;}, volume = {&quot; &amp; [.M257] &amp;&quot;}, series = LCL-lang, shortseries = LCL-kurz, origtitle = {&quot; &amp; [.D257] &amp; &quot;}, origlanguage = {&quot; &amp; [.J257] &amp; &quot;}, translator = {&quot; &amp; [.N257] &amp; &quot;}, editor = {&quot; &amp; [.O257] &amp; &quot;}, shorthand = {&quot; &amp; [.E257]&amp; &quot;}, shortauthor = {&quot; &amp; [.C257]&amp; &quot;}, keywords = {ancient}, options = {antik},&quot;&amp;&quot;}&quot;" office:value-type="string" office:string-value="@Book{Eust,author ={{Eustathios}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">
            <text:p>@Book{Eust,author ={{Eustathios}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</text:p>
          </table:table-cell>
          <table:table-cell table:formula="of:=&quot;@Book{&quot; &amp;[.F257] &amp; &quot;,author ={&quot; &amp; [.G257] &amp;&quot;},  origtitle = {&quot; &amp; [.D257] &amp;&quot; }, shorthand = {&quot; &amp; [.E257]&amp;&quot;}, shortauthor = {&quot;&amp; [.C257]&amp; &quot;}, keywords = {ancient}, options = {antik}}&quot;" office:value-type="string" office:string-value="@Book{Eust,author ={{Eustathios}},  origtitle = { }, shorthand = {Eust.}, shortauthor = {Eustathios}, keywords = {ancient}, options = {antik}}">
            <text:p>@Book{Eust,author ={{Eustathios}}, <text:s/>origtitle = { }, shorthand = {Eust.}, shortauthor = {Eustathios}, keywords = {ancient}, options = {antik}}</text:p>
          </table:table-cell>
          <table:table-cell table:formula="of:=&quot;\item[&quot;&amp;[.E257] &amp; &quot;] &quot; &amp;[.C257]&amp; &quot; &quot; &amp;[.D257] &amp; &quot;\newline \textbf{&quot; &amp; [.F257] &amp;&quot;}&quot;" office:value-type="string" office:string-value="\item[Eust.] Eustathios \newline \textbf{Eust}">
            <text:p>\item[Eust.] Eustathios \newline \textbf{Eust}</text:p>
          </table:table-cell>
        </table:table-row>
        <table:table-row table:style-name="ro1">
          <table:table-cell office:value-type="string">
            <text:p>Eutr.</text:p>
          </table:table-cell>
          <table:table-cell/>
          <table:table-cell office:value-type="string">
            <text:p>Eutropius</text:p>
          </table:table-cell>
          <table:table-cell/>
          <table:table-cell office:value-type="string">
            <text:p>Eutr.</text:p>
          </table:table-cell>
          <table:table-cell office:value-type="string">
            <text:p>Eutr</text:p>
          </table:table-cell>
          <table:table-cell table:formula="of:=&quot;{&quot;&amp;[.C258]&amp;&quot;}&quot;" office:value-type="string" office:string-value="{Eutropius}">
            <text:p>{Eutrop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8]&amp;&quot;,&quot;&amp;&quot;author ={&quot;&amp;[.G258]&amp;&quot;}, title ={&quot;&amp;[.D258]&amp;&quot;}, publisher = HUP, location = {Cambridge, MA and London}, year = {&quot;&amp; [.K258] &amp; &quot;}, volume = {&quot; &amp; [.M258] &amp;&quot;}, series = LCL-lang, shortseries = LCL-kurz, origtitle = {&quot; &amp; [.D258] &amp; &quot;}, origlanguage = {&quot; &amp; [.J258] &amp; &quot;}, translator = {&quot; &amp; [.N258] &amp; &quot;}, editor = {&quot; &amp; [.O258] &amp; &quot;}, shorthand = {&quot; &amp; [.E258]&amp; &quot;}, shortauthor = {&quot; &amp; [.C258]&amp; &quot;}, keywords = {ancient}, options = {antik},&quot;&amp;&quot;}&quot;" office:value-type="string" office:string-value="@Book{Eutr,author ={{Eutropius}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">
            <text:p>@Book{Eutr,author ={{Eutropius}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</text:p>
          </table:table-cell>
          <table:table-cell table:formula="of:=&quot;@Book{&quot; &amp;[.F258] &amp; &quot;,author ={&quot; &amp; [.G258] &amp;&quot;},  origtitle = {&quot; &amp; [.D258] &amp;&quot; }, shorthand = {&quot; &amp; [.E258]&amp;&quot;}, shortauthor = {&quot;&amp; [.C258]&amp; &quot;}, keywords = {ancient}, options = {antik}}&quot;" office:value-type="string" office:string-value="@Book{Eutr,author ={{Eutropius}},  origtitle = { }, shorthand = {Eutr.}, shortauthor = {Eutropius}, keywords = {ancient}, options = {antik}}">
            <text:p>@Book{Eutr,author ={{Eutropius}}, <text:s/>origtitle = { }, shorthand = {Eutr.}, shortauthor = {Eutropius}, keywords = {ancient}, options = {antik}}</text:p>
          </table:table-cell>
          <table:table-cell table:formula="of:=&quot;\item[&quot;&amp;[.E258] &amp; &quot;] &quot; &amp;[.C258]&amp; &quot; &quot; &amp;[.D258] &amp; &quot;\newline \textbf{&quot; &amp; [.F258] &amp;&quot;}&quot;" office:value-type="string" office:string-value="\item[Eutr.] Eutropius \newline \textbf{Eutr}">
            <text:p>\item[Eutr.] Eutropius \newline \textbf{Eutr}</text:p>
          </table:table-cell>
        </table:table-row>
        <table:table-row table:style-name="ro1">
          <table:table-cell office:value-type="string">
            <text:p>Fest.</text:p>
          </table:table-cell>
          <table:table-cell/>
          <table:table-cell office:value-type="string">
            <text:p>Festus</text:p>
          </table:table-cell>
          <table:table-cell/>
          <table:table-cell office:value-type="string">
            <text:p>Fest.</text:p>
          </table:table-cell>
          <table:table-cell office:value-type="string">
            <text:p>Fest</text:p>
          </table:table-cell>
          <table:table-cell office:value-type="string">
            <text:p>Pompeius Festus, {Sex}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9]&amp;&quot;,&quot;&amp;&quot;author ={&quot;&amp;[.G259]&amp;&quot;}, title ={&quot;&amp;[.D259]&amp;&quot;}, publisher = HUP, location = {Cambridge, MA and London}, year = {&quot;&amp; [.K259] &amp; &quot;}, volume = {&quot; &amp; [.M259] &amp;&quot;}, series = LCL-lang, shortseries = LCL-kurz, origtitle = {&quot; &amp; [.D259] &amp; &quot;}, origlanguage = {&quot; &amp; [.J259] &amp; &quot;}, translator = {&quot; &amp; [.N259] &amp; &quot;}, editor = {&quot; &amp; [.O259] &amp; &quot;}, shorthand = {&quot; &amp; [.E259]&amp; &quot;}, shortauthor = {&quot; &amp; [.C259]&amp; &quot;}, keywords = {ancient}, options = {antik},&quot;&amp;&quot;}&quot;" office:value-type="string" office:string-value="@Book{Fest,author ={Pompeius Festus, {Sex}tus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">
            <text:p>@Book{Fest,author ={Pompeius Festus, {Sex}tus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</text:p>
          </table:table-cell>
          <table:table-cell table:formula="of:=&quot;@Book{&quot; &amp;[.F259] &amp; &quot;,author ={&quot; &amp; [.G259] &amp;&quot;},  origtitle = {&quot; &amp; [.D259] &amp;&quot; }, shorthand = {&quot; &amp; [.E259]&amp;&quot;}, shortauthor = {&quot;&amp; [.C259]&amp; &quot;}, keywords = {ancient}, options = {antik}}&quot;" office:value-type="string" office:string-value="@Book{Fest,author ={Pompeius Festus, {Sex}tus},  origtitle = { }, shorthand = {Fest.}, shortauthor = {Festus}, keywords = {ancient}, options = {antik}}">
            <text:p>@Book{Fest,author ={Pompeius Festus, {Sex}tus}, <text:s/>origtitle = { }, shorthand = {Fest.}, shortauthor = {Festus}, keywords = {ancient}, options = {antik}}</text:p>
          </table:table-cell>
          <table:table-cell table:formula="of:=&quot;\item[&quot;&amp;[.E259] &amp; &quot;] &quot; &amp;[.C259]&amp; &quot; &quot; &amp;[.D259] &amp; &quot;\newline \textbf{&quot; &amp; [.F259] &amp;&quot;}&quot;" office:value-type="string" office:string-value="\item[Fest.] Festus \newline \textbf{Fest}">
            <text:p>\item[Fest.] Festus \newline \textbf{Fest}</text:p>
          </table:table-cell>
        </table:table-row>
        <table:table-row table:style-name="ro1">
          <table:table-cell office:value-type="string">
            <text:p>Flor.</text:p>
          </table:table-cell>
          <table:table-cell office:value-type="string">
            <text:p>epit.</text:p>
          </table:table-cell>
          <table:table-cell office:value-type="string">
            <text:p>Florus</text:p>
          </table:table-cell>
          <table:table-cell office:value-type="string">
            <text:p>epitoma de Tito Livio</text:p>
          </table:table-cell>
          <table:table-cell office:value-type="string">
            <text:p>Flor. <text:s/>epit.</text:p>
          </table:table-cell>
          <table:table-cell office:value-type="string">
            <text:p>Flor_epit</text:p>
          </table:table-cell>
          <table:table-cell office:value-type="string">
            <text:p>Annius Flor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0]&amp;&quot;,&quot;&amp;&quot;author ={&quot;&amp;[.G260]&amp;&quot;}, title ={&quot;&amp;[.D260]&amp;&quot;}, publisher = HUP, location = {Cambridge, MA and London}, year = {&quot;&amp; [.K260] &amp; &quot;}, volume = {&quot; &amp; [.M260] &amp;&quot;}, series = LCL-lang, shortseries = LCL-kurz, origtitle = {&quot; &amp; [.D260] &amp; &quot;}, origlanguage = {&quot; &amp; [.J260] &amp; &quot;}, translator = {&quot; &amp; [.N260] &amp; &quot;}, editor = {&quot; &amp; [.O260] &amp; &quot;}, shorthand = {&quot; &amp; [.E260]&amp; &quot;}, shortauthor = {&quot; &amp; [.C260]&amp; &quot;}, keywords = {ancient}, options = {antik},&quot;&amp;&quot;}&quot;" office:value-type="string" office:string-value="@Book{Flor_epit,author ={Annius Florus, Publius}, title ={epitoma de Tito Livio}, publisher = HUP, location = {Cambridge, MA and London}, year = {}, volume = {}, series = LCL-lang, shortseries = LCL-kurz, origtitle = {epitoma de Tito Livio}, origlanguage = {}, translator = {}, editor = {}, shorthand = {Flor.  epit.}, shortauthor = {Florus}, keywords = {ancient}, options = {antik},}">
            <text:p>@Book{Flor_epit,author ={Annius Florus, Publius}, title ={epitoma de Tito Livio}, publisher = HUP, location = {Cambridge, MA and London}, year = {}, volume = {}, series = LCL-lang, shortseries = LCL-kurz, origtitle = {epitoma de Tito Livio}, origlanguage = {}, translator = {}, editor = {}, shorthand = {Flor. <text:s/>epit.}, shortauthor = {Florus}, keywords = {ancient}, options = {antik},}</text:p>
          </table:table-cell>
          <table:table-cell table:formula="of:=&quot;@Book{&quot; &amp;[.F260] &amp; &quot;,author ={&quot; &amp; [.G260] &amp;&quot;},  origtitle = {&quot; &amp; [.D260] &amp;&quot; }, shorthand = {&quot; &amp; [.E260]&amp;&quot;}, shortauthor = {&quot;&amp; [.C260]&amp; &quot;}, keywords = {ancient}, options = {antik}}&quot;" office:value-type="string" office:string-value="@Book{Flor_epit,author ={Annius Florus, Publius},  origtitle = {epitoma de Tito Livio }, shorthand = {Flor.  epit.}, shortauthor = {Florus}, keywords = {ancient}, options = {antik}}">
            <text:p>@Book{Flor_epit,author ={Annius Florus, Publius}, <text:s/>origtitle = {epitoma de Tito Livio }, shorthand = {Flor. <text:s/>epit.}, shortauthor = {Florus}, keywords = {ancient}, options = {antik}}</text:p>
          </table:table-cell>
          <table:table-cell table:formula="of:=&quot;\item[&quot;&amp;[.E260] &amp; &quot;] &quot; &amp;[.C260]&amp; &quot; &quot; &amp;[.D260] &amp; &quot;\newline \textbf{&quot; &amp; [.F260] &amp;&quot;}&quot;" office:value-type="string" office:string-value="\item[Flor.  epit.] Florus epitoma de Tito Livio\newline \textbf{Flor_epit}">
            <text:p>\item[Flor. <text:s/>epit.] Florus epitoma de Tito Livio\newline \textbf{Flor_epit}</text:p>
          </table:table-cell>
        </table:table-row>
        <table:table-row table:style-name="ro1">
          <table:table-cell office:value-type="string">
            <text:p>Frontin.</text:p>
          </table:table-cell>
          <table:table-cell office:value-type="string">
            <text:p>aqu. strat.</text:p>
          </table:table-cell>
          <table:table-cell office:value-type="string">
            <text:p>Frontin</text:p>
          </table:table-cell>
          <table:table-cell office:value-type="string">
            <text:p>de aquae ductu urbis Romae strategemata</text:p>
          </table:table-cell>
          <table:table-cell office:value-type="string">
            <text:p>Frontin. aqu. strat.</text:p>
          </table:table-cell>
          <table:table-cell office:value-type="string">
            <text:p>Frontin_aqu_strat</text:p>
          </table:table-cell>
          <table:table-cell office:value-type="string">
            <text:p>Fron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1]&amp;&quot;,&quot;&amp;&quot;author ={&quot;&amp;[.G261]&amp;&quot;}, title ={&quot;&amp;[.D261]&amp;&quot;}, publisher = HUP, location = {Cambridge, MA and London}, year = {&quot;&amp; [.K261] &amp; &quot;}, volume = {&quot; &amp; [.M261] &amp;&quot;}, series = LCL-lang, shortseries = LCL-kurz, origtitle = {&quot; &amp; [.D261] &amp; &quot;}, origlanguage = {&quot; &amp; [.J261] &amp; &quot;}, translator = {&quot; &amp; [.N261] &amp; &quot;}, editor = {&quot; &amp; [.O261] &amp; &quot;}, shorthand = {&quot; &amp; [.E261]&amp; &quot;}, shortauthor = {&quot; &amp; [.C261]&amp; &quot;}, keywords = {ancient}, options = {antik},&quot;&amp;&quot;}&quot;" office:value-type="string" office:string-value="@Book{Frontin_aqu_strat,author ={Frontinus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}, keywords = {ancient}, options = {antik},}">
            <text:p>@Book{Frontin_aqu_strat,author ={Frontinus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}, keywords = {ancient}, options = {antik},}</text:p>
          </table:table-cell>
          <table:table-cell table:formula="of:=&quot;@Book{&quot; &amp;[.F261] &amp; &quot;,author ={&quot; &amp; [.G261] &amp;&quot;},  origtitle = {&quot; &amp; [.D261] &amp;&quot; }, shorthand = {&quot; &amp; [.E261]&amp;&quot;}, shortauthor = {&quot;&amp; [.C261]&amp; &quot;}, keywords = {ancient}, options = {antik}}&quot;" office:value-type="string" office:string-value="@Book{Frontin_aqu_strat,author ={Frontinus},  origtitle = {de aquae ductu urbis Romae strategemata }, shorthand = {Frontin. aqu. strat.}, shortauthor = {Frontin}, keywords = {ancient}, options = {antik}}">
            <text:p>@Book{Frontin_aqu_strat,author ={Frontinus}, <text:s/>origtitle = {de aquae ductu urbis Romae strategemata }, shorthand = {Frontin. aqu. strat.}, shortauthor = {Frontin}, keywords = {ancient}, options = {antik}}</text:p>
          </table:table-cell>
          <table:table-cell table:formula="of:=&quot;\item[&quot;&amp;[.E261] &amp; &quot;] &quot; &amp;[.C261]&amp; &quot; &quot; &amp;[.D261] &amp; &quot;\newline \textbf{&quot; &amp; [.F261] &amp;&quot;}&quot;" office:value-type="string" office:string-value="\item[Frontin. aqu. strat.] Frontin de aquae ductu urbis Romae strategemata\newline \textbf{Frontin_aqu_strat}">
            <text:p>\item[Frontin. aqu. strat.] Frontin de aquae ductu urbis Romae strategemata\newline \textbf{Frontin_aqu_strat}</text:p>
          </table:table-cell>
        </table:table-row>
        <table:table-row table:style-name="ro1">
          <table:table-cell office:value-type="string">
            <text:p>Fulg.</text:p>
          </table:table-cell>
          <table:table-cell/>
          <table:table-cell office:value-type="string">
            <text:p>Fulgentius Afer</text:p>
          </table:table-cell>
          <table:table-cell/>
          <table:table-cell office:value-type="string">
            <text:p>Fulg.</text:p>
          </table:table-cell>
          <table:table-cell office:value-type="string">
            <text:p>Fulg</text:p>
          </table:table-cell>
          <table:table-cell table:formula="of:=&quot;{&quot;&amp;[.C262]&amp;&quot;}&quot;" office:value-type="string" office:string-value="{Fulgentius Afer}">
            <text:p>{Fulgentius Afe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2]&amp;&quot;,&quot;&amp;&quot;author ={&quot;&amp;[.G262]&amp;&quot;}, title ={&quot;&amp;[.D262]&amp;&quot;}, publisher = HUP, location = {Cambridge, MA and London}, year = {&quot;&amp; [.K262] &amp; &quot;}, volume = {&quot; &amp; [.M262] &amp;&quot;}, series = LCL-lang, shortseries = LCL-kurz, origtitle = {&quot; &amp; [.D262] &amp; &quot;}, origlanguage = {&quot; &amp; [.J262] &amp; &quot;}, translator = {&quot; &amp; [.N262] &amp; &quot;}, editor = {&quot; &amp; [.O262] &amp; &quot;}, shorthand = {&quot; &amp; [.E262]&amp; &quot;}, shortauthor = {&quot; &amp; [.C262]&amp; &quot;}, keywords = {ancient}, options = {antik},&quot;&amp;&quot;}&quot;" office:value-type="string" office:string-value="@Book{Fulg,author ={{Fulgentius Afer}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">
            <text:p>@Book{Fulg,author ={{Fulgentius Afer}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</text:p>
          </table:table-cell>
          <table:table-cell table:formula="of:=&quot;@Book{&quot; &amp;[.F262] &amp; &quot;,author ={&quot; &amp; [.G262] &amp;&quot;},  origtitle = {&quot; &amp; [.D262] &amp;&quot; }, shorthand = {&quot; &amp; [.E262]&amp;&quot;}, shortauthor = {&quot;&amp; [.C262]&amp; &quot;}, keywords = {ancient}, options = {antik}}&quot;" office:value-type="string" office:string-value="@Book{Fulg,author ={{Fulgentius Afer}},  origtitle = { }, shorthand = {Fulg.}, shortauthor = {Fulgentius Afer}, keywords = {ancient}, options = {antik}}">
            <text:p>@Book{Fulg,author ={{Fulgentius Afer}}, <text:s/>origtitle = { }, shorthand = {Fulg.}, shortauthor = {Fulgentius Afer}, keywords = {ancient}, options = {antik}}</text:p>
          </table:table-cell>
          <table:table-cell table:formula="of:=&quot;\item[&quot;&amp;[.E262] &amp; &quot;] &quot; &amp;[.C262]&amp; &quot; &quot; &amp;[.D262] &amp; &quot;\newline \textbf{&quot; &amp; [.F262] &amp;&quot;}&quot;" office:value-type="string" office:string-value="\item[Fulg.] Fulgentius Afer \newline \textbf{Fulg}">
            <text:p>\item[Fulg.] Fulgentius Afer \newline \textbf{Fulg}</text:p>
          </table:table-cell>
        </table:table-row>
        <table:table-row table:style-name="ro1">
          <table:table-cell office:value-type="string">
            <text:p>Gal</text:p>
          </table:table-cell>
          <table:table-cell/>
          <table:table-cell/>
          <table:table-cell office:value-type="string">
            <text:p>Galaterbrief</text:p>
          </table:table-cell>
          <table:table-cell office:value-type="string">
            <text:p>Ga.</text:p>
          </table:table-cell>
          <table:table-cell office:value-type="string">
            <text:p>Ga</text:p>
          </table:table-cell>
          <table:table-cell table:formula="of:=&quot;{&quot;&amp;[.D263]&amp;&quot;}&quot;" office:value-type="string" office:string-value="{Galaterbrief}">
            <text:p>{Galaterbrief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3]&amp;&quot;,&quot;&amp;&quot;author ={&quot;&amp;[.G263]&amp;&quot;}, title ={&quot;&amp;[.D263]&amp;&quot;}, publisher = HUP, location = {Cambridge, MA and London}, year = {&quot;&amp; [.K263] &amp; &quot;}, volume = {&quot; &amp; [.M263] &amp;&quot;}, series = LCL-lang, shortseries = LCL-kurz, origtitle = {&quot; &amp; [.D263] &amp; &quot;}, origlanguage = {&quot; &amp; [.J263] &amp; &quot;}, translator = {&quot; &amp; [.N263] &amp; &quot;}, editor = {&quot; &amp; [.O263] &amp; &quot;}, shorthand = {&quot; &amp; [.E263]&amp; &quot;}, shortauthor = {&quot; &amp; [.D263]&amp; &quot;}, keywords = {ancient}, options = {antik},&quot;&amp;&quot;}&quot;" office:value-type="string" office:string-value="@Book{Ga,author ={{Galaterbrief}}, title ={Galaterbrief}, publisher = HUP, location = {Cambridge, MA and London}, year = {}, volume = {}, series = LCL-lang, shortseries = LCL-kurz, origtitle = {Galaterbrief}, origlanguage = {}, translator = {}, editor = {}, shorthand = {Ga.}, shortauthor = {Galaterbrief}, keywords = {ancient}, options = {antik},}">
            <text:p>@Book{Ga,author ={{Galaterbrief}}, title ={Galaterbrief}, publisher = HUP, location = {Cambridge, MA and London}, year = {}, volume = {}, series = LCL-lang, shortseries = LCL-kurz, origtitle = {Galaterbrief}, origlanguage = {}, translator = {}, editor = {}, shorthand = {Ga.}, shortauthor = {Galaterbrief}, keywords = {ancient}, options = {antik},}</text:p>
          </table:table-cell>
          <table:table-cell table:formula="of:=&quot;@Book{&quot; &amp;[.F263] &amp; &quot;,author ={&quot; &amp; [.G263] &amp;&quot;},  origtitle = {&quot; &amp; [.D263] &amp;&quot; }, shorthand = {&quot; &amp; [.E263]&amp;&quot;}, shortauthor = {&quot;&amp; [.D263]&amp; &quot;}, keywords = {ancient}, options = {antik}}&quot;" office:value-type="string" office:string-value="@Book{Ga,author ={{Galaterbrief}},  origtitle = {Galaterbrief }, shorthand = {Ga.}, shortauthor = {Galaterbrief}, keywords = {ancient}, options = {antik}}">
            <text:p>@Book{Ga,author ={{Galaterbrief}}, <text:s/>origtitle = {Galaterbrief }, shorthand = {Ga.}, shortauthor = {Galaterbrief}, keywords = {ancient}, options = {antik}}</text:p>
          </table:table-cell>
          <table:table-cell table:formula="of:=&quot;\item[&quot;&amp;[.E263] &amp; &quot;] &quot; &amp;[.C263]&amp; &quot; &quot; &amp;[.D263] &amp; &quot;\newline \textbf{&quot; &amp; [.F263] &amp;&quot;}&quot;" office:value-type="string" office:string-value="\item[Ga.]  Galaterbrief\newline \textbf{Ga}">
            <text:p>\item[Ga.] <text:s/>Galaterbrief\newline \textbf{Ga}</text:p>
          </table:table-cell>
        </table:table-row>
        <table:table-row table:style-name="ro2">
          <table:table-cell office:value-type="string">
            <text:p>Gal.</text:p>
          </table:table-cell>
          <table:table-cell/>
          <table:table-cell office:value-type="string">
            <text:p>Galen</text:p>
          </table:table-cell>
          <table:table-cell/>
          <table:table-cell office:value-type="string">
            <text:p>Gal.</text:p>
          </table:table-cell>
          <table:table-cell office:value-type="string">
            <text:p>Gal</text:p>
          </table:table-cell>
          <table:table-cell table:style-name="ce1" office:value-type="string">
            <text:p><text:s/>Aelius Galen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4]&amp;&quot;,&quot;&amp;&quot;author ={&quot;&amp;[.G264]&amp;&quot;}, title ={&quot;&amp;[.D264]&amp;&quot;}, publisher = HUP, location = {Cambridge, MA and London}, year = {&quot;&amp; [.K264] &amp; &quot;}, volume = {&quot; &amp; [.M264] &amp;&quot;}, series = LCL-lang, shortseries = LCL-kurz, origtitle = {&quot; &amp; [.D264] &amp; &quot;}, origlanguage = {&quot; &amp; [.J264] &amp; &quot;}, translator = {&quot; &amp; [.N264] &amp; &quot;}, editor = {&quot; &amp; [.O264] &amp; &quot;}, shorthand = {&quot; &amp; [.E264]&amp; &quot;}, shortauthor = {&quot; &amp; [.C264]&amp; &quot;}, keywords = {ancient}, options = {antik},&quot;&amp;&quot;}&quot;" office:value-type="string" office:string-value="@Book{Gal,author ={ Aelius Galenus }, title ={}, publisher = HUP, location = {Cambridge, MA and London}, year = {}, volume = {}, series = LCL-lang, shortseries = LCL-kurz, origtitle = {}, origlanguage = {}, translator = {}, editor = {}, shorthand = {Gal.}, shortauthor = {Galen}, keywords = {ancient}, options = {antik},}">
            <text:p>@Book{Gal,author ={ Aelius Galenus }, title ={}, publisher = HUP, location = {Cambridge, MA and London}, year = {}, volume = {}, series = LCL-lang, shortseries = LCL-kurz, origtitle = {}, origlanguage = {}, translator = {}, editor = {}, shorthand = {Gal.}, shortauthor = {Galen}, keywords = {ancient}, options = {antik},}</text:p>
          </table:table-cell>
          <table:table-cell table:formula="of:=&quot;@Book{&quot; &amp;[.F264] &amp; &quot;,author ={&quot; &amp; [.G264] &amp;&quot;},  origtitle = {&quot; &amp; [.D264] &amp;&quot; }, shorthand = {&quot; &amp; [.E264]&amp;&quot;}, shortauthor = {&quot;&amp; [.C264]&amp; &quot;}, keywords = {ancient}, options = {antik}}&quot;" office:value-type="string" office:string-value="@Book{Gal,author ={ Aelius Galenus },  origtitle = { }, shorthand = {Gal.}, shortauthor = {Galen}, keywords = {ancient}, options = {antik}}">
            <text:p>@Book{Gal,author ={ Aelius Galenus }, <text:s/>origtitle = { }, shorthand = {Gal.}, shortauthor = {Galen}, keywords = {ancient}, options = {antik}}</text:p>
          </table:table-cell>
          <table:table-cell table:formula="of:=&quot;\item[&quot;&amp;[.E264] &amp; &quot;] &quot; &amp;[.C264]&amp; &quot; &quot; &amp;[.D264] &amp; &quot;\newline \textbf{&quot; &amp; [.F264] &amp;&quot;}&quot;" office:value-type="string" office:string-value="\item[Gal.] Galen \newline \textbf{Gal}">
            <text:p>\item[Gal.] Galen \newline \textbf{Gal}</text:p>
          </table:table-cell>
        </table:table-row>
        <table:table-row table:style-name="ro1">
          <table:table-cell office:value-type="string">
            <text:p>Gell.</text:p>
          </table:table-cell>
          <table:table-cell/>
          <table:table-cell office:value-type="string">
            <text:p>Gellius</text:p>
          </table:table-cell>
          <table:table-cell office:value-type="string">
            <text:p>noctes Atticae</text:p>
          </table:table-cell>
          <table:table-cell office:value-type="string">
            <text:p>Gell.</text:p>
          </table:table-cell>
          <table:table-cell office:value-type="string">
            <text:p>Gell</text:p>
          </table:table-cell>
          <table:table-cell office:value-type="string">
            <text:p>Aulus Gel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5]&amp;&quot;,&quot;&amp;&quot;author ={&quot;&amp;[.G265]&amp;&quot;}, title ={&quot;&amp;[.D265]&amp;&quot;}, publisher = HUP, location = {Cambridge, MA and London}, year = {&quot;&amp; [.K265] &amp; &quot;}, volume = {&quot; &amp; [.M265] &amp;&quot;}, series = LCL-lang, shortseries = LCL-kurz, origtitle = {&quot; &amp; [.D265] &amp; &quot;}, origlanguage = {&quot; &amp; [.J265] &amp; &quot;}, translator = {&quot; &amp; [.N265] &amp; &quot;}, editor = {&quot; &amp; [.O265] &amp; &quot;}, shorthand = {&quot; &amp; [.E265]&amp; &quot;}, shortauthor = {&quot; &amp; [.C265]&amp; &quot;}, keywords = {ancient}, options = {antik},&quot;&amp;&quot;}&quot;" office:value-type="string" office:string-value="@Book{Gell,author ={Aulus Gellius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">
            <text:p>@Book{Gell,author ={Aulus Gellius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</text:p>
          </table:table-cell>
          <table:table-cell table:formula="of:=&quot;@Book{&quot; &amp;[.F265] &amp; &quot;,author ={&quot; &amp; [.G265] &amp;&quot;},  origtitle = {&quot; &amp; [.D265] &amp;&quot; }, shorthand = {&quot; &amp; [.E265]&amp;&quot;}, shortauthor = {&quot;&amp; [.C265]&amp; &quot;}, keywords = {ancient}, options = {antik}}&quot;" office:value-type="string" office:string-value="@Book{Gell,author ={Aulus Gellius},  origtitle = {noctes Atticae }, shorthand = {Gell.}, shortauthor = {Gellius}, keywords = {ancient}, options = {antik}}">
            <text:p>@Book{Gell,author ={Aulus Gellius}, <text:s/>origtitle = {noctes Atticae }, shorthand = {Gell.}, shortauthor = {Gellius}, keywords = {ancient}, options = {antik}}</text:p>
          </table:table-cell>
          <table:table-cell table:formula="of:=&quot;\item[&quot;&amp;[.E265] &amp; &quot;] &quot; &amp;[.C265]&amp; &quot; &quot; &amp;[.D265] &amp; &quot;\newline \textbf{&quot; &amp; [.F265] &amp;&quot;}&quot;" office:value-type="string" office:string-value="\item[Gell.] Gellius noctes Atticae\newline \textbf{Gell}">
            <text:p>\item[Gell.] Gellius noctes Atticae\newline \textbf{Gell}</text:p>
          </table:table-cell>
        </table:table-row>
        <table:table-row table:style-name="ro1">
          <table:table-cell office:value-type="string">
            <text:p>Gorg.</text:p>
          </table:table-cell>
          <table:table-cell/>
          <table:table-cell office:value-type="string">
            <text:p>Gorgias</text:p>
          </table:table-cell>
          <table:table-cell/>
          <table:table-cell office:value-type="string">
            <text:p>Gorg.</text:p>
          </table:table-cell>
          <table:table-cell office:value-type="string">
            <text:p>Gorg</text:p>
          </table:table-cell>
          <table:table-cell table:formula="of:=&quot;{&quot;&amp;[.C266]&amp;&quot;}&quot;" office:value-type="string" office:string-value="{Gorgias}">
            <text:p>{Gorgi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6]&amp;&quot;,&quot;&amp;&quot;author ={&quot;&amp;[.G266]&amp;&quot;}, title ={&quot;&amp;[.D266]&amp;&quot;}, publisher = HUP, location = {Cambridge, MA and London}, year = {&quot;&amp; [.K266] &amp; &quot;}, volume = {&quot; &amp; [.M266] &amp;&quot;}, series = LCL-lang, shortseries = LCL-kurz, origtitle = {&quot; &amp; [.D266] &amp; &quot;}, origlanguage = {&quot; &amp; [.J266] &amp; &quot;}, translator = {&quot; &amp; [.N266] &amp; &quot;}, editor = {&quot; &amp; [.O266] &amp; &quot;}, shorthand = {&quot; &amp; [.E266]&amp; &quot;}, shortauthor = {&quot; &amp; [.C266]&amp; &quot;}, keywords = {ancient}, options = {antik},&quot;&amp;&quot;}&quot;" office:value-type="string" office:string-value="@Book{Gorg,author ={{Gorgias}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">
            <text:p>@Book{Gorg,author ={{Gorgias}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</text:p>
          </table:table-cell>
          <table:table-cell table:formula="of:=&quot;@Book{&quot; &amp;[.F266] &amp; &quot;,author ={&quot; &amp; [.G266] &amp;&quot;},  origtitle = {&quot; &amp; [.D266] &amp;&quot; }, shorthand = {&quot; &amp; [.E266]&amp;&quot;}, shortauthor = {&quot;&amp; [.C266]&amp; &quot;}, keywords = {ancient}, options = {antik}}&quot;" office:value-type="string" office:string-value="@Book{Gorg,author ={{Gorgias}},  origtitle = { }, shorthand = {Gorg.}, shortauthor = {Gorgias}, keywords = {ancient}, options = {antik}}">
            <text:p>@Book{Gorg,author ={{Gorgias}}, <text:s/>origtitle = { }, shorthand = {Gorg.}, shortauthor = {Gorgias}, keywords = {ancient}, options = {antik}}</text:p>
          </table:table-cell>
          <table:table-cell table:formula="of:=&quot;\item[&quot;&amp;[.E266] &amp; &quot;] &quot; &amp;[.C266]&amp; &quot; &quot; &amp;[.D266] &amp; &quot;\newline \textbf{&quot; &amp; [.F266] &amp;&quot;}&quot;" office:value-type="string" office:string-value="\item[Gorg.] Gorgias \newline \textbf{Gorg}">
            <text:p>\item[Gorg.] Gorgias \newline \textbf{Gorg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dial.</text:p>
          </table:table-cell>
          <table:table-cell office:value-type="string">
            <text:p>Gregorius Magnus</text:p>
          </table:table-cell>
          <table:table-cell office:value-type="string">
            <text:p>dialogi (de miraculis patrum Italicorum)</text:p>
          </table:table-cell>
          <table:table-cell office:value-type="string">
            <text:p>Greg. M. dial.</text:p>
          </table:table-cell>
          <table:table-cell office:value-type="string">
            <text:p>Greg_M_dial</text:p>
          </table:table-cell>
          <table:table-cell table:formula="of:=&quot;{&quot;&amp;[.C267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7]&amp;&quot;,&quot;&amp;&quot;author ={&quot;&amp;[.G267]&amp;&quot;}, title ={&quot;&amp;[.D267]&amp;&quot;}, publisher = HUP, location = {Cambridge, MA and London}, year = {&quot;&amp; [.K267] &amp; &quot;}, volume = {&quot; &amp; [.M267] &amp;&quot;}, series = LCL-lang, shortseries = LCL-kurz, origtitle = {&quot; &amp; [.D267] &amp; &quot;}, origlanguage = {&quot; &amp; [.J267] &amp; &quot;}, translator = {&quot; &amp; [.N267] &amp; &quot;}, editor = {&quot; &amp; [.O267] &amp; &quot;}, shorthand = {&quot; &amp; [.E267]&amp; &quot;}, shortauthor = {&quot; &amp; [.C267]&amp; &quot;}, keywords = {ancient}, options = {antik},&quot;&amp;&quot;}&quot;" office:value-type="string" office:string-value="@Book{Greg_M_dial,author ={{Gregorius Magnus}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">
            <text:p>@Book{Greg_M_dial,author ={{Gregorius Magnus}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</text:p>
          </table:table-cell>
          <table:table-cell table:formula="of:=&quot;@Book{&quot; &amp;[.F267] &amp; &quot;,author ={&quot; &amp; [.G267] &amp;&quot;},  origtitle = {&quot; &amp; [.D267] &amp;&quot; }, shorthand = {&quot; &amp; [.E267]&amp;&quot;}, shortauthor = {&quot;&amp; [.C267]&amp; &quot;}, keywords = {ancient}, options = {antik}}&quot;" office:value-type="string" office:string-value="@Book{Greg_M_dial,author ={{Gregorius Magnus}},  origtitle = {dialogi (de miraculis patrum Italicorum) }, shorthand = {Greg. M. dial.}, shortauthor = {Gregorius Magnus}, keywords = {ancient}, options = {antik}}">
            <text:p>@Book{Greg_M_dial,author ={{Gregorius Magnus}}, <text:s/>origtitle = {dialogi (de miraculis patrum Italicorum) }, shorthand = {Greg. M. dial.}, shortauthor = {Gregorius Magnus}, keywords = {ancient}, options = {antik}}</text:p>
          </table:table-cell>
          <table:table-cell table:formula="of:=&quot;\item[&quot;&amp;[.E267] &amp; &quot;] &quot; &amp;[.C267]&amp; &quot; &quot; &amp;[.D267] &amp; &quot;\newline \textbf{&quot; &amp; [.F267] &amp;&quot;}&quot;" office:value-type="string" office:string-value="\item[Greg. M. dial.] Gregorius Magnus dialogi (de miraculis patrum Italicorum)\newline \textbf{Greg_M_dial}">
            <text:p>\item[Greg. M. dial.] Gregorius Magnus dialogi (de miraculis patrum Italicorum)\newline \textbf{Greg_M_dial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epist.</text:p>
          </table:table-cell>
          <table:table-cell office:value-type="string">
            <text:p>Gregorius Magnus</text:p>
          </table:table-cell>
          <table:table-cell office:value-type="string">
            <text:p>epistulae</text:p>
          </table:table-cell>
          <table:table-cell office:value-type="string">
            <text:p>Greg. M. epist.</text:p>
          </table:table-cell>
          <table:table-cell office:value-type="string">
            <text:p>Greg_M_epist</text:p>
          </table:table-cell>
          <table:table-cell table:formula="of:=&quot;{&quot;&amp;[.C268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8]&amp;&quot;,&quot;&amp;&quot;author ={&quot;&amp;[.G268]&amp;&quot;}, title ={&quot;&amp;[.D268]&amp;&quot;}, publisher = HUP, location = {Cambridge, MA and London}, year = {&quot;&amp; [.K268] &amp; &quot;}, volume = {&quot; &amp; [.M268] &amp;&quot;}, series = LCL-lang, shortseries = LCL-kurz, origtitle = {&quot; &amp; [.D268] &amp; &quot;}, origlanguage = {&quot; &amp; [.J268] &amp; &quot;}, translator = {&quot; &amp; [.N268] &amp; &quot;}, editor = {&quot; &amp; [.O268] &amp; &quot;}, shorthand = {&quot; &amp; [.E268]&amp; &quot;}, shortauthor = {&quot; &amp; [.C268]&amp; &quot;}, keywords = {ancient}, options = {antik},&quot;&amp;&quot;}&quot;" office:value-type="string" office:string-value="@Book{Greg_M_epist,author ={{Gregorius Magnus}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">
            <text:p>@Book{Greg_M_epist,author ={{Gregorius Magnus}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</text:p>
          </table:table-cell>
          <table:table-cell table:formula="of:=&quot;@Book{&quot; &amp;[.F268] &amp; &quot;,author ={&quot; &amp; [.G268] &amp;&quot;},  origtitle = {&quot; &amp; [.D268] &amp;&quot; }, shorthand = {&quot; &amp; [.E268]&amp;&quot;}, shortauthor = {&quot;&amp; [.C268]&amp; &quot;}, keywords = {ancient}, options = {antik}}&quot;" office:value-type="string" office:string-value="@Book{Greg_M_epist,author ={{Gregorius Magnus}},  origtitle = {epistulae }, shorthand = {Greg. M. epist.}, shortauthor = {Gregorius Magnus}, keywords = {ancient}, options = {antik}}">
            <text:p>@Book{Greg_M_epist,author ={{Gregorius Magnus}}, <text:s/>origtitle = {epistulae }, shorthand = {Greg. M. epist.}, shortauthor = {Gregorius Magnus}, keywords = {ancient}, options = {antik}}</text:p>
          </table:table-cell>
          <table:table-cell table:formula="of:=&quot;\item[&quot;&amp;[.E268] &amp; &quot;] &quot; &amp;[.C268]&amp; &quot; &quot; &amp;[.D268] &amp; &quot;\newline \textbf{&quot; &amp; [.F268] &amp;&quot;}&quot;" office:value-type="string" office:string-value="\item[Greg. M. epist.] Gregorius Magnus epistulae\newline \textbf{Greg_M_epist}">
            <text:p>\item[Greg. M. epist.] Gregorius Magnus epistulae\newline \textbf{Greg_M_epist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past.</text:p>
          </table:table-cell>
          <table:table-cell office:value-type="string">
            <text:p>Gregorius Magnus</text:p>
          </table:table-cell>
          <table:table-cell office:value-type="string">
            <text:p>regula pastoralis</text:p>
          </table:table-cell>
          <table:table-cell office:value-type="string">
            <text:p>Greg. M. past.</text:p>
          </table:table-cell>
          <table:table-cell office:value-type="string">
            <text:p>Greg_M_past</text:p>
          </table:table-cell>
          <table:table-cell table:formula="of:=&quot;{&quot;&amp;[.C269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9]&amp;&quot;,&quot;&amp;&quot;author ={&quot;&amp;[.G269]&amp;&quot;}, title ={&quot;&amp;[.D269]&amp;&quot;}, publisher = HUP, location = {Cambridge, MA and London}, year = {&quot;&amp; [.K269] &amp; &quot;}, volume = {&quot; &amp; [.M269] &amp;&quot;}, series = LCL-lang, shortseries = LCL-kurz, origtitle = {&quot; &amp; [.D269] &amp; &quot;}, origlanguage = {&quot; &amp; [.J269] &amp; &quot;}, translator = {&quot; &amp; [.N269] &amp; &quot;}, editor = {&quot; &amp; [.O269] &amp; &quot;}, shorthand = {&quot; &amp; [.E269]&amp; &quot;}, shortauthor = {&quot; &amp; [.C269]&amp; &quot;}, keywords = {ancient}, options = {antik},&quot;&amp;&quot;}&quot;" office:value-type="string" office:string-value="@Book{Greg_M_past,author ={{Gregorius Magnus}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">
            <text:p>@Book{Greg_M_past,author ={{Gregorius Magnus}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</text:p>
          </table:table-cell>
          <table:table-cell table:formula="of:=&quot;@Book{&quot; &amp;[.F269] &amp; &quot;,author ={&quot; &amp; [.G269] &amp;&quot;},  origtitle = {&quot; &amp; [.D269] &amp;&quot; }, shorthand = {&quot; &amp; [.E269]&amp;&quot;}, shortauthor = {&quot;&amp; [.C269]&amp; &quot;}, keywords = {ancient}, options = {antik}}&quot;" office:value-type="string" office:string-value="@Book{Greg_M_past,author ={{Gregorius Magnus}},  origtitle = {regula pastoralis }, shorthand = {Greg. M. past.}, shortauthor = {Gregorius Magnus}, keywords = {ancient}, options = {antik}}">
            <text:p>@Book{Greg_M_past,author ={{Gregorius Magnus}}, <text:s/>origtitle = {regula pastoralis }, shorthand = {Greg. M. past.}, shortauthor = {Gregorius Magnus}, keywords = {ancient}, options = {antik}}</text:p>
          </table:table-cell>
          <table:table-cell table:formula="of:=&quot;\item[&quot;&amp;[.E269] &amp; &quot;] &quot; &amp;[.C269]&amp; &quot; &quot; &amp;[.D269] &amp; &quot;\newline \textbf{&quot; &amp; [.F269] &amp;&quot;}&quot;" office:value-type="string" office:string-value="\item[Greg. M. past.] Gregorius Magnus regula pastoralis\newline \textbf{Greg_M_past}">
            <text:p>\item[Greg. M. past.] Gregorius Magnus regula pastoralis\newline \textbf{Greg_M_past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epist.</text:p>
          </table:table-cell>
          <table:table-cell office:value-type="string">
            <text:p>Gregorius Nazianzienus</text:p>
          </table:table-cell>
          <table:table-cell office:value-type="string">
            <text:p>epistulae</text:p>
          </table:table-cell>
          <table:table-cell office:value-type="string">
            <text:p>Greg. Naz. epist.</text:p>
          </table:table-cell>
          <table:table-cell office:value-type="string">
            <text:p>Greg_Naz_epist</text:p>
          </table:table-cell>
          <table:table-cell table:formula="of:=&quot;{&quot;&amp;[.C270]&amp;&quot;}&quot;" office:value-type="string" office:string-value="{Gregorius Nazianzienus}">
            <text:p>{Gregorius Nazianz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0]&amp;&quot;,&quot;&amp;&quot;author ={&quot;&amp;[.G270]&amp;&quot;}, title ={&quot;&amp;[.D270]&amp;&quot;}, publisher = HUP, location = {Cambridge, MA and London}, year = {&quot;&amp; [.K270] &amp; &quot;}, volume = {&quot; &amp; [.M270] &amp;&quot;}, series = LCL-lang, shortseries = LCL-kurz, origtitle = {&quot; &amp; [.D270] &amp; &quot;}, origlanguage = {&quot; &amp; [.J270] &amp; &quot;}, translator = {&quot; &amp; [.N270] &amp; &quot;}, editor = {&quot; &amp; [.O270] &amp; &quot;}, shorthand = {&quot; &amp; [.E270]&amp; &quot;}, shortauthor = {&quot; &amp; [.C270]&amp; &quot;}, keywords = {ancient}, options = {antik},&quot;&amp;&quot;}&quot;" office:value-type="string" office:string-value="@Book{Greg_Naz_epist,author ={{Gregorius Nazianzienus}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">
            <text:p>@Book{Greg_Naz_epist,author ={{Gregorius Nazianzienus}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</text:p>
          </table:table-cell>
          <table:table-cell table:formula="of:=&quot;@Book{&quot; &amp;[.F270] &amp; &quot;,author ={&quot; &amp; [.G270] &amp;&quot;},  origtitle = {&quot; &amp; [.D270] &amp;&quot; }, shorthand = {&quot; &amp; [.E270]&amp;&quot;}, shortauthor = {&quot;&amp; [.C270]&amp; &quot;}, keywords = {ancient}, options = {antik}}&quot;" office:value-type="string" office:string-value="@Book{Greg_Naz_epist,author ={{Gregorius Nazianzienus}},  origtitle = {epistulae }, shorthand = {Greg. Naz. epist.}, shortauthor = {Gregorius Nazianzienus}, keywords = {ancient}, options = {antik}}">
            <text:p>@Book{Greg_Naz_epist,author ={{Gregorius Nazianzienus}}, <text:s/>origtitle = {epistulae }, shorthand = {Greg. Naz. epist.}, shortauthor = {Gregorius Nazianzienus}, keywords = {ancient}, options = {antik}}</text:p>
          </table:table-cell>
          <table:table-cell table:formula="of:=&quot;\item[&quot;&amp;[.E270] &amp; &quot;] &quot; &amp;[.C270]&amp; &quot; &quot; &amp;[.D270] &amp; &quot;\newline \textbf{&quot; &amp; [.F270] &amp;&quot;}&quot;" office:value-type="string" office:string-value="\item[Greg. Naz. epist.] Gregorius Nazianzienus epistulae\newline \textbf{Greg_Naz_epist}">
            <text:p>\item[Greg. Naz. epist.] Gregorius Nazianzienus epistulae\newline \textbf{Greg_Naz_epist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or.</text:p>
          </table:table-cell>
          <table:table-cell office:value-type="string">
            <text:p>Gregorius Nazianzienus</text:p>
          </table:table-cell>
          <table:table-cell office:value-type="string">
            <text:p>orationes</text:p>
          </table:table-cell>
          <table:table-cell office:value-type="string">
            <text:p>Greg. Naz. or.</text:p>
          </table:table-cell>
          <table:table-cell office:value-type="string">
            <text:p>Greg_Naz_or</text:p>
          </table:table-cell>
          <table:table-cell table:formula="of:=&quot;{&quot;&amp;[.C271]&amp;&quot;}&quot;" office:value-type="string" office:string-value="{Gregorius Nazianzienus}">
            <text:p>{Gregorius Nazianz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1]&amp;&quot;,&quot;&amp;&quot;author ={&quot;&amp;[.G271]&amp;&quot;}, title ={&quot;&amp;[.D271]&amp;&quot;}, publisher = HUP, location = {Cambridge, MA and London}, year = {&quot;&amp; [.K271] &amp; &quot;}, volume = {&quot; &amp; [.M271] &amp;&quot;}, series = LCL-lang, shortseries = LCL-kurz, origtitle = {&quot; &amp; [.D271] &amp; &quot;}, origlanguage = {&quot; &amp; [.J271] &amp; &quot;}, translator = {&quot; &amp; [.N271] &amp; &quot;}, editor = {&quot; &amp; [.O271] &amp; &quot;}, shorthand = {&quot; &amp; [.E271]&amp; &quot;}, shortauthor = {&quot; &amp; [.C271]&amp; &quot;}, keywords = {ancient}, options = {antik},&quot;&amp;&quot;}&quot;" office:value-type="string" office:string-value="@Book{Greg_Naz_or,author ={{Gregorius Nazianzienus}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">
            <text:p>@Book{Greg_Naz_or,author ={{Gregorius Nazianzienus}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</text:p>
          </table:table-cell>
          <table:table-cell table:formula="of:=&quot;@Book{&quot; &amp;[.F271] &amp; &quot;,author ={&quot; &amp; [.G271] &amp;&quot;},  origtitle = {&quot; &amp; [.D271] &amp;&quot; }, shorthand = {&quot; &amp; [.E271]&amp;&quot;}, shortauthor = {&quot;&amp; [.C271]&amp; &quot;}, keywords = {ancient}, options = {antik}}&quot;" office:value-type="string" office:string-value="@Book{Greg_Naz_or,author ={{Gregorius Nazianzienus}},  origtitle = {orationes }, shorthand = {Greg. Naz. or.}, shortauthor = {Gregorius Nazianzienus}, keywords = {ancient}, options = {antik}}">
            <text:p>@Book{Greg_Naz_or,author ={{Gregorius Nazianzienus}}, <text:s/>origtitle = {orationes }, shorthand = {Greg. Naz. or.}, shortauthor = {Gregorius Nazianzienus}, keywords = {ancient}, options = {antik}}</text:p>
          </table:table-cell>
          <table:table-cell table:formula="of:=&quot;\item[&quot;&amp;[.E271] &amp; &quot;] &quot; &amp;[.C271]&amp; &quot; &quot; &amp;[.D271] &amp; &quot;\newline \textbf{&quot; &amp; [.F271] &amp;&quot;}&quot;" office:value-type="string" office:string-value="\item[Greg. Naz. or.] Gregorius Nazianzienus orationes\newline \textbf{Greg_Naz_or}">
            <text:p>\item[Greg. Naz. or.] Gregorius Nazianzienus orationes\newline \textbf{Greg_Naz_or}</text:p>
          </table:table-cell>
        </table:table-row>
        <table:table-row table:style-name="ro1">
          <table:table-cell office:value-type="string">
            <text:p>Greg. Nyss.</text:p>
          </table:table-cell>
          <table:table-cell/>
          <table:table-cell office:value-type="string">
            <text:p>Gregorius Nyssenus</text:p>
          </table:table-cell>
          <table:table-cell/>
          <table:table-cell office:value-type="string">
            <text:p>Greg. Nyss.</text:p>
          </table:table-cell>
          <table:table-cell office:value-type="string">
            <text:p>Greg_Nyss</text:p>
          </table:table-cell>
          <table:table-cell table:formula="of:=&quot;{&quot;&amp;[.C272]&amp;&quot;}&quot;" office:value-type="string" office:string-value="{Gregorius Nyssenus}">
            <text:p>{Gregorius Nyss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2]&amp;&quot;,&quot;&amp;&quot;author ={&quot;&amp;[.G272]&amp;&quot;}, title ={&quot;&amp;[.D272]&amp;&quot;}, publisher = HUP, location = {Cambridge, MA and London}, year = {&quot;&amp; [.K272] &amp; &quot;}, volume = {&quot; &amp; [.M272] &amp;&quot;}, series = LCL-lang, shortseries = LCL-kurz, origtitle = {&quot; &amp; [.D272] &amp; &quot;}, origlanguage = {&quot; &amp; [.J272] &amp; &quot;}, translator = {&quot; &amp; [.N272] &amp; &quot;}, editor = {&quot; &amp; [.O272] &amp; &quot;}, shorthand = {&quot; &amp; [.E272]&amp; &quot;}, shortauthor = {&quot; &amp; [.C272]&amp; &quot;}, keywords = {ancient}, options = {antik},&quot;&amp;&quot;}&quot;" office:value-type="string" office:string-value="@Book{Greg_Nyss,author ={{Gregorius Nyssenus}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">
            <text:p>@Book{Greg_Nyss,author ={{Gregorius Nyssenus}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</text:p>
          </table:table-cell>
          <table:table-cell table:formula="of:=&quot;@Book{&quot; &amp;[.F272] &amp; &quot;,author ={&quot; &amp; [.G272] &amp;&quot;},  origtitle = {&quot; &amp; [.D272] &amp;&quot; }, shorthand = {&quot; &amp; [.E272]&amp;&quot;}, shortauthor = {&quot;&amp; [.C272]&amp; &quot;}, keywords = {ancient}, options = {antik}}&quot;" office:value-type="string" office:string-value="@Book{Greg_Nyss,author ={{Gregorius Nyssenus}},  origtitle = { }, shorthand = {Greg. Nyss.}, shortauthor = {Gregorius Nyssenus}, keywords = {ancient}, options = {antik}}">
            <text:p>@Book{Greg_Nyss,author ={{Gregorius Nyssenus}}, <text:s/>origtitle = { }, shorthand = {Greg. Nyss.}, shortauthor = {Gregorius Nyssenus}, keywords = {ancient}, options = {antik}}</text:p>
          </table:table-cell>
          <table:table-cell table:formula="of:=&quot;\item[&quot;&amp;[.E272] &amp; &quot;] &quot; &amp;[.C272]&amp; &quot; &quot; &amp;[.D272] &amp; &quot;\newline \textbf{&quot; &amp; [.F272] &amp;&quot;}&quot;" office:value-type="string" office:string-value="\item[Greg. Nyss.] Gregorius Nyssenus \newline \textbf{Greg_Nyss}">
            <text:p>\item[Greg. Nyss.] Gregorius Nyssenus \newline \textbf{Greg_Nyss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Franc.</text:p>
          </table:table-cell>
          <table:table-cell office:value-type="string">
            <text:p>Gregorius von Tours</text:p>
          </table:table-cell>
          <table:table-cell office:value-type="string">
            <text:p>historia Francorum</text:p>
          </table:table-cell>
          <table:table-cell office:value-type="string">
            <text:p>Greg. Tur. Franc.</text:p>
          </table:table-cell>
          <table:table-cell office:value-type="string">
            <text:p>Greg_Tur_Franc</text:p>
          </table:table-cell>
          <table:table-cell table:formula="of:=&quot;{&quot;&amp;[.C273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3]&amp;&quot;,&quot;&amp;&quot;author ={&quot;&amp;[.G273]&amp;&quot;}, title ={&quot;&amp;[.D273]&amp;&quot;}, publisher = HUP, location = {Cambridge, MA and London}, year = {&quot;&amp; [.K273] &amp; &quot;}, volume = {&quot; &amp; [.M273] &amp;&quot;}, series = LCL-lang, shortseries = LCL-kurz, origtitle = {&quot; &amp; [.D273] &amp; &quot;}, origlanguage = {&quot; &amp; [.J273] &amp; &quot;}, translator = {&quot; &amp; [.N273] &amp; &quot;}, editor = {&quot; &amp; [.O273] &amp; &quot;}, shorthand = {&quot; &amp; [.E273]&amp; &quot;}, shortauthor = {&quot; &amp; [.C273]&amp; &quot;}, keywords = {ancient}, options = {antik},&quot;&amp;&quot;}&quot;" office:value-type="string" office:string-value="@Book{Greg_Tur_Franc,author ={{Gregorius von Tours}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">
            <text:p>@Book{Greg_Tur_Franc,author ={{Gregorius von Tours}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</text:p>
          </table:table-cell>
          <table:table-cell table:formula="of:=&quot;@Book{&quot; &amp;[.F273] &amp; &quot;,author ={&quot; &amp; [.G273] &amp;&quot;},  origtitle = {&quot; &amp; [.D273] &amp;&quot; }, shorthand = {&quot; &amp; [.E273]&amp;&quot;}, shortauthor = {&quot;&amp; [.C273]&amp; &quot;}, keywords = {ancient}, options = {antik}}&quot;" office:value-type="string" office:string-value="@Book{Greg_Tur_Franc,author ={{Gregorius von Tours}},  origtitle = {historia Francorum }, shorthand = {Greg. Tur. Franc.}, shortauthor = {Gregorius von Tours}, keywords = {ancient}, options = {antik}}">
            <text:p>@Book{Greg_Tur_Franc,author ={{Gregorius von Tours}}, <text:s/>origtitle = {historia Francorum }, shorthand = {Greg. Tur. Franc.}, shortauthor = {Gregorius von Tours}, keywords = {ancient}, options = {antik}}</text:p>
          </table:table-cell>
          <table:table-cell table:formula="of:=&quot;\item[&quot;&amp;[.E273] &amp; &quot;] &quot; &amp;[.C273]&amp; &quot; &quot; &amp;[.D273] &amp; &quot;\newline \textbf{&quot; &amp; [.F273] &amp;&quot;}&quot;" office:value-type="string" office:string-value="\item[Greg. Tur. Franc.] Gregorius von Tours historia Francorum\newline \textbf{Greg_Tur_Franc}">
            <text:p>\item[Greg. Tur. Franc.] Gregorius von Tours historia Francorum\newline \textbf{Greg_Tur_Franc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Mart.</text:p>
          </table:table-cell>
          <table:table-cell office:value-type="string">
            <text:p>Gregorius von Tours</text:p>
          </table:table-cell>
          <table:table-cell office:value-type="string">
            <text:p>de virtutibus Martini</text:p>
          </table:table-cell>
          <table:table-cell office:value-type="string">
            <text:p>Greg. Tur. Mart.</text:p>
          </table:table-cell>
          <table:table-cell office:value-type="string">
            <text:p>Greg_Tur_Mart</text:p>
          </table:table-cell>
          <table:table-cell table:formula="of:=&quot;{&quot;&amp;[.C274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4]&amp;&quot;,&quot;&amp;&quot;author ={&quot;&amp;[.G274]&amp;&quot;}, title ={&quot;&amp;[.D274]&amp;&quot;}, publisher = HUP, location = {Cambridge, MA and London}, year = {&quot;&amp; [.K274] &amp; &quot;}, volume = {&quot; &amp; [.M274] &amp;&quot;}, series = LCL-lang, shortseries = LCL-kurz, origtitle = {&quot; &amp; [.D274] &amp; &quot;}, origlanguage = {&quot; &amp; [.J274] &amp; &quot;}, translator = {&quot; &amp; [.N274] &amp; &quot;}, editor = {&quot; &amp; [.O274] &amp; &quot;}, shorthand = {&quot; &amp; [.E274]&amp; &quot;}, shortauthor = {&quot; &amp; [.C274]&amp; &quot;}, keywords = {ancient}, options = {antik},&quot;&amp;&quot;}&quot;" office:value-type="string" office:string-value="@Book{Greg_Tur_Mart,author ={{Gregorius von Tours}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">
            <text:p>@Book{Greg_Tur_Mart,author ={{Gregorius von Tours}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</text:p>
          </table:table-cell>
          <table:table-cell table:formula="of:=&quot;@Book{&quot; &amp;[.F274] &amp; &quot;,author ={&quot; &amp; [.G274] &amp;&quot;},  origtitle = {&quot; &amp; [.D274] &amp;&quot; }, shorthand = {&quot; &amp; [.E274]&amp;&quot;}, shortauthor = {&quot;&amp; [.C274]&amp; &quot;}, keywords = {ancient}, options = {antik}}&quot;" office:value-type="string" office:string-value="@Book{Greg_Tur_Mart,author ={{Gregorius von Tours}},  origtitle = {de virtutibus Martini }, shorthand = {Greg. Tur. Mart.}, shortauthor = {Gregorius von Tours}, keywords = {ancient}, options = {antik}}">
            <text:p>@Book{Greg_Tur_Mart,author ={{Gregorius von Tours}}, <text:s/>origtitle = {de virtutibus Martini }, shorthand = {Greg. Tur. Mart.}, shortauthor = {Gregorius von Tours}, keywords = {ancient}, options = {antik}}</text:p>
          </table:table-cell>
          <table:table-cell table:formula="of:=&quot;\item[&quot;&amp;[.E274] &amp; &quot;] &quot; &amp;[.C274]&amp; &quot; &quot; &amp;[.D274] &amp; &quot;\newline \textbf{&quot; &amp; [.F274] &amp;&quot;}&quot;" office:value-type="string" office:string-value="\item[Greg. Tur. Mart.] Gregorius von Tours de virtutibus Martini\newline \textbf{Greg_Tur_Mart}">
            <text:p>\item[Greg. Tur. Mart.] Gregorius von Tours de virtutibus Martini\newline \textbf{Greg_Tur_Mart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vit. patr.</text:p>
          </table:table-cell>
          <table:table-cell office:value-type="string">
            <text:p>Gregorius von Tours</text:p>
          </table:table-cell>
          <table:table-cell office:value-type="string">
            <text:p>de vita patrum</text:p>
          </table:table-cell>
          <table:table-cell office:value-type="string">
            <text:p>Greg. Tur. vit. patr.</text:p>
          </table:table-cell>
          <table:table-cell office:value-type="string">
            <text:p>Greg_Tur_vit_patr</text:p>
          </table:table-cell>
          <table:table-cell table:formula="of:=&quot;{&quot;&amp;[.C275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5]&amp;&quot;,&quot;&amp;&quot;author ={&quot;&amp;[.G275]&amp;&quot;}, title ={&quot;&amp;[.D275]&amp;&quot;}, publisher = HUP, location = {Cambridge, MA and London}, year = {&quot;&amp; [.K275] &amp; &quot;}, volume = {&quot; &amp; [.M275] &amp;&quot;}, series = LCL-lang, shortseries = LCL-kurz, origtitle = {&quot; &amp; [.D275] &amp; &quot;}, origlanguage = {&quot; &amp; [.J275] &amp; &quot;}, translator = {&quot; &amp; [.N275] &amp; &quot;}, editor = {&quot; &amp; [.O275] &amp; &quot;}, shorthand = {&quot; &amp; [.E275]&amp; &quot;}, shortauthor = {&quot; &amp; [.C275]&amp; &quot;}, keywords = {ancient}, options = {antik},&quot;&amp;&quot;}&quot;" office:value-type="string" office:string-value="@Book{Greg_Tur_vit_patr,author ={{Gregorius von Tours}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">
            <text:p>@Book{Greg_Tur_vit_patr,author ={{Gregorius von Tours}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</text:p>
          </table:table-cell>
          <table:table-cell table:formula="of:=&quot;@Book{&quot; &amp;[.F275] &amp; &quot;,author ={&quot; &amp; [.G275] &amp;&quot;},  origtitle = {&quot; &amp; [.D275] &amp;&quot; }, shorthand = {&quot; &amp; [.E275]&amp;&quot;}, shortauthor = {&quot;&amp; [.C275]&amp; &quot;}, keywords = {ancient}, options = {antik}}&quot;" office:value-type="string" office:string-value="@Book{Greg_Tur_vit_patr,author ={{Gregorius von Tours}},  origtitle = {de vita patrum }, shorthand = {Greg. Tur. vit. patr.}, shortauthor = {Gregorius von Tours}, keywords = {ancient}, options = {antik}}">
            <text:p>@Book{Greg_Tur_vit_patr,author ={{Gregorius von Tours}}, <text:s/>origtitle = {de vita patrum }, shorthand = {Greg. Tur. vit. patr.}, shortauthor = {Gregorius von Tours}, keywords = {ancient}, options = {antik}}</text:p>
          </table:table-cell>
          <table:table-cell table:formula="of:=&quot;\item[&quot;&amp;[.E275] &amp; &quot;] &quot; &amp;[.C275]&amp; &quot; &quot; &amp;[.D275] &amp; &quot;\newline \textbf{&quot; &amp; [.F275] &amp;&quot;}&quot;" office:value-type="string" office:string-value="\item[Greg. Tur. vit. patr.] Gregorius von Tours de vita patrum\newline \textbf{Greg_Tur_vit_patr}">
            <text:p>\item[Greg. Tur. vit. patr.] Gregorius von Tours de vita patrum\newline \textbf{Greg_Tur_vit_patr}</text:p>
          </table:table-cell>
        </table:table-row>
        <table:table-row table:style-name="ro1">
          <table:table-cell office:value-type="string">
            <text:p>Hdt.</text:p>
          </table:table-cell>
          <table:table-cell/>
          <table:table-cell office:value-type="string">
            <text:p>Herodot</text:p>
          </table:table-cell>
          <table:table-cell/>
          <table:table-cell office:value-type="string">
            <text:p>Hdt.</text:p>
          </table:table-cell>
          <table:table-cell office:value-type="string">
            <text:p>Hdt</text:p>
          </table:table-cell>
          <table:table-cell table:formula="of:=&quot;{&quot;&amp;[.C276]&amp;&quot;}&quot;" office:value-type="string" office:string-value="{Herodot}">
            <text:p>{Herodot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6]&amp;&quot;,&quot;&amp;&quot;author ={&quot;&amp;[.G276]&amp;&quot;}, title ={&quot;&amp;[.D276]&amp;&quot;}, publisher = HUP, location = {Cambridge, MA and London}, year = {&quot;&amp; [.K276] &amp; &quot;}, volume = {&quot; &amp; [.M276] &amp;&quot;}, series = LCL-lang, shortseries = LCL-kurz, origtitle = {&quot; &amp; [.D276] &amp; &quot;}, origlanguage = {&quot; &amp; [.J276] &amp; &quot;}, translator = {&quot; &amp; [.N276] &amp; &quot;}, editor = {&quot; &amp; [.O276] &amp; &quot;}, shorthand = {&quot; &amp; [.E276]&amp; &quot;}, shortauthor = {&quot; &amp; [.C276]&amp; &quot;}, keywords = {ancient}, options = {antik},&quot;&amp;&quot;}&quot;" office:value-type="string" office:string-value="@Book{Hdt,author ={{Herodot}}, title ={}, publisher = HUP, location = {Cambridge, MA and London}, year = {}, volume = {}, series = LCL-lang, shortseries = LCL-kurz, origtitle = {}, origlanguage = {}, translator = {}, editor = {}, shorthand = {Hdt.}, shortauthor = {Herodot}, keywords = {ancient}, options = {antik},}">
            <text:p>@Book{Hdt,author ={{Herodot}}, title ={}, publisher = HUP, location = {Cambridge, MA and London}, year = {}, volume = {}, series = LCL-lang, shortseries = LCL-kurz, origtitle = {}, origlanguage = {}, translator = {}, editor = {}, shorthand = {Hdt.}, shortauthor = {Herodot}, keywords = {ancient}, options = {antik},}</text:p>
          </table:table-cell>
          <table:table-cell table:formula="of:=&quot;@Book{&quot; &amp;[.F276] &amp; &quot;,author ={&quot; &amp; [.G276] &amp;&quot;},  origtitle = {&quot; &amp; [.D276] &amp;&quot; }, shorthand = {&quot; &amp; [.E276]&amp;&quot;}, shortauthor = {&quot;&amp; [.C276]&amp; &quot;}, keywords = {ancient}, options = {antik}}&quot;" office:value-type="string" office:string-value="@Book{Hdt,author ={{Herodot}},  origtitle = { }, shorthand = {Hdt.}, shortauthor = {Herodot}, keywords = {ancient}, options = {antik}}">
            <text:p>@Book{Hdt,author ={{Herodot}}, <text:s/>origtitle = { }, shorthand = {Hdt.}, shortauthor = {Herodot}, keywords = {ancient}, options = {antik}}</text:p>
          </table:table-cell>
          <table:table-cell table:formula="of:=&quot;\item[&quot;&amp;[.E276] &amp; &quot;] &quot; &amp;[.C276]&amp; &quot; &quot; &amp;[.D276] &amp; &quot;\newline \textbf{&quot; &amp; [.F276] &amp;&quot;}&quot;" office:value-type="string" office:string-value="\item[Hdt.] Herodot \newline \textbf{Hdt}">
            <text:p>\item[Hdt.] Herodot \newline \textbf{Hdt}</text:p>
          </table:table-cell>
        </table:table-row>
        <table:table-row table:style-name="ro1">
          <table:table-cell office:value-type="string">
            <text:p>Hekat.</text:p>
          </table:table-cell>
          <table:table-cell/>
          <table:table-cell office:value-type="string">
            <text:p>Hekataios</text:p>
          </table:table-cell>
          <table:table-cell/>
          <table:table-cell office:value-type="string">
            <text:p>Hekat.</text:p>
          </table:table-cell>
          <table:table-cell office:value-type="string">
            <text:p>Hekat</text:p>
          </table:table-cell>
          <table:table-cell table:formula="of:=&quot;{&quot;&amp;[.C277]&amp;&quot;}&quot;" office:value-type="string" office:string-value="{Hekataios}">
            <text:p>{Hekata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7]&amp;&quot;,&quot;&amp;&quot;author ={&quot;&amp;[.G277]&amp;&quot;}, title ={&quot;&amp;[.D277]&amp;&quot;}, publisher = HUP, location = {Cambridge, MA and London}, year = {&quot;&amp; [.K277] &amp; &quot;}, volume = {&quot; &amp; [.M277] &amp;&quot;}, series = LCL-lang, shortseries = LCL-kurz, origtitle = {&quot; &amp; [.D277] &amp; &quot;}, origlanguage = {&quot; &amp; [.J277] &amp; &quot;}, translator = {&quot; &amp; [.N277] &amp; &quot;}, editor = {&quot; &amp; [.O277] &amp; &quot;}, shorthand = {&quot; &amp; [.E277]&amp; &quot;}, shortauthor = {&quot; &amp; [.C277]&amp; &quot;}, keywords = {ancient}, options = {antik},&quot;&amp;&quot;}&quot;" office:value-type="string" office:string-value="@Book{Hekat,author ={{Hekataios}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">
            <text:p>@Book{Hekat,author ={{Hekataios}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</text:p>
          </table:table-cell>
          <table:table-cell table:formula="of:=&quot;@Book{&quot; &amp;[.F277] &amp; &quot;,author ={&quot; &amp; [.G277] &amp;&quot;},  origtitle = {&quot; &amp; [.D277] &amp;&quot; }, shorthand = {&quot; &amp; [.E277]&amp;&quot;}, shortauthor = {&quot;&amp; [.C277]&amp; &quot;}, keywords = {ancient}, options = {antik}}&quot;" office:value-type="string" office:string-value="@Book{Hekat,author ={{Hekataios}},  origtitle = { }, shorthand = {Hekat.}, shortauthor = {Hekataios}, keywords = {ancient}, options = {antik}}">
            <text:p>@Book{Hekat,author ={{Hekataios}}, <text:s/>origtitle = { }, shorthand = {Hekat.}, shortauthor = {Hekataios}, keywords = {ancient}, options = {antik}}</text:p>
          </table:table-cell>
          <table:table-cell table:formula="of:=&quot;\item[&quot;&amp;[.E277] &amp; &quot;] &quot; &amp;[.C277]&amp; &quot; &quot; &amp;[.D277] &amp; &quot;\newline \textbf{&quot; &amp; [.F277] &amp;&quot;}&quot;" office:value-type="string" office:string-value="\item[Hekat.] Hekataios \newline \textbf{Hekat}">
            <text:p>\item[Hekat.] Hekataios \newline \textbf{Hekat}</text:p>
          </table:table-cell>
        </table:table-row>
        <table:table-row table:style-name="ro1">
          <table:table-cell office:value-type="string">
            <text:p>Herakl.</text:p>
          </table:table-cell>
          <table:table-cell/>
          <table:table-cell office:value-type="string">
            <text:p>Herakleitos</text:p>
          </table:table-cell>
          <table:table-cell/>
          <table:table-cell office:value-type="string">
            <text:p>Herakl.</text:p>
          </table:table-cell>
          <table:table-cell office:value-type="string">
            <text:p>Herakl</text:p>
          </table:table-cell>
          <table:table-cell table:formula="of:=&quot;{&quot;&amp;[.C278]&amp;&quot;}&quot;" office:value-type="string" office:string-value="{Herakleitos}">
            <text:p>{Heraklei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8]&amp;&quot;,&quot;&amp;&quot;author ={&quot;&amp;[.G278]&amp;&quot;}, title ={&quot;&amp;[.D278]&amp;&quot;}, publisher = HUP, location = {Cambridge, MA and London}, year = {&quot;&amp; [.K278] &amp; &quot;}, volume = {&quot; &amp; [.M278] &amp;&quot;}, series = LCL-lang, shortseries = LCL-kurz, origtitle = {&quot; &amp; [.D278] &amp; &quot;}, origlanguage = {&quot; &amp; [.J278] &amp; &quot;}, translator = {&quot; &amp; [.N278] &amp; &quot;}, editor = {&quot; &amp; [.O278] &amp; &quot;}, shorthand = {&quot; &amp; [.E278]&amp; &quot;}, shortauthor = {&quot; &amp; [.C278]&amp; &quot;}, keywords = {ancient}, options = {antik},&quot;&amp;&quot;}&quot;" office:value-type="string" office:string-value="@Book{Herakl,author ={{Herakleitos}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">
            <text:p>@Book{Herakl,author ={{Herakleitos}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</text:p>
          </table:table-cell>
          <table:table-cell table:formula="of:=&quot;@Book{&quot; &amp;[.F278] &amp; &quot;,author ={&quot; &amp; [.G278] &amp;&quot;},  origtitle = {&quot; &amp; [.D278] &amp;&quot; }, shorthand = {&quot; &amp; [.E278]&amp;&quot;}, shortauthor = {&quot;&amp; [.C278]&amp; &quot;}, keywords = {ancient}, options = {antik}}&quot;" office:value-type="string" office:string-value="@Book{Herakl,author ={{Herakleitos}},  origtitle = { }, shorthand = {Herakl.}, shortauthor = {Herakleitos}, keywords = {ancient}, options = {antik}}">
            <text:p>@Book{Herakl,author ={{Herakleitos}}, <text:s/>origtitle = { }, shorthand = {Herakl.}, shortauthor = {Herakleitos}, keywords = {ancient}, options = {antik}}</text:p>
          </table:table-cell>
          <table:table-cell table:formula="of:=&quot;\item[&quot;&amp;[.E278] &amp; &quot;] &quot; &amp;[.C278]&amp; &quot; &quot; &amp;[.D278] &amp; &quot;\newline \textbf{&quot; &amp; [.F278] &amp;&quot;}&quot;" office:value-type="string" office:string-value="\item[Herakl.] Herakleitos \newline \textbf{Herakl}">
            <text:p>\item[Herakl.] Herakleitos \newline \textbf{Herakl}</text:p>
          </table:table-cell>
        </table:table-row>
        <table:table-row table:style-name="ro1">
          <table:table-cell office:value-type="string">
            <text:p>Herakl. Pont.</text:p>
          </table:table-cell>
          <table:table-cell/>
          <table:table-cell office:value-type="string">
            <text:p>Herakleides Pontikos</text:p>
          </table:table-cell>
          <table:table-cell/>
          <table:table-cell office:value-type="string">
            <text:p>Herakl. Pont.</text:p>
          </table:table-cell>
          <table:table-cell office:value-type="string">
            <text:p>Herakl_Pont</text:p>
          </table:table-cell>
          <table:table-cell table:formula="of:=&quot;{&quot;&amp;[.C279]&amp;&quot;}&quot;" office:value-type="string" office:string-value="{Herakleides Pontikos}">
            <text:p>{Herakleides Pontik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9]&amp;&quot;,&quot;&amp;&quot;author ={&quot;&amp;[.G279]&amp;&quot;}, title ={&quot;&amp;[.D279]&amp;&quot;}, publisher = HUP, location = {Cambridge, MA and London}, year = {&quot;&amp; [.K279] &amp; &quot;}, volume = {&quot; &amp; [.M279] &amp;&quot;}, series = LCL-lang, shortseries = LCL-kurz, origtitle = {&quot; &amp; [.D279] &amp; &quot;}, origlanguage = {&quot; &amp; [.J279] &amp; &quot;}, translator = {&quot; &amp; [.N279] &amp; &quot;}, editor = {&quot; &amp; [.O279] &amp; &quot;}, shorthand = {&quot; &amp; [.E279]&amp; &quot;}, shortauthor = {&quot; &amp; [.C279]&amp; &quot;}, keywords = {ancient}, options = {antik},&quot;&amp;&quot;}&quot;" office:value-type="string" office:string-value="@Book{Herakl_Pont,author ={{Herakleides Pontikos}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">
            <text:p>@Book{Herakl_Pont,author ={{Herakleides Pontikos}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</text:p>
          </table:table-cell>
          <table:table-cell table:formula="of:=&quot;@Book{&quot; &amp;[.F279] &amp; &quot;,author ={&quot; &amp; [.G279] &amp;&quot;},  origtitle = {&quot; &amp; [.D279] &amp;&quot; }, shorthand = {&quot; &amp; [.E279]&amp;&quot;}, shortauthor = {&quot;&amp; [.C279]&amp; &quot;}, keywords = {ancient}, options = {antik}}&quot;" office:value-type="string" office:string-value="@Book{Herakl_Pont,author ={{Herakleides Pontikos}},  origtitle = { }, shorthand = {Herakl. Pont.}, shortauthor = {Herakleides Pontikos}, keywords = {ancient}, options = {antik}}">
            <text:p>@Book{Herakl_Pont,author ={{Herakleides Pontikos}}, <text:s/>origtitle = { }, shorthand = {Herakl. Pont.}, shortauthor = {Herakleides Pontikos}, keywords = {ancient}, options = {antik}}</text:p>
          </table:table-cell>
          <table:table-cell table:formula="of:=&quot;\item[&quot;&amp;[.E279] &amp; &quot;] &quot; &amp;[.C279]&amp; &quot; &quot; &amp;[.D279] &amp; &quot;\newline \textbf{&quot; &amp; [.F279] &amp;&quot;}&quot;" office:value-type="string" office:string-value="\item[Herakl. Pont.] Herakleides Pontikos \newline \textbf{Herakl_Pont}">
            <text:p>\item[Herakl. Pont.] Herakleides Pontikos \newline \textbf{Herakl_Pon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Herc. O.</text:p>
          </table:table-cell>
          <table:table-cell office:value-type="string">
            <text:p>Seneca minor</text:p>
          </table:table-cell>
          <table:table-cell office:value-type="string">
            <text:p>Hercules Oetaeus</text:p>
          </table:table-cell>
          <table:table-cell office:value-type="string">
            <text:p><text:s/>Herc. O.</text:p>
          </table:table-cell>
          <table:table-cell office:value-type="string">
            <text:p>Herc_O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0]&amp;&quot;,&quot;&amp;&quot;author ={&quot;&amp;[.G280]&amp;&quot;}, title ={&quot;&amp;[.D280]&amp;&quot;}, publisher = HUP, location = {Cambridge, MA and London}, year = {&quot;&amp; [.K280] &amp; &quot;}, volume = {&quot; &amp; [.M280] &amp;&quot;}, series = LCL-lang, shortseries = LCL-kurz, origtitle = {&quot; &amp; [.D280] &amp; &quot;}, origlanguage = {&quot; &amp; [.J280] &amp; &quot;}, translator = {&quot; &amp; [.N280] &amp; &quot;}, editor = {&quot; &amp; [.O280] &amp; &quot;}, shorthand = {&quot; &amp; [.E280]&amp; &quot;}, shortauthor = {&quot; &amp; [.C280]&amp; &quot;}, keywords = {ancient}, options = {antik},&quot;&amp;&quot;}&quot;" office:value-type="string" office:string-value="@Book{Herc_O,author ={Annaeus Seneca, Lucius}, title ={Hercules Oetaeus}, publisher = HUP, location = {Cambridge, MA and London}, year = {}, volume = {}, series = LCL-lang, shortseries = LCL-kurz, origtitle = {Hercules Oetaeus}, origlanguage = {}, translator = {}, editor = {}, shorthand = { Herc. O.}, shortauthor = {Seneca minor}, keywords = {ancient}, options = {antik},}">
            <text:p>@Book{Herc_O,author ={Annaeus Seneca, Lucius}, title ={Hercules Oetaeus}, publisher = HUP, location = {Cambridge, MA and London}, year = {}, volume = {}, series = LCL-lang, shortseries = LCL-kurz, origtitle = {Hercules Oetaeus}, origlanguage = {}, translator = {}, editor = {}, shorthand = { Herc. O.}, shortauthor = {Seneca minor}, keywords = {ancient}, options = {antik},}</text:p>
          </table:table-cell>
          <table:table-cell table:formula="of:=&quot;@Book{&quot; &amp;[.F280] &amp; &quot;,author ={&quot; &amp; [.G280] &amp;&quot;},  origtitle = {&quot; &amp; [.D280] &amp;&quot; }, shorthand = {&quot; &amp; [.E280]&amp;&quot;}, shortauthor = {&quot;&amp; [.C280]&amp; &quot;}, keywords = {ancient}, options = {antik}}&quot;" office:value-type="string" office:string-value="@Book{Herc_O,author ={Annaeus Seneca, Lucius},  origtitle = {Hercules Oetaeus }, shorthand = { Herc. O.}, shortauthor = {Seneca minor}, keywords = {ancient}, options = {antik}}">
            <text:p>@Book{Herc_O,author ={Annaeus Seneca, Lucius}, <text:s/>origtitle = {Hercules Oetaeus }, shorthand = { Herc. O.}, shortauthor = {Seneca minor}, keywords = {ancient}, options = {antik}}</text:p>
          </table:table-cell>
          <table:table-cell table:formula="of:=&quot;\item[&quot;&amp;[.E280] &amp; &quot;] &quot; &amp;[.C280]&amp; &quot; &quot; &amp;[.D280] &amp; &quot;\newline \textbf{&quot; &amp; [.F280] &amp;&quot;}&quot;" office:value-type="string" office:string-value="\item[ Herc. O.] Seneca minor Hercules Oetaeus\newline \textbf{Herc_O}">
            <text:p>\item[ Herc. O.] Seneca minor Hercules Oetaeus\newline \textbf{Herc_O}</text:p>
          </table:table-cell>
        </table:table-row>
        <table:table-row table:style-name="ro1">
          <table:table-cell office:value-type="string">
            <text:p>Herm. Trism.</text:p>
          </table:table-cell>
          <table:table-cell/>
          <table:table-cell office:value-type="string">
            <text:p>Hermes Trismegistos</text:p>
          </table:table-cell>
          <table:table-cell/>
          <table:table-cell office:value-type="string">
            <text:p>Herm. Trism.</text:p>
          </table:table-cell>
          <table:table-cell office:value-type="string">
            <text:p>Herm_Trism</text:p>
          </table:table-cell>
          <table:table-cell table:formula="of:=&quot;{&quot;&amp;[.C281]&amp;&quot;}&quot;" office:value-type="string" office:string-value="{Hermes Trismegistos}">
            <text:p>{Hermes Trismegis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1]&amp;&quot;,&quot;&amp;&quot;author ={&quot;&amp;[.G281]&amp;&quot;}, title ={&quot;&amp;[.D281]&amp;&quot;}, publisher = HUP, location = {Cambridge, MA and London}, year = {&quot;&amp; [.K281] &amp; &quot;}, volume = {&quot; &amp; [.M281] &amp;&quot;}, series = LCL-lang, shortseries = LCL-kurz, origtitle = {&quot; &amp; [.D281] &amp; &quot;}, origlanguage = {&quot; &amp; [.J281] &amp; &quot;}, translator = {&quot; &amp; [.N281] &amp; &quot;}, editor = {&quot; &amp; [.O281] &amp; &quot;}, shorthand = {&quot; &amp; [.E281]&amp; &quot;}, shortauthor = {&quot; &amp; [.C281]&amp; &quot;}, keywords = {ancient}, options = {antik},&quot;&amp;&quot;}&quot;" office:value-type="string" office:string-value="@Book{Herm_Trism,author ={{Hermes Trismegistos}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">
            <text:p>@Book{Herm_Trism,author ={{Hermes Trismegistos}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</text:p>
          </table:table-cell>
          <table:table-cell table:formula="of:=&quot;@Book{&quot; &amp;[.F281] &amp; &quot;,author ={&quot; &amp; [.G281] &amp;&quot;},  origtitle = {&quot; &amp; [.D281] &amp;&quot; }, shorthand = {&quot; &amp; [.E281]&amp;&quot;}, shortauthor = {&quot;&amp; [.C281]&amp; &quot;}, keywords = {ancient}, options = {antik}}&quot;" office:value-type="string" office:string-value="@Book{Herm_Trism,author ={{Hermes Trismegistos}},  origtitle = { }, shorthand = {Herm. Trism.}, shortauthor = {Hermes Trismegistos}, keywords = {ancient}, options = {antik}}">
            <text:p>@Book{Herm_Trism,author ={{Hermes Trismegistos}}, <text:s/>origtitle = { }, shorthand = {Herm. Trism.}, shortauthor = {Hermes Trismegistos}, keywords = {ancient}, options = {antik}}</text:p>
          </table:table-cell>
          <table:table-cell table:formula="of:=&quot;\item[&quot;&amp;[.E281] &amp; &quot;] &quot; &amp;[.C281]&amp; &quot; &quot; &amp;[.D281] &amp; &quot;\newline \textbf{&quot; &amp; [.F281] &amp;&quot;}&quot;" office:value-type="string" office:string-value="\item[Herm. Trism.] Hermes Trismegistos \newline \textbf{Herm_Trism}">
            <text:p>\item[Herm. Trism.] Hermes Trismegistos \newline \textbf{Herm_Trism}</text:p>
          </table:table-cell>
        </table:table-row>
        <table:table-row table:style-name="ro1">
          <table:table-cell office:value-type="string">
            <text:p>Herodian.</text:p>
          </table:table-cell>
          <table:table-cell/>
          <table:table-cell office:value-type="string">
            <text:p>Herodianos</text:p>
          </table:table-cell>
          <table:table-cell/>
          <table:table-cell office:value-type="string">
            <text:p>Herodian.</text:p>
          </table:table-cell>
          <table:table-cell office:value-type="string">
            <text:p>Herodian</text:p>
          </table:table-cell>
          <table:table-cell table:formula="of:=&quot;{&quot;&amp;[.C282]&amp;&quot;}&quot;" office:value-type="string" office:string-value="{Herodianos}">
            <text:p>{Herodian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2]&amp;&quot;,&quot;&amp;&quot;author ={&quot;&amp;[.G282]&amp;&quot;}, title ={&quot;&amp;[.D282]&amp;&quot;}, publisher = HUP, location = {Cambridge, MA and London}, year = {&quot;&amp; [.K282] &amp; &quot;}, volume = {&quot; &amp; [.M282] &amp;&quot;}, series = LCL-lang, shortseries = LCL-kurz, origtitle = {&quot; &amp; [.D282] &amp; &quot;}, origlanguage = {&quot; &amp; [.J282] &amp; &quot;}, translator = {&quot; &amp; [.N282] &amp; &quot;}, editor = {&quot; &amp; [.O282] &amp; &quot;}, shorthand = {&quot; &amp; [.E282]&amp; &quot;}, shortauthor = {&quot; &amp; [.C282]&amp; &quot;}, keywords = {ancient}, options = {antik},&quot;&amp;&quot;}&quot;" office:value-type="string" office:string-value="@Book{Herodian,author ={{Herodianos}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">
            <text:p>@Book{Herodian,author ={{Herodianos}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</text:p>
          </table:table-cell>
          <table:table-cell table:formula="of:=&quot;@Book{&quot; &amp;[.F282] &amp; &quot;,author ={&quot; &amp; [.G282] &amp;&quot;},  origtitle = {&quot; &amp; [.D282] &amp;&quot; }, shorthand = {&quot; &amp; [.E282]&amp;&quot;}, shortauthor = {&quot;&amp; [.C282]&amp; &quot;}, keywords = {ancient}, options = {antik}}&quot;" office:value-type="string" office:string-value="@Book{Herodian,author ={{Herodianos}},  origtitle = { }, shorthand = {Herodian.}, shortauthor = {Herodianos}, keywords = {ancient}, options = {antik}}">
            <text:p>@Book{Herodian,author ={{Herodianos}}, <text:s/>origtitle = { }, shorthand = {Herodian.}, shortauthor = {Herodianos}, keywords = {ancient}, options = {antik}}</text:p>
          </table:table-cell>
          <table:table-cell table:formula="of:=&quot;\item[&quot;&amp;[.E282] &amp; &quot;] &quot; &amp;[.C282]&amp; &quot; &quot; &amp;[.D282] &amp; &quot;\newline \textbf{&quot; &amp; [.F282] &amp;&quot;}&quot;" office:value-type="string" office:string-value="\item[Herodian.] Herodianos \newline \textbf{Herodian}">
            <text:p>\item[Herodian.] Herodianos \newline \textbf{Herodian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cat.</text:p>
          </table:table-cell>
          <table:table-cell office:value-type="string">
            <text:p>Hesiodos</text:p>
          </table:table-cell>
          <table:table-cell office:value-type="string">
            <text:p>Catalogues feminarum (ἠοίαι)</text:p>
          </table:table-cell>
          <table:table-cell office:value-type="string">
            <text:p>Hes. cat.</text:p>
          </table:table-cell>
          <table:table-cell office:value-type="string">
            <text:p>Hes_cat</text:p>
          </table:table-cell>
          <table:table-cell table:formula="of:=&quot;{&quot;&amp;[.C283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3]&amp;&quot;,&quot;&amp;&quot;author ={&quot;&amp;[.G283]&amp;&quot;}, title ={&quot;&amp;[.D283]&amp;&quot;}, publisher = HUP, location = {Cambridge, MA and London}, year = {&quot;&amp; [.K283] &amp; &quot;}, volume = {&quot; &amp; [.M283] &amp;&quot;}, series = LCL-lang, shortseries = LCL-kurz, origtitle = {&quot; &amp; [.D283] &amp; &quot;}, origlanguage = {&quot; &amp; [.J283] &amp; &quot;}, translator = {&quot; &amp; [.N283] &amp; &quot;}, editor = {&quot; &amp; [.O283] &amp; &quot;}, shorthand = {&quot; &amp; [.E283]&amp; &quot;}, shortauthor = {&quot; &amp; [.C283]&amp; &quot;}, keywords = {ancient}, options = {antik},&quot;&amp;&quot;}&quot;" office:value-type="string" office:string-value="@Book{Hes_cat,author ={{Hesiodos}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">
            <text:p>@Book{Hes_cat,author ={{Hesiodos}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</text:p>
          </table:table-cell>
          <table:table-cell table:formula="of:=&quot;@Book{&quot; &amp;[.F283] &amp; &quot;,author ={&quot; &amp; [.G283] &amp;&quot;},  origtitle = {&quot; &amp; [.D283] &amp;&quot; }, shorthand = {&quot; &amp; [.E283]&amp;&quot;}, shortauthor = {&quot;&amp; [.C283]&amp; &quot;}, keywords = {ancient}, options = {antik}}&quot;" office:value-type="string" office:string-value="@Book{Hes_cat,author ={{Hesiodos}},  origtitle = {Catalogues feminarum (ἠοίαι) }, shorthand = {Hes. cat.}, shortauthor = {Hesiodos}, keywords = {ancient}, options = {antik}}">
            <text:p>@Book{Hes_cat,author ={{Hesiodos}}, <text:s/>origtitle = {Catalogues feminarum (ἠοίαι) }, shorthand = {Hes. cat.}, shortauthor = {Hesiodos}, keywords = {ancient}, options = {antik}}</text:p>
          </table:table-cell>
          <table:table-cell table:formula="of:=&quot;\item[&quot;&amp;[.E283] &amp; &quot;] &quot; &amp;[.C283]&amp; &quot; &quot; &amp;[.D283] &amp; &quot;\newline \textbf{&quot; &amp; [.F283] &amp;&quot;}&quot;" office:value-type="string" office:string-value="\item[Hes. cat.] Hesiodos Catalogues feminarum (ἠοίαι)\newline \textbf{Hes_cat}">
            <text:p>\item[Hes. cat.] Hesiodos Catalogues feminarum (ἠοίαι)\newline \textbf{Hes_cat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erg.</text:p>
          </table:table-cell>
          <table:table-cell office:value-type="string">
            <text:p>Hesiodos</text:p>
          </table:table-cell>
          <table:table-cell office:value-type="string">
            <text:p>opera et dies (ἔργα καὶ ἡμέραι)</text:p>
          </table:table-cell>
          <table:table-cell office:value-type="string">
            <text:p>Hes. erg.</text:p>
          </table:table-cell>
          <table:table-cell office:value-type="string">
            <text:p>Hes_erg</text:p>
          </table:table-cell>
          <table:table-cell table:formula="of:=&quot;{&quot;&amp;[.C284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4]&amp;&quot;,&quot;&amp;&quot;author ={&quot;&amp;[.G284]&amp;&quot;}, title ={&quot;&amp;[.D284]&amp;&quot;}, publisher = HUP, location = {Cambridge, MA and London}, year = {&quot;&amp; [.K284] &amp; &quot;}, volume = {&quot; &amp; [.M284] &amp;&quot;}, series = LCL-lang, shortseries = LCL-kurz, origtitle = {&quot; &amp; [.D284] &amp; &quot;}, origlanguage = {&quot; &amp; [.J284] &amp; &quot;}, translator = {&quot; &amp; [.N284] &amp; &quot;}, editor = {&quot; &amp; [.O284] &amp; &quot;}, shorthand = {&quot; &amp; [.E284]&amp; &quot;}, shortauthor = {&quot; &amp; [.C284]&amp; &quot;}, keywords = {ancient}, options = {antik},&quot;&amp;&quot;}&quot;" office:value-type="string" office:string-value="@Book{Hes_erg,author ={{Hesiodos}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">
            <text:p>@Book{Hes_erg,author ={{Hesiodos}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</text:p>
          </table:table-cell>
          <table:table-cell table:formula="of:=&quot;@Book{&quot; &amp;[.F284] &amp; &quot;,author ={&quot; &amp; [.G284] &amp;&quot;},  origtitle = {&quot; &amp; [.D284] &amp;&quot; }, shorthand = {&quot; &amp; [.E284]&amp;&quot;}, shortauthor = {&quot;&amp; [.C284]&amp; &quot;}, keywords = {ancient}, options = {antik}}&quot;" office:value-type="string" office:string-value="@Book{Hes_erg,author ={{Hesiodos}},  origtitle = {opera et dies (ἔργα καὶ ἡμέραι) }, shorthand = {Hes. erg.}, shortauthor = {Hesiodos}, keywords = {ancient}, options = {antik}}">
            <text:p>@Book{Hes_erg,author ={{Hesiodos}}, <text:s/>origtitle = {opera et dies (ἔργα καὶ ἡμέραι) }, shorthand = {Hes. erg.}, shortauthor = {Hesiodos}, keywords = {ancient}, options = {antik}}</text:p>
          </table:table-cell>
          <table:table-cell table:formula="of:=&quot;\item[&quot;&amp;[.E284] &amp; &quot;] &quot; &amp;[.C284]&amp; &quot; &quot; &amp;[.D284] &amp; &quot;\newline \textbf{&quot; &amp; [.F284] &amp;&quot;}&quot;" office:value-type="string" office:string-value="\item[Hes. erg.] Hesiodos opera et dies (ἔργα καὶ ἡμέραι)\newline \textbf{Hes_erg}">
            <text:p>\item[Hes. erg.] Hesiodos opera et dies (ἔργα καὶ ἡμέραι)\newline \textbf{Hes_erg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scut.</text:p>
          </table:table-cell>
          <table:table-cell office:value-type="string">
            <text:p>Hesiodos</text:p>
          </table:table-cell>
          <table:table-cell office:value-type="string">
            <text:p>scutum (ἀσπίς)</text:p>
          </table:table-cell>
          <table:table-cell office:value-type="string">
            <text:p>Hes. scut.</text:p>
          </table:table-cell>
          <table:table-cell office:value-type="string">
            <text:p>Hes_scut</text:p>
          </table:table-cell>
          <table:table-cell table:formula="of:=&quot;{&quot;&amp;[.C285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5]&amp;&quot;,&quot;&amp;&quot;author ={&quot;&amp;[.G285]&amp;&quot;}, title ={&quot;&amp;[.D285]&amp;&quot;}, publisher = HUP, location = {Cambridge, MA and London}, year = {&quot;&amp; [.K285] &amp; &quot;}, volume = {&quot; &amp; [.M285] &amp;&quot;}, series = LCL-lang, shortseries = LCL-kurz, origtitle = {&quot; &amp; [.D285] &amp; &quot;}, origlanguage = {&quot; &amp; [.J285] &amp; &quot;}, translator = {&quot; &amp; [.N285] &amp; &quot;}, editor = {&quot; &amp; [.O285] &amp; &quot;}, shorthand = {&quot; &amp; [.E285]&amp; &quot;}, shortauthor = {&quot; &amp; [.C285]&amp; &quot;}, keywords = {ancient}, options = {antik},&quot;&amp;&quot;}&quot;" office:value-type="string" office:string-value="@Book{Hes_scut,author ={{Hesiodos}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">
            <text:p>@Book{Hes_scut,author ={{Hesiodos}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</text:p>
          </table:table-cell>
          <table:table-cell table:formula="of:=&quot;@Book{&quot; &amp;[.F285] &amp; &quot;,author ={&quot; &amp; [.G285] &amp;&quot;},  origtitle = {&quot; &amp; [.D285] &amp;&quot; }, shorthand = {&quot; &amp; [.E285]&amp;&quot;}, shortauthor = {&quot;&amp; [.C285]&amp; &quot;}, keywords = {ancient}, options = {antik}}&quot;" office:value-type="string" office:string-value="@Book{Hes_scut,author ={{Hesiodos}},  origtitle = {scutum (ἀσπίς) }, shorthand = {Hes. scut.}, shortauthor = {Hesiodos}, keywords = {ancient}, options = {antik}}">
            <text:p>@Book{Hes_scut,author ={{Hesiodos}}, <text:s/>origtitle = {scutum (ἀσπίς) }, shorthand = {Hes. scut.}, shortauthor = {Hesiodos}, keywords = {ancient}, options = {antik}}</text:p>
          </table:table-cell>
          <table:table-cell table:formula="of:=&quot;\item[&quot;&amp;[.E285] &amp; &quot;] &quot; &amp;[.C285]&amp; &quot; &quot; &amp;[.D285] &amp; &quot;\newline \textbf{&quot; &amp; [.F285] &amp;&quot;}&quot;" office:value-type="string" office:string-value="\item[Hes. scut.] Hesiodos scutum (ἀσπίς)\newline \textbf{Hes_scut}">
            <text:p>\item[Hes. scut.] Hesiodos scutum (ἀσπίς)\newline \textbf{Hes_scut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theog.</text:p>
          </table:table-cell>
          <table:table-cell office:value-type="string">
            <text:p>Hesiodos</text:p>
          </table:table-cell>
          <table:table-cell office:value-type="string">
            <text:p>Theogonia</text:p>
          </table:table-cell>
          <table:table-cell office:value-type="string">
            <text:p>Hes. theog.</text:p>
          </table:table-cell>
          <table:table-cell office:value-type="string">
            <text:p>Hes_theog</text:p>
          </table:table-cell>
          <table:table-cell table:formula="of:=&quot;{&quot;&amp;[.C286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6]&amp;&quot;,&quot;&amp;&quot;author ={&quot;&amp;[.G286]&amp;&quot;}, title ={&quot;&amp;[.D286]&amp;&quot;}, publisher = HUP, location = {Cambridge, MA and London}, year = {&quot;&amp; [.K286] &amp; &quot;}, volume = {&quot; &amp; [.M286] &amp;&quot;}, series = LCL-lang, shortseries = LCL-kurz, origtitle = {&quot; &amp; [.D286] &amp; &quot;}, origlanguage = {&quot; &amp; [.J286] &amp; &quot;}, translator = {&quot; &amp; [.N286] &amp; &quot;}, editor = {&quot; &amp; [.O286] &amp; &quot;}, shorthand = {&quot; &amp; [.E286]&amp; &quot;}, shortauthor = {&quot; &amp; [.C286]&amp; &quot;}, keywords = {ancient}, options = {antik},&quot;&amp;&quot;}&quot;" office:value-type="string" office:string-value="@Book{Hes_theog,author ={{Hesiodos}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">
            <text:p>@Book{Hes_theog,author ={{Hesiodos}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</text:p>
          </table:table-cell>
          <table:table-cell table:formula="of:=&quot;@Book{&quot; &amp;[.F286] &amp; &quot;,author ={&quot; &amp; [.G286] &amp;&quot;},  origtitle = {&quot; &amp; [.D286] &amp;&quot; }, shorthand = {&quot; &amp; [.E286]&amp;&quot;}, shortauthor = {&quot;&amp; [.C286]&amp; &quot;}, keywords = {ancient}, options = {antik}}&quot;" office:value-type="string" office:string-value="@Book{Hes_theog,author ={{Hesiodos}},  origtitle = {Theogonia }, shorthand = {Hes. theog.}, shortauthor = {Hesiodos}, keywords = {ancient}, options = {antik}}">
            <text:p>@Book{Hes_theog,author ={{Hesiodos}}, <text:s/>origtitle = {Theogonia }, shorthand = {Hes. theog.}, shortauthor = {Hesiodos}, keywords = {ancient}, options = {antik}}</text:p>
          </table:table-cell>
          <table:table-cell table:formula="of:=&quot;\item[&quot;&amp;[.E286] &amp; &quot;] &quot; &amp;[.C286]&amp; &quot; &quot; &amp;[.D286] &amp; &quot;\newline \textbf{&quot; &amp; [.F286] &amp;&quot;}&quot;" office:value-type="string" office:string-value="\item[Hes. theog.] Hesiodos Theogonia\newline \textbf{Hes_theog}">
            <text:p>\item[Hes. theog.] Hesiodos Theogonia\newline \textbf{Hes_theog}</text:p>
          </table:table-cell>
        </table:table-row>
        <table:table-row table:style-name="ro1">
          <table:table-cell office:value-type="string">
            <text:p>Hesych.</text:p>
          </table:table-cell>
          <table:table-cell/>
          <table:table-cell office:value-type="string">
            <text:p>Hesychios</text:p>
          </table:table-cell>
          <table:table-cell/>
          <table:table-cell office:value-type="string">
            <text:p>Hesych.</text:p>
          </table:table-cell>
          <table:table-cell office:value-type="string">
            <text:p>Hesych</text:p>
          </table:table-cell>
          <table:table-cell table:formula="of:=&quot;{&quot;&amp;[.C287]&amp;&quot;}&quot;" office:value-type="string" office:string-value="{Hesychios}">
            <text:p>{Hesych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7]&amp;&quot;,&quot;&amp;&quot;author ={&quot;&amp;[.G287]&amp;&quot;}, title ={&quot;&amp;[.D287]&amp;&quot;}, publisher = HUP, location = {Cambridge, MA and London}, year = {&quot;&amp; [.K287] &amp; &quot;}, volume = {&quot; &amp; [.M287] &amp;&quot;}, series = LCL-lang, shortseries = LCL-kurz, origtitle = {&quot; &amp; [.D287] &amp; &quot;}, origlanguage = {&quot; &amp; [.J287] &amp; &quot;}, translator = {&quot; &amp; [.N287] &amp; &quot;}, editor = {&quot; &amp; [.O287] &amp; &quot;}, shorthand = {&quot; &amp; [.E287]&amp; &quot;}, shortauthor = {&quot; &amp; [.C287]&amp; &quot;}, keywords = {ancient}, options = {antik},&quot;&amp;&quot;}&quot;" office:value-type="string" office:string-value="@Book{Hesych,author ={{Hesychios}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">
            <text:p>@Book{Hesych,author ={{Hesychios}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</text:p>
          </table:table-cell>
          <table:table-cell table:formula="of:=&quot;@Book{&quot; &amp;[.F287] &amp; &quot;,author ={&quot; &amp; [.G287] &amp;&quot;},  origtitle = {&quot; &amp; [.D287] &amp;&quot; }, shorthand = {&quot; &amp; [.E287]&amp;&quot;}, shortauthor = {&quot;&amp; [.C287]&amp; &quot;}, keywords = {ancient}, options = {antik}}&quot;" office:value-type="string" office:string-value="@Book{Hesych,author ={{Hesychios}},  origtitle = { }, shorthand = {Hesych.}, shortauthor = {Hesychios}, keywords = {ancient}, options = {antik}}">
            <text:p>@Book{Hesych,author ={{Hesychios}}, <text:s/>origtitle = { }, shorthand = {Hesych.}, shortauthor = {Hesychios}, keywords = {ancient}, options = {antik}}</text:p>
          </table:table-cell>
          <table:table-cell table:formula="of:=&quot;\item[&quot;&amp;[.E287] &amp; &quot;] &quot; &amp;[.C287]&amp; &quot; &quot; &amp;[.D287] &amp; &quot;\newline \textbf{&quot; &amp; [.F287] &amp;&quot;}&quot;" office:value-type="string" office:string-value="\item[Hesych.] Hesychios \newline \textbf{Hesych}">
            <text:p>\item[Hesych.] Hesychios \newline \textbf{Hesych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hron.</text:p>
          </table:table-cell>
          <table:table-cell office:value-type="string">
            <text:p>Hieronymos</text:p>
          </table:table-cell>
          <table:table-cell office:value-type="string">
            <text:p>chronicon</text:p>
          </table:table-cell>
          <table:table-cell office:value-type="string">
            <text:p>Hier. chron.</text:p>
          </table:table-cell>
          <table:table-cell office:value-type="string">
            <text:p>Hier_chron</text:p>
          </table:table-cell>
          <table:table-cell table:formula="of:=&quot;{&quot;&amp;[.C288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8]&amp;&quot;,&quot;&amp;&quot;author ={&quot;&amp;[.G288]&amp;&quot;}, title ={&quot;&amp;[.D288]&amp;&quot;}, publisher = HUP, location = {Cambridge, MA and London}, year = {&quot;&amp; [.K288] &amp; &quot;}, volume = {&quot; &amp; [.M288] &amp;&quot;}, series = LCL-lang, shortseries = LCL-kurz, origtitle = {&quot; &amp; [.D288] &amp; &quot;}, origlanguage = {&quot; &amp; [.J288] &amp; &quot;}, translator = {&quot; &amp; [.N288] &amp; &quot;}, editor = {&quot; &amp; [.O288] &amp; &quot;}, shorthand = {&quot; &amp; [.E288]&amp; &quot;}, shortauthor = {&quot; &amp; [.C288]&amp; &quot;}, keywords = {ancient}, options = {antik},&quot;&amp;&quot;}&quot;" office:value-type="string" office:string-value="@Book{Hier_chron,author ={{Hieronymos}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">
            <text:p>@Book{Hier_chron,author ={{Hieronymos}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</text:p>
          </table:table-cell>
          <table:table-cell table:formula="of:=&quot;@Book{&quot; &amp;[.F288] &amp; &quot;,author ={&quot; &amp; [.G288] &amp;&quot;},  origtitle = {&quot; &amp; [.D288] &amp;&quot; }, shorthand = {&quot; &amp; [.E288]&amp;&quot;}, shortauthor = {&quot;&amp; [.C288]&amp; &quot;}, keywords = {ancient}, options = {antik}}&quot;" office:value-type="string" office:string-value="@Book{Hier_chron,author ={{Hieronymos}},  origtitle = {chronicon }, shorthand = {Hier. chron.}, shortauthor = {Hieronymos}, keywords = {ancient}, options = {antik}}">
            <text:p>@Book{Hier_chron,author ={{Hieronymos}}, <text:s/>origtitle = {chronicon }, shorthand = {Hier. chron.}, shortauthor = {Hieronymos}, keywords = {ancient}, options = {antik}}</text:p>
          </table:table-cell>
          <table:table-cell table:formula="of:=&quot;\item[&quot;&amp;[.E288] &amp; &quot;] &quot; &amp;[.C288]&amp; &quot; &quot; &amp;[.D288] &amp; &quot;\newline \textbf{&quot; &amp; [.F288] &amp;&quot;}&quot;" office:value-type="string" office:string-value="\item[Hier. chron.] Hieronymos chronicon\newline \textbf{Hier_chron}">
            <text:p>\item[Hier. chron.] Hieronymos chronicon\newline \textbf{Hier_chron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omm.in Ez</text:p>
          </table:table-cell>
          <table:table-cell office:value-type="string">
            <text:p>Hieronymos</text:p>
          </table:table-cell>
          <table:table-cell office:value-type="string">
            <text:p>commentaria in Ezechielem (PL 25)</text:p>
          </table:table-cell>
          <table:table-cell office:value-type="string">
            <text:p>Hier. comm.in Ez</text:p>
          </table:table-cell>
          <table:table-cell office:value-type="string">
            <text:p>Hier_commin_Ez</text:p>
          </table:table-cell>
          <table:table-cell table:formula="of:=&quot;{&quot;&amp;[.C289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9]&amp;&quot;,&quot;&amp;&quot;author ={&quot;&amp;[.G289]&amp;&quot;}, title ={&quot;&amp;[.D289]&amp;&quot;}, publisher = HUP, location = {Cambridge, MA and London}, year = {&quot;&amp; [.K289] &amp; &quot;}, volume = {&quot; &amp; [.M289] &amp;&quot;}, series = LCL-lang, shortseries = LCL-kurz, origtitle = {&quot; &amp; [.D289] &amp; &quot;}, origlanguage = {&quot; &amp; [.J289] &amp; &quot;}, translator = {&quot; &amp; [.N289] &amp; &quot;}, editor = {&quot; &amp; [.O289] &amp; &quot;}, shorthand = {&quot; &amp; [.E289]&amp; &quot;}, shortauthor = {&quot; &amp; [.C289]&amp; &quot;}, keywords = {ancient}, options = {antik},&quot;&amp;&quot;}&quot;" office:value-type="string" office:string-value="@Book{Hier_commin_Ez,author ={{Hieronymos}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">
            <text:p>@Book{Hier_commin_Ez,author ={{Hieronymos}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</text:p>
          </table:table-cell>
          <table:table-cell table:formula="of:=&quot;@Book{&quot; &amp;[.F289] &amp; &quot;,author ={&quot; &amp; [.G289] &amp;&quot;},  origtitle = {&quot; &amp; [.D289] &amp;&quot; }, shorthand = {&quot; &amp; [.E289]&amp;&quot;}, shortauthor = {&quot;&amp; [.C289]&amp; &quot;}, keywords = {ancient}, options = {antik}}&quot;" office:value-type="string" office:string-value="@Book{Hier_commin_Ez,author ={{Hieronymos}},  origtitle = {commentaria in Ezechielem (PL 25) }, shorthand = {Hier. comm.in Ez}, shortauthor = {Hieronymos}, keywords = {ancient}, options = {antik}}">
            <text:p>@Book{Hier_commin_Ez,author ={{Hieronymos}}, <text:s/>origtitle = {commentaria in Ezechielem (PL 25) }, shorthand = {Hier. comm.in Ez}, shortauthor = {Hieronymos}, keywords = {ancient}, options = {antik}}</text:p>
          </table:table-cell>
          <table:table-cell table:formula="of:=&quot;\item[&quot;&amp;[.E289] &amp; &quot;] &quot; &amp;[.C289]&amp; &quot; &quot; &amp;[.D289] &amp; &quot;\newline \textbf{&quot; &amp; [.F289] &amp;&quot;}&quot;" office:value-type="string" office:string-value="\item[Hier. comm.in Ez] Hieronymos commentaria in Ezechielem (PL 25)\newline \textbf{Hier_commin_Ez}">
            <text:p>\item[Hier. comm.in Ez] Hieronymos commentaria in Ezechielem (PL 25)\newline \textbf{Hier_commin_Ez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epist.</text:p>
          </table:table-cell>
          <table:table-cell office:value-type="string">
            <text:p>Hieronymos</text:p>
          </table:table-cell>
          <table:table-cell office:value-type="string">
            <text:p>epistulae</text:p>
          </table:table-cell>
          <table:table-cell office:value-type="string">
            <text:p>Hier. epist.</text:p>
          </table:table-cell>
          <table:table-cell office:value-type="string">
            <text:p>Hier_epist</text:p>
          </table:table-cell>
          <table:table-cell table:formula="of:=&quot;{&quot;&amp;[.C290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0]&amp;&quot;,&quot;&amp;&quot;author ={&quot;&amp;[.G290]&amp;&quot;}, title ={&quot;&amp;[.D290]&amp;&quot;}, publisher = HUP, location = {Cambridge, MA and London}, year = {&quot;&amp; [.K290] &amp; &quot;}, volume = {&quot; &amp; [.M290] &amp;&quot;}, series = LCL-lang, shortseries = LCL-kurz, origtitle = {&quot; &amp; [.D290] &amp; &quot;}, origlanguage = {&quot; &amp; [.J290] &amp; &quot;}, translator = {&quot; &amp; [.N290] &amp; &quot;}, editor = {&quot; &amp; [.O290] &amp; &quot;}, shorthand = {&quot; &amp; [.E290]&amp; &quot;}, shortauthor = {&quot; &amp; [.C290]&amp; &quot;}, keywords = {ancient}, options = {antik},&quot;&amp;&quot;}&quot;" office:value-type="string" office:string-value="@Book{Hier_epist,author ={{Hieronymos}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">
            <text:p>@Book{Hier_epist,author ={{Hieronymos}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</text:p>
          </table:table-cell>
          <table:table-cell table:formula="of:=&quot;@Book{&quot; &amp;[.F290] &amp; &quot;,author ={&quot; &amp; [.G290] &amp;&quot;},  origtitle = {&quot; &amp; [.D290] &amp;&quot; }, shorthand = {&quot; &amp; [.E290]&amp;&quot;}, shortauthor = {&quot;&amp; [.C290]&amp; &quot;}, keywords = {ancient}, options = {antik}}&quot;" office:value-type="string" office:string-value="@Book{Hier_epist,author ={{Hieronymos}},  origtitle = {epistulae }, shorthand = {Hier. epist.}, shortauthor = {Hieronymos}, keywords = {ancient}, options = {antik}}">
            <text:p>@Book{Hier_epist,author ={{Hieronymos}}, <text:s/>origtitle = {epistulae }, shorthand = {Hier. epist.}, shortauthor = {Hieronymos}, keywords = {ancient}, options = {antik}}</text:p>
          </table:table-cell>
          <table:table-cell table:formula="of:=&quot;\item[&quot;&amp;[.E290] &amp; &quot;] &quot; &amp;[.C290]&amp; &quot; &quot; &amp;[.D290] &amp; &quot;\newline \textbf{&quot; &amp; [.F290] &amp;&quot;}&quot;" office:value-type="string" office:string-value="\item[Hier. epist.] Hieronymos epistulae\newline \textbf{Hier_epist}">
            <text:p>\item[Hier. epist.] Hieronymos epistulae\newline \textbf{Hier_epist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On.</text:p>
          </table:table-cell>
          <table:table-cell office:value-type="string">
            <text:p>Hieronymos</text:p>
          </table:table-cell>
          <table:table-cell office:value-type="string">
            <text:p>Onomastikon</text:p>
          </table:table-cell>
          <table:table-cell office:value-type="string">
            <text:p>Hier. On.</text:p>
          </table:table-cell>
          <table:table-cell office:value-type="string">
            <text:p>Hier_On</text:p>
          </table:table-cell>
          <table:table-cell table:formula="of:=&quot;{&quot;&amp;[.C291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1]&amp;&quot;,&quot;&amp;&quot;author ={&quot;&amp;[.G291]&amp;&quot;}, title ={&quot;&amp;[.D291]&amp;&quot;}, publisher = HUP, location = {Cambridge, MA and London}, year = {&quot;&amp; [.K291] &amp; &quot;}, volume = {&quot; &amp; [.M291] &amp;&quot;}, series = LCL-lang, shortseries = LCL-kurz, origtitle = {&quot; &amp; [.D291] &amp; &quot;}, origlanguage = {&quot; &amp; [.J291] &amp; &quot;}, translator = {&quot; &amp; [.N291] &amp; &quot;}, editor = {&quot; &amp; [.O291] &amp; &quot;}, shorthand = {&quot; &amp; [.E291]&amp; &quot;}, shortauthor = {&quot; &amp; [.C291]&amp; &quot;}, keywords = {ancient}, options = {antik},&quot;&amp;&quot;}&quot;" office:value-type="string" office:string-value="@Book{Hier_On,author ={{Hieronymos}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">
            <text:p>@Book{Hier_On,author ={{Hieronymos}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</text:p>
          </table:table-cell>
          <table:table-cell table:formula="of:=&quot;@Book{&quot; &amp;[.F291] &amp; &quot;,author ={&quot; &amp; [.G291] &amp;&quot;},  origtitle = {&quot; &amp; [.D291] &amp;&quot; }, shorthand = {&quot; &amp; [.E291]&amp;&quot;}, shortauthor = {&quot;&amp; [.C291]&amp; &quot;}, keywords = {ancient}, options = {antik}}&quot;" office:value-type="string" office:string-value="@Book{Hier_On,author ={{Hieronymos}},  origtitle = {Onomastikon }, shorthand = {Hier. On.}, shortauthor = {Hieronymos}, keywords = {ancient}, options = {antik}}">
            <text:p>@Book{Hier_On,author ={{Hieronymos}}, <text:s/>origtitle = {Onomastikon }, shorthand = {Hier. On.}, shortauthor = {Hieronymos}, keywords = {ancient}, options = {antik}}</text:p>
          </table:table-cell>
          <table:table-cell table:formula="of:=&quot;\item[&quot;&amp;[.E291] &amp; &quot;] &quot; &amp;[.C291]&amp; &quot; &quot; &amp;[.D291] &amp; &quot;\newline \textbf{&quot; &amp; [.F291] &amp;&quot;}&quot;" office:value-type="string" office:string-value="\item[Hier. On.] Hieronymos Onomastikon\newline \textbf{Hier_On}">
            <text:p>\item[Hier. On.] Hieronymos Onomastikon\newline \textbf{Hier_On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vir. ill.</text:p>
          </table:table-cell>
          <table:table-cell office:value-type="string">
            <text:p>Hieronymos</text:p>
          </table:table-cell>
          <table:table-cell office:value-type="string">
            <text:p>de viris illustribus</text:p>
          </table:table-cell>
          <table:table-cell office:value-type="string">
            <text:p>Hier. vir. ill.</text:p>
          </table:table-cell>
          <table:table-cell office:value-type="string">
            <text:p>Hier_vir_ill</text:p>
          </table:table-cell>
          <table:table-cell table:formula="of:=&quot;{&quot;&amp;[.C292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2]&amp;&quot;,&quot;&amp;&quot;author ={&quot;&amp;[.G292]&amp;&quot;}, title ={&quot;&amp;[.D292]&amp;&quot;}, publisher = HUP, location = {Cambridge, MA and London}, year = {&quot;&amp; [.K292] &amp; &quot;}, volume = {&quot; &amp; [.M292] &amp;&quot;}, series = LCL-lang, shortseries = LCL-kurz, origtitle = {&quot; &amp; [.D292] &amp; &quot;}, origlanguage = {&quot; &amp; [.J292] &amp; &quot;}, translator = {&quot; &amp; [.N292] &amp; &quot;}, editor = {&quot; &amp; [.O292] &amp; &quot;}, shorthand = {&quot; &amp; [.E292]&amp; &quot;}, shortauthor = {&quot; &amp; [.C292]&amp; &quot;}, keywords = {ancient}, options = {antik},&quot;&amp;&quot;}&quot;" office:value-type="string" office:string-value="@Book{Hier_vir_ill,author ={{Hieronymos}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">
            <text:p>@Book{Hier_vir_ill,author ={{Hieronymos}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</text:p>
          </table:table-cell>
          <table:table-cell table:formula="of:=&quot;@Book{&quot; &amp;[.F292] &amp; &quot;,author ={&quot; &amp; [.G292] &amp;&quot;},  origtitle = {&quot; &amp; [.D292] &amp;&quot; }, shorthand = {&quot; &amp; [.E292]&amp;&quot;}, shortauthor = {&quot;&amp; [.C292]&amp; &quot;}, keywords = {ancient}, options = {antik}}&quot;" office:value-type="string" office:string-value="@Book{Hier_vir_ill,author ={{Hieronymos}},  origtitle = {de viris illustribus }, shorthand = {Hier. vir. ill.}, shortauthor = {Hieronymos}, keywords = {ancient}, options = {antik}}">
            <text:p>@Book{Hier_vir_ill,author ={{Hieronymos}}, <text:s/>origtitle = {de viris illustribus }, shorthand = {Hier. vir. ill.}, shortauthor = {Hieronymos}, keywords = {ancient}, options = {antik}}</text:p>
          </table:table-cell>
          <table:table-cell table:formula="of:=&quot;\item[&quot;&amp;[.E292] &amp; &quot;] &quot; &amp;[.C292]&amp; &quot; &quot; &amp;[.D292] &amp; &quot;\newline \textbf{&quot; &amp; [.F292] &amp;&quot;}&quot;" office:value-type="string" office:string-value="\item[Hier. vir. ill.] Hieronymos de viris illustribus\newline \textbf{Hier_vir_ill}">
            <text:p>\item[Hier. vir. ill.] Hieronymos de viris illustribus\newline \textbf{Hier_vir_ill}</text:p>
          </table:table-cell>
        </table:table-row>
        <table:table-row table:style-name="ro1">
          <table:table-cell office:value-type="string">
            <text:p>Hippokr.</text:p>
          </table:table-cell>
          <table:table-cell/>
          <table:table-cell office:value-type="string">
            <text:p>Hippokrates</text:p>
          </table:table-cell>
          <table:table-cell/>
          <table:table-cell office:value-type="string">
            <text:p>Hippokr.</text:p>
          </table:table-cell>
          <table:table-cell office:value-type="string">
            <text:p>Hippokr</text:p>
          </table:table-cell>
          <table:table-cell table:formula="of:=&quot;{&quot;&amp;[.C293]&amp;&quot;}&quot;" office:value-type="string" office:string-value="{Hippokrates}">
            <text:p>{Hippokrat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3]&amp;&quot;,&quot;&amp;&quot;author ={&quot;&amp;[.G293]&amp;&quot;}, title ={&quot;&amp;[.D293]&amp;&quot;}, publisher = HUP, location = {Cambridge, MA and London}, year = {&quot;&amp; [.K293] &amp; &quot;}, volume = {&quot; &amp; [.M293] &amp;&quot;}, series = LCL-lang, shortseries = LCL-kurz, origtitle = {&quot; &amp; [.D293] &amp; &quot;}, origlanguage = {&quot; &amp; [.J293] &amp; &quot;}, translator = {&quot; &amp; [.N293] &amp; &quot;}, editor = {&quot; &amp; [.O293] &amp; &quot;}, shorthand = {&quot; &amp; [.E293]&amp; &quot;}, shortauthor = {&quot; &amp; [.C293]&amp; &quot;}, keywords = {ancient}, options = {antik},&quot;&amp;&quot;}&quot;" office:value-type="string" office:string-value="@Book{Hippokr,author ={{Hippokrates}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">
            <text:p>@Book{Hippokr,author ={{Hippokrates}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</text:p>
          </table:table-cell>
          <table:table-cell table:formula="of:=&quot;@Book{&quot; &amp;[.F293] &amp; &quot;,author ={&quot; &amp; [.G293] &amp;&quot;},  origtitle = {&quot; &amp; [.D293] &amp;&quot; }, shorthand = {&quot; &amp; [.E293]&amp;&quot;}, shortauthor = {&quot;&amp; [.C293]&amp; &quot;}, keywords = {ancient}, options = {antik}}&quot;" office:value-type="string" office:string-value="@Book{Hippokr,author ={{Hippokrates}},  origtitle = { }, shorthand = {Hippokr.}, shortauthor = {Hippokrates}, keywords = {ancient}, options = {antik}}">
            <text:p>@Book{Hippokr,author ={{Hippokrates}}, <text:s/>origtitle = { }, shorthand = {Hippokr.}, shortauthor = {Hippokrates}, keywords = {ancient}, options = {antik}}</text:p>
          </table:table-cell>
          <table:table-cell table:formula="of:=&quot;\item[&quot;&amp;[.E293] &amp; &quot;] &quot; &amp;[.C293]&amp; &quot; &quot; &amp;[.D293] &amp; &quot;\newline \textbf{&quot; &amp; [.F293] &amp;&quot;}&quot;" office:value-type="string" office:string-value="\item[Hippokr.] Hippokrates \newline \textbf{Hippokr}">
            <text:p>\item[Hippokr.] Hippokrates \newline \textbf{Hippokr}</text:p>
          </table:table-cell>
        </table:table-row>
        <table:table-row table:style-name="ro1">
          <table:table-cell office:value-type="string">
            <text:p>HL</text:p>
          </table:table-cell>
          <table:table-cell/>
          <table:table-cell/>
          <table:table-cell office:value-type="string">
            <text:p>Hohelied</text:p>
          </table:table-cell>
          <table:table-cell table:number-columns-repeated="2" office:value-type="string">
            <text:p>HL</text:p>
          </table:table-cell>
          <table:table-cell office:value-type="string">
            <text:p>Hohelied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4]&amp;&quot;,&quot;&amp;&quot;author ={&quot;&amp;[.G294]&amp;&quot;}, title ={&quot;&amp;[.D294]&amp;&quot;}, publisher = HUP, location = {Cambridge, MA and London}, year = {&quot;&amp; [.K294] &amp; &quot;}, volume = {&quot; &amp; [.M294] &amp;&quot;}, series = LCL-lang, shortseries = LCL-kurz, origtitle = {&quot; &amp; [.D294] &amp; &quot;}, origlanguage = {&quot; &amp; [.J294] &amp; &quot;}, translator = {&quot; &amp; [.N294] &amp; &quot;}, editor = {&quot; &amp; [.O294] &amp; &quot;}, shorthand = {&quot; &amp; [.E294]&amp; &quot;}, shortauthor = {&quot; &amp; [.D294]&amp; &quot;}, keywords = {ancient}, options = {antik},&quot;&amp;&quot;}&quot;" office:value-type="string" office:string-value="@Book{HL,author ={Hohelied}, title ={Hohelied}, publisher = HUP, location = {Cambridge, MA and London}, year = {}, volume = {}, series = LCL-lang, shortseries = LCL-kurz, origtitle = {Hohelied}, origlanguage = {}, translator = {}, editor = {}, shorthand = {HL}, shortauthor = {Hohelied}, keywords = {ancient}, options = {antik},}">
            <text:p>@Book{HL,author ={Hohelied}, title ={Hohelied}, publisher = HUP, location = {Cambridge, MA and London}, year = {}, volume = {}, series = LCL-lang, shortseries = LCL-kurz, origtitle = {Hohelied}, origlanguage = {}, translator = {}, editor = {}, shorthand = {HL}, shortauthor = {Hohelied}, keywords = {ancient}, options = {antik},}</text:p>
          </table:table-cell>
          <table:table-cell table:formula="of:=&quot;@Book{&quot; &amp;[.F294] &amp; &quot;,author ={&quot; &amp; [.G294] &amp;&quot;},  origtitle = {&quot; &amp; [.D294] &amp;&quot; }, shorthand = {&quot; &amp; [.E294]&amp;&quot;}, shortauthor = {&quot;&amp; [.D294]&amp; &quot;}, keywords = {ancient}, options = {antik}}&quot;" office:value-type="string" office:string-value="@Book{HL,author ={Hohelied},  origtitle = {Hohelied }, shorthand = {HL}, shortauthor = {Hohelied}, keywords = {ancient}, options = {antik}}">
            <text:p>@Book{HL,author ={Hohelied}, <text:s/>origtitle = {Hohelied }, shorthand = {HL}, shortauthor = {Hohelied}, keywords = {ancient}, options = {antik}}</text:p>
          </table:table-cell>
          <table:table-cell table:formula="of:=&quot;\item[&quot;&amp;[.E294] &amp; &quot;] &quot; &amp;[.C294]&amp; &quot; &quot; &amp;[.D294] &amp; &quot;\newline \textbf{&quot; &amp; [.F294] &amp;&quot;}&quot;" office:value-type="string" office:string-value="\item[HL]  Hohelied\newline \textbf{HL}">
            <text:p>\item[HL] <text:s/>Hohelied\newline \textbf{HL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h.</text:p>
          </table:table-cell>
          <table:table-cell office:value-type="string">
            <text:p>Homer</text:p>
          </table:table-cell>
          <table:table-cell office:value-type="string">
            <text:p>Hymni Homeri</text:p>
          </table:table-cell>
          <table:table-cell office:value-type="string">
            <text:p>Hom. h.</text:p>
          </table:table-cell>
          <table:table-cell office:value-type="string">
            <text:p>Hom_h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5]&amp;&quot;,&quot;&amp;&quot;author ={&quot;&amp;[.G295]&amp;&quot;}, title ={&quot;&amp;[.D295]&amp;&quot;}, publisher = HUP, location = {Cambridge, MA and London}, year = {&quot;&amp; [.K295] &amp; &quot;}, volume = {&quot; &amp; [.M295] &amp;&quot;}, series = LCL-lang, shortseries = LCL-kurz, origtitle = {&quot; &amp; [.D295] &amp; &quot;}, origlanguage = {&quot; &amp; [.J295] &amp; &quot;}, translator = {&quot; &amp; [.N295] &amp; &quot;}, editor = {&quot; &amp; [.O295] &amp; &quot;}, shorthand = {&quot; &amp; [.E295]&amp; &quot;}, shortauthor = {&quot; &amp; [.C295]&amp; &quot;}, keywords = {ancient}, options = {antik},&quot;&amp;&quot;}&quot;" office:value-type="string" office:string-value="@Book{Hom_h,author ={Homeros}, title ={Hymni Homeri}, publisher = HUP, location = {Cambridge, MA and London}, year = {}, volume = {}, series = LCL-lang, shortseries = LCL-kurz, origtitle = {Hymni Homeri}, origlanguage = {}, translator = {}, editor = {}, shorthand = {Hom. h.}, shortauthor = {Homer}, keywords = {ancient}, options = {antik},}">
            <text:p>@Book{Hom_h,author ={Homeros}, title ={Hymni Homeri}, publisher = HUP, location = {Cambridge, MA and London}, year = {}, volume = {}, series = LCL-lang, shortseries = LCL-kurz, origtitle = {Hymni Homeri}, origlanguage = {}, translator = {}, editor = {}, shorthand = {Hom. h.}, shortauthor = {Homer}, keywords = {ancient}, options = {antik},}</text:p>
          </table:table-cell>
          <table:table-cell table:formula="of:=&quot;@Book{&quot; &amp;[.F295] &amp; &quot;,author ={&quot; &amp; [.G295] &amp;&quot;},  origtitle = {&quot; &amp; [.D295] &amp;&quot; }, shorthand = {&quot; &amp; [.E295]&amp;&quot;}, shortauthor = {&quot;&amp; [.C295]&amp; &quot;}, keywords = {ancient}, options = {antik}}&quot;" office:value-type="string" office:string-value="@Book{Hom_h,author ={Homeros},  origtitle = {Hymni Homeri }, shorthand = {Hom. h.}, shortauthor = {Homer}, keywords = {ancient}, options = {antik}}">
            <text:p>@Book{Hom_h,author ={Homeros}, <text:s/>origtitle = {Hymni Homeri }, shorthand = {Hom. h.}, shortauthor = {Homer}, keywords = {ancient}, options = {antik}}</text:p>
          </table:table-cell>
          <table:table-cell table:formula="of:=&quot;\item[&quot;&amp;[.E295] &amp; &quot;] &quot; &amp;[.C295]&amp; &quot; &quot; &amp;[.D295] &amp; &quot;\newline \textbf{&quot; &amp; [.F295] &amp;&quot;}&quot;" office:value-type="string" office:string-value="\item[Hom. h.] Homer Hymni Homeri\newline \textbf{Hom_h}">
            <text:p>\item[Hom. h.] Homer Hymni Homeri\newline \textbf{Hom_h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Il.</text:p>
          </table:table-cell>
          <table:table-cell office:value-type="string">
            <text:p>Homer</text:p>
          </table:table-cell>
          <table:table-cell office:value-type="string">
            <text:p>Ilias</text:p>
          </table:table-cell>
          <table:table-cell office:value-type="string">
            <text:p>Hom. Il.</text:p>
          </table:table-cell>
          <table:table-cell office:value-type="string">
            <text:p>Hom_Il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6]&amp;&quot;,&quot;&amp;&quot;author ={&quot;&amp;[.G296]&amp;&quot;}, title ={&quot;&amp;[.D296]&amp;&quot;}, publisher = HUP, location = {Cambridge, MA and London}, year = {&quot;&amp; [.K296] &amp; &quot;}, volume = {&quot; &amp; [.M296] &amp;&quot;}, series = LCL-lang, shortseries = LCL-kurz, origtitle = {&quot; &amp; [.D296] &amp; &quot;}, origlanguage = {&quot; &amp; [.J296] &amp; &quot;}, translator = {&quot; &amp; [.N296] &amp; &quot;}, editor = {&quot; &amp; [.O296] &amp; &quot;}, shorthand = {&quot; &amp; [.E296]&amp; &quot;}, shortauthor = {&quot; &amp; [.C296]&amp; &quot;}, keywords = {ancient}, options = {antik},&quot;&amp;&quot;}&quot;" office:value-type="string" office:string-value="@Book{Hom_Il,author ={Homeros}, title ={Ilias}, publisher = HUP, location = {Cambridge, MA and London}, year = {}, volume = {}, series = LCL-lang, shortseries = LCL-kurz, origtitle = {Ilias}, origlanguage = {}, translator = {}, editor = {}, shorthand = {Hom. Il.}, shortauthor = {Homer}, keywords = {ancient}, options = {antik},}">
            <text:p>@Book{Hom_Il,author ={Homeros}, title ={Ilias}, publisher = HUP, location = {Cambridge, MA and London}, year = {}, volume = {}, series = LCL-lang, shortseries = LCL-kurz, origtitle = {Ilias}, origlanguage = {}, translator = {}, editor = {}, shorthand = {Hom. Il.}, shortauthor = {Homer}, keywords = {ancient}, options = {antik},}</text:p>
          </table:table-cell>
          <table:table-cell table:formula="of:=&quot;@Book{&quot; &amp;[.F296] &amp; &quot;,author ={&quot; &amp; [.G296] &amp;&quot;},  origtitle = {&quot; &amp; [.D296] &amp;&quot; }, shorthand = {&quot; &amp; [.E296]&amp;&quot;}, shortauthor = {&quot;&amp; [.C296]&amp; &quot;}, keywords = {ancient}, options = {antik}}&quot;" office:value-type="string" office:string-value="@Book{Hom_Il,author ={Homeros},  origtitle = {Ilias }, shorthand = {Hom. Il.}, shortauthor = {Homer}, keywords = {ancient}, options = {antik}}">
            <text:p>@Book{Hom_Il,author ={Homeros}, <text:s/>origtitle = {Ilias }, shorthand = {Hom. Il.}, shortauthor = {Homer}, keywords = {ancient}, options = {antik}}</text:p>
          </table:table-cell>
          <table:table-cell table:formula="of:=&quot;\item[&quot;&amp;[.E296] &amp; &quot;] &quot; &amp;[.C296]&amp; &quot; &quot; &amp;[.D296] &amp; &quot;\newline \textbf{&quot; &amp; [.F296] &amp;&quot;}&quot;" office:value-type="string" office:string-value="\item[Hom. Il.] Homer Ilias\newline \textbf{Hom_Il}">
            <text:p>\item[Hom. Il.] Homer Ilias\newline \textbf{Hom_Il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Od.</text:p>
          </table:table-cell>
          <table:table-cell office:value-type="string">
            <text:p>Homer</text:p>
          </table:table-cell>
          <table:table-cell office:value-type="string">
            <text:p>Odyssee</text:p>
          </table:table-cell>
          <table:table-cell office:value-type="string">
            <text:p>Hom. Od.</text:p>
          </table:table-cell>
          <table:table-cell office:value-type="string">
            <text:p>Hom_Od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7]&amp;&quot;,&quot;&amp;&quot;author ={&quot;&amp;[.G297]&amp;&quot;}, title ={&quot;&amp;[.D297]&amp;&quot;}, publisher = HUP, location = {Cambridge, MA and London}, year = {&quot;&amp; [.K297] &amp; &quot;}, volume = {&quot; &amp; [.M297] &amp;&quot;}, series = LCL-lang, shortseries = LCL-kurz, origtitle = {&quot; &amp; [.D297] &amp; &quot;}, origlanguage = {&quot; &amp; [.J297] &amp; &quot;}, translator = {&quot; &amp; [.N297] &amp; &quot;}, editor = {&quot; &amp; [.O297] &amp; &quot;}, shorthand = {&quot; &amp; [.E297]&amp; &quot;}, shortauthor = {&quot; &amp; [.C297]&amp; &quot;}, keywords = {ancient}, options = {antik},&quot;&amp;&quot;}&quot;" office:value-type="string" office:string-value="@Book{Hom_Od,author ={Homeros}, title ={Odyssee}, publisher = HUP, location = {Cambridge, MA and London}, year = {}, volume = {}, series = LCL-lang, shortseries = LCL-kurz, origtitle = {Odyssee}, origlanguage = {}, translator = {}, editor = {}, shorthand = {Hom. Od.}, shortauthor = {Homer}, keywords = {ancient}, options = {antik},}">
            <text:p>@Book{Hom_Od,author ={Homeros}, title ={Odyssee}, publisher = HUP, location = {Cambridge, MA and London}, year = {}, volume = {}, series = LCL-lang, shortseries = LCL-kurz, origtitle = {Odyssee}, origlanguage = {}, translator = {}, editor = {}, shorthand = {Hom. Od.}, shortauthor = {Homer}, keywords = {ancient}, options = {antik},}</text:p>
          </table:table-cell>
          <table:table-cell table:formula="of:=&quot;@Book{&quot; &amp;[.F297] &amp; &quot;,author ={&quot; &amp; [.G297] &amp;&quot;},  origtitle = {&quot; &amp; [.D297] &amp;&quot; }, shorthand = {&quot; &amp; [.E297]&amp;&quot;}, shortauthor = {&quot;&amp; [.C297]&amp; &quot;}, keywords = {ancient}, options = {antik}}&quot;" office:value-type="string" office:string-value="@Book{Hom_Od,author ={Homeros},  origtitle = {Odyssee }, shorthand = {Hom. Od.}, shortauthor = {Homer}, keywords = {ancient}, options = {antik}}">
            <text:p>@Book{Hom_Od,author ={Homeros}, <text:s/>origtitle = {Odyssee }, shorthand = {Hom. Od.}, shortauthor = {Homer}, keywords = {ancient}, options = {antik}}</text:p>
          </table:table-cell>
          <table:table-cell table:formula="of:=&quot;\item[&quot;&amp;[.E297] &amp; &quot;] &quot; &amp;[.C297]&amp; &quot; &quot; &amp;[.D297] &amp; &quot;\newline \textbf{&quot; &amp; [.F297] &amp;&quot;}&quot;" office:value-type="string" office:string-value="\item[Hom. Od.] Homer Odyssee\newline \textbf{Hom_Od}">
            <text:p>\item[Hom. Od.] Homer Odyssee\newline \textbf{Hom_Od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ars</text:p>
          </table:table-cell>
          <table:table-cell office:value-type="string">
            <text:p>Horaz</text:p>
          </table:table-cell>
          <table:table-cell office:value-type="string">
            <text:p>ars poetica</text:p>
          </table:table-cell>
          <table:table-cell office:value-type="string">
            <text:p>Hor. ars</text:p>
          </table:table-cell>
          <table:table-cell office:value-type="string">
            <text:p>Hor_ars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8]&amp;&quot;,&quot;&amp;&quot;author ={&quot;&amp;[.G298]&amp;&quot;}, title ={&quot;&amp;[.D298]&amp;&quot;}, publisher = HUP, location = {Cambridge, MA and London}, year = {&quot;&amp; [.K298] &amp; &quot;}, volume = {&quot; &amp; [.M298] &amp;&quot;}, series = LCL-lang, shortseries = LCL-kurz, origtitle = {&quot; &amp; [.D298] &amp; &quot;}, origlanguage = {&quot; &amp; [.J298] &amp; &quot;}, translator = {&quot; &amp; [.N298] &amp; &quot;}, editor = {&quot; &amp; [.O298] &amp; &quot;}, shorthand = {&quot; &amp; [.E298]&amp; &quot;}, shortauthor = {&quot; &amp; [.C298]&amp; &quot;}, keywords = {ancient}, options = {antik},&quot;&amp;&quot;}&quot;" office:value-type="string" office:string-value="@Book{Hor_ars,author ={Horatius Flaccus, Quintus}, title ={ars poetica}, publisher = HUP, location = {Cambridge, MA and London}, year = {}, volume = {}, series = LCL-lang, shortseries = LCL-kurz, origtitle = {ars poetica}, origlanguage = {}, translator = {}, editor = {}, shorthand = {Hor. ars}, shortauthor = {Horaz}, keywords = {ancient}, options = {antik},}">
            <text:p>@Book{Hor_ars,author ={Horatius Flaccus, Quintus}, title ={ars poetica}, publisher = HUP, location = {Cambridge, MA and London}, year = {}, volume = {}, series = LCL-lang, shortseries = LCL-kurz, origtitle = {ars poetica}, origlanguage = {}, translator = {}, editor = {}, shorthand = {Hor. ars}, shortauthor = {Horaz}, keywords = {ancient}, options = {antik},}</text:p>
          </table:table-cell>
          <table:table-cell table:formula="of:=&quot;@Book{&quot; &amp;[.F298] &amp; &quot;,author ={&quot; &amp; [.G298] &amp;&quot;},  origtitle = {&quot; &amp; [.D298] &amp;&quot; }, shorthand = {&quot; &amp; [.E298]&amp;&quot;}, shortauthor = {&quot;&amp; [.C298]&amp; &quot;}, keywords = {ancient}, options = {antik}}&quot;" office:value-type="string" office:string-value="@Book{Hor_ars,author ={Horatius Flaccus, Quintus},  origtitle = {ars poetica }, shorthand = {Hor. ars}, shortauthor = {Horaz}, keywords = {ancient}, options = {antik}}">
            <text:p>@Book{Hor_ars,author ={Horatius Flaccus, Quintus}, <text:s/>origtitle = {ars poetica }, shorthand = {Hor. ars}, shortauthor = {Horaz}, keywords = {ancient}, options = {antik}}</text:p>
          </table:table-cell>
          <table:table-cell table:formula="of:=&quot;\item[&quot;&amp;[.E298] &amp; &quot;] &quot; &amp;[.C298]&amp; &quot; &quot; &amp;[.D298] &amp; &quot;\newline \textbf{&quot; &amp; [.F298] &amp;&quot;}&quot;" office:value-type="string" office:string-value="\item[Hor. ars] Horaz ars poetica\newline \textbf{Hor_ars}">
            <text:p>\item[Hor. ars] Horaz ars poetica\newline \textbf{Hor_ars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</text:p>
          </table:table-cell>
          <table:table-cell office:value-type="string">
            <text:p>Horaz</text:p>
          </table:table-cell>
          <table:table-cell office:value-type="string">
            <text:p>carmina</text:p>
          </table:table-cell>
          <table:table-cell office:value-type="string">
            <text:p>Hor. carm.</text:p>
          </table:table-cell>
          <table:table-cell office:value-type="string">
            <text:p>Hor_carm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9]&amp;&quot;,&quot;&amp;&quot;author ={&quot;&amp;[.G299]&amp;&quot;}, title ={&quot;&amp;[.D299]&amp;&quot;}, publisher = HUP, location = {Cambridge, MA and London}, year = {&quot;&amp; [.K299] &amp; &quot;}, volume = {&quot; &amp; [.M299] &amp;&quot;}, series = LCL-lang, shortseries = LCL-kurz, origtitle = {&quot; &amp; [.D299] &amp; &quot;}, origlanguage = {&quot; &amp; [.J299] &amp; &quot;}, translator = {&quot; &amp; [.N299] &amp; &quot;}, editor = {&quot; &amp; [.O299] &amp; &quot;}, shorthand = {&quot; &amp; [.E299]&amp; &quot;}, shortauthor = {&quot; &amp; [.C299]&amp; &quot;}, keywords = {ancient}, options = {antik},&quot;&amp;&quot;}&quot;" office:value-type="string" office:string-value="@Book{Hor_carm,author ={Horatius Flaccus, Quintus}, title ={carmina}, publisher = HUP, location = {Cambridge, MA and London}, year = {}, volume = {}, series = LCL-lang, shortseries = LCL-kurz, origtitle = {carmina}, origlanguage = {}, translator = {}, editor = {}, shorthand = {Hor. carm.}, shortauthor = {Horaz}, keywords = {ancient}, options = {antik},}">
            <text:p>@Book{Hor_carm,author ={Horatius Flaccus, Quintus}, title ={carmina}, publisher = HUP, location = {Cambridge, MA and London}, year = {}, volume = {}, series = LCL-lang, shortseries = LCL-kurz, origtitle = {carmina}, origlanguage = {}, translator = {}, editor = {}, shorthand = {Hor. carm.}, shortauthor = {Horaz}, keywords = {ancient}, options = {antik},}</text:p>
          </table:table-cell>
          <table:table-cell table:formula="of:=&quot;@Book{&quot; &amp;[.F299] &amp; &quot;,author ={&quot; &amp; [.G299] &amp;&quot;},  origtitle = {&quot; &amp; [.D299] &amp;&quot; }, shorthand = {&quot; &amp; [.E299]&amp;&quot;}, shortauthor = {&quot;&amp; [.C299]&amp; &quot;}, keywords = {ancient}, options = {antik}}&quot;" office:value-type="string" office:string-value="@Book{Hor_carm,author ={Horatius Flaccus, Quintus},  origtitle = {carmina }, shorthand = {Hor. carm.}, shortauthor = {Horaz}, keywords = {ancient}, options = {antik}}">
            <text:p>@Book{Hor_carm,author ={Horatius Flaccus, Quintus}, <text:s/>origtitle = {carmina }, shorthand = {Hor. carm.}, shortauthor = {Horaz}, keywords = {ancient}, options = {antik}}</text:p>
          </table:table-cell>
          <table:table-cell table:formula="of:=&quot;\item[&quot;&amp;[.E299] &amp; &quot;] &quot; &amp;[.C299]&amp; &quot; &quot; &amp;[.D299] &amp; &quot;\newline \textbf{&quot; &amp; [.F299] &amp;&quot;}&quot;" office:value-type="string" office:string-value="\item[Hor. carm.] Horaz carmina\newline \textbf{Hor_carm}">
            <text:p>\item[Hor. carm.] Horaz carmina\newline \textbf{Hor_carm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 saec.</text:p>
          </table:table-cell>
          <table:table-cell office:value-type="string">
            <text:p>Horaz</text:p>
          </table:table-cell>
          <table:table-cell office:value-type="string">
            <text:p>carmen saeculare</text:p>
          </table:table-cell>
          <table:table-cell office:value-type="string">
            <text:p>Hor. carm. saec.</text:p>
          </table:table-cell>
          <table:table-cell office:value-type="string">
            <text:p>Hor_carm_saec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0]&amp;&quot;,&quot;&amp;&quot;author ={&quot;&amp;[.G300]&amp;&quot;}, title ={&quot;&amp;[.D300]&amp;&quot;}, publisher = HUP, location = {Cambridge, MA and London}, year = {&quot;&amp; [.K300] &amp; &quot;}, volume = {&quot; &amp; [.M300] &amp;&quot;}, series = LCL-lang, shortseries = LCL-kurz, origtitle = {&quot; &amp; [.D300] &amp; &quot;}, origlanguage = {&quot; &amp; [.J300] &amp; &quot;}, translator = {&quot; &amp; [.N300] &amp; &quot;}, editor = {&quot; &amp; [.O300] &amp; &quot;}, shorthand = {&quot; &amp; [.E300]&amp; &quot;}, shortauthor = {&quot; &amp; [.C300]&amp; &quot;}, keywords = {ancient}, options = {antik},&quot;&amp;&quot;}&quot;" office:value-type="string" office:string-value="@Book{Hor_carm_saec,author ={Horatius Flaccus, Quintus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z}, keywords = {ancient}, options = {antik},}">
            <text:p>@Book{Hor_carm_saec,author ={Horatius Flaccus, Quintus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z}, keywords = {ancient}, options = {antik},}</text:p>
          </table:table-cell>
          <table:table-cell table:formula="of:=&quot;@Book{&quot; &amp;[.F300] &amp; &quot;,author ={&quot; &amp; [.G300] &amp;&quot;},  origtitle = {&quot; &amp; [.D300] &amp;&quot; }, shorthand = {&quot; &amp; [.E300]&amp;&quot;}, shortauthor = {&quot;&amp; [.C300]&amp; &quot;}, keywords = {ancient}, options = {antik}}&quot;" office:value-type="string" office:string-value="@Book{Hor_carm_saec,author ={Horatius Flaccus, Quintus},  origtitle = {carmen saeculare }, shorthand = {Hor. carm. saec.}, shortauthor = {Horaz}, keywords = {ancient}, options = {antik}}">
            <text:p>@Book{Hor_carm_saec,author ={Horatius Flaccus, Quintus}, <text:s/>origtitle = {carmen saeculare }, shorthand = {Hor. carm. saec.}, shortauthor = {Horaz}, keywords = {ancient}, options = {antik}}</text:p>
          </table:table-cell>
          <table:table-cell table:formula="of:=&quot;\item[&quot;&amp;[.E300] &amp; &quot;] &quot; &amp;[.C300]&amp; &quot; &quot; &amp;[.D300] &amp; &quot;\newline \textbf{&quot; &amp; [.F300] &amp;&quot;}&quot;" office:value-type="string" office:string-value="\item[Hor. carm. saec.] Horaz carmen saeculare\newline \textbf{Hor_carm_saec}">
            <text:p>\item[Hor. carm. saec.] Horaz carmen saeculare\newline \textbf{Hor_carm_saec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ist.</text:p>
          </table:table-cell>
          <table:table-cell office:value-type="string">
            <text:p>Horaz</text:p>
          </table:table-cell>
          <table:table-cell office:value-type="string">
            <text:p>epistulae</text:p>
          </table:table-cell>
          <table:table-cell office:value-type="string">
            <text:p>Hor. epist.</text:p>
          </table:table-cell>
          <table:table-cell office:value-type="string">
            <text:p>Hor_epis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1]&amp;&quot;,&quot;&amp;&quot;author ={&quot;&amp;[.G301]&amp;&quot;}, title ={&quot;&amp;[.D301]&amp;&quot;}, publisher = HUP, location = {Cambridge, MA and London}, year = {&quot;&amp; [.K301] &amp; &quot;}, volume = {&quot; &amp; [.M301] &amp;&quot;}, series = LCL-lang, shortseries = LCL-kurz, origtitle = {&quot; &amp; [.D301] &amp; &quot;}, origlanguage = {&quot; &amp; [.J301] &amp; &quot;}, translator = {&quot; &amp; [.N301] &amp; &quot;}, editor = {&quot; &amp; [.O301] &amp; &quot;}, shorthand = {&quot; &amp; [.E301]&amp; &quot;}, shortauthor = {&quot; &amp; [.C301]&amp; &quot;}, keywords = {ancient}, options = {antik},&quot;&amp;&quot;}&quot;" office:value-type="string" office:string-value="@Book{Hor_epist,author ={Horatius Flaccus, Quintus}, title ={epistulae}, publisher = HUP, location = {Cambridge, MA and London}, year = {}, volume = {}, series = LCL-lang, shortseries = LCL-kurz, origtitle = {epistulae}, origlanguage = {}, translator = {}, editor = {}, shorthand = {Hor. epist.}, shortauthor = {Horaz}, keywords = {ancient}, options = {antik},}">
            <text:p>@Book{Hor_epist,author ={Horatius Flaccus, Quintus}, title ={epistulae}, publisher = HUP, location = {Cambridge, MA and London}, year = {}, volume = {}, series = LCL-lang, shortseries = LCL-kurz, origtitle = {epistulae}, origlanguage = {}, translator = {}, editor = {}, shorthand = {Hor. epist.}, shortauthor = {Horaz}, keywords = {ancient}, options = {antik},}</text:p>
          </table:table-cell>
          <table:table-cell table:formula="of:=&quot;@Book{&quot; &amp;[.F301] &amp; &quot;,author ={&quot; &amp; [.G301] &amp;&quot;},  origtitle = {&quot; &amp; [.D301] &amp;&quot; }, shorthand = {&quot; &amp; [.E301]&amp;&quot;}, shortauthor = {&quot;&amp; [.C301]&amp; &quot;}, keywords = {ancient}, options = {antik}}&quot;" office:value-type="string" office:string-value="@Book{Hor_epist,author ={Horatius Flaccus, Quintus},  origtitle = {epistulae }, shorthand = {Hor. epist.}, shortauthor = {Horaz}, keywords = {ancient}, options = {antik}}">
            <text:p>@Book{Hor_epist,author ={Horatius Flaccus, Quintus}, <text:s/>origtitle = {epistulae }, shorthand = {Hor. epist.}, shortauthor = {Horaz}, keywords = {ancient}, options = {antik}}</text:p>
          </table:table-cell>
          <table:table-cell table:formula="of:=&quot;\item[&quot;&amp;[.E301] &amp; &quot;] &quot; &amp;[.C301]&amp; &quot; &quot; &amp;[.D301] &amp; &quot;\newline \textbf{&quot; &amp; [.F301] &amp;&quot;}&quot;" office:value-type="string" office:string-value="\item[Hor. epist.] Horaz epistulae\newline \textbf{Hor_epist}">
            <text:p>\item[Hor. epist.] Horaz epistulae\newline \textbf{Hor_epist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od.</text:p>
          </table:table-cell>
          <table:table-cell office:value-type="string">
            <text:p>Horaz</text:p>
          </table:table-cell>
          <table:table-cell office:value-type="string">
            <text:p>epodi</text:p>
          </table:table-cell>
          <table:table-cell office:value-type="string">
            <text:p>Hor. epod.</text:p>
          </table:table-cell>
          <table:table-cell office:value-type="string">
            <text:p>Hor_epod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2]&amp;&quot;,&quot;&amp;&quot;author ={&quot;&amp;[.G302]&amp;&quot;}, title ={&quot;&amp;[.D302]&amp;&quot;}, publisher = HUP, location = {Cambridge, MA and London}, year = {&quot;&amp; [.K302] &amp; &quot;}, volume = {&quot; &amp; [.M302] &amp;&quot;}, series = LCL-lang, shortseries = LCL-kurz, origtitle = {&quot; &amp; [.D302] &amp; &quot;}, origlanguage = {&quot; &amp; [.J302] &amp; &quot;}, translator = {&quot; &amp; [.N302] &amp; &quot;}, editor = {&quot; &amp; [.O302] &amp; &quot;}, shorthand = {&quot; &amp; [.E302]&amp; &quot;}, shortauthor = {&quot; &amp; [.C302]&amp; &quot;}, keywords = {ancient}, options = {antik},&quot;&amp;&quot;}&quot;" office:value-type="string" office:string-value="@Book{Hor_epod,author ={Horatius Flaccus, Quintus}, title ={epodi}, publisher = HUP, location = {Cambridge, MA and London}, year = {}, volume = {}, series = LCL-lang, shortseries = LCL-kurz, origtitle = {epodi}, origlanguage = {}, translator = {}, editor = {}, shorthand = {Hor. epod.}, shortauthor = {Horaz}, keywords = {ancient}, options = {antik},}">
            <text:p>@Book{Hor_epod,author ={Horatius Flaccus, Quintus}, title ={epodi}, publisher = HUP, location = {Cambridge, MA and London}, year = {}, volume = {}, series = LCL-lang, shortseries = LCL-kurz, origtitle = {epodi}, origlanguage = {}, translator = {}, editor = {}, shorthand = {Hor. epod.}, shortauthor = {Horaz}, keywords = {ancient}, options = {antik},}</text:p>
          </table:table-cell>
          <table:table-cell table:formula="of:=&quot;@Book{&quot; &amp;[.F302] &amp; &quot;,author ={&quot; &amp; [.G302] &amp;&quot;},  origtitle = {&quot; &amp; [.D302] &amp;&quot; }, shorthand = {&quot; &amp; [.E302]&amp;&quot;}, shortauthor = {&quot;&amp; [.C302]&amp; &quot;}, keywords = {ancient}, options = {antik}}&quot;" office:value-type="string" office:string-value="@Book{Hor_epod,author ={Horatius Flaccus, Quintus},  origtitle = {epodi }, shorthand = {Hor. epod.}, shortauthor = {Horaz}, keywords = {ancient}, options = {antik}}">
            <text:p>@Book{Hor_epod,author ={Horatius Flaccus, Quintus}, <text:s/>origtitle = {epodi }, shorthand = {Hor. epod.}, shortauthor = {Horaz}, keywords = {ancient}, options = {antik}}</text:p>
          </table:table-cell>
          <table:table-cell table:formula="of:=&quot;\item[&quot;&amp;[.E302] &amp; &quot;] &quot; &amp;[.C302]&amp; &quot; &quot; &amp;[.D302] &amp; &quot;\newline \textbf{&quot; &amp; [.F302] &amp;&quot;}&quot;" office:value-type="string" office:string-value="\item[Hor. epod.] Horaz epodi\newline \textbf{Hor_epod}">
            <text:p>\item[Hor. epod.] Horaz epodi\newline \textbf{Hor_epod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sat.</text:p>
          </table:table-cell>
          <table:table-cell office:value-type="string">
            <text:p>Horaz</text:p>
          </table:table-cell>
          <table:table-cell office:value-type="string">
            <text:p>saturae (sermones)</text:p>
          </table:table-cell>
          <table:table-cell office:value-type="string">
            <text:p>Hor. sat.</text:p>
          </table:table-cell>
          <table:table-cell office:value-type="string">
            <text:p>Hor_sa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3]&amp;&quot;,&quot;&amp;&quot;author ={&quot;&amp;[.G303]&amp;&quot;}, title ={&quot;&amp;[.D303]&amp;&quot;}, publisher = HUP, location = {Cambridge, MA and London}, year = {&quot;&amp; [.K303] &amp; &quot;}, volume = {&quot; &amp; [.M303] &amp;&quot;}, series = LCL-lang, shortseries = LCL-kurz, origtitle = {&quot; &amp; [.D303] &amp; &quot;}, origlanguage = {&quot; &amp; [.J303] &amp; &quot;}, translator = {&quot; &amp; [.N303] &amp; &quot;}, editor = {&quot; &amp; [.O303] &amp; &quot;}, shorthand = {&quot; &amp; [.E303]&amp; &quot;}, shortauthor = {&quot; &amp; [.C303]&amp; &quot;}, keywords = {ancient}, options = {antik},&quot;&amp;&quot;}&quot;" office:value-type="string" office:string-value="@Book{Hor_sat,author ={Horatius Flaccus, Quintus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z}, keywords = {ancient}, options = {antik},}">
            <text:p>@Book{Hor_sat,author ={Horatius Flaccus, Quintus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z}, keywords = {ancient}, options = {antik},}</text:p>
          </table:table-cell>
          <table:table-cell table:formula="of:=&quot;@Book{&quot; &amp;[.F303] &amp; &quot;,author ={&quot; &amp; [.G303] &amp;&quot;},  origtitle = {&quot; &amp; [.D303] &amp;&quot; }, shorthand = {&quot; &amp; [.E303]&amp;&quot;}, shortauthor = {&quot;&amp; [.C303]&amp; &quot;}, keywords = {ancient}, options = {antik}}&quot;" office:value-type="string" office:string-value="@Book{Hor_sat,author ={Horatius Flaccus, Quintus},  origtitle = {saturae (sermones) }, shorthand = {Hor. sat.}, shortauthor = {Horaz}, keywords = {ancient}, options = {antik}}">
            <text:p>@Book{Hor_sat,author ={Horatius Flaccus, Quintus}, <text:s/>origtitle = {saturae (sermones) }, shorthand = {Hor. sat.}, shortauthor = {Horaz}, keywords = {ancient}, options = {antik}}</text:p>
          </table:table-cell>
          <table:table-cell table:formula="of:=&quot;\item[&quot;&amp;[.E303] &amp; &quot;] &quot; &amp;[.C303]&amp; &quot; &quot; &amp;[.D303] &amp; &quot;\newline \textbf{&quot; &amp; [.F303] &amp;&quot;}&quot;" office:value-type="string" office:string-value="\item[Hor. sat.] Horaz saturae (sermones)\newline \textbf{Hor_sat}">
            <text:p>\item[Hor. sat.] Horaz saturae (sermones)\newline \textbf{Hor_sat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astr.</text:p>
          </table:table-cell>
          <table:table-cell office:value-type="string">
            <text:p>Hygin</text:p>
          </table:table-cell>
          <table:table-cell office:value-type="string">
            <text:p>astronomica</text:p>
          </table:table-cell>
          <table:table-cell office:value-type="string">
            <text:p>Hyg. astr.</text:p>
          </table:table-cell>
          <table:table-cell office:value-type="string">
            <text:p>Hyg_astr</text:p>
          </table:table-cell>
          <table:table-cell table:formula="of:=&quot;{&quot;&amp;[.C304]&amp;&quot;}&quot;" office:value-type="string" office:string-value="{Hygin}">
            <text:p>{Hygi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4]&amp;&quot;,&quot;&amp;&quot;author ={&quot;&amp;[.G304]&amp;&quot;}, title ={&quot;&amp;[.D304]&amp;&quot;}, publisher = HUP, location = {Cambridge, MA and London}, year = {&quot;&amp; [.K304] &amp; &quot;}, volume = {&quot; &amp; [.M304] &amp;&quot;}, series = LCL-lang, shortseries = LCL-kurz, origtitle = {&quot; &amp; [.D304] &amp; &quot;}, origlanguage = {&quot; &amp; [.J304] &amp; &quot;}, translator = {&quot; &amp; [.N304] &amp; &quot;}, editor = {&quot; &amp; [.O304] &amp; &quot;}, shorthand = {&quot; &amp; [.E304]&amp; &quot;}, shortauthor = {&quot; &amp; [.C304]&amp; &quot;}, keywords = {ancient}, options = {antik},&quot;&amp;&quot;}&quot;" office:value-type="string" office:string-value="@Book{Hyg_astr,author ={{Hygin}}, title ={astronomica}, publisher = HUP, location = {Cambridge, MA and London}, year = {}, volume = {}, series = LCL-lang, shortseries = LCL-kurz, origtitle = {astronomica}, origlanguage = {}, translator = {}, editor = {}, shorthand = {Hyg. astr.}, shortauthor = {Hygin}, keywords = {ancient}, options = {antik},}">
            <text:p>@Book{Hyg_astr,author ={{Hygin}}, title ={astronomica}, publisher = HUP, location = {Cambridge, MA and London}, year = {}, volume = {}, series = LCL-lang, shortseries = LCL-kurz, origtitle = {astronomica}, origlanguage = {}, translator = {}, editor = {}, shorthand = {Hyg. astr.}, shortauthor = {Hygin}, keywords = {ancient}, options = {antik},}</text:p>
          </table:table-cell>
          <table:table-cell table:formula="of:=&quot;@Book{&quot; &amp;[.F304] &amp; &quot;,author ={&quot; &amp; [.G304] &amp;&quot;},  origtitle = {&quot; &amp; [.D304] &amp;&quot; }, shorthand = {&quot; &amp; [.E304]&amp;&quot;}, shortauthor = {&quot;&amp; [.C304]&amp; &quot;}, keywords = {ancient}, options = {antik}}&quot;" office:value-type="string" office:string-value="@Book{Hyg_astr,author ={{Hygin}},  origtitle = {astronomica }, shorthand = {Hyg. astr.}, shortauthor = {Hygin}, keywords = {ancient}, options = {antik}}">
            <text:p>@Book{Hyg_astr,author ={{Hygin}}, <text:s/>origtitle = {astronomica }, shorthand = {Hyg. astr.}, shortauthor = {Hygin}, keywords = {ancient}, options = {antik}}</text:p>
          </table:table-cell>
          <table:table-cell table:formula="of:=&quot;\item[&quot;&amp;[.E304] &amp; &quot;] &quot; &amp;[.C304]&amp; &quot; &quot; &amp;[.D304] &amp; &quot;\newline \textbf{&quot; &amp; [.F304] &amp;&quot;}&quot;" office:value-type="string" office:string-value="\item[Hyg. astr.] Hygin astronomica\newline \textbf{Hyg_astr}">
            <text:p>\item[Hyg. astr.] Hygin astronomica\newline \textbf{Hyg_astr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fab.</text:p>
          </table:table-cell>
          <table:table-cell office:value-type="string">
            <text:p>Hygin</text:p>
          </table:table-cell>
          <table:table-cell office:value-type="string">
            <text:p>fabulae</text:p>
          </table:table-cell>
          <table:table-cell office:value-type="string">
            <text:p>Hyg. fab.</text:p>
          </table:table-cell>
          <table:table-cell office:value-type="string">
            <text:p>Hyg_fab</text:p>
          </table:table-cell>
          <table:table-cell table:formula="of:=&quot;{&quot;&amp;[.C305]&amp;&quot;}&quot;" office:value-type="string" office:string-value="{Hygin}">
            <text:p>{Hygi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5]&amp;&quot;,&quot;&amp;&quot;author ={&quot;&amp;[.G305]&amp;&quot;}, title ={&quot;&amp;[.D305]&amp;&quot;}, publisher = HUP, location = {Cambridge, MA and London}, year = {&quot;&amp; [.K305] &amp; &quot;}, volume = {&quot; &amp; [.M305] &amp;&quot;}, series = LCL-lang, shortseries = LCL-kurz, origtitle = {&quot; &amp; [.D305] &amp; &quot;}, origlanguage = {&quot; &amp; [.J305] &amp; &quot;}, translator = {&quot; &amp; [.N305] &amp; &quot;}, editor = {&quot; &amp; [.O305] &amp; &quot;}, shorthand = {&quot; &amp; [.E305]&amp; &quot;}, shortauthor = {&quot; &amp; [.C305]&amp; &quot;}, keywords = {ancient}, options = {antik},&quot;&amp;&quot;}&quot;" office:value-type="string" office:string-value="@Book{Hyg_fab,author ={{Hygin}}, title ={fabulae}, publisher = HUP, location = {Cambridge, MA and London}, year = {}, volume = {}, series = LCL-lang, shortseries = LCL-kurz, origtitle = {fabulae}, origlanguage = {}, translator = {}, editor = {}, shorthand = {Hyg. fab.}, shortauthor = {Hygin}, keywords = {ancient}, options = {antik},}">
            <text:p>@Book{Hyg_fab,author ={{Hygin}}, title ={fabulae}, publisher = HUP, location = {Cambridge, MA and London}, year = {}, volume = {}, series = LCL-lang, shortseries = LCL-kurz, origtitle = {fabulae}, origlanguage = {}, translator = {}, editor = {}, shorthand = {Hyg. fab.}, shortauthor = {Hygin}, keywords = {ancient}, options = {antik},}</text:p>
          </table:table-cell>
          <table:table-cell table:formula="of:=&quot;@Book{&quot; &amp;[.F305] &amp; &quot;,author ={&quot; &amp; [.G305] &amp;&quot;},  origtitle = {&quot; &amp; [.D305] &amp;&quot; }, shorthand = {&quot; &amp; [.E305]&amp;&quot;}, shortauthor = {&quot;&amp; [.C305]&amp; &quot;}, keywords = {ancient}, options = {antik}}&quot;" office:value-type="string" office:string-value="@Book{Hyg_fab,author ={{Hygin}},  origtitle = {fabulae }, shorthand = {Hyg. fab.}, shortauthor = {Hygin}, keywords = {ancient}, options = {antik}}">
            <text:p>@Book{Hyg_fab,author ={{Hygin}}, <text:s/>origtitle = {fabulae }, shorthand = {Hyg. fab.}, shortauthor = {Hygin}, keywords = {ancient}, options = {antik}}</text:p>
          </table:table-cell>
          <table:table-cell table:formula="of:=&quot;\item[&quot;&amp;[.E305] &amp; &quot;] &quot; &amp;[.C305]&amp; &quot; &quot; &amp;[.D305] &amp; &quot;\newline \textbf{&quot; &amp; [.F305] &amp;&quot;}&quot;" office:value-type="string" office:string-value="\item[Hyg. fab.] Hygin fabulae\newline \textbf{Hyg_fab}">
            <text:p>\item[Hyg. fab.] Hygin fabulae\newline \textbf{Hyg_fab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de myst.</text:p>
          </table:table-cell>
          <table:table-cell office:value-type="string">
            <text:p>Iamblichos</text:p>
          </table:table-cell>
          <table:table-cell office:value-type="string">
            <text:p>de mysteriis</text:p>
          </table:table-cell>
          <table:table-cell office:value-type="string">
            <text:p>Iambl. de myst.</text:p>
          </table:table-cell>
          <table:table-cell office:value-type="string">
            <text:p>Iambl_de_myst</text:p>
          </table:table-cell>
          <table:table-cell table:formula="of:=&quot;{&quot;&amp;[.C306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6]&amp;&quot;,&quot;&amp;&quot;author ={&quot;&amp;[.G306]&amp;&quot;}, title ={&quot;&amp;[.D306]&amp;&quot;}, publisher = HUP, location = {Cambridge, MA and London}, year = {&quot;&amp; [.K306] &amp; &quot;}, volume = {&quot; &amp; [.M306] &amp;&quot;}, series = LCL-lang, shortseries = LCL-kurz, origtitle = {&quot; &amp; [.D306] &amp; &quot;}, origlanguage = {&quot; &amp; [.J306] &amp; &quot;}, translator = {&quot; &amp; [.N306] &amp; &quot;}, editor = {&quot; &amp; [.O306] &amp; &quot;}, shorthand = {&quot; &amp; [.E306]&amp; &quot;}, shortauthor = {&quot; &amp; [.C306]&amp; &quot;}, keywords = {ancient}, options = {antik},&quot;&amp;&quot;}&quot;" office:value-type="string" office:string-value="@Book{Iambl_de_myst,author ={{Iamblichos}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">
            <text:p>@Book{Iambl_de_myst,author ={{Iamblichos}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</text:p>
          </table:table-cell>
          <table:table-cell table:formula="of:=&quot;@Book{&quot; &amp;[.F306] &amp; &quot;,author ={&quot; &amp; [.G306] &amp;&quot;},  origtitle = {&quot; &amp; [.D306] &amp;&quot; }, shorthand = {&quot; &amp; [.E306]&amp;&quot;}, shortauthor = {&quot;&amp; [.C306]&amp; &quot;}, keywords = {ancient}, options = {antik}}&quot;" office:value-type="string" office:string-value="@Book{Iambl_de_myst,author ={{Iamblichos}},  origtitle = {de mysteriis }, shorthand = {Iambl. de myst.}, shortauthor = {Iamblichos}, keywords = {ancient}, options = {antik}}">
            <text:p>@Book{Iambl_de_myst,author ={{Iamblichos}}, <text:s/>origtitle = {de mysteriis }, shorthand = {Iambl. de myst.}, shortauthor = {Iamblichos}, keywords = {ancient}, options = {antik}}</text:p>
          </table:table-cell>
          <table:table-cell table:formula="of:=&quot;\item[&quot;&amp;[.E306] &amp; &quot;] &quot; &amp;[.C306]&amp; &quot; &quot; &amp;[.D306] &amp; &quot;\newline \textbf{&quot; &amp; [.F306] &amp;&quot;}&quot;" office:value-type="string" office:string-value="\item[Iambl. de myst.] Iamblichos de mysteriis\newline \textbf{Iambl_de_myst}">
            <text:p>\item[Iambl. de myst.] Iamblichos de mysteriis\newline \textbf{Iambl_de_myst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protr.</text:p>
          </table:table-cell>
          <table:table-cell office:value-type="string">
            <text:p>Iamblichos</text:p>
          </table:table-cell>
          <table:table-cell office:value-type="string">
            <text:p>protrepticus in philosophiam</text:p>
          </table:table-cell>
          <table:table-cell office:value-type="string">
            <text:p>Iambl. protr.</text:p>
          </table:table-cell>
          <table:table-cell office:value-type="string">
            <text:p>Iambl_protr</text:p>
          </table:table-cell>
          <table:table-cell table:formula="of:=&quot;{&quot;&amp;[.C307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7]&amp;&quot;,&quot;&amp;&quot;author ={&quot;&amp;[.G307]&amp;&quot;}, title ={&quot;&amp;[.D307]&amp;&quot;}, publisher = HUP, location = {Cambridge, MA and London}, year = {&quot;&amp; [.K307] &amp; &quot;}, volume = {&quot; &amp; [.M307] &amp;&quot;}, series = LCL-lang, shortseries = LCL-kurz, origtitle = {&quot; &amp; [.D307] &amp; &quot;}, origlanguage = {&quot; &amp; [.J307] &amp; &quot;}, translator = {&quot; &amp; [.N307] &amp; &quot;}, editor = {&quot; &amp; [.O307] &amp; &quot;}, shorthand = {&quot; &amp; [.E307]&amp; &quot;}, shortauthor = {&quot; &amp; [.C307]&amp; &quot;}, keywords = {ancient}, options = {antik},&quot;&amp;&quot;}&quot;" office:value-type="string" office:string-value="@Book{Iambl_protr,author ={{Iamblichos}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">
            <text:p>@Book{Iambl_protr,author ={{Iamblichos}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</text:p>
          </table:table-cell>
          <table:table-cell table:formula="of:=&quot;@Book{&quot; &amp;[.F307] &amp; &quot;,author ={&quot; &amp; [.G307] &amp;&quot;},  origtitle = {&quot; &amp; [.D307] &amp;&quot; }, shorthand = {&quot; &amp; [.E307]&amp;&quot;}, shortauthor = {&quot;&amp; [.C307]&amp; &quot;}, keywords = {ancient}, options = {antik}}&quot;" office:value-type="string" office:string-value="@Book{Iambl_protr,author ={{Iamblichos}},  origtitle = {protrepticus in philosophiam }, shorthand = {Iambl. protr.}, shortauthor = {Iamblichos}, keywords = {ancient}, options = {antik}}">
            <text:p>@Book{Iambl_protr,author ={{Iamblichos}}, <text:s/>origtitle = {protrepticus in philosophiam }, shorthand = {Iambl. protr.}, shortauthor = {Iamblichos}, keywords = {ancient}, options = {antik}}</text:p>
          </table:table-cell>
          <table:table-cell table:formula="of:=&quot;\item[&quot;&amp;[.E307] &amp; &quot;] &quot; &amp;[.C307]&amp; &quot; &quot; &amp;[.D307] &amp; &quot;\newline \textbf{&quot; &amp; [.F307] &amp;&quot;}&quot;" office:value-type="string" office:string-value="\item[Iambl. protr.] Iamblichos protrepticus in philosophiam\newline \textbf{Iambl_protr}">
            <text:p>\item[Iambl. protr.] Iamblichos protrepticus in philosophiam\newline \textbf{Iambl_protr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v. P.</text:p>
          </table:table-cell>
          <table:table-cell office:value-type="string">
            <text:p>Iamblichos</text:p>
          </table:table-cell>
          <table:table-cell office:value-type="string">
            <text:p>de vita Pythagorica</text:p>
          </table:table-cell>
          <table:table-cell office:value-type="string">
            <text:p>Iambl. v. P.</text:p>
          </table:table-cell>
          <table:table-cell office:value-type="string">
            <text:p>Iambl_v_P</text:p>
          </table:table-cell>
          <table:table-cell table:formula="of:=&quot;{&quot;&amp;[.C308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8]&amp;&quot;,&quot;&amp;&quot;author ={&quot;&amp;[.G308]&amp;&quot;}, title ={&quot;&amp;[.D308]&amp;&quot;}, publisher = HUP, location = {Cambridge, MA and London}, year = {&quot;&amp; [.K308] &amp; &quot;}, volume = {&quot; &amp; [.M308] &amp;&quot;}, series = LCL-lang, shortseries = LCL-kurz, origtitle = {&quot; &amp; [.D308] &amp; &quot;}, origlanguage = {&quot; &amp; [.J308] &amp; &quot;}, translator = {&quot; &amp; [.N308] &amp; &quot;}, editor = {&quot; &amp; [.O308] &amp; &quot;}, shorthand = {&quot; &amp; [.E308]&amp; &quot;}, shortauthor = {&quot; &amp; [.C308]&amp; &quot;}, keywords = {ancient}, options = {antik},&quot;&amp;&quot;}&quot;" office:value-type="string" office:string-value="@Book{Iambl_v_P,author ={{Iamblichos}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">
            <text:p>@Book{Iambl_v_P,author ={{Iamblichos}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</text:p>
          </table:table-cell>
          <table:table-cell table:formula="of:=&quot;@Book{&quot; &amp;[.F308] &amp; &quot;,author ={&quot; &amp; [.G308] &amp;&quot;},  origtitle = {&quot; &amp; [.D308] &amp;&quot; }, shorthand = {&quot; &amp; [.E308]&amp;&quot;}, shortauthor = {&quot;&amp; [.C308]&amp; &quot;}, keywords = {ancient}, options = {antik}}&quot;" office:value-type="string" office:string-value="@Book{Iambl_v_P,author ={{Iamblichos}},  origtitle = {de vita Pythagorica }, shorthand = {Iambl. v. P.}, shortauthor = {Iamblichos}, keywords = {ancient}, options = {antik}}">
            <text:p>@Book{Iambl_v_P,author ={{Iamblichos}}, <text:s/>origtitle = {de vita Pythagorica }, shorthand = {Iambl. v. P.}, shortauthor = {Iamblichos}, keywords = {ancient}, options = {antik}}</text:p>
          </table:table-cell>
          <table:table-cell table:formula="of:=&quot;\item[&quot;&amp;[.E308] &amp; &quot;] &quot; &amp;[.C308]&amp; &quot; &quot; &amp;[.D308] &amp; &quot;\newline \textbf{&quot; &amp; [.F308] &amp;&quot;}&quot;" office:value-type="string" office:string-value="\item[Iambl. v. P.] Iamblichos de vita Pythagorica\newline \textbf{Iambl_v_P}">
            <text:p>\item[Iambl. v. P.] Iamblichos de vita Pythagorica\newline \textbf{Iambl_v_P}</text:p>
          </table:table-cell>
        </table:table-row>
        <table:table-row table:style-name="ro1">
          <table:table-cell/>
          <table:table-cell office:value-type="string">
            <text:p>Inst. Iust.</text:p>
          </table:table-cell>
          <table:table-cell/>
          <table:table-cell office:value-type="string">
            <text:p>Corpus Iuris Civilis, Institutiones</text:p>
          </table:table-cell>
          <table:table-cell office:value-type="string">
            <text:p><text:s/>Inst. Iust.</text:p>
          </table:table-cell>
          <table:table-cell office:value-type="string">
            <text:p>Inst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9]&amp;&quot;,&quot;&amp;&quot;author ={&quot;&amp;[.G309]&amp;&quot;}, title ={&quot;&amp;[.D309]&amp;&quot;}, publisher = HUP, location = {Cambridge, MA and London}, year = {&quot;&amp; [.K309] &amp; &quot;}, volume = {&quot; &amp; [.M309] &amp;&quot;}, series = LCL-lang, shortseries = LCL-kurz, origtitle = {&quot; &amp; [.D309] &amp; &quot;}, origlanguage = {&quot; &amp; [.J309] &amp; &quot;}, translator = {&quot; &amp; [.N309] &amp; &quot;}, editor = {&quot; &amp; [.O309] &amp; &quot;}, shorthand = {&quot; &amp; [.E309]&amp; &quot;}, shortauthor = {&quot; &amp; [.C309]&amp; &quot;}, keywords = {ancient}, options = {antik},&quot;&amp;&quot;}&quot;" office:value-type="string" office:string-value="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">
            <text:p>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</text:p>
          </table:table-cell>
          <table:table-cell table:formula="of:=&quot;@Book{&quot; &amp;[.F309] &amp; &quot;,author ={&quot; &amp; [.G309] &amp;&quot;},  origtitle = {&quot; &amp; [.D309] &amp;&quot; }, shorthand = {&quot; &amp; [.E309]&amp;&quot;}, shortauthor = {&quot;&amp; [.C309]&amp; &quot;}, keywords = {ancient}, options = {antik}}&quot;" office:value-type="string" office:string-value="@Book{Inst_Iust,author ={},  origtitle = {Corpus Iuris Civilis, Institutiones }, shorthand = { Inst. Iust.}, shortauthor = {}, keywords = {ancient}, options = {antik}}">
            <text:p>@Book{Inst_Iust,author ={}, <text:s/>origtitle = {Corpus Iuris Civilis, Institutiones }, shorthand = { Inst. Iust.}, shortauthor = {}, keywords = {ancient}, options = {antik}}</text:p>
          </table:table-cell>
          <table:table-cell table:formula="of:=&quot;\item[&quot;&amp;[.E309] &amp; &quot;] &quot; &amp;[.C309]&amp; &quot; &quot; &amp;[.D309] &amp; &quot;\newline \textbf{&quot; &amp; [.F309] &amp;&quot;}&quot;" office:value-type="string" office:string-value="\item[ Inst. Iust.]  Corpus Iuris Civilis, Institutiones\newline \textbf{Inst_Iust}">
            <text:p>\item[ Inst. Iust.] <text:s/>Corpus Iuris Civilis, Institutiones\newline \textbf{Inst_Iust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Ant. Iud.</text:p>
          </table:table-cell>
          <table:table-cell office:value-type="string">
            <text:p>Flavius Josephus</text:p>
          </table:table-cell>
          <table:table-cell office:value-type="string">
            <text:p>antiquitates Iudaicae</text:p>
          </table:table-cell>
          <table:table-cell office:value-type="string">
            <text:p>Ios. Ant. Iud.</text:p>
          </table:table-cell>
          <table:table-cell office:value-type="string">
            <text:p>Ios_Ant_Iud</text:p>
          </table:table-cell>
          <table:table-cell table:formula="of:=&quot;{&quot;&amp;[.C310]&amp;&quot;}&quot;" office:value-type="string" office:string-value="{Flavius Josephus}">
            <text:p>{Flavius Joseph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0]&amp;&quot;,&quot;&amp;&quot;author ={&quot;&amp;[.G310]&amp;&quot;}, title ={&quot;&amp;[.D310]&amp;&quot;}, publisher = HUP, location = {Cambridge, MA and London}, year = {&quot;&amp; [.K310] &amp; &quot;}, volume = {&quot; &amp; [.M310] &amp;&quot;}, series = LCL-lang, shortseries = LCL-kurz, origtitle = {&quot; &amp; [.D310] &amp; &quot;}, origlanguage = {&quot; &amp; [.J310] &amp; &quot;}, translator = {&quot; &amp; [.N310] &amp; &quot;}, editor = {&quot; &amp; [.O310] &amp; &quot;}, shorthand = {&quot; &amp; [.E310]&amp; &quot;}, shortauthor = {&quot; &amp; [.C310]&amp; &quot;}, keywords = {ancient}, options = {antik},&quot;&amp;&quot;}&quot;" office:value-type="string" office:string-value="@Book{Ios_Ant_Iud,author ={{Flavius Josephus}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Flavius Josephus}, keywords = {ancient}, options = {antik},}">
            <text:p>@Book{Ios_Ant_Iud,author ={{Flavius Josephus}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Flavius Josephus}, keywords = {ancient}, options = {antik},}</text:p>
          </table:table-cell>
          <table:table-cell table:formula="of:=&quot;@Book{&quot; &amp;[.F310] &amp; &quot;,author ={&quot; &amp; [.G310] &amp;&quot;},  origtitle = {&quot; &amp; [.D310] &amp;&quot; }, shorthand = {&quot; &amp; [.E310]&amp;&quot;}, shortauthor = {&quot;&amp; [.C310]&amp; &quot;}, keywords = {ancient}, options = {antik}}&quot;" office:value-type="string" office:string-value="@Book{Ios_Ant_Iud,author ={{Flavius Josephus}},  origtitle = {antiquitates Iudaicae }, shorthand = {Ios. Ant. Iud.}, shortauthor = {Flavius Josephus}, keywords = {ancient}, options = {antik}}">
            <text:p>@Book{Ios_Ant_Iud,author ={{Flavius Josephus}}, <text:s/>origtitle = {antiquitates Iudaicae }, shorthand = {Ios. Ant. Iud.}, shortauthor = {Flavius Josephus}, keywords = {ancient}, options = {antik}}</text:p>
          </table:table-cell>
          <table:table-cell table:formula="of:=&quot;\item[&quot;&amp;[.E310] &amp; &quot;] &quot; &amp;[.C310]&amp; &quot; &quot; &amp;[.D310] &amp; &quot;\newline \textbf{&quot; &amp; [.F310] &amp;&quot;}&quot;" office:value-type="string" office:string-value="\item[Ios. Ant. Iud.] Flavius Josephus antiquitates Iudaicae\newline \textbf{Ios_Ant_Iud}">
            <text:p>\item[Ios. Ant. Iud.] Flavius Josephus antiquitates Iudaicae\newline \textbf{Ios_Ant_Iud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Bell. Iud.</text:p>
          </table:table-cell>
          <table:table-cell office:value-type="string">
            <text:p>Iosephos (Flavius Iosephus)</text:p>
          </table:table-cell>
          <table:table-cell office:value-type="string">
            <text:p>bellum Iudaicum</text:p>
          </table:table-cell>
          <table:table-cell office:value-type="string">
            <text:p>Ios. Bell. Iud.</text:p>
          </table:table-cell>
          <table:table-cell office:value-type="string">
            <text:p>Ios_Bell_Iud</text:p>
          </table:table-cell>
          <table:table-cell table:formula="of:=&quot;{&quot;&amp;[.C311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1]&amp;&quot;,&quot;&amp;&quot;author ={&quot;&amp;[.G311]&amp;&quot;}, title ={&quot;&amp;[.D311]&amp;&quot;}, publisher = HUP, location = {Cambridge, MA and London}, year = {&quot;&amp; [.K311] &amp; &quot;}, volume = {&quot; &amp; [.M311] &amp;&quot;}, series = LCL-lang, shortseries = LCL-kurz, origtitle = {&quot; &amp; [.D311] &amp; &quot;}, origlanguage = {&quot; &amp; [.J311] &amp; &quot;}, translator = {&quot; &amp; [.N311] &amp; &quot;}, editor = {&quot; &amp; [.O311] &amp; &quot;}, shorthand = {&quot; &amp; [.E311]&amp; &quot;}, shortauthor = {&quot; &amp; [.C311]&amp; &quot;}, keywords = {ancient}, options = {antik},&quot;&amp;&quot;}&quot;" office:value-type="string" office:string-value="@Book{Ios_Bell_Iud,author ={{Iosephos (Flavius Iosephus)}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">
            <text:p>@Book{Ios_Bell_Iud,author ={{Iosephos (Flavius Iosephus)}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</text:p>
          </table:table-cell>
          <table:table-cell table:formula="of:=&quot;@Book{&quot; &amp;[.F311] &amp; &quot;,author ={&quot; &amp; [.G311] &amp;&quot;},  origtitle = {&quot; &amp; [.D311] &amp;&quot; }, shorthand = {&quot; &amp; [.E311]&amp;&quot;}, shortauthor = {&quot;&amp; [.C311]&amp; &quot;}, keywords = {ancient}, options = {antik}}&quot;" office:value-type="string" office:string-value="@Book{Ios_Bell_Iud,author ={{Iosephos (Flavius Iosephus)}},  origtitle = {bellum Iudaicum }, shorthand = {Ios. Bell. Iud.}, shortauthor = {Iosephos (Flavius Iosephus)}, keywords = {ancient}, options = {antik}}">
            <text:p>@Book{Ios_Bell_Iud,author ={{Iosephos (Flavius Iosephus)}}, <text:s/>origtitle = {bellum Iudaicum }, shorthand = {Ios. Bell. Iud.}, shortauthor = {Iosephos (Flavius Iosephus)}, keywords = {ancient}, options = {antik}}</text:p>
          </table:table-cell>
          <table:table-cell table:formula="of:=&quot;\item[&quot;&amp;[.E311] &amp; &quot;] &quot; &amp;[.C311]&amp; &quot; &quot; &amp;[.D311] &amp; &quot;\newline \textbf{&quot; &amp; [.F311] &amp;&quot;}&quot;" office:value-type="string" office:string-value="\item[Ios. Bell. Iud.] Iosephos (Flavius Iosephus) bellum Iudaicum\newline \textbf{Ios_Bell_Iud}">
            <text:p>\item[Ios. Bell. Iud.] Iosephos (Flavius Iosephus) bellum Iudaicum\newline \textbf{Ios_Bell_Iud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c. Ap.</text:p>
          </table:table-cell>
          <table:table-cell office:value-type="string">
            <text:p>Iosephos (Flavius Iosephus)</text:p>
          </table:table-cell>
          <table:table-cell office:value-type="string">
            <text:p>contra Apionem</text:p>
          </table:table-cell>
          <table:table-cell office:value-type="string">
            <text:p>Ios. c. Ap.</text:p>
          </table:table-cell>
          <table:table-cell office:value-type="string">
            <text:p>Ios_c_Ap</text:p>
          </table:table-cell>
          <table:table-cell table:formula="of:=&quot;{&quot;&amp;[.C312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2]&amp;&quot;,&quot;&amp;&quot;author ={&quot;&amp;[.G312]&amp;&quot;}, title ={&quot;&amp;[.D312]&amp;&quot;}, publisher = HUP, location = {Cambridge, MA and London}, year = {&quot;&amp; [.K312] &amp; &quot;}, volume = {&quot; &amp; [.M312] &amp;&quot;}, series = LCL-lang, shortseries = LCL-kurz, origtitle = {&quot; &amp; [.D312] &amp; &quot;}, origlanguage = {&quot; &amp; [.J312] &amp; &quot;}, translator = {&quot; &amp; [.N312] &amp; &quot;}, editor = {&quot; &amp; [.O312] &amp; &quot;}, shorthand = {&quot; &amp; [.E312]&amp; &quot;}, shortauthor = {&quot; &amp; [.C312]&amp; &quot;}, keywords = {ancient}, options = {antik},&quot;&amp;&quot;}&quot;" office:value-type="string" office:string-value="@Book{Ios_c_Ap,author ={{Iosephos (Flavius Iosephus)}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">
            <text:p>@Book{Ios_c_Ap,author ={{Iosephos (Flavius Iosephus)}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</text:p>
          </table:table-cell>
          <table:table-cell table:formula="of:=&quot;@Book{&quot; &amp;[.F312] &amp; &quot;,author ={&quot; &amp; [.G312] &amp;&quot;},  origtitle = {&quot; &amp; [.D312] &amp;&quot; }, shorthand = {&quot; &amp; [.E312]&amp;&quot;}, shortauthor = {&quot;&amp; [.C312]&amp; &quot;}, keywords = {ancient}, options = {antik}}&quot;" office:value-type="string" office:string-value="@Book{Ios_c_Ap,author ={{Iosephos (Flavius Iosephus)}},  origtitle = {contra Apionem }, shorthand = {Ios. c. Ap.}, shortauthor = {Iosephos (Flavius Iosephus)}, keywords = {ancient}, options = {antik}}">
            <text:p>@Book{Ios_c_Ap,author ={{Iosephos (Flavius Iosephus)}}, <text:s/>origtitle = {contra Apionem }, shorthand = {Ios. c. Ap.}, shortauthor = {Iosephos (Flavius Iosephus)}, keywords = {ancient}, options = {antik}}</text:p>
          </table:table-cell>
          <table:table-cell table:formula="of:=&quot;\item[&quot;&amp;[.E312] &amp; &quot;] &quot; &amp;[.C312]&amp; &quot; &quot; &amp;[.D312] &amp; &quot;\newline \textbf{&quot; &amp; [.F312] &amp;&quot;}&quot;" office:value-type="string" office:string-value="\item[Ios. c. Ap.] Iosephos (Flavius Iosephus) contra Apionem\newline \textbf{Ios_c_Ap}">
            <text:p>\item[Ios. c. Ap.] Iosephos (Flavius Iosephus) contra Apionem\newline \textbf{Ios_c_Ap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vita</text:p>
          </table:table-cell>
          <table:table-cell office:value-type="string">
            <text:p>Iosephos (Flavius Iosephus)</text:p>
          </table:table-cell>
          <table:table-cell office:value-type="string">
            <text:p>de sua vita</text:p>
          </table:table-cell>
          <table:table-cell office:value-type="string">
            <text:p>Ios. vita</text:p>
          </table:table-cell>
          <table:table-cell office:value-type="string">
            <text:p>Ios_vita</text:p>
          </table:table-cell>
          <table:table-cell table:formula="of:=&quot;{&quot;&amp;[.C313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3]&amp;&quot;,&quot;&amp;&quot;author ={&quot;&amp;[.G313]&amp;&quot;}, title ={&quot;&amp;[.D313]&amp;&quot;}, publisher = HUP, location = {Cambridge, MA and London}, year = {&quot;&amp; [.K313] &amp; &quot;}, volume = {&quot; &amp; [.M313] &amp;&quot;}, series = LCL-lang, shortseries = LCL-kurz, origtitle = {&quot; &amp; [.D313] &amp; &quot;}, origlanguage = {&quot; &amp; [.J313] &amp; &quot;}, translator = {&quot; &amp; [.N313] &amp; &quot;}, editor = {&quot; &amp; [.O313] &amp; &quot;}, shorthand = {&quot; &amp; [.E313]&amp; &quot;}, shortauthor = {&quot; &amp; [.C313]&amp; &quot;}, keywords = {ancient}, options = {antik},&quot;&amp;&quot;}&quot;" office:value-type="string" office:string-value="@Book{Ios_vita,author ={{Iosephos (Flavius Iosephus)}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">
            <text:p>@Book{Ios_vita,author ={{Iosephos (Flavius Iosephus)}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</text:p>
          </table:table-cell>
          <table:table-cell table:formula="of:=&quot;@Book{&quot; &amp;[.F313] &amp; &quot;,author ={&quot; &amp; [.G313] &amp;&quot;},  origtitle = {&quot; &amp; [.D313] &amp;&quot; }, shorthand = {&quot; &amp; [.E313]&amp;&quot;}, shortauthor = {&quot;&amp; [.C313]&amp; &quot;}, keywords = {ancient}, options = {antik}}&quot;" office:value-type="string" office:string-value="@Book{Ios_vita,author ={{Iosephos (Flavius Iosephus)}},  origtitle = {de sua vita }, shorthand = {Ios. vita}, shortauthor = {Iosephos (Flavius Iosephus)}, keywords = {ancient}, options = {antik}}">
            <text:p>@Book{Ios_vita,author ={{Iosephos (Flavius Iosephus)}}, <text:s/>origtitle = {de sua vita }, shorthand = {Ios. vita}, shortauthor = {Iosephos (Flavius Iosephus)}, keywords = {ancient}, options = {antik}}</text:p>
          </table:table-cell>
          <table:table-cell table:formula="of:=&quot;\item[&quot;&amp;[.E313] &amp; &quot;] &quot; &amp;[.C313]&amp; &quot; &quot; &amp;[.D313] &amp; &quot;\newline \textbf{&quot; &amp; [.F313] &amp;&quot;}&quot;" office:value-type="string" office:string-value="\item[Ios. vita] Iosephos (Flavius Iosephus) de sua vita\newline \textbf{Ios_vita}">
            <text:p>\item[Ios. vita] Iosephos (Flavius Iosephus) de sua vita\newline \textbf{Ios_vita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nat.</text:p>
          </table:table-cell>
          <table:table-cell office:value-type="string">
            <text:p>Isidorus von Sevilla</text:p>
          </table:table-cell>
          <table:table-cell office:value-type="string">
            <text:p>de natura rerum</text:p>
          </table:table-cell>
          <table:table-cell office:value-type="string">
            <text:p>Isid. nat.</text:p>
          </table:table-cell>
          <table:table-cell office:value-type="string">
            <text:p>Isid_nat</text:p>
          </table:table-cell>
          <table:table-cell table:formula="of:=&quot;{&quot;&amp;[.C314]&amp;&quot;}&quot;" office:value-type="string" office:string-value="{Isidorus von Sevilla}">
            <text:p>{Isidorus von Sevill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4]&amp;&quot;,&quot;&amp;&quot;author ={&quot;&amp;[.G314]&amp;&quot;}, title ={&quot;&amp;[.D314]&amp;&quot;}, publisher = HUP, location = {Cambridge, MA and London}, year = {&quot;&amp; [.K314] &amp; &quot;}, volume = {&quot; &amp; [.M314] &amp;&quot;}, series = LCL-lang, shortseries = LCL-kurz, origtitle = {&quot; &amp; [.D314] &amp; &quot;}, origlanguage = {&quot; &amp; [.J314] &amp; &quot;}, translator = {&quot; &amp; [.N314] &amp; &quot;}, editor = {&quot; &amp; [.O314] &amp; &quot;}, shorthand = {&quot; &amp; [.E314]&amp; &quot;}, shortauthor = {&quot; &amp; [.C314]&amp; &quot;}, keywords = {ancient}, options = {antik},&quot;&amp;&quot;}&quot;" office:value-type="string" office:string-value="@Book{Isid_nat,author ={{Isidorus von Sevilla}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">
            <text:p>@Book{Isid_nat,author ={{Isidorus von Sevilla}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</text:p>
          </table:table-cell>
          <table:table-cell table:formula="of:=&quot;@Book{&quot; &amp;[.F314] &amp; &quot;,author ={&quot; &amp; [.G314] &amp;&quot;},  origtitle = {&quot; &amp; [.D314] &amp;&quot; }, shorthand = {&quot; &amp; [.E314]&amp;&quot;}, shortauthor = {&quot;&amp; [.C314]&amp; &quot;}, keywords = {ancient}, options = {antik}}&quot;" office:value-type="string" office:string-value="@Book{Isid_nat,author ={{Isidorus von Sevilla}},  origtitle = {de natura rerum }, shorthand = {Isid. nat.}, shortauthor = {Isidorus von Sevilla}, keywords = {ancient}, options = {antik}}">
            <text:p>@Book{Isid_nat,author ={{Isidorus von Sevilla}}, <text:s/>origtitle = {de natura rerum }, shorthand = {Isid. nat.}, shortauthor = {Isidorus von Sevilla}, keywords = {ancient}, options = {antik}}</text:p>
          </table:table-cell>
          <table:table-cell table:formula="of:=&quot;\item[&quot;&amp;[.E314] &amp; &quot;] &quot; &amp;[.C314]&amp; &quot; &quot; &amp;[.D314] &amp; &quot;\newline \textbf{&quot; &amp; [.F314] &amp;&quot;}&quot;" office:value-type="string" office:string-value="\item[Isid. nat.] Isidorus von Sevilla de natura rerum\newline \textbf{Isid_nat}">
            <text:p>\item[Isid. nat.] Isidorus von Sevilla de natura rerum\newline \textbf{Isid_nat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orig.</text:p>
          </table:table-cell>
          <table:table-cell office:value-type="string">
            <text:p>Isidorus von Sevilla</text:p>
          </table:table-cell>
          <table:table-cell office:value-type="string">
            <text:p>origines (etymologiae)</text:p>
          </table:table-cell>
          <table:table-cell office:value-type="string">
            <text:p>Isid. orig.</text:p>
          </table:table-cell>
          <table:table-cell office:value-type="string">
            <text:p>Isid_orig</text:p>
          </table:table-cell>
          <table:table-cell table:formula="of:=&quot;{&quot;&amp;[.C315]&amp;&quot;}&quot;" office:value-type="string" office:string-value="{Isidorus von Sevilla}">
            <text:p>{Isidorus von Sevill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5]&amp;&quot;,&quot;&amp;&quot;author ={&quot;&amp;[.G315]&amp;&quot;}, title ={&quot;&amp;[.D315]&amp;&quot;}, publisher = HUP, location = {Cambridge, MA and London}, year = {&quot;&amp; [.K315] &amp; &quot;}, volume = {&quot; &amp; [.M315] &amp;&quot;}, series = LCL-lang, shortseries = LCL-kurz, origtitle = {&quot; &amp; [.D315] &amp; &quot;}, origlanguage = {&quot; &amp; [.J315] &amp; &quot;}, translator = {&quot; &amp; [.N315] &amp; &quot;}, editor = {&quot; &amp; [.O315] &amp; &quot;}, shorthand = {&quot; &amp; [.E315]&amp; &quot;}, shortauthor = {&quot; &amp; [.C315]&amp; &quot;}, keywords = {ancient}, options = {antik},&quot;&amp;&quot;}&quot;" office:value-type="string" office:string-value="@Book{Isid_orig,author ={{Isidorus von Sevilla}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">
            <text:p>@Book{Isid_orig,author ={{Isidorus von Sevilla}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</text:p>
          </table:table-cell>
          <table:table-cell table:formula="of:=&quot;@Book{&quot; &amp;[.F315] &amp; &quot;,author ={&quot; &amp; [.G315] &amp;&quot;},  origtitle = {&quot; &amp; [.D315] &amp;&quot; }, shorthand = {&quot; &amp; [.E315]&amp;&quot;}, shortauthor = {&quot;&amp; [.C315]&amp; &quot;}, keywords = {ancient}, options = {antik}}&quot;" office:value-type="string" office:string-value="@Book{Isid_orig,author ={{Isidorus von Sevilla}},  origtitle = {origines (etymologiae) }, shorthand = {Isid. orig.}, shortauthor = {Isidorus von Sevilla}, keywords = {ancient}, options = {antik}}">
            <text:p>@Book{Isid_orig,author ={{Isidorus von Sevilla}}, <text:s/>origtitle = {origines (etymologiae) }, shorthand = {Isid. orig.}, shortauthor = {Isidorus von Sevilla}, keywords = {ancient}, options = {antik}}</text:p>
          </table:table-cell>
          <table:table-cell table:formula="of:=&quot;\item[&quot;&amp;[.E315] &amp; &quot;] &quot; &amp;[.C315]&amp; &quot; &quot; &amp;[.D315] &amp; &quot;\newline \textbf{&quot; &amp; [.F315] &amp;&quot;}&quot;" office:value-type="string" office:string-value="\item[Isid. orig.] Isidorus von Sevilla origines (etymologiae)\newline \textbf{Isid_orig}">
            <text:p>\item[Isid. orig.] Isidorus von Sevilla origines (etymologiae)\newline \textbf{Isid_orig}</text:p>
          </table:table-cell>
        </table:table-row>
        <table:table-row table:style-name="ro1">
          <table:table-cell office:value-type="string">
            <text:p>Isokr. </text:p>
          </table:table-cell>
          <table:table-cell office:value-type="string">
            <text:p>or.</text:p>
          </table:table-cell>
          <table:table-cell office:value-type="string">
            <text:p>Isokrates</text:p>
          </table:table-cell>
          <table:table-cell office:value-type="string">
            <text:p>orationes</text:p>
          </table:table-cell>
          <table:table-cell office:value-type="string">
            <text:p>Isokr. or.</text:p>
          </table:table-cell>
          <table:table-cell office:value-type="string">
            <text:p>Isokr_or</text:p>
          </table:table-cell>
          <table:table-cell table:formula="of:=&quot;{&quot;&amp;[.C316]&amp;&quot;}&quot;" office:value-type="string" office:string-value="{Isokrates}">
            <text:p>{Isokrat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6]&amp;&quot;,&quot;&amp;&quot;author ={&quot;&amp;[.G316]&amp;&quot;}, title ={&quot;&amp;[.D316]&amp;&quot;}, publisher = HUP, location = {Cambridge, MA and London}, year = {&quot;&amp; [.K316] &amp; &quot;}, volume = {&quot; &amp; [.M316] &amp;&quot;}, series = LCL-lang, shortseries = LCL-kurz, origtitle = {&quot; &amp; [.D316] &amp; &quot;}, origlanguage = {&quot; &amp; [.J316] &amp; &quot;}, translator = {&quot; &amp; [.N316] &amp; &quot;}, editor = {&quot; &amp; [.O316] &amp; &quot;}, shorthand = {&quot; &amp; [.E316]&amp; &quot;}, shortauthor = {&quot; &amp; [.C316]&amp; &quot;}, keywords = {ancient}, options = {antik},&quot;&amp;&quot;}&quot;" office:value-type="string" office:string-value="@Book{Isokr_or,author ={{Isokrates}}, title ={orationes}, publisher = HUP, location = {Cambridge, MA and London}, year = {}, volume = {}, series = LCL-lang, shortseries = LCL-kurz, origtitle = {orationes}, origlanguage = {}, translator = {}, editor = {}, shorthand = {Isokr. or.}, shortauthor = {Isokrates}, keywords = {ancient}, options = {antik},}">
            <text:p>@Book{Isokr_or,author ={{Isokrates}}, title ={orationes}, publisher = HUP, location = {Cambridge, MA and London}, year = {}, volume = {}, series = LCL-lang, shortseries = LCL-kurz, origtitle = {orationes}, origlanguage = {}, translator = {}, editor = {}, shorthand = {Isokr. or.}, shortauthor = {Isokrates}, keywords = {ancient}, options = {antik},}</text:p>
          </table:table-cell>
          <table:table-cell table:formula="of:=&quot;@Book{&quot; &amp;[.F316] &amp; &quot;,author ={&quot; &amp; [.G316] &amp;&quot;},  origtitle = {&quot; &amp; [.D316] &amp;&quot; }, shorthand = {&quot; &amp; [.E316]&amp;&quot;}, shortauthor = {&quot;&amp; [.C316]&amp; &quot;}, keywords = {ancient}, options = {antik}}&quot;" office:value-type="string" office:string-value="@Book{Isokr_or,author ={{Isokrates}},  origtitle = {orationes }, shorthand = {Isokr. or.}, shortauthor = {Isokrates}, keywords = {ancient}, options = {antik}}">
            <text:p>@Book{Isokr_or,author ={{Isokrates}}, <text:s/>origtitle = {orationes }, shorthand = {Isokr. or.}, shortauthor = {Isokrates}, keywords = {ancient}, options = {antik}}</text:p>
          </table:table-cell>
          <table:table-cell table:formula="of:=&quot;\item[&quot;&amp;[.E316] &amp; &quot;] &quot; &amp;[.C316]&amp; &quot; &quot; &amp;[.D316] &amp; &quot;\newline \textbf{&quot; &amp; [.F316] &amp;&quot;}&quot;" office:value-type="string" office:string-value="\item[Isokr. or.] Isokrates orationes\newline \textbf{Isokr_or}">
            <text:p>\item[Isokr. or.] Isokrates orationes\newline \textbf{Isokr_or}</text:p>
          </table:table-cell>
        </table:table-row>
        <table:table-row table:style-name="ro1">
          <table:table-cell/>
          <table:table-cell office:value-type="string">
            <text:p>Itin. Anton.</text:p>
          </table:table-cell>
          <table:table-cell/>
          <table:table-cell office:value-type="string">
            <text:p>Itinerarium Antonini</text:p>
          </table:table-cell>
          <table:table-cell office:value-type="string">
            <text:p><text:s/>Itin. Anton.</text:p>
          </table:table-cell>
          <table:table-cell office:value-type="string">
            <text:p>Itin_Ant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7]&amp;&quot;,&quot;&amp;&quot;author ={&quot;&amp;[.G317]&amp;&quot;}, title ={&quot;&amp;[.D317]&amp;&quot;}, publisher = HUP, location = {Cambridge, MA and London}, year = {&quot;&amp; [.K317] &amp; &quot;}, volume = {&quot; &amp; [.M317] &amp;&quot;}, series = LCL-lang, shortseries = LCL-kurz, origtitle = {&quot; &amp; [.D317] &amp; &quot;}, origlanguage = {&quot; &amp; [.J317] &amp; &quot;}, translator = {&quot; &amp; [.N317] &amp; &quot;}, editor = {&quot; &amp; [.O317] &amp; &quot;}, shorthand = {&quot; &amp; [.E317]&amp; &quot;}, shortauthor = {&quot; &amp; [.C317]&amp; &quot;}, keywords = {ancient}, options = {antik},&quot;&amp;&quot;}&quot;" office:value-type="string" office:string-value="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">
            <text:p>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</text:p>
          </table:table-cell>
          <table:table-cell table:formula="of:=&quot;@Book{&quot; &amp;[.F317] &amp; &quot;,author ={&quot; &amp; [.G317] &amp;&quot;},  origtitle = {&quot; &amp; [.D317] &amp;&quot; }, shorthand = {&quot; &amp; [.E317]&amp;&quot;}, shortauthor = {&quot;&amp; [.C317]&amp; &quot;}, keywords = {ancient}, options = {antik}}&quot;" office:value-type="string" office:string-value="@Book{Itin_Anton,author ={},  origtitle = {Itinerarium Antonini }, shorthand = { Itin. Anton.}, shortauthor = {}, keywords = {ancient}, options = {antik}}">
            <text:p>@Book{Itin_Anton,author ={}, <text:s/>origtitle = {Itinerarium Antonini }, shorthand = { Itin. Anton.}, shortauthor = {}, keywords = {ancient}, options = {antik}}</text:p>
          </table:table-cell>
          <table:table-cell table:formula="of:=&quot;\item[&quot;&amp;[.E317] &amp; &quot;] &quot; &amp;[.C317]&amp; &quot; &quot; &amp;[.D317] &amp; &quot;\newline \textbf{&quot; &amp; [.F317] &amp;&quot;}&quot;" office:value-type="string" office:string-value="\item[ Itin. Anton.]  Itinerarium Antonini\newline \textbf{Itin_Anton}">
            <text:p>\item[ Itin. Anton.] <text:s/>Itinerarium Antonini\newline \textbf{Itin_Anton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epist.</text:p>
          </table:table-cell>
          <table:table-cell office:value-type="string">
            <text:p>Iulian</text:p>
          </table:table-cell>
          <table:table-cell office:value-type="string">
            <text:p>epistulae</text:p>
          </table:table-cell>
          <table:table-cell office:value-type="string">
            <text:p>Iul. epist.</text:p>
          </table:table-cell>
          <table:table-cell office:value-type="string">
            <text:p>Iul_epist</text:p>
          </table:table-cell>
          <table:table-cell table:formula="of:=&quot;{&quot;&amp;[.C318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8]&amp;&quot;,&quot;&amp;&quot;author ={&quot;&amp;[.G318]&amp;&quot;}, title ={&quot;&amp;[.D318]&amp;&quot;}, publisher = HUP, location = {Cambridge, MA and London}, year = {&quot;&amp; [.K318] &amp; &quot;}, volume = {&quot; &amp; [.M318] &amp;&quot;}, series = LCL-lang, shortseries = LCL-kurz, origtitle = {&quot; &amp; [.D318] &amp; &quot;}, origlanguage = {&quot; &amp; [.J318] &amp; &quot;}, translator = {&quot; &amp; [.N318] &amp; &quot;}, editor = {&quot; &amp; [.O318] &amp; &quot;}, shorthand = {&quot; &amp; [.E318]&amp; &quot;}, shortauthor = {&quot; &amp; [.C318]&amp; &quot;}, keywords = {ancient}, options = {antik},&quot;&amp;&quot;}&quot;" office:value-type="string" office:string-value="@Book{Iul_epist,author ={{Iulian}}, title ={epistulae}, publisher = HUP, location = {Cambridge, MA and London}, year = {}, volume = {}, series = LCL-lang, shortseries = LCL-kurz, origtitle = {epistulae}, origlanguage = {}, translator = {}, editor = {}, shorthand = {Iul. epist.}, shortauthor = {Iulian}, keywords = {ancient}, options = {antik},}">
            <text:p>@Book{Iul_epist,author ={{Iulian}}, title ={epistulae}, publisher = HUP, location = {Cambridge, MA and London}, year = {}, volume = {}, series = LCL-lang, shortseries = LCL-kurz, origtitle = {epistulae}, origlanguage = {}, translator = {}, editor = {}, shorthand = {Iul. epist.}, shortauthor = {Iulian}, keywords = {ancient}, options = {antik},}</text:p>
          </table:table-cell>
          <table:table-cell table:formula="of:=&quot;@Book{&quot; &amp;[.F318] &amp; &quot;,author ={&quot; &amp; [.G318] &amp;&quot;},  origtitle = {&quot; &amp; [.D318] &amp;&quot; }, shorthand = {&quot; &amp; [.E318]&amp;&quot;}, shortauthor = {&quot;&amp; [.C318]&amp; &quot;}, keywords = {ancient}, options = {antik}}&quot;" office:value-type="string" office:string-value="@Book{Iul_epist,author ={{Iulian}},  origtitle = {epistulae }, shorthand = {Iul. epist.}, shortauthor = {Iulian}, keywords = {ancient}, options = {antik}}">
            <text:p>@Book{Iul_epist,author ={{Iulian}}, <text:s/>origtitle = {epistulae }, shorthand = {Iul. epist.}, shortauthor = {Iulian}, keywords = {ancient}, options = {antik}}</text:p>
          </table:table-cell>
          <table:table-cell table:formula="of:=&quot;\item[&quot;&amp;[.E318] &amp; &quot;] &quot; &amp;[.C318]&amp; &quot; &quot; &amp;[.D318] &amp; &quot;\newline \textbf{&quot; &amp; [.F318] &amp;&quot;}&quot;" office:value-type="string" office:string-value="\item[Iul. epist.] Iulian epistulae\newline \textbf{Iul_epist}">
            <text:p>\item[Iul. epist.] Iulian epistulae\newline \textbf{Iul_epist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in Gal.</text:p>
          </table:table-cell>
          <table:table-cell office:value-type="string">
            <text:p>Iulian</text:p>
          </table:table-cell>
          <table:table-cell office:value-type="string">
            <text:p>in Galilaeos</text:p>
          </table:table-cell>
          <table:table-cell office:value-type="string">
            <text:p>Iul. in Gal.</text:p>
          </table:table-cell>
          <table:table-cell office:value-type="string">
            <text:p>Iul_in_Gal</text:p>
          </table:table-cell>
          <table:table-cell table:formula="of:=&quot;{&quot;&amp;[.C319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9]&amp;&quot;,&quot;&amp;&quot;author ={&quot;&amp;[.G319]&amp;&quot;}, title ={&quot;&amp;[.D319]&amp;&quot;}, publisher = HUP, location = {Cambridge, MA and London}, year = {&quot;&amp; [.K319] &amp; &quot;}, volume = {&quot; &amp; [.M319] &amp;&quot;}, series = LCL-lang, shortseries = LCL-kurz, origtitle = {&quot; &amp; [.D319] &amp; &quot;}, origlanguage = {&quot; &amp; [.J319] &amp; &quot;}, translator = {&quot; &amp; [.N319] &amp; &quot;}, editor = {&quot; &amp; [.O319] &amp; &quot;}, shorthand = {&quot; &amp; [.E319]&amp; &quot;}, shortauthor = {&quot; &amp; [.C319]&amp; &quot;}, keywords = {ancient}, options = {antik},&quot;&amp;&quot;}&quot;" office:value-type="string" office:string-value="@Book{Iul_in_Gal,author ={{Iulian}}, title ={in Galilaeos}, publisher = HUP, location = {Cambridge, MA and London}, year = {}, volume = {}, series = LCL-lang, shortseries = LCL-kurz, origtitle = {in Galilaeos}, origlanguage = {}, translator = {}, editor = {}, shorthand = {Iul. in Gal.}, shortauthor = {Iulian}, keywords = {ancient}, options = {antik},}">
            <text:p>@Book{Iul_in_Gal,author ={{Iulian}}, title ={in Galilaeos}, publisher = HUP, location = {Cambridge, MA and London}, year = {}, volume = {}, series = LCL-lang, shortseries = LCL-kurz, origtitle = {in Galilaeos}, origlanguage = {}, translator = {}, editor = {}, shorthand = {Iul. in Gal.}, shortauthor = {Iulian}, keywords = {ancient}, options = {antik},}</text:p>
          </table:table-cell>
          <table:table-cell table:formula="of:=&quot;@Book{&quot; &amp;[.F319] &amp; &quot;,author ={&quot; &amp; [.G319] &amp;&quot;},  origtitle = {&quot; &amp; [.D319] &amp;&quot; }, shorthand = {&quot; &amp; [.E319]&amp;&quot;}, shortauthor = {&quot;&amp; [.C319]&amp; &quot;}, keywords = {ancient}, options = {antik}}&quot;" office:value-type="string" office:string-value="@Book{Iul_in_Gal,author ={{Iulian}},  origtitle = {in Galilaeos }, shorthand = {Iul. in Gal.}, shortauthor = {Iulian}, keywords = {ancient}, options = {antik}}">
            <text:p>@Book{Iul_in_Gal,author ={{Iulian}}, <text:s/>origtitle = {in Galilaeos }, shorthand = {Iul. in Gal.}, shortauthor = {Iulian}, keywords = {ancient}, options = {antik}}</text:p>
          </table:table-cell>
          <table:table-cell table:formula="of:=&quot;\item[&quot;&amp;[.E319] &amp; &quot;] &quot; &amp;[.C319]&amp; &quot; &quot; &amp;[.D319] &amp; &quot;\newline \textbf{&quot; &amp; [.F319] &amp;&quot;}&quot;" office:value-type="string" office:string-value="\item[Iul. in Gal.] Iulian in Galilaeos\newline \textbf{Iul_in_Gal}">
            <text:p>\item[Iul. in Gal.] Iulian in Galilaeos\newline \textbf{Iul_in_Gal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mis.</text:p>
          </table:table-cell>
          <table:table-cell office:value-type="string">
            <text:p>Iulian</text:p>
          </table:table-cell>
          <table:table-cell office:value-type="string">
            <text:p>Misopogon</text:p>
          </table:table-cell>
          <table:table-cell office:value-type="string">
            <text:p>Iul. mis.</text:p>
          </table:table-cell>
          <table:table-cell office:value-type="string">
            <text:p>Iul_mis</text:p>
          </table:table-cell>
          <table:table-cell table:formula="of:=&quot;{&quot;&amp;[.C320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0]&amp;&quot;,&quot;&amp;&quot;author ={&quot;&amp;[.G320]&amp;&quot;}, title ={&quot;&amp;[.D320]&amp;&quot;}, publisher = HUP, location = {Cambridge, MA and London}, year = {&quot;&amp; [.K320] &amp; &quot;}, volume = {&quot; &amp; [.M320] &amp;&quot;}, series = LCL-lang, shortseries = LCL-kurz, origtitle = {&quot; &amp; [.D320] &amp; &quot;}, origlanguage = {&quot; &amp; [.J320] &amp; &quot;}, translator = {&quot; &amp; [.N320] &amp; &quot;}, editor = {&quot; &amp; [.O320] &amp; &quot;}, shorthand = {&quot; &amp; [.E320]&amp; &quot;}, shortauthor = {&quot; &amp; [.C320]&amp; &quot;}, keywords = {ancient}, options = {antik},&quot;&amp;&quot;}&quot;" office:value-type="string" office:string-value="@Book{Iul_mis,author ={{Iulian}}, title ={Misopogon}, publisher = HUP, location = {Cambridge, MA and London}, year = {}, volume = {}, series = LCL-lang, shortseries = LCL-kurz, origtitle = {Misopogon}, origlanguage = {}, translator = {}, editor = {}, shorthand = {Iul. mis.}, shortauthor = {Iulian}, keywords = {ancient}, options = {antik},}">
            <text:p>@Book{Iul_mis,author ={{Iulian}}, title ={Misopogon}, publisher = HUP, location = {Cambridge, MA and London}, year = {}, volume = {}, series = LCL-lang, shortseries = LCL-kurz, origtitle = {Misopogon}, origlanguage = {}, translator = {}, editor = {}, shorthand = {Iul. mis.}, shortauthor = {Iulian}, keywords = {ancient}, options = {antik},}</text:p>
          </table:table-cell>
          <table:table-cell table:formula="of:=&quot;@Book{&quot; &amp;[.F320] &amp; &quot;,author ={&quot; &amp; [.G320] &amp;&quot;},  origtitle = {&quot; &amp; [.D320] &amp;&quot; }, shorthand = {&quot; &amp; [.E320]&amp;&quot;}, shortauthor = {&quot;&amp; [.C320]&amp; &quot;}, keywords = {ancient}, options = {antik}}&quot;" office:value-type="string" office:string-value="@Book{Iul_mis,author ={{Iulian}},  origtitle = {Misopogon }, shorthand = {Iul. mis.}, shortauthor = {Iulian}, keywords = {ancient}, options = {antik}}">
            <text:p>@Book{Iul_mis,author ={{Iulian}}, <text:s/>origtitle = {Misopogon }, shorthand = {Iul. mis.}, shortauthor = {Iulian}, keywords = {ancient}, options = {antik}}</text:p>
          </table:table-cell>
          <table:table-cell table:formula="of:=&quot;\item[&quot;&amp;[.E320] &amp; &quot;] &quot; &amp;[.C320]&amp; &quot; &quot; &amp;[.D320] &amp; &quot;\newline \textbf{&quot; &amp; [.F320] &amp;&quot;}&quot;" office:value-type="string" office:string-value="\item[Iul. mis.] Iulian Misopogon\newline \textbf{Iul_mis}">
            <text:p>\item[Iul. mis.] Iulian Misopogon\newline \textbf{Iul_mis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or.</text:p>
          </table:table-cell>
          <table:table-cell office:value-type="string">
            <text:p>Iulian</text:p>
          </table:table-cell>
          <table:table-cell office:value-type="string">
            <text:p>orationes</text:p>
          </table:table-cell>
          <table:table-cell office:value-type="string">
            <text:p>Iul. or.</text:p>
          </table:table-cell>
          <table:table-cell office:value-type="string">
            <text:p>Iul_or</text:p>
          </table:table-cell>
          <table:table-cell table:formula="of:=&quot;{&quot;&amp;[.C321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1]&amp;&quot;,&quot;&amp;&quot;author ={&quot;&amp;[.G321]&amp;&quot;}, title ={&quot;&amp;[.D321]&amp;&quot;}, publisher = HUP, location = {Cambridge, MA and London}, year = {&quot;&amp; [.K321] &amp; &quot;}, volume = {&quot; &amp; [.M321] &amp;&quot;}, series = LCL-lang, shortseries = LCL-kurz, origtitle = {&quot; &amp; [.D321] &amp; &quot;}, origlanguage = {&quot; &amp; [.J321] &amp; &quot;}, translator = {&quot; &amp; [.N321] &amp; &quot;}, editor = {&quot; &amp; [.O321] &amp; &quot;}, shorthand = {&quot; &amp; [.E321]&amp; &quot;}, shortauthor = {&quot; &amp; [.C321]&amp; &quot;}, keywords = {ancient}, options = {antik},&quot;&amp;&quot;}&quot;" office:value-type="string" office:string-value="@Book{Iul_or,author ={{Iulian}}, title ={orationes}, publisher = HUP, location = {Cambridge, MA and London}, year = {}, volume = {}, series = LCL-lang, shortseries = LCL-kurz, origtitle = {orationes}, origlanguage = {}, translator = {}, editor = {}, shorthand = {Iul. or.}, shortauthor = {Iulian}, keywords = {ancient}, options = {antik},}">
            <text:p>@Book{Iul_or,author ={{Iulian}}, title ={orationes}, publisher = HUP, location = {Cambridge, MA and London}, year = {}, volume = {}, series = LCL-lang, shortseries = LCL-kurz, origtitle = {orationes}, origlanguage = {}, translator = {}, editor = {}, shorthand = {Iul. or.}, shortauthor = {Iulian}, keywords = {ancient}, options = {antik},}</text:p>
          </table:table-cell>
          <table:table-cell table:formula="of:=&quot;@Book{&quot; &amp;[.F321] &amp; &quot;,author ={&quot; &amp; [.G321] &amp;&quot;},  origtitle = {&quot; &amp; [.D321] &amp;&quot; }, shorthand = {&quot; &amp; [.E321]&amp;&quot;}, shortauthor = {&quot;&amp; [.C321]&amp; &quot;}, keywords = {ancient}, options = {antik}}&quot;" office:value-type="string" office:string-value="@Book{Iul_or,author ={{Iulian}},  origtitle = {orationes }, shorthand = {Iul. or.}, shortauthor = {Iulian}, keywords = {ancient}, options = {antik}}">
            <text:p>@Book{Iul_or,author ={{Iulian}}, <text:s/>origtitle = {orationes }, shorthand = {Iul. or.}, shortauthor = {Iulian}, keywords = {ancient}, options = {antik}}</text:p>
          </table:table-cell>
          <table:table-cell table:formula="of:=&quot;\item[&quot;&amp;[.E321] &amp; &quot;] &quot; &amp;[.C321]&amp; &quot; &quot; &amp;[.D321] &amp; &quot;\newline \textbf{&quot; &amp; [.F321] &amp;&quot;}&quot;" office:value-type="string" office:string-value="\item[Iul. or.] Iulian orationes\newline \textbf{Iul_or}">
            <text:p>\item[Iul. or.] Iulian orationes\newline \textbf{Iul_or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symp.</text:p>
          </table:table-cell>
          <table:table-cell office:value-type="string">
            <text:p>Iulian</text:p>
          </table:table-cell>
          <table:table-cell office:value-type="string">
            <text:p>symposion</text:p>
          </table:table-cell>
          <table:table-cell office:value-type="string">
            <text:p>Iul. symp.</text:p>
          </table:table-cell>
          <table:table-cell office:value-type="string">
            <text:p>Iul_symp</text:p>
          </table:table-cell>
          <table:table-cell table:formula="of:=&quot;{&quot;&amp;[.C322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2]&amp;&quot;,&quot;&amp;&quot;author ={&quot;&amp;[.G322]&amp;&quot;}, title ={&quot;&amp;[.D322]&amp;&quot;}, publisher = HUP, location = {Cambridge, MA and London}, year = {&quot;&amp; [.K322] &amp; &quot;}, volume = {&quot; &amp; [.M322] &amp;&quot;}, series = LCL-lang, shortseries = LCL-kurz, origtitle = {&quot; &amp; [.D322] &amp; &quot;}, origlanguage = {&quot; &amp; [.J322] &amp; &quot;}, translator = {&quot; &amp; [.N322] &amp; &quot;}, editor = {&quot; &amp; [.O322] &amp; &quot;}, shorthand = {&quot; &amp; [.E322]&amp; &quot;}, shortauthor = {&quot; &amp; [.C322]&amp; &quot;}, keywords = {ancient}, options = {antik},&quot;&amp;&quot;}&quot;" office:value-type="string" office:string-value="@Book{Iul_symp,author ={{Iulian}}, title ={symposion}, publisher = HUP, location = {Cambridge, MA and London}, year = {}, volume = {}, series = LCL-lang, shortseries = LCL-kurz, origtitle = {symposion}, origlanguage = {}, translator = {}, editor = {}, shorthand = {Iul. symp.}, shortauthor = {Iulian}, keywords = {ancient}, options = {antik},}">
            <text:p>@Book{Iul_symp,author ={{Iulian}}, title ={symposion}, publisher = HUP, location = {Cambridge, MA and London}, year = {}, volume = {}, series = LCL-lang, shortseries = LCL-kurz, origtitle = {symposion}, origlanguage = {}, translator = {}, editor = {}, shorthand = {Iul. symp.}, shortauthor = {Iulian}, keywords = {ancient}, options = {antik},}</text:p>
          </table:table-cell>
          <table:table-cell table:formula="of:=&quot;@Book{&quot; &amp;[.F322] &amp; &quot;,author ={&quot; &amp; [.G322] &amp;&quot;},  origtitle = {&quot; &amp; [.D322] &amp;&quot; }, shorthand = {&quot; &amp; [.E322]&amp;&quot;}, shortauthor = {&quot;&amp; [.C322]&amp; &quot;}, keywords = {ancient}, options = {antik}}&quot;" office:value-type="string" office:string-value="@Book{Iul_symp,author ={{Iulian}},  origtitle = {symposion }, shorthand = {Iul. symp.}, shortauthor = {Iulian}, keywords = {ancient}, options = {antik}}">
            <text:p>@Book{Iul_symp,author ={{Iulian}}, <text:s/>origtitle = {symposion }, shorthand = {Iul. symp.}, shortauthor = {Iulian}, keywords = {ancient}, options = {antik}}</text:p>
          </table:table-cell>
          <table:table-cell table:formula="of:=&quot;\item[&quot;&amp;[.E322] &amp; &quot;] &quot; &amp;[.C322]&amp; &quot; &quot; &amp;[.D322] &amp; &quot;\newline \textbf{&quot; &amp; [.F322] &amp;&quot;}&quot;" office:value-type="string" office:string-value="\item[Iul. symp.] Iulian symposion\newline \textbf{Iul_symp}">
            <text:p>\item[Iul. symp.] Iulian symposion\newline \textbf{Iul_symp}</text:p>
          </table:table-cell>
        </table:table-row>
        <table:table-row table:style-name="ro1">
          <table:table-cell office:value-type="string">
            <text:p>Iul. Vict.</text:p>
          </table:table-cell>
          <table:table-cell office:value-type="string">
            <text:p>Rhet.</text:p>
          </table:table-cell>
          <table:table-cell office:value-type="string">
            <text:p>C. Iulius Victor</text:p>
          </table:table-cell>
          <table:table-cell office:value-type="string">
            <text:p>ars rhetorica</text:p>
          </table:table-cell>
          <table:table-cell office:value-type="string">
            <text:p>Iul. Vict. Rhet.</text:p>
          </table:table-cell>
          <table:table-cell office:value-type="string">
            <text:p>Iul_Vict_Rhet</text:p>
          </table:table-cell>
          <table:table-cell office:value-type="string">
            <text:p>Iulius Victo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3]&amp;&quot;,&quot;&amp;&quot;author ={&quot;&amp;[.G323]&amp;&quot;}, title ={&quot;&amp;[.D323]&amp;&quot;}, publisher = HUP, location = {Cambridge, MA and London}, year = {&quot;&amp; [.K323] &amp; &quot;}, volume = {&quot; &amp; [.M323] &amp;&quot;}, series = LCL-lang, shortseries = LCL-kurz, origtitle = {&quot; &amp; [.D323] &amp; &quot;}, origlanguage = {&quot; &amp; [.J323] &amp; &quot;}, translator = {&quot; &amp; [.N323] &amp; &quot;}, editor = {&quot; &amp; [.O323] &amp; &quot;}, shorthand = {&quot; &amp; [.E323]&amp; &quot;}, shortauthor = {&quot; &amp; [.C323]&amp; &quot;}, keywords = {ancient}, options = {antik},&quot;&amp;&quot;}&quot;" office:value-type="string" office:string-value="@Book{Iul_Vict_Rhet,author ={Iulius Victor, Caius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">
            <text:p>@Book{Iul_Vict_Rhet,author ={Iulius Victor, Caius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</text:p>
          </table:table-cell>
          <table:table-cell table:formula="of:=&quot;@Book{&quot; &amp;[.F323] &amp; &quot;,author ={&quot; &amp; [.G323] &amp;&quot;},  origtitle = {&quot; &amp; [.D323] &amp;&quot; }, shorthand = {&quot; &amp; [.E323]&amp;&quot;}, shortauthor = {&quot;&amp; [.C323]&amp; &quot;}, keywords = {ancient}, options = {antik}}&quot;" office:value-type="string" office:string-value="@Book{Iul_Vict_Rhet,author ={Iulius Victor, Caius},  origtitle = {ars rhetorica }, shorthand = {Iul. Vict. Rhet.}, shortauthor = {C. Iulius Victor}, keywords = {ancient}, options = {antik}}">
            <text:p>@Book{Iul_Vict_Rhet,author ={Iulius Victor, Caius}, <text:s/>origtitle = {ars rhetorica }, shorthand = {Iul. Vict. Rhet.}, shortauthor = {C. Iulius Victor}, keywords = {ancient}, options = {antik}}</text:p>
          </table:table-cell>
          <table:table-cell table:formula="of:=&quot;\item[&quot;&amp;[.E323] &amp; &quot;] &quot; &amp;[.C323]&amp; &quot; &quot; &amp;[.D323] &amp; &quot;\newline \textbf{&quot; &amp; [.F323] &amp;&quot;}&quot;" office:value-type="string" office:string-value="\item[Iul. Vict. Rhet.] C. Iulius Victor ars rhetorica\newline \textbf{Iul_Vict_Rhet}">
            <text:p>\item[Iul. Vict. Rhet.] C. Iulius Victor ars rhetorica\newline \textbf{Iul_Vict_Rhet}</text:p>
          </table:table-cell>
        </table:table-row>
        <table:table-row table:style-name="ro1">
          <table:table-cell office:value-type="string">
            <text:p>Iust.</text:p>
          </table:table-cell>
          <table:table-cell/>
          <table:table-cell office:value-type="string">
            <text:p>Iustinus</text:p>
          </table:table-cell>
          <table:table-cell office:value-type="string">
            <text:p>epitoma historiarum Philippicarum</text:p>
          </table:table-cell>
          <table:table-cell office:value-type="string">
            <text:p>Iust.</text:p>
          </table:table-cell>
          <table:table-cell office:value-type="string">
            <text:p>Iust</text:p>
          </table:table-cell>
          <table:table-cell table:formula="of:=&quot;{&quot;&amp;[.C324]&amp;&quot;}&quot;" office:value-type="string" office:string-value="{Iustinus}">
            <text:p>{Iusti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4]&amp;&quot;,&quot;&amp;&quot;author ={&quot;&amp;[.G324]&amp;&quot;}, title ={&quot;&amp;[.D324]&amp;&quot;}, publisher = HUP, location = {Cambridge, MA and London}, year = {&quot;&amp; [.K324] &amp; &quot;}, volume = {&quot; &amp; [.M324] &amp;&quot;}, series = LCL-lang, shortseries = LCL-kurz, origtitle = {&quot; &amp; [.D324] &amp; &quot;}, origlanguage = {&quot; &amp; [.J324] &amp; &quot;}, translator = {&quot; &amp; [.N324] &amp; &quot;}, editor = {&quot; &amp; [.O324] &amp; &quot;}, shorthand = {&quot; &amp; [.E324]&amp; &quot;}, shortauthor = {&quot; &amp; [.C324]&amp; &quot;}, keywords = {ancient}, options = {antik},&quot;&amp;&quot;}&quot;" office:value-type="string" office:string-value="@Book{Iust,author ={{Iustinus}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">
            <text:p>@Book{Iust,author ={{Iustinus}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</text:p>
          </table:table-cell>
          <table:table-cell table:formula="of:=&quot;@Book{&quot; &amp;[.F324] &amp; &quot;,author ={&quot; &amp; [.G324] &amp;&quot;},  origtitle = {&quot; &amp; [.D324] &amp;&quot; }, shorthand = {&quot; &amp; [.E324]&amp;&quot;}, shortauthor = {&quot;&amp; [.C324]&amp; &quot;}, keywords = {ancient}, options = {antik}}&quot;" office:value-type="string" office:string-value="@Book{Iust,author ={{Iustinus}},  origtitle = {epitoma historiarum Philippicarum }, shorthand = {Iust.}, shortauthor = {Iustinus}, keywords = {ancient}, options = {antik}}">
            <text:p>@Book{Iust,author ={{Iustinus}}, <text:s/>origtitle = {epitoma historiarum Philippicarum }, shorthand = {Iust.}, shortauthor = {Iustinus}, keywords = {ancient}, options = {antik}}</text:p>
          </table:table-cell>
          <table:table-cell table:formula="of:=&quot;\item[&quot;&amp;[.E324] &amp; &quot;] &quot; &amp;[.C324]&amp; &quot; &quot; &amp;[.D324] &amp; &quot;\newline \textbf{&quot; &amp; [.F324] &amp;&quot;}&quot;" office:value-type="string" office:string-value="\item[Iust.] Iustinus epitoma historiarum Philippicarum\newline \textbf{Iust}">
            <text:p>\item[Iust.] Iustinus epitoma historiarum Philippicarum\newline \textbf{Iust}</text:p>
          </table:table-cell>
        </table:table-row>
        <table:table-row table:style-name="ro1">
          <table:table-cell office:value-type="string">
            <text:p>Iuv.</text:p>
          </table:table-cell>
          <table:table-cell/>
          <table:table-cell office:value-type="string">
            <text:p>Iuvenal</text:p>
          </table:table-cell>
          <table:table-cell office:value-type="string">
            <text:p>saturae</text:p>
          </table:table-cell>
          <table:table-cell office:value-type="string">
            <text:p>Iuv.</text:p>
          </table:table-cell>
          <table:table-cell office:value-type="string">
            <text:p>Iuv_sat</text:p>
          </table:table-cell>
          <table:table-cell office:value-type="string">
            <text:p>Iunius Iuvenalis, Decim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5]&amp;&quot;,&quot;&amp;&quot;author ={&quot;&amp;[.G325]&amp;&quot;}, title ={&quot;&amp;[.D325]&amp;&quot;}, publisher = HUP, location = {Cambridge, MA and London}, year = {&quot;&amp; [.K325] &amp; &quot;}, volume = {&quot; &amp; [.M325] &amp;&quot;}, series = LCL-lang, shortseries = LCL-kurz, origtitle = {&quot; &amp; [.D325] &amp; &quot;}, origlanguage = {&quot; &amp; [.J325] &amp; &quot;}, translator = {&quot; &amp; [.N325] &amp; &quot;}, editor = {&quot; &amp; [.O325] &amp; &quot;}, shorthand = {&quot; &amp; [.E325]&amp; &quot;}, shortauthor = {&quot; &amp; [.C325]&amp; &quot;}, keywords = {ancient}, options = {antik},&quot;&amp;&quot;}&quot;" office:value-type="string" office:string-value="@Book{Iuv_sat,author ={Iunius Iuvenalis, Decimus}, title ={saturae}, publisher = HUP, location = {Cambridge, MA and London}, year = {}, volume = {}, series = LCL-lang, shortseries = LCL-kurz, origtitle = {saturae}, origlanguage = {}, translator = {}, editor = {}, shorthand = {Iuv.}, shortauthor = {Iuvenal}, keywords = {ancient}, options = {antik},}">
            <text:p>@Book{Iuv_sat,author ={Iunius Iuvenalis, Decimus}, title ={saturae}, publisher = HUP, location = {Cambridge, MA and London}, year = {}, volume = {}, series = LCL-lang, shortseries = LCL-kurz, origtitle = {saturae}, origlanguage = {}, translator = {}, editor = {}, shorthand = {Iuv.}, shortauthor = {Iuvenal}, keywords = {ancient}, options = {antik},}</text:p>
          </table:table-cell>
          <table:table-cell table:formula="of:=&quot;@Book{&quot; &amp;[.F325] &amp; &quot;,author ={&quot; &amp; [.G325] &amp;&quot;},  origtitle = {&quot; &amp; [.D325] &amp;&quot; }, shorthand = {&quot; &amp; [.E325]&amp;&quot;}, shortauthor = {&quot;&amp; [.C325]&amp; &quot;}, keywords = {ancient}, options = {antik}}&quot;" office:value-type="string" office:string-value="@Book{Iuv_sat,author ={Iunius Iuvenalis, Decimus},  origtitle = {saturae }, shorthand = {Iuv.}, shortauthor = {Iuvenal}, keywords = {ancient}, options = {antik}}">
            <text:p>@Book{Iuv_sat,author ={Iunius Iuvenalis, Decimus}, <text:s/>origtitle = {saturae }, shorthand = {Iuv.}, shortauthor = {Iuvenal}, keywords = {ancient}, options = {antik}}</text:p>
          </table:table-cell>
          <table:table-cell table:formula="of:=&quot;\item[&quot;&amp;[.E325] &amp; &quot;] &quot; &amp;[.C325]&amp; &quot; &quot; &amp;[.D325] &amp; &quot;\newline \textbf{&quot; &amp; [.F325] &amp;&quot;}&quot;" office:value-type="string" office:string-value="\item[Iuv.] Iuvenal saturae\newline \textbf{Iuv_sat}">
            <text:p>\item[Iuv.] Iuvenal saturae\newline \textbf{Iuv_sat}</text:p>
          </table:table-cell>
        </table:table-row>
        <table:table-row table:style-name="ro1">
          <table:table-cell office:value-type="string">
            <text:p>Iuvenc.</text:p>
          </table:table-cell>
          <table:table-cell/>
          <table:table-cell office:value-type="string">
            <text:p>Iuvencus</text:p>
          </table:table-cell>
          <table:table-cell office:value-type="string">
            <text:p>evangelia</text:p>
          </table:table-cell>
          <table:table-cell office:value-type="string">
            <text:p>Iuvenc.</text:p>
          </table:table-cell>
          <table:table-cell office:value-type="string">
            <text:p>Iuvenc</text:p>
          </table:table-cell>
          <table:table-cell office:value-type="string">
            <text:p>Vettius Aquilinus Juvencus, Ca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6]&amp;&quot;,&quot;&amp;&quot;author ={&quot;&amp;[.G326]&amp;&quot;}, title ={&quot;&amp;[.D326]&amp;&quot;}, publisher = HUP, location = {Cambridge, MA and London}, year = {&quot;&amp; [.K326] &amp; &quot;}, volume = {&quot; &amp; [.M326] &amp;&quot;}, series = LCL-lang, shortseries = LCL-kurz, origtitle = {&quot; &amp; [.D326] &amp; &quot;}, origlanguage = {&quot; &amp; [.J326] &amp; &quot;}, translator = {&quot; &amp; [.N326] &amp; &quot;}, editor = {&quot; &amp; [.O326] &amp; &quot;}, shorthand = {&quot; &amp; [.E326]&amp; &quot;}, shortauthor = {&quot; &amp; [.C326]&amp; &quot;}, keywords = {ancient}, options = {antik},&quot;&amp;&quot;}&quot;" office:value-type="string" office:string-value="@Book{Iuvenc,author ={Vettius Aquilinus Juvencus, Caius 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">
            <text:p>@Book{Iuvenc,author ={Vettius Aquilinus Juvencus, Caius 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</text:p>
          </table:table-cell>
          <table:table-cell table:formula="of:=&quot;@Book{&quot; &amp;[.F326] &amp; &quot;,author ={&quot; &amp; [.G326] &amp;&quot;},  origtitle = {&quot; &amp; [.D326] &amp;&quot; }, shorthand = {&quot; &amp; [.E326]&amp;&quot;}, shortauthor = {&quot;&amp; [.C326]&amp; &quot;}, keywords = {ancient}, options = {antik}}&quot;" office:value-type="string" office:string-value="@Book{Iuvenc,author ={Vettius Aquilinus Juvencus, Caius },  origtitle = {evangelia }, shorthand = {Iuvenc.}, shortauthor = {Iuvencus}, keywords = {ancient}, options = {antik}}">
            <text:p>@Book{Iuvenc,author ={Vettius Aquilinus Juvencus, Caius }, <text:s/>origtitle = {evangelia }, shorthand = {Iuvenc.}, shortauthor = {Iuvencus}, keywords = {ancient}, options = {antik}}</text:p>
          </table:table-cell>
          <table:table-cell table:formula="of:=&quot;\item[&quot;&amp;[.E326] &amp; &quot;] &quot; &amp;[.C326]&amp; &quot; &quot; &amp;[.D326] &amp; &quot;\newline \textbf{&quot; &amp; [.F326] &amp;&quot;}&quot;" office:value-type="string" office:string-value="\item[Iuvenc.] Iuvencus evangelia\newline \textbf{Iuvenc}">
            <text:p>\item[Iuvenc.] Iuvencus evangelia\newline \textbf{Iuvenc}</text:p>
          </table:table-cell>
        </table:table-row>
        <table:table-row table:style-name="ro1">
          <table:table-cell office:value-type="string">
            <text:p>Jo</text:p>
          </table:table-cell>
          <table:table-cell/>
          <table:table-cell office:value-type="string">
            <text:p>Johannes</text:p>
          </table:table-cell>
          <table:table-cell/>
          <table:table-cell table:number-columns-repeated="2" office:value-type="string">
            <text:p>Jo</text:p>
          </table:table-cell>
          <table:table-cell table:formula="of:=&quot;{&quot;&amp;[.C327]&amp;&quot;}&quot;" office:value-type="string" office:string-value="{Johannes}">
            <text:p>{Johan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7]&amp;&quot;,&quot;&amp;&quot;author ={&quot;&amp;[.G327]&amp;&quot;}, title ={&quot;&amp;[.D327]&amp;&quot;}, publisher = HUP, location = {Cambridge, MA and London}, year = {&quot;&amp; [.K327] &amp; &quot;}, volume = {&quot; &amp; [.M327] &amp;&quot;}, series = LCL-lang, shortseries = LCL-kurz, origtitle = {&quot; &amp; [.D327] &amp; &quot;}, origlanguage = {&quot; &amp; [.J327] &amp; &quot;}, translator = {&quot; &amp; [.N327] &amp; &quot;}, editor = {&quot; &amp; [.O327] &amp; &quot;}, shorthand = {&quot; &amp; [.E327]&amp; &quot;}, shortauthor = {&quot; &amp; [.C327]&amp; &quot;}, keywords = {ancient}, options = {antik},&quot;&amp;&quot;}&quot;" office:value-type="string" office:string-value="@Book{Jo,author ={{Johannes}}, title ={}, publisher = HUP, location = {Cambridge, MA and London}, year = {}, volume = {}, series = LCL-lang, shortseries = LCL-kurz, origtitle = {}, origlanguage = {}, translator = {}, editor = {}, shorthand = {Jo}, shortauthor = {Johannes}, keywords = {ancient}, options = {antik},}">
            <text:p>@Book{Jo,author ={{Johannes}}, title ={}, publisher = HUP, location = {Cambridge, MA and London}, year = {}, volume = {}, series = LCL-lang, shortseries = LCL-kurz, origtitle = {}, origlanguage = {}, translator = {}, editor = {}, shorthand = {Jo}, shortauthor = {Johannes}, keywords = {ancient}, options = {antik},}</text:p>
          </table:table-cell>
          <table:table-cell table:formula="of:=&quot;@Book{&quot; &amp;[.F327] &amp; &quot;,author ={&quot; &amp; [.G327] &amp;&quot;},  origtitle = {&quot; &amp; [.D327] &amp;&quot; }, shorthand = {&quot; &amp; [.E327]&amp;&quot;}, shortauthor = {&quot;&amp; [.C327]&amp; &quot;}, keywords = {ancient}, options = {antik}}&quot;" office:value-type="string" office:string-value="@Book{Jo,author ={{Johannes}},  origtitle = { }, shorthand = {Jo}, shortauthor = {Johannes}, keywords = {ancient}, options = {antik}}">
            <text:p>@Book{Jo,author ={{Johannes}}, <text:s/>origtitle = { }, shorthand = {Jo}, shortauthor = {Johannes}, keywords = {ancient}, options = {antik}}</text:p>
          </table:table-cell>
          <table:table-cell table:formula="of:=&quot;\item[&quot;&amp;[.E327] &amp; &quot;] &quot; &amp;[.C327]&amp; &quot; &quot; &amp;[.D327] &amp; &quot;\newline \textbf{&quot; &amp; [.F327] &amp;&quot;}&quot;" office:value-type="string" office:string-value="\item[Jo] Johannes \newline \textbf{Jo}">
            <text:p>\item[Jo] Johannes \newline \textbf{Jo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epigr.</text:p>
          </table:table-cell>
          <table:table-cell office:value-type="string">
            <text:p>Kallimachos</text:p>
          </table:table-cell>
          <table:table-cell office:value-type="string">
            <text:p>Epigrammata</text:p>
          </table:table-cell>
          <table:table-cell office:value-type="string">
            <text:p>Kall. epigr.</text:p>
          </table:table-cell>
          <table:table-cell office:value-type="string">
            <text:p>Kall_epigr</text:p>
          </table:table-cell>
          <table:table-cell table:formula="of:=&quot;{&quot;&amp;[.C328]&amp;&quot;}&quot;" office:value-type="string" office:string-value="{Kallimachos}">
            <text:p>{Kallima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8]&amp;&quot;,&quot;&amp;&quot;author ={&quot;&amp;[.G328]&amp;&quot;}, title ={&quot;&amp;[.D328]&amp;&quot;}, publisher = HUP, location = {Cambridge, MA and London}, year = {&quot;&amp; [.K328] &amp; &quot;}, volume = {&quot; &amp; [.M328] &amp;&quot;}, series = LCL-lang, shortseries = LCL-kurz, origtitle = {&quot; &amp; [.D328] &amp; &quot;}, origlanguage = {&quot; &amp; [.J328] &amp; &quot;}, translator = {&quot; &amp; [.N328] &amp; &quot;}, editor = {&quot; &amp; [.O328] &amp; &quot;}, shorthand = {&quot; &amp; [.E328]&amp; &quot;}, shortauthor = {&quot; &amp; [.C328]&amp; &quot;}, keywords = {ancient}, options = {antik},&quot;&amp;&quot;}&quot;" office:value-type="string" office:string-value="@Book{Kall_epigr,author ={{Kallimachos}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">
            <text:p>@Book{Kall_epigr,author ={{Kallimachos}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</text:p>
          </table:table-cell>
          <table:table-cell table:formula="of:=&quot;@Book{&quot; &amp;[.F328] &amp; &quot;,author ={&quot; &amp; [.G328] &amp;&quot;},  origtitle = {&quot; &amp; [.D328] &amp;&quot; }, shorthand = {&quot; &amp; [.E328]&amp;&quot;}, shortauthor = {&quot;&amp; [.C328]&amp; &quot;}, keywords = {ancient}, options = {antik}}&quot;" office:value-type="string" office:string-value="@Book{Kall_epigr,author ={{Kallimachos}},  origtitle = {Epigrammata }, shorthand = {Kall. epigr.}, shortauthor = {Kallimachos}, keywords = {ancient}, options = {antik}}">
            <text:p>@Book{Kall_epigr,author ={{Kallimachos}}, <text:s/>origtitle = {Epigrammata }, shorthand = {Kall. epigr.}, shortauthor = {Kallimachos}, keywords = {ancient}, options = {antik}}</text:p>
          </table:table-cell>
          <table:table-cell table:formula="of:=&quot;\item[&quot;&amp;[.E328] &amp; &quot;] &quot; &amp;[.C328]&amp; &quot; &quot; &amp;[.D328] &amp; &quot;\newline \textbf{&quot; &amp; [.F328] &amp;&quot;}&quot;" office:value-type="string" office:string-value="\item[Kall. epigr.] Kallimachos Epigrammata\newline \textbf{Kall_epigr}">
            <text:p>\item[Kall. epigr.] Kallimachos Epigrammata\newline \textbf{Kall_epigr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frg.</text:p>
          </table:table-cell>
          <table:table-cell office:value-type="string">
            <text:p>Kallimachos</text:p>
          </table:table-cell>
          <table:table-cell office:value-type="string">
            <text:p>fragmentum</text:p>
          </table:table-cell>
          <table:table-cell office:value-type="string">
            <text:p>Kall. frg.</text:p>
          </table:table-cell>
          <table:table-cell office:value-type="string">
            <text:p>Kall_frg</text:p>
          </table:table-cell>
          <table:table-cell table:formula="of:=&quot;{&quot;&amp;[.C329]&amp;&quot;}&quot;" office:value-type="string" office:string-value="{Kallimachos}">
            <text:p>{Kallima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9]&amp;&quot;,&quot;&amp;&quot;author ={&quot;&amp;[.G329]&amp;&quot;}, title ={&quot;&amp;[.D329]&amp;&quot;}, publisher = HUP, location = {Cambridge, MA and London}, year = {&quot;&amp; [.K329] &amp; &quot;}, volume = {&quot; &amp; [.M329] &amp;&quot;}, series = LCL-lang, shortseries = LCL-kurz, origtitle = {&quot; &amp; [.D329] &amp; &quot;}, origlanguage = {&quot; &amp; [.J329] &amp; &quot;}, translator = {&quot; &amp; [.N329] &amp; &quot;}, editor = {&quot; &amp; [.O329] &amp; &quot;}, shorthand = {&quot; &amp; [.E329]&amp; &quot;}, shortauthor = {&quot; &amp; [.C329]&amp; &quot;}, keywords = {ancient}, options = {antik},&quot;&amp;&quot;}&quot;" office:value-type="string" office:string-value="@Book{Kall_frg,author ={{Kallimachos}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">
            <text:p>@Book{Kall_frg,author ={{Kallimachos}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</text:p>
          </table:table-cell>
          <table:table-cell table:formula="of:=&quot;@Book{&quot; &amp;[.F329] &amp; &quot;,author ={&quot; &amp; [.G329] &amp;&quot;},  origtitle = {&quot; &amp; [.D329] &amp;&quot; }, shorthand = {&quot; &amp; [.E329]&amp;&quot;}, shortauthor = {&quot;&amp; [.C329]&amp; &quot;}, keywords = {ancient}, options = {antik}}&quot;" office:value-type="string" office:string-value="@Book{Kall_frg,author ={{Kallimachos}},  origtitle = {fragmentum }, shorthand = {Kall. frg.}, shortauthor = {Kallimachos}, keywords = {ancient}, options = {antik}}">
            <text:p>@Book{Kall_frg,author ={{Kallimachos}}, <text:s/>origtitle = {fragmentum }, shorthand = {Kall. frg.}, shortauthor = {Kallimachos}, keywords = {ancient}, options = {antik}}</text:p>
          </table:table-cell>
          <table:table-cell table:formula="of:=&quot;\item[&quot;&amp;[.E329] &amp; &quot;] &quot; &amp;[.C329]&amp; &quot; &quot; &amp;[.D329] &amp; &quot;\newline \textbf{&quot; &amp; [.F329] &amp;&quot;}&quot;" office:value-type="string" office:string-value="\item[Kall. frg.] Kallimachos fragmentum\newline \textbf{Kall_frg}">
            <text:p>\item[Kall. frg.] Kallimachos fragmentum\newline \textbf{Kall_frg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h.</text:p>
          </table:table-cell>
          <table:table-cell office:value-type="string">
            <text:p>Kallimachos</text:p>
          </table:table-cell>
          <table:table-cell office:value-type="string">
            <text:p>hymni</text:p>
          </table:table-cell>
          <table:table-cell office:value-type="string">
            <text:p>Kall. h.</text:p>
          </table:table-cell>
          <table:table-cell office:value-type="string">
            <text:p>Kall_h</text:p>
          </table:table-cell>
          <table:table-cell table:formula="of:=&quot;{&quot;&amp;[.C330]&amp;&quot;}&quot;" office:value-type="string" office:string-value="{Kallimachos}">
            <text:p>{Kallima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0]&amp;&quot;,&quot;&amp;&quot;author ={&quot;&amp;[.G330]&amp;&quot;}, title ={&quot;&amp;[.D330]&amp;&quot;}, publisher = HUP, location = {Cambridge, MA and London}, year = {&quot;&amp; [.K330] &amp; &quot;}, volume = {&quot; &amp; [.M330] &amp;&quot;}, series = LCL-lang, shortseries = LCL-kurz, origtitle = {&quot; &amp; [.D330] &amp; &quot;}, origlanguage = {&quot; &amp; [.J330] &amp; &quot;}, translator = {&quot; &amp; [.N330] &amp; &quot;}, editor = {&quot; &amp; [.O330] &amp; &quot;}, shorthand = {&quot; &amp; [.E330]&amp; &quot;}, shortauthor = {&quot; &amp; [.C330]&amp; &quot;}, keywords = {ancient}, options = {antik},&quot;&amp;&quot;}&quot;" office:value-type="string" office:string-value="@Book{Kall_h,author ={{Kallimachos}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">
            <text:p>@Book{Kall_h,author ={{Kallimachos}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</text:p>
          </table:table-cell>
          <table:table-cell table:formula="of:=&quot;@Book{&quot; &amp;[.F330] &amp; &quot;,author ={&quot; &amp; [.G330] &amp;&quot;},  origtitle = {&quot; &amp; [.D330] &amp;&quot; }, shorthand = {&quot; &amp; [.E330]&amp;&quot;}, shortauthor = {&quot;&amp; [.C330]&amp; &quot;}, keywords = {ancient}, options = {antik}}&quot;" office:value-type="string" office:string-value="@Book{Kall_h,author ={{Kallimachos}},  origtitle = {hymni }, shorthand = {Kall. h.}, shortauthor = {Kallimachos}, keywords = {ancient}, options = {antik}}">
            <text:p>@Book{Kall_h,author ={{Kallimachos}}, <text:s/>origtitle = {hymni }, shorthand = {Kall. h.}, shortauthor = {Kallimachos}, keywords = {ancient}, options = {antik}}</text:p>
          </table:table-cell>
          <table:table-cell table:formula="of:=&quot;\item[&quot;&amp;[.E330] &amp; &quot;] &quot; &amp;[.C330]&amp; &quot; &quot; &amp;[.D330] &amp; &quot;\newline \textbf{&quot; &amp; [.F330] &amp;&quot;}&quot;" office:value-type="string" office:string-value="\item[Kall. h.] Kallimachos hymni\newline \textbf{Kall_h}">
            <text:p>\item[Kall. h.] Kallimachos hymni\newline \textbf{Kall_h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nst.</text:p>
          </table:table-cell>
          <table:table-cell office:value-type="string">
            <text:p>Laktanz</text:p>
          </table:table-cell>
          <table:table-cell office:value-type="string">
            <text:p>divinae institutiones</text:p>
          </table:table-cell>
          <table:table-cell office:value-type="string">
            <text:p>Lact. inst.</text:p>
          </table:table-cell>
          <table:table-cell office:value-type="string">
            <text:p>Lact_inst</text:p>
          </table:table-cell>
          <table:table-cell office:value-type="string">
            <text:p><text:s/>Caecilius Firm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1]&amp;&quot;,&quot;&amp;&quot;author ={&quot;&amp;[.G331]&amp;&quot;}, title ={&quot;&amp;[.D331]&amp;&quot;}, publisher = HUP, location = {Cambridge, MA and London}, year = {&quot;&amp; [.K331] &amp; &quot;}, volume = {&quot; &amp; [.M331] &amp;&quot;}, series = LCL-lang, shortseries = LCL-kurz, origtitle = {&quot; &amp; [.D331] &amp; &quot;}, origlanguage = {&quot; &amp; [.J331] &amp; &quot;}, translator = {&quot; &amp; [.N331] &amp; &quot;}, editor = {&quot; &amp; [.O331] &amp; &quot;}, shorthand = {&quot; &amp; [.E331]&amp; &quot;}, shortauthor = {&quot; &amp; [.C331]&amp; &quot;}, keywords = {ancient}, options = {antik},&quot;&amp;&quot;}&quot;" office:value-type="string" office:string-value="@Book{Lact_inst,author ={ Caecilius Firmianus, Lucius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ktanz}, keywords = {ancient}, options = {antik},}">
            <text:p>@Book{Lact_inst,author ={ Caecilius Firmianus, Lucius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ktanz}, keywords = {ancient}, options = {antik},}</text:p>
          </table:table-cell>
          <table:table-cell table:formula="of:=&quot;@Book{&quot; &amp;[.F331] &amp; &quot;,author ={&quot; &amp; [.G331] &amp;&quot;},  origtitle = {&quot; &amp; [.D331] &amp;&quot; }, shorthand = {&quot; &amp; [.E331]&amp;&quot;}, shortauthor = {&quot;&amp; [.C331]&amp; &quot;}, keywords = {ancient}, options = {antik}}&quot;" office:value-type="string" office:string-value="@Book{Lact_inst,author ={ Caecilius Firmianus, Lucius},  origtitle = {divinae institutiones }, shorthand = {Lact. inst.}, shortauthor = {Laktanz}, keywords = {ancient}, options = {antik}}">
            <text:p>@Book{Lact_inst,author ={ Caecilius Firmianus, Lucius}, <text:s/>origtitle = {divinae institutiones }, shorthand = {Lact. inst.}, shortauthor = {Laktanz}, keywords = {ancient}, options = {antik}}</text:p>
          </table:table-cell>
          <table:table-cell table:formula="of:=&quot;\item[&quot;&amp;[.E331] &amp; &quot;] &quot; &amp;[.C331]&amp; &quot; &quot; &amp;[.D331] &amp; &quot;\newline \textbf{&quot; &amp; [.F331] &amp;&quot;}&quot;" office:value-type="string" office:string-value="\item[Lact. inst.] Laktanz divinae institutiones\newline \textbf{Lact_inst}">
            <text:p>\item[Lact. inst.] Laktanz divinae institutiones\newline \textbf{Lact_inst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ra</text:p>
          </table:table-cell>
          <table:table-cell office:value-type="string">
            <text:p>Laktanz</text:p>
          </table:table-cell>
          <table:table-cell office:value-type="string">
            <text:p>de ira dei</text:p>
          </table:table-cell>
          <table:table-cell office:value-type="string">
            <text:p>Lact. ira</text:p>
          </table:table-cell>
          <table:table-cell office:value-type="string">
            <text:p>Lact_ira</text:p>
          </table:table-cell>
          <table:table-cell office:value-type="string">
            <text:p><text:s/>Caecilius Firm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2]&amp;&quot;,&quot;&amp;&quot;author ={&quot;&amp;[.G332]&amp;&quot;}, title ={&quot;&amp;[.D332]&amp;&quot;}, publisher = HUP, location = {Cambridge, MA and London}, year = {&quot;&amp; [.K332] &amp; &quot;}, volume = {&quot; &amp; [.M332] &amp;&quot;}, series = LCL-lang, shortseries = LCL-kurz, origtitle = {&quot; &amp; [.D332] &amp; &quot;}, origlanguage = {&quot; &amp; [.J332] &amp; &quot;}, translator = {&quot; &amp; [.N332] &amp; &quot;}, editor = {&quot; &amp; [.O332] &amp; &quot;}, shorthand = {&quot; &amp; [.E332]&amp; &quot;}, shortauthor = {&quot; &amp; [.C332]&amp; &quot;}, keywords = {ancient}, options = {antik},&quot;&amp;&quot;}&quot;" office:value-type="string" office:string-value="@Book{Lact_ira,author ={ Caecilius Firmianus, Lucius}, title ={de ira dei}, publisher = HUP, location = {Cambridge, MA and London}, year = {}, volume = {}, series = LCL-lang, shortseries = LCL-kurz, origtitle = {de ira dei}, origlanguage = {}, translator = {}, editor = {}, shorthand = {Lact. ira}, shortauthor = {Laktanz}, keywords = {ancient}, options = {antik},}">
            <text:p>@Book{Lact_ira,author ={ Caecilius Firmianus, Lucius}, title ={de ira dei}, publisher = HUP, location = {Cambridge, MA and London}, year = {}, volume = {}, series = LCL-lang, shortseries = LCL-kurz, origtitle = {de ira dei}, origlanguage = {}, translator = {}, editor = {}, shorthand = {Lact. ira}, shortauthor = {Laktanz}, keywords = {ancient}, options = {antik},}</text:p>
          </table:table-cell>
          <table:table-cell table:formula="of:=&quot;@Book{&quot; &amp;[.F332] &amp; &quot;,author ={&quot; &amp; [.G332] &amp;&quot;},  origtitle = {&quot; &amp; [.D332] &amp;&quot; }, shorthand = {&quot; &amp; [.E332]&amp;&quot;}, shortauthor = {&quot;&amp; [.C332]&amp; &quot;}, keywords = {ancient}, options = {antik}}&quot;" office:value-type="string" office:string-value="@Book{Lact_ira,author ={ Caecilius Firmianus, Lucius},  origtitle = {de ira dei }, shorthand = {Lact. ira}, shortauthor = {Laktanz}, keywords = {ancient}, options = {antik}}">
            <text:p>@Book{Lact_ira,author ={ Caecilius Firmianus, Lucius}, <text:s/>origtitle = {de ira dei }, shorthand = {Lact. ira}, shortauthor = {Laktanz}, keywords = {ancient}, options = {antik}}</text:p>
          </table:table-cell>
          <table:table-cell table:formula="of:=&quot;\item[&quot;&amp;[.E332] &amp; &quot;] &quot; &amp;[.C332]&amp; &quot; &quot; &amp;[.D332] &amp; &quot;\newline \textbf{&quot; &amp; [.F332] &amp;&quot;}&quot;" office:value-type="string" office:string-value="\item[Lact. ira] Laktanz de ira dei\newline \textbf{Lact_ira}">
            <text:p>\item[Lact. ira] Laktanz de ira dei\newline \textbf{Lact_ira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mort. pers.</text:p>
          </table:table-cell>
          <table:table-cell office:value-type="string">
            <text:p>Laktanz</text:p>
          </table:table-cell>
          <table:table-cell office:value-type="string">
            <text:p>de mortibus persecutorum</text:p>
          </table:table-cell>
          <table:table-cell office:value-type="string">
            <text:p>Lact. mort. pers.</text:p>
          </table:table-cell>
          <table:table-cell office:value-type="string">
            <text:p>Lact_mort_pers</text:p>
          </table:table-cell>
          <table:table-cell office:value-type="string">
            <text:p><text:s/>Caecilius Firm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3]&amp;&quot;,&quot;&amp;&quot;author ={&quot;&amp;[.G333]&amp;&quot;}, title ={&quot;&amp;[.D333]&amp;&quot;}, publisher = HUP, location = {Cambridge, MA and London}, year = {&quot;&amp; [.K333] &amp; &quot;}, volume = {&quot; &amp; [.M333] &amp;&quot;}, series = LCL-lang, shortseries = LCL-kurz, origtitle = {&quot; &amp; [.D333] &amp; &quot;}, origlanguage = {&quot; &amp; [.J333] &amp; &quot;}, translator = {&quot; &amp; [.N333] &amp; &quot;}, editor = {&quot; &amp; [.O333] &amp; &quot;}, shorthand = {&quot; &amp; [.E333]&amp; &quot;}, shortauthor = {&quot; &amp; [.C333]&amp; &quot;}, keywords = {ancient}, options = {antik},&quot;&amp;&quot;}&quot;" office:value-type="string" office:string-value="@Book{Lact_mort_pers,author ={ Caecilius Firmianus, Lucius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ktanz}, keywords = {ancient}, options = {antik},}">
            <text:p>@Book{Lact_mort_pers,author ={ Caecilius Firmianus, Lucius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ktanz}, keywords = {ancient}, options = {antik},}</text:p>
          </table:table-cell>
          <table:table-cell table:formula="of:=&quot;@Book{&quot; &amp;[.F333] &amp; &quot;,author ={&quot; &amp; [.G333] &amp;&quot;},  origtitle = {&quot; &amp; [.D333] &amp;&quot; }, shorthand = {&quot; &amp; [.E333]&amp;&quot;}, shortauthor = {&quot;&amp; [.C333]&amp; &quot;}, keywords = {ancient}, options = {antik}}&quot;" office:value-type="string" office:string-value="@Book{Lact_mort_pers,author ={ Caecilius Firmianus, Lucius},  origtitle = {de mortibus persecutorum }, shorthand = {Lact. mort. pers.}, shortauthor = {Laktanz}, keywords = {ancient}, options = {antik}}">
            <text:p>@Book{Lact_mort_pers,author ={ Caecilius Firmianus, Lucius}, <text:s/>origtitle = {de mortibus persecutorum }, shorthand = {Lact. mort. pers.}, shortauthor = {Laktanz}, keywords = {ancient}, options = {antik}}</text:p>
          </table:table-cell>
          <table:table-cell table:formula="of:=&quot;\item[&quot;&amp;[.E333] &amp; &quot;] &quot; &amp;[.C333]&amp; &quot; &quot; &amp;[.D333] &amp; &quot;\newline \textbf{&quot; &amp; [.F333] &amp;&quot;}&quot;" office:value-type="string" office:string-value="\item[Lact. mort. pers.] Laktanz de mortibus persecutorum\newline \textbf{Lact_mort_pers}">
            <text:p>\item[Lact. mort. pers.] Laktanz de mortibus persecutorum\newline \textbf{Lact_mort_pers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opif.</text:p>
          </table:table-cell>
          <table:table-cell office:value-type="string">
            <text:p>Laktanz</text:p>
          </table:table-cell>
          <table:table-cell office:value-type="string">
            <text:p>de opificio dei</text:p>
          </table:table-cell>
          <table:table-cell office:value-type="string">
            <text:p>Lact. opif.</text:p>
          </table:table-cell>
          <table:table-cell office:value-type="string">
            <text:p>Lact_opif</text:p>
          </table:table-cell>
          <table:table-cell office:value-type="string">
            <text:p><text:s/>Caecilius Firm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4]&amp;&quot;,&quot;&amp;&quot;author ={&quot;&amp;[.G334]&amp;&quot;}, title ={&quot;&amp;[.D334]&amp;&quot;}, publisher = HUP, location = {Cambridge, MA and London}, year = {&quot;&amp; [.K334] &amp; &quot;}, volume = {&quot; &amp; [.M334] &amp;&quot;}, series = LCL-lang, shortseries = LCL-kurz, origtitle = {&quot; &amp; [.D334] &amp; &quot;}, origlanguage = {&quot; &amp; [.J334] &amp; &quot;}, translator = {&quot; &amp; [.N334] &amp; &quot;}, editor = {&quot; &amp; [.O334] &amp; &quot;}, shorthand = {&quot; &amp; [.E334]&amp; &quot;}, shortauthor = {&quot; &amp; [.C334]&amp; &quot;}, keywords = {ancient}, options = {antik},&quot;&amp;&quot;}&quot;" office:value-type="string" office:string-value="@Book{Lact_opif,author ={ Caecilius Firmianus, Lucius}, title ={de opificio dei}, publisher = HUP, location = {Cambridge, MA and London}, year = {}, volume = {}, series = LCL-lang, shortseries = LCL-kurz, origtitle = {de opificio dei}, origlanguage = {}, translator = {}, editor = {}, shorthand = {Lact. opif.}, shortauthor = {Laktanz}, keywords = {ancient}, options = {antik},}">
            <text:p>@Book{Lact_opif,author ={ Caecilius Firmianus, Lucius}, title ={de opificio dei}, publisher = HUP, location = {Cambridge, MA and London}, year = {}, volume = {}, series = LCL-lang, shortseries = LCL-kurz, origtitle = {de opificio dei}, origlanguage = {}, translator = {}, editor = {}, shorthand = {Lact. opif.}, shortauthor = {Laktanz}, keywords = {ancient}, options = {antik},}</text:p>
          </table:table-cell>
          <table:table-cell table:formula="of:=&quot;@Book{&quot; &amp;[.F334] &amp; &quot;,author ={&quot; &amp; [.G334] &amp;&quot;},  origtitle = {&quot; &amp; [.D334] &amp;&quot; }, shorthand = {&quot; &amp; [.E334]&amp;&quot;}, shortauthor = {&quot;&amp; [.C334]&amp; &quot;}, keywords = {ancient}, options = {antik}}&quot;" office:value-type="string" office:string-value="@Book{Lact_opif,author ={ Caecilius Firmianus, Lucius},  origtitle = {de opificio dei }, shorthand = {Lact. opif.}, shortauthor = {Laktanz}, keywords = {ancient}, options = {antik}}">
            <text:p>@Book{Lact_opif,author ={ Caecilius Firmianus, Lucius}, <text:s/>origtitle = {de opificio dei }, shorthand = {Lact. opif.}, shortauthor = {Laktanz}, keywords = {ancient}, options = {antik}}</text:p>
          </table:table-cell>
          <table:table-cell table:formula="of:=&quot;\item[&quot;&amp;[.E334] &amp; &quot;] &quot; &amp;[.C334]&amp; &quot; &quot; &amp;[.D334] &amp; &quot;\newline \textbf{&quot; &amp; [.F334] &amp;&quot;}&quot;" office:value-type="string" office:string-value="\item[Lact. opif.] Laktanz de opificio dei\newline \textbf{Lact_opif}">
            <text:p>\item[Lact. opif.] Laktanz de opificio dei\newline \textbf{Lact_opif}</text:p>
          </table:table-cell>
        </table:table-row>
        <table:table-row table:style-name="ro1">
          <table:table-cell office:value-type="string">
            <text:p>Liv.</text:p>
          </table:table-cell>
          <table:table-cell/>
          <table:table-cell office:value-type="string">
            <text:p>Livius</text:p>
          </table:table-cell>
          <table:table-cell office:value-type="string">
            <text:p>ab urbe condita</text:p>
          </table:table-cell>
          <table:table-cell office:value-type="string">
            <text:p>Liv.</text:p>
          </table:table-cell>
          <table:table-cell office:value-type="string">
            <text:p>Liv</text:p>
          </table:table-cell>
          <table:table-cell office:value-type="string">
            <text:p>Livi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5]&amp;&quot;,&quot;&amp;&quot;author ={&quot;&amp;[.G335]&amp;&quot;}, title ={&quot;&amp;[.D335]&amp;&quot;}, publisher = HUP, location = {Cambridge, MA and London}, year = {&quot;&amp; [.K335] &amp; &quot;}, volume = {&quot; &amp; [.M335] &amp;&quot;}, series = LCL-lang, shortseries = LCL-kurz, origtitle = {&quot; &amp; [.D335] &amp; &quot;}, origlanguage = {&quot; &amp; [.J335] &amp; &quot;}, translator = {&quot; &amp; [.N335] &amp; &quot;}, editor = {&quot; &amp; [.O335] &amp; &quot;}, shorthand = {&quot; &amp; [.E335]&amp; &quot;}, shortauthor = {&quot; &amp; [.C335]&amp; &quot;}, keywords = {ancient}, options = {antik},&quot;&amp;&quot;}&quot;" office:value-type="string" office:string-value="@Book{Liv,author ={Livius, Titus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">
            <text:p>@Book{Liv,author ={Livius, Titus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</text:p>
          </table:table-cell>
          <table:table-cell table:formula="of:=&quot;@Book{&quot; &amp;[.F335] &amp; &quot;,author ={&quot; &amp; [.G335] &amp;&quot;},  origtitle = {&quot; &amp; [.D335] &amp;&quot; }, shorthand = {&quot; &amp; [.E335]&amp;&quot;}, shortauthor = {&quot;&amp; [.C335]&amp; &quot;}, keywords = {ancient}, options = {antik}}&quot;" office:value-type="string" office:string-value="@Book{Liv,author ={Livius, Titus},  origtitle = {ab urbe condita }, shorthand = {Liv.}, shortauthor = {Livius}, keywords = {ancient}, options = {antik}}">
            <text:p>@Book{Liv,author ={Livius, Titus}, <text:s/>origtitle = {ab urbe condita }, shorthand = {Liv.}, shortauthor = {Livius}, keywords = {ancient}, options = {antik}}</text:p>
          </table:table-cell>
          <table:table-cell table:formula="of:=&quot;\item[&quot;&amp;[.E335] &amp; &quot;] &quot; &amp;[.C335]&amp; &quot; &quot; &amp;[.D335] &amp; &quot;\newline \textbf{&quot; &amp; [.F335] &amp;&quot;}&quot;" office:value-type="string" office:string-value="\item[Liv.] Livius ab urbe condita\newline \textbf{Liv}">
            <text:p>\item[Liv.] Livius ab urbe condita\newline \textbf{Liv}</text:p>
          </table:table-cell>
        </table:table-row>
        <table:table-row table:style-name="ro1">
          <table:table-cell office:value-type="string">
            <text:p>Lk</text:p>
          </table:table-cell>
          <table:table-cell/>
          <table:table-cell office:value-type="string">
            <text:p>Lukas</text:p>
          </table:table-cell>
          <table:table-cell/>
          <table:table-cell table:number-columns-repeated="2" office:value-type="string">
            <text:p>Lk</text:p>
          </table:table-cell>
          <table:table-cell office:value-type="string">
            <text:p>Luk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6]&amp;&quot;,&quot;&amp;&quot;author ={&quot;&amp;[.G336]&amp;&quot;}, title ={&quot;&amp;[.D336]&amp;&quot;}, publisher = HUP, location = {Cambridge, MA and London}, year = {&quot;&amp; [.K336] &amp; &quot;}, volume = {&quot; &amp; [.M336] &amp;&quot;}, series = LCL-lang, shortseries = LCL-kurz, origtitle = {&quot; &amp; [.D336] &amp; &quot;}, origlanguage = {&quot; &amp; [.J336] &amp; &quot;}, translator = {&quot; &amp; [.N336] &amp; &quot;}, editor = {&quot; &amp; [.O336] &amp; &quot;}, shorthand = {&quot; &amp; [.E336]&amp; &quot;}, shortauthor = {&quot; &amp; [.C336]&amp; &quot;}, keywords = {ancient}, options = {antik},&quot;&amp;&quot;}&quot;" office:value-type="string" office:string-value="@Book{Lk,author ={Lukas}, title ={}, publisher = HUP, location = {Cambridge, MA and London}, year = {}, volume = {}, series = LCL-lang, shortseries = LCL-kurz, origtitle = {}, origlanguage = {}, translator = {}, editor = {}, shorthand = {Lk}, shortauthor = {Lukas}, keywords = {ancient}, options = {antik},}">
            <text:p>@Book{Lk,author ={Lukas}, title ={}, publisher = HUP, location = {Cambridge, MA and London}, year = {}, volume = {}, series = LCL-lang, shortseries = LCL-kurz, origtitle = {}, origlanguage = {}, translator = {}, editor = {}, shorthand = {Lk}, shortauthor = {Lukas}, keywords = {ancient}, options = {antik},}</text:p>
          </table:table-cell>
          <table:table-cell table:formula="of:=&quot;@Book{&quot; &amp;[.F336] &amp; &quot;,author ={&quot; &amp; [.G336] &amp;&quot;},  origtitle = {&quot; &amp; [.D336] &amp;&quot; }, shorthand = {&quot; &amp; [.E336]&amp;&quot;}, shortauthor = {&quot;&amp; [.C336]&amp; &quot;}, keywords = {ancient}, options = {antik}}&quot;" office:value-type="string" office:string-value="@Book{Lk,author ={Lukas},  origtitle = { }, shorthand = {Lk}, shortauthor = {Lukas}, keywords = {ancient}, options = {antik}}">
            <text:p>@Book{Lk,author ={Lukas}, <text:s/>origtitle = { }, shorthand = {Lk}, shortauthor = {Lukas}, keywords = {ancient}, options = {antik}}</text:p>
          </table:table-cell>
          <table:table-cell table:formula="of:=&quot;\item[&quot;&amp;[.E336] &amp; &quot;] &quot; &amp;[.C336]&amp; &quot; &quot; &amp;[.D336] &amp; &quot;\newline \textbf{&quot; &amp; [.F336] &amp;&quot;}&quot;" office:value-type="string" office:string-value="\item[Lk] Lukas \newline \textbf{Lk}">
            <text:p>\item[Lk] Lukas \newline \textbf{Lk}</text:p>
          </table:table-cell>
        </table:table-row>
        <table:table-row table:style-name="ro1">
          <table:table-cell office:value-type="string">
            <text:p>Lucan.</text:p>
          </table:table-cell>
          <table:table-cell/>
          <table:table-cell office:value-type="string">
            <text:p>Lukan</text:p>
          </table:table-cell>
          <table:table-cell office:value-type="string">
            <text:p>bellum civile</text:p>
          </table:table-cell>
          <table:table-cell office:value-type="string">
            <text:p>Lucan.</text:p>
          </table:table-cell>
          <table:table-cell office:value-type="string">
            <text:p>Lucan</text:p>
          </table:table-cell>
          <table:table-cell office:value-type="string">
            <text:p><text:s/>Annaeus Luc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7]&amp;&quot;,&quot;&amp;&quot;author ={&quot;&amp;[.G337]&amp;&quot;}, title ={&quot;&amp;[.D337]&amp;&quot;}, publisher = HUP, location = {Cambridge, MA and London}, year = {&quot;&amp; [.K337] &amp; &quot;}, volume = {&quot; &amp; [.M337] &amp;&quot;}, series = LCL-lang, shortseries = LCL-kurz, origtitle = {&quot; &amp; [.D337] &amp; &quot;}, origlanguage = {&quot; &amp; [.J337] &amp; &quot;}, translator = {&quot; &amp; [.N337] &amp; &quot;}, editor = {&quot; &amp; [.O337] &amp; &quot;}, shorthand = {&quot; &amp; [.E337]&amp; &quot;}, shortauthor = {&quot; &amp; [.C337]&amp; &quot;}, keywords = {ancient}, options = {antik},&quot;&amp;&quot;}&quot;" office:value-type="string" office:string-value="@Book{Lucan,author ={ Annaeus Lucanus, Marcus}, title ={bellum civile}, publisher = HUP, location = {Cambridge, MA and London}, year = {}, volume = {}, series = LCL-lang, shortseries = LCL-kurz, origtitle = {bellum civile}, origlanguage = {}, translator = {}, editor = {}, shorthand = {Lucan.}, shortauthor = {Lukan}, keywords = {ancient}, options = {antik},}">
            <text:p>@Book{Lucan,author ={ Annaeus Lucanus, Marcus}, title ={bellum civile}, publisher = HUP, location = {Cambridge, MA and London}, year = {}, volume = {}, series = LCL-lang, shortseries = LCL-kurz, origtitle = {bellum civile}, origlanguage = {}, translator = {}, editor = {}, shorthand = {Lucan.}, shortauthor = {Lukan}, keywords = {ancient}, options = {antik},}</text:p>
          </table:table-cell>
          <table:table-cell table:formula="of:=&quot;@Book{&quot; &amp;[.F337] &amp; &quot;,author ={&quot; &amp; [.G337] &amp;&quot;},  origtitle = {&quot; &amp; [.D337] &amp;&quot; }, shorthand = {&quot; &amp; [.E337]&amp;&quot;}, shortauthor = {&quot;&amp; [.C337]&amp; &quot;}, keywords = {ancient}, options = {antik}}&quot;" office:value-type="string" office:string-value="@Book{Lucan,author ={ Annaeus Lucanus, Marcus},  origtitle = {bellum civile }, shorthand = {Lucan.}, shortauthor = {Lukan}, keywords = {ancient}, options = {antik}}">
            <text:p>@Book{Lucan,author ={ Annaeus Lucanus, Marcus}, <text:s/>origtitle = {bellum civile }, shorthand = {Lucan.}, shortauthor = {Lukan}, keywords = {ancient}, options = {antik}}</text:p>
          </table:table-cell>
          <table:table-cell table:formula="of:=&quot;\item[&quot;&amp;[.E337] &amp; &quot;] &quot; &amp;[.C337]&amp; &quot; &quot; &amp;[.D337] &amp; &quot;\newline \textbf{&quot; &amp; [.F337] &amp;&quot;}&quot;" office:value-type="string" office:string-value="\item[Lucan.] Lukan bellum civile\newline \textbf{Lucan}">
            <text:p>\item[Lucan.] Lukan bellum civile\newline \textbf{Lucan}</text:p>
          </table:table-cell>
        </table:table-row>
        <table:table-row table:style-name="ro1">
          <table:table-cell office:value-type="string">
            <text:p>Lucil.</text:p>
          </table:table-cell>
          <table:table-cell/>
          <table:table-cell office:value-type="string">
            <text:p>Lucilius</text:p>
          </table:table-cell>
          <table:table-cell office:value-type="string">
            <text:p>saturae</text:p>
          </table:table-cell>
          <table:table-cell office:value-type="string">
            <text:p>Lucil.</text:p>
          </table:table-cell>
          <table:table-cell office:value-type="string">
            <text:p>Lucil</text:p>
          </table:table-cell>
          <table:table-cell office:value-type="string">
            <text:p>Caius Luci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8]&amp;&quot;,&quot;&amp;&quot;author ={&quot;&amp;[.G338]&amp;&quot;}, title ={&quot;&amp;[.D338]&amp;&quot;}, publisher = HUP, location = {Cambridge, MA and London}, year = {&quot;&amp; [.K338] &amp; &quot;}, volume = {&quot; &amp; [.M338] &amp;&quot;}, series = LCL-lang, shortseries = LCL-kurz, origtitle = {&quot; &amp; [.D338] &amp; &quot;}, origlanguage = {&quot; &amp; [.J338] &amp; &quot;}, translator = {&quot; &amp; [.N338] &amp; &quot;}, editor = {&quot; &amp; [.O338] &amp; &quot;}, shorthand = {&quot; &amp; [.E338]&amp; &quot;}, shortauthor = {&quot; &amp; [.C338]&amp; &quot;}, keywords = {ancient}, options = {antik},&quot;&amp;&quot;}&quot;" office:value-type="string" office:string-value="@Book{Lucil,author ={Caius Lucilius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">
            <text:p>@Book{Lucil,author ={Caius Lucilius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</text:p>
          </table:table-cell>
          <table:table-cell table:formula="of:=&quot;@Book{&quot; &amp;[.F338] &amp; &quot;,author ={&quot; &amp; [.G338] &amp;&quot;},  origtitle = {&quot; &amp; [.D338] &amp;&quot; }, shorthand = {&quot; &amp; [.E338]&amp;&quot;}, shortauthor = {&quot;&amp; [.C338]&amp; &quot;}, keywords = {ancient}, options = {antik}}&quot;" office:value-type="string" office:string-value="@Book{Lucil,author ={Caius Lucilius},  origtitle = {saturae }, shorthand = {Lucil.}, shortauthor = {Lucilius}, keywords = {ancient}, options = {antik}}">
            <text:p>@Book{Lucil,author ={Caius Lucilius}, <text:s/>origtitle = {saturae }, shorthand = {Lucil.}, shortauthor = {Lucilius}, keywords = {ancient}, options = {antik}}</text:p>
          </table:table-cell>
          <table:table-cell table:formula="of:=&quot;\item[&quot;&amp;[.E338] &amp; &quot;] &quot; &amp;[.C338]&amp; &quot; &quot; &amp;[.D338] &amp; &quot;\newline \textbf{&quot; &amp; [.F338] &amp;&quot;}&quot;" office:value-type="string" office:string-value="\item[Lucil.] Lucilius saturae\newline \textbf{Lucil}">
            <text:p>\item[Lucil.] Lucilius saturae\newline \textbf{Lucil}</text:p>
          </table:table-cell>
        </table:table-row>
        <table:table-row table:style-name="ro1">
          <table:table-cell office:value-type="string">
            <text:p>Lucr.</text:p>
          </table:table-cell>
          <table:table-cell/>
          <table:table-cell office:value-type="string">
            <text:p>Lukrez</text:p>
          </table:table-cell>
          <table:table-cell office:value-type="string">
            <text:p>de rerum natura</text:p>
          </table:table-cell>
          <table:table-cell office:value-type="string">
            <text:p>Lucr.</text:p>
          </table:table-cell>
          <table:table-cell office:value-type="string">
            <text:p>Lucr</text:p>
          </table:table-cell>
          <table:table-cell office:value-type="string">
            <text:p>Lucretius Car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9]&amp;&quot;,&quot;&amp;&quot;author ={&quot;&amp;[.G339]&amp;&quot;}, title ={&quot;&amp;[.D339]&amp;&quot;}, publisher = HUP, location = {Cambridge, MA and London}, year = {&quot;&amp; [.K339] &amp; &quot;}, volume = {&quot; &amp; [.M339] &amp;&quot;}, series = LCL-lang, shortseries = LCL-kurz, origtitle = {&quot; &amp; [.D339] &amp; &quot;}, origlanguage = {&quot; &amp; [.J339] &amp; &quot;}, translator = {&quot; &amp; [.N339] &amp; &quot;}, editor = {&quot; &amp; [.O339] &amp; &quot;}, shorthand = {&quot; &amp; [.E339]&amp; &quot;}, shortauthor = {&quot; &amp; [.C339]&amp; &quot;}, keywords = {ancient}, options = {antik},&quot;&amp;&quot;}&quot;" office:value-type="string" office:string-value="@Book{Lucr,author ={Lucretius Carus, Titus}, title ={de rerum natura}, publisher = HUP, location = {Cambridge, MA and London}, year = {}, volume = {}, series = LCL-lang, shortseries = LCL-kurz, origtitle = {de rerum natura}, origlanguage = {}, translator = {}, editor = {}, shorthand = {Lucr.}, shortauthor = {Lukrez}, keywords = {ancient}, options = {antik},}">
            <text:p>@Book{Lucr,author ={Lucretius Carus, Titus}, title ={de rerum natura}, publisher = HUP, location = {Cambridge, MA and London}, year = {}, volume = {}, series = LCL-lang, shortseries = LCL-kurz, origtitle = {de rerum natura}, origlanguage = {}, translator = {}, editor = {}, shorthand = {Lucr.}, shortauthor = {Lukrez}, keywords = {ancient}, options = {antik},}</text:p>
          </table:table-cell>
          <table:table-cell table:formula="of:=&quot;@Book{&quot; &amp;[.F339] &amp; &quot;,author ={&quot; &amp; [.G339] &amp;&quot;},  origtitle = {&quot; &amp; [.D339] &amp;&quot; }, shorthand = {&quot; &amp; [.E339]&amp;&quot;}, shortauthor = {&quot;&amp; [.C339]&amp; &quot;}, keywords = {ancient}, options = {antik}}&quot;" office:value-type="string" office:string-value="@Book{Lucr,author ={Lucretius Carus, Titus},  origtitle = {de rerum natura }, shorthand = {Lucr.}, shortauthor = {Lukrez}, keywords = {ancient}, options = {antik}}">
            <text:p>@Book{Lucr,author ={Lucretius Carus, Titus}, <text:s/>origtitle = {de rerum natura }, shorthand = {Lucr.}, shortauthor = {Lukrez}, keywords = {ancient}, options = {antik}}</text:p>
          </table:table-cell>
          <table:table-cell table:formula="of:=&quot;\item[&quot;&amp;[.E339] &amp; &quot;] &quot; &amp;[.C339]&amp; &quot; &quot; &amp;[.D339] &amp; &quot;\newline \textbf{&quot; &amp; [.F339] &amp;&quot;}&quot;" office:value-type="string" office:string-value="\item[Lucr.] Lukrez de rerum natura\newline \textbf{Lucr}">
            <text:p>\item[Lucr.] Lukrez de rerum natura\newline \textbf{Lucr}</text:p>
          </table:table-cell>
        </table:table-row>
        <table:table-row table:style-name="ro1">
          <table:table-cell office:value-type="string">
            <text:p>Lukian.</text:p>
          </table:table-cell>
          <table:table-cell/>
          <table:table-cell office:value-type="string">
            <text:p>Lukian</text:p>
          </table:table-cell>
          <table:table-cell/>
          <table:table-cell office:value-type="string">
            <text:p>Lukian.</text:p>
          </table:table-cell>
          <table:table-cell office:value-type="string">
            <text:p>Lukian</text:p>
          </table:table-cell>
          <table:table-cell office:value-type="string">
            <text:p>(Lukian von Samosata)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0]&amp;&quot;,&quot;&amp;&quot;author ={&quot;&amp;[.G340]&amp;&quot;}, title ={&quot;&amp;[.D340]&amp;&quot;}, publisher = HUP, location = {Cambridge, MA and London}, year = {&quot;&amp; [.K340] &amp; &quot;}, volume = {&quot; &amp; [.M340] &amp;&quot;}, series = LCL-lang, shortseries = LCL-kurz, origtitle = {&quot; &amp; [.D340] &amp; &quot;}, origlanguage = {&quot; &amp; [.J340] &amp; &quot;}, translator = {&quot; &amp; [.N340] &amp; &quot;}, editor = {&quot; &amp; [.O340] &amp; &quot;}, shorthand = {&quot; &amp; [.E340]&amp; &quot;}, shortauthor = {&quot; &amp; [.C340]&amp; &quot;}, keywords = {ancient}, options = {antik},&quot;&amp;&quot;}&quot;" office:value-type="string" office:string-value="@Book{Lukian,author ={(Lukian von Samosata)}, title ={}, publisher = HUP, location = {Cambridge, MA and London}, year = {}, volume = {}, series = LCL-lang, shortseries = LCL-kurz, origtitle = {}, origlanguage = {}, translator = {}, editor = {}, shorthand = {Lukian.}, shortauthor = {Lukian}, keywords = {ancient}, options = {antik},}">
            <text:p>@Book{Lukian,author ={(Lukian von Samosata)}, title ={}, publisher = HUP, location = {Cambridge, MA and London}, year = {}, volume = {}, series = LCL-lang, shortseries = LCL-kurz, origtitle = {}, origlanguage = {}, translator = {}, editor = {}, shorthand = {Lukian.}, shortauthor = {Lukian}, keywords = {ancient}, options = {antik},}</text:p>
          </table:table-cell>
          <table:table-cell table:formula="of:=&quot;@Book{&quot; &amp;[.F340] &amp; &quot;,author ={&quot; &amp; [.G340] &amp;&quot;},  origtitle = {&quot; &amp; [.D340] &amp;&quot; }, shorthand = {&quot; &amp; [.E340]&amp;&quot;}, shortauthor = {&quot;&amp; [.C340]&amp; &quot;}, keywords = {ancient}, options = {antik}}&quot;" office:value-type="string" office:string-value="@Book{Lukian,author ={(Lukian von Samosata)},  origtitle = { }, shorthand = {Lukian.}, shortauthor = {Lukian}, keywords = {ancient}, options = {antik}}">
            <text:p>@Book{Lukian,author ={(Lukian von Samosata)}, <text:s/>origtitle = { }, shorthand = {Lukian.}, shortauthor = {Lukian}, keywords = {ancient}, options = {antik}}</text:p>
          </table:table-cell>
          <table:table-cell table:formula="of:=&quot;\item[&quot;&amp;[.E340] &amp; &quot;] &quot; &amp;[.C340]&amp; &quot; &quot; &amp;[.D340] &amp; &quot;\newline \textbf{&quot; &amp; [.F340] &amp;&quot;}&quot;" office:value-type="string" office:string-value="\item[Lukian.] Lukian \newline \textbf{Lukian}">
            <text:p>\item[Lukian.] Lukian \newline \textbf{Lukian}</text:p>
          </table:table-cell>
        </table:table-row>
        <table:table-row table:style-name="ro1">
          <table:table-cell office:value-type="string">
            <text:p>LXX</text:p>
          </table:table-cell>
          <table:table-cell/>
          <table:table-cell/>
          <table:table-cell office:value-type="string">
            <text:p>Septuaginta</text:p>
          </table:table-cell>
          <table:table-cell table:number-columns-repeated="2" office:value-type="string">
            <text:p>LX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1]&amp;&quot;,&quot;&amp;&quot;author ={&quot;&amp;[.G341]&amp;&quot;}, title ={&quot;&amp;[.D341]&amp;&quot;}, publisher = HUP, location = {Cambridge, MA and London}, year = {&quot;&amp; [.K341] &amp; &quot;}, volume = {&quot; &amp; [.M341] &amp;&quot;}, series = LCL-lang, shortseries = LCL-kurz, origtitle = {&quot; &amp; [.D341] &amp; &quot;}, origlanguage = {&quot; &amp; [.J341] &amp; &quot;}, translator = {&quot; &amp; [.N341] &amp; &quot;}, editor = {&quot; &amp; [.O341] &amp; &quot;}, shorthand = {&quot; &amp; [.E341]&amp; &quot;}, shortauthor = {&quot; &amp; [.D341]&amp; &quot;}, keywords = {ancient}, options = {antik},&quot;&amp;&quot;}&quot;" office:value-type="string" office:string-value="@Book{LXX,author ={}, title ={Septuaginta}, publisher = HUP, location = {Cambridge, MA and London}, year = {}, volume = {}, series = LCL-lang, shortseries = LCL-kurz, origtitle = {Septuaginta}, origlanguage = {}, translator = {}, editor = {}, shorthand = {LXX}, shortauthor = {Septuaginta}, keywords = {ancient}, options = {antik},}">
            <text:p>@Book{LXX,author ={}, title ={Septuaginta}, publisher = HUP, location = {Cambridge, MA and London}, year = {}, volume = {}, series = LCL-lang, shortseries = LCL-kurz, origtitle = {Septuaginta}, origlanguage = {}, translator = {}, editor = {}, shorthand = {LXX}, shortauthor = {Septuaginta}, keywords = {ancient}, options = {antik},}</text:p>
          </table:table-cell>
          <table:table-cell table:formula="of:=&quot;@Book{&quot; &amp;[.F341] &amp; &quot;,author ={&quot; &amp; [.G341] &amp;&quot;},  origtitle = {&quot; &amp; [.D341] &amp;&quot; }, shorthand = {&quot; &amp; [.E341]&amp;&quot;}, shortauthor = {&quot;&amp; [.D341]&amp; &quot;}, keywords = {ancient}, options = {antik}}&quot;" office:value-type="string" office:string-value="@Book{LXX,author ={},  origtitle = {Septuaginta }, shorthand = {LXX}, shortauthor = {Septuaginta}, keywords = {ancient}, options = {antik}}">
            <text:p>@Book{LXX,author ={}, <text:s/>origtitle = {Septuaginta }, shorthand = {LXX}, shortauthor = {Septuaginta}, keywords = {ancient}, options = {antik}}</text:p>
          </table:table-cell>
          <table:table-cell table:formula="of:=&quot;\item[&quot;&amp;[.E341] &amp; &quot;] &quot; &amp;[.C341]&amp; &quot; &quot; &amp;[.D341] &amp; &quot;\newline \textbf{&quot; &amp; [.F341] &amp;&quot;}&quot;" office:value-type="string" office:string-value="\item[LXX]  Septuaginta\newline \textbf{LXX}">
            <text:p>\item[LXX] <text:s/>Septuaginta\newline \textbf{LXX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ag.</text:p>
          </table:table-cell>
          <table:table-cell office:value-type="string">
            <text:p>Lydos</text:p>
          </table:table-cell>
          <table:table-cell office:value-type="string">
            <text:p>de magistratibus</text:p>
          </table:table-cell>
          <table:table-cell office:value-type="string">
            <text:p>Lyd. mag.</text:p>
          </table:table-cell>
          <table:table-cell office:value-type="string">
            <text:p>Lyd_mag</text:p>
          </table:table-cell>
          <table:table-cell table:formula="of:=&quot;{&quot;&amp;[.C342]&amp;&quot;}&quot;" office:value-type="string" office:string-value="{Lydos}">
            <text:p>{Ly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2]&amp;&quot;,&quot;&amp;&quot;author ={&quot;&amp;[.G342]&amp;&quot;}, title ={&quot;&amp;[.D342]&amp;&quot;}, publisher = HUP, location = {Cambridge, MA and London}, year = {&quot;&amp; [.K342] &amp; &quot;}, volume = {&quot; &amp; [.M342] &amp;&quot;}, series = LCL-lang, shortseries = LCL-kurz, origtitle = {&quot; &amp; [.D342] &amp; &quot;}, origlanguage = {&quot; &amp; [.J342] &amp; &quot;}, translator = {&quot; &amp; [.N342] &amp; &quot;}, editor = {&quot; &amp; [.O342] &amp; &quot;}, shorthand = {&quot; &amp; [.E342]&amp; &quot;}, shortauthor = {&quot; &amp; [.C342]&amp; &quot;}, keywords = {ancient}, options = {antik},&quot;&amp;&quot;}&quot;" office:value-type="string" office:string-value="@Book{Lyd_mag,author ={{Lydos}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">
            <text:p>@Book{Lyd_mag,author ={{Lydos}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</text:p>
          </table:table-cell>
          <table:table-cell table:formula="of:=&quot;@Book{&quot; &amp;[.F342] &amp; &quot;,author ={&quot; &amp; [.G342] &amp;&quot;},  origtitle = {&quot; &amp; [.D342] &amp;&quot; }, shorthand = {&quot; &amp; [.E342]&amp;&quot;}, shortauthor = {&quot;&amp; [.C342]&amp; &quot;}, keywords = {ancient}, options = {antik}}&quot;" office:value-type="string" office:string-value="@Book{Lyd_mag,author ={{Lydos}},  origtitle = {de magistratibus }, shorthand = {Lyd. mag.}, shortauthor = {Lydos}, keywords = {ancient}, options = {antik}}">
            <text:p>@Book{Lyd_mag,author ={{Lydos}}, <text:s/>origtitle = {de magistratibus }, shorthand = {Lyd. mag.}, shortauthor = {Lydos}, keywords = {ancient}, options = {antik}}</text:p>
          </table:table-cell>
          <table:table-cell table:formula="of:=&quot;\item[&quot;&amp;[.E342] &amp; &quot;] &quot; &amp;[.C342]&amp; &quot; &quot; &amp;[.D342] &amp; &quot;\newline \textbf{&quot; &amp; [.F342] &amp;&quot;}&quot;" office:value-type="string" office:string-value="\item[Lyd. mag.] Lydos de magistratibus\newline \textbf{Lyd_mag}">
            <text:p>\item[Lyd. mag.] Lydos de magistratibus\newline \textbf{Lyd_mag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ens.</text:p>
          </table:table-cell>
          <table:table-cell office:value-type="string">
            <text:p>Lydos</text:p>
          </table:table-cell>
          <table:table-cell office:value-type="string">
            <text:p>de mensibus</text:p>
          </table:table-cell>
          <table:table-cell office:value-type="string">
            <text:p>Lyd. mens.</text:p>
          </table:table-cell>
          <table:table-cell office:value-type="string">
            <text:p>Lyd_mens</text:p>
          </table:table-cell>
          <table:table-cell table:formula="of:=&quot;{&quot;&amp;[.C343]&amp;&quot;}&quot;" office:value-type="string" office:string-value="{Lydos}">
            <text:p>{Ly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3]&amp;&quot;,&quot;&amp;&quot;author ={&quot;&amp;[.G343]&amp;&quot;}, title ={&quot;&amp;[.D343]&amp;&quot;}, publisher = HUP, location = {Cambridge, MA and London}, year = {&quot;&amp; [.K343] &amp; &quot;}, volume = {&quot; &amp; [.M343] &amp;&quot;}, series = LCL-lang, shortseries = LCL-kurz, origtitle = {&quot; &amp; [.D343] &amp; &quot;}, origlanguage = {&quot; &amp; [.J343] &amp; &quot;}, translator = {&quot; &amp; [.N343] &amp; &quot;}, editor = {&quot; &amp; [.O343] &amp; &quot;}, shorthand = {&quot; &amp; [.E343]&amp; &quot;}, shortauthor = {&quot; &amp; [.C343]&amp; &quot;}, keywords = {ancient}, options = {antik},&quot;&amp;&quot;}&quot;" office:value-type="string" office:string-value="@Book{Lyd_mens,author ={{Lydos}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">
            <text:p>@Book{Lyd_mens,author ={{Lydos}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</text:p>
          </table:table-cell>
          <table:table-cell table:formula="of:=&quot;@Book{&quot; &amp;[.F343] &amp; &quot;,author ={&quot; &amp; [.G343] &amp;&quot;},  origtitle = {&quot; &amp; [.D343] &amp;&quot; }, shorthand = {&quot; &amp; [.E343]&amp;&quot;}, shortauthor = {&quot;&amp; [.C343]&amp; &quot;}, keywords = {ancient}, options = {antik}}&quot;" office:value-type="string" office:string-value="@Book{Lyd_mens,author ={{Lydos}},  origtitle = {de mensibus }, shorthand = {Lyd. mens.}, shortauthor = {Lydos}, keywords = {ancient}, options = {antik}}">
            <text:p>@Book{Lyd_mens,author ={{Lydos}}, <text:s/>origtitle = {de mensibus }, shorthand = {Lyd. mens.}, shortauthor = {Lydos}, keywords = {ancient}, options = {antik}}</text:p>
          </table:table-cell>
          <table:table-cell table:formula="of:=&quot;\item[&quot;&amp;[.E343] &amp; &quot;] &quot; &amp;[.C343]&amp; &quot; &quot; &amp;[.D343] &amp; &quot;\newline \textbf{&quot; &amp; [.F343] &amp;&quot;}&quot;" office:value-type="string" office:string-value="\item[Lyd. mens.] Lydos de mensibus\newline \textbf{Lyd_mens}">
            <text:p>\item[Lyd. mens.] Lydos de mensibus\newline \textbf{Lyd_mens}</text:p>
          </table:table-cell>
        </table:table-row>
        <table:table-row table:style-name="ro1">
          <table:table-cell office:value-type="string">
            <text:p>Lykurg.</text:p>
          </table:table-cell>
          <table:table-cell/>
          <table:table-cell office:value-type="string">
            <text:p>Lykurg</text:p>
          </table:table-cell>
          <table:table-cell/>
          <table:table-cell office:value-type="string">
            <text:p>Lykurg.</text:p>
          </table:table-cell>
          <table:table-cell office:value-type="string">
            <text:p>Lykurg</text:p>
          </table:table-cell>
          <table:table-cell office:value-type="string">
            <text:p>Lykurg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4]&amp;&quot;,&quot;&amp;&quot;author ={&quot;&amp;[.G344]&amp;&quot;}, title ={&quot;&amp;[.D344]&amp;&quot;}, publisher = HUP, location = {Cambridge, MA and London}, year = {&quot;&amp; [.K344] &amp; &quot;}, volume = {&quot; &amp; [.M344] &amp;&quot;}, series = LCL-lang, shortseries = LCL-kurz, origtitle = {&quot; &amp; [.D344] &amp; &quot;}, origlanguage = {&quot; &amp; [.J344] &amp; &quot;}, translator = {&quot; &amp; [.N344] &amp; &quot;}, editor = {&quot; &amp; [.O344] &amp; &quot;}, shorthand = {&quot; &amp; [.E344]&amp; &quot;}, shortauthor = {&quot; &amp; [.C344]&amp; &quot;}, keywords = {ancient}, options = {antik},&quot;&amp;&quot;}&quot;" office:value-type="string" office:string-value="@Book{Lykurg,author ={Lykurgos}, title ={}, publisher = HUP, location = {Cambridge, MA and London}, year = {}, volume = {}, series = LCL-lang, shortseries = LCL-kurz, origtitle = {}, origlanguage = {}, translator = {}, editor = {}, shorthand = {Lykurg.}, shortauthor = {Lykurg}, keywords = {ancient}, options = {antik},}">
            <text:p>@Book{Lykurg,author ={Lykurgos}, title ={}, publisher = HUP, location = {Cambridge, MA and London}, year = {}, volume = {}, series = LCL-lang, shortseries = LCL-kurz, origtitle = {}, origlanguage = {}, translator = {}, editor = {}, shorthand = {Lykurg.}, shortauthor = {Lykurg}, keywords = {ancient}, options = {antik},}</text:p>
          </table:table-cell>
          <table:table-cell table:formula="of:=&quot;@Book{&quot; &amp;[.F344] &amp; &quot;,author ={&quot; &amp; [.G344] &amp;&quot;},  origtitle = {&quot; &amp; [.D344] &amp;&quot; }, shorthand = {&quot; &amp; [.E344]&amp;&quot;}, shortauthor = {&quot;&amp; [.C344]&amp; &quot;}, keywords = {ancient}, options = {antik}}&quot;" office:value-type="string" office:string-value="@Book{Lykurg,author ={Lykurgos},  origtitle = { }, shorthand = {Lykurg.}, shortauthor = {Lykurg}, keywords = {ancient}, options = {antik}}">
            <text:p>@Book{Lykurg,author ={Lykurgos}, <text:s/>origtitle = { }, shorthand = {Lykurg.}, shortauthor = {Lykurg}, keywords = {ancient}, options = {antik}}</text:p>
          </table:table-cell>
          <table:table-cell table:formula="of:=&quot;\item[&quot;&amp;[.E344] &amp; &quot;] &quot; &amp;[.C344]&amp; &quot; &quot; &amp;[.D344] &amp; &quot;\newline \textbf{&quot; &amp; [.F344] &amp;&quot;}&quot;" office:value-type="string" office:string-value="\item[Lykurg.] Lykurg \newline \textbf{Lykurg}">
            <text:p>\item[Lykurg.] Lykurg \newline \textbf{Lykurg}</text:p>
          </table:table-cell>
        </table:table-row>
        <table:table-row table:style-name="ro1">
          <table:table-cell office:value-type="string">
            <text:p>Lys.</text:p>
          </table:table-cell>
          <table:table-cell/>
          <table:table-cell office:value-type="string">
            <text:p>Lysias</text:p>
          </table:table-cell>
          <table:table-cell/>
          <table:table-cell office:value-type="string">
            <text:p>Lys.</text:p>
          </table:table-cell>
          <table:table-cell office:value-type="string">
            <text:p>Lys</text:p>
          </table:table-cell>
          <table:table-cell table:formula="of:=&quot;{&quot;&amp;[.C345]&amp;&quot;}&quot;" office:value-type="string" office:string-value="{Lysias}">
            <text:p>{Lysi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5]&amp;&quot;,&quot;&amp;&quot;author ={&quot;&amp;[.G345]&amp;&quot;}, title ={&quot;&amp;[.D345]&amp;&quot;}, publisher = HUP, location = {Cambridge, MA and London}, year = {&quot;&amp; [.K345] &amp; &quot;}, volume = {&quot; &amp; [.M345] &amp;&quot;}, series = LCL-lang, shortseries = LCL-kurz, origtitle = {&quot; &amp; [.D345] &amp; &quot;}, origlanguage = {&quot; &amp; [.J345] &amp; &quot;}, translator = {&quot; &amp; [.N345] &amp; &quot;}, editor = {&quot; &amp; [.O345] &amp; &quot;}, shorthand = {&quot; &amp; [.E345]&amp; &quot;}, shortauthor = {&quot; &amp; [.C345]&amp; &quot;}, keywords = {ancient}, options = {antik},&quot;&amp;&quot;}&quot;" office:value-type="string" office:string-value="@Book{Lys,author ={{Lysias}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">
            <text:p>@Book{Lys,author ={{Lysias}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</text:p>
          </table:table-cell>
          <table:table-cell table:formula="of:=&quot;@Book{&quot; &amp;[.F345] &amp; &quot;,author ={&quot; &amp; [.G345] &amp;&quot;},  origtitle = {&quot; &amp; [.D345] &amp;&quot; }, shorthand = {&quot; &amp; [.E345]&amp;&quot;}, shortauthor = {&quot;&amp; [.C345]&amp; &quot;}, keywords = {ancient}, options = {antik}}&quot;" office:value-type="string" office:string-value="@Book{Lys,author ={{Lysias}},  origtitle = { }, shorthand = {Lys.}, shortauthor = {Lysias}, keywords = {ancient}, options = {antik}}">
            <text:p>@Book{Lys,author ={{Lysias}}, <text:s/>origtitle = { }, shorthand = {Lys.}, shortauthor = {Lysias}, keywords = {ancient}, options = {antik}}</text:p>
          </table:table-cell>
          <table:table-cell table:formula="of:=&quot;\item[&quot;&amp;[.E345] &amp; &quot;] &quot; &amp;[.C345]&amp; &quot; &quot; &amp;[.D345] &amp; &quot;\newline \textbf{&quot; &amp; [.F345] &amp;&quot;}&quot;" office:value-type="string" office:string-value="\item[Lys.] Lysias \newline \textbf{Lys}">
            <text:p>\item[Lys.] Lysias \newline \textbf{Lys}</text:p>
          </table:table-cell>
        </table:table-row>
        <table:table-row table:style-name="ro1">
          <table:table-cell office:value-type="string">
            <text:p>M. Aur.</text:p>
          </table:table-cell>
          <table:table-cell/>
          <table:table-cell office:value-type="string">
            <text:p>Marc Aurel</text:p>
          </table:table-cell>
          <table:table-cell/>
          <table:table-cell office:value-type="string">
            <text:p>M. Aur.</text:p>
          </table:table-cell>
          <table:table-cell office:value-type="string">
            <text:p>M_Aur</text:p>
          </table:table-cell>
          <table:table-cell office:value-type="string">
            <text:p><text:s/>Aurelius Antonius August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6]&amp;&quot;,&quot;&amp;&quot;author ={&quot;&amp;[.G346]&amp;&quot;}, title ={&quot;&amp;[.D346]&amp;&quot;}, publisher = HUP, location = {Cambridge, MA and London}, year = {&quot;&amp; [.K346] &amp; &quot;}, volume = {&quot; &amp; [.M346] &amp;&quot;}, series = LCL-lang, shortseries = LCL-kurz, origtitle = {&quot; &amp; [.D346] &amp; &quot;}, origlanguage = {&quot; &amp; [.J346] &amp; &quot;}, translator = {&quot; &amp; [.N346] &amp; &quot;}, editor = {&quot; &amp; [.O346] &amp; &quot;}, shorthand = {&quot; &amp; [.E346]&amp; &quot;}, shortauthor = {&quot; &amp; [.G346]&amp; &quot;}, keywords = {ancient}, options = {antik},&quot;&amp;&quot;}&quot;" office:value-type="string" office:string-value="@Book{M_Aur,author ={ Aurelius Antonius Augustus, Marcus}, title ={}, publisher = HUP, location = {Cambridge, MA and London}, year = {}, volume = {}, series = LCL-lang, shortseries = LCL-kurz, origtitle = {}, origlanguage = {}, translator = {}, editor = {}, shorthand = {M. Aur.}, shortauthor = { Aurelius Antonius Augustus, Marcus}, keywords = {ancient}, options = {antik},}">
            <text:p>@Book{M_Aur,author ={ Aurelius Antonius Augustus, Marcus}, title ={}, publisher = HUP, location = {Cambridge, MA and London}, year = {}, volume = {}, series = LCL-lang, shortseries = LCL-kurz, origtitle = {}, origlanguage = {}, translator = {}, editor = {}, shorthand = {M. Aur.}, shortauthor = { Aurelius Antonius Augustus, Marcus}, keywords = {ancient}, options = {antik},}</text:p>
          </table:table-cell>
          <table:table-cell table:formula="of:=&quot;@Book{&quot; &amp;[.F346] &amp; &quot;,author ={&quot; &amp; [.G346] &amp;&quot;},  origtitle = {&quot; &amp; [.D346] &amp;&quot; }, shorthand = {&quot; &amp; [.E346]&amp;&quot;}, shortauthor = {&quot;&amp; [.G346]&amp; &quot;}, keywords = {ancient}, options = {antik}}&quot;" office:value-type="string" office:string-value="@Book{M_Aur,author ={ Aurelius Antonius Augustus, Marcus},  origtitle = { }, shorthand = {M. Aur.}, shortauthor = { Aurelius Antonius Augustus, Marcus}, keywords = {ancient}, options = {antik}}">
            <text:p>@Book{M_Aur,author ={ Aurelius Antonius Augustus, Marcus}, <text:s/>origtitle = { }, shorthand = {M. Aur.}, shortauthor = { Aurelius Antonius Augustus, Marcus}, keywords = {ancient}, options = {antik}}</text:p>
          </table:table-cell>
          <table:table-cell table:formula="of:=&quot;\item[&quot;&amp;[.E346] &amp; &quot;] &quot; &amp;[.C346]&amp; &quot; &quot; &amp;[.D346] &amp; &quot;\newline \textbf{&quot; &amp; [.F346] &amp;&quot;}&quot;" office:value-type="string" office:string-value="\item[M. Aur.] Marc Aurel \newline \textbf{M_Aur}">
            <text:p>\item[M. Aur.] Marc Aurel \newline \textbf{M_Aur}</text:p>
          </table:table-cell>
        </table:table-row>
        <table:table-row table:style-name="ro1">
          <table:table-cell office:value-type="string">
            <text:p>Macr.</text:p>
          </table:table-cell>
          <table:table-cell office:value-type="string">
            <text:p>Sat.</text:p>
          </table:table-cell>
          <table:table-cell office:value-type="string">
            <text:p>Macrobius</text:p>
          </table:table-cell>
          <table:table-cell office:value-type="string">
            <text:p>Saturnalia</text:p>
          </table:table-cell>
          <table:table-cell office:value-type="string">
            <text:p>Macr. Sat.</text:p>
          </table:table-cell>
          <table:table-cell office:value-type="string">
            <text:p>Macr_Sat</text:p>
          </table:table-cell>
          <table:table-cell office:value-type="string">
            <text:p><text:s/>Ambrosius Theodosius, Macrob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7]&amp;&quot;,&quot;&amp;&quot;author ={&quot;&amp;[.G347]&amp;&quot;}, title ={&quot;&amp;[.D347]&amp;&quot;}, publisher = HUP, location = {Cambridge, MA and London}, year = {&quot;&amp; [.K347] &amp; &quot;}, volume = {&quot; &amp; [.M347] &amp;&quot;}, series = LCL-lang, shortseries = LCL-kurz, origtitle = {&quot; &amp; [.D347] &amp; &quot;}, origlanguage = {&quot; &amp; [.J347] &amp; &quot;}, translator = {&quot; &amp; [.N347] &amp; &quot;}, editor = {&quot; &amp; [.O347] &amp; &quot;}, shorthand = {&quot; &amp; [.E347]&amp; &quot;}, shortauthor = {&quot; &amp; [.C347]&amp; &quot;}, keywords = {ancient}, options = {antik},&quot;&amp;&quot;}&quot;" office:value-type="string" office:string-value="@Book{Macr_Sat,author ={ Ambrosius Theodosius, Macrobius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">
            <text:p>@Book{Macr_Sat,author ={ Ambrosius Theodosius, Macrobius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</text:p>
          </table:table-cell>
          <table:table-cell table:formula="of:=&quot;@Book{&quot; &amp;[.F347] &amp; &quot;,author ={&quot; &amp; [.G347] &amp;&quot;},  origtitle = {&quot; &amp; [.D347] &amp;&quot; }, shorthand = {&quot; &amp; [.E347]&amp;&quot;}, shortauthor = {&quot;&amp; [.C347]&amp; &quot;}, keywords = {ancient}, options = {antik}}&quot;" office:value-type="string" office:string-value="@Book{Macr_Sat,author ={ Ambrosius Theodosius, Macrobius},  origtitle = {Saturnalia }, shorthand = {Macr. Sat.}, shortauthor = {Macrobius}, keywords = {ancient}, options = {antik}}">
            <text:p>@Book{Macr_Sat,author ={ Ambrosius Theodosius, Macrobius}, <text:s/>origtitle = {Saturnalia }, shorthand = {Macr. Sat.}, shortauthor = {Macrobius}, keywords = {ancient}, options = {antik}}</text:p>
          </table:table-cell>
          <table:table-cell table:formula="of:=&quot;\item[&quot;&amp;[.E347] &amp; &quot;] &quot; &amp;[.C347]&amp; &quot; &quot; &amp;[.D347] &amp; &quot;\newline \textbf{&quot; &amp; [.F347] &amp;&quot;}&quot;" office:value-type="string" office:string-value="\item[Macr. Sat.] Macrobius Saturnalia\newline \textbf{Macr_Sat}">
            <text:p>\item[Macr. Sat.] Macrobius Saturnalia\newline \textbf{Macr_Sat}</text:p>
          </table:table-cell>
        </table:table-row>
        <table:table-row table:style-name="ro1">
          <table:table-cell office:value-type="string">
            <text:p>Manil.</text:p>
          </table:table-cell>
          <table:table-cell/>
          <table:table-cell office:value-type="string">
            <text:p>Manilius</text:p>
          </table:table-cell>
          <table:table-cell office:value-type="string">
            <text:p>astronomica</text:p>
          </table:table-cell>
          <table:table-cell office:value-type="string">
            <text:p>Manil.</text:p>
          </table:table-cell>
          <table:table-cell office:value-type="string">
            <text:p>Manil</text:p>
          </table:table-cell>
          <table:table-cell office:value-type="string">
            <text:p>Marcus Mani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8]&amp;&quot;,&quot;&amp;&quot;author ={&quot;&amp;[.G348]&amp;&quot;}, title ={&quot;&amp;[.D348]&amp;&quot;}, publisher = HUP, location = {Cambridge, MA and London}, year = {&quot;&amp; [.K348] &amp; &quot;}, volume = {&quot; &amp; [.M348] &amp;&quot;}, series = LCL-lang, shortseries = LCL-kurz, origtitle = {&quot; &amp; [.D348] &amp; &quot;}, origlanguage = {&quot; &amp; [.J348] &amp; &quot;}, translator = {&quot; &amp; [.N348] &amp; &quot;}, editor = {&quot; &amp; [.O348] &amp; &quot;}, shorthand = {&quot; &amp; [.E348]&amp; &quot;}, shortauthor = {&quot; &amp; [.C348]&amp; &quot;}, keywords = {ancient}, options = {antik},&quot;&amp;&quot;}&quot;" office:value-type="string" office:string-value="@Book{Manil,author ={Marcus Manilius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">
            <text:p>@Book{Manil,author ={Marcus Manilius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</text:p>
          </table:table-cell>
          <table:table-cell table:formula="of:=&quot;@Book{&quot; &amp;[.F348] &amp; &quot;,author ={&quot; &amp; [.G348] &amp;&quot;},  origtitle = {&quot; &amp; [.D348] &amp;&quot; }, shorthand = {&quot; &amp; [.E348]&amp;&quot;}, shortauthor = {&quot;&amp; [.C348]&amp; &quot;}, keywords = {ancient}, options = {antik}}&quot;" office:value-type="string" office:string-value="@Book{Manil,author ={Marcus Manilius},  origtitle = {astronomica }, shorthand = {Manil.}, shortauthor = {Manilius}, keywords = {ancient}, options = {antik}}">
            <text:p>@Book{Manil,author ={Marcus Manilius}, <text:s/>origtitle = {astronomica }, shorthand = {Manil.}, shortauthor = {Manilius}, keywords = {ancient}, options = {antik}}</text:p>
          </table:table-cell>
          <table:table-cell table:formula="of:=&quot;\item[&quot;&amp;[.E348] &amp; &quot;] &quot; &amp;[.C348]&amp; &quot; &quot; &amp;[.D348] &amp; &quot;\newline \textbf{&quot; &amp; [.F348] &amp;&quot;}&quot;" office:value-type="string" office:string-value="\item[Manil.] Manilius astronomica\newline \textbf{Manil}">
            <text:p>\item[Manil.] Manilius astronomica\newline \textbf{Manil}</text:p>
          </table:table-cell>
        </table:table-row>
        <table:table-row table:style-name="ro1">
          <table:table-cell office:value-type="string">
            <text:p>Mar. Victorin.</text:p>
          </table:table-cell>
          <table:table-cell/>
          <table:table-cell office:value-type="string">
            <text:p>{Marius Victorinus}</text:p>
          </table:table-cell>
          <table:table-cell/>
          <table:table-cell office:value-type="string">
            <text:p>Mar. Victorin.</text:p>
          </table:table-cell>
          <table:table-cell office:value-type="string">
            <text:p>Mar_Victorin</text:p>
          </table:table-cell>
          <table:table-cell office:value-type="string">
            <text:p>Marius Victor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9]&amp;&quot;,&quot;&amp;&quot;author ={&quot;&amp;[.G349]&amp;&quot;}, title ={&quot;&amp;[.D349]&amp;&quot;}, publisher = HUP, location = {Cambridge, MA and London}, year = {&quot;&amp; [.K349] &amp; &quot;}, volume = {&quot; &amp; [.M349] &amp;&quot;}, series = LCL-lang, shortseries = LCL-kurz, origtitle = {&quot; &amp; [.D349] &amp; &quot;}, origlanguage = {&quot; &amp; [.J349] &amp; &quot;}, translator = {&quot; &amp; [.N349] &amp; &quot;}, editor = {&quot; &amp; [.O349] &amp; &quot;}, shorthand = {&quot; &amp; [.E349]&amp; &quot;}, shortauthor = {&quot; &amp; [.C349]&amp; &quot;}, keywords = {ancient}, options = {antik},&quot;&amp;&quot;}&quot;" office:value-type="string" office:string-value="@Book{Mar_Victorin,author ={Marius Victorinus}, title ={}, publisher = HUP, location = {Cambridge, MA and London}, year = {}, volume = {}, series = LCL-lang, shortseries = LCL-kurz, origtitle = {}, origlanguage = {}, translator = {}, editor = {}, shorthand = {Mar. Victorin.}, shortauthor = {{Marius Victorinus}}, keywords = {ancient}, options = {antik},}">
            <text:p>@Book{Mar_Victorin,author ={Marius Victorinus}, title ={}, publisher = HUP, location = {Cambridge, MA and London}, year = {}, volume = {}, series = LCL-lang, shortseries = LCL-kurz, origtitle = {}, origlanguage = {}, translator = {}, editor = {}, shorthand = {Mar. Victorin.}, shortauthor = {{Marius Victorinus}}, keywords = {ancient}, options = {antik},}</text:p>
          </table:table-cell>
          <table:table-cell table:formula="of:=&quot;@Book{&quot; &amp;[.F349] &amp; &quot;,author ={&quot; &amp; [.G349] &amp;&quot;},  origtitle = {&quot; &amp; [.D349] &amp;&quot; }, shorthand = {&quot; &amp; [.E349]&amp;&quot;}, shortauthor = {&quot;&amp; [.C349]&amp; &quot;}, keywords = {ancient}, options = {antik}}&quot;" office:value-type="string" office:string-value="@Book{Mar_Victorin,author ={Marius Victorinus},  origtitle = { }, shorthand = {Mar. Victorin.}, shortauthor = {{Marius Victorinus}}, keywords = {ancient}, options = {antik}}">
            <text:p>@Book{Mar_Victorin,author ={Marius Victorinus}, <text:s/>origtitle = { }, shorthand = {Mar. Victorin.}, shortauthor = {{Marius Victorinus}}, keywords = {ancient}, options = {antik}}</text:p>
          </table:table-cell>
          <table:table-cell table:formula="of:=&quot;\item[&quot;&amp;[.E349] &amp; &quot;] &quot; &amp;[.C349]&amp; &quot; &quot; &amp;[.D349] &amp; &quot;\newline \textbf{&quot; &amp; [.F349] &amp;&quot;}&quot;" office:value-type="string" office:string-value="\item[Mar. Victorin.] {Marius Victorinus} \newline \textbf{Mar_Victorin}">
            <text:p>\item[Mar. Victorin.] {Marius Victorinus} \newline \textbf{Mar_Victorin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Epigrammata</text:p>
          </table:table-cell>
          <table:table-cell office:value-type="string">
            <text:p>Mart.</text:p>
          </table:table-cell>
          <table:table-cell office:value-type="string">
            <text:p>Mar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0]&amp;&quot;,&quot;&amp;&quot;author ={&quot;&amp;[.G350]&amp;&quot;}, title ={&quot;&amp;[.D350]&amp;&quot;}, publisher = HUP, location = {Cambridge, MA and London}, year = {&quot;&amp; [.K350] &amp; &quot;}, volume = {&quot; &amp; [.M350] &amp;&quot;}, series = LCL-lang, shortseries = LCL-kurz, origtitle = {&quot; &amp; [.D350] &amp; &quot;}, origlanguage = {&quot; &amp; [.J350] &amp; &quot;}, translator = {&quot; &amp; [.N350] &amp; &quot;}, editor = {&quot; &amp; [.O350] &amp; &quot;}, shorthand = {&quot; &amp; [.E350]&amp; &quot;}, shortauthor = {&quot; &amp; [.C350]&amp; &quot;}, keywords = {ancient}, options = {antik},&quot;&amp;&quot;}&quot;" office:value-type="string" office:string-value="@Book{Mart,author ={Valerius Martialis, Marcus}, title ={Epigrammata}, publisher = HUP, location = {Cambridge, MA and London}, year = {}, volume = {}, series = LCL-lang, shortseries = LCL-kurz, origtitle = {Epigrammata}, origlanguage = {}, translator = {}, editor = {}, shorthand = {Mart.}, shortauthor = {Martial}, keywords = {ancient}, options = {antik},}">
            <text:p>@Book{Mart,author ={Valerius Martialis, Marcus}, title ={Epigrammata}, publisher = HUP, location = {Cambridge, MA and London}, year = {}, volume = {}, series = LCL-lang, shortseries = LCL-kurz, origtitle = {Epigrammata}, origlanguage = {}, translator = {}, editor = {}, shorthand = {Mart.}, shortauthor = {Martial}, keywords = {ancient}, options = {antik},}</text:p>
          </table:table-cell>
          <table:table-cell table:formula="of:=&quot;@Book{&quot; &amp;[.F350] &amp; &quot;,author ={&quot; &amp; [.G350] &amp;&quot;},  origtitle = {&quot; &amp; [.D350] &amp;&quot; }, shorthand = {&quot; &amp; [.E350]&amp;&quot;}, shortauthor = {&quot;&amp; [.C350]&amp; &quot;}, keywords = {ancient}, options = {antik}}&quot;" office:value-type="string" office:string-value="@Book{Mart,author ={Valerius Martialis, Marcus},  origtitle = {Epigrammata }, shorthand = {Mart.}, shortauthor = {Martial}, keywords = {ancient}, options = {antik}}">
            <text:p>@Book{Mart,author ={Valerius Martialis, Marcus}, <text:s/>origtitle = {Epigrammata }, shorthand = {Mart.}, shortauthor = {Martial}, keywords = {ancient}, options = {antik}}</text:p>
          </table:table-cell>
          <table:table-cell table:formula="of:=&quot;\item[&quot;&amp;[.E350] &amp; &quot;] &quot; &amp;[.C350]&amp; &quot; &quot; &amp;[.D350] &amp; &quot;\newline \textbf{&quot; &amp; [.F350] &amp;&quot;}&quot;" office:value-type="string" office:string-value="\item[Mart.] Martial Epigrammata\newline \textbf{Mart}">
            <text:p>\item[Mart.] Martial Epigrammata\newline \textbf{Mart}</text:p>
          </table:table-cell>
        </table:table-row>
        <table:table-row table:style-name="ro1">
          <table:table-cell office:value-type="string">
            <text:p>Mart. Cap.</text:p>
          </table:table-cell>
          <table:table-cell/>
          <table:table-cell office:value-type="string">
            <text:p>Martianus Capella</text:p>
          </table:table-cell>
          <table:table-cell/>
          <table:table-cell office:value-type="string">
            <text:p>Mart. Cap.</text:p>
          </table:table-cell>
          <table:table-cell office:value-type="string">
            <text:p>Mart_Cap</text:p>
          </table:table-cell>
          <table:table-cell office:value-type="string">
            <text:p><text:s/>Min(n)e(i)us Felix Capella, Mart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1]&amp;&quot;,&quot;&amp;&quot;author ={&quot;&amp;[.G351]&amp;&quot;}, title ={&quot;&amp;[.D351]&amp;&quot;}, publisher = HUP, location = {Cambridge, MA and London}, year = {&quot;&amp; [.K351] &amp; &quot;}, volume = {&quot; &amp; [.M351] &amp;&quot;}, series = LCL-lang, shortseries = LCL-kurz, origtitle = {&quot; &amp; [.D351] &amp; &quot;}, origlanguage = {&quot; &amp; [.J351] &amp; &quot;}, translator = {&quot; &amp; [.N351] &amp; &quot;}, editor = {&quot; &amp; [.O351] &amp; &quot;}, shorthand = {&quot; &amp; [.E351]&amp; &quot;}, shortauthor = {&quot; &amp; [.C351]&amp; &quot;}, keywords = {ancient}, options = {antik},&quot;&amp;&quot;}&quot;" office:value-type="string" office:string-value="@Book{Mart_Cap,author ={ Min(n)e(i)us Felix Capella, Martianus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">
            <text:p>@Book{Mart_Cap,author ={ Min(n)e(i)us Felix Capella, Martianus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</text:p>
          </table:table-cell>
          <table:table-cell table:formula="of:=&quot;@Book{&quot; &amp;[.F351] &amp; &quot;,author ={&quot; &amp; [.G351] &amp;&quot;},  origtitle = {&quot; &amp; [.D351] &amp;&quot; }, shorthand = {&quot; &amp; [.E351]&amp;&quot;}, shortauthor = {&quot;&amp; [.C351]&amp; &quot;}, keywords = {ancient}, options = {antik}}&quot;" office:value-type="string" office:string-value="@Book{Mart_Cap,author ={ Min(n)e(i)us Felix Capella, Martianus},  origtitle = { }, shorthand = {Mart. Cap.}, shortauthor = {Martianus Capella}, keywords = {ancient}, options = {antik}}">
            <text:p>@Book{Mart_Cap,author ={ Min(n)e(i)us Felix Capella, Martianus}, <text:s/>origtitle = { }, shorthand = {Mart. Cap.}, shortauthor = {Martianus Capella}, keywords = {ancient}, options = {antik}}</text:p>
          </table:table-cell>
          <table:table-cell table:formula="of:=&quot;\item[&quot;&amp;[.E351] &amp; &quot;] &quot; &amp;[.C351]&amp; &quot; &quot; &amp;[.D351] &amp; &quot;\newline \textbf{&quot; &amp; [.F351] &amp;&quot;}&quot;" office:value-type="string" office:string-value="\item[Mart. Cap.] Martianus Capella \newline \textbf{Mart_Cap}">
            <text:p>\item[Mart. Cap.] Martianus Capella \newline \textbf{Mart_Cap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spectacula</text:p>
          </table:table-cell>
          <table:table-cell office:value-type="string">
            <text:p>Mart. spect.</text:p>
          </table:table-cell>
          <table:table-cell office:value-type="string">
            <text:p>Mart_spec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2]&amp;&quot;,&quot;&amp;&quot;author ={&quot;&amp;[.G352]&amp;&quot;}, title ={&quot;&amp;[.D352]&amp;&quot;}, publisher = HUP, location = {Cambridge, MA and London}, year = {&quot;&amp; [.K352] &amp; &quot;}, volume = {&quot; &amp; [.M352] &amp;&quot;}, series = LCL-lang, shortseries = LCL-kurz, origtitle = {&quot; &amp; [.D352] &amp; &quot;}, origlanguage = {&quot; &amp; [.J352] &amp; &quot;}, translator = {&quot; &amp; [.N352] &amp; &quot;}, editor = {&quot; &amp; [.O352] &amp; &quot;}, shorthand = {&quot; &amp; [.E352]&amp; &quot;}, shortauthor = {&quot; &amp; [.C352]&amp; &quot;}, keywords = {ancient}, options = {antik},&quot;&amp;&quot;}&quot;" office:value-type="string" office:string-value="@Book{Mart_spect,author ={Valerius Martialis, Marcus}, title ={spectacula}, publisher = HUP, location = {Cambridge, MA and London}, year = {}, volume = {}, series = LCL-lang, shortseries = LCL-kurz, origtitle = {spectacula}, origlanguage = {}, translator = {}, editor = {}, shorthand = {Mart. spect.}, shortauthor = {Martial}, keywords = {ancient}, options = {antik},}">
            <text:p>@Book{Mart_spect,author ={Valerius Martialis, Marcus}, title ={spectacula}, publisher = HUP, location = {Cambridge, MA and London}, year = {}, volume = {}, series = LCL-lang, shortseries = LCL-kurz, origtitle = {spectacula}, origlanguage = {}, translator = {}, editor = {}, shorthand = {Mart. spect.}, shortauthor = {Martial}, keywords = {ancient}, options = {antik},}</text:p>
          </table:table-cell>
          <table:table-cell table:formula="of:=&quot;@Book{&quot; &amp;[.F352] &amp; &quot;,author ={&quot; &amp; [.G352] &amp;&quot;},  origtitle = {&quot; &amp; [.D352] &amp;&quot; }, shorthand = {&quot; &amp; [.E352]&amp;&quot;}, shortauthor = {&quot;&amp; [.C352]&amp; &quot;}, keywords = {ancient}, options = {antik}}&quot;" office:value-type="string" office:string-value="@Book{Mart_spect,author ={Valerius Martialis, Marcus},  origtitle = {spectacula }, shorthand = {Mart. spect.}, shortauthor = {Martial}, keywords = {ancient}, options = {antik}}">
            <text:p>@Book{Mart_spect,author ={Valerius Martialis, Marcus}, <text:s/>origtitle = {spectacula }, shorthand = {Mart. spect.}, shortauthor = {Martial}, keywords = {ancient}, options = {antik}}</text:p>
          </table:table-cell>
          <table:table-cell table:formula="of:=&quot;\item[&quot;&amp;[.E352] &amp; &quot;] &quot; &amp;[.C352]&amp; &quot; &quot; &amp;[.D352] &amp; &quot;\newline \textbf{&quot; &amp; [.F352] &amp;&quot;}&quot;" office:value-type="string" office:string-value="\item[Mart. spect.] Martial spectacula\newline \textbf{Mart_spect}">
            <text:p>\item[Mart. spect.] Martial spectacula\newline \textbf{Mart_spect}</text:p>
          </table:table-cell>
        </table:table-row>
        <table:table-row table:style-name="ro1">
          <table:table-cell office:value-type="string">
            <text:p>Mela</text:p>
          </table:table-cell>
          <table:table-cell/>
          <table:table-cell office:value-type="string">
            <text:p>Pomponius Mela</text:p>
          </table:table-cell>
          <table:table-cell/>
          <table:table-cell office:value-type="string">
            <text:p>Mel.</text:p>
          </table:table-cell>
          <table:table-cell office:value-type="string">
            <text:p>Mel</text:p>
          </table:table-cell>
          <table:table-cell table:formula="of:=&quot;{&quot;&amp;[.C353]&amp;&quot;}&quot;" office:value-type="string" office:string-value="{Pomponius Mela}">
            <text:p>{Pomponius Mel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3]&amp;&quot;,&quot;&amp;&quot;author ={&quot;&amp;[.G353]&amp;&quot;}, title ={&quot;&amp;[.D353]&amp;&quot;}, publisher = HUP, location = {Cambridge, MA and London}, year = {&quot;&amp; [.K353] &amp; &quot;}, volume = {&quot; &amp; [.M353] &amp;&quot;}, series = LCL-lang, shortseries = LCL-kurz, origtitle = {&quot; &amp; [.D353] &amp; &quot;}, origlanguage = {&quot; &amp; [.J353] &amp; &quot;}, translator = {&quot; &amp; [.N353] &amp; &quot;}, editor = {&quot; &amp; [.O353] &amp; &quot;}, shorthand = {&quot; &amp; [.E353]&amp; &quot;}, shortauthor = {&quot; &amp; [.C353]&amp; &quot;}, keywords = {ancient}, options = {antik},&quot;&amp;&quot;}&quot;" office:value-type="string" office:string-value="@Book{Mel,author ={{Pomponius Mela}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">
            <text:p>@Book{Mel,author ={{Pomponius Mela}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</text:p>
          </table:table-cell>
          <table:table-cell table:formula="of:=&quot;@Book{&quot; &amp;[.F353] &amp; &quot;,author ={&quot; &amp; [.G353] &amp;&quot;},  origtitle = {&quot; &amp; [.D353] &amp;&quot; }, shorthand = {&quot; &amp; [.E353]&amp;&quot;}, shortauthor = {&quot;&amp; [.C353]&amp; &quot;}, keywords = {ancient}, options = {antik}}&quot;" office:value-type="string" office:string-value="@Book{Mel,author ={{Pomponius Mela}},  origtitle = { }, shorthand = {Mel.}, shortauthor = {Pomponius Mela}, keywords = {ancient}, options = {antik}}">
            <text:p>@Book{Mel,author ={{Pomponius Mela}}, <text:s/>origtitle = { }, shorthand = {Mel.}, shortauthor = {Pomponius Mela}, keywords = {ancient}, options = {antik}}</text:p>
          </table:table-cell>
          <table:table-cell table:formula="of:=&quot;\item[&quot;&amp;[.E353] &amp; &quot;] &quot; &amp;[.C353]&amp; &quot; &quot; &amp;[.D353] &amp; &quot;\newline \textbf{&quot; &amp; [.F353] &amp;&quot;}&quot;" office:value-type="string" office:string-value="\item[Mel.] Pomponius Mela \newline \textbf{Mel}">
            <text:p>\item[Mel.] Pomponius Mela \newline \textbf{Mel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Dysk.</text:p>
          </table:table-cell>
          <table:table-cell office:value-type="string">
            <text:p>Menander</text:p>
          </table:table-cell>
          <table:table-cell office:value-type="string">
            <text:p>Dyskolo.</text:p>
          </table:table-cell>
          <table:table-cell office:value-type="string">
            <text:p>Men. Dysk.</text:p>
          </table:table-cell>
          <table:table-cell office:value-type="string">
            <text:p>Men_Dysk</text:p>
          </table:table-cell>
          <table:table-cell table:formula="of:=&quot;{&quot;&amp;[.C354]&amp;&quot;}&quot;" office:value-type="string" office:string-value="{Menander}">
            <text:p>{Menande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4]&amp;&quot;,&quot;&amp;&quot;author ={&quot;&amp;[.G354]&amp;&quot;}, title ={&quot;&amp;[.D354]&amp;&quot;}, publisher = HUP, location = {Cambridge, MA and London}, year = {&quot;&amp; [.K354] &amp; &quot;}, volume = {&quot; &amp; [.M354] &amp;&quot;}, series = LCL-lang, shortseries = LCL-kurz, origtitle = {&quot; &amp; [.D354] &amp; &quot;}, origlanguage = {&quot; &amp; [.J354] &amp; &quot;}, translator = {&quot; &amp; [.N354] &amp; &quot;}, editor = {&quot; &amp; [.O354] &amp; &quot;}, shorthand = {&quot; &amp; [.E354]&amp; &quot;}, shortauthor = {&quot; &amp; [.C354]&amp; &quot;}, keywords = {ancient}, options = {antik},&quot;&amp;&quot;}&quot;" office:value-type="string" office:string-value="@Book{Men_Dysk,author ={{Menander}}, title ={Dyskolo.}, publisher = HUP, location = {Cambridge, MA and London}, year = {}, volume = {}, series = LCL-lang, shortseries = LCL-kurz, origtitle = {Dyskolo.}, origlanguage = {}, translator = {}, editor = {}, shorthand = {Men. Dysk.}, shortauthor = {Menander}, keywords = {ancient}, options = {antik},}">
            <text:p>@Book{Men_Dysk,author ={{Menander}}, title ={Dyskolo.}, publisher = HUP, location = {Cambridge, MA and London}, year = {}, volume = {}, series = LCL-lang, shortseries = LCL-kurz, origtitle = {Dyskolo.}, origlanguage = {}, translator = {}, editor = {}, shorthand = {Men. Dysk.}, shortauthor = {Menander}, keywords = {ancient}, options = {antik},}</text:p>
          </table:table-cell>
          <table:table-cell table:formula="of:=&quot;@Book{&quot; &amp;[.F354] &amp; &quot;,author ={&quot; &amp; [.G354] &amp;&quot;},  origtitle = {&quot; &amp; [.D354] &amp;&quot; }, shorthand = {&quot; &amp; [.E354]&amp;&quot;}, shortauthor = {&quot;&amp; [.C354]&amp; &quot;}, keywords = {ancient}, options = {antik}}&quot;" office:value-type="string" office:string-value="@Book{Men_Dysk,author ={{Menander}},  origtitle = {Dyskolo. }, shorthand = {Men. Dysk.}, shortauthor = {Menander}, keywords = {ancient}, options = {antik}}">
            <text:p>@Book{Men_Dysk,author ={{Menander}}, <text:s/>origtitle = {Dyskolo. }, shorthand = {Men. Dysk.}, shortauthor = {Menander}, keywords = {ancient}, options = {antik}}</text:p>
          </table:table-cell>
          <table:table-cell table:formula="of:=&quot;\item[&quot;&amp;[.E354] &amp; &quot;] &quot; &amp;[.C354]&amp; &quot; &quot; &amp;[.D354] &amp; &quot;\newline \textbf{&quot; &amp; [.F354] &amp;&quot;}&quot;" office:value-type="string" office:string-value="\item[Men. Dysk.] Menander Dyskolo.\newline \textbf{Men_Dysk}">
            <text:p>\item[Men. Dysk.] Menander Dyskolo.\newline \textbf{Men_Dysk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Epitr.</text:p>
          </table:table-cell>
          <table:table-cell office:value-type="string">
            <text:p>Menander</text:p>
          </table:table-cell>
          <table:table-cell office:value-type="string">
            <text:p>Epitrepontes</text:p>
          </table:table-cell>
          <table:table-cell office:value-type="string">
            <text:p>Men. Epitr.</text:p>
          </table:table-cell>
          <table:table-cell office:value-type="string">
            <text:p>Men_Epitr</text:p>
          </table:table-cell>
          <table:table-cell table:formula="of:=&quot;{&quot;&amp;[.C355]&amp;&quot;}&quot;" office:value-type="string" office:string-value="{Menander}">
            <text:p>{Menande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5]&amp;&quot;,&quot;&amp;&quot;author ={&quot;&amp;[.G355]&amp;&quot;}, title ={&quot;&amp;[.D355]&amp;&quot;}, publisher = HUP, location = {Cambridge, MA and London}, year = {&quot;&amp; [.K355] &amp; &quot;}, volume = {&quot; &amp; [.M355] &amp;&quot;}, series = LCL-lang, shortseries = LCL-kurz, origtitle = {&quot; &amp; [.D355] &amp; &quot;}, origlanguage = {&quot; &amp; [.J355] &amp; &quot;}, translator = {&quot; &amp; [.N355] &amp; &quot;}, editor = {&quot; &amp; [.O355] &amp; &quot;}, shorthand = {&quot; &amp; [.E355]&amp; &quot;}, shortauthor = {&quot; &amp; [.C355]&amp; &quot;}, keywords = {ancient}, options = {antik},&quot;&amp;&quot;}&quot;" office:value-type="string" office:string-value="@Book{Men_Epitr,author ={{Menander}}, title ={Epitrepontes}, publisher = HUP, location = {Cambridge, MA and London}, year = {}, volume = {}, series = LCL-lang, shortseries = LCL-kurz, origtitle = {Epitrepontes}, origlanguage = {}, translator = {}, editor = {}, shorthand = {Men. Epitr.}, shortauthor = {Menander}, keywords = {ancient}, options = {antik},}">
            <text:p>@Book{Men_Epitr,author ={{Menander}}, title ={Epitrepontes}, publisher = HUP, location = {Cambridge, MA and London}, year = {}, volume = {}, series = LCL-lang, shortseries = LCL-kurz, origtitle = {Epitrepontes}, origlanguage = {}, translator = {}, editor = {}, shorthand = {Men. Epitr.}, shortauthor = {Menander}, keywords = {ancient}, options = {antik},}</text:p>
          </table:table-cell>
          <table:table-cell table:formula="of:=&quot;@Book{&quot; &amp;[.F355] &amp; &quot;,author ={&quot; &amp; [.G355] &amp;&quot;},  origtitle = {&quot; &amp; [.D355] &amp;&quot; }, shorthand = {&quot; &amp; [.E355]&amp;&quot;}, shortauthor = {&quot;&amp; [.C355]&amp; &quot;}, keywords = {ancient}, options = {antik}}&quot;" office:value-type="string" office:string-value="@Book{Men_Epitr,author ={{Menander}},  origtitle = {Epitrepontes }, shorthand = {Men. Epitr.}, shortauthor = {Menander}, keywords = {ancient}, options = {antik}}">
            <text:p>@Book{Men_Epitr,author ={{Menander}}, <text:s/>origtitle = {Epitrepontes }, shorthand = {Men. Epitr.}, shortauthor = {Menander}, keywords = {ancient}, options = {antik}}</text:p>
          </table:table-cell>
          <table:table-cell table:formula="of:=&quot;\item[&quot;&amp;[.E355] &amp; &quot;] &quot; &amp;[.C355]&amp; &quot; &quot; &amp;[.D355] &amp; &quot;\newline \textbf{&quot; &amp; [.F355] &amp;&quot;}&quot;" office:value-type="string" office:string-value="\item[Men. Epitr.] Menander Epitrepontes\newline \textbf{Men_Epitr}">
            <text:p>\item[Men. Epitr.] Menander Epitrepontes\newline \textbf{Men_Epitr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Sam.</text:p>
          </table:table-cell>
          <table:table-cell office:value-type="string">
            <text:p>Menander</text:p>
          </table:table-cell>
          <table:table-cell office:value-type="string">
            <text:p>Samia</text:p>
          </table:table-cell>
          <table:table-cell office:value-type="string">
            <text:p>Men. Sam.</text:p>
          </table:table-cell>
          <table:table-cell office:value-type="string">
            <text:p>Men_Sam</text:p>
          </table:table-cell>
          <table:table-cell table:formula="of:=&quot;{&quot;&amp;[.C356]&amp;&quot;}&quot;" office:value-type="string" office:string-value="{Menander}">
            <text:p>{Menande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6]&amp;&quot;,&quot;&amp;&quot;author ={&quot;&amp;[.G356]&amp;&quot;}, title ={&quot;&amp;[.D356]&amp;&quot;}, publisher = HUP, location = {Cambridge, MA and London}, year = {&quot;&amp; [.K356] &amp; &quot;}, volume = {&quot; &amp; [.M356] &amp;&quot;}, series = LCL-lang, shortseries = LCL-kurz, origtitle = {&quot; &amp; [.D356] &amp; &quot;}, origlanguage = {&quot; &amp; [.J356] &amp; &quot;}, translator = {&quot; &amp; [.N356] &amp; &quot;}, editor = {&quot; &amp; [.O356] &amp; &quot;}, shorthand = {&quot; &amp; [.E356]&amp; &quot;}, shortauthor = {&quot; &amp; [.C356]&amp; &quot;}, keywords = {ancient}, options = {antik},&quot;&amp;&quot;}&quot;" office:value-type="string" office:string-value="@Book{Men_Sam,author ={{Menander}}, title ={Samia}, publisher = HUP, location = {Cambridge, MA and London}, year = {}, volume = {}, series = LCL-lang, shortseries = LCL-kurz, origtitle = {Samia}, origlanguage = {}, translator = {}, editor = {}, shorthand = {Men. Sam.}, shortauthor = {Menander}, keywords = {ancient}, options = {antik},}">
            <text:p>@Book{Men_Sam,author ={{Menander}}, title ={Samia}, publisher = HUP, location = {Cambridge, MA and London}, year = {}, volume = {}, series = LCL-lang, shortseries = LCL-kurz, origtitle = {Samia}, origlanguage = {}, translator = {}, editor = {}, shorthand = {Men. Sam.}, shortauthor = {Menander}, keywords = {ancient}, options = {antik},}</text:p>
          </table:table-cell>
          <table:table-cell table:formula="of:=&quot;@Book{&quot; &amp;[.F356] &amp; &quot;,author ={&quot; &amp; [.G356] &amp;&quot;},  origtitle = {&quot; &amp; [.D356] &amp;&quot; }, shorthand = {&quot; &amp; [.E356]&amp;&quot;}, shortauthor = {&quot;&amp; [.C356]&amp; &quot;}, keywords = {ancient}, options = {antik}}&quot;" office:value-type="string" office:string-value="@Book{Men_Sam,author ={{Menander}},  origtitle = {Samia }, shorthand = {Men. Sam.}, shortauthor = {Menander}, keywords = {ancient}, options = {antik}}">
            <text:p>@Book{Men_Sam,author ={{Menander}}, <text:s/>origtitle = {Samia }, shorthand = {Men. Sam.}, shortauthor = {Menander}, keywords = {ancient}, options = {antik}}</text:p>
          </table:table-cell>
          <table:table-cell table:formula="of:=&quot;\item[&quot;&amp;[.E356] &amp; &quot;] &quot; &amp;[.C356]&amp; &quot; &quot; &amp;[.D356] &amp; &quot;\newline \textbf{&quot; &amp; [.F356] &amp;&quot;}&quot;" office:value-type="string" office:string-value="\item[Men. Sam.] Menander Samia\newline \textbf{Men_Sam}">
            <text:p>\item[Men. Sam.] Menander Samia\newline \textbf{Men_Sam}</text:p>
          </table:table-cell>
        </table:table-row>
        <table:table-row table:style-name="ro3">
          <table:table-cell office:value-type="string">
            <text:p>Mimn.</text:p>
          </table:table-cell>
          <table:table-cell/>
          <table:table-cell office:value-type="string">
            <text:p>Mimnermos</text:p>
          </table:table-cell>
          <table:table-cell/>
          <table:table-cell office:value-type="string">
            <text:p>Mimn.</text:p>
          </table:table-cell>
          <table:table-cell office:value-type="string">
            <text:p>Mimn</text:p>
          </table:table-cell>
          <table:table-cell office:value-type="string">
            <text:p><text:span text:style-name="T1">{</text:span><text:span text:style-name="T2">Mimnermos</text:span><text:span text:style-name="T3"> von </text:span><text:span text:style-name="T3"><text:a xlink:href="https://de.wikipedia.org/wiki/Kolophon">Kolophon</text:a></text:span><text:span text:style-name="T3">}</text:span>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7]&amp;&quot;,&quot;&amp;&quot;author ={&quot;&amp;[.G357]&amp;&quot;}, title ={&quot;&amp;[.D357]&amp;&quot;}, publisher = HUP, location = {Cambridge, MA and London}, year = {&quot;&amp; [.K357] &amp; &quot;}, volume = {&quot; &amp; [.M357] &amp;&quot;}, series = LCL-lang, shortseries = LCL-kurz, origtitle = {&quot; &amp; [.D357] &amp; &quot;}, origlanguage = {&quot; &amp; [.J357] &amp; &quot;}, translator = {&quot; &amp; [.N357] &amp; &quot;}, editor = {&quot; &amp; [.O357] &amp; &quot;}, shorthand = {&quot; &amp; [.E357]&amp; &quot;}, shortauthor = {&quot; &amp; [.C357]&amp; &quot;}, keywords = {ancient}, options = {antik},&quot;&amp;&quot;}&quot;" office:value-type="string" office:string-value="@Book{Mimn,author ={{Mimnermos von Kolophon}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">
            <text:p>@Book{Mimn,author ={{Mimnermos von Kolophon}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</text:p>
          </table:table-cell>
          <table:table-cell table:formula="of:=&quot;@Book{&quot; &amp;[.F357] &amp; &quot;,author ={&quot; &amp; [.G357] &amp;&quot;},  origtitle = {&quot; &amp; [.D357] &amp;&quot; }, shorthand = {&quot; &amp; [.E357]&amp;&quot;}, shortauthor = {&quot;&amp; [.C357]&amp; &quot;}, keywords = {ancient}, options = {antik}}&quot;" office:value-type="string" office:string-value="@Book{Mimn,author ={{Mimnermos von Kolophon}},  origtitle = { }, shorthand = {Mimn.}, shortauthor = {Mimnermos}, keywords = {ancient}, options = {antik}}">
            <text:p>@Book{Mimn,author ={{Mimnermos von Kolophon}}, <text:s/>origtitle = { }, shorthand = {Mimn.}, shortauthor = {Mimnermos}, keywords = {ancient}, options = {antik}}</text:p>
          </table:table-cell>
          <table:table-cell table:formula="of:=&quot;\item[&quot;&amp;[.E357] &amp; &quot;] &quot; &amp;[.C357]&amp; &quot; &quot; &amp;[.D357] &amp; &quot;\newline \textbf{&quot; &amp; [.F357] &amp;&quot;}&quot;" office:value-type="string" office:string-value="\item[Mimn.] Mimnermos \newline \textbf{Mimn}">
            <text:p>\item[Mimn.] Mimnermos \newline \textbf{Mimn}</text:p>
          </table:table-cell>
        </table:table-row>
        <table:table-row table:style-name="ro1">
          <table:table-cell office:value-type="string">
            <text:p>Min. Fel.</text:p>
          </table:table-cell>
          <table:table-cell/>
          <table:table-cell office:value-type="string">
            <text:p>{Minucius Felix}</text:p>
          </table:table-cell>
          <table:table-cell/>
          <table:table-cell office:value-type="string">
            <text:p>Min. Fel.</text:p>
          </table:table-cell>
          <table:table-cell office:value-type="string">
            <text:p>Min_Fel</text:p>
          </table:table-cell>
          <table:table-cell office:value-type="string">
            <text:p>Minucius Felix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8]&amp;&quot;,&quot;&amp;&quot;author ={&quot;&amp;[.G358]&amp;&quot;}, title ={&quot;&amp;[.D358]&amp;&quot;}, publisher = HUP, location = {Cambridge, MA and London}, year = {&quot;&amp; [.K358] &amp; &quot;}, volume = {&quot; &amp; [.M358] &amp;&quot;}, series = LCL-lang, shortseries = LCL-kurz, origtitle = {&quot; &amp; [.D358] &amp; &quot;}, origlanguage = {&quot; &amp; [.J358] &amp; &quot;}, translator = {&quot; &amp; [.N358] &amp; &quot;}, editor = {&quot; &amp; [.O358] &amp; &quot;}, shorthand = {&quot; &amp; [.E358]&amp; &quot;}, shortauthor = {&quot; &amp; [.C358]&amp; &quot;}, keywords = {ancient}, options = {antik},&quot;&amp;&quot;}&quot;" office:value-type="string" office:string-value="@Book{Min_Fel,author ={Minucius Felix, Marcus}, title ={}, publisher = HUP, location = {Cambridge, MA and London}, year = {}, volume = {}, series = LCL-lang, shortseries = LCL-kurz, origtitle = {}, origlanguage = {}, translator = {}, editor = {}, shorthand = {Min. Fel.}, shortauthor = {{Minucius Felix}}, keywords = {ancient}, options = {antik},}">
            <text:p>@Book{Min_Fel,author ={Minucius Felix, Marcus}, title ={}, publisher = HUP, location = {Cambridge, MA and London}, year = {}, volume = {}, series = LCL-lang, shortseries = LCL-kurz, origtitle = {}, origlanguage = {}, translator = {}, editor = {}, shorthand = {Min. Fel.}, shortauthor = {{Minucius Felix}}, keywords = {ancient}, options = {antik},}</text:p>
          </table:table-cell>
          <table:table-cell table:formula="of:=&quot;@Book{&quot; &amp;[.F358] &amp; &quot;,author ={&quot; &amp; [.G358] &amp;&quot;},  origtitle = {&quot; &amp; [.D358] &amp;&quot; }, shorthand = {&quot; &amp; [.E358]&amp;&quot;}, shortauthor = {&quot;&amp; [.C358]&amp; &quot;}, keywords = {ancient}, options = {antik}}&quot;" office:value-type="string" office:string-value="@Book{Min_Fel,author ={Minucius Felix, Marcus},  origtitle = { }, shorthand = {Min. Fel.}, shortauthor = {{Minucius Felix}}, keywords = {ancient}, options = {antik}}">
            <text:p>@Book{Min_Fel,author ={Minucius Felix, Marcus}, <text:s/>origtitle = { }, shorthand = {Min. Fel.}, shortauthor = {{Minucius Felix}}, keywords = {ancient}, options = {antik}}</text:p>
          </table:table-cell>
          <table:table-cell table:formula="of:=&quot;\item[&quot;&amp;[.E358] &amp; &quot;] &quot; &amp;[.C358]&amp; &quot; &quot; &amp;[.D358] &amp; &quot;\newline \textbf{&quot; &amp; [.F358] &amp;&quot;}&quot;" office:value-type="string" office:string-value="\item[Min. Fel.] {Minucius Felix} \newline \textbf{Min_Fel}">
            <text:p>\item[Min. Fel.] {Minucius Felix} \newline \textbf{Min_Fel}</text:p>
          </table:table-cell>
        </table:table-row>
        <table:table-row table:style-name="ro1">
          <table:table-cell office:value-type="string">
            <text:p>Mk</text:p>
          </table:table-cell>
          <table:table-cell/>
          <table:table-cell/>
          <table:table-cell office:value-type="string">
            <text:p>Markus</text:p>
          </table:table-cell>
          <table:table-cell table:number-columns-repeated="2" office:value-type="string">
            <text:p>M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9]&amp;&quot;,&quot;&amp;&quot;author ={&quot;&amp;[.G359]&amp;&quot;}, title ={&quot;&amp;[.D359]&amp;&quot;}, publisher = HUP, location = {Cambridge, MA and London}, year = {&quot;&amp; [.K359] &amp; &quot;}, volume = {&quot; &amp; [.M359] &amp;&quot;}, series = LCL-lang, shortseries = LCL-kurz, origtitle = {&quot; &amp; [.D359] &amp; &quot;}, origlanguage = {&quot; &amp; [.J359] &amp; &quot;}, translator = {&quot; &amp; [.N359] &amp; &quot;}, editor = {&quot; &amp; [.O359] &amp; &quot;}, shorthand = {&quot; &amp; [.E359]&amp; &quot;}, shortauthor = {&quot; &amp; [.D359]&amp; &quot;}, keywords = {ancient}, options = {antik},&quot;&amp;&quot;}&quot;" office:value-type="string" office:string-value="@Book{Mk,author ={}, title ={Markus}, publisher = HUP, location = {Cambridge, MA and London}, year = {}, volume = {}, series = LCL-lang, shortseries = LCL-kurz, origtitle = {Markus}, origlanguage = {}, translator = {}, editor = {}, shorthand = {Mk}, shortauthor = {Markus}, keywords = {ancient}, options = {antik},}">
            <text:p>@Book{Mk,author ={}, title ={Markus}, publisher = HUP, location = {Cambridge, MA and London}, year = {}, volume = {}, series = LCL-lang, shortseries = LCL-kurz, origtitle = {Markus}, origlanguage = {}, translator = {}, editor = {}, shorthand = {Mk}, shortauthor = {Markus}, keywords = {ancient}, options = {antik},}</text:p>
          </table:table-cell>
          <table:table-cell table:formula="of:=&quot;@Book{&quot; &amp;[.F359] &amp; &quot;,author ={&quot; &amp; [.G359] &amp;&quot;},  origtitle = {&quot; &amp; [.D359] &amp;&quot; }, shorthand = {&quot; &amp; [.E359]&amp;&quot;}, shortauthor = {&quot;&amp; [.D359]&amp; &quot;}, keywords = {ancient}, options = {antik}}&quot;" office:value-type="string" office:string-value="@Book{Mk,author ={},  origtitle = {Markus }, shorthand = {Mk}, shortauthor = {Markus}, keywords = {ancient}, options = {antik}}">
            <text:p>@Book{Mk,author ={}, <text:s/>origtitle = {Markus }, shorthand = {Mk}, shortauthor = {Markus}, keywords = {ancient}, options = {antik}}</text:p>
          </table:table-cell>
          <table:table-cell table:formula="of:=&quot;\item[&quot;&amp;[.E359] &amp; &quot;] &quot; &amp;[.C359]&amp; &quot; &quot; &amp;[.D359] &amp; &quot;\newline \textbf{&quot; &amp; [.F359] &amp;&quot;}&quot;" office:value-type="string" office:string-value="\item[Mk]  Markus\newline \textbf{Mk}">
            <text:p>\item[Mk] <text:s/>Markus\newline \textbf{Mk}</text:p>
          </table:table-cell>
        </table:table-row>
        <table:table-row table:style-name="ro1">
          <table:table-cell office:value-type="string">
            <text:p>Mosch.</text:p>
          </table:table-cell>
          <table:table-cell/>
          <table:table-cell office:value-type="string">
            <text:p>Moschos</text:p>
          </table:table-cell>
          <table:table-cell/>
          <table:table-cell office:value-type="string">
            <text:p>Mosch.</text:p>
          </table:table-cell>
          <table:table-cell office:value-type="string">
            <text:p>Mosch</text:p>
          </table:table-cell>
          <table:table-cell table:formula="of:=&quot;{&quot;&amp;[.C360]&amp;&quot;}&quot;" office:value-type="string" office:string-value="{Moschos}">
            <text:p>{Mos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0]&amp;&quot;,&quot;&amp;&quot;author ={&quot;&amp;[.G360]&amp;&quot;}, title ={&quot;&amp;[.D360]&amp;&quot;}, publisher = HUP, location = {Cambridge, MA and London}, year = {&quot;&amp; [.K360] &amp; &quot;}, volume = {&quot; &amp; [.M360] &amp;&quot;}, series = LCL-lang, shortseries = LCL-kurz, origtitle = {&quot; &amp; [.D360] &amp; &quot;}, origlanguage = {&quot; &amp; [.J360] &amp; &quot;}, translator = {&quot; &amp; [.N360] &amp; &quot;}, editor = {&quot; &amp; [.O360] &amp; &quot;}, shorthand = {&quot; &amp; [.E360]&amp; &quot;}, shortauthor = {&quot; &amp; [.C360]&amp; &quot;}, keywords = {ancient}, options = {antik},&quot;&amp;&quot;}&quot;" office:value-type="string" office:string-value="@Book{Mosch,author ={{Moschos}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">
            <text:p>@Book{Mosch,author ={{Moschos}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</text:p>
          </table:table-cell>
          <table:table-cell table:formula="of:=&quot;@Book{&quot; &amp;[.F360] &amp; &quot;,author ={&quot; &amp; [.G360] &amp;&quot;},  origtitle = {&quot; &amp; [.D360] &amp;&quot; }, shorthand = {&quot; &amp; [.E360]&amp;&quot;}, shortauthor = {&quot;&amp; [.C360]&amp; &quot;}, keywords = {ancient}, options = {antik}}&quot;" office:value-type="string" office:string-value="@Book{Mosch,author ={{Moschos}},  origtitle = { }, shorthand = {Mosch.}, shortauthor = {Moschos}, keywords = {ancient}, options = {antik}}">
            <text:p>@Book{Mosch,author ={{Moschos}}, <text:s/>origtitle = { }, shorthand = {Mosch.}, shortauthor = {Moschos}, keywords = {ancient}, options = {antik}}</text:p>
          </table:table-cell>
          <table:table-cell table:formula="of:=&quot;\item[&quot;&amp;[.E360] &amp; &quot;] &quot; &amp;[.C360]&amp; &quot; &quot; &amp;[.D360] &amp; &quot;\newline \textbf{&quot; &amp; [.F360] &amp;&quot;}&quot;" office:value-type="string" office:string-value="\item[Mosch.] Moschos \newline \textbf{Mosch}">
            <text:p>\item[Mosch.] Moschos \newline \textbf{Mosch}</text:p>
          </table:table-cell>
        </table:table-row>
        <table:table-row table:style-name="ro1">
          <table:table-cell office:value-type="string">
            <text:p>Mt</text:p>
          </table:table-cell>
          <table:table-cell/>
          <table:table-cell/>
          <table:table-cell office:value-type="string">
            <text:p>Matthäus</text:p>
          </table:table-cell>
          <table:table-cell table:number-columns-repeated="2" office:value-type="string">
            <text:p>M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1]&amp;&quot;,&quot;&amp;&quot;author ={&quot;&amp;[.G361]&amp;&quot;}, title ={&quot;&amp;[.D361]&amp;&quot;}, publisher = HUP, location = {Cambridge, MA and London}, year = {&quot;&amp; [.K361] &amp; &quot;}, volume = {&quot; &amp; [.M361] &amp;&quot;}, series = LCL-lang, shortseries = LCL-kurz, origtitle = {&quot; &amp; [.D361] &amp; &quot;}, origlanguage = {&quot; &amp; [.J361] &amp; &quot;}, translator = {&quot; &amp; [.N361] &amp; &quot;}, editor = {&quot; &amp; [.O361] &amp; &quot;}, shorthand = {&quot; &amp; [.E361]&amp; &quot;}, shortauthor = {&quot; &amp; [.D361]&amp; &quot;}, keywords = {ancient}, options = {antik},&quot;&amp;&quot;}&quot;" office:value-type="string" office:string-value="@Book{Mt,author ={}, title ={Matthäus}, publisher = HUP, location = {Cambridge, MA and London}, year = {}, volume = {}, series = LCL-lang, shortseries = LCL-kurz, origtitle = {Matthäus}, origlanguage = {}, translator = {}, editor = {}, shorthand = {Mt}, shortauthor = {Matthäus}, keywords = {ancient}, options = {antik},}">
            <text:p>@Book{Mt,author ={}, title ={Matthäus}, publisher = HUP, location = {Cambridge, MA and London}, year = {}, volume = {}, series = LCL-lang, shortseries = LCL-kurz, origtitle = {Matthäus}, origlanguage = {}, translator = {}, editor = {}, shorthand = {Mt}, shortauthor = {Matthäus}, keywords = {ancient}, options = {antik},}</text:p>
          </table:table-cell>
          <table:table-cell table:formula="of:=&quot;@Book{&quot; &amp;[.F361] &amp; &quot;,author ={&quot; &amp; [.G361] &amp;&quot;},  origtitle = {&quot; &amp; [.D361] &amp;&quot; }, shorthand = {&quot; &amp; [.E361]&amp;&quot;}, shortauthor = {&quot;&amp; [.D361]&amp; &quot;}, keywords = {ancient}, options = {antik}}&quot;" office:value-type="string" office:string-value="@Book{Mt,author ={},  origtitle = {Matthäus }, shorthand = {Mt}, shortauthor = {Matthäus}, keywords = {ancient}, options = {antik}}">
            <text:p>@Book{Mt,author ={}, <text:s/>origtitle = {Matthäus }, shorthand = {Mt}, shortauthor = {Matthäus}, keywords = {ancient}, options = {antik}}</text:p>
          </table:table-cell>
          <table:table-cell table:formula="of:=&quot;\item[&quot;&amp;[.E361] &amp; &quot;] &quot; &amp;[.C361]&amp; &quot; &quot; &amp;[.D361] &amp; &quot;\newline \textbf{&quot; &amp; [.F361] &amp;&quot;}&quot;" office:value-type="string" office:string-value="\item[Mt]  Matthäus\newline \textbf{Mt}">
            <text:p>\item[Mt] <text:s/>Matthäus\newline \textbf{Mt}</text:p>
          </table:table-cell>
        </table:table-row>
        <table:table-row table:style-name="ro1">
          <table:table-cell office:value-type="string">
            <text:p>Naev.</text:p>
          </table:table-cell>
          <table:table-cell/>
          <table:table-cell office:value-type="string">
            <text:p>Naevius</text:p>
          </table:table-cell>
          <table:table-cell/>
          <table:table-cell office:value-type="string">
            <text:p>Naev.</text:p>
          </table:table-cell>
          <table:table-cell office:value-type="string">
            <text:p>Naev</text:p>
          </table:table-cell>
          <table:table-cell table:formula="of:=&quot;{&quot;&amp;[.C362]&amp;&quot;}&quot;" office:value-type="string" office:string-value="{Naevius}">
            <text:p>{Naev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2]&amp;&quot;,&quot;&amp;&quot;author ={&quot;&amp;[.G362]&amp;&quot;}, title ={&quot;&amp;[.D362]&amp;&quot;}, publisher = HUP, location = {Cambridge, MA and London}, year = {&quot;&amp; [.K362] &amp; &quot;}, volume = {&quot; &amp; [.M362] &amp;&quot;}, series = LCL-lang, shortseries = LCL-kurz, origtitle = {&quot; &amp; [.D362] &amp; &quot;}, origlanguage = {&quot; &amp; [.J362] &amp; &quot;}, translator = {&quot; &amp; [.N362] &amp; &quot;}, editor = {&quot; &amp; [.O362] &amp; &quot;}, shorthand = {&quot; &amp; [.E362]&amp; &quot;}, shortauthor = {&quot; &amp; [.C362]&amp; &quot;}, keywords = {ancient}, options = {antik},&quot;&amp;&quot;}&quot;" office:value-type="string" office:string-value="@Book{Naev,author ={{Naevius}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">
            <text:p>@Book{Naev,author ={{Naevius}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</text:p>
          </table:table-cell>
          <table:table-cell table:formula="of:=&quot;@Book{&quot; &amp;[.F362] &amp; &quot;,author ={&quot; &amp; [.G362] &amp;&quot;},  origtitle = {&quot; &amp; [.D362] &amp;&quot; }, shorthand = {&quot; &amp; [.E362]&amp;&quot;}, shortauthor = {&quot;&amp; [.C362]&amp; &quot;}, keywords = {ancient}, options = {antik}}&quot;" office:value-type="string" office:string-value="@Book{Naev,author ={{Naevius}},  origtitle = { }, shorthand = {Naev.}, shortauthor = {Naevius}, keywords = {ancient}, options = {antik}}">
            <text:p>@Book{Naev,author ={{Naevius}}, <text:s/>origtitle = { }, shorthand = {Naev.}, shortauthor = {Naevius}, keywords = {ancient}, options = {antik}}</text:p>
          </table:table-cell>
          <table:table-cell table:formula="of:=&quot;\item[&quot;&amp;[.E362] &amp; &quot;] &quot; &amp;[.C362]&amp; &quot; &quot; &amp;[.D362] &amp; &quot;\newline \textbf{&quot; &amp; [.F362] &amp;&quot;}&quot;" office:value-type="string" office:string-value="\item[Naev.] Naevius \newline \textbf{Naev}">
            <text:p>\item[Naev.] Naevius \newline \textbf{Naev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Att.</text:p>
          </table:table-cell>
          <table:table-cell office:value-type="string">
            <text:p>Cornelius Nepos</text:p>
          </table:table-cell>
          <table:table-cell office:value-type="string">
            <text:p>Atticus</text:p>
          </table:table-cell>
          <table:table-cell office:value-type="string">
            <text:p>Nep. Att.</text:p>
          </table:table-cell>
          <table:table-cell office:value-type="string">
            <text:p>Nep_Att</text:p>
          </table:table-cell>
          <table:table-cell table:formula="of:=&quot;{&quot;&amp;[.C363]&amp;&quot;}&quot;" office:value-type="string" office:string-value="{Cornelius Nepos}">
            <text:p>{Cornelius Nep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3]&amp;&quot;,&quot;&amp;&quot;author ={&quot;&amp;[.G363]&amp;&quot;}, title ={&quot;&amp;[.D363]&amp;&quot;}, publisher = HUP, location = {Cambridge, MA and London}, year = {&quot;&amp; [.K363] &amp; &quot;}, volume = {&quot; &amp; [.M363] &amp;&quot;}, series = LCL-lang, shortseries = LCL-kurz, origtitle = {&quot; &amp; [.D363] &amp; &quot;}, origlanguage = {&quot; &amp; [.J363] &amp; &quot;}, translator = {&quot; &amp; [.N363] &amp; &quot;}, editor = {&quot; &amp; [.O363] &amp; &quot;}, shorthand = {&quot; &amp; [.E363]&amp; &quot;}, shortauthor = {&quot; &amp; [.C363]&amp; &quot;}, keywords = {ancient}, options = {antik},&quot;&amp;&quot;}&quot;" office:value-type="string" office:string-value="@Book{Nep_Att,author ={{Cornelius Nepos}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">
            <text:p>@Book{Nep_Att,author ={{Cornelius Nepos}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</text:p>
          </table:table-cell>
          <table:table-cell table:formula="of:=&quot;@Book{&quot; &amp;[.F363] &amp; &quot;,author ={&quot; &amp; [.G363] &amp;&quot;},  origtitle = {&quot; &amp; [.D363] &amp;&quot; }, shorthand = {&quot; &amp; [.E363]&amp;&quot;}, shortauthor = {&quot;&amp; [.C363]&amp; &quot;}, keywords = {ancient}, options = {antik}}&quot;" office:value-type="string" office:string-value="@Book{Nep_Att,author ={{Cornelius Nepos}},  origtitle = {Atticus }, shorthand = {Nep. Att.}, shortauthor = {Cornelius Nepos}, keywords = {ancient}, options = {antik}}">
            <text:p>@Book{Nep_Att,author ={{Cornelius Nepos}}, <text:s/>origtitle = {Atticus }, shorthand = {Nep. Att.}, shortauthor = {Cornelius Nepos}, keywords = {ancient}, options = {antik}}</text:p>
          </table:table-cell>
          <table:table-cell table:formula="of:=&quot;\item[&quot;&amp;[.E363] &amp; &quot;] &quot; &amp;[.C363]&amp; &quot; &quot; &amp;[.D363] &amp; &quot;\newline \textbf{&quot; &amp; [.F363] &amp;&quot;}&quot;" office:value-type="string" office:string-value="\item[Nep. Att.] Cornelius Nepos Atticus\newline \textbf{Nep_Att}">
            <text:p>\item[Nep. Att.] Cornelius Nepos Atticus\newline \textbf{Nep_Att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Hann.</text:p>
          </table:table-cell>
          <table:table-cell office:value-type="string">
            <text:p>Cornelius Nepos</text:p>
          </table:table-cell>
          <table:table-cell office:value-type="string">
            <text:p>Hannibal</text:p>
          </table:table-cell>
          <table:table-cell office:value-type="string">
            <text:p>Nep. Hann.</text:p>
          </table:table-cell>
          <table:table-cell office:value-type="string">
            <text:p>Nep_Hann</text:p>
          </table:table-cell>
          <table:table-cell table:formula="of:=&quot;{&quot;&amp;[.C364]&amp;&quot;}&quot;" office:value-type="string" office:string-value="{Cornelius Nepos}">
            <text:p>{Cornelius Nep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4]&amp;&quot;,&quot;&amp;&quot;author ={&quot;&amp;[.G364]&amp;&quot;}, title ={&quot;&amp;[.D364]&amp;&quot;}, publisher = HUP, location = {Cambridge, MA and London}, year = {&quot;&amp; [.K364] &amp; &quot;}, volume = {&quot; &amp; [.M364] &amp;&quot;}, series = LCL-lang, shortseries = LCL-kurz, origtitle = {&quot; &amp; [.D364] &amp; &quot;}, origlanguage = {&quot; &amp; [.J364] &amp; &quot;}, translator = {&quot; &amp; [.N364] &amp; &quot;}, editor = {&quot; &amp; [.O364] &amp; &quot;}, shorthand = {&quot; &amp; [.E364]&amp; &quot;}, shortauthor = {&quot; &amp; [.C364]&amp; &quot;}, keywords = {ancient}, options = {antik},&quot;&amp;&quot;}&quot;" office:value-type="string" office:string-value="@Book{Nep_Hann,author ={{Cornelius Nepos}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">
            <text:p>@Book{Nep_Hann,author ={{Cornelius Nepos}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</text:p>
          </table:table-cell>
          <table:table-cell table:formula="of:=&quot;@Book{&quot; &amp;[.F364] &amp; &quot;,author ={&quot; &amp; [.G364] &amp;&quot;},  origtitle = {&quot; &amp; [.D364] &amp;&quot; }, shorthand = {&quot; &amp; [.E364]&amp;&quot;}, shortauthor = {&quot;&amp; [.C364]&amp; &quot;}, keywords = {ancient}, options = {antik}}&quot;" office:value-type="string" office:string-value="@Book{Nep_Hann,author ={{Cornelius Nepos}},  origtitle = {Hannibal }, shorthand = {Nep. Hann.}, shortauthor = {Cornelius Nepos}, keywords = {ancient}, options = {antik}}">
            <text:p>@Book{Nep_Hann,author ={{Cornelius Nepos}}, <text:s/>origtitle = {Hannibal }, shorthand = {Nep. Hann.}, shortauthor = {Cornelius Nepos}, keywords = {ancient}, options = {antik}}</text:p>
          </table:table-cell>
          <table:table-cell table:formula="of:=&quot;\item[&quot;&amp;[.E364] &amp; &quot;] &quot; &amp;[.C364]&amp; &quot; &quot; &amp;[.D364] &amp; &quot;\newline \textbf{&quot; &amp; [.F364] &amp;&quot;}&quot;" office:value-type="string" office:string-value="\item[Nep. Hann.] Cornelius Nepos Hannibal\newline \textbf{Nep_Hann}">
            <text:p>\item[Nep. Hann.] Cornelius Nepos Hannibal\newline \textbf{Nep_Hann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Alex.</text:p>
          </table:table-cell>
          <table:table-cell office:value-type="string">
            <text:p>Nikander</text:p>
          </table:table-cell>
          <table:table-cell office:value-type="string">
            <text:p>Alexipharmaka</text:p>
          </table:table-cell>
          <table:table-cell office:value-type="string">
            <text:p>Nik. Alex.</text:p>
          </table:table-cell>
          <table:table-cell office:value-type="string">
            <text:p>Nik_Alex</text:p>
          </table:table-cell>
          <table:table-cell table:formula="of:=&quot;{&quot;&amp;[.C365]&amp;&quot;}&quot;" office:value-type="string" office:string-value="{Nikander}">
            <text:p>{Nikande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5]&amp;&quot;,&quot;&amp;&quot;author ={&quot;&amp;[.G365]&amp;&quot;}, title ={&quot;&amp;[.D365]&amp;&quot;}, publisher = HUP, location = {Cambridge, MA and London}, year = {&quot;&amp; [.K365] &amp; &quot;}, volume = {&quot; &amp; [.M365] &amp;&quot;}, series = LCL-lang, shortseries = LCL-kurz, origtitle = {&quot; &amp; [.D365] &amp; &quot;}, origlanguage = {&quot; &amp; [.J365] &amp; &quot;}, translator = {&quot; &amp; [.N365] &amp; &quot;}, editor = {&quot; &amp; [.O365] &amp; &quot;}, shorthand = {&quot; &amp; [.E365]&amp; &quot;}, shortauthor = {&quot; &amp; [.C365]&amp; &quot;}, keywords = {ancient}, options = {antik},&quot;&amp;&quot;}&quot;" office:value-type="string" office:string-value="@Book{Nik_Alex,author ={{Nikander}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">
            <text:p>@Book{Nik_Alex,author ={{Nikander}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</text:p>
          </table:table-cell>
          <table:table-cell table:formula="of:=&quot;@Book{&quot; &amp;[.F365] &amp; &quot;,author ={&quot; &amp; [.G365] &amp;&quot;},  origtitle = {&quot; &amp; [.D365] &amp;&quot; }, shorthand = {&quot; &amp; [.E365]&amp;&quot;}, shortauthor = {&quot;&amp; [.C365]&amp; &quot;}, keywords = {ancient}, options = {antik}}&quot;" office:value-type="string" office:string-value="@Book{Nik_Alex,author ={{Nikander}},  origtitle = {Alexipharmaka }, shorthand = {Nik. Alex.}, shortauthor = {Nikander}, keywords = {ancient}, options = {antik}}">
            <text:p>@Book{Nik_Alex,author ={{Nikander}}, <text:s/>origtitle = {Alexipharmaka }, shorthand = {Nik. Alex.}, shortauthor = {Nikander}, keywords = {ancient}, options = {antik}}</text:p>
          </table:table-cell>
          <table:table-cell table:formula="of:=&quot;\item[&quot;&amp;[.E365] &amp; &quot;] &quot; &amp;[.C365]&amp; &quot; &quot; &amp;[.D365] &amp; &quot;\newline \textbf{&quot; &amp; [.F365] &amp;&quot;}&quot;" office:value-type="string" office:string-value="\item[Nik. Alex.] Nikander Alexipharmaka\newline \textbf{Nik_Alex}">
            <text:p>\item[Nik. Alex.] Nikander Alexipharmaka\newline \textbf{Nik_Alex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Ther.</text:p>
          </table:table-cell>
          <table:table-cell office:value-type="string">
            <text:p>Nikander</text:p>
          </table:table-cell>
          <table:table-cell office:value-type="string">
            <text:p>Theriaka</text:p>
          </table:table-cell>
          <table:table-cell office:value-type="string">
            <text:p>Nik. Ther.</text:p>
          </table:table-cell>
          <table:table-cell office:value-type="string">
            <text:p>Nik_Ther</text:p>
          </table:table-cell>
          <table:table-cell table:formula="of:=&quot;{&quot;&amp;[.C366]&amp;&quot;}&quot;" office:value-type="string" office:string-value="{Nikander}">
            <text:p>{Nikande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6]&amp;&quot;,&quot;&amp;&quot;author ={&quot;&amp;[.G366]&amp;&quot;}, title ={&quot;&amp;[.D366]&amp;&quot;}, publisher = HUP, location = {Cambridge, MA and London}, year = {&quot;&amp; [.K366] &amp; &quot;}, volume = {&quot; &amp; [.M366] &amp;&quot;}, series = LCL-lang, shortseries = LCL-kurz, origtitle = {&quot; &amp; [.D366] &amp; &quot;}, origlanguage = {&quot; &amp; [.J366] &amp; &quot;}, translator = {&quot; &amp; [.N366] &amp; &quot;}, editor = {&quot; &amp; [.O366] &amp; &quot;}, shorthand = {&quot; &amp; [.E366]&amp; &quot;}, shortauthor = {&quot; &amp; [.C366]&amp; &quot;}, keywords = {ancient}, options = {antik},&quot;&amp;&quot;}&quot;" office:value-type="string" office:string-value="@Book{Nik_Ther,author ={{Nikander}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">
            <text:p>@Book{Nik_Ther,author ={{Nikander}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</text:p>
          </table:table-cell>
          <table:table-cell table:formula="of:=&quot;@Book{&quot; &amp;[.F366] &amp; &quot;,author ={&quot; &amp; [.G366] &amp;&quot;},  origtitle = {&quot; &amp; [.D366] &amp;&quot; }, shorthand = {&quot; &amp; [.E366]&amp;&quot;}, shortauthor = {&quot;&amp; [.C366]&amp; &quot;}, keywords = {ancient}, options = {antik}}&quot;" office:value-type="string" office:string-value="@Book{Nik_Ther,author ={{Nikander}},  origtitle = {Theriaka }, shorthand = {Nik. Ther.}, shortauthor = {Nikander}, keywords = {ancient}, options = {antik}}">
            <text:p>@Book{Nik_Ther,author ={{Nikander}}, <text:s/>origtitle = {Theriaka }, shorthand = {Nik. Ther.}, shortauthor = {Nikander}, keywords = {ancient}, options = {antik}}</text:p>
          </table:table-cell>
          <table:table-cell table:formula="of:=&quot;\item[&quot;&amp;[.E366] &amp; &quot;] &quot; &amp;[.C366]&amp; &quot; &quot; &amp;[.D366] &amp; &quot;\newline \textbf{&quot; &amp; [.F366] &amp;&quot;}&quot;" office:value-type="string" office:string-value="\item[Nik. Ther.] Nikander Theriaka\newline \textbf{Nik_Ther}">
            <text:p>\item[Nik. Ther.] Nikander Theriaka\newline \textbf{Nik_Ther}</text:p>
          </table:table-cell>
        </table:table-row>
        <table:table-row table:style-name="ro1">
          <table:table-cell office:value-type="string">
            <text:p>Nm</text:p>
          </table:table-cell>
          <table:table-cell/>
          <table:table-cell/>
          <table:table-cell office:value-type="string">
            <text:p>Numeri (= 4. Mose)</text:p>
          </table:table-cell>
          <table:table-cell table:number-columns-repeated="2" office:value-type="string">
            <text:p>N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7]&amp;&quot;,&quot;&amp;&quot;author ={&quot;&amp;[.G367]&amp;&quot;}, title ={&quot;&amp;[.D367]&amp;&quot;}, publisher = HUP, location = {Cambridge, MA and London}, year = {&quot;&amp; [.K367] &amp; &quot;}, volume = {&quot; &amp; [.M367] &amp;&quot;}, series = LCL-lang, shortseries = LCL-kurz, origtitle = {&quot; &amp; [.D367] &amp; &quot;}, origlanguage = {&quot; &amp; [.J367] &amp; &quot;}, translator = {&quot; &amp; [.N367] &amp; &quot;}, editor = {&quot; &amp; [.O367] &amp; &quot;}, shorthand = {&quot; &amp; [.E367]&amp; &quot;}, shortauthor = {&quot; &amp; [.D367]&amp; &quot;}, keywords = {ancient}, options = {antik},&quot;&amp;&quot;}&quot;" office:value-type="string" office:string-value="@Book{Nm,author ={}, title ={Numeri (= 4. Mose)}, publisher = HUP, location = {Cambridge, MA and London}, year = {}, volume = {}, series = LCL-lang, shortseries = LCL-kurz, origtitle = {Numeri (= 4. Mose)}, origlanguage = {}, translator = {}, editor = {}, shorthand = {Nm}, shortauthor = {Numeri (= 4. Mose)}, keywords = {ancient}, options = {antik},}">
            <text:p>@Book{Nm,author ={}, title ={Numeri (= 4. Mose)}, publisher = HUP, location = {Cambridge, MA and London}, year = {}, volume = {}, series = LCL-lang, shortseries = LCL-kurz, origtitle = {Numeri (= 4. Mose)}, origlanguage = {}, translator = {}, editor = {}, shorthand = {Nm}, shortauthor = {Numeri (= 4. Mose)}, keywords = {ancient}, options = {antik},}</text:p>
          </table:table-cell>
          <table:table-cell table:formula="of:=&quot;@Book{&quot; &amp;[.F367] &amp; &quot;,author ={&quot; &amp; [.G367] &amp;&quot;},  origtitle = {&quot; &amp; [.D367] &amp;&quot; }, shorthand = {&quot; &amp; [.E367]&amp;&quot;}, shortauthor = {&quot;&amp; [.D367]&amp; &quot;}, keywords = {ancient}, options = {antik}}&quot;" office:value-type="string" office:string-value="@Book{Nm,author ={},  origtitle = {Numeri (= 4. Mose) }, shorthand = {Nm}, shortauthor = {Numeri (= 4. Mose)}, keywords = {ancient}, options = {antik}}">
            <text:p>@Book{Nm,author ={}, <text:s/>origtitle = {Numeri (= 4. Mose) }, shorthand = {Nm}, shortauthor = {Numeri (= 4. Mose)}, keywords = {ancient}, options = {antik}}</text:p>
          </table:table-cell>
          <table:table-cell table:formula="of:=&quot;\item[&quot;&amp;[.E367] &amp; &quot;] &quot; &amp;[.C367]&amp; &quot; &quot; &amp;[.D367] &amp; &quot;\newline \textbf{&quot; &amp; [.F367] &amp;&quot;}&quot;" office:value-type="string" office:string-value="\item[Nm]  Numeri (= 4. Mose)\newline \textbf{Nm}">
            <text:p>\item[Nm] <text:s/>Numeri (= 4. Mose)\newline \textbf{Nm}</text:p>
          </table:table-cell>
        </table:table-row>
        <table:table-row table:style-name="ro1">
          <table:table-cell office:value-type="string">
            <text:p>Non.</text:p>
          </table:table-cell>
          <table:table-cell/>
          <table:table-cell office:value-type="string">
            <text:p>Nonius</text:p>
          </table:table-cell>
          <table:table-cell/>
          <table:table-cell office:value-type="string">
            <text:p>Non.</text:p>
          </table:table-cell>
          <table:table-cell office:value-type="string">
            <text:p>Non</text:p>
          </table:table-cell>
          <table:table-cell table:formula="of:=&quot;{&quot;&amp;[.C368]&amp;&quot;}&quot;" office:value-type="string" office:string-value="{Nonius}">
            <text:p>{No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8]&amp;&quot;,&quot;&amp;&quot;author ={&quot;&amp;[.G368]&amp;&quot;}, title ={&quot;&amp;[.D368]&amp;&quot;}, publisher = HUP, location = {Cambridge, MA and London}, year = {&quot;&amp; [.K368] &amp; &quot;}, volume = {&quot; &amp; [.M368] &amp;&quot;}, series = LCL-lang, shortseries = LCL-kurz, origtitle = {&quot; &amp; [.D368] &amp; &quot;}, origlanguage = {&quot; &amp; [.J368] &amp; &quot;}, translator = {&quot; &amp; [.N368] &amp; &quot;}, editor = {&quot; &amp; [.O368] &amp; &quot;}, shorthand = {&quot; &amp; [.E368]&amp; &quot;}, shortauthor = {&quot; &amp; [.C368]&amp; &quot;}, keywords = {ancient}, options = {antik},&quot;&amp;&quot;}&quot;" office:value-type="string" office:string-value="@Book{Non,author ={{Nonius}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">
            <text:p>@Book{Non,author ={{Nonius}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</text:p>
          </table:table-cell>
          <table:table-cell table:formula="of:=&quot;@Book{&quot; &amp;[.F368] &amp; &quot;,author ={&quot; &amp; [.G368] &amp;&quot;},  origtitle = {&quot; &amp; [.D368] &amp;&quot; }, shorthand = {&quot; &amp; [.E368]&amp;&quot;}, shortauthor = {&quot;&amp; [.C368]&amp; &quot;}, keywords = {ancient}, options = {antik}}&quot;" office:value-type="string" office:string-value="@Book{Non,author ={{Nonius}},  origtitle = { }, shorthand = {Non.}, shortauthor = {Nonius}, keywords = {ancient}, options = {antik}}">
            <text:p>@Book{Non,author ={{Nonius}}, <text:s/>origtitle = { }, shorthand = {Non.}, shortauthor = {Nonius}, keywords = {ancient}, options = {antik}}</text:p>
          </table:table-cell>
          <table:table-cell table:formula="of:=&quot;\item[&quot;&amp;[.E368] &amp; &quot;] &quot; &amp;[.C368]&amp; &quot; &quot; &amp;[.D368] &amp; &quot;\newline \textbf{&quot; &amp; [.F368] &amp;&quot;}&quot;" office:value-type="string" office:string-value="\item[Non.] Nonius \newline \textbf{Non}">
            <text:p>\item[Non.] Nonius \newline \textbf{Non}</text:p>
          </table:table-cell>
        </table:table-row>
        <table:table-row table:style-name="ro1">
          <table:table-cell office:value-type="string">
            <text:p>Nonn. Nonnos</text:p>
          </table:table-cell>
          <table:table-cell office:value-type="string">
            <text:p>Dionysiaka</text:p>
          </table:table-cell>
          <table:table-cell office:value-type="string">
            <text:p>Dion.</text:p>
          </table:table-cell>
          <table:table-cell/>
          <table:table-cell office:value-type="string">
            <text:p>Nonn. <text:s/>Dion.</text:p>
          </table:table-cell>
          <table:table-cell office:value-type="string">
            <text:p>Nonn_Dion</text:p>
          </table:table-cell>
          <table:table-cell table:formula="of:=&quot;{&quot;&amp;[.C369]&amp;&quot;}&quot;" office:value-type="string" office:string-value="{Dion.}">
            <text:p>{Dion.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9]&amp;&quot;,&quot;&amp;&quot;author ={&quot;&amp;[.G369]&amp;&quot;}, title ={&quot;&amp;[.D369]&amp;&quot;}, publisher = HUP, location = {Cambridge, MA and London}, year = {&quot;&amp; [.K369] &amp; &quot;}, volume = {&quot; &amp; [.M369] &amp;&quot;}, series = LCL-lang, shortseries = LCL-kurz, origtitle = {&quot; &amp; [.D369] &amp; &quot;}, origlanguage = {&quot; &amp; [.J369] &amp; &quot;}, translator = {&quot; &amp; [.N369] &amp; &quot;}, editor = {&quot; &amp; [.O369] &amp; &quot;}, shorthand = {&quot; &amp; [.E369]&amp; &quot;}, shortauthor = {&quot; &amp; [.C369]&amp; &quot;}, keywords = {ancient}, options = {antik},&quot;&amp;&quot;}&quot;" office:value-type="string" office:string-value="@Book{Nonn_Dion,author ={{Dion.}}, title ={}, publisher = HUP, location = {Cambridge, MA and London}, year = {}, volume = {}, series = LCL-lang, shortseries = LCL-kurz, origtitle = {}, origlanguage = {}, translator = {}, editor = {}, shorthand = {Nonn.  Dion.}, shortauthor = {Dion.}, keywords = {ancient}, options = {antik},}">
            <text:p>@Book{Nonn_Dion,author ={{Dion.}}, title ={}, publisher = HUP, location = {Cambridge, MA and London}, year = {}, volume = {}, series = LCL-lang, shortseries = LCL-kurz, origtitle = {}, origlanguage = {}, translator = {}, editor = {}, shorthand = {Nonn. <text:s/>Dion.}, shortauthor = {Dion.}, keywords = {ancient}, options = {antik},}</text:p>
          </table:table-cell>
          <table:table-cell table:formula="of:=&quot;@Book{&quot; &amp;[.F369] &amp; &quot;,author ={&quot; &amp; [.G369] &amp;&quot;},  origtitle = {&quot; &amp; [.D369] &amp;&quot; }, shorthand = {&quot; &amp; [.E369]&amp;&quot;}, shortauthor = {&quot;&amp; [.C369]&amp; &quot;}, keywords = {ancient}, options = {antik}}&quot;" office:value-type="string" office:string-value="@Book{Nonn_Dion,author ={{Dion.}},  origtitle = { }, shorthand = {Nonn.  Dion.}, shortauthor = {Dion.}, keywords = {ancient}, options = {antik}}">
            <text:p>@Book{Nonn_Dion,author ={{Dion.}}, <text:s/>origtitle = { }, shorthand = {Nonn. <text:s/>Dion.}, shortauthor = {Dion.}, keywords = {ancient}, options = {antik}}</text:p>
          </table:table-cell>
          <table:table-cell table:formula="of:=&quot;\item[&quot;&amp;[.E369] &amp; &quot;] &quot; &amp;[.C369]&amp; &quot; &quot; &amp;[.D369] &amp; &quot;\newline \textbf{&quot; &amp; [.F369] &amp;&quot;}&quot;" office:value-type="string" office:string-value="\item[Nonn.  Dion.] Dion. \newline \textbf{Nonn_Dion}">
            <text:p>\item[Nonn. <text:s/>Dion.] Dion. \newline \textbf{Nonn_Dion}</text:p>
          </table:table-cell>
        </table:table-row>
        <table:table-row table:style-name="ro1">
          <table:table-cell/>
          <table:table-cell office:value-type="string">
            <text:p>Nov.</text:p>
          </table:table-cell>
          <table:table-cell/>
          <table:table-cell office:value-type="string">
            <text:p>Corpus Iuris Civilis, Leges Novellae</text:p>
          </table:table-cell>
          <table:table-cell office:value-type="string">
            <text:p><text:s/>Nov.</text:p>
          </table:table-cell>
          <table:table-cell office:value-type="string">
            <text:p>No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0]&amp;&quot;,&quot;&amp;&quot;author ={&quot;&amp;[.G370]&amp;&quot;}, title ={&quot;&amp;[.D370]&amp;&quot;}, publisher = HUP, location = {Cambridge, MA and London}, year = {&quot;&amp; [.K370] &amp; &quot;}, volume = {&quot; &amp; [.M370] &amp;&quot;}, series = LCL-lang, shortseries = LCL-kurz, origtitle = {&quot; &amp; [.D370] &amp; &quot;}, origlanguage = {&quot; &amp; [.J370] &amp; &quot;}, translator = {&quot; &amp; [.N370] &amp; &quot;}, editor = {&quot; &amp; [.O370] &amp; &quot;}, shorthand = {&quot; &amp; [.E370]&amp; &quot;}, shortauthor = {&quot; &amp; [.C370]&amp; &quot;}, keywords = {ancient}, options = {antik},&quot;&amp;&quot;}&quot;" office:value-type="string" office:string-value="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">
            <text:p>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</text:p>
          </table:table-cell>
          <table:table-cell table:formula="of:=&quot;@Book{&quot; &amp;[.F370] &amp; &quot;,author ={&quot; &amp; [.G370] &amp;&quot;},  origtitle = {&quot; &amp; [.D370] &amp;&quot; }, shorthand = {&quot; &amp; [.E370]&amp;&quot;}, shortauthor = {&quot;&amp; [.C370]&amp; &quot;}, keywords = {ancient}, options = {antik}}&quot;" office:value-type="string" office:string-value="@Book{Nov,author ={},  origtitle = {Corpus Iuris Civilis, Leges Novellae }, shorthand = { Nov.}, shortauthor = {}, keywords = {ancient}, options = {antik}}">
            <text:p>@Book{Nov,author ={}, <text:s/>origtitle = {Corpus Iuris Civilis, Leges Novellae }, shorthand = { Nov.}, shortauthor = {}, keywords = {ancient}, options = {antik}}</text:p>
          </table:table-cell>
          <table:table-cell table:formula="of:=&quot;\item[&quot;&amp;[.E370] &amp; &quot;] &quot; &amp;[.C370]&amp; &quot; &quot; &amp;[.D370] &amp; &quot;\newline \textbf{&quot; &amp; [.F370] &amp;&quot;}&quot;" office:value-type="string" office:string-value="\item[ Nov.]  Corpus Iuris Civilis, Leges Novellae\newline \textbf{Nov}">
            <text:p>\item[ Nov.] <text:s/>Corpus Iuris Civilis, Leges Novellae\newline \textbf{Nov}</text:p>
          </table:table-cell>
        </table:table-row>
        <table:table-row table:style-name="ro1">
          <table:table-cell office:value-type="string">
            <text:p>Orig.</text:p>
          </table:table-cell>
          <table:table-cell/>
          <table:table-cell office:value-type="string">
            <text:p>Origines</text:p>
          </table:table-cell>
          <table:table-cell/>
          <table:table-cell office:value-type="string">
            <text:p>Orig.</text:p>
          </table:table-cell>
          <table:table-cell office:value-type="string">
            <text:p>Orig</text:p>
          </table:table-cell>
          <table:table-cell table:formula="of:=&quot;{&quot;&amp;[.C371]&amp;&quot;}&quot;" office:value-type="string" office:string-value="{Origines}">
            <text:p>{Origi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1]&amp;&quot;,&quot;&amp;&quot;author ={&quot;&amp;[.G371]&amp;&quot;}, title ={&quot;&amp;[.D371]&amp;&quot;}, publisher = HUP, location = {Cambridge, MA and London}, year = {&quot;&amp; [.K371] &amp; &quot;}, volume = {&quot; &amp; [.M371] &amp;&quot;}, series = LCL-lang, shortseries = LCL-kurz, origtitle = {&quot; &amp; [.D371] &amp; &quot;}, origlanguage = {&quot; &amp; [.J371] &amp; &quot;}, translator = {&quot; &amp; [.N371] &amp; &quot;}, editor = {&quot; &amp; [.O371] &amp; &quot;}, shorthand = {&quot; &amp; [.E371]&amp; &quot;}, shortauthor = {&quot; &amp; [.C371]&amp; &quot;}, keywords = {ancient}, options = {antik},&quot;&amp;&quot;}&quot;" office:value-type="string" office:string-value="@Book{Orig,author ={{Origines}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">
            <text:p>@Book{Orig,author ={{Origines}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</text:p>
          </table:table-cell>
          <table:table-cell table:formula="of:=&quot;@Book{&quot; &amp;[.F371] &amp; &quot;,author ={&quot; &amp; [.G371] &amp;&quot;},  origtitle = {&quot; &amp; [.D371] &amp;&quot; }, shorthand = {&quot; &amp; [.E371]&amp;&quot;}, shortauthor = {&quot;&amp; [.C371]&amp; &quot;}, keywords = {ancient}, options = {antik}}&quot;" office:value-type="string" office:string-value="@Book{Orig,author ={{Origines}},  origtitle = { }, shorthand = {Orig.}, shortauthor = {Origines}, keywords = {ancient}, options = {antik}}">
            <text:p>@Book{Orig,author ={{Origines}}, <text:s/>origtitle = { }, shorthand = {Orig.}, shortauthor = {Origines}, keywords = {ancient}, options = {antik}}</text:p>
          </table:table-cell>
          <table:table-cell table:formula="of:=&quot;\item[&quot;&amp;[.E371] &amp; &quot;] &quot; &amp;[.C371]&amp; &quot; &quot; &amp;[.D371] &amp; &quot;\newline \textbf{&quot; &amp; [.F371] &amp;&quot;}&quot;" office:value-type="string" office:string-value="\item[Orig.] Origines \newline \textbf{Orig}">
            <text:p>\item[Orig.] Origines \newline \textbf{Orig}</text:p>
          </table:table-cell>
        </table:table-row>
        <table:table-row table:style-name="ro1">
          <table:table-cell office:value-type="string">
            <text:p>Oros. </text:p>
          </table:table-cell>
          <table:table-cell/>
          <table:table-cell office:value-type="string">
            <text:p>Orosius</text:p>
          </table:table-cell>
          <table:table-cell/>
          <table:table-cell office:value-type="string">
            <text:p>Oros..</text:p>
          </table:table-cell>
          <table:table-cell office:value-type="string">
            <text:p>Oros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2]&amp;&quot;,&quot;&amp;&quot;author ={&quot;&amp;[.G372]&amp;&quot;}, title ={&quot;&amp;[.D372]&amp;&quot;}, publisher = HUP, location = {Cambridge, MA and London}, year = {&quot;&amp; [.K372] &amp; &quot;}, volume = {&quot; &amp; [.M372] &amp;&quot;}, series = LCL-lang, shortseries = LCL-kurz, origtitle = {&quot; &amp; [.D372] &amp; &quot;}, origlanguage = {&quot; &amp; [.J372] &amp; &quot;}, translator = {&quot; &amp; [.N372] &amp; &quot;}, editor = {&quot; &amp; [.O372] &amp; &quot;}, shorthand = {&quot; &amp; [.E372]&amp; &quot;}, shortauthor = {&quot; &amp; [.C372]&amp; &quot;}, keywords = {ancient}, options = {antik},&quot;&amp;&quot;}&quot;" office:value-type="string" office:string-value="@Book{Oros,author ={Ovidius Naso, Publius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">
            <text:p>@Book{Oros,author ={Ovidius Naso, Publius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</text:p>
          </table:table-cell>
          <table:table-cell table:formula="of:=&quot;@Book{&quot; &amp;[.F372] &amp; &quot;,author ={&quot; &amp; [.G372] &amp;&quot;},  origtitle = {&quot; &amp; [.D372] &amp;&quot; }, shorthand = {&quot; &amp; [.E372]&amp;&quot;}, shortauthor = {&quot;&amp; [.C372]&amp; &quot;}, keywords = {ancient}, options = {antik}}&quot;" office:value-type="string" office:string-value="@Book{Oros,author ={Ovidius Naso, Publius},  origtitle = { }, shorthand = {Oros..}, shortauthor = {Orosius}, keywords = {ancient}, options = {antik}}">
            <text:p>@Book{Oros,author ={Ovidius Naso, Publius}, <text:s/>origtitle = { }, shorthand = {Oros..}, shortauthor = {Orosius}, keywords = {ancient}, options = {antik}}</text:p>
          </table:table-cell>
          <table:table-cell table:formula="of:=&quot;\item[&quot;&amp;[.E372] &amp; &quot;] &quot; &amp;[.C372]&amp; &quot; &quot; &amp;[.D372] &amp; &quot;\newline \textbf{&quot; &amp; [.F372] &amp;&quot;}&quot;" office:value-type="string" office:string-value="\item[Oros..] Orosius \newline \textbf{Oros}">
            <text:p>\item[Oros..] Orosius \newline \textbf{Oros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m.</text:p>
          </table:table-cell>
          <table:table-cell office:value-type="string">
            <text:p>Ovid</text:p>
          </table:table-cell>
          <table:table-cell office:value-type="string">
            <text:p>amores</text:p>
          </table:table-cell>
          <table:table-cell office:value-type="string">
            <text:p>Ov. am.</text:p>
          </table:table-cell>
          <table:table-cell office:value-type="string">
            <text:p>Ov_am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3]&amp;&quot;,&quot;&amp;&quot;author ={&quot;&amp;[.G373]&amp;&quot;}, title ={&quot;&amp;[.D373]&amp;&quot;}, publisher = HUP, location = {Cambridge, MA and London}, year = {&quot;&amp; [.K373] &amp; &quot;}, volume = {&quot; &amp; [.M373] &amp;&quot;}, series = LCL-lang, shortseries = LCL-kurz, origtitle = {&quot; &amp; [.D373] &amp; &quot;}, origlanguage = {&quot; &amp; [.J373] &amp; &quot;}, translator = {&quot; &amp; [.N373] &amp; &quot;}, editor = {&quot; &amp; [.O373] &amp; &quot;}, shorthand = {&quot; &amp; [.E373]&amp; &quot;}, shortauthor = {&quot; &amp; [.C373]&amp; &quot;}, keywords = {ancient}, options = {antik},&quot;&amp;&quot;}&quot;" office:value-type="string" office:string-value="@Book{Ov_am,author ={Ovidius Naso, Publius}, title ={amores}, publisher = HUP, location = {Cambridge, MA and London}, year = {}, volume = {}, series = LCL-lang, shortseries = LCL-kurz, origtitle = {amores}, origlanguage = {}, translator = {}, editor = {}, shorthand = {Ov. am.}, shortauthor = {Ovid}, keywords = {ancient}, options = {antik},}">
            <text:p>@Book{Ov_am,author ={Ovidius Naso, Publius}, title ={amores}, publisher = HUP, location = {Cambridge, MA and London}, year = {}, volume = {}, series = LCL-lang, shortseries = LCL-kurz, origtitle = {amores}, origlanguage = {}, translator = {}, editor = {}, shorthand = {Ov. am.}, shortauthor = {Ovid}, keywords = {ancient}, options = {antik},}</text:p>
          </table:table-cell>
          <table:table-cell table:formula="of:=&quot;@Book{&quot; &amp;[.F373] &amp; &quot;,author ={&quot; &amp; [.G373] &amp;&quot;},  origtitle = {&quot; &amp; [.D373] &amp;&quot; }, shorthand = {&quot; &amp; [.E373]&amp;&quot;}, shortauthor = {&quot;&amp; [.C373]&amp; &quot;}, keywords = {ancient}, options = {antik}}&quot;" office:value-type="string" office:string-value="@Book{Ov_am,author ={Ovidius Naso, Publius},  origtitle = {amores }, shorthand = {Ov. am.}, shortauthor = {Ovid}, keywords = {ancient}, options = {antik}}">
            <text:p>@Book{Ov_am,author ={Ovidius Naso, Publius}, <text:s/>origtitle = {amores }, shorthand = {Ov. am.}, shortauthor = {Ovid}, keywords = {ancient}, options = {antik}}</text:p>
          </table:table-cell>
          <table:table-cell table:formula="of:=&quot;\item[&quot;&amp;[.E373] &amp; &quot;] &quot; &amp;[.C373]&amp; &quot; &quot; &amp;[.D373] &amp; &quot;\newline \textbf{&quot; &amp; [.F373] &amp;&quot;}&quot;" office:value-type="string" office:string-value="\item[Ov. am.] Ovid amores\newline \textbf{Ov_am}">
            <text:p>\item[Ov. am.] Ovid amores\newline \textbf{Ov_am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rs</text:p>
          </table:table-cell>
          <table:table-cell office:value-type="string">
            <text:p>Ovid</text:p>
          </table:table-cell>
          <table:table-cell office:value-type="string">
            <text:p>ars amatoria</text:p>
          </table:table-cell>
          <table:table-cell office:value-type="string">
            <text:p>Ov. ars</text:p>
          </table:table-cell>
          <table:table-cell office:value-type="string">
            <text:p>Ov_ars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4]&amp;&quot;,&quot;&amp;&quot;author ={&quot;&amp;[.G374]&amp;&quot;}, title ={&quot;&amp;[.D374]&amp;&quot;}, publisher = HUP, location = {Cambridge, MA and London}, year = {&quot;&amp; [.K374] &amp; &quot;}, volume = {&quot; &amp; [.M374] &amp;&quot;}, series = LCL-lang, shortseries = LCL-kurz, origtitle = {&quot; &amp; [.D374] &amp; &quot;}, origlanguage = {&quot; &amp; [.J374] &amp; &quot;}, translator = {&quot; &amp; [.N374] &amp; &quot;}, editor = {&quot; &amp; [.O374] &amp; &quot;}, shorthand = {&quot; &amp; [.E374]&amp; &quot;}, shortauthor = {&quot; &amp; [.C374]&amp; &quot;}, keywords = {ancient}, options = {antik},&quot;&amp;&quot;}&quot;" office:value-type="string" office:string-value="@Book{Ov_ars,author ={Ovidius Naso, Publius}, title ={ars amatoria}, publisher = HUP, location = {Cambridge, MA and London}, year = {}, volume = {}, series = LCL-lang, shortseries = LCL-kurz, origtitle = {ars amatoria}, origlanguage = {}, translator = {}, editor = {}, shorthand = {Ov. ars}, shortauthor = {Ovid}, keywords = {ancient}, options = {antik},}">
            <text:p>@Book{Ov_ars,author ={Ovidius Naso, Publius}, title ={ars amatoria}, publisher = HUP, location = {Cambridge, MA and London}, year = {}, volume = {}, series = LCL-lang, shortseries = LCL-kurz, origtitle = {ars amatoria}, origlanguage = {}, translator = {}, editor = {}, shorthand = {Ov. ars}, shortauthor = {Ovid}, keywords = {ancient}, options = {antik},}</text:p>
          </table:table-cell>
          <table:table-cell table:formula="of:=&quot;@Book{&quot; &amp;[.F374] &amp; &quot;,author ={&quot; &amp; [.G374] &amp;&quot;},  origtitle = {&quot; &amp; [.D374] &amp;&quot; }, shorthand = {&quot; &amp; [.E374]&amp;&quot;}, shortauthor = {&quot;&amp; [.C374]&amp; &quot;}, keywords = {ancient}, options = {antik}}&quot;" office:value-type="string" office:string-value="@Book{Ov_ars,author ={Ovidius Naso, Publius},  origtitle = {ars amatoria }, shorthand = {Ov. ars}, shortauthor = {Ovid}, keywords = {ancient}, options = {antik}}">
            <text:p>@Book{Ov_ars,author ={Ovidius Naso, Publius}, <text:s/>origtitle = {ars amatoria }, shorthand = {Ov. ars}, shortauthor = {Ovid}, keywords = {ancient}, options = {antik}}</text:p>
          </table:table-cell>
          <table:table-cell table:formula="of:=&quot;\item[&quot;&amp;[.E374] &amp; &quot;] &quot; &amp;[.C374]&amp; &quot; &quot; &amp;[.D374] &amp; &quot;\newline \textbf{&quot; &amp; [.F374] &amp;&quot;}&quot;" office:value-type="string" office:string-value="\item[Ov. ars] Ovid ars amatoria\newline \textbf{Ov_ars}">
            <text:p>\item[Ov. ars] Ovid ars amatoria\newline \textbf{Ov_ars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epist.</text:p>
          </table:table-cell>
          <table:table-cell office:value-type="string">
            <text:p>Ovid</text:p>
          </table:table-cell>
          <table:table-cell office:value-type="string">
            <text:p>epistulae (heroides)</text:p>
          </table:table-cell>
          <table:table-cell office:value-type="string">
            <text:p>Ov. epist.</text:p>
          </table:table-cell>
          <table:table-cell office:value-type="string">
            <text:p>Ov_epi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5]&amp;&quot;,&quot;&amp;&quot;author ={&quot;&amp;[.G375]&amp;&quot;}, title ={&quot;&amp;[.D375]&amp;&quot;}, publisher = HUP, location = {Cambridge, MA and London}, year = {&quot;&amp; [.K375] &amp; &quot;}, volume = {&quot; &amp; [.M375] &amp;&quot;}, series = LCL-lang, shortseries = LCL-kurz, origtitle = {&quot; &amp; [.D375] &amp; &quot;}, origlanguage = {&quot; &amp; [.J375] &amp; &quot;}, translator = {&quot; &amp; [.N375] &amp; &quot;}, editor = {&quot; &amp; [.O375] &amp; &quot;}, shorthand = {&quot; &amp; [.E375]&amp; &quot;}, shortauthor = {&quot; &amp; [.C375]&amp; &quot;}, keywords = {ancient}, options = {antik},&quot;&amp;&quot;}&quot;" office:value-type="string" office:string-value="@Book{Ov_epist,author ={Ovidius Naso, Publius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}, keywords = {ancient}, options = {antik},}">
            <text:p>@Book{Ov_epist,author ={Ovidius Naso, Publius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}, keywords = {ancient}, options = {antik},}</text:p>
          </table:table-cell>
          <table:table-cell table:formula="of:=&quot;@Book{&quot; &amp;[.F375] &amp; &quot;,author ={&quot; &amp; [.G375] &amp;&quot;},  origtitle = {&quot; &amp; [.D375] &amp;&quot; }, shorthand = {&quot; &amp; [.E375]&amp;&quot;}, shortauthor = {&quot;&amp; [.C375]&amp; &quot;}, keywords = {ancient}, options = {antik}}&quot;" office:value-type="string" office:string-value="@Book{Ov_epist,author ={Ovidius Naso, Publius},  origtitle = {epistulae (heroides) }, shorthand = {Ov. epist.}, shortauthor = {Ovid}, keywords = {ancient}, options = {antik}}">
            <text:p>@Book{Ov_epist,author ={Ovidius Naso, Publius}, <text:s/>origtitle = {epistulae (heroides) }, shorthand = {Ov. epist.}, shortauthor = {Ovid}, keywords = {ancient}, options = {antik}}</text:p>
          </table:table-cell>
          <table:table-cell table:formula="of:=&quot;\item[&quot;&amp;[.E375] &amp; &quot;] &quot; &amp;[.C375]&amp; &quot; &quot; &amp;[.D375] &amp; &quot;\newline \textbf{&quot; &amp; [.F375] &amp;&quot;}&quot;" office:value-type="string" office:string-value="\item[Ov. epist.] Ovid epistulae (heroides)\newline \textbf{Ov_epist}">
            <text:p>\item[Ov. epist.] Ovid epistulae (heroides)\newline \textbf{Ov_epis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fast.</text:p>
          </table:table-cell>
          <table:table-cell office:value-type="string">
            <text:p>Ovid</text:p>
          </table:table-cell>
          <table:table-cell office:value-type="string">
            <text:p>fasti</text:p>
          </table:table-cell>
          <table:table-cell office:value-type="string">
            <text:p>Ov. fast.</text:p>
          </table:table-cell>
          <table:table-cell office:value-type="string">
            <text:p>Ov_fa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6]&amp;&quot;,&quot;&amp;&quot;author ={&quot;&amp;[.G376]&amp;&quot;}, title ={&quot;&amp;[.D376]&amp;&quot;}, publisher = HUP, location = {Cambridge, MA and London}, year = {&quot;&amp; [.K376] &amp; &quot;}, volume = {&quot; &amp; [.M376] &amp;&quot;}, series = LCL-lang, shortseries = LCL-kurz, origtitle = {&quot; &amp; [.D376] &amp; &quot;}, origlanguage = {&quot; &amp; [.J376] &amp; &quot;}, translator = {&quot; &amp; [.N376] &amp; &quot;}, editor = {&quot; &amp; [.O376] &amp; &quot;}, shorthand = {&quot; &amp; [.E376]&amp; &quot;}, shortauthor = {&quot; &amp; [.C376]&amp; &quot;}, keywords = {ancient}, options = {antik},&quot;&amp;&quot;}&quot;" office:value-type="string" office:string-value="@Book{Ov_fast,author ={Ovidius Naso, Publius}, title ={fasti}, publisher = HUP, location = {Cambridge, MA and London}, year = {}, volume = {}, series = LCL-lang, shortseries = LCL-kurz, origtitle = {fasti}, origlanguage = {}, translator = {}, editor = {}, shorthand = {Ov. fast.}, shortauthor = {Ovid}, keywords = {ancient}, options = {antik},}">
            <text:p>@Book{Ov_fast,author ={Ovidius Naso, Publius}, title ={fasti}, publisher = HUP, location = {Cambridge, MA and London}, year = {}, volume = {}, series = LCL-lang, shortseries = LCL-kurz, origtitle = {fasti}, origlanguage = {}, translator = {}, editor = {}, shorthand = {Ov. fast.}, shortauthor = {Ovid}, keywords = {ancient}, options = {antik},}</text:p>
          </table:table-cell>
          <table:table-cell table:formula="of:=&quot;@Book{&quot; &amp;[.F376] &amp; &quot;,author ={&quot; &amp; [.G376] &amp;&quot;},  origtitle = {&quot; &amp; [.D376] &amp;&quot; }, shorthand = {&quot; &amp; [.E376]&amp;&quot;}, shortauthor = {&quot;&amp; [.C376]&amp; &quot;}, keywords = {ancient}, options = {antik}}&quot;" office:value-type="string" office:string-value="@Book{Ov_fast,author ={Ovidius Naso, Publius},  origtitle = {fasti }, shorthand = {Ov. fast.}, shortauthor = {Ovid}, keywords = {ancient}, options = {antik}}">
            <text:p>@Book{Ov_fast,author ={Ovidius Naso, Publius}, <text:s/>origtitle = {fasti }, shorthand = {Ov. fast.}, shortauthor = {Ovid}, keywords = {ancient}, options = {antik}}</text:p>
          </table:table-cell>
          <table:table-cell table:formula="of:=&quot;\item[&quot;&amp;[.E376] &amp; &quot;] &quot; &amp;[.C376]&amp; &quot; &quot; &amp;[.D376] &amp; &quot;\newline \textbf{&quot; &amp; [.F376] &amp;&quot;}&quot;" office:value-type="string" office:string-value="\item[Ov. fast.] Ovid fasti\newline \textbf{Ov_fast}">
            <text:p>\item[Ov. fast.] Ovid fasti\newline \textbf{Ov_fas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Ib.</text:p>
          </table:table-cell>
          <table:table-cell office:value-type="string">
            <text:p>Ovid</text:p>
          </table:table-cell>
          <table:table-cell office:value-type="string">
            <text:p>Ibis</text:p>
          </table:table-cell>
          <table:table-cell office:value-type="string">
            <text:p>Ov. Ib.</text:p>
          </table:table-cell>
          <table:table-cell office:value-type="string">
            <text:p>Ov_Ib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7]&amp;&quot;,&quot;&amp;&quot;author ={&quot;&amp;[.G377]&amp;&quot;}, title ={&quot;&amp;[.D377]&amp;&quot;}, publisher = HUP, location = {Cambridge, MA and London}, year = {&quot;&amp; [.K377] &amp; &quot;}, volume = {&quot; &amp; [.M377] &amp;&quot;}, series = LCL-lang, shortseries = LCL-kurz, origtitle = {&quot; &amp; [.D377] &amp; &quot;}, origlanguage = {&quot; &amp; [.J377] &amp; &quot;}, translator = {&quot; &amp; [.N377] &amp; &quot;}, editor = {&quot; &amp; [.O377] &amp; &quot;}, shorthand = {&quot; &amp; [.E377]&amp; &quot;}, shortauthor = {&quot; &amp; [.C377]&amp; &quot;}, keywords = {ancient}, options = {antik},&quot;&amp;&quot;}&quot;" office:value-type="string" office:string-value="@Book{Ov_Ib,author ={Ovidius Naso, Publius}, title ={Ibis}, publisher = HUP, location = {Cambridge, MA and London}, year = {}, volume = {}, series = LCL-lang, shortseries = LCL-kurz, origtitle = {Ibis}, origlanguage = {}, translator = {}, editor = {}, shorthand = {Ov. Ib.}, shortauthor = {Ovid}, keywords = {ancient}, options = {antik},}">
            <text:p>@Book{Ov_Ib,author ={Ovidius Naso, Publius}, title ={Ibis}, publisher = HUP, location = {Cambridge, MA and London}, year = {}, volume = {}, series = LCL-lang, shortseries = LCL-kurz, origtitle = {Ibis}, origlanguage = {}, translator = {}, editor = {}, shorthand = {Ov. Ib.}, shortauthor = {Ovid}, keywords = {ancient}, options = {antik},}</text:p>
          </table:table-cell>
          <table:table-cell table:formula="of:=&quot;@Book{&quot; &amp;[.F377] &amp; &quot;,author ={&quot; &amp; [.G377] &amp;&quot;},  origtitle = {&quot; &amp; [.D377] &amp;&quot; }, shorthand = {&quot; &amp; [.E377]&amp;&quot;}, shortauthor = {&quot;&amp; [.C377]&amp; &quot;}, keywords = {ancient}, options = {antik}}&quot;" office:value-type="string" office:string-value="@Book{Ov_Ib,author ={Ovidius Naso, Publius},  origtitle = {Ibis }, shorthand = {Ov. Ib.}, shortauthor = {Ovid}, keywords = {ancient}, options = {antik}}">
            <text:p>@Book{Ov_Ib,author ={Ovidius Naso, Publius}, <text:s/>origtitle = {Ibis }, shorthand = {Ov. Ib.}, shortauthor = {Ovid}, keywords = {ancient}, options = {antik}}</text:p>
          </table:table-cell>
          <table:table-cell table:formula="of:=&quot;\item[&quot;&amp;[.E377] &amp; &quot;] &quot; &amp;[.C377]&amp; &quot; &quot; &amp;[.D377] &amp; &quot;\newline \textbf{&quot; &amp; [.F377] &amp;&quot;}&quot;" office:value-type="string" office:string-value="\item[Ov. Ib.] Ovid Ibis\newline \textbf{Ov_Ib}">
            <text:p>\item[Ov. Ib.] Ovid Ibis\newline \textbf{Ov_Ib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dic.</text:p>
          </table:table-cell>
          <table:table-cell office:value-type="string">
            <text:p>Ovid</text:p>
          </table:table-cell>
          <table:table-cell office:value-type="string">
            <text:p>medicamina faciei femineae</text:p>
          </table:table-cell>
          <table:table-cell office:value-type="string">
            <text:p>Ov. medic.</text:p>
          </table:table-cell>
          <table:table-cell office:value-type="string">
            <text:p>Ov_medic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8]&amp;&quot;,&quot;&amp;&quot;author ={&quot;&amp;[.G378]&amp;&quot;}, title ={&quot;&amp;[.D378]&amp;&quot;}, publisher = HUP, location = {Cambridge, MA and London}, year = {&quot;&amp; [.K378] &amp; &quot;}, volume = {&quot; &amp; [.M378] &amp;&quot;}, series = LCL-lang, shortseries = LCL-kurz, origtitle = {&quot; &amp; [.D378] &amp; &quot;}, origlanguage = {&quot; &amp; [.J378] &amp; &quot;}, translator = {&quot; &amp; [.N378] &amp; &quot;}, editor = {&quot; &amp; [.O378] &amp; &quot;}, shorthand = {&quot; &amp; [.E378]&amp; &quot;}, shortauthor = {&quot; &amp; [.C378]&amp; &quot;}, keywords = {ancient}, options = {antik},&quot;&amp;&quot;}&quot;" office:value-type="string" office:string-value="@Book{Ov_medic,author ={Ovidius Naso, Publius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}, keywords = {ancient}, options = {antik},}">
            <text:p>@Book{Ov_medic,author ={Ovidius Naso, Publius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}, keywords = {ancient}, options = {antik},}</text:p>
          </table:table-cell>
          <table:table-cell table:formula="of:=&quot;@Book{&quot; &amp;[.F378] &amp; &quot;,author ={&quot; &amp; [.G378] &amp;&quot;},  origtitle = {&quot; &amp; [.D378] &amp;&quot; }, shorthand = {&quot; &amp; [.E378]&amp;&quot;}, shortauthor = {&quot;&amp; [.C378]&amp; &quot;}, keywords = {ancient}, options = {antik}}&quot;" office:value-type="string" office:string-value="@Book{Ov_medic,author ={Ovidius Naso, Publius},  origtitle = {medicamina faciei femineae }, shorthand = {Ov. medic.}, shortauthor = {Ovid}, keywords = {ancient}, options = {antik}}">
            <text:p>@Book{Ov_medic,author ={Ovidius Naso, Publius}, <text:s/>origtitle = {medicamina faciei femineae }, shorthand = {Ov. medic.}, shortauthor = {Ovid}, keywords = {ancient}, options = {antik}}</text:p>
          </table:table-cell>
          <table:table-cell table:formula="of:=&quot;\item[&quot;&amp;[.E378] &amp; &quot;] &quot; &amp;[.C378]&amp; &quot; &quot; &amp;[.D378] &amp; &quot;\newline \textbf{&quot; &amp; [.F378] &amp;&quot;}&quot;" office:value-type="string" office:string-value="\item[Ov. medic.] Ovid medicamina faciei femineae\newline \textbf{Ov_medic}">
            <text:p>\item[Ov. medic.] Ovid medicamina faciei femineae\newline \textbf{Ov_medic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t.</text:p>
          </table:table-cell>
          <table:table-cell office:value-type="string">
            <text:p>Ovid</text:p>
          </table:table-cell>
          <table:table-cell office:value-type="string">
            <text:p>metamorphoses</text:p>
          </table:table-cell>
          <table:table-cell office:value-type="string">
            <text:p>Ov. met.</text:p>
          </table:table-cell>
          <table:table-cell office:value-type="string">
            <text:p>Ov_me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9]&amp;&quot;,&quot;&amp;&quot;author ={&quot;&amp;[.G379]&amp;&quot;}, title ={&quot;&amp;[.D379]&amp;&quot;}, publisher = HUP, location = {Cambridge, MA and London}, year = {&quot;&amp; [.K379] &amp; &quot;}, volume = {&quot; &amp; [.M379] &amp;&quot;}, series = LCL-lang, shortseries = LCL-kurz, origtitle = {&quot; &amp; [.D379] &amp; &quot;}, origlanguage = {&quot; &amp; [.J379] &amp; &quot;}, translator = {&quot; &amp; [.N379] &amp; &quot;}, editor = {&quot; &amp; [.O379] &amp; &quot;}, shorthand = {&quot; &amp; [.E379]&amp; &quot;}, shortauthor = {&quot; &amp; [.C379]&amp; &quot;}, keywords = {ancient}, options = {antik},&quot;&amp;&quot;}&quot;" office:value-type="string" office:string-value="@Book{Ov_met,author ={Ovidius Naso, Publius}, title ={metamorphoses}, publisher = HUP, location = {Cambridge, MA and London}, year = {}, volume = {}, series = LCL-lang, shortseries = LCL-kurz, origtitle = {metamorphoses}, origlanguage = {}, translator = {}, editor = {}, shorthand = {Ov. met.}, shortauthor = {Ovid}, keywords = {ancient}, options = {antik},}">
            <text:p>@Book{Ov_met,author ={Ovidius Naso, Publius}, title ={metamorphoses}, publisher = HUP, location = {Cambridge, MA and London}, year = {}, volume = {}, series = LCL-lang, shortseries = LCL-kurz, origtitle = {metamorphoses}, origlanguage = {}, translator = {}, editor = {}, shorthand = {Ov. met.}, shortauthor = {Ovid}, keywords = {ancient}, options = {antik},}</text:p>
          </table:table-cell>
          <table:table-cell table:formula="of:=&quot;@Book{&quot; &amp;[.F379] &amp; &quot;,author ={&quot; &amp; [.G379] &amp;&quot;},  origtitle = {&quot; &amp; [.D379] &amp;&quot; }, shorthand = {&quot; &amp; [.E379]&amp;&quot;}, shortauthor = {&quot;&amp; [.C379]&amp; &quot;}, keywords = {ancient}, options = {antik}}&quot;" office:value-type="string" office:string-value="@Book{Ov_met,author ={Ovidius Naso, Publius},  origtitle = {metamorphoses }, shorthand = {Ov. met.}, shortauthor = {Ovid}, keywords = {ancient}, options = {antik}}">
            <text:p>@Book{Ov_met,author ={Ovidius Naso, Publius}, <text:s/>origtitle = {metamorphoses }, shorthand = {Ov. met.}, shortauthor = {Ovid}, keywords = {ancient}, options = {antik}}</text:p>
          </table:table-cell>
          <table:table-cell table:formula="of:=&quot;\item[&quot;&amp;[.E379] &amp; &quot;] &quot; &amp;[.C379]&amp; &quot; &quot; &amp;[.D379] &amp; &quot;\newline \textbf{&quot; &amp; [.F379] &amp;&quot;}&quot;" office:value-type="string" office:string-value="\item[Ov. met.] Ovid metamorphoses\newline \textbf{Ov_met}">
            <text:p>\item[Ov. met.] Ovid metamorphoses\newline \textbf{Ov_me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Pont.</text:p>
          </table:table-cell>
          <table:table-cell office:value-type="string">
            <text:p>Ovid</text:p>
          </table:table-cell>
          <table:table-cell office:value-type="string">
            <text:p>epistulae ex Ponto</text:p>
          </table:table-cell>
          <table:table-cell office:value-type="string">
            <text:p>Ov. Pont.</text:p>
          </table:table-cell>
          <table:table-cell office:value-type="string">
            <text:p>Ov_Pon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0]&amp;&quot;,&quot;&amp;&quot;author ={&quot;&amp;[.G380]&amp;&quot;}, title ={&quot;&amp;[.D380]&amp;&quot;}, publisher = HUP, location = {Cambridge, MA and London}, year = {&quot;&amp; [.K380] &amp; &quot;}, volume = {&quot; &amp; [.M380] &amp;&quot;}, series = LCL-lang, shortseries = LCL-kurz, origtitle = {&quot; &amp; [.D380] &amp; &quot;}, origlanguage = {&quot; &amp; [.J380] &amp; &quot;}, translator = {&quot; &amp; [.N380] &amp; &quot;}, editor = {&quot; &amp; [.O380] &amp; &quot;}, shorthand = {&quot; &amp; [.E380]&amp; &quot;}, shortauthor = {&quot; &amp; [.C380]&amp; &quot;}, keywords = {ancient}, options = {antik},&quot;&amp;&quot;}&quot;" office:value-type="string" office:string-value="@Book{Ov_Pont,author ={Ovidius Naso, Publius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}, keywords = {ancient}, options = {antik},}">
            <text:p>@Book{Ov_Pont,author ={Ovidius Naso, Publius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}, keywords = {ancient}, options = {antik},}</text:p>
          </table:table-cell>
          <table:table-cell table:formula="of:=&quot;@Book{&quot; &amp;[.F380] &amp; &quot;,author ={&quot; &amp; [.G380] &amp;&quot;},  origtitle = {&quot; &amp; [.D380] &amp;&quot; }, shorthand = {&quot; &amp; [.E380]&amp;&quot;}, shortauthor = {&quot;&amp; [.C380]&amp; &quot;}, keywords = {ancient}, options = {antik}}&quot;" office:value-type="string" office:string-value="@Book{Ov_Pont,author ={Ovidius Naso, Publius},  origtitle = {epistulae ex Ponto }, shorthand = {Ov. Pont.}, shortauthor = {Ovid}, keywords = {ancient}, options = {antik}}">
            <text:p>@Book{Ov_Pont,author ={Ovidius Naso, Publius}, <text:s/>origtitle = {epistulae ex Ponto }, shorthand = {Ov. Pont.}, shortauthor = {Ovid}, keywords = {ancient}, options = {antik}}</text:p>
          </table:table-cell>
          <table:table-cell table:formula="of:=&quot;\item[&quot;&amp;[.E380] &amp; &quot;] &quot; &amp;[.C380]&amp; &quot; &quot; &amp;[.D380] &amp; &quot;\newline \textbf{&quot; &amp; [.F380] &amp;&quot;}&quot;" office:value-type="string" office:string-value="\item[Ov. Pont.] Ovid epistulae ex Ponto\newline \textbf{Ov_Pont}">
            <text:p>\item[Ov. Pont.] Ovid epistulae ex Ponto\newline \textbf{Ov_Pon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rem.</text:p>
          </table:table-cell>
          <table:table-cell office:value-type="string">
            <text:p>Ovid</text:p>
          </table:table-cell>
          <table:table-cell office:value-type="string">
            <text:p>remedia amoris</text:p>
          </table:table-cell>
          <table:table-cell office:value-type="string">
            <text:p>Ov. rem.</text:p>
          </table:table-cell>
          <table:table-cell office:value-type="string">
            <text:p>Ov_rem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1]&amp;&quot;,&quot;&amp;&quot;author ={&quot;&amp;[.G381]&amp;&quot;}, title ={&quot;&amp;[.D381]&amp;&quot;}, publisher = HUP, location = {Cambridge, MA and London}, year = {&quot;&amp; [.K381] &amp; &quot;}, volume = {&quot; &amp; [.M381] &amp;&quot;}, series = LCL-lang, shortseries = LCL-kurz, origtitle = {&quot; &amp; [.D381] &amp; &quot;}, origlanguage = {&quot; &amp; [.J381] &amp; &quot;}, translator = {&quot; &amp; [.N381] &amp; &quot;}, editor = {&quot; &amp; [.O381] &amp; &quot;}, shorthand = {&quot; &amp; [.E381]&amp; &quot;}, shortauthor = {&quot; &amp; [.C381]&amp; &quot;}, keywords = {ancient}, options = {antik},&quot;&amp;&quot;}&quot;" office:value-type="string" office:string-value="@Book{Ov_rem,author ={Ovidius Naso, Publius}, title ={remedia amoris}, publisher = HUP, location = {Cambridge, MA and London}, year = {}, volume = {}, series = LCL-lang, shortseries = LCL-kurz, origtitle = {remedia amoris}, origlanguage = {}, translator = {}, editor = {}, shorthand = {Ov. rem.}, shortauthor = {Ovid}, keywords = {ancient}, options = {antik},}">
            <text:p>@Book{Ov_rem,author ={Ovidius Naso, Publius}, title ={remedia amoris}, publisher = HUP, location = {Cambridge, MA and London}, year = {}, volume = {}, series = LCL-lang, shortseries = LCL-kurz, origtitle = {remedia amoris}, origlanguage = {}, translator = {}, editor = {}, shorthand = {Ov. rem.}, shortauthor = {Ovid}, keywords = {ancient}, options = {antik},}</text:p>
          </table:table-cell>
          <table:table-cell table:formula="of:=&quot;@Book{&quot; &amp;[.F381] &amp; &quot;,author ={&quot; &amp; [.G381] &amp;&quot;},  origtitle = {&quot; &amp; [.D381] &amp;&quot; }, shorthand = {&quot; &amp; [.E381]&amp;&quot;}, shortauthor = {&quot;&amp; [.C381]&amp; &quot;}, keywords = {ancient}, options = {antik}}&quot;" office:value-type="string" office:string-value="@Book{Ov_rem,author ={Ovidius Naso, Publius},  origtitle = {remedia amoris }, shorthand = {Ov. rem.}, shortauthor = {Ovid}, keywords = {ancient}, options = {antik}}">
            <text:p>@Book{Ov_rem,author ={Ovidius Naso, Publius}, <text:s/>origtitle = {remedia amoris }, shorthand = {Ov. rem.}, shortauthor = {Ovid}, keywords = {ancient}, options = {antik}}</text:p>
          </table:table-cell>
          <table:table-cell table:formula="of:=&quot;\item[&quot;&amp;[.E381] &amp; &quot;] &quot; &amp;[.C381]&amp; &quot; &quot; &amp;[.D381] &amp; &quot;\newline \textbf{&quot; &amp; [.F381] &amp;&quot;}&quot;" office:value-type="string" office:string-value="\item[Ov. rem.] Ovid remedia amoris\newline \textbf{Ov_rem}">
            <text:p>\item[Ov. rem.] Ovid remedia amoris\newline \textbf{Ov_rem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trist.</text:p>
          </table:table-cell>
          <table:table-cell office:value-type="string">
            <text:p>Ovid</text:p>
          </table:table-cell>
          <table:table-cell office:value-type="string">
            <text:p>tristia</text:p>
          </table:table-cell>
          <table:table-cell office:value-type="string">
            <text:p>Ov. trist.</text:p>
          </table:table-cell>
          <table:table-cell office:value-type="string">
            <text:p>Ov_tri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2]&amp;&quot;,&quot;&amp;&quot;author ={&quot;&amp;[.G382]&amp;&quot;}, title ={&quot;&amp;[.D382]&amp;&quot;}, publisher = HUP, location = {Cambridge, MA and London}, year = {&quot;&amp; [.K382] &amp; &quot;}, volume = {&quot; &amp; [.M382] &amp;&quot;}, series = LCL-lang, shortseries = LCL-kurz, origtitle = {&quot; &amp; [.D382] &amp; &quot;}, origlanguage = {&quot; &amp; [.J382] &amp; &quot;}, translator = {&quot; &amp; [.N382] &amp; &quot;}, editor = {&quot; &amp; [.O382] &amp; &quot;}, shorthand = {&quot; &amp; [.E382]&amp; &quot;}, shortauthor = {&quot; &amp; [.C382]&amp; &quot;}, keywords = {ancient}, options = {antik},&quot;&amp;&quot;}&quot;" office:value-type="string" office:string-value="@Book{Ov_trist,author ={Ovidius Naso, Publius}, title ={tristia}, publisher = HUP, location = {Cambridge, MA and London}, year = {}, volume = {}, series = LCL-lang, shortseries = LCL-kurz, origtitle = {tristia}, origlanguage = {}, translator = {}, editor = {}, shorthand = {Ov. trist.}, shortauthor = {Ovid}, keywords = {ancient}, options = {antik},}">
            <text:p>@Book{Ov_trist,author ={Ovidius Naso, Publius}, title ={tristia}, publisher = HUP, location = {Cambridge, MA and London}, year = {}, volume = {}, series = LCL-lang, shortseries = LCL-kurz, origtitle = {tristia}, origlanguage = {}, translator = {}, editor = {}, shorthand = {Ov. trist.}, shortauthor = {Ovid}, keywords = {ancient}, options = {antik},}</text:p>
          </table:table-cell>
          <table:table-cell table:formula="of:=&quot;@Book{&quot; &amp;[.F382] &amp; &quot;,author ={&quot; &amp; [.G382] &amp;&quot;},  origtitle = {&quot; &amp; [.D382] &amp;&quot; }, shorthand = {&quot; &amp; [.E382]&amp;&quot;}, shortauthor = {&quot;&amp; [.C382]&amp; &quot;}, keywords = {ancient}, options = {antik}}&quot;" office:value-type="string" office:string-value="@Book{Ov_trist,author ={Ovidius Naso, Publius},  origtitle = {tristia }, shorthand = {Ov. trist.}, shortauthor = {Ovid}, keywords = {ancient}, options = {antik}}">
            <text:p>@Book{Ov_trist,author ={Ovidius Naso, Publius}, <text:s/>origtitle = {tristia }, shorthand = {Ov. trist.}, shortauthor = {Ovid}, keywords = {ancient}, options = {antik}}</text:p>
          </table:table-cell>
          <table:table-cell table:formula="of:=&quot;\item[&quot;&amp;[.E382] &amp; &quot;] &quot; &amp;[.C382]&amp; &quot; &quot; &amp;[.D382] &amp; &quot;\newline \textbf{&quot; &amp; [.F382] &amp;&quot;}&quot;" office:value-type="string" office:string-value="\item[Ov. trist.] Ovid tristia\newline \textbf{Ov_trist}">
            <text:p>\item[Ov. trist.] Ovid tristia\newline \textbf{Ov_trist}</text:p>
          </table:table-cell>
        </table:table-row>
        <table:table-row table:style-name="ro1">
          <table:table-cell office:value-type="string">
            <text:p>Papin.</text:p>
          </table:table-cell>
          <table:table-cell/>
          <table:table-cell office:value-type="string">
            <text:p>Papinian</text:p>
          </table:table-cell>
          <table:table-cell/>
          <table:table-cell office:value-type="string">
            <text:p>Papin.</text:p>
          </table:table-cell>
          <table:table-cell office:value-type="string">
            <text:p>Papin</text:p>
          </table:table-cell>
          <table:table-cell office:value-type="string">
            <text:p>Aemilius Papin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3]&amp;&quot;,&quot;&amp;&quot;author ={&quot;&amp;[.G383]&amp;&quot;}, title ={&quot;&amp;[.D383]&amp;&quot;}, publisher = HUP, location = {Cambridge, MA and London}, year = {&quot;&amp; [.K383] &amp; &quot;}, volume = {&quot; &amp; [.M383] &amp;&quot;}, series = LCL-lang, shortseries = LCL-kurz, origtitle = {&quot; &amp; [.D383] &amp; &quot;}, origlanguage = {&quot; &amp; [.J383] &amp; &quot;}, translator = {&quot; &amp; [.N383] &amp; &quot;}, editor = {&quot; &amp; [.O383] &amp; &quot;}, shorthand = {&quot; &amp; [.E383]&amp; &quot;}, shortauthor = {&quot; &amp; [.G383]&amp; &quot;}, keywords = {ancient}, options = {antik},&quot;&amp;&quot;}&quot;" office:value-type="string" office:string-value="@Book{Papin,author ={Aemilius Papinianus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">
            <text:p>@Book{Papin,author ={Aemilius Papinianus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</text:p>
          </table:table-cell>
          <table:table-cell table:formula="of:=&quot;@Book{&quot; &amp;[.F383] &amp; &quot;,author ={&quot; &amp; [.G383] &amp;&quot;},  origtitle = {&quot; &amp; [.D383] &amp;&quot; }, shorthand = {&quot; &amp; [.E383]&amp;&quot;}, shortauthor = {&quot;&amp; [.G383]&amp; &quot;}, keywords = {ancient}, options = {antik}}&quot;" office:value-type="string" office:string-value="@Book{Papin,author ={Aemilius Papinianus},  origtitle = { }, shorthand = {Papin.}, shortauthor = {Aemilius Papinianus}, keywords = {ancient}, options = {antik}}">
            <text:p>@Book{Papin,author ={Aemilius Papinianus}, <text:s/>origtitle = { }, shorthand = {Papin.}, shortauthor = {Aemilius Papinianus}, keywords = {ancient}, options = {antik}}</text:p>
          </table:table-cell>
          <table:table-cell table:formula="of:=&quot;\item[&quot;&amp;[.E383] &amp; &quot;] &quot; &amp;[.C383]&amp; &quot; &quot; &amp;[.D383] &amp; &quot;\newline \textbf{&quot; &amp; [.F383] &amp;&quot;}&quot;" office:value-type="string" office:string-value="\item[Papin.] Papinian \newline \textbf{Papin}">
            <text:p>\item[Papin.] Papinian \newline \textbf{Papin}</text:p>
          </table:table-cell>
        </table:table-row>
        <table:table-row table:style-name="ro1">
          <table:table-cell/>
          <table:table-cell office:value-type="string">
            <text:p>Pass. mart.</text:p>
          </table:table-cell>
          <table:table-cell/>
          <table:table-cell office:value-type="string">
            <text:p>Passiones martyrum</text:p>
          </table:table-cell>
          <table:table-cell office:value-type="string">
            <text:p><text:s/>Pass. mart.</text:p>
          </table:table-cell>
          <table:table-cell office:value-type="string">
            <text:p>Pass_ma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4]&amp;&quot;,&quot;&amp;&quot;author ={&quot;&amp;[.G384]&amp;&quot;}, title ={&quot;&amp;[.D384]&amp;&quot;}, publisher = HUP, location = {Cambridge, MA and London}, year = {&quot;&amp; [.K384] &amp; &quot;}, volume = {&quot; &amp; [.M384] &amp;&quot;}, series = LCL-lang, shortseries = LCL-kurz, origtitle = {&quot; &amp; [.D384] &amp; &quot;}, origlanguage = {&quot; &amp; [.J384] &amp; &quot;}, translator = {&quot; &amp; [.N384] &amp; &quot;}, editor = {&quot; &amp; [.O384] &amp; &quot;}, shorthand = {&quot; &amp; [.E384]&amp; &quot;}, shortauthor = {&quot; &amp; [.C384]&amp; &quot;}, keywords = {ancient}, options = {antik},&quot;&amp;&quot;}&quot;" office:value-type="string" office:string-value="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">
            <text:p>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</text:p>
          </table:table-cell>
          <table:table-cell table:formula="of:=&quot;@Book{&quot; &amp;[.F384] &amp; &quot;,author ={&quot; &amp; [.G384] &amp;&quot;},  origtitle = {&quot; &amp; [.D384] &amp;&quot; }, shorthand = {&quot; &amp; [.E384]&amp;&quot;}, shortauthor = {&quot;&amp; [.C384]&amp; &quot;}, keywords = {ancient}, options = {antik}}&quot;" office:value-type="string" office:string-value="@Book{Pass_mart,author ={},  origtitle = {Passiones martyrum }, shorthand = { Pass. mart.}, shortauthor = {}, keywords = {ancient}, options = {antik}}">
            <text:p>@Book{Pass_mart,author ={}, <text:s/>origtitle = {Passiones martyrum }, shorthand = { Pass. mart.}, shortauthor = {}, keywords = {ancient}, options = {antik}}</text:p>
          </table:table-cell>
          <table:table-cell table:formula="of:=&quot;\item[&quot;&amp;[.E384] &amp; &quot;] &quot; &amp;[.C384]&amp; &quot; &quot; &amp;[.D384] &amp; &quot;\newline \textbf{&quot; &amp; [.F384] &amp;&quot;}&quot;" office:value-type="string" office:string-value="\item[ Pass. mart.]  Passiones martyrum\newline \textbf{Pass_mart}">
            <text:p>\item[ Pass. mart.] <text:s/>Passiones martyrum\newline \textbf{Pass_mart}</text:p>
          </table:table-cell>
        </table:table-row>
        <table:table-row table:style-name="ro1">
          <table:table-cell office:value-type="string">
            <text:p>Paus.</text:p>
          </table:table-cell>
          <table:table-cell/>
          <table:table-cell office:value-type="string">
            <text:p>Pausanias</text:p>
          </table:table-cell>
          <table:table-cell/>
          <table:table-cell office:value-type="string">
            <text:p>Paus.</text:p>
          </table:table-cell>
          <table:table-cell office:value-type="string">
            <text:p>Paus</text:p>
          </table:table-cell>
          <table:table-cell office:value-type="string">
            <text:p>Pausani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5]&amp;&quot;,&quot;&amp;&quot;author ={&quot;&amp;[.G385]&amp;&quot;}, title ={&quot;&amp;[.D385]&amp;&quot;}, publisher = HUP, location = {Cambridge, MA and London}, year = {&quot;&amp; [.K385] &amp; &quot;}, volume = {&quot; &amp; [.M385] &amp;&quot;}, series = LCL-lang, shortseries = LCL-kurz, origtitle = {&quot; &amp; [.D385] &amp; &quot;}, origlanguage = {&quot; &amp; [.J385] &amp; &quot;}, translator = {&quot; &amp; [.N385] &amp; &quot;}, editor = {&quot; &amp; [.O385] &amp; &quot;}, shorthand = {&quot; &amp; [.E385]&amp; &quot;}, shortauthor = {&quot; &amp; [.C385]&amp; &quot;}, keywords = {ancient}, options = {antik},&quot;&amp;&quot;}&quot;" office:value-type="string" office:string-value="@Book{Paus,author ={Pausanias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">
            <text:p>@Book{Paus,author ={Pausanias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</text:p>
          </table:table-cell>
          <table:table-cell table:formula="of:=&quot;@Book{&quot; &amp;[.F385] &amp; &quot;,author ={&quot; &amp; [.G385] &amp;&quot;},  origtitle = {&quot; &amp; [.D385] &amp;&quot; }, shorthand = {&quot; &amp; [.E385]&amp;&quot;}, shortauthor = {&quot;&amp; [.C385]&amp; &quot;}, keywords = {ancient}, options = {antik}}&quot;" office:value-type="string" office:string-value="@Book{Paus,author ={Pausanias},  origtitle = { }, shorthand = {Paus.}, shortauthor = {Pausanias}, keywords = {ancient}, options = {antik}}">
            <text:p>@Book{Paus,author ={Pausanias}, <text:s/>origtitle = { }, shorthand = {Paus.}, shortauthor = {Pausanias}, keywords = {ancient}, options = {antik}}</text:p>
          </table:table-cell>
          <table:table-cell table:formula="of:=&quot;\item[&quot;&amp;[.E385] &amp; &quot;] &quot; &amp;[.C385]&amp; &quot; &quot; &amp;[.D385] &amp; &quot;\newline \textbf{&quot; &amp; [.F385] &amp;&quot;}&quot;" office:value-type="string" office:string-value="\item[Paus.] Pausanias \newline \textbf{Paus}">
            <text:p>\item[Paus.] Pausanias \newline \textbf{Paus}</text:p>
          </table:table-cell>
        </table:table-row>
        <table:table-row table:style-name="ro1">
          <table:table-cell office:value-type="string">
            <text:p>Pers.</text:p>
          </table:table-cell>
          <table:table-cell/>
          <table:table-cell office:value-type="string">
            <text:p>Persius</text:p>
          </table:table-cell>
          <table:table-cell office:value-type="string">
            <text:p>saturae</text:p>
          </table:table-cell>
          <table:table-cell office:value-type="string">
            <text:p>Pers.</text:p>
          </table:table-cell>
          <table:table-cell office:value-type="string">
            <text:p>Pers</text:p>
          </table:table-cell>
          <table:table-cell office:value-type="string">
            <text:p><text:s/>Persius Flacc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6]&amp;&quot;,&quot;&amp;&quot;author ={&quot;&amp;[.G386]&amp;&quot;}, title ={&quot;&amp;[.D386]&amp;&quot;}, publisher = HUP, location = {Cambridge, MA and London}, year = {&quot;&amp; [.K386] &amp; &quot;}, volume = {&quot; &amp; [.M386] &amp;&quot;}, series = LCL-lang, shortseries = LCL-kurz, origtitle = {&quot; &amp; [.D386] &amp; &quot;}, origlanguage = {&quot; &amp; [.J386] &amp; &quot;}, translator = {&quot; &amp; [.N386] &amp; &quot;}, editor = {&quot; &amp; [.O386] &amp; &quot;}, shorthand = {&quot; &amp; [.E386]&amp; &quot;}, shortauthor = {&quot; &amp; [.C386]&amp; &quot;}, keywords = {ancient}, options = {antik},&quot;&amp;&quot;}&quot;" office:value-type="string" office:string-value="@Book{Pers,author ={ Persius Flaccus, Aulus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">
            <text:p>@Book{Pers,author ={ Persius Flaccus, Aulus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</text:p>
          </table:table-cell>
          <table:table-cell table:formula="of:=&quot;@Book{&quot; &amp;[.F386] &amp; &quot;,author ={&quot; &amp; [.G386] &amp;&quot;},  origtitle = {&quot; &amp; [.D386] &amp;&quot; }, shorthand = {&quot; &amp; [.E386]&amp;&quot;}, shortauthor = {&quot;&amp; [.C386]&amp; &quot;}, keywords = {ancient}, options = {antik}}&quot;" office:value-type="string" office:string-value="@Book{Pers,author ={ Persius Flaccus, Aulus},  origtitle = {saturae }, shorthand = {Pers.}, shortauthor = {Persius}, keywords = {ancient}, options = {antik}}">
            <text:p>@Book{Pers,author ={ Persius Flaccus, Aulus}, <text:s/>origtitle = {saturae }, shorthand = {Pers.}, shortauthor = {Persius}, keywords = {ancient}, options = {antik}}</text:p>
          </table:table-cell>
          <table:table-cell table:formula="of:=&quot;\item[&quot;&amp;[.E386] &amp; &quot;] &quot; &amp;[.C386]&amp; &quot; &quot; &amp;[.D386] &amp; &quot;\newline \textbf{&quot; &amp; [.F386] &amp;&quot;}&quot;" office:value-type="string" office:string-value="\item[Pers.] Persius saturae\newline \textbf{Pers}">
            <text:p>\item[Pers.] Persius saturae\newline \textbf{Pers}</text:p>
          </table:table-cell>
        </table:table-row>
        <table:table-row table:style-name="ro1">
          <table:table-cell office:value-type="string">
            <text:p>Petron.</text:p>
          </table:table-cell>
          <table:table-cell/>
          <table:table-cell office:value-type="string">
            <text:p>Titus Petronius</text:p>
          </table:table-cell>
          <table:table-cell office:value-type="string">
            <text:p>satyrica</text:p>
          </table:table-cell>
          <table:table-cell office:value-type="string">
            <text:p>Petron.</text:p>
          </table:table-cell>
          <table:table-cell office:value-type="string">
            <text:p>Petron</text:p>
          </table:table-cell>
          <table:table-cell office:value-type="string">
            <text:p>Petronius Arbiter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7]&amp;&quot;,&quot;&amp;&quot;author ={&quot;&amp;[.G387]&amp;&quot;}, title ={&quot;&amp;[.D387]&amp;&quot;}, publisher = HUP, location = {Cambridge, MA and London}, year = {&quot;&amp; [.K387] &amp; &quot;}, volume = {&quot; &amp; [.M387] &amp;&quot;}, series = LCL-lang, shortseries = LCL-kurz, origtitle = {&quot; &amp; [.D387] &amp; &quot;}, origlanguage = {&quot; &amp; [.J387] &amp; &quot;}, translator = {&quot; &amp; [.N387] &amp; &quot;}, editor = {&quot; &amp; [.O387] &amp; &quot;}, shorthand = {&quot; &amp; [.E387]&amp; &quot;}, shortauthor = {&quot; &amp; [.C387]&amp; &quot;}, keywords = {ancient}, options = {antik},&quot;&amp;&quot;}&quot;" office:value-type="string" office:string-value="@Book{Petron,author ={Petronius Arbiter, Titus}, title ={satyrica}, publisher = HUP, location = {Cambridge, MA and London}, year = {}, volume = {}, series = LCL-lang, shortseries = LCL-kurz, origtitle = {satyrica}, origlanguage = {}, translator = {}, editor = {}, shorthand = {Petron.}, shortauthor = {Titus Petronius}, keywords = {ancient}, options = {antik},}">
            <text:p>@Book{Petron,author ={Petronius Arbiter, Titus}, title ={satyrica}, publisher = HUP, location = {Cambridge, MA and London}, year = {}, volume = {}, series = LCL-lang, shortseries = LCL-kurz, origtitle = {satyrica}, origlanguage = {}, translator = {}, editor = {}, shorthand = {Petron.}, shortauthor = {Titus Petronius}, keywords = {ancient}, options = {antik},}</text:p>
          </table:table-cell>
          <table:table-cell table:formula="of:=&quot;@Book{&quot; &amp;[.F387] &amp; &quot;,author ={&quot; &amp; [.G387] &amp;&quot;},  origtitle = {&quot; &amp; [.D387] &amp;&quot; }, shorthand = {&quot; &amp; [.E387]&amp;&quot;}, shortauthor = {&quot;&amp; [.C387]&amp; &quot;}, keywords = {ancient}, options = {antik}}&quot;" office:value-type="string" office:string-value="@Book{Petron,author ={Petronius Arbiter, Titus},  origtitle = {satyrica }, shorthand = {Petron.}, shortauthor = {Titus Petronius}, keywords = {ancient}, options = {antik}}">
            <text:p>@Book{Petron,author ={Petronius Arbiter, Titus}, <text:s/>origtitle = {satyrica }, shorthand = {Petron.}, shortauthor = {Titus Petronius}, keywords = {ancient}, options = {antik}}</text:p>
          </table:table-cell>
          <table:table-cell table:formula="of:=&quot;\item[&quot;&amp;[.E387] &amp; &quot;] &quot; &amp;[.C387]&amp; &quot; &quot; &amp;[.D387] &amp; &quot;\newline \textbf{&quot; &amp; [.F387] &amp;&quot;}&quot;" office:value-type="string" office:string-value="\item[Petron.] Titus Petronius satyrica\newline \textbf{Petron}">
            <text:p>\item[Petron.] Titus Petronius satyrica\newline \textbf{Petron}</text:p>
          </table:table-cell>
        </table:table-row>
        <table:table-row table:style-name="ro1">
          <table:table-cell office:value-type="string">
            <text:p>Phaedr.</text:p>
          </table:table-cell>
          <table:table-cell/>
          <table:table-cell office:value-type="string">
            <text:p>Phaedrus</text:p>
          </table:table-cell>
          <table:table-cell office:value-type="string">
            <text:p>fabulae</text:p>
          </table:table-cell>
          <table:table-cell office:value-type="string">
            <text:p>Phaedr.</text:p>
          </table:table-cell>
          <table:table-cell office:value-type="string">
            <text:p>Phaedr</text:p>
          </table:table-cell>
          <table:table-cell office:value-type="string">
            <text:p>Phaedr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8]&amp;&quot;,&quot;&amp;&quot;author ={&quot;&amp;[.G388]&amp;&quot;}, title ={&quot;&amp;[.D388]&amp;&quot;}, publisher = HUP, location = {Cambridge, MA and London}, year = {&quot;&amp; [.K388] &amp; &quot;}, volume = {&quot; &amp; [.M388] &amp;&quot;}, series = LCL-lang, shortseries = LCL-kurz, origtitle = {&quot; &amp; [.D388] &amp; &quot;}, origlanguage = {&quot; &amp; [.J388] &amp; &quot;}, translator = {&quot; &amp; [.N388] &amp; &quot;}, editor = {&quot; &amp; [.O388] &amp; &quot;}, shorthand = {&quot; &amp; [.E388]&amp; &quot;}, shortauthor = {&quot; &amp; [.C388]&amp; &quot;}, keywords = {ancient}, options = {antik},&quot;&amp;&quot;}&quot;" office:value-type="string" office:string-value="@Book{Phaedr,author ={Phaedrus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">
            <text:p>@Book{Phaedr,author ={Phaedrus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</text:p>
          </table:table-cell>
          <table:table-cell table:formula="of:=&quot;@Book{&quot; &amp;[.F388] &amp; &quot;,author ={&quot; &amp; [.G388] &amp;&quot;},  origtitle = {&quot; &amp; [.D388] &amp;&quot; }, shorthand = {&quot; &amp; [.E388]&amp;&quot;}, shortauthor = {&quot;&amp; [.C388]&amp; &quot;}, keywords = {ancient}, options = {antik}}&quot;" office:value-type="string" office:string-value="@Book{Phaedr,author ={Phaedrus},  origtitle = {fabulae }, shorthand = {Phaedr.}, shortauthor = {Phaedrus}, keywords = {ancient}, options = {antik}}">
            <text:p>@Book{Phaedr,author ={Phaedrus}, <text:s/>origtitle = {fabulae }, shorthand = {Phaedr.}, shortauthor = {Phaedrus}, keywords = {ancient}, options = {antik}}</text:p>
          </table:table-cell>
          <table:table-cell table:formula="of:=&quot;\item[&quot;&amp;[.E388] &amp; &quot;] &quot; &amp;[.C388]&amp; &quot; &quot; &amp;[.D388] &amp; &quot;\newline \textbf{&quot; &amp; [.F388] &amp;&quot;}&quot;" office:value-type="string" office:string-value="\item[Phaedr.] Phaedrus fabulae\newline \textbf{Phaedr}">
            <text:p>\item[Phaedr.] Phaedrus fabulae\newline \textbf{Phaedr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frg.</text:p>
          </table:table-cell>
          <table:table-cell office:value-type="string">
            <text:p>Pindar</text:p>
          </table:table-cell>
          <table:table-cell office:value-type="string">
            <text:p>fragmentum</text:p>
          </table:table-cell>
          <table:table-cell office:value-type="string">
            <text:p>Pind. frg.</text:p>
          </table:table-cell>
          <table:table-cell office:value-type="string">
            <text:p>Pind_frg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9]&amp;&quot;,&quot;&amp;&quot;author ={&quot;&amp;[.G389]&amp;&quot;}, title ={&quot;&amp;[.D389]&amp;&quot;}, publisher = HUP, location = {Cambridge, MA and London}, year = {&quot;&amp; [.K389] &amp; &quot;}, volume = {&quot; &amp; [.M389] &amp;&quot;}, series = LCL-lang, shortseries = LCL-kurz, origtitle = {&quot; &amp; [.D389] &amp; &quot;}, origlanguage = {&quot; &amp; [.J389] &amp; &quot;}, translator = {&quot; &amp; [.N389] &amp; &quot;}, editor = {&quot; &amp; [.O389] &amp; &quot;}, shorthand = {&quot; &amp; [.E389]&amp; &quot;}, shortauthor = {&quot; &amp; [.C389]&amp; &quot;}, keywords = {ancient}, options = {antik},&quot;&amp;&quot;}&quot;" office:value-type="string" office:string-value="@Book{Pind_frg,author ={Pindar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">
            <text:p>@Book{Pind_frg,author ={Pindar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</text:p>
          </table:table-cell>
          <table:table-cell table:formula="of:=&quot;@Book{&quot; &amp;[.F389] &amp; &quot;,author ={&quot; &amp; [.G389] &amp;&quot;},  origtitle = {&quot; &amp; [.D389] &amp;&quot; }, shorthand = {&quot; &amp; [.E389]&amp;&quot;}, shortauthor = {&quot;&amp; [.C389]&amp; &quot;}, keywords = {ancient}, options = {antik}}&quot;" office:value-type="string" office:string-value="@Book{Pind_frg,author ={Pindar},  origtitle = {fragmentum }, shorthand = {Pind. frg.}, shortauthor = {Pindar}, keywords = {ancient}, options = {antik}}">
            <text:p>@Book{Pind_frg,author ={Pindar}, <text:s/>origtitle = {fragmentum }, shorthand = {Pind. frg.}, shortauthor = {Pindar}, keywords = {ancient}, options = {antik}}</text:p>
          </table:table-cell>
          <table:table-cell table:formula="of:=&quot;\item[&quot;&amp;[.E389] &amp; &quot;] &quot; &amp;[.C389]&amp; &quot; &quot; &amp;[.D389] &amp; &quot;\newline \textbf{&quot; &amp; [.F389] &amp;&quot;}&quot;" office:value-type="string" office:string-value="\item[Pind. frg.] Pindar fragmentum\newline \textbf{Pind_frg}">
            <text:p>\item[Pind. frg.] Pindar fragmentum\newline \textbf{Pind_frg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I.</text:p>
          </table:table-cell>
          <table:table-cell office:value-type="string">
            <text:p>Pindar</text:p>
          </table:table-cell>
          <table:table-cell office:value-type="string">
            <text:p>Isthmien</text:p>
          </table:table-cell>
          <table:table-cell office:value-type="string">
            <text:p>Pind. I.</text:p>
          </table:table-cell>
          <table:table-cell office:value-type="string">
            <text:p>Pind_I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0]&amp;&quot;,&quot;&amp;&quot;author ={&quot;&amp;[.G390]&amp;&quot;}, title ={&quot;&amp;[.D390]&amp;&quot;}, publisher = HUP, location = {Cambridge, MA and London}, year = {&quot;&amp; [.K390] &amp; &quot;}, volume = {&quot; &amp; [.M390] &amp;&quot;}, series = LCL-lang, shortseries = LCL-kurz, origtitle = {&quot; &amp; [.D390] &amp; &quot;}, origlanguage = {&quot; &amp; [.J390] &amp; &quot;}, translator = {&quot; &amp; [.N390] &amp; &quot;}, editor = {&quot; &amp; [.O390] &amp; &quot;}, shorthand = {&quot; &amp; [.E390]&amp; &quot;}, shortauthor = {&quot; &amp; [.C390]&amp; &quot;}, keywords = {ancient}, options = {antik},&quot;&amp;&quot;}&quot;" office:value-type="string" office:string-value="@Book{Pind_I,author ={Pindar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">
            <text:p>@Book{Pind_I,author ={Pindar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</text:p>
          </table:table-cell>
          <table:table-cell table:formula="of:=&quot;@Book{&quot; &amp;[.F390] &amp; &quot;,author ={&quot; &amp; [.G390] &amp;&quot;},  origtitle = {&quot; &amp; [.D390] &amp;&quot; }, shorthand = {&quot; &amp; [.E390]&amp;&quot;}, shortauthor = {&quot;&amp; [.C390]&amp; &quot;}, keywords = {ancient}, options = {antik}}&quot;" office:value-type="string" office:string-value="@Book{Pind_I,author ={Pindar},  origtitle = {Isthmien }, shorthand = {Pind. I.}, shortauthor = {Pindar}, keywords = {ancient}, options = {antik}}">
            <text:p>@Book{Pind_I,author ={Pindar}, <text:s/>origtitle = {Isthmien }, shorthand = {Pind. I.}, shortauthor = {Pindar}, keywords = {ancient}, options = {antik}}</text:p>
          </table:table-cell>
          <table:table-cell table:formula="of:=&quot;\item[&quot;&amp;[.E390] &amp; &quot;] &quot; &amp;[.C390]&amp; &quot; &quot; &amp;[.D390] &amp; &quot;\newline \textbf{&quot; &amp; [.F390] &amp;&quot;}&quot;" office:value-type="string" office:string-value="\item[Pind. I.] Pindar Isthmien\newline \textbf{Pind_I}">
            <text:p>\item[Pind. I.] Pindar Isthmien\newline \textbf{Pind_I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N.</text:p>
          </table:table-cell>
          <table:table-cell office:value-type="string">
            <text:p>Pindar</text:p>
          </table:table-cell>
          <table:table-cell office:value-type="string">
            <text:p>Nemeen</text:p>
          </table:table-cell>
          <table:table-cell office:value-type="string">
            <text:p>Pind. N.</text:p>
          </table:table-cell>
          <table:table-cell office:value-type="string">
            <text:p>Pind_N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1]&amp;&quot;,&quot;&amp;&quot;author ={&quot;&amp;[.G391]&amp;&quot;}, title ={&quot;&amp;[.D391]&amp;&quot;}, publisher = HUP, location = {Cambridge, MA and London}, year = {&quot;&amp; [.K391] &amp; &quot;}, volume = {&quot; &amp; [.M391] &amp;&quot;}, series = LCL-lang, shortseries = LCL-kurz, origtitle = {&quot; &amp; [.D391] &amp; &quot;}, origlanguage = {&quot; &amp; [.J391] &amp; &quot;}, translator = {&quot; &amp; [.N391] &amp; &quot;}, editor = {&quot; &amp; [.O391] &amp; &quot;}, shorthand = {&quot; &amp; [.E391]&amp; &quot;}, shortauthor = {&quot; &amp; [.C391]&amp; &quot;}, keywords = {ancient}, options = {antik},&quot;&amp;&quot;}&quot;" office:value-type="string" office:string-value="@Book{Pind_N,author ={Pindar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">
            <text:p>@Book{Pind_N,author ={Pindar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</text:p>
          </table:table-cell>
          <table:table-cell table:formula="of:=&quot;@Book{&quot; &amp;[.F391] &amp; &quot;,author ={&quot; &amp; [.G391] &amp;&quot;},  origtitle = {&quot; &amp; [.D391] &amp;&quot; }, shorthand = {&quot; &amp; [.E391]&amp;&quot;}, shortauthor = {&quot;&amp; [.C391]&amp; &quot;}, keywords = {ancient}, options = {antik}}&quot;" office:value-type="string" office:string-value="@Book{Pind_N,author ={Pindar},  origtitle = {Nemeen }, shorthand = {Pind. N.}, shortauthor = {Pindar}, keywords = {ancient}, options = {antik}}">
            <text:p>@Book{Pind_N,author ={Pindar}, <text:s/>origtitle = {Nemeen }, shorthand = {Pind. N.}, shortauthor = {Pindar}, keywords = {ancient}, options = {antik}}</text:p>
          </table:table-cell>
          <table:table-cell table:formula="of:=&quot;\item[&quot;&amp;[.E391] &amp; &quot;] &quot; &amp;[.C391]&amp; &quot; &quot; &amp;[.D391] &amp; &quot;\newline \textbf{&quot; &amp; [.F391] &amp;&quot;}&quot;" office:value-type="string" office:string-value="\item[Pind. N.] Pindar Nemeen\newline \textbf{Pind_N}">
            <text:p>\item[Pind. N.] Pindar Nemeen\newline \textbf{Pind_N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O.</text:p>
          </table:table-cell>
          <table:table-cell office:value-type="string">
            <text:p>Pindar</text:p>
          </table:table-cell>
          <table:table-cell office:value-type="string">
            <text:p>Olympien</text:p>
          </table:table-cell>
          <table:table-cell office:value-type="string">
            <text:p>Pind. O.</text:p>
          </table:table-cell>
          <table:table-cell office:value-type="string">
            <text:p>Pind_O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2]&amp;&quot;,&quot;&amp;&quot;author ={&quot;&amp;[.G392]&amp;&quot;}, title ={&quot;&amp;[.D392]&amp;&quot;}, publisher = HUP, location = {Cambridge, MA and London}, year = {&quot;&amp; [.K392] &amp; &quot;}, volume = {&quot; &amp; [.M392] &amp;&quot;}, series = LCL-lang, shortseries = LCL-kurz, origtitle = {&quot; &amp; [.D392] &amp; &quot;}, origlanguage = {&quot; &amp; [.J392] &amp; &quot;}, translator = {&quot; &amp; [.N392] &amp; &quot;}, editor = {&quot; &amp; [.O392] &amp; &quot;}, shorthand = {&quot; &amp; [.E392]&amp; &quot;}, shortauthor = {&quot; &amp; [.C392]&amp; &quot;}, keywords = {ancient}, options = {antik},&quot;&amp;&quot;}&quot;" office:value-type="string" office:string-value="@Book{Pind_O,author ={Pindar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">
            <text:p>@Book{Pind_O,author ={Pindar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</text:p>
          </table:table-cell>
          <table:table-cell table:formula="of:=&quot;@Book{&quot; &amp;[.F392] &amp; &quot;,author ={&quot; &amp; [.G392] &amp;&quot;},  origtitle = {&quot; &amp; [.D392] &amp;&quot; }, shorthand = {&quot; &amp; [.E392]&amp;&quot;}, shortauthor = {&quot;&amp; [.C392]&amp; &quot;}, keywords = {ancient}, options = {antik}}&quot;" office:value-type="string" office:string-value="@Book{Pind_O,author ={Pindar},  origtitle = {Olympien }, shorthand = {Pind. O.}, shortauthor = {Pindar}, keywords = {ancient}, options = {antik}}">
            <text:p>@Book{Pind_O,author ={Pindar}, <text:s/>origtitle = {Olympien }, shorthand = {Pind. O.}, shortauthor = {Pindar}, keywords = {ancient}, options = {antik}}</text:p>
          </table:table-cell>
          <table:table-cell table:formula="of:=&quot;\item[&quot;&amp;[.E392] &amp; &quot;] &quot; &amp;[.C392]&amp; &quot; &quot; &amp;[.D392] &amp; &quot;\newline \textbf{&quot; &amp; [.F392] &amp;&quot;}&quot;" office:value-type="string" office:string-value="\item[Pind. O.] Pindar Olympien\newline \textbf{Pind_O}">
            <text:p>\item[Pind. O.] Pindar Olympien\newline \textbf{Pind_O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P.</text:p>
          </table:table-cell>
          <table:table-cell office:value-type="string">
            <text:p>Pindar</text:p>
          </table:table-cell>
          <table:table-cell office:value-type="string">
            <text:p>Pythien</text:p>
          </table:table-cell>
          <table:table-cell office:value-type="string">
            <text:p>Pind. P.</text:p>
          </table:table-cell>
          <table:table-cell office:value-type="string">
            <text:p>Pind_P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3]&amp;&quot;,&quot;&amp;&quot;author ={&quot;&amp;[.G393]&amp;&quot;}, title ={&quot;&amp;[.D393]&amp;&quot;}, publisher = HUP, location = {Cambridge, MA and London}, year = {&quot;&amp; [.K393] &amp; &quot;}, volume = {&quot; &amp; [.M393] &amp;&quot;}, series = LCL-lang, shortseries = LCL-kurz, origtitle = {&quot; &amp; [.D393] &amp; &quot;}, origlanguage = {&quot; &amp; [.J393] &amp; &quot;}, translator = {&quot; &amp; [.N393] &amp; &quot;}, editor = {&quot; &amp; [.O393] &amp; &quot;}, shorthand = {&quot; &amp; [.E393]&amp; &quot;}, shortauthor = {&quot; &amp; [.C393]&amp; &quot;}, keywords = {ancient}, options = {antik},&quot;&amp;&quot;}&quot;" office:value-type="string" office:string-value="@Book{Pind_P,author ={Pindar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">
            <text:p>@Book{Pind_P,author ={Pindar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</text:p>
          </table:table-cell>
          <table:table-cell table:formula="of:=&quot;@Book{&quot; &amp;[.F393] &amp; &quot;,author ={&quot; &amp; [.G393] &amp;&quot;},  origtitle = {&quot; &amp; [.D393] &amp;&quot; }, shorthand = {&quot; &amp; [.E393]&amp;&quot;}, shortauthor = {&quot;&amp; [.C393]&amp; &quot;}, keywords = {ancient}, options = {antik}}&quot;" office:value-type="string" office:string-value="@Book{Pind_P,author ={Pindar},  origtitle = {Pythien }, shorthand = {Pind. P.}, shortauthor = {Pindar}, keywords = {ancient}, options = {antik}}">
            <text:p>@Book{Pind_P,author ={Pindar}, <text:s/>origtitle = {Pythien }, shorthand = {Pind. P.}, shortauthor = {Pindar}, keywords = {ancient}, options = {antik}}</text:p>
          </table:table-cell>
          <table:table-cell table:formula="of:=&quot;\item[&quot;&amp;[.E393] &amp; &quot;] &quot; &amp;[.C393]&amp; &quot; &quot; &amp;[.D393] &amp; &quot;\newline \textbf{&quot; &amp; [.F393] &amp;&quot;}&quot;" office:value-type="string" office:string-value="\item[Pind. P.] Pindar Pythien\newline \textbf{Pind_P}">
            <text:p>\item[Pind. P.] Pindar Pythien\newline \textbf{Pind_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1</text:p>
          </table:table-cell>
          <table:table-cell office:value-type="string">
            <text:p>Platon</text:p>
          </table:table-cell>
          <table:table-cell office:value-type="string">
            <text:p>Alkibiades 1</text:p>
          </table:table-cell>
          <table:table-cell office:value-type="string">
            <text:p>Plat. Alk. 1</text:p>
          </table:table-cell>
          <table:table-cell office:value-type="string">
            <text:p>Plat_Alk_1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4]&amp;&quot;,&quot;&amp;&quot;author ={&quot;&amp;[.G394]&amp;&quot;}, title ={&quot;&amp;[.D394]&amp;&quot;}, publisher = HUP, location = {Cambridge, MA and London}, year = {&quot;&amp; [.K394] &amp; &quot;}, volume = {&quot; &amp; [.M394] &amp;&quot;}, series = LCL-lang, shortseries = LCL-kurz, origtitle = {&quot; &amp; [.D394] &amp; &quot;}, origlanguage = {&quot; &amp; [.J394] &amp; &quot;}, translator = {&quot; &amp; [.N394] &amp; &quot;}, editor = {&quot; &amp; [.O394] &amp; &quot;}, shorthand = {&quot; &amp; [.E394]&amp; &quot;}, shortauthor = {&quot; &amp; [.C394]&amp; &quot;}, keywords = {ancient}, options = {antik},&quot;&amp;&quot;}&quot;" office:value-type="string" office:string-value="@Book{Plat_Alk_1,author ={Platon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">
            <text:p>@Book{Plat_Alk_1,author ={Platon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</text:p>
          </table:table-cell>
          <table:table-cell table:formula="of:=&quot;@Book{&quot; &amp;[.F394] &amp; &quot;,author ={&quot; &amp; [.G394] &amp;&quot;},  origtitle = {&quot; &amp; [.D394] &amp;&quot; }, shorthand = {&quot; &amp; [.E394]&amp;&quot;}, shortauthor = {&quot;&amp; [.C394]&amp; &quot;}, keywords = {ancient}, options = {antik}}&quot;" office:value-type="string" office:string-value="@Book{Plat_Alk_1,author ={Platon},  origtitle = {Alkibiades 1 }, shorthand = {Plat. Alk. 1}, shortauthor = {Platon}, keywords = {ancient}, options = {antik}}">
            <text:p>@Book{Plat_Alk_1,author ={Platon}, <text:s/>origtitle = {Alkibiades 1 }, shorthand = {Plat. Alk. 1}, shortauthor = {Platon}, keywords = {ancient}, options = {antik}}</text:p>
          </table:table-cell>
          <table:table-cell table:formula="of:=&quot;\item[&quot;&amp;[.E394] &amp; &quot;] &quot; &amp;[.C394]&amp; &quot; &quot; &amp;[.D394] &amp; &quot;\newline \textbf{&quot; &amp; [.F394] &amp;&quot;}&quot;" office:value-type="string" office:string-value="\item[Plat. Alk. 1] Platon Alkibiades 1\newline \textbf{Plat_Alk_1}">
            <text:p>\item[Plat. Alk. 1] Platon Alkibiades 1\newline \textbf{Plat_Alk_1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2</text:p>
          </table:table-cell>
          <table:table-cell office:value-type="string">
            <text:p>Platon</text:p>
          </table:table-cell>
          <table:table-cell office:value-type="string">
            <text:p>Alkibiades 2</text:p>
          </table:table-cell>
          <table:table-cell office:value-type="string">
            <text:p>Plat. Alk. 2</text:p>
          </table:table-cell>
          <table:table-cell office:value-type="string">
            <text:p>Plat_Alk_2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5]&amp;&quot;,&quot;&amp;&quot;author ={&quot;&amp;[.G395]&amp;&quot;}, title ={&quot;&amp;[.D395]&amp;&quot;}, publisher = HUP, location = {Cambridge, MA and London}, year = {&quot;&amp; [.K395] &amp; &quot;}, volume = {&quot; &amp; [.M395] &amp;&quot;}, series = LCL-lang, shortseries = LCL-kurz, origtitle = {&quot; &amp; [.D395] &amp; &quot;}, origlanguage = {&quot; &amp; [.J395] &amp; &quot;}, translator = {&quot; &amp; [.N395] &amp; &quot;}, editor = {&quot; &amp; [.O395] &amp; &quot;}, shorthand = {&quot; &amp; [.E395]&amp; &quot;}, shortauthor = {&quot; &amp; [.C395]&amp; &quot;}, keywords = {ancient}, options = {antik},&quot;&amp;&quot;}&quot;" office:value-type="string" office:string-value="@Book{Plat_Alk_2,author ={Platon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">
            <text:p>@Book{Plat_Alk_2,author ={Platon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</text:p>
          </table:table-cell>
          <table:table-cell table:formula="of:=&quot;@Book{&quot; &amp;[.F395] &amp; &quot;,author ={&quot; &amp; [.G395] &amp;&quot;},  origtitle = {&quot; &amp; [.D395] &amp;&quot; }, shorthand = {&quot; &amp; [.E395]&amp;&quot;}, shortauthor = {&quot;&amp; [.C395]&amp; &quot;}, keywords = {ancient}, options = {antik}}&quot;" office:value-type="string" office:string-value="@Book{Plat_Alk_2,author ={Platon},  origtitle = {Alkibiades 2 }, shorthand = {Plat. Alk. 2}, shortauthor = {Platon}, keywords = {ancient}, options = {antik}}">
            <text:p>@Book{Plat_Alk_2,author ={Platon}, <text:s/>origtitle = {Alkibiades 2 }, shorthand = {Plat. Alk. 2}, shortauthor = {Platon}, keywords = {ancient}, options = {antik}}</text:p>
          </table:table-cell>
          <table:table-cell table:formula="of:=&quot;\item[&quot;&amp;[.E395] &amp; &quot;] &quot; &amp;[.C395]&amp; &quot; &quot; &amp;[.D395] &amp; &quot;\newline \textbf{&quot; &amp; [.F395] &amp;&quot;}&quot;" office:value-type="string" office:string-value="\item[Plat. Alk. 2] Platon Alkibiades 2\newline \textbf{Plat_Alk_2}">
            <text:p>\item[Plat. Alk. 2] Platon Alkibiades 2\newline \textbf{Plat_Alk_2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pol.</text:p>
          </table:table-cell>
          <table:table-cell office:value-type="string">
            <text:p>Platon</text:p>
          </table:table-cell>
          <table:table-cell office:value-type="string">
            <text:p>apologia</text:p>
          </table:table-cell>
          <table:table-cell office:value-type="string">
            <text:p>Plat. apol.</text:p>
          </table:table-cell>
          <table:table-cell office:value-type="string">
            <text:p>Plat_apol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6]&amp;&quot;,&quot;&amp;&quot;author ={&quot;&amp;[.G396]&amp;&quot;}, title ={&quot;&amp;[.D396]&amp;&quot;}, publisher = HUP, location = {Cambridge, MA and London}, year = {&quot;&amp; [.K396] &amp; &quot;}, volume = {&quot; &amp; [.M396] &amp;&quot;}, series = LCL-lang, shortseries = LCL-kurz, origtitle = {&quot; &amp; [.D396] &amp; &quot;}, origlanguage = {&quot; &amp; [.J396] &amp; &quot;}, translator = {&quot; &amp; [.N396] &amp; &quot;}, editor = {&quot; &amp; [.O396] &amp; &quot;}, shorthand = {&quot; &amp; [.E396]&amp; &quot;}, shortauthor = {&quot; &amp; [.C396]&amp; &quot;}, keywords = {ancient}, options = {antik},&quot;&amp;&quot;}&quot;" office:value-type="string" office:string-value="@Book{Plat_apol,author ={Platon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">
            <text:p>@Book{Plat_apol,author ={Platon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</text:p>
          </table:table-cell>
          <table:table-cell table:formula="of:=&quot;@Book{&quot; &amp;[.F396] &amp; &quot;,author ={&quot; &amp; [.G396] &amp;&quot;},  origtitle = {&quot; &amp; [.D396] &amp;&quot; }, shorthand = {&quot; &amp; [.E396]&amp;&quot;}, shortauthor = {&quot;&amp; [.C396]&amp; &quot;}, keywords = {ancient}, options = {antik}}&quot;" office:value-type="string" office:string-value="@Book{Plat_apol,author ={Platon},  origtitle = {apologia }, shorthand = {Plat. apol.}, shortauthor = {Platon}, keywords = {ancient}, options = {antik}}">
            <text:p>@Book{Plat_apol,author ={Platon}, <text:s/>origtitle = {apologia }, shorthand = {Plat. apol.}, shortauthor = {Platon}, keywords = {ancient}, options = {antik}}</text:p>
          </table:table-cell>
          <table:table-cell table:formula="of:=&quot;\item[&quot;&amp;[.E396] &amp; &quot;] &quot; &amp;[.C396]&amp; &quot; &quot; &amp;[.D396] &amp; &quot;\newline \textbf{&quot; &amp; [.F396] &amp;&quot;}&quot;" office:value-type="string" office:string-value="\item[Plat. apol.] Platon apologia\newline \textbf{Plat_apol}">
            <text:p>\item[Plat. apol.] Platon apologia\newline \textbf{Plat_apol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x.</text:p>
          </table:table-cell>
          <table:table-cell office:value-type="string">
            <text:p>Platon</text:p>
          </table:table-cell>
          <table:table-cell office:value-type="string">
            <text:p>Axiochos</text:p>
          </table:table-cell>
          <table:table-cell office:value-type="string">
            <text:p>Plat. Ax.</text:p>
          </table:table-cell>
          <table:table-cell office:value-type="string">
            <text:p>Plat_A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7]&amp;&quot;,&quot;&amp;&quot;author ={&quot;&amp;[.G397]&amp;&quot;}, title ={&quot;&amp;[.D397]&amp;&quot;}, publisher = HUP, location = {Cambridge, MA and London}, year = {&quot;&amp; [.K397] &amp; &quot;}, volume = {&quot; &amp; [.M397] &amp;&quot;}, series = LCL-lang, shortseries = LCL-kurz, origtitle = {&quot; &amp; [.D397] &amp; &quot;}, origlanguage = {&quot; &amp; [.J397] &amp; &quot;}, translator = {&quot; &amp; [.N397] &amp; &quot;}, editor = {&quot; &amp; [.O397] &amp; &quot;}, shorthand = {&quot; &amp; [.E397]&amp; &quot;}, shortauthor = {&quot; &amp; [.C397]&amp; &quot;}, keywords = {ancient}, options = {antik},&quot;&amp;&quot;}&quot;" office:value-type="string" office:string-value="@Book{Plat_Ax,author ={Platon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">
            <text:p>@Book{Plat_Ax,author ={Platon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</text:p>
          </table:table-cell>
          <table:table-cell table:formula="of:=&quot;@Book{&quot; &amp;[.F397] &amp; &quot;,author ={&quot; &amp; [.G397] &amp;&quot;},  origtitle = {&quot; &amp; [.D397] &amp;&quot; }, shorthand = {&quot; &amp; [.E397]&amp;&quot;}, shortauthor = {&quot;&amp; [.C397]&amp; &quot;}, keywords = {ancient}, options = {antik}}&quot;" office:value-type="string" office:string-value="@Book{Plat_Ax,author ={Platon},  origtitle = {Axiochos }, shorthand = {Plat. Ax.}, shortauthor = {Platon}, keywords = {ancient}, options = {antik}}">
            <text:p>@Book{Plat_Ax,author ={Platon}, <text:s/>origtitle = {Axiochos }, shorthand = {Plat. Ax.}, shortauthor = {Platon}, keywords = {ancient}, options = {antik}}</text:p>
          </table:table-cell>
          <table:table-cell table:formula="of:=&quot;\item[&quot;&amp;[.E397] &amp; &quot;] &quot; &amp;[.C397]&amp; &quot; &quot; &amp;[.D397] &amp; &quot;\newline \textbf{&quot; &amp; [.F397] &amp;&quot;}&quot;" office:value-type="string" office:string-value="\item[Plat. Ax.] Platon Axiochos\newline \textbf{Plat_Ax}">
            <text:p>\item[Plat. Ax.] Platon Axiochos\newline \textbf{Plat_A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Charm.</text:p>
          </table:table-cell>
          <table:table-cell office:value-type="string">
            <text:p>Platon</text:p>
          </table:table-cell>
          <table:table-cell office:value-type="string">
            <text:p>Charmides</text:p>
          </table:table-cell>
          <table:table-cell office:value-type="string">
            <text:p>Plat. Charm.</text:p>
          </table:table-cell>
          <table:table-cell office:value-type="string">
            <text:p>Plat_Char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8]&amp;&quot;,&quot;&amp;&quot;author ={&quot;&amp;[.G398]&amp;&quot;}, title ={&quot;&amp;[.D398]&amp;&quot;}, publisher = HUP, location = {Cambridge, MA and London}, year = {&quot;&amp; [.K398] &amp; &quot;}, volume = {&quot; &amp; [.M398] &amp;&quot;}, series = LCL-lang, shortseries = LCL-kurz, origtitle = {&quot; &amp; [.D398] &amp; &quot;}, origlanguage = {&quot; &amp; [.J398] &amp; &quot;}, translator = {&quot; &amp; [.N398] &amp; &quot;}, editor = {&quot; &amp; [.O398] &amp; &quot;}, shorthand = {&quot; &amp; [.E398]&amp; &quot;}, shortauthor = {&quot; &amp; [.C398]&amp; &quot;}, keywords = {ancient}, options = {antik},&quot;&amp;&quot;}&quot;" office:value-type="string" office:string-value="@Book{Plat_Charm,author ={Platon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">
            <text:p>@Book{Plat_Charm,author ={Platon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</text:p>
          </table:table-cell>
          <table:table-cell table:formula="of:=&quot;@Book{&quot; &amp;[.F398] &amp; &quot;,author ={&quot; &amp; [.G398] &amp;&quot;},  origtitle = {&quot; &amp; [.D398] &amp;&quot; }, shorthand = {&quot; &amp; [.E398]&amp;&quot;}, shortauthor = {&quot;&amp; [.C398]&amp; &quot;}, keywords = {ancient}, options = {antik}}&quot;" office:value-type="string" office:string-value="@Book{Plat_Charm,author ={Platon},  origtitle = {Charmides }, shorthand = {Plat. Charm.}, shortauthor = {Platon}, keywords = {ancient}, options = {antik}}">
            <text:p>@Book{Plat_Charm,author ={Platon}, <text:s/>origtitle = {Charmides }, shorthand = {Plat. Charm.}, shortauthor = {Platon}, keywords = {ancient}, options = {antik}}</text:p>
          </table:table-cell>
          <table:table-cell table:formula="of:=&quot;\item[&quot;&amp;[.E398] &amp; &quot;] &quot; &amp;[.C398]&amp; &quot; &quot; &amp;[.D398] &amp; &quot;\newline \textbf{&quot; &amp; [.F398] &amp;&quot;}&quot;" office:value-type="string" office:string-value="\item[Plat. Charm.] Platon Charmides\newline \textbf{Plat_Charm}">
            <text:p>\item[Plat. Charm.] Platon Charmides\newline \textbf{Plat_Char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f.</text:p>
          </table:table-cell>
          <table:table-cell office:value-type="string">
            <text:p>Platon</text:p>
          </table:table-cell>
          <table:table-cell office:value-type="string">
            <text:p>Definitiones (ὅροι)</text:p>
          </table:table-cell>
          <table:table-cell office:value-type="string">
            <text:p>Plat. def.</text:p>
          </table:table-cell>
          <table:table-cell office:value-type="string">
            <text:p>Plat_def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9]&amp;&quot;,&quot;&amp;&quot;author ={&quot;&amp;[.G399]&amp;&quot;}, title ={&quot;&amp;[.D399]&amp;&quot;}, publisher = HUP, location = {Cambridge, MA and London}, year = {&quot;&amp; [.K399] &amp; &quot;}, volume = {&quot; &amp; [.M399] &amp;&quot;}, series = LCL-lang, shortseries = LCL-kurz, origtitle = {&quot; &amp; [.D399] &amp; &quot;}, origlanguage = {&quot; &amp; [.J399] &amp; &quot;}, translator = {&quot; &amp; [.N399] &amp; &quot;}, editor = {&quot; &amp; [.O399] &amp; &quot;}, shorthand = {&quot; &amp; [.E399]&amp; &quot;}, shortauthor = {&quot; &amp; [.C399]&amp; &quot;}, keywords = {ancient}, options = {antik},&quot;&amp;&quot;}&quot;" office:value-type="string" office:string-value="@Book{Plat_def,author ={Platon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">
            <text:p>@Book{Plat_def,author ={Platon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</text:p>
          </table:table-cell>
          <table:table-cell table:formula="of:=&quot;@Book{&quot; &amp;[.F399] &amp; &quot;,author ={&quot; &amp; [.G399] &amp;&quot;},  origtitle = {&quot; &amp; [.D399] &amp;&quot; }, shorthand = {&quot; &amp; [.E399]&amp;&quot;}, shortauthor = {&quot;&amp; [.C399]&amp; &quot;}, keywords = {ancient}, options = {antik}}&quot;" office:value-type="string" office:string-value="@Book{Plat_def,author ={Platon},  origtitle = {Definitiones (ὅροι) }, shorthand = {Plat. def.}, shortauthor = {Platon}, keywords = {ancient}, options = {antik}}">
            <text:p>@Book{Plat_def,author ={Platon}, <text:s/>origtitle = {Definitiones (ὅροι) }, shorthand = {Plat. def.}, shortauthor = {Platon}, keywords = {ancient}, options = {antik}}</text:p>
          </table:table-cell>
          <table:table-cell table:formula="of:=&quot;\item[&quot;&amp;[.E399] &amp; &quot;] &quot; &amp;[.C399]&amp; &quot; &quot; &amp;[.D399] &amp; &quot;\newline \textbf{&quot; &amp; [.F399] &amp;&quot;}&quot;" office:value-type="string" office:string-value="\item[Plat. def.] Platon Definitiones (ὅροι)\newline \textbf{Plat_def}">
            <text:p>\item[Plat. def.] Platon Definitiones (ὅροι)\newline \textbf{Plat_def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m.</text:p>
          </table:table-cell>
          <table:table-cell office:value-type="string">
            <text:p>Platon</text:p>
          </table:table-cell>
          <table:table-cell office:value-type="string">
            <text:p>Demodokos</text:p>
          </table:table-cell>
          <table:table-cell office:value-type="string">
            <text:p>Plat. Dem.</text:p>
          </table:table-cell>
          <table:table-cell office:value-type="string">
            <text:p>Plat_De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0]&amp;&quot;,&quot;&amp;&quot;author ={&quot;&amp;[.G400]&amp;&quot;}, title ={&quot;&amp;[.D400]&amp;&quot;}, publisher = HUP, location = {Cambridge, MA and London}, year = {&quot;&amp; [.K400] &amp; &quot;}, volume = {&quot; &amp; [.M400] &amp;&quot;}, series = LCL-lang, shortseries = LCL-kurz, origtitle = {&quot; &amp; [.D400] &amp; &quot;}, origlanguage = {&quot; &amp; [.J400] &amp; &quot;}, translator = {&quot; &amp; [.N400] &amp; &quot;}, editor = {&quot; &amp; [.O400] &amp; &quot;}, shorthand = {&quot; &amp; [.E400]&amp; &quot;}, shortauthor = {&quot; &amp; [.C400]&amp; &quot;}, keywords = {ancient}, options = {antik},&quot;&amp;&quot;}&quot;" office:value-type="string" office:string-value="@Book{Plat_Dem,author ={Platon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">
            <text:p>@Book{Plat_Dem,author ={Platon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</text:p>
          </table:table-cell>
          <table:table-cell table:formula="of:=&quot;@Book{&quot; &amp;[.F400] &amp; &quot;,author ={&quot; &amp; [.G400] &amp;&quot;},  origtitle = {&quot; &amp; [.D400] &amp;&quot; }, shorthand = {&quot; &amp; [.E400]&amp;&quot;}, shortauthor = {&quot;&amp; [.C400]&amp; &quot;}, keywords = {ancient}, options = {antik}}&quot;" office:value-type="string" office:string-value="@Book{Plat_Dem,author ={Platon},  origtitle = {Demodokos }, shorthand = {Plat. Dem.}, shortauthor = {Platon}, keywords = {ancient}, options = {antik}}">
            <text:p>@Book{Plat_Dem,author ={Platon}, <text:s/>origtitle = {Demodokos }, shorthand = {Plat. Dem.}, shortauthor = {Platon}, keywords = {ancient}, options = {antik}}</text:p>
          </table:table-cell>
          <table:table-cell table:formula="of:=&quot;\item[&quot;&amp;[.E400] &amp; &quot;] &quot; &amp;[.C400]&amp; &quot; &quot; &amp;[.D400] &amp; &quot;\newline \textbf{&quot; &amp; [.F400] &amp;&quot;}&quot;" office:value-type="string" office:string-value="\item[Plat. Dem.] Platon Demodokos\newline \textbf{Plat_Dem}">
            <text:p>\item[Plat. Dem.] Platon Demodokos\newline \textbf{Plat_De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n.</text:p>
          </table:table-cell>
          <table:table-cell office:value-type="string">
            <text:p>Platon</text:p>
          </table:table-cell>
          <table:table-cell office:value-type="string">
            <text:p>epinomis</text:p>
          </table:table-cell>
          <table:table-cell office:value-type="string">
            <text:p>Plat. epin.</text:p>
          </table:table-cell>
          <table:table-cell office:value-type="string">
            <text:p>Plat_ep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1]&amp;&quot;,&quot;&amp;&quot;author ={&quot;&amp;[.G401]&amp;&quot;}, title ={&quot;&amp;[.D401]&amp;&quot;}, publisher = HUP, location = {Cambridge, MA and London}, year = {&quot;&amp; [.K401] &amp; &quot;}, volume = {&quot; &amp; [.M401] &amp;&quot;}, series = LCL-lang, shortseries = LCL-kurz, origtitle = {&quot; &amp; [.D401] &amp; &quot;}, origlanguage = {&quot; &amp; [.J401] &amp; &quot;}, translator = {&quot; &amp; [.N401] &amp; &quot;}, editor = {&quot; &amp; [.O401] &amp; &quot;}, shorthand = {&quot; &amp; [.E401]&amp; &quot;}, shortauthor = {&quot; &amp; [.C401]&amp; &quot;}, keywords = {ancient}, options = {antik},&quot;&amp;&quot;}&quot;" office:value-type="string" office:string-value="@Book{Plat_epin,author ={Platon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">
            <text:p>@Book{Plat_epin,author ={Platon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</text:p>
          </table:table-cell>
          <table:table-cell table:formula="of:=&quot;@Book{&quot; &amp;[.F401] &amp; &quot;,author ={&quot; &amp; [.G401] &amp;&quot;},  origtitle = {&quot; &amp; [.D401] &amp;&quot; }, shorthand = {&quot; &amp; [.E401]&amp;&quot;}, shortauthor = {&quot;&amp; [.C401]&amp; &quot;}, keywords = {ancient}, options = {antik}}&quot;" office:value-type="string" office:string-value="@Book{Plat_epin,author ={Platon},  origtitle = {epinomis }, shorthand = {Plat. epin.}, shortauthor = {Platon}, keywords = {ancient}, options = {antik}}">
            <text:p>@Book{Plat_epin,author ={Platon}, <text:s/>origtitle = {epinomis }, shorthand = {Plat. epin.}, shortauthor = {Platon}, keywords = {ancient}, options = {antik}}</text:p>
          </table:table-cell>
          <table:table-cell table:formula="of:=&quot;\item[&quot;&amp;[.E401] &amp; &quot;] &quot; &amp;[.C401]&amp; &quot; &quot; &amp;[.D401] &amp; &quot;\newline \textbf{&quot; &amp; [.F401] &amp;&quot;}&quot;" office:value-type="string" office:string-value="\item[Plat. epin.] Platon epinomis\newline \textbf{Plat_epin}">
            <text:p>\item[Plat. epin.] Platon epinomis\newline \textbf{Plat_ep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st.</text:p>
          </table:table-cell>
          <table:table-cell office:value-type="string">
            <text:p>Platon</text:p>
          </table:table-cell>
          <table:table-cell office:value-type="string">
            <text:p>epistulae</text:p>
          </table:table-cell>
          <table:table-cell office:value-type="string">
            <text:p>Plat. epist.</text:p>
          </table:table-cell>
          <table:table-cell office:value-type="string">
            <text:p>Plat_epis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2]&amp;&quot;,&quot;&amp;&quot;author ={&quot;&amp;[.G402]&amp;&quot;}, title ={&quot;&amp;[.D402]&amp;&quot;}, publisher = HUP, location = {Cambridge, MA and London}, year = {&quot;&amp; [.K402] &amp; &quot;}, volume = {&quot; &amp; [.M402] &amp;&quot;}, series = LCL-lang, shortseries = LCL-kurz, origtitle = {&quot; &amp; [.D402] &amp; &quot;}, origlanguage = {&quot; &amp; [.J402] &amp; &quot;}, translator = {&quot; &amp; [.N402] &amp; &quot;}, editor = {&quot; &amp; [.O402] &amp; &quot;}, shorthand = {&quot; &amp; [.E402]&amp; &quot;}, shortauthor = {&quot; &amp; [.C402]&amp; &quot;}, keywords = {ancient}, options = {antik},&quot;&amp;&quot;}&quot;" office:value-type="string" office:string-value="@Book{Plat_epist,author ={Platon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">
            <text:p>@Book{Plat_epist,author ={Platon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</text:p>
          </table:table-cell>
          <table:table-cell table:formula="of:=&quot;@Book{&quot; &amp;[.F402] &amp; &quot;,author ={&quot; &amp; [.G402] &amp;&quot;},  origtitle = {&quot; &amp; [.D402] &amp;&quot; }, shorthand = {&quot; &amp; [.E402]&amp;&quot;}, shortauthor = {&quot;&amp; [.C402]&amp; &quot;}, keywords = {ancient}, options = {antik}}&quot;" office:value-type="string" office:string-value="@Book{Plat_epist,author ={Platon},  origtitle = {epistulae }, shorthand = {Plat. epist.}, shortauthor = {Platon}, keywords = {ancient}, options = {antik}}">
            <text:p>@Book{Plat_epist,author ={Platon}, <text:s/>origtitle = {epistulae }, shorthand = {Plat. epist.}, shortauthor = {Platon}, keywords = {ancient}, options = {antik}}</text:p>
          </table:table-cell>
          <table:table-cell table:formula="of:=&quot;\item[&quot;&amp;[.E402] &amp; &quot;] &quot; &amp;[.C402]&amp; &quot; &quot; &amp;[.D402] &amp; &quot;\newline \textbf{&quot; &amp; [.F402] &amp;&quot;}&quot;" office:value-type="string" office:string-value="\item[Plat. epist.] Platon epistulae\newline \textbf{Plat_epist}">
            <text:p>\item[Plat. epist.] Platon epistulae\newline \textbf{Plat_epis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as.</text:p>
          </table:table-cell>
          <table:table-cell office:value-type="string">
            <text:p>Platon</text:p>
          </table:table-cell>
          <table:table-cell office:value-type="string">
            <text:p>erastae</text:p>
          </table:table-cell>
          <table:table-cell office:value-type="string">
            <text:p>Plat. eras.</text:p>
          </table:table-cell>
          <table:table-cell office:value-type="string">
            <text:p>Plat_era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3]&amp;&quot;,&quot;&amp;&quot;author ={&quot;&amp;[.G403]&amp;&quot;}, title ={&quot;&amp;[.D403]&amp;&quot;}, publisher = HUP, location = {Cambridge, MA and London}, year = {&quot;&amp; [.K403] &amp; &quot;}, volume = {&quot; &amp; [.M403] &amp;&quot;}, series = LCL-lang, shortseries = LCL-kurz, origtitle = {&quot; &amp; [.D403] &amp; &quot;}, origlanguage = {&quot; &amp; [.J403] &amp; &quot;}, translator = {&quot; &amp; [.N403] &amp; &quot;}, editor = {&quot; &amp; [.O403] &amp; &quot;}, shorthand = {&quot; &amp; [.E403]&amp; &quot;}, shortauthor = {&quot; &amp; [.C403]&amp; &quot;}, keywords = {ancient}, options = {antik},&quot;&amp;&quot;}&quot;" office:value-type="string" office:string-value="@Book{Plat_eras,author ={Platon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">
            <text:p>@Book{Plat_eras,author ={Platon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</text:p>
          </table:table-cell>
          <table:table-cell table:formula="of:=&quot;@Book{&quot; &amp;[.F403] &amp; &quot;,author ={&quot; &amp; [.G403] &amp;&quot;},  origtitle = {&quot; &amp; [.D403] &amp;&quot; }, shorthand = {&quot; &amp; [.E403]&amp;&quot;}, shortauthor = {&quot;&amp; [.C403]&amp; &quot;}, keywords = {ancient}, options = {antik}}&quot;" office:value-type="string" office:string-value="@Book{Plat_eras,author ={Platon},  origtitle = {erastae }, shorthand = {Plat. eras.}, shortauthor = {Platon}, keywords = {ancient}, options = {antik}}">
            <text:p>@Book{Plat_eras,author ={Platon}, <text:s/>origtitle = {erastae }, shorthand = {Plat. eras.}, shortauthor = {Platon}, keywords = {ancient}, options = {antik}}</text:p>
          </table:table-cell>
          <table:table-cell table:formula="of:=&quot;\item[&quot;&amp;[.E403] &amp; &quot;] &quot; &amp;[.C403]&amp; &quot; &quot; &amp;[.D403] &amp; &quot;\newline \textbf{&quot; &amp; [.F403] &amp;&quot;}&quot;" office:value-type="string" office:string-value="\item[Plat. eras.] Platon erastae\newline \textbf{Plat_eras}">
            <text:p>\item[Plat. eras.] Platon erastae\newline \textbf{Plat_era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yx.</text:p>
          </table:table-cell>
          <table:table-cell office:value-type="string">
            <text:p>Platon</text:p>
          </table:table-cell>
          <table:table-cell office:value-type="string">
            <text:p>Eryxias</text:p>
          </table:table-cell>
          <table:table-cell office:value-type="string">
            <text:p>Plat. Eryx.</text:p>
          </table:table-cell>
          <table:table-cell office:value-type="string">
            <text:p>Plat_Ery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4]&amp;&quot;,&quot;&amp;&quot;author ={&quot;&amp;[.G404]&amp;&quot;}, title ={&quot;&amp;[.D404]&amp;&quot;}, publisher = HUP, location = {Cambridge, MA and London}, year = {&quot;&amp; [.K404] &amp; &quot;}, volume = {&quot; &amp; [.M404] &amp;&quot;}, series = LCL-lang, shortseries = LCL-kurz, origtitle = {&quot; &amp; [.D404] &amp; &quot;}, origlanguage = {&quot; &amp; [.J404] &amp; &quot;}, translator = {&quot; &amp; [.N404] &amp; &quot;}, editor = {&quot; &amp; [.O404] &amp; &quot;}, shorthand = {&quot; &amp; [.E404]&amp; &quot;}, shortauthor = {&quot; &amp; [.C404]&amp; &quot;}, keywords = {ancient}, options = {antik},&quot;&amp;&quot;}&quot;" office:value-type="string" office:string-value="@Book{Plat_Eryx,author ={Platon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">
            <text:p>@Book{Plat_Eryx,author ={Platon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</text:p>
          </table:table-cell>
          <table:table-cell table:formula="of:=&quot;@Book{&quot; &amp;[.F404] &amp; &quot;,author ={&quot; &amp; [.G404] &amp;&quot;},  origtitle = {&quot; &amp; [.D404] &amp;&quot; }, shorthand = {&quot; &amp; [.E404]&amp;&quot;}, shortauthor = {&quot;&amp; [.C404]&amp; &quot;}, keywords = {ancient}, options = {antik}}&quot;" office:value-type="string" office:string-value="@Book{Plat_Eryx,author ={Platon},  origtitle = {Eryxias }, shorthand = {Plat. Eryx.}, shortauthor = {Platon}, keywords = {ancient}, options = {antik}}">
            <text:p>@Book{Plat_Eryx,author ={Platon}, <text:s/>origtitle = {Eryxias }, shorthand = {Plat. Eryx.}, shortauthor = {Platon}, keywords = {ancient}, options = {antik}}</text:p>
          </table:table-cell>
          <table:table-cell table:formula="of:=&quot;\item[&quot;&amp;[.E404] &amp; &quot;] &quot; &amp;[.C404]&amp; &quot; &quot; &amp;[.D404] &amp; &quot;\newline \textbf{&quot; &amp; [.F404] &amp;&quot;}&quot;" office:value-type="string" office:string-value="\item[Plat. Eryx.] Platon Eryxias\newline \textbf{Plat_Eryx}">
            <text:p>\item[Plat. Eryx.] Platon Eryxias\newline \textbf{Plat_Ery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d.</text:p>
          </table:table-cell>
          <table:table-cell office:value-type="string">
            <text:p>Platon</text:p>
          </table:table-cell>
          <table:table-cell office:value-type="string">
            <text:p>Euthydemos</text:p>
          </table:table-cell>
          <table:table-cell office:value-type="string">
            <text:p>Plat. Euthyd.</text:p>
          </table:table-cell>
          <table:table-cell office:value-type="string">
            <text:p>Plat_Euthyd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5]&amp;&quot;,&quot;&amp;&quot;author ={&quot;&amp;[.G405]&amp;&quot;}, title ={&quot;&amp;[.D405]&amp;&quot;}, publisher = HUP, location = {Cambridge, MA and London}, year = {&quot;&amp; [.K405] &amp; &quot;}, volume = {&quot; &amp; [.M405] &amp;&quot;}, series = LCL-lang, shortseries = LCL-kurz, origtitle = {&quot; &amp; [.D405] &amp; &quot;}, origlanguage = {&quot; &amp; [.J405] &amp; &quot;}, translator = {&quot; &amp; [.N405] &amp; &quot;}, editor = {&quot; &amp; [.O405] &amp; &quot;}, shorthand = {&quot; &amp; [.E405]&amp; &quot;}, shortauthor = {&quot; &amp; [.C405]&amp; &quot;}, keywords = {ancient}, options = {antik},&quot;&amp;&quot;}&quot;" office:value-type="string" office:string-value="@Book{Plat_Euthyd,author ={Platon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">
            <text:p>@Book{Plat_Euthyd,author ={Platon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</text:p>
          </table:table-cell>
          <table:table-cell table:formula="of:=&quot;@Book{&quot; &amp;[.F405] &amp; &quot;,author ={&quot; &amp; [.G405] &amp;&quot;},  origtitle = {&quot; &amp; [.D405] &amp;&quot; }, shorthand = {&quot; &amp; [.E405]&amp;&quot;}, shortauthor = {&quot;&amp; [.C405]&amp; &quot;}, keywords = {ancient}, options = {antik}}&quot;" office:value-type="string" office:string-value="@Book{Plat_Euthyd,author ={Platon},  origtitle = {Euthydemos }, shorthand = {Plat. Euthyd.}, shortauthor = {Platon}, keywords = {ancient}, options = {antik}}">
            <text:p>@Book{Plat_Euthyd,author ={Platon}, <text:s/>origtitle = {Euthydemos }, shorthand = {Plat. Euthyd.}, shortauthor = {Platon}, keywords = {ancient}, options = {antik}}</text:p>
          </table:table-cell>
          <table:table-cell table:formula="of:=&quot;\item[&quot;&amp;[.E405] &amp; &quot;] &quot; &amp;[.C405]&amp; &quot; &quot; &amp;[.D405] &amp; &quot;\newline \textbf{&quot; &amp; [.F405] &amp;&quot;}&quot;" office:value-type="string" office:string-value="\item[Plat. Euthyd.] Platon Euthydemos\newline \textbf{Plat_Euthyd}">
            <text:p>\item[Plat. Euthyd.] Platon Euthydemos\newline \textbf{Plat_Euthyd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phr.</text:p>
          </table:table-cell>
          <table:table-cell office:value-type="string">
            <text:p>Platon</text:p>
          </table:table-cell>
          <table:table-cell office:value-type="string">
            <text:p>Euthyphron</text:p>
          </table:table-cell>
          <table:table-cell office:value-type="string">
            <text:p>Plat. Euthyphr.</text:p>
          </table:table-cell>
          <table:table-cell office:value-type="string">
            <text:p>Plat_Euthyphr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6]&amp;&quot;,&quot;&amp;&quot;author ={&quot;&amp;[.G406]&amp;&quot;}, title ={&quot;&amp;[.D406]&amp;&quot;}, publisher = HUP, location = {Cambridge, MA and London}, year = {&quot;&amp; [.K406] &amp; &quot;}, volume = {&quot; &amp; [.M406] &amp;&quot;}, series = LCL-lang, shortseries = LCL-kurz, origtitle = {&quot; &amp; [.D406] &amp; &quot;}, origlanguage = {&quot; &amp; [.J406] &amp; &quot;}, translator = {&quot; &amp; [.N406] &amp; &quot;}, editor = {&quot; &amp; [.O406] &amp; &quot;}, shorthand = {&quot; &amp; [.E406]&amp; &quot;}, shortauthor = {&quot; &amp; [.C406]&amp; &quot;}, keywords = {ancient}, options = {antik},&quot;&amp;&quot;}&quot;" office:value-type="string" office:string-value="@Book{Plat_Euthyphr,author ={Platon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">
            <text:p>@Book{Plat_Euthyphr,author ={Platon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</text:p>
          </table:table-cell>
          <table:table-cell table:formula="of:=&quot;@Book{&quot; &amp;[.F406] &amp; &quot;,author ={&quot; &amp; [.G406] &amp;&quot;},  origtitle = {&quot; &amp; [.D406] &amp;&quot; }, shorthand = {&quot; &amp; [.E406]&amp;&quot;}, shortauthor = {&quot;&amp; [.C406]&amp; &quot;}, keywords = {ancient}, options = {antik}}&quot;" office:value-type="string" office:string-value="@Book{Plat_Euthyphr,author ={Platon},  origtitle = {Euthyphron }, shorthand = {Plat. Euthyphr.}, shortauthor = {Platon}, keywords = {ancient}, options = {antik}}">
            <text:p>@Book{Plat_Euthyphr,author ={Platon}, <text:s/>origtitle = {Euthyphron }, shorthand = {Plat. Euthyphr.}, shortauthor = {Platon}, keywords = {ancient}, options = {antik}}</text:p>
          </table:table-cell>
          <table:table-cell table:formula="of:=&quot;\item[&quot;&amp;[.E406] &amp; &quot;] &quot; &amp;[.C406]&amp; &quot; &quot; &amp;[.D406] &amp; &quot;\newline \textbf{&quot; &amp; [.F406] &amp;&quot;}&quot;" office:value-type="string" office:string-value="\item[Plat. Euthyphr.] Platon Euthyphron\newline \textbf{Plat_Euthyphr}">
            <text:p>\item[Plat. Euthyphr.] Platon Euthyphron\newline \textbf{Plat_Euthyphr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Gorg.</text:p>
          </table:table-cell>
          <table:table-cell office:value-type="string">
            <text:p>Platon</text:p>
          </table:table-cell>
          <table:table-cell office:value-type="string">
            <text:p>Gorgias</text:p>
          </table:table-cell>
          <table:table-cell office:value-type="string">
            <text:p>Plat. Gorg.</text:p>
          </table:table-cell>
          <table:table-cell office:value-type="string">
            <text:p>Plat_Gor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7]&amp;&quot;,&quot;&amp;&quot;author ={&quot;&amp;[.G407]&amp;&quot;}, title ={&quot;&amp;[.D407]&amp;&quot;}, publisher = HUP, location = {Cambridge, MA and London}, year = {&quot;&amp; [.K407] &amp; &quot;}, volume = {&quot; &amp; [.M407] &amp;&quot;}, series = LCL-lang, shortseries = LCL-kurz, origtitle = {&quot; &amp; [.D407] &amp; &quot;}, origlanguage = {&quot; &amp; [.J407] &amp; &quot;}, translator = {&quot; &amp; [.N407] &amp; &quot;}, editor = {&quot; &amp; [.O407] &amp; &quot;}, shorthand = {&quot; &amp; [.E407]&amp; &quot;}, shortauthor = {&quot; &amp; [.C407]&amp; &quot;}, keywords = {ancient}, options = {antik},&quot;&amp;&quot;}&quot;" office:value-type="string" office:string-value="@Book{Plat_Gorg,author ={Platon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">
            <text:p>@Book{Plat_Gorg,author ={Platon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</text:p>
          </table:table-cell>
          <table:table-cell table:formula="of:=&quot;@Book{&quot; &amp;[.F407] &amp; &quot;,author ={&quot; &amp; [.G407] &amp;&quot;},  origtitle = {&quot; &amp; [.D407] &amp;&quot; }, shorthand = {&quot; &amp; [.E407]&amp;&quot;}, shortauthor = {&quot;&amp; [.C407]&amp; &quot;}, keywords = {ancient}, options = {antik}}&quot;" office:value-type="string" office:string-value="@Book{Plat_Gorg,author ={Platon},  origtitle = {Gorgias }, shorthand = {Plat. Gorg.}, shortauthor = {Platon}, keywords = {ancient}, options = {antik}}">
            <text:p>@Book{Plat_Gorg,author ={Platon}, <text:s/>origtitle = {Gorgias }, shorthand = {Plat. Gorg.}, shortauthor = {Platon}, keywords = {ancient}, options = {antik}}</text:p>
          </table:table-cell>
          <table:table-cell table:formula="of:=&quot;\item[&quot;&amp;[.E407] &amp; &quot;] &quot; &amp;[.C407]&amp; &quot; &quot; &amp;[.D407] &amp; &quot;\newline \textbf{&quot; &amp; [.F407] &amp;&quot;}&quot;" office:value-type="string" office:string-value="\item[Plat. Gorg.] Platon Gorgias\newline \textbf{Plat_Gorg}">
            <text:p>\item[Plat. Gorg.] Platon Gorgias\newline \textbf{Plat_Gor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ai.</text:p>
          </table:table-cell>
          <table:table-cell office:value-type="string">
            <text:p>Platon</text:p>
          </table:table-cell>
          <table:table-cell office:value-type="string">
            <text:p>Hippias maior</text:p>
          </table:table-cell>
          <table:table-cell office:value-type="string">
            <text:p>Plat. Hipp. mai.</text:p>
          </table:table-cell>
          <table:table-cell office:value-type="string">
            <text:p>Plat_Hipp_mai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8]&amp;&quot;,&quot;&amp;&quot;author ={&quot;&amp;[.G408]&amp;&quot;}, title ={&quot;&amp;[.D408]&amp;&quot;}, publisher = HUP, location = {Cambridge, MA and London}, year = {&quot;&amp; [.K408] &amp; &quot;}, volume = {&quot; &amp; [.M408] &amp;&quot;}, series = LCL-lang, shortseries = LCL-kurz, origtitle = {&quot; &amp; [.D408] &amp; &quot;}, origlanguage = {&quot; &amp; [.J408] &amp; &quot;}, translator = {&quot; &amp; [.N408] &amp; &quot;}, editor = {&quot; &amp; [.O408] &amp; &quot;}, shorthand = {&quot; &amp; [.E408]&amp; &quot;}, shortauthor = {&quot; &amp; [.C408]&amp; &quot;}, keywords = {ancient}, options = {antik},&quot;&amp;&quot;}&quot;" office:value-type="string" office:string-value="@Book{Plat_Hipp_mai,author ={Platon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">
            <text:p>@Book{Plat_Hipp_mai,author ={Platon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</text:p>
          </table:table-cell>
          <table:table-cell table:formula="of:=&quot;@Book{&quot; &amp;[.F408] &amp; &quot;,author ={&quot; &amp; [.G408] &amp;&quot;},  origtitle = {&quot; &amp; [.D408] &amp;&quot; }, shorthand = {&quot; &amp; [.E408]&amp;&quot;}, shortauthor = {&quot;&amp; [.C408]&amp; &quot;}, keywords = {ancient}, options = {antik}}&quot;" office:value-type="string" office:string-value="@Book{Plat_Hipp_mai,author ={Platon},  origtitle = {Hippias maior }, shorthand = {Plat. Hipp. mai.}, shortauthor = {Platon}, keywords = {ancient}, options = {antik}}">
            <text:p>@Book{Plat_Hipp_mai,author ={Platon}, <text:s/>origtitle = {Hippias maior }, shorthand = {Plat. Hipp. mai.}, shortauthor = {Platon}, keywords = {ancient}, options = {antik}}</text:p>
          </table:table-cell>
          <table:table-cell table:formula="of:=&quot;\item[&quot;&amp;[.E408] &amp; &quot;] &quot; &amp;[.C408]&amp; &quot; &quot; &amp;[.D408] &amp; &quot;\newline \textbf{&quot; &amp; [.F408] &amp;&quot;}&quot;" office:value-type="string" office:string-value="\item[Plat. Hipp. mai.] Platon Hippias maior\newline \textbf{Plat_Hipp_mai}">
            <text:p>\item[Plat. Hipp. mai.] Platon Hippias maior\newline \textbf{Plat_Hipp_mai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in.</text:p>
          </table:table-cell>
          <table:table-cell office:value-type="string">
            <text:p>Platon</text:p>
          </table:table-cell>
          <table:table-cell office:value-type="string">
            <text:p>Hippias minor</text:p>
          </table:table-cell>
          <table:table-cell office:value-type="string">
            <text:p>Plat. Hipp. min.</text:p>
          </table:table-cell>
          <table:table-cell office:value-type="string">
            <text:p>Plat_Hipp_m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9]&amp;&quot;,&quot;&amp;&quot;author ={&quot;&amp;[.G409]&amp;&quot;}, title ={&quot;&amp;[.D409]&amp;&quot;}, publisher = HUP, location = {Cambridge, MA and London}, year = {&quot;&amp; [.K409] &amp; &quot;}, volume = {&quot; &amp; [.M409] &amp;&quot;}, series = LCL-lang, shortseries = LCL-kurz, origtitle = {&quot; &amp; [.D409] &amp; &quot;}, origlanguage = {&quot; &amp; [.J409] &amp; &quot;}, translator = {&quot; &amp; [.N409] &amp; &quot;}, editor = {&quot; &amp; [.O409] &amp; &quot;}, shorthand = {&quot; &amp; [.E409]&amp; &quot;}, shortauthor = {&quot; &amp; [.C409]&amp; &quot;}, keywords = {ancient}, options = {antik},&quot;&amp;&quot;}&quot;" office:value-type="string" office:string-value="@Book{Plat_Hipp_min,author ={Platon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">
            <text:p>@Book{Plat_Hipp_min,author ={Platon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</text:p>
          </table:table-cell>
          <table:table-cell table:formula="of:=&quot;@Book{&quot; &amp;[.F409] &amp; &quot;,author ={&quot; &amp; [.G409] &amp;&quot;},  origtitle = {&quot; &amp; [.D409] &amp;&quot; }, shorthand = {&quot; &amp; [.E409]&amp;&quot;}, shortauthor = {&quot;&amp; [.C409]&amp; &quot;}, keywords = {ancient}, options = {antik}}&quot;" office:value-type="string" office:string-value="@Book{Plat_Hipp_min,author ={Platon},  origtitle = {Hippias minor }, shorthand = {Plat. Hipp. min.}, shortauthor = {Platon}, keywords = {ancient}, options = {antik}}">
            <text:p>@Book{Plat_Hipp_min,author ={Platon}, <text:s/>origtitle = {Hippias minor }, shorthand = {Plat. Hipp. min.}, shortauthor = {Platon}, keywords = {ancient}, options = {antik}}</text:p>
          </table:table-cell>
          <table:table-cell table:formula="of:=&quot;\item[&quot;&amp;[.E409] &amp; &quot;] &quot; &amp;[.C409]&amp; &quot; &quot; &amp;[.D409] &amp; &quot;\newline \textbf{&quot; &amp; [.F409] &amp;&quot;}&quot;" office:value-type="string" office:string-value="\item[Plat. Hipp. min.] Platon Hippias minor\newline \textbf{Plat_Hipp_min}">
            <text:p>\item[Plat. Hipp. min.] Platon Hippias minor\newline \textbf{Plat_Hipp_m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arch.</text:p>
          </table:table-cell>
          <table:table-cell office:value-type="string">
            <text:p>Platon</text:p>
          </table:table-cell>
          <table:table-cell office:value-type="string">
            <text:p>Hipparchos</text:p>
          </table:table-cell>
          <table:table-cell office:value-type="string">
            <text:p>Plat. Hipparch.</text:p>
          </table:table-cell>
          <table:table-cell office:value-type="string">
            <text:p>Plat_Hipparc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0]&amp;&quot;,&quot;&amp;&quot;author ={&quot;&amp;[.G410]&amp;&quot;}, title ={&quot;&amp;[.D410]&amp;&quot;}, publisher = HUP, location = {Cambridge, MA and London}, year = {&quot;&amp; [.K410] &amp; &quot;}, volume = {&quot; &amp; [.M410] &amp;&quot;}, series = LCL-lang, shortseries = LCL-kurz, origtitle = {&quot; &amp; [.D410] &amp; &quot;}, origlanguage = {&quot; &amp; [.J410] &amp; &quot;}, translator = {&quot; &amp; [.N410] &amp; &quot;}, editor = {&quot; &amp; [.O410] &amp; &quot;}, shorthand = {&quot; &amp; [.E410]&amp; &quot;}, shortauthor = {&quot; &amp; [.C410]&amp; &quot;}, keywords = {ancient}, options = {antik},&quot;&amp;&quot;}&quot;" office:value-type="string" office:string-value="@Book{Plat_Hipparch,author ={Platon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">
            <text:p>@Book{Plat_Hipparch,author ={Platon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</text:p>
          </table:table-cell>
          <table:table-cell table:formula="of:=&quot;@Book{&quot; &amp;[.F410] &amp; &quot;,author ={&quot; &amp; [.G410] &amp;&quot;},  origtitle = {&quot; &amp; [.D410] &amp;&quot; }, shorthand = {&quot; &amp; [.E410]&amp;&quot;}, shortauthor = {&quot;&amp; [.C410]&amp; &quot;}, keywords = {ancient}, options = {antik}}&quot;" office:value-type="string" office:string-value="@Book{Plat_Hipparch,author ={Platon},  origtitle = {Hipparchos }, shorthand = {Plat. Hipparch.}, shortauthor = {Platon}, keywords = {ancient}, options = {antik}}">
            <text:p>@Book{Plat_Hipparch,author ={Platon}, <text:s/>origtitle = {Hipparchos }, shorthand = {Plat. Hipparch.}, shortauthor = {Platon}, keywords = {ancient}, options = {antik}}</text:p>
          </table:table-cell>
          <table:table-cell table:formula="of:=&quot;\item[&quot;&amp;[.E410] &amp; &quot;] &quot; &amp;[.C410]&amp; &quot; &quot; &amp;[.D410] &amp; &quot;\newline \textbf{&quot; &amp; [.F410] &amp;&quot;}&quot;" office:value-type="string" office:string-value="\item[Plat. Hipparch.] Platon Hipparchos\newline \textbf{Plat_Hipparch}">
            <text:p>\item[Plat. Hipparch.] Platon Hipparchos\newline \textbf{Plat_Hipparc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Ion</text:p>
          </table:table-cell>
          <table:table-cell office:value-type="string">
            <text:p>Platon</text:p>
          </table:table-cell>
          <table:table-cell office:value-type="string">
            <text:p>Ion</text:p>
          </table:table-cell>
          <table:table-cell office:value-type="string">
            <text:p>Plat. Ion</text:p>
          </table:table-cell>
          <table:table-cell office:value-type="string">
            <text:p>Plat_Io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1]&amp;&quot;,&quot;&amp;&quot;author ={&quot;&amp;[.G411]&amp;&quot;}, title ={&quot;&amp;[.D411]&amp;&quot;}, publisher = HUP, location = {Cambridge, MA and London}, year = {&quot;&amp; [.K411] &amp; &quot;}, volume = {&quot; &amp; [.M411] &amp;&quot;}, series = LCL-lang, shortseries = LCL-kurz, origtitle = {&quot; &amp; [.D411] &amp; &quot;}, origlanguage = {&quot; &amp; [.J411] &amp; &quot;}, translator = {&quot; &amp; [.N411] &amp; &quot;}, editor = {&quot; &amp; [.O411] &amp; &quot;}, shorthand = {&quot; &amp; [.E411]&amp; &quot;}, shortauthor = {&quot; &amp; [.C411]&amp; &quot;}, keywords = {ancient}, options = {antik},&quot;&amp;&quot;}&quot;" office:value-type="string" office:string-value="@Book{Plat_Ion,author ={Platon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">
            <text:p>@Book{Plat_Ion,author ={Platon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</text:p>
          </table:table-cell>
          <table:table-cell table:formula="of:=&quot;@Book{&quot; &amp;[.F411] &amp; &quot;,author ={&quot; &amp; [.G411] &amp;&quot;},  origtitle = {&quot; &amp; [.D411] &amp;&quot; }, shorthand = {&quot; &amp; [.E411]&amp;&quot;}, shortauthor = {&quot;&amp; [.C411]&amp; &quot;}, keywords = {ancient}, options = {antik}}&quot;" office:value-type="string" office:string-value="@Book{Plat_Ion,author ={Platon},  origtitle = {Ion }, shorthand = {Plat. Ion}, shortauthor = {Platon}, keywords = {ancient}, options = {antik}}">
            <text:p>@Book{Plat_Ion,author ={Platon}, <text:s/>origtitle = {Ion }, shorthand = {Plat. Ion}, shortauthor = {Platon}, keywords = {ancient}, options = {antik}}</text:p>
          </table:table-cell>
          <table:table-cell table:formula="of:=&quot;\item[&quot;&amp;[.E411] &amp; &quot;] &quot; &amp;[.C411]&amp; &quot; &quot; &amp;[.D411] &amp; &quot;\newline \textbf{&quot; &amp; [.F411] &amp;&quot;}&quot;" office:value-type="string" office:string-value="\item[Plat. Ion] Platon Ion\newline \textbf{Plat_Ion}">
            <text:p>\item[Plat. Ion] Platon Ion\newline \textbf{Plat_Io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leit.</text:p>
          </table:table-cell>
          <table:table-cell office:value-type="string">
            <text:p>Platon</text:p>
          </table:table-cell>
          <table:table-cell office:value-type="string">
            <text:p>Kleitophon</text:p>
          </table:table-cell>
          <table:table-cell office:value-type="string">
            <text:p>Plat. Kleit.</text:p>
          </table:table-cell>
          <table:table-cell office:value-type="string">
            <text:p>Plat_Kle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2]&amp;&quot;,&quot;&amp;&quot;author ={&quot;&amp;[.G412]&amp;&quot;}, title ={&quot;&amp;[.D412]&amp;&quot;}, publisher = HUP, location = {Cambridge, MA and London}, year = {&quot;&amp; [.K412] &amp; &quot;}, volume = {&quot; &amp; [.M412] &amp;&quot;}, series = LCL-lang, shortseries = LCL-kurz, origtitle = {&quot; &amp; [.D412] &amp; &quot;}, origlanguage = {&quot; &amp; [.J412] &amp; &quot;}, translator = {&quot; &amp; [.N412] &amp; &quot;}, editor = {&quot; &amp; [.O412] &amp; &quot;}, shorthand = {&quot; &amp; [.E412]&amp; &quot;}, shortauthor = {&quot; &amp; [.C412]&amp; &quot;}, keywords = {ancient}, options = {antik},&quot;&amp;&quot;}&quot;" office:value-type="string" office:string-value="@Book{Plat_Kleit,author ={Platon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">
            <text:p>@Book{Plat_Kleit,author ={Platon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</text:p>
          </table:table-cell>
          <table:table-cell table:formula="of:=&quot;@Book{&quot; &amp;[.F412] &amp; &quot;,author ={&quot; &amp; [.G412] &amp;&quot;},  origtitle = {&quot; &amp; [.D412] &amp;&quot; }, shorthand = {&quot; &amp; [.E412]&amp;&quot;}, shortauthor = {&quot;&amp; [.C412]&amp; &quot;}, keywords = {ancient}, options = {antik}}&quot;" office:value-type="string" office:string-value="@Book{Plat_Kleit,author ={Platon},  origtitle = {Kleitophon }, shorthand = {Plat. Kleit.}, shortauthor = {Platon}, keywords = {ancient}, options = {antik}}">
            <text:p>@Book{Plat_Kleit,author ={Platon}, <text:s/>origtitle = {Kleitophon }, shorthand = {Plat. Kleit.}, shortauthor = {Platon}, keywords = {ancient}, options = {antik}}</text:p>
          </table:table-cell>
          <table:table-cell table:formula="of:=&quot;\item[&quot;&amp;[.E412] &amp; &quot;] &quot; &amp;[.C412]&amp; &quot; &quot; &amp;[.D412] &amp; &quot;\newline \textbf{&quot; &amp; [.F412] &amp;&quot;}&quot;" office:value-type="string" office:string-value="\item[Plat. Kleit.] Platon Kleitophon\newline \textbf{Plat_Kleit}">
            <text:p>\item[Plat. Kleit.] Platon Kleitophon\newline \textbf{Plat_Kle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at.</text:p>
          </table:table-cell>
          <table:table-cell office:value-type="string">
            <text:p>Platon</text:p>
          </table:table-cell>
          <table:table-cell office:value-type="string">
            <text:p>Kratylos</text:p>
          </table:table-cell>
          <table:table-cell office:value-type="string">
            <text:p>Plat. Krat.</text:p>
          </table:table-cell>
          <table:table-cell office:value-type="string">
            <text:p>Plat_Kra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3]&amp;&quot;,&quot;&amp;&quot;author ={&quot;&amp;[.G413]&amp;&quot;}, title ={&quot;&amp;[.D413]&amp;&quot;}, publisher = HUP, location = {Cambridge, MA and London}, year = {&quot;&amp; [.K413] &amp; &quot;}, volume = {&quot; &amp; [.M413] &amp;&quot;}, series = LCL-lang, shortseries = LCL-kurz, origtitle = {&quot; &amp; [.D413] &amp; &quot;}, origlanguage = {&quot; &amp; [.J413] &amp; &quot;}, translator = {&quot; &amp; [.N413] &amp; &quot;}, editor = {&quot; &amp; [.O413] &amp; &quot;}, shorthand = {&quot; &amp; [.E413]&amp; &quot;}, shortauthor = {&quot; &amp; [.C413]&amp; &quot;}, keywords = {ancient}, options = {antik},&quot;&amp;&quot;}&quot;" office:value-type="string" office:string-value="@Book{Plat_Krat,author ={Platon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">
            <text:p>@Book{Plat_Krat,author ={Platon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</text:p>
          </table:table-cell>
          <table:table-cell table:formula="of:=&quot;@Book{&quot; &amp;[.F413] &amp; &quot;,author ={&quot; &amp; [.G413] &amp;&quot;},  origtitle = {&quot; &amp; [.D413] &amp;&quot; }, shorthand = {&quot; &amp; [.E413]&amp;&quot;}, shortauthor = {&quot;&amp; [.C413]&amp; &quot;}, keywords = {ancient}, options = {antik}}&quot;" office:value-type="string" office:string-value="@Book{Plat_Krat,author ={Platon},  origtitle = {Kratylos }, shorthand = {Plat. Krat.}, shortauthor = {Platon}, keywords = {ancient}, options = {antik}}">
            <text:p>@Book{Plat_Krat,author ={Platon}, <text:s/>origtitle = {Kratylos }, shorthand = {Plat. Krat.}, shortauthor = {Platon}, keywords = {ancient}, options = {antik}}</text:p>
          </table:table-cell>
          <table:table-cell table:formula="of:=&quot;\item[&quot;&amp;[.E413] &amp; &quot;] &quot; &amp;[.C413]&amp; &quot; &quot; &amp;[.D413] &amp; &quot;\newline \textbf{&quot; &amp; [.F413] &amp;&quot;}&quot;" office:value-type="string" office:string-value="\item[Plat. Krat.] Platon Kratylos\newline \textbf{Plat_Krat}">
            <text:p>\item[Plat. Krat.] Platon Kratylos\newline \textbf{Plat_Kra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.</text:p>
          </table:table-cell>
          <table:table-cell office:value-type="string">
            <text:p>Platon</text:p>
          </table:table-cell>
          <table:table-cell office:value-type="string">
            <text:p>Kriton</text:p>
          </table:table-cell>
          <table:table-cell office:value-type="string">
            <text:p>Plat. Krit.</text:p>
          </table:table-cell>
          <table:table-cell office:value-type="string">
            <text:p>Plat_Kr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4]&amp;&quot;,&quot;&amp;&quot;author ={&quot;&amp;[.G414]&amp;&quot;}, title ={&quot;&amp;[.D414]&amp;&quot;}, publisher = HUP, location = {Cambridge, MA and London}, year = {&quot;&amp; [.K414] &amp; &quot;}, volume = {&quot; &amp; [.M414] &amp;&quot;}, series = LCL-lang, shortseries = LCL-kurz, origtitle = {&quot; &amp; [.D414] &amp; &quot;}, origlanguage = {&quot; &amp; [.J414] &amp; &quot;}, translator = {&quot; &amp; [.N414] &amp; &quot;}, editor = {&quot; &amp; [.O414] &amp; &quot;}, shorthand = {&quot; &amp; [.E414]&amp; &quot;}, shortauthor = {&quot; &amp; [.C414]&amp; &quot;}, keywords = {ancient}, options = {antik},&quot;&amp;&quot;}&quot;" office:value-type="string" office:string-value="@Book{Plat_Krit,author ={Platon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">
            <text:p>@Book{Plat_Krit,author ={Platon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</text:p>
          </table:table-cell>
          <table:table-cell table:formula="of:=&quot;@Book{&quot; &amp;[.F414] &amp; &quot;,author ={&quot; &amp; [.G414] &amp;&quot;},  origtitle = {&quot; &amp; [.D414] &amp;&quot; }, shorthand = {&quot; &amp; [.E414]&amp;&quot;}, shortauthor = {&quot;&amp; [.C414]&amp; &quot;}, keywords = {ancient}, options = {antik}}&quot;" office:value-type="string" office:string-value="@Book{Plat_Krit,author ={Platon},  origtitle = {Kriton }, shorthand = {Plat. Krit.}, shortauthor = {Platon}, keywords = {ancient}, options = {antik}}">
            <text:p>@Book{Plat_Krit,author ={Platon}, <text:s/>origtitle = {Kriton }, shorthand = {Plat. Krit.}, shortauthor = {Platon}, keywords = {ancient}, options = {antik}}</text:p>
          </table:table-cell>
          <table:table-cell table:formula="of:=&quot;\item[&quot;&amp;[.E414] &amp; &quot;] &quot; &amp;[.C414]&amp; &quot; &quot; &amp;[.D414] &amp; &quot;\newline \textbf{&quot; &amp; [.F414] &amp;&quot;}&quot;" office:value-type="string" office:string-value="\item[Plat. Krit.] Platon Kriton\newline \textbf{Plat_Krit}">
            <text:p>\item[Plat. Krit.] Platon Kriton\newline \textbf{Plat_Kr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ias</text:p>
          </table:table-cell>
          <table:table-cell office:value-type="string">
            <text:p>Platon</text:p>
          </table:table-cell>
          <table:table-cell office:value-type="string">
            <text:p>Kritias</text:p>
          </table:table-cell>
          <table:table-cell office:value-type="string">
            <text:p>Plat. Kritias</text:p>
          </table:table-cell>
          <table:table-cell office:value-type="string">
            <text:p>Plat_Kritia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5]&amp;&quot;,&quot;&amp;&quot;author ={&quot;&amp;[.G415]&amp;&quot;}, title ={&quot;&amp;[.D415]&amp;&quot;}, publisher = HUP, location = {Cambridge, MA and London}, year = {&quot;&amp; [.K415] &amp; &quot;}, volume = {&quot; &amp; [.M415] &amp;&quot;}, series = LCL-lang, shortseries = LCL-kurz, origtitle = {&quot; &amp; [.D415] &amp; &quot;}, origlanguage = {&quot; &amp; [.J415] &amp; &quot;}, translator = {&quot; &amp; [.N415] &amp; &quot;}, editor = {&quot; &amp; [.O415] &amp; &quot;}, shorthand = {&quot; &amp; [.E415]&amp; &quot;}, shortauthor = {&quot; &amp; [.C415]&amp; &quot;}, keywords = {ancient}, options = {antik},&quot;&amp;&quot;}&quot;" office:value-type="string" office:string-value="@Book{Plat_Kritias,author ={Platon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">
            <text:p>@Book{Plat_Kritias,author ={Platon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</text:p>
          </table:table-cell>
          <table:table-cell table:formula="of:=&quot;@Book{&quot; &amp;[.F415] &amp; &quot;,author ={&quot; &amp; [.G415] &amp;&quot;},  origtitle = {&quot; &amp; [.D415] &amp;&quot; }, shorthand = {&quot; &amp; [.E415]&amp;&quot;}, shortauthor = {&quot;&amp; [.C415]&amp; &quot;}, keywords = {ancient}, options = {antik}}&quot;" office:value-type="string" office:string-value="@Book{Plat_Kritias,author ={Platon},  origtitle = {Kritias }, shorthand = {Plat. Kritias}, shortauthor = {Platon}, keywords = {ancient}, options = {antik}}">
            <text:p>@Book{Plat_Kritias,author ={Platon}, <text:s/>origtitle = {Kritias }, shorthand = {Plat. Kritias}, shortauthor = {Platon}, keywords = {ancient}, options = {antik}}</text:p>
          </table:table-cell>
          <table:table-cell table:formula="of:=&quot;\item[&quot;&amp;[.E415] &amp; &quot;] &quot; &amp;[.C415]&amp; &quot; &quot; &amp;[.D415] &amp; &quot;\newline \textbf{&quot; &amp; [.F415] &amp;&quot;}&quot;" office:value-type="string" office:string-value="\item[Plat. Kritias] Platon Kritias\newline \textbf{Plat_Kritias}">
            <text:p>\item[Plat. Kritias] Platon Kritias\newline \textbf{Plat_Kritia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ach.</text:p>
          </table:table-cell>
          <table:table-cell office:value-type="string">
            <text:p>Platon</text:p>
          </table:table-cell>
          <table:table-cell office:value-type="string">
            <text:p>Laches</text:p>
          </table:table-cell>
          <table:table-cell office:value-type="string">
            <text:p>Plat. Lach.</text:p>
          </table:table-cell>
          <table:table-cell office:value-type="string">
            <text:p>Plat_Lac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6]&amp;&quot;,&quot;&amp;&quot;author ={&quot;&amp;[.G416]&amp;&quot;}, title ={&quot;&amp;[.D416]&amp;&quot;}, publisher = HUP, location = {Cambridge, MA and London}, year = {&quot;&amp; [.K416] &amp; &quot;}, volume = {&quot; &amp; [.M416] &amp;&quot;}, series = LCL-lang, shortseries = LCL-kurz, origtitle = {&quot; &amp; [.D416] &amp; &quot;}, origlanguage = {&quot; &amp; [.J416] &amp; &quot;}, translator = {&quot; &amp; [.N416] &amp; &quot;}, editor = {&quot; &amp; [.O416] &amp; &quot;}, shorthand = {&quot; &amp; [.E416]&amp; &quot;}, shortauthor = {&quot; &amp; [.C416]&amp; &quot;}, keywords = {ancient}, options = {antik},&quot;&amp;&quot;}&quot;" office:value-type="string" office:string-value="@Book{Plat_Lach,author ={Platon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">
            <text:p>@Book{Plat_Lach,author ={Platon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</text:p>
          </table:table-cell>
          <table:table-cell table:formula="of:=&quot;@Book{&quot; &amp;[.F416] &amp; &quot;,author ={&quot; &amp; [.G416] &amp;&quot;},  origtitle = {&quot; &amp; [.D416] &amp;&quot; }, shorthand = {&quot; &amp; [.E416]&amp;&quot;}, shortauthor = {&quot;&amp; [.C416]&amp; &quot;}, keywords = {ancient}, options = {antik}}&quot;" office:value-type="string" office:string-value="@Book{Plat_Lach,author ={Platon},  origtitle = {Laches }, shorthand = {Plat. Lach.}, shortauthor = {Platon}, keywords = {ancient}, options = {antik}}">
            <text:p>@Book{Plat_Lach,author ={Platon}, <text:s/>origtitle = {Laches }, shorthand = {Plat. Lach.}, shortauthor = {Platon}, keywords = {ancient}, options = {antik}}</text:p>
          </table:table-cell>
          <table:table-cell table:formula="of:=&quot;\item[&quot;&amp;[.E416] &amp; &quot;] &quot; &amp;[.C416]&amp; &quot; &quot; &amp;[.D416] &amp; &quot;\newline \textbf{&quot; &amp; [.F416] &amp;&quot;}&quot;" office:value-type="string" office:string-value="\item[Plat. Lach.] Platon Laches\newline \textbf{Plat_Lach}">
            <text:p>\item[Plat. Lach.] Platon Laches\newline \textbf{Plat_Lac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eg.</text:p>
          </table:table-cell>
          <table:table-cell office:value-type="string">
            <text:p>Platon</text:p>
          </table:table-cell>
          <table:table-cell office:value-type="string">
            <text:p>leges (νόμοι)</text:p>
          </table:table-cell>
          <table:table-cell office:value-type="string">
            <text:p>Plat. leg.</text:p>
          </table:table-cell>
          <table:table-cell office:value-type="string">
            <text:p>Plat_le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7]&amp;&quot;,&quot;&amp;&quot;author ={&quot;&amp;[.G417]&amp;&quot;}, title ={&quot;&amp;[.D417]&amp;&quot;}, publisher = HUP, location = {Cambridge, MA and London}, year = {&quot;&amp; [.K417] &amp; &quot;}, volume = {&quot; &amp; [.M417] &amp;&quot;}, series = LCL-lang, shortseries = LCL-kurz, origtitle = {&quot; &amp; [.D417] &amp; &quot;}, origlanguage = {&quot; &amp; [.J417] &amp; &quot;}, translator = {&quot; &amp; [.N417] &amp; &quot;}, editor = {&quot; &amp; [.O417] &amp; &quot;}, shorthand = {&quot; &amp; [.E417]&amp; &quot;}, shortauthor = {&quot; &amp; [.C417]&amp; &quot;}, keywords = {ancient}, options = {antik},&quot;&amp;&quot;}&quot;" office:value-type="string" office:string-value="@Book{Plat_leg,author ={Platon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">
            <text:p>@Book{Plat_leg,author ={Platon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</text:p>
          </table:table-cell>
          <table:table-cell table:formula="of:=&quot;@Book{&quot; &amp;[.F417] &amp; &quot;,author ={&quot; &amp; [.G417] &amp;&quot;},  origtitle = {&quot; &amp; [.D417] &amp;&quot; }, shorthand = {&quot; &amp; [.E417]&amp;&quot;}, shortauthor = {&quot;&amp; [.C417]&amp; &quot;}, keywords = {ancient}, options = {antik}}&quot;" office:value-type="string" office:string-value="@Book{Plat_leg,author ={Platon},  origtitle = {leges (νόμοι) }, shorthand = {Plat. leg.}, shortauthor = {Platon}, keywords = {ancient}, options = {antik}}">
            <text:p>@Book{Plat_leg,author ={Platon}, <text:s/>origtitle = {leges (νόμοι) }, shorthand = {Plat. leg.}, shortauthor = {Platon}, keywords = {ancient}, options = {antik}}</text:p>
          </table:table-cell>
          <table:table-cell table:formula="of:=&quot;\item[&quot;&amp;[.E417] &amp; &quot;] &quot; &amp;[.C417]&amp; &quot; &quot; &amp;[.D417] &amp; &quot;\newline \textbf{&quot; &amp; [.F417] &amp;&quot;}&quot;" office:value-type="string" office:string-value="\item[Plat. leg.] Platon leges (νόμοι)\newline \textbf{Plat_leg}">
            <text:p>\item[Plat. leg.] Platon leges (νόμοι)\newline \textbf{Plat_le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ys.</text:p>
          </table:table-cell>
          <table:table-cell office:value-type="string">
            <text:p>Platon</text:p>
          </table:table-cell>
          <table:table-cell office:value-type="string">
            <text:p>Lysis</text:p>
          </table:table-cell>
          <table:table-cell office:value-type="string">
            <text:p>Plat. Lys.</text:p>
          </table:table-cell>
          <table:table-cell office:value-type="string">
            <text:p>Plat_Ly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8]&amp;&quot;,&quot;&amp;&quot;author ={&quot;&amp;[.G418]&amp;&quot;}, title ={&quot;&amp;[.D418]&amp;&quot;}, publisher = HUP, location = {Cambridge, MA and London}, year = {&quot;&amp; [.K418] &amp; &quot;}, volume = {&quot; &amp; [.M418] &amp;&quot;}, series = LCL-lang, shortseries = LCL-kurz, origtitle = {&quot; &amp; [.D418] &amp; &quot;}, origlanguage = {&quot; &amp; [.J418] &amp; &quot;}, translator = {&quot; &amp; [.N418] &amp; &quot;}, editor = {&quot; &amp; [.O418] &amp; &quot;}, shorthand = {&quot; &amp; [.E418]&amp; &quot;}, shortauthor = {&quot; &amp; [.C418]&amp; &quot;}, keywords = {ancient}, options = {antik},&quot;&amp;&quot;}&quot;" office:value-type="string" office:string-value="@Book{Plat_Lys,author ={Platon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">
            <text:p>@Book{Plat_Lys,author ={Platon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</text:p>
          </table:table-cell>
          <table:table-cell table:formula="of:=&quot;@Book{&quot; &amp;[.F418] &amp; &quot;,author ={&quot; &amp; [.G418] &amp;&quot;},  origtitle = {&quot; &amp; [.D418] &amp;&quot; }, shorthand = {&quot; &amp; [.E418]&amp;&quot;}, shortauthor = {&quot;&amp; [.C418]&amp; &quot;}, keywords = {ancient}, options = {antik}}&quot;" office:value-type="string" office:string-value="@Book{Plat_Lys,author ={Platon},  origtitle = {Lysis }, shorthand = {Plat. Lys.}, shortauthor = {Platon}, keywords = {ancient}, options = {antik}}">
            <text:p>@Book{Plat_Lys,author ={Platon}, <text:s/>origtitle = {Lysis }, shorthand = {Plat. Lys.}, shortauthor = {Platon}, keywords = {ancient}, options = {antik}}</text:p>
          </table:table-cell>
          <table:table-cell table:formula="of:=&quot;\item[&quot;&amp;[.E418] &amp; &quot;] &quot; &amp;[.C418]&amp; &quot; &quot; &amp;[.D418] &amp; &quot;\newline \textbf{&quot; &amp; [.F418] &amp;&quot;}&quot;" office:value-type="string" office:string-value="\item[Plat. Lys.] Platon Lysis\newline \textbf{Plat_Lys}">
            <text:p>\item[Plat. Lys.] Platon Lysis\newline \textbf{Plat_Ly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en.</text:p>
          </table:table-cell>
          <table:table-cell office:value-type="string">
            <text:p>Platon</text:p>
          </table:table-cell>
          <table:table-cell office:value-type="string">
            <text:p>Menon</text:p>
          </table:table-cell>
          <table:table-cell office:value-type="string">
            <text:p>Plat. Men.</text:p>
          </table:table-cell>
          <table:table-cell office:value-type="string">
            <text:p>Plat_Me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9]&amp;&quot;,&quot;&amp;&quot;author ={&quot;&amp;[.G419]&amp;&quot;}, title ={&quot;&amp;[.D419]&amp;&quot;}, publisher = HUP, location = {Cambridge, MA and London}, year = {&quot;&amp; [.K419] &amp; &quot;}, volume = {&quot; &amp; [.M419] &amp;&quot;}, series = LCL-lang, shortseries = LCL-kurz, origtitle = {&quot; &amp; [.D419] &amp; &quot;}, origlanguage = {&quot; &amp; [.J419] &amp; &quot;}, translator = {&quot; &amp; [.N419] &amp; &quot;}, editor = {&quot; &amp; [.O419] &amp; &quot;}, shorthand = {&quot; &amp; [.E419]&amp; &quot;}, shortauthor = {&quot; &amp; [.C419]&amp; &quot;}, keywords = {ancient}, options = {antik},&quot;&amp;&quot;}&quot;" office:value-type="string" office:string-value="@Book{Plat_Men,author ={Platon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">
            <text:p>@Book{Plat_Men,author ={Platon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</text:p>
          </table:table-cell>
          <table:table-cell table:formula="of:=&quot;@Book{&quot; &amp;[.F419] &amp; &quot;,author ={&quot; &amp; [.G419] &amp;&quot;},  origtitle = {&quot; &amp; [.D419] &amp;&quot; }, shorthand = {&quot; &amp; [.E419]&amp;&quot;}, shortauthor = {&quot;&amp; [.C419]&amp; &quot;}, keywords = {ancient}, options = {antik}}&quot;" office:value-type="string" office:string-value="@Book{Plat_Men,author ={Platon},  origtitle = {Menon }, shorthand = {Plat. Men.}, shortauthor = {Platon}, keywords = {ancient}, options = {antik}}">
            <text:p>@Book{Plat_Men,author ={Platon}, <text:s/>origtitle = {Menon }, shorthand = {Plat. Men.}, shortauthor = {Platon}, keywords = {ancient}, options = {antik}}</text:p>
          </table:table-cell>
          <table:table-cell table:formula="of:=&quot;\item[&quot;&amp;[.E419] &amp; &quot;] &quot; &amp;[.C419]&amp; &quot; &quot; &amp;[.D419] &amp; &quot;\newline \textbf{&quot; &amp; [.F419] &amp;&quot;}&quot;" office:value-type="string" office:string-value="\item[Plat. Men.] Platon Menon\newline \textbf{Plat_Men}">
            <text:p>\item[Plat. Men.] Platon Menon\newline \textbf{Plat_Me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in.</text:p>
          </table:table-cell>
          <table:table-cell office:value-type="string">
            <text:p>Platon</text:p>
          </table:table-cell>
          <table:table-cell office:value-type="string">
            <text:p>Minos</text:p>
          </table:table-cell>
          <table:table-cell office:value-type="string">
            <text:p>Plat. Min.</text:p>
          </table:table-cell>
          <table:table-cell office:value-type="string">
            <text:p>Plat_M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0]&amp;&quot;,&quot;&amp;&quot;author ={&quot;&amp;[.G420]&amp;&quot;}, title ={&quot;&amp;[.D420]&amp;&quot;}, publisher = HUP, location = {Cambridge, MA and London}, year = {&quot;&amp; [.K420] &amp; &quot;}, volume = {&quot; &amp; [.M420] &amp;&quot;}, series = LCL-lang, shortseries = LCL-kurz, origtitle = {&quot; &amp; [.D420] &amp; &quot;}, origlanguage = {&quot; &amp; [.J420] &amp; &quot;}, translator = {&quot; &amp; [.N420] &amp; &quot;}, editor = {&quot; &amp; [.O420] &amp; &quot;}, shorthand = {&quot; &amp; [.E420]&amp; &quot;}, shortauthor = {&quot; &amp; [.C420]&amp; &quot;}, keywords = {ancient}, options = {antik},&quot;&amp;&quot;}&quot;" office:value-type="string" office:string-value="@Book{Plat_Min,author ={Platon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">
            <text:p>@Book{Plat_Min,author ={Platon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</text:p>
          </table:table-cell>
          <table:table-cell table:formula="of:=&quot;@Book{&quot; &amp;[.F420] &amp; &quot;,author ={&quot; &amp; [.G420] &amp;&quot;},  origtitle = {&quot; &amp; [.D420] &amp;&quot; }, shorthand = {&quot; &amp; [.E420]&amp;&quot;}, shortauthor = {&quot;&amp; [.C420]&amp; &quot;}, keywords = {ancient}, options = {antik}}&quot;" office:value-type="string" office:string-value="@Book{Plat_Min,author ={Platon},  origtitle = {Minos }, shorthand = {Plat. Min.}, shortauthor = {Platon}, keywords = {ancient}, options = {antik}}">
            <text:p>@Book{Plat_Min,author ={Platon}, <text:s/>origtitle = {Minos }, shorthand = {Plat. Min.}, shortauthor = {Platon}, keywords = {ancient}, options = {antik}}</text:p>
          </table:table-cell>
          <table:table-cell table:formula="of:=&quot;\item[&quot;&amp;[.E420] &amp; &quot;] &quot; &amp;[.C420]&amp; &quot; &quot; &amp;[.D420] &amp; &quot;\newline \textbf{&quot; &amp; [.F420] &amp;&quot;}&quot;" office:value-type="string" office:string-value="\item[Plat. Min.] Platon Minos\newline \textbf{Plat_Min}">
            <text:p>\item[Plat. Min.] Platon Minos\newline \textbf{Plat_M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x.</text:p>
          </table:table-cell>
          <table:table-cell office:value-type="string">
            <text:p>Platon</text:p>
          </table:table-cell>
          <table:table-cell office:value-type="string">
            <text:p>Menexenos</text:p>
          </table:table-cell>
          <table:table-cell office:value-type="string">
            <text:p>Plat. Mx.</text:p>
          </table:table-cell>
          <table:table-cell office:value-type="string">
            <text:p>Plat_M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1]&amp;&quot;,&quot;&amp;&quot;author ={&quot;&amp;[.G421]&amp;&quot;}, title ={&quot;&amp;[.D421]&amp;&quot;}, publisher = HUP, location = {Cambridge, MA and London}, year = {&quot;&amp; [.K421] &amp; &quot;}, volume = {&quot; &amp; [.M421] &amp;&quot;}, series = LCL-lang, shortseries = LCL-kurz, origtitle = {&quot; &amp; [.D421] &amp; &quot;}, origlanguage = {&quot; &amp; [.J421] &amp; &quot;}, translator = {&quot; &amp; [.N421] &amp; &quot;}, editor = {&quot; &amp; [.O421] &amp; &quot;}, shorthand = {&quot; &amp; [.E421]&amp; &quot;}, shortauthor = {&quot; &amp; [.C421]&amp; &quot;}, keywords = {ancient}, options = {antik},&quot;&amp;&quot;}&quot;" office:value-type="string" office:string-value="@Book{Plat_Mx,author ={Platon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">
            <text:p>@Book{Plat_Mx,author ={Platon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</text:p>
          </table:table-cell>
          <table:table-cell table:formula="of:=&quot;@Book{&quot; &amp;[.F421] &amp; &quot;,author ={&quot; &amp; [.G421] &amp;&quot;},  origtitle = {&quot; &amp; [.D421] &amp;&quot; }, shorthand = {&quot; &amp; [.E421]&amp;&quot;}, shortauthor = {&quot;&amp; [.C421]&amp; &quot;}, keywords = {ancient}, options = {antik}}&quot;" office:value-type="string" office:string-value="@Book{Plat_Mx,author ={Platon},  origtitle = {Menexenos }, shorthand = {Plat. Mx.}, shortauthor = {Platon}, keywords = {ancient}, options = {antik}}">
            <text:p>@Book{Plat_Mx,author ={Platon}, <text:s/>origtitle = {Menexenos }, shorthand = {Plat. Mx.}, shortauthor = {Platon}, keywords = {ancient}, options = {antik}}</text:p>
          </table:table-cell>
          <table:table-cell table:formula="of:=&quot;\item[&quot;&amp;[.E421] &amp; &quot;] &quot; &amp;[.C421]&amp; &quot; &quot; &amp;[.D421] &amp; &quot;\newline \textbf{&quot; &amp; [.F421] &amp;&quot;}&quot;" office:value-type="string" office:string-value="\item[Plat. Mx.] Platon Menexenos\newline \textbf{Plat_Mx}">
            <text:p>\item[Plat. Mx.] Platon Menexenos\newline \textbf{Plat_M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arm.</text:p>
          </table:table-cell>
          <table:table-cell office:value-type="string">
            <text:p>Platon</text:p>
          </table:table-cell>
          <table:table-cell office:value-type="string">
            <text:p>Parmenides</text:p>
          </table:table-cell>
          <table:table-cell office:value-type="string">
            <text:p>Plat. Parm.</text:p>
          </table:table-cell>
          <table:table-cell office:value-type="string">
            <text:p>Plat_Par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2]&amp;&quot;,&quot;&amp;&quot;author ={&quot;&amp;[.G422]&amp;&quot;}, title ={&quot;&amp;[.D422]&amp;&quot;}, publisher = HUP, location = {Cambridge, MA and London}, year = {&quot;&amp; [.K422] &amp; &quot;}, volume = {&quot; &amp; [.M422] &amp;&quot;}, series = LCL-lang, shortseries = LCL-kurz, origtitle = {&quot; &amp; [.D422] &amp; &quot;}, origlanguage = {&quot; &amp; [.J422] &amp; &quot;}, translator = {&quot; &amp; [.N422] &amp; &quot;}, editor = {&quot; &amp; [.O422] &amp; &quot;}, shorthand = {&quot; &amp; [.E422]&amp; &quot;}, shortauthor = {&quot; &amp; [.C422]&amp; &quot;}, keywords = {ancient}, options = {antik},&quot;&amp;&quot;}&quot;" office:value-type="string" office:string-value="@Book{Plat_Parm,author ={Platon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">
            <text:p>@Book{Plat_Parm,author ={Platon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</text:p>
          </table:table-cell>
          <table:table-cell table:formula="of:=&quot;@Book{&quot; &amp;[.F422] &amp; &quot;,author ={&quot; &amp; [.G422] &amp;&quot;},  origtitle = {&quot; &amp; [.D422] &amp;&quot; }, shorthand = {&quot; &amp; [.E422]&amp;&quot;}, shortauthor = {&quot;&amp; [.C422]&amp; &quot;}, keywords = {ancient}, options = {antik}}&quot;" office:value-type="string" office:string-value="@Book{Plat_Parm,author ={Platon},  origtitle = {Parmenides }, shorthand = {Plat. Parm.}, shortauthor = {Platon}, keywords = {ancient}, options = {antik}}">
            <text:p>@Book{Plat_Parm,author ={Platon}, <text:s/>origtitle = {Parmenides }, shorthand = {Plat. Parm.}, shortauthor = {Platon}, keywords = {ancient}, options = {antik}}</text:p>
          </table:table-cell>
          <table:table-cell table:formula="of:=&quot;\item[&quot;&amp;[.E422] &amp; &quot;] &quot; &amp;[.C422]&amp; &quot; &quot; &amp;[.D422] &amp; &quot;\newline \textbf{&quot; &amp; [.F422] &amp;&quot;}&quot;" office:value-type="string" office:string-value="\item[Plat. Parm.] Platon Parmenides\newline \textbf{Plat_Parm}">
            <text:p>\item[Plat. Parm.] Platon Parmenides\newline \textbf{Plat_Par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.</text:p>
          </table:table-cell>
          <table:table-cell office:value-type="string">
            <text:p>Platon</text:p>
          </table:table-cell>
          <table:table-cell office:value-type="string">
            <text:p>Phaidon</text:p>
          </table:table-cell>
          <table:table-cell office:value-type="string">
            <text:p>Plat. Phaid.</text:p>
          </table:table-cell>
          <table:table-cell office:value-type="string">
            <text:p>Plat_Phaid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3]&amp;&quot;,&quot;&amp;&quot;author ={&quot;&amp;[.G423]&amp;&quot;}, title ={&quot;&amp;[.D423]&amp;&quot;}, publisher = HUP, location = {Cambridge, MA and London}, year = {&quot;&amp; [.K423] &amp; &quot;}, volume = {&quot; &amp; [.M423] &amp;&quot;}, series = LCL-lang, shortseries = LCL-kurz, origtitle = {&quot; &amp; [.D423] &amp; &quot;}, origlanguage = {&quot; &amp; [.J423] &amp; &quot;}, translator = {&quot; &amp; [.N423] &amp; &quot;}, editor = {&quot; &amp; [.O423] &amp; &quot;}, shorthand = {&quot; &amp; [.E423]&amp; &quot;}, shortauthor = {&quot; &amp; [.C423]&amp; &quot;}, keywords = {ancient}, options = {antik},&quot;&amp;&quot;}&quot;" office:value-type="string" office:string-value="@Book{Plat_Phaid,author ={Platon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">
            <text:p>@Book{Plat_Phaid,author ={Platon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</text:p>
          </table:table-cell>
          <table:table-cell table:formula="of:=&quot;@Book{&quot; &amp;[.F423] &amp; &quot;,author ={&quot; &amp; [.G423] &amp;&quot;},  origtitle = {&quot; &amp; [.D423] &amp;&quot; }, shorthand = {&quot; &amp; [.E423]&amp;&quot;}, shortauthor = {&quot;&amp; [.C423]&amp; &quot;}, keywords = {ancient}, options = {antik}}&quot;" office:value-type="string" office:string-value="@Book{Plat_Phaid,author ={Platon},  origtitle = {Phaidon }, shorthand = {Plat. Phaid.}, shortauthor = {Platon}, keywords = {ancient}, options = {antik}}">
            <text:p>@Book{Plat_Phaid,author ={Platon}, <text:s/>origtitle = {Phaidon }, shorthand = {Plat. Phaid.}, shortauthor = {Platon}, keywords = {ancient}, options = {antik}}</text:p>
          </table:table-cell>
          <table:table-cell table:formula="of:=&quot;\item[&quot;&amp;[.E423] &amp; &quot;] &quot; &amp;[.C423]&amp; &quot; &quot; &amp;[.D423] &amp; &quot;\newline \textbf{&quot; &amp; [.F423] &amp;&quot;}&quot;" office:value-type="string" office:string-value="\item[Plat. Phaid.] Platon Phaidon\newline \textbf{Plat_Phaid}">
            <text:p>\item[Plat. Phaid.] Platon Phaidon\newline \textbf{Plat_Phaid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r.</text:p>
          </table:table-cell>
          <table:table-cell office:value-type="string">
            <text:p>Platon</text:p>
          </table:table-cell>
          <table:table-cell office:value-type="string">
            <text:p>Phaidros</text:p>
          </table:table-cell>
          <table:table-cell office:value-type="string">
            <text:p>Plat. Phaidr.</text:p>
          </table:table-cell>
          <table:table-cell office:value-type="string">
            <text:p>Plat_Phaidr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4]&amp;&quot;,&quot;&amp;&quot;author ={&quot;&amp;[.G424]&amp;&quot;}, title ={&quot;&amp;[.D424]&amp;&quot;}, publisher = HUP, location = {Cambridge, MA and London}, year = {&quot;&amp; [.K424] &amp; &quot;}, volume = {&quot; &amp; [.M424] &amp;&quot;}, series = LCL-lang, shortseries = LCL-kurz, origtitle = {&quot; &amp; [.D424] &amp; &quot;}, origlanguage = {&quot; &amp; [.J424] &amp; &quot;}, translator = {&quot; &amp; [.N424] &amp; &quot;}, editor = {&quot; &amp; [.O424] &amp; &quot;}, shorthand = {&quot; &amp; [.E424]&amp; &quot;}, shortauthor = {&quot; &amp; [.C424]&amp; &quot;}, keywords = {ancient}, options = {antik},&quot;&amp;&quot;}&quot;" office:value-type="string" office:string-value="@Book{Plat_Phaidr,author ={Platon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">
            <text:p>@Book{Plat_Phaidr,author ={Platon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</text:p>
          </table:table-cell>
          <table:table-cell table:formula="of:=&quot;@Book{&quot; &amp;[.F424] &amp; &quot;,author ={&quot; &amp; [.G424] &amp;&quot;},  origtitle = {&quot; &amp; [.D424] &amp;&quot; }, shorthand = {&quot; &amp; [.E424]&amp;&quot;}, shortauthor = {&quot;&amp; [.C424]&amp; &quot;}, keywords = {ancient}, options = {antik}}&quot;" office:value-type="string" office:string-value="@Book{Plat_Phaidr,author ={Platon},  origtitle = {Phaidros }, shorthand = {Plat. Phaidr.}, shortauthor = {Platon}, keywords = {ancient}, options = {antik}}">
            <text:p>@Book{Plat_Phaidr,author ={Platon}, <text:s/>origtitle = {Phaidros }, shorthand = {Plat. Phaidr.}, shortauthor = {Platon}, keywords = {ancient}, options = {antik}}</text:p>
          </table:table-cell>
          <table:table-cell table:formula="of:=&quot;\item[&quot;&amp;[.E424] &amp; &quot;] &quot; &amp;[.C424]&amp; &quot; &quot; &amp;[.D424] &amp; &quot;\newline \textbf{&quot; &amp; [.F424] &amp;&quot;}&quot;" office:value-type="string" office:string-value="\item[Plat. Phaidr.] Platon Phaidros\newline \textbf{Plat_Phaidr}">
            <text:p>\item[Plat. Phaidr.] Platon Phaidros\newline \textbf{Plat_Phaidr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il.</text:p>
          </table:table-cell>
          <table:table-cell office:value-type="string">
            <text:p>Platon</text:p>
          </table:table-cell>
          <table:table-cell office:value-type="string">
            <text:p>Philebos</text:p>
          </table:table-cell>
          <table:table-cell office:value-type="string">
            <text:p>Plat. Phil.</text:p>
          </table:table-cell>
          <table:table-cell office:value-type="string">
            <text:p>Plat_Phil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5]&amp;&quot;,&quot;&amp;&quot;author ={&quot;&amp;[.G425]&amp;&quot;}, title ={&quot;&amp;[.D425]&amp;&quot;}, publisher = HUP, location = {Cambridge, MA and London}, year = {&quot;&amp; [.K425] &amp; &quot;}, volume = {&quot; &amp; [.M425] &amp;&quot;}, series = LCL-lang, shortseries = LCL-kurz, origtitle = {&quot; &amp; [.D425] &amp; &quot;}, origlanguage = {&quot; &amp; [.J425] &amp; &quot;}, translator = {&quot; &amp; [.N425] &amp; &quot;}, editor = {&quot; &amp; [.O425] &amp; &quot;}, shorthand = {&quot; &amp; [.E425]&amp; &quot;}, shortauthor = {&quot; &amp; [.C425]&amp; &quot;}, keywords = {ancient}, options = {antik},&quot;&amp;&quot;}&quot;" office:value-type="string" office:string-value="@Book{Plat_Phil,author ={Platon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">
            <text:p>@Book{Plat_Phil,author ={Platon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</text:p>
          </table:table-cell>
          <table:table-cell table:formula="of:=&quot;@Book{&quot; &amp;[.F425] &amp; &quot;,author ={&quot; &amp; [.G425] &amp;&quot;},  origtitle = {&quot; &amp; [.D425] &amp;&quot; }, shorthand = {&quot; &amp; [.E425]&amp;&quot;}, shortauthor = {&quot;&amp; [.C425]&amp; &quot;}, keywords = {ancient}, options = {antik}}&quot;" office:value-type="string" office:string-value="@Book{Plat_Phil,author ={Platon},  origtitle = {Philebos }, shorthand = {Plat. Phil.}, shortauthor = {Platon}, keywords = {ancient}, options = {antik}}">
            <text:p>@Book{Plat_Phil,author ={Platon}, <text:s/>origtitle = {Philebos }, shorthand = {Plat. Phil.}, shortauthor = {Platon}, keywords = {ancient}, options = {antik}}</text:p>
          </table:table-cell>
          <table:table-cell table:formula="of:=&quot;\item[&quot;&amp;[.E425] &amp; &quot;] &quot; &amp;[.C425]&amp; &quot; &quot; &amp;[.D425] &amp; &quot;\newline \textbf{&quot; &amp; [.F425] &amp;&quot;}&quot;" office:value-type="string" office:string-value="\item[Plat. Phil.] Platon Philebos\newline \textbf{Plat_Phil}">
            <text:p>\item[Plat. Phil.] Platon Philebos\newline \textbf{Plat_Phil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olit.</text:p>
          </table:table-cell>
          <table:table-cell office:value-type="string">
            <text:p>Platon</text:p>
          </table:table-cell>
          <table:table-cell office:value-type="string">
            <text:p>politicus</text:p>
          </table:table-cell>
          <table:table-cell office:value-type="string">
            <text:p>Plat. polit.</text:p>
          </table:table-cell>
          <table:table-cell office:value-type="string">
            <text:p>Plat_pol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6]&amp;&quot;,&quot;&amp;&quot;author ={&quot;&amp;[.G426]&amp;&quot;}, title ={&quot;&amp;[.D426]&amp;&quot;}, publisher = HUP, location = {Cambridge, MA and London}, year = {&quot;&amp; [.K426] &amp; &quot;}, volume = {&quot; &amp; [.M426] &amp;&quot;}, series = LCL-lang, shortseries = LCL-kurz, origtitle = {&quot; &amp; [.D426] &amp; &quot;}, origlanguage = {&quot; &amp; [.J426] &amp; &quot;}, translator = {&quot; &amp; [.N426] &amp; &quot;}, editor = {&quot; &amp; [.O426] &amp; &quot;}, shorthand = {&quot; &amp; [.E426]&amp; &quot;}, shortauthor = {&quot; &amp; [.C426]&amp; &quot;}, keywords = {ancient}, options = {antik},&quot;&amp;&quot;}&quot;" office:value-type="string" office:string-value="@Book{Plat_polit,author ={Platon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">
            <text:p>@Book{Plat_polit,author ={Platon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</text:p>
          </table:table-cell>
          <table:table-cell table:formula="of:=&quot;@Book{&quot; &amp;[.F426] &amp; &quot;,author ={&quot; &amp; [.G426] &amp;&quot;},  origtitle = {&quot; &amp; [.D426] &amp;&quot; }, shorthand = {&quot; &amp; [.E426]&amp;&quot;}, shortauthor = {&quot;&amp; [.C426]&amp; &quot;}, keywords = {ancient}, options = {antik}}&quot;" office:value-type="string" office:string-value="@Book{Plat_polit,author ={Platon},  origtitle = {politicus }, shorthand = {Plat. polit.}, shortauthor = {Platon}, keywords = {ancient}, options = {antik}}">
            <text:p>@Book{Plat_polit,author ={Platon}, <text:s/>origtitle = {politicus }, shorthand = {Plat. polit.}, shortauthor = {Platon}, keywords = {ancient}, options = {antik}}</text:p>
          </table:table-cell>
          <table:table-cell table:formula="of:=&quot;\item[&quot;&amp;[.E426] &amp; &quot;] &quot; &amp;[.C426]&amp; &quot; &quot; &amp;[.D426] &amp; &quot;\newline \textbf{&quot; &amp; [.F426] &amp;&quot;}&quot;" office:value-type="string" office:string-value="\item[Plat. polit.] Platon politicus\newline \textbf{Plat_polit}">
            <text:p>\item[Plat. polit.] Platon politicus\newline \textbf{Plat_pol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rot.</text:p>
          </table:table-cell>
          <table:table-cell office:value-type="string">
            <text:p>Platon</text:p>
          </table:table-cell>
          <table:table-cell office:value-type="string">
            <text:p>Protagoras</text:p>
          </table:table-cell>
          <table:table-cell office:value-type="string">
            <text:p>Plat. Prot.</text:p>
          </table:table-cell>
          <table:table-cell office:value-type="string">
            <text:p>Plat_Pro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7]&amp;&quot;,&quot;&amp;&quot;author ={&quot;&amp;[.G427]&amp;&quot;}, title ={&quot;&amp;[.D427]&amp;&quot;}, publisher = HUP, location = {Cambridge, MA and London}, year = {&quot;&amp; [.K427] &amp; &quot;}, volume = {&quot; &amp; [.M427] &amp;&quot;}, series = LCL-lang, shortseries = LCL-kurz, origtitle = {&quot; &amp; [.D427] &amp; &quot;}, origlanguage = {&quot; &amp; [.J427] &amp; &quot;}, translator = {&quot; &amp; [.N427] &amp; &quot;}, editor = {&quot; &amp; [.O427] &amp; &quot;}, shorthand = {&quot; &amp; [.E427]&amp; &quot;}, shortauthor = {&quot; &amp; [.C427]&amp; &quot;}, keywords = {ancient}, options = {antik},&quot;&amp;&quot;}&quot;" office:value-type="string" office:string-value="@Book{Plat_Prot,author ={Platon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">
            <text:p>@Book{Plat_Prot,author ={Platon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</text:p>
          </table:table-cell>
          <table:table-cell table:formula="of:=&quot;@Book{&quot; &amp;[.F427] &amp; &quot;,author ={&quot; &amp; [.G427] &amp;&quot;},  origtitle = {&quot; &amp; [.D427] &amp;&quot; }, shorthand = {&quot; &amp; [.E427]&amp;&quot;}, shortauthor = {&quot;&amp; [.C427]&amp; &quot;}, keywords = {ancient}, options = {antik}}&quot;" office:value-type="string" office:string-value="@Book{Plat_Prot,author ={Platon},  origtitle = {Protagoras }, shorthand = {Plat. Prot.}, shortauthor = {Platon}, keywords = {ancient}, options = {antik}}">
            <text:p>@Book{Plat_Prot,author ={Platon}, <text:s/>origtitle = {Protagoras }, shorthand = {Plat. Prot.}, shortauthor = {Platon}, keywords = {ancient}, options = {antik}}</text:p>
          </table:table-cell>
          <table:table-cell table:formula="of:=&quot;\item[&quot;&amp;[.E427] &amp; &quot;] &quot; &amp;[.C427]&amp; &quot; &quot; &amp;[.D427] &amp; &quot;\newline \textbf{&quot; &amp; [.F427] &amp;&quot;}&quot;" office:value-type="string" office:string-value="\item[Plat. Prot.] Platon Protagoras\newline \textbf{Plat_Prot}">
            <text:p>\item[Plat. Prot.] Platon Protagoras\newline \textbf{Plat_Pro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rep.</text:p>
          </table:table-cell>
          <table:table-cell office:value-type="string">
            <text:p>Platon</text:p>
          </table:table-cell>
          <table:table-cell office:value-type="string">
            <text:p>de re publica (πολιτεία)</text:p>
          </table:table-cell>
          <table:table-cell office:value-type="string">
            <text:p>Plat. rep.</text:p>
          </table:table-cell>
          <table:table-cell office:value-type="string">
            <text:p>Plat_rep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8]&amp;&quot;,&quot;&amp;&quot;author ={&quot;&amp;[.G428]&amp;&quot;}, title ={&quot;&amp;[.D428]&amp;&quot;}, publisher = HUP, location = {Cambridge, MA and London}, year = {&quot;&amp; [.K428] &amp; &quot;}, volume = {&quot; &amp; [.M428] &amp;&quot;}, series = LCL-lang, shortseries = LCL-kurz, origtitle = {&quot; &amp; [.D428] &amp; &quot;}, origlanguage = {&quot; &amp; [.J428] &amp; &quot;}, translator = {&quot; &amp; [.N428] &amp; &quot;}, editor = {&quot; &amp; [.O428] &amp; &quot;}, shorthand = {&quot; &amp; [.E428]&amp; &quot;}, shortauthor = {&quot; &amp; [.C428]&amp; &quot;}, keywords = {ancient}, options = {antik},&quot;&amp;&quot;}&quot;" office:value-type="string" office:string-value="@Book{Plat_rep,author ={Platon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">
            <text:p>@Book{Plat_rep,author ={Platon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</text:p>
          </table:table-cell>
          <table:table-cell table:formula="of:=&quot;@Book{&quot; &amp;[.F428] &amp; &quot;,author ={&quot; &amp; [.G428] &amp;&quot;},  origtitle = {&quot; &amp; [.D428] &amp;&quot; }, shorthand = {&quot; &amp; [.E428]&amp;&quot;}, shortauthor = {&quot;&amp; [.C428]&amp; &quot;}, keywords = {ancient}, options = {antik}}&quot;" office:value-type="string" office:string-value="@Book{Plat_rep,author ={Platon},  origtitle = {de re publica (πολιτεία) }, shorthand = {Plat. rep.}, shortauthor = {Platon}, keywords = {ancient}, options = {antik}}">
            <text:p>@Book{Plat_rep,author ={Platon}, <text:s/>origtitle = {de re publica (πολιτεία) }, shorthand = {Plat. rep.}, shortauthor = {Platon}, keywords = {ancient}, options = {antik}}</text:p>
          </table:table-cell>
          <table:table-cell table:formula="of:=&quot;\item[&quot;&amp;[.E428] &amp; &quot;] &quot; &amp;[.C428]&amp; &quot; &quot; &amp;[.D428] &amp; &quot;\newline \textbf{&quot; &amp; [.F428] &amp;&quot;}&quot;" office:value-type="string" office:string-value="\item[Plat. rep.] Platon de re publica (πολιτεία)\newline \textbf{Plat_rep}">
            <text:p>\item[Plat. rep.] Platon de re publica (πολιτεία)\newline \textbf{Plat_re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is.</text:p>
          </table:table-cell>
          <table:table-cell office:value-type="string">
            <text:p>Platon</text:p>
          </table:table-cell>
          <table:table-cell office:value-type="string">
            <text:p>Sisyphos</text:p>
          </table:table-cell>
          <table:table-cell office:value-type="string">
            <text:p>Plat. Sis.</text:p>
          </table:table-cell>
          <table:table-cell office:value-type="string">
            <text:p>Plat_Si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9]&amp;&quot;,&quot;&amp;&quot;author ={&quot;&amp;[.G429]&amp;&quot;}, title ={&quot;&amp;[.D429]&amp;&quot;}, publisher = HUP, location = {Cambridge, MA and London}, year = {&quot;&amp; [.K429] &amp; &quot;}, volume = {&quot; &amp; [.M429] &amp;&quot;}, series = LCL-lang, shortseries = LCL-kurz, origtitle = {&quot; &amp; [.D429] &amp; &quot;}, origlanguage = {&quot; &amp; [.J429] &amp; &quot;}, translator = {&quot; &amp; [.N429] &amp; &quot;}, editor = {&quot; &amp; [.O429] &amp; &quot;}, shorthand = {&quot; &amp; [.E429]&amp; &quot;}, shortauthor = {&quot; &amp; [.C429]&amp; &quot;}, keywords = {ancient}, options = {antik},&quot;&amp;&quot;}&quot;" office:value-type="string" office:string-value="@Book{Plat_Sis,author ={Platon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">
            <text:p>@Book{Plat_Sis,author ={Platon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</text:p>
          </table:table-cell>
          <table:table-cell table:formula="of:=&quot;@Book{&quot; &amp;[.F429] &amp; &quot;,author ={&quot; &amp; [.G429] &amp;&quot;},  origtitle = {&quot; &amp; [.D429] &amp;&quot; }, shorthand = {&quot; &amp; [.E429]&amp;&quot;}, shortauthor = {&quot;&amp; [.C429]&amp; &quot;}, keywords = {ancient}, options = {antik}}&quot;" office:value-type="string" office:string-value="@Book{Plat_Sis,author ={Platon},  origtitle = {Sisyphos }, shorthand = {Plat. Sis.}, shortauthor = {Platon}, keywords = {ancient}, options = {antik}}">
            <text:p>@Book{Plat_Sis,author ={Platon}, <text:s/>origtitle = {Sisyphos }, shorthand = {Plat. Sis.}, shortauthor = {Platon}, keywords = {ancient}, options = {antik}}</text:p>
          </table:table-cell>
          <table:table-cell table:formula="of:=&quot;\item[&quot;&amp;[.E429] &amp; &quot;] &quot; &amp;[.C429]&amp; &quot; &quot; &amp;[.D429] &amp; &quot;\newline \textbf{&quot; &amp; [.F429] &amp;&quot;}&quot;" office:value-type="string" office:string-value="\item[Plat. Sis.] Platon Sisyphos\newline \textbf{Plat_Sis}">
            <text:p>\item[Plat. Sis.] Platon Sisyphos\newline \textbf{Plat_Si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oph.</text:p>
          </table:table-cell>
          <table:table-cell office:value-type="string">
            <text:p>Platon</text:p>
          </table:table-cell>
          <table:table-cell office:value-type="string">
            <text:p>sophista</text:p>
          </table:table-cell>
          <table:table-cell office:value-type="string">
            <text:p>Plat. soph.</text:p>
          </table:table-cell>
          <table:table-cell office:value-type="string">
            <text:p>Plat_sop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0]&amp;&quot;,&quot;&amp;&quot;author ={&quot;&amp;[.G430]&amp;&quot;}, title ={&quot;&amp;[.D430]&amp;&quot;}, publisher = HUP, location = {Cambridge, MA and London}, year = {&quot;&amp; [.K430] &amp; &quot;}, volume = {&quot; &amp; [.M430] &amp;&quot;}, series = LCL-lang, shortseries = LCL-kurz, origtitle = {&quot; &amp; [.D430] &amp; &quot;}, origlanguage = {&quot; &amp; [.J430] &amp; &quot;}, translator = {&quot; &amp; [.N430] &amp; &quot;}, editor = {&quot; &amp; [.O430] &amp; &quot;}, shorthand = {&quot; &amp; [.E430]&amp; &quot;}, shortauthor = {&quot; &amp; [.C430]&amp; &quot;}, keywords = {ancient}, options = {antik},&quot;&amp;&quot;}&quot;" office:value-type="string" office:string-value="@Book{Plat_soph,author ={Platon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">
            <text:p>@Book{Plat_soph,author ={Platon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</text:p>
          </table:table-cell>
          <table:table-cell table:formula="of:=&quot;@Book{&quot; &amp;[.F430] &amp; &quot;,author ={&quot; &amp; [.G430] &amp;&quot;},  origtitle = {&quot; &amp; [.D430] &amp;&quot; }, shorthand = {&quot; &amp; [.E430]&amp;&quot;}, shortauthor = {&quot;&amp; [.C430]&amp; &quot;}, keywords = {ancient}, options = {antik}}&quot;" office:value-type="string" office:string-value="@Book{Plat_soph,author ={Platon},  origtitle = {sophista }, shorthand = {Plat. soph.}, shortauthor = {Platon}, keywords = {ancient}, options = {antik}}">
            <text:p>@Book{Plat_soph,author ={Platon}, <text:s/>origtitle = {sophista }, shorthand = {Plat. soph.}, shortauthor = {Platon}, keywords = {ancient}, options = {antik}}</text:p>
          </table:table-cell>
          <table:table-cell table:formula="of:=&quot;\item[&quot;&amp;[.E430] &amp; &quot;] &quot; &amp;[.C430]&amp; &quot; &quot; &amp;[.D430] &amp; &quot;\newline \textbf{&quot; &amp; [.F430] &amp;&quot;}&quot;" office:value-type="string" office:string-value="\item[Plat. soph.] Platon sophista\newline \textbf{Plat_soph}">
            <text:p>\item[Plat. soph.] Platon sophista\newline \textbf{Plat_sop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ymp.</text:p>
          </table:table-cell>
          <table:table-cell office:value-type="string">
            <text:p>Platon</text:p>
          </table:table-cell>
          <table:table-cell office:value-type="string">
            <text:p>symposium</text:p>
          </table:table-cell>
          <table:table-cell office:value-type="string">
            <text:p>Plat. symp.</text:p>
          </table:table-cell>
          <table:table-cell office:value-type="string">
            <text:p>Plat_symp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1]&amp;&quot;,&quot;&amp;&quot;author ={&quot;&amp;[.G431]&amp;&quot;}, title ={&quot;&amp;[.D431]&amp;&quot;}, publisher = HUP, location = {Cambridge, MA and London}, year = {&quot;&amp; [.K431] &amp; &quot;}, volume = {&quot; &amp; [.M431] &amp;&quot;}, series = LCL-lang, shortseries = LCL-kurz, origtitle = {&quot; &amp; [.D431] &amp; &quot;}, origlanguage = {&quot; &amp; [.J431] &amp; &quot;}, translator = {&quot; &amp; [.N431] &amp; &quot;}, editor = {&quot; &amp; [.O431] &amp; &quot;}, shorthand = {&quot; &amp; [.E431]&amp; &quot;}, shortauthor = {&quot; &amp; [.C431]&amp; &quot;}, keywords = {ancient}, options = {antik},&quot;&amp;&quot;}&quot;" office:value-type="string" office:string-value="@Book{Plat_symp,author ={Platon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">
            <text:p>@Book{Plat_symp,author ={Platon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</text:p>
          </table:table-cell>
          <table:table-cell table:formula="of:=&quot;@Book{&quot; &amp;[.F431] &amp; &quot;,author ={&quot; &amp; [.G431] &amp;&quot;},  origtitle = {&quot; &amp; [.D431] &amp;&quot; }, shorthand = {&quot; &amp; [.E431]&amp;&quot;}, shortauthor = {&quot;&amp; [.C431]&amp; &quot;}, keywords = {ancient}, options = {antik}}&quot;" office:value-type="string" office:string-value="@Book{Plat_symp,author ={Platon},  origtitle = {symposium }, shorthand = {Plat. symp.}, shortauthor = {Platon}, keywords = {ancient}, options = {antik}}">
            <text:p>@Book{Plat_symp,author ={Platon}, <text:s/>origtitle = {symposium }, shorthand = {Plat. symp.}, shortauthor = {Platon}, keywords = {ancient}, options = {antik}}</text:p>
          </table:table-cell>
          <table:table-cell table:formula="of:=&quot;\item[&quot;&amp;[.E431] &amp; &quot;] &quot; &amp;[.C431]&amp; &quot; &quot; &amp;[.D431] &amp; &quot;\newline \textbf{&quot; &amp; [.F431] &amp;&quot;}&quot;" office:value-type="string" office:string-value="\item[Plat. symp.] Platon symposium\newline \textbf{Plat_symp}">
            <text:p>\item[Plat. symp.] Platon symposium\newline \textbf{Plat_sym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g.</text:p>
          </table:table-cell>
          <table:table-cell office:value-type="string">
            <text:p>Platon</text:p>
          </table:table-cell>
          <table:table-cell office:value-type="string">
            <text:p>Theages</text:p>
          </table:table-cell>
          <table:table-cell office:value-type="string">
            <text:p>Plat. Thg.</text:p>
          </table:table-cell>
          <table:table-cell office:value-type="string">
            <text:p>Plat_Th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2]&amp;&quot;,&quot;&amp;&quot;author ={&quot;&amp;[.G432]&amp;&quot;}, title ={&quot;&amp;[.D432]&amp;&quot;}, publisher = HUP, location = {Cambridge, MA and London}, year = {&quot;&amp; [.K432] &amp; &quot;}, volume = {&quot; &amp; [.M432] &amp;&quot;}, series = LCL-lang, shortseries = LCL-kurz, origtitle = {&quot; &amp; [.D432] &amp; &quot;}, origlanguage = {&quot; &amp; [.J432] &amp; &quot;}, translator = {&quot; &amp; [.N432] &amp; &quot;}, editor = {&quot; &amp; [.O432] &amp; &quot;}, shorthand = {&quot; &amp; [.E432]&amp; &quot;}, shortauthor = {&quot; &amp; [.C432]&amp; &quot;}, keywords = {ancient}, options = {antik},&quot;&amp;&quot;}&quot;" office:value-type="string" office:string-value="@Book{Plat_Thg,author ={Platon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">
            <text:p>@Book{Plat_Thg,author ={Platon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</text:p>
          </table:table-cell>
          <table:table-cell table:formula="of:=&quot;@Book{&quot; &amp;[.F432] &amp; &quot;,author ={&quot; &amp; [.G432] &amp;&quot;},  origtitle = {&quot; &amp; [.D432] &amp;&quot; }, shorthand = {&quot; &amp; [.E432]&amp;&quot;}, shortauthor = {&quot;&amp; [.C432]&amp; &quot;}, keywords = {ancient}, options = {antik}}&quot;" office:value-type="string" office:string-value="@Book{Plat_Thg,author ={Platon},  origtitle = {Theages }, shorthand = {Plat. Thg.}, shortauthor = {Platon}, keywords = {ancient}, options = {antik}}">
            <text:p>@Book{Plat_Thg,author ={Platon}, <text:s/>origtitle = {Theages }, shorthand = {Plat. Thg.}, shortauthor = {Platon}, keywords = {ancient}, options = {antik}}</text:p>
          </table:table-cell>
          <table:table-cell table:formula="of:=&quot;\item[&quot;&amp;[.E432] &amp; &quot;] &quot; &amp;[.C432]&amp; &quot; &quot; &amp;[.D432] &amp; &quot;\newline \textbf{&quot; &amp; [.F432] &amp;&quot;}&quot;" office:value-type="string" office:string-value="\item[Plat. Thg.] Platon Theages\newline \textbf{Plat_Thg}">
            <text:p>\item[Plat. Thg.] Platon Theages\newline \textbf{Plat_Th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t.</text:p>
          </table:table-cell>
          <table:table-cell office:value-type="string">
            <text:p>Platon</text:p>
          </table:table-cell>
          <table:table-cell office:value-type="string">
            <text:p>Theaitetos</text:p>
          </table:table-cell>
          <table:table-cell office:value-type="string">
            <text:p>Plat. Tht.</text:p>
          </table:table-cell>
          <table:table-cell office:value-type="string">
            <text:p>Plat_Th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3]&amp;&quot;,&quot;&amp;&quot;author ={&quot;&amp;[.G433]&amp;&quot;}, title ={&quot;&amp;[.D433]&amp;&quot;}, publisher = HUP, location = {Cambridge, MA and London}, year = {&quot;&amp; [.K433] &amp; &quot;}, volume = {&quot; &amp; [.M433] &amp;&quot;}, series = LCL-lang, shortseries = LCL-kurz, origtitle = {&quot; &amp; [.D433] &amp; &quot;}, origlanguage = {&quot; &amp; [.J433] &amp; &quot;}, translator = {&quot; &amp; [.N433] &amp; &quot;}, editor = {&quot; &amp; [.O433] &amp; &quot;}, shorthand = {&quot; &amp; [.E433]&amp; &quot;}, shortauthor = {&quot; &amp; [.C433]&amp; &quot;}, keywords = {ancient}, options = {antik},&quot;&amp;&quot;}&quot;" office:value-type="string" office:string-value="@Book{Plat_Tht,author ={Platon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">
            <text:p>@Book{Plat_Tht,author ={Platon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</text:p>
          </table:table-cell>
          <table:table-cell table:formula="of:=&quot;@Book{&quot; &amp;[.F433] &amp; &quot;,author ={&quot; &amp; [.G433] &amp;&quot;},  origtitle = {&quot; &amp; [.D433] &amp;&quot; }, shorthand = {&quot; &amp; [.E433]&amp;&quot;}, shortauthor = {&quot;&amp; [.C433]&amp; &quot;}, keywords = {ancient}, options = {antik}}&quot;" office:value-type="string" office:string-value="@Book{Plat_Tht,author ={Platon},  origtitle = {Theaitetos }, shorthand = {Plat. Tht.}, shortauthor = {Platon}, keywords = {ancient}, options = {antik}}">
            <text:p>@Book{Plat_Tht,author ={Platon}, <text:s/>origtitle = {Theaitetos }, shorthand = {Plat. Tht.}, shortauthor = {Platon}, keywords = {ancient}, options = {antik}}</text:p>
          </table:table-cell>
          <table:table-cell table:formula="of:=&quot;\item[&quot;&amp;[.E433] &amp; &quot;] &quot; &amp;[.C433]&amp; &quot; &quot; &amp;[.D433] &amp; &quot;\newline \textbf{&quot; &amp; [.F433] &amp;&quot;}&quot;" office:value-type="string" office:string-value="\item[Plat. Tht.] Platon Theaitetos\newline \textbf{Plat_Tht}">
            <text:p>\item[Plat. Tht.] Platon Theaitetos\newline \textbf{Plat_Th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im.</text:p>
          </table:table-cell>
          <table:table-cell office:value-type="string">
            <text:p>Platon</text:p>
          </table:table-cell>
          <table:table-cell office:value-type="string">
            <text:p>Timaios</text:p>
          </table:table-cell>
          <table:table-cell office:value-type="string">
            <text:p>Plat. Tim.</text:p>
          </table:table-cell>
          <table:table-cell office:value-type="string">
            <text:p>Plat_Ti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4]&amp;&quot;,&quot;&amp;&quot;author ={&quot;&amp;[.G434]&amp;&quot;}, title ={&quot;&amp;[.D434]&amp;&quot;}, publisher = HUP, location = {Cambridge, MA and London}, year = {&quot;&amp; [.K434] &amp; &quot;}, volume = {&quot; &amp; [.M434] &amp;&quot;}, series = LCL-lang, shortseries = LCL-kurz, origtitle = {&quot; &amp; [.D434] &amp; &quot;}, origlanguage = {&quot; &amp; [.J434] &amp; &quot;}, translator = {&quot; &amp; [.N434] &amp; &quot;}, editor = {&quot; &amp; [.O434] &amp; &quot;}, shorthand = {&quot; &amp; [.E434]&amp; &quot;}, shortauthor = {&quot; &amp; [.C434]&amp; &quot;}, keywords = {ancient}, options = {antik},&quot;&amp;&quot;}&quot;" office:value-type="string" office:string-value="@Book{Plat_Tim,author ={Platon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">
            <text:p>@Book{Plat_Tim,author ={Platon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</text:p>
          </table:table-cell>
          <table:table-cell table:formula="of:=&quot;@Book{&quot; &amp;[.F434] &amp; &quot;,author ={&quot; &amp; [.G434] &amp;&quot;},  origtitle = {&quot; &amp; [.D434] &amp;&quot; }, shorthand = {&quot; &amp; [.E434]&amp;&quot;}, shortauthor = {&quot;&amp; [.C434]&amp; &quot;}, keywords = {ancient}, options = {antik}}&quot;" office:value-type="string" office:string-value="@Book{Plat_Tim,author ={Platon},  origtitle = {Timaios }, shorthand = {Plat. Tim.}, shortauthor = {Platon}, keywords = {ancient}, options = {antik}}">
            <text:p>@Book{Plat_Tim,author ={Platon}, <text:s/>origtitle = {Timaios }, shorthand = {Plat. Tim.}, shortauthor = {Platon}, keywords = {ancient}, options = {antik}}</text:p>
          </table:table-cell>
          <table:table-cell table:formula="of:=&quot;\item[&quot;&amp;[.E434] &amp; &quot;] &quot; &amp;[.C434]&amp; &quot; &quot; &amp;[.D434] &amp; &quot;\newline \textbf{&quot; &amp; [.F434] &amp;&quot;}&quot;" office:value-type="string" office:string-value="\item[Plat. Tim.] Platon Timaios\newline \textbf{Plat_Tim}">
            <text:p>\item[Plat. Tim.] Platon Timaios\newline \textbf{Plat_Tim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mph.</text:p>
          </table:table-cell>
          <table:table-cell office:value-type="string">
            <text:p>Plautus</text:p>
          </table:table-cell>
          <table:table-cell office:value-type="string">
            <text:p>Amphitruo</text:p>
          </table:table-cell>
          <table:table-cell office:value-type="string">
            <text:p>Plaut. Amph.</text:p>
          </table:table-cell>
          <table:table-cell office:value-type="string">
            <text:p>Plaut_Amp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5]&amp;&quot;,&quot;&amp;&quot;author ={&quot;&amp;[.G435]&amp;&quot;}, title ={&quot;&amp;[.D435]&amp;&quot;}, publisher = HUP, location = {Cambridge, MA and London}, year = {&quot;&amp; [.K435] &amp; &quot;}, volume = {&quot; &amp; [.M435] &amp;&quot;}, series = LCL-lang, shortseries = LCL-kurz, origtitle = {&quot; &amp; [.D435] &amp; &quot;}, origlanguage = {&quot; &amp; [.J435] &amp; &quot;}, translator = {&quot; &amp; [.N435] &amp; &quot;}, editor = {&quot; &amp; [.O435] &amp; &quot;}, shorthand = {&quot; &amp; [.E435]&amp; &quot;}, shortauthor = {&quot; &amp; [.C435]&amp; &quot;}, keywords = {ancient}, options = {antik},&quot;&amp;&quot;}&quot;" office:value-type="string" office:string-value="@Book{Plaut_Amph,author ={{Maccius Plautus, Titus}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">
            <text:p>@Book{Plaut_Amph,author ={{Maccius Plautus, Titus}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</text:p>
          </table:table-cell>
          <table:table-cell table:formula="of:=&quot;@Book{&quot; &amp;[.F435] &amp; &quot;,author ={&quot; &amp; [.G435] &amp;&quot;},  origtitle = {&quot; &amp; [.D435] &amp;&quot; }, shorthand = {&quot; &amp; [.E435]&amp;&quot;}, shortauthor = {&quot;&amp; [.C435]&amp; &quot;}, keywords = {ancient}, options = {antik}}&quot;" office:value-type="string" office:string-value="@Book{Plaut_Amph,author ={{Maccius Plautus, Titus}},  origtitle = {Amphitruo }, shorthand = {Plaut. Amph.}, shortauthor = {Plautus}, keywords = {ancient}, options = {antik}}">
            <text:p>@Book{Plaut_Amph,author ={{Maccius Plautus, Titus}}, <text:s/>origtitle = {Amphitruo }, shorthand = {Plaut. Amph.}, shortauthor = {Plautus}, keywords = {ancient}, options = {antik}}</text:p>
          </table:table-cell>
          <table:table-cell table:formula="of:=&quot;\item[&quot;&amp;[.E435] &amp; &quot;] &quot; &amp;[.C435]&amp; &quot; &quot; &amp;[.D435] &amp; &quot;\newline \textbf{&quot; &amp; [.F435] &amp;&quot;}&quot;" office:value-type="string" office:string-value="\item[Plaut. Amph.] Plautus Amphitruo\newline \textbf{Plaut_Amph}">
            <text:p>\item[Plaut. Amph.] Plautus Amphitruo\newline \textbf{Plaut_Amp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sin.</text:p>
          </table:table-cell>
          <table:table-cell office:value-type="string">
            <text:p>Plautus</text:p>
          </table:table-cell>
          <table:table-cell office:value-type="string">
            <text:p>Asinaria</text:p>
          </table:table-cell>
          <table:table-cell office:value-type="string">
            <text:p>Plaut. Asin.</text:p>
          </table:table-cell>
          <table:table-cell office:value-type="string">
            <text:p>Plaut_Asi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6]&amp;&quot;,&quot;&amp;&quot;author ={&quot;&amp;[.G436]&amp;&quot;}, title ={&quot;&amp;[.D436]&amp;&quot;}, publisher = HUP, location = {Cambridge, MA and London}, year = {&quot;&amp; [.K436] &amp; &quot;}, volume = {&quot; &amp; [.M436] &amp;&quot;}, series = LCL-lang, shortseries = LCL-kurz, origtitle = {&quot; &amp; [.D436] &amp; &quot;}, origlanguage = {&quot; &amp; [.J436] &amp; &quot;}, translator = {&quot; &amp; [.N436] &amp; &quot;}, editor = {&quot; &amp; [.O436] &amp; &quot;}, shorthand = {&quot; &amp; [.E436]&amp; &quot;}, shortauthor = {&quot; &amp; [.C436]&amp; &quot;}, keywords = {ancient}, options = {antik},&quot;&amp;&quot;}&quot;" office:value-type="string" office:string-value="@Book{Plaut_Asin,author ={{Maccius Plautus, Titus}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">
            <text:p>@Book{Plaut_Asin,author ={{Maccius Plautus, Titus}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</text:p>
          </table:table-cell>
          <table:table-cell table:formula="of:=&quot;@Book{&quot; &amp;[.F436] &amp; &quot;,author ={&quot; &amp; [.G436] &amp;&quot;},  origtitle = {&quot; &amp; [.D436] &amp;&quot; }, shorthand = {&quot; &amp; [.E436]&amp;&quot;}, shortauthor = {&quot;&amp; [.C436]&amp; &quot;}, keywords = {ancient}, options = {antik}}&quot;" office:value-type="string" office:string-value="@Book{Plaut_Asin,author ={{Maccius Plautus, Titus}},  origtitle = {Asinaria }, shorthand = {Plaut. Asin.}, shortauthor = {Plautus}, keywords = {ancient}, options = {antik}}">
            <text:p>@Book{Plaut_Asin,author ={{Maccius Plautus, Titus}}, <text:s/>origtitle = {Asinaria }, shorthand = {Plaut. Asin.}, shortauthor = {Plautus}, keywords = {ancient}, options = {antik}}</text:p>
          </table:table-cell>
          <table:table-cell table:formula="of:=&quot;\item[&quot;&amp;[.E436] &amp; &quot;] &quot; &amp;[.C436]&amp; &quot; &quot; &amp;[.D436] &amp; &quot;\newline \textbf{&quot; &amp; [.F436] &amp;&quot;}&quot;" office:value-type="string" office:string-value="\item[Plaut. Asin.] Plautus Asinaria\newline \textbf{Plaut_Asin}">
            <text:p>\item[Plaut. Asin.] Plautus Asinaria\newline \textbf{Plaut_Asi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ul.</text:p>
          </table:table-cell>
          <table:table-cell office:value-type="string">
            <text:p>Plautus</text:p>
          </table:table-cell>
          <table:table-cell office:value-type="string">
            <text:p>Aulularia</text:p>
          </table:table-cell>
          <table:table-cell office:value-type="string">
            <text:p>Plaut. Aul.</text:p>
          </table:table-cell>
          <table:table-cell office:value-type="string">
            <text:p>Plaut_Aul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7]&amp;&quot;,&quot;&amp;&quot;author ={&quot;&amp;[.G437]&amp;&quot;}, title ={&quot;&amp;[.D437]&amp;&quot;}, publisher = HUP, location = {Cambridge, MA and London}, year = {&quot;&amp; [.K437] &amp; &quot;}, volume = {&quot; &amp; [.M437] &amp;&quot;}, series = LCL-lang, shortseries = LCL-kurz, origtitle = {&quot; &amp; [.D437] &amp; &quot;}, origlanguage = {&quot; &amp; [.J437] &amp; &quot;}, translator = {&quot; &amp; [.N437] &amp; &quot;}, editor = {&quot; &amp; [.O437] &amp; &quot;}, shorthand = {&quot; &amp; [.E437]&amp; &quot;}, shortauthor = {&quot; &amp; [.C437]&amp; &quot;}, keywords = {ancient}, options = {antik},&quot;&amp;&quot;}&quot;" office:value-type="string" office:string-value="@Book{Plaut_Aul,author ={{Maccius Plautus, Titus}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">
            <text:p>@Book{Plaut_Aul,author ={{Maccius Plautus, Titus}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</text:p>
          </table:table-cell>
          <table:table-cell table:formula="of:=&quot;@Book{&quot; &amp;[.F437] &amp; &quot;,author ={&quot; &amp; [.G437] &amp;&quot;},  origtitle = {&quot; &amp; [.D437] &amp;&quot; }, shorthand = {&quot; &amp; [.E437]&amp;&quot;}, shortauthor = {&quot;&amp; [.C437]&amp; &quot;}, keywords = {ancient}, options = {antik}}&quot;" office:value-type="string" office:string-value="@Book{Plaut_Aul,author ={{Maccius Plautus, Titus}},  origtitle = {Aulularia }, shorthand = {Plaut. Aul.}, shortauthor = {Plautus}, keywords = {ancient}, options = {antik}}">
            <text:p>@Book{Plaut_Aul,author ={{Maccius Plautus, Titus}}, <text:s/>origtitle = {Aulularia }, shorthand = {Plaut. Aul.}, shortauthor = {Plautus}, keywords = {ancient}, options = {antik}}</text:p>
          </table:table-cell>
          <table:table-cell table:formula="of:=&quot;\item[&quot;&amp;[.E437] &amp; &quot;] &quot; &amp;[.C437]&amp; &quot; &quot; &amp;[.D437] &amp; &quot;\newline \textbf{&quot; &amp; [.F437] &amp;&quot;}&quot;" office:value-type="string" office:string-value="\item[Plaut. Aul.] Plautus Aulularia\newline \textbf{Plaut_Aul}">
            <text:p>\item[Plaut. Aul.] Plautus Aulularia\newline \textbf{Plaut_Aul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Bacch.</text:p>
          </table:table-cell>
          <table:table-cell office:value-type="string">
            <text:p>Plautus</text:p>
          </table:table-cell>
          <table:table-cell office:value-type="string">
            <text:p>Bacchides</text:p>
          </table:table-cell>
          <table:table-cell office:value-type="string">
            <text:p>Plaut. Bacch.</text:p>
          </table:table-cell>
          <table:table-cell office:value-type="string">
            <text:p>Plaut_Bacc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8]&amp;&quot;,&quot;&amp;&quot;author ={&quot;&amp;[.G438]&amp;&quot;}, title ={&quot;&amp;[.D438]&amp;&quot;}, publisher = HUP, location = {Cambridge, MA and London}, year = {&quot;&amp; [.K438] &amp; &quot;}, volume = {&quot; &amp; [.M438] &amp;&quot;}, series = LCL-lang, shortseries = LCL-kurz, origtitle = {&quot; &amp; [.D438] &amp; &quot;}, origlanguage = {&quot; &amp; [.J438] &amp; &quot;}, translator = {&quot; &amp; [.N438] &amp; &quot;}, editor = {&quot; &amp; [.O438] &amp; &quot;}, shorthand = {&quot; &amp; [.E438]&amp; &quot;}, shortauthor = {&quot; &amp; [.C438]&amp; &quot;}, keywords = {ancient}, options = {antik},&quot;&amp;&quot;}&quot;" office:value-type="string" office:string-value="@Book{Plaut_Bacch,author ={{Maccius Plautus, Titus}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">
            <text:p>@Book{Plaut_Bacch,author ={{Maccius Plautus, Titus}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</text:p>
          </table:table-cell>
          <table:table-cell table:formula="of:=&quot;@Book{&quot; &amp;[.F438] &amp; &quot;,author ={&quot; &amp; [.G438] &amp;&quot;},  origtitle = {&quot; &amp; [.D438] &amp;&quot; }, shorthand = {&quot; &amp; [.E438]&amp;&quot;}, shortauthor = {&quot;&amp; [.C438]&amp; &quot;}, keywords = {ancient}, options = {antik}}&quot;" office:value-type="string" office:string-value="@Book{Plaut_Bacch,author ={{Maccius Plautus, Titus}},  origtitle = {Bacchides }, shorthand = {Plaut. Bacch.}, shortauthor = {Plautus}, keywords = {ancient}, options = {antik}}">
            <text:p>@Book{Plaut_Bacch,author ={{Maccius Plautus, Titus}}, <text:s/>origtitle = {Bacchides }, shorthand = {Plaut. Bacch.}, shortauthor = {Plautus}, keywords = {ancient}, options = {antik}}</text:p>
          </table:table-cell>
          <table:table-cell table:formula="of:=&quot;\item[&quot;&amp;[.E438] &amp; &quot;] &quot; &amp;[.C438]&amp; &quot; &quot; &amp;[.D438] &amp; &quot;\newline \textbf{&quot; &amp; [.F438] &amp;&quot;}&quot;" office:value-type="string" office:string-value="\item[Plaut. Bacch.] Plautus Bacchides\newline \textbf{Plaut_Bacch}">
            <text:p>\item[Plaut. Bacch.] Plautus Bacchides\newline \textbf{Plaut_Bacc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ist.</text:p>
          </table:table-cell>
          <table:table-cell office:value-type="string">
            <text:p>Plautus</text:p>
          </table:table-cell>
          <table:table-cell office:value-type="string">
            <text:p>Cistellaria</text:p>
          </table:table-cell>
          <table:table-cell office:value-type="string">
            <text:p>Plaut. Cist.</text:p>
          </table:table-cell>
          <table:table-cell office:value-type="string">
            <text:p>Plaut_Cist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9]&amp;&quot;,&quot;&amp;&quot;author ={&quot;&amp;[.G439]&amp;&quot;}, title ={&quot;&amp;[.D439]&amp;&quot;}, publisher = HUP, location = {Cambridge, MA and London}, year = {&quot;&amp; [.K439] &amp; &quot;}, volume = {&quot; &amp; [.M439] &amp;&quot;}, series = LCL-lang, shortseries = LCL-kurz, origtitle = {&quot; &amp; [.D439] &amp; &quot;}, origlanguage = {&quot; &amp; [.J439] &amp; &quot;}, translator = {&quot; &amp; [.N439] &amp; &quot;}, editor = {&quot; &amp; [.O439] &amp; &quot;}, shorthand = {&quot; &amp; [.E439]&amp; &quot;}, shortauthor = {&quot; &amp; [.C439]&amp; &quot;}, keywords = {ancient}, options = {antik},&quot;&amp;&quot;}&quot;" office:value-type="string" office:string-value="@Book{Plaut_Cist,author ={{Maccius Plautus, Titus}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">
            <text:p>@Book{Plaut_Cist,author ={{Maccius Plautus, Titus}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</text:p>
          </table:table-cell>
          <table:table-cell table:formula="of:=&quot;@Book{&quot; &amp;[.F439] &amp; &quot;,author ={&quot; &amp; [.G439] &amp;&quot;},  origtitle = {&quot; &amp; [.D439] &amp;&quot; }, shorthand = {&quot; &amp; [.E439]&amp;&quot;}, shortauthor = {&quot;&amp; [.C439]&amp; &quot;}, keywords = {ancient}, options = {antik}}&quot;" office:value-type="string" office:string-value="@Book{Plaut_Cist,author ={{Maccius Plautus, Titus}},  origtitle = {Cistellaria }, shorthand = {Plaut. Cist.}, shortauthor = {Plautus}, keywords = {ancient}, options = {antik}}">
            <text:p>@Book{Plaut_Cist,author ={{Maccius Plautus, Titus}}, <text:s/>origtitle = {Cistellaria }, shorthand = {Plaut. Cist.}, shortauthor = {Plautus}, keywords = {ancient}, options = {antik}}</text:p>
          </table:table-cell>
          <table:table-cell table:formula="of:=&quot;\item[&quot;&amp;[.E439] &amp; &quot;] &quot; &amp;[.C439]&amp; &quot; &quot; &amp;[.D439] &amp; &quot;\newline \textbf{&quot; &amp; [.F439] &amp;&quot;}&quot;" office:value-type="string" office:string-value="\item[Plaut. Cist.] Plautus Cistellaria\newline \textbf{Plaut_Cist}">
            <text:p>\item[Plaut. Cist.] Plautus Cistellaria\newline \textbf{Plaut_Cist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urc.</text:p>
          </table:table-cell>
          <table:table-cell office:value-type="string">
            <text:p>Plautus</text:p>
          </table:table-cell>
          <table:table-cell office:value-type="string">
            <text:p>Curculio</text:p>
          </table:table-cell>
          <table:table-cell office:value-type="string">
            <text:p>Plaut. Curc.</text:p>
          </table:table-cell>
          <table:table-cell office:value-type="string">
            <text:p>Plaut_Cur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0]&amp;&quot;,&quot;&amp;&quot;author ={&quot;&amp;[.G440]&amp;&quot;}, title ={&quot;&amp;[.D440]&amp;&quot;}, publisher = HUP, location = {Cambridge, MA and London}, year = {&quot;&amp; [.K440] &amp; &quot;}, volume = {&quot; &amp; [.M440] &amp;&quot;}, series = LCL-lang, shortseries = LCL-kurz, origtitle = {&quot; &amp; [.D440] &amp; &quot;}, origlanguage = {&quot; &amp; [.J440] &amp; &quot;}, translator = {&quot; &amp; [.N440] &amp; &quot;}, editor = {&quot; &amp; [.O440] &amp; &quot;}, shorthand = {&quot; &amp; [.E440]&amp; &quot;}, shortauthor = {&quot; &amp; [.C440]&amp; &quot;}, keywords = {ancient}, options = {antik},&quot;&amp;&quot;}&quot;" office:value-type="string" office:string-value="@Book{Plaut_Curc,author ={{Maccius Plautus, Titus}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">
            <text:p>@Book{Plaut_Curc,author ={{Maccius Plautus, Titus}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</text:p>
          </table:table-cell>
          <table:table-cell table:formula="of:=&quot;@Book{&quot; &amp;[.F440] &amp; &quot;,author ={&quot; &amp; [.G440] &amp;&quot;},  origtitle = {&quot; &amp; [.D440] &amp;&quot; }, shorthand = {&quot; &amp; [.E440]&amp;&quot;}, shortauthor = {&quot;&amp; [.C440]&amp; &quot;}, keywords = {ancient}, options = {antik}}&quot;" office:value-type="string" office:string-value="@Book{Plaut_Curc,author ={{Maccius Plautus, Titus}},  origtitle = {Curculio }, shorthand = {Plaut. Curc.}, shortauthor = {Plautus}, keywords = {ancient}, options = {antik}}">
            <text:p>@Book{Plaut_Curc,author ={{Maccius Plautus, Titus}}, <text:s/>origtitle = {Curculio }, shorthand = {Plaut. Curc.}, shortauthor = {Plautus}, keywords = {ancient}, options = {antik}}</text:p>
          </table:table-cell>
          <table:table-cell table:formula="of:=&quot;\item[&quot;&amp;[.E440] &amp; &quot;] &quot; &amp;[.C440]&amp; &quot; &quot; &amp;[.D440] &amp; &quot;\newline \textbf{&quot; &amp; [.F440] &amp;&quot;}&quot;" office:value-type="string" office:string-value="\item[Plaut. Curc.] Plautus Curculio\newline \textbf{Plaut_Curc}">
            <text:p>\item[Plaut. Curc.] Plautus Curculio\newline \textbf{Plaut_Cur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Epid.</text:p>
          </table:table-cell>
          <table:table-cell office:value-type="string">
            <text:p>Plautus</text:p>
          </table:table-cell>
          <table:table-cell office:value-type="string">
            <text:p>Epidicus</text:p>
          </table:table-cell>
          <table:table-cell office:value-type="string">
            <text:p>Plaut. Epid.</text:p>
          </table:table-cell>
          <table:table-cell office:value-type="string">
            <text:p>Plaut_Epi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1]&amp;&quot;,&quot;&amp;&quot;author ={&quot;&amp;[.G441]&amp;&quot;}, title ={&quot;&amp;[.D441]&amp;&quot;}, publisher = HUP, location = {Cambridge, MA and London}, year = {&quot;&amp; [.K441] &amp; &quot;}, volume = {&quot; &amp; [.M441] &amp;&quot;}, series = LCL-lang, shortseries = LCL-kurz, origtitle = {&quot; &amp; [.D441] &amp; &quot;}, origlanguage = {&quot; &amp; [.J441] &amp; &quot;}, translator = {&quot; &amp; [.N441] &amp; &quot;}, editor = {&quot; &amp; [.O441] &amp; &quot;}, shorthand = {&quot; &amp; [.E441]&amp; &quot;}, shortauthor = {&quot; &amp; [.C441]&amp; &quot;}, keywords = {ancient}, options = {antik},&quot;&amp;&quot;}&quot;" office:value-type="string" office:string-value="@Book{Plaut_Epid,author ={{Maccius Plautus, Titus}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">
            <text:p>@Book{Plaut_Epid,author ={{Maccius Plautus, Titus}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</text:p>
          </table:table-cell>
          <table:table-cell table:formula="of:=&quot;@Book{&quot; &amp;[.F441] &amp; &quot;,author ={&quot; &amp; [.G441] &amp;&quot;},  origtitle = {&quot; &amp; [.D441] &amp;&quot; }, shorthand = {&quot; &amp; [.E441]&amp;&quot;}, shortauthor = {&quot;&amp; [.C441]&amp; &quot;}, keywords = {ancient}, options = {antik}}&quot;" office:value-type="string" office:string-value="@Book{Plaut_Epid,author ={{Maccius Plautus, Titus}},  origtitle = {Epidicus }, shorthand = {Plaut. Epid.}, shortauthor = {Plautus}, keywords = {ancient}, options = {antik}}">
            <text:p>@Book{Plaut_Epid,author ={{Maccius Plautus, Titus}}, <text:s/>origtitle = {Epidicus }, shorthand = {Plaut. Epid.}, shortauthor = {Plautus}, keywords = {ancient}, options = {antik}}</text:p>
          </table:table-cell>
          <table:table-cell table:formula="of:=&quot;\item[&quot;&amp;[.E441] &amp; &quot;] &quot; &amp;[.C441]&amp; &quot; &quot; &amp;[.D441] &amp; &quot;\newline \textbf{&quot; &amp; [.F441] &amp;&quot;}&quot;" office:value-type="string" office:string-value="\item[Plaut. Epid.] Plautus Epidicus\newline \textbf{Plaut_Epid}">
            <text:p>\item[Plaut. Epid.] Plautus Epidicus\newline \textbf{Plaut_Epi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n.</text:p>
          </table:table-cell>
          <table:table-cell office:value-type="string">
            <text:p>Plautus</text:p>
          </table:table-cell>
          <table:table-cell office:value-type="string">
            <text:p>Menaechmi</text:p>
          </table:table-cell>
          <table:table-cell office:value-type="string">
            <text:p>Plaut. Men.</text:p>
          </table:table-cell>
          <table:table-cell office:value-type="string">
            <text:p>Plaut_Me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2]&amp;&quot;,&quot;&amp;&quot;author ={&quot;&amp;[.G442]&amp;&quot;}, title ={&quot;&amp;[.D442]&amp;&quot;}, publisher = HUP, location = {Cambridge, MA and London}, year = {&quot;&amp; [.K442] &amp; &quot;}, volume = {&quot; &amp; [.M442] &amp;&quot;}, series = LCL-lang, shortseries = LCL-kurz, origtitle = {&quot; &amp; [.D442] &amp; &quot;}, origlanguage = {&quot; &amp; [.J442] &amp; &quot;}, translator = {&quot; &amp; [.N442] &amp; &quot;}, editor = {&quot; &amp; [.O442] &amp; &quot;}, shorthand = {&quot; &amp; [.E442]&amp; &quot;}, shortauthor = {&quot; &amp; [.C442]&amp; &quot;}, keywords = {ancient}, options = {antik},&quot;&amp;&quot;}&quot;" office:value-type="string" office:string-value="@Book{Plaut_Men,author ={{Maccius Plautus, Titus}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">
            <text:p>@Book{Plaut_Men,author ={{Maccius Plautus, Titus}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</text:p>
          </table:table-cell>
          <table:table-cell table:formula="of:=&quot;@Book{&quot; &amp;[.F442] &amp; &quot;,author ={&quot; &amp; [.G442] &amp;&quot;},  origtitle = {&quot; &amp; [.D442] &amp;&quot; }, shorthand = {&quot; &amp; [.E442]&amp;&quot;}, shortauthor = {&quot;&amp; [.C442]&amp; &quot;}, keywords = {ancient}, options = {antik}}&quot;" office:value-type="string" office:string-value="@Book{Plaut_Men,author ={{Maccius Plautus, Titus}},  origtitle = {Menaechmi }, shorthand = {Plaut. Men.}, shortauthor = {Plautus}, keywords = {ancient}, options = {antik}}">
            <text:p>@Book{Plaut_Men,author ={{Maccius Plautus, Titus}}, <text:s/>origtitle = {Menaechmi }, shorthand = {Plaut. Men.}, shortauthor = {Plautus}, keywords = {ancient}, options = {antik}}</text:p>
          </table:table-cell>
          <table:table-cell table:formula="of:=&quot;\item[&quot;&amp;[.E442] &amp; &quot;] &quot; &amp;[.C442]&amp; &quot; &quot; &amp;[.D442] &amp; &quot;\newline \textbf{&quot; &amp; [.F442] &amp;&quot;}&quot;" office:value-type="string" office:string-value="\item[Plaut. Men.] Plautus Menaechmi\newline \textbf{Plaut_Men}">
            <text:p>\item[Plaut. Men.] Plautus Menaechmi\newline \textbf{Plaut_Me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rc.</text:p>
          </table:table-cell>
          <table:table-cell office:value-type="string">
            <text:p>Plautus</text:p>
          </table:table-cell>
          <table:table-cell office:value-type="string">
            <text:p>Mercator</text:p>
          </table:table-cell>
          <table:table-cell office:value-type="string">
            <text:p>Plaut. Merc.</text:p>
          </table:table-cell>
          <table:table-cell office:value-type="string">
            <text:p>Plaut_Mer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3]&amp;&quot;,&quot;&amp;&quot;author ={&quot;&amp;[.G443]&amp;&quot;}, title ={&quot;&amp;[.D443]&amp;&quot;}, publisher = HUP, location = {Cambridge, MA and London}, year = {&quot;&amp; [.K443] &amp; &quot;}, volume = {&quot; &amp; [.M443] &amp;&quot;}, series = LCL-lang, shortseries = LCL-kurz, origtitle = {&quot; &amp; [.D443] &amp; &quot;}, origlanguage = {&quot; &amp; [.J443] &amp; &quot;}, translator = {&quot; &amp; [.N443] &amp; &quot;}, editor = {&quot; &amp; [.O443] &amp; &quot;}, shorthand = {&quot; &amp; [.E443]&amp; &quot;}, shortauthor = {&quot; &amp; [.C443]&amp; &quot;}, keywords = {ancient}, options = {antik},&quot;&amp;&quot;}&quot;" office:value-type="string" office:string-value="@Book{Plaut_Merc,author ={{Maccius Plautus, Titus}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">
            <text:p>@Book{Plaut_Merc,author ={{Maccius Plautus, Titus}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</text:p>
          </table:table-cell>
          <table:table-cell table:formula="of:=&quot;@Book{&quot; &amp;[.F443] &amp; &quot;,author ={&quot; &amp; [.G443] &amp;&quot;},  origtitle = {&quot; &amp; [.D443] &amp;&quot; }, shorthand = {&quot; &amp; [.E443]&amp;&quot;}, shortauthor = {&quot;&amp; [.C443]&amp; &quot;}, keywords = {ancient}, options = {antik}}&quot;" office:value-type="string" office:string-value="@Book{Plaut_Merc,author ={{Maccius Plautus, Titus}},  origtitle = {Mercator }, shorthand = {Plaut. Merc.}, shortauthor = {Plautus}, keywords = {ancient}, options = {antik}}">
            <text:p>@Book{Plaut_Merc,author ={{Maccius Plautus, Titus}}, <text:s/>origtitle = {Mercator }, shorthand = {Plaut. Merc.}, shortauthor = {Plautus}, keywords = {ancient}, options = {antik}}</text:p>
          </table:table-cell>
          <table:table-cell table:formula="of:=&quot;\item[&quot;&amp;[.E443] &amp; &quot;] &quot; &amp;[.C443]&amp; &quot; &quot; &amp;[.D443] &amp; &quot;\newline \textbf{&quot; &amp; [.F443] &amp;&quot;}&quot;" office:value-type="string" office:string-value="\item[Plaut. Merc.] Plautus Mercator\newline \textbf{Plaut_Merc}">
            <text:p>\item[Plaut. Merc.] Plautus Mercator\newline \textbf{Plaut_Mer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il.</text:p>
          </table:table-cell>
          <table:table-cell office:value-type="string">
            <text:p>Plautus</text:p>
          </table:table-cell>
          <table:table-cell office:value-type="string">
            <text:p>Miles gloriosus</text:p>
          </table:table-cell>
          <table:table-cell office:value-type="string">
            <text:p>Plaut. Mil.</text:p>
          </table:table-cell>
          <table:table-cell office:value-type="string">
            <text:p>Plaut_Mil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4]&amp;&quot;,&quot;&amp;&quot;author ={&quot;&amp;[.G444]&amp;&quot;}, title ={&quot;&amp;[.D444]&amp;&quot;}, publisher = HUP, location = {Cambridge, MA and London}, year = {&quot;&amp; [.K444] &amp; &quot;}, volume = {&quot; &amp; [.M444] &amp;&quot;}, series = LCL-lang, shortseries = LCL-kurz, origtitle = {&quot; &amp; [.D444] &amp; &quot;}, origlanguage = {&quot; &amp; [.J444] &amp; &quot;}, translator = {&quot; &amp; [.N444] &amp; &quot;}, editor = {&quot; &amp; [.O444] &amp; &quot;}, shorthand = {&quot; &amp; [.E444]&amp; &quot;}, shortauthor = {&quot; &amp; [.C444]&amp; &quot;}, keywords = {ancient}, options = {antik},&quot;&amp;&quot;}&quot;" office:value-type="string" office:string-value="@Book{Plaut_Mil,author ={{Maccius Plautus, Titus}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">
            <text:p>@Book{Plaut_Mil,author ={{Maccius Plautus, Titus}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</text:p>
          </table:table-cell>
          <table:table-cell table:formula="of:=&quot;@Book{&quot; &amp;[.F444] &amp; &quot;,author ={&quot; &amp; [.G444] &amp;&quot;},  origtitle = {&quot; &amp; [.D444] &amp;&quot; }, shorthand = {&quot; &amp; [.E444]&amp;&quot;}, shortauthor = {&quot;&amp; [.C444]&amp; &quot;}, keywords = {ancient}, options = {antik}}&quot;" office:value-type="string" office:string-value="@Book{Plaut_Mil,author ={{Maccius Plautus, Titus}},  origtitle = {Miles gloriosus }, shorthand = {Plaut. Mil.}, shortauthor = {Plautus}, keywords = {ancient}, options = {antik}}">
            <text:p>@Book{Plaut_Mil,author ={{Maccius Plautus, Titus}}, <text:s/>origtitle = {Miles gloriosus }, shorthand = {Plaut. Mil.}, shortauthor = {Plautus}, keywords = {ancient}, options = {antik}}</text:p>
          </table:table-cell>
          <table:table-cell table:formula="of:=&quot;\item[&quot;&amp;[.E444] &amp; &quot;] &quot; &amp;[.C444]&amp; &quot; &quot; &amp;[.D444] &amp; &quot;\newline \textbf{&quot; &amp; [.F444] &amp;&quot;}&quot;" office:value-type="string" office:string-value="\item[Plaut. Mil.] Plautus Miles gloriosus\newline \textbf{Plaut_Mil}">
            <text:p>\item[Plaut. Mil.] Plautus Miles gloriosus\newline \textbf{Plaut_Mil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ost.</text:p>
          </table:table-cell>
          <table:table-cell office:value-type="string">
            <text:p>Plautus</text:p>
          </table:table-cell>
          <table:table-cell office:value-type="string">
            <text:p>Mostellaria</text:p>
          </table:table-cell>
          <table:table-cell office:value-type="string">
            <text:p>Plaut. Most.</text:p>
          </table:table-cell>
          <table:table-cell office:value-type="string">
            <text:p>Plaut_Most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5]&amp;&quot;,&quot;&amp;&quot;author ={&quot;&amp;[.G445]&amp;&quot;}, title ={&quot;&amp;[.D445]&amp;&quot;}, publisher = HUP, location = {Cambridge, MA and London}, year = {&quot;&amp; [.K445] &amp; &quot;}, volume = {&quot; &amp; [.M445] &amp;&quot;}, series = LCL-lang, shortseries = LCL-kurz, origtitle = {&quot; &amp; [.D445] &amp; &quot;}, origlanguage = {&quot; &amp; [.J445] &amp; &quot;}, translator = {&quot; &amp; [.N445] &amp; &quot;}, editor = {&quot; &amp; [.O445] &amp; &quot;}, shorthand = {&quot; &amp; [.E445]&amp; &quot;}, shortauthor = {&quot; &amp; [.C445]&amp; &quot;}, keywords = {ancient}, options = {antik},&quot;&amp;&quot;}&quot;" office:value-type="string" office:string-value="@Book{Plaut_Most,author ={{Maccius Plautus, Titus}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">
            <text:p>@Book{Plaut_Most,author ={{Maccius Plautus, Titus}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</text:p>
          </table:table-cell>
          <table:table-cell table:formula="of:=&quot;@Book{&quot; &amp;[.F445] &amp; &quot;,author ={&quot; &amp; [.G445] &amp;&quot;},  origtitle = {&quot; &amp; [.D445] &amp;&quot; }, shorthand = {&quot; &amp; [.E445]&amp;&quot;}, shortauthor = {&quot;&amp; [.C445]&amp; &quot;}, keywords = {ancient}, options = {antik}}&quot;" office:value-type="string" office:string-value="@Book{Plaut_Most,author ={{Maccius Plautus, Titus}},  origtitle = {Mostellaria }, shorthand = {Plaut. Most.}, shortauthor = {Plautus}, keywords = {ancient}, options = {antik}}">
            <text:p>@Book{Plaut_Most,author ={{Maccius Plautus, Titus}}, <text:s/>origtitle = {Mostellaria }, shorthand = {Plaut. Most.}, shortauthor = {Plautus}, keywords = {ancient}, options = {antik}}</text:p>
          </table:table-cell>
          <table:table-cell table:formula="of:=&quot;\item[&quot;&amp;[.E445] &amp; &quot;] &quot; &amp;[.C445]&amp; &quot; &quot; &amp;[.D445] &amp; &quot;\newline \textbf{&quot; &amp; [.F445] &amp;&quot;}&quot;" office:value-type="string" office:string-value="\item[Plaut. Most.] Plautus Mostellaria\newline \textbf{Plaut_Most}">
            <text:p>\item[Plaut. Most.] Plautus Mostellaria\newline \textbf{Plaut_Most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oen.</text:p>
          </table:table-cell>
          <table:table-cell office:value-type="string">
            <text:p>Plautus</text:p>
          </table:table-cell>
          <table:table-cell office:value-type="string">
            <text:p>Poenulus</text:p>
          </table:table-cell>
          <table:table-cell office:value-type="string">
            <text:p>Plaut. Poen.</text:p>
          </table:table-cell>
          <table:table-cell office:value-type="string">
            <text:p>Plaut_Poe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6]&amp;&quot;,&quot;&amp;&quot;author ={&quot;&amp;[.G446]&amp;&quot;}, title ={&quot;&amp;[.D446]&amp;&quot;}, publisher = HUP, location = {Cambridge, MA and London}, year = {&quot;&amp; [.K446] &amp; &quot;}, volume = {&quot; &amp; [.M446] &amp;&quot;}, series = LCL-lang, shortseries = LCL-kurz, origtitle = {&quot; &amp; [.D446] &amp; &quot;}, origlanguage = {&quot; &amp; [.J446] &amp; &quot;}, translator = {&quot; &amp; [.N446] &amp; &quot;}, editor = {&quot; &amp; [.O446] &amp; &quot;}, shorthand = {&quot; &amp; [.E446]&amp; &quot;}, shortauthor = {&quot; &amp; [.C446]&amp; &quot;}, keywords = {ancient}, options = {antik},&quot;&amp;&quot;}&quot;" office:value-type="string" office:string-value="@Book{Plaut_Poen,author ={{Maccius Plautus, Titus}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">
            <text:p>@Book{Plaut_Poen,author ={{Maccius Plautus, Titus}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</text:p>
          </table:table-cell>
          <table:table-cell table:formula="of:=&quot;@Book{&quot; &amp;[.F446] &amp; &quot;,author ={&quot; &amp; [.G446] &amp;&quot;},  origtitle = {&quot; &amp; [.D446] &amp;&quot; }, shorthand = {&quot; &amp; [.E446]&amp;&quot;}, shortauthor = {&quot;&amp; [.C446]&amp; &quot;}, keywords = {ancient}, options = {antik}}&quot;" office:value-type="string" office:string-value="@Book{Plaut_Poen,author ={{Maccius Plautus, Titus}},  origtitle = {Poenulus }, shorthand = {Plaut. Poen.}, shortauthor = {Plautus}, keywords = {ancient}, options = {antik}}">
            <text:p>@Book{Plaut_Poen,author ={{Maccius Plautus, Titus}}, <text:s/>origtitle = {Poenulus }, shorthand = {Plaut. Poen.}, shortauthor = {Plautus}, keywords = {ancient}, options = {antik}}</text:p>
          </table:table-cell>
          <table:table-cell table:formula="of:=&quot;\item[&quot;&amp;[.E446] &amp; &quot;] &quot; &amp;[.C446]&amp; &quot; &quot; &amp;[.D446] &amp; &quot;\newline \textbf{&quot; &amp; [.F446] &amp;&quot;}&quot;" office:value-type="string" office:string-value="\item[Plaut. Poen.] Plautus Poenulus\newline \textbf{Plaut_Poen}">
            <text:p>\item[Plaut. Poen.] Plautus Poenulus\newline \textbf{Plaut_Poe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seud.</text:p>
          </table:table-cell>
          <table:table-cell office:value-type="string">
            <text:p>Plautus</text:p>
          </table:table-cell>
          <table:table-cell office:value-type="string">
            <text:p>Pseudolus</text:p>
          </table:table-cell>
          <table:table-cell office:value-type="string">
            <text:p>Plaut. Pseud.</text:p>
          </table:table-cell>
          <table:table-cell office:value-type="string">
            <text:p>Plaut_Pseu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7]&amp;&quot;,&quot;&amp;&quot;author ={&quot;&amp;[.G447]&amp;&quot;}, title ={&quot;&amp;[.D447]&amp;&quot;}, publisher = HUP, location = {Cambridge, MA and London}, year = {&quot;&amp; [.K447] &amp; &quot;}, volume = {&quot; &amp; [.M447] &amp;&quot;}, series = LCL-lang, shortseries = LCL-kurz, origtitle = {&quot; &amp; [.D447] &amp; &quot;}, origlanguage = {&quot; &amp; [.J447] &amp; &quot;}, translator = {&quot; &amp; [.N447] &amp; &quot;}, editor = {&quot; &amp; [.O447] &amp; &quot;}, shorthand = {&quot; &amp; [.E447]&amp; &quot;}, shortauthor = {&quot; &amp; [.C447]&amp; &quot;}, keywords = {ancient}, options = {antik},&quot;&amp;&quot;}&quot;" office:value-type="string" office:string-value="@Book{Plaut_Pseud,author ={{Maccius Plautus, Titus}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">
            <text:p>@Book{Plaut_Pseud,author ={{Maccius Plautus, Titus}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</text:p>
          </table:table-cell>
          <table:table-cell table:formula="of:=&quot;@Book{&quot; &amp;[.F447] &amp; &quot;,author ={&quot; &amp; [.G447] &amp;&quot;},  origtitle = {&quot; &amp; [.D447] &amp;&quot; }, shorthand = {&quot; &amp; [.E447]&amp;&quot;}, shortauthor = {&quot;&amp; [.C447]&amp; &quot;}, keywords = {ancient}, options = {antik}}&quot;" office:value-type="string" office:string-value="@Book{Plaut_Pseud,author ={{Maccius Plautus, Titus}},  origtitle = {Pseudolus }, shorthand = {Plaut. Pseud.}, shortauthor = {Plautus}, keywords = {ancient}, options = {antik}}">
            <text:p>@Book{Plaut_Pseud,author ={{Maccius Plautus, Titus}}, <text:s/>origtitle = {Pseudolus }, shorthand = {Plaut. Pseud.}, shortauthor = {Plautus}, keywords = {ancient}, options = {antik}}</text:p>
          </table:table-cell>
          <table:table-cell table:formula="of:=&quot;\item[&quot;&amp;[.E447] &amp; &quot;] &quot; &amp;[.C447]&amp; &quot; &quot; &amp;[.D447] &amp; &quot;\newline \textbf{&quot; &amp; [.F447] &amp;&quot;}&quot;" office:value-type="string" office:string-value="\item[Plaut. Pseud.] Plautus Pseudolus\newline \textbf{Plaut_Pseud}">
            <text:p>\item[Plaut. Pseud.] Plautus Pseudolus\newline \textbf{Plaut_Pseu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Rud.</text:p>
          </table:table-cell>
          <table:table-cell office:value-type="string">
            <text:p>Plautus</text:p>
          </table:table-cell>
          <table:table-cell office:value-type="string">
            <text:p>Rudens</text:p>
          </table:table-cell>
          <table:table-cell office:value-type="string">
            <text:p>Plaut. Rud.</text:p>
          </table:table-cell>
          <table:table-cell office:value-type="string">
            <text:p>Plaut_Ru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8]&amp;&quot;,&quot;&amp;&quot;author ={&quot;&amp;[.G448]&amp;&quot;}, title ={&quot;&amp;[.D448]&amp;&quot;}, publisher = HUP, location = {Cambridge, MA and London}, year = {&quot;&amp; [.K448] &amp; &quot;}, volume = {&quot; &amp; [.M448] &amp;&quot;}, series = LCL-lang, shortseries = LCL-kurz, origtitle = {&quot; &amp; [.D448] &amp; &quot;}, origlanguage = {&quot; &amp; [.J448] &amp; &quot;}, translator = {&quot; &amp; [.N448] &amp; &quot;}, editor = {&quot; &amp; [.O448] &amp; &quot;}, shorthand = {&quot; &amp; [.E448]&amp; &quot;}, shortauthor = {&quot; &amp; [.C448]&amp; &quot;}, keywords = {ancient}, options = {antik},&quot;&amp;&quot;}&quot;" office:value-type="string" office:string-value="@Book{Plaut_Rud,author ={{Maccius Plautus, Titus}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">
            <text:p>@Book{Plaut_Rud,author ={{Maccius Plautus, Titus}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</text:p>
          </table:table-cell>
          <table:table-cell table:formula="of:=&quot;@Book{&quot; &amp;[.F448] &amp; &quot;,author ={&quot; &amp; [.G448] &amp;&quot;},  origtitle = {&quot; &amp; [.D448] &amp;&quot; }, shorthand = {&quot; &amp; [.E448]&amp;&quot;}, shortauthor = {&quot;&amp; [.C448]&amp; &quot;}, keywords = {ancient}, options = {antik}}&quot;" office:value-type="string" office:string-value="@Book{Plaut_Rud,author ={{Maccius Plautus, Titus}},  origtitle = {Rudens }, shorthand = {Plaut. Rud.}, shortauthor = {Plautus}, keywords = {ancient}, options = {antik}}">
            <text:p>@Book{Plaut_Rud,author ={{Maccius Plautus, Titus}}, <text:s/>origtitle = {Rudens }, shorthand = {Plaut. Rud.}, shortauthor = {Plautus}, keywords = {ancient}, options = {antik}}</text:p>
          </table:table-cell>
          <table:table-cell table:formula="of:=&quot;\item[&quot;&amp;[.E448] &amp; &quot;] &quot; &amp;[.C448]&amp; &quot; &quot; &amp;[.D448] &amp; &quot;\newline \textbf{&quot; &amp; [.F448] &amp;&quot;}&quot;" office:value-type="string" office:string-value="\item[Plaut. Rud.] Plautus Rudens\newline \textbf{Plaut_Rud}">
            <text:p>\item[Plaut. Rud.] Plautus Rudens\newline \textbf{Plaut_Ru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Stich.</text:p>
          </table:table-cell>
          <table:table-cell office:value-type="string">
            <text:p>Plautus</text:p>
          </table:table-cell>
          <table:table-cell office:value-type="string">
            <text:p>Stichus</text:p>
          </table:table-cell>
          <table:table-cell office:value-type="string">
            <text:p>Plaut. Stich.</text:p>
          </table:table-cell>
          <table:table-cell office:value-type="string">
            <text:p>Plaut_Stic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9]&amp;&quot;,&quot;&amp;&quot;author ={&quot;&amp;[.G449]&amp;&quot;}, title ={&quot;&amp;[.D449]&amp;&quot;}, publisher = HUP, location = {Cambridge, MA and London}, year = {&quot;&amp; [.K449] &amp; &quot;}, volume = {&quot; &amp; [.M449] &amp;&quot;}, series = LCL-lang, shortseries = LCL-kurz, origtitle = {&quot; &amp; [.D449] &amp; &quot;}, origlanguage = {&quot; &amp; [.J449] &amp; &quot;}, translator = {&quot; &amp; [.N449] &amp; &quot;}, editor = {&quot; &amp; [.O449] &amp; &quot;}, shorthand = {&quot; &amp; [.E449]&amp; &quot;}, shortauthor = {&quot; &amp; [.C449]&amp; &quot;}, keywords = {ancient}, options = {antik},&quot;&amp;&quot;}&quot;" office:value-type="string" office:string-value="@Book{Plaut_Stich,author ={{Maccius Plautus, Titus}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">
            <text:p>@Book{Plaut_Stich,author ={{Maccius Plautus, Titus}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</text:p>
          </table:table-cell>
          <table:table-cell table:formula="of:=&quot;@Book{&quot; &amp;[.F449] &amp; &quot;,author ={&quot; &amp; [.G449] &amp;&quot;},  origtitle = {&quot; &amp; [.D449] &amp;&quot; }, shorthand = {&quot; &amp; [.E449]&amp;&quot;}, shortauthor = {&quot;&amp; [.C449]&amp; &quot;}, keywords = {ancient}, options = {antik}}&quot;" office:value-type="string" office:string-value="@Book{Plaut_Stich,author ={{Maccius Plautus, Titus}},  origtitle = {Stichus }, shorthand = {Plaut. Stich.}, shortauthor = {Plautus}, keywords = {ancient}, options = {antik}}">
            <text:p>@Book{Plaut_Stich,author ={{Maccius Plautus, Titus}}, <text:s/>origtitle = {Stichus }, shorthand = {Plaut. Stich.}, shortauthor = {Plautus}, keywords = {ancient}, options = {antik}}</text:p>
          </table:table-cell>
          <table:table-cell table:formula="of:=&quot;\item[&quot;&amp;[.E449] &amp; &quot;] &quot; &amp;[.C449]&amp; &quot; &quot; &amp;[.D449] &amp; &quot;\newline \textbf{&quot; &amp; [.F449] &amp;&quot;}&quot;" office:value-type="string" office:string-value="\item[Plaut. Stich.] Plautus Stichus\newline \textbf{Plaut_Stich}">
            <text:p>\item[Plaut. Stich.] Plautus Stichus\newline \textbf{Plaut_Stic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in.</text:p>
          </table:table-cell>
          <table:table-cell office:value-type="string">
            <text:p>Plautus</text:p>
          </table:table-cell>
          <table:table-cell office:value-type="string">
            <text:p>Trinummus</text:p>
          </table:table-cell>
          <table:table-cell office:value-type="string">
            <text:p>Plaut. Trin.</text:p>
          </table:table-cell>
          <table:table-cell office:value-type="string">
            <text:p>Plaut_Tri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0]&amp;&quot;,&quot;&amp;&quot;author ={&quot;&amp;[.G450]&amp;&quot;}, title ={&quot;&amp;[.D450]&amp;&quot;}, publisher = HUP, location = {Cambridge, MA and London}, year = {&quot;&amp; [.K450] &amp; &quot;}, volume = {&quot; &amp; [.M450] &amp;&quot;}, series = LCL-lang, shortseries = LCL-kurz, origtitle = {&quot; &amp; [.D450] &amp; &quot;}, origlanguage = {&quot; &amp; [.J450] &amp; &quot;}, translator = {&quot; &amp; [.N450] &amp; &quot;}, editor = {&quot; &amp; [.O450] &amp; &quot;}, shorthand = {&quot; &amp; [.E450]&amp; &quot;}, shortauthor = {&quot; &amp; [.C450]&amp; &quot;}, keywords = {ancient}, options = {antik},&quot;&amp;&quot;}&quot;" office:value-type="string" office:string-value="@Book{Plaut_Trin,author ={{Maccius Plautus, Titus}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">
            <text:p>@Book{Plaut_Trin,author ={{Maccius Plautus, Titus}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</text:p>
          </table:table-cell>
          <table:table-cell table:formula="of:=&quot;@Book{&quot; &amp;[.F450] &amp; &quot;,author ={&quot; &amp; [.G450] &amp;&quot;},  origtitle = {&quot; &amp; [.D450] &amp;&quot; }, shorthand = {&quot; &amp; [.E450]&amp;&quot;}, shortauthor = {&quot;&amp; [.C450]&amp; &quot;}, keywords = {ancient}, options = {antik}}&quot;" office:value-type="string" office:string-value="@Book{Plaut_Trin,author ={{Maccius Plautus, Titus}},  origtitle = {Trinummus }, shorthand = {Plaut. Trin.}, shortauthor = {Plautus}, keywords = {ancient}, options = {antik}}">
            <text:p>@Book{Plaut_Trin,author ={{Maccius Plautus, Titus}}, <text:s/>origtitle = {Trinummus }, shorthand = {Plaut. Trin.}, shortauthor = {Plautus}, keywords = {ancient}, options = {antik}}</text:p>
          </table:table-cell>
          <table:table-cell table:formula="of:=&quot;\item[&quot;&amp;[.E450] &amp; &quot;] &quot; &amp;[.C450]&amp; &quot; &quot; &amp;[.D450] &amp; &quot;\newline \textbf{&quot; &amp; [.F450] &amp;&quot;}&quot;" office:value-type="string" office:string-value="\item[Plaut. Trin.] Plautus Trinummus\newline \textbf{Plaut_Trin}">
            <text:p>\item[Plaut. Trin.] Plautus Trinummus\newline \textbf{Plaut_Tri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uc.</text:p>
          </table:table-cell>
          <table:table-cell office:value-type="string">
            <text:p>Plautus</text:p>
          </table:table-cell>
          <table:table-cell office:value-type="string">
            <text:p>Truculentus</text:p>
          </table:table-cell>
          <table:table-cell office:value-type="string">
            <text:p>Plaut. Truc.</text:p>
          </table:table-cell>
          <table:table-cell office:value-type="string">
            <text:p>Plaut_Tru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1]&amp;&quot;,&quot;&amp;&quot;author ={&quot;&amp;[.G451]&amp;&quot;}, title ={&quot;&amp;[.D451]&amp;&quot;}, publisher = HUP, location = {Cambridge, MA and London}, year = {&quot;&amp; [.K451] &amp; &quot;}, volume = {&quot; &amp; [.M451] &amp;&quot;}, series = LCL-lang, shortseries = LCL-kurz, origtitle = {&quot; &amp; [.D451] &amp; &quot;}, origlanguage = {&quot; &amp; [.J451] &amp; &quot;}, translator = {&quot; &amp; [.N451] &amp; &quot;}, editor = {&quot; &amp; [.O451] &amp; &quot;}, shorthand = {&quot; &amp; [.E451]&amp; &quot;}, shortauthor = {&quot; &amp; [.C451]&amp; &quot;}, keywords = {ancient}, options = {antik},&quot;&amp;&quot;}&quot;" office:value-type="string" office:string-value="@Book{Plaut_Truc,author ={{Maccius Plautus, Titus}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">
            <text:p>@Book{Plaut_Truc,author ={{Maccius Plautus, Titus}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</text:p>
          </table:table-cell>
          <table:table-cell table:formula="of:=&quot;@Book{&quot; &amp;[.F451] &amp; &quot;,author ={&quot; &amp; [.G451] &amp;&quot;},  origtitle = {&quot; &amp; [.D451] &amp;&quot; }, shorthand = {&quot; &amp; [.E451]&amp;&quot;}, shortauthor = {&quot;&amp; [.C451]&amp; &quot;}, keywords = {ancient}, options = {antik}}&quot;" office:value-type="string" office:string-value="@Book{Plaut_Truc,author ={{Maccius Plautus, Titus}},  origtitle = {Truculentus }, shorthand = {Plaut. Truc.}, shortauthor = {Plautus}, keywords = {ancient}, options = {antik}}">
            <text:p>@Book{Plaut_Truc,author ={{Maccius Plautus, Titus}}, <text:s/>origtitle = {Truculentus }, shorthand = {Plaut. Truc.}, shortauthor = {Plautus}, keywords = {ancient}, options = {antik}}</text:p>
          </table:table-cell>
          <table:table-cell table:formula="of:=&quot;\item[&quot;&amp;[.E451] &amp; &quot;] &quot; &amp;[.C451]&amp; &quot; &quot; &amp;[.D451] &amp; &quot;\newline \textbf{&quot; &amp; [.F451] &amp;&quot;}&quot;" office:value-type="string" office:string-value="\item[Plaut. Truc.] Plautus Truculentus\newline \textbf{Plaut_Truc}">
            <text:p>\item[Plaut. Truc.] Plautus Truculentus\newline \textbf{Plaut_Tru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Vid.</text:p>
          </table:table-cell>
          <table:table-cell office:value-type="string">
            <text:p>Plautus</text:p>
          </table:table-cell>
          <table:table-cell office:value-type="string">
            <text:p>Vidularia</text:p>
          </table:table-cell>
          <table:table-cell office:value-type="string">
            <text:p>Plaut. Vid.</text:p>
          </table:table-cell>
          <table:table-cell office:value-type="string">
            <text:p>Plaut_Vi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2]&amp;&quot;,&quot;&amp;&quot;author ={&quot;&amp;[.G452]&amp;&quot;}, title ={&quot;&amp;[.D452]&amp;&quot;}, publisher = HUP, location = {Cambridge, MA and London}, year = {&quot;&amp; [.K452] &amp; &quot;}, volume = {&quot; &amp; [.M452] &amp;&quot;}, series = LCL-lang, shortseries = LCL-kurz, origtitle = {&quot; &amp; [.D452] &amp; &quot;}, origlanguage = {&quot; &amp; [.J452] &amp; &quot;}, translator = {&quot; &amp; [.N452] &amp; &quot;}, editor = {&quot; &amp; [.O452] &amp; &quot;}, shorthand = {&quot; &amp; [.E452]&amp; &quot;}, shortauthor = {&quot; &amp; [.C452]&amp; &quot;}, keywords = {ancient}, options = {antik},&quot;&amp;&quot;}&quot;" office:value-type="string" office:string-value="@Book{Plaut_Vid,author ={{Maccius Plautus, Titus}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">
            <text:p>@Book{Plaut_Vid,author ={{Maccius Plautus, Titus}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</text:p>
          </table:table-cell>
          <table:table-cell table:formula="of:=&quot;@Book{&quot; &amp;[.F452] &amp; &quot;,author ={&quot; &amp; [.G452] &amp;&quot;},  origtitle = {&quot; &amp; [.D452] &amp;&quot; }, shorthand = {&quot; &amp; [.E452]&amp;&quot;}, shortauthor = {&quot;&amp; [.C452]&amp; &quot;}, keywords = {ancient}, options = {antik}}&quot;" office:value-type="string" office:string-value="@Book{Plaut_Vid,author ={{Maccius Plautus, Titus}},  origtitle = {Vidularia }, shorthand = {Plaut. Vid.}, shortauthor = {Plautus}, keywords = {ancient}, options = {antik}}">
            <text:p>@Book{Plaut_Vid,author ={{Maccius Plautus, Titus}}, <text:s/>origtitle = {Vidularia }, shorthand = {Plaut. Vid.}, shortauthor = {Plautus}, keywords = {ancient}, options = {antik}}</text:p>
          </table:table-cell>
          <table:table-cell table:formula="of:=&quot;\item[&quot;&amp;[.E452] &amp; &quot;] &quot; &amp;[.C452]&amp; &quot; &quot; &amp;[.D452] &amp; &quot;\newline \textbf{&quot; &amp; [.F452] &amp;&quot;}&quot;" office:value-type="string" office:string-value="\item[Plaut. Vid.] Plautus Vidularia\newline \textbf{Plaut_Vid}">
            <text:p>\item[Plaut. Vid.] Plautus Vidularia\newline \textbf{Plaut_Vid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epist.</text:p>
          </table:table-cell>
          <table:table-cell office:value-type="string">
            <text:p>Plinius minor</text:p>
          </table:table-cell>
          <table:table-cell office:value-type="string">
            <text:p>Epistulae</text:p>
          </table:table-cell>
          <table:table-cell office:value-type="string">
            <text:p>Plin. epist.</text:p>
          </table:table-cell>
          <table:table-cell office:value-type="string">
            <text:p>Plin_epist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3]&amp;&quot;,&quot;&amp;&quot;author ={&quot;&amp;[.G453]&amp;&quot;}, title ={&quot;&amp;[.D453]&amp;&quot;}, publisher = HUP, location = {Cambridge, MA and London}, year = {&quot;&amp; [.K453] &amp; &quot;}, volume = {&quot; &amp; [.M453] &amp;&quot;}, series = LCL-lang, shortseries = LCL-kurz, origtitle = {&quot; &amp; [.D453] &amp; &quot;}, origlanguage = {&quot; &amp; [.J453] &amp; &quot;}, translator = {&quot; &amp; [.N453] &amp; &quot;}, editor = {&quot; &amp; [.O453] &amp; &quot;}, shorthand = {&quot; &amp; [.E453]&amp; &quot;}, shortauthor = {&quot; &amp; [.C453]&amp; &quot;}, keywords = {ancient}, options = {antik},&quot;&amp;&quot;}&quot;" office:value-type="string" office:string-value="@Book{Plin_epist,author ={Plinius Caecilius Secundus, Caius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">
            <text:p>@Book{Plin_epist,author ={Plinius Caecilius Secundus, Caius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</text:p>
          </table:table-cell>
          <table:table-cell table:formula="of:=&quot;@Book{&quot; &amp;[.F453] &amp; &quot;,author ={&quot; &amp; [.G453] &amp;&quot;},  origtitle = {&quot; &amp; [.D453] &amp;&quot; }, shorthand = {&quot; &amp; [.E453]&amp;&quot;}, shortauthor = {&quot;&amp; [.C453]&amp; &quot;}, keywords = {ancient}, options = {antik}}&quot;" office:value-type="string" office:string-value="@Book{Plin_epist,author ={Plinius Caecilius Secundus, Caius},  origtitle = {Epistulae }, shorthand = {Plin. epist.}, shortauthor = {Plinius minor}, keywords = {ancient}, options = {antik}}">
            <text:p>@Book{Plin_epist,author ={Plinius Caecilius Secundus, Caius}, <text:s/>origtitle = {Epistulae }, shorthand = {Plin. epist.}, shortauthor = {Plinius minor}, keywords = {ancient}, options = {antik}}</text:p>
          </table:table-cell>
          <table:table-cell table:formula="of:=&quot;\item[&quot;&amp;[.E453] &amp; &quot;] &quot; &amp;[.C453]&amp; &quot; &quot; &amp;[.D453] &amp; &quot;\newline \textbf{&quot; &amp; [.F453] &amp;&quot;}&quot;" office:value-type="string" office:string-value="\item[Plin. epist.] Plinius minor Epistulae\newline \textbf{Plin_epist}">
            <text:p>\item[Plin. epist.] Plinius minor Epistulae\newline \textbf{Plin_epist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nat.</text:p>
          </table:table-cell>
          <table:table-cell office:value-type="string">
            <text:p>Plinius maior</text:p>
          </table:table-cell>
          <table:table-cell office:value-type="string">
            <text:p>naturalis historia</text:p>
          </table:table-cell>
          <table:table-cell office:value-type="string">
            <text:p>Plin. nat.</text:p>
          </table:table-cell>
          <table:table-cell office:value-type="string">
            <text:p>Plin_nat</text:p>
          </table:table-cell>
          <table:table-cell office:value-type="string">
            <text:p>Plin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4]&amp;&quot;,&quot;&amp;&quot;author ={&quot;&amp;[.G454]&amp;&quot;}, title ={&quot;&amp;[.D454]&amp;&quot;}, publisher = HUP, location = {Cambridge, MA and London}, year = {&quot;&amp; [.K454] &amp; &quot;}, volume = {&quot; &amp; [.M454] &amp;&quot;}, series = LCL-lang, shortseries = LCL-kurz, origtitle = {&quot; &amp; [.D454] &amp; &quot;}, origlanguage = {&quot; &amp; [.J454] &amp; &quot;}, translator = {&quot; &amp; [.N454] &amp; &quot;}, editor = {&quot; &amp; [.O454] &amp; &quot;}, shorthand = {&quot; &amp; [.E454]&amp; &quot;}, shortauthor = {&quot; &amp; [.C454]&amp; &quot;}, keywords = {ancient}, options = {antik},&quot;&amp;&quot;}&quot;" office:value-type="string" office:string-value="@Book{Plin_nat,author ={Plinius Secundus, Caius}, title ={naturalis historia}, publisher = HUP, location = {Cambridge, MA and London}, year = {}, volume = {}, series = LCL-lang, shortseries = LCL-kurz, origtitle = {naturalis historia}, origlanguage = {}, translator = {}, editor = {}, shorthand = {Plin. nat.}, shortauthor = {Plinius maior}, keywords = {ancient}, options = {antik},}">
            <text:p>@Book{Plin_nat,author ={Plinius Secundus, Caius}, title ={naturalis historia}, publisher = HUP, location = {Cambridge, MA and London}, year = {}, volume = {}, series = LCL-lang, shortseries = LCL-kurz, origtitle = {naturalis historia}, origlanguage = {}, translator = {}, editor = {}, shorthand = {Plin. nat.}, shortauthor = {Plinius maior}, keywords = {ancient}, options = {antik},}</text:p>
          </table:table-cell>
          <table:table-cell table:formula="of:=&quot;@Book{&quot; &amp;[.F454] &amp; &quot;,author ={&quot; &amp; [.G454] &amp;&quot;},  origtitle = {&quot; &amp; [.D454] &amp;&quot; }, shorthand = {&quot; &amp; [.E454]&amp;&quot;}, shortauthor = {&quot;&amp; [.C454]&amp; &quot;}, keywords = {ancient}, options = {antik}}&quot;" office:value-type="string" office:string-value="@Book{Plin_nat,author ={Plinius Secundus, Caius},  origtitle = {naturalis historia }, shorthand = {Plin. nat.}, shortauthor = {Plinius maior}, keywords = {ancient}, options = {antik}}">
            <text:p>@Book{Plin_nat,author ={Plinius Secundus, Caius}, <text:s/>origtitle = {naturalis historia }, shorthand = {Plin. nat.}, shortauthor = {Plinius maior}, keywords = {ancient}, options = {antik}}</text:p>
          </table:table-cell>
          <table:table-cell table:formula="of:=&quot;\item[&quot;&amp;[.E454] &amp; &quot;] &quot; &amp;[.C454]&amp; &quot; &quot; &amp;[.D454] &amp; &quot;\newline \textbf{&quot; &amp; [.F454] &amp;&quot;}&quot;" office:value-type="string" office:string-value="\item[Plin. nat.] Plinius maior naturalis historia\newline \textbf{Plin_nat}">
            <text:p>\item[Plin. nat.] Plinius maior naturalis historia\newline \textbf{Plin_nat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paneg.</text:p>
          </table:table-cell>
          <table:table-cell office:value-type="string">
            <text:p>Plinius minor</text:p>
          </table:table-cell>
          <table:table-cell office:value-type="string">
            <text:p>panegyricus</text:p>
          </table:table-cell>
          <table:table-cell office:value-type="string">
            <text:p>Plin. paneg.</text:p>
          </table:table-cell>
          <table:table-cell office:value-type="string">
            <text:p>Plin_paneg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5]&amp;&quot;,&quot;&amp;&quot;author ={&quot;&amp;[.G455]&amp;&quot;}, title ={&quot;&amp;[.D455]&amp;&quot;}, publisher = HUP, location = {Cambridge, MA and London}, year = {&quot;&amp; [.K455] &amp; &quot;}, volume = {&quot; &amp; [.M455] &amp;&quot;}, series = LCL-lang, shortseries = LCL-kurz, origtitle = {&quot; &amp; [.D455] &amp; &quot;}, origlanguage = {&quot; &amp; [.J455] &amp; &quot;}, translator = {&quot; &amp; [.N455] &amp; &quot;}, editor = {&quot; &amp; [.O455] &amp; &quot;}, shorthand = {&quot; &amp; [.E455]&amp; &quot;}, shortauthor = {&quot; &amp; [.C455]&amp; &quot;}, keywords = {ancient}, options = {antik},&quot;&amp;&quot;}&quot;" office:value-type="string" office:string-value="@Book{Plin_paneg,author ={Plinius Caecilius Secundus, Caius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">
            <text:p>@Book{Plin_paneg,author ={Plinius Caecilius Secundus, Caius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</text:p>
          </table:table-cell>
          <table:table-cell table:formula="of:=&quot;@Book{&quot; &amp;[.F455] &amp; &quot;,author ={&quot; &amp; [.G455] &amp;&quot;},  origtitle = {&quot; &amp; [.D455] &amp;&quot; }, shorthand = {&quot; &amp; [.E455]&amp;&quot;}, shortauthor = {&quot;&amp; [.C455]&amp; &quot;}, keywords = {ancient}, options = {antik}}&quot;" office:value-type="string" office:string-value="@Book{Plin_paneg,author ={Plinius Caecilius Secundus, Caius},  origtitle = {panegyricus }, shorthand = {Plin. paneg.}, shortauthor = {Plinius minor}, keywords = {ancient}, options = {antik}}">
            <text:p>@Book{Plin_paneg,author ={Plinius Caecilius Secundus, Caius}, <text:s/>origtitle = {panegyricus }, shorthand = {Plin. paneg.}, shortauthor = {Plinius minor}, keywords = {ancient}, options = {antik}}</text:p>
          </table:table-cell>
          <table:table-cell table:formula="of:=&quot;\item[&quot;&amp;[.E455] &amp; &quot;] &quot; &amp;[.C455]&amp; &quot; &quot; &amp;[.D455] &amp; &quot;\newline \textbf{&quot; &amp; [.F455] &amp;&quot;}&quot;" office:value-type="string" office:string-value="\item[Plin. paneg.] Plinius minor panegyricus\newline \textbf{Plin_paneg}">
            <text:p>\item[Plin. paneg.] Plinius minor panegyricus\newline \textbf{Plin_paneg}</text:p>
          </table:table-cell>
        </table:table-row>
        <table:table-row table:style-name="ro1">
          <table:table-cell office:value-type="string">
            <text:p>Plot.</text:p>
          </table:table-cell>
          <table:table-cell/>
          <table:table-cell office:value-type="string">
            <text:p>Plotin</text:p>
          </table:table-cell>
          <table:table-cell/>
          <table:table-cell office:value-type="string">
            <text:p>Plot.</text:p>
          </table:table-cell>
          <table:table-cell office:value-type="string">
            <text:p>Plot</text:p>
          </table:table-cell>
          <table:table-cell office:value-type="string">
            <text:p>Ploti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6]&amp;&quot;,&quot;&amp;&quot;author ={&quot;&amp;[.G456]&amp;&quot;}, title ={&quot;&amp;[.D456]&amp;&quot;}, publisher = HUP, location = {Cambridge, MA and London}, year = {&quot;&amp; [.K456] &amp; &quot;}, volume = {&quot; &amp; [.M456] &amp;&quot;}, series = LCL-lang, shortseries = LCL-kurz, origtitle = {&quot; &amp; [.D456] &amp; &quot;}, origlanguage = {&quot; &amp; [.J456] &amp; &quot;}, translator = {&quot; &amp; [.N456] &amp; &quot;}, editor = {&quot; &amp; [.O456] &amp; &quot;}, shorthand = {&quot; &amp; [.E456]&amp; &quot;}, shortauthor = {&quot; &amp; [.G456]&amp; &quot;}, keywords = {ancient}, options = {antik},&quot;&amp;&quot;}&quot;" office:value-type="string" office:string-value="@Book{Plot,author ={Plotinos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">
            <text:p>@Book{Plot,author ={Plotinos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</text:p>
          </table:table-cell>
          <table:table-cell table:formula="of:=&quot;@Book{&quot; &amp;[.F456] &amp; &quot;,author ={&quot; &amp; [.G456] &amp;&quot;},  origtitle = {&quot; &amp; [.D456] &amp;&quot; }, shorthand = {&quot; &amp; [.E456]&amp;&quot;}, shortauthor = {&quot;&amp; [.C456]&amp; &quot;}, keywords = {ancient}, options = {antik}}&quot;" office:value-type="string" office:string-value="@Book{Plot,author ={Plotinos},  origtitle = { }, shorthand = {Plot.}, shortauthor = {Plotin}, keywords = {ancient}, options = {antik}}">
            <text:p>@Book{Plot,author ={Plotinos}, <text:s/>origtitle = { }, shorthand = {Plot.}, shortauthor = {Plotin}, keywords = {ancient}, options = {antik}}</text:p>
          </table:table-cell>
          <table:table-cell table:formula="of:=&quot;\item[&quot;&amp;[.E456] &amp; &quot;] &quot; &amp;[.C456]&amp; &quot; &quot; &amp;[.D456] &amp; &quot;\newline \textbf{&quot; &amp; [.F456] &amp;&quot;}&quot;" office:value-type="string" office:string-value="\item[Plot.] Plotin \newline \textbf{Plot}">
            <text:p>\item[Plot.] Plotin \newline \textbf{Plot}</text:p>
          </table:table-cell>
        </table:table-row>
        <table:table-row table:style-name="ro1">
          <table:table-cell office:value-type="string">
            <text:p>Plut.</text:p>
          </table:table-cell>
          <table:table-cell/>
          <table:table-cell office:value-type="string">
            <text:p>Plutarch</text:p>
          </table:table-cell>
          <table:table-cell office:value-type="string">
            <text:p>vitae parallelae</text:p>
          </table:table-cell>
          <table:table-cell office:value-type="string">
            <text:p>Plut.</text:p>
          </table:table-cell>
          <table:table-cell office:value-type="string">
            <text:p>Plut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7]&amp;&quot;,&quot;&amp;&quot;author ={&quot;&amp;[.G457]&amp;&quot;}, title ={&quot;&amp;[.D457]&amp;&quot;}, publisher = HUP, location = {Cambridge, MA and London}, year = {&quot;&amp; [.K457] &amp; &quot;}, volume = {&quot; &amp; [.M457] &amp;&quot;}, series = LCL-lang, shortseries = LCL-kurz, origtitle = {&quot; &amp; [.D457] &amp; &quot;}, origlanguage = {&quot; &amp; [.J457] &amp; &quot;}, translator = {&quot; &amp; [.N457] &amp; &quot;}, editor = {&quot; &amp; [.O457] &amp; &quot;}, shorthand = {&quot; &amp; [.E457]&amp; &quot;}, shortauthor = {&quot; &amp; [.C457]&amp; &quot;}, keywords = {ancient}, options = {antik},&quot;&amp;&quot;}&quot;" office:value-type="string" office:string-value="@Book{Plut,author ={Plutarchos}, title ={vitae parallelae}, publisher = HUP, location = {Cambridge, MA and London}, year = {}, volume = {}, series = LCL-lang, shortseries = LCL-kurz, origtitle = {vitae parallelae}, origlanguage = {}, translator = {}, editor = {}, shorthand = {Plut.}, shortauthor = {Plutarch}, keywords = {ancient}, options = {antik},}">
            <text:p>@Book{Plut,author ={Plutarchos}, title ={vitae parallelae}, publisher = HUP, location = {Cambridge, MA and London}, year = {}, volume = {}, series = LCL-lang, shortseries = LCL-kurz, origtitle = {vitae parallelae}, origlanguage = {}, translator = {}, editor = {}, shorthand = {Plut.}, shortauthor = {Plutarch}, keywords = {ancient}, options = {antik},}</text:p>
          </table:table-cell>
          <table:table-cell table:formula="of:=&quot;@Book{&quot; &amp;[.F457] &amp; &quot;,author ={&quot; &amp; [.G457] &amp;&quot;},  origtitle = {&quot; &amp; [.D457] &amp;&quot; }, shorthand = {&quot; &amp; [.E457]&amp;&quot;}, shortauthor = {&quot;&amp; [.C457]&amp; &quot;}, keywords = {ancient}, options = {antik}}&quot;" office:value-type="string" office:string-value="@Book{Plut,author ={Plutarchos},  origtitle = {vitae parallelae }, shorthand = {Plut.}, shortauthor = {Plutarch}, keywords = {ancient}, options = {antik}}">
            <text:p>@Book{Plut,author ={Plutarchos}, <text:s/>origtitle = {vitae parallelae }, shorthand = {Plut.}, shortauthor = {Plutarch}, keywords = {ancient}, options = {antik}}</text:p>
          </table:table-cell>
          <table:table-cell table:formula="of:=&quot;\item[&quot;&amp;[.E457] &amp; &quot;] &quot; &amp;[.C457]&amp; &quot; &quot; &amp;[.D457] &amp; &quot;\newline \textbf{&quot; &amp; [.F457] &amp;&quot;}&quot;" office:value-type="string" office:string-value="\item[Plut.] Plutarch vitae parallelae\newline \textbf{Plut}">
            <text:p>\item[Plut.] Plutarch vitae parallelae\newline \textbf{Plut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am.</text:p>
          </table:table-cell>
          <table:table-cell office:value-type="string">
            <text:p>Plutarch</text:p>
          </table:table-cell>
          <table:table-cell office:value-type="string">
            <text:p>Amatorius (erotikos)</text:p>
          </table:table-cell>
          <table:table-cell office:value-type="string">
            <text:p>Plut. am.</text:p>
          </table:table-cell>
          <table:table-cell office:value-type="string">
            <text:p>Plut_am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8]&amp;&quot;,&quot;&amp;&quot;author ={&quot;&amp;[.G458]&amp;&quot;}, title ={&quot;&amp;[.D458]&amp;&quot;}, publisher = HUP, location = {Cambridge, MA and London}, year = {&quot;&amp; [.K458] &amp; &quot;}, volume = {&quot; &amp; [.M458] &amp;&quot;}, series = LCL-lang, shortseries = LCL-kurz, origtitle = {&quot; &amp; [.D458] &amp; &quot;}, origlanguage = {&quot; &amp; [.J458] &amp; &quot;}, translator = {&quot; &amp; [.N458] &amp; &quot;}, editor = {&quot; &amp; [.O458] &amp; &quot;}, shorthand = {&quot; &amp; [.E458]&amp; &quot;}, shortauthor = {&quot; &amp; [.C458]&amp; &quot;}, keywords = {ancient}, options = {antik},&quot;&amp;&quot;}&quot;" office:value-type="string" office:string-value="@Book{Plut_am,author ={Plutarchos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}, keywords = {ancient}, options = {antik},}">
            <text:p>@Book{Plut_am,author ={Plutarchos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}, keywords = {ancient}, options = {antik},}</text:p>
          </table:table-cell>
          <table:table-cell table:formula="of:=&quot;@Book{&quot; &amp;[.F458] &amp; &quot;,author ={&quot; &amp; [.G458] &amp;&quot;},  origtitle = {&quot; &amp; [.D458] &amp;&quot; }, shorthand = {&quot; &amp; [.E458]&amp;&quot;}, shortauthor = {&quot;&amp; [.C458]&amp; &quot;}, keywords = {ancient}, options = {antik}}&quot;" office:value-type="string" office:string-value="@Book{Plut_am,author ={Plutarchos},  origtitle = {Amatorius (erotikos) }, shorthand = {Plut. am.}, shortauthor = {Plutarch}, keywords = {ancient}, options = {antik}}">
            <text:p>@Book{Plut_am,author ={Plutarchos}, <text:s/>origtitle = {Amatorius (erotikos) }, shorthand = {Plut. am.}, shortauthor = {Plutarch}, keywords = {ancient}, options = {antik}}</text:p>
          </table:table-cell>
          <table:table-cell table:formula="of:=&quot;\item[&quot;&amp;[.E458] &amp; &quot;] &quot; &amp;[.C458]&amp; &quot; &quot; &amp;[.D458] &amp; &quot;\newline \textbf{&quot; &amp; [.F458] &amp;&quot;}&quot;" office:value-type="string" office:string-value="\item[Plut. am.] Plutarch Amatorius (erotikos)\newline \textbf{Plut_am}">
            <text:p>\item[Plut. am.] Plutarch Amatorius (erotikos)\newline \textbf{Plut_am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de Pyth.Or.</text:p>
          </table:table-cell>
          <table:table-cell office:value-type="string">
            <text:p>Plutarch</text:p>
          </table:table-cell>
          <table:table-cell office:value-type="string">
            <text:p>de Pythiae oraculis</text:p>
          </table:table-cell>
          <table:table-cell office:value-type="string">
            <text:p>Plut. de Pyth.Or.</text:p>
          </table:table-cell>
          <table:table-cell office:value-type="string">
            <text:p>Plut_de_PythO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9]&amp;&quot;,&quot;&amp;&quot;author ={&quot;&amp;[.G459]&amp;&quot;}, title ={&quot;&amp;[.D459]&amp;&quot;}, publisher = HUP, location = {Cambridge, MA and London}, year = {&quot;&amp; [.K459] &amp; &quot;}, volume = {&quot; &amp; [.M459] &amp;&quot;}, series = LCL-lang, shortseries = LCL-kurz, origtitle = {&quot; &amp; [.D459] &amp; &quot;}, origlanguage = {&quot; &amp; [.J459] &amp; &quot;}, translator = {&quot; &amp; [.N459] &amp; &quot;}, editor = {&quot; &amp; [.O459] &amp; &quot;}, shorthand = {&quot; &amp; [.E459]&amp; &quot;}, shortauthor = {&quot; &amp; [.C459]&amp; &quot;}, keywords = {ancient}, options = {antik},&quot;&amp;&quot;}&quot;" office:value-type="string" office:string-value="@Book{Plut_de_PythOr,author ={Plutarchos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}, keywords = {ancient}, options = {antik},}">
            <text:p>@Book{Plut_de_PythOr,author ={Plutarchos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}, keywords = {ancient}, options = {antik},}</text:p>
          </table:table-cell>
          <table:table-cell table:formula="of:=&quot;@Book{&quot; &amp;[.F459] &amp; &quot;,author ={&quot; &amp; [.G459] &amp;&quot;},  origtitle = {&quot; &amp; [.D459] &amp;&quot; }, shorthand = {&quot; &amp; [.E459]&amp;&quot;}, shortauthor = {&quot;&amp; [.C459]&amp; &quot;}, keywords = {ancient}, options = {antik}}&quot;" office:value-type="string" office:string-value="@Book{Plut_de_PythOr,author ={Plutarchos},  origtitle = {de Pythiae oraculis }, shorthand = {Plut. de Pyth.Or.}, shortauthor = {Plutarch}, keywords = {ancient}, options = {antik}}">
            <text:p>@Book{Plut_de_PythOr,author ={Plutarchos}, <text:s/>origtitle = {de Pythiae oraculis }, shorthand = {Plut. de Pyth.Or.}, shortauthor = {Plutarch}, keywords = {ancient}, options = {antik}}</text:p>
          </table:table-cell>
          <table:table-cell table:formula="of:=&quot;\item[&quot;&amp;[.E459] &amp; &quot;] &quot; &amp;[.C459]&amp; &quot; &quot; &amp;[.D459] &amp; &quot;\newline \textbf{&quot; &amp; [.F459] &amp;&quot;}&quot;" office:value-type="string" office:string-value="\item[Plut. de Pyth.Or.] Plutarch de Pythiae oraculis\newline \textbf{Plut_de_PythOr}">
            <text:p>\item[Plut. de Pyth.Or.] Plutarch de Pythiae oraculis\newline \textbf{Plut_de_PythO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Is.</text:p>
          </table:table-cell>
          <table:table-cell office:value-type="string">
            <text:p>Plutarch</text:p>
          </table:table-cell>
          <table:table-cell office:value-type="string">
            <text:p>de Iside et Osiride</text:p>
          </table:table-cell>
          <table:table-cell office:value-type="string">
            <text:p>Plut. Is.</text:p>
          </table:table-cell>
          <table:table-cell office:value-type="string">
            <text:p>Plut_Is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0]&amp;&quot;,&quot;&amp;&quot;author ={&quot;&amp;[.G460]&amp;&quot;}, title ={&quot;&amp;[.D460]&amp;&quot;}, publisher = HUP, location = {Cambridge, MA and London}, year = {&quot;&amp; [.K460] &amp; &quot;}, volume = {&quot; &amp; [.M460] &amp;&quot;}, series = LCL-lang, shortseries = LCL-kurz, origtitle = {&quot; &amp; [.D460] &amp; &quot;}, origlanguage = {&quot; &amp; [.J460] &amp; &quot;}, translator = {&quot; &amp; [.N460] &amp; &quot;}, editor = {&quot; &amp; [.O460] &amp; &quot;}, shorthand = {&quot; &amp; [.E460]&amp; &quot;}, shortauthor = {&quot; &amp; [.C460]&amp; &quot;}, keywords = {ancient}, options = {antik},&quot;&amp;&quot;}&quot;" office:value-type="string" office:string-value="@Book{Plut_Is,author ={Plutarchos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}, keywords = {ancient}, options = {antik},}">
            <text:p>@Book{Plut_Is,author ={Plutarchos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}, keywords = {ancient}, options = {antik},}</text:p>
          </table:table-cell>
          <table:table-cell table:formula="of:=&quot;@Book{&quot; &amp;[.F460] &amp; &quot;,author ={&quot; &amp; [.G460] &amp;&quot;},  origtitle = {&quot; &amp; [.D460] &amp;&quot; }, shorthand = {&quot; &amp; [.E460]&amp;&quot;}, shortauthor = {&quot;&amp; [.C460]&amp; &quot;}, keywords = {ancient}, options = {antik}}&quot;" office:value-type="string" office:string-value="@Book{Plut_Is,author ={Plutarchos},  origtitle = {de Iside et Osiride }, shorthand = {Plut. Is.}, shortauthor = {Plutarch}, keywords = {ancient}, options = {antik}}">
            <text:p>@Book{Plut_Is,author ={Plutarchos}, <text:s/>origtitle = {de Iside et Osiride }, shorthand = {Plut. Is.}, shortauthor = {Plutarch}, keywords = {ancient}, options = {antik}}</text:p>
          </table:table-cell>
          <table:table-cell table:formula="of:=&quot;\item[&quot;&amp;[.E460] &amp; &quot;] &quot; &amp;[.C460]&amp; &quot; &quot; &amp;[.D460] &amp; &quot;\newline \textbf{&quot; &amp; [.F460] &amp;&quot;}&quot;" office:value-type="string" office:string-value="\item[Plut. Is.] Plutarch de Iside et Osiride\newline \textbf{Plut_Is}">
            <text:p>\item[Plut. Is.] Plutarch de Iside et Osiride\newline \textbf{Plut_Is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mor.</text:p>
          </table:table-cell>
          <table:table-cell office:value-type="string">
            <text:p>Plutarch</text:p>
          </table:table-cell>
          <table:table-cell office:value-type="string">
            <text:p>moralia</text:p>
          </table:table-cell>
          <table:table-cell office:value-type="string">
            <text:p>Plut. mor.</text:p>
          </table:table-cell>
          <table:table-cell office:value-type="string">
            <text:p>Plut_mo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1]&amp;&quot;,&quot;&amp;&quot;author ={&quot;&amp;[.G461]&amp;&quot;}, title ={&quot;&amp;[.D461]&amp;&quot;}, publisher = HUP, location = {Cambridge, MA and London}, year = {&quot;&amp; [.K461] &amp; &quot;}, volume = {&quot; &amp; [.M461] &amp;&quot;}, series = LCL-lang, shortseries = LCL-kurz, origtitle = {&quot; &amp; [.D461] &amp; &quot;}, origlanguage = {&quot; &amp; [.J461] &amp; &quot;}, translator = {&quot; &amp; [.N461] &amp; &quot;}, editor = {&quot; &amp; [.O461] &amp; &quot;}, shorthand = {&quot; &amp; [.E461]&amp; &quot;}, shortauthor = {&quot; &amp; [.C461]&amp; &quot;}, keywords = {ancient}, options = {antik},&quot;&amp;&quot;}&quot;" office:value-type="string" office:string-value="@Book{Plut_mor,author ={Plutarchos}, title ={moralia}, publisher = HUP, location = {Cambridge, MA and London}, year = {}, volume = {}, series = LCL-lang, shortseries = LCL-kurz, origtitle = {moralia}, origlanguage = {}, translator = {}, editor = {}, shorthand = {Plut. mor.}, shortauthor = {Plutarch}, keywords = {ancient}, options = {antik},}">
            <text:p>@Book{Plut_mor,author ={Plutarchos}, title ={moralia}, publisher = HUP, location = {Cambridge, MA and London}, year = {}, volume = {}, series = LCL-lang, shortseries = LCL-kurz, origtitle = {moralia}, origlanguage = {}, translator = {}, editor = {}, shorthand = {Plut. mor.}, shortauthor = {Plutarch}, keywords = {ancient}, options = {antik},}</text:p>
          </table:table-cell>
          <table:table-cell table:formula="of:=&quot;@Book{&quot; &amp;[.F461] &amp; &quot;,author ={&quot; &amp; [.G461] &amp;&quot;},  origtitle = {&quot; &amp; [.D461] &amp;&quot; }, shorthand = {&quot; &amp; [.E461]&amp;&quot;}, shortauthor = {&quot;&amp; [.C461]&amp; &quot;}, keywords = {ancient}, options = {antik}}&quot;" office:value-type="string" office:string-value="@Book{Plut_mor,author ={Plutarchos},  origtitle = {moralia }, shorthand = {Plut. mor.}, shortauthor = {Plutarch}, keywords = {ancient}, options = {antik}}">
            <text:p>@Book{Plut_mor,author ={Plutarchos}, <text:s/>origtitle = {moralia }, shorthand = {Plut. mor.}, shortauthor = {Plutarch}, keywords = {ancient}, options = {antik}}</text:p>
          </table:table-cell>
          <table:table-cell table:formula="of:=&quot;\item[&quot;&amp;[.E461] &amp; &quot;] &quot; &amp;[.C461]&amp; &quot; &quot; &amp;[.D461] &amp; &quot;\newline \textbf{&quot; &amp; [.F461] &amp;&quot;}&quot;" office:value-type="string" office:string-value="\item[Plut. mor.] Plutarch moralia\newline \textbf{Plut_mor}">
            <text:p>\item[Plut. mor.] Plutarch moralia\newline \textbf{Plut_mo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Gr.</text:p>
          </table:table-cell>
          <table:table-cell office:value-type="string">
            <text:p>Plutarch</text:p>
          </table:table-cell>
          <table:table-cell office:value-type="string">
            <text:p>quaestiones Graecae</text:p>
          </table:table-cell>
          <table:table-cell office:value-type="string">
            <text:p>Plut. qu.Gr.</text:p>
          </table:table-cell>
          <table:table-cell office:value-type="string">
            <text:p>Plut_quG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2]&amp;&quot;,&quot;&amp;&quot;author ={&quot;&amp;[.G462]&amp;&quot;}, title ={&quot;&amp;[.D462]&amp;&quot;}, publisher = HUP, location = {Cambridge, MA and London}, year = {&quot;&amp; [.K462] &amp; &quot;}, volume = {&quot; &amp; [.M462] &amp;&quot;}, series = LCL-lang, shortseries = LCL-kurz, origtitle = {&quot; &amp; [.D462] &amp; &quot;}, origlanguage = {&quot; &amp; [.J462] &amp; &quot;}, translator = {&quot; &amp; [.N462] &amp; &quot;}, editor = {&quot; &amp; [.O462] &amp; &quot;}, shorthand = {&quot; &amp; [.E462]&amp; &quot;}, shortauthor = {&quot; &amp; [.C462]&amp; &quot;}, keywords = {ancient}, options = {antik},&quot;&amp;&quot;}&quot;" office:value-type="string" office:string-value="@Book{Plut_quGr,author ={Plutarchos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}, keywords = {ancient}, options = {antik},}">
            <text:p>@Book{Plut_quGr,author ={Plutarchos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}, keywords = {ancient}, options = {antik},}</text:p>
          </table:table-cell>
          <table:table-cell table:formula="of:=&quot;@Book{&quot; &amp;[.F462] &amp; &quot;,author ={&quot; &amp; [.G462] &amp;&quot;},  origtitle = {&quot; &amp; [.D462] &amp;&quot; }, shorthand = {&quot; &amp; [.E462]&amp;&quot;}, shortauthor = {&quot;&amp; [.C462]&amp; &quot;}, keywords = {ancient}, options = {antik}}&quot;" office:value-type="string" office:string-value="@Book{Plut_quGr,author ={Plutarchos},  origtitle = {quaestiones Graecae }, shorthand = {Plut. qu.Gr.}, shortauthor = {Plutarch}, keywords = {ancient}, options = {antik}}">
            <text:p>@Book{Plut_quGr,author ={Plutarchos}, <text:s/>origtitle = {quaestiones Graecae }, shorthand = {Plut. qu.Gr.}, shortauthor = {Plutarch}, keywords = {ancient}, options = {antik}}</text:p>
          </table:table-cell>
          <table:table-cell table:formula="of:=&quot;\item[&quot;&amp;[.E462] &amp; &quot;] &quot; &amp;[.C462]&amp; &quot; &quot; &amp;[.D462] &amp; &quot;\newline \textbf{&quot; &amp; [.F462] &amp;&quot;}&quot;" office:value-type="string" office:string-value="\item[Plut. qu.Gr.] Plutarch quaestiones Graecae\newline \textbf{Plut_quGr}">
            <text:p>\item[Plut. qu.Gr.] Plutarch quaestiones Graecae\newline \textbf{Plut_quG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R.</text:p>
          </table:table-cell>
          <table:table-cell office:value-type="string">
            <text:p>Plutarch</text:p>
          </table:table-cell>
          <table:table-cell office:value-type="string">
            <text:p>quaestiones Romanae</text:p>
          </table:table-cell>
          <table:table-cell office:value-type="string">
            <text:p>Plut. qu.R.</text:p>
          </table:table-cell>
          <table:table-cell office:value-type="string">
            <text:p>Plut_qu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3]&amp;&quot;,&quot;&amp;&quot;author ={&quot;&amp;[.G463]&amp;&quot;}, title ={&quot;&amp;[.D463]&amp;&quot;}, publisher = HUP, location = {Cambridge, MA and London}, year = {&quot;&amp; [.K463] &amp; &quot;}, volume = {&quot; &amp; [.M463] &amp;&quot;}, series = LCL-lang, shortseries = LCL-kurz, origtitle = {&quot; &amp; [.D463] &amp; &quot;}, origlanguage = {&quot; &amp; [.J463] &amp; &quot;}, translator = {&quot; &amp; [.N463] &amp; &quot;}, editor = {&quot; &amp; [.O463] &amp; &quot;}, shorthand = {&quot; &amp; [.E463]&amp; &quot;}, shortauthor = {&quot; &amp; [.C463]&amp; &quot;}, keywords = {ancient}, options = {antik},&quot;&amp;&quot;}&quot;" office:value-type="string" office:string-value="@Book{Plut_quR,author ={Plutarchos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}, keywords = {ancient}, options = {antik},}">
            <text:p>@Book{Plut_quR,author ={Plutarchos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}, keywords = {ancient}, options = {antik},}</text:p>
          </table:table-cell>
          <table:table-cell table:formula="of:=&quot;@Book{&quot; &amp;[.F463] &amp; &quot;,author ={&quot; &amp; [.G463] &amp;&quot;},  origtitle = {&quot; &amp; [.D463] &amp;&quot; }, shorthand = {&quot; &amp; [.E463]&amp;&quot;}, shortauthor = {&quot;&amp; [.C463]&amp; &quot;}, keywords = {ancient}, options = {antik}}&quot;" office:value-type="string" office:string-value="@Book{Plut_quR,author ={Plutarchos},  origtitle = {quaestiones Romanae }, shorthand = {Plut. qu.R.}, shortauthor = {Plutarch}, keywords = {ancient}, options = {antik}}">
            <text:p>@Book{Plut_quR,author ={Plutarchos}, <text:s/>origtitle = {quaestiones Romanae }, shorthand = {Plut. qu.R.}, shortauthor = {Plutarch}, keywords = {ancient}, options = {antik}}</text:p>
          </table:table-cell>
          <table:table-cell table:formula="of:=&quot;\item[&quot;&amp;[.E463] &amp; &quot;] &quot; &amp;[.C463]&amp; &quot; &quot; &amp;[.D463] &amp; &quot;\newline \textbf{&quot; &amp; [.F463] &amp;&quot;}&quot;" office:value-type="string" office:string-value="\item[Plut. qu.R.] Plutarch quaestiones Romanae\newline \textbf{Plut_quR}">
            <text:p>\item[Plut. qu.R.] Plutarch quaestiones Romanae\newline \textbf{Plut_qu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symp.</text:p>
          </table:table-cell>
          <table:table-cell office:value-type="string">
            <text:p>Plutarch</text:p>
          </table:table-cell>
          <table:table-cell office:value-type="string">
            <text:p>quaestiones convivales</text:p>
          </table:table-cell>
          <table:table-cell office:value-type="string">
            <text:p>Plut. symp.</text:p>
          </table:table-cell>
          <table:table-cell office:value-type="string">
            <text:p>Plut_symp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4]&amp;&quot;,&quot;&amp;&quot;author ={&quot;&amp;[.G464]&amp;&quot;}, title ={&quot;&amp;[.D464]&amp;&quot;}, publisher = HUP, location = {Cambridge, MA and London}, year = {&quot;&amp; [.K464] &amp; &quot;}, volume = {&quot; &amp; [.M464] &amp;&quot;}, series = LCL-lang, shortseries = LCL-kurz, origtitle = {&quot; &amp; [.D464] &amp; &quot;}, origlanguage = {&quot; &amp; [.J464] &amp; &quot;}, translator = {&quot; &amp; [.N464] &amp; &quot;}, editor = {&quot; &amp; [.O464] &amp; &quot;}, shorthand = {&quot; &amp; [.E464]&amp; &quot;}, shortauthor = {&quot; &amp; [.C464]&amp; &quot;}, keywords = {ancient}, options = {antik},&quot;&amp;&quot;}&quot;" office:value-type="string" office:string-value="@Book{Plut_symp,author ={Plutarchos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}, keywords = {ancient}, options = {antik},}">
            <text:p>@Book{Plut_symp,author ={Plutarchos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}, keywords = {ancient}, options = {antik},}</text:p>
          </table:table-cell>
          <table:table-cell table:formula="of:=&quot;@Book{&quot; &amp;[.F464] &amp; &quot;,author ={&quot; &amp; [.G464] &amp;&quot;},  origtitle = {&quot; &amp; [.D464] &amp;&quot; }, shorthand = {&quot; &amp; [.E464]&amp;&quot;}, shortauthor = {&quot;&amp; [.C464]&amp; &quot;}, keywords = {ancient}, options = {antik}}&quot;" office:value-type="string" office:string-value="@Book{Plut_symp,author ={Plutarchos},  origtitle = {quaestiones convivales }, shorthand = {Plut. symp.}, shortauthor = {Plutarch}, keywords = {ancient}, options = {antik}}">
            <text:p>@Book{Plut_symp,author ={Plutarchos}, <text:s/>origtitle = {quaestiones convivales }, shorthand = {Plut. symp.}, shortauthor = {Plutarch}, keywords = {ancient}, options = {antik}}</text:p>
          </table:table-cell>
          <table:table-cell table:formula="of:=&quot;\item[&quot;&amp;[.E464] &amp; &quot;] &quot; &amp;[.C464]&amp; &quot; &quot; &amp;[.D464] &amp; &quot;\newline \textbf{&quot; &amp; [.F464] &amp;&quot;}&quot;" office:value-type="string" office:string-value="\item[Plut. symp.] Plutarch quaestiones convivales\newline \textbf{Plut_symp}">
            <text:p>\item[Plut. symp.] Plutarch quaestiones convivales\newline \textbf{Plut_symp}</text:p>
          </table:table-cell>
        </table:table-row>
        <table:table-row table:style-name="ro1">
          <table:table-cell office:value-type="string">
            <text:p>Pol.</text:p>
          </table:table-cell>
          <table:table-cell/>
          <table:table-cell office:value-type="string">
            <text:p>Polybios</text:p>
          </table:table-cell>
          <table:table-cell/>
          <table:table-cell office:value-type="string">
            <text:p>Pol.</text:p>
          </table:table-cell>
          <table:table-cell office:value-type="string">
            <text:p>Pol</text:p>
          </table:table-cell>
          <table:table-cell office:value-type="string">
            <text:p>Poly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5]&amp;&quot;,&quot;&amp;&quot;author ={&quot;&amp;[.G465]&amp;&quot;}, title ={&quot;&amp;[.D465]&amp;&quot;}, publisher = HUP, location = {Cambridge, MA and London}, year = {&quot;&amp; [.K465] &amp; &quot;}, volume = {&quot; &amp; [.M465] &amp;&quot;}, series = LCL-lang, shortseries = LCL-kurz, origtitle = {&quot; &amp; [.D465] &amp; &quot;}, origlanguage = {&quot; &amp; [.J465] &amp; &quot;}, translator = {&quot; &amp; [.N465] &amp; &quot;}, editor = {&quot; &amp; [.O465] &amp; &quot;}, shorthand = {&quot; &amp; [.E465]&amp; &quot;}, shortauthor = {&quot; &amp; [.C465]&amp; &quot;}, keywords = {ancient}, options = {antik},&quot;&amp;&quot;}&quot;" office:value-type="string" office:string-value="@Book{Pol,author ={Polybios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">
            <text:p>@Book{Pol,author ={Polybios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</text:p>
          </table:table-cell>
          <table:table-cell table:formula="of:=&quot;@Book{&quot; &amp;[.F465] &amp; &quot;,author ={&quot; &amp; [.G465] &amp;&quot;},  origtitle = {&quot; &amp; [.D465] &amp;&quot; }, shorthand = {&quot; &amp; [.E465]&amp;&quot;}, shortauthor = {&quot;&amp; [.C465]&amp; &quot;}, keywords = {ancient}, options = {antik}}&quot;" office:value-type="string" office:string-value="@Book{Pol,author ={Polybios},  origtitle = { }, shorthand = {Pol.}, shortauthor = {Polybios}, keywords = {ancient}, options = {antik}}">
            <text:p>@Book{Pol,author ={Polybios}, <text:s/>origtitle = { }, shorthand = {Pol.}, shortauthor = {Polybios}, keywords = {ancient}, options = {antik}}</text:p>
          </table:table-cell>
          <table:table-cell table:formula="of:=&quot;\item[&quot;&amp;[.E465] &amp; &quot;] &quot; &amp;[.C465]&amp; &quot; &quot; &amp;[.D465] &amp; &quot;\newline \textbf{&quot; &amp; [.F465] &amp;&quot;}&quot;" office:value-type="string" office:string-value="\item[Pol.] Polybios \newline \textbf{Pol}">
            <text:p>\item[Pol.] Polybios \newline \textbf{Pol}</text:p>
          </table:table-cell>
        </table:table-row>
        <table:table-row table:style-name="ro1">
          <table:table-cell office:value-type="string">
            <text:p>Poll.</text:p>
          </table:table-cell>
          <table:table-cell/>
          <table:table-cell office:value-type="string">
            <text:p>Pollux</text:p>
          </table:table-cell>
          <table:table-cell/>
          <table:table-cell office:value-type="string">
            <text:p>Poll.</text:p>
          </table:table-cell>
          <table:table-cell office:value-type="string">
            <text:p>Po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6]&amp;&quot;,&quot;&amp;&quot;author ={&quot;&amp;[.G466]&amp;&quot;}, title ={&quot;&amp;[.D466]&amp;&quot;}, publisher = HUP, location = {Cambridge, MA and London}, year = {&quot;&amp; [.K466] &amp; &quot;}, volume = {&quot; &amp; [.M466] &amp;&quot;}, series = LCL-lang, shortseries = LCL-kurz, origtitle = {&quot; &amp; [.D466] &amp; &quot;}, origlanguage = {&quot; &amp; [.J466] &amp; &quot;}, translator = {&quot; &amp; [.N466] &amp; &quot;}, editor = {&quot; &amp; [.O466] &amp; &quot;}, shorthand = {&quot; &amp; [.E466]&amp; &quot;}, shortauthor = {&quot; &amp; [.C466]&amp; &quot;}, keywords = {ancient}, options = {antik},&quot;&amp;&quot;}&quot;" office:value-type="string" office:string-value="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">
            <text:p>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</text:p>
          </table:table-cell>
          <table:table-cell table:formula="of:=&quot;@Book{&quot; &amp;[.F466] &amp; &quot;,author ={&quot; &amp; [.G466] &amp;&quot;},  origtitle = {&quot; &amp; [.D466] &amp;&quot; }, shorthand = {&quot; &amp; [.E466]&amp;&quot;}, shortauthor = {&quot;&amp; [.C466]&amp; &quot;}, keywords = {ancient}, options = {antik}}&quot;" office:value-type="string" office:string-value="@Book{Poll,author ={},  origtitle = { }, shorthand = {Poll.}, shortauthor = {Pollux}, keywords = {ancient}, options = {antik}}">
            <text:p>@Book{Poll,author ={}, <text:s/>origtitle = { }, shorthand = {Poll.}, shortauthor = {Pollux}, keywords = {ancient}, options = {antik}}</text:p>
          </table:table-cell>
          <table:table-cell table:formula="of:=&quot;\item[&quot;&amp;[.E466] &amp; &quot;] &quot; &amp;[.C466]&amp; &quot; &quot; &amp;[.D466] &amp; &quot;\newline \textbf{&quot; &amp; [.F466] &amp;&quot;}&quot;" office:value-type="string" office:string-value="\item[Poll.] Pollux \newline \textbf{Poll}">
            <text:p>\item[Poll.] Pollux \newline \textbf{Poll}</text:p>
          </table:table-cell>
        </table:table-row>
        <table:table-row table:style-name="ro1">
          <table:table-cell office:value-type="string">
            <text:p>Porph.</text:p>
          </table:table-cell>
          <table:table-cell/>
          <table:table-cell office:value-type="string">
            <text:p>Porphyrios</text:p>
          </table:table-cell>
          <table:table-cell/>
          <table:table-cell office:value-type="string">
            <text:p>Porph.</text:p>
          </table:table-cell>
          <table:table-cell office:value-type="string">
            <text:p>Por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7]&amp;&quot;,&quot;&amp;&quot;author ={&quot;&amp;[.G467]&amp;&quot;}, title ={&quot;&amp;[.D467]&amp;&quot;}, publisher = HUP, location = {Cambridge, MA and London}, year = {&quot;&amp; [.K467] &amp; &quot;}, volume = {&quot; &amp; [.M467] &amp;&quot;}, series = LCL-lang, shortseries = LCL-kurz, origtitle = {&quot; &amp; [.D467] &amp; &quot;}, origlanguage = {&quot; &amp; [.J467] &amp; &quot;}, translator = {&quot; &amp; [.N467] &amp; &quot;}, editor = {&quot; &amp; [.O467] &amp; &quot;}, shorthand = {&quot; &amp; [.E467]&amp; &quot;}, shortauthor = {&quot; &amp; [.C467]&amp; &quot;}, keywords = {ancient}, options = {antik},&quot;&amp;&quot;}&quot;" office:value-type="string" office:string-value="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">
            <text:p>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</text:p>
          </table:table-cell>
          <table:table-cell table:formula="of:=&quot;@Book{&quot; &amp;[.F467] &amp; &quot;,author ={&quot; &amp; [.G467] &amp;&quot;},  origtitle = {&quot; &amp; [.D467] &amp;&quot; }, shorthand = {&quot; &amp; [.E467]&amp;&quot;}, shortauthor = {&quot;&amp; [.C467]&amp; &quot;}, keywords = {ancient}, options = {antik}}&quot;" office:value-type="string" office:string-value="@Book{Porph,author ={},  origtitle = { }, shorthand = {Porph.}, shortauthor = {Porphyrios}, keywords = {ancient}, options = {antik}}">
            <text:p>@Book{Porph,author ={}, <text:s/>origtitle = { }, shorthand = {Porph.}, shortauthor = {Porphyrios}, keywords = {ancient}, options = {antik}}</text:p>
          </table:table-cell>
          <table:table-cell table:formula="of:=&quot;\item[&quot;&amp;[.E467] &amp; &quot;] &quot; &amp;[.C467]&amp; &quot; &quot; &amp;[.D467] &amp; &quot;\newline \textbf{&quot; &amp; [.F467] &amp;&quot;}&quot;" office:value-type="string" office:string-value="\item[Porph.] Porphyrios \newline \textbf{Porph}">
            <text:p>\item[Porph.] Porphyrios \newline \textbf{Porph}</text:p>
          </table:table-cell>
        </table:table-row>
        <table:table-row table:style-name="ro1">
          <table:table-cell office:value-type="string">
            <text:p>Poseid.</text:p>
          </table:table-cell>
          <table:table-cell/>
          <table:table-cell office:value-type="string">
            <text:p>Poseidonios</text:p>
          </table:table-cell>
          <table:table-cell/>
          <table:table-cell office:value-type="string">
            <text:p>Poseid.</text:p>
          </table:table-cell>
          <table:table-cell office:value-type="string">
            <text:p>Posei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8]&amp;&quot;,&quot;&amp;&quot;author ={&quot;&amp;[.G468]&amp;&quot;}, title ={&quot;&amp;[.D468]&amp;&quot;}, publisher = HUP, location = {Cambridge, MA and London}, year = {&quot;&amp; [.K468] &amp; &quot;}, volume = {&quot; &amp; [.M468] &amp;&quot;}, series = LCL-lang, shortseries = LCL-kurz, origtitle = {&quot; &amp; [.D468] &amp; &quot;}, origlanguage = {&quot; &amp; [.J468] &amp; &quot;}, translator = {&quot; &amp; [.N468] &amp; &quot;}, editor = {&quot; &amp; [.O468] &amp; &quot;}, shorthand = {&quot; &amp; [.E468]&amp; &quot;}, shortauthor = {&quot; &amp; [.C468]&amp; &quot;}, keywords = {ancient}, options = {antik},&quot;&amp;&quot;}&quot;" office:value-type="string" office:string-value="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">
            <text:p>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</text:p>
          </table:table-cell>
          <table:table-cell table:formula="of:=&quot;@Book{&quot; &amp;[.F468] &amp; &quot;,author ={&quot; &amp; [.G468] &amp;&quot;},  origtitle = {&quot; &amp; [.D468] &amp;&quot; }, shorthand = {&quot; &amp; [.E468]&amp;&quot;}, shortauthor = {&quot;&amp; [.C468]&amp; &quot;}, keywords = {ancient}, options = {antik}}&quot;" office:value-type="string" office:string-value="@Book{Poseid,author ={},  origtitle = { }, shorthand = {Poseid.}, shortauthor = {Poseidonios}, keywords = {ancient}, options = {antik}}">
            <text:p>@Book{Poseid,author ={}, <text:s/>origtitle = { }, shorthand = {Poseid.}, shortauthor = {Poseidonios}, keywords = {ancient}, options = {antik}}</text:p>
          </table:table-cell>
          <table:table-cell table:formula="of:=&quot;\item[&quot;&amp;[.E468] &amp; &quot;] &quot; &amp;[.C468]&amp; &quot; &quot; &amp;[.D468] &amp; &quot;\newline \textbf{&quot; &amp; [.F468] &amp;&quot;}&quot;" office:value-type="string" office:string-value="\item[Poseid.] Poseidonios \newline \textbf{Poseid}">
            <text:p>\item[Poseid.] Poseidonios \newline \textbf{Poseid}</text:p>
          </table:table-cell>
        </table:table-row>
        <table:table-row table:style-name="ro1">
          <table:table-cell office:value-type="string">
            <text:p>Priap.</text:p>
          </table:table-cell>
          <table:table-cell/>
          <table:table-cell office:value-type="string">
            <text:p>Priapea</text:p>
          </table:table-cell>
          <table:table-cell/>
          <table:table-cell office:value-type="string">
            <text:p>Priap.</text:p>
          </table:table-cell>
          <table:table-cell office:value-type="string">
            <text:p>Pri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9]&amp;&quot;,&quot;&amp;&quot;author ={&quot;&amp;[.G469]&amp;&quot;}, title ={&quot;&amp;[.D469]&amp;&quot;}, publisher = HUP, location = {Cambridge, MA and London}, year = {&quot;&amp; [.K469] &amp; &quot;}, volume = {&quot; &amp; [.M469] &amp;&quot;}, series = LCL-lang, shortseries = LCL-kurz, origtitle = {&quot; &amp; [.D469] &amp; &quot;}, origlanguage = {&quot; &amp; [.J469] &amp; &quot;}, translator = {&quot; &amp; [.N469] &amp; &quot;}, editor = {&quot; &amp; [.O469] &amp; &quot;}, shorthand = {&quot; &amp; [.E469]&amp; &quot;}, shortauthor = {&quot; &amp; [.C469]&amp; &quot;}, keywords = {ancient}, options = {antik},&quot;&amp;&quot;}&quot;" office:value-type="string" office:string-value="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">
            <text:p>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</text:p>
          </table:table-cell>
          <table:table-cell table:formula="of:=&quot;@Book{&quot; &amp;[.F469] &amp; &quot;,author ={&quot; &amp; [.G469] &amp;&quot;},  origtitle = {&quot; &amp; [.D469] &amp;&quot; }, shorthand = {&quot; &amp; [.E469]&amp;&quot;}, shortauthor = {&quot;&amp; [.C469]&amp; &quot;}, keywords = {ancient}, options = {antik}}&quot;" office:value-type="string" office:string-value="@Book{Priap,author ={},  origtitle = { }, shorthand = {Priap.}, shortauthor = {Priapea}, keywords = {ancient}, options = {antik}}">
            <text:p>@Book{Priap,author ={}, <text:s/>origtitle = { }, shorthand = {Priap.}, shortauthor = {Priapea}, keywords = {ancient}, options = {antik}}</text:p>
          </table:table-cell>
          <table:table-cell table:formula="of:=&quot;\item[&quot;&amp;[.E469] &amp; &quot;] &quot; &amp;[.C469]&amp; &quot; &quot; &amp;[.D469] &amp; &quot;\newline \textbf{&quot; &amp; [.F469] &amp;&quot;}&quot;" office:value-type="string" office:string-value="\item[Priap.] Priapea \newline \textbf{Priap}">
            <text:p>\item[Priap.] Priapea \newline \textbf{Priap}</text:p>
          </table:table-cell>
        </table:table-row>
        <table:table-row table:style-name="ro1">
          <table:table-cell office:value-type="string">
            <text:p>Prisc.</text:p>
          </table:table-cell>
          <table:table-cell/>
          <table:table-cell office:value-type="string">
            <text:p>Priscianus</text:p>
          </table:table-cell>
          <table:table-cell/>
          <table:table-cell office:value-type="string">
            <text:p>Prisc.</text:p>
          </table:table-cell>
          <table:table-cell office:value-type="string">
            <text:p>Pris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0]&amp;&quot;,&quot;&amp;&quot;author ={&quot;&amp;[.G470]&amp;&quot;}, title ={&quot;&amp;[.D470]&amp;&quot;}, publisher = HUP, location = {Cambridge, MA and London}, year = {&quot;&amp; [.K470] &amp; &quot;}, volume = {&quot; &amp; [.M470] &amp;&quot;}, series = LCL-lang, shortseries = LCL-kurz, origtitle = {&quot; &amp; [.D470] &amp; &quot;}, origlanguage = {&quot; &amp; [.J470] &amp; &quot;}, translator = {&quot; &amp; [.N470] &amp; &quot;}, editor = {&quot; &amp; [.O470] &amp; &quot;}, shorthand = {&quot; &amp; [.E470]&amp; &quot;}, shortauthor = {&quot; &amp; [.C470]&amp; &quot;}, keywords = {ancient}, options = {antik},&quot;&amp;&quot;}&quot;" office:value-type="string" office:string-value="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">
            <text:p>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</text:p>
          </table:table-cell>
          <table:table-cell table:formula="of:=&quot;@Book{&quot; &amp;[.F470] &amp; &quot;,author ={&quot; &amp; [.G470] &amp;&quot;},  origtitle = {&quot; &amp; [.D470] &amp;&quot; }, shorthand = {&quot; &amp; [.E470]&amp;&quot;}, shortauthor = {&quot;&amp; [.C470]&amp; &quot;}, keywords = {ancient}, options = {antik}}&quot;" office:value-type="string" office:string-value="@Book{Prisc,author ={},  origtitle = { }, shorthand = {Prisc.}, shortauthor = {Priscianus}, keywords = {ancient}, options = {antik}}">
            <text:p>@Book{Prisc,author ={}, <text:s/>origtitle = { }, shorthand = {Prisc.}, shortauthor = {Priscianus}, keywords = {ancient}, options = {antik}}</text:p>
          </table:table-cell>
          <table:table-cell table:formula="of:=&quot;\item[&quot;&amp;[.E470] &amp; &quot;] &quot; &amp;[.C470]&amp; &quot; &quot; &amp;[.D470] &amp; &quot;\newline \textbf{&quot; &amp; [.F470] &amp;&quot;}&quot;" office:value-type="string" office:string-value="\item[Prisc.] Priscianus \newline \textbf{Prisc}">
            <text:p>\item[Prisc.] Priscianus \newline \textbf{Prisc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aed.</text:p>
          </table:table-cell>
          <table:table-cell office:value-type="string">
            <text:p>Prokop</text:p>
          </table:table-cell>
          <table:table-cell office:value-type="string">
            <text:p>de aedificiis (περὶ κτισμάτων)</text:p>
          </table:table-cell>
          <table:table-cell office:value-type="string">
            <text:p>Prok. aed.</text:p>
          </table:table-cell>
          <table:table-cell office:value-type="string">
            <text:p>Prok_aed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1]&amp;&quot;,&quot;&amp;&quot;author ={&quot;&amp;[.G471]&amp;&quot;}, title ={&quot;&amp;[.D471]&amp;&quot;}, publisher = HUP, location = {Cambridge, MA and London}, year = {&quot;&amp; [.K471] &amp; &quot;}, volume = {&quot; &amp; [.M471] &amp;&quot;}, series = LCL-lang, shortseries = LCL-kurz, origtitle = {&quot; &amp; [.D471] &amp; &quot;}, origlanguage = {&quot; &amp; [.J471] &amp; &quot;}, translator = {&quot; &amp; [.N471] &amp; &quot;}, editor = {&quot; &amp; [.O471] &amp; &quot;}, shorthand = {&quot; &amp; [.E471]&amp; &quot;}, shortauthor = {&quot; &amp; [.C471]&amp; &quot;}, keywords = {ancient}, options = {antik},&quot;&amp;&quot;}&quot;" office:value-type="string" office:string-value="@Book{Prok_aed,author ={Prokopius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}, keywords = {ancient}, options = {antik},}">
            <text:p>@Book{Prok_aed,author ={Prokopius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}, keywords = {ancient}, options = {antik},}</text:p>
          </table:table-cell>
          <table:table-cell table:formula="of:=&quot;@Book{&quot; &amp;[.F471] &amp; &quot;,author ={&quot; &amp; [.G471] &amp;&quot;},  origtitle = {&quot; &amp; [.D471] &amp;&quot; }, shorthand = {&quot; &amp; [.E471]&amp;&quot;}, shortauthor = {&quot;&amp; [.C471]&amp; &quot;}, keywords = {ancient}, options = {antik}}&quot;" office:value-type="string" office:string-value="@Book{Prok_aed,author ={Prokopius},  origtitle = {de aedificiis (περὶ κτισμάτων) }, shorthand = {Prok. aed.}, shortauthor = {Prokop}, keywords = {ancient}, options = {antik}}">
            <text:p>@Book{Prok_aed,author ={Prokopius}, <text:s/>origtitle = {de aedificiis (περὶ κτισμάτων) }, shorthand = {Prok. aed.}, shortauthor = {Prokop}, keywords = {ancient}, options = {antik}}</text:p>
          </table:table-cell>
          <table:table-cell table:formula="of:=&quot;\item[&quot;&amp;[.E471] &amp; &quot;] &quot; &amp;[.C471]&amp; &quot; &quot; &amp;[.D471] &amp; &quot;\newline \textbf{&quot; &amp; [.F471] &amp;&quot;}&quot;" office:value-type="string" office:string-value="\item[Prok. aed.] Prokop de aedificiis (περὶ κτισμάτων)\newline \textbf{Prok_aed}">
            <text:p>\item[Prok. aed.] Prokop de aedificiis (περὶ κτισμάτων)\newline \textbf{Prok_aed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G</text:p>
          </table:table-cell>
          <table:table-cell office:value-type="string">
            <text:p>Prokop</text:p>
          </table:table-cell>
          <table:table-cell office:value-type="string">
            <text:p>bellum Gothicum</text:p>
          </table:table-cell>
          <table:table-cell office:value-type="string">
            <text:p>Prok. BG</text:p>
          </table:table-cell>
          <table:table-cell office:value-type="string">
            <text:p>Prok_BG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2]&amp;&quot;,&quot;&amp;&quot;author ={&quot;&amp;[.G472]&amp;&quot;}, title ={&quot;&amp;[.D472]&amp;&quot;}, publisher = HUP, location = {Cambridge, MA and London}, year = {&quot;&amp; [.K472] &amp; &quot;}, volume = {&quot; &amp; [.M472] &amp;&quot;}, series = LCL-lang, shortseries = LCL-kurz, origtitle = {&quot; &amp; [.D472] &amp; &quot;}, origlanguage = {&quot; &amp; [.J472] &amp; &quot;}, translator = {&quot; &amp; [.N472] &amp; &quot;}, editor = {&quot; &amp; [.O472] &amp; &quot;}, shorthand = {&quot; &amp; [.E472]&amp; &quot;}, shortauthor = {&quot; &amp; [.C472]&amp; &quot;}, keywords = {ancient}, options = {antik},&quot;&amp;&quot;}&quot;" office:value-type="string" office:string-value="@Book{Prok_BG,author ={Prokopius}, title ={bellum Gothicum}, publisher = HUP, location = {Cambridge, MA and London}, year = {}, volume = {}, series = LCL-lang, shortseries = LCL-kurz, origtitle = {bellum Gothicum}, origlanguage = {}, translator = {}, editor = {}, shorthand = {Prok. BG}, shortauthor = {Prokop}, keywords = {ancient}, options = {antik},}">
            <text:p>@Book{Prok_BG,author ={Prokopius}, title ={bellum Gothicum}, publisher = HUP, location = {Cambridge, MA and London}, year = {}, volume = {}, series = LCL-lang, shortseries = LCL-kurz, origtitle = {bellum Gothicum}, origlanguage = {}, translator = {}, editor = {}, shorthand = {Prok. BG}, shortauthor = {Prokop}, keywords = {ancient}, options = {antik},}</text:p>
          </table:table-cell>
          <table:table-cell table:formula="of:=&quot;@Book{&quot; &amp;[.F472] &amp; &quot;,author ={&quot; &amp; [.G472] &amp;&quot;},  origtitle = {&quot; &amp; [.D472] &amp;&quot; }, shorthand = {&quot; &amp; [.E472]&amp;&quot;}, shortauthor = {&quot;&amp; [.C472]&amp; &quot;}, keywords = {ancient}, options = {antik}}&quot;" office:value-type="string" office:string-value="@Book{Prok_BG,author ={Prokopius},  origtitle = {bellum Gothicum }, shorthand = {Prok. BG}, shortauthor = {Prokop}, keywords = {ancient}, options = {antik}}">
            <text:p>@Book{Prok_BG,author ={Prokopius}, <text:s/>origtitle = {bellum Gothicum }, shorthand = {Prok. BG}, shortauthor = {Prokop}, keywords = {ancient}, options = {antik}}</text:p>
          </table:table-cell>
          <table:table-cell table:formula="of:=&quot;\item[&quot;&amp;[.E472] &amp; &quot;] &quot; &amp;[.C472]&amp; &quot; &quot; &amp;[.D472] &amp; &quot;\newline \textbf{&quot; &amp; [.F472] &amp;&quot;}&quot;" office:value-type="string" office:string-value="\item[Prok. BG] Prokop bellum Gothicum\newline \textbf{Prok_BG}">
            <text:p>\item[Prok. BG] Prokop bellum Gothicum\newline \textbf{Prok_BG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P</text:p>
          </table:table-cell>
          <table:table-cell office:value-type="string">
            <text:p>Prokop</text:p>
          </table:table-cell>
          <table:table-cell office:value-type="string">
            <text:p>bellum Persicum</text:p>
          </table:table-cell>
          <table:table-cell office:value-type="string">
            <text:p>Prok. BP</text:p>
          </table:table-cell>
          <table:table-cell office:value-type="string">
            <text:p>Prok_BP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3]&amp;&quot;,&quot;&amp;&quot;author ={&quot;&amp;[.G473]&amp;&quot;}, title ={&quot;&amp;[.D473]&amp;&quot;}, publisher = HUP, location = {Cambridge, MA and London}, year = {&quot;&amp; [.K473] &amp; &quot;}, volume = {&quot; &amp; [.M473] &amp;&quot;}, series = LCL-lang, shortseries = LCL-kurz, origtitle = {&quot; &amp; [.D473] &amp; &quot;}, origlanguage = {&quot; &amp; [.J473] &amp; &quot;}, translator = {&quot; &amp; [.N473] &amp; &quot;}, editor = {&quot; &amp; [.O473] &amp; &quot;}, shorthand = {&quot; &amp; [.E473]&amp; &quot;}, shortauthor = {&quot; &amp; [.C473]&amp; &quot;}, keywords = {ancient}, options = {antik},&quot;&amp;&quot;}&quot;" office:value-type="string" office:string-value="@Book{Prok_BP,author ={Prokopius}, title ={bellum Persicum}, publisher = HUP, location = {Cambridge, MA and London}, year = {}, volume = {}, series = LCL-lang, shortseries = LCL-kurz, origtitle = {bellum Persicum}, origlanguage = {}, translator = {}, editor = {}, shorthand = {Prok. BP}, shortauthor = {Prokop}, keywords = {ancient}, options = {antik},}">
            <text:p>@Book{Prok_BP,author ={Prokopius}, title ={bellum Persicum}, publisher = HUP, location = {Cambridge, MA and London}, year = {}, volume = {}, series = LCL-lang, shortseries = LCL-kurz, origtitle = {bellum Persicum}, origlanguage = {}, translator = {}, editor = {}, shorthand = {Prok. BP}, shortauthor = {Prokop}, keywords = {ancient}, options = {antik},}</text:p>
          </table:table-cell>
          <table:table-cell table:formula="of:=&quot;@Book{&quot; &amp;[.F473] &amp; &quot;,author ={&quot; &amp; [.G473] &amp;&quot;},  origtitle = {&quot; &amp; [.D473] &amp;&quot; }, shorthand = {&quot; &amp; [.E473]&amp;&quot;}, shortauthor = {&quot;&amp; [.C473]&amp; &quot;}, keywords = {ancient}, options = {antik}}&quot;" office:value-type="string" office:string-value="@Book{Prok_BP,author ={Prokopius},  origtitle = {bellum Persicum }, shorthand = {Prok. BP}, shortauthor = {Prokop}, keywords = {ancient}, options = {antik}}">
            <text:p>@Book{Prok_BP,author ={Prokopius}, <text:s/>origtitle = {bellum Persicum }, shorthand = {Prok. BP}, shortauthor = {Prokop}, keywords = {ancient}, options = {antik}}</text:p>
          </table:table-cell>
          <table:table-cell table:formula="of:=&quot;\item[&quot;&amp;[.E473] &amp; &quot;] &quot; &amp;[.C473]&amp; &quot; &quot; &amp;[.D473] &amp; &quot;\newline \textbf{&quot; &amp; [.F473] &amp;&quot;}&quot;" office:value-type="string" office:string-value="\item[Prok. BP] Prokop bellum Persicum\newline \textbf{Prok_BP}">
            <text:p>\item[Prok. BP] Prokop bellum Persicum\newline \textbf{Prok_BP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V</text:p>
          </table:table-cell>
          <table:table-cell office:value-type="string">
            <text:p>Prokop</text:p>
          </table:table-cell>
          <table:table-cell office:value-type="string">
            <text:p>bellum Vandalicum</text:p>
          </table:table-cell>
          <table:table-cell office:value-type="string">
            <text:p>Prok. BV</text:p>
          </table:table-cell>
          <table:table-cell office:value-type="string">
            <text:p>Prok_BV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4]&amp;&quot;,&quot;&amp;&quot;author ={&quot;&amp;[.G474]&amp;&quot;}, title ={&quot;&amp;[.D474]&amp;&quot;}, publisher = HUP, location = {Cambridge, MA and London}, year = {&quot;&amp; [.K474] &amp; &quot;}, volume = {&quot; &amp; [.M474] &amp;&quot;}, series = LCL-lang, shortseries = LCL-kurz, origtitle = {&quot; &amp; [.D474] &amp; &quot;}, origlanguage = {&quot; &amp; [.J474] &amp; &quot;}, translator = {&quot; &amp; [.N474] &amp; &quot;}, editor = {&quot; &amp; [.O474] &amp; &quot;}, shorthand = {&quot; &amp; [.E474]&amp; &quot;}, shortauthor = {&quot; &amp; [.C474]&amp; &quot;}, keywords = {ancient}, options = {antik},&quot;&amp;&quot;}&quot;" office:value-type="string" office:string-value="@Book{Prok_BV,author ={Prokopius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}, keywords = {ancient}, options = {antik},}">
            <text:p>@Book{Prok_BV,author ={Prokopius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}, keywords = {ancient}, options = {antik},}</text:p>
          </table:table-cell>
          <table:table-cell table:formula="of:=&quot;@Book{&quot; &amp;[.F474] &amp; &quot;,author ={&quot; &amp; [.G474] &amp;&quot;},  origtitle = {&quot; &amp; [.D474] &amp;&quot; }, shorthand = {&quot; &amp; [.E474]&amp;&quot;}, shortauthor = {&quot;&amp; [.C474]&amp; &quot;}, keywords = {ancient}, options = {antik}}&quot;" office:value-type="string" office:string-value="@Book{Prok_BV,author ={Prokopius},  origtitle = {bellum Vandalicum }, shorthand = {Prok. BV}, shortauthor = {Prokop}, keywords = {ancient}, options = {antik}}">
            <text:p>@Book{Prok_BV,author ={Prokopius}, <text:s/>origtitle = {bellum Vandalicum }, shorthand = {Prok. BV}, shortauthor = {Prokop}, keywords = {ancient}, options = {antik}}</text:p>
          </table:table-cell>
          <table:table-cell table:formula="of:=&quot;\item[&quot;&amp;[.E474] &amp; &quot;] &quot; &amp;[.C474]&amp; &quot; &quot; &amp;[.D474] &amp; &quot;\newline \textbf{&quot; &amp; [.F474] &amp;&quot;}&quot;" office:value-type="string" office:string-value="\item[Prok. BV] Prokop bellum Vandalicum\newline \textbf{Prok_BV}">
            <text:p>\item[Prok. BV] Prokop bellum Vandalicum\newline \textbf{Prok_BV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HA</text:p>
          </table:table-cell>
          <table:table-cell office:value-type="string">
            <text:p>Prokop</text:p>
          </table:table-cell>
          <table:table-cell office:value-type="string">
            <text:p>historia arcana</text:p>
          </table:table-cell>
          <table:table-cell office:value-type="string">
            <text:p>Prok. HA</text:p>
          </table:table-cell>
          <table:table-cell office:value-type="string">
            <text:p>Prok_HA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5]&amp;&quot;,&quot;&amp;&quot;author ={&quot;&amp;[.G475]&amp;&quot;}, title ={&quot;&amp;[.D475]&amp;&quot;}, publisher = HUP, location = {Cambridge, MA and London}, year = {&quot;&amp; [.K475] &amp; &quot;}, volume = {&quot; &amp; [.M475] &amp;&quot;}, series = LCL-lang, shortseries = LCL-kurz, origtitle = {&quot; &amp; [.D475] &amp; &quot;}, origlanguage = {&quot; &amp; [.J475] &amp; &quot;}, translator = {&quot; &amp; [.N475] &amp; &quot;}, editor = {&quot; &amp; [.O475] &amp; &quot;}, shorthand = {&quot; &amp; [.E475]&amp; &quot;}, shortauthor = {&quot; &amp; [.C475]&amp; &quot;}, keywords = {ancient}, options = {antik},&quot;&amp;&quot;}&quot;" office:value-type="string" office:string-value="@Book{Prok_HA,author ={Prokopius}, title ={historia arcana}, publisher = HUP, location = {Cambridge, MA and London}, year = {}, volume = {}, series = LCL-lang, shortseries = LCL-kurz, origtitle = {historia arcana}, origlanguage = {}, translator = {}, editor = {}, shorthand = {Prok. HA}, shortauthor = {Prokop}, keywords = {ancient}, options = {antik},}">
            <text:p>@Book{Prok_HA,author ={Prokopius}, title ={historia arcana}, publisher = HUP, location = {Cambridge, MA and London}, year = {}, volume = {}, series = LCL-lang, shortseries = LCL-kurz, origtitle = {historia arcana}, origlanguage = {}, translator = {}, editor = {}, shorthand = {Prok. HA}, shortauthor = {Prokop}, keywords = {ancient}, options = {antik},}</text:p>
          </table:table-cell>
          <table:table-cell table:formula="of:=&quot;@Book{&quot; &amp;[.F475] &amp; &quot;,author ={&quot; &amp; [.G475] &amp;&quot;},  origtitle = {&quot; &amp; [.D475] &amp;&quot; }, shorthand = {&quot; &amp; [.E475]&amp;&quot;}, shortauthor = {&quot;&amp; [.C475]&amp; &quot;}, keywords = {ancient}, options = {antik}}&quot;" office:value-type="string" office:string-value="@Book{Prok_HA,author ={Prokopius},  origtitle = {historia arcana }, shorthand = {Prok. HA}, shortauthor = {Prokop}, keywords = {ancient}, options = {antik}}">
            <text:p>@Book{Prok_HA,author ={Prokopius}, <text:s/>origtitle = {historia arcana }, shorthand = {Prok. HA}, shortauthor = {Prokop}, keywords = {ancient}, options = {antik}}</text:p>
          </table:table-cell>
          <table:table-cell table:formula="of:=&quot;\item[&quot;&amp;[.E475] &amp; &quot;] &quot; &amp;[.C475]&amp; &quot; &quot; &amp;[.D475] &amp; &quot;\newline \textbf{&quot; &amp; [.F475] &amp;&quot;}&quot;" office:value-type="string" office:string-value="\item[Prok. HA] Prokop historia arcana\newline \textbf{Prok_HA}">
            <text:p>\item[Prok. HA] Prokop historia arcana\newline \textbf{Prok_HA}</text:p>
          </table:table-cell>
        </table:table-row>
        <table:table-row table:style-name="ro1">
          <table:table-cell office:value-type="string">
            <text:p>Prokl.</text:p>
          </table:table-cell>
          <table:table-cell/>
          <table:table-cell office:value-type="string">
            <text:p>Proklos</text:p>
          </table:table-cell>
          <table:table-cell/>
          <table:table-cell office:value-type="string">
            <text:p>Prokl.</text:p>
          </table:table-cell>
          <table:table-cell office:value-type="string">
            <text:p>Prok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6]&amp;&quot;,&quot;&amp;&quot;author ={&quot;&amp;[.G476]&amp;&quot;}, title ={&quot;&amp;[.D476]&amp;&quot;}, publisher = HUP, location = {Cambridge, MA and London}, year = {&quot;&amp; [.K476] &amp; &quot;}, volume = {&quot; &amp; [.M476] &amp;&quot;}, series = LCL-lang, shortseries = LCL-kurz, origtitle = {&quot; &amp; [.D476] &amp; &quot;}, origlanguage = {&quot; &amp; [.J476] &amp; &quot;}, translator = {&quot; &amp; [.N476] &amp; &quot;}, editor = {&quot; &amp; [.O476] &amp; &quot;}, shorthand = {&quot; &amp; [.E476]&amp; &quot;}, shortauthor = {&quot; &amp; [.C476]&amp; &quot;}, keywords = {ancient}, options = {antik},&quot;&amp;&quot;}&quot;" office:value-type="string" office:string-value="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">
            <text:p>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</text:p>
          </table:table-cell>
          <table:table-cell table:formula="of:=&quot;@Book{&quot; &amp;[.F476] &amp; &quot;,author ={&quot; &amp; [.G476] &amp;&quot;},  origtitle = {&quot; &amp; [.D476] &amp;&quot; }, shorthand = {&quot; &amp; [.E476]&amp;&quot;}, shortauthor = {&quot;&amp; [.C476]&amp; &quot;}, keywords = {ancient}, options = {antik}}&quot;" office:value-type="string" office:string-value="@Book{Prokl,author ={},  origtitle = { }, shorthand = {Prokl.}, shortauthor = {Proklos}, keywords = {ancient}, options = {antik}}">
            <text:p>@Book{Prokl,author ={}, <text:s/>origtitle = { }, shorthand = {Prokl.}, shortauthor = {Proklos}, keywords = {ancient}, options = {antik}}</text:p>
          </table:table-cell>
          <table:table-cell table:formula="of:=&quot;\item[&quot;&amp;[.E476] &amp; &quot;] &quot; &amp;[.C476]&amp; &quot; &quot; &amp;[.D476] &amp; &quot;\newline \textbf{&quot; &amp; [.F476] &amp;&quot;}&quot;" office:value-type="string" office:string-value="\item[Prokl.] Proklos \newline \textbf{Prokl}">
            <text:p>\item[Prokl.] Proklos \newline \textbf{Prokl}</text:p>
          </table:table-cell>
        </table:table-row>
        <table:table-row table:style-name="ro1">
          <table:table-cell office:value-type="string">
            <text:p>Prop.</text:p>
          </table:table-cell>
          <table:table-cell/>
          <table:table-cell office:value-type="string">
            <text:p>Properz</text:p>
          </table:table-cell>
          <table:table-cell office:value-type="string">
            <text:p>elegiae</text:p>
          </table:table-cell>
          <table:table-cell office:value-type="string">
            <text:p>Prop.</text:p>
          </table:table-cell>
          <table:table-cell office:value-type="string">
            <text:p>Prop</text:p>
          </table:table-cell>
          <table:table-cell office:value-type="string">
            <text:p>Aurelius Propertius, {\relax Sex}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7]&amp;&quot;,&quot;&amp;&quot;author ={&quot;&amp;[.G477]&amp;&quot;}, title ={&quot;&amp;[.D477]&amp;&quot;}, publisher = HUP, location = {Cambridge, MA and London}, year = {&quot;&amp; [.K477] &amp; &quot;}, volume = {&quot; &amp; [.M477] &amp;&quot;}, series = LCL-lang, shortseries = LCL-kurz, origtitle = {&quot; &amp; [.D477] &amp; &quot;}, origlanguage = {&quot; &amp; [.J477] &amp; &quot;}, translator = {&quot; &amp; [.N477] &amp; &quot;}, editor = {&quot; &amp; [.O477] &amp; &quot;}, shorthand = {&quot; &amp; [.E477]&amp; &quot;}, shortauthor = {&quot; &amp; [.C477]&amp; &quot;}, keywords = {ancient}, options = {antik},&quot;&amp;&quot;}&quot;" office:value-type="string" office:string-value="@Book{Prop,author ={Aurelius Propertius, {\relax Sex}tus}, title ={elegiae}, publisher = HUP, location = {Cambridge, MA and London}, year = {}, volume = {}, series = LCL-lang, shortseries = LCL-kurz, origtitle = {elegiae}, origlanguage = {}, translator = {}, editor = {}, shorthand = {Prop.}, shortauthor = {Properz}, keywords = {ancient}, options = {antik},}">
            <text:p>@Book{Prop,author ={Aurelius Propertius, {\relax Sex}tus}, title ={elegiae}, publisher = HUP, location = {Cambridge, MA and London}, year = {}, volume = {}, series = LCL-lang, shortseries = LCL-kurz, origtitle = {elegiae}, origlanguage = {}, translator = {}, editor = {}, shorthand = {Prop.}, shortauthor = {Properz}, keywords = {ancient}, options = {antik},}</text:p>
          </table:table-cell>
          <table:table-cell table:formula="of:=&quot;@Book{&quot; &amp;[.F477] &amp; &quot;,author ={&quot; &amp; [.G477] &amp;&quot;},  origtitle = {&quot; &amp; [.D477] &amp;&quot; }, shorthand = {&quot; &amp; [.E477]&amp;&quot;}, shortauthor = {&quot;&amp; [.C477]&amp; &quot;}, keywords = {ancient}, options = {antik}}&quot;" office:value-type="string" office:string-value="@Book{Prop,author ={Aurelius Propertius, {\relax Sex}tus},  origtitle = {elegiae }, shorthand = {Prop.}, shortauthor = {Properz}, keywords = {ancient}, options = {antik}}">
            <text:p>@Book{Prop,author ={Aurelius Propertius, {\relax Sex}tus}, <text:s/>origtitle = {elegiae }, shorthand = {Prop.}, shortauthor = {Properz}, keywords = {ancient}, options = {antik}}</text:p>
          </table:table-cell>
          <table:table-cell table:formula="of:=&quot;\item[&quot;&amp;[.E477] &amp; &quot;] &quot; &amp;[.C477]&amp; &quot; &quot; &amp;[.D477] &amp; &quot;\newline \textbf{&quot; &amp; [.F477] &amp;&quot;}&quot;" office:value-type="string" office:string-value="\item[Prop.] Properz elegiae\newline \textbf{Prop}">
            <text:p>\item[Prop.] Properz elegiae\newline \textbf{Prop}</text:p>
          </table:table-cell>
        </table:table-row>
        <table:table-row table:style-name="ro1">
          <table:table-cell office:value-type="string">
            <text:p>Prud.</text:p>
          </table:table-cell>
          <table:table-cell/>
          <table:table-cell office:value-type="string">
            <text:p>Prudentius</text:p>
          </table:table-cell>
          <table:table-cell/>
          <table:table-cell office:value-type="string">
            <text:p>Prud.</text:p>
          </table:table-cell>
          <table:table-cell office:value-type="string">
            <text:p>Pr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8]&amp;&quot;,&quot;&amp;&quot;author ={&quot;&amp;[.G478]&amp;&quot;}, title ={&quot;&amp;[.D478]&amp;&quot;}, publisher = HUP, location = {Cambridge, MA and London}, year = {&quot;&amp; [.K478] &amp; &quot;}, volume = {&quot; &amp; [.M478] &amp;&quot;}, series = LCL-lang, shortseries = LCL-kurz, origtitle = {&quot; &amp; [.D478] &amp; &quot;}, origlanguage = {&quot; &amp; [.J478] &amp; &quot;}, translator = {&quot; &amp; [.N478] &amp; &quot;}, editor = {&quot; &amp; [.O478] &amp; &quot;}, shorthand = {&quot; &amp; [.E478]&amp; &quot;}, shortauthor = {&quot; &amp; [.C478]&amp; &quot;}, keywords = {ancient}, options = {antik},&quot;&amp;&quot;}&quot;" office:value-type="string" office:string-value="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">
            <text:p>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</text:p>
          </table:table-cell>
          <table:table-cell table:formula="of:=&quot;@Book{&quot; &amp;[.F478] &amp; &quot;,author ={&quot; &amp; [.G478] &amp;&quot;},  origtitle = {&quot; &amp; [.D478] &amp;&quot; }, shorthand = {&quot; &amp; [.E478]&amp;&quot;}, shortauthor = {&quot;&amp; [.C478]&amp; &quot;}, keywords = {ancient}, options = {antik}}&quot;" office:value-type="string" office:string-value="@Book{Prud,author ={},  origtitle = { }, shorthand = {Prud.}, shortauthor = {Prudentius}, keywords = {ancient}, options = {antik}}">
            <text:p>@Book{Prud,author ={}, <text:s/>origtitle = { }, shorthand = {Prud.}, shortauthor = {Prudentius}, keywords = {ancient}, options = {antik}}</text:p>
          </table:table-cell>
          <table:table-cell table:formula="of:=&quot;\item[&quot;&amp;[.E478] &amp; &quot;] &quot; &amp;[.C478]&amp; &quot; &quot; &amp;[.D478] &amp; &quot;\newline \textbf{&quot; &amp; [.F478] &amp;&quot;}&quot;" office:value-type="string" office:string-value="\item[Prud.] Prudentius \newline \textbf{Prud}">
            <text:p>\item[Prud.] Prudentius \newline \textbf{Prud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decl.</text:p>
          </table:table-cell>
          <table:table-cell office:value-type="string">
            <text:p>Quintilian</text:p>
          </table:table-cell>
          <table:table-cell office:value-type="string">
            <text:p>declamationes minores</text:p>
          </table:table-cell>
          <table:table-cell office:value-type="string">
            <text:p>Quint. decl.</text:p>
          </table:table-cell>
          <table:table-cell office:value-type="string">
            <text:p>Quint_decl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9]&amp;&quot;,&quot;&amp;&quot;author ={&quot;&amp;[.G479]&amp;&quot;}, title ={&quot;&amp;[.D479]&amp;&quot;}, publisher = HUP, location = {Cambridge, MA and London}, year = {&quot;&amp; [.K479] &amp; &quot;}, volume = {&quot; &amp; [.M479] &amp;&quot;}, series = LCL-lang, shortseries = LCL-kurz, origtitle = {&quot; &amp; [.D479] &amp; &quot;}, origlanguage = {&quot; &amp; [.J479] &amp; &quot;}, translator = {&quot; &amp; [.N479] &amp; &quot;}, editor = {&quot; &amp; [.O479] &amp; &quot;}, shorthand = {&quot; &amp; [.E479]&amp; &quot;}, shortauthor = {&quot; &amp; [.C479]&amp; &quot;}, keywords = {ancient}, options = {antik},&quot;&amp;&quot;}&quot;" office:value-type="string" office:string-value="@Book{Quint_decl,author ={Fabius Quintilianus, Marcus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}, keywords = {ancient}, options = {antik},}">
            <text:p>@Book{Quint_decl,author ={Fabius Quintilianus, Marcus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}, keywords = {ancient}, options = {antik},}</text:p>
          </table:table-cell>
          <table:table-cell table:formula="of:=&quot;@Book{&quot; &amp;[.F479] &amp; &quot;,author ={&quot; &amp; [.G479] &amp;&quot;},  origtitle = {&quot; &amp; [.D479] &amp;&quot; }, shorthand = {&quot; &amp; [.E479]&amp;&quot;}, shortauthor = {&quot;&amp; [.C479]&amp; &quot;}, keywords = {ancient}, options = {antik}}&quot;" office:value-type="string" office:string-value="@Book{Quint_decl,author ={Fabius Quintilianus, Marcus},  origtitle = {declamationes minores }, shorthand = {Quint. decl.}, shortauthor = {Quintilian}, keywords = {ancient}, options = {antik}}">
            <text:p>@Book{Quint_decl,author ={Fabius Quintilianus, Marcus}, <text:s/>origtitle = {declamationes minores }, shorthand = {Quint. decl.}, shortauthor = {Quintilian}, keywords = {ancient}, options = {antik}}</text:p>
          </table:table-cell>
          <table:table-cell table:formula="of:=&quot;\item[&quot;&amp;[.E479] &amp; &quot;] &quot; &amp;[.C479]&amp; &quot; &quot; &amp;[.D479] &amp; &quot;\newline \textbf{&quot; &amp; [.F479] &amp;&quot;}&quot;" office:value-type="string" office:string-value="\item[Quint. decl.] Quintilian declamationes minores\newline \textbf{Quint_decl}">
            <text:p>\item[Quint. decl.] Quintilian declamationes minores\newline \textbf{Quint_decl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inst.</text:p>
          </table:table-cell>
          <table:table-cell office:value-type="string">
            <text:p>Quintilian</text:p>
          </table:table-cell>
          <table:table-cell office:value-type="string">
            <text:p>institutio oratoria</text:p>
          </table:table-cell>
          <table:table-cell office:value-type="string">
            <text:p>Quint. inst.</text:p>
          </table:table-cell>
          <table:table-cell office:value-type="string">
            <text:p>Quint_inst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0]&amp;&quot;,&quot;&amp;&quot;author ={&quot;&amp;[.G480]&amp;&quot;}, title ={&quot;&amp;[.D480]&amp;&quot;}, publisher = HUP, location = {Cambridge, MA and London}, year = {&quot;&amp; [.K480] &amp; &quot;}, volume = {&quot; &amp; [.M480] &amp;&quot;}, series = LCL-lang, shortseries = LCL-kurz, origtitle = {&quot; &amp; [.D480] &amp; &quot;}, origlanguage = {&quot; &amp; [.J480] &amp; &quot;}, translator = {&quot; &amp; [.N480] &amp; &quot;}, editor = {&quot; &amp; [.O480] &amp; &quot;}, shorthand = {&quot; &amp; [.E480]&amp; &quot;}, shortauthor = {&quot; &amp; [.C480]&amp; &quot;}, keywords = {ancient}, options = {antik},&quot;&amp;&quot;}&quot;" office:value-type="string" office:string-value="@Book{Quint_inst,author ={Fabius Quintilianus, Marcus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}, keywords = {ancient}, options = {antik},}">
            <text:p>@Book{Quint_inst,author ={Fabius Quintilianus, Marcus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}, keywords = {ancient}, options = {antik},}</text:p>
          </table:table-cell>
          <table:table-cell table:formula="of:=&quot;@Book{&quot; &amp;[.F480] &amp; &quot;,author ={&quot; &amp; [.G480] &amp;&quot;},  origtitle = {&quot; &amp; [.D480] &amp;&quot; }, shorthand = {&quot; &amp; [.E480]&amp;&quot;}, shortauthor = {&quot;&amp; [.C480]&amp; &quot;}, keywords = {ancient}, options = {antik}}&quot;" office:value-type="string" office:string-value="@Book{Quint_inst,author ={Fabius Quintilianus, Marcus},  origtitle = {institutio oratoria }, shorthand = {Quint. inst.}, shortauthor = {Quintilian}, keywords = {ancient}, options = {antik}}">
            <text:p>@Book{Quint_inst,author ={Fabius Quintilianus, Marcus}, <text:s/>origtitle = {institutio oratoria }, shorthand = {Quint. inst.}, shortauthor = {Quintilian}, keywords = {ancient}, options = {antik}}</text:p>
          </table:table-cell>
          <table:table-cell table:formula="of:=&quot;\item[&quot;&amp;[.E480] &amp; &quot;] &quot; &amp;[.C480]&amp; &quot; &quot; &amp;[.D480] &amp; &quot;\newline \textbf{&quot; &amp; [.F480] &amp;&quot;}&quot;" office:value-type="string" office:string-value="\item[Quint. inst.] Quintilian institutio oratoria\newline \textbf{Quint_inst}">
            <text:p>\item[Quint. inst.] Quintilian institutio oratoria\newline \textbf{Quint_inst}</text:p>
          </table:table-cell>
        </table:table-row>
        <table:table-row table:style-name="ro1">
          <table:table-cell/>
          <table:table-cell office:value-type="string">
            <text:p>R. Gest. div. Aug.</text:p>
          </table:table-cell>
          <table:table-cell/>
          <table:table-cell office:value-type="string">
            <text:p>Res gestae divi Augusti</text:p>
          </table:table-cell>
          <table:table-cell office:value-type="string">
            <text:p><text:s/>R. Gest. div. Aug.</text:p>
          </table:table-cell>
          <table:table-cell office:value-type="string">
            <text:p>R_Gest_div_Au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1]&amp;&quot;,&quot;&amp;&quot;author ={&quot;&amp;[.G481]&amp;&quot;}, title ={&quot;&amp;[.D481]&amp;&quot;}, publisher = HUP, location = {Cambridge, MA and London}, year = {&quot;&amp; [.K481] &amp; &quot;}, volume = {&quot; &amp; [.M481] &amp;&quot;}, series = LCL-lang, shortseries = LCL-kurz, origtitle = {&quot; &amp; [.D481] &amp; &quot;}, origlanguage = {&quot; &amp; [.J481] &amp; &quot;}, translator = {&quot; &amp; [.N481] &amp; &quot;}, editor = {&quot; &amp; [.O481] &amp; &quot;}, shorthand = {&quot; &amp; [.E481]&amp; &quot;}, shortauthor = {&quot; &amp; [.C481]&amp; &quot;}, keywords = {ancient}, options = {antik},&quot;&amp;&quot;}&quot;" office:value-type="string" office:string-value="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">
            <text:p>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</text:p>
          </table:table-cell>
          <table:table-cell table:formula="of:=&quot;@Book{&quot; &amp;[.F481] &amp; &quot;,author ={&quot; &amp; [.G481] &amp;&quot;},  origtitle = {&quot; &amp; [.D481] &amp;&quot; }, shorthand = {&quot; &amp; [.E481]&amp;&quot;}, shortauthor = {&quot;&amp; [.C481]&amp; &quot;}, keywords = {ancient}, options = {antik}}&quot;" office:value-type="string" office:string-value="@Book{R_Gest_div_Aug,author ={},  origtitle = {Res gestae divi Augusti }, shorthand = { R. Gest. div. Aug.}, shortauthor = {}, keywords = {ancient}, options = {antik}}">
            <text:p>@Book{R_Gest_div_Aug,author ={}, <text:s/>origtitle = {Res gestae divi Augusti }, shorthand = { R. Gest. div. Aug.}, shortauthor = {}, keywords = {ancient}, options = {antik}}</text:p>
          </table:table-cell>
          <table:table-cell table:formula="of:=&quot;\item[&quot;&amp;[.E481] &amp; &quot;] &quot; &amp;[.C481]&amp; &quot; &quot; &amp;[.D481] &amp; &quot;\newline \textbf{&quot; &amp; [.F481] &amp;&quot;}&quot;" office:value-type="string" office:string-value="\item[ R. Gest. div. Aug.]  Res gestae divi Augusti\newline \textbf{R_Gest_div_Aug}">
            <text:p>\item[ R. Gest. div. Aug.] <text:s/>Res gestae divi Augusti\newline \textbf{R_Gest_div_Aug}</text:p>
          </table:table-cell>
        </table:table-row>
        <table:table-row table:style-name="ro1">
          <table:table-cell/>
          <table:table-cell office:value-type="string">
            <text:p>Rhet. Her.</text:p>
          </table:table-cell>
          <table:table-cell/>
          <table:table-cell office:value-type="string">
            <text:p>Rhetorica ad Herennium</text:p>
          </table:table-cell>
          <table:table-cell office:value-type="string">
            <text:p>Rhet. Her.</text:p>
          </table:table-cell>
          <table:table-cell office:value-type="string">
            <text:p>Rhet_He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2]&amp;&quot;,&quot;&amp;&quot;author ={&quot;&amp;[.G482]&amp;&quot;}, title ={&quot;&amp;[.D482]&amp;&quot;}, publisher = HUP, location = {Cambridge, MA and London}, year = {&quot;&amp; [.K482] &amp; &quot;}, volume = {&quot; &amp; [.M482] &amp;&quot;}, series = LCL-lang, shortseries = LCL-kurz, origtitle = {&quot; &amp; [.D482] &amp; &quot;}, origlanguage = {&quot; &amp; [.J482] &amp; &quot;}, translator = {&quot; &amp; [.N482] &amp; &quot;}, editor = {&quot; &amp; [.O482] &amp; &quot;}, shorthand = {&quot; &amp; [.E482]&amp; &quot;}, shortauthor = {&quot; &amp; [.D482]&amp; &quot;}, keywords = {ancient}, options = {antik},&quot;&amp;&quot;}&quot;" office:value-type="string" office:string-value="@Book{Rhet_Her,author ={}, title ={Rhetorica ad Herennium}, publisher = HUP, location = {Cambridge, MA and London}, year = {}, volume = {}, series = LCL-lang, shortseries = LCL-kurz, origtitle = {Rhetorica ad Herennium}, origlanguage = {}, translator = {}, editor = {}, shorthand = {Rhet. Her.}, shortauthor = {Rhetorica ad Herennium}, keywords = {ancient}, options = {antik},}">
            <text:p>@Book{Rhet_Her,author ={}, title ={Rhetorica ad Herennium}, publisher = HUP, location = {Cambridge, MA and London}, year = {}, volume = {}, series = LCL-lang, shortseries = LCL-kurz, origtitle = {Rhetorica ad Herennium}, origlanguage = {}, translator = {}, editor = {}, shorthand = {Rhet. Her.}, shortauthor = {Rhetorica ad Herennium}, keywords = {ancient}, options = {antik},}</text:p>
          </table:table-cell>
          <table:table-cell table:formula="of:=&quot;@Book{&quot; &amp;[.F482] &amp; &quot;,author ={&quot; &amp; [.G482] &amp;&quot;},  origtitle = {&quot; &amp; [.D482] &amp;&quot; }, shorthand = {&quot; &amp; [.E482]&amp;&quot;}, shortauthor = {&quot;&amp; [.D482]&amp; &quot;}, keywords = {ancient}, options = {antik}}&quot;" office:value-type="string" office:string-value="@Book{Rhet_Her,author ={},  origtitle = {Rhetorica ad Herennium }, shorthand = {Rhet. Her.}, shortauthor = {Rhetorica ad Herennium}, keywords = {ancient}, options = {antik}}">
            <text:p>@Book{Rhet_Her,author ={}, <text:s/>origtitle = {Rhetorica ad Herennium }, shorthand = {Rhet. Her.}, shortauthor = {Rhetorica ad Herennium}, keywords = {ancient}, options = {antik}}</text:p>
          </table:table-cell>
          <table:table-cell table:formula="of:=&quot;\item[&quot;&amp;[.E482] &amp; &quot;] &quot; &amp;[.C482]&amp; &quot; &quot; &amp;[.D482] &amp; &quot;\newline \textbf{&quot; &amp; [.F482] &amp;&quot;}&quot;" office:value-type="string" office:string-value="\item[Rhet. Her.]  Rhetorica ad Herennium\newline \textbf{Rhet_Her}">
            <text:p>\item[Rhet. Her.] <text:s/>Rhetorica ad Herennium\newline \textbf{Rhet_Her}</text:p>
          </table:table-cell>
        </table:table-row>
        <table:table-row table:style-name="ro1">
          <table:table-cell/>
          <table:table-cell office:value-type="string">
            <text:p>Röm</text:p>
          </table:table-cell>
          <table:table-cell/>
          <table:table-cell office:value-type="string">
            <text:p>Römerbrief</text:p>
          </table:table-cell>
          <table:table-cell office:value-type="string">
            <text:p>Röm</text:p>
          </table:table-cell>
          <table:table-cell office:value-type="string">
            <text:p>Roe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3]&amp;&quot;,&quot;&amp;&quot;author ={&quot;&amp;[.G483]&amp;&quot;}, title ={&quot;&amp;[.D483]&amp;&quot;}, publisher = HUP, location = {Cambridge, MA and London}, year = {&quot;&amp; [.K483] &amp; &quot;}, volume = {&quot; &amp; [.M483] &amp;&quot;}, series = LCL-lang, shortseries = LCL-kurz, origtitle = {&quot; &amp; [.D483] &amp; &quot;}, origlanguage = {&quot; &amp; [.J483] &amp; &quot;}, translator = {&quot; &amp; [.N483] &amp; &quot;}, editor = {&quot; &amp; [.O483] &amp; &quot;}, shorthand = {&quot; &amp; [.E483]&amp; &quot;}, shortauthor = {&quot; &amp; [.D483]&amp; &quot;}, keywords = {ancient}, options = {antik},&quot;&amp;&quot;}&quot;" office:value-type="string" office:string-value="@Book{Roem,author ={}, title ={Römerbrief}, publisher = HUP, location = {Cambridge, MA and London}, year = {}, volume = {}, series = LCL-lang, shortseries = LCL-kurz, origtitle = {Römerbrief}, origlanguage = {}, translator = {}, editor = {}, shorthand = {Röm}, shortauthor = {Römerbrief}, keywords = {ancient}, options = {antik},}">
            <text:p>@Book{Roem,author ={}, title ={Römerbrief}, publisher = HUP, location = {Cambridge, MA and London}, year = {}, volume = {}, series = LCL-lang, shortseries = LCL-kurz, origtitle = {Römerbrief}, origlanguage = {}, translator = {}, editor = {}, shorthand = {Röm}, shortauthor = {Römerbrief}, keywords = {ancient}, options = {antik},}</text:p>
          </table:table-cell>
          <table:table-cell table:formula="of:=&quot;@Book{&quot; &amp;[.F483] &amp; &quot;,author ={&quot; &amp; [.G483] &amp;&quot;},  origtitle = {&quot; &amp; [.D483] &amp;&quot; }, shorthand = {&quot; &amp; [.E483]&amp;&quot;}, shortauthor = {&quot;&amp; [.D483]&amp; &quot;}, keywords = {ancient}, options = {antik}}&quot;" office:value-type="string" office:string-value="@Book{Roem,author ={},  origtitle = {Römerbrief }, shorthand = {Röm}, shortauthor = {Römerbrief}, keywords = {ancient}, options = {antik}}">
            <text:p>@Book{Roem,author ={}, <text:s/>origtitle = {Römerbrief }, shorthand = {Röm}, shortauthor = {Römerbrief}, keywords = {ancient}, options = {antik}}</text:p>
          </table:table-cell>
          <table:table-cell table:formula="of:=&quot;\item[&quot;&amp;[.E483] &amp; &quot;] &quot; &amp;[.C483]&amp; &quot; &quot; &amp;[.D483] &amp; &quot;\newline \textbf{&quot; &amp; [.F483] &amp;&quot;}&quot;" office:value-type="string" office:string-value="\item[Röm]  Römerbrief\newline \textbf{Roem}">
            <text:p>\item[Röm] <text:s/>Römerbrief\newline \textbf{Roem}</text:p>
          </table:table-cell>
        </table:table-row>
        <table:table-row table:style-name="ro1">
          <table:table-cell office:value-type="string">
            <text:p>Rut. Nam.</text:p>
          </table:table-cell>
          <table:table-cell/>
          <table:table-cell office:value-type="string">
            <text:p>Rutilius Claudius Namatianus</text:p>
          </table:table-cell>
          <table:table-cell office:value-type="string">
            <text:p>de reditu suo</text:p>
          </table:table-cell>
          <table:table-cell office:value-type="string">
            <text:p>Rut. Nam.</text:p>
          </table:table-cell>
          <table:table-cell office:value-type="string">
            <text:p>Rut_N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4]&amp;&quot;,&quot;&amp;&quot;author ={&quot;&amp;[.G484]&amp;&quot;}, title ={&quot;&amp;[.D484]&amp;&quot;}, publisher = HUP, location = {Cambridge, MA and London}, year = {&quot;&amp; [.K484] &amp; &quot;}, volume = {&quot; &amp; [.M484] &amp;&quot;}, series = LCL-lang, shortseries = LCL-kurz, origtitle = {&quot; &amp; [.D484] &amp; &quot;}, origlanguage = {&quot; &amp; [.J484] &amp; &quot;}, translator = {&quot; &amp; [.N484] &amp; &quot;}, editor = {&quot; &amp; [.O484] &amp; &quot;}, shorthand = {&quot; &amp; [.E484]&amp; &quot;}, shortauthor = {&quot; &amp; [.C484]&amp; &quot;}, keywords = {ancient}, options = {antik},&quot;&amp;&quot;}&quot;" office:value-type="string" office:string-value="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">
            <text:p>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</text:p>
          </table:table-cell>
          <table:table-cell table:formula="of:=&quot;@Book{&quot; &amp;[.F484] &amp; &quot;,author ={&quot; &amp; [.G484] &amp;&quot;},  origtitle = {&quot; &amp; [.D484] &amp;&quot; }, shorthand = {&quot; &amp; [.E484]&amp;&quot;}, shortauthor = {&quot;&amp; [.C484]&amp; &quot;}, keywords = {ancient}, options = {antik}}&quot;" office:value-type="string" office:string-value="@Book{Rut_Nam,author ={},  origtitle = {de reditu suo }, shorthand = {Rut. Nam.}, shortauthor = {Rutilius Claudius Namatianus}, keywords = {ancient}, options = {antik}}">
            <text:p>@Book{Rut_Nam,author ={}, <text:s/>origtitle = {de reditu suo }, shorthand = {Rut. Nam.}, shortauthor = {Rutilius Claudius Namatianus}, keywords = {ancient}, options = {antik}}</text:p>
          </table:table-cell>
          <table:table-cell table:formula="of:=&quot;\item[&quot;&amp;[.E484] &amp; &quot;] &quot; &amp;[.C484]&amp; &quot; &quot; &amp;[.D484] &amp; &quot;\newline \textbf{&quot; &amp; [.F484] &amp;&quot;}&quot;" office:value-type="string" office:string-value="\item[Rut. Nam.] Rutilius Claudius Namatianus de reditu suo\newline \textbf{Rut_Nam}">
            <text:p>\item[Rut. Nam.] Rutilius Claudius Namatianus de reditu suo\newline \textbf{Rut_Nam}</text:p>
          </table:table-cell>
        </table:table-row>
        <table:table-row table:style-name="ro1">
          <table:table-cell office:value-type="string">
            <text:p>S. Emp.</text:p>
          </table:table-cell>
          <table:table-cell/>
          <table:table-cell office:value-type="string">
            <text:p>Sextus Empiricus</text:p>
          </table:table-cell>
          <table:table-cell/>
          <table:table-cell office:value-type="string">
            <text:p>S. Emp.</text:p>
          </table:table-cell>
          <table:table-cell office:value-type="string">
            <text:p>S_E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5]&amp;&quot;,&quot;&amp;&quot;author ={&quot;&amp;[.G485]&amp;&quot;}, title ={&quot;&amp;[.D485]&amp;&quot;}, publisher = HUP, location = {Cambridge, MA and London}, year = {&quot;&amp; [.K485] &amp; &quot;}, volume = {&quot; &amp; [.M485] &amp;&quot;}, series = LCL-lang, shortseries = LCL-kurz, origtitle = {&quot; &amp; [.D485] &amp; &quot;}, origlanguage = {&quot; &amp; [.J485] &amp; &quot;}, translator = {&quot; &amp; [.N485] &amp; &quot;}, editor = {&quot; &amp; [.O485] &amp; &quot;}, shorthand = {&quot; &amp; [.E485]&amp; &quot;}, shortauthor = {&quot; &amp; [.C485]&amp; &quot;}, keywords = {ancient}, options = {antik},&quot;&amp;&quot;}&quot;" office:value-type="string" office:string-value="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">
            <text:p>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</text:p>
          </table:table-cell>
          <table:table-cell table:formula="of:=&quot;@Book{&quot; &amp;[.F485] &amp; &quot;,author ={&quot; &amp; [.G485] &amp;&quot;},  origtitle = {&quot; &amp; [.D485] &amp;&quot; }, shorthand = {&quot; &amp; [.E485]&amp;&quot;}, shortauthor = {&quot;&amp; [.C485]&amp; &quot;}, keywords = {ancient}, options = {antik}}&quot;" office:value-type="string" office:string-value="@Book{S_Emp,author ={},  origtitle = { }, shorthand = {S. Emp.}, shortauthor = {Sextus Empiricus}, keywords = {ancient}, options = {antik}}">
            <text:p>@Book{S_Emp,author ={}, <text:s/>origtitle = { }, shorthand = {S. Emp.}, shortauthor = {Sextus Empiricus}, keywords = {ancient}, options = {antik}}</text:p>
          </table:table-cell>
          <table:table-cell table:formula="of:=&quot;\item[&quot;&amp;[.E485] &amp; &quot;] &quot; &amp;[.C485]&amp; &quot; &quot; &amp;[.D485] &amp; &quot;\newline \textbf{&quot; &amp; [.F485] &amp;&quot;}&quot;" office:value-type="string" office:string-value="\item[S. Emp.] Sextus Empiricus \newline \textbf{S_Emp}">
            <text:p>\item[S. Emp.] Sextus Empiricus \newline \textbf{S_Emp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Catil.</text:p>
          </table:table-cell>
          <table:table-cell office:value-type="string">
            <text:p>Sallust</text:p>
          </table:table-cell>
          <table:table-cell office:value-type="string">
            <text:p>de coniuratione Catilinae</text:p>
          </table:table-cell>
          <table:table-cell office:value-type="string">
            <text:p>Sall. Catil.</text:p>
          </table:table-cell>
          <table:table-cell office:value-type="string">
            <text:p>Sall_Catil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6]&amp;&quot;,&quot;&amp;&quot;author ={&quot;&amp;[.G486]&amp;&quot;}, title ={&quot;&amp;[.D486]&amp;&quot;}, publisher = HUP, location = {Cambridge, MA and London}, year = {&quot;&amp; [.K486] &amp; &quot;}, volume = {&quot; &amp; [.M486] &amp;&quot;}, series = LCL-lang, shortseries = LCL-kurz, origtitle = {&quot; &amp; [.D486] &amp; &quot;}, origlanguage = {&quot; &amp; [.J486] &amp; &quot;}, translator = {&quot; &amp; [.N486] &amp; &quot;}, editor = {&quot; &amp; [.O486] &amp; &quot;}, shorthand = {&quot; &amp; [.E486]&amp; &quot;}, shortauthor = {&quot; &amp; [.C486]&amp; &quot;}, keywords = {ancient}, options = {antik},&quot;&amp;&quot;}&quot;" office:value-type="string" office:string-value="@Book{Sall_Catil,author ={Sallustius Crispus, Caius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}, keywords = {ancient}, options = {antik},}">
            <text:p>@Book{Sall_Catil,author ={Sallustius Crispus, Caius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}, keywords = {ancient}, options = {antik},}</text:p>
          </table:table-cell>
          <table:table-cell table:formula="of:=&quot;@Book{&quot; &amp;[.F486] &amp; &quot;,author ={&quot; &amp; [.G486] &amp;&quot;},  origtitle = {&quot; &amp; [.D486] &amp;&quot; }, shorthand = {&quot; &amp; [.E486]&amp;&quot;}, shortauthor = {&quot;&amp; [.C486]&amp; &quot;}, keywords = {ancient}, options = {antik}}&quot;" office:value-type="string" office:string-value="@Book{Sall_Catil,author ={Sallustius Crispus, Caius},  origtitle = {de coniuratione Catilinae }, shorthand = {Sall. Catil.}, shortauthor = {Sallust}, keywords = {ancient}, options = {antik}}">
            <text:p>@Book{Sall_Catil,author ={Sallustius Crispus, Caius}, <text:s/>origtitle = {de coniuratione Catilinae }, shorthand = {Sall. Catil.}, shortauthor = {Sallust}, keywords = {ancient}, options = {antik}}</text:p>
          </table:table-cell>
          <table:table-cell table:formula="of:=&quot;\item[&quot;&amp;[.E486] &amp; &quot;] &quot; &amp;[.C486]&amp; &quot; &quot; &amp;[.D486] &amp; &quot;\newline \textbf{&quot; &amp; [.F486] &amp;&quot;}&quot;" office:value-type="string" office:string-value="\item[Sall. Catil.] Sallust de coniuratione Catilinae\newline \textbf{Sall_Catil}">
            <text:p>\item[Sall. Catil.] Sallust de coniuratione Catilinae\newline \textbf{Sall_Catil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epist.</text:p>
          </table:table-cell>
          <table:table-cell office:value-type="string">
            <text:p>Sallust</text:p>
          </table:table-cell>
          <table:table-cell office:value-type="string">
            <text:p>epistulae ad Caesarem</text:p>
          </table:table-cell>
          <table:table-cell office:value-type="string">
            <text:p>Sall. epist.</text:p>
          </table:table-cell>
          <table:table-cell office:value-type="string">
            <text:p>Sall_ep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7]&amp;&quot;,&quot;&amp;&quot;author ={&quot;&amp;[.G487]&amp;&quot;}, title ={&quot;&amp;[.D487]&amp;&quot;}, publisher = HUP, location = {Cambridge, MA and London}, year = {&quot;&amp; [.K487] &amp; &quot;}, volume = {&quot; &amp; [.M487] &amp;&quot;}, series = LCL-lang, shortseries = LCL-kurz, origtitle = {&quot; &amp; [.D487] &amp; &quot;}, origlanguage = {&quot; &amp; [.J487] &amp; &quot;}, translator = {&quot; &amp; [.N487] &amp; &quot;}, editor = {&quot; &amp; [.O487] &amp; &quot;}, shorthand = {&quot; &amp; [.E487]&amp; &quot;}, shortauthor = {&quot; &amp; [.C487]&amp; &quot;}, keywords = {ancient}, options = {antik},&quot;&amp;&quot;}&quot;" office:value-type="string" office:string-value="@Book{Sall_epist,author ={Sallustius Crispus, Caius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}, keywords = {ancient}, options = {antik},}">
            <text:p>@Book{Sall_epist,author ={Sallustius Crispus, Caius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}, keywords = {ancient}, options = {antik},}</text:p>
          </table:table-cell>
          <table:table-cell table:formula="of:=&quot;@Book{&quot; &amp;[.F487] &amp; &quot;,author ={&quot; &amp; [.G487] &amp;&quot;},  origtitle = {&quot; &amp; [.D487] &amp;&quot; }, shorthand = {&quot; &amp; [.E487]&amp;&quot;}, shortauthor = {&quot;&amp; [.C487]&amp; &quot;}, keywords = {ancient}, options = {antik}}&quot;" office:value-type="string" office:string-value="@Book{Sall_epist,author ={Sallustius Crispus, Caius},  origtitle = {epistulae ad Caesarem }, shorthand = {Sall. epist.}, shortauthor = {Sallust}, keywords = {ancient}, options = {antik}}">
            <text:p>@Book{Sall_epist,author ={Sallustius Crispus, Caius}, <text:s/>origtitle = {epistulae ad Caesarem }, shorthand = {Sall. epist.}, shortauthor = {Sallust}, keywords = {ancient}, options = {antik}}</text:p>
          </table:table-cell>
          <table:table-cell table:formula="of:=&quot;\item[&quot;&amp;[.E487] &amp; &quot;] &quot; &amp;[.C487]&amp; &quot; &quot; &amp;[.D487] &amp; &quot;\newline \textbf{&quot; &amp; [.F487] &amp;&quot;}&quot;" office:value-type="string" office:string-value="\item[Sall. epist.] Sallust epistulae ad Caesarem\newline \textbf{Sall_epist}">
            <text:p>\item[Sall. epist.] Sallust epistulae ad Caesarem\newline \textbf{Sall_epist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hist.</text:p>
          </table:table-cell>
          <table:table-cell office:value-type="string">
            <text:p>Sallust</text:p>
          </table:table-cell>
          <table:table-cell office:value-type="string">
            <text:p>historiae</text:p>
          </table:table-cell>
          <table:table-cell office:value-type="string">
            <text:p>Sall. hist.</text:p>
          </table:table-cell>
          <table:table-cell office:value-type="string">
            <text:p>Sall_h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8]&amp;&quot;,&quot;&amp;&quot;author ={&quot;&amp;[.G488]&amp;&quot;}, title ={&quot;&amp;[.D488]&amp;&quot;}, publisher = HUP, location = {Cambridge, MA and London}, year = {&quot;&amp; [.K488] &amp; &quot;}, volume = {&quot; &amp; [.M488] &amp;&quot;}, series = LCL-lang, shortseries = LCL-kurz, origtitle = {&quot; &amp; [.D488] &amp; &quot;}, origlanguage = {&quot; &amp; [.J488] &amp; &quot;}, translator = {&quot; &amp; [.N488] &amp; &quot;}, editor = {&quot; &amp; [.O488] &amp; &quot;}, shorthand = {&quot; &amp; [.E488]&amp; &quot;}, shortauthor = {&quot; &amp; [.C488]&amp; &quot;}, keywords = {ancient}, options = {antik},&quot;&amp;&quot;}&quot;" office:value-type="string" office:string-value="@Book{Sall_hist,author ={Sallustius Crispus, Caius}, title ={historiae}, publisher = HUP, location = {Cambridge, MA and London}, year = {}, volume = {}, series = LCL-lang, shortseries = LCL-kurz, origtitle = {historiae}, origlanguage = {}, translator = {}, editor = {}, shorthand = {Sall. hist.}, shortauthor = {Sallust}, keywords = {ancient}, options = {antik},}">
            <text:p>@Book{Sall_hist,author ={Sallustius Crispus, Caius}, title ={historiae}, publisher = HUP, location = {Cambridge, MA and London}, year = {}, volume = {}, series = LCL-lang, shortseries = LCL-kurz, origtitle = {historiae}, origlanguage = {}, translator = {}, editor = {}, shorthand = {Sall. hist.}, shortauthor = {Sallust}, keywords = {ancient}, options = {antik},}</text:p>
          </table:table-cell>
          <table:table-cell table:formula="of:=&quot;@Book{&quot; &amp;[.F488] &amp; &quot;,author ={&quot; &amp; [.G488] &amp;&quot;},  origtitle = {&quot; &amp; [.D488] &amp;&quot; }, shorthand = {&quot; &amp; [.E488]&amp;&quot;}, shortauthor = {&quot;&amp; [.C488]&amp; &quot;}, keywords = {ancient}, options = {antik}}&quot;" office:value-type="string" office:string-value="@Book{Sall_hist,author ={Sallustius Crispus, Caius},  origtitle = {historiae }, shorthand = {Sall. hist.}, shortauthor = {Sallust}, keywords = {ancient}, options = {antik}}">
            <text:p>@Book{Sall_hist,author ={Sallustius Crispus, Caius}, <text:s/>origtitle = {historiae }, shorthand = {Sall. hist.}, shortauthor = {Sallust}, keywords = {ancient}, options = {antik}}</text:p>
          </table:table-cell>
          <table:table-cell table:formula="of:=&quot;\item[&quot;&amp;[.E488] &amp; &quot;] &quot; &amp;[.C488]&amp; &quot; &quot; &amp;[.D488] &amp; &quot;\newline \textbf{&quot; &amp; [.F488] &amp;&quot;}&quot;" office:value-type="string" office:string-value="\item[Sall. hist.] Sallust historiae\newline \textbf{Sall_hist}">
            <text:p>\item[Sall. hist.] Sallust historiae\newline \textbf{Sall_hist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Iug.</text:p>
          </table:table-cell>
          <table:table-cell office:value-type="string">
            <text:p>Sallust</text:p>
          </table:table-cell>
          <table:table-cell office:value-type="string">
            <text:p>de bello Iugurthino</text:p>
          </table:table-cell>
          <table:table-cell office:value-type="string">
            <text:p>Sall. Iug.</text:p>
          </table:table-cell>
          <table:table-cell office:value-type="string">
            <text:p>Sall_Iug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9]&amp;&quot;,&quot;&amp;&quot;author ={&quot;&amp;[.G489]&amp;&quot;}, title ={&quot;&amp;[.D489]&amp;&quot;}, publisher = HUP, location = {Cambridge, MA and London}, year = {&quot;&amp; [.K489] &amp; &quot;}, volume = {&quot; &amp; [.M489] &amp;&quot;}, series = LCL-lang, shortseries = LCL-kurz, origtitle = {&quot; &amp; [.D489] &amp; &quot;}, origlanguage = {&quot; &amp; [.J489] &amp; &quot;}, translator = {&quot; &amp; [.N489] &amp; &quot;}, editor = {&quot; &amp; [.O489] &amp; &quot;}, shorthand = {&quot; &amp; [.E489]&amp; &quot;}, shortauthor = {&quot; &amp; [.C489]&amp; &quot;}, keywords = {ancient}, options = {antik},&quot;&amp;&quot;}&quot;" office:value-type="string" office:string-value="@Book{Sall_Iug,author ={Sallustius Crispus, Caius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}, keywords = {ancient}, options = {antik},}">
            <text:p>@Book{Sall_Iug,author ={Sallustius Crispus, Caius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}, keywords = {ancient}, options = {antik},}</text:p>
          </table:table-cell>
          <table:table-cell table:formula="of:=&quot;@Book{&quot; &amp;[.F489] &amp; &quot;,author ={&quot; &amp; [.G489] &amp;&quot;},  origtitle = {&quot; &amp; [.D489] &amp;&quot; }, shorthand = {&quot; &amp; [.E489]&amp;&quot;}, shortauthor = {&quot;&amp; [.C489]&amp; &quot;}, keywords = {ancient}, options = {antik}}&quot;" office:value-type="string" office:string-value="@Book{Sall_Iug,author ={Sallustius Crispus, Caius},  origtitle = {de bello Iugurthino }, shorthand = {Sall. Iug.}, shortauthor = {Sallust}, keywords = {ancient}, options = {antik}}">
            <text:p>@Book{Sall_Iug,author ={Sallustius Crispus, Caius}, <text:s/>origtitle = {de bello Iugurthino }, shorthand = {Sall. Iug.}, shortauthor = {Sallust}, keywords = {ancient}, options = {antik}}</text:p>
          </table:table-cell>
          <table:table-cell table:formula="of:=&quot;\item[&quot;&amp;[.E489] &amp; &quot;] &quot; &amp;[.C489]&amp; &quot; &quot; &amp;[.D489] &amp; &quot;\newline \textbf{&quot; &amp; [.F489] &amp;&quot;}&quot;" office:value-type="string" office:string-value="\item[Sall. Iug.] Sallust de bello Iugurthino\newline \textbf{Sall_Iug}">
            <text:p>\item[Sall. Iug.] Sallust de bello Iugurthino\newline \textbf{Sall_Iug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apocol.</text:p>
          </table:table-cell>
          <table:table-cell office:value-type="string">
            <text:p>Seneca minor</text:p>
          </table:table-cell>
          <table:table-cell office:value-type="string">
            <text:p>divi Claudii apocolocynthosis</text:p>
          </table:table-cell>
          <table:table-cell office:value-type="string">
            <text:p>Sen. apocol.</text:p>
          </table:table-cell>
          <table:table-cell office:value-type="string">
            <text:p>Sen_apocol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0]&amp;&quot;,&quot;&amp;&quot;author ={&quot;&amp;[.G490]&amp;&quot;}, title ={&quot;&amp;[.D490]&amp;&quot;}, publisher = HUP, location = {Cambridge, MA and London}, year = {&quot;&amp; [.K490] &amp; &quot;}, volume = {&quot; &amp; [.M490] &amp;&quot;}, series = LCL-lang, shortseries = LCL-kurz, origtitle = {&quot; &amp; [.D490] &amp; &quot;}, origlanguage = {&quot; &amp; [.J490] &amp; &quot;}, translator = {&quot; &amp; [.N490] &amp; &quot;}, editor = {&quot; &amp; [.O490] &amp; &quot;}, shorthand = {&quot; &amp; [.E490]&amp; &quot;}, shortauthor = {&quot; &amp; [.C490]&amp; &quot;}, keywords = {ancient}, options = {antik},&quot;&amp;&quot;}&quot;" office:value-type="string" office:string-value="@Book{Sen_apocol,author ={Annaeus Seneca, Lucius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">
            <text:p>@Book{Sen_apocol,author ={Annaeus Seneca, Lucius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</text:p>
          </table:table-cell>
          <table:table-cell table:formula="of:=&quot;@Book{&quot; &amp;[.F490] &amp; &quot;,author ={&quot; &amp; [.G490] &amp;&quot;},  origtitle = {&quot; &amp; [.D490] &amp;&quot; }, shorthand = {&quot; &amp; [.E490]&amp;&quot;}, shortauthor = {&quot;&amp; [.C490]&amp; &quot;}, keywords = {ancient}, options = {antik}}&quot;" office:value-type="string" office:string-value="@Book{Sen_apocol,author ={Annaeus Seneca, Lucius},  origtitle = {divi Claudii apocolocynthosis }, shorthand = {Sen. apocol.}, shortauthor = {Seneca minor}, keywords = {ancient}, options = {antik}}">
            <text:p>@Book{Sen_apocol,author ={Annaeus Seneca, Lucius}, <text:s/>origtitle = {divi Claudii apocolocynthosis }, shorthand = {Sen. apocol.}, shortauthor = {Seneca minor}, keywords = {ancient}, options = {antik}}</text:p>
          </table:table-cell>
          <table:table-cell table:formula="of:=&quot;\item[&quot;&amp;[.E490] &amp; &quot;] &quot; &amp;[.C490]&amp; &quot; &quot; &amp;[.D490] &amp; &quot;\newline \textbf{&quot; &amp; [.F490] &amp;&quot;}&quot;" office:value-type="string" office:string-value="\item[Sen. apocol.] Seneca minor divi Claudii apocolocynthosis\newline \textbf{Sen_apocol}">
            <text:p>\item[Sen. apocol.] Seneca minor divi Claudii apocolocynthosis\newline \textbf{Sen_apocol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benef.</text:p>
          </table:table-cell>
          <table:table-cell office:value-type="string">
            <text:p>Seneca minor</text:p>
          </table:table-cell>
          <table:table-cell office:value-type="string">
            <text:p>de beneficiis</text:p>
          </table:table-cell>
          <table:table-cell office:value-type="string">
            <text:p>Sen. benef.</text:p>
          </table:table-cell>
          <table:table-cell office:value-type="string">
            <text:p>Sen_benef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1]&amp;&quot;,&quot;&amp;&quot;author ={&quot;&amp;[.G491]&amp;&quot;}, title ={&quot;&amp;[.D491]&amp;&quot;}, publisher = HUP, location = {Cambridge, MA and London}, year = {&quot;&amp; [.K491] &amp; &quot;}, volume = {&quot; &amp; [.M491] &amp;&quot;}, series = LCL-lang, shortseries = LCL-kurz, origtitle = {&quot; &amp; [.D491] &amp; &quot;}, origlanguage = {&quot; &amp; [.J491] &amp; &quot;}, translator = {&quot; &amp; [.N491] &amp; &quot;}, editor = {&quot; &amp; [.O491] &amp; &quot;}, shorthand = {&quot; &amp; [.E491]&amp; &quot;}, shortauthor = {&quot; &amp; [.C491]&amp; &quot;}, keywords = {ancient}, options = {antik},&quot;&amp;&quot;}&quot;" office:value-type="string" office:string-value="@Book{Sen_benef,author ={Annaeus Seneca, Lucius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">
            <text:p>@Book{Sen_benef,author ={Annaeus Seneca, Lucius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</text:p>
          </table:table-cell>
          <table:table-cell table:formula="of:=&quot;@Book{&quot; &amp;[.F491] &amp; &quot;,author ={&quot; &amp; [.G491] &amp;&quot;},  origtitle = {&quot; &amp; [.D491] &amp;&quot; }, shorthand = {&quot; &amp; [.E491]&amp;&quot;}, shortauthor = {&quot;&amp; [.C491]&amp; &quot;}, keywords = {ancient}, options = {antik}}&quot;" office:value-type="string" office:string-value="@Book{Sen_benef,author ={Annaeus Seneca, Lucius},  origtitle = {de beneficiis }, shorthand = {Sen. benef.}, shortauthor = {Seneca minor}, keywords = {ancient}, options = {antik}}">
            <text:p>@Book{Sen_benef,author ={Annaeus Seneca, Lucius}, <text:s/>origtitle = {de beneficiis }, shorthand = {Sen. benef.}, shortauthor = {Seneca minor}, keywords = {ancient}, options = {antik}}</text:p>
          </table:table-cell>
          <table:table-cell table:formula="of:=&quot;\item[&quot;&amp;[.E491] &amp; &quot;] &quot; &amp;[.C491]&amp; &quot; &quot; &amp;[.D491] &amp; &quot;\newline \textbf{&quot; &amp; [.F491] &amp;&quot;}&quot;" office:value-type="string" office:string-value="\item[Sen. benef.] Seneca minor de beneficiis\newline \textbf{Sen_benef}">
            <text:p>\item[Sen. benef.] Seneca minor de beneficiis\newline \textbf{Sen_benef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lem.</text:p>
          </table:table-cell>
          <table:table-cell office:value-type="string">
            <text:p>Seneca minor</text:p>
          </table:table-cell>
          <table:table-cell office:value-type="string">
            <text:p>de clementia</text:p>
          </table:table-cell>
          <table:table-cell office:value-type="string">
            <text:p>Sen. clem.</text:p>
          </table:table-cell>
          <table:table-cell office:value-type="string">
            <text:p>Sen_clem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2]&amp;&quot;,&quot;&amp;&quot;author ={&quot;&amp;[.G492]&amp;&quot;}, title ={&quot;&amp;[.D492]&amp;&quot;}, publisher = HUP, location = {Cambridge, MA and London}, year = {&quot;&amp; [.K492] &amp; &quot;}, volume = {&quot; &amp; [.M492] &amp;&quot;}, series = LCL-lang, shortseries = LCL-kurz, origtitle = {&quot; &amp; [.D492] &amp; &quot;}, origlanguage = {&quot; &amp; [.J492] &amp; &quot;}, translator = {&quot; &amp; [.N492] &amp; &quot;}, editor = {&quot; &amp; [.O492] &amp; &quot;}, shorthand = {&quot; &amp; [.E492]&amp; &quot;}, shortauthor = {&quot; &amp; [.C492]&amp; &quot;}, keywords = {ancient}, options = {antik},&quot;&amp;&quot;}&quot;" office:value-type="string" office:string-value="@Book{Sen_clem,author ={Annaeus Seneca, Lucius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">
            <text:p>@Book{Sen_clem,author ={Annaeus Seneca, Lucius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</text:p>
          </table:table-cell>
          <table:table-cell table:formula="of:=&quot;@Book{&quot; &amp;[.F492] &amp; &quot;,author ={&quot; &amp; [.G492] &amp;&quot;},  origtitle = {&quot; &amp; [.D492] &amp;&quot; }, shorthand = {&quot; &amp; [.E492]&amp;&quot;}, shortauthor = {&quot;&amp; [.C492]&amp; &quot;}, keywords = {ancient}, options = {antik}}&quot;" office:value-type="string" office:string-value="@Book{Sen_clem,author ={Annaeus Seneca, Lucius},  origtitle = {de clementia }, shorthand = {Sen. clem.}, shortauthor = {Seneca minor}, keywords = {ancient}, options = {antik}}">
            <text:p>@Book{Sen_clem,author ={Annaeus Seneca, Lucius}, <text:s/>origtitle = {de clementia }, shorthand = {Sen. clem.}, shortauthor = {Seneca minor}, keywords = {ancient}, options = {antik}}</text:p>
          </table:table-cell>
          <table:table-cell table:formula="of:=&quot;\item[&quot;&amp;[.E492] &amp; &quot;] &quot; &amp;[.C492]&amp; &quot; &quot; &amp;[.D492] &amp; &quot;\newline \textbf{&quot; &amp; [.F492] &amp;&quot;}&quot;" office:value-type="string" office:string-value="\item[Sen. clem.] Seneca minor de clementia\newline \textbf{Sen_clem}">
            <text:p>\item[Sen. clem.] Seneca minor de clementia\newline \textbf{Sen_clem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ontr.</text:p>
          </table:table-cell>
          <table:table-cell office:value-type="string">
            <text:p>Seneca maior</text:p>
          </table:table-cell>
          <table:table-cell office:value-type="string">
            <text:p>controversiae</text:p>
          </table:table-cell>
          <table:table-cell office:value-type="string">
            <text:p>Sen. contr.</text:p>
          </table:table-cell>
          <table:table-cell office:value-type="string">
            <text:p>Sen_contr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3]&amp;&quot;,&quot;&amp;&quot;author ={&quot;&amp;[.G493]&amp;&quot;}, title ={&quot;&amp;[.D493]&amp;&quot;}, publisher = HUP, location = {Cambridge, MA and London}, year = {&quot;&amp; [.K493] &amp; &quot;}, volume = {&quot; &amp; [.M493] &amp;&quot;}, series = LCL-lang, shortseries = LCL-kurz, origtitle = {&quot; &amp; [.D493] &amp; &quot;}, origlanguage = {&quot; &amp; [.J493] &amp; &quot;}, translator = {&quot; &amp; [.N493] &amp; &quot;}, editor = {&quot; &amp; [.O493] &amp; &quot;}, shorthand = {&quot; &amp; [.E493]&amp; &quot;}, shortauthor = {&quot; &amp; [.C493]&amp; &quot;}, keywords = {ancient}, options = {antik},&quot;&amp;&quot;}&quot;" office:value-type="string" office:string-value="@Book{Sen_contr,author ={Annaeus Seneca, Lucius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">
            <text:p>@Book{Sen_contr,author ={Annaeus Seneca, Lucius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</text:p>
          </table:table-cell>
          <table:table-cell table:formula="of:=&quot;@Book{&quot; &amp;[.F493] &amp; &quot;,author ={&quot; &amp; [.G493] &amp;&quot;},  origtitle = {&quot; &amp; [.D493] &amp;&quot; }, shorthand = {&quot; &amp; [.E493]&amp;&quot;}, shortauthor = {&quot;&amp; [.C493]&amp; &quot;}, keywords = {ancient}, options = {antik}}&quot;" office:value-type="string" office:string-value="@Book{Sen_contr,author ={Annaeus Seneca, Lucius},  origtitle = {controversiae }, shorthand = {Sen. contr.}, shortauthor = {Seneca maior}, keywords = {ancient}, options = {antik}}">
            <text:p>@Book{Sen_contr,author ={Annaeus Seneca, Lucius}, <text:s/>origtitle = {controversiae }, shorthand = {Sen. contr.}, shortauthor = {Seneca maior}, keywords = {ancient}, options = {antik}}</text:p>
          </table:table-cell>
          <table:table-cell table:formula="of:=&quot;\item[&quot;&amp;[.E493] &amp; &quot;] &quot; &amp;[.C493]&amp; &quot; &quot; &amp;[.D493] &amp; &quot;\newline \textbf{&quot; &amp; [.F493] &amp;&quot;}&quot;" office:value-type="string" office:string-value="\item[Sen. contr.] Seneca maior controversiae\newline \textbf{Sen_contr}">
            <text:p>\item[Sen. contr.] Seneca maior controversiae\newline \textbf{Sen_contr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dial.</text:p>
          </table:table-cell>
          <table:table-cell office:value-type="string">
            <text:p>Seneca minor</text:p>
          </table:table-cell>
          <table:table-cell office:value-type="string">
            <text:p>dialogi</text:p>
          </table:table-cell>
          <table:table-cell office:value-type="string">
            <text:p>Sen. dial.</text:p>
          </table:table-cell>
          <table:table-cell office:value-type="string">
            <text:p>Sen_dial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4]&amp;&quot;,&quot;&amp;&quot;author ={&quot;&amp;[.G494]&amp;&quot;}, title ={&quot;&amp;[.D494]&amp;&quot;}, publisher = HUP, location = {Cambridge, MA and London}, year = {&quot;&amp; [.K494] &amp; &quot;}, volume = {&quot; &amp; [.M494] &amp;&quot;}, series = LCL-lang, shortseries = LCL-kurz, origtitle = {&quot; &amp; [.D494] &amp; &quot;}, origlanguage = {&quot; &amp; [.J494] &amp; &quot;}, translator = {&quot; &amp; [.N494] &amp; &quot;}, editor = {&quot; &amp; [.O494] &amp; &quot;}, shorthand = {&quot; &amp; [.E494]&amp; &quot;}, shortauthor = {&quot; &amp; [.C494]&amp; &quot;}, keywords = {ancient}, options = {antik},&quot;&amp;&quot;}&quot;" office:value-type="string" office:string-value="@Book{Sen_dial,author ={Annaeus Seneca, Lucius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">
            <text:p>@Book{Sen_dial,author ={Annaeus Seneca, Lucius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</text:p>
          </table:table-cell>
          <table:table-cell table:formula="of:=&quot;@Book{&quot; &amp;[.F494] &amp; &quot;,author ={&quot; &amp; [.G494] &amp;&quot;},  origtitle = {&quot; &amp; [.D494] &amp;&quot; }, shorthand = {&quot; &amp; [.E494]&amp;&quot;}, shortauthor = {&quot;&amp; [.C494]&amp; &quot;}, keywords = {ancient}, options = {antik}}&quot;" office:value-type="string" office:string-value="@Book{Sen_dial,author ={Annaeus Seneca, Lucius},  origtitle = {dialogi }, shorthand = {Sen. dial.}, shortauthor = {Seneca minor}, keywords = {ancient}, options = {antik}}">
            <text:p>@Book{Sen_dial,author ={Annaeus Seneca, Lucius}, <text:s/>origtitle = {dialogi }, shorthand = {Sen. dial.}, shortauthor = {Seneca minor}, keywords = {ancient}, options = {antik}}</text:p>
          </table:table-cell>
          <table:table-cell table:formula="of:=&quot;\item[&quot;&amp;[.E494] &amp; &quot;] &quot; &amp;[.C494]&amp; &quot; &quot; &amp;[.D494] &amp; &quot;\newline \textbf{&quot; &amp; [.F494] &amp;&quot;}&quot;" office:value-type="string" office:string-value="\item[Sen. dial.] Seneca minor dialogi\newline \textbf{Sen_dial}">
            <text:p>\item[Sen. dial.] Seneca minor dialogi\newline \textbf{Sen_dial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epist.</text:p>
          </table:table-cell>
          <table:table-cell office:value-type="string">
            <text:p>Seneca minor</text:p>
          </table:table-cell>
          <table:table-cell office:value-type="string">
            <text:p>epistulae morales ad Lucilium</text:p>
          </table:table-cell>
          <table:table-cell office:value-type="string">
            <text:p>Sen. epist.</text:p>
          </table:table-cell>
          <table:table-cell office:value-type="string">
            <text:p>Sen_epist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5]&amp;&quot;,&quot;&amp;&quot;author ={&quot;&amp;[.G495]&amp;&quot;}, title ={&quot;&amp;[.D495]&amp;&quot;}, publisher = HUP, location = {Cambridge, MA and London}, year = {&quot;&amp; [.K495] &amp; &quot;}, volume = {&quot; &amp; [.M495] &amp;&quot;}, series = LCL-lang, shortseries = LCL-kurz, origtitle = {&quot; &amp; [.D495] &amp; &quot;}, origlanguage = {&quot; &amp; [.J495] &amp; &quot;}, translator = {&quot; &amp; [.N495] &amp; &quot;}, editor = {&quot; &amp; [.O495] &amp; &quot;}, shorthand = {&quot; &amp; [.E495]&amp; &quot;}, shortauthor = {&quot; &amp; [.C495]&amp; &quot;}, keywords = {ancient}, options = {antik},&quot;&amp;&quot;}&quot;" office:value-type="string" office:string-value="@Book{Sen_epist,author ={Annaeus Seneca, Lucius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">
            <text:p>@Book{Sen_epist,author ={Annaeus Seneca, Lucius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</text:p>
          </table:table-cell>
          <table:table-cell table:formula="of:=&quot;@Book{&quot; &amp;[.F495] &amp; &quot;,author ={&quot; &amp; [.G495] &amp;&quot;},  origtitle = {&quot; &amp; [.D495] &amp;&quot; }, shorthand = {&quot; &amp; [.E495]&amp;&quot;}, shortauthor = {&quot;&amp; [.C495]&amp; &quot;}, keywords = {ancient}, options = {antik}}&quot;" office:value-type="string" office:string-value="@Book{Sen_epist,author ={Annaeus Seneca, Lucius},  origtitle = {epistulae morales ad Lucilium }, shorthand = {Sen. epist.}, shortauthor = {Seneca minor}, keywords = {ancient}, options = {antik}}">
            <text:p>@Book{Sen_epist,author ={Annaeus Seneca, Lucius}, <text:s/>origtitle = {epistulae morales ad Lucilium }, shorthand = {Sen. epist.}, shortauthor = {Seneca minor}, keywords = {ancient}, options = {antik}}</text:p>
          </table:table-cell>
          <table:table-cell table:formula="of:=&quot;\item[&quot;&amp;[.E495] &amp; &quot;] &quot; &amp;[.C495]&amp; &quot; &quot; &amp;[.D495] &amp; &quot;\newline \textbf{&quot; &amp; [.F495] &amp;&quot;}&quot;" office:value-type="string" office:string-value="\item[Sen. epist.] Seneca minor epistulae morales ad Lucilium\newline \textbf{Sen_epist}">
            <text:p>\item[Sen. epist.] Seneca minor epistulae morales ad Lucilium\newline \textbf{Sen_epis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Herc. f.</text:p>
          </table:table-cell>
          <table:table-cell office:value-type="string">
            <text:p>Seneca minor</text:p>
          </table:table-cell>
          <table:table-cell office:value-type="string">
            <text:p>Hercules furens</text:p>
          </table:table-cell>
          <table:table-cell office:value-type="string">
            <text:p>Sen. Herc. f.</text:p>
          </table:table-cell>
          <table:table-cell office:value-type="string">
            <text:p>Sen_Herc_f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6]&amp;&quot;,&quot;&amp;&quot;author ={&quot;&amp;[.G496]&amp;&quot;}, title ={&quot;&amp;[.D496]&amp;&quot;}, publisher = HUP, location = {Cambridge, MA and London}, year = {&quot;&amp; [.K496] &amp; &quot;}, volume = {&quot; &amp; [.M496] &amp;&quot;}, series = LCL-lang, shortseries = LCL-kurz, origtitle = {&quot; &amp; [.D496] &amp; &quot;}, origlanguage = {&quot; &amp; [.J496] &amp; &quot;}, translator = {&quot; &amp; [.N496] &amp; &quot;}, editor = {&quot; &amp; [.O496] &amp; &quot;}, shorthand = {&quot; &amp; [.E496]&amp; &quot;}, shortauthor = {&quot; &amp; [.C496]&amp; &quot;}, keywords = {ancient}, options = {antik},&quot;&amp;&quot;}&quot;" office:value-type="string" office:string-value="@Book{Sen_Herc_f,author ={Annaeus Seneca, Lucius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">
            <text:p>@Book{Sen_Herc_f,author ={Annaeus Seneca, Lucius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</text:p>
          </table:table-cell>
          <table:table-cell table:formula="of:=&quot;@Book{&quot; &amp;[.F496] &amp; &quot;,author ={&quot; &amp; [.G496] &amp;&quot;},  origtitle = {&quot; &amp; [.D496] &amp;&quot; }, shorthand = {&quot; &amp; [.E496]&amp;&quot;}, shortauthor = {&quot;&amp; [.C496]&amp; &quot;}, keywords = {ancient}, options = {antik}}&quot;" office:value-type="string" office:string-value="@Book{Sen_Herc_f,author ={Annaeus Seneca, Lucius},  origtitle = {Hercules furens }, shorthand = {Sen. Herc. f.}, shortauthor = {Seneca minor}, keywords = {ancient}, options = {antik}}">
            <text:p>@Book{Sen_Herc_f,author ={Annaeus Seneca, Lucius}, <text:s/>origtitle = {Hercules furens }, shorthand = {Sen. Herc. f.}, shortauthor = {Seneca minor}, keywords = {ancient}, options = {antik}}</text:p>
          </table:table-cell>
          <table:table-cell table:formula="of:=&quot;\item[&quot;&amp;[.E496] &amp; &quot;] &quot; &amp;[.C496]&amp; &quot; &quot; &amp;[.D496] &amp; &quot;\newline \textbf{&quot; &amp; [.F496] &amp;&quot;}&quot;" office:value-type="string" office:string-value="\item[Sen. Herc. f.] Seneca minor Hercules furens\newline \textbf{Sen_Herc_f}">
            <text:p>\item[Sen. Herc. f.] Seneca minor Hercules furens\newline \textbf{Sen_Herc_f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Med.</text:p>
          </table:table-cell>
          <table:table-cell office:value-type="string">
            <text:p>Seneca minor</text:p>
          </table:table-cell>
          <table:table-cell office:value-type="string">
            <text:p>Medea</text:p>
          </table:table-cell>
          <table:table-cell office:value-type="string">
            <text:p>Sen. Med.</text:p>
          </table:table-cell>
          <table:table-cell office:value-type="string">
            <text:p>Sen_Med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7]&amp;&quot;,&quot;&amp;&quot;author ={&quot;&amp;[.G497]&amp;&quot;}, title ={&quot;&amp;[.D497]&amp;&quot;}, publisher = HUP, location = {Cambridge, MA and London}, year = {&quot;&amp; [.K497] &amp; &quot;}, volume = {&quot; &amp; [.M497] &amp;&quot;}, series = LCL-lang, shortseries = LCL-kurz, origtitle = {&quot; &amp; [.D497] &amp; &quot;}, origlanguage = {&quot; &amp; [.J497] &amp; &quot;}, translator = {&quot; &amp; [.N497] &amp; &quot;}, editor = {&quot; &amp; [.O497] &amp; &quot;}, shorthand = {&quot; &amp; [.E497]&amp; &quot;}, shortauthor = {&quot; &amp; [.C497]&amp; &quot;}, keywords = {ancient}, options = {antik},&quot;&amp;&quot;}&quot;" office:value-type="string" office:string-value="@Book{Sen_Med,author ={Annaeus Seneca, Lucius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">
            <text:p>@Book{Sen_Med,author ={Annaeus Seneca, Lucius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</text:p>
          </table:table-cell>
          <table:table-cell table:formula="of:=&quot;@Book{&quot; &amp;[.F497] &amp; &quot;,author ={&quot; &amp; [.G497] &amp;&quot;},  origtitle = {&quot; &amp; [.D497] &amp;&quot; }, shorthand = {&quot; &amp; [.E497]&amp;&quot;}, shortauthor = {&quot;&amp; [.C497]&amp; &quot;}, keywords = {ancient}, options = {antik}}&quot;" office:value-type="string" office:string-value="@Book{Sen_Med,author ={Annaeus Seneca, Lucius},  origtitle = {Medea }, shorthand = {Sen. Med.}, shortauthor = {Seneca minor}, keywords = {ancient}, options = {antik}}">
            <text:p>@Book{Sen_Med,author ={Annaeus Seneca, Lucius}, <text:s/>origtitle = {Medea }, shorthand = {Sen. Med.}, shortauthor = {Seneca minor}, keywords = {ancient}, options = {antik}}</text:p>
          </table:table-cell>
          <table:table-cell table:formula="of:=&quot;\item[&quot;&amp;[.E497] &amp; &quot;] &quot; &amp;[.C497]&amp; &quot; &quot; &amp;[.D497] &amp; &quot;\newline \textbf{&quot; &amp; [.F497] &amp;&quot;}&quot;" office:value-type="string" office:string-value="\item[Sen. Med.] Seneca minor Medea\newline \textbf{Sen_Med}">
            <text:p>\item[Sen. Med.] Seneca minor Medea\newline \textbf{Sen_Med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nat.</text:p>
          </table:table-cell>
          <table:table-cell office:value-type="string">
            <text:p>Seneca minor</text:p>
          </table:table-cell>
          <table:table-cell office:value-type="string">
            <text:p>naturales quaestiones</text:p>
          </table:table-cell>
          <table:table-cell office:value-type="string">
            <text:p>Sen. nat.</text:p>
          </table:table-cell>
          <table:table-cell office:value-type="string">
            <text:p>Sen_nat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8]&amp;&quot;,&quot;&amp;&quot;author ={&quot;&amp;[.G498]&amp;&quot;}, title ={&quot;&amp;[.D498]&amp;&quot;}, publisher = HUP, location = {Cambridge, MA and London}, year = {&quot;&amp; [.K498] &amp; &quot;}, volume = {&quot; &amp; [.M498] &amp;&quot;}, series = LCL-lang, shortseries = LCL-kurz, origtitle = {&quot; &amp; [.D498] &amp; &quot;}, origlanguage = {&quot; &amp; [.J498] &amp; &quot;}, translator = {&quot; &amp; [.N498] &amp; &quot;}, editor = {&quot; &amp; [.O498] &amp; &quot;}, shorthand = {&quot; &amp; [.E498]&amp; &quot;}, shortauthor = {&quot; &amp; [.C498]&amp; &quot;}, keywords = {ancient}, options = {antik},&quot;&amp;&quot;}&quot;" office:value-type="string" office:string-value="@Book{Sen_nat,author ={Annaeus Seneca, Lucius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">
            <text:p>@Book{Sen_nat,author ={Annaeus Seneca, Lucius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</text:p>
          </table:table-cell>
          <table:table-cell table:formula="of:=&quot;@Book{&quot; &amp;[.F498] &amp; &quot;,author ={&quot; &amp; [.G498] &amp;&quot;},  origtitle = {&quot; &amp; [.D498] &amp;&quot; }, shorthand = {&quot; &amp; [.E498]&amp;&quot;}, shortauthor = {&quot;&amp; [.C498]&amp; &quot;}, keywords = {ancient}, options = {antik}}&quot;" office:value-type="string" office:string-value="@Book{Sen_nat,author ={Annaeus Seneca, Lucius},  origtitle = {naturales quaestiones }, shorthand = {Sen. nat.}, shortauthor = {Seneca minor}, keywords = {ancient}, options = {antik}}">
            <text:p>@Book{Sen_nat,author ={Annaeus Seneca, Lucius}, <text:s/>origtitle = {naturales quaestiones }, shorthand = {Sen. nat.}, shortauthor = {Seneca minor}, keywords = {ancient}, options = {antik}}</text:p>
          </table:table-cell>
          <table:table-cell table:formula="of:=&quot;\item[&quot;&amp;[.E498] &amp; &quot;] &quot; &amp;[.C498]&amp; &quot; &quot; &amp;[.D498] &amp; &quot;\newline \textbf{&quot; &amp; [.F498] &amp;&quot;}&quot;" office:value-type="string" office:string-value="\item[Sen. nat.] Seneca minor naturales quaestiones\newline \textbf{Sen_nat}">
            <text:p>\item[Sen. nat.] Seneca minor naturales quaestiones\newline \textbf{Sen_na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Oed.</text:p>
          </table:table-cell>
          <table:table-cell office:value-type="string">
            <text:p>Seneca minor</text:p>
          </table:table-cell>
          <table:table-cell office:value-type="string">
            <text:p>Oedipus</text:p>
          </table:table-cell>
          <table:table-cell office:value-type="string">
            <text:p>Sen. Oed.</text:p>
          </table:table-cell>
          <table:table-cell office:value-type="string">
            <text:p>Sen_Oed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9]&amp;&quot;,&quot;&amp;&quot;author ={&quot;&amp;[.G499]&amp;&quot;}, title ={&quot;&amp;[.D499]&amp;&quot;}, publisher = HUP, location = {Cambridge, MA and London}, year = {&quot;&amp; [.K499] &amp; &quot;}, volume = {&quot; &amp; [.M499] &amp;&quot;}, series = LCL-lang, shortseries = LCL-kurz, origtitle = {&quot; &amp; [.D499] &amp; &quot;}, origlanguage = {&quot; &amp; [.J499] &amp; &quot;}, translator = {&quot; &amp; [.N499] &amp; &quot;}, editor = {&quot; &amp; [.O499] &amp; &quot;}, shorthand = {&quot; &amp; [.E499]&amp; &quot;}, shortauthor = {&quot; &amp; [.C499]&amp; &quot;}, keywords = {ancient}, options = {antik},&quot;&amp;&quot;}&quot;" office:value-type="string" office:string-value="@Book{Sen_Oed,author ={Annaeus Seneca, Lucius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">
            <text:p>@Book{Sen_Oed,author ={Annaeus Seneca, Lucius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</text:p>
          </table:table-cell>
          <table:table-cell table:formula="of:=&quot;@Book{&quot; &amp;[.F499] &amp; &quot;,author ={&quot; &amp; [.G499] &amp;&quot;},  origtitle = {&quot; &amp; [.D499] &amp;&quot; }, shorthand = {&quot; &amp; [.E499]&amp;&quot;}, shortauthor = {&quot;&amp; [.C499]&amp; &quot;}, keywords = {ancient}, options = {antik}}&quot;" office:value-type="string" office:string-value="@Book{Sen_Oed,author ={Annaeus Seneca, Lucius},  origtitle = {Oedipus }, shorthand = {Sen. Oed.}, shortauthor = {Seneca minor}, keywords = {ancient}, options = {antik}}">
            <text:p>@Book{Sen_Oed,author ={Annaeus Seneca, Lucius}, <text:s/>origtitle = {Oedipus }, shorthand = {Sen. Oed.}, shortauthor = {Seneca minor}, keywords = {ancient}, options = {antik}}</text:p>
          </table:table-cell>
          <table:table-cell table:formula="of:=&quot;\item[&quot;&amp;[.E499] &amp; &quot;] &quot; &amp;[.C499]&amp; &quot; &quot; &amp;[.D499] &amp; &quot;\newline \textbf{&quot; &amp; [.F499] &amp;&quot;}&quot;" office:value-type="string" office:string-value="\item[Sen. Oed.] Seneca minor Oedipus\newline \textbf{Sen_Oed}">
            <text:p>\item[Sen. Oed.] Seneca minor Oedipus\newline \textbf{Sen_Oed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aedr.</text:p>
          </table:table-cell>
          <table:table-cell office:value-type="string">
            <text:p>Seneca minor</text:p>
          </table:table-cell>
          <table:table-cell office:value-type="string">
            <text:p>Phaedra</text:p>
          </table:table-cell>
          <table:table-cell office:value-type="string">
            <text:p>Sen. Phaedr.</text:p>
          </table:table-cell>
          <table:table-cell office:value-type="string">
            <text:p>Sen_Phaedr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0]&amp;&quot;,&quot;&amp;&quot;author ={&quot;&amp;[.G500]&amp;&quot;}, title ={&quot;&amp;[.D500]&amp;&quot;}, publisher = HUP, location = {Cambridge, MA and London}, year = {&quot;&amp; [.K500] &amp; &quot;}, volume = {&quot; &amp; [.M500] &amp;&quot;}, series = LCL-lang, shortseries = LCL-kurz, origtitle = {&quot; &amp; [.D500] &amp; &quot;}, origlanguage = {&quot; &amp; [.J500] &amp; &quot;}, translator = {&quot; &amp; [.N500] &amp; &quot;}, editor = {&quot; &amp; [.O500] &amp; &quot;}, shorthand = {&quot; &amp; [.E500]&amp; &quot;}, shortauthor = {&quot; &amp; [.C500]&amp; &quot;}, keywords = {ancient}, options = {antik},&quot;&amp;&quot;}&quot;" office:value-type="string" office:string-value="@Book{Sen_Phaedr,author ={Annaeus Seneca, Lucius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">
            <text:p>@Book{Sen_Phaedr,author ={Annaeus Seneca, Lucius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</text:p>
          </table:table-cell>
          <table:table-cell table:formula="of:=&quot;@Book{&quot; &amp;[.F500] &amp; &quot;,author ={&quot; &amp; [.G500] &amp;&quot;},  origtitle = {&quot; &amp; [.D500] &amp;&quot; }, shorthand = {&quot; &amp; [.E500]&amp;&quot;}, shortauthor = {&quot;&amp; [.C500]&amp; &quot;}, keywords = {ancient}, options = {antik}}&quot;" office:value-type="string" office:string-value="@Book{Sen_Phaedr,author ={Annaeus Seneca, Lucius},  origtitle = {Phaedra }, shorthand = {Sen. Phaedr.}, shortauthor = {Seneca minor}, keywords = {ancient}, options = {antik}}">
            <text:p>@Book{Sen_Phaedr,author ={Annaeus Seneca, Lucius}, <text:s/>origtitle = {Phaedra }, shorthand = {Sen. Phaedr.}, shortauthor = {Seneca minor}, keywords = {ancient}, options = {antik}}</text:p>
          </table:table-cell>
          <table:table-cell table:formula="of:=&quot;\item[&quot;&amp;[.E500] &amp; &quot;] &quot; &amp;[.C500]&amp; &quot; &quot; &amp;[.D500] &amp; &quot;\newline \textbf{&quot; &amp; [.F500] &amp;&quot;}&quot;" office:value-type="string" office:string-value="\item[Sen. Phaedr.] Seneca minor Phaedra\newline \textbf{Sen_Phaedr}">
            <text:p>\item[Sen. Phaedr.] Seneca minor Phaedra\newline \textbf{Sen_Phaedr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oen.</text:p>
          </table:table-cell>
          <table:table-cell office:value-type="string">
            <text:p>Seneca minor</text:p>
          </table:table-cell>
          <table:table-cell office:value-type="string">
            <text:p>Phoenissae</text:p>
          </table:table-cell>
          <table:table-cell office:value-type="string">
            <text:p>Sen. Phoen.</text:p>
          </table:table-cell>
          <table:table-cell office:value-type="string">
            <text:p>Sen_Phoen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1]&amp;&quot;,&quot;&amp;&quot;author ={&quot;&amp;[.G501]&amp;&quot;}, title ={&quot;&amp;[.D501]&amp;&quot;}, publisher = HUP, location = {Cambridge, MA and London}, year = {&quot;&amp; [.K501] &amp; &quot;}, volume = {&quot; &amp; [.M501] &amp;&quot;}, series = LCL-lang, shortseries = LCL-kurz, origtitle = {&quot; &amp; [.D501] &amp; &quot;}, origlanguage = {&quot; &amp; [.J501] &amp; &quot;}, translator = {&quot; &amp; [.N501] &amp; &quot;}, editor = {&quot; &amp; [.O501] &amp; &quot;}, shorthand = {&quot; &amp; [.E501]&amp; &quot;}, shortauthor = {&quot; &amp; [.C501]&amp; &quot;}, keywords = {ancient}, options = {antik},&quot;&amp;&quot;}&quot;" office:value-type="string" office:string-value="@Book{Sen_Phoen,author ={Annaeus Seneca, Lucius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">
            <text:p>@Book{Sen_Phoen,author ={Annaeus Seneca, Lucius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</text:p>
          </table:table-cell>
          <table:table-cell table:formula="of:=&quot;@Book{&quot; &amp;[.F501] &amp; &quot;,author ={&quot; &amp; [.G501] &amp;&quot;},  origtitle = {&quot; &amp; [.D501] &amp;&quot; }, shorthand = {&quot; &amp; [.E501]&amp;&quot;}, shortauthor = {&quot;&amp; [.C501]&amp; &quot;}, keywords = {ancient}, options = {antik}}&quot;" office:value-type="string" office:string-value="@Book{Sen_Phoen,author ={Annaeus Seneca, Lucius},  origtitle = {Phoenissae }, shorthand = {Sen. Phoen.}, shortauthor = {Seneca minor}, keywords = {ancient}, options = {antik}}">
            <text:p>@Book{Sen_Phoen,author ={Annaeus Seneca, Lucius}, <text:s/>origtitle = {Phoenissae }, shorthand = {Sen. Phoen.}, shortauthor = {Seneca minor}, keywords = {ancient}, options = {antik}}</text:p>
          </table:table-cell>
          <table:table-cell table:formula="of:=&quot;\item[&quot;&amp;[.E501] &amp; &quot;] &quot; &amp;[.C501]&amp; &quot; &quot; &amp;[.D501] &amp; &quot;\newline \textbf{&quot; &amp; [.F501] &amp;&quot;}&quot;" office:value-type="string" office:string-value="\item[Sen. Phoen.] Seneca minor Phoenissae\newline \textbf{Sen_Phoen}">
            <text:p>\item[Sen. Phoen.] Seneca minor Phoenissae\newline \textbf{Sen_Phoen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suas.</text:p>
          </table:table-cell>
          <table:table-cell office:value-type="string">
            <text:p>Seneca maior</text:p>
          </table:table-cell>
          <table:table-cell office:value-type="string">
            <text:p>suasoriae</text:p>
          </table:table-cell>
          <table:table-cell office:value-type="string">
            <text:p>Sen. suas.</text:p>
          </table:table-cell>
          <table:table-cell office:value-type="string">
            <text:p>Sen_suas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2]&amp;&quot;,&quot;&amp;&quot;author ={&quot;&amp;[.G502]&amp;&quot;}, title ={&quot;&amp;[.D502]&amp;&quot;}, publisher = HUP, location = {Cambridge, MA and London}, year = {&quot;&amp; [.K502] &amp; &quot;}, volume = {&quot; &amp; [.M502] &amp;&quot;}, series = LCL-lang, shortseries = LCL-kurz, origtitle = {&quot; &amp; [.D502] &amp; &quot;}, origlanguage = {&quot; &amp; [.J502] &amp; &quot;}, translator = {&quot; &amp; [.N502] &amp; &quot;}, editor = {&quot; &amp; [.O502] &amp; &quot;}, shorthand = {&quot; &amp; [.E502]&amp; &quot;}, shortauthor = {&quot; &amp; [.C502]&amp; &quot;}, keywords = {ancient}, options = {antik},&quot;&amp;&quot;}&quot;" office:value-type="string" office:string-value="@Book{Sen_suas,author ={Annaeus Seneca, Lucius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">
            <text:p>@Book{Sen_suas,author ={Annaeus Seneca, Lucius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</text:p>
          </table:table-cell>
          <table:table-cell table:formula="of:=&quot;@Book{&quot; &amp;[.F502] &amp; &quot;,author ={&quot; &amp; [.G502] &amp;&quot;},  origtitle = {&quot; &amp; [.D502] &amp;&quot; }, shorthand = {&quot; &amp; [.E502]&amp;&quot;}, shortauthor = {&quot;&amp; [.C502]&amp; &quot;}, keywords = {ancient}, options = {antik}}&quot;" office:value-type="string" office:string-value="@Book{Sen_suas,author ={Annaeus Seneca, Lucius},  origtitle = {suasoriae }, shorthand = {Sen. suas.}, shortauthor = {Seneca maior}, keywords = {ancient}, options = {antik}}">
            <text:p>@Book{Sen_suas,author ={Annaeus Seneca, Lucius}, <text:s/>origtitle = {suasoriae }, shorthand = {Sen. suas.}, shortauthor = {Seneca maior}, keywords = {ancient}, options = {antik}}</text:p>
          </table:table-cell>
          <table:table-cell table:formula="of:=&quot;\item[&quot;&amp;[.E502] &amp; &quot;] &quot; &amp;[.C502]&amp; &quot; &quot; &amp;[.D502] &amp; &quot;\newline \textbf{&quot; &amp; [.F502] &amp;&quot;}&quot;" office:value-type="string" office:string-value="\item[Sen. suas.] Seneca maior suasoriae\newline \textbf{Sen_suas}">
            <text:p>\item[Sen. suas.] Seneca maior suasoriae\newline \textbf{Sen_suas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hy.</text:p>
          </table:table-cell>
          <table:table-cell office:value-type="string">
            <text:p>Seneca minor</text:p>
          </table:table-cell>
          <table:table-cell office:value-type="string">
            <text:p>Thyestes</text:p>
          </table:table-cell>
          <table:table-cell office:value-type="string">
            <text:p>Sen. Thy.</text:p>
          </table:table-cell>
          <table:table-cell office:value-type="string">
            <text:p>Sen_Thy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3]&amp;&quot;,&quot;&amp;&quot;author ={&quot;&amp;[.G503]&amp;&quot;}, title ={&quot;&amp;[.D503]&amp;&quot;}, publisher = HUP, location = {Cambridge, MA and London}, year = {&quot;&amp; [.K503] &amp; &quot;}, volume = {&quot; &amp; [.M503] &amp;&quot;}, series = LCL-lang, shortseries = LCL-kurz, origtitle = {&quot; &amp; [.D503] &amp; &quot;}, origlanguage = {&quot; &amp; [.J503] &amp; &quot;}, translator = {&quot; &amp; [.N503] &amp; &quot;}, editor = {&quot; &amp; [.O503] &amp; &quot;}, shorthand = {&quot; &amp; [.E503]&amp; &quot;}, shortauthor = {&quot; &amp; [.C503]&amp; &quot;}, keywords = {ancient}, options = {antik},&quot;&amp;&quot;}&quot;" office:value-type="string" office:string-value="@Book{Sen_Thy,author ={Annaeus Seneca, Lucius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">
            <text:p>@Book{Sen_Thy,author ={Annaeus Seneca, Lucius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</text:p>
          </table:table-cell>
          <table:table-cell table:formula="of:=&quot;@Book{&quot; &amp;[.F503] &amp; &quot;,author ={&quot; &amp; [.G503] &amp;&quot;},  origtitle = {&quot; &amp; [.D503] &amp;&quot; }, shorthand = {&quot; &amp; [.E503]&amp;&quot;}, shortauthor = {&quot;&amp; [.C503]&amp; &quot;}, keywords = {ancient}, options = {antik}}&quot;" office:value-type="string" office:string-value="@Book{Sen_Thy,author ={Annaeus Seneca, Lucius},  origtitle = {Thyestes }, shorthand = {Sen. Thy.}, shortauthor = {Seneca minor}, keywords = {ancient}, options = {antik}}">
            <text:p>@Book{Sen_Thy,author ={Annaeus Seneca, Lucius}, <text:s/>origtitle = {Thyestes }, shorthand = {Sen. Thy.}, shortauthor = {Seneca minor}, keywords = {ancient}, options = {antik}}</text:p>
          </table:table-cell>
          <table:table-cell table:formula="of:=&quot;\item[&quot;&amp;[.E503] &amp; &quot;] &quot; &amp;[.C503]&amp; &quot; &quot; &amp;[.D503] &amp; &quot;\newline \textbf{&quot; &amp; [.F503] &amp;&quot;}&quot;" office:value-type="string" office:string-value="\item[Sen. Thy.] Seneca minor Thyestes\newline \textbf{Sen_Thy}">
            <text:p>\item[Sen. Thy.] Seneca minor Thyestes\newline \textbf{Sen_Thy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ro.</text:p>
          </table:table-cell>
          <table:table-cell office:value-type="string">
            <text:p>Seneca minor</text:p>
          </table:table-cell>
          <table:table-cell office:value-type="string">
            <text:p>Troades</text:p>
          </table:table-cell>
          <table:table-cell office:value-type="string">
            <text:p>Sen. Tro.</text:p>
          </table:table-cell>
          <table:table-cell office:value-type="string">
            <text:p>Sen_Tro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4]&amp;&quot;,&quot;&amp;&quot;author ={&quot;&amp;[.G504]&amp;&quot;}, title ={&quot;&amp;[.D504]&amp;&quot;}, publisher = HUP, location = {Cambridge, MA and London}, year = {&quot;&amp; [.K504] &amp; &quot;}, volume = {&quot; &amp; [.M504] &amp;&quot;}, series = LCL-lang, shortseries = LCL-kurz, origtitle = {&quot; &amp; [.D504] &amp; &quot;}, origlanguage = {&quot; &amp; [.J504] &amp; &quot;}, translator = {&quot; &amp; [.N504] &amp; &quot;}, editor = {&quot; &amp; [.O504] &amp; &quot;}, shorthand = {&quot; &amp; [.E504]&amp; &quot;}, shortauthor = {&quot; &amp; [.C504]&amp; &quot;}, keywords = {ancient}, options = {antik},&quot;&amp;&quot;}&quot;" office:value-type="string" office:string-value="@Book{Sen_Tro,author ={Annaeus Seneca, Lucius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">
            <text:p>@Book{Sen_Tro,author ={Annaeus Seneca, Lucius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</text:p>
          </table:table-cell>
          <table:table-cell table:formula="of:=&quot;@Book{&quot; &amp;[.F504] &amp; &quot;,author ={&quot; &amp; [.G504] &amp;&quot;},  origtitle = {&quot; &amp; [.D504] &amp;&quot; }, shorthand = {&quot; &amp; [.E504]&amp;&quot;}, shortauthor = {&quot;&amp; [.C504]&amp; &quot;}, keywords = {ancient}, options = {antik}}&quot;" office:value-type="string" office:string-value="@Book{Sen_Tro,author ={Annaeus Seneca, Lucius},  origtitle = {Troades }, shorthand = {Sen. Tro.}, shortauthor = {Seneca minor}, keywords = {ancient}, options = {antik}}">
            <text:p>@Book{Sen_Tro,author ={Annaeus Seneca, Lucius}, <text:s/>origtitle = {Troades }, shorthand = {Sen. Tro.}, shortauthor = {Seneca minor}, keywords = {ancient}, options = {antik}}</text:p>
          </table:table-cell>
          <table:table-cell table:formula="of:=&quot;\item[&quot;&amp;[.E504] &amp; &quot;] &quot; &amp;[.C504]&amp; &quot; &quot; &amp;[.D504] &amp; &quot;\newline \textbf{&quot; &amp; [.F504] &amp;&quot;}&quot;" office:value-type="string" office:string-value="\item[Sen. Tro.] Seneca minor Troades\newline \textbf{Sen_Tro}">
            <text:p>\item[Sen. Tro.] Seneca minor Troades\newline \textbf{Sen_Tro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Aen.</text:p>
          </table:table-cell>
          <table:table-cell office:value-type="string">
            <text:p>Servius</text:p>
          </table:table-cell>
          <table:table-cell office:value-type="string">
            <text:p>commentarius in Vergilii Aeneida</text:p>
          </table:table-cell>
          <table:table-cell office:value-type="string">
            <text:p>Serv. Aen.</text:p>
          </table:table-cell>
          <table:table-cell office:value-type="string">
            <text:p>Serv_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5]&amp;&quot;,&quot;&amp;&quot;author ={&quot;&amp;[.G505]&amp;&quot;}, title ={&quot;&amp;[.D505]&amp;&quot;}, publisher = HUP, location = {Cambridge, MA and London}, year = {&quot;&amp; [.K505] &amp; &quot;}, volume = {&quot; &amp; [.M505] &amp;&quot;}, series = LCL-lang, shortseries = LCL-kurz, origtitle = {&quot; &amp; [.D505] &amp; &quot;}, origlanguage = {&quot; &amp; [.J505] &amp; &quot;}, translator = {&quot; &amp; [.N505] &amp; &quot;}, editor = {&quot; &amp; [.O505] &amp; &quot;}, shorthand = {&quot; &amp; [.E505]&amp; &quot;}, shortauthor = {&quot; &amp; [.C505]&amp; &quot;}, keywords = {ancient}, options = {antik},&quot;&amp;&quot;}&quot;" office:value-type="string" office:string-value="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">
            <text:p>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</text:p>
          </table:table-cell>
          <table:table-cell table:formula="of:=&quot;@Book{&quot; &amp;[.F505] &amp; &quot;,author ={&quot; &amp; [.G505] &amp;&quot;},  origtitle = {&quot; &amp; [.D505] &amp;&quot; }, shorthand = {&quot; &amp; [.E505]&amp;&quot;}, shortauthor = {&quot;&amp; [.C505]&amp; &quot;}, keywords = {ancient}, options = {antik}}&quot;" office:value-type="string" office:string-value="@Book{Serv_Aen,author ={},  origtitle = {commentarius in Vergilii Aeneida }, shorthand = {Serv. Aen.}, shortauthor = {Servius}, keywords = {ancient}, options = {antik}}">
            <text:p>@Book{Serv_Aen,author ={}, <text:s/>origtitle = {commentarius in Vergilii Aeneida }, shorthand = {Serv. Aen.}, shortauthor = {Servius}, keywords = {ancient}, options = {antik}}</text:p>
          </table:table-cell>
          <table:table-cell table:formula="of:=&quot;\item[&quot;&amp;[.E505] &amp; &quot;] &quot; &amp;[.C505]&amp; &quot; &quot; &amp;[.D505] &amp; &quot;\newline \textbf{&quot; &amp; [.F505] &amp;&quot;}&quot;" office:value-type="string" office:string-value="\item[Serv. Aen.] Servius commentarius in Vergilii Aeneida\newline \textbf{Serv_Aen}">
            <text:p>\item[Serv. Aen.] Servius commentarius in Vergilii Aeneida\newline \textbf{Serv_Aen}</text:p>
          </table:table-cell>
        </table:table-row>
        <table:table-row table:style-name="ro1">
          <table:table-cell office:value-type="string">
            <text:p>Serv. auct.</text:p>
          </table:table-cell>
          <table:table-cell/>
          <table:table-cell office:value-type="string">
            <text:p>Servius auctus Danielis</text:p>
          </table:table-cell>
          <table:table-cell/>
          <table:table-cell office:value-type="string">
            <text:p>Serv. auct.</text:p>
          </table:table-cell>
          <table:table-cell office:value-type="string">
            <text:p>Serv_auc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6]&amp;&quot;,&quot;&amp;&quot;author ={&quot;&amp;[.G506]&amp;&quot;}, title ={&quot;&amp;[.D506]&amp;&quot;}, publisher = HUP, location = {Cambridge, MA and London}, year = {&quot;&amp; [.K506] &amp; &quot;}, volume = {&quot; &amp; [.M506] &amp;&quot;}, series = LCL-lang, shortseries = LCL-kurz, origtitle = {&quot; &amp; [.D506] &amp; &quot;}, origlanguage = {&quot; &amp; [.J506] &amp; &quot;}, translator = {&quot; &amp; [.N506] &amp; &quot;}, editor = {&quot; &amp; [.O506] &amp; &quot;}, shorthand = {&quot; &amp; [.E506]&amp; &quot;}, shortauthor = {&quot; &amp; [.C506]&amp; &quot;}, keywords = {ancient}, options = {antik},&quot;&amp;&quot;}&quot;" office:value-type="string" office:string-value="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">
            <text:p>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</text:p>
          </table:table-cell>
          <table:table-cell table:formula="of:=&quot;@Book{&quot; &amp;[.F506] &amp; &quot;,author ={&quot; &amp; [.G506] &amp;&quot;},  origtitle = {&quot; &amp; [.D506] &amp;&quot; }, shorthand = {&quot; &amp; [.E506]&amp;&quot;}, shortauthor = {&quot;&amp; [.C506]&amp; &quot;}, keywords = {ancient}, options = {antik}}&quot;" office:value-type="string" office:string-value="@Book{Serv_auct,author ={},  origtitle = { }, shorthand = {Serv. auct.}, shortauthor = {Servius auctus Danielis}, keywords = {ancient}, options = {antik}}">
            <text:p>@Book{Serv_auct,author ={}, <text:s/>origtitle = { }, shorthand = {Serv. auct.}, shortauthor = {Servius auctus Danielis}, keywords = {ancient}, options = {antik}}</text:p>
          </table:table-cell>
          <table:table-cell table:formula="of:=&quot;\item[&quot;&amp;[.E506] &amp; &quot;] &quot; &amp;[.C506]&amp; &quot; &quot; &amp;[.D506] &amp; &quot;\newline \textbf{&quot; &amp; [.F506] &amp;&quot;}&quot;" office:value-type="string" office:string-value="\item[Serv. auct.] Servius auctus Danielis \newline \textbf{Serv_auct}">
            <text:p>\item[Serv. auct.] Servius auctus Danielis \newline \textbf{Serv_auct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ecl.</text:p>
          </table:table-cell>
          <table:table-cell office:value-type="string">
            <text:p>Servius</text:p>
          </table:table-cell>
          <table:table-cell office:value-type="string">
            <text:p>commentarius in Vergilii eclogas</text:p>
          </table:table-cell>
          <table:table-cell office:value-type="string">
            <text:p>Serv. ecl.</text:p>
          </table:table-cell>
          <table:table-cell office:value-type="string">
            <text:p>Serv_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7]&amp;&quot;,&quot;&amp;&quot;author ={&quot;&amp;[.G507]&amp;&quot;}, title ={&quot;&amp;[.D507]&amp;&quot;}, publisher = HUP, location = {Cambridge, MA and London}, year = {&quot;&amp; [.K507] &amp; &quot;}, volume = {&quot; &amp; [.M507] &amp;&quot;}, series = LCL-lang, shortseries = LCL-kurz, origtitle = {&quot; &amp; [.D507] &amp; &quot;}, origlanguage = {&quot; &amp; [.J507] &amp; &quot;}, translator = {&quot; &amp; [.N507] &amp; &quot;}, editor = {&quot; &amp; [.O507] &amp; &quot;}, shorthand = {&quot; &amp; [.E507]&amp; &quot;}, shortauthor = {&quot; &amp; [.C507]&amp; &quot;}, keywords = {ancient}, options = {antik},&quot;&amp;&quot;}&quot;" office:value-type="string" office:string-value="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">
            <text:p>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</text:p>
          </table:table-cell>
          <table:table-cell table:formula="of:=&quot;@Book{&quot; &amp;[.F507] &amp; &quot;,author ={&quot; &amp; [.G507] &amp;&quot;},  origtitle = {&quot; &amp; [.D507] &amp;&quot; }, shorthand = {&quot; &amp; [.E507]&amp;&quot;}, shortauthor = {&quot;&amp; [.C507]&amp; &quot;}, keywords = {ancient}, options = {antik}}&quot;" office:value-type="string" office:string-value="@Book{Serv_ecl,author ={},  origtitle = {commentarius in Vergilii eclogas }, shorthand = {Serv. ecl.}, shortauthor = {Servius}, keywords = {ancient}, options = {antik}}">
            <text:p>@Book{Serv_ecl,author ={}, <text:s/>origtitle = {commentarius in Vergilii eclogas }, shorthand = {Serv. ecl.}, shortauthor = {Servius}, keywords = {ancient}, options = {antik}}</text:p>
          </table:table-cell>
          <table:table-cell table:formula="of:=&quot;\item[&quot;&amp;[.E507] &amp; &quot;] &quot; &amp;[.C507]&amp; &quot; &quot; &amp;[.D507] &amp; &quot;\newline \textbf{&quot; &amp; [.F507] &amp;&quot;}&quot;" office:value-type="string" office:string-value="\item[Serv. ecl.] Servius commentarius in Vergilii eclogas\newline \textbf{Serv_ecl}">
            <text:p>\item[Serv. ecl.] Servius commentarius in Vergilii eclogas\newline \textbf{Serv_ecl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georg.</text:p>
          </table:table-cell>
          <table:table-cell office:value-type="string">
            <text:p>Servius</text:p>
          </table:table-cell>
          <table:table-cell office:value-type="string">
            <text:p>commentarius in Vergilii georgica</text:p>
          </table:table-cell>
          <table:table-cell office:value-type="string">
            <text:p>Serv. georg.</text:p>
          </table:table-cell>
          <table:table-cell office:value-type="string">
            <text:p>Serv_ge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8]&amp;&quot;,&quot;&amp;&quot;author ={&quot;&amp;[.G508]&amp;&quot;}, title ={&quot;&amp;[.D508]&amp;&quot;}, publisher = HUP, location = {Cambridge, MA and London}, year = {&quot;&amp; [.K508] &amp; &quot;}, volume = {&quot; &amp; [.M508] &amp;&quot;}, series = LCL-lang, shortseries = LCL-kurz, origtitle = {&quot; &amp; [.D508] &amp; &quot;}, origlanguage = {&quot; &amp; [.J508] &amp; &quot;}, translator = {&quot; &amp; [.N508] &amp; &quot;}, editor = {&quot; &amp; [.O508] &amp; &quot;}, shorthand = {&quot; &amp; [.E508]&amp; &quot;}, shortauthor = {&quot; &amp; [.C508]&amp; &quot;}, keywords = {ancient}, options = {antik},&quot;&amp;&quot;}&quot;" office:value-type="string" office:string-value="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">
            <text:p>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</text:p>
          </table:table-cell>
          <table:table-cell table:formula="of:=&quot;@Book{&quot; &amp;[.F508] &amp; &quot;,author ={&quot; &amp; [.G508] &amp;&quot;},  origtitle = {&quot; &amp; [.D508] &amp;&quot; }, shorthand = {&quot; &amp; [.E508]&amp;&quot;}, shortauthor = {&quot;&amp; [.C508]&amp; &quot;}, keywords = {ancient}, options = {antik}}&quot;" office:value-type="string" office:string-value="@Book{Serv_georg,author ={},  origtitle = {commentarius in Vergilii georgica }, shorthand = {Serv. georg.}, shortauthor = {Servius}, keywords = {ancient}, options = {antik}}">
            <text:p>@Book{Serv_georg,author ={}, <text:s/>origtitle = {commentarius in Vergilii georgica }, shorthand = {Serv. georg.}, shortauthor = {Servius}, keywords = {ancient}, options = {antik}}</text:p>
          </table:table-cell>
          <table:table-cell table:formula="of:=&quot;\item[&quot;&amp;[.E508] &amp; &quot;] &quot; &amp;[.C508]&amp; &quot; &quot; &amp;[.D508] &amp; &quot;\newline \textbf{&quot; &amp; [.F508] &amp;&quot;}&quot;" office:value-type="string" office:string-value="\item[Serv. georg.] Servius commentarius in Vergilii georgica\newline \textbf{Serv_georg}">
            <text:p>\item[Serv. georg.] Servius commentarius in Vergilii georgica\newline \textbf{Serv_georg}</text:p>
          </table:table-cell>
        </table:table-row>
        <table:table-row table:style-name="ro1">
          <table:table-cell office:value-type="string">
            <text:p>Sil.</text:p>
          </table:table-cell>
          <table:table-cell/>
          <table:table-cell office:value-type="string">
            <text:p>Silius Italicus</text:p>
          </table:table-cell>
          <table:table-cell office:value-type="string">
            <text:p>Punica</text:p>
          </table:table-cell>
          <table:table-cell office:value-type="string">
            <text:p>Sil.</text:p>
          </table:table-cell>
          <table:table-cell office:value-type="string">
            <text:p>S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9]&amp;&quot;,&quot;&amp;&quot;author ={&quot;&amp;[.G509]&amp;&quot;}, title ={&quot;&amp;[.D509]&amp;&quot;}, publisher = HUP, location = {Cambridge, MA and London}, year = {&quot;&amp; [.K509] &amp; &quot;}, volume = {&quot; &amp; [.M509] &amp;&quot;}, series = LCL-lang, shortseries = LCL-kurz, origtitle = {&quot; &amp; [.D509] &amp; &quot;}, origlanguage = {&quot; &amp; [.J509] &amp; &quot;}, translator = {&quot; &amp; [.N509] &amp; &quot;}, editor = {&quot; &amp; [.O509] &amp; &quot;}, shorthand = {&quot; &amp; [.E509]&amp; &quot;}, shortauthor = {&quot; &amp; [.C509]&amp; &quot;}, keywords = {ancient}, options = {antik},&quot;&amp;&quot;}&quot;" office:value-type="string" office:string-value="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">
            <text:p>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</text:p>
          </table:table-cell>
          <table:table-cell table:formula="of:=&quot;@Book{&quot; &amp;[.F509] &amp; &quot;,author ={&quot; &amp; [.G509] &amp;&quot;},  origtitle = {&quot; &amp; [.D509] &amp;&quot; }, shorthand = {&quot; &amp; [.E509]&amp;&quot;}, shortauthor = {&quot;&amp; [.C509]&amp; &quot;}, keywords = {ancient}, options = {antik}}&quot;" office:value-type="string" office:string-value="@Book{Sil,author ={},  origtitle = {Punica }, shorthand = {Sil.}, shortauthor = {Silius Italicus}, keywords = {ancient}, options = {antik}}">
            <text:p>@Book{Sil,author ={}, <text:s/>origtitle = {Punica }, shorthand = {Sil.}, shortauthor = {Silius Italicus}, keywords = {ancient}, options = {antik}}</text:p>
          </table:table-cell>
          <table:table-cell table:formula="of:=&quot;\item[&quot;&amp;[.E509] &amp; &quot;] &quot; &amp;[.C509]&amp; &quot; &quot; &amp;[.D509] &amp; &quot;\newline \textbf{&quot; &amp; [.F509] &amp;&quot;}&quot;" office:value-type="string" office:string-value="\item[Sil.] Silius Italicus Punica\newline \textbf{Sil}">
            <text:p>\item[Sil.] Silius Italicus Punica\newline \textbf{Sil}</text:p>
          </table:table-cell>
        </table:table-row>
        <table:table-row table:style-name="ro1">
          <table:table-cell office:value-type="string">
            <text:p>Sim.</text:p>
          </table:table-cell>
          <table:table-cell/>
          <table:table-cell office:value-type="string">
            <text:p>Simonides</text:p>
          </table:table-cell>
          <table:table-cell/>
          <table:table-cell office:value-type="string">
            <text:p>Sim.</text:p>
          </table:table-cell>
          <table:table-cell office:value-type="string">
            <text:p>Si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0]&amp;&quot;,&quot;&amp;&quot;author ={&quot;&amp;[.G510]&amp;&quot;}, title ={&quot;&amp;[.D510]&amp;&quot;}, publisher = HUP, location = {Cambridge, MA and London}, year = {&quot;&amp; [.K510] &amp; &quot;}, volume = {&quot; &amp; [.M510] &amp;&quot;}, series = LCL-lang, shortseries = LCL-kurz, origtitle = {&quot; &amp; [.D510] &amp; &quot;}, origlanguage = {&quot; &amp; [.J510] &amp; &quot;}, translator = {&quot; &amp; [.N510] &amp; &quot;}, editor = {&quot; &amp; [.O510] &amp; &quot;}, shorthand = {&quot; &amp; [.E510]&amp; &quot;}, shortauthor = {&quot; &amp; [.C510]&amp; &quot;}, keywords = {ancient}, options = {antik},&quot;&amp;&quot;}&quot;" office:value-type="string" office:string-value="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">
            <text:p>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</text:p>
          </table:table-cell>
          <table:table-cell table:formula="of:=&quot;@Book{&quot; &amp;[.F510] &amp; &quot;,author ={&quot; &amp; [.G510] &amp;&quot;},  origtitle = {&quot; &amp; [.D510] &amp;&quot; }, shorthand = {&quot; &amp; [.E510]&amp;&quot;}, shortauthor = {&quot;&amp; [.C510]&amp; &quot;}, keywords = {ancient}, options = {antik}}&quot;" office:value-type="string" office:string-value="@Book{Sim,author ={},  origtitle = { }, shorthand = {Sim.}, shortauthor = {Simonides}, keywords = {ancient}, options = {antik}}">
            <text:p>@Book{Sim,author ={}, <text:s/>origtitle = { }, shorthand = {Sim.}, shortauthor = {Simonides}, keywords = {ancient}, options = {antik}}</text:p>
          </table:table-cell>
          <table:table-cell table:formula="of:=&quot;\item[&quot;&amp;[.E510] &amp; &quot;] &quot; &amp;[.C510]&amp; &quot; &quot; &amp;[.D510] &amp; &quot;\newline \textbf{&quot; &amp; [.F510] &amp;&quot;}&quot;" office:value-type="string" office:string-value="\item[Sim.] Simonides \newline \textbf{Sim}">
            <text:p>\item[Sim.] Simonides \newline \textbf{Sim}</text:p>
          </table:table-cell>
        </table:table-row>
        <table:table-row table:style-name="ro1">
          <table:table-cell office:value-type="string">
            <text:p>Simpl.</text:p>
          </table:table-cell>
          <table:table-cell/>
          <table:table-cell office:value-type="string">
            <text:p>Simplikios</text:p>
          </table:table-cell>
          <table:table-cell/>
          <table:table-cell office:value-type="string">
            <text:p>Simpl.</text:p>
          </table:table-cell>
          <table:table-cell office:value-type="string">
            <text:p>Simp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1]&amp;&quot;,&quot;&amp;&quot;author ={&quot;&amp;[.G511]&amp;&quot;}, title ={&quot;&amp;[.D511]&amp;&quot;}, publisher = HUP, location = {Cambridge, MA and London}, year = {&quot;&amp; [.K511] &amp; &quot;}, volume = {&quot; &amp; [.M511] &amp;&quot;}, series = LCL-lang, shortseries = LCL-kurz, origtitle = {&quot; &amp; [.D511] &amp; &quot;}, origlanguage = {&quot; &amp; [.J511] &amp; &quot;}, translator = {&quot; &amp; [.N511] &amp; &quot;}, editor = {&quot; &amp; [.O511] &amp; &quot;}, shorthand = {&quot; &amp; [.E511]&amp; &quot;}, shortauthor = {&quot; &amp; [.C511]&amp; &quot;}, keywords = {ancient}, options = {antik},&quot;&amp;&quot;}&quot;" office:value-type="string" office:string-value="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">
            <text:p>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</text:p>
          </table:table-cell>
          <table:table-cell table:formula="of:=&quot;@Book{&quot; &amp;[.F511] &amp; &quot;,author ={&quot; &amp; [.G511] &amp;&quot;},  origtitle = {&quot; &amp; [.D511] &amp;&quot; }, shorthand = {&quot; &amp; [.E511]&amp;&quot;}, shortauthor = {&quot;&amp; [.C511]&amp; &quot;}, keywords = {ancient}, options = {antik}}&quot;" office:value-type="string" office:string-value="@Book{Simpl,author ={},  origtitle = { }, shorthand = {Simpl.}, shortauthor = {Simplikios}, keywords = {ancient}, options = {antik}}">
            <text:p>@Book{Simpl,author ={}, <text:s/>origtitle = { }, shorthand = {Simpl.}, shortauthor = {Simplikios}, keywords = {ancient}, options = {antik}}</text:p>
          </table:table-cell>
          <table:table-cell table:formula="of:=&quot;\item[&quot;&amp;[.E511] &amp; &quot;] &quot; &amp;[.C511]&amp; &quot; &quot; &amp;[.D511] &amp; &quot;\newline \textbf{&quot; &amp; [.F511] &amp;&quot;}&quot;" office:value-type="string" office:string-value="\item[Simpl.] Simplikios \newline \textbf{Simpl}">
            <text:p>\item[Simpl.] Simplikios \newline \textbf{Simpl}</text:p>
          </table:table-cell>
        </table:table-row>
        <table:table-row table:style-name="ro1">
          <table:table-cell office:value-type="string">
            <text:p>Sol.</text:p>
          </table:table-cell>
          <table:table-cell/>
          <table:table-cell office:value-type="string">
            <text:p>Solon</text:p>
          </table:table-cell>
          <table:table-cell/>
          <table:table-cell office:value-type="string">
            <text:p>Sol.</text:p>
          </table:table-cell>
          <table:table-cell office:value-type="string">
            <text:p>S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2]&amp;&quot;,&quot;&amp;&quot;author ={&quot;&amp;[.G512]&amp;&quot;}, title ={&quot;&amp;[.D512]&amp;&quot;}, publisher = HUP, location = {Cambridge, MA and London}, year = {&quot;&amp; [.K512] &amp; &quot;}, volume = {&quot; &amp; [.M512] &amp;&quot;}, series = LCL-lang, shortseries = LCL-kurz, origtitle = {&quot; &amp; [.D512] &amp; &quot;}, origlanguage = {&quot; &amp; [.J512] &amp; &quot;}, translator = {&quot; &amp; [.N512] &amp; &quot;}, editor = {&quot; &amp; [.O512] &amp; &quot;}, shorthand = {&quot; &amp; [.E512]&amp; &quot;}, shortauthor = {&quot; &amp; [.C512]&amp; &quot;}, keywords = {ancient}, options = {antik},&quot;&amp;&quot;}&quot;" office:value-type="string" office:string-value="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">
            <text:p>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</text:p>
          </table:table-cell>
          <table:table-cell table:formula="of:=&quot;@Book{&quot; &amp;[.F512] &amp; &quot;,author ={&quot; &amp; [.G512] &amp;&quot;},  origtitle = {&quot; &amp; [.D512] &amp;&quot; }, shorthand = {&quot; &amp; [.E512]&amp;&quot;}, shortauthor = {&quot;&amp; [.C512]&amp; &quot;}, keywords = {ancient}, options = {antik}}&quot;" office:value-type="string" office:string-value="@Book{Sol,author ={},  origtitle = { }, shorthand = {Sol.}, shortauthor = {Solon}, keywords = {ancient}, options = {antik}}">
            <text:p>@Book{Sol,author ={}, <text:s/>origtitle = { }, shorthand = {Sol.}, shortauthor = {Solon}, keywords = {ancient}, options = {antik}}</text:p>
          </table:table-cell>
          <table:table-cell table:formula="of:=&quot;\item[&quot;&amp;[.E512] &amp; &quot;] &quot; &amp;[.C512]&amp; &quot; &quot; &amp;[.D512] &amp; &quot;\newline \textbf{&quot; &amp; [.F512] &amp;&quot;}&quot;" office:value-type="string" office:string-value="\item[Sol.] Solon \newline \textbf{Sol}">
            <text:p>\item[Sol.] Solon \newline \textbf{Sol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i.</text:p>
          </table:table-cell>
          <table:table-cell office:value-type="string">
            <text:p>Sophokles</text:p>
          </table:table-cell>
          <table:table-cell office:value-type="string">
            <text:p>Aias</text:p>
          </table:table-cell>
          <table:table-cell office:value-type="string">
            <text:p>Soph. Ai.</text:p>
          </table:table-cell>
          <table:table-cell office:value-type="string">
            <text:p>Soph_Ai</text:p>
          </table:table-cell>
          <table:table-cell office:value-type="string">
            <text:p>Sophokl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3]&amp;&quot;,&quot;&amp;&quot;author ={&quot;&amp;[.G513]&amp;&quot;}, title ={&quot;&amp;[.D513]&amp;&quot;}, publisher = HUP, location = {Cambridge, MA and London}, year = {&quot;&amp; [.K513] &amp; &quot;}, volume = {&quot; &amp; [.M513] &amp;&quot;}, series = LCL-lang, shortseries = LCL-kurz, origtitle = {&quot; &amp; [.D513] &amp; &quot;}, origlanguage = {&quot; &amp; [.J513] &amp; &quot;}, translator = {&quot; &amp; [.N513] &amp; &quot;}, editor = {&quot; &amp; [.O513] &amp; &quot;}, shorthand = {&quot; &amp; [.E513]&amp; &quot;}, shortauthor = {&quot; &amp; [.C513]&amp; &quot;}, keywords = {ancient}, options = {antik},&quot;&amp;&quot;}&quot;" office:value-type="string" office:string-value="@Book{Soph_Ai,author ={Sophokles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">
            <text:p>@Book{Soph_Ai,author ={Sophokles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</text:p>
          </table:table-cell>
          <table:table-cell table:formula="of:=&quot;@Book{&quot; &amp;[.F513] &amp; &quot;,author ={&quot; &amp; [.G513] &amp;&quot;},  origtitle = {&quot; &amp; [.D513] &amp;&quot; }, shorthand = {&quot; &amp; [.E513]&amp;&quot;}, shortauthor = {&quot;&amp; [.C513]&amp; &quot;}, keywords = {ancient}, options = {antik}}&quot;" office:value-type="string" office:string-value="@Book{Soph_Ai,author ={Sophokles},  origtitle = {Aias }, shorthand = {Soph. Ai.}, shortauthor = {Sophokles}, keywords = {ancient}, options = {antik}}">
            <text:p>@Book{Soph_Ai,author ={Sophokles}, <text:s/>origtitle = {Aias }, shorthand = {Soph. Ai.}, shortauthor = {Sophokles}, keywords = {ancient}, options = {antik}}</text:p>
          </table:table-cell>
          <table:table-cell table:formula="of:=&quot;\item[&quot;&amp;[.E513] &amp; &quot;] &quot; &amp;[.C513]&amp; &quot; &quot; &amp;[.D513] &amp; &quot;\newline \textbf{&quot; &amp; [.F513] &amp;&quot;}&quot;" office:value-type="string" office:string-value="\item[Soph. Ai.] Sophokles Aias\newline \textbf{Soph_Ai}">
            <text:p>\item[Soph. Ai.] Sophokles Aias\newline \textbf{Soph_Ai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nt.</text:p>
          </table:table-cell>
          <table:table-cell office:value-type="string">
            <text:p>Sophokles</text:p>
          </table:table-cell>
          <table:table-cell office:value-type="string">
            <text:p>Antigone</text:p>
          </table:table-cell>
          <table:table-cell office:value-type="string">
            <text:p>Soph. Ant.</text:p>
          </table:table-cell>
          <table:table-cell office:value-type="string">
            <text:p>Soph_Ant</text:p>
          </table:table-cell>
          <table:table-cell office:value-type="string">
            <text:p>Sophokl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4]&amp;&quot;,&quot;&amp;&quot;author ={&quot;&amp;[.G514]&amp;&quot;}, title ={&quot;&amp;[.D514]&amp;&quot;}, publisher = HUP, location = {Cambridge, MA and London}, year = {&quot;&amp; [.K514] &amp; &quot;}, volume = {&quot; &amp; [.M514] &amp;&quot;}, series = LCL-lang, shortseries = LCL-kurz, origtitle = {&quot; &amp; [.D514] &amp; &quot;}, origlanguage = {&quot; &amp; [.J514] &amp; &quot;}, translator = {&quot; &amp; [.N514] &amp; &quot;}, editor = {&quot; &amp; [.O514] &amp; &quot;}, shorthand = {&quot; &amp; [.E514]&amp; &quot;}, shortauthor = {&quot; &amp; [.C514]&amp; &quot;}, keywords = {ancient}, options = {antik},&quot;&amp;&quot;}&quot;" office:value-type="string" office:string-value="@Book{Soph_Ant,author ={Sophokles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">
            <text:p>@Book{Soph_Ant,author ={Sophokles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</text:p>
          </table:table-cell>
          <table:table-cell table:formula="of:=&quot;@Book{&quot; &amp;[.F514] &amp; &quot;,author ={&quot; &amp; [.G514] &amp;&quot;},  origtitle = {&quot; &amp; [.D514] &amp;&quot; }, shorthand = {&quot; &amp; [.E514]&amp;&quot;}, shortauthor = {&quot;&amp; [.C514]&amp; &quot;}, keywords = {ancient}, options = {antik}}&quot;" office:value-type="string" office:string-value="@Book{Soph_Ant,author ={Sophokles},  origtitle = {Antigone }, shorthand = {Soph. Ant.}, shortauthor = {Sophokles}, keywords = {ancient}, options = {antik}}">
            <text:p>@Book{Soph_Ant,author ={Sophokles}, <text:s/>origtitle = {Antigone }, shorthand = {Soph. Ant.}, shortauthor = {Sophokles}, keywords = {ancient}, options = {antik}}</text:p>
          </table:table-cell>
          <table:table-cell table:formula="of:=&quot;\item[&quot;&amp;[.E514] &amp; &quot;] &quot; &amp;[.C514]&amp; &quot; &quot; &amp;[.D514] &amp; &quot;\newline \textbf{&quot; &amp; [.F514] &amp;&quot;}&quot;" office:value-type="string" office:string-value="\item[Soph. Ant.] Sophokles Antigone\newline \textbf{Soph_Ant}">
            <text:p>\item[Soph. Ant.] Sophokles Antigone\newline \textbf{Soph_Ant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El.</text:p>
          </table:table-cell>
          <table:table-cell office:value-type="string">
            <text:p>Sophokles</text:p>
          </table:table-cell>
          <table:table-cell office:value-type="string">
            <text:p>Electra</text:p>
          </table:table-cell>
          <table:table-cell office:value-type="string">
            <text:p>Soph. El.</text:p>
          </table:table-cell>
          <table:table-cell office:value-type="string">
            <text:p>Soph_El</text:p>
          </table:table-cell>
          <table:table-cell office:value-type="string">
            <text:p>Sophokl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5]&amp;&quot;,&quot;&amp;&quot;author ={&quot;&amp;[.G515]&amp;&quot;}, title ={&quot;&amp;[.D515]&amp;&quot;}, publisher = HUP, location = {Cambridge, MA and London}, year = {&quot;&amp; [.K515] &amp; &quot;}, volume = {&quot; &amp; [.M515] &amp;&quot;}, series = LCL-lang, shortseries = LCL-kurz, origtitle = {&quot; &amp; [.D515] &amp; &quot;}, origlanguage = {&quot; &amp; [.J515] &amp; &quot;}, translator = {&quot; &amp; [.N515] &amp; &quot;}, editor = {&quot; &amp; [.O515] &amp; &quot;}, shorthand = {&quot; &amp; [.E515]&amp; &quot;}, shortauthor = {&quot; &amp; [.C515]&amp; &quot;}, keywords = {ancient}, options = {antik},&quot;&amp;&quot;}&quot;" office:value-type="string" office:string-value="@Book{Soph_El,author ={Sophokles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">
            <text:p>@Book{Soph_El,author ={Sophokles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</text:p>
          </table:table-cell>
          <table:table-cell table:formula="of:=&quot;@Book{&quot; &amp;[.F515] &amp; &quot;,author ={&quot; &amp; [.G515] &amp;&quot;},  origtitle = {&quot; &amp; [.D515] &amp;&quot; }, shorthand = {&quot; &amp; [.E515]&amp;&quot;}, shortauthor = {&quot;&amp; [.C515]&amp; &quot;}, keywords = {ancient}, options = {antik}}&quot;" office:value-type="string" office:string-value="@Book{Soph_El,author ={Sophokles},  origtitle = {Electra }, shorthand = {Soph. El.}, shortauthor = {Sophokles}, keywords = {ancient}, options = {antik}}">
            <text:p>@Book{Soph_El,author ={Sophokles}, <text:s/>origtitle = {Electra }, shorthand = {Soph. El.}, shortauthor = {Sophokles}, keywords = {ancient}, options = {antik}}</text:p>
          </table:table-cell>
          <table:table-cell table:formula="of:=&quot;\item[&quot;&amp;[.E515] &amp; &quot;] &quot; &amp;[.C515]&amp; &quot; &quot; &amp;[.D515] &amp; &quot;\newline \textbf{&quot; &amp; [.F515] &amp;&quot;}&quot;" office:value-type="string" office:string-value="\item[Soph. El.] Sophokles Electra\newline \textbf{Soph_El}">
            <text:p>\item[Soph. El.] Sophokles Electra\newline \textbf{Soph_El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K.</text:p>
          </table:table-cell>
          <table:table-cell office:value-type="string">
            <text:p>Sophokles</text:p>
          </table:table-cell>
          <table:table-cell office:value-type="string">
            <text:p>Oedipus Coloneus</text:p>
          </table:table-cell>
          <table:table-cell office:value-type="string">
            <text:p>Soph. Oid. K.</text:p>
          </table:table-cell>
          <table:table-cell office:value-type="string">
            <text:p>Soph_Oid_K</text:p>
          </table:table-cell>
          <table:table-cell office:value-type="string">
            <text:p>Sophokl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6]&amp;&quot;,&quot;&amp;&quot;author ={&quot;&amp;[.G516]&amp;&quot;}, title ={&quot;&amp;[.D516]&amp;&quot;}, publisher = HUP, location = {Cambridge, MA and London}, year = {&quot;&amp; [.K516] &amp; &quot;}, volume = {&quot; &amp; [.M516] &amp;&quot;}, series = LCL-lang, shortseries = LCL-kurz, origtitle = {&quot; &amp; [.D516] &amp; &quot;}, origlanguage = {&quot; &amp; [.J516] &amp; &quot;}, translator = {&quot; &amp; [.N516] &amp; &quot;}, editor = {&quot; &amp; [.O516] &amp; &quot;}, shorthand = {&quot; &amp; [.E516]&amp; &quot;}, shortauthor = {&quot; &amp; [.C516]&amp; &quot;}, keywords = {ancient}, options = {antik},&quot;&amp;&quot;}&quot;" office:value-type="string" office:string-value="@Book{Soph_Oid_K,author ={Sophokles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">
            <text:p>@Book{Soph_Oid_K,author ={Sophokles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</text:p>
          </table:table-cell>
          <table:table-cell table:formula="of:=&quot;@Book{&quot; &amp;[.F516] &amp; &quot;,author ={&quot; &amp; [.G516] &amp;&quot;},  origtitle = {&quot; &amp; [.D516] &amp;&quot; }, shorthand = {&quot; &amp; [.E516]&amp;&quot;}, shortauthor = {&quot;&amp; [.C516]&amp; &quot;}, keywords = {ancient}, options = {antik}}&quot;" office:value-type="string" office:string-value="@Book{Soph_Oid_K,author ={Sophokles},  origtitle = {Oedipus Coloneus }, shorthand = {Soph. Oid. K.}, shortauthor = {Sophokles}, keywords = {ancient}, options = {antik}}">
            <text:p>@Book{Soph_Oid_K,author ={Sophokles}, <text:s/>origtitle = {Oedipus Coloneus }, shorthand = {Soph. Oid. K.}, shortauthor = {Sophokles}, keywords = {ancient}, options = {antik}}</text:p>
          </table:table-cell>
          <table:table-cell table:formula="of:=&quot;\item[&quot;&amp;[.E516] &amp; &quot;] &quot; &amp;[.C516]&amp; &quot; &quot; &amp;[.D516] &amp; &quot;\newline \textbf{&quot; &amp; [.F516] &amp;&quot;}&quot;" office:value-type="string" office:string-value="\item[Soph. Oid. K.] Sophokles Oedipus Coloneus\newline \textbf{Soph_Oid_K}">
            <text:p>\item[Soph. Oid. K.] Sophokles Oedipus Coloneus\newline \textbf{Soph_Oid_K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T.</text:p>
          </table:table-cell>
          <table:table-cell office:value-type="string">
            <text:p>Sophokles</text:p>
          </table:table-cell>
          <table:table-cell office:value-type="string">
            <text:p>Oedipus Rex (Oedipus Tyrannus)</text:p>
          </table:table-cell>
          <table:table-cell office:value-type="string">
            <text:p>Soph. Oid. T.</text:p>
          </table:table-cell>
          <table:table-cell office:value-type="string">
            <text:p>Soph_Oid_T</text:p>
          </table:table-cell>
          <table:table-cell office:value-type="string">
            <text:p>Sophokl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7]&amp;&quot;,&quot;&amp;&quot;author ={&quot;&amp;[.G517]&amp;&quot;}, title ={&quot;&amp;[.D517]&amp;&quot;}, publisher = HUP, location = {Cambridge, MA and London}, year = {&quot;&amp; [.K517] &amp; &quot;}, volume = {&quot; &amp; [.M517] &amp;&quot;}, series = LCL-lang, shortseries = LCL-kurz, origtitle = {&quot; &amp; [.D517] &amp; &quot;}, origlanguage = {&quot; &amp; [.J517] &amp; &quot;}, translator = {&quot; &amp; [.N517] &amp; &quot;}, editor = {&quot; &amp; [.O517] &amp; &quot;}, shorthand = {&quot; &amp; [.E517]&amp; &quot;}, shortauthor = {&quot; &amp; [.C517]&amp; &quot;}, keywords = {ancient}, options = {antik},&quot;&amp;&quot;}&quot;" office:value-type="string" office:string-value="@Book{Soph_Oid_T,author ={Sophokles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">
            <text:p>@Book{Soph_Oid_T,author ={Sophokles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</text:p>
          </table:table-cell>
          <table:table-cell table:formula="of:=&quot;@Book{&quot; &amp;[.F517] &amp; &quot;,author ={&quot; &amp; [.G517] &amp;&quot;},  origtitle = {&quot; &amp; [.D517] &amp;&quot; }, shorthand = {&quot; &amp; [.E517]&amp;&quot;}, shortauthor = {&quot;&amp; [.C517]&amp; &quot;}, keywords = {ancient}, options = {antik}}&quot;" office:value-type="string" office:string-value="@Book{Soph_Oid_T,author ={Sophokles},  origtitle = {Oedipus Rex (Oedipus Tyrannus) }, shorthand = {Soph. Oid. T.}, shortauthor = {Sophokles}, keywords = {ancient}, options = {antik}}">
            <text:p>@Book{Soph_Oid_T,author ={Sophokles}, <text:s/>origtitle = {Oedipus Rex (Oedipus Tyrannus) }, shorthand = {Soph. Oid. T.}, shortauthor = {Sophokles}, keywords = {ancient}, options = {antik}}</text:p>
          </table:table-cell>
          <table:table-cell table:formula="of:=&quot;\item[&quot;&amp;[.E517] &amp; &quot;] &quot; &amp;[.C517]&amp; &quot; &quot; &amp;[.D517] &amp; &quot;\newline \textbf{&quot; &amp; [.F517] &amp;&quot;}&quot;" office:value-type="string" office:string-value="\item[Soph. Oid. T.] Sophokles Oedipus Rex (Oedipus Tyrannus)\newline \textbf{Soph_Oid_T}">
            <text:p>\item[Soph. Oid. T.] Sophokles Oedipus Rex (Oedipus Tyrannus)\newline \textbf{Soph_Oid_T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Phil.</text:p>
          </table:table-cell>
          <table:table-cell office:value-type="string">
            <text:p>Sophokles</text:p>
          </table:table-cell>
          <table:table-cell office:value-type="string">
            <text:p>Philoctetes</text:p>
          </table:table-cell>
          <table:table-cell office:value-type="string">
            <text:p>Soph. Phil.</text:p>
          </table:table-cell>
          <table:table-cell office:value-type="string">
            <text:p>Soph_Phil</text:p>
          </table:table-cell>
          <table:table-cell office:value-type="string">
            <text:p>Sophokl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8]&amp;&quot;,&quot;&amp;&quot;author ={&quot;&amp;[.G518]&amp;&quot;}, title ={&quot;&amp;[.D518]&amp;&quot;}, publisher = HUP, location = {Cambridge, MA and London}, year = {&quot;&amp; [.K518] &amp; &quot;}, volume = {&quot; &amp; [.M518] &amp;&quot;}, series = LCL-lang, shortseries = LCL-kurz, origtitle = {&quot; &amp; [.D518] &amp; &quot;}, origlanguage = {&quot; &amp; [.J518] &amp; &quot;}, translator = {&quot; &amp; [.N518] &amp; &quot;}, editor = {&quot; &amp; [.O518] &amp; &quot;}, shorthand = {&quot; &amp; [.E518]&amp; &quot;}, shortauthor = {&quot; &amp; [.C518]&amp; &quot;}, keywords = {ancient}, options = {antik},&quot;&amp;&quot;}&quot;" office:value-type="string" office:string-value="@Book{Soph_Phil,author ={Sophokles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">
            <text:p>@Book{Soph_Phil,author ={Sophokles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</text:p>
          </table:table-cell>
          <table:table-cell table:formula="of:=&quot;@Book{&quot; &amp;[.F518] &amp; &quot;,author ={&quot; &amp; [.G518] &amp;&quot;},  origtitle = {&quot; &amp; [.D518] &amp;&quot; }, shorthand = {&quot; &amp; [.E518]&amp;&quot;}, shortauthor = {&quot;&amp; [.C518]&amp; &quot;}, keywords = {ancient}, options = {antik}}&quot;" office:value-type="string" office:string-value="@Book{Soph_Phil,author ={Sophokles},  origtitle = {Philoctetes }, shorthand = {Soph. Phil.}, shortauthor = {Sophokles}, keywords = {ancient}, options = {antik}}">
            <text:p>@Book{Soph_Phil,author ={Sophokles}, <text:s/>origtitle = {Philoctetes }, shorthand = {Soph. Phil.}, shortauthor = {Sophokles}, keywords = {ancient}, options = {antik}}</text:p>
          </table:table-cell>
          <table:table-cell table:formula="of:=&quot;\item[&quot;&amp;[.E518] &amp; &quot;] &quot; &amp;[.C518]&amp; &quot; &quot; &amp;[.D518] &amp; &quot;\newline \textbf{&quot; &amp; [.F518] &amp;&quot;}&quot;" office:value-type="string" office:string-value="\item[Soph. Phil.] Sophokles Philoctetes\newline \textbf{Soph_Phil}">
            <text:p>\item[Soph. Phil.] Sophokles Philoctetes\newline \textbf{Soph_Phil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Ach.</text:p>
          </table:table-cell>
          <table:table-cell office:value-type="string">
            <text:p>Statius</text:p>
          </table:table-cell>
          <table:table-cell office:value-type="string">
            <text:p>Achilleis</text:p>
          </table:table-cell>
          <table:table-cell office:value-type="string">
            <text:p>Stat. Ach.</text:p>
          </table:table-cell>
          <table:table-cell office:value-type="string">
            <text:p>Stat_Ach</text:p>
          </table:table-cell>
          <table:table-cell table:style-name="ce2" office:value-type="string">
            <text:p>Papinius Stati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9]&amp;&quot;,&quot;&amp;&quot;author ={&quot;&amp;[.G519]&amp;&quot;}, title ={&quot;&amp;[.D519]&amp;&quot;}, publisher = HUP, location = {Cambridge, MA and London}, year = {&quot;&amp; [.K519] &amp; &quot;}, volume = {&quot; &amp; [.M519] &amp;&quot;}, series = LCL-lang, shortseries = LCL-kurz, origtitle = {&quot; &amp; [.D519] &amp; &quot;}, origlanguage = {&quot; &amp; [.J519] &amp; &quot;}, translator = {&quot; &amp; [.N519] &amp; &quot;}, editor = {&quot; &amp; [.O519] &amp; &quot;}, shorthand = {&quot; &amp; [.E519]&amp; &quot;}, shortauthor = {&quot; &amp; [.C519]&amp; &quot;}, keywords = {ancient}, options = {antik},&quot;&amp;&quot;}&quot;" office:value-type="string" office:string-value="@Book{Stat_Ach,author ={Papinius Statius, Publius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">
            <text:p>@Book{Stat_Ach,author ={Papinius Statius, Publius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</text:p>
          </table:table-cell>
          <table:table-cell table:formula="of:=&quot;@Book{&quot; &amp;[.F519] &amp; &quot;,author ={&quot; &amp; [.G519] &amp;&quot;},  origtitle = {&quot; &amp; [.D519] &amp;&quot; }, shorthand = {&quot; &amp; [.E519]&amp;&quot;}, shortauthor = {&quot;&amp; [.C519]&amp; &quot;}, keywords = {ancient}, options = {antik}}&quot;" office:value-type="string" office:string-value="@Book{Stat_Ach,author ={Papinius Statius, Publius},  origtitle = {Achilleis }, shorthand = {Stat. Ach.}, shortauthor = {Statius}, keywords = {ancient}, options = {antik}}">
            <text:p>@Book{Stat_Ach,author ={Papinius Statius, Publius}, <text:s/>origtitle = {Achilleis }, shorthand = {Stat. Ach.}, shortauthor = {Statius}, keywords = {ancient}, options = {antik}}</text:p>
          </table:table-cell>
          <table:table-cell table:formula="of:=&quot;\item[&quot;&amp;[.E519] &amp; &quot;] &quot; &amp;[.C519]&amp; &quot; &quot; &amp;[.D519] &amp; &quot;\newline \textbf{&quot; &amp; [.F519] &amp;&quot;}&quot;" office:value-type="string" office:string-value="\item[Stat. Ach.] Statius Achilleis\newline \textbf{Stat_Ach}">
            <text:p>\item[Stat. Ach.] Statius Achilleis\newline \textbf{Stat_Ach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silv.</text:p>
          </table:table-cell>
          <table:table-cell office:value-type="string">
            <text:p>Statius</text:p>
          </table:table-cell>
          <table:table-cell office:value-type="string">
            <text:p>silvae</text:p>
          </table:table-cell>
          <table:table-cell office:value-type="string">
            <text:p>Stat. silv.</text:p>
          </table:table-cell>
          <table:table-cell office:value-type="string">
            <text:p>Stat_silv</text:p>
          </table:table-cell>
          <table:table-cell office:value-type="string">
            <text:p>Papinius Stati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0]&amp;&quot;,&quot;&amp;&quot;author ={&quot;&amp;[.G520]&amp;&quot;}, title ={&quot;&amp;[.D520]&amp;&quot;}, publisher = HUP, location = {Cambridge, MA and London}, year = {&quot;&amp; [.K520] &amp; &quot;}, volume = {&quot; &amp; [.M520] &amp;&quot;}, series = LCL-lang, shortseries = LCL-kurz, origtitle = {&quot; &amp; [.D520] &amp; &quot;}, origlanguage = {&quot; &amp; [.J520] &amp; &quot;}, translator = {&quot; &amp; [.N520] &amp; &quot;}, editor = {&quot; &amp; [.O520] &amp; &quot;}, shorthand = {&quot; &amp; [.E520]&amp; &quot;}, shortauthor = {&quot; &amp; [.C520]&amp; &quot;}, keywords = {ancient}, options = {antik},&quot;&amp;&quot;}&quot;" office:value-type="string" office:string-value="@Book{Stat_silv,author ={Papinius Statius, Publius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">
            <text:p>@Book{Stat_silv,author ={Papinius Statius, Publius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</text:p>
          </table:table-cell>
          <table:table-cell table:formula="of:=&quot;@Book{&quot; &amp;[.F520] &amp; &quot;,author ={&quot; &amp; [.G520] &amp;&quot;},  origtitle = {&quot; &amp; [.D520] &amp;&quot; }, shorthand = {&quot; &amp; [.E520]&amp;&quot;}, shortauthor = {&quot;&amp; [.C520]&amp; &quot;}, keywords = {ancient}, options = {antik}}&quot;" office:value-type="string" office:string-value="@Book{Stat_silv,author ={Papinius Statius, Publius},  origtitle = {silvae }, shorthand = {Stat. silv.}, shortauthor = {Statius}, keywords = {ancient}, options = {antik}}">
            <text:p>@Book{Stat_silv,author ={Papinius Statius, Publius}, <text:s/>origtitle = {silvae }, shorthand = {Stat. silv.}, shortauthor = {Statius}, keywords = {ancient}, options = {antik}}</text:p>
          </table:table-cell>
          <table:table-cell table:formula="of:=&quot;\item[&quot;&amp;[.E520] &amp; &quot;] &quot; &amp;[.C520]&amp; &quot; &quot; &amp;[.D520] &amp; &quot;\newline \textbf{&quot; &amp; [.F520] &amp;&quot;}&quot;" office:value-type="string" office:string-value="\item[Stat. silv.] Statius silvae\newline \textbf{Stat_silv}">
            <text:p>\item[Stat. silv.] Statius silvae\newline \textbf{Stat_silv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Theb.</text:p>
          </table:table-cell>
          <table:table-cell office:value-type="string">
            <text:p>Statius</text:p>
          </table:table-cell>
          <table:table-cell office:value-type="string">
            <text:p>Thebais</text:p>
          </table:table-cell>
          <table:table-cell office:value-type="string">
            <text:p>Stat. Theb.</text:p>
          </table:table-cell>
          <table:table-cell office:value-type="string">
            <text:p>Stat_Theb</text:p>
          </table:table-cell>
          <table:table-cell office:value-type="string">
            <text:p>Papinius Stati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1]&amp;&quot;,&quot;&amp;&quot;author ={&quot;&amp;[.G521]&amp;&quot;}, title ={&quot;&amp;[.D521]&amp;&quot;}, publisher = HUP, location = {Cambridge, MA and London}, year = {&quot;&amp; [.K521] &amp; &quot;}, volume = {&quot; &amp; [.M521] &amp;&quot;}, series = LCL-lang, shortseries = LCL-kurz, origtitle = {&quot; &amp; [.D521] &amp; &quot;}, origlanguage = {&quot; &amp; [.J521] &amp; &quot;}, translator = {&quot; &amp; [.N521] &amp; &quot;}, editor = {&quot; &amp; [.O521] &amp; &quot;}, shorthand = {&quot; &amp; [.E521]&amp; &quot;}, shortauthor = {&quot; &amp; [.C521]&amp; &quot;}, keywords = {ancient}, options = {antik},&quot;&amp;&quot;}&quot;" office:value-type="string" office:string-value="@Book{Stat_Theb,author ={Papinius Statius, Publius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">
            <text:p>@Book{Stat_Theb,author ={Papinius Statius, Publius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</text:p>
          </table:table-cell>
          <table:table-cell table:formula="of:=&quot;@Book{&quot; &amp;[.F521] &amp; &quot;,author ={&quot; &amp; [.G521] &amp;&quot;},  origtitle = {&quot; &amp; [.D521] &amp;&quot; }, shorthand = {&quot; &amp; [.E521]&amp;&quot;}, shortauthor = {&quot;&amp; [.C521]&amp; &quot;}, keywords = {ancient}, options = {antik}}&quot;" office:value-type="string" office:string-value="@Book{Stat_Theb,author ={Papinius Statius, Publius},  origtitle = {Thebais }, shorthand = {Stat. Theb.}, shortauthor = {Statius}, keywords = {ancient}, options = {antik}}">
            <text:p>@Book{Stat_Theb,author ={Papinius Statius, Publius}, <text:s/>origtitle = {Thebais }, shorthand = {Stat. Theb.}, shortauthor = {Statius}, keywords = {ancient}, options = {antik}}</text:p>
          </table:table-cell>
          <table:table-cell table:formula="of:=&quot;\item[&quot;&amp;[.E521] &amp; &quot;] &quot; &amp;[.C521]&amp; &quot; &quot; &amp;[.D521] &amp; &quot;\newline \textbf{&quot; &amp; [.F521] &amp;&quot;}&quot;" office:value-type="string" office:string-value="\item[Stat. Theb.] Statius Thebais\newline \textbf{Stat_Theb}">
            <text:p>\item[Stat. Theb.] Statius Thebais\newline \textbf{Stat_Theb}</text:p>
          </table:table-cell>
        </table:table-row>
        <table:table-row table:style-name="ro1">
          <table:table-cell office:value-type="string">
            <text:p>Stesich.</text:p>
          </table:table-cell>
          <table:table-cell/>
          <table:table-cell office:value-type="string">
            <text:p>Stesichoros</text:p>
          </table:table-cell>
          <table:table-cell/>
          <table:table-cell office:value-type="string">
            <text:p>Stesich.</text:p>
          </table:table-cell>
          <table:table-cell office:value-type="string">
            <text:p>Stesich</text:p>
          </table:table-cell>
          <table:table-cell office:value-type="string">
            <text:p>Stesicho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2]&amp;&quot;,&quot;&amp;&quot;author ={&quot;&amp;[.G522]&amp;&quot;}, title ={&quot;&amp;[.D522]&amp;&quot;}, publisher = HUP, location = {Cambridge, MA and London}, year = {&quot;&amp; [.K522] &amp; &quot;}, volume = {&quot; &amp; [.M522] &amp;&quot;}, series = LCL-lang, shortseries = LCL-kurz, origtitle = {&quot; &amp; [.D522] &amp; &quot;}, origlanguage = {&quot; &amp; [.J522] &amp; &quot;}, translator = {&quot; &amp; [.N522] &amp; &quot;}, editor = {&quot; &amp; [.O522] &amp; &quot;}, shorthand = {&quot; &amp; [.E522]&amp; &quot;}, shortauthor = {&quot; &amp; [.C522]&amp; &quot;}, keywords = {ancient}, options = {antik},&quot;&amp;&quot;}&quot;" office:value-type="string" office:string-value="@Book{Stesich,author ={Stesichoros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">
            <text:p>@Book{Stesich,author ={Stesichoros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</text:p>
          </table:table-cell>
          <table:table-cell table:formula="of:=&quot;@Book{&quot; &amp;[.F522] &amp; &quot;,author ={&quot; &amp; [.G522] &amp;&quot;},  origtitle = {&quot; &amp; [.D522] &amp;&quot; }, shorthand = {&quot; &amp; [.E522]&amp;&quot;}, shortauthor = {&quot;&amp; [.C522]&amp; &quot;}, keywords = {ancient}, options = {antik}}&quot;" office:value-type="string" office:string-value="@Book{Stesich,author ={Stesichoros},  origtitle = { }, shorthand = {Stesich.}, shortauthor = {Stesichoros}, keywords = {ancient}, options = {antik}}">
            <text:p>@Book{Stesich,author ={Stesichoros}, <text:s/>origtitle = { }, shorthand = {Stesich.}, shortauthor = {Stesichoros}, keywords = {ancient}, options = {antik}}</text:p>
          </table:table-cell>
          <table:table-cell table:formula="of:=&quot;\item[&quot;&amp;[.E522] &amp; &quot;] &quot; &amp;[.C522]&amp; &quot; &quot; &amp;[.D522] &amp; &quot;\newline \textbf{&quot; &amp; [.F522] &amp;&quot;}&quot;" office:value-type="string" office:string-value="\item[Stesich.] Stesichoros \newline \textbf{Stesich}">
            <text:p>\item[Stesich.] Stesichoros \newline \textbf{Stesich}</text:p>
          </table:table-cell>
        </table:table-row>
        <table:table-row table:style-name="ro1">
          <table:table-cell office:value-type="string">
            <text:p>Stob.</text:p>
          </table:table-cell>
          <table:table-cell/>
          <table:table-cell office:value-type="string">
            <text:p>Stobaios</text:p>
          </table:table-cell>
          <table:table-cell/>
          <table:table-cell office:value-type="string">
            <text:p>Stob.</text:p>
          </table:table-cell>
          <table:table-cell office:value-type="string">
            <text:p>Stob</text:p>
          </table:table-cell>
          <table:table-cell office:value-type="string">
            <text:p>Stoba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3]&amp;&quot;,&quot;&amp;&quot;author ={&quot;&amp;[.G523]&amp;&quot;}, title ={&quot;&amp;[.D523]&amp;&quot;}, publisher = HUP, location = {Cambridge, MA and London}, year = {&quot;&amp; [.K523] &amp; &quot;}, volume = {&quot; &amp; [.M523] &amp;&quot;}, series = LCL-lang, shortseries = LCL-kurz, origtitle = {&quot; &amp; [.D523] &amp; &quot;}, origlanguage = {&quot; &amp; [.J523] &amp; &quot;}, translator = {&quot; &amp; [.N523] &amp; &quot;}, editor = {&quot; &amp; [.O523] &amp; &quot;}, shorthand = {&quot; &amp; [.E523]&amp; &quot;}, shortauthor = {&quot; &amp; [.C523]&amp; &quot;}, keywords = {ancient}, options = {antik},&quot;&amp;&quot;}&quot;" office:value-type="string" office:string-value="@Book{Stob,author ={Stobaios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">
            <text:p>@Book{Stob,author ={Stobaios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</text:p>
          </table:table-cell>
          <table:table-cell table:formula="of:=&quot;@Book{&quot; &amp;[.F523] &amp; &quot;,author ={&quot; &amp; [.G523] &amp;&quot;},  origtitle = {&quot; &amp; [.D523] &amp;&quot; }, shorthand = {&quot; &amp; [.E523]&amp;&quot;}, shortauthor = {&quot;&amp; [.C523]&amp; &quot;}, keywords = {ancient}, options = {antik}}&quot;" office:value-type="string" office:string-value="@Book{Stob,author ={Stobaios},  origtitle = { }, shorthand = {Stob.}, shortauthor = {Stobaios}, keywords = {ancient}, options = {antik}}">
            <text:p>@Book{Stob,author ={Stobaios}, <text:s/>origtitle = { }, shorthand = {Stob.}, shortauthor = {Stobaios}, keywords = {ancient}, options = {antik}}</text:p>
          </table:table-cell>
          <table:table-cell table:formula="of:=&quot;\item[&quot;&amp;[.E523] &amp; &quot;] &quot; &amp;[.C523]&amp; &quot; &quot; &amp;[.D523] &amp; &quot;\newline \textbf{&quot; &amp; [.F523] &amp;&quot;}&quot;" office:value-type="string" office:string-value="\item[Stob.] Stobaios \newline \textbf{Stob}">
            <text:p>\item[Stob.] Stobaios \newline \textbf{Stob}</text:p>
          </table:table-cell>
        </table:table-row>
        <table:table-row table:style-name="ro1">
          <table:table-cell office:value-type="string">
            <text:p>Strab.</text:p>
          </table:table-cell>
          <table:table-cell/>
          <table:table-cell office:value-type="string">
            <text:p>Strabon</text:p>
          </table:table-cell>
          <table:table-cell/>
          <table:table-cell office:value-type="string">
            <text:p>Strab.</text:p>
          </table:table-cell>
          <table:table-cell office:value-type="string">
            <text:p>Strab</text:p>
          </table:table-cell>
          <table:table-cell office:value-type="string">
            <text:p>Strab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4]&amp;&quot;,&quot;&amp;&quot;author ={&quot;&amp;[.G524]&amp;&quot;}, title ={&quot;&amp;[.D524]&amp;&quot;}, publisher = HUP, location = {Cambridge, MA and London}, year = {&quot;&amp; [.K524] &amp; &quot;}, volume = {&quot; &amp; [.M524] &amp;&quot;}, series = LCL-lang, shortseries = LCL-kurz, origtitle = {&quot; &amp; [.D524] &amp; &quot;}, origlanguage = {&quot; &amp; [.J524] &amp; &quot;}, translator = {&quot; &amp; [.N524] &amp; &quot;}, editor = {&quot; &amp; [.O524] &amp; &quot;}, shorthand = {&quot; &amp; [.E524]&amp; &quot;}, shortauthor = {&quot; &amp; [.C524]&amp; &quot;}, keywords = {ancient}, options = {antik},&quot;&amp;&quot;}&quot;" office:value-type="string" office:string-value="@Book{Strab,author ={Strabon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">
            <text:p>@Book{Strab,author ={Strabon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</text:p>
          </table:table-cell>
          <table:table-cell table:formula="of:=&quot;@Book{&quot; &amp;[.F524] &amp; &quot;,author ={&quot; &amp; [.G524] &amp;&quot;},  origtitle = {&quot; &amp; [.D524] &amp;&quot; }, shorthand = {&quot; &amp; [.E524]&amp;&quot;}, shortauthor = {&quot;&amp; [.C524]&amp; &quot;}, keywords = {ancient}, options = {antik}}&quot;" office:value-type="string" office:string-value="@Book{Strab,author ={Strabon},  origtitle = { }, shorthand = {Strab.}, shortauthor = {Strabon}, keywords = {ancient}, options = {antik}}">
            <text:p>@Book{Strab,author ={Strabon}, <text:s/>origtitle = { }, shorthand = {Strab.}, shortauthor = {Strabon}, keywords = {ancient}, options = {antik}}</text:p>
          </table:table-cell>
          <table:table-cell table:formula="of:=&quot;\item[&quot;&amp;[.E524] &amp; &quot;] &quot; &amp;[.C524]&amp; &quot; &quot; &amp;[.D524] &amp; &quot;\newline \textbf{&quot; &amp; [.F524] &amp;&quot;}&quot;" office:value-type="string" office:string-value="\item[Strab.] Strabon \newline \textbf{Strab}">
            <text:p>\item[Strab.] Strabon \newline \textbf{Strab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Aug.</text:p>
          </table:table-cell>
          <table:table-cell office:value-type="string">
            <text:p>Sueton</text:p>
          </table:table-cell>
          <table:table-cell office:value-type="string">
            <text:p>divus Augustus</text:p>
          </table:table-cell>
          <table:table-cell office:value-type="string">
            <text:p>Suet. Aug.</text:p>
          </table:table-cell>
          <table:table-cell office:value-type="string">
            <text:p>Suet_Aug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5]&amp;&quot;,&quot;&amp;&quot;author ={&quot;&amp;[.G525]&amp;&quot;}, title ={&quot;&amp;[.D525]&amp;&quot;}, publisher = HUP, location = {Cambridge, MA and London}, year = {&quot;&amp; [.K525] &amp; &quot;}, volume = {&quot; &amp; [.M525] &amp;&quot;}, series = LCL-lang, shortseries = LCL-kurz, origtitle = {&quot; &amp; [.D525] &amp; &quot;}, origlanguage = {&quot; &amp; [.J525] &amp; &quot;}, translator = {&quot; &amp; [.N525] &amp; &quot;}, editor = {&quot; &amp; [.O525] &amp; &quot;}, shorthand = {&quot; &amp; [.E525]&amp; &quot;}, shortauthor = {&quot; &amp; [.C525]&amp; &quot;}, keywords = {ancient}, options = {antik},&quot;&amp;&quot;}&quot;" office:value-type="string" office:string-value="@Book{Suet_Aug,author ={Suetonius Tranquillus, Caius}, title ={divus Augustus}, publisher = HUP, location = {Cambridge, MA and London}, year = {}, volume = {}, series = LCL-lang, shortseries = LCL-kurz, origtitle = {divus Augustus}, origlanguage = {}, translator = {}, editor = {}, shorthand = {Suet. Aug.}, shortauthor = {Sueton}, keywords = {ancient}, options = {antik},}">
            <text:p>@Book{Suet_Aug,author ={Suetonius Tranquillus, Caius}, title ={divus Augustus}, publisher = HUP, location = {Cambridge, MA and London}, year = {}, volume = {}, series = LCL-lang, shortseries = LCL-kurz, origtitle = {divus Augustus}, origlanguage = {}, translator = {}, editor = {}, shorthand = {Suet. Aug.}, shortauthor = {Sueton}, keywords = {ancient}, options = {antik},}</text:p>
          </table:table-cell>
          <table:table-cell table:formula="of:=&quot;@Book{&quot; &amp;[.F525] &amp; &quot;,author ={&quot; &amp; [.G525] &amp;&quot;},  origtitle = {&quot; &amp; [.D525] &amp;&quot; }, shorthand = {&quot; &amp; [.E525]&amp;&quot;}, shortauthor = {&quot;&amp; [.C525]&amp; &quot;}, keywords = {ancient}, options = {antik}}&quot;" office:value-type="string" office:string-value="@Book{Suet_Aug,author ={Suetonius Tranquillus, Caius},  origtitle = {divus Augustus }, shorthand = {Suet. Aug.}, shortauthor = {Sueton}, keywords = {ancient}, options = {antik}}">
            <text:p>@Book{Suet_Aug,author ={Suetonius Tranquillus, Caius}, <text:s/>origtitle = {divus Augustus }, shorthand = {Suet. Aug.}, shortauthor = {Sueton}, keywords = {ancient}, options = {antik}}</text:p>
          </table:table-cell>
          <table:table-cell table:formula="of:=&quot;\item[&quot;&amp;[.E525] &amp; &quot;] &quot; &amp;[.C525]&amp; &quot; &quot; &amp;[.D525] &amp; &quot;\newline \textbf{&quot; &amp; [.F525] &amp;&quot;}&quot;" office:value-type="string" office:string-value="\item[Suet. Aug.] Sueton divus Augustus\newline \textbf{Suet_Aug}">
            <text:p>\item[Suet. Aug.] Sueton divus Augustus\newline \textbf{Suet_Aug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al.</text:p>
          </table:table-cell>
          <table:table-cell office:value-type="string">
            <text:p>Sueton</text:p>
          </table:table-cell>
          <table:table-cell office:value-type="string">
            <text:p>Caligula</text:p>
          </table:table-cell>
          <table:table-cell office:value-type="string">
            <text:p>Suet. Cal.</text:p>
          </table:table-cell>
          <table:table-cell office:value-type="string">
            <text:p>Suet_Ca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6]&amp;&quot;,&quot;&amp;&quot;author ={&quot;&amp;[.G526]&amp;&quot;}, title ={&quot;&amp;[.D526]&amp;&quot;}, publisher = HUP, location = {Cambridge, MA and London}, year = {&quot;&amp; [.K526] &amp; &quot;}, volume = {&quot; &amp; [.M526] &amp;&quot;}, series = LCL-lang, shortseries = LCL-kurz, origtitle = {&quot; &amp; [.D526] &amp; &quot;}, origlanguage = {&quot; &amp; [.J526] &amp; &quot;}, translator = {&quot; &amp; [.N526] &amp; &quot;}, editor = {&quot; &amp; [.O526] &amp; &quot;}, shorthand = {&quot; &amp; [.E526]&amp; &quot;}, shortauthor = {&quot; &amp; [.C526]&amp; &quot;}, keywords = {ancient}, options = {antik},&quot;&amp;&quot;}&quot;" office:value-type="string" office:string-value="@Book{Suet_Cal,author ={Suetonius Tranquillus, Caius}, title ={Caligula}, publisher = HUP, location = {Cambridge, MA and London}, year = {}, volume = {}, series = LCL-lang, shortseries = LCL-kurz, origtitle = {Caligula}, origlanguage = {}, translator = {}, editor = {}, shorthand = {Suet. Cal.}, shortauthor = {Sueton}, keywords = {ancient}, options = {antik},}">
            <text:p>@Book{Suet_Cal,author ={Suetonius Tranquillus, Caius}, title ={Caligula}, publisher = HUP, location = {Cambridge, MA and London}, year = {}, volume = {}, series = LCL-lang, shortseries = LCL-kurz, origtitle = {Caligula}, origlanguage = {}, translator = {}, editor = {}, shorthand = {Suet. Cal.}, shortauthor = {Sueton}, keywords = {ancient}, options = {antik},}</text:p>
          </table:table-cell>
          <table:table-cell table:formula="of:=&quot;@Book{&quot; &amp;[.F526] &amp; &quot;,author ={&quot; &amp; [.G526] &amp;&quot;},  origtitle = {&quot; &amp; [.D526] &amp;&quot; }, shorthand = {&quot; &amp; [.E526]&amp;&quot;}, shortauthor = {&quot;&amp; [.C526]&amp; &quot;}, keywords = {ancient}, options = {antik}}&quot;" office:value-type="string" office:string-value="@Book{Suet_Cal,author ={Suetonius Tranquillus, Caius},  origtitle = {Caligula }, shorthand = {Suet. Cal.}, shortauthor = {Sueton}, keywords = {ancient}, options = {antik}}">
            <text:p>@Book{Suet_Cal,author ={Suetonius Tranquillus, Caius}, <text:s/>origtitle = {Caligula }, shorthand = {Suet. Cal.}, shortauthor = {Sueton}, keywords = {ancient}, options = {antik}}</text:p>
          </table:table-cell>
          <table:table-cell table:formula="of:=&quot;\item[&quot;&amp;[.E526] &amp; &quot;] &quot; &amp;[.C526]&amp; &quot; &quot; &amp;[.D526] &amp; &quot;\newline \textbf{&quot; &amp; [.F526] &amp;&quot;}&quot;" office:value-type="string" office:string-value="\item[Suet. Cal.] Sueton Caligula\newline \textbf{Suet_Cal}">
            <text:p>\item[Suet. Cal.] Sueton Caligula\newline \textbf{Suet_Cal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laud.</text:p>
          </table:table-cell>
          <table:table-cell office:value-type="string">
            <text:p>Sueton</text:p>
          </table:table-cell>
          <table:table-cell office:value-type="string">
            <text:p>divus Claudius</text:p>
          </table:table-cell>
          <table:table-cell office:value-type="string">
            <text:p>Suet. Claud.</text:p>
          </table:table-cell>
          <table:table-cell office:value-type="string">
            <text:p>Suet_Claud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7]&amp;&quot;,&quot;&amp;&quot;author ={&quot;&amp;[.G527]&amp;&quot;}, title ={&quot;&amp;[.D527]&amp;&quot;}, publisher = HUP, location = {Cambridge, MA and London}, year = {&quot;&amp; [.K527] &amp; &quot;}, volume = {&quot; &amp; [.M527] &amp;&quot;}, series = LCL-lang, shortseries = LCL-kurz, origtitle = {&quot; &amp; [.D527] &amp; &quot;}, origlanguage = {&quot; &amp; [.J527] &amp; &quot;}, translator = {&quot; &amp; [.N527] &amp; &quot;}, editor = {&quot; &amp; [.O527] &amp; &quot;}, shorthand = {&quot; &amp; [.E527]&amp; &quot;}, shortauthor = {&quot; &amp; [.C527]&amp; &quot;}, keywords = {ancient}, options = {antik},&quot;&amp;&quot;}&quot;" office:value-type="string" office:string-value="@Book{Suet_Claud,author ={Suetonius Tranquillus, Caius}, title ={divus Claudius}, publisher = HUP, location = {Cambridge, MA and London}, year = {}, volume = {}, series = LCL-lang, shortseries = LCL-kurz, origtitle = {divus Claudius}, origlanguage = {}, translator = {}, editor = {}, shorthand = {Suet. Claud.}, shortauthor = {Sueton}, keywords = {ancient}, options = {antik},}">
            <text:p>@Book{Suet_Claud,author ={Suetonius Tranquillus, Caius}, title ={divus Claudius}, publisher = HUP, location = {Cambridge, MA and London}, year = {}, volume = {}, series = LCL-lang, shortseries = LCL-kurz, origtitle = {divus Claudius}, origlanguage = {}, translator = {}, editor = {}, shorthand = {Suet. Claud.}, shortauthor = {Sueton}, keywords = {ancient}, options = {antik},}</text:p>
          </table:table-cell>
          <table:table-cell table:formula="of:=&quot;@Book{&quot; &amp;[.F527] &amp; &quot;,author ={&quot; &amp; [.G527] &amp;&quot;},  origtitle = {&quot; &amp; [.D527] &amp;&quot; }, shorthand = {&quot; &amp; [.E527]&amp;&quot;}, shortauthor = {&quot;&amp; [.C527]&amp; &quot;}, keywords = {ancient}, options = {antik}}&quot;" office:value-type="string" office:string-value="@Book{Suet_Claud,author ={Suetonius Tranquillus, Caius},  origtitle = {divus Claudius }, shorthand = {Suet. Claud.}, shortauthor = {Sueton}, keywords = {ancient}, options = {antik}}">
            <text:p>@Book{Suet_Claud,author ={Suetonius Tranquillus, Caius}, <text:s/>origtitle = {divus Claudius }, shorthand = {Suet. Claud.}, shortauthor = {Sueton}, keywords = {ancient}, options = {antik}}</text:p>
          </table:table-cell>
          <table:table-cell table:formula="of:=&quot;\item[&quot;&amp;[.E527] &amp; &quot;] &quot; &amp;[.C527]&amp; &quot; &quot; &amp;[.D527] &amp; &quot;\newline \textbf{&quot; &amp; [.F527] &amp;&quot;}&quot;" office:value-type="string" office:string-value="\item[Suet. Claud.] Sueton divus Claudius\newline \textbf{Suet_Claud}">
            <text:p>\item[Suet. Claud.] Sueton divus Claudius\newline \textbf{Suet_Claud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Dom.</text:p>
          </table:table-cell>
          <table:table-cell office:value-type="string">
            <text:p>Sueton</text:p>
          </table:table-cell>
          <table:table-cell office:value-type="string">
            <text:p>Domitianus</text:p>
          </table:table-cell>
          <table:table-cell office:value-type="string">
            <text:p>Suet. Dom.</text:p>
          </table:table-cell>
          <table:table-cell office:value-type="string">
            <text:p>Suet_Do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8]&amp;&quot;,&quot;&amp;&quot;author ={&quot;&amp;[.G528]&amp;&quot;}, title ={&quot;&amp;[.D528]&amp;&quot;}, publisher = HUP, location = {Cambridge, MA and London}, year = {&quot;&amp; [.K528] &amp; &quot;}, volume = {&quot; &amp; [.M528] &amp;&quot;}, series = LCL-lang, shortseries = LCL-kurz, origtitle = {&quot; &amp; [.D528] &amp; &quot;}, origlanguage = {&quot; &amp; [.J528] &amp; &quot;}, translator = {&quot; &amp; [.N528] &amp; &quot;}, editor = {&quot; &amp; [.O528] &amp; &quot;}, shorthand = {&quot; &amp; [.E528]&amp; &quot;}, shortauthor = {&quot; &amp; [.C528]&amp; &quot;}, keywords = {ancient}, options = {antik},&quot;&amp;&quot;}&quot;" office:value-type="string" office:string-value="@Book{Suet_Dom,author ={Suetonius Tranquillus, Caius}, title ={Domitianus}, publisher = HUP, location = {Cambridge, MA and London}, year = {}, volume = {}, series = LCL-lang, shortseries = LCL-kurz, origtitle = {Domitianus}, origlanguage = {}, translator = {}, editor = {}, shorthand = {Suet. Dom.}, shortauthor = {Sueton}, keywords = {ancient}, options = {antik},}">
            <text:p>@Book{Suet_Dom,author ={Suetonius Tranquillus, Caius}, title ={Domitianus}, publisher = HUP, location = {Cambridge, MA and London}, year = {}, volume = {}, series = LCL-lang, shortseries = LCL-kurz, origtitle = {Domitianus}, origlanguage = {}, translator = {}, editor = {}, shorthand = {Suet. Dom.}, shortauthor = {Sueton}, keywords = {ancient}, options = {antik},}</text:p>
          </table:table-cell>
          <table:table-cell table:formula="of:=&quot;@Book{&quot; &amp;[.F528] &amp; &quot;,author ={&quot; &amp; [.G528] &amp;&quot;},  origtitle = {&quot; &amp; [.D528] &amp;&quot; }, shorthand = {&quot; &amp; [.E528]&amp;&quot;}, shortauthor = {&quot;&amp; [.C528]&amp; &quot;}, keywords = {ancient}, options = {antik}}&quot;" office:value-type="string" office:string-value="@Book{Suet_Dom,author ={Suetonius Tranquillus, Caius},  origtitle = {Domitianus }, shorthand = {Suet. Dom.}, shortauthor = {Sueton}, keywords = {ancient}, options = {antik}}">
            <text:p>@Book{Suet_Dom,author ={Suetonius Tranquillus, Caius}, <text:s/>origtitle = {Domitianus }, shorthand = {Suet. Dom.}, shortauthor = {Sueton}, keywords = {ancient}, options = {antik}}</text:p>
          </table:table-cell>
          <table:table-cell table:formula="of:=&quot;\item[&quot;&amp;[.E528] &amp; &quot;] &quot; &amp;[.C528]&amp; &quot; &quot; &amp;[.D528] &amp; &quot;\newline \textbf{&quot; &amp; [.F528] &amp;&quot;}&quot;" office:value-type="string" office:string-value="\item[Suet. Dom.] Sueton Domitianus\newline \textbf{Suet_Dom}">
            <text:p>\item[Suet. Dom.] Sueton Domitianus\newline \textbf{Suet_Dom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gramm.</text:p>
          </table:table-cell>
          <table:table-cell office:value-type="string">
            <text:p>Sueton</text:p>
          </table:table-cell>
          <table:table-cell office:value-type="string">
            <text:p>de grammaticis</text:p>
          </table:table-cell>
          <table:table-cell office:value-type="string">
            <text:p>Suet. gramm.</text:p>
          </table:table-cell>
          <table:table-cell office:value-type="string">
            <text:p>Suet_gram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9]&amp;&quot;,&quot;&amp;&quot;author ={&quot;&amp;[.G529]&amp;&quot;}, title ={&quot;&amp;[.D529]&amp;&quot;}, publisher = HUP, location = {Cambridge, MA and London}, year = {&quot;&amp; [.K529] &amp; &quot;}, volume = {&quot; &amp; [.M529] &amp;&quot;}, series = LCL-lang, shortseries = LCL-kurz, origtitle = {&quot; &amp; [.D529] &amp; &quot;}, origlanguage = {&quot; &amp; [.J529] &amp; &quot;}, translator = {&quot; &amp; [.N529] &amp; &quot;}, editor = {&quot; &amp; [.O529] &amp; &quot;}, shorthand = {&quot; &amp; [.E529]&amp; &quot;}, shortauthor = {&quot; &amp; [.C529]&amp; &quot;}, keywords = {ancient}, options = {antik},&quot;&amp;&quot;}&quot;" office:value-type="string" office:string-value="@Book{Suet_gramm,author ={Suetonius Tranquillus, Caius}, title ={de grammaticis}, publisher = HUP, location = {Cambridge, MA and London}, year = {}, volume = {}, series = LCL-lang, shortseries = LCL-kurz, origtitle = {de grammaticis}, origlanguage = {}, translator = {}, editor = {}, shorthand = {Suet. gramm.}, shortauthor = {Sueton}, keywords = {ancient}, options = {antik},}">
            <text:p>@Book{Suet_gramm,author ={Suetonius Tranquillus, Caius}, title ={de grammaticis}, publisher = HUP, location = {Cambridge, MA and London}, year = {}, volume = {}, series = LCL-lang, shortseries = LCL-kurz, origtitle = {de grammaticis}, origlanguage = {}, translator = {}, editor = {}, shorthand = {Suet. gramm.}, shortauthor = {Sueton}, keywords = {ancient}, options = {antik},}</text:p>
          </table:table-cell>
          <table:table-cell table:formula="of:=&quot;@Book{&quot; &amp;[.F529] &amp; &quot;,author ={&quot; &amp; [.G529] &amp;&quot;},  origtitle = {&quot; &amp; [.D529] &amp;&quot; }, shorthand = {&quot; &amp; [.E529]&amp;&quot;}, shortauthor = {&quot;&amp; [.C529]&amp; &quot;}, keywords = {ancient}, options = {antik}}&quot;" office:value-type="string" office:string-value="@Book{Suet_gramm,author ={Suetonius Tranquillus, Caius},  origtitle = {de grammaticis }, shorthand = {Suet. gramm.}, shortauthor = {Sueton}, keywords = {ancient}, options = {antik}}">
            <text:p>@Book{Suet_gramm,author ={Suetonius Tranquillus, Caius}, <text:s/>origtitle = {de grammaticis }, shorthand = {Suet. gramm.}, shortauthor = {Sueton}, keywords = {ancient}, options = {antik}}</text:p>
          </table:table-cell>
          <table:table-cell table:formula="of:=&quot;\item[&quot;&amp;[.E529] &amp; &quot;] &quot; &amp;[.C529]&amp; &quot; &quot; &amp;[.D529] &amp; &quot;\newline \textbf{&quot; &amp; [.F529] &amp;&quot;}&quot;" office:value-type="string" office:string-value="\item[Suet. gramm.] Sueton de grammaticis\newline \textbf{Suet_gramm}">
            <text:p>\item[Suet. gramm.] Sueton de grammaticis\newline \textbf{Suet_gramm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Iul.</text:p>
          </table:table-cell>
          <table:table-cell office:value-type="string">
            <text:p>Sueton</text:p>
          </table:table-cell>
          <table:table-cell office:value-type="string">
            <text:p>divus Iulius</text:p>
          </table:table-cell>
          <table:table-cell office:value-type="string">
            <text:p>Suet. Iul.</text:p>
          </table:table-cell>
          <table:table-cell office:value-type="string">
            <text:p>Suet_Iu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0]&amp;&quot;,&quot;&amp;&quot;author ={&quot;&amp;[.G530]&amp;&quot;}, title ={&quot;&amp;[.D530]&amp;&quot;}, publisher = HUP, location = {Cambridge, MA and London}, year = {&quot;&amp; [.K530] &amp; &quot;}, volume = {&quot; &amp; [.M530] &amp;&quot;}, series = LCL-lang, shortseries = LCL-kurz, origtitle = {&quot; &amp; [.D530] &amp; &quot;}, origlanguage = {&quot; &amp; [.J530] &amp; &quot;}, translator = {&quot; &amp; [.N530] &amp; &quot;}, editor = {&quot; &amp; [.O530] &amp; &quot;}, shorthand = {&quot; &amp; [.E530]&amp; &quot;}, shortauthor = {&quot; &amp; [.C530]&amp; &quot;}, keywords = {ancient}, options = {antik},&quot;&amp;&quot;}&quot;" office:value-type="string" office:string-value="@Book{Suet_Iul,author ={Suetonius Tranquillus, Caius}, title ={divus Iulius}, publisher = HUP, location = {Cambridge, MA and London}, year = {}, volume = {}, series = LCL-lang, shortseries = LCL-kurz, origtitle = {divus Iulius}, origlanguage = {}, translator = {}, editor = {}, shorthand = {Suet. Iul.}, shortauthor = {Sueton}, keywords = {ancient}, options = {antik},}">
            <text:p>@Book{Suet_Iul,author ={Suetonius Tranquillus, Caius}, title ={divus Iulius}, publisher = HUP, location = {Cambridge, MA and London}, year = {}, volume = {}, series = LCL-lang, shortseries = LCL-kurz, origtitle = {divus Iulius}, origlanguage = {}, translator = {}, editor = {}, shorthand = {Suet. Iul.}, shortauthor = {Sueton}, keywords = {ancient}, options = {antik},}</text:p>
          </table:table-cell>
          <table:table-cell table:formula="of:=&quot;@Book{&quot; &amp;[.F530] &amp; &quot;,author ={&quot; &amp; [.G530] &amp;&quot;},  origtitle = {&quot; &amp; [.D530] &amp;&quot; }, shorthand = {&quot; &amp; [.E530]&amp;&quot;}, shortauthor = {&quot;&amp; [.C530]&amp; &quot;}, keywords = {ancient}, options = {antik}}&quot;" office:value-type="string" office:string-value="@Book{Suet_Iul,author ={Suetonius Tranquillus, Caius},  origtitle = {divus Iulius }, shorthand = {Suet. Iul.}, shortauthor = {Sueton}, keywords = {ancient}, options = {antik}}">
            <text:p>@Book{Suet_Iul,author ={Suetonius Tranquillus, Caius}, <text:s/>origtitle = {divus Iulius }, shorthand = {Suet. Iul.}, shortauthor = {Sueton}, keywords = {ancient}, options = {antik}}</text:p>
          </table:table-cell>
          <table:table-cell table:formula="of:=&quot;\item[&quot;&amp;[.E530] &amp; &quot;] &quot; &amp;[.C530]&amp; &quot; &quot; &amp;[.D530] &amp; &quot;\newline \textbf{&quot; &amp; [.F530] &amp;&quot;}&quot;" office:value-type="string" office:string-value="\item[Suet. Iul.] Sueton divus Iulius\newline \textbf{Suet_Iul}">
            <text:p>\item[Suet. Iul.] Sueton divus Iulius\newline \textbf{Suet_Iul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b.</text:p>
          </table:table-cell>
          <table:table-cell office:value-type="string">
            <text:p>Sueton</text:p>
          </table:table-cell>
          <table:table-cell office:value-type="string">
            <text:p>divus Tiberius</text:p>
          </table:table-cell>
          <table:table-cell office:value-type="string">
            <text:p>Suet. Tib.</text:p>
          </table:table-cell>
          <table:table-cell office:value-type="string">
            <text:p>Suet_Tib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1]&amp;&quot;,&quot;&amp;&quot;author ={&quot;&amp;[.G531]&amp;&quot;}, title ={&quot;&amp;[.D531]&amp;&quot;}, publisher = HUP, location = {Cambridge, MA and London}, year = {&quot;&amp; [.K531] &amp; &quot;}, volume = {&quot; &amp; [.M531] &amp;&quot;}, series = LCL-lang, shortseries = LCL-kurz, origtitle = {&quot; &amp; [.D531] &amp; &quot;}, origlanguage = {&quot; &amp; [.J531] &amp; &quot;}, translator = {&quot; &amp; [.N531] &amp; &quot;}, editor = {&quot; &amp; [.O531] &amp; &quot;}, shorthand = {&quot; &amp; [.E531]&amp; &quot;}, shortauthor = {&quot; &amp; [.C531]&amp; &quot;}, keywords = {ancient}, options = {antik},&quot;&amp;&quot;}&quot;" office:value-type="string" office:string-value="@Book{Suet_Tib,author ={Suetonius Tranquillus, Caius}, title ={divus Tiberius}, publisher = HUP, location = {Cambridge, MA and London}, year = {}, volume = {}, series = LCL-lang, shortseries = LCL-kurz, origtitle = {divus Tiberius}, origlanguage = {}, translator = {}, editor = {}, shorthand = {Suet. Tib.}, shortauthor = {Sueton}, keywords = {ancient}, options = {antik},}">
            <text:p>@Book{Suet_Tib,author ={Suetonius Tranquillus, Caius}, title ={divus Tiberius}, publisher = HUP, location = {Cambridge, MA and London}, year = {}, volume = {}, series = LCL-lang, shortseries = LCL-kurz, origtitle = {divus Tiberius}, origlanguage = {}, translator = {}, editor = {}, shorthand = {Suet. Tib.}, shortauthor = {Sueton}, keywords = {ancient}, options = {antik},}</text:p>
          </table:table-cell>
          <table:table-cell table:formula="of:=&quot;@Book{&quot; &amp;[.F531] &amp; &quot;,author ={&quot; &amp; [.G531] &amp;&quot;},  origtitle = {&quot; &amp; [.D531] &amp;&quot; }, shorthand = {&quot; &amp; [.E531]&amp;&quot;}, shortauthor = {&quot;&amp; [.C531]&amp; &quot;}, keywords = {ancient}, options = {antik}}&quot;" office:value-type="string" office:string-value="@Book{Suet_Tib,author ={Suetonius Tranquillus, Caius},  origtitle = {divus Tiberius }, shorthand = {Suet. Tib.}, shortauthor = {Sueton}, keywords = {ancient}, options = {antik}}">
            <text:p>@Book{Suet_Tib,author ={Suetonius Tranquillus, Caius}, <text:s/>origtitle = {divus Tiberius }, shorthand = {Suet. Tib.}, shortauthor = {Sueton}, keywords = {ancient}, options = {antik}}</text:p>
          </table:table-cell>
          <table:table-cell table:formula="of:=&quot;\item[&quot;&amp;[.E531] &amp; &quot;] &quot; &amp;[.C531]&amp; &quot; &quot; &amp;[.D531] &amp; &quot;\newline \textbf{&quot; &amp; [.F531] &amp;&quot;}&quot;" office:value-type="string" office:string-value="\item[Suet. Tib.] Sueton divus Tiberius\newline \textbf{Suet_Tib}">
            <text:p>\item[Suet. Tib.] Sueton divus Tiberius\newline \textbf{Suet_Tib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t.</text:p>
          </table:table-cell>
          <table:table-cell office:value-type="string">
            <text:p>Sueton</text:p>
          </table:table-cell>
          <table:table-cell office:value-type="string">
            <text:p>divus Titus</text:p>
          </table:table-cell>
          <table:table-cell office:value-type="string">
            <text:p>Suet. Tit.</text:p>
          </table:table-cell>
          <table:table-cell office:value-type="string">
            <text:p>Suet_T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2]&amp;&quot;,&quot;&amp;&quot;author ={&quot;&amp;[.G532]&amp;&quot;}, title ={&quot;&amp;[.D532]&amp;&quot;}, publisher = HUP, location = {Cambridge, MA and London}, year = {&quot;&amp; [.K532] &amp; &quot;}, volume = {&quot; &amp; [.M532] &amp;&quot;}, series = LCL-lang, shortseries = LCL-kurz, origtitle = {&quot; &amp; [.D532] &amp; &quot;}, origlanguage = {&quot; &amp; [.J532] &amp; &quot;}, translator = {&quot; &amp; [.N532] &amp; &quot;}, editor = {&quot; &amp; [.O532] &amp; &quot;}, shorthand = {&quot; &amp; [.E532]&amp; &quot;}, shortauthor = {&quot; &amp; [.C532]&amp; &quot;}, keywords = {ancient}, options = {antik},&quot;&amp;&quot;}&quot;" office:value-type="string" office:string-value="@Book{Suet_Tit,author ={Suetonius Tranquillus, Caius}, title ={divus Titus}, publisher = HUP, location = {Cambridge, MA and London}, year = {}, volume = {}, series = LCL-lang, shortseries = LCL-kurz, origtitle = {divus Titus}, origlanguage = {}, translator = {}, editor = {}, shorthand = {Suet. Tit.}, shortauthor = {Sueton}, keywords = {ancient}, options = {antik},}">
            <text:p>@Book{Suet_Tit,author ={Suetonius Tranquillus, Caius}, title ={divus Titus}, publisher = HUP, location = {Cambridge, MA and London}, year = {}, volume = {}, series = LCL-lang, shortseries = LCL-kurz, origtitle = {divus Titus}, origlanguage = {}, translator = {}, editor = {}, shorthand = {Suet. Tit.}, shortauthor = {Sueton}, keywords = {ancient}, options = {antik},}</text:p>
          </table:table-cell>
          <table:table-cell table:formula="of:=&quot;@Book{&quot; &amp;[.F532] &amp; &quot;,author ={&quot; &amp; [.G532] &amp;&quot;},  origtitle = {&quot; &amp; [.D532] &amp;&quot; }, shorthand = {&quot; &amp; [.E532]&amp;&quot;}, shortauthor = {&quot;&amp; [.C532]&amp; &quot;}, keywords = {ancient}, options = {antik}}&quot;" office:value-type="string" office:string-value="@Book{Suet_Tit,author ={Suetonius Tranquillus, Caius},  origtitle = {divus Titus }, shorthand = {Suet. Tit.}, shortauthor = {Sueton}, keywords = {ancient}, options = {antik}}">
            <text:p>@Book{Suet_Tit,author ={Suetonius Tranquillus, Caius}, <text:s/>origtitle = {divus Titus }, shorthand = {Suet. Tit.}, shortauthor = {Sueton}, keywords = {ancient}, options = {antik}}</text:p>
          </table:table-cell>
          <table:table-cell table:formula="of:=&quot;\item[&quot;&amp;[.E532] &amp; &quot;] &quot; &amp;[.C532]&amp; &quot; &quot; &amp;[.D532] &amp; &quot;\newline \textbf{&quot; &amp; [.F532] &amp;&quot;}&quot;" office:value-type="string" office:string-value="\item[Suet. Tit.] Sueton divus Titus\newline \textbf{Suet_Tit}">
            <text:p>\item[Suet. Tit.] Sueton divus Titus\newline \textbf{Suet_Tit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esp.</text:p>
          </table:table-cell>
          <table:table-cell office:value-type="string">
            <text:p>Sueton</text:p>
          </table:table-cell>
          <table:table-cell office:value-type="string">
            <text:p>divus Vespasianus</text:p>
          </table:table-cell>
          <table:table-cell office:value-type="string">
            <text:p>Suet. Vesp.</text:p>
          </table:table-cell>
          <table:table-cell office:value-type="string">
            <text:p>Suet_Vesp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3]&amp;&quot;,&quot;&amp;&quot;author ={&quot;&amp;[.G533]&amp;&quot;}, title ={&quot;&amp;[.D533]&amp;&quot;}, publisher = HUP, location = {Cambridge, MA and London}, year = {&quot;&amp; [.K533] &amp; &quot;}, volume = {&quot; &amp; [.M533] &amp;&quot;}, series = LCL-lang, shortseries = LCL-kurz, origtitle = {&quot; &amp; [.D533] &amp; &quot;}, origlanguage = {&quot; &amp; [.J533] &amp; &quot;}, translator = {&quot; &amp; [.N533] &amp; &quot;}, editor = {&quot; &amp; [.O533] &amp; &quot;}, shorthand = {&quot; &amp; [.E533]&amp; &quot;}, shortauthor = {&quot; &amp; [.C533]&amp; &quot;}, keywords = {ancient}, options = {antik},&quot;&amp;&quot;}&quot;" office:value-type="string" office:string-value="@Book{Suet_Vesp,author ={Suetonius Tranquillus, Caius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}, keywords = {ancient}, options = {antik},}">
            <text:p>@Book{Suet_Vesp,author ={Suetonius Tranquillus, Caius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}, keywords = {ancient}, options = {antik},}</text:p>
          </table:table-cell>
          <table:table-cell table:formula="of:=&quot;@Book{&quot; &amp;[.F533] &amp; &quot;,author ={&quot; &amp; [.G533] &amp;&quot;},  origtitle = {&quot; &amp; [.D533] &amp;&quot; }, shorthand = {&quot; &amp; [.E533]&amp;&quot;}, shortauthor = {&quot;&amp; [.C533]&amp; &quot;}, keywords = {ancient}, options = {antik}}&quot;" office:value-type="string" office:string-value="@Book{Suet_Vesp,author ={Suetonius Tranquillus, Caius},  origtitle = {divus Vespasianus }, shorthand = {Suet. Vesp.}, shortauthor = {Sueton}, keywords = {ancient}, options = {antik}}">
            <text:p>@Book{Suet_Vesp,author ={Suetonius Tranquillus, Caius}, <text:s/>origtitle = {divus Vespasianus }, shorthand = {Suet. Vesp.}, shortauthor = {Sueton}, keywords = {ancient}, options = {antik}}</text:p>
          </table:table-cell>
          <table:table-cell table:formula="of:=&quot;\item[&quot;&amp;[.E533] &amp; &quot;] &quot; &amp;[.C533]&amp; &quot; &quot; &amp;[.D533] &amp; &quot;\newline \textbf{&quot; &amp; [.F533] &amp;&quot;}&quot;" office:value-type="string" office:string-value="\item[Suet. Vesp.] Sueton divus Vespasianus\newline \textbf{Suet_Vesp}">
            <text:p>\item[Suet. Vesp.] Sueton divus Vespasianus\newline \textbf{Suet_Vesp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it.</text:p>
          </table:table-cell>
          <table:table-cell office:value-type="string">
            <text:p>Sueton</text:p>
          </table:table-cell>
          <table:table-cell office:value-type="string">
            <text:p>Vitellius</text:p>
          </table:table-cell>
          <table:table-cell office:value-type="string">
            <text:p>Suet. Vit.</text:p>
          </table:table-cell>
          <table:table-cell office:value-type="string">
            <text:p>Suet_V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4]&amp;&quot;,&quot;&amp;&quot;author ={&quot;&amp;[.G534]&amp;&quot;}, title ={&quot;&amp;[.D534]&amp;&quot;}, publisher = HUP, location = {Cambridge, MA and London}, year = {&quot;&amp; [.K534] &amp; &quot;}, volume = {&quot; &amp; [.M534] &amp;&quot;}, series = LCL-lang, shortseries = LCL-kurz, origtitle = {&quot; &amp; [.D534] &amp; &quot;}, origlanguage = {&quot; &amp; [.J534] &amp; &quot;}, translator = {&quot; &amp; [.N534] &amp; &quot;}, editor = {&quot; &amp; [.O534] &amp; &quot;}, shorthand = {&quot; &amp; [.E534]&amp; &quot;}, shortauthor = {&quot; &amp; [.C534]&amp; &quot;}, keywords = {ancient}, options = {antik},&quot;&amp;&quot;}&quot;" office:value-type="string" office:string-value="@Book{Suet_Vit,author ={Suetonius Tranquillus, Caius}, title ={Vitellius}, publisher = HUP, location = {Cambridge, MA and London}, year = {}, volume = {}, series = LCL-lang, shortseries = LCL-kurz, origtitle = {Vitellius}, origlanguage = {}, translator = {}, editor = {}, shorthand = {Suet. Vit.}, shortauthor = {Sueton}, keywords = {ancient}, options = {antik},}">
            <text:p>@Book{Suet_Vit,author ={Suetonius Tranquillus, Caius}, title ={Vitellius}, publisher = HUP, location = {Cambridge, MA and London}, year = {}, volume = {}, series = LCL-lang, shortseries = LCL-kurz, origtitle = {Vitellius}, origlanguage = {}, translator = {}, editor = {}, shorthand = {Suet. Vit.}, shortauthor = {Sueton}, keywords = {ancient}, options = {antik},}</text:p>
          </table:table-cell>
          <table:table-cell table:formula="of:=&quot;@Book{&quot; &amp;[.F534] &amp; &quot;,author ={&quot; &amp; [.G534] &amp;&quot;},  origtitle = {&quot; &amp; [.D534] &amp;&quot; }, shorthand = {&quot; &amp; [.E534]&amp;&quot;}, shortauthor = {&quot;&amp; [.C534]&amp; &quot;}, keywords = {ancient}, options = {antik}}&quot;" office:value-type="string" office:string-value="@Book{Suet_Vit,author ={Suetonius Tranquillus, Caius},  origtitle = {Vitellius }, shorthand = {Suet. Vit.}, shortauthor = {Sueton}, keywords = {ancient}, options = {antik}}">
            <text:p>@Book{Suet_Vit,author ={Suetonius Tranquillus, Caius}, <text:s/>origtitle = {Vitellius }, shorthand = {Suet. Vit.}, shortauthor = {Sueton}, keywords = {ancient}, options = {antik}}</text:p>
          </table:table-cell>
          <table:table-cell table:formula="of:=&quot;\item[&quot;&amp;[.E534] &amp; &quot;] &quot; &amp;[.C534]&amp; &quot; &quot; &amp;[.D534] &amp; &quot;\newline \textbf{&quot; &amp; [.F534] &amp;&quot;}&quot;" office:value-type="string" office:string-value="\item[Suet. Vit.] Sueton Vitellius\newline \textbf{Suet_Vit}">
            <text:p>\item[Suet. Vit.] Sueton Vitellius\newline \textbf{Suet_Vit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epist.</text:p>
          </table:table-cell>
          <table:table-cell office:value-type="string">
            <text:p>Symmachus</text:p>
          </table:table-cell>
          <table:table-cell office:value-type="string">
            <text:p>epistulae</text:p>
          </table:table-cell>
          <table:table-cell office:value-type="string">
            <text:p>Symm. epist.</text:p>
          </table:table-cell>
          <table:table-cell office:value-type="string">
            <text:p>Symm_epist</text:p>
          </table:table-cell>
          <table:table-cell office:value-type="string">
            <text:p><text:s/>Aurelius Symmach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5]&amp;&quot;,&quot;&amp;&quot;author ={&quot;&amp;[.G535]&amp;&quot;}, title ={&quot;&amp;[.D535]&amp;&quot;}, publisher = HUP, location = {Cambridge, MA and London}, year = {&quot;&amp; [.K535] &amp; &quot;}, volume = {&quot; &amp; [.M535] &amp;&quot;}, series = LCL-lang, shortseries = LCL-kurz, origtitle = {&quot; &amp; [.D535] &amp; &quot;}, origlanguage = {&quot; &amp; [.J535] &amp; &quot;}, translator = {&quot; &amp; [.N535] &amp; &quot;}, editor = {&quot; &amp; [.O535] &amp; &quot;}, shorthand = {&quot; &amp; [.E535]&amp; &quot;}, shortauthor = {&quot; &amp; [.C535]&amp; &quot;}, keywords = {ancient}, options = {antik},&quot;&amp;&quot;}&quot;" office:value-type="string" office:string-value="@Book{Symm_epist,author ={ Aurelius Symmachus, Quintus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">
            <text:p>@Book{Symm_epist,author ={ Aurelius Symmachus, Quintus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</text:p>
          </table:table-cell>
          <table:table-cell table:formula="of:=&quot;@Book{&quot; &amp;[.F535] &amp; &quot;,author ={&quot; &amp; [.G535] &amp;&quot;},  origtitle = {&quot; &amp; [.D535] &amp;&quot; }, shorthand = {&quot; &amp; [.E535]&amp;&quot;}, shortauthor = {&quot;&amp; [.C535]&amp; &quot;}, keywords = {ancient}, options = {antik}}&quot;" office:value-type="string" office:string-value="@Book{Symm_epist,author ={ Aurelius Symmachus, Quintus},  origtitle = {epistulae }, shorthand = {Symm. epist.}, shortauthor = {Symmachus}, keywords = {ancient}, options = {antik}}">
            <text:p>@Book{Symm_epist,author ={ Aurelius Symmachus, Quintus}, <text:s/>origtitle = {epistulae }, shorthand = {Symm. epist.}, shortauthor = {Symmachus}, keywords = {ancient}, options = {antik}}</text:p>
          </table:table-cell>
          <table:table-cell table:formula="of:=&quot;\item[&quot;&amp;[.E535] &amp; &quot;] &quot; &amp;[.C535]&amp; &quot; &quot; &amp;[.D535] &amp; &quot;\newline \textbf{&quot; &amp; [.F535] &amp;&quot;}&quot;" office:value-type="string" office:string-value="\item[Symm. epist.] Symmachus epistulae\newline \textbf{Symm_epist}">
            <text:p>\item[Symm. epist.] Symmachus epistulae\newline \textbf{Symm_epist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or.</text:p>
          </table:table-cell>
          <table:table-cell office:value-type="string">
            <text:p>Symmachus</text:p>
          </table:table-cell>
          <table:table-cell office:value-type="string">
            <text:p>orationes</text:p>
          </table:table-cell>
          <table:table-cell office:value-type="string">
            <text:p>Symm. or.</text:p>
          </table:table-cell>
          <table:table-cell office:value-type="string">
            <text:p>Symm_or</text:p>
          </table:table-cell>
          <table:table-cell office:value-type="string">
            <text:p><text:s/>Aurelius Symmach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6]&amp;&quot;,&quot;&amp;&quot;author ={&quot;&amp;[.G536]&amp;&quot;}, title ={&quot;&amp;[.D536]&amp;&quot;}, publisher = HUP, location = {Cambridge, MA and London}, year = {&quot;&amp; [.K536] &amp; &quot;}, volume = {&quot; &amp; [.M536] &amp;&quot;}, series = LCL-lang, shortseries = LCL-kurz, origtitle = {&quot; &amp; [.D536] &amp; &quot;}, origlanguage = {&quot; &amp; [.J536] &amp; &quot;}, translator = {&quot; &amp; [.N536] &amp; &quot;}, editor = {&quot; &amp; [.O536] &amp; &quot;}, shorthand = {&quot; &amp; [.E536]&amp; &quot;}, shortauthor = {&quot; &amp; [.C536]&amp; &quot;}, keywords = {ancient}, options = {antik},&quot;&amp;&quot;}&quot;" office:value-type="string" office:string-value="@Book{Symm_or,author ={ Aurelius Symmachus, Quintus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">
            <text:p>@Book{Symm_or,author ={ Aurelius Symmachus, Quintus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</text:p>
          </table:table-cell>
          <table:table-cell table:formula="of:=&quot;@Book{&quot; &amp;[.F536] &amp; &quot;,author ={&quot; &amp; [.G536] &amp;&quot;},  origtitle = {&quot; &amp; [.D536] &amp;&quot; }, shorthand = {&quot; &amp; [.E536]&amp;&quot;}, shortauthor = {&quot;&amp; [.C536]&amp; &quot;}, keywords = {ancient}, options = {antik}}&quot;" office:value-type="string" office:string-value="@Book{Symm_or,author ={ Aurelius Symmachus, Quintus},  origtitle = {orationes }, shorthand = {Symm. or.}, shortauthor = {Symmachus}, keywords = {ancient}, options = {antik}}">
            <text:p>@Book{Symm_or,author ={ Aurelius Symmachus, Quintus}, <text:s/>origtitle = {orationes }, shorthand = {Symm. or.}, shortauthor = {Symmachus}, keywords = {ancient}, options = {antik}}</text:p>
          </table:table-cell>
          <table:table-cell table:formula="of:=&quot;\item[&quot;&amp;[.E536] &amp; &quot;] &quot; &amp;[.C536]&amp; &quot; &quot; &amp;[.D536] &amp; &quot;\newline \textbf{&quot; &amp; [.F536] &amp;&quot;}&quot;" office:value-type="string" office:string-value="\item[Symm. or.] Symmachus orationes\newline \textbf{Symm_or}">
            <text:p>\item[Symm. or.] Symmachus orationes\newline \textbf{Symm_or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rel.</text:p>
          </table:table-cell>
          <table:table-cell office:value-type="string">
            <text:p>Symmachus</text:p>
          </table:table-cell>
          <table:table-cell office:value-type="string">
            <text:p>relationes</text:p>
          </table:table-cell>
          <table:table-cell office:value-type="string">
            <text:p>Symm. rel.</text:p>
          </table:table-cell>
          <table:table-cell office:value-type="string">
            <text:p>Symm_rel</text:p>
          </table:table-cell>
          <table:table-cell office:value-type="string">
            <text:p><text:s/>Aurelius Symmach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7]&amp;&quot;,&quot;&amp;&quot;author ={&quot;&amp;[.G537]&amp;&quot;}, title ={&quot;&amp;[.D537]&amp;&quot;}, publisher = HUP, location = {Cambridge, MA and London}, year = {&quot;&amp; [.K537] &amp; &quot;}, volume = {&quot; &amp; [.M537] &amp;&quot;}, series = LCL-lang, shortseries = LCL-kurz, origtitle = {&quot; &amp; [.D537] &amp; &quot;}, origlanguage = {&quot; &amp; [.J537] &amp; &quot;}, translator = {&quot; &amp; [.N537] &amp; &quot;}, editor = {&quot; &amp; [.O537] &amp; &quot;}, shorthand = {&quot; &amp; [.E537]&amp; &quot;}, shortauthor = {&quot; &amp; [.C537]&amp; &quot;}, keywords = {ancient}, options = {antik},&quot;&amp;&quot;}&quot;" office:value-type="string" office:string-value="@Book{Symm_rel,author ={ Aurelius Symmachus, Quintus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">
            <text:p>@Book{Symm_rel,author ={ Aurelius Symmachus, Quintus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</text:p>
          </table:table-cell>
          <table:table-cell table:formula="of:=&quot;@Book{&quot; &amp;[.F537] &amp; &quot;,author ={&quot; &amp; [.G537] &amp;&quot;},  origtitle = {&quot; &amp; [.D537] &amp;&quot; }, shorthand = {&quot; &amp; [.E537]&amp;&quot;}, shortauthor = {&quot;&amp; [.C537]&amp; &quot;}, keywords = {ancient}, options = {antik}}&quot;" office:value-type="string" office:string-value="@Book{Symm_rel,author ={ Aurelius Symmachus, Quintus},  origtitle = {relationes }, shorthand = {Symm. rel.}, shortauthor = {Symmachus}, keywords = {ancient}, options = {antik}}">
            <text:p>@Book{Symm_rel,author ={ Aurelius Symmachus, Quintus}, <text:s/>origtitle = {relationes }, shorthand = {Symm. rel.}, shortauthor = {Symmachus}, keywords = {ancient}, options = {antik}}</text:p>
          </table:table-cell>
          <table:table-cell table:formula="of:=&quot;\item[&quot;&amp;[.E537] &amp; &quot;] &quot; &amp;[.C537]&amp; &quot; &quot; &amp;[.D537] &amp; &quot;\newline \textbf{&quot; &amp; [.F537] &amp;&quot;}&quot;" office:value-type="string" office:string-value="\item[Symm. rel.] Symmachus relationes\newline \textbf{Symm_rel}">
            <text:p>\item[Symm. rel.] Symmachus relationes\newline \textbf{Symm_rel}</text:p>
          </table:table-cell>
        </table:table-row>
        <table:table-row table:style-name="ro1">
          <table:table-cell office:value-type="string">
            <text:p>Synes. </text:p>
          </table:table-cell>
          <table:table-cell office:value-type="string">
            <text:p>epist.</text:p>
          </table:table-cell>
          <table:table-cell office:value-type="string">
            <text:p>Synesios</text:p>
          </table:table-cell>
          <table:table-cell office:value-type="string">
            <text:p>epistulae</text:p>
          </table:table-cell>
          <table:table-cell office:value-type="string">
            <text:p>Synes. Epist.</text:p>
          </table:table-cell>
          <table:table-cell office:value-type="string">
            <text:p>Synes_epist</text:p>
          </table:table-cell>
          <table:table-cell office:value-type="string">
            <text:p>Syne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8]&amp;&quot;,&quot;&amp;&quot;author ={&quot;&amp;[.G538]&amp;&quot;}, title ={&quot;&amp;[.D538]&amp;&quot;}, publisher = HUP, location = {Cambridge, MA and London}, year = {&quot;&amp; [.K538] &amp; &quot;}, volume = {&quot; &amp; [.M538] &amp;&quot;}, series = LCL-lang, shortseries = LCL-kurz, origtitle = {&quot; &amp; [.D538] &amp; &quot;}, origlanguage = {&quot; &amp; [.J538] &amp; &quot;}, translator = {&quot; &amp; [.N538] &amp; &quot;}, editor = {&quot; &amp; [.O538] &amp; &quot;}, shorthand = {&quot; &amp; [.E538]&amp; &quot;}, shortauthor = {&quot; &amp; [.B538]&amp; &quot;}, keywords = {ancient}, options = {antik},&quot;&amp;&quot;}&quot;" office:value-type="string" office:string-value="@Book{Synes_epist,author ={Synesios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">
            <text:p>@Book{Synes_epist,author ={Synesios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</text:p>
          </table:table-cell>
          <table:table-cell table:formula="of:=&quot;@Book{&quot; &amp;[.F538] &amp; &quot;,author ={&quot; &amp; [.G538] &amp;&quot;},  origtitle = {&quot; &amp; [.D538] &amp;&quot; }, shorthand = {&quot; &amp; [.E538]&amp;&quot;}, shortauthor = {&quot;&amp; [.B538]&amp; &quot;}, keywords = {ancient}, options = {antik}}&quot;" office:value-type="string" office:string-value="@Book{Synes_epist,author ={Synesios},  origtitle = {epistulae }, shorthand = {Synes. Epist.}, shortauthor = {epist.}, keywords = {ancient}, options = {antik}}">
            <text:p>@Book{Synes_epist,author ={Synesios}, <text:s/>origtitle = {epistulae }, shorthand = {Synes. Epist.}, shortauthor = {epist.}, keywords = {ancient}, options = {antik}}</text:p>
          </table:table-cell>
          <table:table-cell table:formula="of:=&quot;\item[&quot;&amp;[.E538] &amp; &quot;] &quot; &amp;[.C538]&amp; &quot; &quot; &amp;[.D538] &amp; &quot;\newline \textbf{&quot; &amp; [.F538] &amp;&quot;}&quot;" office:value-type="string" office:string-value="\item[Synes. Epist.] Synesios epistulae\newline \textbf{Synes_epist}">
            <text:p>\item[Synes. Epist.] Synesios epistulae\newline \textbf{Synes_epist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gr.</text:p>
          </table:table-cell>
          <table:table-cell office:value-type="string">
            <text:p>Tacitus</text:p>
          </table:table-cell>
          <table:table-cell office:value-type="string">
            <text:p>Agricola</text:p>
          </table:table-cell>
          <table:table-cell office:value-type="string">
            <text:p>Tac. Agr.</text:p>
          </table:table-cell>
          <table:table-cell office:value-type="string">
            <text:p>Tac_Agr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9]&amp;&quot;,&quot;&amp;&quot;author ={&quot;&amp;[.G539]&amp;&quot;}, title ={&quot;&amp;[.D539]&amp;&quot;}, publisher = HUP, location = {Cambridge, MA and London}, year = {&quot;&amp; [.K539] &amp; &quot;}, volume = {&quot; &amp; [.M539] &amp;&quot;}, series = LCL-lang, shortseries = LCL-kurz, origtitle = {&quot; &amp; [.D539] &amp; &quot;}, origlanguage = {&quot; &amp; [.J539] &amp; &quot;}, translator = {&quot; &amp; [.N539] &amp; &quot;}, editor = {&quot; &amp; [.O539] &amp; &quot;}, shorthand = {&quot; &amp; [.E539]&amp; &quot;}, shortauthor = {&quot; &amp; [.C539]&amp; &quot;}, keywords = {ancient}, options = {antik},&quot;&amp;&quot;}&quot;" office:value-type="string" office:string-value="@Book{Tac_Agr,author ={Cornelius Tacitus, Publius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">
            <text:p>@Book{Tac_Agr,author ={Cornelius Tacitus, Publius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</text:p>
          </table:table-cell>
          <table:table-cell table:formula="of:=&quot;@Book{&quot; &amp;[.F539] &amp; &quot;,author ={&quot; &amp; [.G539] &amp;&quot;},  origtitle = {&quot; &amp; [.D539] &amp;&quot; }, shorthand = {&quot; &amp; [.E539]&amp;&quot;}, shortauthor = {&quot;&amp; [.C539]&amp; &quot;}, keywords = {ancient}, options = {antik}}&quot;" office:value-type="string" office:string-value="@Book{Tac_Agr,author ={Cornelius Tacitus, Publius},  origtitle = {Agricola }, shorthand = {Tac. Agr.}, shortauthor = {Tacitus}, keywords = {ancient}, options = {antik}}">
            <text:p>@Book{Tac_Agr,author ={Cornelius Tacitus, Publius}, <text:s/>origtitle = {Agricola }, shorthand = {Tac. Agr.}, shortauthor = {Tacitus}, keywords = {ancient}, options = {antik}}</text:p>
          </table:table-cell>
          <table:table-cell table:formula="of:=&quot;\item[&quot;&amp;[.E539] &amp; &quot;] &quot; &amp;[.C539]&amp; &quot; &quot; &amp;[.D539] &amp; &quot;\newline \textbf{&quot; &amp; [.F539] &amp;&quot;}&quot;" office:value-type="string" office:string-value="\item[Tac. Agr.] Tacitus Agricola\newline \textbf{Tac_Agr}">
            <text:p>\item[Tac. Agr.] Tacitus Agricola\newline \textbf{Tac_Agr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nn.</text:p>
          </table:table-cell>
          <table:table-cell office:value-type="string">
            <text:p>Tacitus</text:p>
          </table:table-cell>
          <table:table-cell office:value-type="string">
            <text:p>annales</text:p>
          </table:table-cell>
          <table:table-cell office:value-type="string">
            <text:p>Tac. ann.</text:p>
          </table:table-cell>
          <table:table-cell office:value-type="string">
            <text:p>Tac_ann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0]&amp;&quot;,&quot;&amp;&quot;author ={&quot;&amp;[.G540]&amp;&quot;}, title ={&quot;&amp;[.D540]&amp;&quot;}, publisher = HUP, location = {Cambridge, MA and London}, year = {&quot;&amp; [.K540] &amp; &quot;}, volume = {&quot; &amp; [.M540] &amp;&quot;}, series = LCL-lang, shortseries = LCL-kurz, origtitle = {&quot; &amp; [.D540] &amp; &quot;}, origlanguage = {&quot; &amp; [.J540] &amp; &quot;}, translator = {&quot; &amp; [.N540] &amp; &quot;}, editor = {&quot; &amp; [.O540] &amp; &quot;}, shorthand = {&quot; &amp; [.E540]&amp; &quot;}, shortauthor = {&quot; &amp; [.C540]&amp; &quot;}, keywords = {ancient}, options = {antik},&quot;&amp;&quot;}&quot;" office:value-type="string" office:string-value="@Book{Tac_ann,author ={Cornelius Tacitus, Publius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">
            <text:p>@Book{Tac_ann,author ={Cornelius Tacitus, Publius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</text:p>
          </table:table-cell>
          <table:table-cell table:formula="of:=&quot;@Book{&quot; &amp;[.F540] &amp; &quot;,author ={&quot; &amp; [.G540] &amp;&quot;},  origtitle = {&quot; &amp; [.D540] &amp;&quot; }, shorthand = {&quot; &amp; [.E540]&amp;&quot;}, shortauthor = {&quot;&amp; [.C540]&amp; &quot;}, keywords = {ancient}, options = {antik}}&quot;" office:value-type="string" office:string-value="@Book{Tac_ann,author ={Cornelius Tacitus, Publius},  origtitle = {annales }, shorthand = {Tac. ann.}, shortauthor = {Tacitus}, keywords = {ancient}, options = {antik}}">
            <text:p>@Book{Tac_ann,author ={Cornelius Tacitus, Publius}, <text:s/>origtitle = {annales }, shorthand = {Tac. ann.}, shortauthor = {Tacitus}, keywords = {ancient}, options = {antik}}</text:p>
          </table:table-cell>
          <table:table-cell table:formula="of:=&quot;\item[&quot;&amp;[.E540] &amp; &quot;] &quot; &amp;[.C540]&amp; &quot; &quot; &amp;[.D540] &amp; &quot;\newline \textbf{&quot; &amp; [.F540] &amp;&quot;}&quot;" office:value-type="string" office:string-value="\item[Tac. ann.] Tacitus annales\newline \textbf{Tac_ann}">
            <text:p>\item[Tac. ann.] Tacitus annales\newline \textbf{Tac_ann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dial.</text:p>
          </table:table-cell>
          <table:table-cell office:value-type="string">
            <text:p>Tacitus</text:p>
          </table:table-cell>
          <table:table-cell office:value-type="string">
            <text:p>dialogus de oratoribus</text:p>
          </table:table-cell>
          <table:table-cell office:value-type="string">
            <text:p>Tac. dial.</text:p>
          </table:table-cell>
          <table:table-cell office:value-type="string">
            <text:p>Tac_dial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1]&amp;&quot;,&quot;&amp;&quot;author ={&quot;&amp;[.G541]&amp;&quot;}, title ={&quot;&amp;[.D541]&amp;&quot;}, publisher = HUP, location = {Cambridge, MA and London}, year = {&quot;&amp; [.K541] &amp; &quot;}, volume = {&quot; &amp; [.M541] &amp;&quot;}, series = LCL-lang, shortseries = LCL-kurz, origtitle = {&quot; &amp; [.D541] &amp; &quot;}, origlanguage = {&quot; &amp; [.J541] &amp; &quot;}, translator = {&quot; &amp; [.N541] &amp; &quot;}, editor = {&quot; &amp; [.O541] &amp; &quot;}, shorthand = {&quot; &amp; [.E541]&amp; &quot;}, shortauthor = {&quot; &amp; [.C541]&amp; &quot;}, keywords = {ancient}, options = {antik},&quot;&amp;&quot;}&quot;" office:value-type="string" office:string-value="@Book{Tac_dial,author ={Cornelius Tacitus, Publius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">
            <text:p>@Book{Tac_dial,author ={Cornelius Tacitus, Publius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</text:p>
          </table:table-cell>
          <table:table-cell table:formula="of:=&quot;@Book{&quot; &amp;[.F541] &amp; &quot;,author ={&quot; &amp; [.G541] &amp;&quot;},  origtitle = {&quot; &amp; [.D541] &amp;&quot; }, shorthand = {&quot; &amp; [.E541]&amp;&quot;}, shortauthor = {&quot;&amp; [.C541]&amp; &quot;}, keywords = {ancient}, options = {antik}}&quot;" office:value-type="string" office:string-value="@Book{Tac_dial,author ={Cornelius Tacitus, Publius},  origtitle = {dialogus de oratoribus }, shorthand = {Tac. dial.}, shortauthor = {Tacitus}, keywords = {ancient}, options = {antik}}">
            <text:p>@Book{Tac_dial,author ={Cornelius Tacitus, Publius}, <text:s/>origtitle = {dialogus de oratoribus }, shorthand = {Tac. dial.}, shortauthor = {Tacitus}, keywords = {ancient}, options = {antik}}</text:p>
          </table:table-cell>
          <table:table-cell table:formula="of:=&quot;\item[&quot;&amp;[.E541] &amp; &quot;] &quot; &amp;[.C541]&amp; &quot; &quot; &amp;[.D541] &amp; &quot;\newline \textbf{&quot; &amp; [.F541] &amp;&quot;}&quot;" office:value-type="string" office:string-value="\item[Tac. dial.] Tacitus dialogus de oratoribus\newline \textbf{Tac_dial}">
            <text:p>\item[Tac. dial.] Tacitus dialogus de oratoribus\newline \textbf{Tac_dial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Germ.</text:p>
          </table:table-cell>
          <table:table-cell office:value-type="string">
            <text:p>Tacitus</text:p>
          </table:table-cell>
          <table:table-cell office:value-type="string">
            <text:p>Germania</text:p>
          </table:table-cell>
          <table:table-cell office:value-type="string">
            <text:p>Tac. Germ.</text:p>
          </table:table-cell>
          <table:table-cell office:value-type="string">
            <text:p>Tac_Germ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2]&amp;&quot;,&quot;&amp;&quot;author ={&quot;&amp;[.G542]&amp;&quot;}, title ={&quot;&amp;[.D542]&amp;&quot;}, publisher = HUP, location = {Cambridge, MA and London}, year = {&quot;&amp; [.K542] &amp; &quot;}, volume = {&quot; &amp; [.M542] &amp;&quot;}, series = LCL-lang, shortseries = LCL-kurz, origtitle = {&quot; &amp; [.D542] &amp; &quot;}, origlanguage = {&quot; &amp; [.J542] &amp; &quot;}, translator = {&quot; &amp; [.N542] &amp; &quot;}, editor = {&quot; &amp; [.O542] &amp; &quot;}, shorthand = {&quot; &amp; [.E542]&amp; &quot;}, shortauthor = {&quot; &amp; [.C542]&amp; &quot;}, keywords = {ancient}, options = {antik},&quot;&amp;&quot;}&quot;" office:value-type="string" office:string-value="@Book{Tac_Germ,author ={Cornelius Tacitus, Publius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">
            <text:p>@Book{Tac_Germ,author ={Cornelius Tacitus, Publius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</text:p>
          </table:table-cell>
          <table:table-cell table:formula="of:=&quot;@Book{&quot; &amp;[.F542] &amp; &quot;,author ={&quot; &amp; [.G542] &amp;&quot;},  origtitle = {&quot; &amp; [.D542] &amp;&quot; }, shorthand = {&quot; &amp; [.E542]&amp;&quot;}, shortauthor = {&quot;&amp; [.C542]&amp; &quot;}, keywords = {ancient}, options = {antik}}&quot;" office:value-type="string" office:string-value="@Book{Tac_Germ,author ={Cornelius Tacitus, Publius},  origtitle = {Germania }, shorthand = {Tac. Germ.}, shortauthor = {Tacitus}, keywords = {ancient}, options = {antik}}">
            <text:p>@Book{Tac_Germ,author ={Cornelius Tacitus, Publius}, <text:s/>origtitle = {Germania }, shorthand = {Tac. Germ.}, shortauthor = {Tacitus}, keywords = {ancient}, options = {antik}}</text:p>
          </table:table-cell>
          <table:table-cell table:formula="of:=&quot;\item[&quot;&amp;[.E542] &amp; &quot;] &quot; &amp;[.C542]&amp; &quot; &quot; &amp;[.D542] &amp; &quot;\newline \textbf{&quot; &amp; [.F542] &amp;&quot;}&quot;" office:value-type="string" office:string-value="\item[Tac. Germ.] Tacitus Germania\newline \textbf{Tac_Germ}">
            <text:p>\item[Tac. Germ.] Tacitus Germania\newline \textbf{Tac_Germ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hist.</text:p>
          </table:table-cell>
          <table:table-cell office:value-type="string">
            <text:p>Tacitus</text:p>
          </table:table-cell>
          <table:table-cell office:value-type="string">
            <text:p>historiae</text:p>
          </table:table-cell>
          <table:table-cell office:value-type="string">
            <text:p>Tac. hist.</text:p>
          </table:table-cell>
          <table:table-cell office:value-type="string">
            <text:p>Tac_hist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3]&amp;&quot;,&quot;&amp;&quot;author ={&quot;&amp;[.G543]&amp;&quot;}, title ={&quot;&amp;[.D543]&amp;&quot;}, publisher = HUP, location = {Cambridge, MA and London}, year = {&quot;&amp; [.K543] &amp; &quot;}, volume = {&quot; &amp; [.M543] &amp;&quot;}, series = LCL-lang, shortseries = LCL-kurz, origtitle = {&quot; &amp; [.D543] &amp; &quot;}, origlanguage = {&quot; &amp; [.J543] &amp; &quot;}, translator = {&quot; &amp; [.N543] &amp; &quot;}, editor = {&quot; &amp; [.O543] &amp; &quot;}, shorthand = {&quot; &amp; [.E543]&amp; &quot;}, shortauthor = {&quot; &amp; [.C543]&amp; &quot;}, keywords = {ancient}, options = {antik},&quot;&amp;&quot;}&quot;" office:value-type="string" office:string-value="@Book{Tac_hist,author ={Cornelius Tacitus, Publius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">
            <text:p>@Book{Tac_hist,author ={Cornelius Tacitus, Publius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</text:p>
          </table:table-cell>
          <table:table-cell table:formula="of:=&quot;@Book{&quot; &amp;[.F543] &amp; &quot;,author ={&quot; &amp; [.G543] &amp;&quot;},  origtitle = {&quot; &amp; [.D543] &amp;&quot; }, shorthand = {&quot; &amp; [.E543]&amp;&quot;}, shortauthor = {&quot;&amp; [.C543]&amp; &quot;}, keywords = {ancient}, options = {antik}}&quot;" office:value-type="string" office:string-value="@Book{Tac_hist,author ={Cornelius Tacitus, Publius},  origtitle = {historiae }, shorthand = {Tac. hist.}, shortauthor = {Tacitus}, keywords = {ancient}, options = {antik}}">
            <text:p>@Book{Tac_hist,author ={Cornelius Tacitus, Publius}, <text:s/>origtitle = {historiae }, shorthand = {Tac. hist.}, shortauthor = {Tacitus}, keywords = {ancient}, options = {antik}}</text:p>
          </table:table-cell>
          <table:table-cell table:formula="of:=&quot;\item[&quot;&amp;[.E543] &amp; &quot;] &quot; &amp;[.C543]&amp; &quot; &quot; &amp;[.D543] &amp; &quot;\newline \textbf{&quot; &amp; [.F543] &amp;&quot;}&quot;" office:value-type="string" office:string-value="\item[Tac. hist.] Tacitus historiae\newline \textbf{Tac_hist}">
            <text:p>\item[Tac. hist.] Tacitus historiae\newline \textbf{Tac_hist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d.</text:p>
          </table:table-cell>
          <table:table-cell office:value-type="string">
            <text:p>Terenz</text:p>
          </table:table-cell>
          <table:table-cell office:value-type="string">
            <text:p>Adelphoe</text:p>
          </table:table-cell>
          <table:table-cell office:value-type="string">
            <text:p>Ter. Ad.</text:p>
          </table:table-cell>
          <table:table-cell office:value-type="string">
            <text:p>Ter_Ad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4]&amp;&quot;,&quot;&amp;&quot;author ={&quot;&amp;[.G544]&amp;&quot;}, title ={&quot;&amp;[.D544]&amp;&quot;}, publisher = HUP, location = {Cambridge, MA and London}, year = {&quot;&amp; [.K544] &amp; &quot;}, volume = {&quot; &amp; [.M544] &amp;&quot;}, series = LCL-lang, shortseries = LCL-kurz, origtitle = {&quot; &amp; [.D544] &amp; &quot;}, origlanguage = {&quot; &amp; [.J544] &amp; &quot;}, translator = {&quot; &amp; [.N544] &amp; &quot;}, editor = {&quot; &amp; [.O544] &amp; &quot;}, shorthand = {&quot; &amp; [.E544]&amp; &quot;}, shortauthor = {&quot; &amp; [.C544]&amp; &quot;}, keywords = {ancient}, options = {antik},&quot;&amp;&quot;}&quot;" office:value-type="string" office:string-value="@Book{Ter_Ad,author ={Terentius Afer, Publius }, title ={Adelphoe}, publisher = HUP, location = {Cambridge, MA and London}, year = {}, volume = {}, series = LCL-lang, shortseries = LCL-kurz, origtitle = {Adelphoe}, origlanguage = {}, translator = {}, editor = {}, shorthand = {Ter. Ad.}, shortauthor = {Terenz}, keywords = {ancient}, options = {antik},}">
            <text:p>@Book{Ter_Ad,author ={Terentius Afer, Publius }, title ={Adelphoe}, publisher = HUP, location = {Cambridge, MA and London}, year = {}, volume = {}, series = LCL-lang, shortseries = LCL-kurz, origtitle = {Adelphoe}, origlanguage = {}, translator = {}, editor = {}, shorthand = {Ter. Ad.}, shortauthor = {Terenz}, keywords = {ancient}, options = {antik},}</text:p>
          </table:table-cell>
          <table:table-cell table:formula="of:=&quot;@Book{&quot; &amp;[.F544] &amp; &quot;,author ={&quot; &amp; [.G544] &amp;&quot;},  origtitle = {&quot; &amp; [.D544] &amp;&quot; }, shorthand = {&quot; &amp; [.E544]&amp;&quot;}, shortauthor = {&quot;&amp; [.C544]&amp; &quot;}, keywords = {ancient}, options = {antik}}&quot;" office:value-type="string" office:string-value="@Book{Ter_Ad,author ={Terentius Afer, Publius },  origtitle = {Adelphoe }, shorthand = {Ter. Ad.}, shortauthor = {Terenz}, keywords = {ancient}, options = {antik}}">
            <text:p>@Book{Ter_Ad,author ={Terentius Afer, Publius }, <text:s/>origtitle = {Adelphoe }, shorthand = {Ter. Ad.}, shortauthor = {Terenz}, keywords = {ancient}, options = {antik}}</text:p>
          </table:table-cell>
          <table:table-cell table:formula="of:=&quot;\item[&quot;&amp;[.E544] &amp; &quot;] &quot; &amp;[.C544]&amp; &quot; &quot; &amp;[.D544] &amp; &quot;\newline \textbf{&quot; &amp; [.F544] &amp;&quot;}&quot;" office:value-type="string" office:string-value="\item[Ter. Ad.] Terenz Adelphoe\newline \textbf{Ter_Ad}">
            <text:p>\item[Ter. Ad.] Terenz Adelphoe\newline \textbf{Ter_Ad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ndr.</text:p>
          </table:table-cell>
          <table:table-cell office:value-type="string">
            <text:p>Terenz</text:p>
          </table:table-cell>
          <table:table-cell office:value-type="string">
            <text:p>Andria</text:p>
          </table:table-cell>
          <table:table-cell office:value-type="string">
            <text:p>Ter. Andr.</text:p>
          </table:table-cell>
          <table:table-cell office:value-type="string">
            <text:p>Ter_Andr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5]&amp;&quot;,&quot;&amp;&quot;author ={&quot;&amp;[.G545]&amp;&quot;}, title ={&quot;&amp;[.D545]&amp;&quot;}, publisher = HUP, location = {Cambridge, MA and London}, year = {&quot;&amp; [.K545] &amp; &quot;}, volume = {&quot; &amp; [.M545] &amp;&quot;}, series = LCL-lang, shortseries = LCL-kurz, origtitle = {&quot; &amp; [.D545] &amp; &quot;}, origlanguage = {&quot; &amp; [.J545] &amp; &quot;}, translator = {&quot; &amp; [.N545] &amp; &quot;}, editor = {&quot; &amp; [.O545] &amp; &quot;}, shorthand = {&quot; &amp; [.E545]&amp; &quot;}, shortauthor = {&quot; &amp; [.C545]&amp; &quot;}, keywords = {ancient}, options = {antik},&quot;&amp;&quot;}&quot;" office:value-type="string" office:string-value="@Book{Ter_Andr,author ={Terentius Afer, Publius }, title ={Andria}, publisher = HUP, location = {Cambridge, MA and London}, year = {}, volume = {}, series = LCL-lang, shortseries = LCL-kurz, origtitle = {Andria}, origlanguage = {}, translator = {}, editor = {}, shorthand = {Ter. Andr.}, shortauthor = {Terenz}, keywords = {ancient}, options = {antik},}">
            <text:p>@Book{Ter_Andr,author ={Terentius Afer, Publius }, title ={Andria}, publisher = HUP, location = {Cambridge, MA and London}, year = {}, volume = {}, series = LCL-lang, shortseries = LCL-kurz, origtitle = {Andria}, origlanguage = {}, translator = {}, editor = {}, shorthand = {Ter. Andr.}, shortauthor = {Terenz}, keywords = {ancient}, options = {antik},}</text:p>
          </table:table-cell>
          <table:table-cell table:formula="of:=&quot;@Book{&quot; &amp;[.F545] &amp; &quot;,author ={&quot; &amp; [.G545] &amp;&quot;},  origtitle = {&quot; &amp; [.D545] &amp;&quot; }, shorthand = {&quot; &amp; [.E545]&amp;&quot;}, shortauthor = {&quot;&amp; [.C545]&amp; &quot;}, keywords = {ancient}, options = {antik}}&quot;" office:value-type="string" office:string-value="@Book{Ter_Andr,author ={Terentius Afer, Publius },  origtitle = {Andria }, shorthand = {Ter. Andr.}, shortauthor = {Terenz}, keywords = {ancient}, options = {antik}}">
            <text:p>@Book{Ter_Andr,author ={Terentius Afer, Publius }, <text:s/>origtitle = {Andria }, shorthand = {Ter. Andr.}, shortauthor = {Terenz}, keywords = {ancient}, options = {antik}}</text:p>
          </table:table-cell>
          <table:table-cell table:formula="of:=&quot;\item[&quot;&amp;[.E545] &amp; &quot;] &quot; &amp;[.C545]&amp; &quot; &quot; &amp;[.D545] &amp; &quot;\newline \textbf{&quot; &amp; [.F545] &amp;&quot;}&quot;" office:value-type="string" office:string-value="\item[Ter. Andr.] Terenz Andria\newline \textbf{Ter_Andr}">
            <text:p>\item[Ter. Andr.] Terenz Andria\newline \textbf{Ter_Andr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Eun.</text:p>
          </table:table-cell>
          <table:table-cell office:value-type="string">
            <text:p>Terenz</text:p>
          </table:table-cell>
          <table:table-cell office:value-type="string">
            <text:p>Eunuchus</text:p>
          </table:table-cell>
          <table:table-cell office:value-type="string">
            <text:p>Ter. Eun.</text:p>
          </table:table-cell>
          <table:table-cell office:value-type="string">
            <text:p>Ter_Eun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6]&amp;&quot;,&quot;&amp;&quot;author ={&quot;&amp;[.G546]&amp;&quot;}, title ={&quot;&amp;[.D546]&amp;&quot;}, publisher = HUP, location = {Cambridge, MA and London}, year = {&quot;&amp; [.K546] &amp; &quot;}, volume = {&quot; &amp; [.M546] &amp;&quot;}, series = LCL-lang, shortseries = LCL-kurz, origtitle = {&quot; &amp; [.D546] &amp; &quot;}, origlanguage = {&quot; &amp; [.J546] &amp; &quot;}, translator = {&quot; &amp; [.N546] &amp; &quot;}, editor = {&quot; &amp; [.O546] &amp; &quot;}, shorthand = {&quot; &amp; [.E546]&amp; &quot;}, shortauthor = {&quot; &amp; [.C546]&amp; &quot;}, keywords = {ancient}, options = {antik},&quot;&amp;&quot;}&quot;" office:value-type="string" office:string-value="@Book{Ter_Eun,author ={Terentius Afer, Publius }, title ={Eunuchus}, publisher = HUP, location = {Cambridge, MA and London}, year = {}, volume = {}, series = LCL-lang, shortseries = LCL-kurz, origtitle = {Eunuchus}, origlanguage = {}, translator = {}, editor = {}, shorthand = {Ter. Eun.}, shortauthor = {Terenz}, keywords = {ancient}, options = {antik},}">
            <text:p>@Book{Ter_Eun,author ={Terentius Afer, Publius }, title ={Eunuchus}, publisher = HUP, location = {Cambridge, MA and London}, year = {}, volume = {}, series = LCL-lang, shortseries = LCL-kurz, origtitle = {Eunuchus}, origlanguage = {}, translator = {}, editor = {}, shorthand = {Ter. Eun.}, shortauthor = {Terenz}, keywords = {ancient}, options = {antik},}</text:p>
          </table:table-cell>
          <table:table-cell table:formula="of:=&quot;@Book{&quot; &amp;[.F546] &amp; &quot;,author ={&quot; &amp; [.G546] &amp;&quot;},  origtitle = {&quot; &amp; [.D546] &amp;&quot; }, shorthand = {&quot; &amp; [.E546]&amp;&quot;}, shortauthor = {&quot;&amp; [.C546]&amp; &quot;}, keywords = {ancient}, options = {antik}}&quot;" office:value-type="string" office:string-value="@Book{Ter_Eun,author ={Terentius Afer, Publius },  origtitle = {Eunuchus }, shorthand = {Ter. Eun.}, shortauthor = {Terenz}, keywords = {ancient}, options = {antik}}">
            <text:p>@Book{Ter_Eun,author ={Terentius Afer, Publius }, <text:s/>origtitle = {Eunuchus }, shorthand = {Ter. Eun.}, shortauthor = {Terenz}, keywords = {ancient}, options = {antik}}</text:p>
          </table:table-cell>
          <table:table-cell table:formula="of:=&quot;\item[&quot;&amp;[.E546] &amp; &quot;] &quot; &amp;[.C546]&amp; &quot; &quot; &amp;[.D546] &amp; &quot;\newline \textbf{&quot; &amp; [.F546] &amp;&quot;}&quot;" office:value-type="string" office:string-value="\item[Ter. Eun.] Terenz Eunuchus\newline \textbf{Ter_Eun}">
            <text:p>\item[Ter. Eun.] Terenz Eunuchus\newline \textbf{Ter_Eun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aut.</text:p>
          </table:table-cell>
          <table:table-cell office:value-type="string">
            <text:p>Terenz</text:p>
          </table:table-cell>
          <table:table-cell office:value-type="string">
            <text:p>Heautontimorumenos</text:p>
          </table:table-cell>
          <table:table-cell office:value-type="string">
            <text:p>Ter. Haut.</text:p>
          </table:table-cell>
          <table:table-cell office:value-type="string">
            <text:p>Ter_Haut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7]&amp;&quot;,&quot;&amp;&quot;author ={&quot;&amp;[.G547]&amp;&quot;}, title ={&quot;&amp;[.D547]&amp;&quot;}, publisher = HUP, location = {Cambridge, MA and London}, year = {&quot;&amp; [.K547] &amp; &quot;}, volume = {&quot; &amp; [.M547] &amp;&quot;}, series = LCL-lang, shortseries = LCL-kurz, origtitle = {&quot; &amp; [.D547] &amp; &quot;}, origlanguage = {&quot; &amp; [.J547] &amp; &quot;}, translator = {&quot; &amp; [.N547] &amp; &quot;}, editor = {&quot; &amp; [.O547] &amp; &quot;}, shorthand = {&quot; &amp; [.E547]&amp; &quot;}, shortauthor = {&quot; &amp; [.C547]&amp; &quot;}, keywords = {ancient}, options = {antik},&quot;&amp;&quot;}&quot;" office:value-type="string" office:string-value="@Book{Ter_Haut,author ={Terentius Afer, Publius 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z}, keywords = {ancient}, options = {antik},}">
            <text:p>@Book{Ter_Haut,author ={Terentius Afer, Publius 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z}, keywords = {ancient}, options = {antik},}</text:p>
          </table:table-cell>
          <table:table-cell table:formula="of:=&quot;@Book{&quot; &amp;[.F547] &amp; &quot;,author ={&quot; &amp; [.G547] &amp;&quot;},  origtitle = {&quot; &amp; [.D547] &amp;&quot; }, shorthand = {&quot; &amp; [.E547]&amp;&quot;}, shortauthor = {&quot;&amp; [.C547]&amp; &quot;}, keywords = {ancient}, options = {antik}}&quot;" office:value-type="string" office:string-value="@Book{Ter_Haut,author ={Terentius Afer, Publius },  origtitle = {Heautontimorumenos }, shorthand = {Ter. Haut.}, shortauthor = {Terenz}, keywords = {ancient}, options = {antik}}">
            <text:p>@Book{Ter_Haut,author ={Terentius Afer, Publius }, <text:s/>origtitle = {Heautontimorumenos }, shorthand = {Ter. Haut.}, shortauthor = {Terenz}, keywords = {ancient}, options = {antik}}</text:p>
          </table:table-cell>
          <table:table-cell table:formula="of:=&quot;\item[&quot;&amp;[.E547] &amp; &quot;] &quot; &amp;[.C547]&amp; &quot; &quot; &amp;[.D547] &amp; &quot;\newline \textbf{&quot; &amp; [.F547] &amp;&quot;}&quot;" office:value-type="string" office:string-value="\item[Ter. Haut.] Terenz Heautontimorumenos\newline \textbf{Ter_Haut}">
            <text:p>\item[Ter. Haut.] Terenz Heautontimorumenos\newline \textbf{Ter_Haut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ec.</text:p>
          </table:table-cell>
          <table:table-cell office:value-type="string">
            <text:p>Terenz</text:p>
          </table:table-cell>
          <table:table-cell office:value-type="string">
            <text:p>Hecyra</text:p>
          </table:table-cell>
          <table:table-cell office:value-type="string">
            <text:p>Ter. Hec.</text:p>
          </table:table-cell>
          <table:table-cell office:value-type="string">
            <text:p>Ter_Hec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8]&amp;&quot;,&quot;&amp;&quot;author ={&quot;&amp;[.G548]&amp;&quot;}, title ={&quot;&amp;[.D548]&amp;&quot;}, publisher = HUP, location = {Cambridge, MA and London}, year = {&quot;&amp; [.K548] &amp; &quot;}, volume = {&quot; &amp; [.M548] &amp;&quot;}, series = LCL-lang, shortseries = LCL-kurz, origtitle = {&quot; &amp; [.D548] &amp; &quot;}, origlanguage = {&quot; &amp; [.J548] &amp; &quot;}, translator = {&quot; &amp; [.N548] &amp; &quot;}, editor = {&quot; &amp; [.O548] &amp; &quot;}, shorthand = {&quot; &amp; [.E548]&amp; &quot;}, shortauthor = {&quot; &amp; [.C548]&amp; &quot;}, keywords = {ancient}, options = {antik},&quot;&amp;&quot;}&quot;" office:value-type="string" office:string-value="@Book{Ter_Hec,author ={Terentius Afer, Publius }, title ={Hecyra}, publisher = HUP, location = {Cambridge, MA and London}, year = {}, volume = {}, series = LCL-lang, shortseries = LCL-kurz, origtitle = {Hecyra}, origlanguage = {}, translator = {}, editor = {}, shorthand = {Ter. Hec.}, shortauthor = {Terenz}, keywords = {ancient}, options = {antik},}">
            <text:p>@Book{Ter_Hec,author ={Terentius Afer, Publius }, title ={Hecyra}, publisher = HUP, location = {Cambridge, MA and London}, year = {}, volume = {}, series = LCL-lang, shortseries = LCL-kurz, origtitle = {Hecyra}, origlanguage = {}, translator = {}, editor = {}, shorthand = {Ter. Hec.}, shortauthor = {Terenz}, keywords = {ancient}, options = {antik},}</text:p>
          </table:table-cell>
          <table:table-cell table:formula="of:=&quot;@Book{&quot; &amp;[.F548] &amp; &quot;,author ={&quot; &amp; [.G548] &amp;&quot;},  origtitle = {&quot; &amp; [.D548] &amp;&quot; }, shorthand = {&quot; &amp; [.E548]&amp;&quot;}, shortauthor = {&quot;&amp; [.C548]&amp; &quot;}, keywords = {ancient}, options = {antik}}&quot;" office:value-type="string" office:string-value="@Book{Ter_Hec,author ={Terentius Afer, Publius },  origtitle = {Hecyra }, shorthand = {Ter. Hec.}, shortauthor = {Terenz}, keywords = {ancient}, options = {antik}}">
            <text:p>@Book{Ter_Hec,author ={Terentius Afer, Publius }, <text:s/>origtitle = {Hecyra }, shorthand = {Ter. Hec.}, shortauthor = {Terenz}, keywords = {ancient}, options = {antik}}</text:p>
          </table:table-cell>
          <table:table-cell table:formula="of:=&quot;\item[&quot;&amp;[.E548] &amp; &quot;] &quot; &amp;[.C548]&amp; &quot; &quot; &amp;[.D548] &amp; &quot;\newline \textbf{&quot; &amp; [.F548] &amp;&quot;}&quot;" office:value-type="string" office:string-value="\item[Ter. Hec.] Terenz Hecyra\newline \textbf{Ter_Hec}">
            <text:p>\item[Ter. Hec.] Terenz Hecyra\newline \textbf{Ter_Hec}</text:p>
          </table:table-cell>
        </table:table-row>
        <table:table-row table:style-name="ro1">
          <table:table-cell office:value-type="string">
            <text:p>Ter. Maur.</text:p>
          </table:table-cell>
          <table:table-cell/>
          <table:table-cell office:value-type="string">
            <text:p>Terentianus Maurus</text:p>
          </table:table-cell>
          <table:table-cell/>
          <table:table-cell office:value-type="string">
            <text:p>Ter. Maur.</text:p>
          </table:table-cell>
          <table:table-cell office:value-type="string">
            <text:p>Ter_Maur</text:p>
          </table:table-cell>
          <table:table-cell office:value-type="string">
            <text:p>{Terentianus Maur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9]&amp;&quot;,&quot;&amp;&quot;author ={&quot;&amp;[.G549]&amp;&quot;}, title ={&quot;&amp;[.D549]&amp;&quot;}, publisher = HUP, location = {Cambridge, MA and London}, year = {&quot;&amp; [.K549] &amp; &quot;}, volume = {&quot; &amp; [.M549] &amp;&quot;}, series = LCL-lang, shortseries = LCL-kurz, origtitle = {&quot; &amp; [.D549] &amp; &quot;}, origlanguage = {&quot; &amp; [.J549] &amp; &quot;}, translator = {&quot; &amp; [.N549] &amp; &quot;}, editor = {&quot; &amp; [.O549] &amp; &quot;}, shorthand = {&quot; &amp; [.E549]&amp; &quot;}, shortauthor = {&quot; &amp; [.C549]&amp; &quot;}, keywords = {ancient}, options = {antik},&quot;&amp;&quot;}&quot;" office:value-type="string" office:string-value="@Book{Ter_Maur,author ={{Terentianus Maurus}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">
            <text:p>@Book{Ter_Maur,author ={{Terentianus Maurus}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</text:p>
          </table:table-cell>
          <table:table-cell table:formula="of:=&quot;@Book{&quot; &amp;[.F549] &amp; &quot;,author ={&quot; &amp; [.G549] &amp;&quot;},  origtitle = {&quot; &amp; [.D549] &amp;&quot; }, shorthand = {&quot; &amp; [.E549]&amp;&quot;}, shortauthor = {&quot;&amp; [.C549]&amp; &quot;}, keywords = {ancient}, options = {antik}}&quot;" office:value-type="string" office:string-value="@Book{Ter_Maur,author ={{Terentianus Maurus}},  origtitle = { }, shorthand = {Ter. Maur.}, shortauthor = {Terentianus Maurus}, keywords = {ancient}, options = {antik}}">
            <text:p>@Book{Ter_Maur,author ={{Terentianus Maurus}}, <text:s/>origtitle = { }, shorthand = {Ter. Maur.}, shortauthor = {Terentianus Maurus}, keywords = {ancient}, options = {antik}}</text:p>
          </table:table-cell>
          <table:table-cell table:formula="of:=&quot;\item[&quot;&amp;[.E549] &amp; &quot;] &quot; &amp;[.C549]&amp; &quot; &quot; &amp;[.D549] &amp; &quot;\newline \textbf{&quot; &amp; [.F549] &amp;&quot;}&quot;" office:value-type="string" office:string-value="\item[Ter. Maur.] Terentianus Maurus \newline \textbf{Ter_Maur}">
            <text:p>\item[Ter. Maur.] Terentianus Maurus \newline \textbf{Ter_Maur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Phorm.</text:p>
          </table:table-cell>
          <table:table-cell office:value-type="string">
            <text:p>Terenz</text:p>
          </table:table-cell>
          <table:table-cell office:value-type="string">
            <text:p>Phormio</text:p>
          </table:table-cell>
          <table:table-cell office:value-type="string">
            <text:p>Ter. Phorm.</text:p>
          </table:table-cell>
          <table:table-cell office:value-type="string">
            <text:p>Ter_Phorm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0]&amp;&quot;,&quot;&amp;&quot;author ={&quot;&amp;[.G550]&amp;&quot;}, title ={&quot;&amp;[.D550]&amp;&quot;}, publisher = HUP, location = {Cambridge, MA and London}, year = {&quot;&amp; [.K550] &amp; &quot;}, volume = {&quot; &amp; [.M550] &amp;&quot;}, series = LCL-lang, shortseries = LCL-kurz, origtitle = {&quot; &amp; [.D550] &amp; &quot;}, origlanguage = {&quot; &amp; [.J550] &amp; &quot;}, translator = {&quot; &amp; [.N550] &amp; &quot;}, editor = {&quot; &amp; [.O550] &amp; &quot;}, shorthand = {&quot; &amp; [.E550]&amp; &quot;}, shortauthor = {&quot; &amp; [.C550]&amp; &quot;}, keywords = {ancient}, options = {antik},&quot;&amp;&quot;}&quot;" office:value-type="string" office:string-value="@Book{Ter_Phorm,author ={Terentius Afer, Publius }, title ={Phormio}, publisher = HUP, location = {Cambridge, MA and London}, year = {}, volume = {}, series = LCL-lang, shortseries = LCL-kurz, origtitle = {Phormio}, origlanguage = {}, translator = {}, editor = {}, shorthand = {Ter. Phorm.}, shortauthor = {Terenz}, keywords = {ancient}, options = {antik},}">
            <text:p>@Book{Ter_Phorm,author ={Terentius Afer, Publius }, title ={Phormio}, publisher = HUP, location = {Cambridge, MA and London}, year = {}, volume = {}, series = LCL-lang, shortseries = LCL-kurz, origtitle = {Phormio}, origlanguage = {}, translator = {}, editor = {}, shorthand = {Ter. Phorm.}, shortauthor = {Terenz}, keywords = {ancient}, options = {antik},}</text:p>
          </table:table-cell>
          <table:table-cell table:formula="of:=&quot;@Book{&quot; &amp;[.F550] &amp; &quot;,author ={&quot; &amp; [.G550] &amp;&quot;},  origtitle = {&quot; &amp; [.D550] &amp;&quot; }, shorthand = {&quot; &amp; [.E550]&amp;&quot;}, shortauthor = {&quot;&amp; [.C550]&amp; &quot;}, keywords = {ancient}, options = {antik}}&quot;" office:value-type="string" office:string-value="@Book{Ter_Phorm,author ={Terentius Afer, Publius },  origtitle = {Phormio }, shorthand = {Ter. Phorm.}, shortauthor = {Terenz}, keywords = {ancient}, options = {antik}}">
            <text:p>@Book{Ter_Phorm,author ={Terentius Afer, Publius }, <text:s/>origtitle = {Phormio }, shorthand = {Ter. Phorm.}, shortauthor = {Terenz}, keywords = {ancient}, options = {antik}}</text:p>
          </table:table-cell>
          <table:table-cell table:formula="of:=&quot;\item[&quot;&amp;[.E550] &amp; &quot;] &quot; &amp;[.C550]&amp; &quot; &quot; &amp;[.D550] &amp; &quot;\newline \textbf{&quot; &amp; [.F550] &amp;&quot;}&quot;" office:value-type="string" office:string-value="\item[Ter. Phorm.] Terenz Phormio\newline \textbf{Ter_Phorm}">
            <text:p>\item[Ter. Phorm.] Terenz Phormio\newline \textbf{Ter_Phorm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apol.</text:p>
          </table:table-cell>
          <table:table-cell office:value-type="string">
            <text:p>Tertullianus</text:p>
          </table:table-cell>
          <table:table-cell office:value-type="string">
            <text:p>apologeticum</text:p>
          </table:table-cell>
          <table:table-cell office:value-type="string">
            <text:p>Tert. apol.</text:p>
          </table:table-cell>
          <table:table-cell office:value-type="string">
            <text:p>Tert_apol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1]&amp;&quot;,&quot;&amp;&quot;author ={&quot;&amp;[.G551]&amp;&quot;}, title ={&quot;&amp;[.D551]&amp;&quot;}, publisher = HUP, location = {Cambridge, MA and London}, year = {&quot;&amp; [.K551] &amp; &quot;}, volume = {&quot; &amp; [.M551] &amp;&quot;}, series = LCL-lang, shortseries = LCL-kurz, origtitle = {&quot; &amp; [.D551] &amp; &quot;}, origlanguage = {&quot; &amp; [.J551] &amp; &quot;}, translator = {&quot; &amp; [.N551] &amp; &quot;}, editor = {&quot; &amp; [.O551] &amp; &quot;}, shorthand = {&quot; &amp; [.E551]&amp; &quot;}, shortauthor = {&quot; &amp; [.C551]&amp; &quot;}, keywords = {ancient}, options = {antik},&quot;&amp;&quot;}&quot;" office:value-type="string" office:string-value="@Book{Tert_apol,author ={Septimius, Quintus Tertullianus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">
            <text:p>@Book{Tert_apol,author ={Septimius, Quintus Tertullianus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</text:p>
          </table:table-cell>
          <table:table-cell table:formula="of:=&quot;@Book{&quot; &amp;[.F551] &amp; &quot;,author ={&quot; &amp; [.G551] &amp;&quot;},  origtitle = {&quot; &amp; [.D551] &amp;&quot; }, shorthand = {&quot; &amp; [.E551]&amp;&quot;}, shortauthor = {&quot;&amp; [.C551]&amp; &quot;}, keywords = {ancient}, options = {antik}}&quot;" office:value-type="string" office:string-value="@Book{Tert_apol,author ={Septimius, Quintus Tertullianus},  origtitle = {apologeticum }, shorthand = {Tert. apol.}, shortauthor = {Tertullianus}, keywords = {ancient}, options = {antik}}">
            <text:p>@Book{Tert_apol,author ={Septimius, Quintus Tertullianus}, <text:s/>origtitle = {apologeticum }, shorthand = {Tert. apol.}, shortauthor = {Tertullianus}, keywords = {ancient}, options = {antik}}</text:p>
          </table:table-cell>
          <table:table-cell table:formula="of:=&quot;\item[&quot;&amp;[.E551] &amp; &quot;] &quot; &amp;[.C551]&amp; &quot; &quot; &amp;[.D551] &amp; &quot;\newline \textbf{&quot; &amp; [.F551] &amp;&quot;}&quot;" office:value-type="string" office:string-value="\item[Tert. apol.] Tertullianus apologeticum\newline \textbf{Tert_apol}">
            <text:p>\item[Tert. apol.] Tertullianus apologeticum\newline \textbf{Tert_apol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nat.</text:p>
          </table:table-cell>
          <table:table-cell office:value-type="string">
            <text:p>Tertullianus</text:p>
          </table:table-cell>
          <table:table-cell office:value-type="string">
            <text:p>ad nationes</text:p>
          </table:table-cell>
          <table:table-cell office:value-type="string">
            <text:p>Tert. nat.</text:p>
          </table:table-cell>
          <table:table-cell office:value-type="string">
            <text:p>Tert_nat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2]&amp;&quot;,&quot;&amp;&quot;author ={&quot;&amp;[.G552]&amp;&quot;}, title ={&quot;&amp;[.D552]&amp;&quot;}, publisher = HUP, location = {Cambridge, MA and London}, year = {&quot;&amp; [.K552] &amp; &quot;}, volume = {&quot; &amp; [.M552] &amp;&quot;}, series = LCL-lang, shortseries = LCL-kurz, origtitle = {&quot; &amp; [.D552] &amp; &quot;}, origlanguage = {&quot; &amp; [.J552] &amp; &quot;}, translator = {&quot; &amp; [.N552] &amp; &quot;}, editor = {&quot; &amp; [.O552] &amp; &quot;}, shorthand = {&quot; &amp; [.E552]&amp; &quot;}, shortauthor = {&quot; &amp; [.C552]&amp; &quot;}, keywords = {ancient}, options = {antik},&quot;&amp;&quot;}&quot;" office:value-type="string" office:string-value="@Book{Tert_nat,author ={Septimius, Quintus Tertullianus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">
            <text:p>@Book{Tert_nat,author ={Septimius, Quintus Tertullianus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</text:p>
          </table:table-cell>
          <table:table-cell table:formula="of:=&quot;@Book{&quot; &amp;[.F552] &amp; &quot;,author ={&quot; &amp; [.G552] &amp;&quot;},  origtitle = {&quot; &amp; [.D552] &amp;&quot; }, shorthand = {&quot; &amp; [.E552]&amp;&quot;}, shortauthor = {&quot;&amp; [.C552]&amp; &quot;}, keywords = {ancient}, options = {antik}}&quot;" office:value-type="string" office:string-value="@Book{Tert_nat,author ={Septimius, Quintus Tertullianus},  origtitle = {ad nationes }, shorthand = {Tert. nat.}, shortauthor = {Tertullianus}, keywords = {ancient}, options = {antik}}">
            <text:p>@Book{Tert_nat,author ={Septimius, Quintus Tertullianus}, <text:s/>origtitle = {ad nationes }, shorthand = {Tert. nat.}, shortauthor = {Tertullianus}, keywords = {ancient}, options = {antik}}</text:p>
          </table:table-cell>
          <table:table-cell table:formula="of:=&quot;\item[&quot;&amp;[.E552] &amp; &quot;] &quot; &amp;[.C552]&amp; &quot; &quot; &amp;[.D552] &amp; &quot;\newline \textbf{&quot; &amp; [.F552] &amp;&quot;}&quot;" office:value-type="string" office:string-value="\item[Tert. nat.] Tertullianus ad nationes\newline \textbf{Tert_nat}">
            <text:p>\item[Tert. nat.] Tertullianus ad nationes\newline \textbf{Tert_nat}</text:p>
          </table:table-cell>
        </table:table-row>
        <table:table-row table:style-name="ro1">
          <table:table-cell office:value-type="string">
            <text:p>Theokr.</text:p>
          </table:table-cell>
          <table:table-cell/>
          <table:table-cell office:value-type="string">
            <text:p>Theokrit</text:p>
          </table:table-cell>
          <table:table-cell/>
          <table:table-cell office:value-type="string">
            <text:p>Theokr.</text:p>
          </table:table-cell>
          <table:table-cell office:value-type="string">
            <text:p>Theokr</text:p>
          </table:table-cell>
          <table:table-cell office:value-type="string">
            <text:p>Theokrit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3]&amp;&quot;,&quot;&amp;&quot;author ={&quot;&amp;[.G553]&amp;&quot;}, title ={&quot;&amp;[.D553]&amp;&quot;}, publisher = HUP, location = {Cambridge, MA and London}, year = {&quot;&amp; [.K553] &amp; &quot;}, volume = {&quot; &amp; [.M553] &amp;&quot;}, series = LCL-lang, shortseries = LCL-kurz, origtitle = {&quot; &amp; [.D553] &amp; &quot;}, origlanguage = {&quot; &amp; [.J553] &amp; &quot;}, translator = {&quot; &amp; [.N553] &amp; &quot;}, editor = {&quot; &amp; [.O553] &amp; &quot;}, shorthand = {&quot; &amp; [.E553]&amp; &quot;}, shortauthor = {&quot; &amp; [.G553]&amp; &quot;}, keywords = {ancient}, options = {antik},&quot;&amp;&quot;}&quot;" office:value-type="string" office:string-value="@Book{Theokr,author ={Theokritos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">
            <text:p>@Book{Theokr,author ={Theokritos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</text:p>
          </table:table-cell>
          <table:table-cell table:formula="of:=&quot;@Book{&quot; &amp;[.F553] &amp; &quot;,author ={&quot; &amp; [.G553] &amp;&quot;},  origtitle = {&quot; &amp; [.D553] &amp;&quot; }, shorthand = {&quot; &amp; [.E553]&amp;&quot;}, shortauthor = {&quot;&amp; [.G553]&amp; &quot;}, keywords = {ancient}, options = {antik}}&quot;" office:value-type="string" office:string-value="@Book{Theokr,author ={Theokritos},  origtitle = { }, shorthand = {Theokr.}, shortauthor = {Theokritos}, keywords = {ancient}, options = {antik}}">
            <text:p>@Book{Theokr,author ={Theokritos}, <text:s/>origtitle = { }, shorthand = {Theokr.}, shortauthor = {Theokritos}, keywords = {ancient}, options = {antik}}</text:p>
          </table:table-cell>
          <table:table-cell table:formula="of:=&quot;\item[&quot;&amp;[.E553] &amp; &quot;] &quot; &amp;[.C553]&amp; &quot; &quot; &amp;[.D553] &amp; &quot;\newline \textbf{&quot; &amp; [.F553] &amp;&quot;}&quot;" office:value-type="string" office:string-value="\item[Theokr.] Theokrit \newline \textbf{Theokr}">
            <text:p>\item[Theokr.] Theokrit \newline \textbf{Theokr}</text:p>
          </table:table-cell>
        </table:table-row>
        <table:table-row table:style-name="ro4">
          <table:table-cell office:value-type="string">
            <text:p>Thgn.</text:p>
          </table:table-cell>
          <table:table-cell/>
          <table:table-cell office:value-type="string">
            <text:p>Theognis</text:p>
          </table:table-cell>
          <table:table-cell/>
          <table:table-cell office:value-type="string">
            <text:p>Thgn.</text:p>
          </table:table-cell>
          <table:table-cell office:value-type="string">
            <text:p>Thgn</text:p>
          </table:table-cell>
          <table:table-cell office:value-type="string">
            <text:p><text:span text:style-name="T1">{</text:span><text:span text:style-name="T4">Theognis von Megara}</text:span>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4]&amp;&quot;,&quot;&amp;&quot;author ={&quot;&amp;[.G554]&amp;&quot;}, title ={&quot;&amp;[.D554]&amp;&quot;}, publisher = HUP, location = {Cambridge, MA and London}, year = {&quot;&amp; [.K554] &amp; &quot;}, volume = {&quot; &amp; [.M554] &amp;&quot;}, series = LCL-lang, shortseries = LCL-kurz, origtitle = {&quot; &amp; [.D554] &amp; &quot;}, origlanguage = {&quot; &amp; [.J554] &amp; &quot;}, translator = {&quot; &amp; [.N554] &amp; &quot;}, editor = {&quot; &amp; [.O554] &amp; &quot;}, shorthand = {&quot; &amp; [.E554]&amp; &quot;}, shortauthor = {&quot; &amp; [.C554]&amp; &quot;}, keywords = {ancient}, options = {antik},&quot;&amp;&quot;}&quot;" office:value-type="string" office:string-value="@Book{Thgn,author ={{Theognis von Megara}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">
            <text:p>@Book{Thgn,author ={{Theognis von Megara}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</text:p>
          </table:table-cell>
          <table:table-cell table:formula="of:=&quot;@Book{&quot; &amp;[.F554] &amp; &quot;,author ={&quot; &amp; [.G554] &amp;&quot;},  origtitle = {&quot; &amp; [.D554] &amp;&quot; }, shorthand = {&quot; &amp; [.E554]&amp;&quot;}, shortauthor = {&quot;&amp; [.C554]&amp; &quot;}, keywords = {ancient}, options = {antik}}&quot;" office:value-type="string" office:string-value="@Book{Thgn,author ={{Theognis von Megara}},  origtitle = { }, shorthand = {Thgn.}, shortauthor = {Theognis}, keywords = {ancient}, options = {antik}}">
            <text:p>@Book{Thgn,author ={{Theognis von Megara}}, <text:s/>origtitle = { }, shorthand = {Thgn.}, shortauthor = {Theognis}, keywords = {ancient}, options = {antik}}</text:p>
          </table:table-cell>
          <table:table-cell table:formula="of:=&quot;\item[&quot;&amp;[.E554] &amp; &quot;] &quot; &amp;[.C554]&amp; &quot; &quot; &amp;[.D554] &amp; &quot;\newline \textbf{&quot; &amp; [.F554] &amp;&quot;}&quot;" office:value-type="string" office:string-value="\item[Thgn.] Theognis \newline \textbf{Thgn}">
            <text:p>\item[Thgn.] Theognis \newline \textbf{Thgn}</text:p>
          </table:table-cell>
        </table:table-row>
        <table:table-row table:style-name="ro1">
          <table:table-cell office:value-type="string">
            <text:p>Thuk.</text:p>
          </table:table-cell>
          <table:table-cell/>
          <table:table-cell office:value-type="string">
            <text:p>Thukydides</text:p>
          </table:table-cell>
          <table:table-cell/>
          <table:table-cell office:value-type="string">
            <text:p>Thuk.</text:p>
          </table:table-cell>
          <table:table-cell office:value-type="string">
            <text:p>Thuk</text:p>
          </table:table-cell>
          <table:table-cell office:value-type="string">
            <text:p>Thukyd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5]&amp;&quot;,&quot;&amp;&quot;author ={&quot;&amp;[.G555]&amp;&quot;}, title ={&quot;&amp;[.D555]&amp;&quot;}, publisher = HUP, location = {Cambridge, MA and London}, year = {&quot;&amp; [.K555] &amp; &quot;}, volume = {&quot; &amp; [.M555] &amp;&quot;}, series = LCL-lang, shortseries = LCL-kurz, origtitle = {&quot; &amp; [.D555] &amp; &quot;}, origlanguage = {&quot; &amp; [.J555] &amp; &quot;}, translator = {&quot; &amp; [.N555] &amp; &quot;}, editor = {&quot; &amp; [.O555] &amp; &quot;}, shorthand = {&quot; &amp; [.E555]&amp; &quot;}, shortauthor = {&quot; &amp; [.C555]&amp; &quot;}, keywords = {ancient}, options = {antik},&quot;&amp;&quot;}&quot;" office:value-type="string" office:string-value="@Book{Thuk,author ={Thukydides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">
            <text:p>@Book{Thuk,author ={Thukydides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</text:p>
          </table:table-cell>
          <table:table-cell table:formula="of:=&quot;@Book{&quot; &amp;[.F555] &amp; &quot;,author ={&quot; &amp; [.G555] &amp;&quot;},  origtitle = {&quot; &amp; [.D555] &amp;&quot; }, shorthand = {&quot; &amp; [.E555]&amp;&quot;}, shortauthor = {&quot;&amp; [.C555]&amp; &quot;}, keywords = {ancient}, options = {antik}}&quot;" office:value-type="string" office:string-value="@Book{Thuk,author ={Thukydides},  origtitle = { }, shorthand = {Thuk.}, shortauthor = {Thukydides}, keywords = {ancient}, options = {antik}}">
            <text:p>@Book{Thuk,author ={Thukydides}, <text:s/>origtitle = { }, shorthand = {Thuk.}, shortauthor = {Thukydides}, keywords = {ancient}, options = {antik}}</text:p>
          </table:table-cell>
          <table:table-cell table:formula="of:=&quot;\item[&quot;&amp;[.E555] &amp; &quot;] &quot; &amp;[.C555]&amp; &quot; &quot; &amp;[.D555] &amp; &quot;\newline \textbf{&quot; &amp; [.F555] &amp;&quot;}&quot;" office:value-type="string" office:string-value="\item[Thuk.] Thukydides \newline \textbf{Thuk}">
            <text:p>\item[Thuk.] Thukydides \newline \textbf{Thuk}</text:p>
          </table:table-cell>
        </table:table-row>
        <table:table-row table:style-name="ro1">
          <table:table-cell office:value-type="string">
            <text:p>Tib.</text:p>
          </table:table-cell>
          <table:table-cell/>
          <table:table-cell office:value-type="string">
            <text:p>Tibullus</text:p>
          </table:table-cell>
          <table:table-cell office:value-type="string">
            <text:p>elegiae</text:p>
          </table:table-cell>
          <table:table-cell office:value-type="string">
            <text:p>Tib.</text:p>
          </table:table-cell>
          <table:table-cell office:value-type="string">
            <text:p>Tib</text:p>
          </table:table-cell>
          <table:table-cell office:value-type="string">
            <text:p>Albius Tibullus</text:p>
          </table:table-cell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556]&amp;&quot;,&quot;&amp;&quot;author ={&quot;&amp;[.G556]&amp;&quot;}, title ={&quot;&amp;[.D556]&amp;&quot;}, publisher = HUP, location = {Cambridge, MA and London}, year = {&quot;&amp; [.K556] &amp; &quot;}, volume = {&quot; &amp; [.M556] &amp;&quot;}, series = LCL-lang, shortseries = LCL-kurz, origtitle = {&quot; &amp; [.D556] &amp; &quot;}, origlanguage = {&quot; &amp; [.J556] &amp; &quot;}, translator = {&quot; &amp; [.N556] &amp; &quot;}, editor = {&quot; &amp; [.O556] &amp; &quot;}, shorthand = {&quot; &amp; [.E556]&amp; &quot;}, shortauthor = {&quot; &amp; [.C556]&amp; &quot;}, keywords = {ancient}, options = {antik},&quot;&amp;&quot;}&quot;" office:value-type="string" office:string-value="@Book{Tib,author ={Albius Tibullus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">
            <text:p>@Book{Tib,author ={Albius Tibullus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</text:p>
          </table:table-cell>
          <table:table-cell table:formula="of:=&quot;@Book{&quot; &amp;[.F556] &amp; &quot;,author ={&quot; &amp; [.G556] &amp;&quot;},  origtitle = {&quot; &amp; [.D556] &amp;&quot; }, shorthand = {&quot; &amp; [.E556]&amp;&quot;}, shortauthor = {&quot;&amp; [.C556]&amp; &quot;}, keywords = {ancient}, options = {antik}}&quot;" office:value-type="string" office:string-value="@Book{Tib,author ={Albius Tibullus},  origtitle = {elegiae }, shorthand = {Tib.}, shortauthor = {Tibullus}, keywords = {ancient}, options = {antik}}">
            <text:p>@Book{Tib,author ={Albius Tibullus}, <text:s/>origtitle = {elegiae }, shorthand = {Tib.}, shortauthor = {Tibullus}, keywords = {ancient}, options = {antik}}</text:p>
          </table:table-cell>
          <table:table-cell table:formula="of:=&quot;\item[&quot;&amp;[.E556] &amp; &quot;] &quot; &amp;[.C556]&amp; &quot; &quot; &amp;[.D556] &amp; &quot;\newline \textbf{&quot; &amp; [.F556] &amp;&quot;}&quot;" office:value-type="string" office:string-value="\item[Tib.] Tibullus elegiae\newline \textbf{Tib}">
            <text:p>\item[Tib.] Tibullus elegiae\newline \textbf{Tib}</text:p>
          </table:table-cell>
        </table:table-row>
        <table:table-row table:style-name="ro1">
          <table:table-cell office:value-type="string">
            <text:p>Ulp.</text:p>
          </table:table-cell>
          <table:table-cell office:value-type="string">
            <text:p>reg.</text:p>
          </table:table-cell>
          <table:table-cell office:value-type="string">
            <text:p>Ulpianus</text:p>
          </table:table-cell>
          <table:table-cell office:value-type="string">
            <text:p>(Ulpiani regulae)</text:p>
          </table:table-cell>
          <table:table-cell office:value-type="string">
            <text:p>Ulp. <text:s/>Reg.</text:p>
          </table:table-cell>
          <table:table-cell office:value-type="string">
            <text:p>Ulp_reg</text:p>
          </table:table-cell>
          <table:table-cell office:value-type="string">
            <text:p>Ulp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7]&amp;&quot;,&quot;&amp;&quot;author ={&quot;&amp;[.G557]&amp;&quot;}, title ={&quot;&amp;[.D557]&amp;&quot;}, publisher = HUP, location = {Cambridge, MA and London}, year = {&quot;&amp; [.K557] &amp; &quot;}, volume = {&quot; &amp; [.M557] &amp;&quot;}, series = LCL-lang, shortseries = LCL-kurz, origtitle = {&quot; &amp; [.D557] &amp; &quot;}, origlanguage = {&quot; &amp; [.J557] &amp; &quot;}, translator = {&quot; &amp; [.N557] &amp; &quot;}, editor = {&quot; &amp; [.O557] &amp; &quot;}, shorthand = {&quot; &amp; [.E557]&amp; &quot;}, shortauthor = {&quot; &amp; [.C557]&amp; &quot;}, keywords = {ancient}, options = {antik},&quot;&amp;&quot;}&quot;" office:value-type="string" office:string-value="@Book{Ulp_reg,author ={Ulpianus}, title ={(Ulpiani regulae)}, publisher = HUP, location = {Cambridge, MA and London}, year = {}, volume = {}, series = LCL-lang, shortseries = LCL-kurz, origtitle = {(Ulpiani regulae)}, origlanguage = {}, translator = {}, editor = {}, shorthand = {Ulp.  Reg.}, shortauthor = {Ulpianus}, keywords = {ancient}, options = {antik},}">
            <text:p>@Book{Ulp_reg,author ={Ulpianus}, title ={(Ulpiani regulae)}, publisher = HUP, location = {Cambridge, MA and London}, year = {}, volume = {}, series = LCL-lang, shortseries = LCL-kurz, origtitle = {(Ulpiani regulae)}, origlanguage = {}, translator = {}, editor = {}, shorthand = {Ulp. <text:s/>Reg.}, shortauthor = {Ulpianus}, keywords = {ancient}, options = {antik},}</text:p>
          </table:table-cell>
          <table:table-cell table:formula="of:=&quot;@Book{&quot; &amp;[.F557] &amp; &quot;,author ={&quot; &amp; [.G557] &amp;&quot;},  origtitle = {&quot; &amp; [.D557] &amp;&quot; }, shorthand = {&quot; &amp; [.E557]&amp;&quot;}, shortauthor = {&quot;&amp; [.C557]&amp; &quot;}, keywords = {ancient}, options = {antik}}&quot;" office:value-type="string" office:string-value="@Book{Ulp_reg,author ={Ulpianus},  origtitle = {(Ulpiani regulae) }, shorthand = {Ulp.  Reg.}, shortauthor = {Ulpianus}, keywords = {ancient}, options = {antik}}">
            <text:p>@Book{Ulp_reg,author ={Ulpianus}, <text:s/>origtitle = {(Ulpiani regulae) }, shorthand = {Ulp. <text:s/>Reg.}, shortauthor = {Ulpianus}, keywords = {ancient}, options = {antik}}</text:p>
          </table:table-cell>
          <table:table-cell table:formula="of:=&quot;\item[&quot;&amp;[.E557] &amp; &quot;] &quot; &amp;[.C557]&amp; &quot; &quot; &amp;[.D557] &amp; &quot;\newline \textbf{&quot; &amp; [.F557] &amp;&quot;}&quot;" office:value-type="string" office:string-value="\item[Ulp.  Reg.] Ulpianus (Ulpiani regulae)\newline \textbf{Ulp_reg}">
            <text:p>\item[Ulp. <text:s/>Reg.] Ulpianus (Ulpiani regulae)\newline \textbf{Ulp_reg}</text:p>
          </table:table-cell>
        </table:table-row>
        <table:table-row table:style-name="ro1">
          <table:table-cell office:value-type="string">
            <text:p>Val. Fl.</text:p>
          </table:table-cell>
          <table:table-cell/>
          <table:table-cell office:value-type="string">
            <text:p>{Valerius Flaccus}</text:p>
          </table:table-cell>
          <table:table-cell office:value-type="string">
            <text:p>Argonautica</text:p>
          </table:table-cell>
          <table:table-cell office:value-type="string">
            <text:p>Val. Fl.</text:p>
          </table:table-cell>
          <table:table-cell office:value-type="string">
            <text:p>Val_Fl</text:p>
          </table:table-cell>
          <table:table-cell office:value-type="string">
            <text:p>Valerius Flaccus Setinus Balb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8]&amp;&quot;,&quot;&amp;&quot;author ={&quot;&amp;[.G558]&amp;&quot;}, title ={&quot;&amp;[.D558]&amp;&quot;}, publisher = HUP, location = {Cambridge, MA and London}, year = {&quot;&amp; [.K558] &amp; &quot;}, volume = {&quot; &amp; [.M558] &amp;&quot;}, series = LCL-lang, shortseries = LCL-kurz, origtitle = {&quot; &amp; [.D558] &amp; &quot;}, origlanguage = {&quot; &amp; [.J558] &amp; &quot;}, translator = {&quot; &amp; [.N558] &amp; &quot;}, editor = {&quot; &amp; [.O558] &amp; &quot;}, shorthand = {&quot; &amp; [.E558]&amp; &quot;}, shortauthor = {&quot; &amp; [.C558]&amp; &quot;}, keywords = {ancient}, options = {antik},&quot;&amp;&quot;}&quot;" office:value-type="string" office:string-value="@Book{Val_Fl,author ={Valerius Flaccus Setinus Balbus, Caius}, title ={Argonautica}, publisher = HUP, location = {Cambridge, MA and London}, year = {}, volume = {}, series = LCL-lang, shortseries = LCL-kurz, origtitle = {Argonautica}, origlanguage = {}, translator = {}, editor = {}, shorthand = {Val. Fl.}, shortauthor = {{Valerius Flaccus}}, keywords = {ancient}, options = {antik},}">
            <text:p>@Book{Val_Fl,author ={Valerius Flaccus Setinus Balbus, Caius}, title ={Argonautica}, publisher = HUP, location = {Cambridge, MA and London}, year = {}, volume = {}, series = LCL-lang, shortseries = LCL-kurz, origtitle = {Argonautica}, origlanguage = {}, translator = {}, editor = {}, shorthand = {Val. Fl.}, shortauthor = {{Valerius Flaccus}}, keywords = {ancient}, options = {antik},}</text:p>
          </table:table-cell>
          <table:table-cell table:formula="of:=&quot;@Book{&quot; &amp;[.F558] &amp; &quot;,author ={&quot; &amp; [.G558] &amp;&quot;},  origtitle = {&quot; &amp; [.D558] &amp;&quot; }, shorthand = {&quot; &amp; [.E558]&amp;&quot;}, shortauthor = {&quot;&amp; [.C558]&amp; &quot;}, keywords = {ancient}, options = {antik}}&quot;" office:value-type="string" office:string-value="@Book{Val_Fl,author ={Valerius Flaccus Setinus Balbus, Caius},  origtitle = {Argonautica }, shorthand = {Val. Fl.}, shortauthor = {{Valerius Flaccus}}, keywords = {ancient}, options = {antik}}">
            <text:p>@Book{Val_Fl,author ={Valerius Flaccus Setinus Balbus, Caius}, <text:s/>origtitle = {Argonautica }, shorthand = {Val. Fl.}, shortauthor = {{Valerius Flaccus}}, keywords = {ancient}, options = {antik}}</text:p>
          </table:table-cell>
          <table:table-cell table:formula="of:=&quot;\item[&quot;&amp;[.E558] &amp; &quot;] &quot; &amp;[.C558]&amp; &quot; &quot; &amp;[.D558] &amp; &quot;\newline \textbf{&quot; &amp; [.F558] &amp;&quot;}&quot;" office:value-type="string" office:string-value="\item[Val. Fl.] {Valerius Flaccus} Argonautica\newline \textbf{Val_Fl}">
            <text:p>\item[Val. Fl.] {Valerius Flaccus} Argonautica\newline \textbf{Val_Fl}</text:p>
          </table:table-cell>
        </table:table-row>
        <table:table-row table:style-name="ro1">
          <table:table-cell office:value-type="string">
            <text:p>Val. Max.</text:p>
          </table:table-cell>
          <table:table-cell/>
          <table:table-cell office:value-type="string">
            <text:p>{Valerius Maximus}</text:p>
          </table:table-cell>
          <table:table-cell office:value-type="string">
            <text:p>facta et dicta memorabilia</text:p>
          </table:table-cell>
          <table:table-cell office:value-type="string">
            <text:p>Val. Max.</text:p>
          </table:table-cell>
          <table:table-cell office:value-type="string">
            <text:p>Val_Max</text:p>
          </table:table-cell>
          <table:table-cell office:value-type="string">
            <text:p>{Valerius Maxim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9]&amp;&quot;,&quot;&amp;&quot;author ={&quot;&amp;[.G559]&amp;&quot;}, title ={&quot;&amp;[.D559]&amp;&quot;}, publisher = HUP, location = {Cambridge, MA and London}, year = {&quot;&amp; [.K559] &amp; &quot;}, volume = {&quot; &amp; [.M559] &amp;&quot;}, series = LCL-lang, shortseries = LCL-kurz, origtitle = {&quot; &amp; [.D559] &amp; &quot;}, origlanguage = {&quot; &amp; [.J559] &amp; &quot;}, translator = {&quot; &amp; [.N559] &amp; &quot;}, editor = {&quot; &amp; [.O559] &amp; &quot;}, shorthand = {&quot; &amp; [.E559]&amp; &quot;}, shortauthor = {&quot; &amp; [.C559]&amp; &quot;}, keywords = {ancient}, options = {antik},&quot;&amp;&quot;}&quot;" office:value-type="string" office:string-value="@Book{Val_Max,author ={{Valerius Maximus}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{Valerius Maximus}}, keywords = {ancient}, options = {antik},}">
            <text:p>@Book{Val_Max,author ={{Valerius Maximus}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{Valerius Maximus}}, keywords = {ancient}, options = {antik},}</text:p>
          </table:table-cell>
          <table:table-cell table:formula="of:=&quot;@Book{&quot; &amp;[.F559] &amp; &quot;,author ={&quot; &amp; [.G559] &amp;&quot;},  origtitle = {&quot; &amp; [.D559] &amp;&quot; }, shorthand = {&quot; &amp; [.E559]&amp;&quot;}, shortauthor = {&quot;&amp; [.C559]&amp; &quot;}, keywords = {ancient}, options = {antik}}&quot;" office:value-type="string" office:string-value="@Book{Val_Max,author ={{Valerius Maximus}},  origtitle = {facta et dicta memorabilia }, shorthand = {Val. Max.}, shortauthor = {{Valerius Maximus}}, keywords = {ancient}, options = {antik}}">
            <text:p>@Book{Val_Max,author ={{Valerius Maximus}}, <text:s/>origtitle = {facta et dicta memorabilia }, shorthand = {Val. Max.}, shortauthor = {{Valerius Maximus}}, keywords = {ancient}, options = {antik}}</text:p>
          </table:table-cell>
          <table:table-cell table:formula="of:=&quot;\item[&quot;&amp;[.E559] &amp; &quot;] &quot; &amp;[.C559]&amp; &quot; &quot; &amp;[.D559] &amp; &quot;\newline \textbf{&quot; &amp; [.F559] &amp;&quot;}&quot;" office:value-type="string" office:string-value="\item[Val. Max.] {Valerius Maximus} facta et dicta memorabilia\newline \textbf{Val_Max}">
            <text:p>\item[Val. Max.] {Valerius Maximus} facta et dicta memorabilia\newline \textbf{Val_Max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ling.</text:p>
          </table:table-cell>
          <table:table-cell office:value-type="string">
            <text:p>Varro</text:p>
          </table:table-cell>
          <table:table-cell office:value-type="string">
            <text:p>de lingua Latina</text:p>
          </table:table-cell>
          <table:table-cell office:value-type="string">
            <text:p>Varro ling.</text:p>
          </table:table-cell>
          <table:table-cell office:value-type="string">
            <text:p>Varro_ling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0]&amp;&quot;,&quot;&amp;&quot;author ={&quot;&amp;[.G560]&amp;&quot;}, title ={&quot;&amp;[.D560]&amp;&quot;}, publisher = HUP, location = {Cambridge, MA and London}, year = {&quot;&amp; [.K560] &amp; &quot;}, volume = {&quot; &amp; [.M560] &amp;&quot;}, series = LCL-lang, shortseries = LCL-kurz, origtitle = {&quot; &amp; [.D560] &amp; &quot;}, origlanguage = {&quot; &amp; [.J560] &amp; &quot;}, translator = {&quot; &amp; [.N560] &amp; &quot;}, editor = {&quot; &amp; [.O560] &amp; &quot;}, shorthand = {&quot; &amp; [.E560]&amp; &quot;}, shortauthor = {&quot; &amp; [.C560]&amp; &quot;}, keywords = {ancient}, options = {antik},&quot;&amp;&quot;}&quot;" office:value-type="string" office:string-value="@Book{Varro_ling,author ={Terentius Varro, Marcus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">
            <text:p>@Book{Varro_ling,author ={Terentius Varro, Marcus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</text:p>
          </table:table-cell>
          <table:table-cell table:formula="of:=&quot;@Book{&quot; &amp;[.F560] &amp; &quot;,author ={&quot; &amp; [.G560] &amp;&quot;},  origtitle = {&quot; &amp; [.D560] &amp;&quot; }, shorthand = {&quot; &amp; [.E560]&amp;&quot;}, shortauthor = {&quot;&amp; [.C560]&amp; &quot;}, keywords = {ancient}, options = {antik}}&quot;" office:value-type="string" office:string-value="@Book{Varro_ling,author ={Terentius Varro, Marcus},  origtitle = {de lingua Latina }, shorthand = {Varro ling.}, shortauthor = {Varro}, keywords = {ancient}, options = {antik}}">
            <text:p>@Book{Varro_ling,author ={Terentius Varro, Marcus}, <text:s/>origtitle = {de lingua Latina }, shorthand = {Varro ling.}, shortauthor = {Varro}, keywords = {ancient}, options = {antik}}</text:p>
          </table:table-cell>
          <table:table-cell table:formula="of:=&quot;\item[&quot;&amp;[.E560] &amp; &quot;] &quot; &amp;[.C560]&amp; &quot; &quot; &amp;[.D560] &amp; &quot;\newline \textbf{&quot; &amp; [.F560] &amp;&quot;}&quot;" office:value-type="string" office:string-value="\item[Varro ling.] Varro de lingua Latina\newline \textbf{Varro_ling}">
            <text:p>\item[Varro ling.] Varro de lingua Latina\newline \textbf{Varro_ling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Men.</text:p>
          </table:table-cell>
          <table:table-cell office:value-type="string">
            <text:p>Varro</text:p>
          </table:table-cell>
          <table:table-cell office:value-type="string">
            <text:p>saturae Menippeae</text:p>
          </table:table-cell>
          <table:table-cell office:value-type="string">
            <text:p>Varro Men.</text:p>
          </table:table-cell>
          <table:table-cell office:value-type="string">
            <text:p>Varro_Men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1]&amp;&quot;,&quot;&amp;&quot;author ={&quot;&amp;[.G561]&amp;&quot;}, title ={&quot;&amp;[.D561]&amp;&quot;}, publisher = HUP, location = {Cambridge, MA and London}, year = {&quot;&amp; [.K561] &amp; &quot;}, volume = {&quot; &amp; [.M561] &amp;&quot;}, series = LCL-lang, shortseries = LCL-kurz, origtitle = {&quot; &amp; [.D561] &amp; &quot;}, origlanguage = {&quot; &amp; [.J561] &amp; &quot;}, translator = {&quot; &amp; [.N561] &amp; &quot;}, editor = {&quot; &amp; [.O561] &amp; &quot;}, shorthand = {&quot; &amp; [.E561]&amp; &quot;}, shortauthor = {&quot; &amp; [.C561]&amp; &quot;}, keywords = {ancient}, options = {antik},&quot;&amp;&quot;}&quot;" office:value-type="string" office:string-value="@Book{Varro_Men,author ={Terentius Varro, Marcus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">
            <text:p>@Book{Varro_Men,author ={Terentius Varro, Marcus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</text:p>
          </table:table-cell>
          <table:table-cell table:formula="of:=&quot;@Book{&quot; &amp;[.F561] &amp; &quot;,author ={&quot; &amp; [.G561] &amp;&quot;},  origtitle = {&quot; &amp; [.D561] &amp;&quot; }, shorthand = {&quot; &amp; [.E561]&amp;&quot;}, shortauthor = {&quot;&amp; [.C561]&amp; &quot;}, keywords = {ancient}, options = {antik}}&quot;" office:value-type="string" office:string-value="@Book{Varro_Men,author ={Terentius Varro, Marcus},  origtitle = {saturae Menippeae }, shorthand = {Varro Men.}, shortauthor = {Varro}, keywords = {ancient}, options = {antik}}">
            <text:p>@Book{Varro_Men,author ={Terentius Varro, Marcus}, <text:s/>origtitle = {saturae Menippeae }, shorthand = {Varro Men.}, shortauthor = {Varro}, keywords = {ancient}, options = {antik}}</text:p>
          </table:table-cell>
          <table:table-cell table:formula="of:=&quot;\item[&quot;&amp;[.E561] &amp; &quot;] &quot; &amp;[.C561]&amp; &quot; &quot; &amp;[.D561] &amp; &quot;\newline \textbf{&quot; &amp; [.F561] &amp;&quot;}&quot;" office:value-type="string" office:string-value="\item[Varro Men.] Varro saturae Menippeae\newline \textbf{Varro_Men}">
            <text:p>\item[Varro Men.] Varro saturae Menippeae\newline \textbf{Varro_Men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rust.</text:p>
          </table:table-cell>
          <table:table-cell office:value-type="string">
            <text:p>Varro</text:p>
          </table:table-cell>
          <table:table-cell office:value-type="string">
            <text:p>res rusticae</text:p>
          </table:table-cell>
          <table:table-cell office:value-type="string">
            <text:p>Varro rust.</text:p>
          </table:table-cell>
          <table:table-cell office:value-type="string">
            <text:p>Varro_rust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2]&amp;&quot;,&quot;&amp;&quot;author ={&quot;&amp;[.G562]&amp;&quot;}, title ={&quot;&amp;[.D562]&amp;&quot;}, publisher = HUP, location = {Cambridge, MA and London}, year = {&quot;&amp; [.K562] &amp; &quot;}, volume = {&quot; &amp; [.M562] &amp;&quot;}, series = LCL-lang, shortseries = LCL-kurz, origtitle = {&quot; &amp; [.D562] &amp; &quot;}, origlanguage = {&quot; &amp; [.J562] &amp; &quot;}, translator = {&quot; &amp; [.N562] &amp; &quot;}, editor = {&quot; &amp; [.O562] &amp; &quot;}, shorthand = {&quot; &amp; [.E562]&amp; &quot;}, shortauthor = {&quot; &amp; [.C562]&amp; &quot;}, keywords = {ancient}, options = {antik},&quot;&amp;&quot;}&quot;" office:value-type="string" office:string-value="@Book{Varro_rust,author ={Terentius Varro, Marcus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">
            <text:p>@Book{Varro_rust,author ={Terentius Varro, Marcus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</text:p>
          </table:table-cell>
          <table:table-cell table:formula="of:=&quot;@Book{&quot; &amp;[.F562] &amp; &quot;,author ={&quot; &amp; [.G562] &amp;&quot;},  origtitle = {&quot; &amp; [.D562] &amp;&quot; }, shorthand = {&quot; &amp; [.E562]&amp;&quot;}, shortauthor = {&quot;&amp; [.C562]&amp; &quot;}, keywords = {ancient}, options = {antik}}&quot;" office:value-type="string" office:string-value="@Book{Varro_rust,author ={Terentius Varro, Marcus},  origtitle = {res rusticae }, shorthand = {Varro rust.}, shortauthor = {Varro}, keywords = {ancient}, options = {antik}}">
            <text:p>@Book{Varro_rust,author ={Terentius Varro, Marcus}, <text:s/>origtitle = {res rusticae }, shorthand = {Varro rust.}, shortauthor = {Varro}, keywords = {ancient}, options = {antik}}</text:p>
          </table:table-cell>
          <table:table-cell table:formula="of:=&quot;\item[&quot;&amp;[.E562] &amp; &quot;] &quot; &amp;[.C562]&amp; &quot; &quot; &amp;[.D562] &amp; &quot;\newline \textbf{&quot; &amp; [.F562] &amp;&quot;}&quot;" office:value-type="string" office:string-value="\item[Varro rust.] Varro res rusticae\newline \textbf{Varro_rust}">
            <text:p>\item[Varro rust.] Varro res rusticae\newline \textbf{Varro_rust}</text:p>
          </table:table-cell>
        </table:table-row>
        <table:table-row table:style-name="ro1">
          <table:table-cell office:value-type="string">
            <text:p>Vell.</text:p>
          </table:table-cell>
          <table:table-cell/>
          <table:table-cell office:value-type="string">
            <text:p>Velleius Paterculus</text:p>
          </table:table-cell>
          <table:table-cell office:value-type="string">
            <text:p>historiae Romanae</text:p>
          </table:table-cell>
          <table:table-cell office:value-type="string">
            <text:p>Vell. </text:p>
          </table:table-cell>
          <table:table-cell office:value-type="string">
            <text:p>Vell</text:p>
          </table:table-cell>
          <table:table-cell office:value-type="string">
            <text:p>{Velleius Patercul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3]&amp;&quot;,&quot;&amp;&quot;author ={&quot;&amp;[.G563]&amp;&quot;}, title ={&quot;&amp;[.D563]&amp;&quot;}, publisher = HUP, location = {Cambridge, MA and London}, year = {&quot;&amp; [.K563] &amp; &quot;}, volume = {&quot; &amp; [.M563] &amp;&quot;}, series = LCL-lang, shortseries = LCL-kurz, origtitle = {&quot; &amp; [.D563] &amp; &quot;}, origlanguage = {&quot; &amp; [.J563] &amp; &quot;}, translator = {&quot; &amp; [.N563] &amp; &quot;}, editor = {&quot; &amp; [.O563] &amp; &quot;}, shorthand = {&quot; &amp; [.E563]&amp; &quot;}, shortauthor = {&quot; &amp; [.C563]&amp; &quot;}, keywords = {ancient}, options = {antik},&quot;&amp;&quot;}&quot;" office:value-type="string" office:string-value="@Book{Vell,author ={{Velleius Paterculus}}, title ={historiae Romanae}, publisher = HUP, location = {Cambridge, MA and London}, year = {}, volume = {}, series = LCL-lang, shortseries = LCL-kurz, origtitle = {historiae Romanae}, origlanguage = {}, translator = {}, editor = {}, shorthand = {Vell. }, shortauthor = {Velleius Paterculus}, keywords = {ancient}, options = {antik},}">
            <text:p>@Book{Vell,author ={{Velleius Paterculus}}, title ={historiae Romanae}, publisher = HUP, location = {Cambridge, MA and London}, year = {}, volume = {}, series = LCL-lang, shortseries = LCL-kurz, origtitle = {historiae Romanae}, origlanguage = {}, translator = {}, editor = {}, shorthand = {Vell. }, shortauthor = {Velleius Paterculus}, keywords = {ancient}, options = {antik},}</text:p>
          </table:table-cell>
          <table:table-cell table:formula="of:=&quot;@Book{&quot; &amp;[.F563] &amp; &quot;,author ={&quot; &amp; [.G563] &amp;&quot;},  origtitle = {&quot; &amp; [.D563] &amp;&quot; }, shorthand = {&quot; &amp; [.E563]&amp;&quot;}, shortauthor = {&quot;&amp; [.C563]&amp; &quot;}, keywords = {ancient}, options = {antik}}&quot;" office:value-type="string" office:string-value="@Book{Vell,author ={{Velleius Paterculus}},  origtitle = {historiae Romanae }, shorthand = {Vell. }, shortauthor = {Velleius Paterculus}, keywords = {ancient}, options = {antik}}">
            <text:p>@Book{Vell,author ={{Velleius Paterculus}}, <text:s/>origtitle = {historiae Romanae }, shorthand = {Vell. }, shortauthor = {Velleius Paterculus}, keywords = {ancient}, options = {antik}}</text:p>
          </table:table-cell>
          <table:table-cell table:formula="of:=&quot;\item[&quot;&amp;[.E563] &amp; &quot;] &quot; &amp;[.C563]&amp; &quot; &quot; &amp;[.D563] &amp; &quot;\newline \textbf{&quot; &amp; [.F563] &amp;&quot;}&quot;" office:value-type="string" office:string-value="\item[Vell. ] Velleius Paterculus historiae Romanae\newline \textbf{Vell}">
            <text:p>\item[Vell. ] Velleius Paterculus historiae Romanae\newline \textbf{Vell}</text:p>
          </table:table-cell>
        </table:table-row>
        <table:table-row table:style-name="ro1">
          <table:table-cell office:value-type="string">
            <text:p>Ven. Fort.</text:p>
          </table:table-cell>
          <table:table-cell/>
          <table:table-cell office:value-type="string">
            <text:p>Venantius Fortunatus</text:p>
          </table:table-cell>
          <table:table-cell/>
          <table:table-cell office:value-type="string">
            <text:p>Ven. Fort.</text:p>
          </table:table-cell>
          <table:table-cell office:value-type="string">
            <text:p>Ven_Fort</text:p>
          </table:table-cell>
          <table:table-cell office:value-type="string">
            <text:p>{Venantius Honorius Clementianus Fortuna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4]&amp;&quot;,&quot;&amp;&quot;author ={&quot;&amp;[.G564]&amp;&quot;}, title ={&quot;&amp;[.D564]&amp;&quot;}, publisher = HUP, location = {Cambridge, MA and London}, year = {&quot;&amp; [.K564] &amp; &quot;}, volume = {&quot; &amp; [.M564] &amp;&quot;}, series = LCL-lang, shortseries = LCL-kurz, origtitle = {&quot; &amp; [.D564] &amp; &quot;}, origlanguage = {&quot; &amp; [.J564] &amp; &quot;}, translator = {&quot; &amp; [.N564] &amp; &quot;}, editor = {&quot; &amp; [.O564] &amp; &quot;}, shorthand = {&quot; &amp; [.E564]&amp; &quot;}, shortauthor = {&quot; &amp; [.C564]&amp; &quot;}, keywords = {ancient}, options = {antik},&quot;&amp;&quot;}&quot;" office:value-type="string" office:string-value="@Book{Ven_Fort,author ={{Venantius Honorius Clementianus Fortunatus}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">
            <text:p>@Book{Ven_Fort,author ={{Venantius Honorius Clementianus Fortunatus}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</text:p>
          </table:table-cell>
          <table:table-cell table:formula="of:=&quot;@Book{&quot; &amp;[.F564] &amp; &quot;,author ={&quot; &amp; [.G564] &amp;&quot;},  origtitle = {&quot; &amp; [.D564] &amp;&quot; }, shorthand = {&quot; &amp; [.E564]&amp;&quot;}, shortauthor = {&quot;&amp; [.C564]&amp; &quot;}, keywords = {ancient}, options = {antik}}&quot;" office:value-type="string" office:string-value="@Book{Ven_Fort,author ={{Venantius Honorius Clementianus Fortunatus}},  origtitle = { }, shorthand = {Ven. Fort.}, shortauthor = {Venantius Fortunatus}, keywords = {ancient}, options = {antik}}">
            <text:p>@Book{Ven_Fort,author ={{Venantius Honorius Clementianus Fortunatus}}, <text:s/>origtitle = { }, shorthand = {Ven. Fort.}, shortauthor = {Venantius Fortunatus}, keywords = {ancient}, options = {antik}}</text:p>
          </table:table-cell>
          <table:table-cell table:formula="of:=&quot;\item[&quot;&amp;[.E564] &amp; &quot;] &quot; &amp;[.C564]&amp; &quot; &quot; &amp;[.D564] &amp; &quot;\newline \textbf{&quot; &amp; [.F564] &amp;&quot;}&quot;" office:value-type="string" office:string-value="\item[Ven. Fort.] Venantius Fortunatus \newline \textbf{Ven_Fort}">
            <text:p>\item[Ven. Fort.] Venantius Fortunatus \newline \textbf{Ven_Fort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Aen.</text:p>
          </table:table-cell>
          <table:table-cell office:value-type="string">
            <text:p>Vergil </text:p>
          </table:table-cell>
          <table:table-cell office:value-type="string">
            <text:p>Aeneis</text:p>
          </table:table-cell>
          <table:table-cell office:value-type="string">
            <text:p>Verg. Aen.</text:p>
          </table:table-cell>
          <table:table-cell office:value-type="string">
            <text:p>Verg_Aen</text:p>
          </table:table-cell>
          <table:table-cell office:value-type="string">
            <text:p>Vergilius Mar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5]&amp;&quot;,&quot;&amp;&quot;author ={&quot;&amp;[.G565]&amp;&quot;}, title ={&quot;&amp;[.D565]&amp;&quot;}, publisher = HUP, location = {Cambridge, MA and London}, year = {&quot;&amp; [.K565] &amp; &quot;}, volume = {&quot; &amp; [.M565] &amp;&quot;}, series = LCL-lang, shortseries = LCL-kurz, origtitle = {&quot; &amp; [.D565] &amp; &quot;}, origlanguage = {&quot; &amp; [.J565] &amp; &quot;}, translator = {&quot; &amp; [.N565] &amp; &quot;}, editor = {&quot; &amp; [.O565] &amp; &quot;}, shorthand = {&quot; &amp; [.E565]&amp; &quot;}, shortauthor = {&quot; &amp; [.C565]&amp; &quot;}, keywords = {ancient}, options = {antik},&quot;&amp;&quot;}&quot;" office:value-type="string" office:string-value="@Book{Verg_Aen,author ={Vergilius Maro, Publius}, title ={Aeneis}, publisher = HUP, location = {Cambridge, MA and London}, year = {}, volume = {}, series = LCL-lang, shortseries = LCL-kurz, origtitle = {Aeneis}, origlanguage = {}, translator = {}, editor = {}, shorthand = {Verg. Aen.}, shortauthor = {Vergil }, keywords = {ancient}, options = {antik},}">
            <text:p>@Book{Verg_Aen,author ={Vergilius Maro, Publius}, title ={Aeneis}, publisher = HUP, location = {Cambridge, MA and London}, year = {}, volume = {}, series = LCL-lang, shortseries = LCL-kurz, origtitle = {Aeneis}, origlanguage = {}, translator = {}, editor = {}, shorthand = {Verg. Aen.}, shortauthor = {Vergil }, keywords = {ancient}, options = {antik},}</text:p>
          </table:table-cell>
          <table:table-cell table:formula="of:=&quot;@Book{&quot; &amp;[.F565] &amp; &quot;,author ={&quot; &amp; [.G565] &amp;&quot;},  origtitle = {&quot; &amp; [.D565] &amp;&quot; }, shorthand = {&quot; &amp; [.E565]&amp;&quot;}, shortauthor = {&quot;&amp; [.C565]&amp; &quot;}, keywords = {ancient}, options = {antik}}&quot;" office:value-type="string" office:string-value="@Book{Verg_Aen,author ={Vergilius Maro, Publius},  origtitle = {Aeneis }, shorthand = {Verg. Aen.}, shortauthor = {Vergil }, keywords = {ancient}, options = {antik}}">
            <text:p>@Book{Verg_Aen,author ={Vergilius Maro, Publius}, <text:s/>origtitle = {Aeneis }, shorthand = {Verg. Aen.}, shortauthor = {Vergil }, keywords = {ancient}, options = {antik}}</text:p>
          </table:table-cell>
          <table:table-cell table:formula="of:=&quot;\item[&quot;&amp;[.E565] &amp; &quot;] &quot; &amp;[.C565]&amp; &quot; &quot; &amp;[.D565] &amp; &quot;\newline \textbf{&quot; &amp; [.F565] &amp;&quot;}&quot;" office:value-type="string" office:string-value="\item[Verg. Aen.] Vergil  Aeneis\newline \textbf{Verg_Aen}">
            <text:p>\item[Verg. Aen.] Vergil <text:s/>Aeneis\newline \textbf{Verg_Aen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catal.</text:p>
          </table:table-cell>
          <table:table-cell office:value-type="string">
            <text:p>Vergil </text:p>
          </table:table-cell>
          <table:table-cell office:value-type="string">
            <text:p>catalepton</text:p>
          </table:table-cell>
          <table:table-cell office:value-type="string">
            <text:p>Verg. catal.</text:p>
          </table:table-cell>
          <table:table-cell office:value-type="string">
            <text:p>Verg_catal</text:p>
          </table:table-cell>
          <table:table-cell office:value-type="string">
            <text:p>Vergilius Mar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6]&amp;&quot;,&quot;&amp;&quot;author ={&quot;&amp;[.G566]&amp;&quot;}, title ={&quot;&amp;[.D566]&amp;&quot;}, publisher = HUP, location = {Cambridge, MA and London}, year = {&quot;&amp; [.K566] &amp; &quot;}, volume = {&quot; &amp; [.M566] &amp;&quot;}, series = LCL-lang, shortseries = LCL-kurz, origtitle = {&quot; &amp; [.D566] &amp; &quot;}, origlanguage = {&quot; &amp; [.J566] &amp; &quot;}, translator = {&quot; &amp; [.N566] &amp; &quot;}, editor = {&quot; &amp; [.O566] &amp; &quot;}, shorthand = {&quot; &amp; [.E566]&amp; &quot;}, shortauthor = {&quot; &amp; [.C566]&amp; &quot;}, keywords = {ancient}, options = {antik},&quot;&amp;&quot;}&quot;" office:value-type="string" office:string-value="@Book{Verg_catal,author ={Vergilius Maro, Publius}, title ={catalepton}, publisher = HUP, location = {Cambridge, MA and London}, year = {}, volume = {}, series = LCL-lang, shortseries = LCL-kurz, origtitle = {catalepton}, origlanguage = {}, translator = {}, editor = {}, shorthand = {Verg. catal.}, shortauthor = {Vergil }, keywords = {ancient}, options = {antik},}">
            <text:p>@Book{Verg_catal,author ={Vergilius Maro, Publius}, title ={catalepton}, publisher = HUP, location = {Cambridge, MA and London}, year = {}, volume = {}, series = LCL-lang, shortseries = LCL-kurz, origtitle = {catalepton}, origlanguage = {}, translator = {}, editor = {}, shorthand = {Verg. catal.}, shortauthor = {Vergil }, keywords = {ancient}, options = {antik},}</text:p>
          </table:table-cell>
          <table:table-cell table:formula="of:=&quot;@Book{&quot; &amp;[.F566] &amp; &quot;,author ={&quot; &amp; [.G566] &amp;&quot;},  origtitle = {&quot; &amp; [.D566] &amp;&quot; }, shorthand = {&quot; &amp; [.E566]&amp;&quot;}, shortauthor = {&quot;&amp; [.C566]&amp; &quot;}, keywords = {ancient}, options = {antik}}&quot;" office:value-type="string" office:string-value="@Book{Verg_catal,author ={Vergilius Maro, Publius},  origtitle = {catalepton }, shorthand = {Verg. catal.}, shortauthor = {Vergil }, keywords = {ancient}, options = {antik}}">
            <text:p>@Book{Verg_catal,author ={Vergilius Maro, Publius}, <text:s/>origtitle = {catalepton }, shorthand = {Verg. catal.}, shortauthor = {Vergil }, keywords = {ancient}, options = {antik}}</text:p>
          </table:table-cell>
          <table:table-cell table:formula="of:=&quot;\item[&quot;&amp;[.E566] &amp; &quot;] &quot; &amp;[.C566]&amp; &quot; &quot; &amp;[.D566] &amp; &quot;\newline \textbf{&quot; &amp; [.F566] &amp;&quot;}&quot;" office:value-type="string" office:string-value="\item[Verg. catal.] Vergil  catalepton\newline \textbf{Verg_catal}">
            <text:p>\item[Verg. catal.] Vergil <text:s/>catalepton\newline \textbf{Verg_catal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ecl.</text:p>
          </table:table-cell>
          <table:table-cell office:value-type="string">
            <text:p>Vergil </text:p>
          </table:table-cell>
          <table:table-cell office:value-type="string">
            <text:p>eclogae</text:p>
          </table:table-cell>
          <table:table-cell office:value-type="string">
            <text:p>Verg. ecl.</text:p>
          </table:table-cell>
          <table:table-cell office:value-type="string">
            <text:p>Verg_ecl</text:p>
          </table:table-cell>
          <table:table-cell office:value-type="string">
            <text:p>Vergilius Mar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7]&amp;&quot;,&quot;&amp;&quot;author ={&quot;&amp;[.G567]&amp;&quot;}, title ={&quot;&amp;[.D567]&amp;&quot;}, publisher = HUP, location = {Cambridge, MA and London}, year = {&quot;&amp; [.K567] &amp; &quot;}, volume = {&quot; &amp; [.M567] &amp;&quot;}, series = LCL-lang, shortseries = LCL-kurz, origtitle = {&quot; &amp; [.D567] &amp; &quot;}, origlanguage = {&quot; &amp; [.J567] &amp; &quot;}, translator = {&quot; &amp; [.N567] &amp; &quot;}, editor = {&quot; &amp; [.O567] &amp; &quot;}, shorthand = {&quot; &amp; [.E567]&amp; &quot;}, shortauthor = {&quot; &amp; [.C567]&amp; &quot;}, keywords = {ancient}, options = {antik},&quot;&amp;&quot;}&quot;" office:value-type="string" office:string-value="@Book{Verg_ecl,author ={Vergilius Maro, Publius}, title ={eclogae}, publisher = HUP, location = {Cambridge, MA and London}, year = {}, volume = {}, series = LCL-lang, shortseries = LCL-kurz, origtitle = {eclogae}, origlanguage = {}, translator = {}, editor = {}, shorthand = {Verg. ecl.}, shortauthor = {Vergil }, keywords = {ancient}, options = {antik},}">
            <text:p>@Book{Verg_ecl,author ={Vergilius Maro, Publius}, title ={eclogae}, publisher = HUP, location = {Cambridge, MA and London}, year = {}, volume = {}, series = LCL-lang, shortseries = LCL-kurz, origtitle = {eclogae}, origlanguage = {}, translator = {}, editor = {}, shorthand = {Verg. ecl.}, shortauthor = {Vergil }, keywords = {ancient}, options = {antik},}</text:p>
          </table:table-cell>
          <table:table-cell table:formula="of:=&quot;@Book{&quot; &amp;[.F567] &amp; &quot;,author ={&quot; &amp; [.G567] &amp;&quot;},  origtitle = {&quot; &amp; [.D567] &amp;&quot; }, shorthand = {&quot; &amp; [.E567]&amp;&quot;}, shortauthor = {&quot;&amp; [.C567]&amp; &quot;}, keywords = {ancient}, options = {antik}}&quot;" office:value-type="string" office:string-value="@Book{Verg_ecl,author ={Vergilius Maro, Publius},  origtitle = {eclogae }, shorthand = {Verg. ecl.}, shortauthor = {Vergil }, keywords = {ancient}, options = {antik}}">
            <text:p>@Book{Verg_ecl,author ={Vergilius Maro, Publius}, <text:s/>origtitle = {eclogae }, shorthand = {Verg. ecl.}, shortauthor = {Vergil }, keywords = {ancient}, options = {antik}}</text:p>
          </table:table-cell>
          <table:table-cell table:formula="of:=&quot;\item[&quot;&amp;[.E567] &amp; &quot;] &quot; &amp;[.C567]&amp; &quot; &quot; &amp;[.D567] &amp; &quot;\newline \textbf{&quot; &amp; [.F567] &amp;&quot;}&quot;" office:value-type="string" office:string-value="\item[Verg. ecl.] Vergil  eclogae\newline \textbf{Verg_ecl}">
            <text:p>\item[Verg. ecl.] Vergil <text:s/>eclogae\newline \textbf{Verg_ecl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georg.</text:p>
          </table:table-cell>
          <table:table-cell office:value-type="string">
            <text:p>Vergil </text:p>
          </table:table-cell>
          <table:table-cell office:value-type="string">
            <text:p>georgica</text:p>
          </table:table-cell>
          <table:table-cell office:value-type="string">
            <text:p>Verg. georg.</text:p>
          </table:table-cell>
          <table:table-cell office:value-type="string">
            <text:p>Verg_georg</text:p>
          </table:table-cell>
          <table:table-cell office:value-type="string">
            <text:p>Vergilius Mar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8]&amp;&quot;,&quot;&amp;&quot;author ={&quot;&amp;[.G568]&amp;&quot;}, title ={&quot;&amp;[.D568]&amp;&quot;}, publisher = HUP, location = {Cambridge, MA and London}, year = {&quot;&amp; [.K568] &amp; &quot;}, volume = {&quot; &amp; [.M568] &amp;&quot;}, series = LCL-lang, shortseries = LCL-kurz, origtitle = {&quot; &amp; [.D568] &amp; &quot;}, origlanguage = {&quot; &amp; [.J568] &amp; &quot;}, translator = {&quot; &amp; [.N568] &amp; &quot;}, editor = {&quot; &amp; [.O568] &amp; &quot;}, shorthand = {&quot; &amp; [.E568]&amp; &quot;}, shortauthor = {&quot; &amp; [.C568]&amp; &quot;}, keywords = {ancient}, options = {antik},&quot;&amp;&quot;}&quot;" office:value-type="string" office:string-value="@Book{Verg_georg,author ={Vergilius Maro, Publius}, title ={georgica}, publisher = HUP, location = {Cambridge, MA and London}, year = {}, volume = {}, series = LCL-lang, shortseries = LCL-kurz, origtitle = {georgica}, origlanguage = {}, translator = {}, editor = {}, shorthand = {Verg. georg.}, shortauthor = {Vergil }, keywords = {ancient}, options = {antik},}">
            <text:p>@Book{Verg_georg,author ={Vergilius Maro, Publius}, title ={georgica}, publisher = HUP, location = {Cambridge, MA and London}, year = {}, volume = {}, series = LCL-lang, shortseries = LCL-kurz, origtitle = {georgica}, origlanguage = {}, translator = {}, editor = {}, shorthand = {Verg. georg.}, shortauthor = {Vergil }, keywords = {ancient}, options = {antik},}</text:p>
          </table:table-cell>
          <table:table-cell table:formula="of:=&quot;@Book{&quot; &amp;[.F568] &amp; &quot;,author ={&quot; &amp; [.G568] &amp;&quot;},  origtitle = {&quot; &amp; [.D568] &amp;&quot; }, shorthand = {&quot; &amp; [.E568]&amp;&quot;}, shortauthor = {&quot;&amp; [.C568]&amp; &quot;}, keywords = {ancient}, options = {antik}}&quot;" office:value-type="string" office:string-value="@Book{Verg_georg,author ={Vergilius Maro, Publius},  origtitle = {georgica }, shorthand = {Verg. georg.}, shortauthor = {Vergil }, keywords = {ancient}, options = {antik}}">
            <text:p>@Book{Verg_georg,author ={Vergilius Maro, Publius}, <text:s/>origtitle = {georgica }, shorthand = {Verg. georg.}, shortauthor = {Vergil }, keywords = {ancient}, options = {antik}}</text:p>
          </table:table-cell>
          <table:table-cell table:formula="of:=&quot;\item[&quot;&amp;[.E568] &amp; &quot;] &quot; &amp;[.C568]&amp; &quot; &quot; &amp;[.D568] &amp; &quot;\newline \textbf{&quot; &amp; [.F568] &amp;&quot;}&quot;" office:value-type="string" office:string-value="\item[Verg. georg.] Vergil  georgica\newline \textbf{Verg_georg}">
            <text:p>\item[Verg. georg.] Vergil <text:s/>georgica\newline \textbf{Verg_georg}</text:p>
          </table:table-cell>
        </table:table-row>
        <table:table-row table:style-name="ro1">
          <table:table-cell office:value-type="string">
            <text:p>Vitr.</text:p>
          </table:table-cell>
          <table:table-cell/>
          <table:table-cell office:value-type="string">
            <text:p>Vitruv</text:p>
          </table:table-cell>
          <table:table-cell office:value-type="string">
            <text:p>de architectura</text:p>
          </table:table-cell>
          <table:table-cell office:value-type="string">
            <text:p>Vitr.</text:p>
          </table:table-cell>
          <table:table-cell office:value-type="string">
            <text:p>Vitr</text:p>
          </table:table-cell>
          <table:table-cell office:value-type="string">
            <text:p>Vitruv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9]&amp;&quot;,&quot;&amp;&quot;author ={&quot;&amp;[.G569]&amp;&quot;}, title ={&quot;&amp;[.D569]&amp;&quot;}, publisher = HUP, location = {Cambridge, MA and London}, year = {&quot;&amp; [.K569] &amp; &quot;}, volume = {&quot; &amp; [.M569] &amp;&quot;}, series = LCL-lang, shortseries = LCL-kurz, origtitle = {&quot; &amp; [.D569] &amp; &quot;}, origlanguage = {&quot; &amp; [.J569] &amp; &quot;}, translator = {&quot; &amp; [.N569] &amp; &quot;}, editor = {&quot; &amp; [.O569] &amp; &quot;}, shorthand = {&quot; &amp; [.E569]&amp; &quot;}, shortauthor = {&quot; &amp; [.C569]&amp; &quot;}, keywords = {ancient}, options = {antik},&quot;&amp;&quot;}&quot;" office:value-type="string" office:string-value="@Book{Vitr,author ={Vitruvius}, title ={de architectura}, publisher = HUP, location = {Cambridge, MA and London}, year = {}, volume = {}, series = LCL-lang, shortseries = LCL-kurz, origtitle = {de architectura}, origlanguage = {}, translator = {}, editor = {}, shorthand = {Vitr.}, shortauthor = {Vitruv}, keywords = {ancient}, options = {antik},}">
            <text:p>@Book{Vitr,author ={Vitruvius}, title ={de architectura}, publisher = HUP, location = {Cambridge, MA and London}, year = {}, volume = {}, series = LCL-lang, shortseries = LCL-kurz, origtitle = {de architectura}, origlanguage = {}, translator = {}, editor = {}, shorthand = {Vitr.}, shortauthor = {Vitruv}, keywords = {ancient}, options = {antik},}</text:p>
          </table:table-cell>
          <table:table-cell table:formula="of:=&quot;@Book{&quot; &amp;[.F569] &amp; &quot;,author ={&quot; &amp; [.G569] &amp;&quot;},  origtitle = {&quot; &amp; [.D569] &amp;&quot; }, shorthand = {&quot; &amp; [.E569]&amp;&quot;}, shortauthor = {&quot;&amp; [.C569]&amp; &quot;}, keywords = {ancient}, options = {antik}}&quot;" office:value-type="string" office:string-value="@Book{Vitr,author ={Vitruvius},  origtitle = {de architectura }, shorthand = {Vitr.}, shortauthor = {Vitruv}, keywords = {ancient}, options = {antik}}">
            <text:p>@Book{Vitr,author ={Vitruvius}, <text:s/>origtitle = {de architectura }, shorthand = {Vitr.}, shortauthor = {Vitruv}, keywords = {ancient}, options = {antik}}</text:p>
          </table:table-cell>
          <table:table-cell table:formula="of:=&quot;\item[&quot;&amp;[.E569] &amp; &quot;] &quot; &amp;[.C569]&amp; &quot; &quot; &amp;[.D569] &amp; &quot;\newline \textbf{&quot; &amp; [.F569] &amp;&quot;}&quot;" office:value-type="string" office:string-value="\item[Vitr.] Vitruv de architectura\newline \textbf{Vitr}">
            <text:p>\item[Vitr.] Vitruv de architectura\newline \textbf{Vitr}</text:p>
          </table:table-cell>
        </table:table-row>
        <table:table-row table:style-name="ro1">
          <table:table-cell/>
          <table:table-cell office:value-type="string">
            <text:p>Vulg.</text:p>
          </table:table-cell>
          <table:table-cell/>
          <table:table-cell office:value-type="string">
            <text:p>Vulgata</text:p>
          </table:table-cell>
          <table:table-cell office:value-type="string">
            <text:p><text:s/>Vulg.</text:p>
          </table:table-cell>
          <table:table-cell office:value-type="string">
            <text:p>Vul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0]&amp;&quot;,&quot;&amp;&quot;author ={&quot;&amp;[.G570]&amp;&quot;}, title ={&quot;&amp;[.D570]&amp;&quot;}, publisher = HUP, location = {Cambridge, MA and London}, year = {&quot;&amp; [.K570] &amp; &quot;}, volume = {&quot; &amp; [.M570] &amp;&quot;}, series = LCL-lang, shortseries = LCL-kurz, origtitle = {&quot; &amp; [.D570] &amp; &quot;}, origlanguage = {&quot; &amp; [.J570] &amp; &quot;}, translator = {&quot; &amp; [.N570] &amp; &quot;}, editor = {&quot; &amp; [.O570] &amp; &quot;}, shorthand = {&quot; &amp; [.E570]&amp; &quot;}, shortauthor = {&quot; &amp; [.C570]&amp; &quot;}, keywords = {ancient}, options = {antik},&quot;&amp;&quot;}&quot;" office:value-type="string" office:string-value="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">
            <text:p>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</text:p>
          </table:table-cell>
          <table:table-cell table:formula="of:=&quot;@Book{&quot; &amp;[.F570] &amp; &quot;,author ={&quot; &amp; [.G570] &amp;&quot;},  origtitle = {&quot; &amp; [.D570] &amp;&quot; }, shorthand = {&quot; &amp; [.E570]&amp;&quot;}, shortauthor = {&quot;&amp; [.C570]&amp; &quot;}, keywords = {ancient}, options = {antik}}&quot;" office:value-type="string" office:string-value="@Book{Vulg,author ={},  origtitle = {Vulgata }, shorthand = { Vulg.}, shortauthor = {}, keywords = {ancient}, options = {antik}}">
            <text:p>@Book{Vulg,author ={}, <text:s/>origtitle = {Vulgata }, shorthand = { Vulg.}, shortauthor = {}, keywords = {ancient}, options = {antik}}</text:p>
          </table:table-cell>
          <table:table-cell table:formula="of:=&quot;\item[&quot;&amp;[.E570] &amp; &quot;] &quot; &amp;[.C570]&amp; &quot; &quot; &amp;[.D570] &amp; &quot;\newline \textbf{&quot; &amp; [.F570] &amp;&quot;}&quot;" office:value-type="string" office:string-value="\item[ Vulg.]  Vulgata\newline \textbf{Vulg}">
            <text:p>\item[ Vulg.] <text:s/>Vulgata\newline \textbf{Vulg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n.</text:p>
          </table:table-cell>
          <table:table-cell office:value-type="string">
            <text:p>Xenophon</text:p>
          </table:table-cell>
          <table:table-cell office:value-type="string">
            <text:p>anabasis</text:p>
          </table:table-cell>
          <table:table-cell office:value-type="string">
            <text:p>Xen. an.</text:p>
          </table:table-cell>
          <table:table-cell office:value-type="string">
            <text:p>Xen_an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1]&amp;&quot;,&quot;&amp;&quot;author ={&quot;&amp;[.G571]&amp;&quot;}, title ={&quot;&amp;[.D571]&amp;&quot;}, publisher = HUP, location = {Cambridge, MA and London}, year = {&quot;&amp; [.K571] &amp; &quot;}, volume = {&quot; &amp; [.M571] &amp;&quot;}, series = LCL-lang, shortseries = LCL-kurz, origtitle = {&quot; &amp; [.D571] &amp; &quot;}, origlanguage = {&quot; &amp; [.J571] &amp; &quot;}, translator = {&quot; &amp; [.N571] &amp; &quot;}, editor = {&quot; &amp; [.O571] &amp; &quot;}, shorthand = {&quot; &amp; [.E571]&amp; &quot;}, shortauthor = {&quot; &amp; [.C571]&amp; &quot;}, keywords = {ancient}, options = {antik},&quot;&amp;&quot;}&quot;" office:value-type="string" office:string-value="@Book{Xen_an,author ={Xenophon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">
            <text:p>@Book{Xen_an,author ={Xenophon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</text:p>
          </table:table-cell>
          <table:table-cell table:formula="of:=&quot;@Book{&quot; &amp;[.F571] &amp; &quot;,author ={&quot; &amp; [.G571] &amp;&quot;},  origtitle = {&quot; &amp; [.D571] &amp;&quot; }, shorthand = {&quot; &amp; [.E571]&amp;&quot;}, shortauthor = {&quot;&amp; [.C571]&amp; &quot;}, keywords = {ancient}, options = {antik}}&quot;" office:value-type="string" office:string-value="@Book{Xen_an,author ={Xenophon},  origtitle = {anabasis }, shorthand = {Xen. an.}, shortauthor = {Xenophon}, keywords = {ancient}, options = {antik}}">
            <text:p>@Book{Xen_an,author ={Xenophon}, <text:s/>origtitle = {anabasis }, shorthand = {Xen. an.}, shortauthor = {Xenophon}, keywords = {ancient}, options = {antik}}</text:p>
          </table:table-cell>
          <table:table-cell table:formula="of:=&quot;\item[&quot;&amp;[.E571] &amp; &quot;] &quot; &amp;[.C571]&amp; &quot; &quot; &amp;[.D571] &amp; &quot;\newline \textbf{&quot; &amp; [.F571] &amp;&quot;}&quot;" office:value-type="string" office:string-value="\item[Xen. an.] Xenophon anabasis\newline \textbf{Xen_an}">
            <text:p>\item[Xen. an.] Xenophon anabasis\newline \textbf{Xen_an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pol.</text:p>
          </table:table-cell>
          <table:table-cell office:value-type="string">
            <text:p>Xenophon</text:p>
          </table:table-cell>
          <table:table-cell office:value-type="string">
            <text:p>apologia</text:p>
          </table:table-cell>
          <table:table-cell office:value-type="string">
            <text:p>Xen. apol.</text:p>
          </table:table-cell>
          <table:table-cell office:value-type="string">
            <text:p>Xen_apo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2]&amp;&quot;,&quot;&amp;&quot;author ={&quot;&amp;[.G572]&amp;&quot;}, title ={&quot;&amp;[.D572]&amp;&quot;}, publisher = HUP, location = {Cambridge, MA and London}, year = {&quot;&amp; [.K572] &amp; &quot;}, volume = {&quot; &amp; [.M572] &amp;&quot;}, series = LCL-lang, shortseries = LCL-kurz, origtitle = {&quot; &amp; [.D572] &amp; &quot;}, origlanguage = {&quot; &amp; [.J572] &amp; &quot;}, translator = {&quot; &amp; [.N572] &amp; &quot;}, editor = {&quot; &amp; [.O572] &amp; &quot;}, shorthand = {&quot; &amp; [.E572]&amp; &quot;}, shortauthor = {&quot; &amp; [.C572]&amp; &quot;}, keywords = {ancient}, options = {antik},&quot;&amp;&quot;}&quot;" office:value-type="string" office:string-value="@Book{Xen_apol,author ={Xenophon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">
            <text:p>@Book{Xen_apol,author ={Xenophon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</text:p>
          </table:table-cell>
          <table:table-cell table:formula="of:=&quot;@Book{&quot; &amp;[.F572] &amp; &quot;,author ={&quot; &amp; [.G572] &amp;&quot;},  origtitle = {&quot; &amp; [.D572] &amp;&quot; }, shorthand = {&quot; &amp; [.E572]&amp;&quot;}, shortauthor = {&quot;&amp; [.C572]&amp; &quot;}, keywords = {ancient}, options = {antik}}&quot;" office:value-type="string" office:string-value="@Book{Xen_apol,author ={Xenophon},  origtitle = {apologia }, shorthand = {Xen. apol.}, shortauthor = {Xenophon}, keywords = {ancient}, options = {antik}}">
            <text:p>@Book{Xen_apol,author ={Xenophon}, <text:s/>origtitle = {apologia }, shorthand = {Xen. apol.}, shortauthor = {Xenophon}, keywords = {ancient}, options = {antik}}</text:p>
          </table:table-cell>
          <table:table-cell table:formula="of:=&quot;\item[&quot;&amp;[.E572] &amp; &quot;] &quot; &amp;[.C572]&amp; &quot; &quot; &amp;[.D572] &amp; &quot;\newline \textbf{&quot; &amp; [.F572] &amp;&quot;}&quot;" office:value-type="string" office:string-value="\item[Xen. apol.] Xenophon apologia\newline \textbf{Xen_apol}">
            <text:p>\item[Xen. apol.] Xenophon apologia\newline \textbf{Xen_apo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th. pol.</text:p>
          </table:table-cell>
          <table:table-cell office:value-type="string">
            <text:p>Xenophon</text:p>
          </table:table-cell>
          <table:table-cell office:value-type="string">
            <text:p>Athenaion politeia</text:p>
          </table:table-cell>
          <table:table-cell office:value-type="string">
            <text:p>Xen. Ath. pol.</text:p>
          </table:table-cell>
          <table:table-cell office:value-type="string">
            <text:p>Xen_Ath_po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3]&amp;&quot;,&quot;&amp;&quot;author ={&quot;&amp;[.G573]&amp;&quot;}, title ={&quot;&amp;[.D573]&amp;&quot;}, publisher = HUP, location = {Cambridge, MA and London}, year = {&quot;&amp; [.K573] &amp; &quot;}, volume = {&quot; &amp; [.M573] &amp;&quot;}, series = LCL-lang, shortseries = LCL-kurz, origtitle = {&quot; &amp; [.D573] &amp; &quot;}, origlanguage = {&quot; &amp; [.J573] &amp; &quot;}, translator = {&quot; &amp; [.N573] &amp; &quot;}, editor = {&quot; &amp; [.O573] &amp; &quot;}, shorthand = {&quot; &amp; [.E573]&amp; &quot;}, shortauthor = {&quot; &amp; [.C573]&amp; &quot;}, keywords = {ancient}, options = {antik},&quot;&amp;&quot;}&quot;" office:value-type="string" office:string-value="@Book{Xen_Ath_pol,author ={Xenophon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">
            <text:p>@Book{Xen_Ath_pol,author ={Xenophon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</text:p>
          </table:table-cell>
          <table:table-cell table:formula="of:=&quot;@Book{&quot; &amp;[.F573] &amp; &quot;,author ={&quot; &amp; [.G573] &amp;&quot;},  origtitle = {&quot; &amp; [.D573] &amp;&quot; }, shorthand = {&quot; &amp; [.E573]&amp;&quot;}, shortauthor = {&quot;&amp; [.C573]&amp; &quot;}, keywords = {ancient}, options = {antik}}&quot;" office:value-type="string" office:string-value="@Book{Xen_Ath_pol,author ={Xenophon},  origtitle = {Athenaion politeia }, shorthand = {Xen. Ath. pol.}, shortauthor = {Xenophon}, keywords = {ancient}, options = {antik}}">
            <text:p>@Book{Xen_Ath_pol,author ={Xenophon}, <text:s/>origtitle = {Athenaion politeia }, shorthand = {Xen. Ath. pol.}, shortauthor = {Xenophon}, keywords = {ancient}, options = {antik}}</text:p>
          </table:table-cell>
          <table:table-cell table:formula="of:=&quot;\item[&quot;&amp;[.E573] &amp; &quot;] &quot; &amp;[.C573]&amp; &quot; &quot; &amp;[.D573] &amp; &quot;\newline \textbf{&quot; &amp; [.F573] &amp;&quot;}&quot;" office:value-type="string" office:string-value="\item[Xen. Ath. pol.] Xenophon Athenaion politeia\newline \textbf{Xen_Ath_pol}">
            <text:p>\item[Xen. Ath. pol.] Xenophon Athenaion politeia\newline \textbf{Xen_Ath_po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hell.</text:p>
          </table:table-cell>
          <table:table-cell office:value-type="string">
            <text:p>Xenophon</text:p>
          </table:table-cell>
          <table:table-cell office:value-type="string">
            <text:p>hellenica</text:p>
          </table:table-cell>
          <table:table-cell office:value-type="string">
            <text:p>Xen. hell.</text:p>
          </table:table-cell>
          <table:table-cell office:value-type="string">
            <text:p>Xen_hel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4]&amp;&quot;,&quot;&amp;&quot;author ={&quot;&amp;[.G574]&amp;&quot;}, title ={&quot;&amp;[.D574]&amp;&quot;}, publisher = HUP, location = {Cambridge, MA and London}, year = {&quot;&amp; [.K574] &amp; &quot;}, volume = {&quot; &amp; [.M574] &amp;&quot;}, series = LCL-lang, shortseries = LCL-kurz, origtitle = {&quot; &amp; [.D574] &amp; &quot;}, origlanguage = {&quot; &amp; [.J574] &amp; &quot;}, translator = {&quot; &amp; [.N574] &amp; &quot;}, editor = {&quot; &amp; [.O574] &amp; &quot;}, shorthand = {&quot; &amp; [.E574]&amp; &quot;}, shortauthor = {&quot; &amp; [.C574]&amp; &quot;}, keywords = {ancient}, options = {antik},&quot;&amp;&quot;}&quot;" office:value-type="string" office:string-value="@Book{Xen_hell,author ={Xenophon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">
            <text:p>@Book{Xen_hell,author ={Xenophon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</text:p>
          </table:table-cell>
          <table:table-cell table:formula="of:=&quot;@Book{&quot; &amp;[.F574] &amp; &quot;,author ={&quot; &amp; [.G574] &amp;&quot;},  origtitle = {&quot; &amp; [.D574] &amp;&quot; }, shorthand = {&quot; &amp; [.E574]&amp;&quot;}, shortauthor = {&quot;&amp; [.C574]&amp; &quot;}, keywords = {ancient}, options = {antik}}&quot;" office:value-type="string" office:string-value="@Book{Xen_hell,author ={Xenophon},  origtitle = {hellenica }, shorthand = {Xen. hell.}, shortauthor = {Xenophon}, keywords = {ancient}, options = {antik}}">
            <text:p>@Book{Xen_hell,author ={Xenophon}, <text:s/>origtitle = {hellenica }, shorthand = {Xen. hell.}, shortauthor = {Xenophon}, keywords = {ancient}, options = {antik}}</text:p>
          </table:table-cell>
          <table:table-cell table:formula="of:=&quot;\item[&quot;&amp;[.E574] &amp; &quot;] &quot; &amp;[.C574]&amp; &quot; &quot; &amp;[.D574] &amp; &quot;\newline \textbf{&quot; &amp; [.F574] &amp;&quot;}&quot;" office:value-type="string" office:string-value="\item[Xen. hell.] Xenophon hellenica\newline \textbf{Xen_hell}">
            <text:p>\item[Xen. hell.] Xenophon hellenica\newline \textbf{Xen_hel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n.</text:p>
          </table:table-cell>
          <table:table-cell office:value-type="string">
            <text:p>Xenophon</text:p>
          </table:table-cell>
          <table:table-cell office:value-type="string">
            <text:p>cynegeticus</text:p>
          </table:table-cell>
          <table:table-cell office:value-type="string">
            <text:p>Xen. kyn.</text:p>
          </table:table-cell>
          <table:table-cell office:value-type="string">
            <text:p>Xen_kyn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5]&amp;&quot;,&quot;&amp;&quot;author ={&quot;&amp;[.G575]&amp;&quot;}, title ={&quot;&amp;[.D575]&amp;&quot;}, publisher = HUP, location = {Cambridge, MA and London}, year = {&quot;&amp; [.K575] &amp; &quot;}, volume = {&quot; &amp; [.M575] &amp;&quot;}, series = LCL-lang, shortseries = LCL-kurz, origtitle = {&quot; &amp; [.D575] &amp; &quot;}, origlanguage = {&quot; &amp; [.J575] &amp; &quot;}, translator = {&quot; &amp; [.N575] &amp; &quot;}, editor = {&quot; &amp; [.O575] &amp; &quot;}, shorthand = {&quot; &amp; [.E575]&amp; &quot;}, shortauthor = {&quot; &amp; [.C575]&amp; &quot;}, keywords = {ancient}, options = {antik},&quot;&amp;&quot;}&quot;" office:value-type="string" office:string-value="@Book{Xen_kyn,author ={Xenophon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">
            <text:p>@Book{Xen_kyn,author ={Xenophon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</text:p>
          </table:table-cell>
          <table:table-cell table:formula="of:=&quot;@Book{&quot; &amp;[.F575] &amp; &quot;,author ={&quot; &amp; [.G575] &amp;&quot;},  origtitle = {&quot; &amp; [.D575] &amp;&quot; }, shorthand = {&quot; &amp; [.E575]&amp;&quot;}, shortauthor = {&quot;&amp; [.C575]&amp; &quot;}, keywords = {ancient}, options = {antik}}&quot;" office:value-type="string" office:string-value="@Book{Xen_kyn,author ={Xenophon},  origtitle = {cynegeticus }, shorthand = {Xen. kyn.}, shortauthor = {Xenophon}, keywords = {ancient}, options = {antik}}">
            <text:p>@Book{Xen_kyn,author ={Xenophon}, <text:s/>origtitle = {cynegeticus }, shorthand = {Xen. kyn.}, shortauthor = {Xenophon}, keywords = {ancient}, options = {antik}}</text:p>
          </table:table-cell>
          <table:table-cell table:formula="of:=&quot;\item[&quot;&amp;[.E575] &amp; &quot;] &quot; &amp;[.C575]&amp; &quot; &quot; &amp;[.D575] &amp; &quot;\newline \textbf{&quot; &amp; [.F575] &amp;&quot;}&quot;" office:value-type="string" office:string-value="\item[Xen. kyn.] Xenophon cynegeticus\newline \textbf{Xen_kyn}">
            <text:p>\item[Xen. kyn.] Xenophon cynegeticus\newline \textbf{Xen_kyn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r.</text:p>
          </table:table-cell>
          <table:table-cell office:value-type="string">
            <text:p>Xenophon</text:p>
          </table:table-cell>
          <table:table-cell office:value-type="string">
            <text:p>Cyrupaideia</text:p>
          </table:table-cell>
          <table:table-cell office:value-type="string">
            <text:p>Xen. Kyr.</text:p>
          </table:table-cell>
          <table:table-cell office:value-type="string">
            <text:p>Xen_Kyr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6]&amp;&quot;,&quot;&amp;&quot;author ={&quot;&amp;[.G576]&amp;&quot;}, title ={&quot;&amp;[.D576]&amp;&quot;}, publisher = HUP, location = {Cambridge, MA and London}, year = {&quot;&amp; [.K576] &amp; &quot;}, volume = {&quot; &amp; [.M576] &amp;&quot;}, series = LCL-lang, shortseries = LCL-kurz, origtitle = {&quot; &amp; [.D576] &amp; &quot;}, origlanguage = {&quot; &amp; [.J576] &amp; &quot;}, translator = {&quot; &amp; [.N576] &amp; &quot;}, editor = {&quot; &amp; [.O576] &amp; &quot;}, shorthand = {&quot; &amp; [.E576]&amp; &quot;}, shortauthor = {&quot; &amp; [.C576]&amp; &quot;}, keywords = {ancient}, options = {antik},&quot;&amp;&quot;}&quot;" office:value-type="string" office:string-value="@Book{Xen_Kyr,author ={Xenophon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">
            <text:p>@Book{Xen_Kyr,author ={Xenophon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</text:p>
          </table:table-cell>
          <table:table-cell table:formula="of:=&quot;@Book{&quot; &amp;[.F576] &amp; &quot;,author ={&quot; &amp; [.G576] &amp;&quot;},  origtitle = {&quot; &amp; [.D576] &amp;&quot; }, shorthand = {&quot; &amp; [.E576]&amp;&quot;}, shortauthor = {&quot;&amp; [.C576]&amp; &quot;}, keywords = {ancient}, options = {antik}}&quot;" office:value-type="string" office:string-value="@Book{Xen_Kyr,author ={Xenophon},  origtitle = {Cyrupaideia }, shorthand = {Xen. Kyr.}, shortauthor = {Xenophon}, keywords = {ancient}, options = {antik}}">
            <text:p>@Book{Xen_Kyr,author ={Xenophon}, <text:s/>origtitle = {Cyrupaideia }, shorthand = {Xen. Kyr.}, shortauthor = {Xenophon}, keywords = {ancient}, options = {antik}}</text:p>
          </table:table-cell>
          <table:table-cell table:formula="of:=&quot;\item[&quot;&amp;[.E576] &amp; &quot;] &quot; &amp;[.C576]&amp; &quot; &quot; &amp;[.D576] &amp; &quot;\newline \textbf{&quot; &amp; [.F576] &amp;&quot;}&quot;" office:value-type="string" office:string-value="\item[Xen. Kyr.] Xenophon Cyrupaideia\newline \textbf{Xen_Kyr}">
            <text:p>\item[Xen. Kyr.] Xenophon Cyrupaideia\newline \textbf{Xen_Kyr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mem.</text:p>
          </table:table-cell>
          <table:table-cell office:value-type="string">
            <text:p>Xenophon</text:p>
          </table:table-cell>
          <table:table-cell office:value-type="string">
            <text:p>memorabilia (Apomnemoneumata)</text:p>
          </table:table-cell>
          <table:table-cell office:value-type="string">
            <text:p>Xen. mem.</text:p>
          </table:table-cell>
          <table:table-cell office:value-type="string">
            <text:p>Xen_mem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7]&amp;&quot;,&quot;&amp;&quot;author ={&quot;&amp;[.G577]&amp;&quot;}, title ={&quot;&amp;[.D577]&amp;&quot;}, publisher = HUP, location = {Cambridge, MA and London}, year = {&quot;&amp; [.K577] &amp; &quot;}, volume = {&quot; &amp; [.M577] &amp;&quot;}, series = LCL-lang, shortseries = LCL-kurz, origtitle = {&quot; &amp; [.D577] &amp; &quot;}, origlanguage = {&quot; &amp; [.J577] &amp; &quot;}, translator = {&quot; &amp; [.N577] &amp; &quot;}, editor = {&quot; &amp; [.O577] &amp; &quot;}, shorthand = {&quot; &amp; [.E577]&amp; &quot;}, shortauthor = {&quot; &amp; [.C577]&amp; &quot;}, keywords = {ancient}, options = {antik},&quot;&amp;&quot;}&quot;" office:value-type="string" office:string-value="@Book{Xen_mem,author ={Xenophon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">
            <text:p>@Book{Xen_mem,author ={Xenophon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</text:p>
          </table:table-cell>
          <table:table-cell table:formula="of:=&quot;@Book{&quot; &amp;[.F577] &amp; &quot;,author ={&quot; &amp; [.G577] &amp;&quot;},  origtitle = {&quot; &amp; [.D577] &amp;&quot; }, shorthand = {&quot; &amp; [.E577]&amp;&quot;}, shortauthor = {&quot;&amp; [.C577]&amp; &quot;}, keywords = {ancient}, options = {antik}}&quot;" office:value-type="string" office:string-value="@Book{Xen_mem,author ={Xenophon},  origtitle = {memorabilia (Apomnemoneumata) }, shorthand = {Xen. mem.}, shortauthor = {Xenophon}, keywords = {ancient}, options = {antik}}">
            <text:p>@Book{Xen_mem,author ={Xenophon}, <text:s/>origtitle = {memorabilia (Apomnemoneumata) }, shorthand = {Xen. mem.}, shortauthor = {Xenophon}, keywords = {ancient}, options = {antik}}</text:p>
          </table:table-cell>
          <table:table-cell table:formula="of:=&quot;\item[&quot;&amp;[.E577] &amp; &quot;] &quot; &amp;[.C577]&amp; &quot; &quot; &amp;[.D577] &amp; &quot;\newline \textbf{&quot; &amp; [.F577] &amp;&quot;}&quot;" office:value-type="string" office:string-value="\item[Xen. mem.] Xenophon memorabilia (Apomnemoneumata)\newline \textbf{Xen_mem}">
            <text:p>\item[Xen. mem.] Xenophon memorabilia (Apomnemoneumata)\newline \textbf{Xen_mem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oec.</text:p>
          </table:table-cell>
          <table:table-cell office:value-type="string">
            <text:p>Xenophon</text:p>
          </table:table-cell>
          <table:table-cell office:value-type="string">
            <text:p>oeconomicus</text:p>
          </table:table-cell>
          <table:table-cell office:value-type="string">
            <text:p>Xen. oec.</text:p>
          </table:table-cell>
          <table:table-cell office:value-type="string">
            <text:p>Xen_oec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8]&amp;&quot;,&quot;&amp;&quot;author ={&quot;&amp;[.G578]&amp;&quot;}, title ={&quot;&amp;[.D578]&amp;&quot;}, publisher = HUP, location = {Cambridge, MA and London}, year = {&quot;&amp; [.K578] &amp; &quot;}, volume = {&quot; &amp; [.M578] &amp;&quot;}, series = LCL-lang, shortseries = LCL-kurz, origtitle = {&quot; &amp; [.D578] &amp; &quot;}, origlanguage = {&quot; &amp; [.J578] &amp; &quot;}, translator = {&quot; &amp; [.N578] &amp; &quot;}, editor = {&quot; &amp; [.O578] &amp; &quot;}, shorthand = {&quot; &amp; [.E578]&amp; &quot;}, shortauthor = {&quot; &amp; [.C578]&amp; &quot;}, keywords = {ancient}, options = {antik},&quot;&amp;&quot;}&quot;" office:value-type="string" office:string-value="@Book{Xen_oec,author ={Xenophon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">
            <text:p>@Book{Xen_oec,author ={Xenophon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</text:p>
          </table:table-cell>
          <table:table-cell table:formula="of:=&quot;@Book{&quot; &amp;[.F578] &amp; &quot;,author ={&quot; &amp; [.G578] &amp;&quot;},  origtitle = {&quot; &amp; [.D578] &amp;&quot; }, shorthand = {&quot; &amp; [.E578]&amp;&quot;}, shortauthor = {&quot;&amp; [.C578]&amp; &quot;}, keywords = {ancient}, options = {antik}}&quot;" office:value-type="string" office:string-value="@Book{Xen_oec,author ={Xenophon},  origtitle = {oeconomicus }, shorthand = {Xen. oec.}, shortauthor = {Xenophon}, keywords = {ancient}, options = {antik}}">
            <text:p>@Book{Xen_oec,author ={Xenophon}, <text:s/>origtitle = {oeconomicus }, shorthand = {Xen. oec.}, shortauthor = {Xenophon}, keywords = {ancient}, options = {antik}}</text:p>
          </table:table-cell>
          <table:table-cell table:formula="of:=&quot;\item[&quot;&amp;[.E578] &amp; &quot;] &quot; &amp;[.C578]&amp; &quot; &quot; &amp;[.D578] &amp; &quot;\newline \textbf{&quot; &amp; [.F578] &amp;&quot;}&quot;" office:value-type="string" office:string-value="\item[Xen. oec.] Xenophon oeconomicus\newline \textbf{Xen_oec}">
            <text:p>\item[Xen. oec.] Xenophon oeconomicus\newline \textbf{Xen_oec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symp.</text:p>
          </table:table-cell>
          <table:table-cell office:value-type="string">
            <text:p>Xenophon</text:p>
          </table:table-cell>
          <table:table-cell office:value-type="string">
            <text:p>symposium</text:p>
          </table:table-cell>
          <table:table-cell office:value-type="string">
            <text:p>Xen. symp.</text:p>
          </table:table-cell>
          <table:table-cell office:value-type="string">
            <text:p>Xen_symp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9]&amp;&quot;,&quot;&amp;&quot;author ={&quot;&amp;[.G579]&amp;&quot;}, title ={&quot;&amp;[.D579]&amp;&quot;}, publisher = HUP, location = {Cambridge, MA and London}, year = {&quot;&amp; [.K579] &amp; &quot;}, volume = {&quot; &amp; [.M579] &amp;&quot;}, series = LCL-lang, shortseries = LCL-kurz, origtitle = {&quot; &amp; [.D579] &amp; &quot;}, origlanguage = {&quot; &amp; [.J579] &amp; &quot;}, translator = {&quot; &amp; [.N579] &amp; &quot;}, editor = {&quot; &amp; [.O579] &amp; &quot;}, shorthand = {&quot; &amp; [.E579]&amp; &quot;}, shortauthor = {&quot; &amp; [.C579]&amp; &quot;}, keywords = {ancient}, options = {antik},&quot;&amp;&quot;}&quot;" office:value-type="string" office:string-value="@Book{Xen_symp,author ={Xenophon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">
            <text:p>@Book{Xen_symp,author ={Xenophon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</text:p>
          </table:table-cell>
          <table:table-cell table:formula="of:=&quot;@Book{&quot; &amp;[.F579] &amp; &quot;,author ={&quot; &amp; [.G579] &amp;&quot;},  origtitle = {&quot; &amp; [.D579] &amp;&quot; }, shorthand = {&quot; &amp; [.E579]&amp;&quot;}, shortauthor = {&quot;&amp; [.C579]&amp; &quot;}, keywords = {ancient}, options = {antik}}&quot;" office:value-type="string" office:string-value="@Book{Xen_symp,author ={Xenophon},  origtitle = {symposium }, shorthand = {Xen. symp.}, shortauthor = {Xenophon}, keywords = {ancient}, options = {antik}}">
            <text:p>@Book{Xen_symp,author ={Xenophon}, <text:s/>origtitle = {symposium }, shorthand = {Xen. symp.}, shortauthor = {Xenophon}, keywords = {ancient}, options = {antik}}</text:p>
          </table:table-cell>
          <table:table-cell table:formula="of:=&quot;\item[&quot;&amp;[.E579] &amp; &quot;] &quot; &amp;[.C579]&amp; &quot; &quot; &amp;[.D579] &amp; &quot;\newline \textbf{&quot; &amp; [.F579] &amp;&quot;}&quot;" office:value-type="string" office:string-value="\item[Xen. symp.] Xenophon symposium\newline \textbf{Xen_symp}">
            <text:p>\item[Xen. symp.] Xenophon symposium\newline \textbf{Xen_symp}</text:p>
          </table:table-cell>
        </table:table-row>
        <table:table-row table:style-name="ro1">
          <table:table-cell office:value-type="string">
            <text:p>Xenophan.</text:p>
          </table:table-cell>
          <table:table-cell/>
          <table:table-cell office:value-type="string">
            <text:p>Xenophanes</text:p>
          </table:table-cell>
          <table:table-cell/>
          <table:table-cell office:value-type="string">
            <text:p>Xenophan.</text:p>
          </table:table-cell>
          <table:table-cell office:value-type="string">
            <text:p>Xenophan</text:p>
          </table:table-cell>
          <table:table-cell office:value-type="string">
            <text:p>Xen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0]&amp;&quot;,&quot;&amp;&quot;author ={&quot;&amp;[.G580]&amp;&quot;}, title ={&quot;&amp;[.D580]&amp;&quot;}, publisher = HUP, location = {Cambridge, MA and London}, year = {&quot;&amp; [.K580] &amp; &quot;}, volume = {&quot; &amp; [.M580] &amp;&quot;}, series = LCL-lang, shortseries = LCL-kurz, origtitle = {&quot; &amp; [.D580] &amp; &quot;}, origlanguage = {&quot; &amp; [.J580] &amp; &quot;}, translator = {&quot; &amp; [.N580] &amp; &quot;}, editor = {&quot; &amp; [.O580] &amp; &quot;}, shorthand = {&quot; &amp; [.E580]&amp; &quot;}, shortauthor = {&quot; &amp; [.C580]&amp; &quot;}, keywords = {ancient}, options = {antik},&quot;&amp;&quot;}&quot;" office:value-type="string" office:string-value="@Book{Xenophan,author ={Xenophanes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">
            <text:p>@Book{Xenophan,author ={Xenophanes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</text:p>
          </table:table-cell>
          <table:table-cell table:formula="of:=&quot;@Book{&quot; &amp;[.F580] &amp; &quot;,author ={&quot; &amp; [.G580] &amp;&quot;},  origtitle = {&quot; &amp; [.D580] &amp;&quot; }, shorthand = {&quot; &amp; [.E580]&amp;&quot;}, shortauthor = {&quot;&amp; [.C580]&amp; &quot;}, keywords = {ancient}, options = {antik}}&quot;" office:value-type="string" office:string-value="@Book{Xenophan,author ={Xenophanes},  origtitle = { }, shorthand = {Xenophan.}, shortauthor = {Xenophanes}, keywords = {ancient}, options = {antik}}">
            <text:p>@Book{Xenophan,author ={Xenophanes}, <text:s/>origtitle = { }, shorthand = {Xenophan.}, shortauthor = {Xenophanes}, keywords = {ancient}, options = {antik}}</text:p>
          </table:table-cell>
          <table:table-cell table:formula="of:=&quot;\item[&quot;&amp;[.E580] &amp; &quot;] &quot; &amp;[.C580]&amp; &quot; &quot; &amp;[.D580] &amp; &quot;\newline \textbf{&quot; &amp; [.F580] &amp;&quot;}&quot;" office:value-type="string" office:string-value="\item[Xenophan.] Xenophanes \newline \textbf{Xenophan}">
            <text:p>\item[Xenophan.] Xenophanes \newline \textbf{Xenophan}</text:p>
          </table:table-cell>
        </table:table-row>
        <table:table-row table:style-name="ro1">
          <table:table-cell office:value-type="string">
            <text:p>Zen.</text:p>
          </table:table-cell>
          <table:table-cell/>
          <table:table-cell office:value-type="string">
            <text:p>Zenon</text:p>
          </table:table-cell>
          <table:table-cell/>
          <table:table-cell office:value-type="string">
            <text:p>Zen.</text:p>
          </table:table-cell>
          <table:table-cell office:value-type="string">
            <text:p>Zen</text:p>
          </table:table-cell>
          <table:table-cell office:value-type="string">
            <text:p>Zen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1]&amp;&quot;,&quot;&amp;&quot;author ={&quot;&amp;[.G581]&amp;&quot;}, title ={&quot;&amp;[.D581]&amp;&quot;}, publisher = HUP, location = {Cambridge, MA and London}, year = {&quot;&amp; [.K581] &amp; &quot;}, volume = {&quot; &amp; [.M581] &amp;&quot;}, series = LCL-lang, shortseries = LCL-kurz, origtitle = {&quot; &amp; [.D581] &amp; &quot;}, origlanguage = {&quot; &amp; [.J581] &amp; &quot;}, translator = {&quot; &amp; [.N581] &amp; &quot;}, editor = {&quot; &amp; [.O581] &amp; &quot;}, shorthand = {&quot; &amp; [.E581]&amp; &quot;}, shortauthor = {&quot; &amp; [.C581]&amp; &quot;}, keywords = {ancient}, options = {antik},&quot;&amp;&quot;}&quot;" office:value-type="string" office:string-value="@Book{Zen,author ={Zenon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">
            <text:p>@Book{Zen,author ={Zenon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</text:p>
          </table:table-cell>
          <table:table-cell table:formula="of:=&quot;@Book{&quot; &amp;[.F581] &amp; &quot;,author ={&quot; &amp; [.G581] &amp;&quot;},  origtitle = {&quot; &amp; [.D581] &amp;&quot; }, shorthand = {&quot; &amp; [.E581]&amp;&quot;}, shortauthor = {&quot;&amp; [.C581]&amp; &quot;}, keywords = {ancient}, options = {antik}}&quot;" office:value-type="string" office:string-value="@Book{Zen,author ={Zenon},  origtitle = { }, shorthand = {Zen.}, shortauthor = {Zenon}, keywords = {ancient}, options = {antik}}">
            <text:p>@Book{Zen,author ={Zenon}, <text:s/>origtitle = { }, shorthand = {Zen.}, shortauthor = {Zenon}, keywords = {ancient}, options = {antik}}</text:p>
          </table:table-cell>
          <table:table-cell table:formula="of:=&quot;\item[&quot;&amp;[.E581] &amp; &quot;] &quot; &amp;[.C581]&amp; &quot; &quot; &amp;[.D581] &amp; &quot;\newline \textbf{&quot; &amp; [.F581] &amp;&quot;}&quot;" office:value-type="string" office:string-value="\item[Zen.] Zenon \newline \textbf{Zen}">
            <text:p>\item[Zen.] Zenon \newline \textbf{Zen}</text:p>
          </table:table-cell>
        </table:table-row>
        <table:table-row table:style-name="ro1">
          <table:table-cell office:value-type="string">
            <text:p>Zenob.</text:p>
          </table:table-cell>
          <table:table-cell/>
          <table:table-cell office:value-type="string">
            <text:p>Zenobios</text:p>
          </table:table-cell>
          <table:table-cell/>
          <table:table-cell office:value-type="string">
            <text:p>Zenob.</text:p>
          </table:table-cell>
          <table:table-cell office:value-type="string">
            <text:p>Zenob</text:p>
          </table:table-cell>
          <table:table-cell office:value-type="string">
            <text:p>Zeno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2]&amp;&quot;,&quot;&amp;&quot;author ={&quot;&amp;[.G582]&amp;&quot;}, title ={&quot;&amp;[.D582]&amp;&quot;}, publisher = HUP, location = {Cambridge, MA and London}, year = {&quot;&amp; [.K582] &amp; &quot;}, volume = {&quot; &amp; [.M582] &amp;&quot;}, series = LCL-lang, shortseries = LCL-kurz, origtitle = {&quot; &amp; [.D582] &amp; &quot;}, origlanguage = {&quot; &amp; [.J582] &amp; &quot;}, translator = {&quot; &amp; [.N582] &amp; &quot;}, editor = {&quot; &amp; [.O582] &amp; &quot;}, shorthand = {&quot; &amp; [.E582]&amp; &quot;}, shortauthor = {&quot; &amp; [.C582]&amp; &quot;}, keywords = {ancient}, options = {antik},&quot;&amp;&quot;}&quot;" office:value-type="string" office:string-value="@Book{Zenob,author ={Zenobios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">
            <text:p>@Book{Zenob,author ={Zenobios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</text:p>
          </table:table-cell>
          <table:table-cell table:formula="of:=&quot;@Book{&quot; &amp;[.F582] &amp; &quot;,author ={&quot; &amp; [.G582] &amp;&quot;},  origtitle = {&quot; &amp; [.D582] &amp;&quot; }, shorthand = {&quot; &amp; [.E582]&amp;&quot;}, shortauthor = {&quot;&amp; [.C582]&amp; &quot;}, keywords = {ancient}, options = {antik}}&quot;" office:value-type="string" office:string-value="@Book{Zenob,author ={Zenobios},  origtitle = { }, shorthand = {Zenob.}, shortauthor = {Zenobios}, keywords = {ancient}, options = {antik}}">
            <text:p>@Book{Zenob,author ={Zenobios}, <text:s/>origtitle = { }, shorthand = {Zenob.}, shortauthor = {Zenobios}, keywords = {ancient}, options = {antik}}</text:p>
          </table:table-cell>
          <table:table-cell table:formula="of:=&quot;\item[&quot;&amp;[.E582] &amp; &quot;] &quot; &amp;[.C582]&amp; &quot; &quot; &amp;[.D582] &amp; &quot;\newline \textbf{&quot; &amp; [.F582] &amp;&quot;}&quot;" office:value-type="string" office:string-value="\item[Zenob.] Zenobios \newline \textbf{Zenob}">
            <text:p>\item[Zenob.] Zenobios \newline \textbf{Zenob}</text:p>
          </table:table-cell>
        </table:table-row>
        <table:table-row table:style-name="ro1">
          <table:table-cell office:value-type="string">
            <text:p>Zenod.</text:p>
          </table:table-cell>
          <table:table-cell/>
          <table:table-cell office:value-type="string">
            <text:p>Zenodotos</text:p>
          </table:table-cell>
          <table:table-cell/>
          <table:table-cell office:value-type="string">
            <text:p>Zenod.</text:p>
          </table:table-cell>
          <table:table-cell office:value-type="string">
            <text:p>Zenod</text:p>
          </table:table-cell>
          <table:table-cell office:value-type="string">
            <text:p>Zenodot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3]&amp;&quot;,&quot;&amp;&quot;author ={&quot;&amp;[.G583]&amp;&quot;}, title ={&quot;&amp;[.D583]&amp;&quot;}, publisher = HUP, location = {Cambridge, MA and London}, year = {&quot;&amp; [.K583] &amp; &quot;}, volume = {&quot; &amp; [.M583] &amp;&quot;}, series = LCL-lang, shortseries = LCL-kurz, origtitle = {&quot; &amp; [.D583] &amp; &quot;}, origlanguage = {&quot; &amp; [.J583] &amp; &quot;}, translator = {&quot; &amp; [.N583] &amp; &quot;}, editor = {&quot; &amp; [.O583] &amp; &quot;}, shorthand = {&quot; &amp; [.E583]&amp; &quot;}, shortauthor = {&quot; &amp; [.C583]&amp; &quot;}, keywords = {ancient}, options = {antik},&quot;&amp;&quot;}&quot;" office:value-type="string" office:string-value="@Book{Zenod,author ={Zenodotos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">
            <text:p>@Book{Zenod,author ={Zenodotos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</text:p>
          </table:table-cell>
          <table:table-cell table:formula="of:=&quot;@Book{&quot; &amp;[.F583] &amp; &quot;,author ={&quot; &amp; [.G583] &amp;&quot;},  origtitle = {&quot; &amp; [.D583] &amp;&quot; }, shorthand = {&quot; &amp; [.E583]&amp;&quot;}, shortauthor = {&quot;&amp; [.C583]&amp; &quot;}, keywords = {ancient}, options = {antik}}&quot;" office:value-type="string" office:string-value="@Book{Zenod,author ={Zenodotos},  origtitle = { }, shorthand = {Zenod.}, shortauthor = {Zenodotos}, keywords = {ancient}, options = {antik}}">
            <text:p>@Book{Zenod,author ={Zenodotos}, <text:s/>origtitle = { }, shorthand = {Zenod.}, shortauthor = {Zenodotos}, keywords = {ancient}, options = {antik}}</text:p>
          </table:table-cell>
          <table:table-cell table:formula="of:=&quot;\item[&quot;&amp;[.E583] &amp; &quot;] &quot; &amp;[.C583]&amp; &quot; &quot; &amp;[.D583] &amp; &quot;\newline \textbf{&quot; &amp; [.F583] &amp;&quot;}&quot;" office:value-type="string" office:string-value="\item[Zenod.] Zenodotos \newline \textbf{Zenod}">
            <text:p>\item[Zenod.] Zenodotos \newline \textbf{Zenod}</text:p>
          </table:table-cell>
        </table:table-row>
        <table:table-row table:style-name="ro1">
          <table:table-cell office:value-type="string">
            <text:p>Zos.</text:p>
          </table:table-cell>
          <table:table-cell/>
          <table:table-cell office:value-type="string">
            <text:p>Zosimos</text:p>
          </table:table-cell>
          <table:table-cell/>
          <table:table-cell office:value-type="string">
            <text:p>Zos.</text:p>
          </table:table-cell>
          <table:table-cell office:value-type="string">
            <text:p>Zos</text:p>
          </table:table-cell>
          <table:table-cell office:value-type="string">
            <text:p>Zosim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4]&amp;&quot;,&quot;&amp;&quot;author ={&quot;&amp;[.G584]&amp;&quot;}, title ={&quot;&amp;[.D584]&amp;&quot;}, publisher = HUP, location = {Cambridge, MA and London}, year = {&quot;&amp; [.K584] &amp; &quot;}, volume = {&quot; &amp; [.M584] &amp;&quot;}, series = LCL-lang, shortseries = LCL-kurz, origtitle = {&quot; &amp; [.D584] &amp; &quot;}, origlanguage = {&quot; &amp; [.J584] &amp; &quot;}, translator = {&quot; &amp; [.N584] &amp; &quot;}, editor = {&quot; &amp; [.O584] &amp; &quot;}, shorthand = {&quot; &amp; [.E584]&amp; &quot;}, shortauthor = {&quot; &amp; [.C584]&amp; &quot;}, keywords = {ancient}, options = {antik},&quot;&amp;&quot;}&quot;" office:value-type="string" office:string-value="@Book{Zos,author ={Zosimos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">
            <text:p>@Book{Zos,author ={Zosimos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</text:p>
          </table:table-cell>
          <table:table-cell table:formula="of:=&quot;@Book{&quot; &amp;[.F584] &amp; &quot;,author ={&quot; &amp; [.G584] &amp;&quot;},  origtitle = {&quot; &amp; [.D584] &amp;&quot; }, shorthand = {&quot; &amp; [.E584]&amp;&quot;}, shortauthor = {&quot;&amp; [.C584]&amp; &quot;}, keywords = {ancient}, options = {antik}}&quot;" office:value-type="string" office:string-value="@Book{Zos,author ={Zosimos},  origtitle = { }, shorthand = {Zos.}, shortauthor = {Zosimos}, keywords = {ancient}, options = {antik}}">
            <text:p>@Book{Zos,author ={Zosimos}, <text:s/>origtitle = { }, shorthand = {Zos.}, shortauthor = {Zosimos}, keywords = {ancient}, options = {antik}}</text:p>
          </table:table-cell>
          <table:table-cell table:formula="of:=&quot;\item[&quot;&amp;[.E584] &amp; &quot;] &quot; &amp;[.C584]&amp; &quot; &quot; &amp;[.D584] &amp; &quot;\newline \textbf{&quot; &amp; [.F584] &amp;&quot;}&quot;" office:value-type="string" office:string-value="\item[Zos.] Zosimos \newline \textbf{Zos}">
            <text:p>\item[Zos.] Zosimos \newline \textbf{Zos}</text:p>
          </table:table-cell>
        </table:table-row>
      </table:table>
      <table:database-ranges>
        <table:database-range table:target-range-address="Tabelle1.A1:Tabelle1.R584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Georgia" svg:font-family="Georgia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14.05.2016</text:date>, <text:time>13:19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14T13:19:19</dc:date>
    <dc:creator>Lukas C. Bossert</dc:creator>
    <meta:editing-duration>PT3H1M54S</meta:editing-duration>
    <meta:editing-cycles>51</meta:editing-cycles>
    <meta:document-statistic meta:table-count="1" meta:cell-count="8618" meta:object-count="0"/>
  </office:meta>
</office:document-meta>
</file>